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6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float" office:value="119.89" calcext:value-type="float">
            <text:p>119.89</text:p>
          </table:table-cell>
          <table:table-cell office:value-type="float" office:value="283.363" calcext:value-type="float">
            <text:p>283.363</text:p>
          </table:table-cell>
          <table:table-cell office:value-type="float" office:value="45.3336" calcext:value-type="float">
            <text:p>45.3336</text:p>
          </table:table-cell>
          <table:table-cell office:value-type="float" office:value="118.752" calcext:value-type="float">
            <text:p>118.752</text:p>
          </table:table-cell>
          <table:table-cell office:value-type="float" office:value="272.275" calcext:value-type="float">
            <text:p>272.275</text:p>
          </table:table-cell>
          <table:table-cell office:value-type="float" office:value="46.291" calcext:value-type="float">
            <text:p>46.291</text:p>
          </table:table-cell>
          <table:table-cell/>
          <table:table-cell table:formula="of:=([.D1]-[.A1])/0.0166667" office:value-type="float" office:value="-68.2798634402734" calcext:value-type="float">
            <text:p>-68.2798634402734</text:p>
          </table:table-cell>
          <table:table-cell table:formula="of:=ABS([.E1]-[.B1])/0.0166667" office:value-type="float" office:value="665.278669442662" calcext:value-type="float">
            <text:p>665.278669442662</text:p>
          </table:table-cell>
          <table:table-cell table:formula="of:=([.F1]-[.C1])/0.0166667" office:value-type="float" office:value="57.4438851122298" calcext:value-type="float">
            <text:p>57.4438851122298</text:p>
          </table:table-cell>
          <table:table-cell table:formula="of:=DEGREES(ATAN(ABS([.F1]-[.C1])/ABS([.E1]-[.B1])))" office:value-type="float" office:value="4.93499828611994" calcext:value-type="float">
            <text:p>4.93499828611994</text:p>
          </table:table-cell>
          <table:table-cell table:formula="of:=SQRT(POWER([.H1];2)+POWER([.I1];2)+POWER([.J1];2))" office:value-type="float" office:value="671.235910618323" calcext:value-type="float">
            <text:p>671.235910618323</text:p>
          </table:table-cell>
        </table:table-row>
        <table:table-row table:style-name="ro1">
          <table:table-cell office:value-type="float" office:value="120.63" calcext:value-type="float">
            <text:p>120.63</text:p>
          </table:table-cell>
          <table:table-cell office:value-type="float" office:value="280.706" calcext:value-type="float">
            <text:p>280.706</text:p>
          </table:table-cell>
          <table:table-cell office:value-type="float" office:value="45.4818" calcext:value-type="float">
            <text:p>45.4818</text:p>
          </table:table-cell>
          <table:table-cell office:value-type="float" office:value="119.725" calcext:value-type="float">
            <text:p>119.725</text:p>
          </table:table-cell>
          <table:table-cell office:value-type="float" office:value="269.715" calcext:value-type="float">
            <text:p>269.715</text:p>
          </table:table-cell>
          <table:table-cell office:value-type="float" office:value="46.4327" calcext:value-type="float">
            <text:p>46.4327</text:p>
          </table:table-cell>
          <table:table-cell/>
          <table:table-cell table:formula="of:=([.D2]-[.A2])/0.0166667" office:value-type="float" office:value="-54.2998914002173" calcext:value-type="float">
            <text:p>-54.2998914002173</text:p>
          </table:table-cell>
          <table:table-cell table:formula="of:=ABS([.E2]-[.B2])/0.0166667" office:value-type="float" office:value="659.45868108264" calcext:value-type="float">
            <text:p>659.45868108264</text:p>
          </table:table-cell>
          <table:table-cell table:formula="of:=([.F2]-[.C2])/0.0166667" office:value-type="float" office:value="57.0538858922281" calcext:value-type="float">
            <text:p>57.0538858922281</text:p>
          </table:table-cell>
          <table:table-cell table:formula="of:=DEGREES(ATAN(ABS([.F2]-[.C2])/ABS([.E2]-[.B2])))" office:value-type="float" office:value="4.9447028401994" calcext:value-type="float">
            <text:p>4.9447028401994</text:p>
          </table:table-cell>
          <table:table-cell table:formula="of:=SQRT(POWER([.H2];2)+POWER([.I2];2)+POWER([.J2];2))" office:value-type="float" office:value="664.145598612785" calcext:value-type="float">
            <text:p>664.145598612785</text:p>
          </table:table-cell>
        </table:table-row>
        <table:table-row table:style-name="ro1">
          <table:table-cell office:value-type="float" office:value="120.843" calcext:value-type="float">
            <text:p>120.843</text:p>
          </table:table-cell>
          <table:table-cell office:value-type="float" office:value="287.324" calcext:value-type="float">
            <text:p>287.324</text:p>
          </table:table-cell>
          <table:table-cell office:value-type="float" office:value="43.9635" calcext:value-type="float">
            <text:p>43.9635</text:p>
          </table:table-cell>
          <table:table-cell office:value-type="float" office:value="120.053" calcext:value-type="float">
            <text:p>120.053</text:p>
          </table:table-cell>
          <table:table-cell office:value-type="float" office:value="277.272" calcext:value-type="float">
            <text:p>277.272</text:p>
          </table:table-cell>
          <table:table-cell office:value-type="float" office:value="44.7683" calcext:value-type="float">
            <text:p>44.7683</text:p>
          </table:table-cell>
          <table:table-cell/>
          <table:table-cell table:formula="of:=([.D3]-[.A3])/0.0166667" office:value-type="float" office:value="-47.39990520019" calcext:value-type="float">
            <text:p>-47.39990520019</text:p>
          </table:table-cell>
          <table:table-cell table:formula="of:=ABS([.E3]-[.B3])/0.0166667" office:value-type="float" office:value="603.118793762414" calcext:value-type="float">
            <text:p>603.118793762414</text:p>
          </table:table-cell>
          <table:table-cell table:formula="of:=([.F3]-[.C3])/0.0166667" office:value-type="float" office:value="48.2879034241927" calcext:value-type="float">
            <text:p>48.2879034241927</text:p>
          </table:table-cell>
          <table:table-cell table:formula="of:=DEGREES(ATAN(ABS([.F3]-[.C3])/ABS([.E3]-[.B3])))" office:value-type="float" office:value="4.57754600356806" calcext:value-type="float">
            <text:p>4.57754600356806</text:p>
          </table:table-cell>
          <table:table-cell table:formula="of:=SQRT(POWER([.H3];2)+POWER([.I3];2)+POWER([.J3];2))" office:value-type="float" office:value="606.902588575399" calcext:value-type="float">
            <text:p>606.902588575399</text:p>
          </table:table-cell>
        </table:table-row>
        <table:table-row table:style-name="ro1">
          <table:table-cell office:value-type="float" office:value="121.691" calcext:value-type="float">
            <text:p>121.691</text:p>
          </table:table-cell>
          <table:table-cell office:value-type="float" office:value="288.311" calcext:value-type="float">
            <text:p>288.311</text:p>
          </table:table-cell>
          <table:table-cell office:value-type="float" office:value="44.5682" calcext:value-type="float">
            <text:p>44.5682</text:p>
          </table:table-cell>
          <table:table-cell office:value-type="float" office:value="121.09" calcext:value-type="float">
            <text:p>121.09</text:p>
          </table:table-cell>
          <table:table-cell office:value-type="float" office:value="275.603" calcext:value-type="float">
            <text:p>275.603</text:p>
          </table:table-cell>
          <table:table-cell office:value-type="float" office:value="46.0096" calcext:value-type="float">
            <text:p>46.0096</text:p>
          </table:table-cell>
          <table:table-cell/>
          <table:table-cell table:formula="of:=([.D4]-[.A4])/0.0166667" office:value-type="float" office:value="-36.0599278801442" calcext:value-type="float">
            <text:p>-36.0599278801442</text:p>
          </table:table-cell>
          <table:table-cell table:formula="of:=ABS([.E4]-[.B4])/0.0166667" office:value-type="float" office:value="762.478475043048" calcext:value-type="float">
            <text:p>762.478475043048</text:p>
          </table:table-cell>
          <table:table-cell table:formula="of:=([.F4]-[.C4])/0.0166667" office:value-type="float" office:value="86.483827032346" calcext:value-type="float">
            <text:p>86.483827032346</text:p>
          </table:table-cell>
          <table:table-cell table:formula="of:=DEGREES(ATAN(ABS([.F4]-[.C4])/ABS([.E4]-[.B4])))" office:value-type="float" office:value="6.47109574217074" calcext:value-type="float">
            <text:p>6.47109574217074</text:p>
          </table:table-cell>
          <table:table-cell table:formula="of:=SQRT(POWER([.H4];2)+POWER([.I4];2)+POWER([.J4];2))" office:value-type="float" office:value="768.214290182664" calcext:value-type="float">
            <text:p>768.214290182664</text:p>
          </table:table-cell>
        </table:table-row>
        <table:table-row table:style-name="ro1">
          <table:table-cell office:value-type="float" office:value="121.989" calcext:value-type="float">
            <text:p>121.989</text:p>
          </table:table-cell>
          <table:table-cell office:value-type="float" office:value="290.996" calcext:value-type="float">
            <text:p>290.996</text:p>
          </table:table-cell>
          <table:table-cell office:value-type="float" office:value="43.9023" calcext:value-type="float">
            <text:p>43.9023</text:p>
          </table:table-cell>
          <table:table-cell office:value-type="float" office:value="121.241" calcext:value-type="float">
            <text:p>121.241</text:p>
          </table:table-cell>
          <table:table-cell office:value-type="float" office:value="276.904" calcext:value-type="float">
            <text:p>276.904</text:p>
          </table:table-cell>
          <table:table-cell office:value-type="float" office:value="45.5613" calcext:value-type="float">
            <text:p>45.5613</text:p>
          </table:table-cell>
          <table:table-cell/>
          <table:table-cell table:formula="of:=([.D5]-[.A5])/0.0166667" office:value-type="float" office:value="-44.8799102401798" calcext:value-type="float">
            <text:p>-44.8799102401798</text:p>
          </table:table-cell>
          <table:table-cell table:formula="of:=ABS([.E5]-[.B5])/0.0166667" office:value-type="float" office:value="845.518308963381" calcext:value-type="float">
            <text:p>845.518308963381</text:p>
          </table:table-cell>
          <table:table-cell table:formula="of:=([.F5]-[.C5])/0.0166667" office:value-type="float" office:value="99.5398009203985" calcext:value-type="float">
            <text:p>99.5398009203985</text:p>
          </table:table-cell>
          <table:table-cell table:formula="of:=DEGREES(ATAN(ABS([.F5]-[.C5])/ABS([.E5]-[.B5])))" office:value-type="float" office:value="6.71431890115429" calcext:value-type="float">
            <text:p>6.71431890115429</text:p>
          </table:table-cell>
          <table:table-cell table:formula="of:=SQRT(POWER([.H5];2)+POWER([.I5];2)+POWER([.J5];2))" office:value-type="float" office:value="852.539494160086" calcext:value-type="float">
            <text:p>852.539494160086</text:p>
          </table:table-cell>
        </table:table-row>
        <table:table-row table:style-name="ro1">
          <table:table-cell office:value-type="float" office:value="119.198" calcext:value-type="float">
            <text:p>119.198</text:p>
          </table:table-cell>
          <table:table-cell office:value-type="float" office:value="283.72" calcext:value-type="float">
            <text:p>283.72</text:p>
          </table:table-cell>
          <table:table-cell office:value-type="float" office:value="44.2776" calcext:value-type="float">
            <text:p>44.2776</text:p>
          </table:table-cell>
          <table:table-cell office:value-type="float" office:value="117.829" calcext:value-type="float">
            <text:p>117.829</text:p>
          </table:table-cell>
          <table:table-cell office:value-type="float" office:value="272.635" calcext:value-type="float">
            <text:p>272.635</text:p>
          </table:table-cell>
          <table:table-cell office:value-type="float" office:value="45.2589" calcext:value-type="float">
            <text:p>45.2589</text:p>
          </table:table-cell>
          <table:table-cell/>
          <table:table-cell table:formula="of:=([.D6]-[.A6])/0.0166667" office:value-type="float" office:value="-82.1398357203286" calcext:value-type="float">
            <text:p>-82.1398357203286</text:p>
          </table:table-cell>
          <table:table-cell table:formula="of:=ABS([.E6]-[.B6])/0.0166667" office:value-type="float" office:value="665.098669802663" calcext:value-type="float">
            <text:p>665.098669802663</text:p>
          </table:table-cell>
          <table:table-cell table:formula="of:=([.F6]-[.C6])/0.0166667" office:value-type="float" office:value="58.8778822442354" calcext:value-type="float">
            <text:p>58.8778822442354</text:p>
          </table:table-cell>
          <table:table-cell table:formula="of:=DEGREES(ATAN(ABS([.F6]-[.C6])/ABS([.E6]-[.B6])))" office:value-type="float" office:value="5.05892326649306" calcext:value-type="float">
            <text:p>5.05892326649306</text:p>
          </table:table-cell>
          <table:table-cell table:formula="of:=SQRT(POWER([.H6];2)+POWER([.I6];2)+POWER([.J6];2))" office:value-type="float" office:value="672.733080948901" calcext:value-type="float">
            <text:p>672.733080948901</text:p>
          </table:table-cell>
        </table:table-row>
        <table:table-row table:style-name="ro1">
          <table:table-cell office:value-type="float" office:value="118.682" calcext:value-type="float">
            <text:p>118.682</text:p>
          </table:table-cell>
          <table:table-cell office:value-type="float" office:value="283.736" calcext:value-type="float">
            <text:p>283.736</text:p>
          </table:table-cell>
          <table:table-cell office:value-type="float" office:value="44.5309" calcext:value-type="float">
            <text:p>44.5309</text:p>
          </table:table-cell>
          <table:table-cell office:value-type="float" office:value="117.082" calcext:value-type="float">
            <text:p>117.082</text:p>
          </table:table-cell>
          <table:table-cell office:value-type="float" office:value="272.684" calcext:value-type="float">
            <text:p>272.684</text:p>
          </table:table-cell>
          <table:table-cell office:value-type="float" office:value="45.5029" calcext:value-type="float">
            <text:p>45.5029</text:p>
          </table:table-cell>
          <table:table-cell/>
          <table:table-cell table:formula="of:=([.D7]-[.A7])/0.0166667" office:value-type="float" office:value="-95.9998080003845" calcext:value-type="float">
            <text:p>-95.9998080003845</text:p>
          </table:table-cell>
          <table:table-cell table:formula="of:=ABS([.E7]-[.B7])/0.0166667" office:value-type="float" office:value="663.11867376265" calcext:value-type="float">
            <text:p>663.11867376265</text:p>
          </table:table-cell>
          <table:table-cell table:formula="of:=([.F7]-[.C7])/0.0166667" office:value-type="float" office:value="58.3198833602329" calcext:value-type="float">
            <text:p>58.3198833602329</text:p>
          </table:table-cell>
          <table:table-cell table:formula="of:=DEGREES(ATAN(ABS([.F7]-[.C7])/ABS([.E7]-[.B7])))" office:value-type="float" office:value="5.02611041569824" calcext:value-type="float">
            <text:p>5.02611041569824</text:p>
          </table:table-cell>
          <table:table-cell table:formula="of:=SQRT(POWER([.H7];2)+POWER([.I7];2)+POWER([.J7];2))" office:value-type="float" office:value="672.564902016154" calcext:value-type="float">
            <text:p>672.564902016154</text:p>
          </table:table-cell>
        </table:table-row>
        <table:table-row table:style-name="ro1">
          <table:table-cell office:value-type="float" office:value="119.065" calcext:value-type="float">
            <text:p>119.065</text:p>
          </table:table-cell>
          <table:table-cell office:value-type="float" office:value="290.166" calcext:value-type="float">
            <text:p>290.166</text:p>
          </table:table-cell>
          <table:table-cell office:value-type="float" office:value="44.0508" calcext:value-type="float">
            <text:p>44.0508</text:p>
          </table:table-cell>
          <table:table-cell office:value-type="float" office:value="117.434" calcext:value-type="float">
            <text:p>117.434</text:p>
          </table:table-cell>
          <table:table-cell office:value-type="float" office:value="278.816" calcext:value-type="float">
            <text:p>278.816</text:p>
          </table:table-cell>
          <table:table-cell office:value-type="float" office:value="45.0468" calcext:value-type="float">
            <text:p>45.0468</text:p>
          </table:table-cell>
          <table:table-cell/>
          <table:table-cell table:formula="of:=([.D8]-[.A8])/0.0166667" office:value-type="float" office:value="-97.8598042803915" calcext:value-type="float">
            <text:p>-97.8598042803915</text:p>
          </table:table-cell>
          <table:table-cell table:formula="of:=ABS([.E8]-[.B8])/0.0166667" office:value-type="float" office:value="680.998638002725" calcext:value-type="float">
            <text:p>680.998638002725</text:p>
          </table:table-cell>
          <table:table-cell table:formula="of:=([.F8]-[.C8])/0.0166667" office:value-type="float" office:value="59.7598804802388" calcext:value-type="float">
            <text:p>59.7598804802388</text:p>
          </table:table-cell>
          <table:table-cell table:formula="of:=DEGREES(ATAN(ABS([.F8]-[.C8])/ABS([.E8]-[.B8])))" office:value-type="float" office:value="5.01504725579323" calcext:value-type="float">
            <text:p>5.01504725579323</text:p>
          </table:table-cell>
          <table:table-cell table:formula="of:=SQRT(POWER([.H8];2)+POWER([.I8];2)+POWER([.J8];2))" office:value-type="float" office:value="690.584484020873" calcext:value-type="float">
            <text:p>690.584484020873</text:p>
          </table:table-cell>
        </table:table-row>
        <table:table-row table:style-name="ro1">
          <table:table-cell office:value-type="float" office:value="116.981" calcext:value-type="float">
            <text:p>116.981</text:p>
          </table:table-cell>
          <table:table-cell office:value-type="float" office:value="281.646" calcext:value-type="float">
            <text:p>281.646</text:p>
          </table:table-cell>
          <table:table-cell office:value-type="float" office:value="43.8612" calcext:value-type="float">
            <text:p>43.8612</text:p>
          </table:table-cell>
          <table:table-cell office:value-type="float" office:value="114.959" calcext:value-type="float">
            <text:p>114.959</text:p>
          </table:table-cell>
          <table:table-cell office:value-type="float" office:value="270.81" calcext:value-type="float">
            <text:p>270.81</text:p>
          </table:table-cell>
          <table:table-cell office:value-type="float" office:value="44.3382" calcext:value-type="float">
            <text:p>44.3382</text:p>
          </table:table-cell>
          <table:table-cell/>
          <table:table-cell table:formula="of:=([.D9]-[.A9])/0.0166667" office:value-type="float" office:value="-121.319757360485" calcext:value-type="float">
            <text:p>-121.319757360485</text:p>
          </table:table-cell>
          <table:table-cell table:formula="of:=ABS([.E9]-[.B9])/0.0166667" office:value-type="float" office:value="650.158699682601" calcext:value-type="float">
            <text:p>650.158699682601</text:p>
          </table:table-cell>
          <table:table-cell table:formula="of:=([.F9]-[.C9])/0.0166667" office:value-type="float" office:value="28.6199427601147" calcext:value-type="float">
            <text:p>28.6199427601147</text:p>
          </table:table-cell>
          <table:table-cell table:formula="of:=DEGREES(ATAN(ABS([.F9]-[.C9])/ABS([.E9]-[.B9])))" office:value-type="float" office:value="2.52052919192029" calcext:value-type="float">
            <text:p>2.52052919192029</text:p>
          </table:table-cell>
          <table:table-cell table:formula="of:=SQRT(POWER([.H9];2)+POWER([.I9];2)+POWER([.J9];2))" office:value-type="float" office:value="661.999939140911" calcext:value-type="float">
            <text:p>661.999939140911</text:p>
          </table:table-cell>
        </table:table-row>
        <table:table-row table:style-name="ro1">
          <table:table-cell office:value-type="float" office:value="117.18" calcext:value-type="float">
            <text:p>117.18</text:p>
          </table:table-cell>
          <table:table-cell office:value-type="float" office:value="283.974" calcext:value-type="float">
            <text:p>283.974</text:p>
          </table:table-cell>
          <table:table-cell office:value-type="float" office:value="44.5056" calcext:value-type="float">
            <text:p>44.5056</text:p>
          </table:table-cell>
          <table:table-cell office:value-type="float" office:value="115.014" calcext:value-type="float">
            <text:p>115.014</text:p>
          </table:table-cell>
          <table:table-cell office:value-type="float" office:value="271.762" calcext:value-type="float">
            <text:p>271.762</text:p>
          </table:table-cell>
          <table:table-cell office:value-type="float" office:value="45.4162" calcext:value-type="float">
            <text:p>45.4162</text:p>
          </table:table-cell>
          <table:table-cell/>
          <table:table-cell table:formula="of:=([.D10]-[.A10])/0.0166667" office:value-type="float" office:value="-129.959740080521" calcext:value-type="float">
            <text:p>-129.959740080521</text:p>
          </table:table-cell>
          <table:table-cell table:formula="of:=ABS([.E10]-[.B10])/0.0166667" office:value-type="float" office:value="732.71853456293" calcext:value-type="float">
            <text:p>732.71853456293</text:p>
          </table:table-cell>
          <table:table-cell table:formula="of:=([.F10]-[.C10])/0.0166667" office:value-type="float" office:value="54.6358907282187" calcext:value-type="float">
            <text:p>54.6358907282187</text:p>
          </table:table-cell>
          <table:table-cell table:formula="of:=DEGREES(ATAN(ABS([.F10]-[.C10])/ABS([.E10]-[.B10])))" office:value-type="float" office:value="4.26442528991077" calcext:value-type="float">
            <text:p>4.26442528991077</text:p>
          </table:table-cell>
          <table:table-cell table:formula="of:=SQRT(POWER([.H10];2)+POWER([.I10];2)+POWER([.J10];2))" office:value-type="float" office:value="746.157533962842" calcext:value-type="float">
            <text:p>746.157533962842</text:p>
          </table:table-cell>
        </table:table-row>
        <table:table-row table:style-name="ro1">
          <table:table-cell office:value-type="float" office:value="117.797" calcext:value-type="float">
            <text:p>117.797</text:p>
          </table:table-cell>
          <table:table-cell office:value-type="float" office:value="285.133" calcext:value-type="float">
            <text:p>285.133</text:p>
          </table:table-cell>
          <table:table-cell office:value-type="float" office:value="44.5756" calcext:value-type="float">
            <text:p>44.5756</text:p>
          </table:table-cell>
          <table:table-cell office:value-type="float" office:value="116.211" calcext:value-type="float">
            <text:p>116.211</text:p>
          </table:table-cell>
          <table:table-cell office:value-type="float" office:value="273.997" calcext:value-type="float">
            <text:p>273.997</text:p>
          </table:table-cell>
          <table:table-cell office:value-type="float" office:value="45.5525" calcext:value-type="float">
            <text:p>45.5525</text:p>
          </table:table-cell>
          <table:table-cell/>
          <table:table-cell table:formula="of:=([.D11]-[.A11])/0.0166667" office:value-type="float" office:value="-95.1598096803805" calcext:value-type="float">
            <text:p>-95.1598096803805</text:p>
          </table:table-cell>
          <table:table-cell table:formula="of:=ABS([.E11]-[.B11])/0.0166667" office:value-type="float" office:value="668.158663682671" calcext:value-type="float">
            <text:p>668.158663682671</text:p>
          </table:table-cell>
          <table:table-cell table:formula="of:=([.F11]-[.C11])/0.0166667" office:value-type="float" office:value="58.6138827722345" calcext:value-type="float">
            <text:p>58.6138827722345</text:p>
          </table:table-cell>
          <table:table-cell table:formula="of:=DEGREES(ATAN(ABS([.F11]-[.C11])/ABS([.E11]-[.B11])))" office:value-type="float" office:value="5.01340935429008" calcext:value-type="float">
            <text:p>5.01340935429008</text:p>
          </table:table-cell>
          <table:table-cell table:formula="of:=SQRT(POWER([.H11];2)+POWER([.I11];2)+POWER([.J11];2))" office:value-type="float" office:value="677.441493035565" calcext:value-type="float">
            <text:p>677.441493035565</text:p>
          </table:table-cell>
        </table:table-row>
        <table:table-row table:style-name="ro1">
          <table:table-cell office:value-type="float" office:value="115.956" calcext:value-type="float">
            <text:p>115.956</text:p>
          </table:table-cell>
          <table:table-cell office:value-type="float" office:value="281.678" calcext:value-type="float">
            <text:p>281.678</text:p>
          </table:table-cell>
          <table:table-cell office:value-type="float" office:value="44.366" calcext:value-type="float">
            <text:p>44.366</text:p>
          </table:table-cell>
          <table:table-cell office:value-type="float" office:value="113.955" calcext:value-type="float">
            <text:p>113.955</text:p>
          </table:table-cell>
          <table:table-cell office:value-type="float" office:value="270.823" calcext:value-type="float">
            <text:p>270.823</text:p>
          </table:table-cell>
          <table:table-cell office:value-type="float" office:value="44.8349" calcext:value-type="float">
            <text:p>44.8349</text:p>
          </table:table-cell>
          <table:table-cell/>
          <table:table-cell table:formula="of:=([.D12]-[.A12])/0.0166667" office:value-type="float" office:value="-120.059759880481" calcext:value-type="float">
            <text:p>-120.059759880481</text:p>
          </table:table-cell>
          <table:table-cell table:formula="of:=ABS([.E12]-[.B12])/0.0166667" office:value-type="float" office:value="651.298697402606" calcext:value-type="float">
            <text:p>651.298697402606</text:p>
          </table:table-cell>
          <table:table-cell table:formula="of:=([.F12]-[.C12])/0.0166667" office:value-type="float" office:value="28.1339437321124" calcext:value-type="float">
            <text:p>28.1339437321124</text:p>
          </table:table-cell>
          <table:table-cell table:formula="of:=DEGREES(ATAN(ABS([.F12]-[.C12])/ABS([.E12]-[.B12])))" office:value-type="float" office:value="2.47344997396324" calcext:value-type="float">
            <text:p>2.47344997396324</text:p>
          </table:table-cell>
          <table:table-cell table:formula="of:=SQRT(POWER([.H12];2)+POWER([.I12];2)+POWER([.J12];2))" office:value-type="float" office:value="662.869412456792" calcext:value-type="float">
            <text:p>662.869412456792</text:p>
          </table:table-cell>
        </table:table-row>
        <table:table-row table:style-name="ro1">
          <table:table-cell office:value-type="float" office:value="120.848" calcext:value-type="float">
            <text:p>120.848</text:p>
          </table:table-cell>
          <table:table-cell office:value-type="float" office:value="272.522" calcext:value-type="float">
            <text:p>272.522</text:p>
          </table:table-cell>
          <table:table-cell office:value-type="float" office:value="43.7757" calcext:value-type="float">
            <text:p>43.7757</text:p>
          </table:table-cell>
          <table:table-cell office:value-type="float" office:value="118.994" calcext:value-type="float">
            <text:p>118.994</text:p>
          </table:table-cell>
          <table:table-cell office:value-type="float" office:value="262.008" calcext:value-type="float">
            <text:p>262.008</text:p>
          </table:table-cell>
          <table:table-cell office:value-type="float" office:value="44.7399" calcext:value-type="float">
            <text:p>44.7399</text:p>
          </table:table-cell>
          <table:table-cell/>
          <table:table-cell table:formula="of:=([.D13]-[.A13])/0.0166667" office:value-type="float" office:value="-111.239777520445" calcext:value-type="float">
            <text:p>-111.239777520445</text:p>
          </table:table-cell>
          <table:table-cell table:formula="of:=ABS([.E13]-[.B13])/0.0166667" office:value-type="float" office:value="630.838738322524" calcext:value-type="float">
            <text:p>630.838738322524</text:p>
          </table:table-cell>
          <table:table-cell table:formula="of:=([.F13]-[.C13])/0.0166667" office:value-type="float" office:value="57.8518842962313" calcext:value-type="float">
            <text:p>57.8518842962313</text:p>
          </table:table-cell>
          <table:table-cell table:formula="of:=DEGREES(ATAN(ABS([.F13]-[.C13])/ABS([.E13]-[.B13])))" office:value-type="float" office:value="5.23972775277292" calcext:value-type="float">
            <text:p>5.23972775277292</text:p>
          </table:table-cell>
          <table:table-cell table:formula="of:=SQRT(POWER([.H13];2)+POWER([.I13];2)+POWER([.J13];2))" office:value-type="float" office:value="643.178546274498" calcext:value-type="float">
            <text:p>643.178546274498</text:p>
          </table:table-cell>
        </table:table-row>
        <table:table-row table:style-name="ro1">
          <table:table-cell office:value-type="float" office:value="121.513" calcext:value-type="float">
            <text:p>121.513</text:p>
          </table:table-cell>
          <table:table-cell office:value-type="float" office:value="265.121" calcext:value-type="float">
            <text:p>265.121</text:p>
          </table:table-cell>
          <table:table-cell office:value-type="float" office:value="44.7061" calcext:value-type="float">
            <text:p>44.7061</text:p>
          </table:table-cell>
          <table:table-cell office:value-type="float" office:value="120.13" calcext:value-type="float">
            <text:p>120.13</text:p>
          </table:table-cell>
          <table:table-cell office:value-type="float" office:value="254.836" calcext:value-type="float">
            <text:p>254.836</text:p>
          </table:table-cell>
          <table:table-cell office:value-type="float" office:value="45.885" calcext:value-type="float">
            <text:p>45.885</text:p>
          </table:table-cell>
          <table:table-cell/>
          <table:table-cell table:formula="of:=([.D14]-[.A14])/0.0166667" office:value-type="float" office:value="-82.9798340403325" calcext:value-type="float">
            <text:p>-82.9798340403325</text:p>
          </table:table-cell>
          <table:table-cell table:formula="of:=ABS([.E14]-[.B14])/0.0166667" office:value-type="float" office:value="617.098765802466" calcext:value-type="float">
            <text:p>617.098765802466</text:p>
          </table:table-cell>
          <table:table-cell table:formula="of:=([.F14]-[.C14])/0.0166667" office:value-type="float" office:value="70.7338585322829" calcext:value-type="float">
            <text:p>70.7338585322829</text:p>
          </table:table-cell>
          <table:table-cell table:formula="of:=DEGREES(ATAN(ABS([.F14]-[.C14])/ABS([.E14]-[.B14])))" office:value-type="float" office:value="6.53889036253229" calcext:value-type="float">
            <text:p>6.53889036253229</text:p>
          </table:table-cell>
          <table:table-cell table:formula="of:=SQRT(POWER([.H14];2)+POWER([.I14];2)+POWER([.J14];2))" office:value-type="float" office:value="626.657656424266" calcext:value-type="float">
            <text:p>626.657656424266</text:p>
          </table:table-cell>
        </table:table-row>
        <table:table-row table:style-name="ro1">
          <table:table-cell office:value-type="float" office:value="122.551" calcext:value-type="float">
            <text:p>122.551</text:p>
          </table:table-cell>
          <table:table-cell office:value-type="float" office:value="267.545" calcext:value-type="float">
            <text:p>267.545</text:p>
          </table:table-cell>
          <table:table-cell office:value-type="float" office:value="43.5789" calcext:value-type="float">
            <text:p>43.5789</text:p>
          </table:table-cell>
          <table:table-cell office:value-type="float" office:value="121.285" calcext:value-type="float">
            <text:p>121.285</text:p>
          </table:table-cell>
          <table:table-cell office:value-type="float" office:value="256.12" calcext:value-type="float">
            <text:p>256.12</text:p>
          </table:table-cell>
          <table:table-cell office:value-type="float" office:value="44.241" calcext:value-type="float">
            <text:p>44.241</text:p>
          </table:table-cell>
          <table:table-cell/>
          <table:table-cell table:formula="of:=([.D15]-[.A15])/0.0166667" office:value-type="float" office:value="-75.9598480803042" calcext:value-type="float">
            <text:p>-75.9598480803042</text:p>
          </table:table-cell>
          <table:table-cell table:formula="of:=ABS([.E15]-[.B15])/0.0166667" office:value-type="float" office:value="685.498629002743" calcext:value-type="float">
            <text:p>685.498629002743</text:p>
          </table:table-cell>
          <table:table-cell table:formula="of:=([.F15]-[.C15])/0.0166667" office:value-type="float" office:value="39.725920548159" calcext:value-type="float">
            <text:p>39.725920548159</text:p>
          </table:table-cell>
          <table:table-cell table:formula="of:=DEGREES(ATAN(ABS([.F15]-[.C15])/ABS([.E15]-[.B15])))" office:value-type="float" office:value="3.31668736888402" calcext:value-type="float">
            <text:p>3.31668736888402</text:p>
          </table:table-cell>
          <table:table-cell table:formula="of:=SQRT(POWER([.H15];2)+POWER([.I15];2)+POWER([.J15];2))" office:value-type="float" office:value="690.83747556746" calcext:value-type="float">
            <text:p>690.83747556746</text:p>
          </table:table-cell>
        </table:table-row>
        <table:table-row table:style-name="ro1">
          <table:table-cell office:value-type="float" office:value="122.737" calcext:value-type="float">
            <text:p>122.737</text:p>
          </table:table-cell>
          <table:table-cell office:value-type="float" office:value="271.255" calcext:value-type="float">
            <text:p>271.255</text:p>
          </table:table-cell>
          <table:table-cell office:value-type="float" office:value="42.7324" calcext:value-type="float">
            <text:p>42.7324</text:p>
          </table:table-cell>
          <table:table-cell office:value-type="float" office:value="121.59" calcext:value-type="float">
            <text:p>121.59</text:p>
          </table:table-cell>
          <table:table-cell office:value-type="float" office:value="260.817" calcext:value-type="float">
            <text:p>260.817</text:p>
          </table:table-cell>
          <table:table-cell office:value-type="float" office:value="43.2266" calcext:value-type="float">
            <text:p>43.2266</text:p>
          </table:table-cell>
          <table:table-cell/>
          <table:table-cell table:formula="of:=([.D16]-[.A16])/0.0166667" office:value-type="float" office:value="-68.8198623602748" calcext:value-type="float">
            <text:p>-68.8198623602748</text:p>
          </table:table-cell>
          <table:table-cell table:formula="of:=ABS([.E16]-[.B16])/0.0166667" office:value-type="float" office:value="626.278747442504" calcext:value-type="float">
            <text:p>626.278747442504</text:p>
          </table:table-cell>
          <table:table-cell table:formula="of:=([.F16]-[.C16])/0.0166667" office:value-type="float" office:value="29.6519406961186" calcext:value-type="float">
            <text:p>29.6519406961186</text:p>
          </table:table-cell>
          <table:table-cell table:formula="of:=DEGREES(ATAN(ABS([.F16]-[.C16])/ABS([.E16]-[.B16])))" office:value-type="float" office:value="2.71071513965991" calcext:value-type="float">
            <text:p>2.71071513965991</text:p>
          </table:table-cell>
          <table:table-cell table:formula="of:=SQRT(POWER([.H16];2)+POWER([.I16];2)+POWER([.J16];2))" office:value-type="float" office:value="630.745971481773" calcext:value-type="float">
            <text:p>630.745971481773</text:p>
          </table:table-cell>
        </table:table-row>
        <table:table-row table:style-name="ro1">
          <table:table-cell office:value-type="float" office:value="122.006" calcext:value-type="float">
            <text:p>122.006</text:p>
          </table:table-cell>
          <table:table-cell office:value-type="float" office:value="276.149" calcext:value-type="float">
            <text:p>276.149</text:p>
          </table:table-cell>
          <table:table-cell office:value-type="float" office:value="42.9412" calcext:value-type="float">
            <text:p>42.9412</text:p>
          </table:table-cell>
          <table:table-cell office:value-type="float" office:value="120.209" calcext:value-type="float">
            <text:p>120.209</text:p>
          </table:table-cell>
          <table:table-cell office:value-type="float" office:value="264.228" calcext:value-type="float">
            <text:p>264.228</text:p>
          </table:table-cell>
          <table:table-cell office:value-type="float" office:value="44.3738" calcext:value-type="float">
            <text:p>44.3738</text:p>
          </table:table-cell>
          <table:table-cell/>
          <table:table-cell table:formula="of:=([.D17]-[.A17])/0.0166667" office:value-type="float" office:value="-107.819784360431" calcext:value-type="float">
            <text:p>-107.819784360431</text:p>
          </table:table-cell>
          <table:table-cell table:formula="of:=ABS([.E17]-[.B17])/0.0166667" office:value-type="float" office:value="715.258569482861" calcext:value-type="float">
            <text:p>715.258569482861</text:p>
          </table:table-cell>
          <table:table-cell table:formula="of:=([.F17]-[.C17])/0.0166667" office:value-type="float" office:value="85.9558280883439" calcext:value-type="float">
            <text:p>85.9558280883439</text:p>
          </table:table-cell>
          <table:table-cell table:formula="of:=DEGREES(ATAN(ABS([.F17]-[.C17])/ABS([.E17]-[.B17])))" office:value-type="float" office:value="6.85262837727569" calcext:value-type="float">
            <text:p>6.85262837727569</text:p>
          </table:table-cell>
          <table:table-cell table:formula="of:=SQRT(POWER([.H17];2)+POWER([.I17];2)+POWER([.J17];2))" office:value-type="float" office:value="728.428672898418" calcext:value-type="float">
            <text:p>728.428672898418</text:p>
          </table:table-cell>
        </table:table-row>
        <table:table-row table:style-name="ro1">
          <table:table-cell office:value-type="float" office:value="120.626" calcext:value-type="float">
            <text:p>120.626</text:p>
          </table:table-cell>
          <table:table-cell office:value-type="float" office:value="275.061" calcext:value-type="float">
            <text:p>275.061</text:p>
          </table:table-cell>
          <table:table-cell office:value-type="float" office:value="43.3732" calcext:value-type="float">
            <text:p>43.3732</text:p>
          </table:table-cell>
          <table:table-cell office:value-type="float" office:value="118.895" calcext:value-type="float">
            <text:p>118.895</text:p>
          </table:table-cell>
          <table:table-cell office:value-type="float" office:value="263.271" calcext:value-type="float">
            <text:p>263.271</text:p>
          </table:table-cell>
          <table:table-cell office:value-type="float" office:value="44.2957" calcext:value-type="float">
            <text:p>44.2957</text:p>
          </table:table-cell>
          <table:table-cell/>
          <table:table-cell table:formula="of:=([.D18]-[.A18])/0.0166667" office:value-type="float" office:value="-103.859792280416" calcext:value-type="float">
            <text:p>-103.859792280416</text:p>
          </table:table-cell>
          <table:table-cell table:formula="of:=ABS([.E18]-[.B18])/0.0166667" office:value-type="float" office:value="707.398585202828" calcext:value-type="float">
            <text:p>707.398585202828</text:p>
          </table:table-cell>
          <table:table-cell table:formula="of:=([.F18]-[.C18])/0.0166667" office:value-type="float" office:value="55.3498893002214" calcext:value-type="float">
            <text:p>55.3498893002214</text:p>
          </table:table-cell>
          <table:table-cell table:formula="of:=DEGREES(ATAN(ABS([.F18]-[.C18])/ABS([.E18]-[.B18])))" office:value-type="float" office:value="4.47395148357531" calcext:value-type="float">
            <text:p>4.47395148357531</text:p>
          </table:table-cell>
          <table:table-cell table:formula="of:=SQRT(POWER([.H18];2)+POWER([.I18];2)+POWER([.J18];2))" office:value-type="float" office:value="717.1214855553" calcext:value-type="float">
            <text:p>717.1214855553</text:p>
          </table:table-cell>
        </table:table-row>
        <table:table-row table:style-name="ro1">
          <table:table-cell office:value-type="float" office:value="119.282" calcext:value-type="float">
            <text:p>119.282</text:p>
          </table:table-cell>
          <table:table-cell office:value-type="float" office:value="279.016" calcext:value-type="float">
            <text:p>279.016</text:p>
          </table:table-cell>
          <table:table-cell office:value-type="float" office:value="43.0041" calcext:value-type="float">
            <text:p>43.0041</text:p>
          </table:table-cell>
          <table:table-cell office:value-type="float" office:value="116.976" calcext:value-type="float">
            <text:p>116.976</text:p>
          </table:table-cell>
          <table:table-cell office:value-type="float" office:value="268.358" calcext:value-type="float">
            <text:p>268.358</text:p>
          </table:table-cell>
          <table:table-cell office:value-type="float" office:value="43.4893" calcext:value-type="float">
            <text:p>43.4893</text:p>
          </table:table-cell>
          <table:table-cell/>
          <table:table-cell table:formula="of:=([.D19]-[.A19])/0.0166667" office:value-type="float" office:value="-138.359723280553" calcext:value-type="float">
            <text:p>-138.359723280553</text:p>
          </table:table-cell>
          <table:table-cell table:formula="of:=ABS([.E19]-[.B19])/0.0166667" office:value-type="float" office:value="639.478721042559" calcext:value-type="float">
            <text:p>639.478721042559</text:p>
          </table:table-cell>
          <table:table-cell table:formula="of:=([.F19]-[.C19])/0.0166667" office:value-type="float" office:value="29.1119417761164" calcext:value-type="float">
            <text:p>29.1119417761164</text:p>
          </table:table-cell>
          <table:table-cell table:formula="of:=DEGREES(ATAN(ABS([.F19]-[.C19])/ABS([.E19]-[.B19])))" office:value-type="float" office:value="2.60656137675703" calcext:value-type="float">
            <text:p>2.60656137675703</text:p>
          </table:table-cell>
          <table:table-cell table:formula="of:=SQRT(POWER([.H19];2)+POWER([.I19];2)+POWER([.J19];2))" office:value-type="float" office:value="654.9228602259" calcext:value-type="float">
            <text:p>654.9228602259</text:p>
          </table:table-cell>
        </table:table-row>
        <table:table-row table:style-name="ro1">
          <table:table-cell office:value-type="float" office:value="118.273" calcext:value-type="float">
            <text:p>118.273</text:p>
          </table:table-cell>
          <table:table-cell office:value-type="float" office:value="271.661" calcext:value-type="float">
            <text:p>271.661</text:p>
          </table:table-cell>
          <table:table-cell office:value-type="float" office:value="43.9321" calcext:value-type="float">
            <text:p>43.9321</text:p>
          </table:table-cell>
          <table:table-cell office:value-type="float" office:value="115.772" calcext:value-type="float">
            <text:p>115.772</text:p>
          </table:table-cell>
          <table:table-cell office:value-type="float" office:value="261.287" calcext:value-type="float">
            <text:p>261.287</text:p>
          </table:table-cell>
          <table:table-cell office:value-type="float" office:value="44.6393" calcext:value-type="float">
            <text:p>44.6393</text:p>
          </table:table-cell>
          <table:table-cell/>
          <table:table-cell table:formula="of:=([.D20]-[.A20])/0.0166667" office:value-type="float" office:value="-150.0596998806" calcext:value-type="float">
            <text:p>-150.0596998806</text:p>
          </table:table-cell>
          <table:table-cell table:formula="of:=ABS([.E20]-[.B20])/0.0166667" office:value-type="float" office:value="622.438755122491" calcext:value-type="float">
            <text:p>622.438755122491</text:p>
          </table:table-cell>
          <table:table-cell table:formula="of:=([.F20]-[.C20])/0.0166667" office:value-type="float" office:value="42.4319151361697" calcext:value-type="float">
            <text:p>42.4319151361697</text:p>
          </table:table-cell>
          <table:table-cell table:formula="of:=DEGREES(ATAN(ABS([.F20]-[.C20])/ABS([.E20]-[.B20])))" office:value-type="float" office:value="3.89984404197468" calcext:value-type="float">
            <text:p>3.89984404197468</text:p>
          </table:table-cell>
          <table:table-cell table:formula="of:=SQRT(POWER([.H20];2)+POWER([.I20];2)+POWER([.J20];2))" office:value-type="float" office:value="641.676230531267" calcext:value-type="float">
            <text:p>641.676230531267</text:p>
          </table:table-cell>
        </table:table-row>
        <table:table-row table:style-name="ro1">
          <table:table-cell office:value-type="float" office:value="130.41" calcext:value-type="float">
            <text:p>130.41</text:p>
          </table:table-cell>
          <table:table-cell office:value-type="float" office:value="269.571" calcext:value-type="float">
            <text:p>269.571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128.707" calcext:value-type="float">
            <text:p>128.707</text:p>
          </table:table-cell>
          <table:table-cell office:value-type="float" office:value="258.163" calcext:value-type="float">
            <text:p>258.163</text:p>
          </table:table-cell>
          <table:table-cell office:value-type="float" office:value="44.8097" calcext:value-type="float">
            <text:p>44.8097</text:p>
          </table:table-cell>
          <table:table-cell/>
          <table:table-cell table:formula="of:=([.D21]-[.A21])/0.0166667" office:value-type="float" office:value="-102.179795640409" calcext:value-type="float">
            <text:p>-102.179795640409</text:p>
          </table:table-cell>
          <table:table-cell table:formula="of:=ABS([.E21]-[.B21])/0.0166667" office:value-type="float" office:value="684.478631042739" calcext:value-type="float">
            <text:p>684.478631042739</text:p>
          </table:table-cell>
          <table:table-cell table:formula="of:=([.F21]-[.C21])/0.0166667" office:value-type="float" office:value="52.697894604211" calcext:value-type="float">
            <text:p>52.697894604211</text:p>
          </table:table-cell>
          <table:table-cell table:formula="of:=DEGREES(ATAN(ABS([.F21]-[.C21])/ABS([.E21]-[.B21])))" office:value-type="float" office:value="4.4025076037633" calcext:value-type="float">
            <text:p>4.4025076037633</text:p>
          </table:table-cell>
          <table:table-cell table:formula="of:=SQRT(POWER([.H21];2)+POWER([.I21];2)+POWER([.J21];2))" office:value-type="float" office:value="694.066837622267" calcext:value-type="float">
            <text:p>694.066837622267</text:p>
          </table:table-cell>
        </table:table-row>
        <table:table-row table:style-name="ro1">
          <table:table-cell office:value-type="float" office:value="138.692" calcext:value-type="float">
            <text:p>138.692</text:p>
          </table:table-cell>
          <table:table-cell office:value-type="float" office:value="278.858" calcext:value-type="float">
            <text:p>278.858</text:p>
          </table:table-cell>
          <table:table-cell office:value-type="float" office:value="42.3906" calcext:value-type="float">
            <text:p>42.3906</text:p>
          </table:table-cell>
          <table:table-cell office:value-type="float" office:value="137.084" calcext:value-type="float">
            <text:p>137.084</text:p>
          </table:table-cell>
          <table:table-cell office:value-type="float" office:value="265.887" calcext:value-type="float">
            <text:p>265.887</text:p>
          </table:table-cell>
          <table:table-cell office:value-type="float" office:value="43.2573" calcext:value-type="float">
            <text:p>43.2573</text:p>
          </table:table-cell>
          <table:table-cell/>
          <table:table-cell table:formula="of:=([.D22]-[.A22])/0.0166667" office:value-type="float" office:value="-96.4798070403862" calcext:value-type="float">
            <text:p>-96.4798070403862</text:p>
          </table:table-cell>
          <table:table-cell table:formula="of:=ABS([.E22]-[.B22])/0.0166667" office:value-type="float" office:value="778.258443483113" calcext:value-type="float">
            <text:p>778.258443483113</text:p>
          </table:table-cell>
          <table:table-cell table:formula="of:=([.F22]-[.C22])/0.0166667" office:value-type="float" office:value="52.0018959962081" calcext:value-type="float">
            <text:p>52.0018959962081</text:p>
          </table:table-cell>
          <table:table-cell table:formula="of:=DEGREES(ATAN(ABS([.F22]-[.C22])/ABS([.E22]-[.B22])))" office:value-type="float" office:value="3.82272351044064" calcext:value-type="float">
            <text:p>3.82272351044064</text:p>
          </table:table-cell>
          <table:table-cell table:formula="of:=SQRT(POWER([.H22];2)+POWER([.I22];2)+POWER([.J22];2))" office:value-type="float" office:value="785.938137009847" calcext:value-type="float">
            <text:p>785.938137009847</text:p>
          </table:table-cell>
        </table:table-row>
        <table:table-row table:style-name="ro1">
          <table:table-cell office:value-type="float" office:value="138.089" calcext:value-type="float">
            <text:p>138.089</text:p>
          </table:table-cell>
          <table:table-cell office:value-type="float" office:value="275.02" calcext:value-type="float">
            <text:p>275.02</text:p>
          </table:table-cell>
          <table:table-cell office:value-type="float" office:value="43.7521" calcext:value-type="float">
            <text:p>43.7521</text:p>
          </table:table-cell>
          <table:table-cell office:value-type="float" office:value="136.446" calcext:value-type="float">
            <text:p>136.446</text:p>
          </table:table-cell>
          <table:table-cell office:value-type="float" office:value="263.472" calcext:value-type="float">
            <text:p>263.472</text:p>
          </table:table-cell>
          <table:table-cell office:value-type="float" office:value="44.3807" calcext:value-type="float">
            <text:p>44.3807</text:p>
          </table:table-cell>
          <table:table-cell/>
          <table:table-cell table:formula="of:=([.D23]-[.A23])/0.0166667" office:value-type="float" office:value="-98.5798028403944" calcext:value-type="float">
            <text:p>-98.5798028403944</text:p>
          </table:table-cell>
          <table:table-cell table:formula="of:=ABS([.E23]-[.B23])/0.0166667" office:value-type="float" office:value="692.878614242772" calcext:value-type="float">
            <text:p>692.878614242772</text:p>
          </table:table-cell>
          <table:table-cell table:formula="of:=([.F23]-[.C23])/0.0166667" office:value-type="float" office:value="37.7159245681508" calcext:value-type="float">
            <text:p>37.7159245681508</text:p>
          </table:table-cell>
          <table:table-cell table:formula="of:=DEGREES(ATAN(ABS([.F23]-[.C23])/ABS([.E23]-[.B23])))" office:value-type="float" office:value="3.11574453500163" calcext:value-type="float">
            <text:p>3.11574453500163</text:p>
          </table:table-cell>
          <table:table-cell table:formula="of:=SQRT(POWER([.H23];2)+POWER([.I23];2)+POWER([.J23];2))" office:value-type="float" office:value="700.871773271734" calcext:value-type="float">
            <text:p>700.871773271734</text:p>
          </table:table-cell>
        </table:table-row>
        <table:table-row table:style-name="ro1">
          <table:table-cell office:value-type="float" office:value="138.406" calcext:value-type="float">
            <text:p>138.406</text:p>
          </table:table-cell>
          <table:table-cell office:value-type="float" office:value="277.332" calcext:value-type="float">
            <text:p>277.332</text:p>
          </table:table-cell>
          <table:table-cell office:value-type="float" office:value="43.8824" calcext:value-type="float">
            <text:p>43.8824</text:p>
          </table:table-cell>
          <table:table-cell office:value-type="float" office:value="136.473" calcext:value-type="float">
            <text:p>136.473</text:p>
          </table:table-cell>
          <table:table-cell office:value-type="float" office:value="265.633" calcext:value-type="float">
            <text:p>265.633</text:p>
          </table:table-cell>
          <table:table-cell office:value-type="float" office:value="45.0046" calcext:value-type="float">
            <text:p>45.0046</text:p>
          </table:table-cell>
          <table:table-cell/>
          <table:table-cell table:formula="of:=([.D24]-[.A24])/0.0166667" office:value-type="float" office:value="-115.979768040463" calcext:value-type="float">
            <text:p>-115.979768040463</text:p>
          </table:table-cell>
          <table:table-cell table:formula="of:=ABS([.E24]-[.B24])/0.0166667" office:value-type="float" office:value="701.938596122808" calcext:value-type="float">
            <text:p>701.938596122808</text:p>
          </table:table-cell>
          <table:table-cell table:formula="of:=([.F24]-[.C24])/0.0166667" office:value-type="float" office:value="67.3318653362697" calcext:value-type="float">
            <text:p>67.3318653362697</text:p>
          </table:table-cell>
          <table:table-cell table:formula="of:=DEGREES(ATAN(ABS([.F24]-[.C24])/ABS([.E24]-[.B24])))" office:value-type="float" office:value="5.47920350758065" calcext:value-type="float">
            <text:p>5.47920350758065</text:p>
          </table:table-cell>
          <table:table-cell table:formula="of:=SQRT(POWER([.H24];2)+POWER([.I24];2)+POWER([.J24];2))" office:value-type="float" office:value="714.634647502653" calcext:value-type="float">
            <text:p>714.634647502653</text:p>
          </table:table-cell>
        </table:table-row>
        <table:table-row table:style-name="ro1">
          <table:table-cell office:value-type="float" office:value="137.453" calcext:value-type="float">
            <text:p>137.453</text:p>
          </table:table-cell>
          <table:table-cell office:value-type="float" office:value="272.551" calcext:value-type="float">
            <text:p>272.551</text:p>
          </table:table-cell>
          <table:table-cell office:value-type="float" office:value="44.6396" calcext:value-type="float">
            <text:p>44.6396</text:p>
          </table:table-cell>
          <table:table-cell office:value-type="float" office:value="135.71" calcext:value-type="float">
            <text:p>135.71</text:p>
          </table:table-cell>
          <table:table-cell office:value-type="float" office:value="262.172" calcext:value-type="float">
            <text:p>262.172</text:p>
          </table:table-cell>
          <table:table-cell office:value-type="float" office:value="45.7998" calcext:value-type="float">
            <text:p>45.7998</text:p>
          </table:table-cell>
          <table:table-cell/>
          <table:table-cell table:formula="of:=([.D25]-[.A25])/0.0166667" office:value-type="float" office:value="-104.579790840418" calcext:value-type="float">
            <text:p>-104.579790840418</text:p>
          </table:table-cell>
          <table:table-cell table:formula="of:=ABS([.E25]-[.B25])/0.0166667" office:value-type="float" office:value="622.738754522489" calcext:value-type="float">
            <text:p>622.738754522489</text:p>
          </table:table-cell>
          <table:table-cell table:formula="of:=([.F25]-[.C25])/0.0166667" office:value-type="float" office:value="69.6118607762782" calcext:value-type="float">
            <text:p>69.6118607762782</text:p>
          </table:table-cell>
          <table:table-cell table:formula="of:=DEGREES(ATAN(ABS([.F25]-[.C25])/ABS([.E25]-[.B25])))" office:value-type="float" office:value="6.37823899945576" calcext:value-type="float">
            <text:p>6.37823899945576</text:p>
          </table:table-cell>
          <table:table-cell table:formula="of:=SQRT(POWER([.H25];2)+POWER([.I25];2)+POWER([.J25];2))" office:value-type="float" office:value="635.284424645514" calcext:value-type="float">
            <text:p>635.284424645514</text:p>
          </table:table-cell>
        </table:table-row>
        <table:table-row table:style-name="ro1">
          <table:table-cell office:value-type="float" office:value="139.774" calcext:value-type="float">
            <text:p>139.774</text:p>
          </table:table-cell>
          <table:table-cell office:value-type="float" office:value="278.17" calcext:value-type="float">
            <text:p>278.17</text:p>
          </table:table-cell>
          <table:table-cell office:value-type="float" office:value="43.991" calcext:value-type="float">
            <text:p>43.991</text:p>
          </table:table-cell>
          <table:table-cell office:value-type="float" office:value="137.508" calcext:value-type="float">
            <text:p>137.508</text:p>
          </table:table-cell>
          <table:table-cell office:value-type="float" office:value="267.739" calcext:value-type="float">
            <text:p>267.739</text:p>
          </table:table-cell>
          <table:table-cell office:value-type="float" office:value="44.9073" calcext:value-type="float">
            <text:p>44.9073</text:p>
          </table:table-cell>
          <table:table-cell/>
          <table:table-cell table:formula="of:=([.D26]-[.A26])/0.0166667" office:value-type="float" office:value="-135.959728080543" calcext:value-type="float">
            <text:p>-135.959728080543</text:p>
          </table:table-cell>
          <table:table-cell table:formula="of:=ABS([.E26]-[.B26])/0.0166667" office:value-type="float" office:value="625.858748282506" calcext:value-type="float">
            <text:p>625.858748282506</text:p>
          </table:table-cell>
          <table:table-cell table:formula="of:=([.F26]-[.C26])/0.0166667" office:value-type="float" office:value="54.9778900442199" calcext:value-type="float">
            <text:p>54.9778900442199</text:p>
          </table:table-cell>
          <table:table-cell table:formula="of:=DEGREES(ATAN(ABS([.F26]-[.C26])/ABS([.E26]-[.B26])))" office:value-type="float" office:value="5.0201998401053" calcext:value-type="float">
            <text:p>5.0201998401053</text:p>
          </table:table-cell>
          <table:table-cell table:formula="of:=SQRT(POWER([.H26];2)+POWER([.I26];2)+POWER([.J26];2))" office:value-type="float" office:value="642.811627815797" calcext:value-type="float">
            <text:p>642.811627815797</text:p>
          </table:table-cell>
        </table:table-row>
        <table:table-row table:style-name="ro1">
          <table:table-cell office:value-type="float" office:value="140.618" calcext:value-type="float">
            <text:p>140.618</text:p>
          </table:table-cell>
          <table:table-cell office:value-type="float" office:value="274.014" calcext:value-type="float">
            <text:p>274.014</text:p>
          </table:table-cell>
          <table:table-cell office:value-type="float" office:value="45.1297" calcext:value-type="float">
            <text:p>45.1297</text:p>
          </table:table-cell>
          <table:table-cell office:value-type="float" office:value="139.293" calcext:value-type="float">
            <text:p>139.293</text:p>
          </table:table-cell>
          <table:table-cell office:value-type="float" office:value="263.547" calcext:value-type="float">
            <text:p>263.547</text:p>
          </table:table-cell>
          <table:table-cell office:value-type="float" office:value="46.0413" calcext:value-type="float">
            <text:p>46.0413</text:p>
          </table:table-cell>
          <table:table-cell/>
          <table:table-cell table:formula="of:=([.D27]-[.A27])/0.0166667" office:value-type="float" office:value="-79.4998410003173" calcext:value-type="float">
            <text:p>-79.4998410003173</text:p>
          </table:table-cell>
          <table:table-cell table:formula="of:=ABS([.E27]-[.B27])/0.0166667" office:value-type="float" office:value="628.018743962511" calcext:value-type="float">
            <text:p>628.018743962511</text:p>
          </table:table-cell>
          <table:table-cell table:formula="of:=([.F27]-[.C27])/0.0166667" office:value-type="float" office:value="54.6958906082188" calcext:value-type="float">
            <text:p>54.6958906082188</text:p>
          </table:table-cell>
          <table:table-cell table:formula="of:=DEGREES(ATAN(ABS([.F27]-[.C27])/ABS([.E27]-[.B27])))" office:value-type="float" office:value="4.97748837412145" calcext:value-type="float">
            <text:p>4.97748837412145</text:p>
          </table:table-cell>
          <table:table-cell table:formula="of:=SQRT(POWER([.H27];2)+POWER([.I27];2)+POWER([.J27];2))" office:value-type="float" office:value="635.389178328331" calcext:value-type="float">
            <text:p>635.389178328331</text:p>
          </table:table-cell>
        </table:table-row>
        <table:table-row table:style-name="ro1">
          <table:table-cell office:value-type="float" office:value="141.035" calcext:value-type="float">
            <text:p>141.035</text:p>
          </table:table-cell>
          <table:table-cell office:value-type="float" office:value="281.596" calcext:value-type="float">
            <text:p>281.596</text:p>
          </table:table-cell>
          <table:table-cell office:value-type="float" office:value="43.6976" calcext:value-type="float">
            <text:p>43.6976</text:p>
          </table:table-cell>
          <table:table-cell office:value-type="float" office:value="139.5" calcext:value-type="float">
            <text:p>139.5</text:p>
          </table:table-cell>
          <table:table-cell office:value-type="float" office:value="269.608" calcext:value-type="float">
            <text:p>269.608</text:p>
          </table:table-cell>
          <table:table-cell office:value-type="float" office:value="44.8433" calcext:value-type="float">
            <text:p>44.8433</text:p>
          </table:table-cell>
          <table:table-cell/>
          <table:table-cell table:formula="of:=([.D28]-[.A28])/0.0166667" office:value-type="float" office:value="-92.0998158003682" calcext:value-type="float">
            <text:p>-92.0998158003682</text:p>
          </table:table-cell>
          <table:table-cell table:formula="of:=ABS([.E28]-[.B28])/0.0166667" office:value-type="float" office:value="719.278561442877" calcext:value-type="float">
            <text:p>719.278561442877</text:p>
          </table:table-cell>
          <table:table-cell table:formula="of:=([.F28]-[.C28])/0.0166667" office:value-type="float" office:value="68.7418625162749" calcext:value-type="float">
            <text:p>68.7418625162749</text:p>
          </table:table-cell>
          <table:table-cell table:formula="of:=DEGREES(ATAN(ABS([.F28]-[.C28])/ABS([.E28]-[.B28])))" office:value-type="float" office:value="5.45920964043031" calcext:value-type="float">
            <text:p>5.45920964043031</text:p>
          </table:table-cell>
          <table:table-cell table:formula="of:=SQRT(POWER([.H28];2)+POWER([.I28];2)+POWER([.J28];2))" office:value-type="float" office:value="728.401996622746" calcext:value-type="float">
            <text:p>728.401996622746</text:p>
          </table:table-cell>
        </table:table-row>
        <table:table-row table:style-name="ro1">
          <table:table-cell office:value-type="float" office:value="141.843" calcext:value-type="float">
            <text:p>141.843</text:p>
          </table:table-cell>
          <table:table-cell office:value-type="float" office:value="278.72" calcext:value-type="float">
            <text:p>278.72</text:p>
          </table:table-cell>
          <table:table-cell office:value-type="float" office:value="44.3904" calcext:value-type="float">
            <text:p>44.3904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66.777" calcext:value-type="float">
            <text:p>266.777</text:p>
          </table:table-cell>
          <table:table-cell office:value-type="float" office:value="45.769" calcext:value-type="float">
            <text:p>45.769</text:p>
          </table:table-cell>
          <table:table-cell/>
          <table:table-cell table:formula="of:=([.D29]-[.A29])/0.0166667" office:value-type="float" office:value="-79.7998404003183" calcext:value-type="float">
            <text:p>-79.7998404003183</text:p>
          </table:table-cell>
          <table:table-cell table:formula="of:=ABS([.E29]-[.B29])/0.0166667" office:value-type="float" office:value="716.578566842869" calcext:value-type="float">
            <text:p>716.578566842869</text:p>
          </table:table-cell>
          <table:table-cell table:formula="of:=([.F29]-[.C29])/0.0166667" office:value-type="float" office:value="82.7158345683308" calcext:value-type="float">
            <text:p>82.7158345683308</text:p>
          </table:table-cell>
          <table:table-cell table:formula="of:=DEGREES(ATAN(ABS([.F29]-[.C29])/ABS([.E29]-[.B29])))" office:value-type="float" office:value="6.58460319094107" calcext:value-type="float">
            <text:p>6.58460319094107</text:p>
          </table:table-cell>
          <table:table-cell table:formula="of:=SQRT(POWER([.H29];2)+POWER([.I29];2)+POWER([.J29];2))" office:value-type="float" office:value="725.737394843914" calcext:value-type="float">
            <text:p>725.737394843914</text:p>
          </table:table-cell>
        </table:table-row>
        <table:table-row table:style-name="ro1">
          <table:table-cell office:value-type="float" office:value="141.029" calcext:value-type="float">
            <text:p>141.029</text:p>
          </table:table-cell>
          <table:table-cell office:value-type="float" office:value="271.599" calcext:value-type="float">
            <text:p>271.599</text:p>
          </table:table-cell>
          <table:table-cell office:value-type="float" office:value="44.7652" calcext:value-type="float">
            <text:p>44.7652</text:p>
          </table:table-cell>
          <table:table-cell office:value-type="float" office:value="139.585" calcext:value-type="float">
            <text:p>139.585</text:p>
          </table:table-cell>
          <table:table-cell office:value-type="float" office:value="260.252" calcext:value-type="float">
            <text:p>260.252</text:p>
          </table:table-cell>
          <table:table-cell office:value-type="float" office:value="45.118" calcext:value-type="float">
            <text:p>45.118</text:p>
          </table:table-cell>
          <table:table-cell/>
          <table:table-cell table:formula="of:=([.D30]-[.A30])/0.0166667" office:value-type="float" office:value="-86.6398267203459" calcext:value-type="float">
            <text:p>-86.6398267203459</text:p>
          </table:table-cell>
          <table:table-cell table:formula="of:=ABS([.E30]-[.B30])/0.0166667" office:value-type="float" office:value="680.818638362722" calcext:value-type="float">
            <text:p>680.818638362722</text:p>
          </table:table-cell>
          <table:table-cell table:formula="of:=([.F30]-[.C30])/0.0166667" office:value-type="float" office:value="21.1679576640848" calcext:value-type="float">
            <text:p>21.1679576640848</text:p>
          </table:table-cell>
          <table:table-cell table:formula="of:=DEGREES(ATAN(ABS([.F30]-[.C30])/ABS([.E30]-[.B30])))" office:value-type="float" office:value="1.78086200132303" calcext:value-type="float">
            <text:p>1.78086200132303</text:p>
          </table:table-cell>
          <table:table-cell table:formula="of:=SQRT(POWER([.H30];2)+POWER([.I30];2)+POWER([.J30];2))" office:value-type="float" office:value="686.635682402154" calcext:value-type="float">
            <text:p>686.635682402154</text:p>
          </table:table-cell>
        </table:table-row>
        <table:table-row table:style-name="ro1">
          <table:table-cell office:value-type="float" office:value="142.874" calcext:value-type="float">
            <text:p>142.874</text:p>
          </table:table-cell>
          <table:table-cell office:value-type="float" office:value="283.663" calcext:value-type="float">
            <text:p>283.663</text:p>
          </table:table-cell>
          <table:table-cell office:value-type="float" office:value="43.3633" calcext:value-type="float">
            <text:p>43.3633</text:p>
          </table:table-cell>
          <table:table-cell office:value-type="float" office:value="141.806" calcext:value-type="float">
            <text:p>141.806</text:p>
          </table:table-cell>
          <table:table-cell office:value-type="float" office:value="271.566" calcext:value-type="float">
            <text:p>271.566</text:p>
          </table:table-cell>
          <table:table-cell office:value-type="float" office:value="44.0276" calcext:value-type="float">
            <text:p>44.0276</text:p>
          </table:table-cell>
          <table:table-cell/>
          <table:table-cell table:formula="of:=([.D31]-[.A31])/0.0166667" office:value-type="float" office:value="-64.0798718402553" calcext:value-type="float">
            <text:p>-64.0798718402553</text:p>
          </table:table-cell>
          <table:table-cell table:formula="of:=ABS([.E31]-[.B31])/0.0166667" office:value-type="float" office:value="725.818548362906" calcext:value-type="float">
            <text:p>725.818548362906</text:p>
          </table:table-cell>
          <table:table-cell table:formula="of:=([.F31]-[.C31])/0.0166667" office:value-type="float" office:value="39.8579202841593" calcext:value-type="float">
            <text:p>39.8579202841593</text:p>
          </table:table-cell>
          <table:table-cell table:formula="of:=DEGREES(ATAN(ABS([.F31]-[.C31])/ABS([.E31]-[.B31])))" office:value-type="float" office:value="3.143208725494" calcext:value-type="float">
            <text:p>3.143208725494</text:p>
          </table:table-cell>
          <table:table-cell table:formula="of:=SQRT(POWER([.H31];2)+POWER([.I31];2)+POWER([.J31];2))" office:value-type="float" office:value="729.731079872632" calcext:value-type="float">
            <text:p>729.731079872632</text:p>
          </table:table-cell>
        </table:table-row>
        <table:table-row table:style-name="ro1">
          <table:table-cell office:value-type="float" office:value="142.491" calcext:value-type="float">
            <text:p>142.491</text:p>
          </table:table-cell>
          <table:table-cell office:value-type="float" office:value="276.181" calcext:value-type="float">
            <text:p>276.181</text:p>
          </table:table-cell>
          <table:table-cell office:value-type="float" office:value="44.0361" calcext:value-type="float">
            <text:p>44.0361</text:p>
          </table:table-cell>
          <table:table-cell office:value-type="float" office:value="141.212" calcext:value-type="float">
            <text:p>141.212</text:p>
          </table:table-cell>
          <table:table-cell office:value-type="float" office:value="264.512" calcext:value-type="float">
            <text:p>264.512</text:p>
          </table:table-cell>
          <table:table-cell office:value-type="float" office:value="44.6665" calcext:value-type="float">
            <text:p>44.6665</text:p>
          </table:table-cell>
          <table:table-cell/>
          <table:table-cell table:formula="of:=([.D32]-[.A32])/0.0166667" office:value-type="float" office:value="-76.7398465203084" calcext:value-type="float">
            <text:p>-76.7398465203084</text:p>
          </table:table-cell>
          <table:table-cell table:formula="of:=ABS([.E32]-[.B32])/0.0166667" office:value-type="float" office:value="700.1385997228" calcext:value-type="float">
            <text:p>700.1385997228</text:p>
          </table:table-cell>
          <table:table-cell table:formula="of:=([.F32]-[.C32])/0.0166667" office:value-type="float" office:value="37.8239243521514" calcext:value-type="float">
            <text:p>37.8239243521514</text:p>
          </table:table-cell>
          <table:table-cell table:formula="of:=DEGREES(ATAN(ABS([.F32]-[.C32])/ABS([.E32]-[.B32])))" office:value-type="float" office:value="3.09231145340631" calcext:value-type="float">
            <text:p>3.09231145340631</text:p>
          </table:table-cell>
          <table:table-cell table:formula="of:=SQRT(POWER([.H32];2)+POWER([.I32];2)+POWER([.J32];2))" office:value-type="float" office:value="705.346519179871" calcext:value-type="float">
            <text:p>705.346519179871</text:p>
          </table:table-cell>
        </table:table-row>
        <table:table-row table:style-name="ro1">
          <table:table-cell office:value-type="float" office:value="140.748" calcext:value-type="float">
            <text:p>140.748</text:p>
          </table:table-cell>
          <table:table-cell office:value-type="float" office:value="281.545" calcext:value-type="float">
            <text:p>281.545</text:p>
          </table:table-cell>
          <table:table-cell office:value-type="float" office:value="44.2094" calcext:value-type="float">
            <text:p>44.2094</text:p>
          </table:table-cell>
          <table:table-cell office:value-type="float" office:value="138.905" calcext:value-type="float">
            <text:p>138.905</text:p>
          </table:table-cell>
          <table:table-cell office:value-type="float" office:value="270.817" calcext:value-type="float">
            <text:p>270.817</text:p>
          </table:table-cell>
          <table:table-cell office:value-type="float" office:value="45.3927" calcext:value-type="float">
            <text:p>45.3927</text:p>
          </table:table-cell>
          <table:table-cell/>
          <table:table-cell table:formula="of:=([.D33]-[.A33])/0.0166667" office:value-type="float" office:value="-110.579778840442" calcext:value-type="float">
            <text:p>-110.579778840442</text:p>
          </table:table-cell>
          <table:table-cell table:formula="of:=ABS([.E33]-[.B33])/0.0166667" office:value-type="float" office:value="643.678712642575" calcext:value-type="float">
            <text:p>643.678712642575</text:p>
          </table:table-cell>
          <table:table-cell table:formula="of:=([.F33]-[.C33])/0.0166667" office:value-type="float" office:value="70.9978580042837" calcext:value-type="float">
            <text:p>70.9978580042837</text:p>
          </table:table-cell>
          <table:table-cell table:formula="of:=DEGREES(ATAN(ABS([.F33]-[.C33])/ABS([.E33]-[.B33])))" office:value-type="float" office:value="6.294289614581" calcext:value-type="float">
            <text:p>6.294289614581</text:p>
          </table:table-cell>
          <table:table-cell table:formula="of:=SQRT(POWER([.H33];2)+POWER([.I33];2)+POWER([.J33];2))" office:value-type="float" office:value="656.955758357289" calcext:value-type="float">
            <text:p>656.955758357289</text:p>
          </table:table-cell>
        </table:table-row>
        <table:table-row table:style-name="ro1">
          <table:table-cell office:value-type="float" office:value="141.027" calcext:value-type="float">
            <text:p>141.027</text:p>
          </table:table-cell>
          <table:table-cell office:value-type="float" office:value="285.242" calcext:value-type="float">
            <text:p>285.242</text:p>
          </table:table-cell>
          <table:table-cell office:value-type="float" office:value="44.1409" calcext:value-type="float">
            <text:p>44.1409</text:p>
          </table:table-cell>
          <table:table-cell office:value-type="float" office:value="138.704" calcext:value-type="float">
            <text:p>138.704</text:p>
          </table:table-cell>
          <table:table-cell office:value-type="float" office:value="274.532" calcext:value-type="float">
            <text:p>274.532</text:p>
          </table:table-cell>
          <table:table-cell office:value-type="float" office:value="45.0619" calcext:value-type="float">
            <text:p>45.0619</text:p>
          </table:table-cell>
          <table:table-cell/>
          <table:table-cell table:formula="of:=([.D34]-[.A34])/0.0166667" office:value-type="float" office:value="-139.379721240556" calcext:value-type="float">
            <text:p>-139.379721240556</text:p>
          </table:table-cell>
          <table:table-cell table:formula="of:=ABS([.E34]-[.B34])/0.0166667" office:value-type="float" office:value="642.598714802573" calcext:value-type="float">
            <text:p>642.598714802573</text:p>
          </table:table-cell>
          <table:table-cell table:formula="of:=([.F34]-[.C34])/0.0166667" office:value-type="float" office:value="55.259889480221" calcext:value-type="float">
            <text:p>55.259889480221</text:p>
          </table:table-cell>
          <table:table-cell table:formula="of:=DEGREES(ATAN(ABS([.F34]-[.C34])/ABS([.E34]-[.B34])))" office:value-type="float" office:value="4.91502425882047" calcext:value-type="float">
            <text:p>4.91502425882047</text:p>
          </table:table-cell>
          <table:table-cell table:formula="of:=SQRT(POWER([.H34];2)+POWER([.I34];2)+POWER([.J34];2))" office:value-type="float" office:value="659.858674523855" calcext:value-type="float">
            <text:p>659.858674523855</text:p>
          </table:table-cell>
        </table:table-row>
        <table:table-row table:style-name="ro1">
          <table:table-cell office:value-type="float" office:value="141.212" calcext:value-type="float">
            <text:p>141.212</text:p>
          </table:table-cell>
          <table:table-cell office:value-type="float" office:value="281.349" calcext:value-type="float">
            <text:p>281.349</text:p>
          </table:table-cell>
          <table:table-cell office:value-type="float" office:value="44.4876" calcext:value-type="float">
            <text:p>44.4876</text:p>
          </table:table-cell>
          <table:table-cell office:value-type="float" office:value="139.457" calcext:value-type="float">
            <text:p>139.457</text:p>
          </table:table-cell>
          <table:table-cell office:value-type="float" office:value="269.494" calcext:value-type="float">
            <text:p>269.494</text:p>
          </table:table-cell>
          <table:table-cell office:value-type="float" office:value="45.3508" calcext:value-type="float">
            <text:p>45.3508</text:p>
          </table:table-cell>
          <table:table-cell/>
          <table:table-cell table:formula="of:=([.D35]-[.A35])/0.0166667" office:value-type="float" office:value="-105.299789400421" calcext:value-type="float">
            <text:p>-105.299789400421</text:p>
          </table:table-cell>
          <table:table-cell table:formula="of:=ABS([.E35]-[.B35])/0.0166667" office:value-type="float" office:value="711.298577402843" calcext:value-type="float">
            <text:p>711.298577402843</text:p>
          </table:table-cell>
          <table:table-cell table:formula="of:=([.F35]-[.C35])/0.0166667" office:value-type="float" office:value="51.7918964162071" calcext:value-type="float">
            <text:p>51.7918964162071</text:p>
          </table:table-cell>
          <table:table-cell table:formula="of:=DEGREES(ATAN(ABS([.F35]-[.C35])/ABS([.E35]-[.B35])))" office:value-type="float" office:value="4.16453729342878" calcext:value-type="float">
            <text:p>4.16453729342878</text:p>
          </table:table-cell>
          <table:table-cell table:formula="of:=SQRT(POWER([.H35];2)+POWER([.I35];2)+POWER([.J35];2))" office:value-type="float" office:value="720.913387583743" calcext:value-type="float">
            <text:p>720.913387583743</text:p>
          </table:table-cell>
        </table:table-row>
        <table:table-row table:style-name="ro1">
          <table:table-cell office:value-type="float" office:value="141.195" calcext:value-type="float">
            <text:p>141.195</text:p>
          </table:table-cell>
          <table:table-cell office:value-type="float" office:value="286.446" calcext:value-type="float">
            <text:p>286.446</text:p>
          </table:table-cell>
          <table:table-cell office:value-type="float" office:value="44.208" calcext:value-type="float">
            <text:p>44.208</text:p>
          </table:table-cell>
          <table:table-cell office:value-type="float" office:value="138.625" calcext:value-type="float">
            <text:p>138.625</text:p>
          </table:table-cell>
          <table:table-cell office:value-type="float" office:value="275.757" calcext:value-type="float">
            <text:p>275.757</text:p>
          </table:table-cell>
          <table:table-cell office:value-type="float" office:value="45.1197" calcext:value-type="float">
            <text:p>45.1197</text:p>
          </table:table-cell>
          <table:table-cell/>
          <table:table-cell table:formula="of:=([.D36]-[.A36])/0.0166667" office:value-type="float" office:value="-154.199691600616" calcext:value-type="float">
            <text:p>-154.199691600616</text:p>
          </table:table-cell>
          <table:table-cell table:formula="of:=ABS([.E36]-[.B36])/0.0166667" office:value-type="float" office:value="641.338717322567" calcext:value-type="float">
            <text:p>641.338717322567</text:p>
          </table:table-cell>
          <table:table-cell table:formula="of:=([.F36]-[.C36])/0.0166667" office:value-type="float" office:value="54.701890596219" calcext:value-type="float">
            <text:p>54.701890596219</text:p>
          </table:table-cell>
          <table:table-cell table:formula="of:=DEGREES(ATAN(ABS([.F36]-[.C36])/ABS([.E36]-[.B36])))" office:value-type="float" office:value="4.87514636820125" calcext:value-type="float">
            <text:p>4.87514636820125</text:p>
          </table:table-cell>
          <table:table-cell table:formula="of:=SQRT(POWER([.H36];2)+POWER([.I36];2)+POWER([.J36];2))" office:value-type="float" office:value="661.880043558862" calcext:value-type="float">
            <text:p>661.880043558862</text:p>
          </table:table-cell>
        </table:table-row>
        <table:table-row table:style-name="ro1">
          <table:table-cell office:value-type="float" office:value="143.109" calcext:value-type="float">
            <text:p>143.109</text:p>
          </table:table-cell>
          <table:table-cell office:value-type="float" office:value="296.215" calcext:value-type="float">
            <text:p>296.215</text:p>
          </table:table-cell>
          <table:table-cell office:value-type="float" office:value="44.2491" calcext:value-type="float">
            <text:p>44.2491</text:p>
          </table:table-cell>
          <table:table-cell office:value-type="float" office:value="140.772" calcext:value-type="float">
            <text:p>140.772</text:p>
          </table:table-cell>
          <table:table-cell office:value-type="float" office:value="283.806" calcext:value-type="float">
            <text:p>283.806</text:p>
          </table:table-cell>
          <table:table-cell office:value-type="float" office:value="45.1187" calcext:value-type="float">
            <text:p>45.1187</text:p>
          </table:table-cell>
          <table:table-cell/>
          <table:table-cell table:formula="of:=([.D37]-[.A37])/0.0166667" office:value-type="float" office:value="-140.219719560562" calcext:value-type="float">
            <text:p>-140.219719560562</text:p>
          </table:table-cell>
          <table:table-cell table:formula="of:=ABS([.E37]-[.B37])/0.0166667" office:value-type="float" office:value="744.538510922978" calcext:value-type="float">
            <text:p>744.538510922978</text:p>
          </table:table-cell>
          <table:table-cell table:formula="of:=([.F37]-[.C37])/0.0166667" office:value-type="float" office:value="52.1758956482086" calcext:value-type="float">
            <text:p>52.1758956482086</text:p>
          </table:table-cell>
          <table:table-cell table:formula="of:=DEGREES(ATAN(ABS([.F37]-[.C37])/ABS([.E37]-[.B37])))" office:value-type="float" office:value="4.00862983537643" calcext:value-type="float">
            <text:p>4.00862983537643</text:p>
          </table:table-cell>
          <table:table-cell table:formula="of:=SQRT(POWER([.H37];2)+POWER([.I37];2)+POWER([.J37];2))" office:value-type="float" office:value="759.421811701337" calcext:value-type="float">
            <text:p>759.421811701337</text:p>
          </table:table-cell>
        </table:table-row>
        <table:table-row table:style-name="ro1">
          <table:table-cell office:value-type="float" office:value="141.29" calcext:value-type="float">
            <text:p>141.29</text:p>
          </table:table-cell>
          <table:table-cell office:value-type="float" office:value="291.188" calcext:value-type="float">
            <text:p>291.188</text:p>
          </table:table-cell>
          <table:table-cell office:value-type="float" office:value="45.525" calcext:value-type="float">
            <text:p>45.525</text:p>
          </table:table-cell>
          <table:table-cell office:value-type="float" office:value="138.778" calcext:value-type="float">
            <text:p>138.778</text:p>
          </table:table-cell>
          <table:table-cell office:value-type="float" office:value="279.069" calcext:value-type="float">
            <text:p>279.069</text:p>
          </table:table-cell>
          <table:table-cell office:value-type="float" office:value="46.3501" calcext:value-type="float">
            <text:p>46.3501</text:p>
          </table:table-cell>
          <table:table-cell/>
          <table:table-cell table:formula="of:=([.D38]-[.A38])/0.0166667" office:value-type="float" office:value="-150.719698560603" calcext:value-type="float">
            <text:p>-150.719698560603</text:p>
          </table:table-cell>
          <table:table-cell table:formula="of:=ABS([.E38]-[.B38])/0.0166667" office:value-type="float" office:value="727.138545722907" calcext:value-type="float">
            <text:p>727.138545722907</text:p>
          </table:table-cell>
          <table:table-cell table:formula="of:=([.F38]-[.C38])/0.0166667" office:value-type="float" office:value="49.505900988198" calcext:value-type="float">
            <text:p>49.505900988198</text:p>
          </table:table-cell>
          <table:table-cell table:formula="of:=DEGREES(ATAN(ABS([.F38]-[.C38])/ABS([.E38]-[.B38])))" office:value-type="float" office:value="3.89486802944154" calcext:value-type="float">
            <text:p>3.89486802944154</text:p>
          </table:table-cell>
          <table:table-cell table:formula="of:=SQRT(POWER([.H38];2)+POWER([.I38];2)+POWER([.J38];2))" office:value-type="float" office:value="744.243056025971" calcext:value-type="float">
            <text:p>744.243056025971</text:p>
          </table:table-cell>
        </table:table-row>
        <table:table-row table:style-name="ro1">
          <table:table-cell office:value-type="float" office:value="143.983" calcext:value-type="float">
            <text:p>143.983</text:p>
          </table:table-cell>
          <table:table-cell office:value-type="float" office:value="298.619" calcext:value-type="float">
            <text:p>298.619</text:p>
          </table:table-cell>
          <table:table-cell office:value-type="float" office:value="44.1423" calcext:value-type="float">
            <text:p>44.1423</text:p>
          </table:table-cell>
          <table:table-cell office:value-type="float" office:value="141.807" calcext:value-type="float">
            <text:p>141.807</text:p>
          </table:table-cell>
          <table:table-cell office:value-type="float" office:value="287.367" calcext:value-type="float">
            <text:p>287.367</text:p>
          </table:table-cell>
          <table:table-cell office:value-type="float" office:value="44.8239" calcext:value-type="float">
            <text:p>44.8239</text:p>
          </table:table-cell>
          <table:table-cell/>
          <table:table-cell table:formula="of:=([.D39]-[.A39])/0.0166667" office:value-type="float" office:value="-130.559738880523" calcext:value-type="float">
            <text:p>-130.559738880523</text:p>
          </table:table-cell>
          <table:table-cell table:formula="of:=ABS([.E39]-[.B39])/0.0166667" office:value-type="float" office:value="675.118649762701" calcext:value-type="float">
            <text:p>675.118649762701</text:p>
          </table:table-cell>
          <table:table-cell table:formula="of:=([.F39]-[.C39])/0.0166667" office:value-type="float" office:value="40.8959182081638" calcext:value-type="float">
            <text:p>40.8959182081638</text:p>
          </table:table-cell>
          <table:table-cell table:formula="of:=DEGREES(ATAN(ABS([.F39]-[.C39])/ABS([.E39]-[.B39])))" office:value-type="float" office:value="3.46650736853435" calcext:value-type="float">
            <text:p>3.46650736853435</text:p>
          </table:table-cell>
          <table:table-cell table:formula="of:=SQRT(POWER([.H39];2)+POWER([.I39];2)+POWER([.J39];2))" office:value-type="float" office:value="688.842153762422" calcext:value-type="float">
            <text:p>688.842153762422</text:p>
          </table:table-cell>
        </table:table-row>
        <table:table-row table:style-name="ro1">
          <table:table-cell office:value-type="float" office:value="144.411" calcext:value-type="float">
            <text:p>144.411</text:p>
          </table:table-cell>
          <table:table-cell office:value-type="float" office:value="298.252" calcext:value-type="float">
            <text:p>298.252</text:p>
          </table:table-cell>
          <table:table-cell office:value-type="float" office:value="44.971" calcext:value-type="float">
            <text:p>44.971</text:p>
          </table:table-cell>
          <table:table-cell office:value-type="float" office:value="142.185" calcext:value-type="float">
            <text:p>142.185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46.1553" calcext:value-type="float">
            <text:p>46.1553</text:p>
          </table:table-cell>
          <table:table-cell/>
          <table:table-cell table:formula="of:=([.D40]-[.A40])/0.0166667" office:value-type="float" office:value="-133.559732880534" calcext:value-type="float">
            <text:p>-133.559732880534</text:p>
          </table:table-cell>
          <table:table-cell table:formula="of:=ABS([.E40]-[.B40])/0.0166667" office:value-type="float" office:value="680.458639082722" calcext:value-type="float">
            <text:p>680.458639082722</text:p>
          </table:table-cell>
          <table:table-cell table:formula="of:=([.F40]-[.C40])/0.0166667" office:value-type="float" office:value="71.0578578842843" calcext:value-type="float">
            <text:p>71.0578578842843</text:p>
          </table:table-cell>
          <table:table-cell table:formula="of:=DEGREES(ATAN(ABS([.F40]-[.C40])/ABS([.E40]-[.B40])))" office:value-type="float" office:value="5.96158552831626" calcext:value-type="float">
            <text:p>5.96158552831626</text:p>
          </table:table-cell>
          <table:table-cell table:formula="of:=SQRT(POWER([.H40];2)+POWER([.I40];2)+POWER([.J40];2))" office:value-type="float" office:value="697.073440116989" calcext:value-type="float">
            <text:p>697.073440116989</text:p>
          </table:table-cell>
        </table:table-row>
        <table:table-row table:style-name="ro1">
          <table:table-cell office:value-type="float" office:value="144.006" calcext:value-type="float">
            <text:p>144.006</text:p>
          </table:table-cell>
          <table:table-cell office:value-type="float" office:value="292.597" calcext:value-type="float">
            <text:p>292.597</text:p>
          </table:table-cell>
          <table:table-cell office:value-type="float" office:value="46.8306" calcext:value-type="float">
            <text:p>46.8306</text:p>
          </table:table-cell>
          <table:table-cell office:value-type="float" office:value="142.276" calcext:value-type="float">
            <text:p>142.276</text:p>
          </table:table-cell>
          <table:table-cell office:value-type="float" office:value="281.316" calcext:value-type="float">
            <text:p>281.316</text:p>
          </table:table-cell>
          <table:table-cell office:value-type="float" office:value="48.234" calcext:value-type="float">
            <text:p>48.234</text:p>
          </table:table-cell>
          <table:table-cell/>
          <table:table-cell table:formula="of:=([.D41]-[.A41])/0.0166667" office:value-type="float" office:value="-103.799792400415" calcext:value-type="float">
            <text:p>-103.799792400415</text:p>
          </table:table-cell>
          <table:table-cell table:formula="of:=ABS([.E41]-[.B41])/0.0166667" office:value-type="float" office:value="676.858646282708" calcext:value-type="float">
            <text:p>676.858646282708</text:p>
          </table:table-cell>
          <table:table-cell table:formula="of:=([.F41]-[.C41])/0.0166667" office:value-type="float" office:value="84.2038315923371" calcext:value-type="float">
            <text:p>84.2038315923371</text:p>
          </table:table-cell>
          <table:table-cell table:formula="of:=DEGREES(ATAN(ABS([.F41]-[.C41])/ABS([.E41]-[.B41])))" office:value-type="float" office:value="7.0913833374721" calcext:value-type="float">
            <text:p>7.0913833374721</text:p>
          </table:table-cell>
          <table:table-cell table:formula="of:=SQRT(POWER([.H41];2)+POWER([.I41];2)+POWER([.J41];2))" office:value-type="float" office:value="689.929205937" calcext:value-type="float">
            <text:p>689.929205937</text:p>
          </table:table-cell>
        </table:table-row>
        <table:table-row table:style-name="ro1">
          <table:table-cell office:value-type="float" office:value="145.285" calcext:value-type="float">
            <text:p>145.285</text:p>
          </table:table-cell>
          <table:table-cell office:value-type="float" office:value="297.581" calcext:value-type="float">
            <text:p>297.581</text:p>
          </table:table-cell>
          <table:table-cell office:value-type="float" office:value="46.3551" calcext:value-type="float">
            <text:p>46.3551</text:p>
          </table:table-cell>
          <table:table-cell office:value-type="float" office:value="143.797" calcext:value-type="float">
            <text:p>143.797</text:p>
          </table:table-cell>
          <table:table-cell office:value-type="float" office:value="284.675" calcext:value-type="float">
            <text:p>284.675</text:p>
          </table:table-cell>
          <table:table-cell office:value-type="float" office:value="47.9846" calcext:value-type="float">
            <text:p>47.9846</text:p>
          </table:table-cell>
          <table:table-cell/>
          <table:table-cell table:formula="of:=([.D42]-[.A42])/0.0166667" office:value-type="float" office:value="-89.2798214403571" calcext:value-type="float">
            <text:p>-89.2798214403571</text:p>
          </table:table-cell>
          <table:table-cell table:formula="of:=ABS([.E42]-[.B42])/0.0166667" office:value-type="float" office:value="774.358451283098" calcext:value-type="float">
            <text:p>774.358451283098</text:p>
          </table:table-cell>
          <table:table-cell table:formula="of:=([.F42]-[.C42])/0.0166667" office:value-type="float" office:value="97.7698044603911" calcext:value-type="float">
            <text:p>97.7698044603911</text:p>
          </table:table-cell>
          <table:table-cell table:formula="of:=DEGREES(ATAN(ABS([.F42]-[.C42])/ABS([.E42]-[.B42])))" office:value-type="float" office:value="7.19603680154367" calcext:value-type="float">
            <text:p>7.19603680154367</text:p>
          </table:table-cell>
          <table:table-cell table:formula="of:=SQRT(POWER([.H42];2)+POWER([.I42];2)+POWER([.J42];2))" office:value-type="float" office:value="785.595845364652" calcext:value-type="float">
            <text:p>785.595845364652</text:p>
          </table:table-cell>
        </table:table-row>
        <table:table-row table:style-name="ro1">
          <table:table-cell office:value-type="float" office:value="144.863" calcext:value-type="float">
            <text:p>144.863</text:p>
          </table:table-cell>
          <table:table-cell office:value-type="float" office:value="292.687" calcext:value-type="float">
            <text:p>292.687</text:p>
          </table:table-cell>
          <table:table-cell office:value-type="float" office:value="45.5342" calcext:value-type="float">
            <text:p>45.5342</text:p>
          </table:table-cell>
          <table:table-cell office:value-type="float" office:value="143.445" calcext:value-type="float">
            <text:p>143.445</text:p>
          </table:table-cell>
          <table:table-cell office:value-type="float" office:value="280.148" calcext:value-type="float">
            <text:p>280.148</text:p>
          </table:table-cell>
          <table:table-cell office:value-type="float" office:value="46.655" calcext:value-type="float">
            <text:p>46.655</text:p>
          </table:table-cell>
          <table:table-cell/>
          <table:table-cell table:formula="of:=([.D43]-[.A43])/0.0166667" office:value-type="float" office:value="-85.0798298403407" calcext:value-type="float">
            <text:p>-85.0798298403407</text:p>
          </table:table-cell>
          <table:table-cell table:formula="of:=ABS([.E43]-[.B43])/0.0166667" office:value-type="float" office:value="752.338495323009" calcext:value-type="float">
            <text:p>752.338495323009</text:p>
          </table:table-cell>
          <table:table-cell table:formula="of:=([.F43]-[.C43])/0.0166667" office:value-type="float" office:value="67.2478655042692" calcext:value-type="float">
            <text:p>67.2478655042692</text:p>
          </table:table-cell>
          <table:table-cell table:formula="of:=DEGREES(ATAN(ABS([.F43]-[.C43])/ABS([.E43]-[.B43])))" office:value-type="float" office:value="5.10781559595975" calcext:value-type="float">
            <text:p>5.10781559595975</text:p>
          </table:table-cell>
          <table:table-cell table:formula="of:=SQRT(POWER([.H43];2)+POWER([.I43];2)+POWER([.J43];2))" office:value-type="float" office:value="760.11450742992" calcext:value-type="float">
            <text:p>760.11450742992</text:p>
          </table:table-cell>
        </table:table-row>
        <table:table-row table:style-name="ro1">
          <table:table-cell office:value-type="float" office:value="144.864" calcext:value-type="float">
            <text:p>144.864</text:p>
          </table:table-cell>
          <table:table-cell office:value-type="float" office:value="299.494" calcext:value-type="float">
            <text:p>299.494</text:p>
          </table:table-cell>
          <table:table-cell office:value-type="float" office:value="44.7846" calcext:value-type="float">
            <text:p>44.7846</text:p>
          </table:table-cell>
          <table:table-cell office:value-type="float" office:value="142.916" calcext:value-type="float">
            <text:p>142.916</text:p>
          </table:table-cell>
          <table:table-cell office:value-type="float" office:value="286.685" calcext:value-type="float">
            <text:p>286.685</text:p>
          </table:table-cell>
          <table:table-cell office:value-type="float" office:value="46.1841" calcext:value-type="float">
            <text:p>46.1841</text:p>
          </table:table-cell>
          <table:table-cell/>
          <table:table-cell table:formula="of:=([.D44]-[.A44])/0.0166667" office:value-type="float" office:value="-116.879766240468" calcext:value-type="float">
            <text:p>-116.879766240468</text:p>
          </table:table-cell>
          <table:table-cell table:formula="of:=ABS([.E44]-[.B44])/0.0166667" office:value-type="float" office:value="768.538462923076" calcext:value-type="float">
            <text:p>768.538462923076</text:p>
          </table:table-cell>
          <table:table-cell table:formula="of:=([.F44]-[.C44])/0.0166667" office:value-type="float" office:value="83.9698320603361" calcext:value-type="float">
            <text:p>83.9698320603361</text:p>
          </table:table-cell>
          <table:table-cell table:formula="of:=DEGREES(ATAN(ABS([.F44]-[.C44])/ABS([.E44]-[.B44])))" office:value-type="float" office:value="6.23535301729629" calcext:value-type="float">
            <text:p>6.23535301729629</text:p>
          </table:table-cell>
          <table:table-cell table:formula="of:=SQRT(POWER([.H44];2)+POWER([.I44];2)+POWER([.J44];2))" office:value-type="float" office:value="781.89716807572" calcext:value-type="float">
            <text:p>781.89716807572</text:p>
          </table:table-cell>
        </table:table-row>
        <table:table-row table:style-name="ro1">
          <table:table-cell office:value-type="float" office:value="142.968" calcext:value-type="float">
            <text:p>142.968</text:p>
          </table:table-cell>
          <table:table-cell office:value-type="float" office:value="295.808" calcext:value-type="float">
            <text:p>295.808</text:p>
          </table:table-cell>
          <table:table-cell office:value-type="float" office:value="45.856" calcext:value-type="float">
            <text:p>45.856</text:p>
          </table:table-cell>
          <table:table-cell office:value-type="float" office:value="140.332" calcext:value-type="float">
            <text:p>140.332</text:p>
          </table:table-cell>
          <table:table-cell office:value-type="float" office:value="283.319" calcext:value-type="float">
            <text:p>283.319</text:p>
          </table:table-cell>
          <table:table-cell office:value-type="float" office:value="47.4537" calcext:value-type="float">
            <text:p>47.4537</text:p>
          </table:table-cell>
          <table:table-cell/>
          <table:table-cell table:formula="of:=([.D45]-[.A45])/0.0166667" office:value-type="float" office:value="-158.159683680632" calcext:value-type="float">
            <text:p>-158.159683680632</text:p>
          </table:table-cell>
          <table:table-cell table:formula="of:=ABS([.E45]-[.B45])/0.0166667" office:value-type="float" office:value="749.338501322996" calcext:value-type="float">
            <text:p>749.338501322996</text:p>
          </table:table-cell>
          <table:table-cell table:formula="of:=([.F45]-[.C45])/0.0166667" office:value-type="float" office:value="95.8618082763832" calcext:value-type="float">
            <text:p>95.8618082763832</text:p>
          </table:table-cell>
          <table:table-cell table:formula="of:=DEGREES(ATAN(ABS([.F45]-[.C45])/ABS([.E45]-[.B45])))" office:value-type="float" office:value="7.29017001061717" calcext:value-type="float">
            <text:p>7.29017001061717</text:p>
          </table:table-cell>
          <table:table-cell table:formula="of:=SQRT(POWER([.H45];2)+POWER([.I45];2)+POWER([.J45];2))" office:value-type="float" office:value="771.823918645289" calcext:value-type="float">
            <text:p>771.823918645289</text:p>
          </table:table-cell>
        </table:table-row>
        <table:table-row table:style-name="ro1">
          <table:table-cell office:value-type="float" office:value="142.246" calcext:value-type="float">
            <text:p>142.246</text:p>
          </table:table-cell>
          <table:table-cell office:value-type="float" office:value="296.108" calcext:value-type="float">
            <text:p>296.108</text:p>
          </table:table-cell>
          <table:table-cell office:value-type="float" office:value="45.5595" calcext:value-type="float">
            <text:p>45.5595</text:p>
          </table:table-cell>
          <table:table-cell office:value-type="float" office:value="139.137" calcext:value-type="float">
            <text:p>139.137</text:p>
          </table:table-cell>
          <table:table-cell office:value-type="float" office:value="283.726" calcext:value-type="float">
            <text:p>283.726</text:p>
          </table:table-cell>
          <table:table-cell office:value-type="float" office:value="47.1511" calcext:value-type="float">
            <text:p>47.1511</text:p>
          </table:table-cell>
          <table:table-cell/>
          <table:table-cell table:formula="of:=([.D46]-[.A46])/0.0166667" office:value-type="float" office:value="-186.539626920747" calcext:value-type="float">
            <text:p>-186.539626920747</text:p>
          </table:table-cell>
          <table:table-cell table:formula="of:=ABS([.E46]-[.B46])/0.0166667" office:value-type="float" office:value="742.918514162972" calcext:value-type="float">
            <text:p>742.918514162972</text:p>
          </table:table-cell>
          <table:table-cell table:formula="of:=([.F46]-[.C46])/0.0166667" office:value-type="float" office:value="95.495809008382" calcext:value-type="float">
            <text:p>95.495809008382</text:p>
          </table:table-cell>
          <table:table-cell table:formula="of:=DEGREES(ATAN(ABS([.F46]-[.C46])/ABS([.E46]-[.B46])))" office:value-type="float" office:value="7.32471587540181" calcext:value-type="float">
            <text:p>7.32471587540181</text:p>
          </table:table-cell>
          <table:table-cell table:formula="of:=SQRT(POWER([.H46];2)+POWER([.I46];2)+POWER([.J46];2))" office:value-type="float" office:value="771.909580609034" calcext:value-type="float">
            <text:p>771.909580609034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302.652" calcext:value-type="float">
            <text:p>302.652</text:p>
          </table:table-cell>
          <table:table-cell office:value-type="float" office:value="44.6909" calcext:value-type="float">
            <text:p>44.6909</text:p>
          </table:table-cell>
          <table:table-cell office:value-type="float" office:value="127.492" calcext:value-type="float">
            <text:p>127.492</text:p>
          </table:table-cell>
          <table:table-cell office:value-type="float" office:value="292.171" calcext:value-type="float">
            <text:p>292.171</text:p>
          </table:table-cell>
          <table:table-cell office:value-type="float" office:value="45.2187" calcext:value-type="float">
            <text:p>45.2187</text:p>
          </table:table-cell>
          <table:table-cell/>
          <table:table-cell table:formula="of:=([.D47]-[.A47])/0.0166667" office:value-type="float" office:value="-72.479855040289" calcext:value-type="float">
            <text:p>-72.479855040289</text:p>
          </table:table-cell>
          <table:table-cell table:formula="of:=ABS([.E47]-[.B47])/0.0166667" office:value-type="float" office:value="628.858742282515" calcext:value-type="float">
            <text:p>628.858742282515</text:p>
          </table:table-cell>
          <table:table-cell table:formula="of:=([.F47]-[.C47])/0.0166667" office:value-type="float" office:value="31.6679366641266" calcext:value-type="float">
            <text:p>31.6679366641266</text:p>
          </table:table-cell>
          <table:table-cell table:formula="of:=DEGREES(ATAN(ABS([.F47]-[.C47])/ABS([.E47]-[.B47])))" office:value-type="float" office:value="2.88285361187184" calcext:value-type="float">
            <text:p>2.88285361187184</text:p>
          </table:table-cell>
          <table:table-cell table:formula="of:=SQRT(POWER([.H47];2)+POWER([.I47];2)+POWER([.J47];2))" office:value-type="float" office:value="633.813462577414" calcext:value-type="float">
            <text:p>633.813462577414</text:p>
          </table:table-cell>
        </table:table-row>
        <table:table-row table:style-name="ro1">
          <table:table-cell office:value-type="float" office:value="120.361" calcext:value-type="float">
            <text:p>120.361</text:p>
          </table:table-cell>
          <table:table-cell office:value-type="float" office:value="296.051" calcext:value-type="float">
            <text:p>296.051</text:p>
          </table:table-cell>
          <table:table-cell office:value-type="float" office:value="45.7227" calcext:value-type="float">
            <text:p>45.7227</text:p>
          </table:table-cell>
          <table:table-cell office:value-type="float" office:value="119.422" calcext:value-type="float">
            <text:p>119.422</text:p>
          </table:table-cell>
          <table:table-cell office:value-type="float" office:value="284.31" calcext:value-type="float">
            <text:p>284.31</text:p>
          </table:table-cell>
          <table:table-cell office:value-type="float" office:value="46.9537" calcext:value-type="float">
            <text:p>46.9537</text:p>
          </table:table-cell>
          <table:table-cell/>
          <table:table-cell table:formula="of:=([.D48]-[.A48])/0.0166667" office:value-type="float" office:value="-56.3398873202258" calcext:value-type="float">
            <text:p>-56.3398873202258</text:p>
          </table:table-cell>
          <table:table-cell table:formula="of:=ABS([.E48]-[.B48])/0.0166667" office:value-type="float" office:value="704.458591082817" calcext:value-type="float">
            <text:p>704.458591082817</text:p>
          </table:table-cell>
          <table:table-cell table:formula="of:=([.F48]-[.C48])/0.0166667" office:value-type="float" office:value="73.8598522802951" calcext:value-type="float">
            <text:p>73.8598522802951</text:p>
          </table:table-cell>
          <table:table-cell table:formula="of:=DEGREES(ATAN(ABS([.F48]-[.C48])/ABS([.E48]-[.B48])))" office:value-type="float" office:value="5.98538050938209" calcext:value-type="float">
            <text:p>5.98538050938209</text:p>
          </table:table-cell>
          <table:table-cell table:formula="of:=SQRT(POWER([.H48];2)+POWER([.I48];2)+POWER([.J48];2))" office:value-type="float" office:value="710.55708231817" calcext:value-type="float">
            <text:p>710.55708231817</text:p>
          </table:table-cell>
        </table:table-row>
        <table:table-row table:style-name="ro1">
          <table:table-cell office:value-type="float" office:value="105.579" calcext:value-type="float">
            <text:p>105.579</text:p>
          </table:table-cell>
          <table:table-cell office:value-type="float" office:value="296.872" calcext:value-type="float">
            <text:p>296.872</text:p>
          </table:table-cell>
          <table:table-cell office:value-type="float" office:value="45.2013" calcext:value-type="float">
            <text:p>45.2013</text:p>
          </table:table-cell>
          <table:table-cell office:value-type="float" office:value="104.794" calcext:value-type="float">
            <text:p>104.794</text:p>
          </table:table-cell>
          <table:table-cell office:value-type="float" office:value="282.24" calcext:value-type="float">
            <text:p>282.24</text:p>
          </table:table-cell>
          <table:table-cell office:value-type="float" office:value="47.124" calcext:value-type="float">
            <text:p>47.124</text:p>
          </table:table-cell>
          <table:table-cell/>
          <table:table-cell table:formula="of:=([.D49]-[.A49])/0.0166667" office:value-type="float" office:value="-47.0999058001882" calcext:value-type="float">
            <text:p>-47.0999058001882</text:p>
          </table:table-cell>
          <table:table-cell table:formula="of:=ABS([.E49]-[.B49])/0.0166667" office:value-type="float" office:value="877.918244163512" calcext:value-type="float">
            <text:p>877.918244163512</text:p>
          </table:table-cell>
          <table:table-cell table:formula="of:=([.F49]-[.C49])/0.0166667" office:value-type="float" office:value="115.361769276461" calcext:value-type="float">
            <text:p>115.361769276461</text:p>
          </table:table-cell>
          <table:table-cell table:formula="of:=DEGREES(ATAN(ABS([.F49]-[.C49])/ABS([.E49]-[.B49])))" office:value-type="float" office:value="7.48599144839893" calcext:value-type="float">
            <text:p>7.48599144839893</text:p>
          </table:table-cell>
          <table:table-cell table:formula="of:=SQRT(POWER([.H49];2)+POWER([.I49];2)+POWER([.J49];2))" office:value-type="float" office:value="886.717081358043" calcext:value-type="float">
            <text:p>886.717081358043</text:p>
          </table:table-cell>
        </table:table-row>
        <table:table-row table:style-name="ro1">
          <table:table-cell office:value-type="float" office:value="127.149" calcext:value-type="float">
            <text:p>127.149</text:p>
          </table:table-cell>
          <table:table-cell office:value-type="float" office:value="300.416" calcext:value-type="float">
            <text:p>300.416</text:p>
          </table:table-cell>
          <table:table-cell office:value-type="float" office:value="44.2509" calcext:value-type="float">
            <text:p>44.2509</text:p>
          </table:table-cell>
          <table:table-cell office:value-type="float" office:value="126.872" calcext:value-type="float">
            <text:p>126.872</text:p>
          </table:table-cell>
          <table:table-cell office:value-type="float" office:value="286.968" calcext:value-type="float">
            <text:p>286.968</text:p>
          </table:table-cell>
          <table:table-cell office:value-type="float" office:value="45.9998" calcext:value-type="float">
            <text:p>45.9998</text:p>
          </table:table-cell>
          <table:table-cell/>
          <table:table-cell table:formula="of:=([.D50]-[.A50])/0.0166667" office:value-type="float" office:value="-16.6199667600665" calcext:value-type="float">
            <text:p>-16.6199667600665</text:p>
          </table:table-cell>
          <table:table-cell table:formula="of:=ABS([.E50]-[.B50])/0.0166667" office:value-type="float" office:value="806.878386243226" calcext:value-type="float">
            <text:p>806.878386243226</text:p>
          </table:table-cell>
          <table:table-cell table:formula="of:=([.F50]-[.C50])/0.0166667" office:value-type="float" office:value="104.93379013242" calcext:value-type="float">
            <text:p>104.93379013242</text:p>
          </table:table-cell>
          <table:table-cell table:formula="of:=DEGREES(ATAN(ABS([.F50]-[.C50])/ABS([.E50]-[.B50])))" office:value-type="float" office:value="7.40967733707073" calcext:value-type="float">
            <text:p>7.40967733707073</text:p>
          </table:table-cell>
          <table:table-cell table:formula="of:=SQRT(POWER([.H50];2)+POWER([.I50];2)+POWER([.J50];2))" office:value-type="float" office:value="813.842769700102" calcext:value-type="float">
            <text:p>813.842769700102</text:p>
          </table:table-cell>
        </table:table-row>
        <table:table-row table:style-name="ro1">
          <table:table-cell office:value-type="float" office:value="132.753" calcext:value-type="float">
            <text:p>132.753</text:p>
          </table:table-cell>
          <table:table-cell office:value-type="float" office:value="303.193" calcext:value-type="float">
            <text:p>303.193</text:p>
          </table:table-cell>
          <table:table-cell office:value-type="float" office:value="44.0594" calcext:value-type="float">
            <text:p>44.0594</text:p>
          </table:table-cell>
          <table:table-cell office:value-type="float" office:value="130.574" calcext:value-type="float">
            <text:p>130.574</text:p>
          </table:table-cell>
          <table:table-cell office:value-type="float" office:value="290.052" calcext:value-type="float">
            <text:p>290.052</text:p>
          </table:table-cell>
          <table:table-cell office:value-type="float" office:value="45.7675" calcext:value-type="float">
            <text:p>45.7675</text:p>
          </table:table-cell>
          <table:table-cell/>
          <table:table-cell table:formula="of:=([.D51]-[.A51])/0.0166667" office:value-type="float" office:value="-130.739738520521" calcext:value-type="float">
            <text:p>-130.739738520521</text:p>
          </table:table-cell>
          <table:table-cell table:formula="of:=ABS([.E51]-[.B51])/0.0166667" office:value-type="float" office:value="788.458423083152" calcext:value-type="float">
            <text:p>788.458423083152</text:p>
          </table:table-cell>
          <table:table-cell table:formula="of:=([.F51]-[.C51])/0.0166667" office:value-type="float" office:value="102.48579502841" calcext:value-type="float">
            <text:p>102.48579502841</text:p>
          </table:table-cell>
          <table:table-cell table:formula="of:=DEGREES(ATAN(ABS([.F51]-[.C51])/ABS([.E51]-[.B51])))" office:value-type="float" office:value="7.40592597441155" calcext:value-type="float">
            <text:p>7.40592597441155</text:p>
          </table:table-cell>
          <table:table-cell table:formula="of:=SQRT(POWER([.H51];2)+POWER([.I51];2)+POWER([.J51];2))" office:value-type="float" office:value="805.768516598775" calcext:value-type="float">
            <text:p>805.768516598775</text:p>
          </table:table-cell>
        </table:table-row>
        <table:table-row table:style-name="ro1">
          <table:table-cell office:value-type="float" office:value="132.842" calcext:value-type="float">
            <text:p>132.842</text:p>
          </table:table-cell>
          <table:table-cell office:value-type="float" office:value="297.654" calcext:value-type="float">
            <text:p>297.654</text:p>
          </table:table-cell>
          <table:table-cell office:value-type="float" office:value="44.621" calcext:value-type="float">
            <text:p>44.621</text:p>
          </table:table-cell>
          <table:table-cell office:value-type="float" office:value="131.132" calcext:value-type="float">
            <text:p>131.132</text:p>
          </table:table-cell>
          <table:table-cell office:value-type="float" office:value="286.137" calcext:value-type="float">
            <text:p>286.137</text:p>
          </table:table-cell>
          <table:table-cell office:value-type="float" office:value="45.5885" calcext:value-type="float">
            <text:p>45.5885</text:p>
          </table:table-cell>
          <table:table-cell/>
          <table:table-cell table:formula="of:=([.D52]-[.A52])/0.0166667" office:value-type="float" office:value="-102.599794800411" calcext:value-type="float">
            <text:p>-102.599794800411</text:p>
          </table:table-cell>
          <table:table-cell table:formula="of:=ABS([.E52]-[.B52])/0.0166667" office:value-type="float" office:value="691.018617962764" calcext:value-type="float">
            <text:p>691.018617962764</text:p>
          </table:table-cell>
          <table:table-cell table:formula="of:=([.F52]-[.C52])/0.0166667" office:value-type="float" office:value="58.0498839002323" calcext:value-type="float">
            <text:p>58.0498839002323</text:p>
          </table:table-cell>
          <table:table-cell table:formula="of:=DEGREES(ATAN(ABS([.F52]-[.C52])/ABS([.E52]-[.B52])))" office:value-type="float" office:value="4.80192903189573" calcext:value-type="float">
            <text:p>4.80192903189573</text:p>
          </table:table-cell>
          <table:table-cell table:formula="of:=SQRT(POWER([.H52];2)+POWER([.I52];2)+POWER([.J52];2))" office:value-type="float" office:value="701.001595779271" calcext:value-type="float">
            <text:p>701.001595779271</text:p>
          </table:table-cell>
        </table:table-row>
        <table:table-row table:style-name="ro1">
          <table:table-cell office:value-type="float" office:value="130.315" calcext:value-type="float">
            <text:p>130.315</text:p>
          </table:table-cell>
          <table:table-cell office:value-type="float" office:value="286.069" calcext:value-type="float">
            <text:p>286.069</text:p>
          </table:table-cell>
          <table:table-cell office:value-type="float" office:value="46.6138" calcext:value-type="float">
            <text:p>46.6138</text:p>
          </table:table-cell>
          <table:table-cell office:value-type="float" office:value="128.513" calcext:value-type="float">
            <text:p>128.513</text:p>
          </table:table-cell>
          <table:table-cell office:value-type="float" office:value="273.74" calcext:value-type="float">
            <text:p>273.74</text:p>
          </table:table-cell>
          <table:table-cell office:value-type="float" office:value="48.2078" calcext:value-type="float">
            <text:p>48.2078</text:p>
          </table:table-cell>
          <table:table-cell/>
          <table:table-cell table:formula="of:=([.D53]-[.A53])/0.0166667" office:value-type="float" office:value="-108.119783760432" calcext:value-type="float">
            <text:p>-108.119783760432</text:p>
          </table:table-cell>
          <table:table-cell table:formula="of:=ABS([.E53]-[.B53])/0.0166667" office:value-type="float" office:value="739.738520522959" calcext:value-type="float">
            <text:p>739.738520522959</text:p>
          </table:table-cell>
          <table:table-cell table:formula="of:=([.F53]-[.C53])/0.0166667" office:value-type="float" office:value="95.6398087203826" calcext:value-type="float">
            <text:p>95.6398087203826</text:p>
          </table:table-cell>
          <table:table-cell table:formula="of:=DEGREES(ATAN(ABS([.F53]-[.C53])/ABS([.E53]-[.B53])))" office:value-type="float" office:value="7.36682955939884" calcext:value-type="float">
            <text:p>7.36682955939884</text:p>
          </table:table-cell>
          <table:table-cell table:formula="of:=SQRT(POWER([.H53];2)+POWER([.I53];2)+POWER([.J53];2))" office:value-type="float" office:value="753.690877878969" calcext:value-type="float">
            <text:p>753.690877878969</text:p>
          </table:table-cell>
        </table:table-row>
        <table:table-row table:style-name="ro1">
          <table:table-cell office:value-type="float" office:value="131.195" calcext:value-type="float">
            <text:p>131.195</text:p>
          </table:table-cell>
          <table:table-cell office:value-type="float" office:value="288.711" calcext:value-type="float">
            <text:p>288.711</text:p>
          </table:table-cell>
          <table:table-cell office:value-type="float" office:value="45.455" calcext:value-type="float">
            <text:p>45.455</text:p>
          </table:table-cell>
          <table:table-cell office:value-type="float" office:value="129.534" calcext:value-type="float">
            <text:p>129.534</text:p>
          </table:table-cell>
          <table:table-cell office:value-type="float" office:value="277.536" calcext:value-type="float">
            <text:p>277.536</text:p>
          </table:table-cell>
          <table:table-cell office:value-type="float" office:value="46.6451" calcext:value-type="float">
            <text:p>46.6451</text:p>
          </table:table-cell>
          <table:table-cell/>
          <table:table-cell table:formula="of:=([.D54]-[.A54])/0.0166667" office:value-type="float" office:value="-99.6598006803987" calcext:value-type="float">
            <text:p>-99.6598006803987</text:p>
          </table:table-cell>
          <table:table-cell table:formula="of:=ABS([.E54]-[.B54])/0.0166667" office:value-type="float" office:value="670.498659002683" calcext:value-type="float">
            <text:p>670.498659002683</text:p>
          </table:table-cell>
          <table:table-cell table:formula="of:=([.F54]-[.C54])/0.0166667" office:value-type="float" office:value="71.4058571882857" calcext:value-type="float">
            <text:p>71.4058571882857</text:p>
          </table:table-cell>
          <table:table-cell table:formula="of:=DEGREES(ATAN(ABS([.F54]-[.C54])/ABS([.E54]-[.B54])))" office:value-type="float" office:value="6.07889600772114" calcext:value-type="float">
            <text:p>6.07889600772114</text:p>
          </table:table-cell>
          <table:table-cell table:formula="of:=SQRT(POWER([.H54];2)+POWER([.I54];2)+POWER([.J54];2))" office:value-type="float" office:value="681.615231664351" calcext:value-type="float">
            <text:p>681.615231664351</text:p>
          </table:table-cell>
        </table:table-row>
        <table:table-row table:style-name="ro1">
          <table:table-cell office:value-type="float" office:value="129.414" calcext:value-type="float">
            <text:p>129.414</text:p>
          </table:table-cell>
          <table:table-cell office:value-type="float" office:value="295.54" calcext:value-type="float">
            <text:p>295.54</text:p>
          </table:table-cell>
          <table:table-cell office:value-type="float" office:value="45.7316" calcext:value-type="float">
            <text:p>45.7316</text:p>
          </table:table-cell>
          <table:table-cell office:value-type="float" office:value="128.092" calcext:value-type="float">
            <text:p>128.092</text:p>
          </table:table-cell>
          <table:table-cell office:value-type="float" office:value="282.592" calcext:value-type="float">
            <text:p>282.592</text:p>
          </table:table-cell>
          <table:table-cell office:value-type="float" office:value="47.3949" calcext:value-type="float">
            <text:p>47.3949</text:p>
          </table:table-cell>
          <table:table-cell/>
          <table:table-cell table:formula="of:=([.D55]-[.A55])/0.0166667" office:value-type="float" office:value="-79.3198413603157" calcext:value-type="float">
            <text:p>-79.3198413603157</text:p>
          </table:table-cell>
          <table:table-cell table:formula="of:=ABS([.E55]-[.B55])/0.0166667" office:value-type="float" office:value="776.87844624311" calcext:value-type="float">
            <text:p>776.87844624311</text:p>
          </table:table-cell>
          <table:table-cell table:formula="of:=([.F55]-[.C55])/0.0166667" office:value-type="float" office:value="99.7978004043992" calcext:value-type="float">
            <text:p>99.7978004043992</text:p>
          </table:table-cell>
          <table:table-cell table:formula="of:=DEGREES(ATAN(ABS([.F55]-[.C55])/ABS([.E55]-[.B55])))" office:value-type="float" office:value="7.3201256581486" calcext:value-type="float">
            <text:p>7.3201256581486</text:p>
          </table:table-cell>
          <table:table-cell table:formula="of:=SQRT(POWER([.H55];2)+POWER([.I55];2)+POWER([.J55];2))" office:value-type="float" office:value="787.268288727604" calcext:value-type="float">
            <text:p>787.268288727604</text:p>
          </table:table-cell>
        </table:table-row>
        <table:table-row table:style-name="ro1">
          <table:table-cell office:value-type="float" office:value="128.727" calcext:value-type="float">
            <text:p>128.727</text:p>
          </table:table-cell>
          <table:table-cell office:value-type="float" office:value="295.973" calcext:value-type="float">
            <text:p>295.973</text:p>
          </table:table-cell>
          <table:table-cell office:value-type="float" office:value="44.6425" calcext:value-type="float">
            <text:p>44.6425</text:p>
          </table:table-cell>
          <table:table-cell office:value-type="float" office:value="127.439" calcext:value-type="float">
            <text:p>127.439</text:p>
          </table:table-cell>
          <table:table-cell office:value-type="float" office:value="283.055" calcext:value-type="float">
            <text:p>283.055</text:p>
          </table:table-cell>
          <table:table-cell office:value-type="float" office:value="46.0781" calcext:value-type="float">
            <text:p>46.0781</text:p>
          </table:table-cell>
          <table:table-cell/>
          <table:table-cell table:formula="of:=([.D56]-[.A56])/0.0166667" office:value-type="float" office:value="-77.2798454403098" calcext:value-type="float">
            <text:p>-77.2798454403098</text:p>
          </table:table-cell>
          <table:table-cell table:formula="of:=ABS([.E56]-[.B56])/0.0166667" office:value-type="float" office:value="775.078449843101" calcext:value-type="float">
            <text:p>775.078449843101</text:p>
          </table:table-cell>
          <table:table-cell table:formula="of:=([.F56]-[.C56])/0.0166667" office:value-type="float" office:value="86.1358277283446" calcext:value-type="float">
            <text:p>86.1358277283446</text:p>
          </table:table-cell>
          <table:table-cell table:formula="of:=DEGREES(ATAN(ABS([.F56]-[.C56])/ABS([.E56]-[.B56])))" office:value-type="float" office:value="6.34136007789639" calcext:value-type="float">
            <text:p>6.34136007789639</text:p>
          </table:table-cell>
          <table:table-cell table:formula="of:=SQRT(POWER([.H56];2)+POWER([.I56];2)+POWER([.J56];2))" office:value-type="float" office:value="783.669674506363" calcext:value-type="float">
            <text:p>783.669674506363</text:p>
          </table:table-cell>
        </table:table-row>
        <table:table-row table:style-name="ro1">
          <table:table-cell office:value-type="float" office:value="126.741" calcext:value-type="float">
            <text:p>126.741</text:p>
          </table:table-cell>
          <table:table-cell office:value-type="float" office:value="288.182" calcext:value-type="float">
            <text:p>288.182</text:p>
          </table:table-cell>
          <table:table-cell office:value-type="float" office:value="46.3263" calcext:value-type="float">
            <text:p>46.3263</text:p>
          </table:table-cell>
          <table:table-cell office:value-type="float" office:value="125.653" calcext:value-type="float">
            <text:p>125.653</text:p>
          </table:table-cell>
          <table:table-cell office:value-type="float" office:value="276.823" calcext:value-type="float">
            <text:p>276.823</text:p>
          </table:table-cell>
          <table:table-cell office:value-type="float" office:value="47.7698" calcext:value-type="float">
            <text:p>47.7698</text:p>
          </table:table-cell>
          <table:table-cell/>
          <table:table-cell table:formula="of:=([.D57]-[.A57])/0.0166667" office:value-type="float" office:value="-65.2798694402608" calcext:value-type="float">
            <text:p>-65.2798694402608</text:p>
          </table:table-cell>
          <table:table-cell table:formula="of:=ABS([.E57]-[.B57])/0.0166667" office:value-type="float" office:value="681.538636922728" calcext:value-type="float">
            <text:p>681.538636922728</text:p>
          </table:table-cell>
          <table:table-cell table:formula="of:=([.F57]-[.C57])/0.0166667" office:value-type="float" office:value="86.6098267803465" calcext:value-type="float">
            <text:p>86.6098267803465</text:p>
          </table:table-cell>
          <table:table-cell table:formula="of:=DEGREES(ATAN(ABS([.F57]-[.C57])/ABS([.E57]-[.B57])))" office:value-type="float" office:value="7.24231937166674" calcext:value-type="float">
            <text:p>7.24231937166674</text:p>
          </table:table-cell>
          <table:table-cell table:formula="of:=SQRT(POWER([.H57];2)+POWER([.I57];2)+POWER([.J57];2))" office:value-type="float" office:value="690.114220305269" calcext:value-type="float">
            <text:p>690.114220305269</text:p>
          </table:table-cell>
        </table:table-row>
        <table:table-row table:style-name="ro1">
          <table:table-cell office:value-type="float" office:value="127.043" calcext:value-type="float">
            <text:p>127.043</text:p>
          </table:table-cell>
          <table:table-cell office:value-type="float" office:value="288.321" calcext:value-type="float">
            <text:p>288.321</text:p>
          </table:table-cell>
          <table:table-cell office:value-type="float" office:value="45.543" calcext:value-type="float">
            <text:p>45.543</text:p>
          </table:table-cell>
          <table:table-cell office:value-type="float" office:value="125.589" calcext:value-type="float">
            <text:p>125.589</text:p>
          </table:table-cell>
          <table:table-cell office:value-type="float" office:value="275.88" calcext:value-type="float">
            <text:p>275.88</text:p>
          </table:table-cell>
          <table:table-cell office:value-type="float" office:value="46.6762" calcext:value-type="float">
            <text:p>46.6762</text:p>
          </table:table-cell>
          <table:table-cell/>
          <table:table-cell table:formula="of:=([.D58]-[.A58])/0.0166667" office:value-type="float" office:value="-87.2398255203494" calcext:value-type="float">
            <text:p>-87.2398255203494</text:p>
          </table:table-cell>
          <table:table-cell table:formula="of:=ABS([.E58]-[.B58])/0.0166667" office:value-type="float" office:value="746.458507082988" calcext:value-type="float">
            <text:p>746.458507082988</text:p>
          </table:table-cell>
          <table:table-cell table:formula="of:=([.F58]-[.C58])/0.0166667" office:value-type="float" office:value="67.9918640162721" calcext:value-type="float">
            <text:p>67.9918640162721</text:p>
          </table:table-cell>
          <table:table-cell table:formula="of:=DEGREES(ATAN(ABS([.F58]-[.C58])/ABS([.E58]-[.B58])))" office:value-type="float" office:value="5.20447757888701" calcext:value-type="float">
            <text:p>5.20447757888701</text:p>
          </table:table-cell>
          <table:table-cell table:formula="of:=SQRT(POWER([.H58];2)+POWER([.I58];2)+POWER([.J58];2))" office:value-type="float" office:value="754.608496855019" calcext:value-type="float">
            <text:p>754.608496855019</text:p>
          </table:table-cell>
        </table:table-row>
        <table:table-row table:style-name="ro1">
          <table:table-cell office:value-type="float" office:value="123.465" calcext:value-type="float">
            <text:p>123.465</text:p>
          </table:table-cell>
          <table:table-cell office:value-type="float" office:value="293.078" calcext:value-type="float">
            <text:p>293.078</text:p>
          </table:table-cell>
          <table:table-cell office:value-type="float" office:value="44.8566" calcext:value-type="float">
            <text:p>44.8566</text:p>
          </table:table-cell>
          <table:table-cell office:value-type="float" office:value="122.195" calcext:value-type="float">
            <text:p>122.195</text:p>
          </table:table-cell>
          <table:table-cell office:value-type="float" office:value="281.483" calcext:value-type="float">
            <text:p>281.483</text:p>
          </table:table-cell>
          <table:table-cell office:value-type="float" office:value="46.3526" calcext:value-type="float">
            <text:p>46.3526</text:p>
          </table:table-cell>
          <table:table-cell/>
          <table:table-cell table:formula="of:=([.D59]-[.A59])/0.0166667" office:value-type="float" office:value="-76.1998476003054" calcext:value-type="float">
            <text:p>-76.1998476003054</text:p>
          </table:table-cell>
          <table:table-cell table:formula="of:=ABS([.E59]-[.B59])/0.0166667" office:value-type="float" office:value="695.698608602781" calcext:value-type="float">
            <text:p>695.698608602781</text:p>
          </table:table-cell>
          <table:table-cell table:formula="of:=([.F59]-[.C59])/0.0166667" office:value-type="float" office:value="89.7598204803592" calcext:value-type="float">
            <text:p>89.7598204803592</text:p>
          </table:table-cell>
          <table:table-cell table:formula="of:=DEGREES(ATAN(ABS([.F59]-[.C59])/ABS([.E59]-[.B59])))" office:value-type="float" office:value="7.35175219806877" calcext:value-type="float">
            <text:p>7.35175219806877</text:p>
          </table:table-cell>
          <table:table-cell table:formula="of:=SQRT(POWER([.H59];2)+POWER([.I59];2)+POWER([.J59];2))" office:value-type="float" office:value="705.591805620517" calcext:value-type="float">
            <text:p>705.591805620517</text:p>
          </table:table-cell>
        </table:table-row>
        <table:table-row table:style-name="ro1">
          <table:table-cell office:value-type="float" office:value="124.042" calcext:value-type="float">
            <text:p>124.042</text:p>
          </table:table-cell>
          <table:table-cell office:value-type="float" office:value="286.48" calcext:value-type="float">
            <text:p>286.48</text:p>
          </table:table-cell>
          <table:table-cell office:value-type="float" office:value="45.0822" calcext:value-type="float">
            <text:p>45.0822</text:p>
          </table:table-cell>
          <table:table-cell office:value-type="float" office:value="122.3" calcext:value-type="float">
            <text:p>122.3</text:p>
          </table:table-cell>
          <table:table-cell office:value-type="float" office:value="275.334" calcext:value-type="float">
            <text:p>275.334</text:p>
          </table:table-cell>
          <table:table-cell office:value-type="float" office:value="46.2889" calcext:value-type="float">
            <text:p>46.2889</text:p>
          </table:table-cell>
          <table:table-cell/>
          <table:table-cell table:formula="of:=([.D60]-[.A60])/0.0166667" office:value-type="float" office:value="-104.519790960418" calcext:value-type="float">
            <text:p>-104.519790960418</text:p>
          </table:table-cell>
          <table:table-cell table:formula="of:=ABS([.E60]-[.B60])/0.0166667" office:value-type="float" office:value="668.758662482676" calcext:value-type="float">
            <text:p>668.758662482676</text:p>
          </table:table-cell>
          <table:table-cell table:formula="of:=([.F60]-[.C60])/0.0166667" office:value-type="float" office:value="72.4018551962895" calcext:value-type="float">
            <text:p>72.4018551962895</text:p>
          </table:table-cell>
          <table:table-cell table:formula="of:=DEGREES(ATAN(ABS([.F60]-[.C60])/ABS([.E60]-[.B60])))" office:value-type="float" office:value="6.17895013712223" calcext:value-type="float">
            <text:p>6.17895013712223</text:p>
          </table:table-cell>
          <table:table-cell table:formula="of:=SQRT(POWER([.H60];2)+POWER([.I60];2)+POWER([.J60];2))" office:value-type="float" office:value="680.738249244078" calcext:value-type="float">
            <text:p>680.738249244078</text:p>
          </table:table-cell>
        </table:table-row>
        <table:table-row table:style-name="ro1">
          <table:table-cell office:value-type="float" office:value="124.697" calcext:value-type="float">
            <text:p>124.697</text:p>
          </table:table-cell>
          <table:table-cell office:value-type="float" office:value="282.814" calcext:value-type="float">
            <text:p>282.814</text:p>
          </table:table-cell>
          <table:table-cell office:value-type="float" office:value="44.1251" calcext:value-type="float">
            <text:p>44.1251</text:p>
          </table:table-cell>
          <table:table-cell office:value-type="float" office:value="122.57" calcext:value-type="float">
            <text:p>122.57</text:p>
          </table:table-cell>
          <table:table-cell office:value-type="float" office:value="270.66" calcext:value-type="float">
            <text:p>270.66</text:p>
          </table:table-cell>
          <table:table-cell office:value-type="float" office:value="45.5314" calcext:value-type="float">
            <text:p>45.5314</text:p>
          </table:table-cell>
          <table:table-cell/>
          <table:table-cell table:formula="of:=([.D61]-[.A61])/0.0166667" office:value-type="float" office:value="-127.619744760511" calcext:value-type="float">
            <text:p>-127.619744760511</text:p>
          </table:table-cell>
          <table:table-cell table:formula="of:=ABS([.E61]-[.B61])/0.0166667" office:value-type="float" office:value="729.238541522917" calcext:value-type="float">
            <text:p>729.238541522917</text:p>
          </table:table-cell>
          <table:table-cell table:formula="of:=([.F61]-[.C61])/0.0166667" office:value-type="float" office:value="84.3778312443372" calcext:value-type="float">
            <text:p>84.3778312443372</text:p>
          </table:table-cell>
          <table:table-cell table:formula="of:=DEGREES(ATAN(ABS([.F61]-[.C61])/ABS([.E61]-[.B61])))" office:value-type="float" office:value="6.60015918686183" calcext:value-type="float">
            <text:p>6.60015918686183</text:p>
          </table:table-cell>
          <table:table-cell table:formula="of:=SQRT(POWER([.H61];2)+POWER([.I61];2)+POWER([.J61];2))" office:value-type="float" office:value="745.114265130327" calcext:value-type="float">
            <text:p>745.114265130327</text:p>
          </table:table-cell>
        </table:table-row>
        <table:table-row table:style-name="ro1">
          <table:table-cell office:value-type="float" office:value="100.411" calcext:value-type="float">
            <text:p>100.411</text:p>
          </table:table-cell>
          <table:table-cell office:value-type="float" office:value="271.898" calcext:value-type="float">
            <text:p>271.898</text:p>
          </table:table-cell>
          <table:table-cell office:value-type="float" office:value="44.7734" calcext:value-type="float">
            <text:p>44.7734</text:p>
          </table:table-cell>
          <table:table-cell office:value-type="float" office:value="99.4241" calcext:value-type="float">
            <text:p>99.4241</text:p>
          </table:table-cell>
          <table:table-cell office:value-type="float" office:value="259.927" calcext:value-type="float">
            <text:p>259.927</text:p>
          </table:table-cell>
          <table:table-cell office:value-type="float" office:value="45.7079" calcext:value-type="float">
            <text:p>45.7079</text:p>
          </table:table-cell>
          <table:table-cell/>
          <table:table-cell table:formula="of:=([.D62]-[.A62])/0.0166667" office:value-type="float" office:value="-59.2138815722372" calcext:value-type="float">
            <text:p>-59.2138815722372</text:p>
          </table:table-cell>
          <table:table-cell table:formula="of:=ABS([.E62]-[.B62])/0.0166667" office:value-type="float" office:value="718.258563482873" calcext:value-type="float">
            <text:p>718.258563482873</text:p>
          </table:table-cell>
          <table:table-cell table:formula="of:=([.F62]-[.C62])/0.0166667" office:value-type="float" office:value="56.0698878602243" calcext:value-type="float">
            <text:p>56.0698878602243</text:p>
          </table:table-cell>
          <table:table-cell table:formula="of:=DEGREES(ATAN(ABS([.F62]-[.C62])/ABS([.E62]-[.B62])))" office:value-type="float" office:value="4.46366549108586" calcext:value-type="float">
            <text:p>4.46366549108586</text:p>
          </table:table-cell>
          <table:table-cell table:formula="of:=SQRT(POWER([.H62];2)+POWER([.I62];2)+POWER([.J62];2))" office:value-type="float" office:value="722.87307330678" calcext:value-type="float">
            <text:p>722.87307330678</text:p>
          </table:table-cell>
        </table:table-row>
        <table:table-row table:style-name="ro1">
          <table:table-cell office:value-type="float" office:value="100.294" calcext:value-type="float">
            <text:p>100.294</text:p>
          </table:table-cell>
          <table:table-cell office:value-type="float" office:value="282.088" calcext:value-type="float">
            <text:p>282.088</text:p>
          </table:table-cell>
          <table:table-cell office:value-type="float" office:value="43.4218" calcext:value-type="float">
            <text:p>43.4218</text:p>
          </table:table-cell>
          <table:table-cell office:value-type="float" office:value="98.7373" calcext:value-type="float">
            <text:p>98.7373</text:p>
          </table:table-cell>
          <table:table-cell office:value-type="float" office:value="264.653" calcext:value-type="float">
            <text:p>264.653</text:p>
          </table:table-cell>
          <table:table-cell office:value-type="float" office:value="45.4436" calcext:value-type="float">
            <text:p>45.4436</text:p>
          </table:table-cell>
          <table:table-cell/>
          <table:table-cell table:formula="of:=([.D63]-[.A63])/0.0166667" office:value-type="float" office:value="-93.4018131963731" calcext:value-type="float">
            <text:p>-93.4018131963731</text:p>
          </table:table-cell>
          <table:table-cell table:formula="of:=ABS([.E63]-[.B63])/0.0166667" office:value-type="float" office:value="1046.09790780418" calcext:value-type="float">
            <text:p>1046.09790780418</text:p>
          </table:table-cell>
          <table:table-cell table:formula="of:=([.F63]-[.C63])/0.0166667" office:value-type="float" office:value="121.307757384486" calcext:value-type="float">
            <text:p>121.307757384486</text:p>
          </table:table-cell>
          <table:table-cell table:formula="of:=DEGREES(ATAN(ABS([.F63]-[.C63])/ABS([.E63]-[.B63])))" office:value-type="float" office:value="6.6145977607918" calcext:value-type="float">
            <text:p>6.6145977607918</text:p>
          </table:table-cell>
          <table:table-cell table:formula="of:=SQRT(POWER([.H63];2)+POWER([.I63];2)+POWER([.J63];2))" office:value-type="float" office:value="1057.24183771846" calcext:value-type="float">
            <text:p>1057.24183771846</text:p>
          </table:table-cell>
        </table:table-row>
        <table:table-row table:style-name="ro1">
          <table:table-cell office:value-type="float" office:value="95.5669" calcext:value-type="float">
            <text:p>95.5669</text:p>
          </table:table-cell>
          <table:table-cell office:value-type="float" office:value="284.446" calcext:value-type="float">
            <text:p>284.446</text:p>
          </table:table-cell>
          <table:table-cell office:value-type="float" office:value="45.1108" calcext:value-type="float">
            <text:p>45.1108</text:p>
          </table:table-cell>
          <table:table-cell office:value-type="float" office:value="94.4914" calcext:value-type="float">
            <text:p>94.4914</text:p>
          </table:table-cell>
          <table:table-cell office:value-type="float" office:value="272.986" calcext:value-type="float">
            <text:p>272.986</text:p>
          </table:table-cell>
          <table:table-cell office:value-type="float" office:value="46.1293" calcext:value-type="float">
            <text:p>46.1293</text:p>
          </table:table-cell>
          <table:table-cell/>
          <table:table-cell table:formula="of:=([.D64]-[.A64])/0.0166667" office:value-type="float" office:value="-64.5298709402584" calcext:value-type="float">
            <text:p>-64.5298709402584</text:p>
          </table:table-cell>
          <table:table-cell table:formula="of:=ABS([.E64]-[.B64])/0.0166667" office:value-type="float" office:value="687.598624802753" calcext:value-type="float">
            <text:p>687.598624802753</text:p>
          </table:table-cell>
          <table:table-cell table:formula="of:=([.F64]-[.C64])/0.0166667" office:value-type="float" office:value="61.1098777802446" calcext:value-type="float">
            <text:p>61.1098777802446</text:p>
          </table:table-cell>
          <table:table-cell table:formula="of:=DEGREES(ATAN(ABS([.F64]-[.C64])/ABS([.E64]-[.B64])))" office:value-type="float" office:value="5.07878111926509" calcext:value-type="float">
            <text:p>5.07878111926509</text:p>
          </table:table-cell>
          <table:table-cell table:formula="of:=SQRT(POWER([.H64];2)+POWER([.I64];2)+POWER([.J64];2))" office:value-type="float" office:value="693.318390233895" calcext:value-type="float">
            <text:p>693.318390233895</text:p>
          </table:table-cell>
        </table:table-row>
        <table:table-row table:style-name="ro1">
          <table:table-cell office:value-type="float" office:value="94.9189" calcext:value-type="float">
            <text:p>94.9189</text:p>
          </table:table-cell>
          <table:table-cell office:value-type="float" office:value="297.719" calcext:value-type="float">
            <text:p>297.719</text:p>
          </table:table-cell>
          <table:table-cell office:value-type="float" office:value="44.6469" calcext:value-type="float">
            <text:p>44.6469</text:p>
          </table:table-cell>
          <table:table-cell office:value-type="float" office:value="94.8394" calcext:value-type="float">
            <text:p>94.8394</text:p>
          </table:table-cell>
          <table:table-cell office:value-type="float" office:value="285.501" calcext:value-type="float">
            <text:p>285.501</text:p>
          </table:table-cell>
          <table:table-cell office:value-type="float" office:value="46.2176" calcext:value-type="float">
            <text:p>46.2176</text:p>
          </table:table-cell>
          <table:table-cell/>
          <table:table-cell table:formula="of:=([.D65]-[.A65])/0.0166667" office:value-type="float" office:value="-4.76999046001883" calcext:value-type="float">
            <text:p>-4.76999046001883</text:p>
          </table:table-cell>
          <table:table-cell table:formula="of:=ABS([.E65]-[.B65])/0.0166667" office:value-type="float" office:value="733.078533842933" calcext:value-type="float">
            <text:p>733.078533842933</text:p>
          </table:table-cell>
          <table:table-cell table:formula="of:=([.F65]-[.C65])/0.0166667" office:value-type="float" office:value="94.2418115163767" calcext:value-type="float">
            <text:p>94.2418115163767</text:p>
          </table:table-cell>
          <table:table-cell table:formula="of:=DEGREES(ATAN(ABS([.F65]-[.C65])/ABS([.E65]-[.B65])))" office:value-type="float" office:value="7.32554992184015" calcext:value-type="float">
            <text:p>7.32554992184015</text:p>
          </table:table-cell>
          <table:table-cell table:formula="of:=SQRT(POWER([.H65];2)+POWER([.I65];2)+POWER([.J65];2))" office:value-type="float" office:value="739.126787924901" calcext:value-type="float">
            <text:p>739.126787924901</text:p>
          </table:table-cell>
        </table:table-row>
        <table:table-row table:style-name="ro1">
          <table:table-cell office:value-type="float" office:value="94.1993" calcext:value-type="float">
            <text:p>94.1993</text:p>
          </table:table-cell>
          <table:table-cell office:value-type="float" office:value="293.581" calcext:value-type="float">
            <text:p>293.581</text:p>
          </table:table-cell>
          <table:table-cell office:value-type="float" office:value="45.2702" calcext:value-type="float">
            <text:p>45.2702</text:p>
          </table:table-cell>
          <table:table-cell office:value-type="float" office:value="93.7007" calcext:value-type="float">
            <text:p>93.7007</text:p>
          </table:table-cell>
          <table:table-cell office:value-type="float" office:value="282.936" calcext:value-type="float">
            <text:p>282.936</text:p>
          </table:table-cell>
          <table:table-cell office:value-type="float" office:value="46.3605" calcext:value-type="float">
            <text:p>46.3605</text:p>
          </table:table-cell>
          <table:table-cell/>
          <table:table-cell table:formula="of:=([.D66]-[.A66])/0.0166667" office:value-type="float" office:value="-29.9159401681194" calcext:value-type="float">
            <text:p>-29.9159401681194</text:p>
          </table:table-cell>
          <table:table-cell table:formula="of:=ABS([.E66]-[.B66])/0.0166667" office:value-type="float" office:value="638.698722602557" calcext:value-type="float">
            <text:p>638.698722602557</text:p>
          </table:table-cell>
          <table:table-cell table:formula="of:=([.F66]-[.C66])/0.0166667" office:value-type="float" office:value="65.4178691642616" calcext:value-type="float">
            <text:p>65.4178691642616</text:p>
          </table:table-cell>
          <table:table-cell table:formula="of:=DEGREES(ATAN(ABS([.F66]-[.C66])/ABS([.E66]-[.B66])))" office:value-type="float" office:value="5.84805121371573" calcext:value-type="float">
            <text:p>5.84805121371573</text:p>
          </table:table-cell>
          <table:table-cell table:formula="of:=SQRT(POWER([.H66];2)+POWER([.I66];2)+POWER([.J66];2))" office:value-type="float" office:value="642.736741859584" calcext:value-type="float">
            <text:p>642.736741859584</text:p>
          </table:table-cell>
        </table:table-row>
        <table:table-row table:style-name="ro1">
          <table:table-cell office:value-type="float" office:value="93.3478" calcext:value-type="float">
            <text:p>93.3478</text:p>
          </table:table-cell>
          <table:table-cell office:value-type="float" office:value="292.108" calcext:value-type="float">
            <text:p>292.108</text:p>
          </table:table-cell>
          <table:table-cell office:value-type="float" office:value="46.0081" calcext:value-type="float">
            <text:p>46.0081</text:p>
          </table:table-cell>
          <table:table-cell office:value-type="float" office:value="93.0617" calcext:value-type="float">
            <text:p>93.0617</text:p>
          </table:table-cell>
          <table:table-cell office:value-type="float" office:value="280.214" calcext:value-type="float">
            <text:p>280.214</text:p>
          </table:table-cell>
          <table:table-cell office:value-type="float" office:value="47.2733" calcext:value-type="float">
            <text:p>47.2733</text:p>
          </table:table-cell>
          <table:table-cell/>
          <table:table-cell table:formula="of:=([.D67]-[.A67])/0.0166667" office:value-type="float" office:value="-17.1659656680689" calcext:value-type="float">
            <text:p>-17.1659656680689</text:p>
          </table:table-cell>
          <table:table-cell table:formula="of:=ABS([.E67]-[.B67])/0.0166667" office:value-type="float" office:value="713.638572722855" calcext:value-type="float">
            <text:p>713.638572722855</text:p>
          </table:table-cell>
          <table:table-cell table:formula="of:=([.F67]-[.C67])/0.0166667" office:value-type="float" office:value="75.9118481763037" calcext:value-type="float">
            <text:p>75.9118481763037</text:p>
          </table:table-cell>
          <table:table-cell table:formula="of:=DEGREES(ATAN(ABS([.F67]-[.C67])/ABS([.E67]-[.B67])))" office:value-type="float" office:value="6.07188886538314" calcext:value-type="float">
            <text:p>6.07188886538314</text:p>
          </table:table-cell>
          <table:table-cell table:formula="of:=SQRT(POWER([.H67];2)+POWER([.I67];2)+POWER([.J67];2))" office:value-type="float" office:value="717.869968412646" calcext:value-type="float">
            <text:p>717.869968412646</text:p>
          </table:table-cell>
        </table:table-row>
        <table:table-row table:style-name="ro1">
          <table:table-cell office:value-type="float" office:value="93.5655" calcext:value-type="float">
            <text:p>93.5655</text:p>
          </table:table-cell>
          <table:table-cell office:value-type="float" office:value="290.976" calcext:value-type="float">
            <text:p>290.976</text:p>
          </table:table-cell>
          <table:table-cell office:value-type="float" office:value="45.1538" calcext:value-type="float">
            <text:p>45.1538</text:p>
          </table:table-cell>
          <table:table-cell office:value-type="float" office:value="92.7715" calcext:value-type="float">
            <text:p>92.7715</text:p>
          </table:table-cell>
          <table:table-cell office:value-type="float" office:value="279.138" calcext:value-type="float">
            <text:p>279.138</text:p>
          </table:table-cell>
          <table:table-cell office:value-type="float" office:value="46.4415" calcext:value-type="float">
            <text:p>46.4415</text:p>
          </table:table-cell>
          <table:table-cell/>
          <table:table-cell table:formula="of:=([.D68]-[.A68])/0.0166667" office:value-type="float" office:value="-47.6399047201904" calcext:value-type="float">
            <text:p>-47.6399047201904</text:p>
          </table:table-cell>
          <table:table-cell table:formula="of:=ABS([.E68]-[.B68])/0.0166667" office:value-type="float" office:value="710.278579442842" calcext:value-type="float">
            <text:p>710.278579442842</text:p>
          </table:table-cell>
          <table:table-cell table:formula="of:=([.F68]-[.C68])/0.0166667" office:value-type="float" office:value="77.2618454763091" calcext:value-type="float">
            <text:p>77.2618454763091</text:p>
          </table:table-cell>
          <table:table-cell table:formula="of:=DEGREES(ATAN(ABS([.F68]-[.C68])/ABS([.E68]-[.B68])))" office:value-type="float" office:value="6.20804415486508" calcext:value-type="float">
            <text:p>6.20804415486508</text:p>
          </table:table-cell>
          <table:table-cell table:formula="of:=SQRT(POWER([.H68];2)+POWER([.I68];2)+POWER([.J68];2))" office:value-type="float" office:value="716.054895733209" calcext:value-type="float">
            <text:p>716.054895733209</text:p>
          </table:table-cell>
        </table:table-row>
        <table:table-row table:style-name="ro1">
          <table:table-cell office:value-type="float" office:value="93.4023" calcext:value-type="float">
            <text:p>93.4023</text:p>
          </table:table-cell>
          <table:table-cell office:value-type="float" office:value="299.039" calcext:value-type="float">
            <text:p>299.039</text:p>
          </table:table-cell>
          <table:table-cell office:value-type="float" office:value="44.9815" calcext:value-type="float">
            <text:p>44.9815</text:p>
          </table:table-cell>
          <table:table-cell office:value-type="float" office:value="92.5353" calcext:value-type="float">
            <text:p>92.5353</text:p>
          </table:table-cell>
          <table:table-cell office:value-type="float" office:value="285.424" calcext:value-type="float">
            <text:p>285.424</text:p>
          </table:table-cell>
          <table:table-cell office:value-type="float" office:value="46.7527" calcext:value-type="float">
            <text:p>46.7527</text:p>
          </table:table-cell>
          <table:table-cell/>
          <table:table-cell table:formula="of:=([.D69]-[.A69])/0.0166667" office:value-type="float" office:value="-52.0198959602075" calcext:value-type="float">
            <text:p>-52.0198959602075</text:p>
          </table:table-cell>
          <table:table-cell table:formula="of:=ABS([.E69]-[.B69])/0.0166667" office:value-type="float" office:value="816.898366203268" calcext:value-type="float">
            <text:p>816.898366203268</text:p>
          </table:table-cell>
          <table:table-cell table:formula="of:=([.F69]-[.C69])/0.0166667" office:value-type="float" office:value="106.271787456425" calcext:value-type="float">
            <text:p>106.271787456425</text:p>
          </table:table-cell>
          <table:table-cell table:formula="of:=DEGREES(ATAN(ABS([.F69]-[.C69])/ABS([.E69]-[.B69])))" office:value-type="float" office:value="7.41208499956361" calcext:value-type="float">
            <text:p>7.41208499956361</text:p>
          </table:table-cell>
          <table:table-cell table:formula="of:=SQRT(POWER([.H69];2)+POWER([.I69];2)+POWER([.J69];2))" office:value-type="float" office:value="825.422742048257" calcext:value-type="float">
            <text:p>825.422742048257</text:p>
          </table:table-cell>
        </table:table-row>
        <table:table-row table:style-name="ro1">
          <table:table-cell office:value-type="float" office:value="93.8527" calcext:value-type="float">
            <text:p>93.8527</text:p>
          </table:table-cell>
          <table:table-cell office:value-type="float" office:value="303.216" calcext:value-type="float">
            <text:p>303.216</text:p>
          </table:table-cell>
          <table:table-cell office:value-type="float" office:value="44.6208" calcext:value-type="float">
            <text:p>44.6208</text:p>
          </table:table-cell>
          <table:table-cell office:value-type="float" office:value="93.3478" calcext:value-type="float">
            <text:p>93.3478</text:p>
          </table:table-cell>
          <table:table-cell office:value-type="float" office:value="292.108" calcext:value-type="float">
            <text:p>292.108</text:p>
          </table:table-cell>
          <table:table-cell office:value-type="float" office:value="46.0081" calcext:value-type="float">
            <text:p>46.0081</text:p>
          </table:table-cell>
          <table:table-cell/>
          <table:table-cell table:formula="of:=([.D70]-[.A70])/0.0166667" office:value-type="float" office:value="-30.2939394121207" calcext:value-type="float">
            <text:p>-30.2939394121207</text:p>
          </table:table-cell>
          <table:table-cell table:formula="of:=ABS([.E70]-[.B70])/0.0166667" office:value-type="float" office:value="666.478667042666" calcext:value-type="float">
            <text:p>666.478667042666</text:p>
          </table:table-cell>
          <table:table-cell table:formula="of:=([.F70]-[.C70])/0.0166667" office:value-type="float" office:value="83.2378335243327" calcext:value-type="float">
            <text:p>83.2378335243327</text:p>
          </table:table-cell>
          <table:table-cell table:formula="of:=DEGREES(ATAN(ABS([.F70]-[.C70])/ABS([.E70]-[.B70])))" office:value-type="float" office:value="7.11892181639918" calcext:value-type="float">
            <text:p>7.11892181639918</text:p>
          </table:table-cell>
          <table:table-cell table:formula="of:=SQRT(POWER([.H70];2)+POWER([.I70];2)+POWER([.J70];2))" office:value-type="float" office:value="672.339254631097" calcext:value-type="float">
            <text:p>672.339254631097</text:p>
          </table:table-cell>
        </table:table-row>
        <table:table-row table:style-name="ro1">
          <table:table-cell office:value-type="float" office:value="93.6476" calcext:value-type="float">
            <text:p>93.6476</text:p>
          </table:table-cell>
          <table:table-cell office:value-type="float" office:value="304.598" calcext:value-type="float">
            <text:p>304.598</text:p>
          </table:table-cell>
          <table:table-cell office:value-type="float" office:value="44.6809" calcext:value-type="float">
            <text:p>44.6809</text:p>
          </table:table-cell>
          <table:table-cell office:value-type="float" office:value="93.3476" calcext:value-type="float">
            <text:p>93.3476</text:p>
          </table:table-cell>
          <table:table-cell office:value-type="float" office:value="292.102" calcext:value-type="float">
            <text:p>292.102</text:p>
          </table:table-cell>
          <table:table-cell office:value-type="float" office:value="46.0089" calcext:value-type="float">
            <text:p>46.0089</text:p>
          </table:table-cell>
          <table:table-cell/>
          <table:table-cell table:formula="of:=([.D71]-[.A71])/0.0166667" office:value-type="float" office:value="-17.9999640000718" calcext:value-type="float">
            <text:p>-17.9999640000718</text:p>
          </table:table-cell>
          <table:table-cell table:formula="of:=ABS([.E71]-[.B71])/0.0166667" office:value-type="float" office:value="749.758500483001" calcext:value-type="float">
            <text:p>749.758500483001</text:p>
          </table:table-cell>
          <table:table-cell table:formula="of:=([.F71]-[.C71])/0.0166667" office:value-type="float" office:value="79.6798406403185" calcext:value-type="float">
            <text:p>79.6798406403185</text:p>
          </table:table-cell>
          <table:table-cell table:formula="of:=DEGREES(ATAN(ABS([.F71]-[.C71])/ABS([.E71]-[.B71])))" office:value-type="float" office:value="6.06628262569898" calcext:value-type="float">
            <text:p>6.06628262569898</text:p>
          </table:table-cell>
          <table:table-cell table:formula="of:=SQRT(POWER([.H71];2)+POWER([.I71];2)+POWER([.J71];2))" office:value-type="float" office:value="754.195388977544" calcext:value-type="float">
            <text:p>754.195388977544</text:p>
          </table:table-cell>
        </table:table-row>
        <table:table-row table:style-name="ro1">
          <table:table-cell office:value-type="float" office:value="94.0506" calcext:value-type="float">
            <text:p>94.0506</text:p>
          </table:table-cell>
          <table:table-cell office:value-type="float" office:value="307.545" calcext:value-type="float">
            <text:p>307.545</text:p>
          </table:table-cell>
          <table:table-cell office:value-type="float" office:value="43.9806" calcext:value-type="float">
            <text:p>43.9806</text:p>
          </table:table-cell>
          <table:table-cell office:value-type="float" office:value="94.1931" calcext:value-type="float">
            <text:p>94.1931</text:p>
          </table:table-cell>
          <table:table-cell office:value-type="float" office:value="293.513" calcext:value-type="float">
            <text:p>293.513</text:p>
          </table:table-cell>
          <table:table-cell office:value-type="float" office:value="45.5366" calcext:value-type="float">
            <text:p>45.5366</text:p>
          </table:table-cell>
          <table:table-cell/>
          <table:table-cell table:formula="of:=([.D72]-[.A72])/0.0166667" office:value-type="float" office:value="8.5499829000341" calcext:value-type="float">
            <text:p>8.5499829000341</text:p>
          </table:table-cell>
          <table:table-cell table:formula="of:=ABS([.E72]-[.B72])/0.0166667" office:value-type="float" office:value="841.91831616337" calcext:value-type="float">
            <text:p>841.91831616337</text:p>
          </table:table-cell>
          <table:table-cell table:formula="of:=([.F72]-[.C72])/0.0166667" office:value-type="float" office:value="93.3598132803733" calcext:value-type="float">
            <text:p>93.3598132803733</text:p>
          </table:table-cell>
          <table:table-cell table:formula="of:=DEGREES(ATAN(ABS([.F72]-[.C72])/ABS([.E72]-[.B72])))" office:value-type="float" office:value="6.3276430005584" calcext:value-type="float">
            <text:p>6.3276430005584</text:p>
          </table:table-cell>
          <table:table-cell table:formula="of:=SQRT(POWER([.H72];2)+POWER([.I72];2)+POWER([.J72];2))" office:value-type="float" office:value="847.121955821416" calcext:value-type="float">
            <text:p>847.121955821416</text:p>
          </table:table-cell>
        </table:table-row>
        <table:table-row table:style-name="ro1">
          <table:table-cell office:value-type="float" office:value="93.5885" calcext:value-type="float">
            <text:p>93.5885</text:p>
          </table:table-cell>
          <table:table-cell office:value-type="float" office:value="303.226" calcext:value-type="float">
            <text:p>303.226</text:p>
          </table:table-cell>
          <table:table-cell office:value-type="float" office:value="44.6216" calcext:value-type="float">
            <text:p>44.6216</text:p>
          </table:table-cell>
          <table:table-cell office:value-type="float" office:value="93.2909" calcext:value-type="float">
            <text:p>93.2909</text:p>
          </table:table-cell>
          <table:table-cell office:value-type="float" office:value="290.8" calcext:value-type="float">
            <text:p>290.8</text:p>
          </table:table-cell>
          <table:table-cell office:value-type="float" office:value="45.9474" calcext:value-type="float">
            <text:p>45.9474</text:p>
          </table:table-cell>
          <table:table-cell/>
          <table:table-cell table:formula="of:=([.D73]-[.A73])/0.0166667" office:value-type="float" office:value="-17.8559642880716" calcext:value-type="float">
            <text:p>-17.8559642880716</text:p>
          </table:table-cell>
          <table:table-cell table:formula="of:=ABS([.E73]-[.B73])/0.0166667" office:value-type="float" office:value="745.558508882982" calcext:value-type="float">
            <text:p>745.558508882982</text:p>
          </table:table-cell>
          <table:table-cell table:formula="of:=([.F73]-[.C73])/0.0166667" office:value-type="float" office:value="79.5478409043183" calcext:value-type="float">
            <text:p>79.5478409043183</text:p>
          </table:table-cell>
          <table:table-cell table:formula="of:=DEGREES(ATAN(ABS([.F73]-[.C73])/ABS([.E73]-[.B73])))" office:value-type="float" office:value="6.09016942048591" calcext:value-type="float">
            <text:p>6.09016942048591</text:p>
          </table:table-cell>
          <table:table-cell table:formula="of:=SQRT(POWER([.H73];2)+POWER([.I73];2)+POWER([.J73];2))" office:value-type="float" office:value="750.002789742152" calcext:value-type="float">
            <text:p>750.002789742152</text:p>
          </table:table-cell>
        </table:table-row>
        <table:table-row table:style-name="ro1">
          <table:table-cell office:value-type="float" office:value="93.0243" calcext:value-type="float">
            <text:p>93.0243</text:p>
          </table:table-cell>
          <table:table-cell office:value-type="float" office:value="308.763" calcext:value-type="float">
            <text:p>308.763</text:p>
          </table:table-cell>
          <table:table-cell office:value-type="float" office:value="44.8667" calcext:value-type="float">
            <text:p>44.8667</text:p>
          </table:table-cell>
          <table:table-cell office:value-type="float" office:value="92.207" calcext:value-type="float">
            <text:p>92.207</text:p>
          </table:table-cell>
          <table:table-cell office:value-type="float" office:value="295.948" calcext:value-type="float">
            <text:p>295.948</text:p>
          </table:table-cell>
          <table:table-cell office:value-type="float" office:value="46.7356" calcext:value-type="float">
            <text:p>46.7356</text:p>
          </table:table-cell>
          <table:table-cell/>
          <table:table-cell table:formula="of:=([.D74]-[.A74])/0.0166667" office:value-type="float" office:value="-49.0379019241963" calcext:value-type="float">
            <text:p>-49.0379019241963</text:p>
          </table:table-cell>
          <table:table-cell table:formula="of:=ABS([.E74]-[.B74])/0.0166667" office:value-type="float" office:value="768.898462203076" calcext:value-type="float">
            <text:p>768.898462203076</text:p>
          </table:table-cell>
          <table:table-cell table:formula="of:=([.F74]-[.C74])/0.0166667" office:value-type="float" office:value="112.133775732448" calcext:value-type="float">
            <text:p>112.133775732448</text:p>
          </table:table-cell>
          <table:table-cell table:formula="of:=DEGREES(ATAN(ABS([.F74]-[.C74])/ABS([.E74]-[.B74])))" office:value-type="float" office:value="8.29734562289867" calcext:value-type="float">
            <text:p>8.29734562289867</text:p>
          </table:table-cell>
          <table:table-cell table:formula="of:=SQRT(POWER([.H74];2)+POWER([.I74];2)+POWER([.J74];2))" office:value-type="float" office:value="778.577898905046" calcext:value-type="float">
            <text:p>778.577898905046</text:p>
          </table:table-cell>
        </table:table-row>
        <table:table-row table:style-name="ro1">
          <table:table-cell office:value-type="float" office:value="90.919" calcext:value-type="float">
            <text:p>90.919</text:p>
          </table:table-cell>
          <table:table-cell office:value-type="float" office:value="309.952" calcext:value-type="float">
            <text:p>309.952</text:p>
          </table:table-cell>
          <table:table-cell office:value-type="float" office:value="46.0341" calcext:value-type="float">
            <text:p>46.0341</text:p>
          </table:table-cell>
          <table:table-cell office:value-type="float" office:value="89.8994" calcext:value-type="float">
            <text:p>89.8994</text:p>
          </table:table-cell>
          <table:table-cell office:value-type="float" office:value="297.126" calcext:value-type="float">
            <text:p>297.126</text:p>
          </table:table-cell>
          <table:table-cell office:value-type="float" office:value="47.614" calcext:value-type="float">
            <text:p>47.614</text:p>
          </table:table-cell>
          <table:table-cell/>
          <table:table-cell table:formula="of:=([.D75]-[.A75])/0.0166667" office:value-type="float" office:value="-61.1758776482445" calcext:value-type="float">
            <text:p>-61.1758776482445</text:p>
          </table:table-cell>
          <table:table-cell table:formula="of:=ABS([.E75]-[.B75])/0.0166667" office:value-type="float" office:value="769.55846088308" calcext:value-type="float">
            <text:p>769.55846088308</text:p>
          </table:table-cell>
          <table:table-cell table:formula="of:=([.F75]-[.C75])/0.0166667" office:value-type="float" office:value="94.7938104123789" calcext:value-type="float">
            <text:p>94.7938104123789</text:p>
          </table:table-cell>
          <table:table-cell table:formula="of:=DEGREES(ATAN(ABS([.F75]-[.C75])/ABS([.E75]-[.B75])))" office:value-type="float" office:value="7.02229002324582" calcext:value-type="float">
            <text:p>7.02229002324582</text:p>
          </table:table-cell>
          <table:table-cell table:formula="of:=SQRT(POWER([.H75];2)+POWER([.I75];2)+POWER([.J75];2))" office:value-type="float" office:value="777.784404070476" calcext:value-type="float">
            <text:p>777.784404070476</text:p>
          </table:table-cell>
        </table:table-row>
        <table:table-row table:style-name="ro1">
          <table:table-cell office:value-type="float" office:value="90.7746" calcext:value-type="float">
            <text:p>90.7746</text:p>
          </table:table-cell>
          <table:table-cell office:value-type="float" office:value="313.052" calcext:value-type="float">
            <text:p>313.052</text:p>
          </table:table-cell>
          <table:table-cell office:value-type="float" office:value="45.0615" calcext:value-type="float">
            <text:p>45.0615</text:p>
          </table:table-cell>
          <table:table-cell office:value-type="float" office:value="89.5009" calcext:value-type="float">
            <text:p>89.5009</text:p>
          </table:table-cell>
          <table:table-cell office:value-type="float" office:value="293.221" calcext:value-type="float">
            <text:p>293.221</text:p>
          </table:table-cell>
          <table:table-cell office:value-type="float" office:value="47.1551" calcext:value-type="float">
            <text:p>47.1551</text:p>
          </table:table-cell>
          <table:table-cell/>
          <table:table-cell table:formula="of:=([.D76]-[.A76])/0.0166667" office:value-type="float" office:value="-76.421847156306" calcext:value-type="float">
            <text:p>-76.421847156306</text:p>
          </table:table-cell>
          <table:table-cell table:formula="of:=ABS([.E76]-[.B76])/0.0166667" office:value-type="float" office:value="1189.85762028476" calcext:value-type="float">
            <text:p>1189.85762028476</text:p>
          </table:table-cell>
          <table:table-cell table:formula="of:=([.F76]-[.C76])/0.0166667" office:value-type="float" office:value="125.615748768502" calcext:value-type="float">
            <text:p>125.615748768502</text:p>
          </table:table-cell>
          <table:table-cell table:formula="of:=DEGREES(ATAN(ABS([.F76]-[.C76])/ABS([.E76]-[.B76])))" office:value-type="float" office:value="6.02651158784045" calcext:value-type="float">
            <text:p>6.02651158784045</text:p>
          </table:table-cell>
          <table:table-cell table:formula="of:=SQRT(POWER([.H76];2)+POWER([.I76];2)+POWER([.J76];2))" office:value-type="float" office:value="1198.90815812187" calcext:value-type="float">
            <text:p>1198.90815812187</text:p>
          </table:table-cell>
        </table:table-row>
        <table:table-row table:style-name="ro1">
          <table:table-cell office:value-type="float" office:value="91.5492" calcext:value-type="float">
            <text:p>91.5492</text:p>
          </table:table-cell>
          <table:table-cell office:value-type="float" office:value="305.623" calcext:value-type="float">
            <text:p>305.623</text:p>
          </table:table-cell>
          <table:table-cell office:value-type="float" office:value="46.384" calcext:value-type="float">
            <text:p>46.384</text:p>
          </table:table-cell>
          <table:table-cell office:value-type="float" office:value="90.8404" calcext:value-type="float">
            <text:p>90.8404</text:p>
          </table:table-cell>
          <table:table-cell office:value-type="float" office:value="294.455" calcext:value-type="float">
            <text:p>294.455</text:p>
          </table:table-cell>
          <table:table-cell office:value-type="float" office:value="47.4764" calcext:value-type="float">
            <text:p>47.4764</text:p>
          </table:table-cell>
          <table:table-cell/>
          <table:table-cell table:formula="of:=([.D77]-[.A77])/0.0166667" office:value-type="float" office:value="-42.5279149441699" calcext:value-type="float">
            <text:p>-42.5279149441699</text:p>
          </table:table-cell>
          <table:table-cell table:formula="of:=ABS([.E77]-[.B77])/0.0166667" office:value-type="float" office:value="670.078659842681" calcext:value-type="float">
            <text:p>670.078659842681</text:p>
          </table:table-cell>
          <table:table-cell table:formula="of:=([.F77]-[.C77])/0.0166667" office:value-type="float" office:value="65.543868912262" calcext:value-type="float">
            <text:p>65.543868912262</text:p>
          </table:table-cell>
          <table:table-cell table:formula="of:=DEGREES(ATAN(ABS([.F77]-[.C77])/ABS([.E77]-[.B77])))" office:value-type="float" office:value="5.58662531925907" calcext:value-type="float">
            <text:p>5.58662531925907</text:p>
          </table:table-cell>
          <table:table-cell table:formula="of:=SQRT(POWER([.H77];2)+POWER([.I77];2)+POWER([.J77];2))" office:value-type="float" office:value="674.618434878598" calcext:value-type="float">
            <text:p>674.618434878598</text:p>
          </table:table-cell>
        </table:table-row>
        <table:table-row table:style-name="ro1">
          <table:table-cell office:value-type="float" office:value="93.3168" calcext:value-type="float">
            <text:p>93.3168</text:p>
          </table:table-cell>
          <table:table-cell office:value-type="float" office:value="315.809" calcext:value-type="float">
            <text:p>315.809</text:p>
          </table:table-cell>
          <table:table-cell office:value-type="float" office:value="45.1786" calcext:value-type="float">
            <text:p>45.1786</text:p>
          </table:table-cell>
          <table:table-cell office:value-type="float" office:value="92.9386" calcext:value-type="float">
            <text:p>92.9386</text:p>
          </table:table-cell>
          <table:table-cell office:value-type="float" office:value="307.038" calcext:value-type="float">
            <text:p>307.038</text:p>
          </table:table-cell>
          <table:table-cell office:value-type="float" office:value="46.1695" calcext:value-type="float">
            <text:p>46.1695</text:p>
          </table:table-cell>
          <table:table-cell/>
          <table:table-cell table:formula="of:=([.D78]-[.A78])/0.0166667" office:value-type="float" office:value="-22.6919546160912" calcext:value-type="float">
            <text:p>-22.6919546160912</text:p>
          </table:table-cell>
          <table:table-cell table:formula="of:=ABS([.E78]-[.B78])/0.0166667" office:value-type="float" office:value="526.258947482106" calcext:value-type="float">
            <text:p>526.258947482106</text:p>
          </table:table-cell>
          <table:table-cell table:formula="of:=([.F78]-[.C78])/0.0166667" office:value-type="float" office:value="59.4538810922376" calcext:value-type="float">
            <text:p>59.4538810922376</text:p>
          </table:table-cell>
          <table:table-cell table:formula="of:=DEGREES(ATAN(ABS([.F78]-[.C78])/ABS([.E78]-[.B78])))" office:value-type="float" office:value="6.44563663763537" calcext:value-type="float">
            <text:p>6.44563663763537</text:p>
          </table:table-cell>
          <table:table-cell table:formula="of:=SQRT(POWER([.H78];2)+POWER([.I78];2)+POWER([.J78];2))" office:value-type="float" office:value="530.092603783719" calcext:value-type="float">
            <text:p>530.092603783719</text:p>
          </table:table-cell>
        </table:table-row>
        <table:table-row table:style-name="ro1">
          <table:table-cell office:value-type="float" office:value="91.3955" calcext:value-type="float">
            <text:p>91.3955</text:p>
          </table:table-cell>
          <table:table-cell office:value-type="float" office:value="308.471" calcext:value-type="float">
            <text:p>308.471</text:p>
          </table:table-cell>
          <table:table-cell office:value-type="float" office:value="46.241" calcext:value-type="float">
            <text:p>46.241</text:p>
          </table:table-cell>
          <table:table-cell office:value-type="float" office:value="90.6866" calcext:value-type="float">
            <text:p>90.6866</text:p>
          </table:table-cell>
          <table:table-cell office:value-type="float" office:value="297.185" calcext:value-type="float">
            <text:p>297.185</text:p>
          </table:table-cell>
          <table:table-cell office:value-type="float" office:value="47.3415" calcext:value-type="float">
            <text:p>47.3415</text:p>
          </table:table-cell>
          <table:table-cell/>
          <table:table-cell table:formula="of:=([.D79]-[.A79])/0.0166667" office:value-type="float" office:value="-42.5339149321701" calcext:value-type="float">
            <text:p>-42.5339149321701</text:p>
          </table:table-cell>
          <table:table-cell table:formula="of:=ABS([.E79]-[.B79])/0.0166667" office:value-type="float" office:value="677.158645682709" calcext:value-type="float">
            <text:p>677.158645682709</text:p>
          </table:table-cell>
          <table:table-cell table:formula="of:=([.F79]-[.C79])/0.0166667" office:value-type="float" office:value="66.0298679402644" calcext:value-type="float">
            <text:p>66.0298679402644</text:p>
          </table:table-cell>
          <table:table-cell table:formula="of:=DEGREES(ATAN(ABS([.F79]-[.C79])/ABS([.E79]-[.B79])))" office:value-type="float" office:value="5.56931540167275" calcext:value-type="float">
            <text:p>5.56931540167275</text:p>
          </table:table-cell>
          <table:table-cell table:formula="of:=SQRT(POWER([.H79];2)+POWER([.I79];2)+POWER([.J79];2))" office:value-type="float" office:value="681.698546868413" calcext:value-type="float">
            <text:p>681.698546868413</text:p>
          </table:table-cell>
        </table:table-row>
        <table:table-row table:style-name="ro1">
          <table:table-cell office:value-type="float" office:value="92.0338" calcext:value-type="float">
            <text:p>92.0338</text:p>
          </table:table-cell>
          <table:table-cell office:value-type="float" office:value="311.178" calcext:value-type="float">
            <text:p>311.178</text:p>
          </table:table-cell>
          <table:table-cell office:value-type="float" office:value="46.6436" calcext:value-type="float">
            <text:p>46.6436</text:p>
          </table:table-cell>
          <table:table-cell office:value-type="float" office:value="91.9745" calcext:value-type="float">
            <text:p>91.9745</text:p>
          </table:table-cell>
          <table:table-cell office:value-type="float" office:value="296.965" calcext:value-type="float">
            <text:p>296.965</text:p>
          </table:table-cell>
          <table:table-cell office:value-type="float" office:value="48.1332" calcext:value-type="float">
            <text:p>48.1332</text:p>
          </table:table-cell>
          <table:table-cell/>
          <table:table-cell table:formula="of:=([.D80]-[.A80])/0.0166667" office:value-type="float" office:value="-3.55799288401383" calcext:value-type="float">
            <text:p>-3.55799288401383</text:p>
          </table:table-cell>
          <table:table-cell table:formula="of:=ABS([.E80]-[.B80])/0.0166667" office:value-type="float" office:value="852.778294443413" calcext:value-type="float">
            <text:p>852.778294443413</text:p>
          </table:table-cell>
          <table:table-cell table:formula="of:=([.F80]-[.C80])/0.0166667" office:value-type="float" office:value="89.3758212483577" calcext:value-type="float">
            <text:p>89.3758212483577</text:p>
          </table:table-cell>
          <table:table-cell table:formula="of:=DEGREES(ATAN(ABS([.F80]-[.C80])/ABS([.E80]-[.B80])))" office:value-type="float" office:value="5.98306794178748" calcext:value-type="float">
            <text:p>5.98306794178748</text:p>
          </table:table-cell>
          <table:table-cell table:formula="of:=SQRT(POWER([.H80];2)+POWER([.I80];2)+POWER([.J80];2))" office:value-type="float" office:value="857.456422339349" calcext:value-type="float">
            <text:p>857.456422339349</text:p>
          </table:table-cell>
        </table:table-row>
        <table:table-row table:style-name="ro1">
          <table:table-cell office:value-type="float" office:value="92.2175" calcext:value-type="float">
            <text:p>92.2175</text:p>
          </table:table-cell>
          <table:table-cell office:value-type="float" office:value="315.638" calcext:value-type="float">
            <text:p>315.638</text:p>
          </table:table-cell>
          <table:table-cell office:value-type="float" office:value="46.0136" calcext:value-type="float">
            <text:p>46.0136</text:p>
          </table:table-cell>
          <table:table-cell office:value-type="float" office:value="91.7348" calcext:value-type="float">
            <text:p>91.7348</text:p>
          </table:table-cell>
          <table:table-cell office:value-type="float" office:value="303.921" calcext:value-type="float">
            <text:p>303.921</text:p>
          </table:table-cell>
          <table:table-cell office:value-type="float" office:value="47.6688" calcext:value-type="float">
            <text:p>47.6688</text:p>
          </table:table-cell>
          <table:table-cell/>
          <table:table-cell table:formula="of:=([.D81]-[.A81])/0.0166667" office:value-type="float" office:value="-28.9619420761155" calcext:value-type="float">
            <text:p>-28.9619420761155</text:p>
          </table:table-cell>
          <table:table-cell table:formula="of:=ABS([.E81]-[.B81])/0.0166667" office:value-type="float" office:value="703.018593962811" calcext:value-type="float">
            <text:p>703.018593962811</text:p>
          </table:table-cell>
          <table:table-cell table:formula="of:=([.F81]-[.C81])/0.0166667" office:value-type="float" office:value="99.3118013763973" calcext:value-type="float">
            <text:p>99.3118013763973</text:p>
          </table:table-cell>
          <table:table-cell table:formula="of:=DEGREES(ATAN(ABS([.F81]-[.C81])/ABS([.E81]-[.B81])))" office:value-type="float" office:value="8.04067427802264" calcext:value-type="float">
            <text:p>8.04067427802264</text:p>
          </table:table-cell>
          <table:table-cell table:formula="of:=SQRT(POWER([.H81];2)+POWER([.I81];2)+POWER([.J81];2))" office:value-type="float" office:value="710.589031324642" calcext:value-type="float">
            <text:p>710.589031324642</text:p>
          </table:table-cell>
        </table:table-row>
        <table:table-row table:style-name="ro1">
          <table:table-cell office:value-type="float" office:value="91.9786" calcext:value-type="float">
            <text:p>91.9786</text:p>
          </table:table-cell>
          <table:table-cell office:value-type="float" office:value="309.779" calcext:value-type="float">
            <text:p>309.779</text:p>
          </table:table-cell>
          <table:table-cell office:value-type="float" office:value="46.5775" calcext:value-type="float">
            <text:p>46.5775</text:p>
          </table:table-cell>
          <table:table-cell office:value-type="float" office:value="91.916" calcext:value-type="float">
            <text:p>91.916</text:p>
          </table:table-cell>
          <table:table-cell office:value-type="float" office:value="295.582" calcext:value-type="float">
            <text:p>295.582</text:p>
          </table:table-cell>
          <table:table-cell office:value-type="float" office:value="48.3301" calcext:value-type="float">
            <text:p>48.3301</text:p>
          </table:table-cell>
          <table:table-cell/>
          <table:table-cell table:formula="of:=([.D82]-[.A82])/0.0166667" office:value-type="float" office:value="-3.75599248801522" calcext:value-type="float">
            <text:p>-3.75599248801522</text:p>
          </table:table-cell>
          <table:table-cell table:formula="of:=ABS([.E82]-[.B82])/0.0166667" office:value-type="float" office:value="851.818296363408" calcext:value-type="float">
            <text:p>851.818296363408</text:p>
          </table:table-cell>
          <table:table-cell table:formula="of:=([.F82]-[.C82])/0.0166667" office:value-type="float" office:value="105.155789688421" calcext:value-type="float">
            <text:p>105.155789688421</text:p>
          </table:table-cell>
          <table:table-cell table:formula="of:=DEGREES(ATAN(ABS([.F82]-[.C82])/ABS([.E82]-[.B82])))" office:value-type="float" office:value="7.03747944569447" calcext:value-type="float">
            <text:p>7.03747944569447</text:p>
          </table:table-cell>
          <table:table-cell table:formula="of:=SQRT(POWER([.H82];2)+POWER([.I82];2)+POWER([.J82];2))" office:value-type="float" office:value="858.292641005399" calcext:value-type="float">
            <text:p>858.292641005399</text:p>
          </table:table-cell>
        </table:table-row>
        <table:table-row table:style-name="ro1">
          <table:table-cell office:value-type="float" office:value="109.548" calcext:value-type="float">
            <text:p>109.548</text:p>
          </table:table-cell>
          <table:table-cell office:value-type="float" office:value="315.567" calcext:value-type="float">
            <text:p>315.567</text:p>
          </table:table-cell>
          <table:table-cell office:value-type="float" office:value="45.8803" calcext:value-type="float">
            <text:p>45.8803</text:p>
          </table:table-cell>
          <table:table-cell office:value-type="float" office:value="106.568" calcext:value-type="float">
            <text:p>106.568</text:p>
          </table:table-cell>
          <table:table-cell office:value-type="float" office:value="304.312" calcext:value-type="float">
            <text:p>304.312</text:p>
          </table:table-cell>
          <table:table-cell office:value-type="float" office:value="47.4903" calcext:value-type="float">
            <text:p>47.4903</text:p>
          </table:table-cell>
          <table:table-cell/>
          <table:table-cell table:formula="of:=([.D83]-[.A83])/0.0166667" office:value-type="float" office:value="-178.799642400715" calcext:value-type="float">
            <text:p>-178.799642400715</text:p>
          </table:table-cell>
          <table:table-cell table:formula="of:=ABS([.E83]-[.B83])/0.0166667" office:value-type="float" office:value="675.298649402701" calcext:value-type="float">
            <text:p>675.298649402701</text:p>
          </table:table-cell>
          <table:table-cell table:formula="of:=([.F83]-[.C83])/0.0166667" office:value-type="float" office:value="96.5998068003864" calcext:value-type="float">
            <text:p>96.5998068003864</text:p>
          </table:table-cell>
          <table:table-cell table:formula="of:=DEGREES(ATAN(ABS([.F83]-[.C83])/ABS([.E83]-[.B83])))" office:value-type="float" office:value="8.14079252994705" calcext:value-type="float">
            <text:p>8.14079252994705</text:p>
          </table:table-cell>
          <table:table-cell table:formula="of:=SQRT(POWER([.H83];2)+POWER([.I83];2)+POWER([.J83];2))" office:value-type="float" office:value="705.215641262733" calcext:value-type="float">
            <text:p>705.215641262733</text:p>
          </table:table-cell>
        </table:table-row>
        <table:table-row table:style-name="ro1">
          <table:table-cell office:value-type="float" office:value="111.095" calcext:value-type="float">
            <text:p>111.095</text:p>
          </table:table-cell>
          <table:table-cell office:value-type="float" office:value="311.087" calcext:value-type="float">
            <text:p>311.087</text:p>
          </table:table-cell>
          <table:table-cell office:value-type="float" office:value="45.9704" calcext:value-type="float">
            <text:p>45.9704</text:p>
          </table:table-cell>
          <table:table-cell office:value-type="float" office:value="109.062" calcext:value-type="float">
            <text:p>109.062</text:p>
          </table:table-cell>
          <table:table-cell office:value-type="float" office:value="298.681" calcext:value-type="float">
            <text:p>298.681</text:p>
          </table:table-cell>
          <table:table-cell office:value-type="float" office:value="47.2325" calcext:value-type="float">
            <text:p>47.2325</text:p>
          </table:table-cell>
          <table:table-cell/>
          <table:table-cell table:formula="of:=([.D84]-[.A84])/0.0166667" office:value-type="float" office:value="-121.979756040488" calcext:value-type="float">
            <text:p>-121.979756040488</text:p>
          </table:table-cell>
          <table:table-cell table:formula="of:=ABS([.E84]-[.B84])/0.0166667" office:value-type="float" office:value="744.358511282978" calcext:value-type="float">
            <text:p>744.358511282978</text:p>
          </table:table-cell>
          <table:table-cell table:formula="of:=([.F84]-[.C84])/0.0166667" office:value-type="float" office:value="75.7258485483031" calcext:value-type="float">
            <text:p>75.7258485483031</text:p>
          </table:table-cell>
          <table:table-cell table:formula="of:=DEGREES(ATAN(ABS([.F84]-[.C84])/ABS([.E84]-[.B84])))" office:value-type="float" office:value="5.80888849410414" calcext:value-type="float">
            <text:p>5.80888849410414</text:p>
          </table:table-cell>
          <table:table-cell table:formula="of:=SQRT(POWER([.H84];2)+POWER([.I84];2)+POWER([.J84];2))" office:value-type="float" office:value="758.078530458071" calcext:value-type="float">
            <text:p>758.078530458071</text:p>
          </table:table-cell>
        </table:table-row>
        <table:table-row table:style-name="ro1">
          <table:table-cell office:value-type="float" office:value="111.219" calcext:value-type="float">
            <text:p>111.219</text:p>
          </table:table-cell>
          <table:table-cell office:value-type="float" office:value="309.461" calcext:value-type="float">
            <text:p>309.461</text:p>
          </table:table-cell>
          <table:table-cell office:value-type="float" office:value="46.7277" calcext:value-type="float">
            <text:p>46.7277</text:p>
          </table:table-cell>
          <table:table-cell office:value-type="float" office:value="109.597" calcext:value-type="float">
            <text:p>109.597</text:p>
          </table:table-cell>
          <table:table-cell office:value-type="float" office:value="295.717" calcext:value-type="float">
            <text:p>295.717</text:p>
          </table:table-cell>
          <table:table-cell office:value-type="float" office:value="48.1653" calcext:value-type="float">
            <text:p>48.1653</text:p>
          </table:table-cell>
          <table:table-cell/>
          <table:table-cell table:formula="of:=([.D85]-[.A85])/0.0166667" office:value-type="float" office:value="-97.3198053603893" calcext:value-type="float">
            <text:p>-97.3198053603893</text:p>
          </table:table-cell>
          <table:table-cell table:formula="of:=ABS([.E85]-[.B85])/0.0166667" office:value-type="float" office:value="824.6383507233" calcext:value-type="float">
            <text:p>824.6383507233</text:p>
          </table:table-cell>
          <table:table-cell table:formula="of:=([.F85]-[.C85])/0.0166667" office:value-type="float" office:value="86.2558274883452" calcext:value-type="float">
            <text:p>86.2558274883452</text:p>
          </table:table-cell>
          <table:table-cell table:formula="of:=DEGREES(ATAN(ABS([.F85]-[.C85])/ABS([.E85]-[.B85])))" office:value-type="float" office:value="5.97133124562645" calcext:value-type="float">
            <text:p>5.97133124562645</text:p>
          </table:table-cell>
          <table:table-cell table:formula="of:=SQRT(POWER([.H85];2)+POWER([.I85];2)+POWER([.J85];2))" office:value-type="float" office:value="834.829097345515" calcext:value-type="float">
            <text:p>834.829097345515</text:p>
          </table:table-cell>
        </table:table-row>
        <table:table-row table:style-name="ro1">
          <table:table-cell office:value-type="float" office:value="111.655" calcext:value-type="float">
            <text:p>111.655</text:p>
          </table:table-cell>
          <table:table-cell office:value-type="float" office:value="308.097" calcext:value-type="float">
            <text:p>308.097</text:p>
          </table:table-cell>
          <table:table-cell office:value-type="float" office:value="46.3906" calcext:value-type="float">
            <text:p>46.3906</text:p>
          </table:table-cell>
          <table:table-cell office:value-type="float" office:value="110.145" calcext:value-type="float">
            <text:p>110.145</text:p>
          </table:table-cell>
          <table:table-cell office:value-type="float" office:value="295.841" calcext:value-type="float">
            <text:p>295.841</text:p>
          </table:table-cell>
          <table:table-cell office:value-type="float" office:value="47.3738" calcext:value-type="float">
            <text:p>47.3738</text:p>
          </table:table-cell>
          <table:table-cell/>
          <table:table-cell table:formula="of:=([.D86]-[.A86])/0.0166667" office:value-type="float" office:value="-90.5998188003627" calcext:value-type="float">
            <text:p>-90.5998188003627</text:p>
          </table:table-cell>
          <table:table-cell table:formula="of:=ABS([.E86]-[.B86])/0.0166667" office:value-type="float" office:value="735.35852928294" calcext:value-type="float">
            <text:p>735.35852928294</text:p>
          </table:table-cell>
          <table:table-cell table:formula="of:=([.F86]-[.C86])/0.0166667" office:value-type="float" office:value="58.9918820162362" calcext:value-type="float">
            <text:p>58.9918820162362</text:p>
          </table:table-cell>
          <table:table-cell table:formula="of:=DEGREES(ATAN(ABS([.F86]-[.C86])/ABS([.E86]-[.B86])))" office:value-type="float" office:value="4.58655594689577" calcext:value-type="float">
            <text:p>4.58655594689577</text:p>
          </table:table-cell>
          <table:table-cell table:formula="of:=SQRT(POWER([.H86];2)+POWER([.I86];2)+POWER([.J86];2))" office:value-type="float" office:value="743.263436407069" calcext:value-type="float">
            <text:p>743.263436407069</text:p>
          </table:table-cell>
        </table:table-row>
        <table:table-row table:style-name="ro1">
          <table:table-cell office:value-type="float" office:value="112.104" calcext:value-type="float">
            <text:p>112.104</text:p>
          </table:table-cell>
          <table:table-cell office:value-type="float" office:value="313.714" calcext:value-type="float">
            <text:p>313.714</text:p>
          </table:table-cell>
          <table:table-cell office:value-type="float" office:value="46.1212" calcext:value-type="float">
            <text:p>46.1212</text:p>
          </table:table-cell>
          <table:table-cell office:value-type="float" office:value="110.433" calcext:value-type="float">
            <text:p>110.433</text:p>
          </table:table-cell>
          <table:table-cell office:value-type="float" office:value="299.691" calcext:value-type="float">
            <text:p>299.691</text:p>
          </table:table-cell>
          <table:table-cell office:value-type="float" office:value="47.8526" calcext:value-type="float">
            <text:p>47.8526</text:p>
          </table:table-cell>
          <table:table-cell/>
          <table:table-cell table:formula="of:=([.D87]-[.A87])/0.0166667" office:value-type="float" office:value="-100.259799480401" calcext:value-type="float">
            <text:p>-100.259799480401</text:p>
          </table:table-cell>
          <table:table-cell table:formula="of:=ABS([.E87]-[.B87])/0.0166667" office:value-type="float" office:value="841.378317243367" calcext:value-type="float">
            <text:p>841.378317243367</text:p>
          </table:table-cell>
          <table:table-cell table:formula="of:=([.F87]-[.C87])/0.0166667" office:value-type="float" office:value="103.883792232416" calcext:value-type="float">
            <text:p>103.883792232416</text:p>
          </table:table-cell>
          <table:table-cell table:formula="of:=DEGREES(ATAN(ABS([.F87]-[.C87])/ABS([.E87]-[.B87])))" office:value-type="float" office:value="7.03860654427936" calcext:value-type="float">
            <text:p>7.03860654427936</text:p>
          </table:table-cell>
          <table:table-cell table:formula="of:=SQRT(POWER([.H87];2)+POWER([.I87];2)+POWER([.J87];2))" office:value-type="float" office:value="853.675197254622" calcext:value-type="float">
            <text:p>853.675197254622</text:p>
          </table:table-cell>
        </table:table-row>
        <table:table-row table:style-name="ro1">
          <table:table-cell office:value-type="float" office:value="111.397" calcext:value-type="float">
            <text:p>111.397</text:p>
          </table:table-cell>
          <table:table-cell office:value-type="float" office:value="315.15" calcext:value-type="float">
            <text:p>315.15</text:p>
          </table:table-cell>
          <table:table-cell office:value-type="float" office:value="46.4576" calcext:value-type="float">
            <text:p>46.4576</text:p>
          </table:table-cell>
          <table:table-cell office:value-type="float" office:value="109.307" calcext:value-type="float">
            <text:p>109.307</text:p>
          </table:table-cell>
          <table:table-cell office:value-type="float" office:value="302.359" calcext:value-type="float">
            <text:p>302.359</text:p>
          </table:table-cell>
          <table:table-cell office:value-type="float" office:value="48.5224" calcext:value-type="float">
            <text:p>48.5224</text:p>
          </table:table-cell>
          <table:table-cell/>
          <table:table-cell table:formula="of:=([.D88]-[.A88])/0.0166667" office:value-type="float" office:value="-125.399749200502" calcext:value-type="float">
            <text:p>-125.399749200502</text:p>
          </table:table-cell>
          <table:table-cell table:formula="of:=ABS([.E88]-[.B88])/0.0166667" office:value-type="float" office:value="767.45846508307" calcext:value-type="float">
            <text:p>767.45846508307</text:p>
          </table:table-cell>
          <table:table-cell table:formula="of:=([.F88]-[.C88])/0.0166667" office:value-type="float" office:value="123.887752224495" calcext:value-type="float">
            <text:p>123.887752224495</text:p>
          </table:table-cell>
          <table:table-cell table:formula="of:=DEGREES(ATAN(ABS([.F88]-[.C88])/ABS([.E88]-[.B88])))" office:value-type="float" office:value="9.16992367298721" calcext:value-type="float">
            <text:p>9.16992367298721</text:p>
          </table:table-cell>
          <table:table-cell table:formula="of:=SQRT(POWER([.H88];2)+POWER([.I88];2)+POWER([.J88];2))" office:value-type="float" office:value="787.442548938301" calcext:value-type="float">
            <text:p>787.442548938301</text:p>
          </table:table-cell>
        </table:table-row>
        <table:table-row table:style-name="ro1">
          <table:table-cell office:value-type="float" office:value="112.748" calcext:value-type="float">
            <text:p>112.748</text:p>
          </table:table-cell>
          <table:table-cell office:value-type="float" office:value="318.153" calcext:value-type="float">
            <text:p>318.153</text:p>
          </table:table-cell>
          <table:table-cell office:value-type="float" office:value="45.2221" calcext:value-type="float">
            <text:p>45.2221</text:p>
          </table:table-cell>
          <table:table-cell office:value-type="float" office:value="111.012" calcext:value-type="float">
            <text:p>111.012</text:p>
          </table:table-cell>
          <table:table-cell office:value-type="float" office:value="306.745" calcext:value-type="float">
            <text:p>306.745</text:p>
          </table:table-cell>
          <table:table-cell office:value-type="float" office:value="46.5877" calcext:value-type="float">
            <text:p>46.5877</text:p>
          </table:table-cell>
          <table:table-cell/>
          <table:table-cell table:formula="of:=([.D89]-[.A89])/0.0166667" office:value-type="float" office:value="-104.159791680417" calcext:value-type="float">
            <text:p>-104.159791680417</text:p>
          </table:table-cell>
          <table:table-cell table:formula="of:=ABS([.E89]-[.B89])/0.0166667" office:value-type="float" office:value="684.478631042739" calcext:value-type="float">
            <text:p>684.478631042739</text:p>
          </table:table-cell>
          <table:table-cell table:formula="of:=([.F89]-[.C89])/0.0166667" office:value-type="float" office:value="81.9358361283278" calcext:value-type="float">
            <text:p>81.9358361283278</text:p>
          </table:table-cell>
          <table:table-cell table:formula="of:=DEGREES(ATAN(ABS([.F89]-[.C89])/ABS([.E89]-[.B89])))" office:value-type="float" office:value="6.82613705390231" calcext:value-type="float">
            <text:p>6.82613705390231</text:p>
          </table:table-cell>
          <table:table-cell table:formula="of:=SQRT(POWER([.H89];2)+POWER([.I89];2)+POWER([.J89];2))" office:value-type="float" office:value="697.189887906514" calcext:value-type="float">
            <text:p>697.189887906514</text:p>
          </table:table-cell>
        </table:table-row>
        <table:table-row table:style-name="ro1">
          <table:table-cell office:value-type="float" office:value="113.683" calcext:value-type="float">
            <text:p>113.683</text:p>
          </table:table-cell>
          <table:table-cell office:value-type="float" office:value="316.426" calcext:value-type="float">
            <text:p>316.426</text:p>
          </table:table-cell>
          <table:table-cell office:value-type="float" office:value="45.7266" calcext:value-type="float">
            <text:p>45.7266</text:p>
          </table:table-cell>
          <table:table-cell office:value-type="float" office:value="112.741" calcext:value-type="float">
            <text:p>112.741</text:p>
          </table:table-cell>
          <table:table-cell office:value-type="float" office:value="302.175" calcext:value-type="float">
            <text:p>302.175</text:p>
          </table:table-cell>
          <table:table-cell office:value-type="float" office:value="47.483" calcext:value-type="float">
            <text:p>47.483</text:p>
          </table:table-cell>
          <table:table-cell/>
          <table:table-cell table:formula="of:=([.D90]-[.A90])/0.0166667" office:value-type="float" office:value="-56.5198869602265" calcext:value-type="float">
            <text:p>-56.5198869602265</text:p>
          </table:table-cell>
          <table:table-cell table:formula="of:=ABS([.E90]-[.B90])/0.0166667" office:value-type="float" office:value="855.058289883419" calcext:value-type="float">
            <text:p>855.058289883419</text:p>
          </table:table-cell>
          <table:table-cell table:formula="of:=([.F90]-[.C90])/0.0166667" office:value-type="float" office:value="105.383789232421" calcext:value-type="float">
            <text:p>105.383789232421</text:p>
          </table:table-cell>
          <table:table-cell table:formula="of:=DEGREES(ATAN(ABS([.F90]-[.C90])/ABS([.E90]-[.B90])))" office:value-type="float" office:value="7.02612856146503" calcext:value-type="float">
            <text:p>7.02612856146503</text:p>
          </table:table-cell>
          <table:table-cell table:formula="of:=SQRT(POWER([.H90];2)+POWER([.I90];2)+POWER([.J90];2))" office:value-type="float" office:value="863.379939397098" calcext:value-type="float">
            <text:p>863.379939397098</text:p>
          </table:table-cell>
        </table:table-row>
        <table:table-row table:style-name="ro1">
          <table:table-cell office:value-type="float" office:value="112.765" calcext:value-type="float">
            <text:p>112.765</text:p>
          </table:table-cell>
          <table:table-cell office:value-type="float" office:value="309.009" calcext:value-type="float">
            <text:p>309.009</text:p>
          </table:table-cell>
          <table:table-cell office:value-type="float" office:value="47.5687" calcext:value-type="float">
            <text:p>47.5687</text:p>
          </table:table-cell>
          <table:table-cell office:value-type="float" office:value="111.977" calcext:value-type="float">
            <text:p>111.977</text:p>
          </table:table-cell>
          <table:table-cell office:value-type="float" office:value="296.515" calcext:value-type="float">
            <text:p>296.515</text:p>
          </table:table-cell>
          <table:table-cell office:value-type="float" office:value="49.0592" calcext:value-type="float">
            <text:p>49.0592</text:p>
          </table:table-cell>
          <table:table-cell/>
          <table:table-cell table:formula="of:=([.D91]-[.A91])/0.0166667" office:value-type="float" office:value="-47.2799054401889" calcext:value-type="float">
            <text:p>-47.2799054401889</text:p>
          </table:table-cell>
          <table:table-cell table:formula="of:=ABS([.E91]-[.B91])/0.0166667" office:value-type="float" office:value="749.638500723" calcext:value-type="float">
            <text:p>749.638500723</text:p>
          </table:table-cell>
          <table:table-cell table:formula="of:=([.F91]-[.C91])/0.0166667" office:value-type="float" office:value="89.4298211403576" calcext:value-type="float">
            <text:p>89.4298211403576</text:p>
          </table:table-cell>
          <table:table-cell table:formula="of:=DEGREES(ATAN(ABS([.F91]-[.C91])/ABS([.E91]-[.B91])))" office:value-type="float" office:value="6.80307780614303" calcext:value-type="float">
            <text:p>6.80307780614303</text:p>
          </table:table-cell>
          <table:table-cell table:formula="of:=SQRT(POWER([.H91];2)+POWER([.I91];2)+POWER([.J91];2))" office:value-type="float" office:value="756.433053306013" calcext:value-type="float">
            <text:p>756.433053306013</text:p>
          </table:table-cell>
        </table:table-row>
        <table:table-row table:style-name="ro1">
          <table:table-cell office:value-type="float" office:value="113.265" calcext:value-type="float">
            <text:p>113.265</text:p>
          </table:table-cell>
          <table:table-cell office:value-type="float" office:value="314.856" calcext:value-type="float">
            <text:p>314.856</text:p>
          </table:table-cell>
          <table:table-cell office:value-type="float" office:value="46.484" calcext:value-type="float">
            <text:p>46.484</text:p>
          </table:table-cell>
          <table:table-cell office:value-type="float" office:value="112.325" calcext:value-type="float">
            <text:p>112.325</text:p>
          </table:table-cell>
          <table:table-cell office:value-type="float" office:value="303.565" calcext:value-type="float">
            <text:p>303.565</text:p>
          </table:table-cell>
          <table:table-cell office:value-type="float" office:value="47.5499" calcext:value-type="float">
            <text:p>47.5499</text:p>
          </table:table-cell>
          <table:table-cell/>
          <table:table-cell table:formula="of:=([.D92]-[.A92])/0.0166667" office:value-type="float" office:value="-56.3998872002255" calcext:value-type="float">
            <text:p>-56.3998872002255</text:p>
          </table:table-cell>
          <table:table-cell table:formula="of:=ABS([.E92]-[.B92])/0.0166667" office:value-type="float" office:value="677.45864508271" calcext:value-type="float">
            <text:p>677.45864508271</text:p>
          </table:table-cell>
          <table:table-cell table:formula="of:=([.F92]-[.C92])/0.0166667" office:value-type="float" office:value="63.9538720922558" calcext:value-type="float">
            <text:p>63.9538720922558</text:p>
          </table:table-cell>
          <table:table-cell table:formula="of:=DEGREES(ATAN(ABS([.F92]-[.C92])/ABS([.E92]-[.B92])))" office:value-type="float" office:value="5.39288946919173" calcext:value-type="float">
            <text:p>5.39288946919173</text:p>
          </table:table-cell>
          <table:table-cell table:formula="of:=SQRT(POWER([.H92];2)+POWER([.I92];2)+POWER([.J92];2))" office:value-type="float" office:value="682.803969546964" calcext:value-type="float">
            <text:p>682.803969546964</text:p>
          </table:table-cell>
        </table:table-row>
        <table:table-row table:style-name="ro1">
          <table:table-cell office:value-type="float" office:value="114.16" calcext:value-type="float">
            <text:p>114.16</text:p>
          </table:table-cell>
          <table:table-cell office:value-type="float" office:value="325.371" calcext:value-type="float">
            <text:p>325.371</text:p>
          </table:table-cell>
          <table:table-cell office:value-type="float" office:value="44.7343" calcext:value-type="float">
            <text:p>44.7343</text:p>
          </table:table-cell>
          <table:table-cell office:value-type="float" office:value="113.324" calcext:value-type="float">
            <text:p>113.324</text:p>
          </table:table-cell>
          <table:table-cell office:value-type="float" office:value="312.122" calcext:value-type="float">
            <text:p>312.122</text:p>
          </table:table-cell>
          <table:table-cell office:value-type="float" office:value="46.0709" calcext:value-type="float">
            <text:p>46.0709</text:p>
          </table:table-cell>
          <table:table-cell/>
          <table:table-cell table:formula="of:=([.D93]-[.A93])/0.0166667" office:value-type="float" office:value="-50.1598996802006" calcext:value-type="float">
            <text:p>-50.1598996802006</text:p>
          </table:table-cell>
          <table:table-cell table:formula="of:=ABS([.E93]-[.B93])/0.0166667" office:value-type="float" office:value="794.938410123178" calcext:value-type="float">
            <text:p>794.938410123178</text:p>
          </table:table-cell>
          <table:table-cell table:formula="of:=([.F93]-[.C93])/0.0166667" office:value-type="float" office:value="80.195839608321" calcext:value-type="float">
            <text:p>80.195839608321</text:p>
          </table:table-cell>
          <table:table-cell table:formula="of:=DEGREES(ATAN(ABS([.F93]-[.C93])/ABS([.E93]-[.B93])))" office:value-type="float" office:value="5.76068485689691" calcext:value-type="float">
            <text:p>5.76068485689691</text:p>
          </table:table-cell>
          <table:table-cell table:formula="of:=SQRT(POWER([.H93];2)+POWER([.I93];2)+POWER([.J93];2))" office:value-type="float" office:value="800.546353508388" calcext:value-type="float">
            <text:p>800.546353508388</text:p>
          </table:table-cell>
        </table:table-row>
        <table:table-row table:style-name="ro1">
          <table:table-cell office:value-type="float" office:value="79.8402" calcext:value-type="float">
            <text:p>79.8402</text:p>
          </table:table-cell>
          <table:table-cell office:value-type="float" office:value="304.283" calcext:value-type="float">
            <text:p>304.283</text:p>
          </table:table-cell>
          <table:table-cell office:value-type="float" office:value="45.8951" calcext:value-type="float">
            <text:p>45.8951</text:p>
          </table:table-cell>
          <table:table-cell office:value-type="float" office:value="79.6341" calcext:value-type="float">
            <text:p>79.6341</text:p>
          </table:table-cell>
          <table:table-cell office:value-type="float" office:value="291.574" calcext:value-type="float">
            <text:p>291.574</text:p>
          </table:table-cell>
          <table:table-cell office:value-type="float" office:value="47.4816" calcext:value-type="float">
            <text:p>47.4816</text:p>
          </table:table-cell>
          <table:table-cell/>
          <table:table-cell table:formula="of:=([.D94]-[.A94])/0.0166667" office:value-type="float" office:value="-12.365975268049" calcext:value-type="float">
            <text:p>-12.365975268049</text:p>
          </table:table-cell>
          <table:table-cell table:formula="of:=ABS([.E94]-[.B94])/0.0166667" office:value-type="float" office:value="762.53847492305" calcext:value-type="float">
            <text:p>762.53847492305</text:p>
          </table:table-cell>
          <table:table-cell table:formula="of:=([.F94]-[.C94])/0.0166667" office:value-type="float" office:value="95.1898096203808" calcext:value-type="float">
            <text:p>95.1898096203808</text:p>
          </table:table-cell>
          <table:table-cell table:formula="of:=DEGREES(ATAN(ABS([.F94]-[.C94])/ABS([.E94]-[.B94])))" office:value-type="float" office:value="7.11558343787828" calcext:value-type="float">
            <text:p>7.11558343787828</text:p>
          </table:table-cell>
          <table:table-cell table:formula="of:=SQRT(POWER([.H94];2)+POWER([.I94];2)+POWER([.J94];2))" office:value-type="float" office:value="768.556401923675" calcext:value-type="float">
            <text:p>768.556401923675</text:p>
          </table:table-cell>
        </table:table-row>
        <table:table-row table:style-name="ro1">
          <table:table-cell office:value-type="float" office:value="79.7259" calcext:value-type="float">
            <text:p>79.7259</text:p>
          </table:table-cell>
          <table:table-cell office:value-type="float" office:value="297.233" calcext:value-type="float">
            <text:p>297.233</text:p>
          </table:table-cell>
          <table:table-cell office:value-type="float" office:value="46.401" calcext:value-type="float">
            <text:p>46.401</text:p>
          </table:table-cell>
          <table:table-cell office:value-type="float" office:value="79.2707" calcext:value-type="float">
            <text:p>79.2707</text:p>
          </table:table-cell>
          <table:table-cell office:value-type="float" office:value="284.856" calcext:value-type="float">
            <text:p>284.856</text:p>
          </table:table-cell>
          <table:table-cell office:value-type="float" office:value="47.9588" calcext:value-type="float">
            <text:p>47.9588</text:p>
          </table:table-cell>
          <table:table-cell/>
          <table:table-cell table:formula="of:=([.D95]-[.A95])/0.0166667" office:value-type="float" office:value="-27.3119453761087" calcext:value-type="float">
            <text:p>-27.3119453761087</text:p>
          </table:table-cell>
          <table:table-cell table:formula="of:=ABS([.E95]-[.B95])/0.0166667" office:value-type="float" office:value="742.618514762971" calcext:value-type="float">
            <text:p>742.618514762971</text:p>
          </table:table-cell>
          <table:table-cell table:formula="of:=([.F95]-[.C95])/0.0166667" office:value-type="float" office:value="93.4678130643735" calcext:value-type="float">
            <text:p>93.4678130643735</text:p>
          </table:table-cell>
          <table:table-cell table:formula="of:=DEGREES(ATAN(ABS([.F95]-[.C95])/ABS([.E95]-[.B95])))" office:value-type="float" office:value="7.17366777098607" calcext:value-type="float">
            <text:p>7.17366777098607</text:p>
          </table:table-cell>
          <table:table-cell table:formula="of:=SQRT(POWER([.H95];2)+POWER([.I95];2)+POWER([.J95];2))" office:value-type="float" office:value="748.97558899341" calcext:value-type="float">
            <text:p>748.97558899341</text:p>
          </table:table-cell>
        </table:table-row>
        <table:table-row table:style-name="ro1">
          <table:table-cell office:value-type="float" office:value="78.2489" calcext:value-type="float">
            <text:p>78.2489</text:p>
          </table:table-cell>
          <table:table-cell office:value-type="float" office:value="304.21" calcext:value-type="float">
            <text:p>304.21</text:p>
          </table:table-cell>
          <table:table-cell office:value-type="float" office:value="45.92" calcext:value-type="float">
            <text:p>45.92</text:p>
          </table:table-cell>
          <table:table-cell office:value-type="float" office:value="77.8431" calcext:value-type="float">
            <text:p>77.8431</text:p>
          </table:table-cell>
          <table:table-cell office:value-type="float" office:value="292.796" calcext:value-type="float">
            <text:p>292.796</text:p>
          </table:table-cell>
          <table:table-cell office:value-type="float" office:value="47.5756" calcext:value-type="float">
            <text:p>47.5756</text:p>
          </table:table-cell>
          <table:table-cell/>
          <table:table-cell table:formula="of:=([.D96]-[.A96])/0.0166667" office:value-type="float" office:value="-24.3479513040973" calcext:value-type="float">
            <text:p>-24.3479513040973</text:p>
          </table:table-cell>
          <table:table-cell table:formula="of:=ABS([.E96]-[.B96])/0.0166667" office:value-type="float" office:value="684.838630322739" calcext:value-type="float">
            <text:p>684.838630322739</text:p>
          </table:table-cell>
          <table:table-cell table:formula="of:=([.F96]-[.C96])/0.0166667" office:value-type="float" office:value="99.3358013283973" calcext:value-type="float">
            <text:p>99.3358013283973</text:p>
          </table:table-cell>
          <table:table-cell table:formula="of:=DEGREES(ATAN(ABS([.F96]-[.C96])/ABS([.E96]-[.B96])))" office:value-type="float" office:value="8.25318956463157" calcext:value-type="float">
            <text:p>8.25318956463157</text:p>
          </table:table-cell>
          <table:table-cell table:formula="of:=SQRT(POWER([.H96];2)+POWER([.I96];2)+POWER([.J96];2))" office:value-type="float" office:value="692.433660173006" calcext:value-type="float">
            <text:p>692.433660173006</text:p>
          </table:table-cell>
        </table:table-row>
        <table:table-row table:style-name="ro1">
          <table:table-cell office:value-type="float" office:value="63.9914" calcext:value-type="float">
            <text:p>63.9914</text:p>
          </table:table-cell>
          <table:table-cell office:value-type="float" office:value="301.286" calcext:value-type="float">
            <text:p>301.286</text:p>
          </table:table-cell>
          <table:table-cell office:value-type="float" office:value="46.9959" calcext:value-type="float">
            <text:p>46.9959</text:p>
          </table:table-cell>
          <table:table-cell office:value-type="float" office:value="63.4139" calcext:value-type="float">
            <text:p>63.4139</text:p>
          </table:table-cell>
          <table:table-cell office:value-type="float" office:value="289.787" calcext:value-type="float">
            <text:p>289.787</text:p>
          </table:table-cell>
          <table:table-cell office:value-type="float" office:value="48.3997" calcext:value-type="float">
            <text:p>48.3997</text:p>
          </table:table-cell>
          <table:table-cell/>
          <table:table-cell table:formula="of:=([.D97]-[.A97])/0.0166667" office:value-type="float" office:value="-34.6499307001386" calcext:value-type="float">
            <text:p>-34.6499307001386</text:p>
          </table:table-cell>
          <table:table-cell table:formula="of:=ABS([.E97]-[.B97])/0.0166667" office:value-type="float" office:value="689.938620122761" calcext:value-type="float">
            <text:p>689.938620122761</text:p>
          </table:table-cell>
          <table:table-cell table:formula="of:=([.F97]-[.C97])/0.0166667" office:value-type="float" office:value="84.2278315443371" calcext:value-type="float">
            <text:p>84.2278315443371</text:p>
          </table:table-cell>
          <table:table-cell table:formula="of:=DEGREES(ATAN(ABS([.F97]-[.C97])/ABS([.E97]-[.B97])))" office:value-type="float" office:value="6.96023801895295" calcext:value-type="float">
            <text:p>6.96023801895295</text:p>
          </table:table-cell>
          <table:table-cell table:formula="of:=SQRT(POWER([.H97];2)+POWER([.I97];2)+POWER([.J97];2))" office:value-type="float" office:value="695.924022319309" calcext:value-type="float">
            <text:p>695.924022319309</text:p>
          </table:table-cell>
        </table:table-row>
        <table:table-row table:style-name="ro1">
          <table:table-cell office:value-type="float" office:value="58.7108" calcext:value-type="float">
            <text:p>58.7108</text:p>
          </table:table-cell>
          <table:table-cell office:value-type="float" office:value="301.895" calcext:value-type="float">
            <text:p>301.895</text:p>
          </table:table-cell>
          <table:table-cell office:value-type="float" office:value="47.2195" calcext:value-type="float">
            <text:p>47.2195</text:p>
          </table:table-cell>
          <table:table-cell office:value-type="float" office:value="58.5182" calcext:value-type="float">
            <text:p>58.5182</text:p>
          </table:table-cell>
          <table:table-cell office:value-type="float" office:value="290.334" calcext:value-type="float">
            <text:p>290.334</text:p>
          </table:table-cell>
          <table:table-cell office:value-type="float" office:value="48.6221" calcext:value-type="float">
            <text:p>48.6221</text:p>
          </table:table-cell>
          <table:table-cell/>
          <table:table-cell table:formula="of:=([.D98]-[.A98])/0.0166667" office:value-type="float" office:value="-11.5559768880461" calcext:value-type="float">
            <text:p>-11.5559768880461</text:p>
          </table:table-cell>
          <table:table-cell table:formula="of:=ABS([.E98]-[.B98])/0.0166667" office:value-type="float" office:value="693.658612682773" calcext:value-type="float">
            <text:p>693.658612682773</text:p>
          </table:table-cell>
          <table:table-cell table:formula="of:=([.F98]-[.C98])/0.0166667" office:value-type="float" office:value="84.155831688337" calcext:value-type="float">
            <text:p>84.155831688337</text:p>
          </table:table-cell>
          <table:table-cell table:formula="of:=DEGREES(ATAN(ABS([.F98]-[.C98])/ABS([.E98]-[.B98])))" office:value-type="float" office:value="6.91741368272596" calcext:value-type="float">
            <text:p>6.91741368272596</text:p>
          </table:table-cell>
          <table:table-cell table:formula="of:=SQRT(POWER([.H98];2)+POWER([.I98];2)+POWER([.J98];2))" office:value-type="float" office:value="698.84047933558" calcext:value-type="float">
            <text:p>698.84047933558</text:p>
          </table:table-cell>
        </table:table-row>
        <table:table-row table:style-name="ro1">
          <table:table-cell office:value-type="float" office:value="59.0964" calcext:value-type="float">
            <text:p>59.0964</text:p>
          </table:table-cell>
          <table:table-cell office:value-type="float" office:value="306.646" calcext:value-type="float">
            <text:p>306.646</text:p>
          </table:table-cell>
          <table:table-cell office:value-type="float" office:value="45.7483" calcext:value-type="float">
            <text:p>45.7483</text:p>
          </table:table-cell>
          <table:table-cell office:value-type="float" office:value="59.1506" calcext:value-type="float">
            <text:p>59.1506</text:p>
          </table:table-cell>
          <table:table-cell office:value-type="float" office:value="294.914" calcext:value-type="float">
            <text:p>294.914</text:p>
          </table:table-cell>
          <table:table-cell office:value-type="float" office:value="47.1893" calcext:value-type="float">
            <text:p>47.1893</text:p>
          </table:table-cell>
          <table:table-cell/>
          <table:table-cell table:formula="of:=([.D99]-[.A99])/0.0166667" office:value-type="float" office:value="3.25199349601268" calcext:value-type="float">
            <text:p>3.25199349601268</text:p>
          </table:table-cell>
          <table:table-cell table:formula="of:=ABS([.E99]-[.B99])/0.0166667" office:value-type="float" office:value="703.918592162817" calcext:value-type="float">
            <text:p>703.918592162817</text:p>
          </table:table-cell>
          <table:table-cell table:formula="of:=([.F99]-[.C99])/0.0166667" office:value-type="float" office:value="86.459827080346" calcext:value-type="float">
            <text:p>86.459827080346</text:p>
          </table:table-cell>
          <table:table-cell table:formula="of:=DEGREES(ATAN(ABS([.F99]-[.C99])/ABS([.E99]-[.B99])))" office:value-type="float" office:value="7.0023648366107" calcext:value-type="float">
            <text:p>7.0023648366107</text:p>
          </table:table-cell>
          <table:table-cell table:formula="of:=SQRT(POWER([.H99];2)+POWER([.I99];2)+POWER([.J99];2))" office:value-type="float" office:value="709.215948462064" calcext:value-type="float">
            <text:p>709.215948462064</text:p>
          </table:table-cell>
        </table:table-row>
        <table:table-row table:style-name="ro1">
          <table:table-cell office:value-type="float" office:value="48.5953" calcext:value-type="float">
            <text:p>48.5953</text:p>
          </table:table-cell>
          <table:table-cell office:value-type="float" office:value="309.102" calcext:value-type="float">
            <text:p>309.102</text:p>
          </table:table-cell>
          <table:table-cell office:value-type="float" office:value="46.0255" calcext:value-type="float">
            <text:p>46.0255</text:p>
          </table:table-cell>
          <table:table-cell office:value-type="float" office:value="49.1802" calcext:value-type="float">
            <text:p>49.1802</text:p>
          </table:table-cell>
          <table:table-cell office:value-type="float" office:value="297.115" calcext:value-type="float">
            <text:p>297.115</text:p>
          </table:table-cell>
          <table:table-cell office:value-type="float" office:value="47.7414" calcext:value-type="float">
            <text:p>47.7414</text:p>
          </table:table-cell>
          <table:table-cell/>
          <table:table-cell table:formula="of:=([.D100]-[.A100])/0.0166667" office:value-type="float" office:value="35.0939298121402" calcext:value-type="float">
            <text:p>35.0939298121402</text:p>
          </table:table-cell>
          <table:table-cell table:formula="of:=ABS([.E100]-[.B100])/0.0166667" office:value-type="float" office:value="719.218561562875" calcext:value-type="float">
            <text:p>719.218561562875</text:p>
          </table:table-cell>
          <table:table-cell table:formula="of:=([.F100]-[.C100])/0.0166667" office:value-type="float" office:value="102.953794092412" calcext:value-type="float">
            <text:p>102.953794092412</text:p>
          </table:table-cell>
          <table:table-cell table:formula="of:=DEGREES(ATAN(ABS([.F100]-[.C100])/ABS([.E100]-[.B100])))" office:value-type="float" office:value="8.14636266400499" calcext:value-type="float">
            <text:p>8.14636266400499</text:p>
          </table:table-cell>
          <table:table-cell table:formula="of:=SQRT(POWER([.H100];2)+POWER([.I100];2)+POWER([.J100];2))" office:value-type="float" office:value="727.397007777907" calcext:value-type="float">
            <text:p>727.397007777907</text:p>
          </table:table-cell>
        </table:table-row>
        <table:table-row table:style-name="ro1">
          <table:table-cell office:value-type="float" office:value="48.3764" calcext:value-type="float">
            <text:p>48.3764</text:p>
          </table:table-cell>
          <table:table-cell office:value-type="float" office:value="307.713" calcext:value-type="float">
            <text:p>307.713</text:p>
          </table:table-cell>
          <table:table-cell office:value-type="float" office:value="45.4375" calcext:value-type="float">
            <text:p>45.4375</text:p>
          </table:table-cell>
          <table:table-cell office:value-type="float" office:value="49.2051" calcext:value-type="float">
            <text:p>49.2051</text:p>
          </table:table-cell>
          <table:table-cell office:value-type="float" office:value="295.956" calcext:value-type="float">
            <text:p>295.956</text:p>
          </table:table-cell>
          <table:table-cell office:value-type="float" office:value="46.6231" calcext:value-type="float">
            <text:p>46.6231</text:p>
          </table:table-cell>
          <table:table-cell/>
          <table:table-cell table:formula="of:=([.D101]-[.A101])/0.0166667" office:value-type="float" office:value="49.7219005561992" calcext:value-type="float">
            <text:p>49.7219005561992</text:p>
          </table:table-cell>
          <table:table-cell table:formula="of:=ABS([.E101]-[.B101])/0.0166667" office:value-type="float" office:value="705.418589162822" calcext:value-type="float">
            <text:p>705.418589162822</text:p>
          </table:table-cell>
          <table:table-cell table:formula="of:=([.F101]-[.C101])/0.0166667" office:value-type="float" office:value="71.1358577282846" calcext:value-type="float">
            <text:p>71.1358577282846</text:p>
          </table:table-cell>
          <table:table-cell table:formula="of:=DEGREES(ATAN(ABS([.F101]-[.C101])/ABS([.E101]-[.B101])))" office:value-type="float" office:value="5.75835746067923" calcext:value-type="float">
            <text:p>5.75835746067923</text:p>
          </table:table-cell>
          <table:table-cell table:formula="of:=SQRT(POWER([.H101];2)+POWER([.I101];2)+POWER([.J101];2))" office:value-type="float" office:value="710.737619368868" calcext:value-type="float">
            <text:p>710.737619368868</text:p>
          </table:table-cell>
        </table:table-row>
        <table:table-row table:style-name="ro1">
          <table:table-cell office:value-type="float" office:value="47.5258" calcext:value-type="float">
            <text:p>47.5258</text:p>
          </table:table-cell>
          <table:table-cell office:value-type="float" office:value="308.937" calcext:value-type="float">
            <text:p>308.937</text:p>
          </table:table-cell>
          <table:table-cell office:value-type="float" office:value="45.7963" calcext:value-type="float">
            <text:p>45.7963</text:p>
          </table:table-cell>
          <table:table-cell office:value-type="float" office:value="48.4514" calcext:value-type="float">
            <text:p>48.4514</text:p>
          </table:table-cell>
          <table:table-cell office:value-type="float" office:value="295.648" calcext:value-type="float">
            <text:p>295.648</text:p>
          </table:table-cell>
          <table:table-cell office:value-type="float" office:value="47.1897" calcext:value-type="float">
            <text:p>47.1897</text:p>
          </table:table-cell>
          <table:table-cell/>
          <table:table-cell table:formula="of:=([.D102]-[.A102])/0.0166667" office:value-type="float" office:value="55.5358889282223" calcext:value-type="float">
            <text:p>55.5358889282223</text:p>
          </table:table-cell>
          <table:table-cell table:formula="of:=ABS([.E102]-[.B102])/0.0166667" office:value-type="float" office:value="797.338405323189" calcext:value-type="float">
            <text:p>797.338405323189</text:p>
          </table:table-cell>
          <table:table-cell table:formula="of:=([.F102]-[.C102])/0.0166667" office:value-type="float" office:value="83.6038327923344" calcext:value-type="float">
            <text:p>83.6038327923344</text:p>
          </table:table-cell>
          <table:table-cell table:formula="of:=DEGREES(ATAN(ABS([.F102]-[.C102])/ABS([.E102]-[.B102])))" office:value-type="float" office:value="5.98579836452069" calcext:value-type="float">
            <text:p>5.98579836452069</text:p>
          </table:table-cell>
          <table:table-cell table:formula="of:=SQRT(POWER([.H102];2)+POWER([.I102];2)+POWER([.J102];2))" office:value-type="float" office:value="803.630741335809" calcext:value-type="float">
            <text:p>803.630741335809</text:p>
          </table:table-cell>
        </table:table-row>
        <table:table-row table:style-name="ro1">
          <table:table-cell office:value-type="float" office:value="40.7642" calcext:value-type="float">
            <text:p>40.7642</text:p>
          </table:table-cell>
          <table:table-cell office:value-type="float" office:value="305.747" calcext:value-type="float">
            <text:p>305.747</text:p>
          </table:table-cell>
          <table:table-cell office:value-type="float" office:value="46.064" calcext:value-type="float">
            <text:p>46.064</text:p>
          </table:table-cell>
          <table:table-cell office:value-type="float" office:value="41.9662" calcext:value-type="float">
            <text:p>41.9662</text:p>
          </table:table-cell>
          <table:table-cell office:value-type="float" office:value="291.097" calcext:value-type="float">
            <text:p>291.097</text:p>
          </table:table-cell>
          <table:table-cell office:value-type="float" office:value="47.6636" calcext:value-type="float">
            <text:p>47.6636</text:p>
          </table:table-cell>
          <table:table-cell/>
          <table:table-cell table:formula="of:=([.D103]-[.A103])/0.0166667" office:value-type="float" office:value="72.1198557602884" calcext:value-type="float">
            <text:p>72.1198557602884</text:p>
          </table:table-cell>
          <table:table-cell table:formula="of:=ABS([.E103]-[.B103])/0.0166667" office:value-type="float" office:value="878.998242003518" calcext:value-type="float">
            <text:p>878.998242003518</text:p>
          </table:table-cell>
          <table:table-cell table:formula="of:=([.F103]-[.C103])/0.0166667" office:value-type="float" office:value="95.975808048384" calcext:value-type="float">
            <text:p>95.975808048384</text:p>
          </table:table-cell>
          <table:table-cell table:formula="of:=DEGREES(ATAN(ABS([.F103]-[.C103])/ABS([.E103]-[.B103])))" office:value-type="float" office:value="6.23131024912342" calcext:value-type="float">
            <text:p>6.23131024912342</text:p>
          </table:table-cell>
          <table:table-cell table:formula="of:=SQRT(POWER([.H103];2)+POWER([.I103];2)+POWER([.J103];2))" office:value-type="float" office:value="887.158688606892" calcext:value-type="float">
            <text:p>887.158688606892</text:p>
          </table:table-cell>
        </table:table-row>
        <table:table-row table:style-name="ro1">
          <table:table-cell office:value-type="float" office:value="40.5627" calcext:value-type="float">
            <text:p>40.5627</text:p>
          </table:table-cell>
          <table:table-cell office:value-type="float" office:value="308.822" calcext:value-type="float">
            <text:p>308.822</text:p>
          </table:table-cell>
          <table:table-cell office:value-type="float" office:value="45.621" calcext:value-type="float">
            <text:p>45.621</text:p>
          </table:table-cell>
          <table:table-cell office:value-type="float" office:value="41.1721" calcext:value-type="float">
            <text:p>41.1721</text:p>
          </table:table-cell>
          <table:table-cell office:value-type="float" office:value="295.303" calcext:value-type="float">
            <text:p>295.303</text:p>
          </table:table-cell>
          <table:table-cell office:value-type="float" office:value="47.0583" calcext:value-type="float">
            <text:p>47.0583</text:p>
          </table:table-cell>
          <table:table-cell/>
          <table:table-cell table:formula="of:=([.D104]-[.A104])/0.0166667" office:value-type="float" office:value="36.5639268721463" calcext:value-type="float">
            <text:p>36.5639268721463</text:p>
          </table:table-cell>
          <table:table-cell table:formula="of:=ABS([.E104]-[.B104])/0.0166667" office:value-type="float" office:value="811.138377723245" calcext:value-type="float">
            <text:p>811.138377723245</text:p>
          </table:table-cell>
          <table:table-cell table:formula="of:=([.F104]-[.C104])/0.0166667" office:value-type="float" office:value="86.237827524345" calcext:value-type="float">
            <text:p>86.237827524345</text:p>
          </table:table-cell>
          <table:table-cell table:formula="of:=DEGREES(ATAN(ABS([.F104]-[.C104])/ABS([.E104]-[.B104])))" office:value-type="float" office:value="6.06872038208054" calcext:value-type="float">
            <text:p>6.06872038208054</text:p>
          </table:table-cell>
          <table:table-cell table:formula="of:=SQRT(POWER([.H104];2)+POWER([.I104];2)+POWER([.J104];2))" office:value-type="float" office:value="816.528843005517" calcext:value-type="float">
            <text:p>816.528843005517</text:p>
          </table:table-cell>
        </table:table-row>
        <table:table-row table:style-name="ro1">
          <table:table-cell office:value-type="float" office:value="40.685" calcext:value-type="float">
            <text:p>40.685</text:p>
          </table:table-cell>
          <table:table-cell office:value-type="float" office:value="315.241" calcext:value-type="float">
            <text:p>315.241</text:p>
          </table:table-cell>
          <table:table-cell office:value-type="float" office:value="44.6905" calcext:value-type="float">
            <text:p>44.6905</text:p>
          </table:table-cell>
          <table:table-cell office:value-type="float" office:value="41.4595" calcext:value-type="float">
            <text:p>41.4595</text:p>
          </table:table-cell>
          <table:table-cell office:value-type="float" office:value="302.966" calcext:value-type="float">
            <text:p>302.966</text:p>
          </table:table-cell>
          <table:table-cell office:value-type="float" office:value="45.9376" calcext:value-type="float">
            <text:p>45.9376</text:p>
          </table:table-cell>
          <table:table-cell/>
          <table:table-cell table:formula="of:=([.D105]-[.A105])/0.0166667" office:value-type="float" office:value="46.4699070601857" calcext:value-type="float">
            <text:p>46.4699070601857</text:p>
          </table:table-cell>
          <table:table-cell table:formula="of:=ABS([.E105]-[.B105])/0.0166667" office:value-type="float" office:value="736.498527002945" calcext:value-type="float">
            <text:p>736.498527002945</text:p>
          </table:table-cell>
          <table:table-cell table:formula="of:=([.F105]-[.C105])/0.0166667" office:value-type="float" office:value="74.8258503482995" calcext:value-type="float">
            <text:p>74.8258503482995</text:p>
          </table:table-cell>
          <table:table-cell table:formula="of:=DEGREES(ATAN(ABS([.F105]-[.C105])/ABS([.E105]-[.B105])))" office:value-type="float" office:value="5.80115947680658" calcext:value-type="float">
            <text:p>5.80115947680658</text:p>
          </table:table-cell>
          <table:table-cell table:formula="of:=SQRT(POWER([.H105];2)+POWER([.I105];2)+POWER([.J105];2))" office:value-type="float" office:value="741.746884334566" calcext:value-type="float">
            <text:p>741.746884334566</text:p>
          </table:table-cell>
        </table:table-row>
        <table:table-row table:style-name="ro1">
          <table:table-cell office:value-type="float" office:value="37.0381" calcext:value-type="float">
            <text:p>37.0381</text:p>
          </table:table-cell>
          <table:table-cell office:value-type="float" office:value="309.415" calcext:value-type="float">
            <text:p>309.415</text:p>
          </table:table-cell>
          <table:table-cell office:value-type="float" office:value="45.5721" calcext:value-type="float">
            <text:p>45.5721</text:p>
          </table:table-cell>
          <table:table-cell office:value-type="float" office:value="37.8972" calcext:value-type="float">
            <text:p>37.8972</text:p>
          </table:table-cell>
          <table:table-cell office:value-type="float" office:value="297.367" calcext:value-type="float">
            <text:p>297.367</text:p>
          </table:table-cell>
          <table:table-cell office:value-type="float" office:value="46.7919" calcext:value-type="float">
            <text:p>46.7919</text:p>
          </table:table-cell>
          <table:table-cell/>
          <table:table-cell table:formula="of:=([.D106]-[.A106])/0.0166667" office:value-type="float" office:value="51.5458969082061" calcext:value-type="float">
            <text:p>51.5458969082061</text:p>
          </table:table-cell>
          <table:table-cell table:formula="of:=ABS([.E106]-[.B106])/0.0166667" office:value-type="float" office:value="722.878554242892" calcext:value-type="float">
            <text:p>722.878554242892</text:p>
          </table:table-cell>
          <table:table-cell table:formula="of:=([.F106]-[.C106])/0.0166667" office:value-type="float" office:value="73.1878536242927" calcext:value-type="float">
            <text:p>73.1878536242927</text:p>
          </table:table-cell>
          <table:table-cell table:formula="of:=DEGREES(ATAN(ABS([.F106]-[.C106])/ABS([.E106]-[.B106])))" office:value-type="float" office:value="5.78121250232112" calcext:value-type="float">
            <text:p>5.78121250232112</text:p>
          </table:table-cell>
          <table:table-cell table:formula="of:=SQRT(POWER([.H106];2)+POWER([.I106];2)+POWER([.J106];2))" office:value-type="float" office:value="728.400196039578" calcext:value-type="float">
            <text:p>728.400196039578</text:p>
          </table:table-cell>
        </table:table-row>
        <table:table-row table:style-name="ro1">
          <table:table-cell office:value-type="float" office:value="37.3747" calcext:value-type="float">
            <text:p>37.3747</text:p>
          </table:table-cell>
          <table:table-cell office:value-type="float" office:value="304.789" calcext:value-type="float">
            <text:p>304.789</text:p>
          </table:table-cell>
          <table:table-cell office:value-type="float" office:value="46.2384" calcext:value-type="float">
            <text:p>46.2384</text:p>
          </table:table-cell>
          <table:table-cell office:value-type="float" office:value="38.2306" calcext:value-type="float">
            <text:p>38.2306</text:p>
          </table:table-cell>
          <table:table-cell office:value-type="float" office:value="292.904" calcext:value-type="float">
            <text:p>292.904</text:p>
          </table:table-cell>
          <table:table-cell office:value-type="float" office:value="47.6946" calcext:value-type="float">
            <text:p>47.6946</text:p>
          </table:table-cell>
          <table:table-cell/>
          <table:table-cell table:formula="of:=([.D107]-[.A107])/0.0166667" office:value-type="float" office:value="51.3538972922057" calcext:value-type="float">
            <text:p>51.3538972922057</text:p>
          </table:table-cell>
          <table:table-cell table:formula="of:=ABS([.E107]-[.B107])/0.0166667" office:value-type="float" office:value="713.098573802852" calcext:value-type="float">
            <text:p>713.098573802852</text:p>
          </table:table-cell>
          <table:table-cell table:formula="of:=([.F107]-[.C107])/0.0166667" office:value-type="float" office:value="87.3718252563497" calcext:value-type="float">
            <text:p>87.3718252563497</text:p>
          </table:table-cell>
          <table:table-cell table:formula="of:=DEGREES(ATAN(ABS([.F107]-[.C107])/ABS([.E107]-[.B107])))" office:value-type="float" office:value="6.98530295884786" calcext:value-type="float">
            <text:p>6.98530295884786</text:p>
          </table:table-cell>
          <table:table-cell table:formula="of:=SQRT(POWER([.H107];2)+POWER([.I107];2)+POWER([.J107];2))" office:value-type="float" office:value="720.264281063129" calcext:value-type="float">
            <text:p>720.264281063129</text:p>
          </table:table-cell>
        </table:table-row>
        <table:table-row table:style-name="ro1">
          <table:table-cell office:value-type="float" office:value="33.6261" calcext:value-type="float">
            <text:p>33.6261</text:p>
          </table:table-cell>
          <table:table-cell office:value-type="float" office:value="302.007" calcext:value-type="float">
            <text:p>302.007</text:p>
          </table:table-cell>
          <table:table-cell office:value-type="float" office:value="46.9412" calcext:value-type="float">
            <text:p>46.9412</text:p>
          </table:table-cell>
          <table:table-cell office:value-type="float" office:value="33.5567" calcext:value-type="float">
            <text:p>33.5567</text:p>
          </table:table-cell>
          <table:table-cell office:value-type="float" office:value="289.933" calcext:value-type="float">
            <text:p>289.933</text:p>
          </table:table-cell>
          <table:table-cell office:value-type="float" office:value="48.1762" calcext:value-type="float">
            <text:p>48.1762</text:p>
          </table:table-cell>
          <table:table-cell/>
          <table:table-cell table:formula="of:=([.D108]-[.A108])/0.0166667" office:value-type="float" office:value="-4.16399167201676" calcext:value-type="float">
            <text:p>-4.16399167201676</text:p>
          </table:table-cell>
          <table:table-cell table:formula="of:=ABS([.E108]-[.B108])/0.0166667" office:value-type="float" office:value="724.438551122899" calcext:value-type="float">
            <text:p>724.438551122899</text:p>
          </table:table-cell>
          <table:table-cell table:formula="of:=([.F108]-[.C108])/0.0166667" office:value-type="float" office:value="74.0998518002964" calcext:value-type="float">
            <text:p>74.0998518002964</text:p>
          </table:table-cell>
          <table:table-cell table:formula="of:=DEGREES(ATAN(ABS([.F108]-[.C108])/ABS([.E108]-[.B108])))" office:value-type="float" office:value="5.84023944335479" calcext:value-type="float">
            <text:p>5.84023944335479</text:p>
          </table:table-cell>
          <table:table-cell table:formula="of:=SQRT(POWER([.H108];2)+POWER([.I108];2)+POWER([.J108];2))" office:value-type="float" office:value="728.230280348541" calcext:value-type="float">
            <text:p>728.230280348541</text:p>
          </table:table-cell>
        </table:table-row>
        <table:table-row table:style-name="ro1">
          <table:table-cell office:value-type="float" office:value="34.098" calcext:value-type="float">
            <text:p>34.098</text:p>
          </table:table-cell>
          <table:table-cell office:value-type="float" office:value="302.352" calcext:value-type="float">
            <text:p>302.352</text:p>
          </table:table-cell>
          <table:table-cell office:value-type="float" office:value="46.1051" calcext:value-type="float">
            <text:p>46.1051</text:p>
          </table:table-cell>
          <table:table-cell office:value-type="float" office:value="34.3844" calcext:value-type="float">
            <text:p>34.3844</text:p>
          </table:table-cell>
          <table:table-cell office:value-type="float" office:value="288.907" calcext:value-type="float">
            <text:p>288.907</text:p>
          </table:table-cell>
          <table:table-cell office:value-type="float" office:value="47.5568" calcext:value-type="float">
            <text:p>47.5568</text:p>
          </table:table-cell>
          <table:table-cell/>
          <table:table-cell table:formula="of:=([.D109]-[.A109])/0.0166667" office:value-type="float" office:value="17.1839656320688" calcext:value-type="float">
            <text:p>17.1839656320688</text:p>
          </table:table-cell>
          <table:table-cell table:formula="of:=ABS([.E109]-[.B109])/0.0166667" office:value-type="float" office:value="806.698386603226" calcext:value-type="float">
            <text:p>806.698386603226</text:p>
          </table:table-cell>
          <table:table-cell table:formula="of:=([.F109]-[.C109])/0.0166667" office:value-type="float" office:value="87.1018257963486" calcext:value-type="float">
            <text:p>87.1018257963486</text:p>
          </table:table-cell>
          <table:table-cell table:formula="of:=DEGREES(ATAN(ABS([.F109]-[.C109])/ABS([.E109]-[.B109])))" office:value-type="float" office:value="6.16253598872057" calcext:value-type="float">
            <text:p>6.16253598872057</text:p>
          </table:table-cell>
          <table:table-cell table:formula="of:=SQRT(POWER([.H109];2)+POWER([.I109];2)+POWER([.J109];2))" office:value-type="float" office:value="811.569038147803" calcext:value-type="float">
            <text:p>811.569038147803</text:p>
          </table:table-cell>
        </table:table-row>
        <table:table-row table:style-name="ro1">
          <table:table-cell office:value-type="float" office:value="34.3963" calcext:value-type="float">
            <text:p>34.3963</text:p>
          </table:table-cell>
          <table:table-cell office:value-type="float" office:value="299.095" calcext:value-type="float">
            <text:p>299.095</text:p>
          </table:table-cell>
          <table:table-cell office:value-type="float" office:value="47.6113" calcext:value-type="float">
            <text:p>47.6113</text:p>
          </table:table-cell>
          <table:table-cell office:value-type="float" office:value="33.9544" calcext:value-type="float">
            <text:p>33.9544</text:p>
          </table:table-cell>
          <table:table-cell office:value-type="float" office:value="288.466" calcext:value-type="float">
            <text:p>288.466</text:p>
          </table:table-cell>
          <table:table-cell office:value-type="float" office:value="48.8907" calcext:value-type="float">
            <text:p>48.8907</text:p>
          </table:table-cell>
          <table:table-cell/>
          <table:table-cell table:formula="of:=([.D110]-[.A110])/0.0166667" office:value-type="float" office:value="-26.5139469721059" calcext:value-type="float">
            <text:p>-26.5139469721059</text:p>
          </table:table-cell>
          <table:table-cell table:formula="of:=ABS([.E110]-[.B110])/0.0166667" office:value-type="float" office:value="637.738724522552" calcext:value-type="float">
            <text:p>637.738724522552</text:p>
          </table:table-cell>
          <table:table-cell table:formula="of:=([.F110]-[.C110])/0.0166667" office:value-type="float" office:value="76.7638464723072" calcext:value-type="float">
            <text:p>76.7638464723072</text:p>
          </table:table-cell>
          <table:table-cell table:formula="of:=DEGREES(ATAN(ABS([.F110]-[.C110])/ABS([.E110]-[.B110])))" office:value-type="float" office:value="6.86360335583129" calcext:value-type="float">
            <text:p>6.86360335583129</text:p>
          </table:table-cell>
          <table:table-cell table:formula="of:=SQRT(POWER([.H110];2)+POWER([.I110];2)+POWER([.J110];2))" office:value-type="float" office:value="642.889071508386" calcext:value-type="float">
            <text:p>642.889071508386</text:p>
          </table:table-cell>
        </table:table-row>
        <table:table-row table:style-name="ro1">
          <table:table-cell office:value-type="float" office:value="33.7373" calcext:value-type="float">
            <text:p>33.7373</text:p>
          </table:table-cell>
          <table:table-cell office:value-type="float" office:value="307.937" calcext:value-type="float">
            <text:p>307.937</text:p>
          </table:table-cell>
          <table:table-cell office:value-type="float" office:value="47.6626" calcext:value-type="float">
            <text:p>47.6626</text:p>
          </table:table-cell>
          <table:table-cell office:value-type="float" office:value="34.4642" calcext:value-type="float">
            <text:p>34.4642</text:p>
          </table:table-cell>
          <table:table-cell office:value-type="float" office:value="295.691" calcext:value-type="float">
            <text:p>295.691</text:p>
          </table:table-cell>
          <table:table-cell office:value-type="float" office:value="49.6368" calcext:value-type="float">
            <text:p>49.6368</text:p>
          </table:table-cell>
          <table:table-cell/>
          <table:table-cell table:formula="of:=([.D111]-[.A111])/0.0166667" office:value-type="float" office:value="43.6139127721745" calcext:value-type="float">
            <text:p>43.6139127721745</text:p>
          </table:table-cell>
          <table:table-cell table:formula="of:=ABS([.E111]-[.B111])/0.0166667" office:value-type="float" office:value="734.758530482941" calcext:value-type="float">
            <text:p>734.758530482941</text:p>
          </table:table-cell>
          <table:table-cell table:formula="of:=([.F111]-[.C111])/0.0166667" office:value-type="float" office:value="118.451763096474" calcext:value-type="float">
            <text:p>118.451763096474</text:p>
          </table:table-cell>
          <table:table-cell table:formula="of:=DEGREES(ATAN(ABS([.F111]-[.C111])/ABS([.E111]-[.B111])))" office:value-type="float" office:value="9.15796340675616" calcext:value-type="float">
            <text:p>9.15796340675616</text:p>
          </table:table-cell>
          <table:table-cell table:formula="of:=SQRT(POWER([.H111];2)+POWER([.I111];2)+POWER([.J111];2))" office:value-type="float" office:value="745.522026291251" calcext:value-type="float">
            <text:p>745.522026291251</text:p>
          </table:table-cell>
        </table:table-row>
        <table:table-row table:style-name="ro1">
          <table:table-cell office:value-type="float" office:value="33.6345" calcext:value-type="float">
            <text:p>33.6345</text:p>
          </table:table-cell>
          <table:table-cell office:value-type="float" office:value="308.386" calcext:value-type="float">
            <text:p>308.386</text:p>
          </table:table-cell>
          <table:table-cell office:value-type="float" office:value="45.7574" calcext:value-type="float">
            <text:p>45.7574</text:p>
          </table:table-cell>
          <table:table-cell office:value-type="float" office:value="34.0694" calcext:value-type="float">
            <text:p>34.0694</text:p>
          </table:table-cell>
          <table:table-cell office:value-type="float" office:value="296.188" calcext:value-type="float">
            <text:p>296.188</text:p>
          </table:table-cell>
          <table:table-cell office:value-type="float" office:value="47.0046" calcext:value-type="float">
            <text:p>47.0046</text:p>
          </table:table-cell>
          <table:table-cell/>
          <table:table-cell table:formula="of:=([.D112]-[.A112])/0.0166667" office:value-type="float" office:value="26.0939478121043" calcext:value-type="float">
            <text:p>26.0939478121043</text:p>
          </table:table-cell>
          <table:table-cell table:formula="of:=ABS([.E112]-[.B112])/0.0166667" office:value-type="float" office:value="731.87853624293" calcext:value-type="float">
            <text:p>731.87853624293</text:p>
          </table:table-cell>
          <table:table-cell table:formula="of:=([.F112]-[.C112])/0.0166667" office:value-type="float" office:value="74.8318503362997" calcext:value-type="float">
            <text:p>74.8318503362997</text:p>
          </table:table-cell>
          <table:table-cell table:formula="of:=DEGREES(ATAN(ABS([.F112]-[.C112])/ABS([.E112]-[.B112])))" office:value-type="float" office:value="5.83799210229048" calcext:value-type="float">
            <text:p>5.83799210229048</text:p>
          </table:table-cell>
          <table:table-cell table:formula="of:=SQRT(POWER([.H112];2)+POWER([.I112];2)+POWER([.J112];2))" office:value-type="float" office:value="736.156839097667" calcext:value-type="float">
            <text:p>736.156839097667</text:p>
          </table:table-cell>
        </table:table-row>
        <table:table-row table:style-name="ro1">
          <table:table-cell office:value-type="float" office:value="34.0049" calcext:value-type="float">
            <text:p>34.0049</text:p>
          </table:table-cell>
          <table:table-cell office:value-type="float" office:value="303.754" calcext:value-type="float">
            <text:p>303.754</text:p>
          </table:table-cell>
          <table:table-cell office:value-type="float" office:value="46.424" calcext:value-type="float">
            <text:p>46.424</text:p>
          </table:table-cell>
          <table:table-cell office:value-type="float" office:value="34.6795" calcext:value-type="float">
            <text:p>34.6795</text:p>
          </table:table-cell>
          <table:table-cell office:value-type="float" office:value="291.854" calcext:value-type="float">
            <text:p>291.854</text:p>
          </table:table-cell>
          <table:table-cell office:value-type="float" office:value="47.6303" calcext:value-type="float">
            <text:p>47.6303</text:p>
          </table:table-cell>
          <table:table-cell/>
          <table:table-cell table:formula="of:=([.D113]-[.A113])/0.0166667" office:value-type="float" office:value="40.4759190481618" calcext:value-type="float">
            <text:p>40.4759190481618</text:p>
          </table:table-cell>
          <table:table-cell table:formula="of:=ABS([.E113]-[.B113])/0.0166667" office:value-type="float" office:value="713.998572002858" calcext:value-type="float">
            <text:p>713.998572002858</text:p>
          </table:table-cell>
          <table:table-cell table:formula="of:=([.F113]-[.C113])/0.0166667" office:value-type="float" office:value="72.3778552442895" calcext:value-type="float">
            <text:p>72.3778552442895</text:p>
          </table:table-cell>
          <table:table-cell table:formula="of:=DEGREES(ATAN(ABS([.F113]-[.C113])/ABS([.E113]-[.B113])))" office:value-type="float" office:value="5.78828628949336" calcext:value-type="float">
            <text:p>5.78828628949336</text:p>
          </table:table-cell>
          <table:table-cell table:formula="of:=SQRT(POWER([.H113];2)+POWER([.I113];2)+POWER([.J113];2))" office:value-type="float" office:value="718.798173881012" calcext:value-type="float">
            <text:p>718.798173881012</text:p>
          </table:table-cell>
        </table:table-row>
        <table:table-row table:style-name="ro1">
          <table:table-cell office:value-type="float" office:value="33.5463" calcext:value-type="float">
            <text:p>33.5463</text:p>
          </table:table-cell>
          <table:table-cell office:value-type="float" office:value="308.767" calcext:value-type="float">
            <text:p>308.767</text:p>
          </table:table-cell>
          <table:table-cell office:value-type="float" office:value="44.1181" calcext:value-type="float">
            <text:p>44.1181</text:p>
          </table:table-cell>
          <table:table-cell office:value-type="float" office:value="34.3307" calcext:value-type="float">
            <text:p>34.3307</text:p>
          </table:table-cell>
          <table:table-cell office:value-type="float" office:value="295.247" calcext:value-type="float">
            <text:p>295.247</text:p>
          </table:table-cell>
          <table:table-cell office:value-type="float" office:value="45.0824" calcext:value-type="float">
            <text:p>45.0824</text:p>
          </table:table-cell>
          <table:table-cell/>
          <table:table-cell table:formula="of:=([.D114]-[.A114])/0.0166667" office:value-type="float" office:value="47.0639058721881" calcext:value-type="float">
            <text:p>47.0639058721881</text:p>
          </table:table-cell>
          <table:table-cell table:formula="of:=ABS([.E114]-[.B114])/0.0166667" office:value-type="float" office:value="811.198377603244" calcext:value-type="float">
            <text:p>811.198377603244</text:p>
          </table:table-cell>
          <table:table-cell table:formula="of:=([.F114]-[.C114])/0.0166667" office:value-type="float" office:value="57.8578842842315" calcext:value-type="float">
            <text:p>57.8578842842315</text:p>
          </table:table-cell>
          <table:table-cell table:formula="of:=DEGREES(ATAN(ABS([.F114]-[.C114])/ABS([.E114]-[.B114])))" office:value-type="float" office:value="4.07965362402087" calcext:value-type="float">
            <text:p>4.07965362402087</text:p>
          </table:table-cell>
          <table:table-cell table:formula="of:=SQRT(POWER([.H114];2)+POWER([.I114];2)+POWER([.J114];2))" office:value-type="float" office:value="814.619760278333" calcext:value-type="float">
            <text:p>814.619760278333</text:p>
          </table:table-cell>
        </table:table-row>
        <table:table-row table:style-name="ro1">
          <table:table-cell office:value-type="float" office:value="32.8439" calcext:value-type="float">
            <text:p>32.8439</text:p>
          </table:table-cell>
          <table:table-cell office:value-type="float" office:value="318.027" calcext:value-type="float">
            <text:p>318.027</text:p>
          </table:table-cell>
          <table:table-cell office:value-type="float" office:value="43.832" calcext:value-type="float">
            <text:p>43.832</text:p>
          </table:table-cell>
          <table:table-cell office:value-type="float" office:value="33.2911" calcext:value-type="float">
            <text:p>33.2911</text:p>
          </table:table-cell>
          <table:table-cell office:value-type="float" office:value="305.425" calcext:value-type="float">
            <text:p>305.425</text:p>
          </table:table-cell>
          <table:table-cell office:value-type="float" office:value="44.8783" calcext:value-type="float">
            <text:p>44.8783</text:p>
          </table:table-cell>
          <table:table-cell/>
          <table:table-cell table:formula="of:=([.D115]-[.A115])/0.0166667" office:value-type="float" office:value="26.8319463361075" calcext:value-type="float">
            <text:p>26.8319463361075</text:p>
          </table:table-cell>
          <table:table-cell table:formula="of:=ABS([.E115]-[.B115])/0.0166667" office:value-type="float" office:value="756.118487763023" calcext:value-type="float">
            <text:p>756.118487763023</text:p>
          </table:table-cell>
          <table:table-cell table:formula="of:=([.F115]-[.C115])/0.0166667" office:value-type="float" office:value="62.7778744442512" calcext:value-type="float">
            <text:p>62.7778744442512</text:p>
          </table:table-cell>
          <table:table-cell table:formula="of:=DEGREES(ATAN(ABS([.F115]-[.C115])/ABS([.E115]-[.B115])))" office:value-type="float" office:value="4.74618244826643" calcext:value-type="float">
            <text:p>4.74618244826643</text:p>
          </table:table-cell>
          <table:table-cell table:formula="of:=SQRT(POWER([.H115];2)+POWER([.I115];2)+POWER([.J115];2))" office:value-type="float" office:value="759.194429906439" calcext:value-type="float">
            <text:p>759.194429906439</text:p>
          </table:table-cell>
        </table:table-row>
        <table:table-row table:style-name="ro1">
          <table:table-cell office:value-type="float" office:value="32.0745" calcext:value-type="float">
            <text:p>32.0745</text:p>
          </table:table-cell>
          <table:table-cell office:value-type="float" office:value="314.342" calcext:value-type="float">
            <text:p>314.342</text:p>
          </table:table-cell>
          <table:table-cell office:value-type="float" office:value="44.9118" calcext:value-type="float">
            <text:p>44.9118</text:p>
          </table:table-cell>
          <table:table-cell office:value-type="float" office:value="32.3119" calcext:value-type="float">
            <text:p>32.3119</text:p>
          </table:table-cell>
          <table:table-cell office:value-type="float" office:value="301.703" calcext:value-type="float">
            <text:p>301.703</text:p>
          </table:table-cell>
          <table:table-cell office:value-type="float" office:value="46.4791" calcext:value-type="float">
            <text:p>46.4791</text:p>
          </table:table-cell>
          <table:table-cell/>
          <table:table-cell table:formula="of:=([.D116]-[.A116])/0.0166667" office:value-type="float" office:value="14.243971512057" calcext:value-type="float">
            <text:p>14.243971512057</text:p>
          </table:table-cell>
          <table:table-cell table:formula="of:=ABS([.E116]-[.B116])/0.0166667" office:value-type="float" office:value="758.338483323034" calcext:value-type="float">
            <text:p>758.338483323034</text:p>
          </table:table-cell>
          <table:table-cell table:formula="of:=([.F116]-[.C116])/0.0166667" office:value-type="float" office:value="94.0378119243763" calcext:value-type="float">
            <text:p>94.0378119243763</text:p>
          </table:table-cell>
          <table:table-cell table:formula="of:=DEGREES(ATAN(ABS([.F116]-[.C116])/ABS([.E116]-[.B116])))" office:value-type="float" office:value="7.06888085153548" calcext:value-type="float">
            <text:p>7.06888085153548</text:p>
          </table:table-cell>
          <table:table-cell table:formula="of:=SQRT(POWER([.H116];2)+POWER([.I116];2)+POWER([.J116];2))" office:value-type="float" office:value="764.279566706215" calcext:value-type="float">
            <text:p>764.279566706215</text:p>
          </table:table-cell>
        </table:table-row>
        <table:table-row table:style-name="ro1">
          <table:table-cell office:value-type="float" office:value="33.4521" calcext:value-type="float">
            <text:p>33.4521</text:p>
          </table:table-cell>
          <table:table-cell office:value-type="float" office:value="310.184" calcext:value-type="float">
            <text:p>310.184</text:p>
          </table:table-cell>
          <table:table-cell office:value-type="float" office:value="44.4396" calcext:value-type="float">
            <text:p>44.4396</text:p>
          </table:table-cell>
          <table:table-cell office:value-type="float" office:value="33.8789" calcext:value-type="float">
            <text:p>33.8789</text:p>
          </table:table-cell>
          <table:table-cell office:value-type="float" office:value="297.949" calcext:value-type="float">
            <text:p>297.949</text:p>
          </table:table-cell>
          <table:table-cell office:value-type="float" office:value="45.4577" calcext:value-type="float">
            <text:p>45.4577</text:p>
          </table:table-cell>
          <table:table-cell/>
          <table:table-cell table:formula="of:=([.D117]-[.A117])/0.0166667" office:value-type="float" office:value="25.6079487841024" calcext:value-type="float">
            <text:p>25.6079487841024</text:p>
          </table:table-cell>
          <table:table-cell table:formula="of:=ABS([.E117]-[.B117])/0.0166667" office:value-type="float" office:value="734.098531802937" calcext:value-type="float">
            <text:p>734.098531802937</text:p>
          </table:table-cell>
          <table:table-cell table:formula="of:=([.F117]-[.C117])/0.0166667" office:value-type="float" office:value="61.0858778282446" calcext:value-type="float">
            <text:p>61.0858778282446</text:p>
          </table:table-cell>
          <table:table-cell table:formula="of:=DEGREES(ATAN(ABS([.F117]-[.C117])/ABS([.E117]-[.B117])))" office:value-type="float" office:value="4.75674316544479" calcext:value-type="float">
            <text:p>4.75674316544479</text:p>
          </table:table-cell>
          <table:table-cell table:formula="of:=SQRT(POWER([.H117];2)+POWER([.I117];2)+POWER([.J117];2))" office:value-type="float" office:value="737.080664450102" calcext:value-type="float">
            <text:p>737.080664450102</text:p>
          </table:table-cell>
        </table:table-row>
        <table:table-row table:style-name="ro1">
          <table:table-cell office:value-type="float" office:value="32.7245" calcext:value-type="float">
            <text:p>32.7245</text:p>
          </table:table-cell>
          <table:table-cell office:value-type="float" office:value="309.699" calcext:value-type="float">
            <text:p>309.699</text:p>
          </table:table-cell>
          <table:table-cell office:value-type="float" office:value="45.5771" calcext:value-type="float">
            <text:p>45.5771</text:p>
          </table:table-cell>
          <table:table-cell office:value-type="float" office:value="32.93" calcext:value-type="float">
            <text:p>32.93</text:p>
          </table:table-cell>
          <table:table-cell office:value-type="float" office:value="297.337" calcext:value-type="float">
            <text:p>297.337</text:p>
          </table:table-cell>
          <table:table-cell office:value-type="float" office:value="46.8492" calcext:value-type="float">
            <text:p>46.8492</text:p>
          </table:table-cell>
          <table:table-cell/>
          <table:table-cell table:formula="of:=([.D118]-[.A118])/0.0166667" office:value-type="float" office:value="12.3299753400494" calcext:value-type="float">
            <text:p>12.3299753400494</text:p>
          </table:table-cell>
          <table:table-cell table:formula="of:=ABS([.E118]-[.B118])/0.0166667" office:value-type="float" office:value="741.718516562968" calcext:value-type="float">
            <text:p>741.718516562968</text:p>
          </table:table-cell>
          <table:table-cell table:formula="of:=([.F118]-[.C118])/0.0166667" office:value-type="float" office:value="76.3258473483054" calcext:value-type="float">
            <text:p>76.3258473483054</text:p>
          </table:table-cell>
          <table:table-cell table:formula="of:=DEGREES(ATAN(ABS([.F118]-[.C118])/ABS([.E118]-[.B118])))" office:value-type="float" office:value="5.87528832793632" calcext:value-type="float">
            <text:p>5.87528832793632</text:p>
          </table:table-cell>
          <table:table-cell table:formula="of:=SQRT(POWER([.H118];2)+POWER([.I118];2)+POWER([.J118];2))" office:value-type="float" office:value="745.737233264971" calcext:value-type="float">
            <text:p>745.737233264971</text:p>
          </table:table-cell>
        </table:table-row>
        <table:table-row table:style-name="ro1">
          <table:table-cell office:value-type="float" office:value="22.3218" calcext:value-type="float">
            <text:p>22.3218</text:p>
          </table:table-cell>
          <table:table-cell office:value-type="float" office:value="290.706" calcext:value-type="float">
            <text:p>290.706</text:p>
          </table:table-cell>
          <table:table-cell office:value-type="float" office:value="46.4064" calcext:value-type="float">
            <text:p>46.4064</text:p>
          </table:table-cell>
          <table:table-cell office:value-type="float" office:value="22.6469" calcext:value-type="float">
            <text:p>22.6469</text:p>
          </table:table-cell>
          <table:table-cell office:value-type="float" office:value="280.41" calcext:value-type="float">
            <text:p>280.41</text:p>
          </table:table-cell>
          <table:table-cell office:value-type="float" office:value="47.4407" calcext:value-type="float">
            <text:p>47.4407</text:p>
          </table:table-cell>
          <table:table-cell/>
          <table:table-cell table:formula="of:=([.D119]-[.A119])/0.0166667" office:value-type="float" office:value="19.505960988078" calcext:value-type="float">
            <text:p>19.505960988078</text:p>
          </table:table-cell>
          <table:table-cell table:formula="of:=ABS([.E119]-[.B119])/0.0166667" office:value-type="float" office:value="617.758764482471" calcext:value-type="float">
            <text:p>617.758764482471</text:p>
          </table:table-cell>
          <table:table-cell table:formula="of:=([.F119]-[.C119])/0.0166667" office:value-type="float" office:value="62.0578758842483" calcext:value-type="float">
            <text:p>62.0578758842483</text:p>
          </table:table-cell>
          <table:table-cell table:formula="of:=DEGREES(ATAN(ABS([.F119]-[.C119])/ABS([.E119]-[.B119])))" office:value-type="float" office:value="5.73648783993784" calcext:value-type="float">
            <text:p>5.73648783993784</text:p>
          </table:table-cell>
          <table:table-cell table:formula="of:=SQRT(POWER([.H119];2)+POWER([.I119];2)+POWER([.J119];2))" office:value-type="float" office:value="621.174334280033" calcext:value-type="float">
            <text:p>621.174334280033</text:p>
          </table:table-cell>
        </table:table-row>
        <table:table-row table:style-name="ro1">
          <table:table-cell office:value-type="float" office:value="19.8188" calcext:value-type="float">
            <text:p>19.8188</text:p>
          </table:table-cell>
          <table:table-cell office:value-type="float" office:value="289.783" calcext:value-type="float">
            <text:p>289.783</text:p>
          </table:table-cell>
          <table:table-cell office:value-type="float" office:value="46.0636" calcext:value-type="float">
            <text:p>46.0636</text:p>
          </table:table-cell>
          <table:table-cell office:value-type="float" office:value="20.3295" calcext:value-type="float">
            <text:p>20.3295</text:p>
          </table:table-cell>
          <table:table-cell office:value-type="float" office:value="278.161" calcext:value-type="float">
            <text:p>278.161</text:p>
          </table:table-cell>
          <table:table-cell office:value-type="float" office:value="46.8117" calcext:value-type="float">
            <text:p>46.8117</text:p>
          </table:table-cell>
          <table:table-cell/>
          <table:table-cell table:formula="of:=([.D120]-[.A120])/0.0166667" office:value-type="float" office:value="30.6419387161226" calcext:value-type="float">
            <text:p>30.6419387161226</text:p>
          </table:table-cell>
          <table:table-cell table:formula="of:=ABS([.E120]-[.B120])/0.0166667" office:value-type="float" office:value="697.31860536279" calcext:value-type="float">
            <text:p>697.31860536279</text:p>
          </table:table-cell>
          <table:table-cell table:formula="of:=([.F120]-[.C120])/0.0166667" office:value-type="float" office:value="44.8859102281796" calcext:value-type="float">
            <text:p>44.8859102281796</text:p>
          </table:table-cell>
          <table:table-cell table:formula="of:=DEGREES(ATAN(ABS([.F120]-[.C120])/ABS([.E120]-[.B120])))" office:value-type="float" office:value="3.68300807226341" calcext:value-type="float">
            <text:p>3.68300807226341</text:p>
          </table:table-cell>
          <table:table-cell table:formula="of:=SQRT(POWER([.H120];2)+POWER([.I120];2)+POWER([.J120];2))" office:value-type="float" office:value="699.433278254904" calcext:value-type="float">
            <text:p>699.433278254904</text:p>
          </table:table-cell>
        </table:table-row>
        <table:table-row table:style-name="ro1">
          <table:table-cell office:value-type="float" office:value="18.7238" calcext:value-type="float">
            <text:p>18.7238</text:p>
          </table:table-cell>
          <table:table-cell office:value-type="float" office:value="292.474" calcext:value-type="float">
            <text:p>292.474</text:p>
          </table:table-cell>
          <table:table-cell office:value-type="float" office:value="45.4153" calcext:value-type="float">
            <text:p>45.4153</text:p>
          </table:table-cell>
          <table:table-cell office:value-type="float" office:value="20.2634" calcext:value-type="float">
            <text:p>20.2634</text:p>
          </table:table-cell>
          <table:table-cell office:value-type="float" office:value="281.049" calcext:value-type="float">
            <text:p>281.049</text:p>
          </table:table-cell>
          <table:table-cell office:value-type="float" office:value="46.622" calcext:value-type="float">
            <text:p>46.622</text:p>
          </table:table-cell>
          <table:table-cell/>
          <table:table-cell table:formula="of:=([.D121]-[.A121])/0.0166667" office:value-type="float" office:value="92.3758152483695" calcext:value-type="float">
            <text:p>92.3758152483695</text:p>
          </table:table-cell>
          <table:table-cell table:formula="of:=ABS([.E121]-[.B121])/0.0166667" office:value-type="float" office:value="685.498629002743" calcext:value-type="float">
            <text:p>685.498629002743</text:p>
          </table:table-cell>
          <table:table-cell table:formula="of:=([.F121]-[.C121])/0.0166667" office:value-type="float" office:value="72.4018551962895" calcext:value-type="float">
            <text:p>72.4018551962895</text:p>
          </table:table-cell>
          <table:table-cell table:formula="of:=DEGREES(ATAN(ABS([.F121]-[.C121])/ABS([.E121]-[.B121])))" office:value-type="float" office:value="6.02918453446372" calcext:value-type="float">
            <text:p>6.02918453446372</text:p>
          </table:table-cell>
          <table:table-cell table:formula="of:=SQRT(POWER([.H121];2)+POWER([.I121];2)+POWER([.J121];2))" office:value-type="float" office:value="695.473716428813" calcext:value-type="float">
            <text:p>695.473716428813</text:p>
          </table:table-cell>
        </table:table-row>
        <table:table-row table:style-name="ro1">
          <table:table-cell office:value-type="float" office:value="19.6744" calcext:value-type="float">
            <text:p>19.6744</text:p>
          </table:table-cell>
          <table:table-cell office:value-type="float" office:value="283.865" calcext:value-type="float">
            <text:p>283.865</text:p>
          </table:table-cell>
          <table:table-cell office:value-type="float" office:value="45.949" calcext:value-type="float">
            <text:p>45.949</text:p>
          </table:table-cell>
          <table:table-cell office:value-type="float" office:value="21.2735" calcext:value-type="float">
            <text:p>21.2735</text:p>
          </table:table-cell>
          <table:table-cell office:value-type="float" office:value="271.574" calcext:value-type="float">
            <text:p>271.574</text:p>
          </table:table-cell>
          <table:table-cell office:value-type="float" office:value="46.5803" calcext:value-type="float">
            <text:p>46.5803</text:p>
          </table:table-cell>
          <table:table-cell/>
          <table:table-cell table:formula="of:=([.D122]-[.A122])/0.0166667" office:value-type="float" office:value="95.9458081083838" calcext:value-type="float">
            <text:p>95.9458081083838</text:p>
          </table:table-cell>
          <table:table-cell table:formula="of:=ABS([.E122]-[.B122])/0.0166667" office:value-type="float" office:value="737.45852508295" calcext:value-type="float">
            <text:p>737.45852508295</text:p>
          </table:table-cell>
          <table:table-cell table:formula="of:=([.F122]-[.C122])/0.0166667" office:value-type="float" office:value="37.8779242441517" calcext:value-type="float">
            <text:p>37.8779242441517</text:p>
          </table:table-cell>
          <table:table-cell table:formula="of:=DEGREES(ATAN(ABS([.F122]-[.C122])/ABS([.E122]-[.B122])))" office:value-type="float" office:value="2.94028704014711" calcext:value-type="float">
            <text:p>2.94028704014711</text:p>
          </table:table-cell>
          <table:table-cell table:formula="of:=SQRT(POWER([.H122];2)+POWER([.I122];2)+POWER([.J122];2))" office:value-type="float" office:value="744.63777197785" calcext:value-type="float">
            <text:p>744.63777197785</text:p>
          </table:table-cell>
        </table:table-row>
        <table:table-row table:style-name="ro1">
          <table:table-cell office:value-type="float" office:value="18.7987" calcext:value-type="float">
            <text:p>18.7987</text:p>
          </table:table-cell>
          <table:table-cell office:value-type="float" office:value="289.465" calcext:value-type="float">
            <text:p>289.465</text:p>
          </table:table-cell>
          <table:table-cell office:value-type="float" office:value="45.614" calcext:value-type="float">
            <text:p>45.614</text:p>
          </table:table-cell>
          <table:table-cell office:value-type="float" office:value="20.3104" calcext:value-type="float">
            <text:p>20.3104</text:p>
          </table:table-cell>
          <table:table-cell office:value-type="float" office:value="278.221" calcext:value-type="float">
            <text:p>278.221</text:p>
          </table:table-cell>
          <table:table-cell office:value-type="float" office:value="46.5543" calcext:value-type="float">
            <text:p>46.5543</text:p>
          </table:table-cell>
          <table:table-cell/>
          <table:table-cell table:formula="of:=([.D123]-[.A123])/0.0166667" office:value-type="float" office:value="90.7018185963629" calcext:value-type="float">
            <text:p>90.7018185963629</text:p>
          </table:table-cell>
          <table:table-cell table:formula="of:=ABS([.E123]-[.B123])/0.0166667" office:value-type="float" office:value="674.638650722697" calcext:value-type="float">
            <text:p>674.638650722697</text:p>
          </table:table-cell>
          <table:table-cell table:formula="of:=([.F123]-[.C123])/0.0166667" office:value-type="float" office:value="56.4178871642257" calcext:value-type="float">
            <text:p>56.4178871642257</text:p>
          </table:table-cell>
          <table:table-cell table:formula="of:=DEGREES(ATAN(ABS([.F123]-[.C123])/ABS([.E123]-[.B123])))" office:value-type="float" office:value="4.78034104447148" calcext:value-type="float">
            <text:p>4.78034104447148</text:p>
          </table:table-cell>
          <table:table-cell table:formula="of:=SQRT(POWER([.H123];2)+POWER([.I123];2)+POWER([.J123];2))" office:value-type="float" office:value="683.042536697169" calcext:value-type="float">
            <text:p>683.042536697169</text:p>
          </table:table-cell>
        </table:table-row>
        <table:table-row table:style-name="ro1">
          <table:table-cell office:value-type="float" office:value="18.3808" calcext:value-type="float">
            <text:p>18.3808</text:p>
          </table:table-cell>
          <table:table-cell office:value-type="float" office:value="290.847" calcext:value-type="float">
            <text:p>290.847</text:p>
          </table:table-cell>
          <table:table-cell office:value-type="float" office:value="45.4095" calcext:value-type="float">
            <text:p>45.4095</text:p>
          </table:table-cell>
          <table:table-cell office:value-type="float" office:value="19.8901" calcext:value-type="float">
            <text:p>19.8901</text:p>
          </table:table-cell>
          <table:table-cell office:value-type="float" office:value="279.574" calcext:value-type="float">
            <text:p>279.574</text:p>
          </table:table-cell>
          <table:table-cell office:value-type="float" office:value="46.1025" calcext:value-type="float">
            <text:p>46.1025</text:p>
          </table:table-cell>
          <table:table-cell/>
          <table:table-cell table:formula="of:=([.D124]-[.A124])/0.0166667" office:value-type="float" office:value="90.5578188843622" calcext:value-type="float">
            <text:p>90.5578188843622</text:p>
          </table:table-cell>
          <table:table-cell table:formula="of:=ABS([.E124]-[.B124])/0.0166667" office:value-type="float" office:value="676.378647242704" calcext:value-type="float">
            <text:p>676.378647242704</text:p>
          </table:table-cell>
          <table:table-cell table:formula="of:=([.F124]-[.C124])/0.0166667" office:value-type="float" office:value="41.5799168401662" calcext:value-type="float">
            <text:p>41.5799168401662</text:p>
          </table:table-cell>
          <table:table-cell table:formula="of:=DEGREES(ATAN(ABS([.F124]-[.C124])/ABS([.E124]-[.B124])))" office:value-type="float" office:value="3.51779214049473" calcext:value-type="float">
            <text:p>3.51779214049473</text:p>
          </table:table-cell>
          <table:table-cell table:formula="of:=SQRT(POWER([.H124];2)+POWER([.I124];2)+POWER([.J124];2))" office:value-type="float" office:value="683.679517384716" calcext:value-type="float">
            <text:p>683.679517384716</text:p>
          </table:table-cell>
        </table:table-row>
        <table:table-row table:style-name="ro1">
          <table:table-cell office:value-type="float" office:value="18.0396" calcext:value-type="float">
            <text:p>18.0396</text:p>
          </table:table-cell>
          <table:table-cell office:value-type="float" office:value="291.996" calcext:value-type="float">
            <text:p>291.996</text:p>
          </table:table-cell>
          <table:table-cell office:value-type="float" office:value="46.2621" calcext:value-type="float">
            <text:p>46.2621</text:p>
          </table:table-cell>
          <table:table-cell office:value-type="float" office:value="19.3734" calcext:value-type="float">
            <text:p>19.3734</text:p>
          </table:table-cell>
          <table:table-cell office:value-type="float" office:value="280.426" calcext:value-type="float">
            <text:p>280.426</text:p>
          </table:table-cell>
          <table:table-cell office:value-type="float" office:value="47.7245" calcext:value-type="float">
            <text:p>47.7245</text:p>
          </table:table-cell>
          <table:table-cell/>
          <table:table-cell table:formula="of:=([.D125]-[.A125])/0.0166667" office:value-type="float" office:value="80.0278399443201" calcext:value-type="float">
            <text:p>80.0278399443201</text:p>
          </table:table-cell>
          <table:table-cell table:formula="of:=ABS([.E125]-[.B125])/0.0166667" office:value-type="float" office:value="694.198611602776" calcext:value-type="float">
            <text:p>694.198611602776</text:p>
          </table:table-cell>
          <table:table-cell table:formula="of:=([.F125]-[.C125])/0.0166667" office:value-type="float" office:value="87.7438245123511" calcext:value-type="float">
            <text:p>87.7438245123511</text:p>
          </table:table-cell>
          <table:table-cell table:formula="of:=DEGREES(ATAN(ABS([.F125]-[.C125])/ABS([.E125]-[.B125])))" office:value-type="float" office:value="7.20374875792068" calcext:value-type="float">
            <text:p>7.20374875792068</text:p>
          </table:table-cell>
          <table:table-cell table:formula="of:=SQRT(POWER([.H125];2)+POWER([.I125];2)+POWER([.J125];2))" office:value-type="float" office:value="704.28342750446" calcext:value-type="float">
            <text:p>704.28342750446</text:p>
          </table:table-cell>
        </table:table-row>
        <table:table-row table:style-name="ro1">
          <table:table-cell office:value-type="float" office:value="18.798" calcext:value-type="float">
            <text:p>18.798</text:p>
          </table:table-cell>
          <table:table-cell office:value-type="float" office:value="289.471" calcext:value-type="float">
            <text:p>289.471</text:p>
          </table:table-cell>
          <table:table-cell office:value-type="float" office:value="45.6131" calcext:value-type="float">
            <text:p>45.6131</text:p>
          </table:table-cell>
          <table:table-cell office:value-type="float" office:value="20.6933" calcext:value-type="float">
            <text:p>20.6933</text:p>
          </table:table-cell>
          <table:table-cell office:value-type="float" office:value="276.965" calcext:value-type="float">
            <text:p>276.965</text:p>
          </table:table-cell>
          <table:table-cell office:value-type="float" office:value="46.4941" calcext:value-type="float">
            <text:p>46.4941</text:p>
          </table:table-cell>
          <table:table-cell/>
          <table:table-cell table:formula="of:=([.D126]-[.A126])/0.0166667" office:value-type="float" office:value="113.717772564455" calcext:value-type="float">
            <text:p>113.717772564455</text:p>
          </table:table-cell>
          <table:table-cell table:formula="of:=ABS([.E126]-[.B126])/0.0166667" office:value-type="float" office:value="750.358499283003" calcext:value-type="float">
            <text:p>750.358499283003</text:p>
          </table:table-cell>
          <table:table-cell table:formula="of:=([.F126]-[.C126])/0.0166667" office:value-type="float" office:value="52.8598942802115" calcext:value-type="float">
            <text:p>52.8598942802115</text:p>
          </table:table-cell>
          <table:table-cell table:formula="of:=DEGREES(ATAN(ABS([.F126]-[.C126])/ABS([.E126]-[.B126])))" office:value-type="float" office:value="4.02961205779907" calcext:value-type="float">
            <text:p>4.02961205779907</text:p>
          </table:table-cell>
          <table:table-cell table:formula="of:=SQRT(POWER([.H126];2)+POWER([.I126];2)+POWER([.J126];2))" office:value-type="float" office:value="760.765257925582" calcext:value-type="float">
            <text:p>760.765257925582</text:p>
          </table:table-cell>
        </table:table-row>
        <table:table-row table:style-name="ro1">
          <table:table-cell office:value-type="float" office:value="17.1013" calcext:value-type="float">
            <text:p>17.1013</text:p>
          </table:table-cell>
          <table:table-cell office:value-type="float" office:value="299.725" calcext:value-type="float">
            <text:p>299.725</text:p>
          </table:table-cell>
          <table:table-cell office:value-type="float" office:value="44.3397" calcext:value-type="float">
            <text:p>44.3397</text:p>
          </table:table-cell>
          <table:table-cell office:value-type="float" office:value="19.1171" calcext:value-type="float">
            <text:p>19.1171</text:p>
          </table:table-cell>
          <table:table-cell office:value-type="float" office:value="286.596" calcext:value-type="float">
            <text:p>286.596</text:p>
          </table:table-cell>
          <table:table-cell office:value-type="float" office:value="45.7919" calcext:value-type="float">
            <text:p>45.7919</text:p>
          </table:table-cell>
          <table:table-cell/>
          <table:table-cell table:formula="of:=([.D127]-[.A127])/0.0166667" office:value-type="float" office:value="120.947758104484" calcext:value-type="float">
            <text:p>120.947758104484</text:p>
          </table:table-cell>
          <table:table-cell table:formula="of:=ABS([.E127]-[.B127])/0.0166667" office:value-type="float" office:value="787.738424523152" calcext:value-type="float">
            <text:p>787.738424523152</text:p>
          </table:table-cell>
          <table:table-cell table:formula="of:=([.F127]-[.C127])/0.0166667" office:value-type="float" office:value="87.1318257363484" calcext:value-type="float">
            <text:p>87.1318257363484</text:p>
          </table:table-cell>
          <table:table-cell table:formula="of:=DEGREES(ATAN(ABS([.F127]-[.C127])/ABS([.E127]-[.B127])))" office:value-type="float" office:value="6.31183442522772" calcext:value-type="float">
            <text:p>6.31183442522772</text:p>
          </table:table-cell>
          <table:table-cell table:formula="of:=SQRT(POWER([.H127];2)+POWER([.I127];2)+POWER([.J127];2))" office:value-type="float" office:value="801.718242724255" calcext:value-type="float">
            <text:p>801.718242724255</text:p>
          </table:table-cell>
        </table:table-row>
        <table:table-row table:style-name="ro1">
          <table:table-cell office:value-type="float" office:value="18.4563" calcext:value-type="float">
            <text:p>18.4563</text:p>
          </table:table-cell>
          <table:table-cell office:value-type="float" office:value="292.434" calcext:value-type="float">
            <text:p>292.434</text:p>
          </table:table-cell>
          <table:table-cell office:value-type="float" office:value="45.1684" calcext:value-type="float">
            <text:p>45.1684</text:p>
          </table:table-cell>
          <table:table-cell office:value-type="float" office:value="20.2261" calcext:value-type="float">
            <text:p>20.2261</text:p>
          </table:table-cell>
          <table:table-cell office:value-type="float" office:value="281.159" calcext:value-type="float">
            <text:p>281.159</text:p>
          </table:table-cell>
          <table:table-cell office:value-type="float" office:value="46.1054" calcext:value-type="float">
            <text:p>46.1054</text:p>
          </table:table-cell>
          <table:table-cell/>
          <table:table-cell table:formula="of:=([.D128]-[.A128])/0.0166667" office:value-type="float" office:value="106.187787624425" calcext:value-type="float">
            <text:p>106.187787624425</text:p>
          </table:table-cell>
          <table:table-cell table:formula="of:=ABS([.E128]-[.B128])/0.0166667" office:value-type="float" office:value="676.498647002708" calcext:value-type="float">
            <text:p>676.498647002708</text:p>
          </table:table-cell>
          <table:table-cell table:formula="of:=([.F128]-[.C128])/0.0166667" office:value-type="float" office:value="56.2198875602252" calcext:value-type="float">
            <text:p>56.2198875602252</text:p>
          </table:table-cell>
          <table:table-cell table:formula="of:=DEGREES(ATAN(ABS([.F128]-[.C128])/ABS([.E128]-[.B128])))" office:value-type="float" office:value="4.75060434305815" calcext:value-type="float">
            <text:p>4.75060434305815</text:p>
          </table:table-cell>
          <table:table-cell table:formula="of:=SQRT(POWER([.H128];2)+POWER([.I128];2)+POWER([.J128];2))" office:value-type="float" office:value="687.085832625261" calcext:value-type="float">
            <text:p>687.085832625261</text:p>
          </table:table-cell>
        </table:table-row>
        <table:table-row table:style-name="ro1">
          <table:table-cell office:value-type="float" office:value="16.4705" calcext:value-type="float">
            <text:p>16.4705</text:p>
          </table:table-cell>
          <table:table-cell office:value-type="float" office:value="302.752" calcext:value-type="float">
            <text:p>302.752</text:p>
          </table:table-cell>
          <table:table-cell office:value-type="float" office:value="43.6285" calcext:value-type="float">
            <text:p>43.6285</text:p>
          </table:table-cell>
          <table:table-cell office:value-type="float" office:value="18.3442" calcext:value-type="float">
            <text:p>18.3442</text:p>
          </table:table-cell>
          <table:table-cell office:value-type="float" office:value="290.942" calcext:value-type="float">
            <text:p>290.942</text:p>
          </table:table-cell>
          <table:table-cell office:value-type="float" office:value="44.8847" calcext:value-type="float">
            <text:p>44.8847</text:p>
          </table:table-cell>
          <table:table-cell/>
          <table:table-cell table:formula="of:=([.D129]-[.A129])/0.0166667" office:value-type="float" office:value="112.42177515645" calcext:value-type="float">
            <text:p>112.42177515645</text:p>
          </table:table-cell>
          <table:table-cell table:formula="of:=ABS([.E129]-[.B129])/0.0166667" office:value-type="float" office:value="708.598582802835" calcext:value-type="float">
            <text:p>708.598582802835</text:p>
          </table:table-cell>
          <table:table-cell table:formula="of:=([.F129]-[.C129])/0.0166667" office:value-type="float" office:value="75.3718492563015" calcext:value-type="float">
            <text:p>75.3718492563015</text:p>
          </table:table-cell>
          <table:table-cell table:formula="of:=DEGREES(ATAN(ABS([.F129]-[.C129])/ABS([.E129]-[.B129])))" office:value-type="float" office:value="6.07157862538532" calcext:value-type="float">
            <text:p>6.07157862538532</text:p>
          </table:table-cell>
          <table:table-cell table:formula="of:=SQRT(POWER([.H129];2)+POWER([.I129];2)+POWER([.J129];2))" office:value-type="float" office:value="721.409400229736" calcext:value-type="float">
            <text:p>721.409400229736</text:p>
          </table:table-cell>
        </table:table-row>
        <table:table-row table:style-name="ro1">
          <table:table-cell office:value-type="float" office:value="6.20921" calcext:value-type="float">
            <text:p>6.20921</text:p>
          </table:table-cell>
          <table:table-cell office:value-type="float" office:value="302.599" calcext:value-type="float">
            <text:p>302.599</text:p>
          </table:table-cell>
          <table:table-cell office:value-type="float" office:value="44.8165" calcext:value-type="float">
            <text:p>44.8165</text:p>
          </table:table-cell>
          <table:table-cell office:value-type="float" office:value="6.90886" calcext:value-type="float">
            <text:p>6.90886</text:p>
          </table:table-cell>
          <table:table-cell office:value-type="float" office:value="291.625" calcext:value-type="float">
            <text:p>291.625</text:p>
          </table:table-cell>
          <table:table-cell office:value-type="float" office:value="45.68" calcext:value-type="float">
            <text:p>45.68</text:p>
          </table:table-cell>
          <table:table-cell/>
          <table:table-cell table:formula="of:=([.D130]-[.A130])/0.0166667" office:value-type="float" office:value="41.9789160421679" calcext:value-type="float">
            <text:p>41.9789160421679</text:p>
          </table:table-cell>
          <table:table-cell table:formula="of:=ABS([.E130]-[.B130])/0.0166667" office:value-type="float" office:value="658.438683122633" calcext:value-type="float">
            <text:p>658.438683122633</text:p>
          </table:table-cell>
          <table:table-cell table:formula="of:=([.F130]-[.C130])/0.0166667" office:value-type="float" office:value="51.8098963802074" calcext:value-type="float">
            <text:p>51.8098963802074</text:p>
          </table:table-cell>
          <table:table-cell table:formula="of:=DEGREES(ATAN(ABS([.F130]-[.C130])/ABS([.E130]-[.B130])))" office:value-type="float" office:value="4.49910475300322" calcext:value-type="float">
            <text:p>4.49910475300322</text:p>
          </table:table-cell>
          <table:table-cell table:formula="of:=SQRT(POWER([.H130];2)+POWER([.I130];2)+POWER([.J130];2))" office:value-type="float" office:value="661.806613889035" calcext:value-type="float">
            <text:p>661.806613889035</text:p>
          </table:table-cell>
        </table:table-row>
        <table:table-row table:style-name="ro1">
          <table:table-cell office:value-type="float" office:value="6.76925" calcext:value-type="float">
            <text:p>6.76925</text:p>
          </table:table-cell>
          <table:table-cell office:value-type="float" office:value="306.262" calcext:value-type="float">
            <text:p>306.262</text:p>
          </table:table-cell>
          <table:table-cell office:value-type="float" office:value="44.263" calcext:value-type="float">
            <text:p>44.263</text:p>
          </table:table-cell>
          <table:table-cell office:value-type="float" office:value="7.26806" calcext:value-type="float">
            <text:p>7.26806</text:p>
          </table:table-cell>
          <table:table-cell office:value-type="float" office:value="296.632" calcext:value-type="float">
            <text:p>296.632</text:p>
          </table:table-cell>
          <table:table-cell office:value-type="float" office:value="45.1785" calcext:value-type="float">
            <text:p>45.1785</text:p>
          </table:table-cell>
          <table:table-cell/>
          <table:table-cell table:formula="of:=([.D131]-[.A131])/0.0166667" office:value-type="float" office:value="29.9285401429197" calcext:value-type="float">
            <text:p>29.9285401429197</text:p>
          </table:table-cell>
          <table:table-cell table:formula="of:=ABS([.E131]-[.B131])/0.0166667" office:value-type="float" office:value="577.798844402311" calcext:value-type="float">
            <text:p>577.798844402311</text:p>
          </table:table-cell>
          <table:table-cell table:formula="of:=([.F131]-[.C131])/0.0166667" office:value-type="float" office:value="54.9298901402198" calcext:value-type="float">
            <text:p>54.9298901402198</text:p>
          </table:table-cell>
          <table:table-cell table:formula="of:=DEGREES(ATAN(ABS([.F131]-[.C131])/ABS([.E131]-[.B131])))" office:value-type="float" office:value="5.43064520023253" calcext:value-type="float">
            <text:p>5.43064520023253</text:p>
          </table:table-cell>
          <table:table-cell table:formula="of:=SQRT(POWER([.H131];2)+POWER([.I131];2)+POWER([.J131];2))" office:value-type="float" office:value="581.175115553435" calcext:value-type="float">
            <text:p>581.175115553435</text:p>
          </table:table-cell>
        </table:table-row>
        <table:table-row table:style-name="ro1">
          <table:table-cell office:value-type="float" office:value="7.34655" calcext:value-type="float">
            <text:p>7.34655</text:p>
          </table:table-cell>
          <table:table-cell office:value-type="float" office:value="298.182" calcext:value-type="float">
            <text:p>298.182</text:p>
          </table:table-cell>
          <table:table-cell office:value-type="float" office:value="45.4624" calcext:value-type="float">
            <text:p>45.4624</text:p>
          </table:table-cell>
          <table:table-cell office:value-type="float" office:value="8.01609" calcext:value-type="float">
            <text:p>8.01609</text:p>
          </table:table-cell>
          <table:table-cell office:value-type="float" office:value="287.396" calcext:value-type="float">
            <text:p>287.396</text:p>
          </table:table-cell>
          <table:table-cell office:value-type="float" office:value="46.3054" calcext:value-type="float">
            <text:p>46.3054</text:p>
          </table:table-cell>
          <table:table-cell/>
          <table:table-cell table:formula="of:=([.D132]-[.A132])/0.0166667" office:value-type="float" office:value="40.1723196553607" calcext:value-type="float">
            <text:p>40.1723196553607</text:p>
          </table:table-cell>
          <table:table-cell table:formula="of:=ABS([.E132]-[.B132])/0.0166667" office:value-type="float" office:value="647.158705682589" calcext:value-type="float">
            <text:p>647.158705682589</text:p>
          </table:table-cell>
          <table:table-cell table:formula="of:=([.F132]-[.C132])/0.0166667" office:value-type="float" office:value="50.5798988402021" calcext:value-type="float">
            <text:p>50.5798988402021</text:p>
          </table:table-cell>
          <table:table-cell table:formula="of:=DEGREES(ATAN(ABS([.F132]-[.C132])/ABS([.E132]-[.B132])))" office:value-type="float" office:value="4.46897399683215" calcext:value-type="float">
            <text:p>4.46897399683215</text:p>
          </table:table-cell>
          <table:table-cell table:formula="of:=SQRT(POWER([.H132];2)+POWER([.I132];2)+POWER([.J132];2))" office:value-type="float" office:value="650.374147528898" calcext:value-type="float">
            <text:p>650.374147528898</text:p>
          </table:table-cell>
        </table:table-row>
        <table:table-row table:style-name="ro1">
          <table:table-cell office:value-type="float" office:value="7.52424" calcext:value-type="float">
            <text:p>7.52424</text:p>
          </table:table-cell>
          <table:table-cell office:value-type="float" office:value="294.995" calcext:value-type="float">
            <text:p>294.995</text:p>
          </table:table-cell>
          <table:table-cell office:value-type="float" office:value="45.9362" calcext:value-type="float">
            <text:p>45.9362</text:p>
          </table:table-cell>
          <table:table-cell office:value-type="float" office:value="8.86348" calcext:value-type="float">
            <text:p>8.86348</text:p>
          </table:table-cell>
          <table:table-cell office:value-type="float" office:value="283.138" calcext:value-type="float">
            <text:p>283.138</text:p>
          </table:table-cell>
          <table:table-cell office:value-type="float" office:value="46.9381" calcext:value-type="float">
            <text:p>46.9381</text:p>
          </table:table-cell>
          <table:table-cell/>
          <table:table-cell table:formula="of:=([.D133]-[.A133])/0.0166667" office:value-type="float" office:value="80.3542392915214" calcext:value-type="float">
            <text:p>80.3542392915214</text:p>
          </table:table-cell>
          <table:table-cell table:formula="of:=ABS([.E133]-[.B133])/0.0166667" office:value-type="float" office:value="711.418577162847" calcext:value-type="float">
            <text:p>711.418577162847</text:p>
          </table:table-cell>
          <table:table-cell table:formula="of:=([.F133]-[.C133])/0.0166667" office:value-type="float" office:value="60.1138797722404" calcext:value-type="float">
            <text:p>60.1138797722404</text:p>
          </table:table-cell>
          <table:table-cell table:formula="of:=DEGREES(ATAN(ABS([.F133]-[.C133])/ABS([.E133]-[.B133])))" office:value-type="float" office:value="4.829940161151" calcext:value-type="float">
            <text:p>4.829940161151</text:p>
          </table:table-cell>
          <table:table-cell table:formula="of:=SQRT(POWER([.H133];2)+POWER([.I133];2)+POWER([.J133];2))" office:value-type="float" office:value="718.461463299042" calcext:value-type="float">
            <text:p>718.461463299042</text:p>
          </table:table-cell>
        </table:table-row>
        <table:table-row table:style-name="ro1">
          <table:table-cell office:value-type="float" office:value="6.90982" calcext:value-type="float">
            <text:p>6.90982</text:p>
          </table:table-cell>
          <table:table-cell office:value-type="float" office:value="299.554" calcext:value-type="float">
            <text:p>299.554</text:p>
          </table:table-cell>
          <table:table-cell office:value-type="float" office:value="45.5224" calcext:value-type="float">
            <text:p>45.5224</text:p>
          </table:table-cell>
          <table:table-cell office:value-type="float" office:value="7.61128" calcext:value-type="float">
            <text:p>7.61128</text:p>
          </table:table-cell>
          <table:table-cell office:value-type="float" office:value="288.669" calcext:value-type="float">
            <text:p>288.669</text:p>
          </table:table-cell>
          <table:table-cell office:value-type="float" office:value="46.6257" calcext:value-type="float">
            <text:p>46.6257</text:p>
          </table:table-cell>
          <table:table-cell/>
          <table:table-cell table:formula="of:=([.D134]-[.A134])/0.0166667" office:value-type="float" office:value="42.0875158249684" calcext:value-type="float">
            <text:p>42.0875158249684</text:p>
          </table:table-cell>
          <table:table-cell table:formula="of:=ABS([.E134]-[.B134])/0.0166667" office:value-type="float" office:value="653.098693802612" calcext:value-type="float">
            <text:p>653.098693802612</text:p>
          </table:table-cell>
          <table:table-cell table:formula="of:=([.F134]-[.C134])/0.0166667" office:value-type="float" office:value="66.1978676042651" calcext:value-type="float">
            <text:p>66.1978676042651</text:p>
          </table:table-cell>
          <table:table-cell table:formula="of:=DEGREES(ATAN(ABS([.F134]-[.C134])/ABS([.E134]-[.B134])))" office:value-type="float" office:value="5.78771469953339" calcext:value-type="float">
            <text:p>5.78771469953339</text:p>
          </table:table-cell>
          <table:table-cell table:formula="of:=SQRT(POWER([.H134];2)+POWER([.I134];2)+POWER([.J134];2))" office:value-type="float" office:value="657.79284011788" calcext:value-type="float">
            <text:p>657.79284011788</text:p>
          </table:table-cell>
        </table:table-row>
        <table:table-row table:style-name="ro1">
          <table:table-cell office:value-type="float" office:value="44.0451" calcext:value-type="float">
            <text:p>44.0451</text:p>
          </table:table-cell>
          <table:table-cell office:value-type="float" office:value="275.815" calcext:value-type="float">
            <text:p>275.815</text:p>
          </table:table-cell>
          <table:table-cell office:value-type="float" office:value="44.4346" calcext:value-type="float">
            <text:p>44.4346</text:p>
          </table:table-cell>
          <table:table-cell office:value-type="float" office:value="43.8013" calcext:value-type="float">
            <text:p>43.8013</text:p>
          </table:table-cell>
          <table:table-cell office:value-type="float" office:value="263.761" calcext:value-type="float">
            <text:p>263.761</text:p>
          </table:table-cell>
          <table:table-cell office:value-type="float" office:value="45.6163" calcext:value-type="float">
            <text:p>45.6163</text:p>
          </table:table-cell>
          <table:table-cell/>
          <table:table-cell table:formula="of:=([.D135]-[.A135])/0.0166667" office:value-type="float" office:value="-14.6279707440585" calcext:value-type="float">
            <text:p>-14.6279707440585</text:p>
          </table:table-cell>
          <table:table-cell table:formula="of:=ABS([.E135]-[.B135])/0.0166667" office:value-type="float" office:value="723.238553522891" calcext:value-type="float">
            <text:p>723.238553522891</text:p>
          </table:table-cell>
          <table:table-cell table:formula="of:=([.F135]-[.C135])/0.0166667" office:value-type="float" office:value="70.9018581962836" calcext:value-type="float">
            <text:p>70.9018581962836</text:p>
          </table:table-cell>
          <table:table-cell table:formula="of:=DEGREES(ATAN(ABS([.F135]-[.C135])/ABS([.E135]-[.B135])))" office:value-type="float" office:value="5.59903470063169" calcext:value-type="float">
            <text:p>5.59903470063169</text:p>
          </table:table-cell>
          <table:table-cell table:formula="of:=SQRT(POWER([.H135];2)+POWER([.I135];2)+POWER([.J135];2))" office:value-type="float" office:value="726.852843652454" calcext:value-type="float">
            <text:p>726.852843652454</text:p>
          </table:table-cell>
        </table:table-row>
        <table:table-row table:style-name="ro1">
          <table:table-cell office:value-type="float" office:value="43.874" calcext:value-type="float">
            <text:p>43.874</text:p>
          </table:table-cell>
          <table:table-cell office:value-type="float" office:value="278.551" calcext:value-type="float">
            <text:p>278.551</text:p>
          </table:table-cell>
          <table:table-cell office:value-type="float" office:value="44.0042" calcext:value-type="float">
            <text:p>44.0042</text:p>
          </table:table-cell>
          <table:table-cell office:value-type="float" office:value="43.227" calcext:value-type="float">
            <text:p>43.227</text:p>
          </table:table-cell>
          <table:table-cell office:value-type="float" office:value="264.952" calcext:value-type="float">
            <text:p>264.952</text:p>
          </table:table-cell>
          <table:table-cell office:value-type="float" office:value="45.1897" calcext:value-type="float">
            <text:p>45.1897</text:p>
          </table:table-cell>
          <table:table-cell/>
          <table:table-cell table:formula="of:=([.D136]-[.A136])/0.0166667" office:value-type="float" office:value="-38.8199223601556" calcext:value-type="float">
            <text:p>-38.8199223601556</text:p>
          </table:table-cell>
          <table:table-cell table:formula="of:=ABS([.E136]-[.B136])/0.0166667" office:value-type="float" office:value="815.938368123263" calcext:value-type="float">
            <text:p>815.938368123263</text:p>
          </table:table-cell>
          <table:table-cell table:formula="of:=([.F136]-[.C136])/0.0166667" office:value-type="float" office:value="71.1298577402848" calcext:value-type="float">
            <text:p>71.1298577402848</text:p>
          </table:table-cell>
          <table:table-cell table:formula="of:=DEGREES(ATAN(ABS([.F136]-[.C136])/ABS([.E136]-[.B136])))" office:value-type="float" office:value="4.98219443505068" calcext:value-type="float">
            <text:p>4.98219443505068</text:p>
          </table:table-cell>
          <table:table-cell table:formula="of:=SQRT(POWER([.H136];2)+POWER([.I136];2)+POWER([.J136];2))" office:value-type="float" office:value="819.952354475463" calcext:value-type="float">
            <text:p>819.952354475463</text:p>
          </table:table-cell>
        </table:table-row>
        <table:table-row table:style-name="ro1">
          <table:table-cell office:value-type="float" office:value="44.19" calcext:value-type="float">
            <text:p>44.19</text:p>
          </table:table-cell>
          <table:table-cell office:value-type="float" office:value="269.198" calcext:value-type="float">
            <text:p>269.198</text:p>
          </table:table-cell>
          <table:table-cell office:value-type="float" office:value="44.7442" calcext:value-type="float">
            <text:p>44.7442</text:p>
          </table:table-cell>
          <table:table-cell office:value-type="float" office:value="44.0008" calcext:value-type="float">
            <text:p>44.0008</text:p>
          </table:table-cell>
          <table:table-cell office:value-type="float" office:value="256.303" calcext:value-type="float">
            <text:p>256.303</text:p>
          </table:table-cell>
          <table:table-cell office:value-type="float" office:value="45.3768" calcext:value-type="float">
            <text:p>45.3768</text:p>
          </table:table-cell>
          <table:table-cell/>
          <table:table-cell table:formula="of:=([.D137]-[.A137])/0.0166667" office:value-type="float" office:value="-11.3519772960454" calcext:value-type="float">
            <text:p>-11.3519772960454</text:p>
          </table:table-cell>
          <table:table-cell table:formula="of:=ABS([.E137]-[.B137])/0.0166667" office:value-type="float" office:value="773.698452603094" calcext:value-type="float">
            <text:p>773.698452603094</text:p>
          </table:table-cell>
          <table:table-cell table:formula="of:=([.F137]-[.C137])/0.0166667" office:value-type="float" office:value="37.955924088152" calcext:value-type="float">
            <text:p>37.955924088152</text:p>
          </table:table-cell>
          <table:table-cell table:formula="of:=DEGREES(ATAN(ABS([.F137]-[.C137])/ABS([.E137]-[.B137])))" office:value-type="float" office:value="2.80855178433449" calcext:value-type="float">
            <text:p>2.80855178433449</text:p>
          </table:table-cell>
          <table:table-cell table:formula="of:=SQRT(POWER([.H137];2)+POWER([.I137];2)+POWER([.J137];2))" office:value-type="float" office:value="774.712085308044" calcext:value-type="float">
            <text:p>774.712085308044</text:p>
          </table:table-cell>
        </table:table-row>
        <table:table-row table:style-name="ro1">
          <table:table-cell office:value-type="float" office:value="44.7116" calcext:value-type="float">
            <text:p>44.7116</text:p>
          </table:table-cell>
          <table:table-cell office:value-type="float" office:value="277.34" calcext:value-type="float">
            <text:p>277.34</text:p>
          </table:table-cell>
          <table:table-cell office:value-type="float" office:value="44.4357" calcext:value-type="float">
            <text:p>44.4357</text:p>
          </table:table-cell>
          <table:table-cell office:value-type="float" office:value="44.1251" calcext:value-type="float">
            <text:p>44.1251</text:p>
          </table:table-cell>
          <table:table-cell office:value-type="float" office:value="266.456" calcext:value-type="float">
            <text:p>266.456</text:p>
          </table:table-cell>
          <table:table-cell office:value-type="float" office:value="45.426" calcext:value-type="float">
            <text:p>45.426</text:p>
          </table:table-cell>
          <table:table-cell/>
          <table:table-cell table:formula="of:=([.D138]-[.A138])/0.0166667" office:value-type="float" office:value="-35.1899296201404" calcext:value-type="float">
            <text:p>-35.1899296201404</text:p>
          </table:table-cell>
          <table:table-cell table:formula="of:=ABS([.E138]-[.B138])/0.0166667" office:value-type="float" office:value="653.03869392261" calcext:value-type="float">
            <text:p>653.03869392261</text:p>
          </table:table-cell>
          <table:table-cell table:formula="of:=([.F138]-[.C138])/0.0166667" office:value-type="float" office:value="59.417881164238" calcext:value-type="float">
            <text:p>59.417881164238</text:p>
          </table:table-cell>
          <table:table-cell table:formula="of:=DEGREES(ATAN(ABS([.F138]-[.C138])/ABS([.E138]-[.B138])))" office:value-type="float" office:value="5.19884305542421" calcext:value-type="float">
            <text:p>5.19884305542421</text:p>
          </table:table-cell>
          <table:table-cell table:formula="of:=SQRT(POWER([.H138];2)+POWER([.I138];2)+POWER([.J138];2))" office:value-type="float" office:value="656.679793741871" calcext:value-type="float">
            <text:p>656.679793741871</text:p>
          </table:table-cell>
        </table:table-row>
        <table:table-row table:style-name="ro1">
          <table:table-cell office:value-type="float" office:value="44.4328" calcext:value-type="float">
            <text:p>44.4328</text:p>
          </table:table-cell>
          <table:table-cell office:value-type="float" office:value="277.426" calcext:value-type="float">
            <text:p>277.426</text:p>
          </table:table-cell>
          <table:table-cell office:value-type="float" office:value="43.6776" calcext:value-type="float">
            <text:p>43.6776</text:p>
          </table:table-cell>
          <table:table-cell office:value-type="float" office:value="43.9167" calcext:value-type="float">
            <text:p>43.9167</text:p>
          </table:table-cell>
          <table:table-cell office:value-type="float" office:value="265.3" calcext:value-type="float">
            <text:p>265.3</text:p>
          </table:table-cell>
          <table:table-cell office:value-type="float" office:value="44.3978" calcext:value-type="float">
            <text:p>44.3978</text:p>
          </table:table-cell>
          <table:table-cell/>
          <table:table-cell table:formula="of:=([.D139]-[.A139])/0.0166667" office:value-type="float" office:value="-30.965938068124" calcext:value-type="float">
            <text:p>-30.965938068124</text:p>
          </table:table-cell>
          <table:table-cell table:formula="of:=ABS([.E139]-[.B139])/0.0166667" office:value-type="float" office:value="727.558544882909" calcext:value-type="float">
            <text:p>727.558544882909</text:p>
          </table:table-cell>
          <table:table-cell table:formula="of:=([.F139]-[.C139])/0.0166667" office:value-type="float" office:value="43.2119135761728" calcext:value-type="float">
            <text:p>43.2119135761728</text:p>
          </table:table-cell>
          <table:table-cell table:formula="of:=DEGREES(ATAN(ABS([.F139]-[.C139])/ABS([.E139]-[.B139])))" office:value-type="float" office:value="3.39897759398869" calcext:value-type="float">
            <text:p>3.39897759398869</text:p>
          </table:table-cell>
          <table:table-cell table:formula="of:=SQRT(POWER([.H139];2)+POWER([.I139];2)+POWER([.J139];2))" office:value-type="float" office:value="729.498180277024" calcext:value-type="float">
            <text:p>729.498180277024</text:p>
          </table:table-cell>
        </table:table-row>
        <table:table-row table:style-name="ro1">
          <table:table-cell office:value-type="float" office:value="42.967" calcext:value-type="float">
            <text:p>42.967</text:p>
          </table:table-cell>
          <table:table-cell office:value-type="float" office:value="280.056" calcext:value-type="float">
            <text:p>280.056</text:p>
          </table:table-cell>
          <table:table-cell office:value-type="float" office:value="42.0194" calcext:value-type="float">
            <text:p>42.0194</text:p>
          </table:table-cell>
          <table:table-cell office:value-type="float" office:value="42.0539" calcext:value-type="float">
            <text:p>42.0539</text:p>
          </table:table-cell>
          <table:table-cell office:value-type="float" office:value="270.392" calcext:value-type="float">
            <text:p>270.392</text:p>
          </table:table-cell>
          <table:table-cell office:value-type="float" office:value="42.116" calcext:value-type="float">
            <text:p>42.116</text:p>
          </table:table-cell>
          <table:table-cell/>
          <table:table-cell table:formula="of:=([.D140]-[.A140])/0.0166667" office:value-type="float" office:value="-54.7858904282191" calcext:value-type="float">
            <text:p>-54.7858904282191</text:p>
          </table:table-cell>
          <table:table-cell table:formula="of:=ABS([.E140]-[.B140])/0.0166667" office:value-type="float" office:value="579.838840322319" calcext:value-type="float">
            <text:p>579.838840322319</text:p>
          </table:table-cell>
          <table:table-cell table:formula="of:=([.F140]-[.C140])/0.0166667" office:value-type="float" office:value="5.79598840802332" calcext:value-type="float">
            <text:p>5.79598840802332</text:p>
          </table:table-cell>
          <table:table-cell table:formula="of:=DEGREES(ATAN(ABS([.F140]-[.C140])/ABS([.E140]-[.B140])))" office:value-type="float" office:value="0.572701569981187" calcext:value-type="float">
            <text:p>0.572701569981187</text:p>
          </table:table-cell>
          <table:table-cell table:formula="of:=SQRT(POWER([.H140];2)+POWER([.I140];2)+POWER([.J140];2))" office:value-type="float" office:value="582.45014208769" calcext:value-type="float">
            <text:p>582.45014208769</text:p>
          </table:table-cell>
        </table:table-row>
        <table:table-row table:style-name="ro1">
          <table:table-cell office:value-type="float" office:value="43.5653" calcext:value-type="float">
            <text:p>43.5653</text:p>
          </table:table-cell>
          <table:table-cell office:value-type="float" office:value="274.65" calcext:value-type="float">
            <text:p>274.65</text:p>
          </table:table-cell>
          <table:table-cell office:value-type="float" office:value="42.8882" calcext:value-type="float">
            <text:p>42.8882</text:p>
          </table:table-cell>
          <table:table-cell office:value-type="float" office:value="43.0555" calcext:value-type="float">
            <text:p>43.0555</text:p>
          </table:table-cell>
          <table:table-cell office:value-type="float" office:value="262.709" calcext:value-type="float">
            <text:p>262.709</text:p>
          </table:table-cell>
          <table:table-cell office:value-type="float" office:value="43.1325" calcext:value-type="float">
            <text:p>43.1325</text:p>
          </table:table-cell>
          <table:table-cell/>
          <table:table-cell table:formula="of:=([.D141]-[.A141])/0.0166667" office:value-type="float" office:value="-30.5879388241223" calcext:value-type="float">
            <text:p>-30.5879388241223</text:p>
          </table:table-cell>
          <table:table-cell table:formula="of:=ABS([.E141]-[.B141])/0.0166667" office:value-type="float" office:value="716.458567082864" calcext:value-type="float">
            <text:p>716.458567082864</text:p>
          </table:table-cell>
          <table:table-cell table:formula="of:=([.F141]-[.C141])/0.0166667" office:value-type="float" office:value="14.6579706840588" calcext:value-type="float">
            <text:p>14.6579706840588</text:p>
          </table:table-cell>
          <table:table-cell table:formula="of:=DEGREES(ATAN(ABS([.F141]-[.C141])/ABS([.E141]-[.B141])))" office:value-type="float" office:value="1.17204643486332" calcext:value-type="float">
            <text:p>1.17204643486332</text:p>
          </table:table-cell>
          <table:table-cell table:formula="of:=SQRT(POWER([.H141];2)+POWER([.I141];2)+POWER([.J141];2))" office:value-type="float" office:value="717.261009990446" calcext:value-type="float">
            <text:p>717.261009990446</text:p>
          </table:table-cell>
        </table:table-row>
        <table:table-row table:style-name="ro1">
          <table:table-cell office:value-type="float" office:value="42.908" calcext:value-type="float">
            <text:p>42.908</text:p>
          </table:table-cell>
          <table:table-cell office:value-type="float" office:value="277.18" calcext:value-type="float">
            <text:p>277.18</text:p>
          </table:table-cell>
          <table:table-cell office:value-type="float" office:value="42.7352" calcext:value-type="float">
            <text:p>42.7352</text:p>
          </table:table-cell>
          <table:table-cell office:value-type="float" office:value="42.0929" calcext:value-type="float">
            <text:p>42.0929</text:p>
          </table:table-cell>
          <table:table-cell office:value-type="float" office:value="266.306" calcext:value-type="float">
            <text:p>266.306</text:p>
          </table:table-cell>
          <table:table-cell office:value-type="float" office:value="43.0348" calcext:value-type="float">
            <text:p>43.0348</text:p>
          </table:table-cell>
          <table:table-cell/>
          <table:table-cell table:formula="of:=([.D142]-[.A142])/0.0166667" office:value-type="float" office:value="-48.9059021881957" calcext:value-type="float">
            <text:p>-48.9059021881957</text:p>
          </table:table-cell>
          <table:table-cell table:formula="of:=ABS([.E142]-[.B142])/0.0166667" office:value-type="float" office:value="652.438695122611" calcext:value-type="float">
            <text:p>652.438695122611</text:p>
          </table:table-cell>
          <table:table-cell table:formula="of:=([.F142]-[.C142])/0.0166667" office:value-type="float" office:value="17.9759640480718" calcext:value-type="float">
            <text:p>17.9759640480718</text:p>
          </table:table-cell>
          <table:table-cell table:formula="of:=DEGREES(ATAN(ABS([.F142]-[.C142])/ABS([.E142]-[.B142])))" office:value-type="float" office:value="1.57821169175791" calcext:value-type="float">
            <text:p>1.57821169175791</text:p>
          </table:table-cell>
          <table:table-cell table:formula="of:=SQRT(POWER([.H142];2)+POWER([.I142];2)+POWER([.J142];2))" office:value-type="float" office:value="654.515984102447" calcext:value-type="float">
            <text:p>654.515984102447</text:p>
          </table:table-cell>
        </table:table-row>
        <table:table-row table:style-name="ro1">
          <table:table-cell office:value-type="float" office:value="43.304" calcext:value-type="float">
            <text:p>43.304</text:p>
          </table:table-cell>
          <table:table-cell office:value-type="float" office:value="278.746" calcext:value-type="float">
            <text:p>278.746</text:p>
          </table:table-cell>
          <table:table-cell office:value-type="float" office:value="42.2279" calcext:value-type="float">
            <text:p>42.2279</text:p>
          </table:table-cell>
          <table:table-cell office:value-type="float" office:value="42.4757" calcext:value-type="float">
            <text:p>42.4757</text:p>
          </table:table-cell>
          <table:table-cell office:value-type="float" office:value="267.813" calcext:value-type="float">
            <text:p>267.813</text:p>
          </table:table-cell>
          <table:table-cell office:value-type="float" office:value="42.5376" calcext:value-type="float">
            <text:p>42.5376</text:p>
          </table:table-cell>
          <table:table-cell/>
          <table:table-cell table:formula="of:=([.D143]-[.A143])/0.0166667" office:value-type="float" office:value="-49.6979006041987" calcext:value-type="float">
            <text:p>-49.6979006041987</text:p>
          </table:table-cell>
          <table:table-cell table:formula="of:=ABS([.E143]-[.B143])/0.0166667" office:value-type="float" office:value="655.978688042624" calcext:value-type="float">
            <text:p>655.978688042624</text:p>
          </table:table-cell>
          <table:table-cell table:formula="of:=([.F143]-[.C143])/0.0166667" office:value-type="float" office:value="18.5819628360743" calcext:value-type="float">
            <text:p>18.5819628360743</text:p>
          </table:table-cell>
          <table:table-cell table:formula="of:=DEGREES(ATAN(ABS([.F143]-[.C143])/ABS([.E143]-[.B143])))" office:value-type="float" office:value="1.62258840172894" calcext:value-type="float">
            <text:p>1.62258840172894</text:p>
          </table:table-cell>
          <table:table-cell table:formula="of:=SQRT(POWER([.H143];2)+POWER([.I143];2)+POWER([.J143];2))" office:value-type="float" office:value="658.120968996907" calcext:value-type="float">
            <text:p>658.120968996907</text:p>
          </table:table-cell>
        </table:table-row>
        <table:table-row table:style-name="ro1">
          <table:table-cell office:value-type="float" office:value="44.0595" calcext:value-type="float">
            <text:p>44.0595</text:p>
          </table:table-cell>
          <table:table-cell office:value-type="float" office:value="278.908" calcext:value-type="float">
            <text:p>278.908</text:p>
          </table:table-cell>
          <table:table-cell office:value-type="float" office:value="42.4445" calcext:value-type="float">
            <text:p>42.4445</text:p>
          </table:table-cell>
          <table:table-cell office:value-type="float" office:value="43.465" calcext:value-type="float">
            <text:p>43.465</text:p>
          </table:table-cell>
          <table:table-cell office:value-type="float" office:value="268.018" calcext:value-type="float">
            <text:p>268.018</text:p>
          </table:table-cell>
          <table:table-cell office:value-type="float" office:value="42.9836" calcext:value-type="float">
            <text:p>42.9836</text:p>
          </table:table-cell>
          <table:table-cell/>
          <table:table-cell table:formula="of:=([.D144]-[.A144])/0.0166667" office:value-type="float" office:value="-35.6699286601425" calcext:value-type="float">
            <text:p>-35.6699286601425</text:p>
          </table:table-cell>
          <table:table-cell table:formula="of:=ABS([.E144]-[.B144])/0.0166667" office:value-type="float" office:value="653.398693202616" calcext:value-type="float">
            <text:p>653.398693202616</text:p>
          </table:table-cell>
          <table:table-cell table:formula="of:=([.F144]-[.C144])/0.0166667" office:value-type="float" office:value="32.3459353081297" calcext:value-type="float">
            <text:p>32.3459353081297</text:p>
          </table:table-cell>
          <table:table-cell table:formula="of:=DEGREES(ATAN(ABS([.F144]-[.C144])/ABS([.E144]-[.B144])))" office:value-type="float" office:value="2.83406424786856" calcext:value-type="float">
            <text:p>2.83406424786856</text:p>
          </table:table-cell>
          <table:table-cell table:formula="of:=SQRT(POWER([.H144];2)+POWER([.I144];2)+POWER([.J144];2))" office:value-type="float" office:value="655.170554604268" calcext:value-type="float">
            <text:p>655.170554604268</text:p>
          </table:table-cell>
        </table:table-row>
        <table:table-row table:style-name="ro1">
          <table:table-cell office:value-type="float" office:value="46.0187" calcext:value-type="float">
            <text:p>46.0187</text:p>
          </table:table-cell>
          <table:table-cell office:value-type="float" office:value="275.398" calcext:value-type="float">
            <text:p>275.398</text:p>
          </table:table-cell>
          <table:table-cell office:value-type="float" office:value="42.493" calcext:value-type="float">
            <text:p>42.493</text:p>
          </table:table-cell>
          <table:table-cell office:value-type="float" office:value="46.7565" calcext:value-type="float">
            <text:p>46.7565</text:p>
          </table:table-cell>
          <table:table-cell office:value-type="float" office:value="262.372" calcext:value-type="float">
            <text:p>262.372</text:p>
          </table:table-cell>
          <table:table-cell office:value-type="float" office:value="43.8757" calcext:value-type="float">
            <text:p>43.8757</text:p>
          </table:table-cell>
          <table:table-cell/>
          <table:table-cell table:formula="of:=([.D145]-[.A145])/0.0166667" office:value-type="float" office:value="44.2679114641771" calcext:value-type="float">
            <text:p>44.2679114641771</text:p>
          </table:table-cell>
          <table:table-cell table:formula="of:=ABS([.E145]-[.B145])/0.0166667" office:value-type="float" office:value="781.558436883127" calcext:value-type="float">
            <text:p>781.558436883127</text:p>
          </table:table-cell>
          <table:table-cell table:formula="of:=([.F145]-[.C145])/0.0166667" office:value-type="float" office:value="82.9618340763318" calcext:value-type="float">
            <text:p>82.9618340763318</text:p>
          </table:table-cell>
          <table:table-cell table:formula="of:=DEGREES(ATAN(ABS([.F145]-[.C145])/ABS([.E145]-[.B145])))" office:value-type="float" office:value="6.05921370685806" calcext:value-type="float">
            <text:p>6.05921370685806</text:p>
          </table:table-cell>
          <table:table-cell table:formula="of:=SQRT(POWER([.H145];2)+POWER([.I145];2)+POWER([.J145];2))" office:value-type="float" office:value="787.194959436292" calcext:value-type="float">
            <text:p>787.194959436292</text:p>
          </table:table-cell>
        </table:table-row>
        <table:table-row table:style-name="ro1">
          <table:table-cell office:value-type="float" office:value="46.7976" calcext:value-type="float">
            <text:p>46.7976</text:p>
          </table:table-cell>
          <table:table-cell office:value-type="float" office:value="275.417" calcext:value-type="float">
            <text:p>275.417</text:p>
          </table:table-cell>
          <table:table-cell office:value-type="float" office:value="43.4761" calcext:value-type="float">
            <text:p>43.4761</text:p>
          </table:table-cell>
          <table:table-cell office:value-type="float" office:value="46.8661" calcext:value-type="float">
            <text:p>46.8661</text:p>
          </table:table-cell>
          <table:table-cell office:value-type="float" office:value="264.933" calcext:value-type="float">
            <text:p>264.933</text:p>
          </table:table-cell>
          <table:table-cell office:value-type="float" office:value="43.9407" calcext:value-type="float">
            <text:p>43.9407</text:p>
          </table:table-cell>
          <table:table-cell/>
          <table:table-cell table:formula="of:=([.D146]-[.A146])/0.0166667" office:value-type="float" office:value="4.10999178001645" calcext:value-type="float">
            <text:p>4.10999178001645</text:p>
          </table:table-cell>
          <table:table-cell table:formula="of:=ABS([.E146]-[.B146])/0.0166667" office:value-type="float" office:value="629.038741922515" calcext:value-type="float">
            <text:p>629.038741922515</text:p>
          </table:table-cell>
          <table:table-cell table:formula="of:=([.F146]-[.C146])/0.0166667" office:value-type="float" office:value="27.8759442481113" calcext:value-type="float">
            <text:p>27.8759442481113</text:p>
          </table:table-cell>
          <table:table-cell table:formula="of:=DEGREES(ATAN(ABS([.F146]-[.C146])/ABS([.E146]-[.B146])))" office:value-type="float" office:value="2.53741073794849" calcext:value-type="float">
            <text:p>2.53741073794849</text:p>
          </table:table-cell>
          <table:table-cell table:formula="of:=SQRT(POWER([.H146];2)+POWER([.I146];2)+POWER([.J146];2))" office:value-type="float" office:value="629.669515809378" calcext:value-type="float">
            <text:p>629.669515809378</text:p>
          </table:table-cell>
        </table:table-row>
        <table:table-row table:style-name="ro1">
          <table:table-cell office:value-type="float" office:value="46.0081" calcext:value-type="float">
            <text:p>46.0081</text:p>
          </table:table-cell>
          <table:table-cell office:value-type="float" office:value="276.424" calcext:value-type="float">
            <text:p>276.424</text:p>
          </table:table-cell>
          <table:table-cell office:value-type="float" office:value="44.0694" calcext:value-type="float">
            <text:p>44.0694</text:p>
          </table:table-cell>
          <table:table-cell office:value-type="float" office:value="45.8539" calcext:value-type="float">
            <text:p>45.8539</text:p>
          </table:table-cell>
          <table:table-cell office:value-type="float" office:value="265.82" calcext:value-type="float">
            <text:p>265.82</text:p>
          </table:table-cell>
          <table:table-cell office:value-type="float" office:value="44.5369" calcext:value-type="float">
            <text:p>44.5369</text:p>
          </table:table-cell>
          <table:table-cell/>
          <table:table-cell table:formula="of:=([.D147]-[.A147])/0.0166667" office:value-type="float" office:value="-9.25198149603676" calcext:value-type="float">
            <text:p>-9.25198149603676</text:p>
          </table:table-cell>
          <table:table-cell table:formula="of:=ABS([.E147]-[.B147])/0.0166667" office:value-type="float" office:value="636.238727522544" calcext:value-type="float">
            <text:p>636.238727522544</text:p>
          </table:table-cell>
          <table:table-cell table:formula="of:=([.F147]-[.C147])/0.0166667" office:value-type="float" office:value="28.0499439001123" calcext:value-type="float">
            <text:p>28.0499439001123</text:p>
          </table:table-cell>
          <table:table-cell table:formula="of:=DEGREES(ATAN(ABS([.F147]-[.C147])/ABS([.E147]-[.B147])))" office:value-type="float" office:value="2.52437220346876" calcext:value-type="float">
            <text:p>2.52437220346876</text:p>
          </table:table-cell>
          <table:table-cell table:formula="of:=SQRT(POWER([.H147];2)+POWER([.I147];2)+POWER([.J147];2))" office:value-type="float" office:value="636.923949081763" calcext:value-type="float">
            <text:p>636.923949081763</text:p>
          </table:table-cell>
        </table:table-row>
        <table:table-row table:style-name="ro1">
          <table:table-cell office:value-type="float" office:value="46.65" calcext:value-type="float">
            <text:p>46.65</text:p>
          </table:table-cell>
          <table:table-cell office:value-type="float" office:value="268.799" calcext:value-type="float">
            <text:p>268.799</text:p>
          </table:table-cell>
          <table:table-cell office:value-type="float" office:value="43.5581" calcext:value-type="float">
            <text:p>43.5581</text:p>
          </table:table-cell>
          <table:table-cell office:value-type="float" office:value="46.7873" calcext:value-type="float">
            <text:p>46.7873</text:p>
          </table:table-cell>
          <table:table-cell office:value-type="float" office:value="257.358" calcext:value-type="float">
            <text:p>257.358</text:p>
          </table:table-cell>
          <table:table-cell office:value-type="float" office:value="43.9803" calcext:value-type="float">
            <text:p>43.9803</text:p>
          </table:table-cell>
          <table:table-cell/>
          <table:table-cell table:formula="of:=([.D148]-[.A148])/0.0166667" office:value-type="float" office:value="8.23798352403315" calcext:value-type="float">
            <text:p>8.23798352403315</text:p>
          </table:table-cell>
          <table:table-cell table:formula="of:=ABS([.E148]-[.B148])/0.0166667" office:value-type="float" office:value="686.458627082744" calcext:value-type="float">
            <text:p>686.458627082744</text:p>
          </table:table-cell>
          <table:table-cell table:formula="of:=([.F148]-[.C148])/0.0166667" office:value-type="float" office:value="25.3319493361011" calcext:value-type="float">
            <text:p>25.3319493361011</text:p>
          </table:table-cell>
          <table:table-cell table:formula="of:=DEGREES(ATAN(ABS([.F148]-[.C148])/ABS([.E148]-[.B148])))" office:value-type="float" office:value="2.1133909992616" calcext:value-type="float">
            <text:p>2.1133909992616</text:p>
          </table:table-cell>
          <table:table-cell table:formula="of:=SQRT(POWER([.H148];2)+POWER([.I148];2)+POWER([.J148];2))" office:value-type="float" office:value="686.975267914381" calcext:value-type="float">
            <text:p>686.975267914381</text:p>
          </table:table-cell>
        </table:table-row>
        <table:table-row table:style-name="ro1">
          <table:table-cell office:value-type="float" office:value="46.6944" calcext:value-type="float">
            <text:p>46.6944</text:p>
          </table:table-cell>
          <table:table-cell office:value-type="float" office:value="272.71" calcext:value-type="float">
            <text:p>272.71</text:p>
          </table:table-cell>
          <table:table-cell office:value-type="float" office:value="43.6639" calcext:value-type="float">
            <text:p>43.6639</text:p>
          </table:table-cell>
          <table:table-cell office:value-type="float" office:value="47.1435" calcext:value-type="float">
            <text:p>47.1435</text:p>
          </table:table-cell>
          <table:table-cell office:value-type="float" office:value="259.89" calcext:value-type="float">
            <text:p>259.89</text:p>
          </table:table-cell>
          <table:table-cell office:value-type="float" office:value="44.2788" calcext:value-type="float">
            <text:p>44.2788</text:p>
          </table:table-cell>
          <table:table-cell/>
          <table:table-cell table:formula="of:=([.D149]-[.A149])/0.0166667" office:value-type="float" office:value="26.9459461081079" calcext:value-type="float">
            <text:p>26.9459461081079</text:p>
          </table:table-cell>
          <table:table-cell table:formula="of:=ABS([.E149]-[.B149])/0.0166667" office:value-type="float" office:value="769.198461603077" calcext:value-type="float">
            <text:p>769.198461603077</text:p>
          </table:table-cell>
          <table:table-cell table:formula="of:=([.F149]-[.C149])/0.0166667" office:value-type="float" office:value="36.8939262121475" calcext:value-type="float">
            <text:p>36.8939262121475</text:p>
          </table:table-cell>
          <table:table-cell table:formula="of:=DEGREES(ATAN(ABS([.F149]-[.C149])/ABS([.E149]-[.B149])))" office:value-type="float" office:value="2.74603704752816" calcext:value-type="float">
            <text:p>2.74603704752816</text:p>
          </table:table-cell>
          <table:table-cell table:formula="of:=SQRT(POWER([.H149];2)+POWER([.I149];2)+POWER([.J149];2))" office:value-type="float" office:value="770.554033884417" calcext:value-type="float">
            <text:p>770.554033884417</text:p>
          </table:table-cell>
        </table:table-row>
        <table:table-row table:style-name="ro1">
          <table:table-cell office:value-type="float" office:value="43.5238" calcext:value-type="float">
            <text:p>43.5238</text:p>
          </table:table-cell>
          <table:table-cell office:value-type="float" office:value="271.756" calcext:value-type="float">
            <text:p>271.756</text:p>
          </table:table-cell>
          <table:table-cell office:value-type="float" office:value="44.0967" calcext:value-type="float">
            <text:p>44.0967</text:p>
          </table:table-cell>
          <table:table-cell office:value-type="float" office:value="42.5549" calcext:value-type="float">
            <text:p>42.5549</text:p>
          </table:table-cell>
          <table:table-cell office:value-type="float" office:value="259.774" calcext:value-type="float">
            <text:p>259.774</text:p>
          </table:table-cell>
          <table:table-cell office:value-type="float" office:value="44.5862" calcext:value-type="float">
            <text:p>44.5862</text:p>
          </table:table-cell>
          <table:table-cell/>
          <table:table-cell table:formula="of:=([.D150]-[.A150])/0.0166667" office:value-type="float" office:value="-58.1338837322324" calcext:value-type="float">
            <text:p>-58.1338837322324</text:p>
          </table:table-cell>
          <table:table-cell table:formula="of:=ABS([.E150]-[.B150])/0.0166667" office:value-type="float" office:value="718.918562162874" calcext:value-type="float">
            <text:p>718.918562162874</text:p>
          </table:table-cell>
          <table:table-cell table:formula="of:=([.F150]-[.C150])/0.0166667" office:value-type="float" office:value="29.3699412601175" calcext:value-type="float">
            <text:p>29.3699412601175</text:p>
          </table:table-cell>
          <table:table-cell table:formula="of:=DEGREES(ATAN(ABS([.F150]-[.C150])/ABS([.E150]-[.B150])))" office:value-type="float" office:value="2.33940051231706" calcext:value-type="float">
            <text:p>2.33940051231706</text:p>
          </table:table-cell>
          <table:table-cell table:formula="of:=SQRT(POWER([.H150];2)+POWER([.I150];2)+POWER([.J150];2))" office:value-type="float" office:value="721.862896199652" calcext:value-type="float">
            <text:p>721.862896199652</text:p>
          </table:table-cell>
        </table:table-row>
        <table:table-row table:style-name="ro1">
          <table:table-cell office:value-type="float" office:value="44.5525" calcext:value-type="float">
            <text:p>44.5525</text:p>
          </table:table-cell>
          <table:table-cell office:value-type="float" office:value="270.851" calcext:value-type="float">
            <text:p>270.851</text:p>
          </table:table-cell>
          <table:table-cell office:value-type="float" office:value="43.4928" calcext:value-type="float">
            <text:p>43.4928</text:p>
          </table:table-cell>
          <table:table-cell office:value-type="float" office:value="44.1874" calcext:value-type="float">
            <text:p>44.1874</text:p>
          </table:table-cell>
          <table:table-cell office:value-type="float" office:value="260.409" calcext:value-type="float">
            <text:p>260.409</text:p>
          </table:table-cell>
          <table:table-cell office:value-type="float" office:value="43.7427" calcext:value-type="float">
            <text:p>43.7427</text:p>
          </table:table-cell>
          <table:table-cell/>
          <table:table-cell table:formula="of:=([.D151]-[.A151])/0.0166667" office:value-type="float" office:value="-21.9059561880879" calcext:value-type="float">
            <text:p>-21.9059561880879</text:p>
          </table:table-cell>
          <table:table-cell table:formula="of:=ABS([.E151]-[.B151])/0.0166667" office:value-type="float" office:value="626.518746962507" calcext:value-type="float">
            <text:p>626.518746962507</text:p>
          </table:table-cell>
          <table:table-cell table:formula="of:=([.F151]-[.C151])/0.0166667" office:value-type="float" office:value="14.9939700120598" calcext:value-type="float">
            <text:p>14.9939700120598</text:p>
          </table:table-cell>
          <table:table-cell table:formula="of:=DEGREES(ATAN(ABS([.F151]-[.C151])/ABS([.E151]-[.B151])))" office:value-type="float" office:value="1.37095217900436" calcext:value-type="float">
            <text:p>1.37095217900436</text:p>
          </table:table-cell>
          <table:table-cell table:formula="of:=SQRT(POWER([.H151];2)+POWER([.I151];2)+POWER([.J151];2))" office:value-type="float" office:value="627.080880228943" calcext:value-type="float">
            <text:p>627.080880228943</text:p>
          </table:table-cell>
        </table:table-row>
        <table:table-row table:style-name="ro1">
          <table:table-cell office:value-type="float" office:value="46.2582" calcext:value-type="float">
            <text:p>46.2582</text:p>
          </table:table-cell>
          <table:table-cell office:value-type="float" office:value="280.723" calcext:value-type="float">
            <text:p>280.723</text:p>
          </table:table-cell>
          <table:table-cell office:value-type="float" office:value="43.1342" calcext:value-type="float">
            <text:p>43.1342</text:p>
          </table:table-cell>
          <table:table-cell office:value-type="float" office:value="46.7352" calcext:value-type="float">
            <text:p>46.7352</text:p>
          </table:table-cell>
          <table:table-cell office:value-type="float" office:value="267.441" calcext:value-type="float">
            <text:p>267.441</text:p>
          </table:table-cell>
          <table:table-cell office:value-type="float" office:value="44.0221" calcext:value-type="float">
            <text:p>44.0221</text:p>
          </table:table-cell>
          <table:table-cell/>
          <table:table-cell table:formula="of:=([.D152]-[.A152])/0.0166667" office:value-type="float" office:value="28.6199427601143" calcext:value-type="float">
            <text:p>28.6199427601143</text:p>
          </table:table-cell>
          <table:table-cell table:formula="of:=ABS([.E152]-[.B152])/0.0166667" office:value-type="float" office:value="796.91840616319" calcext:value-type="float">
            <text:p>796.91840616319</text:p>
          </table:table-cell>
          <table:table-cell table:formula="of:=([.F152]-[.C152])/0.0166667" office:value-type="float" office:value="53.2738934522132" calcext:value-type="float">
            <text:p>53.2738934522132</text:p>
          </table:table-cell>
          <table:table-cell table:formula="of:=DEGREES(ATAN(ABS([.F152]-[.C152])/ABS([.E152]-[.B152])))" office:value-type="float" office:value="3.82452515347238" calcext:value-type="float">
            <text:p>3.82452515347238</text:p>
          </table:table-cell>
          <table:table-cell table:formula="of:=SQRT(POWER([.H152];2)+POWER([.I152];2)+POWER([.J152];2))" office:value-type="float" office:value="799.209706478112" calcext:value-type="float">
            <text:p>799.209706478112</text:p>
          </table:table-cell>
        </table:table-row>
        <table:table-row table:style-name="ro1">
          <table:table-cell office:value-type="float" office:value="45.7211" calcext:value-type="float">
            <text:p>45.7211</text:p>
          </table:table-cell>
          <table:table-cell office:value-type="float" office:value="276.555" calcext:value-type="float">
            <text:p>276.555</text:p>
          </table:table-cell>
          <table:table-cell office:value-type="float" office:value="43.0559" calcext:value-type="float">
            <text:p>43.0559</text:p>
          </table:table-cell>
          <table:table-cell office:value-type="float" office:value="46.2009" calcext:value-type="float">
            <text:p>46.2009</text:p>
          </table:table-cell>
          <table:table-cell office:value-type="float" office:value="263.521" calcext:value-type="float">
            <text:p>263.521</text:p>
          </table:table-cell>
          <table:table-cell office:value-type="float" office:value="43.6929" calcext:value-type="float">
            <text:p>43.6929</text:p>
          </table:table-cell>
          <table:table-cell/>
          <table:table-cell table:formula="of:=([.D153]-[.A153])/0.0166667" office:value-type="float" office:value="28.787942424115" calcext:value-type="float">
            <text:p>28.787942424115</text:p>
          </table:table-cell>
          <table:table-cell table:formula="of:=ABS([.E153]-[.B153])/0.0166667" office:value-type="float" office:value="782.038435923128" calcext:value-type="float">
            <text:p>782.038435923128</text:p>
          </table:table-cell>
          <table:table-cell table:formula="of:=([.F153]-[.C153])/0.0166667" office:value-type="float" office:value="38.2199235601529" calcext:value-type="float">
            <text:p>38.2199235601529</text:p>
          </table:table-cell>
          <table:table-cell table:formula="of:=DEGREES(ATAN(ABS([.F153]-[.C153])/ABS([.E153]-[.B153])))" office:value-type="float" office:value="2.79794347249643" calcext:value-type="float">
            <text:p>2.79794347249643</text:p>
          </table:table-cell>
          <table:table-cell table:formula="of:=SQRT(POWER([.H153];2)+POWER([.I153];2)+POWER([.J153];2))" office:value-type="float" office:value="783.500876481354" calcext:value-type="float">
            <text:p>783.500876481354</text:p>
          </table:table-cell>
        </table:table-row>
        <table:table-row table:style-name="ro1">
          <table:table-cell office:value-type="float" office:value="46.9589" calcext:value-type="float">
            <text:p>46.9589</text:p>
          </table:table-cell>
          <table:table-cell office:value-type="float" office:value="272.68" calcext:value-type="float">
            <text:p>272.68</text:p>
          </table:table-cell>
          <table:table-cell office:value-type="float" office:value="44.1597" calcext:value-type="float">
            <text:p>44.1597</text:p>
          </table:table-cell>
          <table:table-cell office:value-type="float" office:value="47.4946" calcext:value-type="float">
            <text:p>47.4946</text:p>
          </table:table-cell>
          <table:table-cell office:value-type="float" office:value="262.486" calcext:value-type="float">
            <text:p>262.486</text:p>
          </table:table-cell>
          <table:table-cell office:value-type="float" office:value="44.333" calcext:value-type="float">
            <text:p>44.333</text:p>
          </table:table-cell>
          <table:table-cell/>
          <table:table-cell table:formula="of:=([.D154]-[.A154])/0.0166667" office:value-type="float" office:value="32.1419357161285" calcext:value-type="float">
            <text:p>32.1419357161285</text:p>
          </table:table-cell>
          <table:table-cell table:formula="of:=ABS([.E154]-[.B154])/0.0166667" office:value-type="float" office:value="611.638776722448" calcext:value-type="float">
            <text:p>611.638776722448</text:p>
          </table:table-cell>
          <table:table-cell table:formula="of:=([.F154]-[.C154])/0.0166667" office:value-type="float" office:value="10.3979792040414" calcext:value-type="float">
            <text:p>10.3979792040414</text:p>
          </table:table-cell>
          <table:table-cell table:formula="of:=DEGREES(ATAN(ABS([.F154]-[.C154])/ABS([.E154]-[.B154])))" office:value-type="float" office:value="0.973945674432339" calcext:value-type="float">
            <text:p>0.973945674432339</text:p>
          </table:table-cell>
          <table:table-cell table:formula="of:=SQRT(POWER([.H154];2)+POWER([.I154];2)+POWER([.J154];2))" office:value-type="float" office:value="612.57098788111" calcext:value-type="float">
            <text:p>612.57098788111</text:p>
          </table:table-cell>
        </table:table-row>
        <table:table-row table:style-name="ro1">
          <table:table-cell office:value-type="float" office:value="46.664" calcext:value-type="float">
            <text:p>46.664</text:p>
          </table:table-cell>
          <table:table-cell office:value-type="float" office:value="278.025" calcext:value-type="float">
            <text:p>278.025</text:p>
          </table:table-cell>
          <table:table-cell office:value-type="float" office:value="43.5593" calcext:value-type="float">
            <text:p>43.5593</text:p>
          </table:table-cell>
          <table:table-cell office:value-type="float" office:value="47.6178" calcext:value-type="float">
            <text:p>47.6178</text:p>
          </table:table-cell>
          <table:table-cell office:value-type="float" office:value="264.993" calcext:value-type="float">
            <text:p>264.993</text:p>
          </table:table-cell>
          <table:table-cell office:value-type="float" office:value="44.652" calcext:value-type="float">
            <text:p>44.652</text:p>
          </table:table-cell>
          <table:table-cell/>
          <table:table-cell table:formula="of:=([.D155]-[.A155])/0.0166667" office:value-type="float" office:value="57.227885544229" calcext:value-type="float">
            <text:p>57.227885544229</text:p>
          </table:table-cell>
          <table:table-cell table:formula="of:=ABS([.E155]-[.B155])/0.0166667" office:value-type="float" office:value="781.918436163127" calcext:value-type="float">
            <text:p>781.918436163127</text:p>
          </table:table-cell>
          <table:table-cell table:formula="of:=([.F155]-[.C155])/0.0166667" office:value-type="float" office:value="65.5618688762623" calcext:value-type="float">
            <text:p>65.5618688762623</text:p>
          </table:table-cell>
          <table:table-cell table:formula="of:=DEGREES(ATAN(ABS([.F155]-[.C155])/ABS([.E155]-[.B155])))" office:value-type="float" office:value="4.79289414694731" calcext:value-type="float">
            <text:p>4.79289414694731</text:p>
          </table:table-cell>
          <table:table-cell table:formula="of:=SQRT(POWER([.H155];2)+POWER([.I155];2)+POWER([.J155];2))" office:value-type="float" office:value="786.746357059377" calcext:value-type="float">
            <text:p>786.746357059377</text:p>
          </table:table-cell>
        </table:table-row>
        <table:table-row table:style-name="ro1">
          <table:table-cell office:value-type="float" office:value="48.9363" calcext:value-type="float">
            <text:p>48.9363</text:p>
          </table:table-cell>
          <table:table-cell office:value-type="float" office:value="277.443" calcext:value-type="float">
            <text:p>277.443</text:p>
          </table:table-cell>
          <table:table-cell office:value-type="float" office:value="42.6304" calcext:value-type="float">
            <text:p>42.6304</text:p>
          </table:table-cell>
          <table:table-cell office:value-type="float" office:value="48.7128" calcext:value-type="float">
            <text:p>48.7128</text:p>
          </table:table-cell>
          <table:table-cell office:value-type="float" office:value="257.767" calcext:value-type="float">
            <text:p>257.767</text:p>
          </table:table-cell>
          <table:table-cell office:value-type="float" office:value="44.6111" calcext:value-type="float">
            <text:p>44.6111</text:p>
          </table:table-cell>
          <table:table-cell/>
          <table:table-cell table:formula="of:=([.D156]-[.A156])/0.0166667" office:value-type="float" office:value="-13.4099731800537" calcext:value-type="float">
            <text:p>-13.4099731800537</text:p>
          </table:table-cell>
          <table:table-cell table:formula="of:=ABS([.E156]-[.B156])/0.0166667" office:value-type="float" office:value="1180.55763888472" calcext:value-type="float">
            <text:p>1180.55763888472</text:p>
          </table:table-cell>
          <table:table-cell table:formula="of:=([.F156]-[.C156])/0.0166667" office:value-type="float" office:value="118.841762316475" calcext:value-type="float">
            <text:p>118.841762316475</text:p>
          </table:table-cell>
          <table:table-cell table:formula="of:=DEGREES(ATAN(ABS([.F156]-[.C156])/ABS([.E156]-[.B156])))" office:value-type="float" office:value="5.74835966458334" calcext:value-type="float">
            <text:p>5.74835966458334</text:p>
          </table:table-cell>
          <table:table-cell table:formula="of:=SQRT(POWER([.H156];2)+POWER([.I156];2)+POWER([.J156];2))" office:value-type="float" office:value="1186.59998760334" calcext:value-type="float">
            <text:p>1186.59998760334</text:p>
          </table:table-cell>
        </table:table-row>
        <table:table-row table:style-name="ro1">
          <table:table-cell office:value-type="float" office:value="58.6308" calcext:value-type="float">
            <text:p>58.6308</text:p>
          </table:table-cell>
          <table:table-cell office:value-type="float" office:value="282.195" calcext:value-type="float">
            <text:p>282.195</text:p>
          </table:table-cell>
          <table:table-cell office:value-type="float" office:value="42.5234" calcext:value-type="float">
            <text:p>42.5234</text:p>
          </table:table-cell>
          <table:table-cell office:value-type="float" office:value="58.46" calcext:value-type="float">
            <text:p>58.46</text:p>
          </table:table-cell>
          <table:table-cell office:value-type="float" office:value="270.345" calcext:value-type="float">
            <text:p>270.345</text:p>
          </table:table-cell>
          <table:table-cell office:value-type="float" office:value="42.9416" calcext:value-type="float">
            <text:p>42.9416</text:p>
          </table:table-cell>
          <table:table-cell/>
          <table:table-cell table:formula="of:=([.D157]-[.A157])/0.0166667" office:value-type="float" office:value="-10.247979504041" calcext:value-type="float">
            <text:p>-10.247979504041</text:p>
          </table:table-cell>
          <table:table-cell table:formula="of:=ABS([.E157]-[.B157])/0.0166667" office:value-type="float" office:value="710.998578002842" calcext:value-type="float">
            <text:p>710.998578002842</text:p>
          </table:table-cell>
          <table:table-cell table:formula="of:=([.F157]-[.C157])/0.0166667" office:value-type="float" office:value="25.0919498161003" calcext:value-type="float">
            <text:p>25.0919498161003</text:p>
          </table:table-cell>
          <table:table-cell table:formula="of:=DEGREES(ATAN(ABS([.F157]-[.C157])/ABS([.E157]-[.B157])))" office:value-type="float" office:value="2.02119450252307" calcext:value-type="float">
            <text:p>2.02119450252307</text:p>
          </table:table-cell>
          <table:table-cell table:formula="of:=SQRT(POWER([.H157];2)+POWER([.I157];2)+POWER([.J157];2))" office:value-type="float" office:value="711.5150068351" calcext:value-type="float">
            <text:p>711.5150068351</text:p>
          </table:table-cell>
        </table:table-row>
        <table:table-row table:style-name="ro1">
          <table:table-cell office:value-type="float" office:value="60.3931" calcext:value-type="float">
            <text:p>60.3931</text:p>
          </table:table-cell>
          <table:table-cell office:value-type="float" office:value="294.64" calcext:value-type="float">
            <text:p>294.64</text:p>
          </table:table-cell>
          <table:table-cell office:value-type="float" office:value="43.1039" calcext:value-type="float">
            <text:p>43.1039</text:p>
          </table:table-cell>
          <table:table-cell office:value-type="float" office:value="60.4349" calcext:value-type="float">
            <text:p>60.4349</text:p>
          </table:table-cell>
          <table:table-cell office:value-type="float" office:value="282.204" calcext:value-type="float">
            <text:p>282.204</text:p>
          </table:table-cell>
          <table:table-cell office:value-type="float" office:value="44.0147" calcext:value-type="float">
            <text:p>44.0147</text:p>
          </table:table-cell>
          <table:table-cell/>
          <table:table-cell table:formula="of:=([.D158]-[.A158])/0.0166667" office:value-type="float" office:value="2.50799498401016" calcext:value-type="float">
            <text:p>2.50799498401016</text:p>
          </table:table-cell>
          <table:table-cell table:formula="of:=ABS([.E158]-[.B158])/0.0166667" office:value-type="float" office:value="746.158507682983" calcext:value-type="float">
            <text:p>746.158507682983</text:p>
          </table:table-cell>
          <table:table-cell table:formula="of:=([.F158]-[.C158])/0.0166667" office:value-type="float" office:value="54.6478907042183" calcext:value-type="float">
            <text:p>54.6478907042183</text:p>
          </table:table-cell>
          <table:table-cell table:formula="of:=DEGREES(ATAN(ABS([.F158]-[.C158])/ABS([.E158]-[.B158])))" office:value-type="float" office:value="4.18880582556808" calcext:value-type="float">
            <text:p>4.18880582556808</text:p>
          </table:table-cell>
          <table:table-cell table:formula="of:=SQRT(POWER([.H158];2)+POWER([.I158];2)+POWER([.J158];2))" office:value-type="float" office:value="748.161212964797" calcext:value-type="float">
            <text:p>748.161212964797</text:p>
          </table:table-cell>
        </table:table-row>
        <table:table-row table:style-name="ro1">
          <table:table-cell office:value-type="float" office:value="60.9309" calcext:value-type="float">
            <text:p>60.9309</text:p>
          </table:table-cell>
          <table:table-cell office:value-type="float" office:value="293.464" calcext:value-type="float">
            <text:p>293.464</text:p>
          </table:table-cell>
          <table:table-cell office:value-type="float" office:value="42.5076" calcext:value-type="float">
            <text:p>42.5076</text:p>
          </table:table-cell>
          <table:table-cell office:value-type="float" office:value="61.1453" calcext:value-type="float">
            <text:p>61.1453</text:p>
          </table:table-cell>
          <table:table-cell office:value-type="float" office:value="283.871" calcext:value-type="float">
            <text:p>283.871</text:p>
          </table:table-cell>
          <table:table-cell office:value-type="float" office:value="42.9896" calcext:value-type="float">
            <text:p>42.9896</text:p>
          </table:table-cell>
          <table:table-cell/>
          <table:table-cell table:formula="of:=([.D159]-[.A159])/0.0166667" office:value-type="float" office:value="12.8639742720513" calcext:value-type="float">
            <text:p>12.8639742720513</text:p>
          </table:table-cell>
          <table:table-cell table:formula="of:=ABS([.E159]-[.B159])/0.0166667" office:value-type="float" office:value="575.578848842303" calcext:value-type="float">
            <text:p>575.578848842303</text:p>
          </table:table-cell>
          <table:table-cell table:formula="of:=([.F159]-[.C159])/0.0166667" office:value-type="float" office:value="28.9199421601161" calcext:value-type="float">
            <text:p>28.9199421601161</text:p>
          </table:table-cell>
          <table:table-cell table:formula="of:=DEGREES(ATAN(ABS([.F159]-[.C159])/ABS([.E159]-[.B159])))" office:value-type="float" office:value="2.87640581664072" calcext:value-type="float">
            <text:p>2.87640581664072</text:p>
          </table:table-cell>
          <table:table-cell table:formula="of:=SQRT(POWER([.H159];2)+POWER([.I159];2)+POWER([.J159];2))" office:value-type="float" office:value="576.448485229381" calcext:value-type="float">
            <text:p>576.448485229381</text:p>
          </table:table-cell>
        </table:table-row>
        <table:table-row table:style-name="ro1">
          <table:table-cell office:value-type="float" office:value="62.487" calcext:value-type="float">
            <text:p>62.487</text:p>
          </table:table-cell>
          <table:table-cell office:value-type="float" office:value="293.718" calcext:value-type="float">
            <text:p>293.718</text:p>
          </table:table-cell>
          <table:table-cell office:value-type="float" office:value="42.4529" calcext:value-type="float">
            <text:p>42.4529</text:p>
          </table:table-cell>
          <table:table-cell office:value-type="float" office:value="62.727" calcext:value-type="float">
            <text:p>62.727</text:p>
          </table:table-cell>
          <table:table-cell office:value-type="float" office:value="281.393" calcext:value-type="float">
            <text:p>281.393</text:p>
          </table:table-cell>
          <table:table-cell office:value-type="float" office:value="43.3657" calcext:value-type="float">
            <text:p>43.3657</text:p>
          </table:table-cell>
          <table:table-cell/>
          <table:table-cell table:formula="of:=([.D160]-[.A160])/0.0166667" office:value-type="float" office:value="14.3999712000573" calcext:value-type="float">
            <text:p>14.3999712000573</text:p>
          </table:table-cell>
          <table:table-cell table:formula="of:=ABS([.E160]-[.B160])/0.0166667" office:value-type="float" office:value="739.498521002961" calcext:value-type="float">
            <text:p>739.498521002961</text:p>
          </table:table-cell>
          <table:table-cell table:formula="of:=([.F160]-[.C160])/0.0166667" office:value-type="float" office:value="54.7678904642189" calcext:value-type="float">
            <text:p>54.7678904642189</text:p>
          </table:table-cell>
          <table:table-cell table:formula="of:=DEGREES(ATAN(ABS([.F160]-[.C160])/ABS([.E160]-[.B160])))" office:value-type="float" office:value="4.23564135919695" calcext:value-type="float">
            <text:p>4.23564135919695</text:p>
          </table:table-cell>
          <table:table-cell table:formula="of:=SQRT(POWER([.H160];2)+POWER([.I160];2)+POWER([.J160];2))" office:value-type="float" office:value="741.663632357708" calcext:value-type="float">
            <text:p>741.663632357708</text:p>
          </table:table-cell>
        </table:table-row>
        <table:table-row table:style-name="ro1">
          <table:table-cell office:value-type="float" office:value="69.8386" calcext:value-type="float">
            <text:p>69.8386</text:p>
          </table:table-cell>
          <table:table-cell office:value-type="float" office:value="280.916" calcext:value-type="float">
            <text:p>280.916</text:p>
          </table:table-cell>
          <table:table-cell office:value-type="float" office:value="44.1257" calcext:value-type="float">
            <text:p>44.1257</text:p>
          </table:table-cell>
          <table:table-cell office:value-type="float" office:value="68.1218" calcext:value-type="float">
            <text:p>68.1218</text:p>
          </table:table-cell>
          <table:table-cell office:value-type="float" office:value="273.033" calcext:value-type="float">
            <text:p>273.033</text:p>
          </table:table-cell>
          <table:table-cell office:value-type="float" office:value="43.8939" calcext:value-type="float">
            <text:p>43.8939</text:p>
          </table:table-cell>
          <table:table-cell/>
          <table:table-cell table:formula="of:=([.D161]-[.A161])/0.0166667" office:value-type="float" office:value="-103.007793984412" calcext:value-type="float">
            <text:p>-103.007793984412</text:p>
          </table:table-cell>
          <table:table-cell table:formula="of:=ABS([.E161]-[.B161])/0.0166667" office:value-type="float" office:value="472.979054041891" calcext:value-type="float">
            <text:p>472.979054041891</text:p>
          </table:table-cell>
          <table:table-cell table:formula="of:=([.F161]-[.C161])/0.0166667" office:value-type="float" office:value="-13.9079721840556" calcext:value-type="float">
            <text:p>-13.9079721840556</text:p>
          </table:table-cell>
          <table:table-cell table:formula="of:=DEGREES(ATAN(ABS([.F161]-[.C161])/ABS([.E161]-[.B161])))" office:value-type="float" office:value="1.68429985958434" calcext:value-type="float">
            <text:p>1.68429985958434</text:p>
          </table:table-cell>
          <table:table-cell table:formula="of:=SQRT(POWER([.H161];2)+POWER([.I161];2)+POWER([.J161];2))" office:value-type="float" office:value="484.265653205108" calcext:value-type="float">
            <text:p>484.265653205108</text:p>
          </table:table-cell>
        </table:table-row>
        <table:table-row table:style-name="ro1">
          <table:table-cell office:value-type="float" office:value="69.0795" calcext:value-type="float">
            <text:p>69.0795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44.1471" calcext:value-type="float">
            <text:p>44.1471</text:p>
          </table:table-cell>
          <table:table-cell office:value-type="float" office:value="67.9183" calcext:value-type="float">
            <text:p>67.9183</text:p>
          </table:table-cell>
          <table:table-cell office:value-type="float" office:value="268.982" calcext:value-type="float">
            <text:p>268.982</text:p>
          </table:table-cell>
          <table:table-cell office:value-type="float" office:value="45.276" calcext:value-type="float">
            <text:p>45.276</text:p>
          </table:table-cell>
          <table:table-cell/>
          <table:table-cell table:formula="of:=([.D162]-[.A162])/0.0166667" office:value-type="float" office:value="-69.6718606562783" calcext:value-type="float">
            <text:p>-69.6718606562783</text:p>
          </table:table-cell>
          <table:table-cell table:formula="of:=ABS([.E162]-[.B162])/0.0166667" office:value-type="float" office:value="710.57857884284" calcext:value-type="float">
            <text:p>710.57857884284</text:p>
          </table:table-cell>
          <table:table-cell table:formula="of:=([.F162]-[.C162])/0.0166667" office:value-type="float" office:value="67.733864532271" calcext:value-type="float">
            <text:p>67.733864532271</text:p>
          </table:table-cell>
          <table:table-cell table:formula="of:=DEGREES(ATAN(ABS([.F162]-[.C162])/ABS([.E162]-[.B162])))" office:value-type="float" office:value="5.44510361999096" calcext:value-type="float">
            <text:p>5.44510361999096</text:p>
          </table:table-cell>
          <table:table-cell table:formula="of:=SQRT(POWER([.H162];2)+POWER([.I162];2)+POWER([.J162];2))" office:value-type="float" office:value="717.191718637419" calcext:value-type="float">
            <text:p>717.191718637419</text:p>
          </table:table-cell>
        </table:table-row>
        <table:table-row table:style-name="ro1">
          <table:table-cell office:value-type="float" office:value="75.3722" calcext:value-type="float">
            <text:p>75.3722</text:p>
          </table:table-cell>
          <table:table-cell office:value-type="float" office:value="276.541" calcext:value-type="float">
            <text:p>276.541</text:p>
          </table:table-cell>
          <table:table-cell office:value-type="float" office:value="43.2661" calcext:value-type="float">
            <text:p>43.2661</text:p>
          </table:table-cell>
          <table:table-cell office:value-type="float" office:value="75.267" calcext:value-type="float">
            <text:p>75.267</text:p>
          </table:table-cell>
          <table:table-cell office:value-type="float" office:value="262.793" calcext:value-type="float">
            <text:p>262.793</text:p>
          </table:table-cell>
          <table:table-cell office:value-type="float" office:value="44.0117" calcext:value-type="float">
            <text:p>44.0117</text:p>
          </table:table-cell>
          <table:table-cell/>
          <table:table-cell table:formula="of:=([.D163]-[.A163])/0.0166667" office:value-type="float" office:value="-6.31198737602589" calcext:value-type="float">
            <text:p>-6.31198737602589</text:p>
          </table:table-cell>
          <table:table-cell table:formula="of:=ABS([.E163]-[.B163])/0.0166667" office:value-type="float" office:value="824.878350243299" calcext:value-type="float">
            <text:p>824.878350243299</text:p>
          </table:table-cell>
          <table:table-cell table:formula="of:=([.F163]-[.C163])/0.0166667" office:value-type="float" office:value="44.7359105281787" calcext:value-type="float">
            <text:p>44.7359105281787</text:p>
          </table:table-cell>
          <table:table-cell table:formula="of:=DEGREES(ATAN(ABS([.F163]-[.C163])/ABS([.E163]-[.B163])))" office:value-type="float" office:value="3.10430053439559" calcext:value-type="float">
            <text:p>3.10430053439559</text:p>
          </table:table-cell>
          <table:table-cell table:formula="of:=SQRT(POWER([.H163];2)+POWER([.I163];2)+POWER([.J163];2))" office:value-type="float" office:value="826.114662486708" calcext:value-type="float">
            <text:p>826.114662486708</text:p>
          </table:table-cell>
        </table:table-row>
        <table:table-row table:style-name="ro1">
          <table:table-cell office:value-type="float" office:value="80.7474" calcext:value-type="float">
            <text:p>80.7474</text:p>
          </table:table-cell>
          <table:table-cell office:value-type="float" office:value="282.002" calcext:value-type="float">
            <text:p>282.002</text:p>
          </table:table-cell>
          <table:table-cell office:value-type="float" office:value="43.6041" calcext:value-type="float">
            <text:p>43.6041</text:p>
          </table:table-cell>
          <table:table-cell office:value-type="float" office:value="80.7771" calcext:value-type="float">
            <text:p>80.7771</text:p>
          </table:table-cell>
          <table:table-cell office:value-type="float" office:value="270.498" calcext:value-type="float">
            <text:p>270.498</text:p>
          </table:table-cell>
          <table:table-cell office:value-type="float" office:value="44.4269" calcext:value-type="float">
            <text:p>44.4269</text:p>
          </table:table-cell>
          <table:table-cell/>
          <table:table-cell table:formula="of:=([.D164]-[.A164])/0.0166667" office:value-type="float" office:value="1.78199643600745" calcext:value-type="float">
            <text:p>1.78199643600745</text:p>
          </table:table-cell>
          <table:table-cell table:formula="of:=ABS([.E164]-[.B164])/0.0166667" office:value-type="float" office:value="690.238619522762" calcext:value-type="float">
            <text:p>690.238619522762</text:p>
          </table:table-cell>
          <table:table-cell table:formula="of:=([.F164]-[.C164])/0.0166667" office:value-type="float" office:value="49.3679012641975" calcext:value-type="float">
            <text:p>49.3679012641975</text:p>
          </table:table-cell>
          <table:table-cell table:formula="of:=DEGREES(ATAN(ABS([.F164]-[.C164])/ABS([.E164]-[.B164])))" office:value-type="float" office:value="4.09099670524019" calcext:value-type="float">
            <text:p>4.09099670524019</text:p>
          </table:table-cell>
          <table:table-cell table:formula="of:=SQRT(POWER([.H164];2)+POWER([.I164];2)+POWER([.J164];2))" office:value-type="float" office:value="692.004130816585" calcext:value-type="float">
            <text:p>692.004130816585</text:p>
          </table:table-cell>
        </table:table-row>
        <table:table-row table:style-name="ro1">
          <table:table-cell office:value-type="float" office:value="80.7257" calcext:value-type="float">
            <text:p>80.7257</text:p>
          </table:table-cell>
          <table:table-cell office:value-type="float" office:value="280.83" calcext:value-type="float">
            <text:p>280.83</text:p>
          </table:table-cell>
          <table:table-cell office:value-type="float" office:value="43.0352" calcext:value-type="float">
            <text:p>43.0352</text:p>
          </table:table-cell>
          <table:table-cell office:value-type="float" office:value="80.7584" calcext:value-type="float">
            <text:p>80.7584</text:p>
          </table:table-cell>
          <table:table-cell office:value-type="float" office:value="269.477" calcext:value-type="float">
            <text:p>269.477</text:p>
          </table:table-cell>
          <table:table-cell office:value-type="float" office:value="43.3635" calcext:value-type="float">
            <text:p>43.3635</text:p>
          </table:table-cell>
          <table:table-cell/>
          <table:table-cell table:formula="of:=([.D165]-[.A165])/0.0166667" office:value-type="float" office:value="1.96199607600733" calcext:value-type="float">
            <text:p>1.96199607600733</text:p>
          </table:table-cell>
          <table:table-cell table:formula="of:=ABS([.E165]-[.B165])/0.0166667" office:value-type="float" office:value="681.178637642725" calcext:value-type="float">
            <text:p>681.178637642725</text:p>
          </table:table-cell>
          <table:table-cell table:formula="of:=([.F165]-[.C165])/0.0166667" office:value-type="float" office:value="19.6979606040787" calcext:value-type="float">
            <text:p>19.6979606040787</text:p>
          </table:table-cell>
          <table:table-cell table:formula="of:=DEGREES(ATAN(ABS([.F165]-[.C165])/ABS([.E165]-[.B165])))" office:value-type="float" office:value="1.65638720052738" calcext:value-type="float">
            <text:p>1.65638720052738</text:p>
          </table:table-cell>
          <table:table-cell table:formula="of:=SQRT(POWER([.H165];2)+POWER([.I165];2)+POWER([.J165];2))" office:value-type="float" office:value="681.466210065738" calcext:value-type="float">
            <text:p>681.466210065738</text:p>
          </table:table-cell>
        </table:table-row>
        <table:table-row table:style-name="ro1">
          <table:table-cell office:value-type="float" office:value="80.3068" calcext:value-type="float">
            <text:p>80.3068</text:p>
          </table:table-cell>
          <table:table-cell office:value-type="float" office:value="271.834" calcext:value-type="float">
            <text:p>271.834</text:p>
          </table:table-cell>
          <table:table-cell office:value-type="float" office:value="43.726" calcext:value-type="float">
            <text:p>43.726</text:p>
          </table:table-cell>
          <table:table-cell office:value-type="float" office:value="80.0816" calcext:value-type="float">
            <text:p>80.0816</text:p>
          </table:table-cell>
          <table:table-cell office:value-type="float" office:value="259.593" calcext:value-type="float">
            <text:p>259.593</text:p>
          </table:table-cell>
          <table:table-cell office:value-type="float" office:value="44.4891" calcext:value-type="float">
            <text:p>44.4891</text:p>
          </table:table-cell>
          <table:table-cell/>
          <table:table-cell table:formula="of:=([.D166]-[.A166])/0.0166667" office:value-type="float" office:value="-13.5119729760541" calcext:value-type="float">
            <text:p>-13.5119729760541</text:p>
          </table:table-cell>
          <table:table-cell table:formula="of:=ABS([.E166]-[.B166])/0.0166667" office:value-type="float" office:value="734.458531082937" calcext:value-type="float">
            <text:p>734.458531082937</text:p>
          </table:table-cell>
          <table:table-cell table:formula="of:=([.F166]-[.C166])/0.0166667" office:value-type="float" office:value="45.7859084281832" calcext:value-type="float">
            <text:p>45.7859084281832</text:p>
          </table:table-cell>
          <table:table-cell table:formula="of:=DEGREES(ATAN(ABS([.F166]-[.C166])/ABS([.E166]-[.B166])))" office:value-type="float" office:value="3.56718425956394" calcext:value-type="float">
            <text:p>3.56718425956394</text:p>
          </table:table-cell>
          <table:table-cell table:formula="of:=SQRT(POWER([.H166];2)+POWER([.I166];2)+POWER([.J166];2))" office:value-type="float" office:value="736.008326518664" calcext:value-type="float">
            <text:p>736.008326518664</text:p>
          </table:table-cell>
        </table:table-row>
        <table:table-row table:style-name="ro1">
          <table:table-cell office:value-type="float" office:value="82.0798" calcext:value-type="float">
            <text:p>82.0798</text:p>
          </table:table-cell>
          <table:table-cell office:value-type="float" office:value="284.857" calcext:value-type="float">
            <text:p>284.857</text:p>
          </table:table-cell>
          <table:table-cell office:value-type="float" office:value="42.638" calcext:value-type="float">
            <text:p>42.638</text:p>
          </table:table-cell>
          <table:table-cell office:value-type="float" office:value="81.6073" calcext:value-type="float">
            <text:p>81.6073</text:p>
          </table:table-cell>
          <table:table-cell office:value-type="float" office:value="274.551" calcext:value-type="float">
            <text:p>274.551</text:p>
          </table:table-cell>
          <table:table-cell office:value-type="float" office:value="43.0312" calcext:value-type="float">
            <text:p>43.0312</text:p>
          </table:table-cell>
          <table:table-cell/>
          <table:table-cell table:formula="of:=([.D167]-[.A167])/0.0166667" office:value-type="float" office:value="-28.349943300114" calcext:value-type="float">
            <text:p>-28.349943300114</text:p>
          </table:table-cell>
          <table:table-cell table:formula="of:=ABS([.E167]-[.B167])/0.0166667" office:value-type="float" office:value="618.358763282476" calcext:value-type="float">
            <text:p>618.358763282476</text:p>
          </table:table-cell>
          <table:table-cell table:formula="of:=([.F167]-[.C167])/0.0166667" office:value-type="float" office:value="23.5919528160944" calcext:value-type="float">
            <text:p>23.5919528160944</text:p>
          </table:table-cell>
          <table:table-cell table:formula="of:=DEGREES(ATAN(ABS([.F167]-[.C167])/ABS([.E167]-[.B167])))" office:value-type="float" office:value="2.18491936714621" calcext:value-type="float">
            <text:p>2.18491936714621</text:p>
          </table:table-cell>
          <table:table-cell table:formula="of:=SQRT(POWER([.H167];2)+POWER([.I167];2)+POWER([.J167];2))" office:value-type="float" office:value="619.457714175092" calcext:value-type="float">
            <text:p>619.457714175092</text:p>
          </table:table-cell>
        </table:table-row>
        <table:table-row table:style-name="ro1">
          <table:table-cell office:value-type="float" office:value="88.7438" calcext:value-type="float">
            <text:p>88.7438</text:p>
          </table:table-cell>
          <table:table-cell office:value-type="float" office:value="292.889" calcext:value-type="float">
            <text:p>292.889</text:p>
          </table:table-cell>
          <table:table-cell office:value-type="float" office:value="42.8549" calcext:value-type="float">
            <text:p>42.8549</text:p>
          </table:table-cell>
          <table:table-cell office:value-type="float" office:value="89.0854" calcext:value-type="float">
            <text:p>89.0854</text:p>
          </table:table-cell>
          <table:table-cell office:value-type="float" office:value="280.991" calcext:value-type="float">
            <text:p>280.991</text:p>
          </table:table-cell>
          <table:table-cell office:value-type="float" office:value="43.6888" calcext:value-type="float">
            <text:p>43.6888</text:p>
          </table:table-cell>
          <table:table-cell/>
          <table:table-cell table:formula="of:=([.D168]-[.A168])/0.0166667" office:value-type="float" office:value="20.4959590080828" calcext:value-type="float">
            <text:p>20.4959590080828</text:p>
          </table:table-cell>
          <table:table-cell table:formula="of:=ABS([.E168]-[.B168])/0.0166667" office:value-type="float" office:value="713.878572242857" calcext:value-type="float">
            <text:p>713.878572242857</text:p>
          </table:table-cell>
          <table:table-cell table:formula="of:=([.F168]-[.C168])/0.0166667" office:value-type="float" office:value="50.0338999322001" calcext:value-type="float">
            <text:p>50.0338999322001</text:p>
          </table:table-cell>
          <table:table-cell table:formula="of:=DEGREES(ATAN(ABS([.F168]-[.C168])/ABS([.E168]-[.B168])))" office:value-type="float" office:value="4.00915669377089" calcext:value-type="float">
            <text:p>4.00915669377089</text:p>
          </table:table-cell>
          <table:table-cell table:formula="of:=SQRT(POWER([.H168];2)+POWER([.I168];2)+POWER([.J168];2))" office:value-type="float" office:value="715.923244060134" calcext:value-type="float">
            <text:p>715.923244060134</text:p>
          </table:table-cell>
        </table:table-row>
        <table:table-row table:style-name="ro1">
          <table:table-cell office:value-type="float" office:value="86.8114" calcext:value-type="float">
            <text:p>86.8114</text:p>
          </table:table-cell>
          <table:table-cell office:value-type="float" office:value="281.056" calcext:value-type="float">
            <text:p>281.056</text:p>
          </table:table-cell>
          <table:table-cell office:value-type="float" office:value="43.1965" calcext:value-type="float">
            <text:p>43.1965</text:p>
          </table:table-cell>
          <table:table-cell office:value-type="float" office:value="86.6632" calcext:value-type="float">
            <text:p>86.6632</text:p>
          </table:table-cell>
          <table:table-cell office:value-type="float" office:value="268.563" calcext:value-type="float">
            <text:p>268.563</text:p>
          </table:table-cell>
          <table:table-cell office:value-type="float" office:value="43.459" calcext:value-type="float">
            <text:p>43.459</text:p>
          </table:table-cell>
          <table:table-cell/>
          <table:table-cell table:formula="of:=([.D169]-[.A169])/0.0166667" office:value-type="float" office:value="-8.89198221603573" calcext:value-type="float">
            <text:p>-8.89198221603573</text:p>
          </table:table-cell>
          <table:table-cell table:formula="of:=ABS([.E169]-[.B169])/0.0166667" office:value-type="float" office:value="749.578500842998" calcext:value-type="float">
            <text:p>749.578500842998</text:p>
          </table:table-cell>
          <table:table-cell table:formula="of:=([.F169]-[.C169])/0.0166667" office:value-type="float" office:value="15.7499685000632" calcext:value-type="float">
            <text:p>15.7499685000632</text:p>
          </table:table-cell>
          <table:table-cell table:formula="of:=DEGREES(ATAN(ABS([.F169]-[.C169])/ABS([.E169]-[.B169])))" office:value-type="float" office:value="1.20370842304759" calcext:value-type="float">
            <text:p>1.20370842304759</text:p>
          </table:table-cell>
          <table:table-cell table:formula="of:=SQRT(POWER([.H169];2)+POWER([.I169];2)+POWER([.J169];2))" office:value-type="float" office:value="749.796677627688" calcext:value-type="float">
            <text:p>749.796677627688</text:p>
          </table:table-cell>
        </table:table-row>
        <table:table-row table:style-name="ro1">
          <table:table-cell office:value-type="float" office:value="86.9308" calcext:value-type="float">
            <text:p>86.9308</text:p>
          </table:table-cell>
          <table:table-cell office:value-type="float" office:value="284.879" calcext:value-type="float">
            <text:p>284.879</text:p>
          </table:table-cell>
          <table:table-cell office:value-type="float" office:value="43.3509" calcext:value-type="float">
            <text:p>43.3509</text:p>
          </table:table-cell>
          <table:table-cell office:value-type="float" office:value="86.5235" calcext:value-type="float">
            <text:p>86.5235</text:p>
          </table:table-cell>
          <table:table-cell office:value-type="float" office:value="272.085" calcext:value-type="float">
            <text:p>272.085</text:p>
          </table:table-cell>
          <table:table-cell office:value-type="float" office:value="44.1234" calcext:value-type="float">
            <text:p>44.1234</text:p>
          </table:table-cell>
          <table:table-cell/>
          <table:table-cell table:formula="of:=([.D170]-[.A170])/0.0166667" office:value-type="float" office:value="-24.4379511240981" calcext:value-type="float">
            <text:p>-24.4379511240981</text:p>
          </table:table-cell>
          <table:table-cell table:formula="of:=ABS([.E170]-[.B170])/0.0166667" office:value-type="float" office:value="767.638464723073" calcext:value-type="float">
            <text:p>767.638464723073</text:p>
          </table:table-cell>
          <table:table-cell table:formula="of:=([.F170]-[.C170])/0.0166667" office:value-type="float" office:value="46.349907300185" calcext:value-type="float">
            <text:p>46.349907300185</text:p>
          </table:table-cell>
          <table:table-cell table:formula="of:=DEGREES(ATAN(ABS([.F170]-[.C170])/ABS([.E170]-[.B170])))" office:value-type="float" office:value="3.4553164905651" calcext:value-type="float">
            <text:p>3.4553164905651</text:p>
          </table:table-cell>
          <table:table-cell table:formula="of:=SQRT(POWER([.H170];2)+POWER([.I170];2)+POWER([.J170];2))" office:value-type="float" office:value="769.424681098986" calcext:value-type="float">
            <text:p>769.424681098986</text:p>
          </table:table-cell>
        </table:table-row>
        <table:table-row table:style-name="ro1">
          <table:table-cell office:value-type="float" office:value="86.5828" calcext:value-type="float">
            <text:p>86.5828</text:p>
          </table:table-cell>
          <table:table-cell office:value-type="float" office:value="290.167" calcext:value-type="float">
            <text:p>290.167</text:p>
          </table:table-cell>
          <table:table-cell office:value-type="float" office:value="43.039" calcext:value-type="float">
            <text:p>43.039</text:p>
          </table:table-cell>
          <table:table-cell office:value-type="float" office:value="86.6805" calcext:value-type="float">
            <text:p>86.6805</text:p>
          </table:table-cell>
          <table:table-cell office:value-type="float" office:value="277.063" calcext:value-type="float">
            <text:p>277.063</text:p>
          </table:table-cell>
          <table:table-cell office:value-type="float" office:value="44.0772" calcext:value-type="float">
            <text:p>44.0772</text:p>
          </table:table-cell>
          <table:table-cell/>
          <table:table-cell table:formula="of:=([.D171]-[.A171])/0.0166667" office:value-type="float" office:value="5.86198827602279" calcext:value-type="float">
            <text:p>5.86198827602279</text:p>
          </table:table-cell>
          <table:table-cell table:formula="of:=ABS([.E171]-[.B171])/0.0166667" office:value-type="float" office:value="786.238427523144" calcext:value-type="float">
            <text:p>786.238427523144</text:p>
          </table:table-cell>
          <table:table-cell table:formula="of:=([.F171]-[.C171])/0.0166667" office:value-type="float" office:value="62.2918754162489" calcext:value-type="float">
            <text:p>62.2918754162489</text:p>
          </table:table-cell>
          <table:table-cell table:formula="of:=DEGREES(ATAN(ABS([.F171]-[.C171])/ABS([.E171]-[.B171])))" office:value-type="float" office:value="4.52995138710703" calcext:value-type="float">
            <text:p>4.52995138710703</text:p>
          </table:table-cell>
          <table:table-cell table:formula="of:=SQRT(POWER([.H171];2)+POWER([.I171];2)+POWER([.J171];2))" office:value-type="float" office:value="788.723972986423" calcext:value-type="float">
            <text:p>788.723972986423</text:p>
          </table:table-cell>
        </table:table-row>
        <table:table-row table:style-name="ro1">
          <table:table-cell office:value-type="float" office:value="85.0355" calcext:value-type="float">
            <text:p>85.0355</text:p>
          </table:table-cell>
          <table:table-cell office:value-type="float" office:value="280.978" calcext:value-type="float">
            <text:p>280.978</text:p>
          </table:table-cell>
          <table:table-cell office:value-type="float" office:value="43.2244" calcext:value-type="float">
            <text:p>43.2244</text:p>
          </table:table-cell>
          <table:table-cell office:value-type="float" office:value="84.4738" calcext:value-type="float">
            <text:p>84.4738</text:p>
          </table:table-cell>
          <table:table-cell office:value-type="float" office:value="269.69" calcext:value-type="float">
            <text:p>269.69</text:p>
          </table:table-cell>
          <table:table-cell office:value-type="float" office:value="43.2959" calcext:value-type="float">
            <text:p>43.2959</text:p>
          </table:table-cell>
          <table:table-cell/>
          <table:table-cell table:formula="of:=([.D172]-[.A172])/0.0166667" office:value-type="float" office:value="-33.7019325961349" calcext:value-type="float">
            <text:p>-33.7019325961349</text:p>
          </table:table-cell>
          <table:table-cell table:formula="of:=ABS([.E172]-[.B172])/0.0166667" office:value-type="float" office:value="677.27864544271" calcext:value-type="float">
            <text:p>677.27864544271</text:p>
          </table:table-cell>
          <table:table-cell table:formula="of:=([.F172]-[.C172])/0.0166667" office:value-type="float" office:value="4.28999142001718" calcext:value-type="float">
            <text:p>4.28999142001718</text:p>
          </table:table-cell>
          <table:table-cell table:formula="of:=DEGREES(ATAN(ABS([.F172]-[.C172])/ABS([.E172]-[.B172])))" office:value-type="float" office:value="0.362915790972484" calcext:value-type="float">
            <text:p>0.362915790972484</text:p>
          </table:table-cell>
          <table:table-cell table:formula="of:=SQRT(POWER([.H172];2)+POWER([.I172];2)+POWER([.J172];2))" office:value-type="float" office:value="678.130214530963" calcext:value-type="float">
            <text:p>678.130214530963</text:p>
          </table:table-cell>
        </table:table-row>
        <table:table-row table:style-name="ro1">
          <table:table-cell office:value-type="float" office:value="85.6293" calcext:value-type="float">
            <text:p>85.6293</text:p>
          </table:table-cell>
          <table:table-cell office:value-type="float" office:value="292.898" calcext:value-type="float">
            <text:p>292.898</text:p>
          </table:table-cell>
          <table:table-cell office:value-type="float" office:value="42.6235" calcext:value-type="float">
            <text:p>42.6235</text:p>
          </table:table-cell>
          <table:table-cell office:value-type="float" office:value="84.4944" calcext:value-type="float">
            <text:p>84.4944</text:p>
          </table:table-cell>
          <table:table-cell office:value-type="float" office:value="279.688" calcext:value-type="float">
            <text:p>279.688</text:p>
          </table:table-cell>
          <table:table-cell office:value-type="float" office:value="43.1825" calcext:value-type="float">
            <text:p>43.1825</text:p>
          </table:table-cell>
          <table:table-cell/>
          <table:table-cell table:formula="of:=([.D173]-[.A173])/0.0166667" office:value-type="float" office:value="-68.0938638122725" calcext:value-type="float">
            <text:p>-68.0938638122725</text:p>
          </table:table-cell>
          <table:table-cell table:formula="of:=ABS([.E173]-[.B173])/0.0166667" office:value-type="float" office:value="792.598414803173" calcext:value-type="float">
            <text:p>792.598414803173</text:p>
          </table:table-cell>
          <table:table-cell table:formula="of:=([.F173]-[.C173])/0.0166667" office:value-type="float" office:value="33.539932920134" calcext:value-type="float">
            <text:p>33.539932920134</text:p>
          </table:table-cell>
          <table:table-cell table:formula="of:=DEGREES(ATAN(ABS([.F173]-[.C173])/ABS([.E173]-[.B173])))" office:value-type="float" office:value="2.4231070218482" calcext:value-type="float">
            <text:p>2.4231070218482</text:p>
          </table:table-cell>
          <table:table-cell table:formula="of:=SQRT(POWER([.H173];2)+POWER([.I173];2)+POWER([.J173];2))" office:value-type="float" office:value="796.224810300253" calcext:value-type="float">
            <text:p>796.224810300253</text:p>
          </table:table-cell>
        </table:table-row>
        <table:table-row table:style-name="ro1">
          <table:table-cell office:value-type="float" office:value="84.6619" calcext:value-type="float">
            <text:p>84.6619</text:p>
          </table:table-cell>
          <table:table-cell office:value-type="float" office:value="295.604" calcext:value-type="float">
            <text:p>295.604</text:p>
          </table:table-cell>
          <table:table-cell office:value-type="float" office:value="42.4709" calcext:value-type="float">
            <text:p>42.4709</text:p>
          </table:table-cell>
          <table:table-cell office:value-type="float" office:value="83.797" calcext:value-type="float">
            <text:p>83.797</text:p>
          </table:table-cell>
          <table:table-cell office:value-type="float" office:value="282.143" calcext:value-type="float">
            <text:p>282.143</text:p>
          </table:table-cell>
          <table:table-cell office:value-type="float" office:value="43.5546" calcext:value-type="float">
            <text:p>43.5546</text:p>
          </table:table-cell>
          <table:table-cell/>
          <table:table-cell table:formula="of:=([.D174]-[.A174])/0.0166667" office:value-type="float" office:value="-51.8938962122079" calcext:value-type="float">
            <text:p>-51.8938962122079</text:p>
          </table:table-cell>
          <table:table-cell table:formula="of:=ABS([.E174]-[.B174])/0.0166667" office:value-type="float" office:value="807.658384683231" calcext:value-type="float">
            <text:p>807.658384683231</text:p>
          </table:table-cell>
          <table:table-cell table:formula="of:=([.F174]-[.C174])/0.0166667" office:value-type="float" office:value="65.0218699562601" calcext:value-type="float">
            <text:p>65.0218699562601</text:p>
          </table:table-cell>
          <table:table-cell table:formula="of:=DEGREES(ATAN(ABS([.F174]-[.C174])/ABS([.E174]-[.B174])))" office:value-type="float" office:value="4.60276433279465" calcext:value-type="float">
            <text:p>4.60276433279465</text:p>
          </table:table-cell>
          <table:table-cell table:formula="of:=SQRT(POWER([.H174];2)+POWER([.I174];2)+POWER([.J174];2))" office:value-type="float" office:value="811.931577404044" calcext:value-type="float">
            <text:p>811.931577404044</text:p>
          </table:table-cell>
        </table:table-row>
        <table:table-row table:style-name="ro1">
          <table:table-cell office:value-type="float" office:value="84.001" calcext:value-type="float">
            <text:p>84.001</text:p>
          </table:table-cell>
          <table:table-cell office:value-type="float" office:value="290.148" calcext:value-type="float">
            <text:p>290.148</text:p>
          </table:table-cell>
          <table:table-cell office:value-type="float" office:value="42.8091" calcext:value-type="float">
            <text:p>42.8091</text:p>
          </table:table-cell>
          <table:table-cell office:value-type="float" office:value="83.1993" calcext:value-type="float">
            <text:p>83.1993</text:p>
          </table:table-cell>
          <table:table-cell office:value-type="float" office:value="278.37" calcext:value-type="float">
            <text:p>278.37</text:p>
          </table:table-cell>
          <table:table-cell office:value-type="float" office:value="43.1531" calcext:value-type="float">
            <text:p>43.1531</text:p>
          </table:table-cell>
          <table:table-cell/>
          <table:table-cell table:formula="of:=([.D175]-[.A175])/0.0166667" office:value-type="float" office:value="-48.1019037961931" calcext:value-type="float">
            <text:p>-48.1019037961931</text:p>
          </table:table-cell>
          <table:table-cell table:formula="of:=ABS([.E175]-[.B175])/0.0166667" office:value-type="float" office:value="706.678586642828" calcext:value-type="float">
            <text:p>706.678586642828</text:p>
          </table:table-cell>
          <table:table-cell table:formula="of:=([.F175]-[.C175])/0.0166667" office:value-type="float" office:value="20.6399587200826" calcext:value-type="float">
            <text:p>20.6399587200826</text:p>
          </table:table-cell>
          <table:table-cell table:formula="of:=DEGREES(ATAN(ABS([.F175]-[.C175])/ABS([.E175]-[.B175])))" office:value-type="float" office:value="1.67296201065141" calcext:value-type="float">
            <text:p>1.67296201065141</text:p>
          </table:table-cell>
          <table:table-cell table:formula="of:=SQRT(POWER([.H175];2)+POWER([.I175];2)+POWER([.J175];2))" office:value-type="float" office:value="708.614440908658" calcext:value-type="float">
            <text:p>708.614440908658</text:p>
          </table:table-cell>
        </table:table-row>
        <table:table-row table:style-name="ro1">
          <table:table-cell office:value-type="float" office:value="84.4348" calcext:value-type="float">
            <text:p>84.4348</text:p>
          </table:table-cell>
          <table:table-cell office:value-type="float" office:value="296.937" calcext:value-type="float">
            <text:p>296.937</text:p>
          </table:table-cell>
          <table:table-cell office:value-type="float" office:value="42.526" calcext:value-type="float">
            <text:p>42.526</text:p>
          </table:table-cell>
          <table:table-cell office:value-type="float" office:value="83.8634" calcext:value-type="float">
            <text:p>83.8634</text:p>
          </table:table-cell>
          <table:table-cell office:value-type="float" office:value="284.762" calcext:value-type="float">
            <text:p>284.762</text:p>
          </table:table-cell>
          <table:table-cell office:value-type="float" office:value="43.3962" calcext:value-type="float">
            <text:p>43.3962</text:p>
          </table:table-cell>
          <table:table-cell/>
          <table:table-cell table:formula="of:=([.D176]-[.A176])/0.0166667" office:value-type="float" office:value="-34.283931432137" calcext:value-type="float">
            <text:p>-34.283931432137</text:p>
          </table:table-cell>
          <table:table-cell table:formula="of:=ABS([.E176]-[.B176])/0.0166667" office:value-type="float" office:value="730.498539002923" calcext:value-type="float">
            <text:p>730.498539002923</text:p>
          </table:table-cell>
          <table:table-cell table:formula="of:=([.F176]-[.C176])/0.0166667" office:value-type="float" office:value="52.2118955762087" calcext:value-type="float">
            <text:p>52.2118955762087</text:p>
          </table:table-cell>
          <table:table-cell table:formula="of:=DEGREES(ATAN(ABS([.F176]-[.C176])/ABS([.E176]-[.B176])))" office:value-type="float" office:value="4.08822538701532" calcext:value-type="float">
            <text:p>4.08822538701532</text:p>
          </table:table-cell>
          <table:table-cell table:formula="of:=SQRT(POWER([.H176];2)+POWER([.I176];2)+POWER([.J176];2))" office:value-type="float" office:value="733.164091782671" calcext:value-type="float">
            <text:p>733.164091782671</text:p>
          </table:table-cell>
        </table:table-row>
        <table:table-row table:style-name="ro1">
          <table:table-cell office:value-type="float" office:value="73.1912" calcext:value-type="float">
            <text:p>73.1912</text:p>
          </table:table-cell>
          <table:table-cell office:value-type="float" office:value="303.315" calcext:value-type="float">
            <text:p>303.315</text:p>
          </table:table-cell>
          <table:table-cell office:value-type="float" office:value="42.433" calcext:value-type="float">
            <text:p>42.433</text:p>
          </table:table-cell>
          <table:table-cell office:value-type="float" office:value="73.1524" calcext:value-type="float">
            <text:p>73.1524</text:p>
          </table:table-cell>
          <table:table-cell office:value-type="float" office:value="289.365" calcext:value-type="float">
            <text:p>289.365</text:p>
          </table:table-cell>
          <table:table-cell office:value-type="float" office:value="43.2849" calcext:value-type="float">
            <text:p>43.2849</text:p>
          </table:table-cell>
          <table:table-cell/>
          <table:table-cell table:formula="of:=([.D177]-[.A177])/0.0166667" office:value-type="float" office:value="-2.327995344009" calcext:value-type="float">
            <text:p>-2.327995344009</text:p>
          </table:table-cell>
          <table:table-cell table:formula="of:=ABS([.E177]-[.B177])/0.0166667" office:value-type="float" office:value="836.998326003347" calcext:value-type="float">
            <text:p>836.998326003347</text:p>
          </table:table-cell>
          <table:table-cell table:formula="of:=([.F177]-[.C177])/0.0166667" office:value-type="float" office:value="51.1138977722045" calcext:value-type="float">
            <text:p>51.1138977722045</text:p>
          </table:table-cell>
          <table:table-cell table:formula="of:=DEGREES(ATAN(ABS([.F177]-[.C177])/ABS([.E177]-[.B177])))" office:value-type="float" office:value="3.49460456725051" calcext:value-type="float">
            <text:p>3.49460456725051</text:p>
          </table:table-cell>
          <table:table-cell table:formula="of:=SQRT(POWER([.H177];2)+POWER([.I177];2)+POWER([.J177];2))" office:value-type="float" office:value="838.560819404409" calcext:value-type="float">
            <text:p>838.560819404409</text:p>
          </table:table-cell>
        </table:table-row>
        <table:table-row table:style-name="ro1">
          <table:table-cell office:value-type="float" office:value="53.9011" calcext:value-type="float">
            <text:p>53.9011</text:p>
          </table:table-cell>
          <table:table-cell office:value-type="float" office:value="288.599" calcext:value-type="float">
            <text:p>288.599</text:p>
          </table:table-cell>
          <table:table-cell office:value-type="float" office:value="46.3859" calcext:value-type="float">
            <text:p>46.3859</text:p>
          </table:table-cell>
          <table:table-cell office:value-type="float" office:value="53.3681" calcext:value-type="float">
            <text:p>53.3681</text:p>
          </table:table-cell>
          <table:table-cell office:value-type="float" office:value="276.212" calcext:value-type="float">
            <text:p>276.212</text:p>
          </table:table-cell>
          <table:table-cell office:value-type="float" office:value="47.2503" calcext:value-type="float">
            <text:p>47.2503</text:p>
          </table:table-cell>
          <table:table-cell/>
          <table:table-cell table:formula="of:=([.D178]-[.A178])/0.0166667" office:value-type="float" office:value="-31.979936040128" calcext:value-type="float">
            <text:p>-31.979936040128</text:p>
          </table:table-cell>
          <table:table-cell table:formula="of:=ABS([.E178]-[.B178])/0.0166667" office:value-type="float" office:value="743.218513562973" calcext:value-type="float">
            <text:p>743.218513562973</text:p>
          </table:table-cell>
          <table:table-cell table:formula="of:=([.F178]-[.C178])/0.0166667" office:value-type="float" office:value="51.8638962722077" calcext:value-type="float">
            <text:p>51.8638962722077</text:p>
          </table:table-cell>
          <table:table-cell table:formula="of:=DEGREES(ATAN(ABS([.F178]-[.C178])/ABS([.E178]-[.B178])))" office:value-type="float" office:value="3.99179089247205" calcext:value-type="float">
            <text:p>3.99179089247205</text:p>
          </table:table-cell>
          <table:table-cell table:formula="of:=SQRT(POWER([.H178];2)+POWER([.I178];2)+POWER([.J178];2))" office:value-type="float" office:value="745.711967818956" calcext:value-type="float">
            <text:p>745.711967818956</text:p>
          </table:table-cell>
        </table:table-row>
        <table:table-row table:style-name="ro1">
          <table:table-cell office:value-type="float" office:value="54.4054" calcext:value-type="float">
            <text:p>54.4054</text:p>
          </table:table-cell>
          <table:table-cell office:value-type="float" office:value="302.084" calcext:value-type="float">
            <text:p>302.084</text:p>
          </table:table-cell>
          <table:table-cell office:value-type="float" office:value="43.3248" calcext:value-type="float">
            <text:p>43.3248</text:p>
          </table:table-cell>
          <table:table-cell office:value-type="float" office:value="54.3513" calcext:value-type="float">
            <text:p>54.3513</text:p>
          </table:table-cell>
          <table:table-cell office:value-type="float" office:value="289.159" calcext:value-type="float">
            <text:p>289.159</text:p>
          </table:table-cell>
          <table:table-cell office:value-type="float" office:value="44.263" calcext:value-type="float">
            <text:p>44.263</text:p>
          </table:table-cell>
          <table:table-cell/>
          <table:table-cell table:formula="of:=([.D179]-[.A179])/0.0166667" office:value-type="float" office:value="-3.24599350801288" calcext:value-type="float">
            <text:p>-3.24599350801288</text:p>
          </table:table-cell>
          <table:table-cell table:formula="of:=ABS([.E179]-[.B179])/0.0166667" office:value-type="float" office:value="775.498449003103" calcext:value-type="float">
            <text:p>775.498449003103</text:p>
          </table:table-cell>
          <table:table-cell table:formula="of:=([.F179]-[.C179])/0.0166667" office:value-type="float" office:value="56.2918874162249" calcext:value-type="float">
            <text:p>56.2918874162249</text:p>
          </table:table-cell>
          <table:table-cell table:formula="of:=DEGREES(ATAN(ABS([.F179]-[.C179])/ABS([.E179]-[.B179])))" office:value-type="float" office:value="4.15170490009945" calcext:value-type="float">
            <text:p>4.15170490009945</text:p>
          </table:table-cell>
          <table:table-cell table:formula="of:=SQRT(POWER([.H179];2)+POWER([.I179];2)+POWER([.J179];2))" office:value-type="float" office:value="777.54559832138" calcext:value-type="float">
            <text:p>777.54559832138</text:p>
          </table:table-cell>
        </table:table-row>
        <table:table-row table:style-name="ro1">
          <table:table-cell office:value-type="float" office:value="49.1595" calcext:value-type="float">
            <text:p>49.1595</text:p>
          </table:table-cell>
          <table:table-cell office:value-type="float" office:value="296.239" calcext:value-type="float">
            <text:p>296.239</text:p>
          </table:table-cell>
          <table:table-cell office:value-type="float" office:value="45.2943" calcext:value-type="float">
            <text:p>45.2943</text:p>
          </table:table-cell>
          <table:table-cell office:value-type="float" office:value="49.7001" calcext:value-type="float">
            <text:p>49.7001</text:p>
          </table:table-cell>
          <table:table-cell office:value-type="float" office:value="284.939" calcext:value-type="float">
            <text:p>284.939</text:p>
          </table:table-cell>
          <table:table-cell office:value-type="float" office:value="46.4706" calcext:value-type="float">
            <text:p>46.4706</text:p>
          </table:table-cell>
          <table:table-cell/>
          <table:table-cell table:formula="of:=([.D180]-[.A180])/0.0166667" office:value-type="float" office:value="32.4359351281296" calcext:value-type="float">
            <text:p>32.4359351281296</text:p>
          </table:table-cell>
          <table:table-cell table:formula="of:=ABS([.E180]-[.B180])/0.0166667" office:value-type="float" office:value="677.998644002709" calcext:value-type="float">
            <text:p>677.998644002709</text:p>
          </table:table-cell>
          <table:table-cell table:formula="of:=([.F180]-[.C180])/0.0166667" office:value-type="float" office:value="70.5778588442822" calcext:value-type="float">
            <text:p>70.5778588442822</text:p>
          </table:table-cell>
          <table:table-cell table:formula="of:=DEGREES(ATAN(ABS([.F180]-[.C180])/ABS([.E180]-[.B180])))" office:value-type="float" office:value="5.94293382910214" calcext:value-type="float">
            <text:p>5.94293382910214</text:p>
          </table:table-cell>
          <table:table-cell table:formula="of:=SQRT(POWER([.H180];2)+POWER([.I180];2)+POWER([.J180];2))" office:value-type="float" office:value="682.433502486647" calcext:value-type="float">
            <text:p>682.433502486647</text:p>
          </table:table-cell>
        </table:table-row>
        <table:table-row table:style-name="ro1">
          <table:table-cell office:value-type="float" office:value="48.6617" calcext:value-type="float">
            <text:p>48.6617</text:p>
          </table:table-cell>
          <table:table-cell office:value-type="float" office:value="296.007" calcext:value-type="float">
            <text:p>296.007</text:p>
          </table:table-cell>
          <table:table-cell office:value-type="float" office:value="45.8491" calcext:value-type="float">
            <text:p>45.8491</text:p>
          </table:table-cell>
          <table:table-cell office:value-type="float" office:value="48.6396" calcext:value-type="float">
            <text:p>48.6396</text:p>
          </table:table-cell>
          <table:table-cell office:value-type="float" office:value="285.981" calcext:value-type="float">
            <text:p>285.981</text:p>
          </table:table-cell>
          <table:table-cell office:value-type="float" office:value="46.8294" calcext:value-type="float">
            <text:p>46.8294</text:p>
          </table:table-cell>
          <table:table-cell/>
          <table:table-cell table:formula="of:=([.D181]-[.A181])/0.0166667" office:value-type="float" office:value="-1.32599734800541" calcext:value-type="float">
            <text:p>-1.32599734800541</text:p>
          </table:table-cell>
          <table:table-cell table:formula="of:=ABS([.E181]-[.B181])/0.0166667" office:value-type="float" office:value="601.558796882407" calcext:value-type="float">
            <text:p>601.558796882407</text:p>
          </table:table-cell>
          <table:table-cell table:formula="of:=([.F181]-[.C181])/0.0166667" office:value-type="float" office:value="58.8178823642353" calcext:value-type="float">
            <text:p>58.8178823642353</text:p>
          </table:table-cell>
          <table:table-cell table:formula="of:=DEGREES(ATAN(ABS([.F181]-[.C181])/ABS([.E181]-[.B181])))" office:value-type="float" office:value="5.58438906493438" calcext:value-type="float">
            <text:p>5.58438906493438</text:p>
          </table:table-cell>
          <table:table-cell table:formula="of:=SQRT(POWER([.H181];2)+POWER([.I181];2)+POWER([.J181];2))" office:value-type="float" office:value="604.428893800908" calcext:value-type="float">
            <text:p>604.428893800908</text:p>
          </table:table-cell>
        </table:table-row>
        <table:table-row table:style-name="ro1">
          <table:table-cell office:value-type="float" office:value="45.8403" calcext:value-type="float">
            <text:p>45.8403</text:p>
          </table:table-cell>
          <table:table-cell office:value-type="float" office:value="295.257" calcext:value-type="float">
            <text:p>295.257</text:p>
          </table:table-cell>
          <table:table-cell office:value-type="float" office:value="46.2462" calcext:value-type="float">
            <text:p>46.2462</text:p>
          </table:table-cell>
          <table:table-cell office:value-type="float" office:value="46.2199" calcext:value-type="float">
            <text:p>46.2199</text:p>
          </table:table-cell>
          <table:table-cell office:value-type="float" office:value="283.842" calcext:value-type="float">
            <text:p>283.842</text:p>
          </table:table-cell>
          <table:table-cell office:value-type="float" office:value="47.675" calcext:value-type="float">
            <text:p>47.675</text:p>
          </table:table-cell>
          <table:table-cell/>
          <table:table-cell table:formula="of:=([.D182]-[.A182])/0.0166667" office:value-type="float" office:value="22.7759544480913" calcext:value-type="float">
            <text:p>22.7759544480913</text:p>
          </table:table-cell>
          <table:table-cell table:formula="of:=ABS([.E182]-[.B182])/0.0166667" office:value-type="float" office:value="684.898630202741" calcext:value-type="float">
            <text:p>684.898630202741</text:p>
          </table:table-cell>
          <table:table-cell table:formula="of:=([.F182]-[.C182])/0.0166667" office:value-type="float" office:value="85.7278285443426" calcext:value-type="float">
            <text:p>85.7278285443426</text:p>
          </table:table-cell>
          <table:table-cell table:formula="of:=DEGREES(ATAN(ABS([.F182]-[.C182])/ABS([.E182]-[.B182])))" office:value-type="float" office:value="7.13452973340262" calcext:value-type="float">
            <text:p>7.13452973340262</text:p>
          </table:table-cell>
          <table:table-cell table:formula="of:=SQRT(POWER([.H182];2)+POWER([.I182];2)+POWER([.J182];2))" office:value-type="float" office:value="690.618663476119" calcext:value-type="float">
            <text:p>690.618663476119</text:p>
          </table:table-cell>
        </table:table-row>
        <table:table-row table:style-name="ro1">
          <table:table-cell office:value-type="float" office:value="37.4082" calcext:value-type="float">
            <text:p>37.4082</text:p>
          </table:table-cell>
          <table:table-cell office:value-type="float" office:value="300.348" calcext:value-type="float">
            <text:p>300.348</text:p>
          </table:table-cell>
          <table:table-cell office:value-type="float" office:value="46.1026" calcext:value-type="float">
            <text:p>46.1026</text:p>
          </table:table-cell>
          <table:table-cell office:value-type="float" office:value="37.2275" calcext:value-type="float">
            <text:p>37.2275</text:p>
          </table:table-cell>
          <table:table-cell office:value-type="float" office:value="288.456" calcext:value-type="float">
            <text:p>288.456</text:p>
          </table:table-cell>
          <table:table-cell office:value-type="float" office:value="47.0861" calcext:value-type="float">
            <text:p>47.0861</text:p>
          </table:table-cell>
          <table:table-cell/>
          <table:table-cell table:formula="of:=([.D183]-[.A183])/0.0166667" office:value-type="float" office:value="-10.8419783160435" calcext:value-type="float">
            <text:p>-10.8419783160435</text:p>
          </table:table-cell>
          <table:table-cell table:formula="of:=ABS([.E183]-[.B183])/0.0166667" office:value-type="float" office:value="713.518572962854" calcext:value-type="float">
            <text:p>713.518572962854</text:p>
          </table:table-cell>
          <table:table-cell table:formula="of:=([.F183]-[.C183])/0.0166667" office:value-type="float" office:value="59.009881980236" calcext:value-type="float">
            <text:p>59.009881980236</text:p>
          </table:table-cell>
          <table:table-cell table:formula="of:=DEGREES(ATAN(ABS([.F183]-[.C183])/ABS([.E183]-[.B183])))" office:value-type="float" office:value="4.72775395183574" calcext:value-type="float">
            <text:p>4.72775395183574</text:p>
          </table:table-cell>
          <table:table-cell table:formula="of:=SQRT(POWER([.H183];2)+POWER([.I183];2)+POWER([.J183];2))" office:value-type="float" office:value="716.036639165954" calcext:value-type="float">
            <text:p>716.036639165954</text:p>
          </table:table-cell>
        </table:table-row>
        <table:table-row table:style-name="ro1">
          <table:table-cell office:value-type="float" office:value="39.9524" calcext:value-type="float">
            <text:p>39.9524</text:p>
          </table:table-cell>
          <table:table-cell office:value-type="float" office:value="301.285" calcext:value-type="float">
            <text:p>301.285</text:p>
          </table:table-cell>
          <table:table-cell office:value-type="float" office:value="45.158" calcext:value-type="float">
            <text:p>45.158</text:p>
          </table:table-cell>
          <table:table-cell office:value-type="float" office:value="40.5604" calcext:value-type="float">
            <text:p>40.5604</text:p>
          </table:table-cell>
          <table:table-cell office:value-type="float" office:value="288.18" calcext:value-type="float">
            <text:p>288.18</text:p>
          </table:table-cell>
          <table:table-cell office:value-type="float" office:value="46.3317" calcext:value-type="float">
            <text:p>46.3317</text:p>
          </table:table-cell>
          <table:table-cell/>
          <table:table-cell table:formula="of:=([.D184]-[.A184])/0.0166667" office:value-type="float" office:value="36.4799270401462" calcext:value-type="float">
            <text:p>36.4799270401462</text:p>
          </table:table-cell>
          <table:table-cell table:formula="of:=ABS([.E184]-[.B184])/0.0166667" office:value-type="float" office:value="786.298427403146" calcext:value-type="float">
            <text:p>786.298427403146</text:p>
          </table:table-cell>
          <table:table-cell table:formula="of:=([.F184]-[.C184])/0.0166667" office:value-type="float" office:value="70.4218591562815" calcext:value-type="float">
            <text:p>70.4218591562815</text:p>
          </table:table-cell>
          <table:table-cell table:formula="of:=DEGREES(ATAN(ABS([.F184]-[.C184])/ABS([.E184]-[.B184])))" office:value-type="float" office:value="5.11782625921256" calcext:value-type="float">
            <text:p>5.11782625921256</text:p>
          </table:table-cell>
          <table:table-cell table:formula="of:=SQRT(POWER([.H184];2)+POWER([.I184];2)+POWER([.J184];2))" office:value-type="float" office:value="790.288074223914" calcext:value-type="float">
            <text:p>790.288074223914</text:p>
          </table:table-cell>
        </table:table-row>
        <table:table-row table:style-name="ro1">
          <table:table-cell office:value-type="float" office:value="50.8014" calcext:value-type="float">
            <text:p>50.8014</text:p>
          </table:table-cell>
          <table:table-cell office:value-type="float" office:value="276.184" calcext:value-type="float">
            <text:p>276.184</text:p>
          </table:table-cell>
          <table:table-cell office:value-type="float" office:value="44.5552" calcext:value-type="float">
            <text:p>44.5552</text:p>
          </table:table-cell>
          <table:table-cell office:value-type="float" office:value="50.7854" calcext:value-type="float">
            <text:p>50.7854</text:p>
          </table:table-cell>
          <table:table-cell office:value-type="float" office:value="265.695" calcext:value-type="float">
            <text:p>265.695</text:p>
          </table:table-cell>
          <table:table-cell office:value-type="float" office:value="45.2354" calcext:value-type="float">
            <text:p>45.2354</text:p>
          </table:table-cell>
          <table:table-cell/>
          <table:table-cell table:formula="of:=([.D185]-[.A185])/0.0166667" office:value-type="float" office:value="-0.959998080003734" calcext:value-type="float">
            <text:p>-0.959998080003734</text:p>
          </table:table-cell>
          <table:table-cell table:formula="of:=ABS([.E185]-[.B185])/0.0166667" office:value-type="float" office:value="629.338741322519" calcext:value-type="float">
            <text:p>629.338741322519</text:p>
          </table:table-cell>
          <table:table-cell table:formula="of:=([.F185]-[.C185])/0.0166667" office:value-type="float" office:value="40.8119183761632" calcext:value-type="float">
            <text:p>40.8119183761632</text:p>
          </table:table-cell>
          <table:table-cell table:formula="of:=DEGREES(ATAN(ABS([.F185]-[.C185])/ABS([.E185]-[.B185])))" office:value-type="float" office:value="3.71037231043813" calcext:value-type="float">
            <text:p>3.71037231043813</text:p>
          </table:table-cell>
          <table:table-cell table:formula="of:=SQRT(POWER([.H185];2)+POWER([.I185];2)+POWER([.J185];2))" office:value-type="float" office:value="630.661387439622" calcext:value-type="float">
            <text:p>630.661387439622</text:p>
          </table:table-cell>
        </table:table-row>
        <table:table-row table:style-name="ro1">
          <table:table-cell office:value-type="float" office:value="58.3814" calcext:value-type="float">
            <text:p>58.3814</text:p>
          </table:table-cell>
          <table:table-cell office:value-type="float" office:value="265.083" calcext:value-type="float">
            <text:p>265.083</text:p>
          </table:table-cell>
          <table:table-cell office:value-type="float" office:value="44.043" calcext:value-type="float">
            <text:p>44.043</text:p>
          </table:table-cell>
          <table:table-cell office:value-type="float" office:value="58.0449" calcext:value-type="float">
            <text:p>58.0449</text:p>
          </table:table-cell>
          <table:table-cell office:value-type="float" office:value="252.611" calcext:value-type="float">
            <text:p>252.611</text:p>
          </table:table-cell>
          <table:table-cell office:value-type="float" office:value="45.3627" calcext:value-type="float">
            <text:p>45.3627</text:p>
          </table:table-cell>
          <table:table-cell/>
          <table:table-cell table:formula="of:=([.D186]-[.A186])/0.0166667" office:value-type="float" office:value="-20.1899596200808" calcext:value-type="float">
            <text:p>-20.1899596200808</text:p>
          </table:table-cell>
          <table:table-cell table:formula="of:=ABS([.E186]-[.B186])/0.0166667" office:value-type="float" office:value="748.318503362996" calcext:value-type="float">
            <text:p>748.318503362996</text:p>
          </table:table-cell>
          <table:table-cell table:formula="of:=([.F186]-[.C186])/0.0166667" office:value-type="float" office:value="79.1818416363166" calcext:value-type="float">
            <text:p>79.1818416363166</text:p>
          </table:table-cell>
          <table:table-cell table:formula="of:=DEGREES(ATAN(ABS([.F186]-[.C186])/ABS([.E186]-[.B186])))" office:value-type="float" office:value="6.04016375702251" calcext:value-type="float">
            <text:p>6.04016375702251</text:p>
          </table:table-cell>
          <table:table-cell table:formula="of:=SQRT(POWER([.H186];2)+POWER([.I186];2)+POWER([.J186];2))" office:value-type="float" office:value="752.766883563439" calcext:value-type="float">
            <text:p>752.766883563439</text:p>
          </table:table-cell>
        </table:table-row>
        <table:table-row table:style-name="ro1">
          <table:table-cell office:value-type="float" office:value="56.2336" calcext:value-type="float">
            <text:p>56.2336</text:p>
          </table:table-cell>
          <table:table-cell office:value-type="float" office:value="263.372" calcext:value-type="float">
            <text:p>263.372</text:p>
          </table:table-cell>
          <table:table-cell office:value-type="float" office:value="44.0999" calcext:value-type="float">
            <text:p>44.0999</text:p>
          </table:table-cell>
          <table:table-cell office:value-type="float" office:value="56.1762" calcext:value-type="float">
            <text:p>56.1762</text:p>
          </table:table-cell>
          <table:table-cell office:value-type="float" office:value="251.115" calcext:value-type="float">
            <text:p>251.115</text:p>
          </table:table-cell>
          <table:table-cell office:value-type="float" office:value="44.6836" calcext:value-type="float">
            <text:p>44.6836</text:p>
          </table:table-cell>
          <table:table-cell/>
          <table:table-cell table:formula="of:=([.D187]-[.A187])/0.0166667" office:value-type="float" office:value="-3.44399311201385" calcext:value-type="float">
            <text:p>-3.44399311201385</text:p>
          </table:table-cell>
          <table:table-cell table:formula="of:=ABS([.E187]-[.B187])/0.0166667" office:value-type="float" office:value="735.418529162942" calcext:value-type="float">
            <text:p>735.418529162942</text:p>
          </table:table-cell>
          <table:table-cell table:formula="of:=([.F187]-[.C187])/0.0166667" office:value-type="float" office:value="35.0219299561401" calcext:value-type="float">
            <text:p>35.0219299561401</text:p>
          </table:table-cell>
          <table:table-cell table:formula="of:=DEGREES(ATAN(ABS([.F187]-[.C187])/ABS([.E187]-[.B187])))" office:value-type="float" office:value="2.72646645920138" calcext:value-type="float">
            <text:p>2.72646645920138</text:p>
          </table:table-cell>
          <table:table-cell table:formula="of:=SQRT(POWER([.H187];2)+POWER([.I187];2)+POWER([.J187];2))" office:value-type="float" office:value="736.260015010046" calcext:value-type="float">
            <text:p>736.260015010046</text:p>
          </table:table-cell>
        </table:table-row>
        <table:table-row table:style-name="ro1">
          <table:table-cell office:value-type="float" office:value="56.4238" calcext:value-type="float">
            <text:p>56.4238</text:p>
          </table:table-cell>
          <table:table-cell office:value-type="float" office:value="272.369" calcext:value-type="float">
            <text:p>272.369</text:p>
          </table:table-cell>
          <table:table-cell office:value-type="float" office:value="43.6201" calcext:value-type="float">
            <text:p>43.6201</text:p>
          </table:table-cell>
          <table:table-cell office:value-type="float" office:value="56.3714" calcext:value-type="float">
            <text:p>56.3714</text:p>
          </table:table-cell>
          <table:table-cell office:value-type="float" office:value="259.587" calcext:value-type="float">
            <text:p>259.587</text:p>
          </table:table-cell>
          <table:table-cell office:value-type="float" office:value="44.7153" calcext:value-type="float">
            <text:p>44.7153</text:p>
          </table:table-cell>
          <table:table-cell/>
          <table:table-cell table:formula="of:=([.D188]-[.A188])/0.0166667" office:value-type="float" office:value="-3.1439937120125" calcext:value-type="float">
            <text:p>-3.1439937120125</text:p>
          </table:table-cell>
          <table:table-cell table:formula="of:=ABS([.E188]-[.B188])/0.0166667" office:value-type="float" office:value="766.91846616307" calcext:value-type="float">
            <text:p>766.91846616307</text:p>
          </table:table-cell>
          <table:table-cell table:formula="of:=([.F188]-[.C188])/0.0166667" office:value-type="float" office:value="65.7118685762628" calcext:value-type="float">
            <text:p>65.7118685762628</text:p>
          </table:table-cell>
          <table:table-cell table:formula="of:=DEGREES(ATAN(ABS([.F188]-[.C188])/ABS([.E188]-[.B188])))" office:value-type="float" office:value="4.89731251160368" calcext:value-type="float">
            <text:p>4.89731251160368</text:p>
          </table:table-cell>
          <table:table-cell table:formula="of:=SQRT(POWER([.H188];2)+POWER([.I188];2)+POWER([.J188];2))" office:value-type="float" office:value="769.734933668832" calcext:value-type="float">
            <text:p>769.734933668832</text:p>
          </table:table-cell>
        </table:table-row>
        <table:table-row table:style-name="ro1">
          <table:table-cell office:value-type="float" office:value="55.9921" calcext:value-type="float">
            <text:p>55.9921</text:p>
          </table:table-cell>
          <table:table-cell office:value-type="float" office:value="277.612" calcext:value-type="float">
            <text:p>277.612</text:p>
          </table:table-cell>
          <table:table-cell office:value-type="float" office:value="43.0313" calcext:value-type="float">
            <text:p>43.0313</text:p>
          </table:table-cell>
          <table:table-cell office:value-type="float" office:value="55.6666" calcext:value-type="float">
            <text:p>55.6666</text:p>
          </table:table-cell>
          <table:table-cell office:value-type="float" office:value="265.736" calcext:value-type="float">
            <text:p>265.736</text:p>
          </table:table-cell>
          <table:table-cell office:value-type="float" office:value="44.2073" calcext:value-type="float">
            <text:p>44.2073</text:p>
          </table:table-cell>
          <table:table-cell/>
          <table:table-cell table:formula="of:=([.D189]-[.A189])/0.0166667" office:value-type="float" office:value="-19.529960940078" calcext:value-type="float">
            <text:p>-19.529960940078</text:p>
          </table:table-cell>
          <table:table-cell table:formula="of:=ABS([.E189]-[.B189])/0.0166667" office:value-type="float" office:value="712.558574882852" calcext:value-type="float">
            <text:p>712.558574882852</text:p>
          </table:table-cell>
          <table:table-cell table:formula="of:=([.F189]-[.C189])/0.0166667" office:value-type="float" office:value="70.5598588802819" calcext:value-type="float">
            <text:p>70.5598588802819</text:p>
          </table:table-cell>
          <table:table-cell table:formula="of:=DEGREES(ATAN(ABS([.F189]-[.C189])/ABS([.E189]-[.B189])))" office:value-type="float" office:value="5.65517767966287" calcext:value-type="float">
            <text:p>5.65517767966287</text:p>
          </table:table-cell>
          <table:table-cell table:formula="of:=SQRT(POWER([.H189];2)+POWER([.I189];2)+POWER([.J189];2))" office:value-type="float" office:value="716.309874075883" calcext:value-type="float">
            <text:p>716.309874075883</text:p>
          </table:table-cell>
        </table:table-row>
        <table:table-row table:style-name="ro1">
          <table:table-cell office:value-type="float" office:value="56.5454" calcext:value-type="float">
            <text:p>56.5454</text:p>
          </table:table-cell>
          <table:table-cell office:value-type="float" office:value="276.32" calcext:value-type="float">
            <text:p>276.32</text:p>
          </table:table-cell>
          <table:table-cell office:value-type="float" office:value="43.4817" calcext:value-type="float">
            <text:p>43.4817</text:p>
          </table:table-cell>
          <table:table-cell office:value-type="float" office:value="56.4556" calcext:value-type="float">
            <text:p>56.4556</text:p>
          </table:table-cell>
          <table:table-cell office:value-type="float" office:value="264.525" calcext:value-type="float">
            <text:p>264.525</text:p>
          </table:table-cell>
          <table:table-cell office:value-type="float" office:value="44.8805" calcext:value-type="float">
            <text:p>44.8805</text:p>
          </table:table-cell>
          <table:table-cell/>
          <table:table-cell table:formula="of:=([.D190]-[.A190])/0.0166667" office:value-type="float" office:value="-5.38798922402178" calcext:value-type="float">
            <text:p>-5.38798922402178</text:p>
          </table:table-cell>
          <table:table-cell table:formula="of:=ABS([.E190]-[.B190])/0.0166667" office:value-type="float" office:value="707.698584602832" calcext:value-type="float">
            <text:p>707.698584602832</text:p>
          </table:table-cell>
          <table:table-cell table:formula="of:=([.F190]-[.C190])/0.0166667" office:value-type="float" office:value="83.9278321443354" calcext:value-type="float">
            <text:p>83.9278321443354</text:p>
          </table:table-cell>
          <table:table-cell table:formula="of:=DEGREES(ATAN(ABS([.F190]-[.C190])/ABS([.E190]-[.B190])))" office:value-type="float" office:value="6.76326820672859" calcext:value-type="float">
            <text:p>6.76326820672859</text:p>
          </table:table-cell>
          <table:table-cell table:formula="of:=SQRT(POWER([.H190];2)+POWER([.I190];2)+POWER([.J190];2))" office:value-type="float" office:value="712.678186901478" calcext:value-type="float">
            <text:p>712.678186901478</text:p>
          </table:table-cell>
        </table:table-row>
        <table:table-row table:style-name="ro1">
          <table:table-cell office:value-type="float" office:value="55.9296" calcext:value-type="float">
            <text:p>55.9296</text:p>
          </table:table-cell>
          <table:table-cell office:value-type="float" office:value="272.268" calcext:value-type="float">
            <text:p>272.268</text:p>
          </table:table-cell>
          <table:table-cell office:value-type="float" office:value="43.6412" calcext:value-type="float">
            <text:p>43.6412</text:p>
          </table:table-cell>
          <table:table-cell office:value-type="float" office:value="55.6516" calcext:value-type="float">
            <text:p>55.6516</text:p>
          </table:table-cell>
          <table:table-cell office:value-type="float" office:value="259.423" calcext:value-type="float">
            <text:p>259.423</text:p>
          </table:table-cell>
          <table:table-cell office:value-type="float" office:value="44.7493" calcext:value-type="float">
            <text:p>44.7493</text:p>
          </table:table-cell>
          <table:table-cell/>
          <table:table-cell table:formula="of:=([.D191]-[.A191])/0.0166667" office:value-type="float" office:value="-16.6799666400666" calcext:value-type="float">
            <text:p>-16.6799666400666</text:p>
          </table:table-cell>
          <table:table-cell table:formula="of:=ABS([.E191]-[.B191])/0.0166667" office:value-type="float" office:value="770.698458603081" calcext:value-type="float">
            <text:p>770.698458603081</text:p>
          </table:table-cell>
          <table:table-cell table:formula="of:=([.F191]-[.C191])/0.0166667" office:value-type="float" office:value="66.485867028266" calcext:value-type="float">
            <text:p>66.485867028266</text:p>
          </table:table-cell>
          <table:table-cell table:formula="of:=DEGREES(ATAN(ABS([.F191]-[.C191])/ABS([.E191]-[.B191])))" office:value-type="float" office:value="4.9305299052923" calcext:value-type="float">
            <text:p>4.9305299052923</text:p>
          </table:table-cell>
          <table:table-cell table:formula="of:=SQRT(POWER([.H191];2)+POWER([.I191];2)+POWER([.J191];2))" office:value-type="float" office:value="773.740722655063" calcext:value-type="float">
            <text:p>773.740722655063</text:p>
          </table:table-cell>
        </table:table-row>
        <table:table-row table:style-name="ro1">
          <table:table-cell office:value-type="float" office:value="57.3123" calcext:value-type="float">
            <text:p>57.3123</text:p>
          </table:table-cell>
          <table:table-cell office:value-type="float" office:value="275.337" calcext:value-type="float">
            <text:p>275.337</text:p>
          </table:table-cell>
          <table:table-cell office:value-type="float" office:value="42.6372" calcext:value-type="float">
            <text:p>42.6372</text:p>
          </table:table-cell>
          <table:table-cell office:value-type="float" office:value="57.6695" calcext:value-type="float">
            <text:p>57.6695</text:p>
          </table:table-cell>
          <table:table-cell office:value-type="float" office:value="263.83" calcext:value-type="float">
            <text:p>263.83</text:p>
          </table:table-cell>
          <table:table-cell office:value-type="float" office:value="43.2832" calcext:value-type="float">
            <text:p>43.2832</text:p>
          </table:table-cell>
          <table:table-cell/>
          <table:table-cell table:formula="of:=([.D192]-[.A192])/0.0166667" office:value-type="float" office:value="21.4319571360857" calcext:value-type="float">
            <text:p>21.4319571360857</text:p>
          </table:table-cell>
          <table:table-cell table:formula="of:=ABS([.E192]-[.B192])/0.0166667" office:value-type="float" office:value="690.418619162762" calcext:value-type="float">
            <text:p>690.418619162762</text:p>
          </table:table-cell>
          <table:table-cell table:formula="of:=([.F192]-[.C192])/0.0166667" office:value-type="float" office:value="38.7599224801551" calcext:value-type="float">
            <text:p>38.7599224801551</text:p>
          </table:table-cell>
          <table:table-cell table:formula="of:=DEGREES(ATAN(ABS([.F192]-[.C192])/ABS([.E192]-[.B192])))" office:value-type="float" office:value="3.21319740966903" calcext:value-type="float">
            <text:p>3.21319740966903</text:p>
          </table:table-cell>
          <table:table-cell table:formula="of:=SQRT(POWER([.H192];2)+POWER([.I192];2)+POWER([.J192];2))" office:value-type="float" office:value="691.837791728643" calcext:value-type="float">
            <text:p>691.837791728643</text:p>
          </table:table-cell>
        </table:table-row>
        <table:table-row table:style-name="ro1">
          <table:table-cell office:value-type="float" office:value="74.3322" calcext:value-type="float">
            <text:p>74.3322</text:p>
          </table:table-cell>
          <table:table-cell office:value-type="float" office:value="270.104" calcext:value-type="float">
            <text:p>270.104</text:p>
          </table:table-cell>
          <table:table-cell office:value-type="float" office:value="43.5665" calcext:value-type="float">
            <text:p>43.5665</text:p>
          </table:table-cell>
          <table:table-cell office:value-type="float" office:value="76.1609" calcext:value-type="float">
            <text:p>76.1609</text:p>
          </table:table-cell>
          <table:table-cell office:value-type="float" office:value="254.495" calcext:value-type="float">
            <text:p>254.495</text:p>
          </table:table-cell>
          <table:table-cell office:value-type="float" office:value="44.6431" calcext:value-type="float">
            <text:p>44.6431</text:p>
          </table:table-cell>
          <table:table-cell/>
          <table:table-cell table:formula="of:=([.D193]-[.A193])/0.0166667" office:value-type="float" office:value="109.721780556439" calcext:value-type="float">
            <text:p>109.721780556439</text:p>
          </table:table-cell>
          <table:table-cell table:formula="of:=ABS([.E193]-[.B193])/0.0166667" office:value-type="float" office:value="936.538126923745" calcext:value-type="float">
            <text:p>936.538126923745</text:p>
          </table:table-cell>
          <table:table-cell table:formula="of:=([.F193]-[.C193])/0.0166667" office:value-type="float" office:value="64.5958708082583" calcext:value-type="float">
            <text:p>64.5958708082583</text:p>
          </table:table-cell>
          <table:table-cell table:formula="of:=DEGREES(ATAN(ABS([.F193]-[.C193])/ABS([.E193]-[.B193])))" office:value-type="float" office:value="3.94561454822888" calcext:value-type="float">
            <text:p>3.94561454822888</text:p>
          </table:table-cell>
          <table:table-cell table:formula="of:=SQRT(POWER([.H193];2)+POWER([.I193];2)+POWER([.J193];2))" office:value-type="float" office:value="945.153510724998" calcext:value-type="float">
            <text:p>945.153510724998</text:p>
          </table:table-cell>
        </table:table-row>
        <table:table-row table:style-name="ro1">
          <table:table-cell office:value-type="float" office:value="77.8029" calcext:value-type="float">
            <text:p>77.8029</text:p>
          </table:table-cell>
          <table:table-cell office:value-type="float" office:value="270.344" calcext:value-type="float">
            <text:p>270.344</text:p>
          </table:table-cell>
          <table:table-cell office:value-type="float" office:value="43.9873" calcext:value-type="float">
            <text:p>43.9873</text:p>
          </table:table-cell>
          <table:table-cell office:value-type="float" office:value="77.1612" calcext:value-type="float">
            <text:p>77.1612</text:p>
          </table:table-cell>
          <table:table-cell office:value-type="float" office:value="257.959" calcext:value-type="float">
            <text:p>257.959</text:p>
          </table:table-cell>
          <table:table-cell office:value-type="float" office:value="45.4992" calcext:value-type="float">
            <text:p>45.4992</text:p>
          </table:table-cell>
          <table:table-cell/>
          <table:table-cell table:formula="of:=([.D194]-[.A194])/0.0166667" office:value-type="float" office:value="-38.501922996154" calcext:value-type="float">
            <text:p>-38.501922996154</text:p>
          </table:table-cell>
          <table:table-cell table:formula="of:=ABS([.E194]-[.B194])/0.0166667" office:value-type="float" office:value="743.098513802972" calcext:value-type="float">
            <text:p>743.098513802972</text:p>
          </table:table-cell>
          <table:table-cell table:formula="of:=([.F194]-[.C194])/0.0166667" office:value-type="float" office:value="90.7138185723631" calcext:value-type="float">
            <text:p>90.7138185723631</text:p>
          </table:table-cell>
          <table:table-cell table:formula="of:=DEGREES(ATAN(ABS([.F194]-[.C194])/ABS([.E194]-[.B194])))" office:value-type="float" office:value="6.95995066304354" calcext:value-type="float">
            <text:p>6.95995066304354</text:p>
          </table:table-cell>
          <table:table-cell table:formula="of:=SQRT(POWER([.H194];2)+POWER([.I194];2)+POWER([.J194];2))" office:value-type="float" office:value="749.604426461428" calcext:value-type="float">
            <text:p>749.604426461428</text:p>
          </table:table-cell>
        </table:table-row>
        <table:table-row table:style-name="ro1">
          <table:table-cell office:value-type="float" office:value="77.7377" calcext:value-type="float">
            <text:p>77.7377</text:p>
          </table:table-cell>
          <table:table-cell office:value-type="float" office:value="265.251" calcext:value-type="float">
            <text:p>265.251</text:p>
          </table:table-cell>
          <table:table-cell office:value-type="float" office:value="45.0463" calcext:value-type="float">
            <text:p>45.0463</text:p>
          </table:table-cell>
          <table:table-cell office:value-type="float" office:value="77.1049" calcext:value-type="float">
            <text:p>77.1049</text:p>
          </table:table-cell>
          <table:table-cell office:value-type="float" office:value="253.166" calcext:value-type="float">
            <text:p>253.166</text:p>
          </table:table-cell>
          <table:table-cell office:value-type="float" office:value="46.2726" calcext:value-type="float">
            <text:p>46.2726</text:p>
          </table:table-cell>
          <table:table-cell/>
          <table:table-cell table:formula="of:=([.D195]-[.A195])/0.0166667" office:value-type="float" office:value="-37.9679240641521" calcext:value-type="float">
            <text:p>-37.9679240641521</text:p>
          </table:table-cell>
          <table:table-cell table:formula="of:=ABS([.E195]-[.B195])/0.0166667" office:value-type="float" office:value="725.098549802899" calcext:value-type="float">
            <text:p>725.098549802899</text:p>
          </table:table-cell>
          <table:table-cell table:formula="of:=([.F195]-[.C195])/0.0166667" office:value-type="float" office:value="73.577852844294" calcext:value-type="float">
            <text:p>73.577852844294</text:p>
          </table:table-cell>
          <table:table-cell table:formula="of:=DEGREES(ATAN(ABS([.F195]-[.C195])/ABS([.E195]-[.B195])))" office:value-type="float" office:value="5.7941363111186" calcext:value-type="float">
            <text:p>5.7941363111186</text:p>
          </table:table-cell>
          <table:table-cell table:formula="of:=SQRT(POWER([.H195];2)+POWER([.I195];2)+POWER([.J195];2))" office:value-type="float" office:value="729.810366200142" calcext:value-type="float">
            <text:p>729.810366200142</text:p>
          </table:table-cell>
        </table:table-row>
        <table:table-row table:style-name="ro1">
          <table:table-cell office:value-type="float" office:value="77.2188" calcext:value-type="float">
            <text:p>77.2188</text:p>
          </table:table-cell>
          <table:table-cell office:value-type="float" office:value="262.947" calcext:value-type="float">
            <text:p>262.947</text:p>
          </table:table-cell>
          <table:table-cell office:value-type="float" office:value="44.2105" calcext:value-type="float">
            <text:p>44.2105</text:p>
          </table:table-cell>
          <table:table-cell office:value-type="float" office:value="77.5375" calcext:value-type="float">
            <text:p>77.5375</text:p>
          </table:table-cell>
          <table:table-cell office:value-type="float" office:value="249.935" calcext:value-type="float">
            <text:p>249.935</text:p>
          </table:table-cell>
          <table:table-cell office:value-type="float" office:value="45.3812" calcext:value-type="float">
            <text:p>45.3812</text:p>
          </table:table-cell>
          <table:table-cell/>
          <table:table-cell table:formula="of:=([.D196]-[.A196])/0.0166667" office:value-type="float" office:value="19.121961756076" calcext:value-type="float">
            <text:p>19.121961756076</text:p>
          </table:table-cell>
          <table:table-cell table:formula="of:=ABS([.E196]-[.B196])/0.0166667" office:value-type="float" office:value="780.718438563123" calcext:value-type="float">
            <text:p>780.718438563123</text:p>
          </table:table-cell>
          <table:table-cell table:formula="of:=([.F196]-[.C196])/0.0166667" office:value-type="float" office:value="70.2418595162808" calcext:value-type="float">
            <text:p>70.2418595162808</text:p>
          </table:table-cell>
          <table:table-cell table:formula="of:=DEGREES(ATAN(ABS([.F196]-[.C196])/ABS([.E196]-[.B196])))" office:value-type="float" office:value="5.14110474285823" calcext:value-type="float">
            <text:p>5.14110474285823</text:p>
          </table:table-cell>
          <table:table-cell table:formula="of:=SQRT(POWER([.H196];2)+POWER([.I196];2)+POWER([.J196];2))" office:value-type="float" office:value="784.105125963443" calcext:value-type="float">
            <text:p>784.105125963443</text:p>
          </table:table-cell>
        </table:table-row>
        <table:table-row table:style-name="ro1">
          <table:table-cell office:value-type="float" office:value="77.1897" calcext:value-type="float">
            <text:p>77.1897</text:p>
          </table:table-cell>
          <table:table-cell office:value-type="float" office:value="260.353" calcext:value-type="float">
            <text:p>260.353</text:p>
          </table:table-cell>
          <table:table-cell office:value-type="float" office:value="45.353" calcext:value-type="float">
            <text:p>45.353</text:p>
          </table:table-cell>
          <table:table-cell office:value-type="float" office:value="76.8009" calcext:value-type="float">
            <text:p>76.8009</text:p>
          </table:table-cell>
          <table:table-cell office:value-type="float" office:value="247.411" calcext:value-type="float">
            <text:p>247.411</text:p>
          </table:table-cell>
          <table:table-cell office:value-type="float" office:value="46.5038" calcext:value-type="float">
            <text:p>46.5038</text:p>
          </table:table-cell>
          <table:table-cell/>
          <table:table-cell table:formula="of:=([.D197]-[.A197])/0.0166667" office:value-type="float" office:value="-23.3279533440935" calcext:value-type="float">
            <text:p>-23.3279533440935</text:p>
          </table:table-cell>
          <table:table-cell table:formula="of:=ABS([.E197]-[.B197])/0.0166667" office:value-type="float" office:value="776.518446963107" calcext:value-type="float">
            <text:p>776.518446963107</text:p>
          </table:table-cell>
          <table:table-cell table:formula="of:=([.F197]-[.C197])/0.0166667" office:value-type="float" office:value="69.047861904276" calcext:value-type="float">
            <text:p>69.047861904276</text:p>
          </table:table-cell>
          <table:table-cell table:formula="of:=DEGREES(ATAN(ABS([.F197]-[.C197])/ABS([.E197]-[.B197])))" office:value-type="float" office:value="5.08136482079521" calcext:value-type="float">
            <text:p>5.08136482079521</text:p>
          </table:table-cell>
          <table:table-cell table:formula="of:=SQRT(POWER([.H197];2)+POWER([.I197];2)+POWER([.J197];2))" office:value-type="float" office:value="779.931214348273" calcext:value-type="float">
            <text:p>779.931214348273</text:p>
          </table:table-cell>
        </table:table-row>
        <table:table-row table:style-name="ro1">
          <table:table-cell office:value-type="float" office:value="77.8192" calcext:value-type="float">
            <text:p>77.8192</text:p>
          </table:table-cell>
          <table:table-cell office:value-type="float" office:value="271.584" calcext:value-type="float">
            <text:p>271.584</text:p>
          </table:table-cell>
          <table:table-cell office:value-type="float" office:value="44.0349" calcext:value-type="float">
            <text:p>44.0349</text:p>
          </table:table-cell>
          <table:table-cell office:value-type="float" office:value="77.4174" calcext:value-type="float">
            <text:p>77.4174</text:p>
          </table:table-cell>
          <table:table-cell office:value-type="float" office:value="259.247" calcext:value-type="float">
            <text:p>259.247</text:p>
          </table:table-cell>
          <table:table-cell office:value-type="float" office:value="45.0493" calcext:value-type="float">
            <text:p>45.0493</text:p>
          </table:table-cell>
          <table:table-cell/>
          <table:table-cell table:formula="of:=([.D198]-[.A198])/0.0166667" office:value-type="float" office:value="-24.1079517840961" calcext:value-type="float">
            <text:p>-24.1079517840961</text:p>
          </table:table-cell>
          <table:table-cell table:formula="of:=ABS([.E198]-[.B198])/0.0166667" office:value-type="float" office:value="740.21851956296" calcext:value-type="float">
            <text:p>740.21851956296</text:p>
          </table:table-cell>
          <table:table-cell table:formula="of:=([.F198]-[.C198])/0.0166667" office:value-type="float" office:value="60.8638782722436" calcext:value-type="float">
            <text:p>60.8638782722436</text:p>
          </table:table-cell>
          <table:table-cell table:formula="of:=DEGREES(ATAN(ABS([.F198]-[.C198])/ABS([.E198]-[.B198])))" office:value-type="float" office:value="4.70052573623732" calcext:value-type="float">
            <text:p>4.70052573623732</text:p>
          </table:table-cell>
          <table:table-cell table:formula="of:=SQRT(POWER([.H198];2)+POWER([.I198];2)+POWER([.J198];2))" office:value-type="float" office:value="743.107705330488" calcext:value-type="float">
            <text:p>743.107705330488</text:p>
          </table:table-cell>
        </table:table-row>
        <table:table-row table:style-name="ro1">
          <table:table-cell office:value-type="float" office:value="76.0793" calcext:value-type="float">
            <text:p>76.0793</text:p>
          </table:table-cell>
          <table:table-cell office:value-type="float" office:value="271.468" calcext:value-type="float">
            <text:p>271.468</text:p>
          </table:table-cell>
          <table:table-cell office:value-type="float" office:value="43.8232" calcext:value-type="float">
            <text:p>43.8232</text:p>
          </table:table-cell>
          <table:table-cell office:value-type="float" office:value="75.7246" calcext:value-type="float">
            <text:p>75.7246</text:p>
          </table:table-cell>
          <table:table-cell office:value-type="float" office:value="259.062" calcext:value-type="float">
            <text:p>259.062</text:p>
          </table:table-cell>
          <table:table-cell office:value-type="float" office:value="45.0949" calcext:value-type="float">
            <text:p>45.0949</text:p>
          </table:table-cell>
          <table:table-cell/>
          <table:table-cell table:formula="of:=([.D199]-[.A199])/0.0166667" office:value-type="float" office:value="-21.2819574360856" calcext:value-type="float">
            <text:p>-21.2819574360856</text:p>
          </table:table-cell>
          <table:table-cell table:formula="of:=ABS([.E199]-[.B199])/0.0166667" office:value-type="float" office:value="744.358511282978" calcext:value-type="float">
            <text:p>744.358511282978</text:p>
          </table:table-cell>
          <table:table-cell table:formula="of:=([.F199]-[.C199])/0.0166667" office:value-type="float" office:value="76.3018473963054" calcext:value-type="float">
            <text:p>76.3018473963054</text:p>
          </table:table-cell>
          <table:table-cell table:formula="of:=DEGREES(ATAN(ABS([.F199]-[.C199])/ABS([.E199]-[.B199])))" office:value-type="float" office:value="5.85276747053507" calcext:value-type="float">
            <text:p>5.85276747053507</text:p>
          </table:table-cell>
          <table:table-cell table:formula="of:=SQRT(POWER([.H199];2)+POWER([.I199];2)+POWER([.J199];2))" office:value-type="float" office:value="748.561611991833" calcext:value-type="float">
            <text:p>748.561611991833</text:p>
          </table:table-cell>
        </table:table-row>
        <table:table-row table:style-name="ro1">
          <table:table-cell office:value-type="float" office:value="70.8591" calcext:value-type="float">
            <text:p>70.8591</text:p>
          </table:table-cell>
          <table:table-cell office:value-type="float" office:value="272.271" calcext:value-type="float">
            <text:p>272.271</text:p>
          </table:table-cell>
          <table:table-cell office:value-type="float" office:value="43.2494" calcext:value-type="float">
            <text:p>43.2494</text:p>
          </table:table-cell>
          <table:table-cell office:value-type="float" office:value="71.1334" calcext:value-type="float">
            <text:p>71.1334</text:p>
          </table:table-cell>
          <table:table-cell office:value-type="float" office:value="258.579" calcext:value-type="float">
            <text:p>258.579</text:p>
          </table:table-cell>
          <table:table-cell office:value-type="float" office:value="44.7367" calcext:value-type="float">
            <text:p>44.7367</text:p>
          </table:table-cell>
          <table:table-cell/>
          <table:table-cell table:formula="of:=([.D200]-[.A200])/0.0166667" office:value-type="float" office:value="16.4579670840656" calcext:value-type="float">
            <text:p>16.4579670840656</text:p>
          </table:table-cell>
          <table:table-cell table:formula="of:=ABS([.E200]-[.B200])/0.0166667" office:value-type="float" office:value="821.518356963287" calcext:value-type="float">
            <text:p>821.518356963287</text:p>
          </table:table-cell>
          <table:table-cell table:formula="of:=([.F200]-[.C200])/0.0166667" office:value-type="float" office:value="89.2378215243568" calcext:value-type="float">
            <text:p>89.2378215243568</text:p>
          </table:table-cell>
          <table:table-cell table:formula="of:=DEGREES(ATAN(ABS([.F200]-[.C200])/ABS([.E200]-[.B200])))" office:value-type="float" office:value="6.19947395122916" calcext:value-type="float">
            <text:p>6.19947395122916</text:p>
          </table:table-cell>
          <table:table-cell table:formula="of:=SQRT(POWER([.H200];2)+POWER([.I200];2)+POWER([.J200];2))" office:value-type="float" office:value="826.514769558664" calcext:value-type="float">
            <text:p>826.514769558664</text:p>
          </table:table-cell>
        </table:table-row>
        <table:table-row table:style-name="ro1">
          <table:table-cell office:value-type="float" office:value="70.8847" calcext:value-type="float">
            <text:p>70.8847</text:p>
          </table:table-cell>
          <table:table-cell office:value-type="float" office:value="265.671" calcext:value-type="float">
            <text:p>265.671</text:p>
          </table:table-cell>
          <table:table-cell office:value-type="float" office:value="45.2856" calcext:value-type="float">
            <text:p>45.2856</text:p>
          </table:table-cell>
          <table:table-cell office:value-type="float" office:value="70.4247" calcext:value-type="float">
            <text:p>70.4247</text:p>
          </table:table-cell>
          <table:table-cell office:value-type="float" office:value="257.029" calcext:value-type="float">
            <text:p>257.029</text:p>
          </table:table-cell>
          <table:table-cell office:value-type="float" office:value="46.1881" calcext:value-type="float">
            <text:p>46.1881</text:p>
          </table:table-cell>
          <table:table-cell/>
          <table:table-cell table:formula="of:=([.D201]-[.A201])/0.0166667" office:value-type="float" office:value="-27.59994480011" calcext:value-type="float">
            <text:p>-27.59994480011</text:p>
          </table:table-cell>
          <table:table-cell table:formula="of:=ABS([.E201]-[.B201])/0.0166667" office:value-type="float" office:value="518.518962962074" calcext:value-type="float">
            <text:p>518.518962962074</text:p>
          </table:table-cell>
          <table:table-cell table:formula="of:=([.F201]-[.C201])/0.0166667" office:value-type="float" office:value="54.1498917002164" calcext:value-type="float">
            <text:p>54.1498917002164</text:p>
          </table:table-cell>
          <table:table-cell table:formula="of:=DEGREES(ATAN(ABS([.F201]-[.C201])/ABS([.E201]-[.B201])))" office:value-type="float" office:value="5.96189312133563" calcext:value-type="float">
            <text:p>5.96189312133563</text:p>
          </table:table-cell>
          <table:table-cell table:formula="of:=SQRT(POWER([.H201];2)+POWER([.I201];2)+POWER([.J201];2))" office:value-type="float" office:value="522.068848596982" calcext:value-type="float">
            <text:p>522.068848596982</text:p>
          </table:table-cell>
        </table:table-row>
        <table:table-row table:style-name="ro1">
          <table:table-cell office:value-type="float" office:value="70.884" calcext:value-type="float">
            <text:p>70.884</text:p>
          </table:table-cell>
          <table:table-cell office:value-type="float" office:value="263.352" calcext:value-type="float">
            <text:p>263.352</text:p>
          </table:table-cell>
          <table:table-cell office:value-type="float" office:value="44.6875" calcext:value-type="float">
            <text:p>44.6875</text:p>
          </table:table-cell>
          <table:table-cell office:value-type="float" office:value="70.9106" calcext:value-type="float">
            <text:p>70.9106</text:p>
          </table:table-cell>
          <table:table-cell office:value-type="float" office:value="251.348" calcext:value-type="float">
            <text:p>251.348</text:p>
          </table:table-cell>
          <table:table-cell office:value-type="float" office:value="45.6813" calcext:value-type="float">
            <text:p>45.6813</text:p>
          </table:table-cell>
          <table:table-cell/>
          <table:table-cell table:formula="of:=([.D202]-[.A202])/0.0166667" office:value-type="float" office:value="1.5959968080065" calcext:value-type="float">
            <text:p>1.5959968080065</text:p>
          </table:table-cell>
          <table:table-cell table:formula="of:=ABS([.E202]-[.B202])/0.0166667" office:value-type="float" office:value="720.238559522879" calcext:value-type="float">
            <text:p>720.238559522879</text:p>
          </table:table-cell>
          <table:table-cell table:formula="of:=([.F202]-[.C202])/0.0166667" office:value-type="float" office:value="59.6278807442385" calcext:value-type="float">
            <text:p>59.6278807442385</text:p>
          </table:table-cell>
          <table:table-cell table:formula="of:=DEGREES(ATAN(ABS([.F202]-[.C202])/ABS([.E202]-[.B202])))" office:value-type="float" office:value="4.73267138646673" calcext:value-type="float">
            <text:p>4.73267138646673</text:p>
          </table:table-cell>
          <table:table-cell table:formula="of:=SQRT(POWER([.H202];2)+POWER([.I202];2)+POWER([.J202];2))" office:value-type="float" office:value="722.704375240286" calcext:value-type="float">
            <text:p>722.704375240286</text:p>
          </table:table-cell>
        </table:table-row>
        <table:table-row table:style-name="ro1">
          <table:table-cell office:value-type="float" office:value="58.3414" calcext:value-type="float">
            <text:p>58.3414</text:p>
          </table:table-cell>
          <table:table-cell office:value-type="float" office:value="266.359" calcext:value-type="float">
            <text:p>266.359</text:p>
          </table:table-cell>
          <table:table-cell office:value-type="float" office:value="43.8361" calcext:value-type="float">
            <text:p>43.8361</text:p>
          </table:table-cell>
          <table:table-cell office:value-type="float" office:value="57.721" calcext:value-type="float">
            <text:p>57.721</text:p>
          </table:table-cell>
          <table:table-cell office:value-type="float" office:value="255.027" calcext:value-type="float">
            <text:p>255.027</text:p>
          </table:table-cell>
          <table:table-cell office:value-type="float" office:value="44.7317" calcext:value-type="float">
            <text:p>44.7317</text:p>
          </table:table-cell>
          <table:table-cell/>
          <table:table-cell table:formula="of:=([.D203]-[.A203])/0.0166667" office:value-type="float" office:value="-37.2239255521491" calcext:value-type="float">
            <text:p>-37.2239255521491</text:p>
          </table:table-cell>
          <table:table-cell table:formula="of:=ABS([.E203]-[.B203])/0.0166667" office:value-type="float" office:value="679.918640162719" calcext:value-type="float">
            <text:p>679.918640162719</text:p>
          </table:table-cell>
          <table:table-cell table:formula="of:=([.F203]-[.C203])/0.0166667" office:value-type="float" office:value="53.7358925282151" calcext:value-type="float">
            <text:p>53.7358925282151</text:p>
          </table:table-cell>
          <table:table-cell table:formula="of:=DEGREES(ATAN(ABS([.F203]-[.C203])/ABS([.E203]-[.B203])))" office:value-type="float" office:value="4.51885453475179" calcext:value-type="float">
            <text:p>4.51885453475179</text:p>
          </table:table-cell>
          <table:table-cell table:formula="of:=SQRT(POWER([.H203];2)+POWER([.I203];2)+POWER([.J203];2))" office:value-type="float" office:value="683.053822198542" calcext:value-type="float">
            <text:p>683.053822198542</text:p>
          </table:table-cell>
        </table:table-row>
        <table:table-row table:style-name="ro1">
          <table:table-cell office:value-type="float" office:value="49.7675" calcext:value-type="float">
            <text:p>49.7675</text:p>
          </table:table-cell>
          <table:table-cell office:value-type="float" office:value="265.699" calcext:value-type="float">
            <text:p>265.699</text:p>
          </table:table-cell>
          <table:table-cell office:value-type="float" office:value="43.7861" calcext:value-type="float">
            <text:p>43.7861</text:p>
          </table:table-cell>
          <table:table-cell office:value-type="float" office:value="49.9063" calcext:value-type="float">
            <text:p>49.9063</text:p>
          </table:table-cell>
          <table:table-cell office:value-type="float" office:value="253.136" calcext:value-type="float">
            <text:p>253.136</text:p>
          </table:table-cell>
          <table:table-cell office:value-type="float" office:value="44.8851" calcext:value-type="float">
            <text:p>44.8851</text:p>
          </table:table-cell>
          <table:table-cell/>
          <table:table-cell table:formula="of:=([.D204]-[.A204])/0.0166667" office:value-type="float" office:value="8.32798334403351" calcext:value-type="float">
            <text:p>8.32798334403351</text:p>
          </table:table-cell>
          <table:table-cell table:formula="of:=ABS([.E204]-[.B204])/0.0166667" office:value-type="float" office:value="753.778492443016" calcext:value-type="float">
            <text:p>753.778492443016</text:p>
          </table:table-cell>
          <table:table-cell table:formula="of:=([.F204]-[.C204])/0.0166667" office:value-type="float" office:value="65.939868120264" calcext:value-type="float">
            <text:p>65.939868120264</text:p>
          </table:table-cell>
          <table:table-cell table:formula="of:=DEGREES(ATAN(ABS([.F204]-[.C204])/ABS([.E204]-[.B204])))" office:value-type="float" office:value="4.99945651405608" calcext:value-type="float">
            <text:p>4.99945651405608</text:p>
          </table:table-cell>
          <table:table-cell table:formula="of:=SQRT(POWER([.H204];2)+POWER([.I204];2)+POWER([.J204];2))" office:value-type="float" office:value="756.703004608785" calcext:value-type="float">
            <text:p>756.703004608785</text:p>
          </table:table-cell>
        </table:table-row>
        <table:table-row table:style-name="ro1">
          <table:table-cell office:value-type="float" office:value="50.7996" calcext:value-type="float">
            <text:p>50.7996</text:p>
          </table:table-cell>
          <table:table-cell office:value-type="float" office:value="264.667" calcext:value-type="float">
            <text:p>264.667</text:p>
          </table:table-cell>
          <table:table-cell office:value-type="float" office:value="43.9438" calcext:value-type="float">
            <text:p>43.9438</text:p>
          </table:table-cell>
          <table:table-cell office:value-type="float" office:value="51.1442" calcext:value-type="float">
            <text:p>51.1442</text:p>
          </table:table-cell>
          <table:table-cell office:value-type="float" office:value="252.227" calcext:value-type="float">
            <text:p>252.227</text:p>
          </table:table-cell>
          <table:table-cell office:value-type="float" office:value="45.0224" calcext:value-type="float">
            <text:p>45.0224</text:p>
          </table:table-cell>
          <table:table-cell/>
          <table:table-cell table:formula="of:=([.D205]-[.A205])/0.0166667" office:value-type="float" office:value="20.6759586480827" calcext:value-type="float">
            <text:p>20.6759586480827</text:p>
          </table:table-cell>
          <table:table-cell table:formula="of:=ABS([.E205]-[.B205])/0.0166667" office:value-type="float" office:value="746.398507202984" calcext:value-type="float">
            <text:p>746.398507202984</text:p>
          </table:table-cell>
          <table:table-cell table:formula="of:=([.F205]-[.C205])/0.0166667" office:value-type="float" office:value="64.7158705682585" calcext:value-type="float">
            <text:p>64.7158705682585</text:p>
          </table:table-cell>
          <table:table-cell table:formula="of:=DEGREES(ATAN(ABS([.F205]-[.C205])/ABS([.E205]-[.B205])))" office:value-type="float" office:value="4.95539080659604" calcext:value-type="float">
            <text:p>4.95539080659604</text:p>
          </table:table-cell>
          <table:table-cell table:formula="of:=SQRT(POWER([.H205];2)+POWER([.I205];2)+POWER([.J205];2))" office:value-type="float" office:value="749.484069693458" calcext:value-type="float">
            <text:p>749.484069693458</text:p>
          </table:table-cell>
        </table:table-row>
        <table:table-row table:style-name="ro1">
          <table:table-cell office:value-type="float" office:value="49.3415" calcext:value-type="float">
            <text:p>49.3415</text:p>
          </table:table-cell>
          <table:table-cell office:value-type="float" office:value="264.33" calcext:value-type="float">
            <text:p>264.33</text:p>
          </table:table-cell>
          <table:table-cell office:value-type="float" office:value="43.7706" calcext:value-type="float">
            <text:p>43.7706</text:p>
          </table:table-cell>
          <table:table-cell office:value-type="float" office:value="49.4846" calcext:value-type="float">
            <text:p>49.4846</text:p>
          </table:table-cell>
          <table:table-cell office:value-type="float" office:value="251.857" calcext:value-type="float">
            <text:p>251.857</text:p>
          </table:table-cell>
          <table:table-cell office:value-type="float" office:value="44.628" calcext:value-type="float">
            <text:p>44.628</text:p>
          </table:table-cell>
          <table:table-cell/>
          <table:table-cell table:formula="of:=([.D206]-[.A206])/0.0166667" office:value-type="float" office:value="8.58598282803416" calcext:value-type="float">
            <text:p>8.58598282803416</text:p>
          </table:table-cell>
          <table:table-cell table:formula="of:=ABS([.E206]-[.B206])/0.0166667" office:value-type="float" office:value="748.378503242993" calcext:value-type="float">
            <text:p>748.378503242993</text:p>
          </table:table-cell>
          <table:table-cell table:formula="of:=([.F206]-[.C206])/0.0166667" office:value-type="float" office:value="51.4438971122057" calcext:value-type="float">
            <text:p>51.4438971122057</text:p>
          </table:table-cell>
          <table:table-cell table:formula="of:=DEGREES(ATAN(ABS([.F206]-[.C206])/ABS([.E206]-[.B206])))" office:value-type="float" office:value="3.93235334987185" calcext:value-type="float">
            <text:p>3.93235334987185</text:p>
          </table:table-cell>
          <table:table-cell table:formula="of:=SQRT(POWER([.H206];2)+POWER([.I206];2)+POWER([.J206];2))" office:value-type="float" office:value="750.193693500176" calcext:value-type="float">
            <text:p>750.193693500176</text:p>
          </table:table-cell>
        </table:table-row>
        <table:table-row table:style-name="ro1">
          <table:table-cell office:value-type="float" office:value="50.3855" calcext:value-type="float">
            <text:p>50.3855</text:p>
          </table:table-cell>
          <table:table-cell office:value-type="float" office:value="273.668" calcext:value-type="float">
            <text:p>273.668</text:p>
          </table:table-cell>
          <table:table-cell office:value-type="float" office:value="43.472" calcext:value-type="float">
            <text:p>43.472</text:p>
          </table:table-cell>
          <table:table-cell office:value-type="float" office:value="49.9719" calcext:value-type="float">
            <text:p>49.9719</text:p>
          </table:table-cell>
          <table:table-cell office:value-type="float" office:value="261.808" calcext:value-type="float">
            <text:p>261.808</text:p>
          </table:table-cell>
          <table:table-cell office:value-type="float" office:value="44.6593" calcext:value-type="float">
            <text:p>44.6593</text:p>
          </table:table-cell>
          <table:table-cell/>
          <table:table-cell table:formula="of:=([.D207]-[.A207])/0.0166667" office:value-type="float" office:value="-24.8159503680994" calcext:value-type="float">
            <text:p>-24.8159503680994</text:p>
          </table:table-cell>
          <table:table-cell table:formula="of:=ABS([.E207]-[.B207])/0.0166667" office:value-type="float" office:value="711.598576802847" calcext:value-type="float">
            <text:p>711.598576802847</text:p>
          </table:table-cell>
          <table:table-cell table:formula="of:=([.F207]-[.C207])/0.0166667" office:value-type="float" office:value="71.237857524285" calcext:value-type="float">
            <text:p>71.237857524285</text:p>
          </table:table-cell>
          <table:table-cell table:formula="of:=DEGREES(ATAN(ABS([.F207]-[.C207])/ABS([.E207]-[.B207])))" office:value-type="float" office:value="5.71681120177478" calcext:value-type="float">
            <text:p>5.71681120177478</text:p>
          </table:table-cell>
          <table:table-cell table:formula="of:=SQRT(POWER([.H207];2)+POWER([.I207];2)+POWER([.J207];2))" office:value-type="float" office:value="715.585912553594" calcext:value-type="float">
            <text:p>715.585912553594</text:p>
          </table:table-cell>
        </table:table-row>
        <table:table-row table:style-name="ro1">
          <table:table-cell office:value-type="float" office:value="50.7354" calcext:value-type="float">
            <text:p>50.7354</text:p>
          </table:table-cell>
          <table:table-cell office:value-type="float" office:value="271.209" calcext:value-type="float">
            <text:p>271.209</text:p>
          </table:table-cell>
          <table:table-cell office:value-type="float" office:value="43.1249" calcext:value-type="float">
            <text:p>43.1249</text:p>
          </table:table-cell>
          <table:table-cell office:value-type="float" office:value="50.8467" calcext:value-type="float">
            <text:p>50.8467</text:p>
          </table:table-cell>
          <table:table-cell office:value-type="float" office:value="258.377" calcext:value-type="float">
            <text:p>258.377</text:p>
          </table:table-cell>
          <table:table-cell office:value-type="float" office:value="44.2494" calcext:value-type="float">
            <text:p>44.2494</text:p>
          </table:table-cell>
          <table:table-cell/>
          <table:table-cell table:formula="of:=([.D208]-[.A208])/0.0166667" office:value-type="float" office:value="6.67798664402671" calcext:value-type="float">
            <text:p>6.67798664402671</text:p>
          </table:table-cell>
          <table:table-cell table:formula="of:=ABS([.E208]-[.B208])/0.0166667" office:value-type="float" office:value="769.918460163079" calcext:value-type="float">
            <text:p>769.918460163079</text:p>
          </table:table-cell>
          <table:table-cell table:formula="of:=([.F208]-[.C208])/0.0166667" office:value-type="float" office:value="67.4698650602702" calcext:value-type="float">
            <text:p>67.4698650602702</text:p>
          </table:table-cell>
          <table:table-cell table:formula="of:=DEGREES(ATAN(ABS([.F208]-[.C208])/ABS([.E208]-[.B208])))" office:value-type="float" office:value="5.00817745591484" calcext:value-type="float">
            <text:p>5.00817745591484</text:p>
          </table:table-cell>
          <table:table-cell table:formula="of:=SQRT(POWER([.H208];2)+POWER([.I208];2)+POWER([.J208];2))" office:value-type="float" office:value="772.897932133834" calcext:value-type="float">
            <text:p>772.897932133834</text:p>
          </table:table-cell>
        </table:table-row>
        <table:table-row table:style-name="ro1">
          <table:table-cell office:value-type="float" office:value="51.3406" calcext:value-type="float">
            <text:p>51.3406</text:p>
          </table:table-cell>
          <table:table-cell office:value-type="float" office:value="274.101" calcext:value-type="float">
            <text:p>274.101</text:p>
          </table:table-cell>
          <table:table-cell office:value-type="float" office:value="42.4009" calcext:value-type="float">
            <text:p>42.4009</text:p>
          </table:table-cell>
          <table:table-cell office:value-type="float" office:value="51.5698" calcext:value-type="float">
            <text:p>51.5698</text:p>
          </table:table-cell>
          <table:table-cell office:value-type="float" office:value="258.53" calcext:value-type="float">
            <text:p>258.53</text:p>
          </table:table-cell>
          <table:table-cell office:value-type="float" office:value="44.4567" calcext:value-type="float">
            <text:p>44.4567</text:p>
          </table:table-cell>
          <table:table-cell/>
          <table:table-cell table:formula="of:=([.D209]-[.A209])/0.0166667" office:value-type="float" office:value="13.7519724960549" calcext:value-type="float">
            <text:p>13.7519724960549</text:p>
          </table:table-cell>
          <table:table-cell table:formula="of:=ABS([.E209]-[.B209])/0.0166667" office:value-type="float" office:value="934.258131483739" calcext:value-type="float">
            <text:p>934.258131483739</text:p>
          </table:table-cell>
          <table:table-cell table:formula="of:=([.F209]-[.C209])/0.0166667" office:value-type="float" office:value="123.347753304493" calcext:value-type="float">
            <text:p>123.347753304493</text:p>
          </table:table-cell>
          <table:table-cell table:formula="of:=DEGREES(ATAN(ABS([.F209]-[.C209])/ABS([.E209]-[.B209])))" office:value-type="float" office:value="7.52111823755588" calcext:value-type="float">
            <text:p>7.52111823755588</text:p>
          </table:table-cell>
          <table:table-cell table:formula="of:=SQRT(POWER([.H209];2)+POWER([.I209];2)+POWER([.J209];2))" office:value-type="float" office:value="942.465936379817" calcext:value-type="float">
            <text:p>942.465936379817</text:p>
          </table:table-cell>
        </table:table-row>
        <table:table-row table:style-name="ro1">
          <table:table-cell office:value-type="float" office:value="50.26" calcext:value-type="float">
            <text:p>50.26</text:p>
          </table:table-cell>
          <table:table-cell office:value-type="float" office:value="265.789" calcext:value-type="float">
            <text:p>265.789</text:p>
          </table:table-cell>
          <table:table-cell office:value-type="float" office:value="44.0099" calcext:value-type="float">
            <text:p>44.0099</text:p>
          </table:table-cell>
          <table:table-cell office:value-type="float" office:value="49.4602" calcext:value-type="float">
            <text:p>49.4602</text:p>
          </table:table-cell>
          <table:table-cell office:value-type="float" office:value="252.902" calcext:value-type="float">
            <text:p>252.902</text:p>
          </table:table-cell>
          <table:table-cell office:value-type="float" office:value="45.6381" calcext:value-type="float">
            <text:p>45.6381</text:p>
          </table:table-cell>
          <table:table-cell/>
          <table:table-cell table:formula="of:=([.D210]-[.A210])/0.0166667" office:value-type="float" office:value="-47.9879040241918" calcext:value-type="float">
            <text:p>-47.9879040241918</text:p>
          </table:table-cell>
          <table:table-cell table:formula="of:=ABS([.E210]-[.B210])/0.0166667" office:value-type="float" office:value="773.218453563093" calcext:value-type="float">
            <text:p>773.218453563093</text:p>
          </table:table-cell>
          <table:table-cell table:formula="of:=([.F210]-[.C210])/0.0166667" office:value-type="float" office:value="97.6918046163908" calcext:value-type="float">
            <text:p>97.6918046163908</text:p>
          </table:table-cell>
          <table:table-cell table:formula="of:=DEGREES(ATAN(ABS([.F210]-[.C210])/ABS([.E210]-[.B210])))" office:value-type="float" office:value="7.20084591268884" calcext:value-type="float">
            <text:p>7.20084591268884</text:p>
          </table:table-cell>
          <table:table-cell table:formula="of:=SQRT(POWER([.H210];2)+POWER([.I210];2)+POWER([.J210];2))" office:value-type="float" office:value="780.841408067184" calcext:value-type="float">
            <text:p>780.841408067184</text:p>
          </table:table-cell>
        </table:table-row>
        <table:table-row table:style-name="ro1">
          <table:table-cell office:value-type="float" office:value="51.1648" calcext:value-type="float">
            <text:p>51.1648</text:p>
          </table:table-cell>
          <table:table-cell office:value-type="float" office:value="262.167" calcext:value-type="float">
            <text:p>262.167</text:p>
          </table:table-cell>
          <table:table-cell office:value-type="float" office:value="44.3473" calcext:value-type="float">
            <text:p>44.3473</text:p>
          </table:table-cell>
          <table:table-cell office:value-type="float" office:value="51.7234" calcext:value-type="float">
            <text:p>51.7234</text:p>
          </table:table-cell>
          <table:table-cell office:value-type="float" office:value="249.971" calcext:value-type="float">
            <text:p>249.971</text:p>
          </table:table-cell>
          <table:table-cell office:value-type="float" office:value="45.154" calcext:value-type="float">
            <text:p>45.154</text:p>
          </table:table-cell>
          <table:table-cell/>
          <table:table-cell table:formula="of:=([.D211]-[.A211])/0.0166667" office:value-type="float" office:value="33.515932968134" calcext:value-type="float">
            <text:p>33.515932968134</text:p>
          </table:table-cell>
          <table:table-cell table:formula="of:=ABS([.E211]-[.B211])/0.0166667" office:value-type="float" office:value="731.758536482925" calcext:value-type="float">
            <text:p>731.758536482925</text:p>
          </table:table-cell>
          <table:table-cell table:formula="of:=([.F211]-[.C211])/0.0166667" office:value-type="float" office:value="48.401903196194" calcext:value-type="float">
            <text:p>48.401903196194</text:p>
          </table:table-cell>
          <table:table-cell table:formula="of:=DEGREES(ATAN(ABS([.F211]-[.C211])/ABS([.E211]-[.B211])))" office:value-type="float" office:value="3.78429608751121" calcext:value-type="float">
            <text:p>3.78429608751121</text:p>
          </table:table-cell>
          <table:table-cell table:formula="of:=SQRT(POWER([.H211];2)+POWER([.I211];2)+POWER([.J211];2))" office:value-type="float" office:value="734.123026277865" calcext:value-type="float">
            <text:p>734.123026277865</text:p>
          </table:table-cell>
        </table:table-row>
        <table:table-row table:style-name="ro1">
          <table:table-cell office:value-type="float" office:value="51.0739" calcext:value-type="float">
            <text:p>51.0739</text:p>
          </table:table-cell>
          <table:table-cell office:value-type="float" office:value="264.548" calcext:value-type="float">
            <text:p>264.548</text:p>
          </table:table-cell>
          <table:table-cell office:value-type="float" office:value="44.9309" calcext:value-type="float">
            <text:p>44.9309</text:p>
          </table:table-cell>
          <table:table-cell office:value-type="float" office:value="51.3736" calcext:value-type="float">
            <text:p>51.3736</text:p>
          </table:table-cell>
          <table:table-cell office:value-type="float" office:value="253.242" calcext:value-type="float">
            <text:p>253.242</text:p>
          </table:table-cell>
          <table:table-cell office:value-type="float" office:value="46.5089" calcext:value-type="float">
            <text:p>46.5089</text:p>
          </table:table-cell>
          <table:table-cell/>
          <table:table-cell table:formula="of:=([.D212]-[.A212])/0.0166667" office:value-type="float" office:value="17.981964036072" calcext:value-type="float">
            <text:p>17.981964036072</text:p>
          </table:table-cell>
          <table:table-cell table:formula="of:=ABS([.E212]-[.B212])/0.0166667" office:value-type="float" office:value="678.358643282714" calcext:value-type="float">
            <text:p>678.358643282714</text:p>
          </table:table-cell>
          <table:table-cell table:formula="of:=([.F212]-[.C212])/0.0166667" office:value-type="float" office:value="94.6798106403785" calcext:value-type="float">
            <text:p>94.6798106403785</text:p>
          </table:table-cell>
          <table:table-cell table:formula="of:=DEGREES(ATAN(ABS([.F212]-[.C212])/ABS([.E212]-[.B212])))" office:value-type="float" office:value="7.94555266193955" calcext:value-type="float">
            <text:p>7.94555266193955</text:p>
          </table:table-cell>
          <table:table-cell table:formula="of:=SQRT(POWER([.H212];2)+POWER([.I212];2)+POWER([.J212];2))" office:value-type="float" office:value="685.170100405627" calcext:value-type="float">
            <text:p>685.170100405627</text:p>
          </table:table-cell>
        </table:table-row>
        <table:table-row table:style-name="ro1">
          <table:table-cell office:value-type="float" office:value="60.6414" calcext:value-type="float">
            <text:p>60.6414</text:p>
          </table:table-cell>
          <table:table-cell office:value-type="float" office:value="262.994" calcext:value-type="float">
            <text:p>262.994</text:p>
          </table:table-cell>
          <table:table-cell office:value-type="float" office:value="44.3599" calcext:value-type="float">
            <text:p>44.3599</text:p>
          </table:table-cell>
          <table:table-cell office:value-type="float" office:value="61.427" calcext:value-type="float">
            <text:p>61.427</text:p>
          </table:table-cell>
          <table:table-cell office:value-type="float" office:value="250.875" calcext:value-type="float">
            <text:p>250.875</text:p>
          </table:table-cell>
          <table:table-cell office:value-type="float" office:value="45.8496" calcext:value-type="float">
            <text:p>45.8496</text:p>
          </table:table-cell>
          <table:table-cell/>
          <table:table-cell table:formula="of:=([.D213]-[.A213])/0.0166667" office:value-type="float" office:value="47.1359057281887" calcext:value-type="float">
            <text:p>47.1359057281887</text:p>
          </table:table-cell>
          <table:table-cell table:formula="of:=ABS([.E213]-[.B213])/0.0166667" office:value-type="float" office:value="727.13854572291" calcext:value-type="float">
            <text:p>727.13854572291</text:p>
          </table:table-cell>
          <table:table-cell table:formula="of:=([.F213]-[.C213])/0.0166667" office:value-type="float" office:value="89.3818212363575" calcext:value-type="float">
            <text:p>89.3818212363575</text:p>
          </table:table-cell>
          <table:table-cell table:formula="of:=DEGREES(ATAN(ABS([.F213]-[.C213])/ABS([.E213]-[.B213])))" office:value-type="float" office:value="7.00779616787956" calcext:value-type="float">
            <text:p>7.00779616787956</text:p>
          </table:table-cell>
          <table:table-cell table:formula="of:=SQRT(POWER([.H213];2)+POWER([.I213];2)+POWER([.J213];2))" office:value-type="float" office:value="734.126261791781" calcext:value-type="float">
            <text:p>734.126261791781</text:p>
          </table:table-cell>
        </table:table-row>
        <table:table-row table:style-name="ro1">
          <table:table-cell office:value-type="float" office:value="82.9613" calcext:value-type="float">
            <text:p>82.9613</text:p>
          </table:table-cell>
          <table:table-cell office:value-type="float" office:value="258.656" calcext:value-type="float">
            <text:p>258.656</text:p>
          </table:table-cell>
          <table:table-cell office:value-type="float" office:value="44.3764" calcext:value-type="float">
            <text:p>44.3764</text:p>
          </table:table-cell>
          <table:table-cell office:value-type="float" office:value="82.1992" calcext:value-type="float">
            <text:p>82.1992</text:p>
          </table:table-cell>
          <table:table-cell office:value-type="float" office:value="246.969" calcext:value-type="float">
            <text:p>246.969</text:p>
          </table:table-cell>
          <table:table-cell office:value-type="float" office:value="45.5937" calcext:value-type="float">
            <text:p>45.5937</text:p>
          </table:table-cell>
          <table:table-cell/>
          <table:table-cell table:formula="of:=([.D214]-[.A214])/0.0166667" office:value-type="float" office:value="-45.7259085481823" calcext:value-type="float">
            <text:p>-45.7259085481823</text:p>
          </table:table-cell>
          <table:table-cell table:formula="of:=ABS([.E214]-[.B214])/0.0166667" office:value-type="float" office:value="701.218597562806" calcext:value-type="float">
            <text:p>701.218597562806</text:p>
          </table:table-cell>
          <table:table-cell table:formula="of:=([.F214]-[.C214])/0.0166667" office:value-type="float" office:value="73.0378539242922" calcext:value-type="float">
            <text:p>73.0378539242922</text:p>
          </table:table-cell>
          <table:table-cell table:formula="of:=DEGREES(ATAN(ABS([.F214]-[.C214])/ABS([.E214]-[.B214])))" office:value-type="float" office:value="5.94639827172154" calcext:value-type="float">
            <text:p>5.94639827172154</text:p>
          </table:table-cell>
          <table:table-cell table:formula="of:=SQRT(POWER([.H214];2)+POWER([.I214];2)+POWER([.J214];2))" office:value-type="float" office:value="706.493388777539" calcext:value-type="float">
            <text:p>706.493388777539</text:p>
          </table:table-cell>
        </table:table-row>
        <table:table-row table:style-name="ro1">
          <table:table-cell office:value-type="float" office:value="95.5542" calcext:value-type="float">
            <text:p>95.5542</text:p>
          </table:table-cell>
          <table:table-cell office:value-type="float" office:value="259.249" calcext:value-type="float">
            <text:p>259.249</text:p>
          </table:table-cell>
          <table:table-cell office:value-type="float" office:value="43.4497" calcext:value-type="float">
            <text:p>43.4497</text:p>
          </table:table-cell>
          <table:table-cell office:value-type="float" office:value="95.4166" calcext:value-type="float">
            <text:p>95.4166</text:p>
          </table:table-cell>
          <table:table-cell office:value-type="float" office:value="247.795" calcext:value-type="float">
            <text:p>247.795</text:p>
          </table:table-cell>
          <table:table-cell office:value-type="float" office:value="44.4062" calcext:value-type="float">
            <text:p>44.4062</text:p>
          </table:table-cell>
          <table:table-cell/>
          <table:table-cell table:formula="of:=([.D215]-[.A215])/0.0166667" office:value-type="float" office:value="-8.25598348803254" calcext:value-type="float">
            <text:p>-8.25598348803254</text:p>
          </table:table-cell>
          <table:table-cell table:formula="of:=ABS([.E215]-[.B215])/0.0166667" office:value-type="float" office:value="687.238625522751" calcext:value-type="float">
            <text:p>687.238625522751</text:p>
          </table:table-cell>
          <table:table-cell table:formula="of:=([.F215]-[.C215])/0.0166667" office:value-type="float" office:value="57.3898852202295" calcext:value-type="float">
            <text:p>57.3898852202295</text:p>
          </table:table-cell>
          <table:table-cell table:formula="of:=DEGREES(ATAN(ABS([.F215]-[.C215])/ABS([.E215]-[.B215])))" office:value-type="float" office:value="4.77357705189238" calcext:value-type="float">
            <text:p>4.77357705189238</text:p>
          </table:table-cell>
          <table:table-cell table:formula="of:=SQRT(POWER([.H215];2)+POWER([.I215];2)+POWER([.J215];2))" office:value-type="float" office:value="689.680134989653" calcext:value-type="float">
            <text:p>689.680134989653</text:p>
          </table:table-cell>
        </table:table-row>
        <table:table-row table:style-name="ro1">
          <table:table-cell office:value-type="float" office:value="101.489" calcext:value-type="float">
            <text:p>101.489</text:p>
          </table:table-cell>
          <table:table-cell office:value-type="float" office:value="261.392" calcext:value-type="float">
            <text:p>261.392</text:p>
          </table:table-cell>
          <table:table-cell office:value-type="float" office:value="43.7708" calcext:value-type="float">
            <text:p>43.7708</text:p>
          </table:table-cell>
          <table:table-cell office:value-type="float" office:value="101.588" calcext:value-type="float">
            <text:p>101.588</text:p>
          </table:table-cell>
          <table:table-cell office:value-type="float" office:value="248.724" calcext:value-type="float">
            <text:p>248.724</text:p>
          </table:table-cell>
          <table:table-cell office:value-type="float" office:value="45.1383" calcext:value-type="float">
            <text:p>45.1383</text:p>
          </table:table-cell>
          <table:table-cell/>
          <table:table-cell table:formula="of:=([.D216]-[.A216])/0.0166667" office:value-type="float" office:value="5.93998812002313" calcext:value-type="float">
            <text:p>5.93998812002313</text:p>
          </table:table-cell>
          <table:table-cell table:formula="of:=ABS([.E216]-[.B216])/0.0166667" office:value-type="float" office:value="760.078479843041" calcext:value-type="float">
            <text:p>760.078479843041</text:p>
          </table:table-cell>
          <table:table-cell table:formula="of:=([.F216]-[.C216])/0.0166667" office:value-type="float" office:value="82.0498359003282" calcext:value-type="float">
            <text:p>82.0498359003282</text:p>
          </table:table-cell>
          <table:table-cell table:formula="of:=DEGREES(ATAN(ABS([.F216]-[.C216])/ABS([.E216]-[.B216])))" office:value-type="float" office:value="6.16117327815057" calcext:value-type="float">
            <text:p>6.16117327815057</text:p>
          </table:table-cell>
          <table:table-cell table:formula="of:=SQRT(POWER([.H216];2)+POWER([.I216];2)+POWER([.J216];2))" office:value-type="float" office:value="764.517334368976" calcext:value-type="float">
            <text:p>764.517334368976</text:p>
          </table:table-cell>
        </table:table-row>
        <table:table-row table:style-name="ro1">
          <table:table-cell office:value-type="float" office:value="101.665" calcext:value-type="float">
            <text:p>101.665</text:p>
          </table:table-cell>
          <table:table-cell office:value-type="float" office:value="260.286" calcext:value-type="float">
            <text:p>260.286</text:p>
          </table:table-cell>
          <table:table-cell office:value-type="float" office:value="43.4686" calcext:value-type="float">
            <text:p>43.4686</text:p>
          </table:table-cell>
          <table:table-cell office:value-type="float" office:value="101.688" calcext:value-type="float">
            <text:p>101.688</text:p>
          </table:table-cell>
          <table:table-cell office:value-type="float" office:value="246.597" calcext:value-type="float">
            <text:p>246.597</text:p>
          </table:table-cell>
          <table:table-cell office:value-type="float" office:value="44.7886" calcext:value-type="float">
            <text:p>44.7886</text:p>
          </table:table-cell>
          <table:table-cell/>
          <table:table-cell table:formula="of:=([.D217]-[.A217])/0.0166667" office:value-type="float" office:value="1.37999724000529" calcext:value-type="float">
            <text:p>1.37999724000529</text:p>
          </table:table-cell>
          <table:table-cell table:formula="of:=ABS([.E217]-[.B217])/0.0166667" office:value-type="float" office:value="821.338357323285" calcext:value-type="float">
            <text:p>821.338357323285</text:p>
          </table:table-cell>
          <table:table-cell table:formula="of:=([.F217]-[.C217])/0.0166667" office:value-type="float" office:value="79.1998416003168" calcext:value-type="float">
            <text:p>79.1998416003168</text:p>
          </table:table-cell>
          <table:table-cell table:formula="of:=DEGREES(ATAN(ABS([.F217]-[.C217])/ABS([.E217]-[.B217])))" office:value-type="float" office:value="5.50787611793894" calcext:value-type="float">
            <text:p>5.50787611793894</text:p>
          </table:table-cell>
          <table:table-cell table:formula="of:=SQRT(POWER([.H217];2)+POWER([.I217];2)+POWER([.J217];2))" office:value-type="float" office:value="825.149208635875" calcext:value-type="float">
            <text:p>825.149208635875</text:p>
          </table:table-cell>
        </table:table-row>
        <table:table-row table:style-name="ro1">
          <table:table-cell office:value-type="float" office:value="110.767" calcext:value-type="float">
            <text:p>110.767</text:p>
          </table:table-cell>
          <table:table-cell office:value-type="float" office:value="259.481" calcext:value-type="float">
            <text:p>259.481</text:p>
          </table:table-cell>
          <table:table-cell office:value-type="float" office:value="44.7293" calcext:value-type="float">
            <text:p>44.7293</text:p>
          </table:table-cell>
          <table:table-cell office:value-type="float" office:value="110.266" calcext:value-type="float">
            <text:p>110.266</text:p>
          </table:table-cell>
          <table:table-cell office:value-type="float" office:value="245.892" calcext:value-type="float">
            <text:p>245.892</text:p>
          </table:table-cell>
          <table:table-cell office:value-type="float" office:value="46.4682" calcext:value-type="float">
            <text:p>46.4682</text:p>
          </table:table-cell>
          <table:table-cell/>
          <table:table-cell table:formula="of:=([.D218]-[.A218])/0.0166667" office:value-type="float" office:value="-30.0599398801197" calcext:value-type="float">
            <text:p>-30.0599398801197</text:p>
          </table:table-cell>
          <table:table-cell table:formula="of:=ABS([.E218]-[.B218])/0.0166667" office:value-type="float" office:value="815.338369323261" calcext:value-type="float">
            <text:p>815.338369323261</text:p>
          </table:table-cell>
          <table:table-cell table:formula="of:=([.F218]-[.C218])/0.0166667" office:value-type="float" office:value="104.333791332417" calcext:value-type="float">
            <text:p>104.333791332417</text:p>
          </table:table-cell>
          <table:table-cell table:formula="of:=DEGREES(ATAN(ABS([.F218]-[.C218])/ABS([.E218]-[.B218])))" office:value-type="float" office:value="7.29215530199843" calcext:value-type="float">
            <text:p>7.29215530199843</text:p>
          </table:table-cell>
          <table:table-cell table:formula="of:=SQRT(POWER([.H218];2)+POWER([.I218];2)+POWER([.J218];2))" office:value-type="float" office:value="822.536197677712" calcext:value-type="float">
            <text:p>822.536197677712</text:p>
          </table:table-cell>
        </table:table-row>
        <table:table-row table:style-name="ro1">
          <table:table-cell office:value-type="float" office:value="113.928" calcext:value-type="float">
            <text:p>113.928</text:p>
          </table:table-cell>
          <table:table-cell office:value-type="float" office:value="256.991" calcext:value-type="float">
            <text:p>256.991</text:p>
          </table:table-cell>
          <table:table-cell office:value-type="float" office:value="44.392" calcext:value-type="float">
            <text:p>44.392</text:p>
          </table:table-cell>
          <table:table-cell office:value-type="float" office:value="113.476" calcext:value-type="float">
            <text:p>113.476</text:p>
          </table:table-cell>
          <table:table-cell office:value-type="float" office:value="244.788" calcext:value-type="float">
            <text:p>244.788</text:p>
          </table:table-cell>
          <table:table-cell office:value-type="float" office:value="45.2301" calcext:value-type="float">
            <text:p>45.2301</text:p>
          </table:table-cell>
          <table:table-cell/>
          <table:table-cell table:formula="of:=([.D219]-[.A219])/0.0166667" office:value-type="float" office:value="-27.1199457601084" calcext:value-type="float">
            <text:p>-27.1199457601084</text:p>
          </table:table-cell>
          <table:table-cell table:formula="of:=ABS([.E219]-[.B219])/0.0166667" office:value-type="float" office:value="732.178535642927" calcext:value-type="float">
            <text:p>732.178535642927</text:p>
          </table:table-cell>
          <table:table-cell table:formula="of:=([.F219]-[.C219])/0.0166667" office:value-type="float" office:value="50.285899428201" calcext:value-type="float">
            <text:p>50.285899428201</text:p>
          </table:table-cell>
          <table:table-cell table:formula="of:=DEGREES(ATAN(ABS([.F219]-[.C219])/ABS([.E219]-[.B219])))" office:value-type="float" office:value="3.92889488293463" calcext:value-type="float">
            <text:p>3.92889488293463</text:p>
          </table:table-cell>
          <table:table-cell table:formula="of:=SQRT(POWER([.H219];2)+POWER([.I219];2)+POWER([.J219];2))" office:value-type="float" office:value="734.404228742969" calcext:value-type="float">
            <text:p>734.404228742969</text:p>
          </table:table-cell>
        </table:table-row>
        <table:table-row table:style-name="ro1">
          <table:table-cell office:value-type="float" office:value="114.05" calcext:value-type="float">
            <text:p>114.05</text:p>
          </table:table-cell>
          <table:table-cell office:value-type="float" office:value="260.589" calcext:value-type="float">
            <text:p>260.589</text:p>
          </table:table-cell>
          <table:table-cell office:value-type="float" office:value="43.3207" calcext:value-type="float">
            <text:p>43.3207</text:p>
          </table:table-cell>
          <table:table-cell office:value-type="float" office:value="112.638" calcext:value-type="float">
            <text:p>112.638</text:p>
          </table:table-cell>
          <table:table-cell office:value-type="float" office:value="250.533" calcext:value-type="float">
            <text:p>250.533</text:p>
          </table:table-cell>
          <table:table-cell office:value-type="float" office:value="43.8092" calcext:value-type="float">
            <text:p>43.8092</text:p>
          </table:table-cell>
          <table:table-cell/>
          <table:table-cell table:formula="of:=([.D220]-[.A220])/0.0166667" office:value-type="float" office:value="-84.7198305603384" calcext:value-type="float">
            <text:p>-84.7198305603384</text:p>
          </table:table-cell>
          <table:table-cell table:formula="of:=ABS([.E220]-[.B220])/0.0166667" office:value-type="float" office:value="603.358793282414" calcext:value-type="float">
            <text:p>603.358793282414</text:p>
          </table:table-cell>
          <table:table-cell table:formula="of:=([.F220]-[.C220])/0.0166667" office:value-type="float" office:value="29.3099413801169" calcext:value-type="float">
            <text:p>29.3099413801169</text:p>
          </table:table-cell>
          <table:table-cell table:formula="of:=DEGREES(ATAN(ABS([.F220]-[.C220])/ABS([.E220]-[.B220])))" office:value-type="float" office:value="2.78112600450833" calcext:value-type="float">
            <text:p>2.78112600450833</text:p>
          </table:table-cell>
          <table:table-cell table:formula="of:=SQRT(POWER([.H220];2)+POWER([.I220];2)+POWER([.J220];2))" office:value-type="float" office:value="609.982258582239" calcext:value-type="float">
            <text:p>609.982258582239</text:p>
          </table:table-cell>
        </table:table-row>
        <table:table-row table:style-name="ro1">
          <table:table-cell office:value-type="float" office:value="114.001" calcext:value-type="float">
            <text:p>114.001</text:p>
          </table:table-cell>
          <table:table-cell office:value-type="float" office:value="262.824" calcext:value-type="float">
            <text:p>262.824</text:p>
          </table:table-cell>
          <table:table-cell office:value-type="float" office:value="43.6793" calcext:value-type="float">
            <text:p>43.6793</text:p>
          </table:table-cell>
          <table:table-cell office:value-type="float" office:value="112.593" calcext:value-type="float">
            <text:p>112.593</text:p>
          </table:table-cell>
          <table:table-cell office:value-type="float" office:value="250.352" calcext:value-type="float">
            <text:p>250.352</text:p>
          </table:table-cell>
          <table:table-cell office:value-type="float" office:value="44.7823" calcext:value-type="float">
            <text:p>44.7823</text:p>
          </table:table-cell>
          <table:table-cell/>
          <table:table-cell table:formula="of:=([.D221]-[.A221])/0.0166667" office:value-type="float" office:value="-84.479831040338" calcext:value-type="float">
            <text:p>-84.479831040338</text:p>
          </table:table-cell>
          <table:table-cell table:formula="of:=ABS([.E221]-[.B221])/0.0166667" office:value-type="float" office:value="748.318503362994" calcext:value-type="float">
            <text:p>748.318503362994</text:p>
          </table:table-cell>
          <table:table-cell table:formula="of:=([.F221]-[.C221])/0.0166667" office:value-type="float" office:value="66.1798676402648" calcext:value-type="float">
            <text:p>66.1798676402648</text:p>
          </table:table-cell>
          <table:table-cell table:formula="of:=DEGREES(ATAN(ABS([.F221]-[.C221])/ABS([.E221]-[.B221])))" office:value-type="float" office:value="5.0539810943527" calcext:value-type="float">
            <text:p>5.0539810943527</text:p>
          </table:table-cell>
          <table:table-cell table:formula="of:=SQRT(POWER([.H221];2)+POWER([.I221];2)+POWER([.J221];2))" office:value-type="float" office:value="755.974337665584" calcext:value-type="float">
            <text:p>755.974337665584</text:p>
          </table:table-cell>
        </table:table-row>
        <table:table-row table:style-name="ro1">
          <table:table-cell office:value-type="float" office:value="114.459" calcext:value-type="float">
            <text:p>114.459</text:p>
          </table:table-cell>
          <table:table-cell office:value-type="float" office:value="262.676" calcext:value-type="float">
            <text:p>262.676</text:p>
          </table:table-cell>
          <table:table-cell office:value-type="float" office:value="44.1836" calcext:value-type="float">
            <text:p>44.1836</text:p>
          </table:table-cell>
          <table:table-cell office:value-type="float" office:value="113.274" calcext:value-type="float">
            <text:p>113.274</text:p>
          </table:table-cell>
          <table:table-cell office:value-type="float" office:value="250.199" calcext:value-type="float">
            <text:p>250.199</text:p>
          </table:table-cell>
          <table:table-cell office:value-type="float" office:value="45.2728" calcext:value-type="float">
            <text:p>45.2728</text:p>
          </table:table-cell>
          <table:table-cell/>
          <table:table-cell table:formula="of:=([.D222]-[.A222])/0.0166667" office:value-type="float" office:value="-71.0998578002845" calcext:value-type="float">
            <text:p>-71.0998578002845</text:p>
          </table:table-cell>
          <table:table-cell table:formula="of:=ABS([.E222]-[.B222])/0.0166667" office:value-type="float" office:value="748.618502762993" calcext:value-type="float">
            <text:p>748.618502762993</text:p>
          </table:table-cell>
          <table:table-cell table:formula="of:=([.F222]-[.C222])/0.0166667" office:value-type="float" office:value="65.3518692962613" calcext:value-type="float">
            <text:p>65.3518692962613</text:p>
          </table:table-cell>
          <table:table-cell table:formula="of:=DEGREES(ATAN(ABS([.F222]-[.C222])/ABS([.E222]-[.B222])))" office:value-type="float" office:value="4.98908044615261" calcext:value-type="float">
            <text:p>4.98908044615261</text:p>
          </table:table-cell>
          <table:table-cell table:formula="of:=SQRT(POWER([.H222];2)+POWER([.I222];2)+POWER([.J222];2))" office:value-type="float" office:value="754.821647330574" calcext:value-type="float">
            <text:p>754.821647330574</text:p>
          </table:table-cell>
        </table:table-row>
        <table:table-row table:style-name="ro1">
          <table:table-cell office:value-type="float" office:value="113.967" calcext:value-type="float">
            <text:p>113.967</text:p>
          </table:table-cell>
          <table:table-cell office:value-type="float" office:value="260.253" calcext:value-type="float">
            <text:p>260.253</text:p>
          </table:table-cell>
          <table:table-cell office:value-type="float" office:value="45.0601" calcext:value-type="float">
            <text:p>45.0601</text:p>
          </table:table-cell>
          <table:table-cell office:value-type="float" office:value="112.229" calcext:value-type="float">
            <text:p>112.229</text:p>
          </table:table-cell>
          <table:table-cell office:value-type="float" office:value="246.844" calcext:value-type="float">
            <text:p>246.844</text:p>
          </table:table-cell>
          <table:table-cell office:value-type="float" office:value="46.2979" calcext:value-type="float">
            <text:p>46.2979</text:p>
          </table:table-cell>
          <table:table-cell/>
          <table:table-cell table:formula="of:=([.D223]-[.A223])/0.0166667" office:value-type="float" office:value="-104.279791440417" calcext:value-type="float">
            <text:p>-104.279791440417</text:p>
          </table:table-cell>
          <table:table-cell table:formula="of:=ABS([.E223]-[.B223])/0.0166667" office:value-type="float" office:value="804.538390923218" calcext:value-type="float">
            <text:p>804.538390923218</text:p>
          </table:table-cell>
          <table:table-cell table:formula="of:=([.F223]-[.C223])/0.0166667" office:value-type="float" office:value="74.2678514642971" calcext:value-type="float">
            <text:p>74.2678514642971</text:p>
          </table:table-cell>
          <table:table-cell table:formula="of:=DEGREES(ATAN(ABS([.F223]-[.C223])/ABS([.E223]-[.B223])))" office:value-type="float" office:value="5.27409150346223" calcext:value-type="float">
            <text:p>5.27409150346223</text:p>
          </table:table-cell>
          <table:table-cell table:formula="of:=SQRT(POWER([.H223];2)+POWER([.I223];2)+POWER([.J223];2))" office:value-type="float" office:value="814.660672386547" calcext:value-type="float">
            <text:p>814.660672386547</text:p>
          </table:table-cell>
        </table:table-row>
        <table:table-row table:style-name="ro1">
          <table:table-cell office:value-type="float" office:value="112.724" calcext:value-type="float">
            <text:p>112.724</text:p>
          </table:table-cell>
          <table:table-cell office:value-type="float" office:value="264.423" calcext:value-type="float">
            <text:p>264.423</text:p>
          </table:table-cell>
          <table:table-cell office:value-type="float" office:value="42.213" calcext:value-type="float">
            <text:p>42.213</text:p>
          </table:table-cell>
          <table:table-cell office:value-type="float" office:value="111.48" calcext:value-type="float">
            <text:p>111.48</text:p>
          </table:table-cell>
          <table:table-cell office:value-type="float" office:value="253.1" calcext:value-type="float">
            <text:p>253.1</text:p>
          </table:table-cell>
          <table:table-cell office:value-type="float" office:value="42.4383" calcext:value-type="float">
            <text:p>42.4383</text:p>
          </table:table-cell>
          <table:table-cell/>
          <table:table-cell table:formula="of:=([.D224]-[.A224])/0.0166667" office:value-type="float" office:value="-74.6398507202986" calcext:value-type="float">
            <text:p>-74.6398507202986</text:p>
          </table:table-cell>
          <table:table-cell table:formula="of:=ABS([.E224]-[.B224])/0.0166667" office:value-type="float" office:value="679.378641242718" calcext:value-type="float">
            <text:p>679.378641242718</text:p>
          </table:table-cell>
          <table:table-cell table:formula="of:=([.F224]-[.C224])/0.0166667" office:value-type="float" office:value="13.5179729640539" calcext:value-type="float">
            <text:p>13.5179729640539</text:p>
          </table:table-cell>
          <table:table-cell table:formula="of:=DEGREES(ATAN(ABS([.F224]-[.C224])/ABS([.E224]-[.B224])))" office:value-type="float" office:value="1.13989542976208" calcext:value-type="float">
            <text:p>1.13989542976208</text:p>
          </table:table-cell>
          <table:table-cell table:formula="of:=SQRT(POWER([.H224];2)+POWER([.I224];2)+POWER([.J224];2))" office:value-type="float" office:value="683.600161706686" calcext:value-type="float">
            <text:p>683.600161706686</text:p>
          </table:table-cell>
        </table:table-row>
        <table:table-row table:style-name="ro1">
          <table:table-cell office:value-type="float" office:value="109.95" calcext:value-type="float">
            <text:p>109.95</text:p>
          </table:table-cell>
          <table:table-cell office:value-type="float" office:value="249.632" calcext:value-type="float">
            <text:p>249.632</text:p>
          </table:table-cell>
          <table:table-cell office:value-type="float" office:value="43.981" calcext:value-type="float">
            <text:p>43.981</text:p>
          </table:table-cell>
          <table:table-cell office:value-type="float" office:value="108.149" calcext:value-type="float">
            <text:p>108.149</text:p>
          </table:table-cell>
          <table:table-cell office:value-type="float" office:value="236.811" calcext:value-type="float">
            <text:p>236.811</text:p>
          </table:table-cell>
          <table:table-cell office:value-type="float" office:value="44.7708" calcext:value-type="float">
            <text:p>44.7708</text:p>
          </table:table-cell>
          <table:table-cell/>
          <table:table-cell table:formula="of:=([.D225]-[.A225])/0.0166667" office:value-type="float" office:value="-108.059783880432" calcext:value-type="float">
            <text:p>-108.059783880432</text:p>
          </table:table-cell>
          <table:table-cell table:formula="of:=ABS([.E225]-[.B225])/0.0166667" office:value-type="float" office:value="769.258461483077" calcext:value-type="float">
            <text:p>769.258461483077</text:p>
          </table:table-cell>
          <table:table-cell table:formula="of:=([.F225]-[.C225])/0.0166667" office:value-type="float" office:value="47.3879052241895" calcext:value-type="float">
            <text:p>47.3879052241895</text:p>
          </table:table-cell>
          <table:table-cell table:formula="of:=DEGREES(ATAN(ABS([.F225]-[.C225])/ABS([.E225]-[.B225])))" office:value-type="float" office:value="3.52508348865138" calcext:value-type="float">
            <text:p>3.52508348865138</text:p>
          </table:table-cell>
          <table:table-cell table:formula="of:=SQRT(POWER([.H225];2)+POWER([.I225];2)+POWER([.J225];2))" office:value-type="float" office:value="778.255170890071" calcext:value-type="float">
            <text:p>778.255170890071</text:p>
          </table:table-cell>
        </table:table-row>
        <table:table-row table:style-name="ro1">
          <table:table-cell office:value-type="float" office:value="110.728" calcext:value-type="float">
            <text:p>110.728</text:p>
          </table:table-cell>
          <table:table-cell office:value-type="float" office:value="258.612" calcext:value-type="float">
            <text:p>258.612</text:p>
          </table:table-cell>
          <table:table-cell office:value-type="float" office:value="43.432" calcext:value-type="float">
            <text:p>43.432</text:p>
          </table:table-cell>
          <table:table-cell office:value-type="float" office:value="108.63" calcext:value-type="float">
            <text:p>108.63</text:p>
          </table:table-cell>
          <table:table-cell office:value-type="float" office:value="245.285" calcext:value-type="float">
            <text:p>245.285</text:p>
          </table:table-cell>
          <table:table-cell office:value-type="float" office:value="44.4862" calcext:value-type="float">
            <text:p>44.4862</text:p>
          </table:table-cell>
          <table:table-cell/>
          <table:table-cell table:formula="of:=([.D226]-[.A226])/0.0166667" office:value-type="float" office:value="-125.879748240503" calcext:value-type="float">
            <text:p>-125.879748240503</text:p>
          </table:table-cell>
          <table:table-cell table:formula="of:=ABS([.E226]-[.B226])/0.0166667" office:value-type="float" office:value="799.6184007632" calcext:value-type="float">
            <text:p>799.6184007632</text:p>
          </table:table-cell>
          <table:table-cell table:formula="of:=([.F226]-[.C226])/0.0166667" office:value-type="float" office:value="63.2518734962527" calcext:value-type="float">
            <text:p>63.2518734962527</text:p>
          </table:table-cell>
          <table:table-cell table:formula="of:=DEGREES(ATAN(ABS([.F226]-[.C226])/ABS([.E226]-[.B226])))" office:value-type="float" office:value="4.5228258775079" calcext:value-type="float">
            <text:p>4.5228258775079</text:p>
          </table:table-cell>
          <table:table-cell table:formula="of:=SQRT(POWER([.H226];2)+POWER([.I226];2)+POWER([.J226];2))" office:value-type="float" office:value="811.933554767246" calcext:value-type="float">
            <text:p>811.933554767246</text:p>
          </table:table-cell>
        </table:table-row>
        <table:table-row table:style-name="ro1">
          <table:table-cell office:value-type="float" office:value="110.447" calcext:value-type="float">
            <text:p>110.447</text:p>
          </table:table-cell>
          <table:table-cell office:value-type="float" office:value="260.958" calcext:value-type="float">
            <text:p>260.958</text:p>
          </table:table-cell>
          <table:table-cell office:value-type="float" office:value="43.2879" calcext:value-type="float">
            <text:p>43.2879</text:p>
          </table:table-cell>
          <table:table-cell office:value-type="float" office:value="108.217" calcext:value-type="float">
            <text:p>108.217</text:p>
          </table:table-cell>
          <table:table-cell office:value-type="float" office:value="248.664" calcext:value-type="float">
            <text:p>248.664</text:p>
          </table:table-cell>
          <table:table-cell office:value-type="float" office:value="43.9217" calcext:value-type="float">
            <text:p>43.9217</text:p>
          </table:table-cell>
          <table:table-cell/>
          <table:table-cell table:formula="of:=([.D227]-[.A227])/0.0166667" office:value-type="float" office:value="-133.799732400535" calcext:value-type="float">
            <text:p>-133.799732400535</text:p>
          </table:table-cell>
          <table:table-cell table:formula="of:=ABS([.E227]-[.B227])/0.0166667" office:value-type="float" office:value="737.638524722953" calcext:value-type="float">
            <text:p>737.638524722953</text:p>
          </table:table-cell>
          <table:table-cell table:formula="of:=([.F227]-[.C227])/0.0166667" office:value-type="float" office:value="38.0279239441522" calcext:value-type="float">
            <text:p>38.0279239441522</text:p>
          </table:table-cell>
          <table:table-cell table:formula="of:=DEGREES(ATAN(ABS([.F227]-[.C227])/ABS([.E227]-[.B227])))" office:value-type="float" office:value="2.95119120991888" calcext:value-type="float">
            <text:p>2.95119120991888</text:p>
          </table:table-cell>
          <table:table-cell table:formula="of:=SQRT(POWER([.H227];2)+POWER([.I227];2)+POWER([.J227];2))" office:value-type="float" office:value="750.639117382922" calcext:value-type="float">
            <text:p>750.639117382922</text:p>
          </table:table-cell>
        </table:table-row>
        <table:table-row table:style-name="ro1">
          <table:table-cell office:value-type="float" office:value="109.937" calcext:value-type="float">
            <text:p>109.937</text:p>
          </table:table-cell>
          <table:table-cell office:value-type="float" office:value="252.001" calcext:value-type="float">
            <text:p>252.001</text:p>
          </table:table-cell>
          <table:table-cell office:value-type="float" office:value="43.1107" calcext:value-type="float">
            <text:p>43.1107</text:p>
          </table:table-cell>
          <table:table-cell office:value-type="float" office:value="108.094" calcext:value-type="float">
            <text:p>108.094</text:p>
          </table:table-cell>
          <table:table-cell office:value-type="float" office:value="241.256" calcext:value-type="float">
            <text:p>241.256</text:p>
          </table:table-cell>
          <table:table-cell office:value-type="float" office:value="43.3177" calcext:value-type="float">
            <text:p>43.3177</text:p>
          </table:table-cell>
          <table:table-cell/>
          <table:table-cell table:formula="of:=([.D228]-[.A228])/0.0166667" office:value-type="float" office:value="-110.579778840443" calcext:value-type="float">
            <text:p>-110.579778840443</text:p>
          </table:table-cell>
          <table:table-cell table:formula="of:=ABS([.E228]-[.B228])/0.0166667" office:value-type="float" office:value="644.698710602579" calcext:value-type="float">
            <text:p>644.698710602579</text:p>
          </table:table-cell>
          <table:table-cell table:formula="of:=([.F228]-[.C228])/0.0166667" office:value-type="float" office:value="12.4199751600497" calcext:value-type="float">
            <text:p>12.4199751600497</text:p>
          </table:table-cell>
          <table:table-cell table:formula="of:=DEGREES(ATAN(ABS([.F228]-[.C228])/ABS([.E228]-[.B228])))" office:value-type="float" office:value="1.10365374138619" calcext:value-type="float">
            <text:p>1.10365374138619</text:p>
          </table:table-cell>
          <table:table-cell table:formula="of:=SQRT(POWER([.H228];2)+POWER([.I228];2)+POWER([.J228];2))" office:value-type="float" office:value="654.231282287851" calcext:value-type="float">
            <text:p>654.231282287851</text:p>
          </table:table-cell>
        </table:table-row>
        <table:table-row table:style-name="ro1">
          <table:table-cell office:value-type="float" office:value="111.653" calcext:value-type="float">
            <text:p>111.653</text:p>
          </table:table-cell>
          <table:table-cell office:value-type="float" office:value="265.893" calcext:value-type="float">
            <text:p>265.893</text:p>
          </table:table-cell>
          <table:table-cell office:value-type="float" office:value="41.2447" calcext:value-type="float">
            <text:p>41.2447</text:p>
          </table:table-cell>
          <table:table-cell office:value-type="float" office:value="109.886" calcext:value-type="float">
            <text:p>109.886</text:p>
          </table:table-cell>
          <table:table-cell office:value-type="float" office:value="251.072" calcext:value-type="float">
            <text:p>251.072</text:p>
          </table:table-cell>
          <table:table-cell office:value-type="float" office:value="42.0845" calcext:value-type="float">
            <text:p>42.0845</text:p>
          </table:table-cell>
          <table:table-cell/>
          <table:table-cell table:formula="of:=([.D229]-[.A229])/0.0166667" office:value-type="float" office:value="-106.019787960425" calcext:value-type="float">
            <text:p>-106.019787960425</text:p>
          </table:table-cell>
          <table:table-cell table:formula="of:=ABS([.E229]-[.B229])/0.0166667" office:value-type="float" office:value="889.258221483555" calcext:value-type="float">
            <text:p>889.258221483555</text:p>
          </table:table-cell>
          <table:table-cell table:formula="of:=([.F229]-[.C229])/0.0166667" office:value-type="float" office:value="50.3878992242014" calcext:value-type="float">
            <text:p>50.3878992242014</text:p>
          </table:table-cell>
          <table:table-cell table:formula="of:=DEGREES(ATAN(ABS([.F229]-[.C229])/ABS([.E229]-[.B229])))" office:value-type="float" office:value="3.24307391902211" calcext:value-type="float">
            <text:p>3.24307391902211</text:p>
          </table:table-cell>
          <table:table-cell table:formula="of:=SQRT(POWER([.H229];2)+POWER([.I229];2)+POWER([.J229];2))" office:value-type="float" office:value="896.972307434013" calcext:value-type="float">
            <text:p>896.972307434013</text:p>
          </table:table-cell>
        </table:table-row>
        <table:table-row table:style-name="ro1">
          <table:table-cell office:value-type="float" office:value="111.798" calcext:value-type="float">
            <text:p>111.798</text:p>
          </table:table-cell>
          <table:table-cell office:value-type="float" office:value="264.713" calcext:value-type="float">
            <text:p>264.713</text:p>
          </table:table-cell>
          <table:table-cell office:value-type="float" office:value="41.1974" calcext:value-type="float">
            <text:p>41.1974</text:p>
          </table:table-cell>
          <table:table-cell office:value-type="float" office:value="109.906" calcext:value-type="float">
            <text:p>109.906</text:p>
          </table:table-cell>
          <table:table-cell office:value-type="float" office:value="251.157" calcext:value-type="float">
            <text:p>251.157</text:p>
          </table:table-cell>
          <table:table-cell office:value-type="float" office:value="41.5958" calcext:value-type="float">
            <text:p>41.5958</text:p>
          </table:table-cell>
          <table:table-cell/>
          <table:table-cell table:formula="of:=([.D230]-[.A230])/0.0166667" office:value-type="float" office:value="-113.519772960454" calcext:value-type="float">
            <text:p>-113.519772960454</text:p>
          </table:table-cell>
          <table:table-cell table:formula="of:=ABS([.E230]-[.B230])/0.0166667" office:value-type="float" office:value="813.358373283254" calcext:value-type="float">
            <text:p>813.358373283254</text:p>
          </table:table-cell>
          <table:table-cell table:formula="of:=([.F230]-[.C230])/0.0166667" office:value-type="float" office:value="23.9039521920953" calcext:value-type="float">
            <text:p>23.9039521920953</text:p>
          </table:table-cell>
          <table:table-cell table:formula="of:=DEGREES(ATAN(ABS([.F230]-[.C230])/ABS([.E230]-[.B230])))" office:value-type="float" office:value="1.68339259232355" calcext:value-type="float">
            <text:p>1.68339259232355</text:p>
          </table:table-cell>
          <table:table-cell table:formula="of:=SQRT(POWER([.H230];2)+POWER([.I230];2)+POWER([.J230];2))" office:value-type="float" office:value="821.58991058397" calcext:value-type="float">
            <text:p>821.58991058397</text:p>
          </table:table-cell>
        </table:table-row>
        <table:table-row table:style-name="ro1">
          <table:table-cell office:value-type="float" office:value="111.233" calcext:value-type="float">
            <text:p>111.233</text:p>
          </table:table-cell>
          <table:table-cell office:value-type="float" office:value="261.163" calcext:value-type="float">
            <text:p>261.163</text:p>
          </table:table-cell>
          <table:table-cell office:value-type="float" office:value="41.7981" calcext:value-type="float">
            <text:p>41.7981</text:p>
          </table:table-cell>
          <table:table-cell office:value-type="float" office:value="109.695" calcext:value-type="float">
            <text:p>109.695</text:p>
          </table:table-cell>
          <table:table-cell office:value-type="float" office:value="248.857" calcext:value-type="float">
            <text:p>248.857</text:p>
          </table:table-cell>
          <table:table-cell office:value-type="float" office:value="42.2298" calcext:value-type="float">
            <text:p>42.2298</text:p>
          </table:table-cell>
          <table:table-cell/>
          <table:table-cell table:formula="of:=([.D231]-[.A231])/0.0166667" office:value-type="float" office:value="-92.2798154403698" calcext:value-type="float">
            <text:p>-92.2798154403698</text:p>
          </table:table-cell>
          <table:table-cell table:formula="of:=ABS([.E231]-[.B231])/0.0166667" office:value-type="float" office:value="738.358523282954" calcext:value-type="float">
            <text:p>738.358523282954</text:p>
          </table:table-cell>
          <table:table-cell table:formula="of:=([.F231]-[.C231])/0.0166667" office:value-type="float" office:value="25.9019481961036" calcext:value-type="float">
            <text:p>25.9019481961036</text:p>
          </table:table-cell>
          <table:table-cell table:formula="of:=DEGREES(ATAN(ABS([.F231]-[.C231])/ABS([.E231]-[.B231])))" office:value-type="float" office:value="2.00913774263991" calcext:value-type="float">
            <text:p>2.00913774263991</text:p>
          </table:table-cell>
          <table:table-cell table:formula="of:=SQRT(POWER([.H231];2)+POWER([.I231];2)+POWER([.J231];2))" office:value-type="float" office:value="744.553412565309" calcext:value-type="float">
            <text:p>744.553412565309</text:p>
          </table:table-cell>
        </table:table-row>
        <table:table-row table:style-name="ro1">
          <table:table-cell office:value-type="float" office:value="111.495" calcext:value-type="float">
            <text:p>111.495</text:p>
          </table:table-cell>
          <table:table-cell office:value-type="float" office:value="267.023" calcext:value-type="float">
            <text:p>267.023</text:p>
          </table:table-cell>
          <table:table-cell office:value-type="float" office:value="41.5466" calcext:value-type="float">
            <text:p>41.5466</text:p>
          </table:table-cell>
          <table:table-cell office:value-type="float" office:value="110.078" calcext:value-type="float">
            <text:p>110.078</text:p>
          </table:table-cell>
          <table:table-cell office:value-type="float" office:value="253.291" calcext:value-type="float">
            <text:p>253.291</text:p>
          </table:table-cell>
          <table:table-cell office:value-type="float" office:value="41.9408" calcext:value-type="float">
            <text:p>41.9408</text:p>
          </table:table-cell>
          <table:table-cell/>
          <table:table-cell table:formula="of:=([.D232]-[.A232])/0.0166667" office:value-type="float" office:value="-85.0198299603402" calcext:value-type="float">
            <text:p>-85.0198299603402</text:p>
          </table:table-cell>
          <table:table-cell table:formula="of:=ABS([.E232]-[.B232])/0.0166667" office:value-type="float" office:value="823.918352163297" calcext:value-type="float">
            <text:p>823.918352163297</text:p>
          </table:table-cell>
          <table:table-cell table:formula="of:=([.F232]-[.C232])/0.0166667" office:value-type="float" office:value="23.6519526960949" calcext:value-type="float">
            <text:p>23.6519526960949</text:p>
          </table:table-cell>
          <table:table-cell table:formula="of:=DEGREES(ATAN(ABS([.F232]-[.C232])/ABS([.E232]-[.B232])))" office:value-type="float" office:value="1.64431948590566" calcext:value-type="float">
            <text:p>1.64431948590566</text:p>
          </table:table-cell>
          <table:table-cell table:formula="of:=SQRT(POWER([.H232];2)+POWER([.I232];2)+POWER([.J232];2))" office:value-type="float" office:value="828.630941604468" calcext:value-type="float">
            <text:p>828.630941604468</text:p>
          </table:table-cell>
        </table:table-row>
        <table:table-row table:style-name="ro1">
          <table:table-cell office:value-type="float" office:value="109.348" calcext:value-type="float">
            <text:p>109.348</text:p>
          </table:table-cell>
          <table:table-cell office:value-type="float" office:value="256.467" calcext:value-type="float">
            <text:p>256.467</text:p>
          </table:table-cell>
          <table:table-cell office:value-type="float" office:value="43.3193" calcext:value-type="float">
            <text:p>43.3193</text:p>
          </table:table-cell>
          <table:table-cell office:value-type="float" office:value="108.668" calcext:value-type="float">
            <text:p>108.668</text:p>
          </table:table-cell>
          <table:table-cell office:value-type="float" office:value="245.435" calcext:value-type="float">
            <text:p>245.435</text:p>
          </table:table-cell>
          <table:table-cell office:value-type="float" office:value="43.5273" calcext:value-type="float">
            <text:p>43.5273</text:p>
          </table:table-cell>
          <table:table-cell/>
          <table:table-cell table:formula="of:=([.D233]-[.A233])/0.0166667" office:value-type="float" office:value="-40.7999184001628" calcext:value-type="float">
            <text:p>-40.7999184001628</text:p>
          </table:table-cell>
          <table:table-cell table:formula="of:=ABS([.E233]-[.B233])/0.0166667" office:value-type="float" office:value="661.918676162647" calcext:value-type="float">
            <text:p>661.918676162647</text:p>
          </table:table-cell>
          <table:table-cell table:formula="of:=([.F233]-[.C233])/0.0166667" office:value-type="float" office:value="12.4799750400498" calcext:value-type="float">
            <text:p>12.4799750400498</text:p>
          </table:table-cell>
          <table:table-cell table:formula="of:=DEGREES(ATAN(ABS([.F233]-[.C233])/ABS([.E233]-[.B233])))" office:value-type="float" office:value="1.08014052603248" calcext:value-type="float">
            <text:p>1.08014052603248</text:p>
          </table:table-cell>
          <table:table-cell table:formula="of:=SQRT(POWER([.H233];2)+POWER([.I233];2)+POWER([.J233];2))" office:value-type="float" office:value="663.292331458288" calcext:value-type="float">
            <text:p>663.292331458288</text:p>
          </table:table-cell>
        </table:table-row>
        <table:table-row table:style-name="ro1">
          <table:table-cell office:value-type="float" office:value="109.663" calcext:value-type="float">
            <text:p>109.663</text:p>
          </table:table-cell>
          <table:table-cell office:value-type="float" office:value="260.019" calcext:value-type="float">
            <text:p>260.019</text:p>
          </table:table-cell>
          <table:table-cell office:value-type="float" office:value="42.4849" calcext:value-type="float">
            <text:p>42.4849</text:p>
          </table:table-cell>
          <table:table-cell office:value-type="float" office:value="109.098" calcext:value-type="float">
            <text:p>109.098</text:p>
          </table:table-cell>
          <table:table-cell office:value-type="float" office:value="247.658" calcext:value-type="float">
            <text:p>247.658</text:p>
          </table:table-cell>
          <table:table-cell office:value-type="float" office:value="43.1455" calcext:value-type="float">
            <text:p>43.1455</text:p>
          </table:table-cell>
          <table:table-cell/>
          <table:table-cell table:formula="of:=([.D234]-[.A234])/0.0166667" office:value-type="float" office:value="-33.8999322001355" calcext:value-type="float">
            <text:p>-33.8999322001355</text:p>
          </table:table-cell>
          <table:table-cell table:formula="of:=ABS([.E234]-[.B234])/0.0166667" office:value-type="float" office:value="741.658516682968" calcext:value-type="float">
            <text:p>741.658516682968</text:p>
          </table:table-cell>
          <table:table-cell table:formula="of:=([.F234]-[.C234])/0.0166667" office:value-type="float" office:value="39.6359207281583" calcext:value-type="float">
            <text:p>39.6359207281583</text:p>
          </table:table-cell>
          <table:table-cell table:formula="of:=DEGREES(ATAN(ABS([.F234]-[.C234])/ABS([.E234]-[.B234])))" office:value-type="float" office:value="3.05910685103485" calcext:value-type="float">
            <text:p>3.05910685103485</text:p>
          </table:table-cell>
          <table:table-cell table:formula="of:=SQRT(POWER([.H234];2)+POWER([.I234];2)+POWER([.J234];2))" office:value-type="float" office:value="743.490125679906" calcext:value-type="float">
            <text:p>743.490125679906</text:p>
          </table:table-cell>
        </table:table-row>
        <table:table-row table:style-name="ro1">
          <table:table-cell office:value-type="float" office:value="109.257" calcext:value-type="float">
            <text:p>109.257</text:p>
          </table:table-cell>
          <table:table-cell office:value-type="float" office:value="252.178" calcext:value-type="float">
            <text:p>252.178</text:p>
          </table:table-cell>
          <table:table-cell office:value-type="float" office:value="42.3747" calcext:value-type="float">
            <text:p>42.3747</text:p>
          </table:table-cell>
          <table:table-cell office:value-type="float" office:value="108.97" calcext:value-type="float">
            <text:p>108.97</text:p>
          </table:table-cell>
          <table:table-cell office:value-type="float" office:value="240.309" calcext:value-type="float">
            <text:p>240.309</text:p>
          </table:table-cell>
          <table:table-cell office:value-type="float" office:value="42.3177" calcext:value-type="float">
            <text:p>42.3177</text:p>
          </table:table-cell>
          <table:table-cell/>
          <table:table-cell table:formula="of:=([.D235]-[.A235])/0.0166667" office:value-type="float" office:value="-17.2199655600692" calcext:value-type="float">
            <text:p>-17.2199655600692</text:p>
          </table:table-cell>
          <table:table-cell table:formula="of:=ABS([.E235]-[.B235])/0.0166667" office:value-type="float" office:value="712.138575722849" calcext:value-type="float">
            <text:p>712.138575722849</text:p>
          </table:table-cell>
          <table:table-cell table:formula="of:=([.F235]-[.C235])/0.0166667" office:value-type="float" office:value="-3.41999316001338" calcext:value-type="float">
            <text:p>-3.41999316001338</text:p>
          </table:table-cell>
          <table:table-cell table:formula="of:=DEGREES(ATAN(ABS([.F235]-[.C235])/ABS([.E235]-[.B235])))" office:value-type="float" office:value="0.275156653924286" calcext:value-type="float">
            <text:p>0.275156653924286</text:p>
          </table:table-cell>
          <table:table-cell table:formula="of:=SQRT(POWER([.H235];2)+POWER([.I235];2)+POWER([.J235];2))" office:value-type="float" office:value="712.354949866759" calcext:value-type="float">
            <text:p>712.354949866759</text:p>
          </table:table-cell>
        </table:table-row>
        <table:table-row table:style-name="ro1">
          <table:table-cell office:value-type="float" office:value="109.561" calcext:value-type="float">
            <text:p>109.561</text:p>
          </table:table-cell>
          <table:table-cell office:value-type="float" office:value="258.845" calcext:value-type="float">
            <text:p>258.845</text:p>
          </table:table-cell>
          <table:table-cell office:value-type="float" office:value="42.6818" calcext:value-type="float">
            <text:p>42.6818</text:p>
          </table:table-cell>
          <table:table-cell office:value-type="float" office:value="109.087" calcext:value-type="float">
            <text:p>109.087</text:p>
          </table:table-cell>
          <table:table-cell office:value-type="float" office:value="247.611" calcext:value-type="float">
            <text:p>247.611</text:p>
          </table:table-cell>
          <table:table-cell office:value-type="float" office:value="43.3883" calcext:value-type="float">
            <text:p>43.3883</text:p>
          </table:table-cell>
          <table:table-cell/>
          <table:table-cell table:formula="of:=([.D236]-[.A236])/0.0166667" office:value-type="float" office:value="-28.439943120114" calcext:value-type="float">
            <text:p>-28.439943120114</text:p>
          </table:table-cell>
          <table:table-cell table:formula="of:=ABS([.E236]-[.B236])/0.0166667" office:value-type="float" office:value="674.038651922698" calcext:value-type="float">
            <text:p>674.038651922698</text:p>
          </table:table-cell>
          <table:table-cell table:formula="of:=([.F236]-[.C236])/0.0166667" office:value-type="float" office:value="42.3899152201695" calcext:value-type="float">
            <text:p>42.3899152201695</text:p>
          </table:table-cell>
          <table:table-cell table:formula="of:=DEGREES(ATAN(ABS([.F236]-[.C236])/ABS([.E236]-[.B236])))" office:value-type="float" office:value="3.59856043901344" calcext:value-type="float">
            <text:p>3.59856043901344</text:p>
          </table:table-cell>
          <table:table-cell table:formula="of:=SQRT(POWER([.H236];2)+POWER([.I236];2)+POWER([.J236];2))" office:value-type="float" office:value="675.968815525404" calcext:value-type="float">
            <text:p>675.968815525404</text:p>
          </table:table-cell>
        </table:table-row>
        <table:table-row table:style-name="ro1">
          <table:table-cell office:value-type="float" office:value="109.456" calcext:value-type="float">
            <text:p>109.456</text:p>
          </table:table-cell>
          <table:table-cell office:value-type="float" office:value="263.48" calcext:value-type="float">
            <text:p>263.48</text:p>
          </table:table-cell>
          <table:table-cell office:value-type="float" office:value="42.6376" calcext:value-type="float">
            <text:p>42.6376</text:p>
          </table:table-cell>
          <table:table-cell office:value-type="float" office:value="108.794" calcext:value-type="float">
            <text:p>108.794</text:p>
          </table:table-cell>
          <table:table-cell office:value-type="float" office:value="249.797" calcext:value-type="float">
            <text:p>249.797</text:p>
          </table:table-cell>
          <table:table-cell office:value-type="float" office:value="43.4912" calcext:value-type="float">
            <text:p>43.4912</text:p>
          </table:table-cell>
          <table:table-cell/>
          <table:table-cell table:formula="of:=([.D237]-[.A237])/0.0166667" office:value-type="float" office:value="-39.7199205601593" calcext:value-type="float">
            <text:p>-39.7199205601593</text:p>
          </table:table-cell>
          <table:table-cell table:formula="of:=ABS([.E237]-[.B237])/0.0166667" office:value-type="float" office:value="820.978358043285" calcext:value-type="float">
            <text:p>820.978358043285</text:p>
          </table:table-cell>
          <table:table-cell table:formula="of:=([.F237]-[.C237])/0.0166667" office:value-type="float" office:value="51.2158975682049" calcext:value-type="float">
            <text:p>51.2158975682049</text:p>
          </table:table-cell>
          <table:table-cell table:formula="of:=DEGREES(ATAN(ABS([.F237]-[.C237])/ABS([.E237]-[.B237])))" office:value-type="float" office:value="3.56971274337235" calcext:value-type="float">
            <text:p>3.56971274337235</text:p>
          </table:table-cell>
          <table:table-cell table:formula="of:=SQRT(POWER([.H237];2)+POWER([.I237];2)+POWER([.J237];2))" office:value-type="float" office:value="823.532758685695" calcext:value-type="float">
            <text:p>823.532758685695</text:p>
          </table:table-cell>
        </table:table-row>
        <table:table-row table:style-name="ro1">
          <table:table-cell office:value-type="float" office:value="94.1253" calcext:value-type="float">
            <text:p>94.1253</text:p>
          </table:table-cell>
          <table:table-cell office:value-type="float" office:value="259.439" calcext:value-type="float">
            <text:p>259.439</text:p>
          </table:table-cell>
          <table:table-cell office:value-type="float" office:value="42.4678" calcext:value-type="float">
            <text:p>42.4678</text:p>
          </table:table-cell>
          <table:table-cell office:value-type="float" office:value="93.2819" calcext:value-type="float">
            <text:p>93.2819</text:p>
          </table:table-cell>
          <table:table-cell office:value-type="float" office:value="246.99" calcext:value-type="float">
            <text:p>246.99</text:p>
          </table:table-cell>
          <table:table-cell office:value-type="float" office:value="42.45" calcext:value-type="float">
            <text:p>42.45</text:p>
          </table:table-cell>
          <table:table-cell/>
          <table:table-cell table:formula="of:=([.D238]-[.A238])/0.0166667" office:value-type="float" office:value="-50.6038987922026" calcext:value-type="float">
            <text:p>-50.6038987922026</text:p>
          </table:table-cell>
          <table:table-cell table:formula="of:=ABS([.E238]-[.B238])/0.0166667" office:value-type="float" office:value="746.938506122989" calcext:value-type="float">
            <text:p>746.938506122989</text:p>
          </table:table-cell>
          <table:table-cell table:formula="of:=([.F238]-[.C238])/0.0166667" office:value-type="float" office:value="-1.06799786400391" calcext:value-type="float">
            <text:p>-1.06799786400391</text:p>
          </table:table-cell>
          <table:table-cell table:formula="of:=DEGREES(ATAN(ABS([.F238]-[.C238])/ABS([.E238]-[.B238])))" office:value-type="float" office:value="0.0819233818235312" calcext:value-type="float">
            <text:p>0.081923381823531</text:p>
          </table:table-cell>
          <table:table-cell table:formula="of:=SQRT(POWER([.H238];2)+POWER([.I238];2)+POWER([.J238];2))" office:value-type="float" office:value="748.651472396636" calcext:value-type="float">
            <text:p>748.651472396636</text:p>
          </table:table-cell>
        </table:table-row>
        <table:table-row table:style-name="ro1">
          <table:table-cell office:value-type="float" office:value="74.8402" calcext:value-type="float">
            <text:p>74.8402</text:p>
          </table:table-cell>
          <table:table-cell office:value-type="float" office:value="272.991" calcext:value-type="float">
            <text:p>272.991</text:p>
          </table:table-cell>
          <table:table-cell office:value-type="float" office:value="41.8586" calcext:value-type="float">
            <text:p>41.8586</text:p>
          </table:table-cell>
          <table:table-cell office:value-type="float" office:value="74.7592" calcext:value-type="float">
            <text:p>74.7592</text:p>
          </table:table-cell>
          <table:table-cell office:value-type="float" office:value="260.59" calcext:value-type="float">
            <text:p>260.59</text:p>
          </table:table-cell>
          <table:table-cell office:value-type="float" office:value="42.6881" calcext:value-type="float">
            <text:p>42.6881</text:p>
          </table:table-cell>
          <table:table-cell/>
          <table:table-cell table:formula="of:=([.D239]-[.A239])/0.0166667" office:value-type="float" office:value="-4.85999028001877" calcext:value-type="float">
            <text:p>-4.85999028001877</text:p>
          </table:table-cell>
          <table:table-cell table:formula="of:=ABS([.E239]-[.B239])/0.0166667" office:value-type="float" office:value="744.058511882977" calcext:value-type="float">
            <text:p>744.058511882977</text:p>
          </table:table-cell>
          <table:table-cell table:formula="of:=([.F239]-[.C239])/0.0166667" office:value-type="float" office:value="49.7699004601988" calcext:value-type="float">
            <text:p>49.7699004601988</text:p>
          </table:table-cell>
          <table:table-cell table:formula="of:=DEGREES(ATAN(ABS([.F239]-[.C239])/ABS([.E239]-[.B239])))" office:value-type="float" office:value="3.82680078988813" calcext:value-type="float">
            <text:p>3.82680078988813</text:p>
          </table:table-cell>
          <table:table-cell table:formula="of:=SQRT(POWER([.H239];2)+POWER([.I239];2)+POWER([.J239];2))" office:value-type="float" office:value="745.73703917859" calcext:value-type="float">
            <text:p>745.73703917859</text:p>
          </table:table-cell>
        </table:table-row>
        <table:table-row table:style-name="ro1">
          <table:table-cell office:value-type="float" office:value="57.9926" calcext:value-type="float">
            <text:p>57.9926</text:p>
          </table:table-cell>
          <table:table-cell office:value-type="float" office:value="252.98" calcext:value-type="float">
            <text:p>252.98</text:p>
          </table:table-cell>
          <table:table-cell office:value-type="float" office:value="43.169" calcext:value-type="float">
            <text:p>43.169</text:p>
          </table:table-cell>
          <table:table-cell office:value-type="float" office:value="57.9638" calcext:value-type="float">
            <text:p>57.9638</text:p>
          </table:table-cell>
          <table:table-cell office:value-type="float" office:value="238.976" calcext:value-type="float">
            <text:p>238.976</text:p>
          </table:table-cell>
          <table:table-cell office:value-type="float" office:value="43.9269" calcext:value-type="float">
            <text:p>43.9269</text:p>
          </table:table-cell>
          <table:table-cell/>
          <table:table-cell table:formula="of:=([.D240]-[.A240])/0.0166667" office:value-type="float" office:value="-1.72799654400715" calcext:value-type="float">
            <text:p>-1.72799654400715</text:p>
          </table:table-cell>
          <table:table-cell table:formula="of:=ABS([.E240]-[.B240])/0.0166667" office:value-type="float" office:value="840.23831952336" calcext:value-type="float">
            <text:p>840.23831952336</text:p>
          </table:table-cell>
          <table:table-cell table:formula="of:=([.F240]-[.C240])/0.0166667" office:value-type="float" office:value="45.4739090521823" calcext:value-type="float">
            <text:p>45.4739090521823</text:p>
          </table:table-cell>
          <table:table-cell table:formula="of:=DEGREES(ATAN(ABS([.F240]-[.C240])/ABS([.E240]-[.B240])))" office:value-type="float" office:value="3.0978398217308" calcext:value-type="float">
            <text:p>3.0978398217308</text:p>
          </table:table-cell>
          <table:table-cell table:formula="of:=SQRT(POWER([.H240];2)+POWER([.I240];2)+POWER([.J240];2))" office:value-type="float" office:value="841.469723740541" calcext:value-type="float">
            <text:p>841.469723740541</text:p>
          </table:table-cell>
        </table:table-row>
        <table:table-row table:style-name="ro1">
          <table:table-cell office:value-type="float" office:value="46.2026" calcext:value-type="float">
            <text:p>46.2026</text:p>
          </table:table-cell>
          <table:table-cell office:value-type="float" office:value="476.114" calcext:value-type="float">
            <text:p>476.114</text:p>
          </table:table-cell>
          <table:table-cell office:value-type="float" office:value="4.47539" calcext:value-type="float">
            <text:p>4.47539</text:p>
          </table:table-cell>
          <table:table-cell office:value-type="float" office:value="54.805" calcext:value-type="float">
            <text:p>54.805</text:p>
          </table:table-cell>
          <table:table-cell office:value-type="float" office:value="247.79" calcext:value-type="float">
            <text:p>247.79</text:p>
          </table:table-cell>
          <table:table-cell office:value-type="float" office:value="41.4919" calcext:value-type="float">
            <text:p>41.4919</text:p>
          </table:table-cell>
          <table:table-cell/>
          <table:table-cell table:formula="of:=([.D241]-[.A241])/0.0166667" office:value-type="float" office:value="516.142967714065" calcext:value-type="float">
            <text:p>516.142967714065</text:p>
          </table:table-cell>
          <table:table-cell table:formula="of:=ABS([.E241]-[.B241])/0.0166667" office:value-type="float" office:value="13699.4126011748" calcext:value-type="float">
            <text:p>13699.4126011748</text:p>
          </table:table-cell>
          <table:table-cell table:formula="of:=([.F241]-[.C241])/0.0166667" office:value-type="float" office:value="2220.98615802768" calcext:value-type="float">
            <text:p>2220.98615802768</text:p>
          </table:table-cell>
          <table:table-cell table:formula="of:=DEGREES(ATAN(ABS([.F241]-[.C241])/ABS([.E241]-[.B241])))" office:value-type="float" office:value="9.2088250700716" calcext:value-type="float">
            <text:p>9.2088250700716</text:p>
          </table:table-cell>
          <table:table-cell table:formula="of:=SQRT(POWER([.H241];2)+POWER([.I241];2)+POWER([.J241];2))" office:value-type="float" office:value="13887.8756004833" calcext:value-type="float">
            <text:p>13887.8756004833</text:p>
          </table:table-cell>
        </table:table-row>
        <table:table-row table:style-name="ro1">
          <table:table-cell office:value-type="float" office:value="54.9364" calcext:value-type="float">
            <text:p>54.9364</text:p>
          </table:table-cell>
          <table:table-cell office:value-type="float" office:value="257.355" calcext:value-type="float">
            <text:p>257.355</text:p>
          </table:table-cell>
          <table:table-cell office:value-type="float" office:value="41.7397" calcext:value-type="float">
            <text:p>41.7397</text:p>
          </table:table-cell>
          <table:table-cell office:value-type="float" office:value="54.9031" calcext:value-type="float">
            <text:p>54.9031</text:p>
          </table:table-cell>
          <table:table-cell office:value-type="float" office:value="245.406" calcext:value-type="float">
            <text:p>245.406</text:p>
          </table:table-cell>
          <table:table-cell office:value-type="float" office:value="41.9088" calcext:value-type="float">
            <text:p>41.9088</text:p>
          </table:table-cell>
          <table:table-cell/>
          <table:table-cell table:formula="of:=([.D242]-[.A242])/0.0166667" office:value-type="float" office:value="-1.99799600400781" calcext:value-type="float">
            <text:p>-1.99799600400781</text:p>
          </table:table-cell>
          <table:table-cell table:formula="of:=ABS([.E242]-[.B242])/0.0166667" office:value-type="float" office:value="716.938566122869" calcext:value-type="float">
            <text:p>716.938566122869</text:p>
          </table:table-cell>
          <table:table-cell table:formula="of:=([.F242]-[.C242])/0.0166667" office:value-type="float" office:value="10.1459797080406" calcext:value-type="float">
            <text:p>10.1459797080406</text:p>
          </table:table-cell>
          <table:table-cell table:formula="of:=DEGREES(ATAN(ABS([.F242]-[.C242])/ABS([.E242]-[.B242])))" office:value-type="float" office:value="0.810784969015209" calcext:value-type="float">
            <text:p>0.810784969015209</text:p>
          </table:table-cell>
          <table:table-cell table:formula="of:=SQRT(POWER([.H242];2)+POWER([.I242];2)+POWER([.J242];2))" office:value-type="float" office:value="717.013138294259" calcext:value-type="float">
            <text:p>717.013138294259</text:p>
          </table:table-cell>
        </table:table-row>
        <table:table-row table:style-name="ro1">
          <table:table-cell office:value-type="float" office:value="56.9215" calcext:value-type="float">
            <text:p>56.9215</text:p>
          </table:table-cell>
          <table:table-cell office:value-type="float" office:value="255.448" calcext:value-type="float">
            <text:p>255.448</text:p>
          </table:table-cell>
          <table:table-cell office:value-type="float" office:value="41.3275" calcext:value-type="float">
            <text:p>41.3275</text:p>
          </table:table-cell>
          <table:table-cell office:value-type="float" office:value="56.5973" calcext:value-type="float">
            <text:p>56.5973</text:p>
          </table:table-cell>
          <table:table-cell office:value-type="float" office:value="243.598" calcext:value-type="float">
            <text:p>243.598</text:p>
          </table:table-cell>
          <table:table-cell office:value-type="float" office:value="41.2745" calcext:value-type="float">
            <text:p>41.2745</text:p>
          </table:table-cell>
          <table:table-cell/>
          <table:table-cell table:formula="of:=([.D243]-[.A243])/0.0166667" office:value-type="float" office:value="-19.4519610960781" calcext:value-type="float">
            <text:p>-19.4519610960781</text:p>
          </table:table-cell>
          <table:table-cell table:formula="of:=ABS([.E243]-[.B243])/0.0166667" office:value-type="float" office:value="710.998578002844" calcext:value-type="float">
            <text:p>710.998578002844</text:p>
          </table:table-cell>
          <table:table-cell table:formula="of:=([.F243]-[.C243])/0.0166667" office:value-type="float" office:value="-3.17999364001256" calcext:value-type="float">
            <text:p>-3.17999364001256</text:p>
          </table:table-cell>
          <table:table-cell table:formula="of:=DEGREES(ATAN(ABS([.F243]-[.C243])/ABS([.E243]-[.B243])))" office:value-type="float" office:value="0.256257895861843" calcext:value-type="float">
            <text:p>0.256257895861843</text:p>
          </table:table-cell>
          <table:table-cell table:formula="of:=SQRT(POWER([.H243];2)+POWER([.I243];2)+POWER([.J243];2))" office:value-type="float" office:value="711.271726608122" calcext:value-type="float">
            <text:p>711.271726608122</text:p>
          </table:table-cell>
        </table:table-row>
        <table:table-row table:style-name="ro1">
          <table:table-cell office:value-type="float" office:value="48.6948" calcext:value-type="float">
            <text:p>48.6948</text:p>
          </table:table-cell>
          <table:table-cell office:value-type="float" office:value="256.916" calcext:value-type="float">
            <text:p>256.916</text:p>
          </table:table-cell>
          <table:table-cell office:value-type="float" office:value="42.3579" calcext:value-type="float">
            <text:p>42.3579</text:p>
          </table:table-cell>
          <table:table-cell office:value-type="float" office:value="48.9131" calcext:value-type="float">
            <text:p>48.9131</text:p>
          </table:table-cell>
          <table:table-cell office:value-type="float" office:value="243.635" calcext:value-type="float">
            <text:p>243.635</text:p>
          </table:table-cell>
          <table:table-cell office:value-type="float" office:value="43.2127" calcext:value-type="float">
            <text:p>43.2127</text:p>
          </table:table-cell>
          <table:table-cell/>
          <table:table-cell table:formula="of:=([.D244]-[.A244])/0.0166667" office:value-type="float" office:value="13.0979738040523" calcext:value-type="float">
            <text:p>13.0979738040523</text:p>
          </table:table-cell>
          <table:table-cell table:formula="of:=ABS([.E244]-[.B244])/0.0166667" office:value-type="float" office:value="796.858406283188" calcext:value-type="float">
            <text:p>796.858406283188</text:p>
          </table:table-cell>
          <table:table-cell table:formula="of:=([.F244]-[.C244])/0.0166667" office:value-type="float" office:value="51.287897424205" calcext:value-type="float">
            <text:p>51.287897424205</text:p>
          </table:table-cell>
          <table:table-cell table:formula="of:=DEGREES(ATAN(ABS([.F244]-[.C244])/ABS([.E244]-[.B244])))" office:value-type="float" office:value="3.68262712625654" calcext:value-type="float">
            <text:p>3.68262712625654</text:p>
          </table:table-cell>
          <table:table-cell table:formula="of:=SQRT(POWER([.H244];2)+POWER([.I244];2)+POWER([.J244];2))" office:value-type="float" office:value="798.614628593885" calcext:value-type="float">
            <text:p>798.614628593885</text:p>
          </table:table-cell>
        </table:table-row>
        <table:table-row table:style-name="ro1">
          <table:table-cell office:value-type="float" office:value="47.6469" calcext:value-type="float">
            <text:p>47.6469</text:p>
          </table:table-cell>
          <table:table-cell office:value-type="float" office:value="258.031" calcext:value-type="float">
            <text:p>258.031</text:p>
          </table:table-cell>
          <table:table-cell office:value-type="float" office:value="41.4578" calcext:value-type="float">
            <text:p>41.4578</text:p>
          </table:table-cell>
          <table:table-cell office:value-type="float" office:value="47.1174" calcext:value-type="float">
            <text:p>47.1174</text:p>
          </table:table-cell>
          <table:table-cell office:value-type="float" office:value="245.712" calcext:value-type="float">
            <text:p>245.712</text:p>
          </table:table-cell>
          <table:table-cell office:value-type="float" office:value="41.7001" calcext:value-type="float">
            <text:p>41.7001</text:p>
          </table:table-cell>
          <table:table-cell/>
          <table:table-cell table:formula="of:=([.D245]-[.A245])/0.0166667" office:value-type="float" office:value="-31.769936460127" calcext:value-type="float">
            <text:p>-31.769936460127</text:p>
          </table:table-cell>
          <table:table-cell table:formula="of:=ABS([.E245]-[.B245])/0.0166667" office:value-type="float" office:value="739.138521722958" calcext:value-type="float">
            <text:p>739.138521722958</text:p>
          </table:table-cell>
          <table:table-cell table:formula="of:=([.F245]-[.C245])/0.0166667" office:value-type="float" office:value="14.5379709240582" calcext:value-type="float">
            <text:p>14.5379709240582</text:p>
          </table:table-cell>
          <table:table-cell table:formula="of:=DEGREES(ATAN(ABS([.F245]-[.C245])/ABS([.E245]-[.B245])))" office:value-type="float" office:value="1.12679418408183" calcext:value-type="float">
            <text:p>1.12679418408183</text:p>
          </table:table-cell>
          <table:table-cell table:formula="of:=SQRT(POWER([.H245];2)+POWER([.I245];2)+POWER([.J245];2))" office:value-type="float" office:value="739.963807058202" calcext:value-type="float">
            <text:p>739.963807058202</text:p>
          </table:table-cell>
        </table:table-row>
        <table:table-row table:style-name="ro1">
          <table:table-cell office:value-type="float" office:value="48.4679" calcext:value-type="float">
            <text:p>48.4679</text:p>
          </table:table-cell>
          <table:table-cell office:value-type="float" office:value="265.836" calcext:value-type="float">
            <text:p>265.836</text:p>
          </table:table-cell>
          <table:table-cell office:value-type="float" office:value="41.3363" calcext:value-type="float">
            <text:p>41.3363</text:p>
          </table:table-cell>
          <table:table-cell office:value-type="float" office:value="48.4435" calcext:value-type="float">
            <text:p>48.4435</text:p>
          </table:table-cell>
          <table:table-cell office:value-type="float" office:value="252.063" calcext:value-type="float">
            <text:p>252.063</text:p>
          </table:table-cell>
          <table:table-cell office:value-type="float" office:value="41.7595" calcext:value-type="float">
            <text:p>41.7595</text:p>
          </table:table-cell>
          <table:table-cell/>
          <table:table-cell table:formula="of:=([.D246]-[.A246])/0.0166667" office:value-type="float" office:value="-1.46399707200585" calcext:value-type="float">
            <text:p>-1.46399707200585</text:p>
          </table:table-cell>
          <table:table-cell table:formula="of:=ABS([.E246]-[.B246])/0.0166667" office:value-type="float" office:value="826.378347243307" calcext:value-type="float">
            <text:p>826.378347243307</text:p>
          </table:table-cell>
          <table:table-cell table:formula="of:=([.F246]-[.C246])/0.0166667" office:value-type="float" office:value="25.3919492161017" calcext:value-type="float">
            <text:p>25.3919492161017</text:p>
          </table:table-cell>
          <table:table-cell table:formula="of:=DEGREES(ATAN(ABS([.F246]-[.C246])/ABS([.E246]-[.B246])))" office:value-type="float" office:value="1.75996131657908" calcext:value-type="float">
            <text:p>1.75996131657908</text:p>
          </table:table-cell>
          <table:table-cell table:formula="of:=SQRT(POWER([.H246];2)+POWER([.I246];2)+POWER([.J246];2))" office:value-type="float" office:value="826.769657864269" calcext:value-type="float">
            <text:p>826.769657864269</text:p>
          </table:table-cell>
        </table:table-row>
        <table:table-row table:style-name="ro1">
          <table:table-cell office:value-type="float" office:value="49.4408" calcext:value-type="float">
            <text:p>49.4408</text:p>
          </table:table-cell>
          <table:table-cell office:value-type="float" office:value="256.964" calcext:value-type="float">
            <text:p>256.964</text:p>
          </table:table-cell>
          <table:table-cell office:value-type="float" office:value="43.3005" calcext:value-type="float">
            <text:p>43.3005</text:p>
          </table:table-cell>
          <table:table-cell office:value-type="float" office:value="48.4187" calcext:value-type="float">
            <text:p>48.4187</text:p>
          </table:table-cell>
          <table:table-cell office:value-type="float" office:value="244.554" calcext:value-type="float">
            <text:p>244.554</text:p>
          </table:table-cell>
          <table:table-cell office:value-type="float" office:value="43.9918" calcext:value-type="float">
            <text:p>43.9918</text:p>
          </table:table-cell>
          <table:table-cell/>
          <table:table-cell table:formula="of:=([.D247]-[.A247])/0.0166667" office:value-type="float" office:value="-61.3258773482454" calcext:value-type="float">
            <text:p>-61.3258773482454</text:p>
          </table:table-cell>
          <table:table-cell table:formula="of:=ABS([.E247]-[.B247])/0.0166667" office:value-type="float" office:value="744.598510802978" calcext:value-type="float">
            <text:p>744.598510802978</text:p>
          </table:table-cell>
          <table:table-cell table:formula="of:=([.F247]-[.C247])/0.0166667" office:value-type="float" office:value="41.4779170441658" calcext:value-type="float">
            <text:p>41.4779170441658</text:p>
          </table:table-cell>
          <table:table-cell table:formula="of:=DEGREES(ATAN(ABS([.F247]-[.C247])/ABS([.E247]-[.B247])))" office:value-type="float" office:value="3.18837061131299" calcext:value-type="float">
            <text:p>3.18837061131299</text:p>
          </table:table-cell>
          <table:table-cell table:formula="of:=SQRT(POWER([.H247];2)+POWER([.I247];2)+POWER([.J247];2))" office:value-type="float" office:value="748.270153838083" calcext:value-type="float">
            <text:p>748.270153838083</text:p>
          </table:table-cell>
        </table:table-row>
        <table:table-row table:style-name="ro1">
          <table:table-cell office:value-type="float" office:value="65.0113" calcext:value-type="float">
            <text:p>65.0113</text:p>
          </table:table-cell>
          <table:table-cell office:value-type="float" office:value="262.861" calcext:value-type="float">
            <text:p>262.861</text:p>
          </table:table-cell>
          <table:table-cell office:value-type="float" office:value="42.6439" calcext:value-type="float">
            <text:p>42.6439</text:p>
          </table:table-cell>
          <table:table-cell office:value-type="float" office:value="64.0049" calcext:value-type="float">
            <text:p>64.0049</text:p>
          </table:table-cell>
          <table:table-cell office:value-type="float" office:value="250.636" calcext:value-type="float">
            <text:p>250.636</text:p>
          </table:table-cell>
          <table:table-cell office:value-type="float" office:value="43.2702" calcext:value-type="float">
            <text:p>43.2702</text:p>
          </table:table-cell>
          <table:table-cell/>
          <table:table-cell table:formula="of:=([.D248]-[.A248])/0.0166667" office:value-type="float" office:value="-60.3838792322415" calcext:value-type="float">
            <text:p>-60.3838792322415</text:p>
          </table:table-cell>
          <table:table-cell table:formula="of:=ABS([.E248]-[.B248])/0.0166667" office:value-type="float" office:value="733.498533002934" calcext:value-type="float">
            <text:p>733.498533002934</text:p>
          </table:table-cell>
          <table:table-cell table:formula="of:=([.F248]-[.C248])/0.0166667" office:value-type="float" office:value="37.5779248441503" calcext:value-type="float">
            <text:p>37.5779248441503</text:p>
          </table:table-cell>
          <table:table-cell table:formula="of:=DEGREES(ATAN(ABS([.F248]-[.C248])/ABS([.E248]-[.B248])))" office:value-type="float" office:value="2.93276087936235" calcext:value-type="float">
            <text:p>2.93276087936235</text:p>
          </table:table-cell>
          <table:table-cell table:formula="of:=SQRT(POWER([.H248];2)+POWER([.I248];2)+POWER([.J248];2))" office:value-type="float" office:value="736.938539651837" calcext:value-type="float">
            <text:p>736.938539651837</text:p>
          </table:table-cell>
        </table:table-row>
        <table:table-row table:style-name="ro1">
          <table:table-cell office:value-type="float" office:value="78.9113" calcext:value-type="float">
            <text:p>78.9113</text:p>
          </table:table-cell>
          <table:table-cell office:value-type="float" office:value="262.122" calcext:value-type="float">
            <text:p>262.122</text:p>
          </table:table-cell>
          <table:table-cell office:value-type="float" office:value="43.1207" calcext:value-type="float">
            <text:p>43.1207</text:p>
          </table:table-cell>
          <table:table-cell office:value-type="float" office:value="78.4535" calcext:value-type="float">
            <text:p>78.4535</text:p>
          </table:table-cell>
          <table:table-cell office:value-type="float" office:value="247.997" calcext:value-type="float">
            <text:p>247.997</text:p>
          </table:table-cell>
          <table:table-cell office:value-type="float" office:value="44.0516" calcext:value-type="float">
            <text:p>44.0516</text:p>
          </table:table-cell>
          <table:table-cell/>
          <table:table-cell table:formula="of:=([.D249]-[.A249])/0.0166667" office:value-type="float" office:value="-27.4679450641094" calcext:value-type="float">
            <text:p>-27.4679450641094</text:p>
          </table:table-cell>
          <table:table-cell table:formula="of:=ABS([.E249]-[.B249])/0.0166667" office:value-type="float" office:value="847.49830500339" calcext:value-type="float">
            <text:p>847.49830500339</text:p>
          </table:table-cell>
          <table:table-cell table:formula="of:=([.F249]-[.C249])/0.0166667" office:value-type="float" office:value="55.8538882922235" calcext:value-type="float">
            <text:p>55.8538882922235</text:p>
          </table:table-cell>
          <table:table-cell table:formula="of:=DEGREES(ATAN(ABS([.F249]-[.C249])/ABS([.E249]-[.B249])))" office:value-type="float" office:value="3.7705926441118" calcext:value-type="float">
            <text:p>3.7705926441118</text:p>
          </table:table-cell>
          <table:table-cell table:formula="of:=SQRT(POWER([.H249];2)+POWER([.I249];2)+POWER([.J249];2))" office:value-type="float" office:value="849.780866945723" calcext:value-type="float">
            <text:p>849.780866945723</text:p>
          </table:table-cell>
        </table:table-row>
        <table:table-row table:style-name="ro1">
          <table:table-cell office:value-type="float" office:value="87.977" calcext:value-type="float">
            <text:p>87.977</text:p>
          </table:table-cell>
          <table:table-cell office:value-type="float" office:value="256.875" calcext:value-type="float">
            <text:p>256.875</text:p>
          </table:table-cell>
          <table:table-cell office:value-type="float" office:value="42.9499" calcext:value-type="float">
            <text:p>42.9499</text:p>
          </table:table-cell>
          <table:table-cell office:value-type="float" office:value="87.2935" calcext:value-type="float">
            <text:p>87.2935</text:p>
          </table:table-cell>
          <table:table-cell office:value-type="float" office:value="244.387" calcext:value-type="float">
            <text:p>244.387</text:p>
          </table:table-cell>
          <table:table-cell office:value-type="float" office:value="43.4168" calcext:value-type="float">
            <text:p>43.4168</text:p>
          </table:table-cell>
          <table:table-cell/>
          <table:table-cell table:formula="of:=([.D250]-[.A250])/0.0166667" office:value-type="float" office:value="-41.0099179801646" calcext:value-type="float">
            <text:p>-41.0099179801646</text:p>
          </table:table-cell>
          <table:table-cell table:formula="of:=ABS([.E250]-[.B250])/0.0166667" office:value-type="float" office:value="749.278501442997" calcext:value-type="float">
            <text:p>749.278501442997</text:p>
          </table:table-cell>
          <table:table-cell table:formula="of:=([.F250]-[.C250])/0.0166667" office:value-type="float" office:value="28.0139439721122" calcext:value-type="float">
            <text:p>28.0139439721122</text:p>
          </table:table-cell>
          <table:table-cell table:formula="of:=DEGREES(ATAN(ABS([.F250]-[.C250])/ABS([.E250]-[.B250])))" office:value-type="float" office:value="2.14117112780209" calcext:value-type="float">
            <text:p>2.14117112780209</text:p>
          </table:table-cell>
          <table:table-cell table:formula="of:=SQRT(POWER([.H250];2)+POWER([.I250];2)+POWER([.J250];2))" office:value-type="float" office:value="750.922677214023" calcext:value-type="float">
            <text:p>750.922677214023</text:p>
          </table:table-cell>
        </table:table-row>
        <table:table-row table:style-name="ro1">
          <table:table-cell office:value-type="float" office:value="91.5135" calcext:value-type="float">
            <text:p>91.5135</text:p>
          </table:table-cell>
          <table:table-cell office:value-type="float" office:value="260.593" calcext:value-type="float">
            <text:p>260.593</text:p>
          </table:table-cell>
          <table:table-cell office:value-type="float" office:value="42.2969" calcext:value-type="float">
            <text:p>42.2969</text:p>
          </table:table-cell>
          <table:table-cell office:value-type="float" office:value="90.26" calcext:value-type="float">
            <text:p>90.26</text:p>
          </table:table-cell>
          <table:table-cell office:value-type="float" office:value="247.99" calcext:value-type="float">
            <text:p>247.99</text:p>
          </table:table-cell>
          <table:table-cell office:value-type="float" office:value="42.5387" calcext:value-type="float">
            <text:p>42.5387</text:p>
          </table:table-cell>
          <table:table-cell/>
          <table:table-cell table:formula="of:=([.D251]-[.A251])/0.0166667" office:value-type="float" office:value="-75.2098495803002" calcext:value-type="float">
            <text:p>-75.2098495803002</text:p>
          </table:table-cell>
          <table:table-cell table:formula="of:=ABS([.E251]-[.B251])/0.0166667" office:value-type="float" office:value="756.178487643025" calcext:value-type="float">
            <text:p>756.178487643025</text:p>
          </table:table-cell>
          <table:table-cell table:formula="of:=([.F251]-[.C251])/0.0166667" office:value-type="float" office:value="14.5079709840579" calcext:value-type="float">
            <text:p>14.5079709840579</text:p>
          </table:table-cell>
          <table:table-cell table:formula="of:=DEGREES(ATAN(ABS([.F251]-[.C251])/ABS([.E251]-[.B251])))" office:value-type="float" office:value="1.09913671073833" calcext:value-type="float">
            <text:p>1.09913671073833</text:p>
          </table:table-cell>
          <table:table-cell table:formula="of:=SQRT(POWER([.H251];2)+POWER([.I251];2)+POWER([.J251];2))" office:value-type="float" office:value="760.047964190457" calcext:value-type="float">
            <text:p>760.047964190457</text:p>
          </table:table-cell>
        </table:table-row>
        <table:table-row table:style-name="ro1">
          <table:table-cell office:value-type="float" office:value="91.2219" calcext:value-type="float">
            <text:p>91.2219</text:p>
          </table:table-cell>
          <table:table-cell office:value-type="float" office:value="259.434" calcext:value-type="float">
            <text:p>259.434</text:p>
          </table:table-cell>
          <table:table-cell office:value-type="float" office:value="42.2526" calcext:value-type="float">
            <text:p>42.2526</text:p>
          </table:table-cell>
          <table:table-cell office:value-type="float" office:value="90.1169" calcext:value-type="float">
            <text:p>90.1169</text:p>
          </table:table-cell>
          <table:table-cell office:value-type="float" office:value="244.621" calcext:value-type="float">
            <text:p>244.621</text:p>
          </table:table-cell>
          <table:table-cell office:value-type="float" office:value="42.8855" calcext:value-type="float">
            <text:p>42.8855</text:p>
          </table:table-cell>
          <table:table-cell/>
          <table:table-cell table:formula="of:=([.D252]-[.A252])/0.0166667" office:value-type="float" office:value="-66.2998674002654" calcext:value-type="float">
            <text:p>-66.2998674002654</text:p>
          </table:table-cell>
          <table:table-cell table:formula="of:=ABS([.E252]-[.B252])/0.0166667" office:value-type="float" office:value="888.778222443556" calcext:value-type="float">
            <text:p>888.778222443556</text:p>
          </table:table-cell>
          <table:table-cell table:formula="of:=([.F252]-[.C252])/0.0166667" office:value-type="float" office:value="37.9739240521519" calcext:value-type="float">
            <text:p>37.9739240521519</text:p>
          </table:table-cell>
          <table:table-cell table:formula="of:=DEGREES(ATAN(ABS([.F252]-[.C252])/ABS([.E252]-[.B252])))" office:value-type="float" office:value="2.44653055717095" calcext:value-type="float">
            <text:p>2.44653055717095</text:p>
          </table:table-cell>
          <table:table-cell table:formula="of:=SQRT(POWER([.H252];2)+POWER([.I252];2)+POWER([.J252];2))" office:value-type="float" office:value="892.056287470213" calcext:value-type="float">
            <text:p>892.056287470213</text:p>
          </table:table-cell>
        </table:table-row>
        <table:table-row table:style-name="ro1">
          <table:table-cell office:value-type="float" office:value="92.1015" calcext:value-type="float">
            <text:p>92.1015</text:p>
          </table:table-cell>
          <table:table-cell office:value-type="float" office:value="262.937" calcext:value-type="float">
            <text:p>262.937</text:p>
          </table:table-cell>
          <table:table-cell office:value-type="float" office:value="42.3848" calcext:value-type="float">
            <text:p>42.3848</text:p>
          </table:table-cell>
          <table:table-cell office:value-type="float" office:value="90.8734" calcext:value-type="float">
            <text:p>90.8734</text:p>
          </table:table-cell>
          <table:table-cell office:value-type="float" office:value="251.34" calcext:value-type="float">
            <text:p>251.34</text:p>
          </table:table-cell>
          <table:table-cell office:value-type="float" office:value="42.6685" calcext:value-type="float">
            <text:p>42.6685</text:p>
          </table:table-cell>
          <table:table-cell/>
          <table:table-cell table:formula="of:=([.D253]-[.A253])/0.0166667" office:value-type="float" office:value="-73.6858526282946" calcext:value-type="float">
            <text:p>-73.6858526282946</text:p>
          </table:table-cell>
          <table:table-cell table:formula="of:=ABS([.E253]-[.B253])/0.0166667" office:value-type="float" office:value="695.818608362784" calcext:value-type="float">
            <text:p>695.818608362784</text:p>
          </table:table-cell>
          <table:table-cell table:formula="of:=([.F253]-[.C253])/0.0166667" office:value-type="float" office:value="17.0219659560683" calcext:value-type="float">
            <text:p>17.0219659560683</text:p>
          </table:table-cell>
          <table:table-cell table:formula="of:=DEGREES(ATAN(ABS([.F253]-[.C253])/ABS([.E253]-[.B253])))" office:value-type="float" office:value="1.4013599423383" calcext:value-type="float">
            <text:p>1.4013599423383</text:p>
          </table:table-cell>
          <table:table-cell table:formula="of:=SQRT(POWER([.H253];2)+POWER([.I253];2)+POWER([.J253];2))" office:value-type="float" office:value="699.916343534347" calcext:value-type="float">
            <text:p>699.91634353434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264.365" calcext:value-type="float">
            <text:p>264.365</text:p>
          </table:table-cell>
          <table:table-cell office:value-type="float" office:value="40.9369" calcext:value-type="float">
            <text:p>40.9369</text:p>
          </table:table-cell>
          <table:table-cell office:value-type="float" office:value="89.9437" calcext:value-type="float">
            <text:p>89.9437</text:p>
          </table:table-cell>
          <table:table-cell office:value-type="float" office:value="251.544" calcext:value-type="float">
            <text:p>251.544</text:p>
          </table:table-cell>
          <table:table-cell office:value-type="float" office:value="41.2186" calcext:value-type="float">
            <text:p>41.2186</text:p>
          </table:table-cell>
          <table:table-cell/>
          <table:table-cell table:formula="of:=([.D254]-[.A254])/0.0166667" office:value-type="float" office:value="-75.3778492443013" calcext:value-type="float">
            <text:p>-75.3778492443013</text:p>
          </table:table-cell>
          <table:table-cell table:formula="of:=ABS([.E254]-[.B254])/0.0166667" office:value-type="float" office:value="769.258461483077" calcext:value-type="float">
            <text:p>769.258461483077</text:p>
          </table:table-cell>
          <table:table-cell table:formula="of:=([.F254]-[.C254])/0.0166667" office:value-type="float" office:value="16.9019661960677" calcext:value-type="float">
            <text:p>16.9019661960677</text:p>
          </table:table-cell>
          <table:table-cell table:formula="of:=DEGREES(ATAN(ABS([.F254]-[.C254])/ABS([.E254]-[.B254])))" office:value-type="float" office:value="1.2586868859524" calcext:value-type="float">
            <text:p>1.2586868859524</text:p>
          </table:table-cell>
          <table:table-cell table:formula="of:=SQRT(POWER([.H254];2)+POWER([.I254];2)+POWER([.J254];2))" office:value-type="float" office:value="773.127465028439" calcext:value-type="float">
            <text:p>773.127465028439</text:p>
          </table:table-cell>
        </table:table-row>
        <table:table-row table:style-name="ro1">
          <table:table-cell office:value-type="float" office:value="91.4408" calcext:value-type="float">
            <text:p>91.4408</text:p>
          </table:table-cell>
          <table:table-cell office:value-type="float" office:value="264.326" calcext:value-type="float">
            <text:p>264.326</text:p>
          </table:table-cell>
          <table:table-cell office:value-type="float" office:value="41.1853" calcext:value-type="float">
            <text:p>41.1853</text:p>
          </table:table-cell>
          <table:table-cell office:value-type="float" office:value="90.2322" calcext:value-type="float">
            <text:p>90.2322</text:p>
          </table:table-cell>
          <table:table-cell office:value-type="float" office:value="252.721" calcext:value-type="float">
            <text:p>252.721</text:p>
          </table:table-cell>
          <table:table-cell office:value-type="float" office:value="41.0118" calcext:value-type="float">
            <text:p>41.0118</text:p>
          </table:table-cell>
          <table:table-cell/>
          <table:table-cell table:formula="of:=([.D255]-[.A255])/0.0166667" office:value-type="float" office:value="-72.5158549682895" calcext:value-type="float">
            <text:p>-72.5158549682895</text:p>
          </table:table-cell>
          <table:table-cell table:formula="of:=ABS([.E255]-[.B255])/0.0166667" office:value-type="float" office:value="696.298607402786" calcext:value-type="float">
            <text:p>696.298607402786</text:p>
          </table:table-cell>
          <table:table-cell table:formula="of:=([.F255]-[.C255])/0.0166667" office:value-type="float" office:value="-10.4099791800415" calcext:value-type="float">
            <text:p>-10.4099791800415</text:p>
          </table:table-cell>
          <table:table-cell table:formula="of:=DEGREES(ATAN(ABS([.F255]-[.C255])/ABS([.E255]-[.B255])))" office:value-type="float" office:value="0.856534011271264" calcext:value-type="float">
            <text:p>0.856534011271264</text:p>
          </table:table-cell>
          <table:table-cell table:formula="of:=SQRT(POWER([.H255];2)+POWER([.I255];2)+POWER([.J255];2))" office:value-type="float" office:value="700.141891018792" calcext:value-type="float">
            <text:p>700.141891018792</text:p>
          </table:table-cell>
        </table:table-row>
        <table:table-row table:style-name="ro1">
          <table:table-cell office:value-type="float" office:value="91.1774" calcext:value-type="float">
            <text:p>91.1774</text:p>
          </table:table-cell>
          <table:table-cell office:value-type="float" office:value="264.128" calcext:value-type="float">
            <text:p>264.128</text:p>
          </table:table-cell>
          <table:table-cell office:value-type="float" office:value="42.1948" calcext:value-type="float">
            <text:p>42.1948</text:p>
          </table:table-cell>
          <table:table-cell office:value-type="float" office:value="89.7262" calcext:value-type="float">
            <text:p>89.7262</text:p>
          </table:table-cell>
          <table:table-cell office:value-type="float" office:value="252.408" calcext:value-type="float">
            <text:p>252.408</text:p>
          </table:table-cell>
          <table:table-cell office:value-type="float" office:value="42.734" calcext:value-type="float">
            <text:p>42.734</text:p>
          </table:table-cell>
          <table:table-cell/>
          <table:table-cell table:formula="of:=([.D256]-[.A256])/0.0166667" office:value-type="float" office:value="-87.0718258563483" calcext:value-type="float">
            <text:p>-87.0718258563483</text:p>
          </table:table-cell>
          <table:table-cell table:formula="of:=ABS([.E256]-[.B256])/0.0166667" office:value-type="float" office:value="703.198593602813" calcext:value-type="float">
            <text:p>703.198593602813</text:p>
          </table:table-cell>
          <table:table-cell table:formula="of:=([.F256]-[.C256])/0.0166667" office:value-type="float" office:value="32.3519352961295" calcext:value-type="float">
            <text:p>32.3519352961295</text:p>
          </table:table-cell>
          <table:table-cell table:formula="of:=DEGREES(ATAN(ABS([.F256]-[.C256])/ABS([.E256]-[.B256])))" office:value-type="float" office:value="2.63413950507136" calcext:value-type="float">
            <text:p>2.63413950507136</text:p>
          </table:table-cell>
          <table:table-cell table:formula="of:=SQRT(POWER([.H256];2)+POWER([.I256];2)+POWER([.J256];2))" office:value-type="float" office:value="709.306994622453" calcext:value-type="float">
            <text:p>709.306994622453</text:p>
          </table:table-cell>
        </table:table-row>
        <table:table-row table:style-name="ro1">
          <table:table-cell office:value-type="float" office:value="91.5454" calcext:value-type="float">
            <text:p>91.5454</text:p>
          </table:table-cell>
          <table:table-cell office:value-type="float" office:value="266.745" calcext:value-type="float">
            <text:p>266.745</text:p>
          </table:table-cell>
          <table:table-cell office:value-type="float" office:value="41.0217" calcext:value-type="float">
            <text:p>41.0217</text:p>
          </table:table-cell>
          <table:table-cell office:value-type="float" office:value="90.0802" calcext:value-type="float">
            <text:p>90.0802</text:p>
          </table:table-cell>
          <table:table-cell office:value-type="float" office:value="254.946" calcext:value-type="float">
            <text:p>254.946</text:p>
          </table:table-cell>
          <table:table-cell office:value-type="float" office:value="41.3448" calcext:value-type="float">
            <text:p>41.3448</text:p>
          </table:table-cell>
          <table:table-cell/>
          <table:table-cell table:formula="of:=([.D257]-[.A257])/0.0166667" office:value-type="float" office:value="-87.9118241763514" calcext:value-type="float">
            <text:p>-87.9118241763514</text:p>
          </table:table-cell>
          <table:table-cell table:formula="of:=ABS([.E257]-[.B257])/0.0166667" office:value-type="float" office:value="707.938584122832" calcext:value-type="float">
            <text:p>707.938584122832</text:p>
          </table:table-cell>
          <table:table-cell table:formula="of:=([.F257]-[.C257])/0.0166667" office:value-type="float" office:value="19.3859612280773" calcext:value-type="float">
            <text:p>19.3859612280773</text:p>
          </table:table-cell>
          <table:table-cell table:formula="of:=DEGREES(ATAN(ABS([.F257]-[.C257])/ABS([.E257]-[.B257])))" office:value-type="float" office:value="1.5685771000358" calcext:value-type="float">
            <text:p>1.5685771000358</text:p>
          </table:table-cell>
          <table:table-cell table:formula="of:=SQRT(POWER([.H257];2)+POWER([.I257];2)+POWER([.J257];2))" office:value-type="float" office:value="713.639505081235" calcext:value-type="float">
            <text:p>713.639505081235</text:p>
          </table:table-cell>
        </table:table-row>
        <table:table-row table:style-name="ro1">
          <table:table-cell office:value-type="float" office:value="91.3801" calcext:value-type="float">
            <text:p>91.3801</text:p>
          </table:table-cell>
          <table:table-cell office:value-type="float" office:value="268.937" calcext:value-type="float">
            <text:p>268.937</text:p>
          </table:table-cell>
          <table:table-cell office:value-type="float" office:value="42.1306" calcext:value-type="float">
            <text:p>42.1306</text:p>
          </table:table-cell>
          <table:table-cell office:value-type="float" office:value="89.8565" calcext:value-type="float">
            <text:p>89.8565</text:p>
          </table:table-cell>
          <table:table-cell office:value-type="float" office:value="255.76" calcext:value-type="float">
            <text:p>255.76</text:p>
          </table:table-cell>
          <table:table-cell office:value-type="float" office:value="43.1202" calcext:value-type="float">
            <text:p>43.1202</text:p>
          </table:table-cell>
          <table:table-cell/>
          <table:table-cell table:formula="of:=([.D258]-[.A258])/0.0166667" office:value-type="float" office:value="-91.4158171683658" calcext:value-type="float">
            <text:p>-91.4158171683658</text:p>
          </table:table-cell>
          <table:table-cell table:formula="of:=ABS([.E258]-[.B258])/0.0166667" office:value-type="float" office:value="790.618418763164" calcext:value-type="float">
            <text:p>790.618418763164</text:p>
          </table:table-cell>
          <table:table-cell table:formula="of:=([.F258]-[.C258])/0.0166667" office:value-type="float" office:value="59.3758812482373" calcext:value-type="float">
            <text:p>59.3758812482373</text:p>
          </table:table-cell>
          <table:table-cell table:formula="of:=DEGREES(ATAN(ABS([.F258]-[.C258])/ABS([.E258]-[.B258])))" office:value-type="float" office:value="4.29488237924619" calcext:value-type="float">
            <text:p>4.29488237924619</text:p>
          </table:table-cell>
          <table:table-cell table:formula="of:=SQRT(POWER([.H258];2)+POWER([.I258];2)+POWER([.J258];2))" office:value-type="float" office:value="798.097632492498" calcext:value-type="float">
            <text:p>798.097632492498</text:p>
          </table:table-cell>
        </table:table-row>
        <table:table-row table:style-name="ro1">
          <table:table-cell office:value-type="float" office:value="91.2791" calcext:value-type="float">
            <text:p>91.2791</text:p>
          </table:table-cell>
          <table:table-cell office:value-type="float" office:value="260.672" calcext:value-type="float">
            <text:p>260.672</text:p>
          </table:table-cell>
          <table:table-cell office:value-type="float" office:value="41.8025" calcext:value-type="float">
            <text:p>41.8025</text:p>
          </table:table-cell>
          <table:table-cell office:value-type="float" office:value="90.2674" calcext:value-type="float">
            <text:p>90.2674</text:p>
          </table:table-cell>
          <table:table-cell office:value-type="float" office:value="248.055" calcext:value-type="float">
            <text:p>248.055</text:p>
          </table:table-cell>
          <table:table-cell office:value-type="float" office:value="42.0566" calcext:value-type="float">
            <text:p>42.0566</text:p>
          </table:table-cell>
          <table:table-cell/>
          <table:table-cell table:formula="of:=([.D259]-[.A259])/0.0166667" office:value-type="float" office:value="-60.7018785962431" calcext:value-type="float">
            <text:p>-60.7018785962431</text:p>
          </table:table-cell>
          <table:table-cell table:formula="of:=ABS([.E259]-[.B259])/0.0166667" office:value-type="float" office:value="757.018485963029" calcext:value-type="float">
            <text:p>757.018485963029</text:p>
          </table:table-cell>
          <table:table-cell table:formula="of:=([.F259]-[.C259])/0.0166667" office:value-type="float" office:value="15.2459695080611" calcext:value-type="float">
            <text:p>15.2459695080611</text:p>
          </table:table-cell>
          <table:table-cell table:formula="of:=DEGREES(ATAN(ABS([.F259]-[.C259])/ABS([.E259]-[.B259])))" office:value-type="float" office:value="1.15375205669623" calcext:value-type="float">
            <text:p>1.15375205669623</text:p>
          </table:table-cell>
          <table:table-cell table:formula="of:=SQRT(POWER([.H259];2)+POWER([.I259];2)+POWER([.J259];2))" office:value-type="float" office:value="759.601307095446" calcext:value-type="float">
            <text:p>759.601307095446</text:p>
          </table:table-cell>
        </table:table-row>
        <table:table-row table:style-name="ro1">
          <table:table-cell office:value-type="float" office:value="90.1092" calcext:value-type="float">
            <text:p>90.1092</text:p>
          </table:table-cell>
          <table:table-cell office:value-type="float" office:value="261.805" calcext:value-type="float">
            <text:p>261.805</text:p>
          </table:table-cell>
          <table:table-cell office:value-type="float" office:value="41.8639" calcext:value-type="float">
            <text:p>41.8639</text:p>
          </table:table-cell>
          <table:table-cell office:value-type="float" office:value="88.4115" calcext:value-type="float">
            <text:p>88.4115</text:p>
          </table:table-cell>
          <table:table-cell office:value-type="float" office:value="249.038" calcext:value-type="float">
            <text:p>249.038</text:p>
          </table:table-cell>
          <table:table-cell office:value-type="float" office:value="42.3745" calcext:value-type="float">
            <text:p>42.3745</text:p>
          </table:table-cell>
          <table:table-cell/>
          <table:table-cell table:formula="of:=([.D260]-[.A260])/0.0166667" office:value-type="float" office:value="-101.861796276407" calcext:value-type="float">
            <text:p>-101.861796276407</text:p>
          </table:table-cell>
          <table:table-cell table:formula="of:=ABS([.E260]-[.B260])/0.0166667" office:value-type="float" office:value="766.018467963064" calcext:value-type="float">
            <text:p>766.018467963064</text:p>
          </table:table-cell>
          <table:table-cell table:formula="of:=([.F260]-[.C260])/0.0166667" office:value-type="float" office:value="30.6359387281223" calcext:value-type="float">
            <text:p>30.6359387281223</text:p>
          </table:table-cell>
          <table:table-cell table:formula="of:=DEGREES(ATAN(ABS([.F260]-[.C260])/ABS([.E260]-[.B260])))" office:value-type="float" office:value="2.29025159183865" calcext:value-type="float">
            <text:p>2.29025159183865</text:p>
          </table:table-cell>
          <table:table-cell table:formula="of:=SQRT(POWER([.H260];2)+POWER([.I260];2)+POWER([.J260];2))" office:value-type="float" office:value="773.368398334771" calcext:value-type="float">
            <text:p>773.368398334771</text:p>
          </table:table-cell>
        </table:table-row>
        <table:table-row table:style-name="ro1">
          <table:table-cell office:value-type="float" office:value="89.576" calcext:value-type="float">
            <text:p>89.576</text:p>
          </table:table-cell>
          <table:table-cell office:value-type="float" office:value="254.667" calcext:value-type="float">
            <text:p>254.667</text:p>
          </table:table-cell>
          <table:table-cell office:value-type="float" office:value="42.829" calcext:value-type="float">
            <text:p>42.829</text:p>
          </table:table-cell>
          <table:table-cell office:value-type="float" office:value="88.578" calcext:value-type="float">
            <text:p>88.578</text:p>
          </table:table-cell>
          <table:table-cell office:value-type="float" office:value="241.227" calcext:value-type="float">
            <text:p>241.227</text:p>
          </table:table-cell>
          <table:table-cell office:value-type="float" office:value="43.2525" calcext:value-type="float">
            <text:p>43.2525</text:p>
          </table:table-cell>
          <table:table-cell/>
          <table:table-cell table:formula="of:=([.D261]-[.A261])/0.0166667" office:value-type="float" office:value="-59.8798802402389" calcext:value-type="float">
            <text:p>-59.8798802402389</text:p>
          </table:table-cell>
          <table:table-cell table:formula="of:=ABS([.E261]-[.B261])/0.0166667" office:value-type="float" office:value="806.398387203226" calcext:value-type="float">
            <text:p>806.398387203226</text:p>
          </table:table-cell>
          <table:table-cell table:formula="of:=([.F261]-[.C261])/0.0166667" office:value-type="float" office:value="25.4099491801015" calcext:value-type="float">
            <text:p>25.4099491801015</text:p>
          </table:table-cell>
          <table:table-cell table:formula="of:=DEGREES(ATAN(ABS([.F261]-[.C261])/ABS([.E261]-[.B261])))" office:value-type="float" office:value="1.80481670578229" calcext:value-type="float">
            <text:p>1.80481670578229</text:p>
          </table:table-cell>
          <table:table-cell table:formula="of:=SQRT(POWER([.H261];2)+POWER([.I261];2)+POWER([.J261];2))" office:value-type="float" office:value="809.017691066694" calcext:value-type="float">
            <text:p>809.017691066694</text:p>
          </table:table-cell>
        </table:table-row>
        <table:table-row table:style-name="ro1">
          <table:table-cell office:value-type="float" office:value="105.149" calcext:value-type="float">
            <text:p>105.149</text:p>
          </table:table-cell>
          <table:table-cell office:value-type="float" office:value="254.636" calcext:value-type="float">
            <text:p>254.636</text:p>
          </table:table-cell>
          <table:table-cell office:value-type="float" office:value="42.466" calcext:value-type="float">
            <text:p>42.466</text:p>
          </table:table-cell>
          <table:table-cell office:value-type="float" office:value="103.941" calcext:value-type="float">
            <text:p>103.941</text:p>
          </table:table-cell>
          <table:table-cell office:value-type="float" office:value="241.492" calcext:value-type="float">
            <text:p>241.492</text:p>
          </table:table-cell>
          <table:table-cell office:value-type="float" office:value="42.8464" calcext:value-type="float">
            <text:p>42.8464</text:p>
          </table:table-cell>
          <table:table-cell/>
          <table:table-cell table:formula="of:=([.D262]-[.A262])/0.0166667" office:value-type="float" office:value="-72.4798550402898" calcext:value-type="float">
            <text:p>-72.4798550402898</text:p>
          </table:table-cell>
          <table:table-cell table:formula="of:=ABS([.E262]-[.B262])/0.0166667" office:value-type="float" office:value="788.638422723155" calcext:value-type="float">
            <text:p>788.638422723155</text:p>
          </table:table-cell>
          <table:table-cell table:formula="of:=([.F262]-[.C262])/0.0166667" office:value-type="float" office:value="22.8239543520914" calcext:value-type="float">
            <text:p>22.8239543520914</text:p>
          </table:table-cell>
          <table:table-cell table:formula="of:=DEGREES(ATAN(ABS([.F262]-[.C262])/ABS([.E262]-[.B262])))" office:value-type="float" office:value="1.65773223385972" calcext:value-type="float">
            <text:p>1.65773223385972</text:p>
          </table:table-cell>
          <table:table-cell table:formula="of:=SQRT(POWER([.H262];2)+POWER([.I262];2)+POWER([.J262];2))" office:value-type="float" office:value="792.290870876469" calcext:value-type="float">
            <text:p>792.290870876469</text:p>
          </table:table-cell>
        </table:table-row>
        <table:table-row table:style-name="ro1">
          <table:table-cell office:value-type="float" office:value="111.72" calcext:value-type="float">
            <text:p>111.72</text:p>
          </table:table-cell>
          <table:table-cell office:value-type="float" office:value="250.712" calcext:value-type="float">
            <text:p>250.712</text:p>
          </table:table-cell>
          <table:table-cell office:value-type="float" office:value="43.3142" calcext:value-type="float">
            <text:p>43.3142</text:p>
          </table:table-cell>
          <table:table-cell office:value-type="float" office:value="109.234" calcext:value-type="float">
            <text:p>109.234</text:p>
          </table:table-cell>
          <table:table-cell office:value-type="float" office:value="235.836" calcext:value-type="float">
            <text:p>235.836</text:p>
          </table:table-cell>
          <table:table-cell office:value-type="float" office:value="44.015" calcext:value-type="float">
            <text:p>44.015</text:p>
          </table:table-cell>
          <table:table-cell/>
          <table:table-cell table:formula="of:=([.D263]-[.A263])/0.0166667" office:value-type="float" office:value="-149.159701680597" calcext:value-type="float">
            <text:p>-149.159701680597</text:p>
          </table:table-cell>
          <table:table-cell table:formula="of:=ABS([.E263]-[.B263])/0.0166667" office:value-type="float" office:value="892.558214883569" calcext:value-type="float">
            <text:p>892.558214883569</text:p>
          </table:table-cell>
          <table:table-cell table:formula="of:=([.F263]-[.C263])/0.0166667" office:value-type="float" office:value="42.0479159041683" calcext:value-type="float">
            <text:p>42.0479159041683</text:p>
          </table:table-cell>
          <table:table-cell table:formula="of:=DEGREES(ATAN(ABS([.F263]-[.C263])/ABS([.E263]-[.B263])))" office:value-type="float" office:value="2.69717787177794" calcext:value-type="float">
            <text:p>2.69717787177794</text:p>
          </table:table-cell>
          <table:table-cell table:formula="of:=SQRT(POWER([.H263];2)+POWER([.I263];2)+POWER([.J263];2))" office:value-type="float" office:value="905.912142977161" calcext:value-type="float">
            <text:p>905.912142977161</text:p>
          </table:table-cell>
        </table:table-row>
        <table:table-row table:style-name="ro1">
          <table:table-cell office:value-type="float" office:value="112.005" calcext:value-type="float">
            <text:p>112.005</text:p>
          </table:table-cell>
          <table:table-cell office:value-type="float" office:value="253.977" calcext:value-type="float">
            <text:p>253.977</text:p>
          </table:table-cell>
          <table:table-cell office:value-type="float" office:value="43.4752" calcext:value-type="float">
            <text:p>43.4752</text:p>
          </table:table-cell>
          <table:table-cell office:value-type="float" office:value="109.173" calcext:value-type="float">
            <text:p>109.173</text:p>
          </table:table-cell>
          <table:table-cell office:value-type="float" office:value="243.211" calcext:value-type="float">
            <text:p>243.211</text:p>
          </table:table-cell>
          <table:table-cell office:value-type="float" office:value="43.902" calcext:value-type="float">
            <text:p>43.902</text:p>
          </table:table-cell>
          <table:table-cell/>
          <table:table-cell table:formula="of:=([.D264]-[.A264])/0.0166667" office:value-type="float" office:value="-169.919660160679" calcext:value-type="float">
            <text:p>-169.919660160679</text:p>
          </table:table-cell>
          <table:table-cell table:formula="of:=ABS([.E264]-[.B264])/0.0166667" office:value-type="float" office:value="645.958708082583" calcext:value-type="float">
            <text:p>645.958708082583</text:p>
          </table:table-cell>
          <table:table-cell table:formula="of:=([.F264]-[.C264])/0.0166667" office:value-type="float" office:value="25.6079487841024" calcext:value-type="float">
            <text:p>25.6079487841024</text:p>
          </table:table-cell>
          <table:table-cell table:formula="of:=DEGREES(ATAN(ABS([.F264]-[.C264])/ABS([.E264]-[.B264])))" office:value-type="float" office:value="2.27020622969639" calcext:value-type="float">
            <text:p>2.27020622969639</text:p>
          </table:table-cell>
          <table:table-cell table:formula="of:=SQRT(POWER([.H264];2)+POWER([.I264];2)+POWER([.J264];2))" office:value-type="float" office:value="668.424349120953" calcext:value-type="float">
            <text:p>668.424349120953</text:p>
          </table:table-cell>
        </table:table-row>
        <table:table-row table:style-name="ro1">
          <table:table-cell office:value-type="float" office:value="122.169" calcext:value-type="float">
            <text:p>122.169</text:p>
          </table:table-cell>
          <table:table-cell office:value-type="float" office:value="255.09" calcext:value-type="float">
            <text:p>255.09</text:p>
          </table:table-cell>
          <table:table-cell office:value-type="float" office:value="43.213" calcext:value-type="float">
            <text:p>43.213</text:p>
          </table:table-cell>
          <table:table-cell office:value-type="float" office:value="119.341" calcext:value-type="float">
            <text:p>119.341</text:p>
          </table:table-cell>
          <table:table-cell office:value-type="float" office:value="242.342" calcext:value-type="float">
            <text:p>242.342</text:p>
          </table:table-cell>
          <table:table-cell office:value-type="float" office:value="43.7408" calcext:value-type="float">
            <text:p>43.7408</text:p>
          </table:table-cell>
          <table:table-cell/>
          <table:table-cell table:formula="of:=([.D265]-[.A265])/0.0166667" office:value-type="float" office:value="-169.679660640679" calcext:value-type="float">
            <text:p>-169.679660640679</text:p>
          </table:table-cell>
          <table:table-cell table:formula="of:=ABS([.E265]-[.B265])/0.0166667" office:value-type="float" office:value="764.878470243059" calcext:value-type="float">
            <text:p>764.878470243059</text:p>
          </table:table-cell>
          <table:table-cell table:formula="of:=([.F265]-[.C265])/0.0166667" office:value-type="float" office:value="31.6679366641266" calcext:value-type="float">
            <text:p>31.6679366641266</text:p>
          </table:table-cell>
          <table:table-cell table:formula="of:=DEGREES(ATAN(ABS([.F265]-[.C265])/ABS([.E265]-[.B265])))" office:value-type="float" office:value="2.37083863395682" calcext:value-type="float">
            <text:p>2.37083863395682</text:p>
          </table:table-cell>
          <table:table-cell table:formula="of:=SQRT(POWER([.H265];2)+POWER([.I265];2)+POWER([.J265];2))" office:value-type="float" office:value="784.112950848958" calcext:value-type="float">
            <text:p>784.112950848958</text:p>
          </table:table-cell>
        </table:table-row>
        <table:table-row table:style-name="ro1">
          <table:table-cell office:value-type="float" office:value="126.649" calcext:value-type="float">
            <text:p>126.649</text:p>
          </table:table-cell>
          <table:table-cell office:value-type="float" office:value="250.908" calcext:value-type="float">
            <text:p>250.908</text:p>
          </table:table-cell>
          <table:table-cell office:value-type="float" office:value="44.1148" calcext:value-type="float">
            <text:p>44.1148</text:p>
          </table:table-cell>
          <table:table-cell office:value-type="float" office:value="124.32" calcext:value-type="float">
            <text:p>124.32</text:p>
          </table:table-cell>
          <table:table-cell office:value-type="float" office:value="239.479" calcext:value-type="float">
            <text:p>239.479</text:p>
          </table:table-cell>
          <table:table-cell office:value-type="float" office:value="44.4241" calcext:value-type="float">
            <text:p>44.4241</text:p>
          </table:table-cell>
          <table:table-cell/>
          <table:table-cell table:formula="of:=([.D266]-[.A266])/0.0166667" office:value-type="float" office:value="-139.739720520559" calcext:value-type="float">
            <text:p>-139.739720520559</text:p>
          </table:table-cell>
          <table:table-cell table:formula="of:=ABS([.E266]-[.B266])/0.0166667" office:value-type="float" office:value="685.738628522741" calcext:value-type="float">
            <text:p>685.738628522741</text:p>
          </table:table-cell>
          <table:table-cell table:formula="of:=([.F266]-[.C266])/0.0166667" office:value-type="float" office:value="18.5579628840743" calcext:value-type="float">
            <text:p>18.5579628840743</text:p>
          </table:table-cell>
          <table:table-cell table:formula="of:=DEGREES(ATAN(ABS([.F266]-[.C266])/ABS([.E266]-[.B266])))" office:value-type="float" office:value="1.55020212822343" calcext:value-type="float">
            <text:p>1.55020212822343</text:p>
          </table:table-cell>
          <table:table-cell table:formula="of:=SQRT(POWER([.H266];2)+POWER([.I266];2)+POWER([.J266];2))" office:value-type="float" office:value="700.077891470528" calcext:value-type="float">
            <text:p>700.077891470528</text:p>
          </table:table-cell>
        </table:table-row>
        <table:table-row table:style-name="ro1">
          <table:table-cell office:value-type="float" office:value="128.684" calcext:value-type="float">
            <text:p>128.684</text:p>
          </table:table-cell>
          <table:table-cell office:value-type="float" office:value="263.162" calcext:value-type="float">
            <text:p>263.162</text:p>
          </table:table-cell>
          <table:table-cell office:value-type="float" office:value="42.7892" calcext:value-type="float">
            <text:p>42.7892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49.976" calcext:value-type="float">
            <text:p>249.976</text:p>
          </table:table-cell>
          <table:table-cell office:value-type="float" office:value="43.5657" calcext:value-type="float">
            <text:p>43.5657</text:p>
          </table:table-cell>
          <table:table-cell/>
          <table:table-cell table:formula="of:=([.D267]-[.A267])/0.0166667" office:value-type="float" office:value="-141.719716560567" calcext:value-type="float">
            <text:p>-141.719716560567</text:p>
          </table:table-cell>
          <table:table-cell table:formula="of:=ABS([.E267]-[.B267])/0.0166667" office:value-type="float" office:value="791.158417683163" calcext:value-type="float">
            <text:p>791.158417683163</text:p>
          </table:table-cell>
          <table:table-cell table:formula="of:=([.F267]-[.C267])/0.0166667" office:value-type="float" office:value="46.5899068201863" calcext:value-type="float">
            <text:p>46.5899068201863</text:p>
          </table:table-cell>
          <table:table-cell table:formula="of:=DEGREES(ATAN(ABS([.F267]-[.C267])/ABS([.E267]-[.B267])))" office:value-type="float" office:value="3.3701540676349" calcext:value-type="float">
            <text:p>3.3701540676349</text:p>
          </table:table-cell>
          <table:table-cell table:formula="of:=SQRT(POWER([.H267];2)+POWER([.I267];2)+POWER([.J267];2))" office:value-type="float" office:value="805.100452956305" calcext:value-type="float">
            <text:p>805.100452956305</text:p>
          </table:table-cell>
        </table:table-row>
        <table:table-row table:style-name="ro1">
          <table:table-cell office:value-type="float" office:value="129.537" calcext:value-type="float">
            <text:p>129.537</text:p>
          </table:table-cell>
          <table:table-cell office:value-type="float" office:value="271.563" calcext:value-type="float">
            <text:p>271.563</text:p>
          </table:table-cell>
          <table:table-cell office:value-type="float" office:value="41.1518" calcext:value-type="float">
            <text:p>41.1518</text:p>
          </table:table-cell>
          <table:table-cell office:value-type="float" office:value="127.018" calcext:value-type="float">
            <text:p>127.018</text:p>
          </table:table-cell>
          <table:table-cell office:value-type="float" office:value="259.094" calcext:value-type="float">
            <text:p>259.094</text:p>
          </table:table-cell>
          <table:table-cell office:value-type="float" office:value="41.7872" calcext:value-type="float">
            <text:p>41.7872</text:p>
          </table:table-cell>
          <table:table-cell/>
          <table:table-cell table:formula="of:=([.D268]-[.A268])/0.0166667" office:value-type="float" office:value="-151.139697720605" calcext:value-type="float">
            <text:p>-151.139697720605</text:p>
          </table:table-cell>
          <table:table-cell table:formula="of:=ABS([.E268]-[.B268])/0.0166667" office:value-type="float" office:value="748.138503722992" calcext:value-type="float">
            <text:p>748.138503722992</text:p>
          </table:table-cell>
          <table:table-cell table:formula="of:=([.F268]-[.C268])/0.0166667" office:value-type="float" office:value="38.1239237521523" calcext:value-type="float">
            <text:p>38.1239237521523</text:p>
          </table:table-cell>
          <table:table-cell table:formula="of:=DEGREES(ATAN(ABS([.F268]-[.C268])/ABS([.E268]-[.B268])))" office:value-type="float" office:value="2.91717660072475" calcext:value-type="float">
            <text:p>2.91717660072475</text:p>
          </table:table-cell>
          <table:table-cell table:formula="of:=SQRT(POWER([.H268];2)+POWER([.I268];2)+POWER([.J268];2))" office:value-type="float" office:value="764.204071267756" calcext:value-type="float">
            <text:p>764.204071267756</text:p>
          </table:table-cell>
        </table:table-row>
        <table:table-row table:style-name="ro1">
          <table:table-cell office:value-type="float" office:value="128.496" calcext:value-type="float">
            <text:p>128.496</text:p>
          </table:table-cell>
          <table:table-cell office:value-type="float" office:value="263.353" calcext:value-type="float">
            <text:p>263.353</text:p>
          </table:table-cell>
          <table:table-cell office:value-type="float" office:value="42.0308" calcext:value-type="float">
            <text:p>42.0308</text:p>
          </table:table-cell>
          <table:table-cell office:value-type="float" office:value="125.919" calcext:value-type="float">
            <text:p>125.919</text:p>
          </table:table-cell>
          <table:table-cell office:value-type="float" office:value="250.222" calcext:value-type="float">
            <text:p>250.222</text:p>
          </table:table-cell>
          <table:table-cell office:value-type="float" office:value="42.5831" calcext:value-type="float">
            <text:p>42.5831</text:p>
          </table:table-cell>
          <table:table-cell/>
          <table:table-cell table:formula="of:=([.D269]-[.A269])/0.0166667" office:value-type="float" office:value="-154.619690760619" calcext:value-type="float">
            <text:p>-154.619690760619</text:p>
          </table:table-cell>
          <table:table-cell table:formula="of:=ABS([.E269]-[.B269])/0.0166667" office:value-type="float" office:value="787.858424283152" calcext:value-type="float">
            <text:p>787.858424283152</text:p>
          </table:table-cell>
          <table:table-cell table:formula="of:=([.F269]-[.C269])/0.0166667" office:value-type="float" office:value="33.1379337241327" calcext:value-type="float">
            <text:p>33.1379337241327</text:p>
          </table:table-cell>
          <table:table-cell table:formula="of:=DEGREES(ATAN(ABS([.F269]-[.C269])/ABS([.E269]-[.B269])))" office:value-type="float" office:value="2.40848511005428" calcext:value-type="float">
            <text:p>2.40848511005428</text:p>
          </table:table-cell>
          <table:table-cell table:formula="of:=SQRT(POWER([.H269];2)+POWER([.I269];2)+POWER([.J269];2))" office:value-type="float" office:value="803.57094779263" calcext:value-type="float">
            <text:p>803.57094779263</text:p>
          </table:table-cell>
        </table:table-row>
        <table:table-row table:style-name="ro1">
          <table:table-cell office:value-type="float" office:value="138.304" calcext:value-type="float">
            <text:p>138.304</text:p>
          </table:table-cell>
          <table:table-cell office:value-type="float" office:value="265.692" calcext:value-type="float">
            <text:p>265.692</text:p>
          </table:table-cell>
          <table:table-cell office:value-type="float" office:value="42.7937" calcext:value-type="float">
            <text:p>42.7937</text:p>
          </table:table-cell>
          <table:table-cell office:value-type="float" office:value="135.991" calcext:value-type="float">
            <text:p>135.991</text:p>
          </table:table-cell>
          <table:table-cell office:value-type="float" office:value="254.729" calcext:value-type="float">
            <text:p>254.729</text:p>
          </table:table-cell>
          <table:table-cell office:value-type="float" office:value="43.4144" calcext:value-type="float">
            <text:p>43.4144</text:p>
          </table:table-cell>
          <table:table-cell/>
          <table:table-cell table:formula="of:=([.D270]-[.A270])/0.0166667" office:value-type="float" office:value="-138.779722440554" calcext:value-type="float">
            <text:p>-138.779722440554</text:p>
          </table:table-cell>
          <table:table-cell table:formula="of:=ABS([.E270]-[.B270])/0.0166667" office:value-type="float" office:value="657.778684442631" calcext:value-type="float">
            <text:p>657.778684442631</text:p>
          </table:table-cell>
          <table:table-cell table:formula="of:=([.F270]-[.C270])/0.0166667" office:value-type="float" office:value="37.2419255161489" calcext:value-type="float">
            <text:p>37.2419255161489</text:p>
          </table:table-cell>
          <table:table-cell table:formula="of:=DEGREES(ATAN(ABS([.F270]-[.C270])/ABS([.E270]-[.B270])))" office:value-type="float" office:value="3.24049647887486" calcext:value-type="float">
            <text:p>3.24049647887486</text:p>
          </table:table-cell>
          <table:table-cell table:formula="of:=SQRT(POWER([.H270];2)+POWER([.I270];2)+POWER([.J270];2))" office:value-type="float" office:value="673.290108410859" calcext:value-type="float">
            <text:p>673.290108410859</text:p>
          </table:table-cell>
        </table:table-row>
        <table:table-row table:style-name="ro1">
          <table:table-cell office:value-type="float" office:value="138.034" calcext:value-type="float">
            <text:p>138.034</text:p>
          </table:table-cell>
          <table:table-cell office:value-type="float" office:value="263.583" calcext:value-type="float">
            <text:p>263.583</text:p>
          </table:table-cell>
          <table:table-cell office:value-type="float" office:value="42.1698" calcext:value-type="float">
            <text:p>42.1698</text:p>
          </table:table-cell>
          <table:table-cell office:value-type="float" office:value="135.711" calcext:value-type="float">
            <text:p>135.711</text:p>
          </table:table-cell>
          <table:table-cell office:value-type="float" office:value="250.642" calcext:value-type="float">
            <text:p>250.642</text:p>
          </table:table-cell>
          <table:table-cell office:value-type="float" office:value="42.2071" calcext:value-type="float">
            <text:p>42.2071</text:p>
          </table:table-cell>
          <table:table-cell/>
          <table:table-cell table:formula="of:=([.D271]-[.A271])/0.0166667" office:value-type="float" office:value="-139.379721240556" calcext:value-type="float">
            <text:p>-139.379721240556</text:p>
          </table:table-cell>
          <table:table-cell table:formula="of:=ABS([.E271]-[.B271])/0.0166667" office:value-type="float" office:value="776.458447083108" calcext:value-type="float">
            <text:p>776.458447083108</text:p>
          </table:table-cell>
          <table:table-cell table:formula="of:=([.F271]-[.C271])/0.0166667" office:value-type="float" office:value="2.23799552400864" calcext:value-type="float">
            <text:p>2.23799552400864</text:p>
          </table:table-cell>
          <table:table-cell table:formula="of:=DEGREES(ATAN(ABS([.F271]-[.C271])/ABS([.E271]-[.B271])))" office:value-type="float" office:value="0.165143857324184" calcext:value-type="float">
            <text:p>0.165143857324184</text:p>
          </table:table-cell>
          <table:table-cell table:formula="of:=SQRT(POWER([.H271];2)+POWER([.I271];2)+POWER([.J271];2))" office:value-type="float" office:value="788.872255415141" calcext:value-type="float">
            <text:p>788.872255415141</text:p>
          </table:table-cell>
        </table:table-row>
        <table:table-row table:style-name="ro1">
          <table:table-cell office:value-type="float" office:value="138.421" calcext:value-type="float">
            <text:p>138.421</text:p>
          </table:table-cell>
          <table:table-cell office:value-type="float" office:value="268.098" calcext:value-type="float">
            <text:p>268.098</text:p>
          </table:table-cell>
          <table:table-cell office:value-type="float" office:value="42.3991" calcext:value-type="float">
            <text:p>42.3991</text:p>
          </table:table-cell>
          <table:table-cell office:value-type="float" office:value="135.991" calcext:value-type="float">
            <text:p>135.991</text:p>
          </table:table-cell>
          <table:table-cell office:value-type="float" office:value="254.734" calcext:value-type="float">
            <text:p>254.734</text:p>
          </table:table-cell>
          <table:table-cell office:value-type="float" office:value="43.4137" calcext:value-type="float">
            <text:p>43.4137</text:p>
          </table:table-cell>
          <table:table-cell/>
          <table:table-cell table:formula="of:=([.D272]-[.A272])/0.0166667" office:value-type="float" office:value="-145.799708400582" calcext:value-type="float">
            <text:p>-145.799708400582</text:p>
          </table:table-cell>
          <table:table-cell table:formula="of:=ABS([.E272]-[.B272])/0.0166667" office:value-type="float" office:value="801.838396323208" calcext:value-type="float">
            <text:p>801.838396323208</text:p>
          </table:table-cell>
          <table:table-cell table:formula="of:=([.F272]-[.C272])/0.0166667" office:value-type="float" office:value="60.8758782482436" calcext:value-type="float">
            <text:p>60.8758782482436</text:p>
          </table:table-cell>
          <table:table-cell table:formula="of:=DEGREES(ATAN(ABS([.F272]-[.C272])/ABS([.E272]-[.B272])))" office:value-type="float" office:value="4.34158881318593" calcext:value-type="float">
            <text:p>4.34158881318593</text:p>
          </table:table-cell>
          <table:table-cell table:formula="of:=SQRT(POWER([.H272];2)+POWER([.I272];2)+POWER([.J272];2))" office:value-type="float" office:value="817.2565333727" calcext:value-type="float">
            <text:p>817.2565333727</text:p>
          </table:table-cell>
        </table:table-row>
        <table:table-row table:style-name="ro1">
          <table:table-cell office:value-type="float" office:value="138.896" calcext:value-type="float">
            <text:p>138.896</text:p>
          </table:table-cell>
          <table:table-cell office:value-type="float" office:value="264.512" calcext:value-type="float">
            <text:p>264.512</text:p>
          </table:table-cell>
          <table:table-cell office:value-type="float" office:value="42.2533" calcext:value-type="float">
            <text:p>42.2533</text:p>
          </table:table-cell>
          <table:table-cell office:value-type="float" office:value="136.948" calcext:value-type="float">
            <text:p>136.948</text:p>
          </table:table-cell>
          <table:table-cell office:value-type="float" office:value="251.29" calcext:value-type="float">
            <text:p>251.29</text:p>
          </table:table-cell>
          <table:table-cell office:value-type="float" office:value="43.0351" calcext:value-type="float">
            <text:p>43.0351</text:p>
          </table:table-cell>
          <table:table-cell/>
          <table:table-cell table:formula="of:=([.D273]-[.A273])/0.0166667" office:value-type="float" office:value="-116.879766240466" calcext:value-type="float">
            <text:p>-116.879766240466</text:p>
          </table:table-cell>
          <table:table-cell table:formula="of:=ABS([.E273]-[.B273])/0.0166667" office:value-type="float" office:value="793.318413363174" calcext:value-type="float">
            <text:p>793.318413363174</text:p>
          </table:table-cell>
          <table:table-cell table:formula="of:=([.F273]-[.C273])/0.0166667" office:value-type="float" office:value="46.9079061841874" calcext:value-type="float">
            <text:p>46.9079061841874</text:p>
          </table:table-cell>
          <table:table-cell table:formula="of:=DEGREES(ATAN(ABS([.F273]-[.C273])/ABS([.E273]-[.B273])))" office:value-type="float" office:value="3.3838864638455" calcext:value-type="float">
            <text:p>3.3838864638455</text:p>
          </table:table-cell>
          <table:table-cell table:formula="of:=SQRT(POWER([.H273];2)+POWER([.I273];2)+POWER([.J273];2))" office:value-type="float" office:value="803.252971609862" calcext:value-type="float">
            <text:p>803.252971609862</text:p>
          </table:table-cell>
        </table:table-row>
        <table:table-row table:style-name="ro1">
          <table:table-cell office:value-type="float" office:value="137.435" calcext:value-type="float">
            <text:p>137.435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42.7196" calcext:value-type="float">
            <text:p>42.7196</text:p>
          </table:table-cell>
          <table:table-cell office:value-type="float" office:value="135.62" calcext:value-type="float">
            <text:p>135.62</text:p>
          </table:table-cell>
          <table:table-cell office:value-type="float" office:value="241.99" calcext:value-type="float">
            <text:p>241.99</text:p>
          </table:table-cell>
          <table:table-cell office:value-type="float" office:value="42.7589" calcext:value-type="float">
            <text:p>42.7589</text:p>
          </table:table-cell>
          <table:table-cell/>
          <table:table-cell table:formula="of:=([.D274]-[.A274])/0.0166667" office:value-type="float" office:value="-108.899782200435" calcext:value-type="float">
            <text:p>-108.899782200435</text:p>
          </table:table-cell>
          <table:table-cell table:formula="of:=ABS([.E274]-[.B274])/0.0166667" office:value-type="float" office:value="753.838492323015" calcext:value-type="float">
            <text:p>753.838492323015</text:p>
          </table:table-cell>
          <table:table-cell table:formula="of:=([.F274]-[.C274])/0.0166667" office:value-type="float" office:value="2.35799528400927" calcext:value-type="float">
            <text:p>2.35799528400927</text:p>
          </table:table-cell>
          <table:table-cell table:formula="of:=DEGREES(ATAN(ABS([.F274]-[.C274])/ABS([.E274]-[.B274])))" office:value-type="float" office:value="0.179219738225696" calcext:value-type="float">
            <text:p>0.179219738225696</text:p>
          </table:table-cell>
          <table:table-cell table:formula="of:=SQRT(POWER([.H274];2)+POWER([.I274];2)+POWER([.J274];2))" office:value-type="float" office:value="761.667378330527" calcext:value-type="float">
            <text:p>761.667378330527</text:p>
          </table:table-cell>
        </table:table-row>
        <table:table-row table:style-name="ro1">
          <table:table-cell office:value-type="float" office:value="139.129" calcext:value-type="float">
            <text:p>139.129</text:p>
          </table:table-cell>
          <table:table-cell office:value-type="float" office:value="263.089" calcext:value-type="float">
            <text:p>263.089</text:p>
          </table:table-cell>
          <table:table-cell office:value-type="float" office:value="43.2143" calcext:value-type="float">
            <text:p>43.2143</text:p>
          </table:table-cell>
          <table:table-cell office:value-type="float" office:value="137.58" calcext:value-type="float">
            <text:p>137.58</text:p>
          </table:table-cell>
          <table:table-cell office:value-type="float" office:value="251.005" calcext:value-type="float">
            <text:p>251.005</text:p>
          </table:table-cell>
          <table:table-cell office:value-type="float" office:value="43.7877" calcext:value-type="float">
            <text:p>43.7877</text:p>
          </table:table-cell>
          <table:table-cell/>
          <table:table-cell table:formula="of:=([.D275]-[.A275])/0.0166667" office:value-type="float" office:value="-92.9398141203705" calcext:value-type="float">
            <text:p>-92.9398141203705</text:p>
          </table:table-cell>
          <table:table-cell table:formula="of:=ABS([.E275]-[.B275])/0.0166667" office:value-type="float" office:value="725.0385499229" calcext:value-type="float">
            <text:p>725.0385499229</text:p>
          </table:table-cell>
          <table:table-cell table:formula="of:=([.F275]-[.C275])/0.0166667" office:value-type="float" office:value="34.4039311921376" calcext:value-type="float">
            <text:p>34.4039311921376</text:p>
          </table:table-cell>
          <table:table-cell table:formula="of:=DEGREES(ATAN(ABS([.F275]-[.C275])/ABS([.E275]-[.B275])))" office:value-type="float" office:value="2.71671429210609" calcext:value-type="float">
            <text:p>2.71671429210609</text:p>
          </table:table-cell>
          <table:table-cell table:formula="of:=SQRT(POWER([.H275];2)+POWER([.I275];2)+POWER([.J275];2))" office:value-type="float" office:value="731.780252811255" calcext:value-type="float">
            <text:p>731.780252811255</text:p>
          </table:table-cell>
        </table:table-row>
        <table:table-row table:style-name="ro1">
          <table:table-cell office:value-type="float" office:value="132.187" calcext:value-type="float">
            <text:p>132.187</text:p>
          </table:table-cell>
          <table:table-cell office:value-type="float" office:value="262.287" calcext:value-type="float">
            <text:p>262.287</text:p>
          </table:table-cell>
          <table:table-cell office:value-type="float" office:value="43.6342" calcext:value-type="float">
            <text:p>43.6342</text:p>
          </table:table-cell>
          <table:table-cell office:value-type="float" office:value="130.889" calcext:value-type="float">
            <text:p>130.889</text:p>
          </table:table-cell>
          <table:table-cell office:value-type="float" office:value="249.017" calcext:value-type="float">
            <text:p>249.017</text:p>
          </table:table-cell>
          <table:table-cell office:value-type="float" office:value="44.3999" calcext:value-type="float">
            <text:p>44.3999</text:p>
          </table:table-cell>
          <table:table-cell/>
          <table:table-cell table:formula="of:=([.D276]-[.A276])/0.0166667" office:value-type="float" office:value="-77.8798442403116" calcext:value-type="float">
            <text:p>-77.8798442403116</text:p>
          </table:table-cell>
          <table:table-cell table:formula="of:=ABS([.E276]-[.B276])/0.0166667" office:value-type="float" office:value="796.198407603184" calcext:value-type="float">
            <text:p>796.198407603184</text:p>
          </table:table-cell>
          <table:table-cell table:formula="of:=([.F276]-[.C276])/0.0166667" office:value-type="float" office:value="45.9419081161839" calcext:value-type="float">
            <text:p>45.9419081161839</text:p>
          </table:table-cell>
          <table:table-cell table:formula="of:=DEGREES(ATAN(ABS([.F276]-[.C276])/ABS([.E276]-[.B276])))" office:value-type="float" office:value="3.30239531958746" calcext:value-type="float">
            <text:p>3.30239531958746</text:p>
          </table:table-cell>
          <table:table-cell table:formula="of:=SQRT(POWER([.H276];2)+POWER([.I276];2)+POWER([.J276];2))" office:value-type="float" office:value="801.316312906518" calcext:value-type="float">
            <text:p>801.316312906518</text:p>
          </table:table-cell>
        </table:table-row>
        <table:table-row table:style-name="ro1">
          <table:table-cell office:value-type="float" office:value="105.538" calcext:value-type="float">
            <text:p>105.538</text:p>
          </table:table-cell>
          <table:table-cell office:value-type="float" office:value="260.16" calcext:value-type="float">
            <text:p>260.16</text:p>
          </table:table-cell>
          <table:table-cell office:value-type="float" office:value="43.2172" calcext:value-type="float">
            <text:p>43.2172</text:p>
          </table:table-cell>
          <table:table-cell office:value-type="float" office:value="104.158" calcext:value-type="float">
            <text:p>104.158</text:p>
          </table:table-cell>
          <table:table-cell office:value-type="float" office:value="247.857" calcext:value-type="float">
            <text:p>247.857</text:p>
          </table:table-cell>
          <table:table-cell office:value-type="float" office:value="43.3857" calcext:value-type="float">
            <text:p>43.3857</text:p>
          </table:table-cell>
          <table:table-cell/>
          <table:table-cell table:formula="of:=([.D277]-[.A277])/0.0166667" office:value-type="float" office:value="-82.7998344003309" calcext:value-type="float">
            <text:p>-82.7998344003309</text:p>
          </table:table-cell>
          <table:table-cell table:formula="of:=ABS([.E277]-[.B277])/0.0166667" office:value-type="float" office:value="738.178523642954" calcext:value-type="float">
            <text:p>738.178523642954</text:p>
          </table:table-cell>
          <table:table-cell table:formula="of:=([.F277]-[.C277])/0.0166667" office:value-type="float" office:value="10.1099797800405" calcext:value-type="float">
            <text:p>10.1099797800405</text:p>
          </table:table-cell>
          <table:table-cell table:formula="of:=DEGREES(ATAN(ABS([.F277]-[.C277])/ABS([.E277]-[.B277])))" office:value-type="float" office:value="0.784665144634985" calcext:value-type="float">
            <text:p>0.784665144634985</text:p>
          </table:table-cell>
          <table:table-cell table:formula="of:=SQRT(POWER([.H277];2)+POWER([.I277];2)+POWER([.J277];2))" office:value-type="float" office:value="742.876542256899" calcext:value-type="float">
            <text:p>742.876542256899</text:p>
          </table:table-cell>
        </table:table-row>
        <table:table-row table:style-name="ro1">
          <table:table-cell office:value-type="float" office:value="84.1968" calcext:value-type="float">
            <text:p>84.1968</text:p>
          </table:table-cell>
          <table:table-cell office:value-type="float" office:value="268.54" calcext:value-type="float">
            <text:p>268.54</text:p>
          </table:table-cell>
          <table:table-cell office:value-type="float" office:value="42.9945" calcext:value-type="float">
            <text:p>42.9945</text:p>
          </table:table-cell>
          <table:table-cell office:value-type="float" office:value="83.6007" calcext:value-type="float">
            <text:p>83.6007</text:p>
          </table:table-cell>
          <table:table-cell office:value-type="float" office:value="255.338" calcext:value-type="float">
            <text:p>255.338</text:p>
          </table:table-cell>
          <table:table-cell office:value-type="float" office:value="43.7226" calcext:value-type="float">
            <text:p>43.7226</text:p>
          </table:table-cell>
          <table:table-cell/>
          <table:table-cell table:formula="of:=([.D278]-[.A278])/0.0166667" office:value-type="float" office:value="-35.7659284681426" calcext:value-type="float">
            <text:p>-35.7659284681426</text:p>
          </table:table-cell>
          <table:table-cell table:formula="of:=ABS([.E278]-[.B278])/0.0166667" office:value-type="float" office:value="792.11841576317" calcext:value-type="float">
            <text:p>792.11841576317</text:p>
          </table:table-cell>
          <table:table-cell table:formula="of:=([.F278]-[.C278])/0.0166667" office:value-type="float" office:value="43.6859126281746" calcext:value-type="float">
            <text:p>43.6859126281746</text:p>
          </table:table-cell>
          <table:table-cell table:formula="of:=DEGREES(ATAN(ABS([.F278]-[.C278])/ABS([.E278]-[.B278])))" office:value-type="float" office:value="3.15670644608154" calcext:value-type="float">
            <text:p>3.15670644608154</text:p>
          </table:table-cell>
          <table:table-cell table:formula="of:=SQRT(POWER([.H278];2)+POWER([.I278];2)+POWER([.J278];2))" office:value-type="float" office:value="794.127977842677" calcext:value-type="float">
            <text:p>794.127977842677</text:p>
          </table:table-cell>
        </table:table-row>
        <table:table-row table:style-name="ro1">
          <table:table-cell office:value-type="float" office:value="66.1429" calcext:value-type="float">
            <text:p>66.1429</text:p>
          </table:table-cell>
          <table:table-cell office:value-type="float" office:value="270.495" calcext:value-type="float">
            <text:p>270.495</text:p>
          </table:table-cell>
          <table:table-cell office:value-type="float" office:value="42.5963" calcext:value-type="float">
            <text:p>42.5963</text:p>
          </table:table-cell>
          <table:table-cell office:value-type="float" office:value="65.5666" calcext:value-type="float">
            <text:p>65.5666</text:p>
          </table:table-cell>
          <table:table-cell office:value-type="float" office:value="258.054" calcext:value-type="float">
            <text:p>258.054</text:p>
          </table:table-cell>
          <table:table-cell office:value-type="float" office:value="42.9579" calcext:value-type="float">
            <text:p>42.9579</text:p>
          </table:table-cell>
          <table:table-cell/>
          <table:table-cell table:formula="of:=([.D279]-[.A279])/0.0166667" office:value-type="float" office:value="-34.5779308441385" calcext:value-type="float">
            <text:p>-34.5779308441385</text:p>
          </table:table-cell>
          <table:table-cell table:formula="of:=ABS([.E279]-[.B279])/0.0166667" office:value-type="float" office:value="746.458507082988" calcext:value-type="float">
            <text:p>746.458507082988</text:p>
          </table:table-cell>
          <table:table-cell table:formula="of:=([.F279]-[.C279])/0.0166667" office:value-type="float" office:value="21.6959566080869" calcext:value-type="float">
            <text:p>21.6959566080869</text:p>
          </table:table-cell>
          <table:table-cell table:formula="of:=DEGREES(ATAN(ABS([.F279]-[.C279])/ABS([.E279]-[.B279])))" office:value-type="float" office:value="1.66484387893462" calcext:value-type="float">
            <text:p>1.66484387893462</text:p>
          </table:table-cell>
          <table:table-cell table:formula="of:=SQRT(POWER([.H279];2)+POWER([.I279];2)+POWER([.J279];2))" office:value-type="float" office:value="747.573842928687" calcext:value-type="float">
            <text:p>747.573842928687</text:p>
          </table:table-cell>
        </table:table-row>
        <table:table-row table:style-name="ro1">
          <table:table-cell office:value-type="float" office:value="66.4402" calcext:value-type="float">
            <text:p>66.4402</text:p>
          </table:table-cell>
          <table:table-cell office:value-type="float" office:value="266.676" calcext:value-type="float">
            <text:p>266.676</text:p>
          </table:table-cell>
          <table:table-cell office:value-type="float" office:value="43.2178" calcext:value-type="float">
            <text:p>43.2178</text:p>
          </table:table-cell>
          <table:table-cell office:value-type="float" office:value="65.6257" calcext:value-type="float">
            <text:p>65.6257</text:p>
          </table:table-cell>
          <table:table-cell office:value-type="float" office:value="254.346" calcext:value-type="float">
            <text:p>254.346</text:p>
          </table:table-cell>
          <table:table-cell office:value-type="float" office:value="43.8159" calcext:value-type="float">
            <text:p>43.8159</text:p>
          </table:table-cell>
          <table:table-cell/>
          <table:table-cell table:formula="of:=([.D280]-[.A280])/0.0166667" office:value-type="float" office:value="-48.8699022601961" calcext:value-type="float">
            <text:p>-48.8699022601961</text:p>
          </table:table-cell>
          <table:table-cell table:formula="of:=ABS([.E280]-[.B280])/0.0166667" office:value-type="float" office:value="739.798520402958" calcext:value-type="float">
            <text:p>739.798520402958</text:p>
          </table:table-cell>
          <table:table-cell table:formula="of:=([.F280]-[.C280])/0.0166667" office:value-type="float" office:value="35.8859282281437" calcext:value-type="float">
            <text:p>35.8859282281437</text:p>
          </table:table-cell>
          <table:table-cell table:formula="of:=DEGREES(ATAN(ABS([.F280]-[.C280])/ABS([.E280]-[.B280])))" office:value-type="float" office:value="2.77710994558621" calcext:value-type="float">
            <text:p>2.77710994558621</text:p>
          </table:table-cell>
          <table:table-cell table:formula="of:=SQRT(POWER([.H280];2)+POWER([.I280];2)+POWER([.J280];2))" office:value-type="float" office:value="742.27886806922" calcext:value-type="float">
            <text:p>742.27886806922</text:p>
          </table:table-cell>
        </table:table-row>
        <table:table-row table:style-name="ro1">
          <table:table-cell office:value-type="float" office:value="70.3783" calcext:value-type="float">
            <text:p>70.3783</text:p>
          </table:table-cell>
          <table:table-cell office:value-type="float" office:value="265.992" calcext:value-type="float">
            <text:p>265.992</text:p>
          </table:table-cell>
          <table:table-cell office:value-type="float" office:value="43.2923" calcext:value-type="float">
            <text:p>43.2923</text:p>
          </table:table-cell>
          <table:table-cell office:value-type="float" office:value="69.2284" calcext:value-type="float">
            <text:p>69.2284</text:p>
          </table:table-cell>
          <table:table-cell office:value-type="float" office:value="252.534" calcext:value-type="float">
            <text:p>252.534</text:p>
          </table:table-cell>
          <table:table-cell office:value-type="float" office:value="44.0839" calcext:value-type="float">
            <text:p>44.0839</text:p>
          </table:table-cell>
          <table:table-cell/>
          <table:table-cell table:formula="of:=([.D281]-[.A281])/0.0166667" office:value-type="float" office:value="-68.9938620122761" calcext:value-type="float">
            <text:p>-68.9938620122761</text:p>
          </table:table-cell>
          <table:table-cell table:formula="of:=ABS([.E281]-[.B281])/0.0166667" office:value-type="float" office:value="807.478385043232" calcext:value-type="float">
            <text:p>807.478385043232</text:p>
          </table:table-cell>
          <table:table-cell table:formula="of:=([.F281]-[.C281])/0.0166667" office:value-type="float" office:value="47.4959050081901" calcext:value-type="float">
            <text:p>47.4959050081901</text:p>
          </table:table-cell>
          <table:table-cell table:formula="of:=DEGREES(ATAN(ABS([.F281]-[.C281])/ABS([.E281]-[.B281])))" office:value-type="float" office:value="3.36626100708872" calcext:value-type="float">
            <text:p>3.36626100708872</text:p>
          </table:table-cell>
          <table:table-cell table:formula="of:=SQRT(POWER([.H281];2)+POWER([.I281];2)+POWER([.J281];2))" office:value-type="float" office:value="811.811158028726" calcext:value-type="float">
            <text:p>811.811158028726</text:p>
          </table:table-cell>
        </table:table-row>
        <table:table-row table:style-name="ro1">
          <table:table-cell office:value-type="float" office:value="75.8612" calcext:value-type="float">
            <text:p>75.8612</text:p>
          </table:table-cell>
          <table:table-cell office:value-type="float" office:value="275.638" calcext:value-type="float">
            <text:p>275.638</text:p>
          </table:table-cell>
          <table:table-cell office:value-type="float" office:value="41.6642" calcext:value-type="float">
            <text:p>41.6642</text:p>
          </table:table-cell>
          <table:table-cell office:value-type="float" office:value="74.2847" calcext:value-type="float">
            <text:p>74.2847</text:p>
          </table:table-cell>
          <table:table-cell office:value-type="float" office:value="263.037" calcext:value-type="float">
            <text:p>263.037</text:p>
          </table:table-cell>
          <table:table-cell office:value-type="float" office:value="42.0415" calcext:value-type="float">
            <text:p>42.0415</text:p>
          </table:table-cell>
          <table:table-cell/>
          <table:table-cell table:formula="of:=([.D282]-[.A282])/0.0166667" office:value-type="float" office:value="-94.5898108203781" calcext:value-type="float">
            <text:p>-94.5898108203781</text:p>
          </table:table-cell>
          <table:table-cell table:formula="of:=ABS([.E282]-[.B282])/0.0166667" office:value-type="float" office:value="756.058487883024" calcext:value-type="float">
            <text:p>756.058487883024</text:p>
          </table:table-cell>
          <table:table-cell table:formula="of:=([.F282]-[.C282])/0.0166667" office:value-type="float" office:value="22.6379547240904" calcext:value-type="float">
            <text:p>22.6379547240904</text:p>
          </table:table-cell>
          <table:table-cell table:formula="of:=DEGREES(ATAN(ABS([.F282]-[.C282])/ABS([.E282]-[.B282])))" office:value-type="float" office:value="1.71504172659153" calcext:value-type="float">
            <text:p>1.71504172659153</text:p>
          </table:table-cell>
          <table:table-cell table:formula="of:=SQRT(POWER([.H282];2)+POWER([.I282];2)+POWER([.J282];2))" office:value-type="float" office:value="762.288755266067" calcext:value-type="float">
            <text:p>762.288755266067</text:p>
          </table:table-cell>
        </table:table-row>
        <table:table-row table:style-name="ro1">
          <table:table-cell office:value-type="float" office:value="66.5174" calcext:value-type="float">
            <text:p>66.5174</text:p>
          </table:table-cell>
          <table:table-cell office:value-type="float" office:value="258.383" calcext:value-type="float">
            <text:p>258.383</text:p>
          </table:table-cell>
          <table:table-cell office:value-type="float" office:value="41.932" calcext:value-type="float">
            <text:p>41.932</text:p>
          </table:table-cell>
          <table:table-cell office:value-type="float" office:value="66.4254" calcext:value-type="float">
            <text:p>66.4254</text:p>
          </table:table-cell>
          <table:table-cell office:value-type="float" office:value="245.502" calcext:value-type="float">
            <text:p>245.502</text:p>
          </table:table-cell>
          <table:table-cell office:value-type="float" office:value="42.013" calcext:value-type="float">
            <text:p>42.013</text:p>
          </table:table-cell>
          <table:table-cell/>
          <table:table-cell table:formula="of:=([.D283]-[.A283])/0.0166667" office:value-type="float" office:value="-5.51998896002201" calcext:value-type="float">
            <text:p>-5.51998896002201</text:p>
          </table:table-cell>
          <table:table-cell table:formula="of:=ABS([.E283]-[.B283])/0.0166667" office:value-type="float" office:value="772.85845428309" calcext:value-type="float">
            <text:p>772.85845428309</text:p>
          </table:table-cell>
          <table:table-cell table:formula="of:=([.F283]-[.C283])/0.0166667" office:value-type="float" office:value="4.8599902800192" calcext:value-type="float">
            <text:p>4.8599902800192</text:p>
          </table:table-cell>
          <table:table-cell table:formula="of:=DEGREES(ATAN(ABS([.F283]-[.C283])/ABS([.E283]-[.B283])))" office:value-type="float" office:value="0.360290114848513" calcext:value-type="float">
            <text:p>0.360290114848513</text:p>
          </table:table-cell>
          <table:table-cell table:formula="of:=SQRT(POWER([.H283];2)+POWER([.I283];2)+POWER([.J283];2))" office:value-type="float" office:value="772.893446822062" calcext:value-type="float">
            <text:p>772.893446822062</text:p>
          </table:table-cell>
        </table:table-row>
        <table:table-row table:style-name="ro1">
          <table:table-cell office:value-type="float" office:value="66.4034" calcext:value-type="float">
            <text:p>66.4034</text:p>
          </table:table-cell>
          <table:table-cell office:value-type="float" office:value="267.183" calcext:value-type="float">
            <text:p>267.183</text:p>
          </table:table-cell>
          <table:table-cell office:value-type="float" office:value="40.4405" calcext:value-type="float">
            <text:p>40.4405</text:p>
          </table:table-cell>
          <table:table-cell office:value-type="float" office:value="66.3255" calcext:value-type="float">
            <text:p>66.3255</text:p>
          </table:table-cell>
          <table:table-cell office:value-type="float" office:value="252.66" calcext:value-type="float">
            <text:p>252.66</text:p>
          </table:table-cell>
          <table:table-cell office:value-type="float" office:value="40.5254" calcext:value-type="float">
            <text:p>40.5254</text:p>
          </table:table-cell>
          <table:table-cell/>
          <table:table-cell table:formula="of:=([.D284]-[.A284])/0.0166667" office:value-type="float" office:value="-4.67399065201867" calcext:value-type="float">
            <text:p>-4.67399065201867</text:p>
          </table:table-cell>
          <table:table-cell table:formula="of:=ABS([.E284]-[.B284])/0.0166667" office:value-type="float" office:value="871.378257243485" calcext:value-type="float">
            <text:p>871.378257243485</text:p>
          </table:table-cell>
          <table:table-cell table:formula="of:=([.F284]-[.C284])/0.0166667" office:value-type="float" office:value="5.09398981202023" calcext:value-type="float">
            <text:p>5.09398981202023</text:p>
          </table:table-cell>
          <table:table-cell table:formula="of:=DEGREES(ATAN(ABS([.F284]-[.C284])/ABS([.E284]-[.B284])))" office:value-type="float" office:value="0.334941559511301" calcext:value-type="float">
            <text:p>0.334941559511301</text:p>
          </table:table-cell>
          <table:table-cell table:formula="of:=SQRT(POWER([.H284];2)+POWER([.I284];2)+POWER([.J284];2))" office:value-type="float" office:value="871.405681710599" calcext:value-type="float">
            <text:p>871.405681710599</text:p>
          </table:table-cell>
        </table:table-row>
        <table:table-row table:style-name="ro1">
          <table:table-cell office:value-type="float" office:value="66.2155" calcext:value-type="float">
            <text:p>66.2155</text:p>
          </table:table-cell>
          <table:table-cell office:value-type="float" office:value="262.204" calcext:value-type="float">
            <text:p>262.204</text:p>
          </table:table-cell>
          <table:table-cell office:value-type="float" office:value="40.5581" calcext:value-type="float">
            <text:p>40.5581</text:p>
          </table:table-cell>
          <table:table-cell office:value-type="float" office:value="66.1174" calcext:value-type="float">
            <text:p>66.1174</text:p>
          </table:table-cell>
          <table:table-cell office:value-type="float" office:value="250.264" calcext:value-type="float">
            <text:p>250.264</text:p>
          </table:table-cell>
          <table:table-cell office:value-type="float" office:value="40.7101" calcext:value-type="float">
            <text:p>40.7101</text:p>
          </table:table-cell>
          <table:table-cell/>
          <table:table-cell table:formula="of:=([.D285]-[.A285])/0.0166667" office:value-type="float" office:value="-5.88598822802368" calcext:value-type="float">
            <text:p>-5.88598822802368</text:p>
          </table:table-cell>
          <table:table-cell table:formula="of:=ABS([.E285]-[.B285])/0.0166667" office:value-type="float" office:value="716.398567202866" calcext:value-type="float">
            <text:p>716.398567202866</text:p>
          </table:table-cell>
          <table:table-cell table:formula="of:=([.F285]-[.C285])/0.0166667" office:value-type="float" office:value="9.11998176003612" calcext:value-type="float">
            <text:p>9.11998176003612</text:p>
          </table:table-cell>
          <table:table-cell table:formula="of:=DEGREES(ATAN(ABS([.F285]-[.C285])/ABS([.E285]-[.B285])))" office:value-type="float" office:value="0.729354109788938" calcext:value-type="float">
            <text:p>0.729354109788938</text:p>
          </table:table-cell>
          <table:table-cell table:formula="of:=SQRT(POWER([.H285];2)+POWER([.I285];2)+POWER([.J285];2))" office:value-type="float" office:value="716.480792495544" calcext:value-type="float">
            <text:p>716.480792495544</text:p>
          </table:table-cell>
        </table:table-row>
        <table:table-row table:style-name="ro1">
          <table:table-cell office:value-type="float" office:value="64.1886" calcext:value-type="float">
            <text:p>64.1886</text:p>
          </table:table-cell>
          <table:table-cell office:value-type="float" office:value="266.813" calcext:value-type="float">
            <text:p>266.813</text:p>
          </table:table-cell>
          <table:table-cell office:value-type="float" office:value="40.5246" calcext:value-type="float">
            <text:p>40.5246</text:p>
          </table:table-cell>
          <table:table-cell office:value-type="float" office:value="64.6603" calcext:value-type="float">
            <text:p>64.6603</text:p>
          </table:table-cell>
          <table:table-cell office:value-type="float" office:value="252.318" calcext:value-type="float">
            <text:p>252.318</text:p>
          </table:table-cell>
          <table:table-cell office:value-type="float" office:value="40.8396" calcext:value-type="float">
            <text:p>40.8396</text:p>
          </table:table-cell>
          <table:table-cell/>
          <table:table-cell table:formula="of:=([.D286]-[.A286])/0.0166667" office:value-type="float" office:value="28.301943396114" calcext:value-type="float">
            <text:p>28.301943396114</text:p>
          </table:table-cell>
          <table:table-cell table:formula="of:=ABS([.E286]-[.B286])/0.0166667" office:value-type="float" office:value="869.698260603477" calcext:value-type="float">
            <text:p>869.698260603477</text:p>
          </table:table-cell>
          <table:table-cell table:formula="of:=([.F286]-[.C286])/0.0166667" office:value-type="float" office:value="18.8999622000755" calcext:value-type="float">
            <text:p>18.8999622000755</text:p>
          </table:table-cell>
          <table:table-cell table:formula="of:=DEGREES(ATAN(ABS([.F286]-[.C286])/ABS([.E286]-[.B286])))" office:value-type="float" office:value="1.24493481790116" calcext:value-type="float">
            <text:p>1.24493481790116</text:p>
          </table:table-cell>
          <table:table-cell table:formula="of:=SQRT(POWER([.H286];2)+POWER([.I286];2)+POWER([.J286];2))" office:value-type="float" office:value="870.363873944614" calcext:value-type="float">
            <text:p>870.363873944614</text:p>
          </table:table-cell>
        </table:table-row>
        <table:table-row table:style-name="ro1">
          <table:table-cell office:value-type="float" office:value="64.741" calcext:value-type="float">
            <text:p>64.741</text:p>
          </table:table-cell>
          <table:table-cell office:value-type="float" office:value="263.128" calcext:value-type="float">
            <text:p>263.128</text:p>
          </table:table-cell>
          <table:table-cell office:value-type="float" office:value="40.901" calcext:value-type="float">
            <text:p>40.901</text:p>
          </table:table-cell>
          <table:table-cell office:value-type="float" office:value="64.2249" calcext:value-type="float">
            <text:p>64.2249</text:p>
          </table:table-cell>
          <table:table-cell office:value-type="float" office:value="249.869" calcext:value-type="float">
            <text:p>249.869</text:p>
          </table:table-cell>
          <table:table-cell office:value-type="float" office:value="41.0347" calcext:value-type="float">
            <text:p>41.0347</text:p>
          </table:table-cell>
          <table:table-cell/>
          <table:table-cell table:formula="of:=([.D287]-[.A287])/0.0166667" office:value-type="float" office:value="-30.9659380681235" calcext:value-type="float">
            <text:p>-30.9659380681235</text:p>
          </table:table-cell>
          <table:table-cell table:formula="of:=ABS([.E287]-[.B287])/0.0166667" office:value-type="float" office:value="795.538408923181" calcext:value-type="float">
            <text:p>795.538408923181</text:p>
          </table:table-cell>
          <table:table-cell table:formula="of:=([.F287]-[.C287])/0.0166667" office:value-type="float" office:value="8.02198395603194" calcext:value-type="float">
            <text:p>8.02198395603194</text:p>
          </table:table-cell>
          <table:table-cell table:formula="of:=DEGREES(ATAN(ABS([.F287]-[.C287])/ABS([.E287]-[.B287])))" office:value-type="float" office:value="0.577734828815812" calcext:value-type="float">
            <text:p>0.577734828815812</text:p>
          </table:table-cell>
          <table:table-cell table:formula="of:=SQRT(POWER([.H287];2)+POWER([.I287];2)+POWER([.J287];2))" office:value-type="float" office:value="796.181261785943" calcext:value-type="float">
            <text:p>796.181261785943</text:p>
          </table:table-cell>
        </table:table-row>
        <table:table-row table:style-name="ro1">
          <table:table-cell office:value-type="float" office:value="64.4529" calcext:value-type="float">
            <text:p>64.4529</text:p>
          </table:table-cell>
          <table:table-cell office:value-type="float" office:value="265.618" calcext:value-type="float">
            <text:p>265.618</text:p>
          </table:table-cell>
          <table:table-cell office:value-type="float" office:value="40.48" calcext:value-type="float">
            <text:p>40.48</text:p>
          </table:table-cell>
          <table:table-cell office:value-type="float" office:value="63.656" calcext:value-type="float">
            <text:p>63.656</text:p>
          </table:table-cell>
          <table:table-cell office:value-type="float" office:value="254.606" calcext:value-type="float">
            <text:p>254.606</text:p>
          </table:table-cell>
          <table:table-cell office:value-type="float" office:value="40.2102" calcext:value-type="float">
            <text:p>40.2102</text:p>
          </table:table-cell>
          <table:table-cell/>
          <table:table-cell table:formula="of:=([.D288]-[.A288])/0.0166667" office:value-type="float" office:value="-47.8139043721913" calcext:value-type="float">
            <text:p>-47.8139043721913</text:p>
          </table:table-cell>
          <table:table-cell table:formula="of:=ABS([.E288]-[.B288])/0.0166667" office:value-type="float" office:value="660.718678562643" calcext:value-type="float">
            <text:p>660.718678562643</text:p>
          </table:table-cell>
          <table:table-cell table:formula="of:=([.F288]-[.C288])/0.0166667" office:value-type="float" office:value="-16.1879676240645" calcext:value-type="float">
            <text:p>-16.1879676240645</text:p>
          </table:table-cell>
          <table:table-cell table:formula="of:=DEGREES(ATAN(ABS([.F288]-[.C288])/ABS([.E288]-[.B288])))" office:value-type="float" office:value="1.40349703234192" calcext:value-type="float">
            <text:p>1.40349703234192</text:p>
          </table:table-cell>
          <table:table-cell table:formula="of:=SQRT(POWER([.H288];2)+POWER([.I288];2)+POWER([.J288];2))" office:value-type="float" office:value="662.644242371935" calcext:value-type="float">
            <text:p>662.644242371935</text:p>
          </table:table-cell>
        </table:table-row>
        <table:table-row table:style-name="ro1">
          <table:table-cell office:value-type="float" office:value="62.6223" calcext:value-type="float">
            <text:p>62.6223</text:p>
          </table:table-cell>
          <table:table-cell office:value-type="float" office:value="258.065" calcext:value-type="float">
            <text:p>258.065</text:p>
          </table:table-cell>
          <table:table-cell office:value-type="float" office:value="39.8556" calcext:value-type="float">
            <text:p>39.8556</text:p>
          </table:table-cell>
          <table:table-cell office:value-type="float" office:value="61.4358" calcext:value-type="float">
            <text:p>61.4358</text:p>
          </table:table-cell>
          <table:table-cell office:value-type="float" office:value="246.081" calcext:value-type="float">
            <text:p>246.081</text:p>
          </table:table-cell>
          <table:table-cell office:value-type="float" office:value="39.6093" calcext:value-type="float">
            <text:p>39.6093</text:p>
          </table:table-cell>
          <table:table-cell/>
          <table:table-cell table:formula="of:=([.D289]-[.A289])/0.0166667" office:value-type="float" office:value="-71.1898576202849" calcext:value-type="float">
            <text:p>-71.1898576202849</text:p>
          </table:table-cell>
          <table:table-cell table:formula="of:=ABS([.E289]-[.B289])/0.0166667" office:value-type="float" office:value="719.038561922877" calcext:value-type="float">
            <text:p>719.038561922877</text:p>
          </table:table-cell>
          <table:table-cell table:formula="of:=([.F289]-[.C289])/0.0166667" office:value-type="float" office:value="-14.7779704440594" calcext:value-type="float">
            <text:p>-14.7779704440594</text:p>
          </table:table-cell>
          <table:table-cell table:formula="of:=DEGREES(ATAN(ABS([.F289]-[.C289])/ABS([.E289]-[.B289])))" office:value-type="float" office:value="1.17740020267529" calcext:value-type="float">
            <text:p>1.17740020267529</text:p>
          </table:table-cell>
          <table:table-cell table:formula="of:=SQRT(POWER([.H289];2)+POWER([.I289];2)+POWER([.J289];2))" office:value-type="float" office:value="722.705221906249" calcext:value-type="float">
            <text:p>722.705221906249</text:p>
          </table:table-cell>
        </table:table-row>
        <table:table-row table:style-name="ro1">
          <table:table-cell office:value-type="float" office:value="64.5087" calcext:value-type="float">
            <text:p>64.5087</text:p>
          </table:table-cell>
          <table:table-cell office:value-type="float" office:value="262.963" calcext:value-type="float">
            <text:p>262.963</text:p>
          </table:table-cell>
          <table:table-cell office:value-type="float" office:value="41.6607" calcext:value-type="float">
            <text:p>41.6607</text:p>
          </table:table-cell>
          <table:table-cell office:value-type="float" office:value="63.2447" calcext:value-type="float">
            <text:p>63.2447</text:p>
          </table:table-cell>
          <table:table-cell office:value-type="float" office:value="251.942" calcext:value-type="float">
            <text:p>251.942</text:p>
          </table:table-cell>
          <table:table-cell office:value-type="float" office:value="41.6321" calcext:value-type="float">
            <text:p>41.6321</text:p>
          </table:table-cell>
          <table:table-cell/>
          <table:table-cell table:formula="of:=([.D290]-[.A290])/0.0166667" office:value-type="float" office:value="-75.8398483203035" calcext:value-type="float">
            <text:p>-75.8398483203035</text:p>
          </table:table-cell>
          <table:table-cell table:formula="of:=ABS([.E290]-[.B290])/0.0166667" office:value-type="float" office:value="661.258677482646" calcext:value-type="float">
            <text:p>661.258677482646</text:p>
          </table:table-cell>
          <table:table-cell table:formula="of:=([.F290]-[.C290])/0.0166667" office:value-type="float" office:value="-1.7159965680067" calcext:value-type="float">
            <text:p>-1.7159965680067</text:p>
          </table:table-cell>
          <table:table-cell table:formula="of:=DEGREES(ATAN(ABS([.F290]-[.C290])/ABS([.E290]-[.B290])))" office:value-type="float" office:value="0.148684839461157" calcext:value-type="float">
            <text:p>0.148684839461157</text:p>
          </table:table-cell>
          <table:table-cell table:formula="of:=SQRT(POWER([.H290];2)+POWER([.I290];2)+POWER([.J290];2))" office:value-type="float" office:value="665.595722479919" calcext:value-type="float">
            <text:p>665.595722479919</text:p>
          </table:table-cell>
        </table:table-row>
        <table:table-row table:style-name="ro1">
          <table:table-cell office:value-type="float" office:value="49.4726" calcext:value-type="float">
            <text:p>49.4726</text:p>
          </table:table-cell>
          <table:table-cell office:value-type="float" office:value="255.887" calcext:value-type="float">
            <text:p>255.887</text:p>
          </table:table-cell>
          <table:table-cell office:value-type="float" office:value="42.5244" calcext:value-type="float">
            <text:p>42.5244</text:p>
          </table:table-cell>
          <table:table-cell office:value-type="float" office:value="49.421" calcext:value-type="float">
            <text:p>49.421</text:p>
          </table:table-cell>
          <table:table-cell office:value-type="float" office:value="242.673" calcext:value-type="float">
            <text:p>242.673</text:p>
          </table:table-cell>
          <table:table-cell office:value-type="float" office:value="42.9089" calcext:value-type="float">
            <text:p>42.9089</text:p>
          </table:table-cell>
          <table:table-cell/>
          <table:table-cell table:formula="of:=([.D291]-[.A291])/0.0166667" office:value-type="float" office:value="-3.09599380801242" calcext:value-type="float">
            <text:p>-3.09599380801242</text:p>
          </table:table-cell>
          <table:table-cell table:formula="of:=ABS([.E291]-[.B291])/0.0166667" office:value-type="float" office:value="792.838414323171" calcext:value-type="float">
            <text:p>792.838414323171</text:p>
          </table:table-cell>
          <table:table-cell table:formula="of:=([.F291]-[.C291])/0.0166667" office:value-type="float" office:value="23.0699538600924" calcext:value-type="float">
            <text:p>23.0699538600924</text:p>
          </table:table-cell>
          <table:table-cell table:formula="of:=DEGREES(ATAN(ABS([.F291]-[.C291])/ABS([.E291]-[.B291])))" office:value-type="float" office:value="1.66671808638039" calcext:value-type="float">
            <text:p>1.66671808638039</text:p>
          </table:table-cell>
          <table:table-cell table:formula="of:=SQRT(POWER([.H291];2)+POWER([.I291];2)+POWER([.J291];2))" office:value-type="float" office:value="793.180029485896" calcext:value-type="float">
            <text:p>793.180029485896</text:p>
          </table:table-cell>
        </table:table-row>
        <table:table-row table:style-name="ro1">
          <table:table-cell office:value-type="float" office:value="50.772" calcext:value-type="float">
            <text:p>50.772</text:p>
          </table:table-cell>
          <table:table-cell office:value-type="float" office:value="263.877" calcext:value-type="float">
            <text:p>263.877</text:p>
          </table:table-cell>
          <table:table-cell office:value-type="float" office:value="41.3993" calcext:value-type="float">
            <text:p>41.3993</text:p>
          </table:table-cell>
          <table:table-cell office:value-type="float" office:value="51.8074" calcext:value-type="float">
            <text:p>51.8074</text:p>
          </table:table-cell>
          <table:table-cell office:value-type="float" office:value="251.727" calcext:value-type="float">
            <text:p>251.727</text:p>
          </table:table-cell>
          <table:table-cell office:value-type="float" office:value="42.0206" calcext:value-type="float">
            <text:p>42.0206</text:p>
          </table:table-cell>
          <table:table-cell/>
          <table:table-cell table:formula="of:=([.D292]-[.A292])/0.0166667" office:value-type="float" office:value="62.1238757522487" calcext:value-type="float">
            <text:p>62.1238757522487</text:p>
          </table:table-cell>
          <table:table-cell table:formula="of:=ABS([.E292]-[.B292])/0.0166667" office:value-type="float" office:value="728.998542002916" calcext:value-type="float">
            <text:p>728.998542002916</text:p>
          </table:table-cell>
          <table:table-cell table:formula="of:=([.F292]-[.C292])/0.0166667" office:value-type="float" office:value="37.2779254441494" calcext:value-type="float">
            <text:p>37.2779254441494</text:p>
          </table:table-cell>
          <table:table-cell table:formula="of:=DEGREES(ATAN(ABS([.F292]-[.C292])/ABS([.E292]-[.B292])))" office:value-type="float" office:value="2.92731592308344" calcext:value-type="float">
            <text:p>2.92731592308344</text:p>
          </table:table-cell>
          <table:table-cell table:formula="of:=SQRT(POWER([.H292];2)+POWER([.I292];2)+POWER([.J292];2))" office:value-type="float" office:value="732.589853810629" calcext:value-type="float">
            <text:p>732.589853810629</text:p>
          </table:table-cell>
        </table:table-row>
        <table:table-row table:style-name="ro1">
          <table:table-cell office:value-type="float" office:value="50.9185" calcext:value-type="float">
            <text:p>50.9185</text:p>
          </table:table-cell>
          <table:table-cell office:value-type="float" office:value="255.232" calcext:value-type="float">
            <text:p>255.232</text:p>
          </table:table-cell>
          <table:table-cell office:value-type="float" office:value="41.4253" calcext:value-type="float">
            <text:p>41.4253</text:p>
          </table:table-cell>
          <table:table-cell office:value-type="float" office:value="51.7367" calcext:value-type="float">
            <text:p>51.7367</text:p>
          </table:table-cell>
          <table:table-cell office:value-type="float" office:value="242.366" calcext:value-type="float">
            <text:p>242.366</text:p>
          </table:table-cell>
          <table:table-cell office:value-type="float" office:value="41.5423" calcext:value-type="float">
            <text:p>41.5423</text:p>
          </table:table-cell>
          <table:table-cell/>
          <table:table-cell table:formula="of:=([.D293]-[.A293])/0.0166667" office:value-type="float" office:value="49.0919018161962" calcext:value-type="float">
            <text:p>49.0919018161962</text:p>
          </table:table-cell>
          <table:table-cell table:formula="of:=ABS([.E293]-[.B293])/0.0166667" office:value-type="float" office:value="771.958456083087" calcext:value-type="float">
            <text:p>771.958456083087</text:p>
          </table:table-cell>
          <table:table-cell table:formula="of:=([.F293]-[.C293])/0.0166667" office:value-type="float" office:value="7.01998596002792" calcext:value-type="float">
            <text:p>7.01998596002792</text:p>
          </table:table-cell>
          <table:table-cell table:formula="of:=DEGREES(ATAN(ABS([.F293]-[.C293])/ABS([.E293]-[.B293])))" office:value-type="float" office:value="0.521018298228313" calcext:value-type="float">
            <text:p>0.521018298228313</text:p>
          </table:table-cell>
          <table:table-cell table:formula="of:=SQRT(POWER([.H293];2)+POWER([.I293];2)+POWER([.J293];2))" office:value-type="float" office:value="773.549709420793" calcext:value-type="float">
            <text:p>773.549709420793</text:p>
          </table:table-cell>
        </table:table-row>
        <table:table-row table:style-name="ro1">
          <table:table-cell office:value-type="float" office:value="52.6303" calcext:value-type="float">
            <text:p>52.6303</text:p>
          </table:table-cell>
          <table:table-cell office:value-type="float" office:value="254.477" calcext:value-type="float">
            <text:p>254.477</text:p>
          </table:table-cell>
          <table:table-cell office:value-type="float" office:value="41.2991" calcext:value-type="float">
            <text:p>41.2991</text:p>
          </table:table-cell>
          <table:table-cell office:value-type="float" office:value="54.0768" calcext:value-type="float">
            <text:p>54.0768</text:p>
          </table:table-cell>
          <table:table-cell office:value-type="float" office:value="241.918" calcext:value-type="float">
            <text:p>241.918</text:p>
          </table:table-cell>
          <table:table-cell office:value-type="float" office:value="40.8993" calcext:value-type="float">
            <text:p>40.8993</text:p>
          </table:table-cell>
          <table:table-cell/>
          <table:table-cell table:formula="of:=([.D294]-[.A294])/0.0166667" office:value-type="float" office:value="86.7898264203472" calcext:value-type="float">
            <text:p>86.7898264203472</text:p>
          </table:table-cell>
          <table:table-cell table:formula="of:=ABS([.E294]-[.B294])/0.0166667" office:value-type="float" office:value="753.538492923014" calcext:value-type="float">
            <text:p>753.538492923014</text:p>
          </table:table-cell>
          <table:table-cell table:formula="of:=([.F294]-[.C294])/0.0166667" office:value-type="float" office:value="-23.9879520240963" calcext:value-type="float">
            <text:p>-23.9879520240963</text:p>
          </table:table-cell>
          <table:table-cell table:formula="of:=DEGREES(ATAN(ABS([.F294]-[.C294])/ABS([.E294]-[.B294])))" office:value-type="float" office:value="1.82332347423415" calcext:value-type="float">
            <text:p>1.82332347423415</text:p>
          </table:table-cell>
          <table:table-cell table:formula="of:=SQRT(POWER([.H294];2)+POWER([.I294];2)+POWER([.J294];2))" office:value-type="float" office:value="758.899305658578" calcext:value-type="float">
            <text:p>758.899305658578</text:p>
          </table:table-cell>
        </table:table-row>
        <table:table-row table:style-name="ro1">
          <table:table-cell office:value-type="float" office:value="50.8873" calcext:value-type="float">
            <text:p>50.8873</text:p>
          </table:table-cell>
          <table:table-cell office:value-type="float" office:value="255.377" calcext:value-type="float">
            <text:p>255.377</text:p>
          </table:table-cell>
          <table:table-cell office:value-type="float" office:value="40.4421" calcext:value-type="float">
            <text:p>40.4421</text:p>
          </table:table-cell>
          <table:table-cell office:value-type="float" office:value="51.4617" calcext:value-type="float">
            <text:p>51.4617</text:p>
          </table:table-cell>
          <table:table-cell office:value-type="float" office:value="242.492" calcext:value-type="float">
            <text:p>242.492</text:p>
          </table:table-cell>
          <table:table-cell office:value-type="float" office:value="40.1226" calcext:value-type="float">
            <text:p>40.1226</text:p>
          </table:table-cell>
          <table:table-cell/>
          <table:table-cell table:formula="of:=([.D295]-[.A295])/0.0166667" office:value-type="float" office:value="34.4639310721377" calcext:value-type="float">
            <text:p>34.4639310721377</text:p>
          </table:table-cell>
          <table:table-cell table:formula="of:=ABS([.E295]-[.B295])/0.0166667" office:value-type="float" office:value="773.098453803094" calcext:value-type="float">
            <text:p>773.098453803094</text:p>
          </table:table-cell>
          <table:table-cell table:formula="of:=([.F295]-[.C295])/0.0166667" office:value-type="float" office:value="-19.169961660077" calcext:value-type="float">
            <text:p>-19.169961660077</text:p>
          </table:table-cell>
          <table:table-cell table:formula="of:=DEGREES(ATAN(ABS([.F295]-[.C295])/ABS([.E295]-[.B295])))" office:value-type="float" office:value="1.42043081807759" calcext:value-type="float">
            <text:p>1.42043081807759</text:p>
          </table:table-cell>
          <table:table-cell table:formula="of:=SQRT(POWER([.H295];2)+POWER([.I295];2)+POWER([.J295];2))" office:value-type="float" office:value="774.103655363885" calcext:value-type="float">
            <text:p>774.103655363885</text:p>
          </table:table-cell>
        </table:table-row>
        <table:table-row table:style-name="ro1">
          <table:table-cell office:value-type="float" office:value="57.8826" calcext:value-type="float">
            <text:p>57.8826</text:p>
          </table:table-cell>
          <table:table-cell office:value-type="float" office:value="271.897" calcext:value-type="float">
            <text:p>271.897</text:p>
          </table:table-cell>
          <table:table-cell office:value-type="float" office:value="40.9634" calcext:value-type="float">
            <text:p>40.9634</text:p>
          </table:table-cell>
          <table:table-cell office:value-type="float" office:value="57.08" calcext:value-type="float">
            <text:p>57.08</text:p>
          </table:table-cell>
          <table:table-cell office:value-type="float" office:value="257.935" calcext:value-type="float">
            <text:p>257.935</text:p>
          </table:table-cell>
          <table:table-cell office:value-type="float" office:value="41.138" calcext:value-type="float">
            <text:p>41.138</text:p>
          </table:table-cell>
          <table:table-cell/>
          <table:table-cell table:formula="of:=([.D296]-[.A296])/0.0166667" office:value-type="float" office:value="-48.1559036881925" calcext:value-type="float">
            <text:p>-48.1559036881925</text:p>
          </table:table-cell>
          <table:table-cell table:formula="of:=ABS([.E296]-[.B296])/0.0166667" office:value-type="float" office:value="837.71832456335" calcext:value-type="float">
            <text:p>837.71832456335</text:p>
          </table:table-cell>
          <table:table-cell table:formula="of:=([.F296]-[.C296])/0.0166667" office:value-type="float" office:value="10.4759790480418" calcext:value-type="float">
            <text:p>10.4759790480418</text:p>
          </table:table-cell>
          <table:table-cell table:formula="of:=DEGREES(ATAN(ABS([.F296]-[.C296])/ABS([.E296]-[.B296])))" office:value-type="float" office:value="0.716467674437954" calcext:value-type="float">
            <text:p>0.716467674437954</text:p>
          </table:table-cell>
          <table:table-cell table:formula="of:=SQRT(POWER([.H296];2)+POWER([.I296];2)+POWER([.J296];2))" office:value-type="float" office:value="839.166686961696" calcext:value-type="float">
            <text:p>839.166686961696</text:p>
          </table:table-cell>
        </table:table-row>
        <table:table-row table:style-name="ro1">
          <table:table-cell office:value-type="float" office:value="57.6927" calcext:value-type="float">
            <text:p>57.6927</text:p>
          </table:table-cell>
          <table:table-cell office:value-type="float" office:value="260.781" calcext:value-type="float">
            <text:p>260.781</text:p>
          </table:table-cell>
          <table:table-cell office:value-type="float" office:value="39.6725" calcext:value-type="float">
            <text:p>39.6725</text:p>
          </table:table-cell>
          <table:table-cell office:value-type="float" office:value="57.4142" calcext:value-type="float">
            <text:p>57.4142</text:p>
          </table:table-cell>
          <table:table-cell office:value-type="float" office:value="246.378" calcext:value-type="float">
            <text:p>246.378</text:p>
          </table:table-cell>
          <table:table-cell office:value-type="float" office:value="39.5956" calcext:value-type="float">
            <text:p>39.5956</text:p>
          </table:table-cell>
          <table:table-cell/>
          <table:table-cell table:formula="of:=([.D297]-[.A297])/0.0166667" office:value-type="float" office:value="-16.7099665800669" calcext:value-type="float">
            <text:p>-16.7099665800669</text:p>
          </table:table-cell>
          <table:table-cell table:formula="of:=ABS([.E297]-[.B297])/0.0166667" office:value-type="float" office:value="864.178271643458" calcext:value-type="float">
            <text:p>864.178271643458</text:p>
          </table:table-cell>
          <table:table-cell table:formula="of:=([.F297]-[.C297])/0.0166667" office:value-type="float" office:value="-4.61399077201857" calcext:value-type="float">
            <text:p>-4.61399077201857</text:p>
          </table:table-cell>
          <table:table-cell table:formula="of:=DEGREES(ATAN(ABS([.F297]-[.C297])/ABS([.E297]-[.B297])))" office:value-type="float" office:value="0.305908739708281" calcext:value-type="float">
            <text:p>0.305908739708281</text:p>
          </table:table-cell>
          <table:table-cell table:formula="of:=SQRT(POWER([.H297];2)+POWER([.I297];2)+POWER([.J297];2))" office:value-type="float" office:value="864.352125626255" calcext:value-type="float">
            <text:p>864.352125626255</text:p>
          </table:table-cell>
        </table:table-row>
        <table:table-row table:style-name="ro1">
          <table:table-cell office:value-type="float" office:value="58.9068" calcext:value-type="float">
            <text:p>58.9068</text:p>
          </table:table-cell>
          <table:table-cell office:value-type="float" office:value="270.836" calcext:value-type="float">
            <text:p>270.836</text:p>
          </table:table-cell>
          <table:table-cell office:value-type="float" office:value="40.8831" calcext:value-type="float">
            <text:p>40.8831</text:p>
          </table:table-cell>
          <table:table-cell office:value-type="float" office:value="58.5153" calcext:value-type="float">
            <text:p>58.5153</text:p>
          </table:table-cell>
          <table:table-cell office:value-type="float" office:value="258.3" calcext:value-type="float">
            <text:p>258.3</text:p>
          </table:table-cell>
          <table:table-cell office:value-type="float" office:value="40.8199" calcext:value-type="float">
            <text:p>40.8199</text:p>
          </table:table-cell>
          <table:table-cell/>
          <table:table-cell table:formula="of:=([.D298]-[.A298])/0.0166667" office:value-type="float" office:value="-23.4899530200936" calcext:value-type="float">
            <text:p>-23.4899530200936</text:p>
          </table:table-cell>
          <table:table-cell table:formula="of:=ABS([.E298]-[.B298])/0.0166667" office:value-type="float" office:value="752.158495683009" calcext:value-type="float">
            <text:p>752.158495683009</text:p>
          </table:table-cell>
          <table:table-cell table:formula="of:=([.F298]-[.C298])/0.0166667" office:value-type="float" office:value="-3.79199241601528" calcext:value-type="float">
            <text:p>-3.79199241601528</text:p>
          </table:table-cell>
          <table:table-cell table:formula="of:=DEGREES(ATAN(ABS([.F298]-[.C298])/ABS([.E298]-[.B298])))" office:value-type="float" office:value="0.288853110015772" calcext:value-type="float">
            <text:p>0.288853110015772</text:p>
          </table:table-cell>
          <table:table-cell table:formula="of:=SQRT(POWER([.H298];2)+POWER([.I298];2)+POWER([.J298];2))" office:value-type="float" office:value="752.53475649135" calcext:value-type="float">
            <text:p>752.53475649135</text:p>
          </table:table-cell>
        </table:table-row>
        <table:table-row table:style-name="ro1">
          <table:table-cell office:value-type="float" office:value="73.0732" calcext:value-type="float">
            <text:p>73.0732</text:p>
          </table:table-cell>
          <table:table-cell office:value-type="float" office:value="269.355" calcext:value-type="float">
            <text:p>269.355</text:p>
          </table:table-cell>
          <table:table-cell office:value-type="float" office:value="40.2557" calcext:value-type="float">
            <text:p>40.2557</text:p>
          </table:table-cell>
          <table:table-cell office:value-type="float" office:value="73.0305" calcext:value-type="float">
            <text:p>73.0305</text:p>
          </table:table-cell>
          <table:table-cell office:value-type="float" office:value="254.793" calcext:value-type="float">
            <text:p>254.793</text:p>
          </table:table-cell>
          <table:table-cell office:value-type="float" office:value="40.8067" calcext:value-type="float">
            <text:p>40.8067</text:p>
          </table:table-cell>
          <table:table-cell/>
          <table:table-cell table:formula="of:=([.D299]-[.A299])/0.0166667" office:value-type="float" office:value="-2.56199487601003" calcext:value-type="float">
            <text:p>-2.56199487601003</text:p>
          </table:table-cell>
          <table:table-cell table:formula="of:=ABS([.E299]-[.B299])/0.0166667" office:value-type="float" office:value="873.718252563496" calcext:value-type="float">
            <text:p>873.718252563496</text:p>
          </table:table-cell>
          <table:table-cell table:formula="of:=([.F299]-[.C299])/0.0166667" office:value-type="float" office:value="33.0599338801324" calcext:value-type="float">
            <text:p>33.0599338801324</text:p>
          </table:table-cell>
          <table:table-cell table:formula="of:=DEGREES(ATAN(ABS([.F299]-[.C299])/ABS([.E299]-[.B299])))" office:value-type="float" office:value="2.16693592093819" calcext:value-type="float">
            <text:p>2.16693592093819</text:p>
          </table:table-cell>
          <table:table-cell table:formula="of:=SQRT(POWER([.H299];2)+POWER([.I299];2)+POWER([.J299];2))" office:value-type="float" office:value="874.347246755265" calcext:value-type="float">
            <text:p>874.347246755265</text:p>
          </table:table-cell>
        </table:table-row>
        <table:table-row table:style-name="ro1">
          <table:table-cell office:value-type="float" office:value="83.7462" calcext:value-type="float">
            <text:p>83.7462</text:p>
          </table:table-cell>
          <table:table-cell office:value-type="float" office:value="270.016" calcext:value-type="float">
            <text:p>270.016</text:p>
          </table:table-cell>
          <table:table-cell office:value-type="float" office:value="41.5271" calcext:value-type="float">
            <text:p>41.5271</text:p>
          </table:table-cell>
          <table:table-cell office:value-type="float" office:value="82.7092" calcext:value-type="float">
            <text:p>82.7092</text:p>
          </table:table-cell>
          <table:table-cell office:value-type="float" office:value="257.917" calcext:value-type="float">
            <text:p>257.917</text:p>
          </table:table-cell>
          <table:table-cell office:value-type="float" office:value="41.8612" calcext:value-type="float">
            <text:p>41.8612</text:p>
          </table:table-cell>
          <table:table-cell/>
          <table:table-cell table:formula="of:=([.D300]-[.A300])/0.0166667" office:value-type="float" office:value="-62.2198755602493" calcext:value-type="float">
            <text:p>-62.2198755602493</text:p>
          </table:table-cell>
          <table:table-cell table:formula="of:=ABS([.E300]-[.B300])/0.0166667" office:value-type="float" office:value="725.938548122907" calcext:value-type="float">
            <text:p>725.938548122907</text:p>
          </table:table-cell>
          <table:table-cell table:formula="of:=([.F300]-[.C300])/0.0166667" office:value-type="float" office:value="20.0459599080801" calcext:value-type="float">
            <text:p>20.0459599080801</text:p>
          </table:table-cell>
          <table:table-cell table:formula="of:=DEGREES(ATAN(ABS([.F300]-[.C300])/ABS([.E300]-[.B300])))" office:value-type="float" office:value="1.58175523689265" calcext:value-type="float">
            <text:p>1.58175523689265</text:p>
          </table:table-cell>
          <table:table-cell table:formula="of:=SQRT(POWER([.H300];2)+POWER([.I300];2)+POWER([.J300];2))" office:value-type="float" office:value="728.87579811252" calcext:value-type="float">
            <text:p>728.87579811252</text:p>
          </table:table-cell>
        </table:table-row>
        <table:table-row table:style-name="ro1">
          <table:table-cell office:value-type="float" office:value="91.5639" calcext:value-type="float">
            <text:p>91.5639</text:p>
          </table:table-cell>
          <table:table-cell office:value-type="float" office:value="266.939" calcext:value-type="float">
            <text:p>266.939</text:p>
          </table:table-cell>
          <table:table-cell office:value-type="float" office:value="40.0078" calcext:value-type="float">
            <text:p>40.0078</text:p>
          </table:table-cell>
          <table:table-cell office:value-type="float" office:value="90.7793" calcext:value-type="float">
            <text:p>90.7793</text:p>
          </table:table-cell>
          <table:table-cell office:value-type="float" office:value="254.087" calcext:value-type="float">
            <text:p>254.087</text:p>
          </table:table-cell>
          <table:table-cell office:value-type="float" office:value="39.8134" calcext:value-type="float">
            <text:p>39.8134</text:p>
          </table:table-cell>
          <table:table-cell/>
          <table:table-cell table:formula="of:=([.D301]-[.A301])/0.0166667" office:value-type="float" office:value="-47.0759058481882" calcext:value-type="float">
            <text:p>-47.0759058481882</text:p>
          </table:table-cell>
          <table:table-cell table:formula="of:=ABS([.E301]-[.B301])/0.0166667" office:value-type="float" office:value="771.118457763086" calcext:value-type="float">
            <text:p>771.118457763086</text:p>
          </table:table-cell>
          <table:table-cell table:formula="of:=([.F301]-[.C301])/0.0166667" office:value-type="float" office:value="-11.6639766720468" calcext:value-type="float">
            <text:p>-11.6639766720468</text:p>
          </table:table-cell>
          <table:table-cell table:formula="of:=DEGREES(ATAN(ABS([.F301]-[.C301])/ABS([.E301]-[.B301])))" office:value-type="float" office:value="0.866592762418969" calcext:value-type="float">
            <text:p>0.866592762418969</text:p>
          </table:table-cell>
          <table:table-cell table:formula="of:=SQRT(POWER([.H301];2)+POWER([.I301];2)+POWER([.J301];2))" office:value-type="float" office:value="772.642132663081" calcext:value-type="float">
            <text:p>772.642132663081</text:p>
          </table:table-cell>
        </table:table-row>
        <table:table-row table:style-name="ro1">
          <table:table-cell office:value-type="float" office:value="101.897" calcext:value-type="float">
            <text:p>101.897</text:p>
          </table:table-cell>
          <table:table-cell office:value-type="float" office:value="259.529" calcext:value-type="float">
            <text:p>259.529</text:p>
          </table:table-cell>
          <table:table-cell office:value-type="float" office:value="41.4236" calcext:value-type="float">
            <text:p>41.4236</text:p>
          </table:table-cell>
          <table:table-cell office:value-type="float" office:value="100.784" calcext:value-type="float">
            <text:p>100.784</text:p>
          </table:table-cell>
          <table:table-cell office:value-type="float" office:value="246.126" calcext:value-type="float">
            <text:p>246.126</text:p>
          </table:table-cell>
          <table:table-cell office:value-type="float" office:value="41.3637" calcext:value-type="float">
            <text:p>41.3637</text:p>
          </table:table-cell>
          <table:table-cell/>
          <table:table-cell table:formula="of:=([.D302]-[.A302])/0.0166667" office:value-type="float" office:value="-66.7798664402671" calcext:value-type="float">
            <text:p>-66.7798664402671</text:p>
          </table:table-cell>
          <table:table-cell table:formula="of:=ABS([.E302]-[.B302])/0.0166667" office:value-type="float" office:value="804.178391643216" calcext:value-type="float">
            <text:p>804.178391643216</text:p>
          </table:table-cell>
          <table:table-cell table:formula="of:=([.F302]-[.C302])/0.0166667" office:value-type="float" office:value="-3.59399281201431" calcext:value-type="float">
            <text:p>-3.59399281201431</text:p>
          </table:table-cell>
          <table:table-cell table:formula="of:=DEGREES(ATAN(ABS([.F302]-[.C302])/ABS([.E302]-[.B302])))" office:value-type="float" office:value="0.256061653625985" calcext:value-type="float">
            <text:p>0.256061653625985</text:p>
          </table:table-cell>
          <table:table-cell table:formula="of:=SQRT(POWER([.H302];2)+POWER([.I302];2)+POWER([.J302];2))" office:value-type="float" office:value="806.954368556229" calcext:value-type="float">
            <text:p>806.954368556229</text:p>
          </table:table-cell>
        </table:table-row>
        <table:table-row table:style-name="ro1">
          <table:table-cell office:value-type="float" office:value="100.353" calcext:value-type="float">
            <text:p>100.353</text:p>
          </table:table-cell>
          <table:table-cell office:value-type="float" office:value="258.29" calcext:value-type="float">
            <text:p>258.29</text:p>
          </table:table-cell>
          <table:table-cell office:value-type="float" office:value="42.1275" calcext:value-type="float">
            <text:p>42.1275</text:p>
          </table:table-cell>
          <table:table-cell office:value-type="float" office:value="98.7179" calcext:value-type="float">
            <text:p>98.7179</text:p>
          </table:table-cell>
          <table:table-cell office:value-type="float" office:value="247.141" calcext:value-type="float">
            <text:p>247.141</text:p>
          </table:table-cell>
          <table:table-cell office:value-type="float" office:value="41.9085" calcext:value-type="float">
            <text:p>41.9085</text:p>
          </table:table-cell>
          <table:table-cell/>
          <table:table-cell table:formula="of:=([.D303]-[.A303])/0.0166667" office:value-type="float" office:value="-98.1058037883921" calcext:value-type="float">
            <text:p>-98.1058037883921</text:p>
          </table:table-cell>
          <table:table-cell table:formula="of:=ABS([.E303]-[.B303])/0.0166667" office:value-type="float" office:value="668.938662122678" calcext:value-type="float">
            <text:p>668.938662122678</text:p>
          </table:table-cell>
          <table:table-cell table:formula="of:=([.F303]-[.C303])/0.0166667" office:value-type="float" office:value="-13.1399737200522" calcext:value-type="float">
            <text:p>-13.1399737200522</text:p>
          </table:table-cell>
          <table:table-cell table:formula="of:=DEGREES(ATAN(ABS([.F303]-[.C303])/ABS([.E303]-[.B303])))" office:value-type="float" office:value="1.12531726985561" calcext:value-type="float">
            <text:p>1.12531726985561</text:p>
          </table:table-cell>
          <table:table-cell table:formula="of:=SQRT(POWER([.H303];2)+POWER([.I303];2)+POWER([.J303];2))" office:value-type="float" office:value="676.22210946464" calcext:value-type="float">
            <text:p>676.22210946464</text:p>
          </table:table-cell>
        </table:table-row>
        <table:table-row table:style-name="ro1">
          <table:table-cell office:value-type="float" office:value="95.9551" calcext:value-type="float">
            <text:p>95.9551</text:p>
          </table:table-cell>
          <table:table-cell office:value-type="float" office:value="257.259" calcext:value-type="float">
            <text:p>257.259</text:p>
          </table:table-cell>
          <table:table-cell office:value-type="float" office:value="41.8579" calcext:value-type="float">
            <text:p>41.8579</text:p>
          </table:table-cell>
          <table:table-cell office:value-type="float" office:value="95.7145" calcext:value-type="float">
            <text:p>95.7145</text:p>
          </table:table-cell>
          <table:table-cell office:value-type="float" office:value="243.883" calcext:value-type="float">
            <text:p>243.883</text:p>
          </table:table-cell>
          <table:table-cell office:value-type="float" office:value="41.7989" calcext:value-type="float">
            <text:p>41.7989</text:p>
          </table:table-cell>
          <table:table-cell/>
          <table:table-cell table:formula="of:=([.D304]-[.A304])/0.0166667" office:value-type="float" office:value="-14.4359711280578" calcext:value-type="float">
            <text:p>-14.4359711280578</text:p>
          </table:table-cell>
          <table:table-cell table:formula="of:=ABS([.E304]-[.B304])/0.0166667" office:value-type="float" office:value="802.558394883211" calcext:value-type="float">
            <text:p>802.558394883211</text:p>
          </table:table-cell>
          <table:table-cell table:formula="of:=([.F304]-[.C304])/0.0166667" office:value-type="float" office:value="-3.53999292001401" calcext:value-type="float">
            <text:p>-3.53999292001401</text:p>
          </table:table-cell>
          <table:table-cell table:formula="of:=DEGREES(ATAN(ABS([.F304]-[.C304])/ABS([.E304]-[.B304])))" office:value-type="float" office:value="0.252723465032883" calcext:value-type="float">
            <text:p>0.252723465032883</text:p>
          </table:table-cell>
          <table:table-cell table:formula="of:=SQRT(POWER([.H304];2)+POWER([.I304];2)+POWER([.J304];2))" office:value-type="float" office:value="802.696023417208" calcext:value-type="float">
            <text:p>802.696023417208</text:p>
          </table:table-cell>
        </table:table-row>
        <table:table-row table:style-name="ro1">
          <table:table-cell office:value-type="float" office:value="96.9873" calcext:value-type="float">
            <text:p>96.9873</text:p>
          </table:table-cell>
          <table:table-cell office:value-type="float" office:value="258.434" calcext:value-type="float">
            <text:p>258.434</text:p>
          </table:table-cell>
          <table:table-cell office:value-type="float" office:value="41.65" calcext:value-type="float">
            <text:p>41.65</text:p>
          </table:table-cell>
          <table:table-cell office:value-type="float" office:value="96.4707" calcext:value-type="float">
            <text:p>96.4707</text:p>
          </table:table-cell>
          <table:table-cell office:value-type="float" office:value="244.93" calcext:value-type="float">
            <text:p>244.93</text:p>
          </table:table-cell>
          <table:table-cell office:value-type="float" office:value="42.077" calcext:value-type="float">
            <text:p>42.077</text:p>
          </table:table-cell>
          <table:table-cell/>
          <table:table-cell table:formula="of:=([.D305]-[.A305])/0.0166667" office:value-type="float" office:value="-30.9959380081246" calcext:value-type="float">
            <text:p>-30.9959380081246</text:p>
          </table:table-cell>
          <table:table-cell table:formula="of:=ABS([.E305]-[.B305])/0.0166667" office:value-type="float" office:value="810.238379523242" calcext:value-type="float">
            <text:p>810.238379523242</text:p>
          </table:table-cell>
          <table:table-cell table:formula="of:=([.F305]-[.C305])/0.0166667" office:value-type="float" office:value="25.6199487601025" calcext:value-type="float">
            <text:p>25.6199487601025</text:p>
          </table:table-cell>
          <table:table-cell table:formula="of:=DEGREES(ATAN(ABS([.F305]-[.C305])/ABS([.E305]-[.B305])))" office:value-type="float" office:value="1.81110403868611" calcext:value-type="float">
            <text:p>1.81110403868611</text:p>
          </table:table-cell>
          <table:table-cell table:formula="of:=SQRT(POWER([.H305];2)+POWER([.I305];2)+POWER([.J305];2))" office:value-type="float" office:value="811.235700397809" calcext:value-type="float">
            <text:p>811.235700397809</text:p>
          </table:table-cell>
        </table:table-row>
        <table:table-row table:style-name="ro1">
          <table:table-cell office:value-type="float" office:value="92.3041" calcext:value-type="float">
            <text:p>92.3041</text:p>
          </table:table-cell>
          <table:table-cell office:value-type="float" office:value="272.845" calcext:value-type="float">
            <text:p>272.845</text:p>
          </table:table-cell>
          <table:table-cell office:value-type="float" office:value="40.9836" calcext:value-type="float">
            <text:p>40.9836</text:p>
          </table:table-cell>
          <table:table-cell office:value-type="float" office:value="92.7491" calcext:value-type="float">
            <text:p>92.7491</text:p>
          </table:table-cell>
          <table:table-cell office:value-type="float" office:value="260.816" calcext:value-type="float">
            <text:p>260.816</text:p>
          </table:table-cell>
          <table:table-cell office:value-type="float" office:value="41.2817" calcext:value-type="float">
            <text:p>41.2817</text:p>
          </table:table-cell>
          <table:table-cell/>
          <table:table-cell table:formula="of:=([.D306]-[.A306])/0.0166667" office:value-type="float" office:value="26.6999466001064" calcext:value-type="float">
            <text:p>26.6999466001064</text:p>
          </table:table-cell>
          <table:table-cell table:formula="of:=ABS([.E306]-[.B306])/0.0166667" office:value-type="float" office:value="721.73855652289" calcext:value-type="float">
            <text:p>721.73855652289</text:p>
          </table:table-cell>
          <table:table-cell table:formula="of:=([.F306]-[.C306])/0.0166667" office:value-type="float" office:value="17.8859642280714" calcext:value-type="float">
            <text:p>17.8859642280714</text:p>
          </table:table-cell>
          <table:table-cell table:formula="of:=DEGREES(ATAN(ABS([.F306]-[.C306])/ABS([.E306]-[.B306])))" office:value-type="float" office:value="1.41960069026081" calcext:value-type="float">
            <text:p>1.41960069026081</text:p>
          </table:table-cell>
          <table:table-cell table:formula="of:=SQRT(POWER([.H306];2)+POWER([.I306];2)+POWER([.J306];2))" office:value-type="float" office:value="722.453693212625" calcext:value-type="float">
            <text:p>722.453693212625</text:p>
          </table:table-cell>
        </table:table-row>
        <table:table-row table:style-name="ro1">
          <table:table-cell office:value-type="float" office:value="92.3089" calcext:value-type="float">
            <text:p>92.3089</text:p>
          </table:table-cell>
          <table:table-cell office:value-type="float" office:value="261.92" calcext:value-type="float">
            <text:p>261.92</text:p>
          </table:table-cell>
          <table:table-cell office:value-type="float" office:value="41.5832" calcext:value-type="float">
            <text:p>41.5832</text:p>
          </table:table-cell>
          <table:table-cell office:value-type="float" office:value="92.5841" calcext:value-type="float">
            <text:p>92.5841</text:p>
          </table:table-cell>
          <table:table-cell office:value-type="float" office:value="247.061" calcext:value-type="float">
            <text:p>247.061</text:p>
          </table:table-cell>
          <table:table-cell office:value-type="float" office:value="41.9739" calcext:value-type="float">
            <text:p>41.9739</text:p>
          </table:table-cell>
          <table:table-cell/>
          <table:table-cell table:formula="of:=([.D307]-[.A307])/0.0166667" office:value-type="float" office:value="16.5119669760668" calcext:value-type="float">
            <text:p>16.5119669760668</text:p>
          </table:table-cell>
          <table:table-cell table:formula="of:=ABS([.E307]-[.B307])/0.0166667" office:value-type="float" office:value="891.538216923567" calcext:value-type="float">
            <text:p>891.538216923567</text:p>
          </table:table-cell>
          <table:table-cell table:formula="of:=([.F307]-[.C307])/0.0166667" office:value-type="float" office:value="23.4419531160939" calcext:value-type="float">
            <text:p>23.4419531160939</text:p>
          </table:table-cell>
          <table:table-cell table:formula="of:=DEGREES(ATAN(ABS([.F307]-[.C307])/ABS([.E307]-[.B307])))" office:value-type="float" office:value="1.50617836665263" calcext:value-type="float">
            <text:p>1.50617836665263</text:p>
          </table:table-cell>
          <table:table-cell table:formula="of:=SQRT(POWER([.H307];2)+POWER([.I307];2)+POWER([.J307];2))" office:value-type="float" office:value="891.999194200627" calcext:value-type="float">
            <text:p>891.999194200627</text:p>
          </table:table-cell>
        </table:table-row>
        <table:table-row table:style-name="ro1">
          <table:table-cell office:value-type="float" office:value="91.4202" calcext:value-type="float">
            <text:p>91.4202</text:p>
          </table:table-cell>
          <table:table-cell office:value-type="float" office:value="275.434" calcext:value-type="float">
            <text:p>275.434</text:p>
          </table:table-cell>
          <table:table-cell office:value-type="float" office:value="40.3125" calcext:value-type="float">
            <text:p>40.3125</text:p>
          </table:table-cell>
          <table:table-cell office:value-type="float" office:value="90.8666" calcext:value-type="float">
            <text:p>90.8666</text:p>
          </table:table-cell>
          <table:table-cell office:value-type="float" office:value="262.1" calcext:value-type="float">
            <text:p>262.1</text:p>
          </table:table-cell>
          <table:table-cell office:value-type="float" office:value="40.3515" calcext:value-type="float">
            <text:p>40.3515</text:p>
          </table:table-cell>
          <table:table-cell/>
          <table:table-cell table:formula="of:=([.D308]-[.A308])/0.0166667" office:value-type="float" office:value="-33.2159335681322" calcext:value-type="float">
            <text:p>-33.2159335681322</text:p>
          </table:table-cell>
          <table:table-cell table:formula="of:=ABS([.E308]-[.B308])/0.0166667" office:value-type="float" office:value="800.0383999232" calcext:value-type="float">
            <text:p>800.0383999232</text:p>
          </table:table-cell>
          <table:table-cell table:formula="of:=([.F308]-[.C308])/0.0166667" office:value-type="float" office:value="2.33999532000945" calcext:value-type="float">
            <text:p>2.33999532000945</text:p>
          </table:table-cell>
          <table:table-cell table:formula="of:=DEGREES(ATAN(ABS([.F308]-[.C308])/ABS([.E308]-[.B308])))" office:value-type="float" office:value="0.167581298114937" calcext:value-type="float">
            <text:p>0.167581298114937</text:p>
          </table:table-cell>
          <table:table-cell table:formula="of:=SQRT(POWER([.H308];2)+POWER([.I308];2)+POWER([.J308];2))" office:value-type="float" office:value="800.731050461124" calcext:value-type="float">
            <text:p>800.731050461124</text:p>
          </table:table-cell>
        </table:table-row>
        <table:table-row table:style-name="ro1">
          <table:table-cell office:value-type="float" office:value="91.1509" calcext:value-type="float">
            <text:p>91.1509</text:p>
          </table:table-cell>
          <table:table-cell office:value-type="float" office:value="263.187" calcext:value-type="float">
            <text:p>263.187</text:p>
          </table:table-cell>
          <table:table-cell office:value-type="float" office:value="40.8932" calcext:value-type="float">
            <text:p>40.8932</text:p>
          </table:table-cell>
          <table:table-cell office:value-type="float" office:value="90.6682" calcext:value-type="float">
            <text:p>90.6682</text:p>
          </table:table-cell>
          <table:table-cell office:value-type="float" office:value="251.657" calcext:value-type="float">
            <text:p>251.657</text:p>
          </table:table-cell>
          <table:table-cell office:value-type="float" office:value="40.7173" calcext:value-type="float">
            <text:p>40.7173</text:p>
          </table:table-cell>
          <table:table-cell/>
          <table:table-cell table:formula="of:=([.D309]-[.A309])/0.0166667" office:value-type="float" office:value="-28.9619420761155" calcext:value-type="float">
            <text:p>-28.9619420761155</text:p>
          </table:table-cell>
          <table:table-cell table:formula="of:=ABS([.E309]-[.B309])/0.0166667" office:value-type="float" office:value="691.798616402767" calcext:value-type="float">
            <text:p>691.798616402767</text:p>
          </table:table-cell>
          <table:table-cell table:formula="of:=([.F309]-[.C309])/0.0166667" office:value-type="float" office:value="-10.5539788920421" calcext:value-type="float">
            <text:p>-10.5539788920421</text:p>
          </table:table-cell>
          <table:table-cell table:formula="of:=DEGREES(ATAN(ABS([.F309]-[.C309])/ABS([.E309]-[.B309])))" office:value-type="float" office:value="0.874028260641749" calcext:value-type="float">
            <text:p>0.874028260641749</text:p>
          </table:table-cell>
          <table:table-cell table:formula="of:=SQRT(POWER([.H309];2)+POWER([.I309];2)+POWER([.J309];2))" office:value-type="float" office:value="692.485022376699" calcext:value-type="float">
            <text:p>692.485022376699</text:p>
          </table:table-cell>
        </table:table-row>
        <table:table-row table:style-name="ro1">
          <table:table-cell office:value-type="float" office:value="91.0125" calcext:value-type="float">
            <text:p>91.0125</text:p>
          </table:table-cell>
          <table:table-cell office:value-type="float" office:value="265.646" calcext:value-type="float">
            <text:p>265.646</text:p>
          </table:table-cell>
          <table:table-cell office:value-type="float" office:value="40.4773" calcext:value-type="float">
            <text:p>40.4773</text:p>
          </table:table-cell>
          <table:table-cell office:value-type="float" office:value="90.484" calcext:value-type="float">
            <text:p>90.484</text:p>
          </table:table-cell>
          <table:table-cell office:value-type="float" office:value="252.86" calcext:value-type="float">
            <text:p>252.86</text:p>
          </table:table-cell>
          <table:table-cell office:value-type="float" office:value="40.2703" calcext:value-type="float">
            <text:p>40.2703</text:p>
          </table:table-cell>
          <table:table-cell/>
          <table:table-cell table:formula="of:=([.D310]-[.A310])/0.0166667" office:value-type="float" office:value="-31.7099365801273" calcext:value-type="float">
            <text:p>-31.7099365801273</text:p>
          </table:table-cell>
          <table:table-cell table:formula="of:=ABS([.E310]-[.B310])/0.0166667" office:value-type="float" office:value="767.158465683069" calcext:value-type="float">
            <text:p>767.158465683069</text:p>
          </table:table-cell>
          <table:table-cell table:formula="of:=([.F310]-[.C310])/0.0166667" office:value-type="float" office:value="-12.4199751600497" calcext:value-type="float">
            <text:p>-12.4199751600497</text:p>
          </table:table-cell>
          <table:table-cell table:formula="of:=DEGREES(ATAN(ABS([.F310]-[.C310])/ABS([.E310]-[.B310])))" office:value-type="float" office:value="0.927513712146216" calcext:value-type="float">
            <text:p>0.927513712146216</text:p>
          </table:table-cell>
          <table:table-cell table:formula="of:=SQRT(POWER([.H310];2)+POWER([.I310];2)+POWER([.J310];2))" office:value-type="float" office:value="767.913984330336" calcext:value-type="float">
            <text:p>767.913984330336</text:p>
          </table:table-cell>
        </table:table-row>
        <table:table-row table:style-name="ro1">
          <table:table-cell office:value-type="float" office:value="91.058" calcext:value-type="float">
            <text:p>91.058</text:p>
          </table:table-cell>
          <table:table-cell office:value-type="float" office:value="260.896" calcext:value-type="float">
            <text:p>260.896</text:p>
          </table:table-cell>
          <table:table-cell office:value-type="float" office:value="40.5561" calcext:value-type="float">
            <text:p>40.5561</text:p>
          </table:table-cell>
          <table:table-cell office:value-type="float" office:value="90.4829" calcext:value-type="float">
            <text:p>90.4829</text:p>
          </table:table-cell>
          <table:table-cell office:value-type="float" office:value="247.21" calcext:value-type="float">
            <text:p>247.21</text:p>
          </table:table-cell>
          <table:table-cell office:value-type="float" office:value="40.5538" calcext:value-type="float">
            <text:p>40.5538</text:p>
          </table:table-cell>
          <table:table-cell/>
          <table:table-cell table:formula="of:=([.D311]-[.A311])/0.0166667" office:value-type="float" office:value="-34.5059309881384" calcext:value-type="float">
            <text:p>-34.5059309881384</text:p>
          </table:table-cell>
          <table:table-cell table:formula="of:=ABS([.E311]-[.B311])/0.0166667" office:value-type="float" office:value="821.158357683285" calcext:value-type="float">
            <text:p>821.158357683285</text:p>
          </table:table-cell>
          <table:table-cell table:formula="of:=([.F311]-[.C311])/0.0166667" office:value-type="float" office:value="-0.137999724000444" calcext:value-type="float">
            <text:p>-0.137999724000444</text:p>
          </table:table-cell>
          <table:table-cell table:formula="of:=DEGREES(ATAN(ABS([.F311]-[.C311])/ABS([.E311]-[.B311])))" office:value-type="float" office:value="0.00962883907930627" calcext:value-type="float">
            <text:p>0.009628839079306</text:p>
          </table:table-cell>
          <table:table-cell table:formula="of:=SQRT(POWER([.H311];2)+POWER([.I311];2)+POWER([.J311];2))" office:value-type="float" office:value="821.883037122918" calcext:value-type="float">
            <text:p>821.883037122918</text:p>
          </table:table-cell>
        </table:table-row>
        <table:table-row table:style-name="ro1">
          <table:table-cell office:value-type="float" office:value="85.4247" calcext:value-type="float">
            <text:p>85.4247</text:p>
          </table:table-cell>
          <table:table-cell office:value-type="float" office:value="259.583" calcext:value-type="float">
            <text:p>259.583</text:p>
          </table:table-cell>
          <table:table-cell office:value-type="float" office:value="40.1049" calcext:value-type="float">
            <text:p>40.1049</text:p>
          </table:table-cell>
          <table:table-cell office:value-type="float" office:value="85.0137" calcext:value-type="float">
            <text:p>85.0137</text:p>
          </table:table-cell>
          <table:table-cell office:value-type="float" office:value="245.865" calcext:value-type="float">
            <text:p>245.865</text:p>
          </table:table-cell>
          <table:table-cell office:value-type="float" office:value="40.1344" calcext:value-type="float">
            <text:p>40.1344</text:p>
          </table:table-cell>
          <table:table-cell/>
          <table:table-cell table:formula="of:=([.D312]-[.A312])/0.0166667" office:value-type="float" office:value="-24.6599506800987" calcext:value-type="float">
            <text:p>-24.6599506800987</text:p>
          </table:table-cell>
          <table:table-cell table:formula="of:=ABS([.E312]-[.B312])/0.0166667" office:value-type="float" office:value="823.078353843293" calcext:value-type="float">
            <text:p>823.078353843293</text:p>
          </table:table-cell>
          <table:table-cell table:formula="of:=([.F312]-[.C312])/0.0166667" office:value-type="float" office:value="1.76999646000701" calcext:value-type="float">
            <text:p>1.76999646000701</text:p>
          </table:table-cell>
          <table:table-cell table:formula="of:=DEGREES(ATAN(ABS([.F312]-[.C312])/ABS([.E312]-[.B312])))" office:value-type="float" office:value="0.123212049145253" calcext:value-type="float">
            <text:p>0.123212049145253</text:p>
          </table:table-cell>
          <table:table-cell table:formula="of:=SQRT(POWER([.H312];2)+POWER([.I312];2)+POWER([.J312];2))" office:value-type="float" office:value="823.449587176045" calcext:value-type="float">
            <text:p>823.449587176045</text:p>
          </table:table-cell>
        </table:table-row>
        <table:table-row table:style-name="ro1">
          <table:table-cell office:value-type="float" office:value="94.3324" calcext:value-type="float">
            <text:p>94.3324</text:p>
          </table:table-cell>
          <table:table-cell office:value-type="float" office:value="258.46" calcext:value-type="float">
            <text:p>258.46</text:p>
          </table:table-cell>
          <table:table-cell office:value-type="float" office:value="41.4273" calcext:value-type="float">
            <text:p>41.4273</text:p>
          </table:table-cell>
          <table:table-cell office:value-type="float" office:value="94.1916" calcext:value-type="float">
            <text:p>94.1916</text:p>
          </table:table-cell>
          <table:table-cell office:value-type="float" office:value="246.075" calcext:value-type="float">
            <text:p>246.075</text:p>
          </table:table-cell>
          <table:table-cell office:value-type="float" office:value="41.4275" calcext:value-type="float">
            <text:p>41.4275</text:p>
          </table:table-cell>
          <table:table-cell/>
          <table:table-cell table:formula="of:=([.D313]-[.A313])/0.0166667" office:value-type="float" office:value="-8.44798310403457" calcext:value-type="float">
            <text:p>-8.44798310403457</text:p>
          </table:table-cell>
          <table:table-cell table:formula="of:=ABS([.E313]-[.B313])/0.0166667" office:value-type="float" office:value="743.098513802972" calcext:value-type="float">
            <text:p>743.098513802972</text:p>
          </table:table-cell>
          <table:table-cell table:formula="of:=([.F313]-[.C313])/0.0166667" office:value-type="float" office:value="0.01199997600002" calcext:value-type="float">
            <text:p>0.01199997600002</text:p>
          </table:table-cell>
          <table:table-cell table:formula="of:=DEGREES(ATAN(ABS([.F313]-[.C313])/ABS([.E313]-[.B313])))" office:value-type="float" office:value="0.000925244723584471" calcext:value-type="float">
            <text:p>0.000925244723584</text:p>
          </table:table-cell>
          <table:table-cell table:formula="of:=SQRT(POWER([.H313];2)+POWER([.I313];2)+POWER([.J313];2))" office:value-type="float" office:value="743.146533180847" calcext:value-type="float">
            <text:p>743.146533180847</text:p>
          </table:table-cell>
        </table:table-row>
        <table:table-row table:style-name="ro1">
          <table:table-cell office:value-type="float" office:value="91.8343" calcext:value-type="float">
            <text:p>91.8343</text:p>
          </table:table-cell>
          <table:table-cell office:value-type="float" office:value="262.031" calcext:value-type="float">
            <text:p>262.031</text:p>
          </table:table-cell>
          <table:table-cell office:value-type="float" office:value="40.8407" calcext:value-type="float">
            <text:p>40.8407</text:p>
          </table:table-cell>
          <table:table-cell office:value-type="float" office:value="90.2837" calcext:value-type="float">
            <text:p>90.2837</text:p>
          </table:table-cell>
          <table:table-cell office:value-type="float" office:value="248.221" calcext:value-type="float">
            <text:p>248.221</text:p>
          </table:table-cell>
          <table:table-cell office:value-type="float" office:value="41.0848" calcext:value-type="float">
            <text:p>41.0848</text:p>
          </table:table-cell>
          <table:table-cell/>
          <table:table-cell table:formula="of:=([.D314]-[.A314])/0.0166667" office:value-type="float" office:value="-93.0358139283723" calcext:value-type="float">
            <text:p>-93.0358139283723</text:p>
          </table:table-cell>
          <table:table-cell table:formula="of:=ABS([.E314]-[.B314])/0.0166667" office:value-type="float" office:value="828.598342803315" calcext:value-type="float">
            <text:p>828.598342803315</text:p>
          </table:table-cell>
          <table:table-cell table:formula="of:=([.F314]-[.C314])/0.0166667" office:value-type="float" office:value="14.6459707080588" calcext:value-type="float">
            <text:p>14.6459707080588</text:p>
          </table:table-cell>
          <table:table-cell table:formula="of:=DEGREES(ATAN(ABS([.F314]-[.C314])/ABS([.E314]-[.B314])))" office:value-type="float" office:value="1.01263168204758" calcext:value-type="float">
            <text:p>1.01263168204758</text:p>
          </table:table-cell>
          <table:table-cell table:formula="of:=SQRT(POWER([.H314];2)+POWER([.I314];2)+POWER([.J314];2))" office:value-type="float" office:value="833.933678914394" calcext:value-type="float">
            <text:p>833.933678914394</text:p>
          </table:table-cell>
        </table:table-row>
        <table:table-row table:style-name="ro1">
          <table:table-cell office:value-type="float" office:value="91.9261" calcext:value-type="float">
            <text:p>91.9261</text:p>
          </table:table-cell>
          <table:table-cell office:value-type="float" office:value="258.551" calcext:value-type="float">
            <text:p>258.551</text:p>
          </table:table-cell>
          <table:table-cell office:value-type="float" office:value="40.7092" calcext:value-type="float">
            <text:p>40.7092</text:p>
          </table:table-cell>
          <table:table-cell office:value-type="float" office:value="90.6226" calcext:value-type="float">
            <text:p>90.6226</text:p>
          </table:table-cell>
          <table:table-cell office:value-type="float" office:value="244.982" calcext:value-type="float">
            <text:p>244.982</text:p>
          </table:table-cell>
          <table:table-cell office:value-type="float" office:value="40.7123" calcext:value-type="float">
            <text:p>40.7123</text:p>
          </table:table-cell>
          <table:table-cell/>
          <table:table-cell table:formula="of:=([.D315]-[.A315])/0.0166667" office:value-type="float" office:value="-78.2098435803128" calcext:value-type="float">
            <text:p>-78.2098435803128</text:p>
          </table:table-cell>
          <table:table-cell table:formula="of:=ABS([.E315]-[.B315])/0.0166667" office:value-type="float" office:value="814.138371723256" calcext:value-type="float">
            <text:p>814.138371723256</text:p>
          </table:table-cell>
          <table:table-cell table:formula="of:=([.F315]-[.C315])/0.0166667" office:value-type="float" office:value="0.185999628000524" calcext:value-type="float">
            <text:p>0.185999628000524</text:p>
          </table:table-cell>
          <table:table-cell table:formula="of:=DEGREES(ATAN(ABS([.F315]-[.C315])/ABS([.E315]-[.B315])))" office:value-type="float" office:value="0.0130899044439616" calcext:value-type="float">
            <text:p>0.013089904443962</text:p>
          </table:table-cell>
          <table:table-cell table:formula="of:=SQRT(POWER([.H315];2)+POWER([.I315];2)+POWER([.J315];2))" office:value-type="float" office:value="817.886362853002" calcext:value-type="float">
            <text:p>817.886362853002</text:p>
          </table:table-cell>
        </table:table-row>
        <table:table-row table:style-name="ro1">
          <table:table-cell office:value-type="float" office:value="95.6249" calcext:value-type="float">
            <text:p>95.6249</text:p>
          </table:table-cell>
          <table:table-cell office:value-type="float" office:value="264.503" calcext:value-type="float">
            <text:p>264.503</text:p>
          </table:table-cell>
          <table:table-cell office:value-type="float" office:value="40.3878" calcext:value-type="float">
            <text:p>40.3878</text:p>
          </table:table-cell>
          <table:table-cell office:value-type="float" office:value="93.8422" calcext:value-type="float">
            <text:p>93.8422</text:p>
          </table:table-cell>
          <table:table-cell office:value-type="float" office:value="253" calcext:value-type="float">
            <text:p>253</text:p>
          </table:table-cell>
          <table:table-cell office:value-type="float" office:value="39.9784" calcext:value-type="float">
            <text:p>39.9784</text:p>
          </table:table-cell>
          <table:table-cell/>
          <table:table-cell table:formula="of:=([.D316]-[.A316])/0.0166667" office:value-type="float" office:value="-106.961786076427" calcext:value-type="float">
            <text:p>-106.961786076427</text:p>
          </table:table-cell>
          <table:table-cell table:formula="of:=ABS([.E316]-[.B316])/0.0166667" office:value-type="float" office:value="690.17861964276" calcext:value-type="float">
            <text:p>690.17861964276</text:p>
          </table:table-cell>
          <table:table-cell table:formula="of:=([.F316]-[.C316])/0.0166667" office:value-type="float" office:value="-24.5639508720981" calcext:value-type="float">
            <text:p>-24.5639508720981</text:p>
          </table:table-cell>
          <table:table-cell table:formula="of:=DEGREES(ATAN(ABS([.F316]-[.C316])/ABS([.E316]-[.B316])))" office:value-type="float" office:value="2.03833742320636" calcext:value-type="float">
            <text:p>2.03833742320636</text:p>
          </table:table-cell>
          <table:table-cell table:formula="of:=SQRT(POWER([.H316];2)+POWER([.I316];2)+POWER([.J316];2))" office:value-type="float" office:value="698.849582081217" calcext:value-type="float">
            <text:p>698.849582081217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258.151" calcext:value-type="float">
            <text:p>258.151</text:p>
          </table:table-cell>
          <table:table-cell office:value-type="float" office:value="40.7965" calcext:value-type="float">
            <text:p>40.7965</text:p>
          </table:table-cell>
          <table:table-cell office:value-type="float" office:value="118.619" calcext:value-type="float">
            <text:p>118.619</text:p>
          </table:table-cell>
          <table:table-cell office:value-type="float" office:value="245.944" calcext:value-type="float">
            <text:p>245.944</text:p>
          </table:table-cell>
          <table:table-cell office:value-type="float" office:value="41.9599" calcext:value-type="float">
            <text:p>41.9599</text:p>
          </table:table-cell>
          <table:table-cell/>
          <table:table-cell table:formula="of:=([.D317]-[.A317])/0.0166667" office:value-type="float" office:value="-64.8598702802596" calcext:value-type="float">
            <text:p>-64.8598702802596</text:p>
          </table:table-cell>
          <table:table-cell table:formula="of:=ABS([.E317]-[.B317])/0.0166667" office:value-type="float" office:value="732.418535162931" calcext:value-type="float">
            <text:p>732.418535162931</text:p>
          </table:table-cell>
          <table:table-cell table:formula="of:=([.F317]-[.C317])/0.0166667" office:value-type="float" office:value="69.803860392279" calcext:value-type="float">
            <text:p>69.803860392279</text:p>
          </table:table-cell>
          <table:table-cell table:formula="of:=DEGREES(ATAN(ABS([.F317]-[.C317])/ABS([.E317]-[.B317])))" office:value-type="float" office:value="5.44418609957378" calcext:value-type="float">
            <text:p>5.44418609957378</text:p>
          </table:table-cell>
          <table:table-cell table:formula="of:=SQRT(POWER([.H317];2)+POWER([.I317];2)+POWER([.J317];2))" office:value-type="float" office:value="738.590747537938" calcext:value-type="float">
            <text:p>738.590747537938</text:p>
          </table:table-cell>
        </table:table-row>
        <table:table-row table:style-name="ro1">
          <table:table-cell office:value-type="float" office:value="118.587" calcext:value-type="float">
            <text:p>118.587</text:p>
          </table:table-cell>
          <table:table-cell office:value-type="float" office:value="254.733" calcext:value-type="float">
            <text:p>254.733</text:p>
          </table:table-cell>
          <table:table-cell office:value-type="float" office:value="41.8683" calcext:value-type="float">
            <text:p>41.8683</text:p>
          </table:table-cell>
          <table:table-cell office:value-type="float" office:value="117.497" calcext:value-type="float">
            <text:p>117.497</text:p>
          </table:table-cell>
          <table:table-cell office:value-type="float" office:value="241.845" calcext:value-type="float">
            <text:p>241.845</text:p>
          </table:table-cell>
          <table:table-cell office:value-type="float" office:value="41.7509" calcext:value-type="float">
            <text:p>41.7509</text:p>
          </table:table-cell>
          <table:table-cell/>
          <table:table-cell table:formula="of:=([.D318]-[.A318])/0.0166667" office:value-type="float" office:value="-65.3998692002618" calcext:value-type="float">
            <text:p>-65.3998692002618</text:p>
          </table:table-cell>
          <table:table-cell table:formula="of:=ABS([.E318]-[.B318])/0.0166667" office:value-type="float" office:value="773.278453443094" calcext:value-type="float">
            <text:p>773.278453443094</text:p>
          </table:table-cell>
          <table:table-cell table:formula="of:=([.F318]-[.C318])/0.0166667" office:value-type="float" office:value="-7.04398591202796" calcext:value-type="float">
            <text:p>-7.04398591202796</text:p>
          </table:table-cell>
          <table:table-cell table:formula="of:=DEGREES(ATAN(ABS([.F318]-[.C318])/ABS([.E318]-[.B318])))" office:value-type="float" office:value="0.521907081935299" calcext:value-type="float">
            <text:p>0.521907081935299</text:p>
          </table:table-cell>
          <table:table-cell table:formula="of:=SQRT(POWER([.H318];2)+POWER([.I318];2)+POWER([.J318];2))" office:value-type="float" office:value="776.071083850109" calcext:value-type="float">
            <text:p>776.071083850109</text:p>
          </table:table-cell>
        </table:table-row>
        <table:table-row table:style-name="ro1">
          <table:table-cell office:value-type="float" office:value="119.539" calcext:value-type="float">
            <text:p>119.539</text:p>
          </table:table-cell>
          <table:table-cell office:value-type="float" office:value="261.48" calcext:value-type="float">
            <text:p>261.48</text:p>
          </table:table-cell>
          <table:table-cell office:value-type="float" office:value="41.4395" calcext:value-type="float">
            <text:p>41.4395</text:p>
          </table:table-cell>
          <table:table-cell office:value-type="float" office:value="118.987" calcext:value-type="float">
            <text:p>118.987</text:p>
          </table:table-cell>
          <table:table-cell office:value-type="float" office:value="249.259" calcext:value-type="float">
            <text:p>249.259</text:p>
          </table:table-cell>
          <table:table-cell office:value-type="float" office:value="41.3816" calcext:value-type="float">
            <text:p>41.3816</text:p>
          </table:table-cell>
          <table:table-cell/>
          <table:table-cell table:formula="of:=([.D319]-[.A319])/0.0166667" office:value-type="float" office:value="-33.1199337601329" calcext:value-type="float">
            <text:p>-33.1199337601329</text:p>
          </table:table-cell>
          <table:table-cell table:formula="of:=ABS([.E319]-[.B319])/0.0166667" office:value-type="float" office:value="733.258533482935" calcext:value-type="float">
            <text:p>733.258533482935</text:p>
          </table:table-cell>
          <table:table-cell table:formula="of:=([.F319]-[.C319])/0.0166667" office:value-type="float" office:value="-3.47399305201411" calcext:value-type="float">
            <text:p>-3.47399305201411</text:p>
          </table:table-cell>
          <table:table-cell table:formula="of:=DEGREES(ATAN(ABS([.F319]-[.C319])/ABS([.E319]-[.B319])))" office:value-type="float" office:value="0.271450847958092" calcext:value-type="float">
            <text:p>0.271450847958092</text:p>
          </table:table-cell>
          <table:table-cell table:formula="of:=SQRT(POWER([.H319];2)+POWER([.I319];2)+POWER([.J319];2))" office:value-type="float" office:value="734.014356511877" calcext:value-type="float">
            <text:p>734.014356511877</text:p>
          </table:table-cell>
        </table:table-row>
        <table:table-row table:style-name="ro1">
          <table:table-cell office:value-type="float" office:value="118.462" calcext:value-type="float">
            <text:p>118.462</text:p>
          </table:table-cell>
          <table:table-cell office:value-type="float" office:value="253.589" calcext:value-type="float">
            <text:p>253.589</text:p>
          </table:table-cell>
          <table:table-cell office:value-type="float" office:value="42.0641" calcext:value-type="float">
            <text:p>42.0641</text:p>
          </table:table-cell>
          <table:table-cell office:value-type="float" office:value="117.941" calcext:value-type="float">
            <text:p>117.941</text:p>
          </table:table-cell>
          <table:table-cell office:value-type="float" office:value="243.908" calcext:value-type="float">
            <text:p>243.908</text:p>
          </table:table-cell>
          <table:table-cell office:value-type="float" office:value="41.8517" calcext:value-type="float">
            <text:p>41.8517</text:p>
          </table:table-cell>
          <table:table-cell/>
          <table:table-cell table:formula="of:=([.D320]-[.A320])/0.0166667" office:value-type="float" office:value="-31.2599374801251" calcext:value-type="float">
            <text:p>-31.2599374801251</text:p>
          </table:table-cell>
          <table:table-cell table:formula="of:=ABS([.E320]-[.B320])/0.0166667" office:value-type="float" office:value="580.858838282324" calcext:value-type="float">
            <text:p>580.858838282324</text:p>
          </table:table-cell>
          <table:table-cell table:formula="of:=([.F320]-[.C320])/0.0166667" office:value-type="float" office:value="-12.7439745120511" calcext:value-type="float">
            <text:p>-12.7439745120511</text:p>
          </table:table-cell>
          <table:table-cell table:formula="of:=DEGREES(ATAN(ABS([.F320]-[.C320])/ABS([.E320]-[.B320])))" office:value-type="float" office:value="1.25686101456771" calcext:value-type="float">
            <text:p>1.25686101456771</text:p>
          </table:table-cell>
          <table:table-cell table:formula="of:=SQRT(POWER([.H320];2)+POWER([.I320];2)+POWER([.J320];2))" office:value-type="float" office:value="581.838966199684" calcext:value-type="float">
            <text:p>581.838966199684</text:p>
          </table:table-cell>
        </table:table-row>
        <table:table-row table:style-name="ro1">
          <table:table-cell office:value-type="float" office:value="125.776" calcext:value-type="float">
            <text:p>125.776</text:p>
          </table:table-cell>
          <table:table-cell office:value-type="float" office:value="260.624" calcext:value-type="float">
            <text:p>260.624</text:p>
          </table:table-cell>
          <table:table-cell office:value-type="float" office:value="41.0544" calcext:value-type="float">
            <text:p>41.0544</text:p>
          </table:table-cell>
          <table:table-cell office:value-type="float" office:value="124.483" calcext:value-type="float">
            <text:p>124.483</text:p>
          </table:table-cell>
          <table:table-cell office:value-type="float" office:value="247.53" calcext:value-type="float">
            <text:p>247.53</text:p>
          </table:table-cell>
          <table:table-cell office:value-type="float" office:value="40.9354" calcext:value-type="float">
            <text:p>40.9354</text:p>
          </table:table-cell>
          <table:table-cell/>
          <table:table-cell table:formula="of:=([.D321]-[.A321])/0.0166667" office:value-type="float" office:value="-77.5798448403098" calcext:value-type="float">
            <text:p>-77.5798448403098</text:p>
          </table:table-cell>
          <table:table-cell table:formula="of:=ABS([.E321]-[.B321])/0.0166667" office:value-type="float" office:value="785.638428723144" calcext:value-type="float">
            <text:p>785.638428723144</text:p>
          </table:table-cell>
          <table:table-cell table:formula="of:=([.F321]-[.C321])/0.0166667" office:value-type="float" office:value="-7.13998572002855" calcext:value-type="float">
            <text:p>-7.13998572002855</text:p>
          </table:table-cell>
          <table:table-cell table:formula="of:=DEGREES(ATAN(ABS([.F321]-[.C321])/ABS([.E321]-[.B321])))" office:value-type="float" office:value="0.520697270273338" calcext:value-type="float">
            <text:p>0.520697270273338</text:p>
          </table:table-cell>
          <table:table-cell table:formula="of:=SQRT(POWER([.H321];2)+POWER([.I321];2)+POWER([.J321];2))" office:value-type="float" office:value="789.491831755148" calcext:value-type="float">
            <text:p>789.491831755148</text:p>
          </table:table-cell>
        </table:table-row>
        <table:table-row table:style-name="ro1">
          <table:table-cell office:value-type="float" office:value="125.759" calcext:value-type="float">
            <text:p>125.759</text:p>
          </table:table-cell>
          <table:table-cell office:value-type="float" office:value="260.57" calcext:value-type="float">
            <text:p>260.57</text:p>
          </table:table-cell>
          <table:table-cell office:value-type="float" office:value="41.3056" calcext:value-type="float">
            <text:p>41.3056</text:p>
          </table:table-cell>
          <table:table-cell office:value-type="float" office:value="124.454" calcext:value-type="float">
            <text:p>124.454</text:p>
          </table:table-cell>
          <table:table-cell office:value-type="float" office:value="247.442" calcext:value-type="float">
            <text:p>247.442</text:p>
          </table:table-cell>
          <table:table-cell office:value-type="float" office:value="41.4219" calcext:value-type="float">
            <text:p>41.4219</text:p>
          </table:table-cell>
          <table:table-cell/>
          <table:table-cell table:formula="of:=([.D322]-[.A322])/0.0166667" office:value-type="float" office:value="-78.2998434003136" calcext:value-type="float">
            <text:p>-78.2998434003136</text:p>
          </table:table-cell>
          <table:table-cell table:formula="of:=ABS([.E322]-[.B322])/0.0166667" office:value-type="float" office:value="787.67842464315" calcext:value-type="float">
            <text:p>787.67842464315</text:p>
          </table:table-cell>
          <table:table-cell table:formula="of:=([.F322]-[.C322])/0.0166667" office:value-type="float" office:value="6.97798604402806" calcext:value-type="float">
            <text:p>6.97798604402806</text:p>
          </table:table-cell>
          <table:table-cell table:formula="of:=DEGREES(ATAN(ABS([.F322]-[.C322])/ABS([.E322]-[.B322])))" office:value-type="float" office:value="0.507565878055867" calcext:value-type="float">
            <text:p>0.507565878055867</text:p>
          </table:table-cell>
          <table:table-cell table:formula="of:=SQRT(POWER([.H322];2)+POWER([.I322];2)+POWER([.J322];2))" office:value-type="float" office:value="791.591345590677" calcext:value-type="float">
            <text:p>791.591345590677</text:p>
          </table:table-cell>
        </table:table-row>
        <table:table-row table:style-name="ro1">
          <table:table-cell office:value-type="float" office:value="126.292" calcext:value-type="float">
            <text:p>126.292</text:p>
          </table:table-cell>
          <table:table-cell office:value-type="float" office:value="258.468" calcext:value-type="float">
            <text:p>258.468</text:p>
          </table:table-cell>
          <table:table-cell office:value-type="float" office:value="39.9704" calcext:value-type="float">
            <text:p>39.9704</text:p>
          </table:table-cell>
          <table:table-cell office:value-type="float" office:value="124.341" calcext:value-type="float">
            <text:p>124.341</text:p>
          </table:table-cell>
          <table:table-cell office:value-type="float" office:value="245.71" calcext:value-type="float">
            <text:p>245.71</text:p>
          </table:table-cell>
          <table:table-cell office:value-type="float" office:value="39.1404" calcext:value-type="float">
            <text:p>39.1404</text:p>
          </table:table-cell>
          <table:table-cell/>
          <table:table-cell table:formula="of:=([.D323]-[.A323])/0.0166667" office:value-type="float" office:value="-117.059765880469" calcext:value-type="float">
            <text:p>-117.059765880469</text:p>
          </table:table-cell>
          <table:table-cell table:formula="of:=ABS([.E323]-[.B323])/0.0166667" office:value-type="float" office:value="765.478469043063" calcext:value-type="float">
            <text:p>765.478469043063</text:p>
          </table:table-cell>
          <table:table-cell table:formula="of:=([.F323]-[.C323])/0.0166667" office:value-type="float" office:value="-49.7999004001991" calcext:value-type="float">
            <text:p>-49.7999004001991</text:p>
          </table:table-cell>
          <table:table-cell table:formula="of:=DEGREES(ATAN(ABS([.F323]-[.C323])/ABS([.E323]-[.B323])))" office:value-type="float" office:value="3.72225857526773" calcext:value-type="float">
            <text:p>3.72225857526773</text:p>
          </table:table-cell>
          <table:table-cell table:formula="of:=SQRT(POWER([.H323];2)+POWER([.I323];2)+POWER([.J323];2))" office:value-type="float" office:value="775.977000584663" calcext:value-type="float">
            <text:p>775.977000584663</text:p>
          </table:table-cell>
        </table:table-row>
        <table:table-row table:style-name="ro1">
          <table:table-cell office:value-type="float" office:value="125.552" calcext:value-type="float">
            <text:p>125.552</text:p>
          </table:table-cell>
          <table:table-cell office:value-type="float" office:value="266.693" calcext:value-type="float">
            <text:p>266.693</text:p>
          </table:table-cell>
          <table:table-cell office:value-type="float" office:value="39.7804" calcext:value-type="float">
            <text:p>39.7804</text:p>
          </table:table-cell>
          <table:table-cell office:value-type="float" office:value="123.224" calcext:value-type="float">
            <text:p>123.224</text:p>
          </table:table-cell>
          <table:table-cell office:value-type="float" office:value="254.602" calcext:value-type="float">
            <text:p>254.602</text:p>
          </table:table-cell>
          <table:table-cell office:value-type="float" office:value="39.2251" calcext:value-type="float">
            <text:p>39.2251</text:p>
          </table:table-cell>
          <table:table-cell/>
          <table:table-cell table:formula="of:=([.D324]-[.A324])/0.0166667" office:value-type="float" office:value="-139.679720640559" calcext:value-type="float">
            <text:p>-139.679720640559</text:p>
          </table:table-cell>
          <table:table-cell table:formula="of:=ABS([.E324]-[.B324])/0.0166667" office:value-type="float" office:value="725.458549082901" calcext:value-type="float">
            <text:p>725.458549082901</text:p>
          </table:table-cell>
          <table:table-cell table:formula="of:=([.F324]-[.C324])/0.0166667" office:value-type="float" office:value="-33.3179333641334" calcext:value-type="float">
            <text:p>-33.3179333641334</text:p>
          </table:table-cell>
          <table:table-cell table:formula="of:=DEGREES(ATAN(ABS([.F324]-[.C324])/ABS([.E324]-[.B324])))" office:value-type="float" office:value="2.62955958495477" calcext:value-type="float">
            <text:p>2.62955958495477</text:p>
          </table:table-cell>
          <table:table-cell table:formula="of:=SQRT(POWER([.H324];2)+POWER([.I324];2)+POWER([.J324];2))" office:value-type="float" office:value="739.534052954527" calcext:value-type="float">
            <text:p>739.534052954527</text:p>
          </table:table-cell>
        </table:table-row>
        <table:table-row table:style-name="ro1">
          <table:table-cell office:value-type="float" office:value="124.729" calcext:value-type="float">
            <text:p>124.729</text:p>
          </table:table-cell>
          <table:table-cell office:value-type="float" office:value="257.556" calcext:value-type="float">
            <text:p>257.556</text:p>
          </table:table-cell>
          <table:table-cell office:value-type="float" office:value="40.1397" calcext:value-type="float">
            <text:p>40.1397</text:p>
          </table:table-cell>
          <table:table-cell office:value-type="float" office:value="122.548" calcext:value-type="float">
            <text:p>122.548</text:p>
          </table:table-cell>
          <table:table-cell office:value-type="float" office:value="244.727" calcext:value-type="float">
            <text:p>244.727</text:p>
          </table:table-cell>
          <table:table-cell office:value-type="float" office:value="40.0349" calcext:value-type="float">
            <text:p>40.0349</text:p>
          </table:table-cell>
          <table:table-cell/>
          <table:table-cell table:formula="of:=([.D325]-[.A325])/0.0166667" office:value-type="float" office:value="-130.859738280523" calcext:value-type="float">
            <text:p>-130.859738280523</text:p>
          </table:table-cell>
          <table:table-cell table:formula="of:=ABS([.E325]-[.B325])/0.0166667" office:value-type="float" office:value="769.738460523078" calcext:value-type="float">
            <text:p>769.738460523078</text:p>
          </table:table-cell>
          <table:table-cell table:formula="of:=([.F325]-[.C325])/0.0166667" office:value-type="float" office:value="-6.28798742402499" calcext:value-type="float">
            <text:p>-6.28798742402499</text:p>
          </table:table-cell>
          <table:table-cell table:formula="of:=DEGREES(ATAN(ABS([.F325]-[.C325])/ABS([.E325]-[.B325])))" office:value-type="float" office:value="0.468038360837329" calcext:value-type="float">
            <text:p>0.468038360837329</text:p>
          </table:table-cell>
          <table:table-cell table:formula="of:=SQRT(POWER([.H325];2)+POWER([.I325];2)+POWER([.J325];2))" office:value-type="float" office:value="780.807983756013" calcext:value-type="float">
            <text:p>780.807983756013</text:p>
          </table:table-cell>
        </table:table-row>
        <table:table-row table:style-name="ro1">
          <table:table-cell office:value-type="float" office:value="125.872" calcext:value-type="float">
            <text:p>125.872</text:p>
          </table:table-cell>
          <table:table-cell office:value-type="float" office:value="265.368" calcext:value-type="float">
            <text:p>265.368</text:p>
          </table:table-cell>
          <table:table-cell office:value-type="float" office:value="40.2485" calcext:value-type="float">
            <text:p>40.2485</text:p>
          </table:table-cell>
          <table:table-cell office:value-type="float" office:value="123.847" calcext:value-type="float">
            <text:p>123.847</text:p>
          </table:table-cell>
          <table:table-cell office:value-type="float" office:value="252.07" calcext:value-type="float">
            <text:p>252.07</text:p>
          </table:table-cell>
          <table:table-cell office:value-type="float" office:value="40.382" calcext:value-type="float">
            <text:p>40.382</text:p>
          </table:table-cell>
          <table:table-cell/>
          <table:table-cell table:formula="of:=([.D326]-[.A326])/0.0166667" office:value-type="float" office:value="-121.499757000486" calcext:value-type="float">
            <text:p>-121.499757000486</text:p>
          </table:table-cell>
          <table:table-cell table:formula="of:=ABS([.E326]-[.B326])/0.0166667" office:value-type="float" office:value="797.878404243192" calcext:value-type="float">
            <text:p>797.878404243192</text:p>
          </table:table-cell>
          <table:table-cell table:formula="of:=([.F326]-[.C326])/0.0166667" office:value-type="float" office:value="8.00998398003192" calcext:value-type="float">
            <text:p>8.00998398003192</text:p>
          </table:table-cell>
          <table:table-cell table:formula="of:=DEGREES(ATAN(ABS([.F326]-[.C326])/ABS([.E326]-[.B326])))" office:value-type="float" office:value="0.575178945435084" calcext:value-type="float">
            <text:p>0.575178945435084</text:p>
          </table:table-cell>
          <table:table-cell table:formula="of:=SQRT(POWER([.H326];2)+POWER([.I326];2)+POWER([.J326];2))" office:value-type="float" office:value="807.11603797236" calcext:value-type="float">
            <text:p>807.11603797236</text:p>
          </table:table-cell>
        </table:table-row>
        <table:table-row table:style-name="ro1">
          <table:table-cell office:value-type="float" office:value="126.017" calcext:value-type="float">
            <text:p>126.017</text:p>
          </table:table-cell>
          <table:table-cell office:value-type="float" office:value="266.55" calcext:value-type="float">
            <text:p>266.55</text:p>
          </table:table-cell>
          <table:table-cell office:value-type="float" office:value="40.0468" calcext:value-type="float">
            <text:p>40.0468</text:p>
          </table:table-cell>
          <table:table-cell office:value-type="float" office:value="123.886" calcext:value-type="float">
            <text:p>123.886</text:p>
          </table:table-cell>
          <table:table-cell office:value-type="float" office:value="254.357" calcext:value-type="float">
            <text:p>254.357</text:p>
          </table:table-cell>
          <table:table-cell office:value-type="float" office:value="39.9819" calcext:value-type="float">
            <text:p>39.9819</text:p>
          </table:table-cell>
          <table:table-cell/>
          <table:table-cell table:formula="of:=([.D327]-[.A327])/0.0166667" office:value-type="float" office:value="-127.859744280511" calcext:value-type="float">
            <text:p>-127.859744280511</text:p>
          </table:table-cell>
          <table:table-cell table:formula="of:=ABS([.E327]-[.B327])/0.0166667" office:value-type="float" office:value="731.578536842927" calcext:value-type="float">
            <text:p>731.578536842927</text:p>
          </table:table-cell>
          <table:table-cell table:formula="of:=([.F327]-[.C327])/0.0166667" office:value-type="float" office:value="-3.89399221201524" calcext:value-type="float">
            <text:p>-3.89399221201524</text:p>
          </table:table-cell>
          <table:table-cell table:formula="of:=DEGREES(ATAN(ABS([.F327]-[.C327])/ABS([.E327]-[.B327])))" office:value-type="float" office:value="0.30496686412247" calcext:value-type="float">
            <text:p>0.30496686412247</text:p>
          </table:table-cell>
          <table:table-cell table:formula="of:=SQRT(POWER([.H327];2)+POWER([.I327];2)+POWER([.J327];2))" office:value-type="float" office:value="742.67787967063" calcext:value-type="float">
            <text:p>742.67787967063</text:p>
          </table:table-cell>
        </table:table-row>
        <table:table-row table:style-name="ro1">
          <table:table-cell office:value-type="float" office:value="124.883" calcext:value-type="float">
            <text:p>124.883</text:p>
          </table:table-cell>
          <table:table-cell office:value-type="float" office:value="260.961" calcext:value-type="float">
            <text:p>260.961</text:p>
          </table:table-cell>
          <table:table-cell office:value-type="float" office:value="40.0344" calcext:value-type="float">
            <text:p>40.0344</text:p>
          </table:table-cell>
          <table:table-cell office:value-type="float" office:value="122.464" calcext:value-type="float">
            <text:p>122.464</text:p>
          </table:table-cell>
          <table:table-cell office:value-type="float" office:value="248.027" calcext:value-type="float">
            <text:p>248.027</text:p>
          </table:table-cell>
          <table:table-cell office:value-type="float" office:value="39.6822" calcext:value-type="float">
            <text:p>39.6822</text:p>
          </table:table-cell>
          <table:table-cell/>
          <table:table-cell table:formula="of:=([.D328]-[.A328])/0.0166667" office:value-type="float" office:value="-145.13970972058" calcext:value-type="float">
            <text:p>-145.13970972058</text:p>
          </table:table-cell>
          <table:table-cell table:formula="of:=ABS([.E328]-[.B328])/0.0166667" office:value-type="float" office:value="776.038447923106" calcext:value-type="float">
            <text:p>776.038447923106</text:p>
          </table:table-cell>
          <table:table-cell table:formula="of:=([.F328]-[.C328])/0.0166667" office:value-type="float" office:value="-21.1319577360843" calcext:value-type="float">
            <text:p>-21.1319577360843</text:p>
          </table:table-cell>
          <table:table-cell table:formula="of:=DEGREES(ATAN(ABS([.F328]-[.C328])/ABS([.E328]-[.B328])))" office:value-type="float" office:value="1.55981042395151" calcext:value-type="float">
            <text:p>1.55981042395151</text:p>
          </table:table-cell>
          <table:table-cell table:formula="of:=SQRT(POWER([.H328];2)+POWER([.I328];2)+POWER([.J328];2))" office:value-type="float" office:value="789.777036656826" calcext:value-type="float">
            <text:p>789.777036656826</text:p>
          </table:table-cell>
        </table:table-row>
        <table:table-row table:style-name="ro1">
          <table:table-cell office:value-type="float" office:value="125.054" calcext:value-type="float">
            <text:p>125.054</text:p>
          </table:table-cell>
          <table:table-cell office:value-type="float" office:value="266.73" calcext:value-type="float">
            <text:p>266.73</text:p>
          </table:table-cell>
          <table:table-cell office:value-type="float" office:value="40.0231" calcext:value-type="float">
            <text:p>40.0231</text:p>
          </table:table-cell>
          <table:table-cell office:value-type="float" office:value="122.589" calcext:value-type="float">
            <text:p>122.589</text:p>
          </table:table-cell>
          <table:table-cell office:value-type="float" office:value="253.447" calcext:value-type="float">
            <text:p>253.447</text:p>
          </table:table-cell>
          <table:table-cell office:value-type="float" office:value="39.9116" calcext:value-type="float">
            <text:p>39.9116</text:p>
          </table:table-cell>
          <table:table-cell/>
          <table:table-cell table:formula="of:=([.D329]-[.A329])/0.0166667" office:value-type="float" office:value="-147.899704200592" calcext:value-type="float">
            <text:p>-147.899704200592</text:p>
          </table:table-cell>
          <table:table-cell table:formula="of:=ABS([.E329]-[.B329])/0.0166667" office:value-type="float" office:value="796.978406043189" calcext:value-type="float">
            <text:p>796.978406043189</text:p>
          </table:table-cell>
          <table:table-cell table:formula="of:=([.F329]-[.C329])/0.0166667" office:value-type="float" office:value="-6.68998662002673" calcext:value-type="float">
            <text:p>-6.68998662002673</text:p>
          </table:table-cell>
          <table:table-cell table:formula="of:=DEGREES(ATAN(ABS([.F329]-[.C329])/ABS([.E329]-[.B329])))" office:value-type="float" office:value="0.480940252418068" calcext:value-type="float">
            <text:p>0.480940252418068</text:p>
          </table:table-cell>
          <table:table-cell table:formula="of:=SQRT(POWER([.H329];2)+POWER([.I329];2)+POWER([.J329];2))" office:value-type="float" office:value="810.613137151589" calcext:value-type="float">
            <text:p>810.613137151589</text:p>
          </table:table-cell>
        </table:table-row>
        <table:table-row table:style-name="ro1">
          <table:table-cell office:value-type="float" office:value="94.8916" calcext:value-type="float">
            <text:p>94.8916</text:p>
          </table:table-cell>
          <table:table-cell office:value-type="float" office:value="255.095" calcext:value-type="float">
            <text:p>255.095</text:p>
          </table:table-cell>
          <table:table-cell office:value-type="float" office:value="41.0388" calcext:value-type="float">
            <text:p>41.0388</text:p>
          </table:table-cell>
          <table:table-cell office:value-type="float" office:value="94.2691" calcext:value-type="float">
            <text:p>94.2691</text:p>
          </table:table-cell>
          <table:table-cell office:value-type="float" office:value="242.881" calcext:value-type="float">
            <text:p>242.881</text:p>
          </table:table-cell>
          <table:table-cell office:value-type="float" office:value="41.0541" calcext:value-type="float">
            <text:p>41.0541</text:p>
          </table:table-cell>
          <table:table-cell/>
          <table:table-cell table:formula="of:=([.D330]-[.A330])/0.0166667" office:value-type="float" office:value="-37.3499253001495" calcext:value-type="float">
            <text:p>-37.3499253001495</text:p>
          </table:table-cell>
          <table:table-cell table:formula="of:=ABS([.E330]-[.B330])/0.0166667" office:value-type="float" office:value="732.838534322931" calcext:value-type="float">
            <text:p>732.838534322931</text:p>
          </table:table-cell>
          <table:table-cell table:formula="of:=([.F330]-[.C330])/0.0166667" office:value-type="float" office:value="0.917998164003451" calcext:value-type="float">
            <text:p>0.917998164003451</text:p>
          </table:table-cell>
          <table:table-cell table:formula="of:=DEGREES(ATAN(ABS([.F330]-[.C330])/ABS([.E330]-[.B330])))" office:value-type="float" office:value="0.0717721440992908" calcext:value-type="float">
            <text:p>0.071772144099291</text:p>
          </table:table-cell>
          <table:table-cell table:formula="of:=SQRT(POWER([.H330];2)+POWER([.I330];2)+POWER([.J330];2))" office:value-type="float" office:value="733.790281367325" calcext:value-type="float">
            <text:p>733.790281367325</text:p>
          </table:table-cell>
        </table:table-row>
        <table:table-row table:style-name="ro1">
          <table:table-cell office:value-type="float" office:value="82.9892" calcext:value-type="float">
            <text:p>82.9892</text:p>
          </table:table-cell>
          <table:table-cell office:value-type="float" office:value="259.332" calcext:value-type="float">
            <text:p>259.332</text:p>
          </table:table-cell>
          <table:table-cell office:value-type="float" office:value="40.6533" calcext:value-type="float">
            <text:p>40.6533</text:p>
          </table:table-cell>
          <table:table-cell office:value-type="float" office:value="82.9433" calcext:value-type="float">
            <text:p>82.9433</text:p>
          </table:table-cell>
          <table:table-cell office:value-type="float" office:value="247.875" calcext:value-type="float">
            <text:p>247.875</text:p>
          </table:table-cell>
          <table:table-cell office:value-type="float" office:value="40.5023" calcext:value-type="float">
            <text:p>40.5023</text:p>
          </table:table-cell>
          <table:table-cell/>
          <table:table-cell table:formula="of:=([.D331]-[.A331])/0.0166667" office:value-type="float" office:value="-2.75399449201121" calcext:value-type="float">
            <text:p>-2.75399449201121</text:p>
          </table:table-cell>
          <table:table-cell table:formula="of:=ABS([.E331]-[.B331])/0.0166667" office:value-type="float" office:value="687.418625162749" calcext:value-type="float">
            <text:p>687.418625162749</text:p>
          </table:table-cell>
          <table:table-cell table:formula="of:=([.F331]-[.C331])/0.0166667" office:value-type="float" office:value="-9.05998188003644" calcext:value-type="float">
            <text:p>-9.05998188003644</text:p>
          </table:table-cell>
          <table:table-cell table:formula="of:=DEGREES(ATAN(ABS([.F331]-[.C331])/ABS([.E331]-[.B331])))" office:value-type="float" office:value="0.755098351512499" calcext:value-type="float">
            <text:p>0.755098351512499</text:p>
          </table:table-cell>
          <table:table-cell table:formula="of:=SQRT(POWER([.H331];2)+POWER([.I331];2)+POWER([.J331];2))" office:value-type="float" office:value="687.483842703211" calcext:value-type="float">
            <text:p>687.483842703211</text:p>
          </table:table-cell>
        </table:table-row>
        <table:table-row table:style-name="ro1">
          <table:table-cell office:value-type="float" office:value="81.162" calcext:value-type="float">
            <text:p>81.162</text:p>
          </table:table-cell>
          <table:table-cell office:value-type="float" office:value="264.931" calcext:value-type="float">
            <text:p>264.931</text:p>
          </table:table-cell>
          <table:table-cell office:value-type="float" office:value="41.9055" calcext:value-type="float">
            <text:p>41.9055</text:p>
          </table:table-cell>
          <table:table-cell office:value-type="float" office:value="80.6798" calcext:value-type="float">
            <text:p>80.6798</text:p>
          </table:table-cell>
          <table:table-cell office:value-type="float" office:value="253.075" calcext:value-type="float">
            <text:p>253.075</text:p>
          </table:table-cell>
          <table:table-cell office:value-type="float" office:value="42.2251" calcext:value-type="float">
            <text:p>42.2251</text:p>
          </table:table-cell>
          <table:table-cell/>
          <table:table-cell table:formula="of:=([.D332]-[.A332])/0.0166667" office:value-type="float" office:value="-28.9319421361161" calcext:value-type="float">
            <text:p>-28.9319421361161</text:p>
          </table:table-cell>
          <table:table-cell table:formula="of:=ABS([.E332]-[.B332])/0.0166667" office:value-type="float" office:value="711.358577282845" calcext:value-type="float">
            <text:p>711.358577282845</text:p>
          </table:table-cell>
          <table:table-cell table:formula="of:=([.F332]-[.C332])/0.0166667" office:value-type="float" office:value="19.1759616480764" calcext:value-type="float">
            <text:p>19.1759616480764</text:p>
          </table:table-cell>
          <table:table-cell table:formula="of:=DEGREES(ATAN(ABS([.F332]-[.C332])/ABS([.E332]-[.B332])))" office:value-type="float" office:value="1.54413778149864" calcext:value-type="float">
            <text:p>1.54413778149864</text:p>
          </table:table-cell>
          <table:table-cell table:formula="of:=SQRT(POWER([.H332];2)+POWER([.I332];2)+POWER([.J332];2))" office:value-type="float" office:value="712.20488643" calcext:value-type="float">
            <text:p>712.20488643</text:p>
          </table:table-cell>
        </table:table-row>
        <table:table-row table:style-name="ro1">
          <table:table-cell office:value-type="float" office:value="80.8267" calcext:value-type="float">
            <text:p>80.8267</text:p>
          </table:table-cell>
          <table:table-cell office:value-type="float" office:value="248.571" calcext:value-type="float">
            <text:p>248.571</text:p>
          </table:table-cell>
          <table:table-cell office:value-type="float" office:value="42.0507" calcext:value-type="float">
            <text:p>42.0507</text:p>
          </table:table-cell>
          <table:table-cell office:value-type="float" office:value="80.3258" calcext:value-type="float">
            <text:p>80.3258</text:p>
          </table:table-cell>
          <table:table-cell office:value-type="float" office:value="235.346" calcext:value-type="float">
            <text:p>235.346</text:p>
          </table:table-cell>
          <table:table-cell office:value-type="float" office:value="42.284" calcext:value-type="float">
            <text:p>42.284</text:p>
          </table:table-cell>
          <table:table-cell/>
          <table:table-cell table:formula="of:=([.D333]-[.A333])/0.0166667" office:value-type="float" office:value="-30.0539398921203" calcext:value-type="float">
            <text:p>-30.0539398921203</text:p>
          </table:table-cell>
          <table:table-cell table:formula="of:=ABS([.E333]-[.B333])/0.0166667" office:value-type="float" office:value="793.498413003174" calcext:value-type="float">
            <text:p>793.498413003174</text:p>
          </table:table-cell>
          <table:table-cell table:formula="of:=([.F333]-[.C333])/0.0166667" office:value-type="float" office:value="13.997972004056" calcext:value-type="float">
            <text:p>13.997972004056</text:p>
          </table:table-cell>
          <table:table-cell table:formula="of:=DEGREES(ATAN(ABS([.F333]-[.C333])/ABS([.E333]-[.B333])))" office:value-type="float" office:value="1.01064037879438" calcext:value-type="float">
            <text:p>1.01064037879438</text:p>
          </table:table-cell>
          <table:table-cell table:formula="of:=SQRT(POWER([.H333];2)+POWER([.I333];2)+POWER([.J333];2))" office:value-type="float" office:value="794.190728957359" calcext:value-type="float">
            <text:p>794.190728957359</text:p>
          </table:table-cell>
        </table:table-row>
        <table:table-row table:style-name="ro1">
          <table:table-cell office:value-type="float" office:value="81.1611" calcext:value-type="float">
            <text:p>81.1611</text:p>
          </table:table-cell>
          <table:table-cell office:value-type="float" office:value="253.204" calcext:value-type="float">
            <text:p>253.204</text:p>
          </table:table-cell>
          <table:table-cell office:value-type="float" office:value="41.7228" calcext:value-type="float">
            <text:p>41.7228</text:p>
          </table:table-cell>
          <table:table-cell office:value-type="float" office:value="80.6457" calcext:value-type="float">
            <text:p>80.6457</text:p>
          </table:table-cell>
          <table:table-cell office:value-type="float" office:value="239.733" calcext:value-type="float">
            <text:p>239.733</text:p>
          </table:table-cell>
          <table:table-cell office:value-type="float" office:value="41.9633" calcext:value-type="float">
            <text:p>41.9633</text:p>
          </table:table-cell>
          <table:table-cell/>
          <table:table-cell table:formula="of:=([.D334]-[.A334])/0.0166667" office:value-type="float" office:value="-30.9239381521237" calcext:value-type="float">
            <text:p>-30.9239381521237</text:p>
          </table:table-cell>
          <table:table-cell table:formula="of:=ABS([.E334]-[.B334])/0.0166667" office:value-type="float" office:value="808.258383483233" calcext:value-type="float">
            <text:p>808.258383483233</text:p>
          </table:table-cell>
          <table:table-cell table:formula="of:=([.F334]-[.C334])/0.0166667" office:value-type="float" office:value="14.4299711400576" calcext:value-type="float">
            <text:p>14.4299711400576</text:p>
          </table:table-cell>
          <table:table-cell table:formula="of:=DEGREES(ATAN(ABS([.F334]-[.C334])/ABS([.E334]-[.B334])))" office:value-type="float" office:value="1.02280240761806" calcext:value-type="float">
            <text:p>1.02280240761806</text:p>
          </table:table-cell>
          <table:table-cell table:formula="of:=SQRT(POWER([.H334];2)+POWER([.I334];2)+POWER([.J334];2))" office:value-type="float" office:value="808.978447481062" calcext:value-type="float">
            <text:p>808.978447481062</text:p>
          </table:table-cell>
        </table:table-row>
        <table:table-row table:style-name="ro1">
          <table:table-cell office:value-type="float" office:value="80.9921" calcext:value-type="float">
            <text:p>80.9921</text:p>
          </table:table-cell>
          <table:table-cell office:value-type="float" office:value="268.675" calcext:value-type="float">
            <text:p>268.675</text:p>
          </table:table-cell>
          <table:table-cell office:value-type="float" office:value="41.2825" calcext:value-type="float">
            <text:p>41.2825</text:p>
          </table:table-cell>
          <table:table-cell office:value-type="float" office:value="80.4872" calcext:value-type="float">
            <text:p>80.4872</text:p>
          </table:table-cell>
          <table:table-cell office:value-type="float" office:value="255.44" calcext:value-type="float">
            <text:p>255.44</text:p>
          </table:table-cell>
          <table:table-cell office:value-type="float" office:value="41.8231" calcext:value-type="float">
            <text:p>41.8231</text:p>
          </table:table-cell>
          <table:table-cell/>
          <table:table-cell table:formula="of:=([.D335]-[.A335])/0.0166667" office:value-type="float" office:value="-30.2939394121207" calcext:value-type="float">
            <text:p>-30.2939394121207</text:p>
          </table:table-cell>
          <table:table-cell table:formula="of:=ABS([.E335]-[.B335])/0.0166667" office:value-type="float" office:value="794.098411803177" calcext:value-type="float">
            <text:p>794.098411803177</text:p>
          </table:table-cell>
          <table:table-cell table:formula="of:=([.F335]-[.C335])/0.0166667" office:value-type="float" office:value="32.4359351281296" calcext:value-type="float">
            <text:p>32.4359351281296</text:p>
          </table:table-cell>
          <table:table-cell table:formula="of:=DEGREES(ATAN(ABS([.F335]-[.C335])/ABS([.E335]-[.B335])))" office:value-type="float" office:value="2.3390169807748" calcext:value-type="float">
            <text:p>2.3390169807748</text:p>
          </table:table-cell>
          <table:table-cell table:formula="of:=SQRT(POWER([.H335];2)+POWER([.I335];2)+POWER([.J335];2))" office:value-type="float" office:value="795.337727183283" calcext:value-type="float">
            <text:p>795.337727183283</text:p>
          </table:table-cell>
        </table:table-row>
        <table:table-row table:style-name="ro1">
          <table:table-cell office:value-type="float" office:value="80.1806" calcext:value-type="float">
            <text:p>80.1806</text:p>
          </table:table-cell>
          <table:table-cell office:value-type="float" office:value="264.896" calcext:value-type="float">
            <text:p>264.896</text:p>
          </table:table-cell>
          <table:table-cell office:value-type="float" office:value="41.6764" calcext:value-type="float">
            <text:p>41.6764</text:p>
          </table:table-cell>
          <table:table-cell office:value-type="float" office:value="79.4635" calcext:value-type="float">
            <text:p>79.4635</text:p>
          </table:table-cell>
          <table:table-cell office:value-type="float" office:value="251.821" calcext:value-type="float">
            <text:p>251.821</text:p>
          </table:table-cell>
          <table:table-cell office:value-type="float" office:value="42.213" calcext:value-type="float">
            <text:p>42.213</text:p>
          </table:table-cell>
          <table:table-cell/>
          <table:table-cell table:formula="of:=([.D336]-[.A336])/0.0166667" office:value-type="float" office:value="-43.0259139481722" calcext:value-type="float">
            <text:p>-43.0259139481722</text:p>
          </table:table-cell>
          <table:table-cell table:formula="of:=ABS([.E336]-[.B336])/0.0166667" office:value-type="float" office:value="784.498431003139" calcext:value-type="float">
            <text:p>784.498431003139</text:p>
          </table:table-cell>
          <table:table-cell table:formula="of:=([.F336]-[.C336])/0.0166667" office:value-type="float" office:value="32.1959356081288" calcext:value-type="float">
            <text:p>32.1959356081288</text:p>
          </table:table-cell>
          <table:table-cell table:formula="of:=DEGREES(ATAN(ABS([.F336]-[.C336])/ABS([.E336]-[.B336])))" office:value-type="float" office:value="2.3501087226853" calcext:value-type="float">
            <text:p>2.3501087226853</text:p>
          </table:table-cell>
          <table:table-cell table:formula="of:=SQRT(POWER([.H336];2)+POWER([.I336];2)+POWER([.J336];2))" office:value-type="float" office:value="786.336820826257" calcext:value-type="float">
            <text:p>786.336820826257</text:p>
          </table:table-cell>
        </table:table-row>
        <table:table-row table:style-name="ro1">
          <table:table-cell office:value-type="float" office:value="78.5357" calcext:value-type="float">
            <text:p>78.5357</text:p>
          </table:table-cell>
          <table:table-cell office:value-type="float" office:value="269.881" calcext:value-type="float">
            <text:p>269.881</text:p>
          </table:table-cell>
          <table:table-cell office:value-type="float" office:value="40.3635" calcext:value-type="float">
            <text:p>40.3635</text:p>
          </table:table-cell>
          <table:table-cell office:value-type="float" office:value="77.1619" calcext:value-type="float">
            <text:p>77.1619</text:p>
          </table:table-cell>
          <table:table-cell office:value-type="float" office:value="258.886" calcext:value-type="float">
            <text:p>258.886</text:p>
          </table:table-cell>
          <table:table-cell office:value-type="float" office:value="40.2997" calcext:value-type="float">
            <text:p>40.2997</text:p>
          </table:table-cell>
          <table:table-cell/>
          <table:table-cell table:formula="of:=([.D337]-[.A337])/0.0166667" office:value-type="float" office:value="-82.4278351443299" calcext:value-type="float">
            <text:p>-82.4278351443299</text:p>
          </table:table-cell>
          <table:table-cell table:formula="of:=ABS([.E337]-[.B337])/0.0166667" office:value-type="float" office:value="659.698680602636" calcext:value-type="float">
            <text:p>659.698680602636</text:p>
          </table:table-cell>
          <table:table-cell table:formula="of:=([.F337]-[.C337])/0.0166667" office:value-type="float" office:value="-3.82799234401534" calcext:value-type="float">
            <text:p>-3.82799234401534</text:p>
          </table:table-cell>
          <table:table-cell table:formula="of:=DEGREES(ATAN(ABS([.F337]-[.C337])/ABS([.E337]-[.B337])))" office:value-type="float" office:value="0.332462911001604" calcext:value-type="float">
            <text:p>0.332462911001604</text:p>
          </table:table-cell>
          <table:table-cell table:formula="of:=SQRT(POWER([.H337];2)+POWER([.I337];2)+POWER([.J337];2))" office:value-type="float" office:value="664.839342037477" calcext:value-type="float">
            <text:p>664.839342037477</text:p>
          </table:table-cell>
        </table:table-row>
        <table:table-row table:style-name="ro1">
          <table:table-cell office:value-type="float" office:value="77.3235" calcext:value-type="float">
            <text:p>77.3235</text:p>
          </table:table-cell>
          <table:table-cell office:value-type="float" office:value="272.237" calcext:value-type="float">
            <text:p>272.237</text:p>
          </table:table-cell>
          <table:table-cell office:value-type="float" office:value="40.4736" calcext:value-type="float">
            <text:p>40.4736</text:p>
          </table:table-cell>
          <table:table-cell office:value-type="float" office:value="75.7275" calcext:value-type="float">
            <text:p>75.7275</text:p>
          </table:table-cell>
          <table:table-cell office:value-type="float" office:value="261.093" calcext:value-type="float">
            <text:p>261.093</text:p>
          </table:table-cell>
          <table:table-cell office:value-type="float" office:value="40.4164" calcext:value-type="float">
            <text:p>40.4164</text:p>
          </table:table-cell>
          <table:table-cell/>
          <table:table-cell table:formula="of:=([.D338]-[.A338])/0.0166667" office:value-type="float" office:value="-95.7598084803824" calcext:value-type="float">
            <text:p>-95.7598084803824</text:p>
          </table:table-cell>
          <table:table-cell table:formula="of:=ABS([.E338]-[.B338])/0.0166667" office:value-type="float" office:value="668.638662722675" calcext:value-type="float">
            <text:p>668.638662722675</text:p>
          </table:table-cell>
          <table:table-cell table:formula="of:=([.F338]-[.C338])/0.0166667" office:value-type="float" office:value="-3.4319931360134" calcext:value-type="float">
            <text:p>-3.4319931360134</text:p>
          </table:table-cell>
          <table:table-cell table:formula="of:=DEGREES(ATAN(ABS([.F338]-[.C338])/ABS([.E338]-[.B338])))" office:value-type="float" office:value="0.294085589331626" calcext:value-type="float">
            <text:p>0.294085589331626</text:p>
          </table:table-cell>
          <table:table-cell table:formula="of:=SQRT(POWER([.H338];2)+POWER([.I338];2)+POWER([.J338];2))" office:value-type="float" office:value="675.469748237959" calcext:value-type="float">
            <text:p>675.469748237959</text:p>
          </table:table-cell>
        </table:table-row>
        <table:table-row table:style-name="ro1">
          <table:table-cell office:value-type="float" office:value="77.2933" calcext:value-type="float">
            <text:p>77.2933</text:p>
          </table:table-cell>
          <table:table-cell office:value-type="float" office:value="269.668" calcext:value-type="float">
            <text:p>269.668</text:p>
          </table:table-cell>
          <table:table-cell office:value-type="float" office:value="40.9039" calcext:value-type="float">
            <text:p>40.9039</text:p>
          </table:table-cell>
          <table:table-cell office:value-type="float" office:value="76.1803" calcext:value-type="float">
            <text:p>76.1803</text:p>
          </table:table-cell>
          <table:table-cell office:value-type="float" office:value="257.472" calcext:value-type="float">
            <text:p>257.472</text:p>
          </table:table-cell>
          <table:table-cell office:value-type="float" office:value="41.0346" calcext:value-type="float">
            <text:p>41.0346</text:p>
          </table:table-cell>
          <table:table-cell/>
          <table:table-cell table:formula="of:=([.D339]-[.A339])/0.0166667" office:value-type="float" office:value="-66.7798664402671" calcext:value-type="float">
            <text:p>-66.7798664402671</text:p>
          </table:table-cell>
          <table:table-cell table:formula="of:=ABS([.E339]-[.B339])/0.0166667" office:value-type="float" office:value="731.758536482929" calcext:value-type="float">
            <text:p>731.758536482929</text:p>
          </table:table-cell>
          <table:table-cell table:formula="of:=([.F339]-[.C339])/0.0166667" office:value-type="float" office:value="7.84198431603121" calcext:value-type="float">
            <text:p>7.84198431603121</text:p>
          </table:table-cell>
          <table:table-cell table:formula="of:=DEGREES(ATAN(ABS([.F339]-[.C339])/ABS([.E339]-[.B339])))" office:value-type="float" office:value="0.613994073861103" calcext:value-type="float">
            <text:p>0.613994073861103</text:p>
          </table:table-cell>
          <table:table-cell table:formula="of:=SQRT(POWER([.H339];2)+POWER([.I339];2)+POWER([.J339];2))" office:value-type="float" office:value="734.841209374808" calcext:value-type="float">
            <text:p>734.841209374808</text:p>
          </table:table-cell>
        </table:table-row>
        <table:table-row table:style-name="ro1">
          <table:table-cell office:value-type="float" office:value="78.7268" calcext:value-type="float">
            <text:p>78.7268</text:p>
          </table:table-cell>
          <table:table-cell office:value-type="float" office:value="266.102" calcext:value-type="float">
            <text:p>266.102</text:p>
          </table:table-cell>
          <table:table-cell office:value-type="float" office:value="40.9984" calcext:value-type="float">
            <text:p>40.9984</text:p>
          </table:table-cell>
          <table:table-cell office:value-type="float" office:value="78.2883" calcext:value-type="float">
            <text:p>78.2883</text:p>
          </table:table-cell>
          <table:table-cell office:value-type="float" office:value="252.992" calcext:value-type="float">
            <text:p>252.992</text:p>
          </table:table-cell>
          <table:table-cell office:value-type="float" office:value="41.309" calcext:value-type="float">
            <text:p>41.309</text:p>
          </table:table-cell>
          <table:table-cell/>
          <table:table-cell table:formula="of:=([.D340]-[.A340])/0.0166667" office:value-type="float" office:value="-26.3099473801047" calcext:value-type="float">
            <text:p>-26.3099473801047</text:p>
          </table:table-cell>
          <table:table-cell table:formula="of:=ABS([.E340]-[.B340])/0.0166667" office:value-type="float" office:value="786.598426803146" calcext:value-type="float">
            <text:p>786.598426803146</text:p>
          </table:table-cell>
          <table:table-cell table:formula="of:=([.F340]-[.C340])/0.0166667" office:value-type="float" office:value="18.6359627280746" calcext:value-type="float">
            <text:p>18.6359627280746</text:p>
          </table:table-cell>
          <table:table-cell table:formula="of:=DEGREES(ATAN(ABS([.F340]-[.C340])/ABS([.E340]-[.B340])))" office:value-type="float" office:value="1.35718844959273" calcext:value-type="float">
            <text:p>1.35718844959273</text:p>
          </table:table-cell>
          <table:table-cell table:formula="of:=SQRT(POWER([.H340];2)+POWER([.I340];2)+POWER([.J340];2))" office:value-type="float" office:value="787.258913882294" calcext:value-type="float">
            <text:p>787.258913882294</text:p>
          </table:table-cell>
        </table:table-row>
        <table:table-row table:style-name="ro1">
          <table:table-cell office:value-type="float" office:value="79.1993" calcext:value-type="float">
            <text:p>79.1993</text:p>
          </table:table-cell>
          <table:table-cell office:value-type="float" office:value="264.893" calcext:value-type="float">
            <text:p>264.893</text:p>
          </table:table-cell>
          <table:table-cell office:value-type="float" office:value="41.1978" calcext:value-type="float">
            <text:p>41.1978</text:p>
          </table:table-cell>
          <table:table-cell office:value-type="float" office:value="79.247" calcext:value-type="float">
            <text:p>79.247</text:p>
          </table:table-cell>
          <table:table-cell office:value-type="float" office:value="253.133" calcext:value-type="float">
            <text:p>253.133</text:p>
          </table:table-cell>
          <table:table-cell office:value-type="float" office:value="41.0375" calcext:value-type="float">
            <text:p>41.0375</text:p>
          </table:table-cell>
          <table:table-cell/>
          <table:table-cell table:formula="of:=([.D341]-[.A341])/0.0166667" office:value-type="float" office:value="2.86199427601181" calcext:value-type="float">
            <text:p>2.86199427601181</text:p>
          </table:table-cell>
          <table:table-cell table:formula="of:=ABS([.E341]-[.B341])/0.0166667" office:value-type="float" office:value="705.59858880282" calcext:value-type="float">
            <text:p>705.59858880282</text:p>
          </table:table-cell>
          <table:table-cell table:formula="of:=([.F341]-[.C341])/0.0166667" office:value-type="float" office:value="-9.61798076403844" calcext:value-type="float">
            <text:p>-9.61798076403844</text:p>
          </table:table-cell>
          <table:table-cell table:formula="of:=DEGREES(ATAN(ABS([.F341]-[.C341])/ABS([.E341]-[.B341])))" office:value-type="float" office:value="0.780947677130582" calcext:value-type="float">
            <text:p>0.780947677130582</text:p>
          </table:table-cell>
          <table:table-cell table:formula="of:=SQRT(POWER([.H341];2)+POWER([.I341];2)+POWER([.J341];2))" office:value-type="float" office:value="705.669940613701" calcext:value-type="float">
            <text:p>705.669940613701</text:p>
          </table:table-cell>
        </table:table-row>
        <table:table-row table:style-name="ro1">
          <table:table-cell office:value-type="float" office:value="79.6493" calcext:value-type="float">
            <text:p>79.6493</text:p>
          </table:table-cell>
          <table:table-cell office:value-type="float" office:value="262.541" calcext:value-type="float">
            <text:p>262.541</text:p>
          </table:table-cell>
          <table:table-cell office:value-type="float" office:value="41.1044" calcext:value-type="float">
            <text:p>41.1044</text:p>
          </table:table-cell>
          <table:table-cell office:value-type="float" office:value="79.9023" calcext:value-type="float">
            <text:p>79.9023</text:p>
          </table:table-cell>
          <table:table-cell office:value-type="float" office:value="249.746" calcext:value-type="float">
            <text:p>249.746</text:p>
          </table:table-cell>
          <table:table-cell office:value-type="float" office:value="41.1462" calcext:value-type="float">
            <text:p>41.1462</text:p>
          </table:table-cell>
          <table:table-cell/>
          <table:table-cell table:formula="of:=([.D342]-[.A342])/0.0166667" office:value-type="float" office:value="15.1799696400607" calcext:value-type="float">
            <text:p>15.1799696400607</text:p>
          </table:table-cell>
          <table:table-cell table:formula="of:=ABS([.E342]-[.B342])/0.0166667" office:value-type="float" office:value="767.69846460307" calcext:value-type="float">
            <text:p>767.69846460307</text:p>
          </table:table-cell>
          <table:table-cell table:formula="of:=([.F342]-[.C342])/0.0166667" office:value-type="float" office:value="2.50799498401016" calcext:value-type="float">
            <text:p>2.50799498401016</text:p>
          </table:table-cell>
          <table:table-cell table:formula="of:=DEGREES(ATAN(ABS([.F342]-[.C342])/ABS([.E342]-[.B342])))" office:value-type="float" office:value="0.187178981125784" calcext:value-type="float">
            <text:p>0.187178981125784</text:p>
          </table:table-cell>
          <table:table-cell table:formula="of:=SQRT(POWER([.H342];2)+POWER([.I342];2)+POWER([.J342];2))" office:value-type="float" office:value="767.852625228972" calcext:value-type="float">
            <text:p>767.852625228972</text:p>
          </table:table-cell>
        </table:table-row>
        <table:table-row table:style-name="ro1">
          <table:table-cell office:value-type="float" office:value="79.6916" calcext:value-type="float">
            <text:p>79.6916</text:p>
          </table:table-cell>
          <table:table-cell office:value-type="float" office:value="264.984" calcext:value-type="float">
            <text:p>264.984</text:p>
          </table:table-cell>
          <table:table-cell office:value-type="float" office:value="40.9339" calcext:value-type="float">
            <text:p>40.9339</text:p>
          </table:table-cell>
          <table:table-cell office:value-type="float" office:value="80.4001" calcext:value-type="float">
            <text:p>80.4001</text:p>
          </table:table-cell>
          <table:table-cell office:value-type="float" office:value="250.928" calcext:value-type="float">
            <text:p>250.928</text:p>
          </table:table-cell>
          <table:table-cell office:value-type="float" office:value="41.1725" calcext:value-type="float">
            <text:p>41.1725</text:p>
          </table:table-cell>
          <table:table-cell/>
          <table:table-cell table:formula="of:=([.D343]-[.A343])/0.0166667" office:value-type="float" office:value="42.5099149801701" calcext:value-type="float">
            <text:p>42.5099149801701</text:p>
          </table:table-cell>
          <table:table-cell table:formula="of:=ABS([.E343]-[.B343])/0.0166667" office:value-type="float" office:value="843.358313283373" calcext:value-type="float">
            <text:p>843.358313283373</text:p>
          </table:table-cell>
          <table:table-cell table:formula="of:=([.F343]-[.C343])/0.0166667" office:value-type="float" office:value="14.3159713680572" calcext:value-type="float">
            <text:p>14.3159713680572</text:p>
          </table:table-cell>
          <table:table-cell table:formula="of:=DEGREES(ATAN(ABS([.F343]-[.C343])/ABS([.E343]-[.B343])))" office:value-type="float" office:value="0.972500010301744" calcext:value-type="float">
            <text:p>0.972500010301744</text:p>
          </table:table-cell>
          <table:table-cell table:formula="of:=SQRT(POWER([.H343];2)+POWER([.I343];2)+POWER([.J343];2))" office:value-type="float" office:value="844.550344557391" calcext:value-type="float">
            <text:p>844.550344557391</text:p>
          </table:table-cell>
        </table:table-row>
        <table:table-row table:style-name="ro1">
          <table:table-cell office:value-type="float" office:value="74.309" calcext:value-type="float">
            <text:p>74.309</text:p>
          </table:table-cell>
          <table:table-cell office:value-type="float" office:value="268.123" calcext:value-type="float">
            <text:p>268.123</text:p>
          </table:table-cell>
          <table:table-cell office:value-type="float" office:value="40.9442" calcext:value-type="float">
            <text:p>40.9442</text:p>
          </table:table-cell>
          <table:table-cell office:value-type="float" office:value="74.0034" calcext:value-type="float">
            <text:p>74.0034</text:p>
          </table:table-cell>
          <table:table-cell office:value-type="float" office:value="257.3" calcext:value-type="float">
            <text:p>257.3</text:p>
          </table:table-cell>
          <table:table-cell office:value-type="float" office:value="40.6033" calcext:value-type="float">
            <text:p>40.6033</text:p>
          </table:table-cell>
          <table:table-cell/>
          <table:table-cell table:formula="of:=([.D344]-[.A344])/0.0166667" office:value-type="float" office:value="-18.3359633280732" calcext:value-type="float">
            <text:p>-18.3359633280732</text:p>
          </table:table-cell>
          <table:table-cell table:formula="of:=ABS([.E344]-[.B344])/0.0166667" office:value-type="float" office:value="649.378701242596" calcext:value-type="float">
            <text:p>649.378701242596</text:p>
          </table:table-cell>
          <table:table-cell table:formula="of:=([.F344]-[.C344])/0.0166667" office:value-type="float" office:value="-20.4539590920821" calcext:value-type="float">
            <text:p>-20.4539590920821</text:p>
          </table:table-cell>
          <table:table-cell table:formula="of:=DEGREES(ATAN(ABS([.F344]-[.C344])/ABS([.E344]-[.B344])))" office:value-type="float" office:value="1.8040908947949" calcext:value-type="float">
            <text:p>1.8040908947949</text:p>
          </table:table-cell>
          <table:table-cell table:formula="of:=SQRT(POWER([.H344];2)+POWER([.I344];2)+POWER([.J344];2))" office:value-type="float" office:value="649.959436904512" calcext:value-type="float">
            <text:p>649.959436904512</text:p>
          </table:table-cell>
        </table:table-row>
        <table:table-row table:style-name="ro1">
          <table:table-cell office:value-type="float" office:value="72.105" calcext:value-type="float">
            <text:p>72.105</text:p>
          </table:table-cell>
          <table:table-cell office:value-type="float" office:value="274.992" calcext:value-type="float">
            <text:p>274.992</text:p>
          </table:table-cell>
          <table:table-cell office:value-type="float" office:value="43.0472" calcext:value-type="float">
            <text:p>43.0472</text:p>
          </table:table-cell>
          <table:table-cell office:value-type="float" office:value="70.8628" calcext:value-type="float">
            <text:p>70.8628</text:p>
          </table:table-cell>
          <table:table-cell office:value-type="float" office:value="263.847" calcext:value-type="float">
            <text:p>263.847</text:p>
          </table:table-cell>
          <table:table-cell office:value-type="float" office:value="41.9379" calcext:value-type="float">
            <text:p>41.9379</text:p>
          </table:table-cell>
          <table:table-cell/>
          <table:table-cell table:formula="of:=([.D345]-[.A345])/0.0166667" office:value-type="float" office:value="-74.5318509362988" calcext:value-type="float">
            <text:p>-74.5318509362988</text:p>
          </table:table-cell>
          <table:table-cell table:formula="of:=ABS([.E345]-[.B345])/0.0166667" office:value-type="float" office:value="668.698662602677" calcext:value-type="float">
            <text:p>668.698662602677</text:p>
          </table:table-cell>
          <table:table-cell table:formula="of:=([.F345]-[.C345])/0.0166667" office:value-type="float" office:value="-66.5578668842661" calcext:value-type="float">
            <text:p>-66.5578668842661</text:p>
          </table:table-cell>
          <table:table-cell table:formula="of:=DEGREES(ATAN(ABS([.F345]-[.C345])/ABS([.E345]-[.B345])))" office:value-type="float" office:value="5.68412370918296" calcext:value-type="float">
            <text:p>5.68412370918296</text:p>
          </table:table-cell>
          <table:table-cell table:formula="of:=SQRT(POWER([.H345];2)+POWER([.I345];2)+POWER([.J345];2))" office:value-type="float" office:value="676.12339688461" calcext:value-type="float">
            <text:p>676.12339688461</text:p>
          </table:table-cell>
        </table:table-row>
        <table:table-row table:style-name="ro1">
          <table:table-cell office:value-type="float" office:value="71.6006" calcext:value-type="float">
            <text:p>71.6006</text:p>
          </table:table-cell>
          <table:table-cell office:value-type="float" office:value="273.772" calcext:value-type="float">
            <text:p>273.772</text:p>
          </table:table-cell>
          <table:table-cell office:value-type="float" office:value="42.5048" calcext:value-type="float">
            <text:p>42.5048</text:p>
          </table:table-cell>
          <table:table-cell office:value-type="float" office:value="70.6286" calcext:value-type="float">
            <text:p>70.6286</text:p>
          </table:table-cell>
          <table:table-cell office:value-type="float" office:value="261.294" calcext:value-type="float">
            <text:p>261.294</text:p>
          </table:table-cell>
          <table:table-cell office:value-type="float" office:value="42.6092" calcext:value-type="float">
            <text:p>42.6092</text:p>
          </table:table-cell>
          <table:table-cell/>
          <table:table-cell table:formula="of:=([.D346]-[.A346])/0.0166667" office:value-type="float" office:value="-58.3198833602329" calcext:value-type="float">
            <text:p>-58.3198833602329</text:p>
          </table:table-cell>
          <table:table-cell table:formula="of:=ABS([.E346]-[.B346])/0.0166667" office:value-type="float" office:value="748.678502642995" calcext:value-type="float">
            <text:p>748.678502642995</text:p>
          </table:table-cell>
          <table:table-cell table:formula="of:=([.F346]-[.C346])/0.0166667" office:value-type="float" office:value="6.26398747202495" calcext:value-type="float">
            <text:p>6.26398747202495</text:p>
          </table:table-cell>
          <table:table-cell table:formula="of:=DEGREES(ATAN(ABS([.F346]-[.C346])/ABS([.E346]-[.B346])))" office:value-type="float" office:value="0.479366870518723" calcext:value-type="float">
            <text:p>0.479366870518723</text:p>
          </table:table-cell>
          <table:table-cell table:formula="of:=SQRT(POWER([.H346];2)+POWER([.I346];2)+POWER([.J346];2))" office:value-type="float" office:value="750.972667048514" calcext:value-type="float">
            <text:p>750.972667048514</text:p>
          </table:table-cell>
        </table:table-row>
        <table:table-row table:style-name="ro1">
          <table:table-cell office:value-type="float" office:value="71.3528" calcext:value-type="float">
            <text:p>71.3528</text:p>
          </table:table-cell>
          <table:table-cell office:value-type="float" office:value="267.536" calcext:value-type="float">
            <text:p>267.536</text:p>
          </table:table-cell>
          <table:table-cell office:value-type="float" office:value="42.2964" calcext:value-type="float">
            <text:p>42.2964</text:p>
          </table:table-cell>
          <table:table-cell office:value-type="float" office:value="70.3925" calcext:value-type="float">
            <text:p>70.3925</text:p>
          </table:table-cell>
          <table:table-cell office:value-type="float" office:value="256.606" calcext:value-type="float">
            <text:p>256.606</text:p>
          </table:table-cell>
          <table:table-cell office:value-type="float" office:value="41.957" calcext:value-type="float">
            <text:p>41.957</text:p>
          </table:table-cell>
          <table:table-cell/>
          <table:table-cell table:formula="of:=([.D347]-[.A347])/0.0166667" office:value-type="float" office:value="-57.6178847642307" calcext:value-type="float">
            <text:p>-57.6178847642307</text:p>
          </table:table-cell>
          <table:table-cell table:formula="of:=ABS([.E347]-[.B347])/0.0166667" office:value-type="float" office:value="655.798688402624" calcext:value-type="float">
            <text:p>655.798688402624</text:p>
          </table:table-cell>
          <table:table-cell table:formula="of:=([.F347]-[.C347])/0.0166667" office:value-type="float" office:value="-20.3639592720813" calcext:value-type="float">
            <text:p>-20.3639592720813</text:p>
          </table:table-cell>
          <table:table-cell table:formula="of:=DEGREES(ATAN(ABS([.F347]-[.C347])/ABS([.E347]-[.B347])))" office:value-type="float" office:value="1.77858563056637" calcext:value-type="float">
            <text:p>1.77858563056637</text:p>
          </table:table-cell>
          <table:table-cell table:formula="of:=SQRT(POWER([.H347];2)+POWER([.I347];2)+POWER([.J347];2))" office:value-type="float" office:value="658.63983419813" calcext:value-type="float">
            <text:p>658.63983419813</text:p>
          </table:table-cell>
        </table:table-row>
        <table:table-row table:style-name="ro1">
          <table:table-cell office:value-type="float" office:value="71.8513" calcext:value-type="float">
            <text:p>71.8513</text:p>
          </table:table-cell>
          <table:table-cell office:value-type="float" office:value="275.061" calcext:value-type="float">
            <text:p>275.061</text:p>
          </table:table-cell>
          <table:table-cell office:value-type="float" office:value="42.5418" calcext:value-type="float">
            <text:p>42.5418</text:p>
          </table:table-cell>
          <table:table-cell office:value-type="float" office:value="70.8721" calcext:value-type="float">
            <text:p>70.8721</text:p>
          </table:table-cell>
          <table:table-cell office:value-type="float" office:value="262.481" calcext:value-type="float">
            <text:p>262.481</text:p>
          </table:table-cell>
          <table:table-cell office:value-type="float" office:value="42.8935" calcext:value-type="float">
            <text:p>42.8935</text:p>
          </table:table-cell>
          <table:table-cell/>
          <table:table-cell table:formula="of:=([.D348]-[.A348])/0.0166667" office:value-type="float" office:value="-58.7518824962345" calcext:value-type="float">
            <text:p>-58.7518824962345</text:p>
          </table:table-cell>
          <table:table-cell table:formula="of:=ABS([.E348]-[.B348])/0.0166667" office:value-type="float" office:value="754.798490403018" calcext:value-type="float">
            <text:p>754.798490403018</text:p>
          </table:table-cell>
          <table:table-cell table:formula="of:=([.F348]-[.C348])/0.0166667" office:value-type="float" office:value="21.1019577960845" calcext:value-type="float">
            <text:p>21.1019577960845</text:p>
          </table:table-cell>
          <table:table-cell table:formula="of:=DEGREES(ATAN(ABS([.F348]-[.C348])/ABS([.E348]-[.B348])))" office:value-type="float" office:value="1.60140525761696" calcext:value-type="float">
            <text:p>1.60140525761696</text:p>
          </table:table-cell>
          <table:table-cell table:formula="of:=SQRT(POWER([.H348];2)+POWER([.I348];2)+POWER([.J348];2))" office:value-type="float" office:value="757.375625059557" calcext:value-type="float">
            <text:p>757.375625059557</text:p>
          </table:table-cell>
        </table:table-row>
        <table:table-row table:style-name="ro1">
          <table:table-cell office:value-type="float" office:value="66.4037" calcext:value-type="float">
            <text:p>66.4037</text:p>
          </table:table-cell>
          <table:table-cell office:value-type="float" office:value="269.299" calcext:value-type="float">
            <text:p>269.299</text:p>
          </table:table-cell>
          <table:table-cell office:value-type="float" office:value="42.5436" calcext:value-type="float">
            <text:p>42.5436</text:p>
          </table:table-cell>
          <table:table-cell office:value-type="float" office:value="66.0552" calcext:value-type="float">
            <text:p>66.0552</text:p>
          </table:table-cell>
          <table:table-cell office:value-type="float" office:value="257.051" calcext:value-type="float">
            <text:p>257.051</text:p>
          </table:table-cell>
          <table:table-cell office:value-type="float" office:value="42.4021" calcext:value-type="float">
            <text:p>42.4021</text:p>
          </table:table-cell>
          <table:table-cell/>
          <table:table-cell table:formula="of:=([.D349]-[.A349])/0.0166667" office:value-type="float" office:value="-20.9099581800837" calcext:value-type="float">
            <text:p>-20.9099581800837</text:p>
          </table:table-cell>
          <table:table-cell table:formula="of:=ABS([.E349]-[.B349])/0.0166667" office:value-type="float" office:value="734.878530242939" calcext:value-type="float">
            <text:p>734.878530242939</text:p>
          </table:table-cell>
          <table:table-cell table:formula="of:=([.F349]-[.C349])/0.0166667" office:value-type="float" office:value="-8.489983020034" calcext:value-type="float">
            <text:p>-8.489983020034</text:p>
          </table:table-cell>
          <table:table-cell table:formula="of:=DEGREES(ATAN(ABS([.F349]-[.C349])/ABS([.E349]-[.B349])))" office:value-type="float" office:value="0.661903342162069" calcext:value-type="float">
            <text:p>0.661903342162069</text:p>
          </table:table-cell>
          <table:table-cell table:formula="of:=SQRT(POWER([.H349];2)+POWER([.I349];2)+POWER([.J349];2))" office:value-type="float" office:value="735.224972627287" calcext:value-type="float">
            <text:p>735.224972627287</text:p>
          </table:table-cell>
        </table:table-row>
        <table:table-row table:style-name="ro1">
          <table:table-cell office:value-type="float" office:value="66.3766" calcext:value-type="float">
            <text:p>66.3766</text:p>
          </table:table-cell>
          <table:table-cell office:value-type="float" office:value="270.75" calcext:value-type="float">
            <text:p>270.75</text:p>
          </table:table-cell>
          <table:table-cell office:value-type="float" office:value="41.566" calcext:value-type="float">
            <text:p>41.566</text:p>
          </table:table-cell>
          <table:table-cell office:value-type="float" office:value="65.7973" calcext:value-type="float">
            <text:p>65.7973</text:p>
          </table:table-cell>
          <table:table-cell office:value-type="float" office:value="257.225" calcext:value-type="float">
            <text:p>257.225</text:p>
          </table:table-cell>
          <table:table-cell office:value-type="float" office:value="41.1746" calcext:value-type="float">
            <text:p>41.1746</text:p>
          </table:table-cell>
          <table:table-cell/>
          <table:table-cell table:formula="of:=([.D350]-[.A350])/0.0166667" office:value-type="float" office:value="-34.7579304841384" calcext:value-type="float">
            <text:p>-34.7579304841384</text:p>
          </table:table-cell>
          <table:table-cell table:formula="of:=ABS([.E350]-[.B350])/0.0166667" office:value-type="float" office:value="811.498377003245" calcext:value-type="float">
            <text:p>811.498377003245</text:p>
          </table:table-cell>
          <table:table-cell table:formula="of:=([.F350]-[.C350])/0.0166667" office:value-type="float" office:value="-23.4839530320942" calcext:value-type="float">
            <text:p>-23.4839530320942</text:p>
          </table:table-cell>
          <table:table-cell table:formula="of:=DEGREES(ATAN(ABS([.F350]-[.C350])/ABS([.E350]-[.B350])))" office:value-type="float" office:value="1.65762003915102" calcext:value-type="float">
            <text:p>1.65762003915102</text:p>
          </table:table-cell>
          <table:table-cell table:formula="of:=SQRT(POWER([.H350];2)+POWER([.I350];2)+POWER([.J350];2))" office:value-type="float" office:value="812.581827055254" calcext:value-type="float">
            <text:p>812.581827055254</text:p>
          </table:table-cell>
        </table:table-row>
        <table:table-row table:style-name="ro1">
          <table:table-cell office:value-type="float" office:value="57.1853" calcext:value-type="float">
            <text:p>57.1853</text:p>
          </table:table-cell>
          <table:table-cell office:value-type="float" office:value="278.328" calcext:value-type="float">
            <text:p>278.328</text:p>
          </table:table-cell>
          <table:table-cell office:value-type="float" office:value="40.6506" calcext:value-type="float">
            <text:p>40.6506</text:p>
          </table:table-cell>
          <table:table-cell office:value-type="float" office:value="56.6416" calcext:value-type="float">
            <text:p>56.6416</text:p>
          </table:table-cell>
          <table:table-cell office:value-type="float" office:value="264.021" calcext:value-type="float">
            <text:p>264.021</text:p>
          </table:table-cell>
          <table:table-cell office:value-type="float" office:value="41.0722" calcext:value-type="float">
            <text:p>41.0722</text:p>
          </table:table-cell>
          <table:table-cell/>
          <table:table-cell table:formula="of:=([.D351]-[.A351])/0.0166667" office:value-type="float" office:value="-32.6219347561306" calcext:value-type="float">
            <text:p>-32.6219347561306</text:p>
          </table:table-cell>
          <table:table-cell table:formula="of:=ABS([.E351]-[.B351])/0.0166667" office:value-type="float" office:value="858.418283163431" calcext:value-type="float">
            <text:p>858.418283163431</text:p>
          </table:table-cell>
          <table:table-cell table:formula="of:=([.F351]-[.C351])/0.0166667" office:value-type="float" office:value="25.2959494081015" calcext:value-type="float">
            <text:p>25.2959494081015</text:p>
          </table:table-cell>
          <table:table-cell table:formula="of:=DEGREES(ATAN(ABS([.F351]-[.C351])/ABS([.E351]-[.B351])))" office:value-type="float" office:value="1.68790887043056" calcext:value-type="float">
            <text:p>1.68790887043056</text:p>
          </table:table-cell>
          <table:table-cell table:formula="of:=SQRT(POWER([.H351];2)+POWER([.I351];2)+POWER([.J351];2))" office:value-type="float" office:value="859.410277197651" calcext:value-type="float">
            <text:p>859.410277197651</text:p>
          </table:table-cell>
        </table:table-row>
        <table:table-row table:style-name="ro1">
          <table:table-cell office:value-type="float" office:value="55.3865" calcext:value-type="float">
            <text:p>55.3865</text:p>
          </table:table-cell>
          <table:table-cell office:value-type="float" office:value="279.275" calcext:value-type="float">
            <text:p>279.275</text:p>
          </table:table-cell>
          <table:table-cell office:value-type="float" office:value="40.7635" calcext:value-type="float">
            <text:p>40.7635</text:p>
          </table:table-cell>
          <table:table-cell office:value-type="float" office:value="55.6278" calcext:value-type="float">
            <text:p>55.6278</text:p>
          </table:table-cell>
          <table:table-cell office:value-type="float" office:value="265.04" calcext:value-type="float">
            <text:p>265.04</text:p>
          </table:table-cell>
          <table:table-cell office:value-type="float" office:value="41.1538" calcext:value-type="float">
            <text:p>41.1538</text:p>
          </table:table-cell>
          <table:table-cell/>
          <table:table-cell table:formula="of:=([.D352]-[.A352])/0.0166667" office:value-type="float" office:value="14.4779710440581" calcext:value-type="float">
            <text:p>14.4779710440581</text:p>
          </table:table-cell>
          <table:table-cell table:formula="of:=ABS([.E352]-[.B352])/0.0166667" office:value-type="float" office:value="854.098291803414" calcext:value-type="float">
            <text:p>854.098291803414</text:p>
          </table:table-cell>
          <table:table-cell table:formula="of:=([.F352]-[.C352])/0.0166667" office:value-type="float" office:value="23.4179531640935" calcext:value-type="float">
            <text:p>23.4179531640935</text:p>
          </table:table-cell>
          <table:table-cell table:formula="of:=DEGREES(ATAN(ABS([.F352]-[.C352])/ABS([.E352]-[.B352])))" office:value-type="float" office:value="1.57056139636018" calcext:value-type="float">
            <text:p>1.57056139636018</text:p>
          </table:table-cell>
          <table:table-cell table:formula="of:=SQRT(POWER([.H352];2)+POWER([.I352];2)+POWER([.J352];2))" office:value-type="float" office:value="854.541926553319" calcext:value-type="float">
            <text:p>854.541926553319</text:p>
          </table:table-cell>
        </table:table-row>
        <table:table-row table:style-name="ro1">
          <table:table-cell office:value-type="float" office:value="49.9477" calcext:value-type="float">
            <text:p>49.9477</text:p>
          </table:table-cell>
          <table:table-cell office:value-type="float" office:value="271.31" calcext:value-type="float">
            <text:p>271.31</text:p>
          </table:table-cell>
          <table:table-cell office:value-type="float" office:value="41.6355" calcext:value-type="float">
            <text:p>41.6355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258.607" calcext:value-type="float">
            <text:p>258.607</text:p>
          </table:table-cell>
          <table:table-cell office:value-type="float" office:value="41.8164" calcext:value-type="float">
            <text:p>41.8164</text:p>
          </table:table-cell>
          <table:table-cell/>
          <table:table-cell table:formula="of:=([.D353]-[.A353])/0.0166667" office:value-type="float" office:value="6.08398783202465" calcext:value-type="float">
            <text:p>6.08398783202465</text:p>
          </table:table-cell>
          <table:table-cell table:formula="of:=ABS([.E353]-[.B353])/0.0166667" office:value-type="float" office:value="762.178475643047" calcext:value-type="float">
            <text:p>762.178475643047</text:p>
          </table:table-cell>
          <table:table-cell table:formula="of:=([.F353]-[.C353])/0.0166667" office:value-type="float" office:value="10.8539782920435" calcext:value-type="float">
            <text:p>10.8539782920435</text:p>
          </table:table-cell>
          <table:table-cell table:formula="of:=DEGREES(ATAN(ABS([.F353]-[.C353])/ABS([.E353]-[.B353])))" office:value-type="float" office:value="0.815878606923211" calcext:value-type="float">
            <text:p>0.815878606923211</text:p>
          </table:table-cell>
          <table:table-cell table:formula="of:=SQRT(POWER([.H353];2)+POWER([.I353];2)+POWER([.J353];2))" office:value-type="float" office:value="762.280035476637" calcext:value-type="float">
            <text:p>762.280035476637</text:p>
          </table:table-cell>
        </table:table-row>
        <table:table-row table:style-name="ro1">
          <table:table-cell office:value-type="float" office:value="56.6846" calcext:value-type="float">
            <text:p>56.6846</text:p>
          </table:table-cell>
          <table:table-cell office:value-type="float" office:value="270.37" calcext:value-type="float">
            <text:p>270.37</text:p>
          </table:table-cell>
          <table:table-cell office:value-type="float" office:value="40.9832" calcext:value-type="float">
            <text:p>40.9832</text:p>
          </table:table-cell>
          <table:table-cell office:value-type="float" office:value="56.6323" calcext:value-type="float">
            <text:p>56.6323</text:p>
          </table:table-cell>
          <table:table-cell office:value-type="float" office:value="256.667" calcext:value-type="float">
            <text:p>256.667</text:p>
          </table:table-cell>
          <table:table-cell office:value-type="float" office:value="40.8799" calcext:value-type="float">
            <text:p>40.8799</text:p>
          </table:table-cell>
          <table:table-cell/>
          <table:table-cell table:formula="of:=([.D354]-[.A354])/0.0166667" office:value-type="float" office:value="-3.1379937240127" calcext:value-type="float">
            <text:p>-3.1379937240127</text:p>
          </table:table-cell>
          <table:table-cell table:formula="of:=ABS([.E354]-[.B354])/0.0166667" office:value-type="float" office:value="822.178355643291" calcext:value-type="float">
            <text:p>822.178355643291</text:p>
          </table:table-cell>
          <table:table-cell table:formula="of:=([.F354]-[.C354])/0.0166667" office:value-type="float" office:value="-6.19798760402463" calcext:value-type="float">
            <text:p>-6.19798760402463</text:p>
          </table:table-cell>
          <table:table-cell table:formula="of:=DEGREES(ATAN(ABS([.F354]-[.C354])/ABS([.E354]-[.B354])))" office:value-type="float" office:value="0.431915778343282" calcext:value-type="float">
            <text:p>0.431915778343282</text:p>
          </table:table-cell>
          <table:table-cell table:formula="of:=SQRT(POWER([.H354];2)+POWER([.I354];2)+POWER([.J354];2))" office:value-type="float" office:value="822.207705232234" calcext:value-type="float">
            <text:p>822.207705232234</text:p>
          </table:table-cell>
        </table:table-row>
        <table:table-row table:style-name="ro1">
          <table:table-cell office:value-type="float" office:value="55.5226" calcext:value-type="float">
            <text:p>55.5226</text:p>
          </table:table-cell>
          <table:table-cell office:value-type="float" office:value="275.321" calcext:value-type="float">
            <text:p>275.321</text:p>
          </table:table-cell>
          <table:table-cell office:value-type="float" office:value="40.9145" calcext:value-type="float">
            <text:p>40.9145</text:p>
          </table:table-cell>
          <table:table-cell office:value-type="float" office:value="54.4933" calcext:value-type="float">
            <text:p>54.4933</text:p>
          </table:table-cell>
          <table:table-cell office:value-type="float" office:value="262.335" calcext:value-type="float">
            <text:p>262.335</text:p>
          </table:table-cell>
          <table:table-cell office:value-type="float" office:value="40.8938" calcext:value-type="float">
            <text:p>40.8938</text:p>
          </table:table-cell>
          <table:table-cell/>
          <table:table-cell table:formula="of:=([.D355]-[.A355])/0.0166667" office:value-type="float" office:value="-61.757876484247" calcext:value-type="float">
            <text:p>-61.757876484247</text:p>
          </table:table-cell>
          <table:table-cell table:formula="of:=ABS([.E355]-[.B355])/0.0166667" office:value-type="float" office:value="779.15844168312" calcext:value-type="float">
            <text:p>779.15844168312</text:p>
          </table:table-cell>
          <table:table-cell table:formula="of:=([.F355]-[.C355])/0.0166667" office:value-type="float" office:value="-1.24199751600484" calcext:value-type="float">
            <text:p>-1.24199751600484</text:p>
          </table:table-cell>
          <table:table-cell table:formula="of:=DEGREES(ATAN(ABS([.F355]-[.C355])/ABS([.E355]-[.B355])))" office:value-type="float" office:value="0.0913307894190056" calcext:value-type="float">
            <text:p>0.091330789419006</text:p>
          </table:table-cell>
          <table:table-cell table:formula="of:=SQRT(POWER([.H355];2)+POWER([.I355];2)+POWER([.J355];2))" office:value-type="float" office:value="781.603131462343" calcext:value-type="float">
            <text:p>781.603131462343</text:p>
          </table:table-cell>
        </table:table-row>
        <table:table-row table:style-name="ro1">
          <table:table-cell office:value-type="float" office:value="57.6958" calcext:value-type="float">
            <text:p>57.6958</text:p>
          </table:table-cell>
          <table:table-cell office:value-type="float" office:value="269.413" calcext:value-type="float">
            <text:p>269.413</text:p>
          </table:table-cell>
          <table:table-cell office:value-type="float" office:value="40.3938" calcext:value-type="float">
            <text:p>40.3938</text:p>
          </table:table-cell>
          <table:table-cell office:value-type="float" office:value="57.3318" calcext:value-type="float">
            <text:p>57.3318</text:p>
          </table:table-cell>
          <table:table-cell office:value-type="float" office:value="256.967" calcext:value-type="float">
            <text:p>256.967</text:p>
          </table:table-cell>
          <table:table-cell office:value-type="float" office:value="40.0995" calcext:value-type="float">
            <text:p>40.0995</text:p>
          </table:table-cell>
          <table:table-cell/>
          <table:table-cell table:formula="of:=([.D356]-[.A356])/0.0166667" office:value-type="float" office:value="-21.8399563200872" calcext:value-type="float">
            <text:p>-21.8399563200872</text:p>
          </table:table-cell>
          <table:table-cell table:formula="of:=ABS([.E356]-[.B356])/0.0166667" office:value-type="float" office:value="746.758506482989" calcext:value-type="float">
            <text:p>746.758506482989</text:p>
          </table:table-cell>
          <table:table-cell table:formula="of:=([.F356]-[.C356])/0.0166667" office:value-type="float" office:value="-17.6579646840706" calcext:value-type="float">
            <text:p>-17.6579646840706</text:p>
          </table:table-cell>
          <table:table-cell table:formula="of:=DEGREES(ATAN(ABS([.F356]-[.C356])/ABS([.E356]-[.B356])))" office:value-type="float" office:value="1.35457224769667" calcext:value-type="float">
            <text:p>1.35457224769667</text:p>
          </table:table-cell>
          <table:table-cell table:formula="of:=SQRT(POWER([.H356];2)+POWER([.I356];2)+POWER([.J356];2))" office:value-type="float" office:value="747.28646074551" calcext:value-type="float">
            <text:p>747.28646074551</text:p>
          </table:table-cell>
        </table:table-row>
        <table:table-row table:style-name="ro1">
          <table:table-cell office:value-type="float" office:value="76.0182" calcext:value-type="float">
            <text:p>76.0182</text:p>
          </table:table-cell>
          <table:table-cell office:value-type="float" office:value="265.79" calcext:value-type="float">
            <text:p>265.79</text:p>
          </table:table-cell>
          <table:table-cell office:value-type="float" office:value="41.3203" calcext:value-type="float">
            <text:p>41.3203</text:p>
          </table:table-cell>
          <table:table-cell office:value-type="float" office:value="76.1454" calcext:value-type="float">
            <text:p>76.1454</text:p>
          </table:table-cell>
          <table:table-cell office:value-type="float" office:value="253.945" calcext:value-type="float">
            <text:p>253.945</text:p>
          </table:table-cell>
          <table:table-cell office:value-type="float" office:value="41.1637" calcext:value-type="float">
            <text:p>41.1637</text:p>
          </table:table-cell>
          <table:table-cell/>
          <table:table-cell table:formula="of:=([.D357]-[.A357])/0.0166667" office:value-type="float" office:value="7.63198473603065" calcext:value-type="float">
            <text:p>7.63198473603065</text:p>
          </table:table-cell>
          <table:table-cell table:formula="of:=ABS([.E357]-[.B357])/0.0166667" office:value-type="float" office:value="710.698578602845" calcext:value-type="float">
            <text:p>710.698578602845</text:p>
          </table:table-cell>
          <table:table-cell table:formula="of:=([.F357]-[.C357])/0.0166667" office:value-type="float" office:value="-9.39598120803785" calcext:value-type="float">
            <text:p>-9.39598120803785</text:p>
          </table:table-cell>
          <table:table-cell table:formula="of:=DEGREES(ATAN(ABS([.F357]-[.C357])/ABS([.E357]-[.B357])))" office:value-type="float" office:value="0.757450093840857" calcext:value-type="float">
            <text:p>0.757450093840857</text:p>
          </table:table-cell>
          <table:table-cell table:formula="of:=SQRT(POWER([.H357];2)+POWER([.I357];2)+POWER([.J357];2))" office:value-type="float" office:value="710.801661001138" calcext:value-type="float">
            <text:p>710.801661001138</text:p>
          </table:table-cell>
        </table:table-row>
        <table:table-row table:style-name="ro1">
          <table:table-cell office:value-type="float" office:value="84.0574" calcext:value-type="float">
            <text:p>84.0574</text:p>
          </table:table-cell>
          <table:table-cell office:value-type="float" office:value="262.972" calcext:value-type="float">
            <text:p>262.972</text:p>
          </table:table-cell>
          <table:table-cell office:value-type="float" office:value="40.5051" calcext:value-type="float">
            <text:p>40.5051</text:p>
          </table:table-cell>
          <table:table-cell office:value-type="float" office:value="82.763" calcext:value-type="float">
            <text:p>82.763</text:p>
          </table:table-cell>
          <table:table-cell office:value-type="float" office:value="250.132" calcext:value-type="float">
            <text:p>250.132</text:p>
          </table:table-cell>
          <table:table-cell office:value-type="float" office:value="40.342" calcext:value-type="float">
            <text:p>40.342</text:p>
          </table:table-cell>
          <table:table-cell/>
          <table:table-cell table:formula="of:=([.D358]-[.A358])/0.0166667" office:value-type="float" office:value="-77.6638446723104" calcext:value-type="float">
            <text:p>-77.6638446723104</text:p>
          </table:table-cell>
          <table:table-cell table:formula="of:=ABS([.E358]-[.B358])/0.0166667" office:value-type="float" office:value="770.39845920308" calcext:value-type="float">
            <text:p>770.39845920308</text:p>
          </table:table-cell>
          <table:table-cell table:formula="of:=([.F358]-[.C358])/0.0166667" office:value-type="float" office:value="-9.78598042803915" calcext:value-type="float">
            <text:p>-9.78598042803915</text:p>
          </table:table-cell>
          <table:table-cell table:formula="of:=DEGREES(ATAN(ABS([.F358]-[.C358])/ABS([.E358]-[.B358])))" office:value-type="float" office:value="0.727760052556101" calcext:value-type="float">
            <text:p>0.727760052556101</text:p>
          </table:table-cell>
          <table:table-cell table:formula="of:=SQRT(POWER([.H358];2)+POWER([.I358];2)+POWER([.J358];2))" office:value-type="float" office:value="774.365045779252" calcext:value-type="float">
            <text:p>774.365045779252</text:p>
          </table:table-cell>
        </table:table-row>
        <table:table-row table:style-name="ro1">
          <table:table-cell office:value-type="float" office:value="94.7737" calcext:value-type="float">
            <text:p>94.7737</text:p>
          </table:table-cell>
          <table:table-cell office:value-type="float" office:value="262.164" calcext:value-type="float">
            <text:p>262.164</text:p>
          </table:table-cell>
          <table:table-cell office:value-type="float" office:value="40.3072" calcext:value-type="float">
            <text:p>40.3072</text:p>
          </table:table-cell>
          <table:table-cell office:value-type="float" office:value="94.1559" calcext:value-type="float">
            <text:p>94.1559</text:p>
          </table:table-cell>
          <table:table-cell office:value-type="float" office:value="249.664" calcext:value-type="float">
            <text:p>249.664</text:p>
          </table:table-cell>
          <table:table-cell office:value-type="float" office:value="39.8511" calcext:value-type="float">
            <text:p>39.8511</text:p>
          </table:table-cell>
          <table:table-cell/>
          <table:table-cell table:formula="of:=([.D359]-[.A359])/0.0166667" office:value-type="float" office:value="-37.0679258641484" calcext:value-type="float">
            <text:p>-37.0679258641484</text:p>
          </table:table-cell>
          <table:table-cell table:formula="of:=ABS([.E359]-[.B359])/0.0166667" office:value-type="float" office:value="749.998500003" calcext:value-type="float">
            <text:p>749.998500003</text:p>
          </table:table-cell>
          <table:table-cell table:formula="of:=([.F359]-[.C359])/0.0166667" office:value-type="float" office:value="-27.3659452681094" calcext:value-type="float">
            <text:p>-27.3659452681094</text:p>
          </table:table-cell>
          <table:table-cell table:formula="of:=DEGREES(ATAN(ABS([.F359]-[.C359])/ABS([.E359]-[.B359])))" office:value-type="float" office:value="2.08968134932288" calcext:value-type="float">
            <text:p>2.08968134932288</text:p>
          </table:table-cell>
          <table:table-cell table:formula="of:=SQRT(POWER([.H359];2)+POWER([.I359];2)+POWER([.J359];2))" office:value-type="float" office:value="751.412454045737" calcext:value-type="float">
            <text:p>751.412454045737</text:p>
          </table:table-cell>
        </table:table-row>
        <table:table-row table:style-name="ro1">
          <table:table-cell office:value-type="float" office:value="97.5016" calcext:value-type="float">
            <text:p>97.5016</text:p>
          </table:table-cell>
          <table:table-cell office:value-type="float" office:value="267.798" calcext:value-type="float">
            <text:p>267.798</text:p>
          </table:table-cell>
          <table:table-cell office:value-type="float" office:value="41.7761" calcext:value-type="float">
            <text:p>41.7761</text:p>
          </table:table-cell>
          <table:table-cell office:value-type="float" office:value="96.9672" calcext:value-type="float">
            <text:p>96.9672</text:p>
          </table:table-cell>
          <table:table-cell office:value-type="float" office:value="253.816" calcext:value-type="float">
            <text:p>253.816</text:p>
          </table:table-cell>
          <table:table-cell office:value-type="float" office:value="41.9573" calcext:value-type="float">
            <text:p>41.9573</text:p>
          </table:table-cell>
          <table:table-cell/>
          <table:table-cell table:formula="of:=([.D360]-[.A360])/0.0166667" office:value-type="float" office:value="-32.0639358721277" calcext:value-type="float">
            <text:p>-32.0639358721277</text:p>
          </table:table-cell>
          <table:table-cell table:formula="of:=ABS([.E360]-[.B360])/0.0166667" office:value-type="float" office:value="838.918322163356" calcext:value-type="float">
            <text:p>838.918322163356</text:p>
          </table:table-cell>
          <table:table-cell table:formula="of:=([.F360]-[.C360])/0.0166667" office:value-type="float" office:value="10.8719782560437" calcext:value-type="float">
            <text:p>10.8719782560437</text:p>
          </table:table-cell>
          <table:table-cell table:formula="of:=DEGREES(ATAN(ABS([.F360]-[.C360])/ABS([.E360]-[.B360])))" office:value-type="float" office:value="0.742484200443359" calcext:value-type="float">
            <text:p>0.742484200443359</text:p>
          </table:table-cell>
          <table:table-cell table:formula="of:=SQRT(POWER([.H360];2)+POWER([.I360];2)+POWER([.J360];2))" office:value-type="float" office:value="839.601242945835" calcext:value-type="float">
            <text:p>839.601242945835</text:p>
          </table:table-cell>
        </table:table-row>
        <table:table-row table:style-name="ro1">
          <table:table-cell office:value-type="float" office:value="104.478" calcext:value-type="float">
            <text:p>104.478</text:p>
          </table:table-cell>
          <table:table-cell office:value-type="float" office:value="268.768" calcext:value-type="float">
            <text:p>268.768</text:p>
          </table:table-cell>
          <table:table-cell office:value-type="float" office:value="41.5579" calcext:value-type="float">
            <text:p>41.5579</text:p>
          </table:table-cell>
          <table:table-cell office:value-type="float" office:value="103.981" calcext:value-type="float">
            <text:p>103.981</text:p>
          </table:table-cell>
          <table:table-cell office:value-type="float" office:value="254.832" calcext:value-type="float">
            <text:p>254.832</text:p>
          </table:table-cell>
          <table:table-cell office:value-type="float" office:value="41.7261" calcext:value-type="float">
            <text:p>41.7261</text:p>
          </table:table-cell>
          <table:table-cell/>
          <table:table-cell table:formula="of:=([.D361]-[.A361])/0.0166667" office:value-type="float" office:value="-29.8199403601193" calcext:value-type="float">
            <text:p>-29.8199403601193</text:p>
          </table:table-cell>
          <table:table-cell table:formula="of:=ABS([.E361]-[.B361])/0.0166667" office:value-type="float" office:value="836.158327683343" calcext:value-type="float">
            <text:p>836.158327683343</text:p>
          </table:table-cell>
          <table:table-cell table:formula="of:=([.F361]-[.C361])/0.0166667" office:value-type="float" office:value="10.0919798160403" calcext:value-type="float">
            <text:p>10.0919798160403</text:p>
          </table:table-cell>
          <table:table-cell table:formula="of:=DEGREES(ATAN(ABS([.F361]-[.C361])/ABS([.E361]-[.B361])))" office:value-type="float" office:value="0.691495565520285" calcext:value-type="float">
            <text:p>0.691495565520285</text:p>
          </table:table-cell>
          <table:table-cell table:formula="of:=SQRT(POWER([.H361];2)+POWER([.I361];2)+POWER([.J361];2))" office:value-type="float" office:value="836.750754916835" calcext:value-type="float">
            <text:p>836.750754916835</text:p>
          </table:table-cell>
        </table:table-row>
        <table:table-row table:style-name="ro1">
          <table:table-cell office:value-type="float" office:value="106.215" calcext:value-type="float">
            <text:p>106.215</text:p>
          </table:table-cell>
          <table:table-cell office:value-type="float" office:value="259.175" calcext:value-type="float">
            <text:p>259.175</text:p>
          </table:table-cell>
          <table:table-cell office:value-type="float" office:value="42.1718" calcext:value-type="float">
            <text:p>42.1718</text:p>
          </table:table-cell>
          <table:table-cell office:value-type="float" office:value="104.35" calcext:value-type="float">
            <text:p>104.35</text:p>
          </table:table-cell>
          <table:table-cell office:value-type="float" office:value="246.95" calcext:value-type="float">
            <text:p>246.95</text:p>
          </table:table-cell>
          <table:table-cell office:value-type="float" office:value="42.3654" calcext:value-type="float">
            <text:p>42.3654</text:p>
          </table:table-cell>
          <table:table-cell/>
          <table:table-cell table:formula="of:=([.D362]-[.A362])/0.0166667" office:value-type="float" office:value="-111.899776200448" calcext:value-type="float">
            <text:p>-111.899776200448</text:p>
          </table:table-cell>
          <table:table-cell table:formula="of:=ABS([.E362]-[.B362])/0.0166667" office:value-type="float" office:value="733.498533002935" calcext:value-type="float">
            <text:p>733.498533002935</text:p>
          </table:table-cell>
          <table:table-cell table:formula="of:=([.F362]-[.C362])/0.0166667" office:value-type="float" office:value="11.6159767680467" calcext:value-type="float">
            <text:p>11.6159767680467</text:p>
          </table:table-cell>
          <table:table-cell table:formula="of:=DEGREES(ATAN(ABS([.F362]-[.C362])/ABS([.E362]-[.B362])))" office:value-type="float" office:value="0.907283088297444" calcext:value-type="float">
            <text:p>0.907283088297444</text:p>
          </table:table-cell>
          <table:table-cell table:formula="of:=SQRT(POWER([.H362];2)+POWER([.I362];2)+POWER([.J362];2))" office:value-type="float" office:value="742.075864549875" calcext:value-type="float">
            <text:p>742.075864549875</text:p>
          </table:table-cell>
        </table:table-row>
        <table:table-row table:style-name="ro1">
          <table:table-cell office:value-type="float" office:value="109.786" calcext:value-type="float">
            <text:p>109.786</text:p>
          </table:table-cell>
          <table:table-cell office:value-type="float" office:value="273.242" calcext:value-type="float">
            <text:p>273.242</text:p>
          </table:table-cell>
          <table:table-cell office:value-type="float" office:value="41.2702" calcext:value-type="float">
            <text:p>41.2702</text:p>
          </table:table-cell>
          <table:table-cell office:value-type="float" office:value="108.269" calcext:value-type="float">
            <text:p>108.269</text:p>
          </table:table-cell>
          <table:table-cell office:value-type="float" office:value="260.385" calcext:value-type="float">
            <text:p>260.385</text:p>
          </table:table-cell>
          <table:table-cell office:value-type="float" office:value="41.2273" calcext:value-type="float">
            <text:p>41.2273</text:p>
          </table:table-cell>
          <table:table-cell/>
          <table:table-cell table:formula="of:=([.D363]-[.A363])/0.0166667" office:value-type="float" office:value="-91.0198179603638" calcext:value-type="float">
            <text:p>-91.0198179603638</text:p>
          </table:table-cell>
          <table:table-cell table:formula="of:=ABS([.E363]-[.B363])/0.0166667" office:value-type="float" office:value="771.418457163087" calcext:value-type="float">
            <text:p>771.418457163087</text:p>
          </table:table-cell>
          <table:table-cell table:formula="of:=([.F363]-[.C363])/0.0166667" office:value-type="float" office:value="-2.57399485201048" calcext:value-type="float">
            <text:p>-2.57399485201048</text:p>
          </table:table-cell>
          <table:table-cell table:formula="of:=DEGREES(ATAN(ABS([.F363]-[.C363])/ABS([.E363]-[.B363])))" office:value-type="float" office:value="0.191178332355172" calcext:value-type="float">
            <text:p>0.191178332355172</text:p>
          </table:table-cell>
          <table:table-cell table:formula="of:=SQRT(POWER([.H363];2)+POWER([.I363];2)+POWER([.J363];2))" office:value-type="float" office:value="776.773885222022" calcext:value-type="float">
            <text:p>776.773885222022</text:p>
          </table:table-cell>
        </table:table-row>
        <table:table-row table:style-name="ro1">
          <table:table-cell office:value-type="float" office:value="113.884" calcext:value-type="float">
            <text:p>113.884</text:p>
          </table:table-cell>
          <table:table-cell office:value-type="float" office:value="260.93" calcext:value-type="float">
            <text:p>260.93</text:p>
          </table:table-cell>
          <table:table-cell office:value-type="float" office:value="41.8168" calcext:value-type="float">
            <text:p>41.8168</text:p>
          </table:table-cell>
          <table:table-cell office:value-type="float" office:value="112.43" calcext:value-type="float">
            <text:p>112.43</text:p>
          </table:table-cell>
          <table:table-cell office:value-type="float" office:value="247.641" calcext:value-type="float">
            <text:p>247.641</text:p>
          </table:table-cell>
          <table:table-cell office:value-type="float" office:value="41.9475" calcext:value-type="float">
            <text:p>41.9475</text:p>
          </table:table-cell>
          <table:table-cell/>
          <table:table-cell table:formula="of:=([.D364]-[.A364])/0.0166667" office:value-type="float" office:value="-87.2398255203486" calcext:value-type="float">
            <text:p>-87.2398255203486</text:p>
          </table:table-cell>
          <table:table-cell table:formula="of:=ABS([.E364]-[.B364])/0.0166667" office:value-type="float" office:value="797.33840532319" calcext:value-type="float">
            <text:p>797.33840532319</text:p>
          </table:table-cell>
          <table:table-cell table:formula="of:=([.F364]-[.C364])/0.0166667" office:value-type="float" office:value="7.84198431603121" calcext:value-type="float">
            <text:p>7.84198431603121</text:p>
          </table:table-cell>
          <table:table-cell table:formula="of:=DEGREES(ATAN(ABS([.F364]-[.C364])/ABS([.E364]-[.B364])))" office:value-type="float" office:value="0.56349739914929" calcext:value-type="float">
            <text:p>0.56349739914929</text:p>
          </table:table-cell>
          <table:table-cell table:formula="of:=SQRT(POWER([.H364];2)+POWER([.I364];2)+POWER([.J364];2))" office:value-type="float" office:value="802.135160978598" calcext:value-type="float">
            <text:p>802.135160978598</text:p>
          </table:table-cell>
        </table:table-row>
        <table:table-row table:style-name="ro1">
          <table:table-cell office:value-type="float" office:value="114.062" calcext:value-type="float">
            <text:p>114.062</text:p>
          </table:table-cell>
          <table:table-cell office:value-type="float" office:value="265.555" calcext:value-type="float">
            <text:p>265.555</text:p>
          </table:table-cell>
          <table:table-cell office:value-type="float" office:value="41.771" calcext:value-type="float">
            <text:p>41.771</text:p>
          </table:table-cell>
          <table:table-cell office:value-type="float" office:value="112.579" calcext:value-type="float">
            <text:p>112.579</text:p>
          </table:table-cell>
          <table:table-cell office:value-type="float" office:value="251.968" calcext:value-type="float">
            <text:p>251.968</text:p>
          </table:table-cell>
          <table:table-cell office:value-type="float" office:value="42.1475" calcext:value-type="float">
            <text:p>42.1475</text:p>
          </table:table-cell>
          <table:table-cell/>
          <table:table-cell table:formula="of:=([.D365]-[.A365])/0.0166667" office:value-type="float" office:value="-88.9798220403562" calcext:value-type="float">
            <text:p>-88.9798220403562</text:p>
          </table:table-cell>
          <table:table-cell table:formula="of:=ABS([.E365]-[.B365])/0.0166667" office:value-type="float" office:value="815.218369563262" calcext:value-type="float">
            <text:p>815.218369563262</text:p>
          </table:table-cell>
          <table:table-cell table:formula="of:=([.F365]-[.C365])/0.0166667" office:value-type="float" office:value="22.5899548200904" calcext:value-type="float">
            <text:p>22.5899548200904</text:p>
          </table:table-cell>
          <table:table-cell table:formula="of:=DEGREES(ATAN(ABS([.F365]-[.C365])/ABS([.E365]-[.B365])))" office:value-type="float" office:value="1.58727770145153" calcext:value-type="float">
            <text:p>1.58727770145153</text:p>
          </table:table-cell>
          <table:table-cell table:formula="of:=SQRT(POWER([.H365];2)+POWER([.I365];2)+POWER([.J365];2))" office:value-type="float" office:value="820.371077538994" calcext:value-type="float">
            <text:p>820.371077538994</text:p>
          </table:table-cell>
        </table:table-row>
        <table:table-row table:style-name="ro1">
          <table:table-cell office:value-type="float" office:value="115.021" calcext:value-type="float">
            <text:p>115.021</text:p>
          </table:table-cell>
          <table:table-cell office:value-type="float" office:value="262.23" calcext:value-type="float">
            <text:p>262.23</text:p>
          </table:table-cell>
          <table:table-cell office:value-type="float" office:value="40.3759" calcext:value-type="float">
            <text:p>40.3759</text:p>
          </table:table-cell>
          <table:table-cell office:value-type="float" office:value="113.898" calcext:value-type="float">
            <text:p>113.898</text:p>
          </table:table-cell>
          <table:table-cell office:value-type="float" office:value="250.051" calcext:value-type="float">
            <text:p>250.051</text:p>
          </table:table-cell>
          <table:table-cell office:value-type="float" office:value="39.8605" calcext:value-type="float">
            <text:p>39.8605</text:p>
          </table:table-cell>
          <table:table-cell/>
          <table:table-cell table:formula="of:=([.D366]-[.A366])/0.0166667" office:value-type="float" office:value="-67.3798652402698" calcext:value-type="float">
            <text:p>-67.3798652402698</text:p>
          </table:table-cell>
          <table:table-cell table:formula="of:=ABS([.E366]-[.B366])/0.0166667" office:value-type="float" office:value="730.738538522925" calcext:value-type="float">
            <text:p>730.738538522925</text:p>
          </table:table-cell>
          <table:table-cell table:formula="of:=([.F366]-[.C366])/0.0166667" office:value-type="float" office:value="-30.9239381521237" calcext:value-type="float">
            <text:p>-30.9239381521237</text:p>
          </table:table-cell>
          <table:table-cell table:formula="of:=DEGREES(ATAN(ABS([.F366]-[.C366])/ABS([.E366]-[.B366])))" office:value-type="float" office:value="2.42323962076816" calcext:value-type="float">
            <text:p>2.42323962076816</text:p>
          </table:table-cell>
          <table:table-cell table:formula="of:=SQRT(POWER([.H366];2)+POWER([.I366];2)+POWER([.J366];2))" office:value-type="float" office:value="734.489719378871" calcext:value-type="float">
            <text:p>734.489719378871</text:p>
          </table:table-cell>
        </table:table-row>
        <table:table-row table:style-name="ro1">
          <table:table-cell office:value-type="float" office:value="117.035" calcext:value-type="float">
            <text:p>117.035</text:p>
          </table:table-cell>
          <table:table-cell office:value-type="float" office:value="265.45" calcext:value-type="float">
            <text:p>265.45</text:p>
          </table:table-cell>
          <table:table-cell office:value-type="float" office:value="40.5445" calcext:value-type="float">
            <text:p>40.5445</text:p>
          </table:table-cell>
          <table:table-cell office:value-type="float" office:value="116.541" calcext:value-type="float">
            <text:p>116.541</text:p>
          </table:table-cell>
          <table:table-cell office:value-type="float" office:value="252.983" calcext:value-type="float">
            <text:p>252.983</text:p>
          </table:table-cell>
          <table:table-cell office:value-type="float" office:value="40.515" calcext:value-type="float">
            <text:p>40.515</text:p>
          </table:table-cell>
          <table:table-cell/>
          <table:table-cell table:formula="of:=([.D367]-[.A367])/0.0166667" office:value-type="float" office:value="-29.6399407201185" calcext:value-type="float">
            <text:p>-29.6399407201185</text:p>
          </table:table-cell>
          <table:table-cell table:formula="of:=ABS([.E367]-[.B367])/0.0166667" office:value-type="float" office:value="748.018503962991" calcext:value-type="float">
            <text:p>748.018503962991</text:p>
          </table:table-cell>
          <table:table-cell table:formula="of:=([.F367]-[.C367])/0.0166667" office:value-type="float" office:value="-1.76999646000701" calcext:value-type="float">
            <text:p>-1.76999646000701</text:p>
          </table:table-cell>
          <table:table-cell table:formula="of:=DEGREES(ATAN(ABS([.F367]-[.C367])/ABS([.E367]-[.B367])))" office:value-type="float" office:value="0.135575707151056" calcext:value-type="float">
            <text:p>0.135575707151056</text:p>
          </table:table-cell>
          <table:table-cell table:formula="of:=SQRT(POWER([.H367];2)+POWER([.I367];2)+POWER([.J367];2))" office:value-type="float" office:value="748.60760164748" calcext:value-type="float">
            <text:p>748.60760164748</text:p>
          </table:table-cell>
        </table:table-row>
        <table:table-row table:style-name="ro1">
          <table:table-cell office:value-type="float" office:value="117.448" calcext:value-type="float">
            <text:p>117.448</text:p>
          </table:table-cell>
          <table:table-cell office:value-type="float" office:value="262.732" calcext:value-type="float">
            <text:p>262.732</text:p>
          </table:table-cell>
          <table:table-cell office:value-type="float" office:value="42.2149" calcext:value-type="float">
            <text:p>42.2149</text:p>
          </table:table-cell>
          <table:table-cell office:value-type="float" office:value="117.054" calcext:value-type="float">
            <text:p>117.054</text:p>
          </table:table-cell>
          <table:table-cell office:value-type="float" office:value="251.5" calcext:value-type="float">
            <text:p>251.5</text:p>
          </table:table-cell>
          <table:table-cell office:value-type="float" office:value="42.1933" calcext:value-type="float">
            <text:p>42.1933</text:p>
          </table:table-cell>
          <table:table-cell/>
          <table:table-cell table:formula="of:=([.D368]-[.A368])/0.0166667" office:value-type="float" office:value="-23.639952720094" calcext:value-type="float">
            <text:p>-23.639952720094</text:p>
          </table:table-cell>
          <table:table-cell table:formula="of:=ABS([.E368]-[.B368])/0.0166667" office:value-type="float" office:value="673.918652162697" calcext:value-type="float">
            <text:p>673.918652162697</text:p>
          </table:table-cell>
          <table:table-cell table:formula="of:=([.F368]-[.C368])/0.0166667" office:value-type="float" office:value="-1.29599740800515" calcext:value-type="float">
            <text:p>-1.29599740800515</text:p>
          </table:table-cell>
          <table:table-cell table:formula="of:=DEGREES(ATAN(ABS([.F368]-[.C368])/ABS([.E368]-[.B368])))" office:value-type="float" office:value="0.110184055542972" calcext:value-type="float">
            <text:p>0.110184055542972</text:p>
          </table:table-cell>
          <table:table-cell table:formula="of:=SQRT(POWER([.H368];2)+POWER([.I368];2)+POWER([.J368];2))" office:value-type="float" office:value="674.334395316357" calcext:value-type="float">
            <text:p>674.334395316357</text:p>
          </table:table-cell>
        </table:table-row>
        <table:table-row table:style-name="ro1">
          <table:table-cell office:value-type="float" office:value="116.731" calcext:value-type="float">
            <text:p>116.731</text:p>
          </table:table-cell>
          <table:table-cell office:value-type="float" office:value="270.122" calcext:value-type="float">
            <text:p>270.122</text:p>
          </table:table-cell>
          <table:table-cell office:value-type="float" office:value="40.9909" calcext:value-type="float">
            <text:p>40.9909</text:p>
          </table:table-cell>
          <table:table-cell office:value-type="float" office:value="115.99" calcext:value-type="float">
            <text:p>115.99</text:p>
          </table:table-cell>
          <table:table-cell office:value-type="float" office:value="257.387" calcext:value-type="float">
            <text:p>257.387</text:p>
          </table:table-cell>
          <table:table-cell office:value-type="float" office:value="41.1957" calcext:value-type="float">
            <text:p>41.1957</text:p>
          </table:table-cell>
          <table:table-cell/>
          <table:table-cell table:formula="of:=([.D369]-[.A369])/0.0166667" office:value-type="float" office:value="-44.4599110801778" calcext:value-type="float">
            <text:p>-44.4599110801778</text:p>
          </table:table-cell>
          <table:table-cell table:formula="of:=ABS([.E369]-[.B369])/0.0166667" office:value-type="float" office:value="764.098471803057" calcext:value-type="float">
            <text:p>764.098471803057</text:p>
          </table:table-cell>
          <table:table-cell table:formula="of:=([.F369]-[.C369])/0.0166667" office:value-type="float" office:value="12.2879754240491" calcext:value-type="float">
            <text:p>12.2879754240491</text:p>
          </table:table-cell>
          <table:table-cell table:formula="of:=DEGREES(ATAN(ABS([.F369]-[.C369])/ABS([.E369]-[.B369])))" office:value-type="float" office:value="0.92133209558573" calcext:value-type="float">
            <text:p>0.92133209558573</text:p>
          </table:table-cell>
          <table:table-cell table:formula="of:=SQRT(POWER([.H369];2)+POWER([.I369];2)+POWER([.J369];2))" office:value-type="float" office:value="765.489485652838" calcext:value-type="float">
            <text:p>765.489485652838</text:p>
          </table:table-cell>
        </table:table-row>
        <table:table-row table:style-name="ro1">
          <table:table-cell office:value-type="float" office:value="117.029" calcext:value-type="float">
            <text:p>117.029</text:p>
          </table:table-cell>
          <table:table-cell office:value-type="float" office:value="260.658" calcext:value-type="float">
            <text:p>260.658</text:p>
          </table:table-cell>
          <table:table-cell office:value-type="float" office:value="41.3551" calcext:value-type="float">
            <text:p>41.3551</text:p>
          </table:table-cell>
          <table:table-cell office:value-type="float" office:value="116.553" calcext:value-type="float">
            <text:p>116.553</text:p>
          </table:table-cell>
          <table:table-cell office:value-type="float" office:value="250.744" calcext:value-type="float">
            <text:p>250.744</text:p>
          </table:table-cell>
          <table:table-cell office:value-type="float" office:value="40.6677" calcext:value-type="float">
            <text:p>40.6677</text:p>
          </table:table-cell>
          <table:table-cell/>
          <table:table-cell table:formula="of:=([.D370]-[.A370])/0.0166667" office:value-type="float" office:value="-28.5599428801142" calcext:value-type="float">
            <text:p>-28.5599428801142</text:p>
          </table:table-cell>
          <table:table-cell table:formula="of:=ABS([.E370]-[.B370])/0.0166667" office:value-type="float" office:value="594.83881032238" calcext:value-type="float">
            <text:p>594.83881032238</text:p>
          </table:table-cell>
          <table:table-cell table:formula="of:=([.F370]-[.C370])/0.0166667" office:value-type="float" office:value="-41.2439175121648" calcext:value-type="float">
            <text:p>-41.2439175121648</text:p>
          </table:table-cell>
          <table:table-cell table:formula="of:=DEGREES(ATAN(ABS([.F370]-[.C370])/ABS([.E370]-[.B370])))" office:value-type="float" office:value="3.96632896271478" calcext:value-type="float">
            <text:p>3.96632896271478</text:p>
          </table:table-cell>
          <table:table-cell table:formula="of:=SQRT(POWER([.H370];2)+POWER([.I370];2)+POWER([.J370];2))" office:value-type="float" office:value="596.950535082104" calcext:value-type="float">
            <text:p>596.950535082104</text:p>
          </table:table-cell>
        </table:table-row>
        <table:table-row table:style-name="ro1">
          <table:table-cell office:value-type="float" office:value="115.398" calcext:value-type="float">
            <text:p>115.398</text:p>
          </table:table-cell>
          <table:table-cell office:value-type="float" office:value="264.18" calcext:value-type="float">
            <text:p>264.18</text:p>
          </table:table-cell>
          <table:table-cell office:value-type="float" office:value="41.9896" calcext:value-type="float">
            <text:p>41.9896</text:p>
          </table:table-cell>
          <table:table-cell office:value-type="float" office:value="114.587" calcext:value-type="float">
            <text:p>114.587</text:p>
          </table:table-cell>
          <table:table-cell office:value-type="float" office:value="250.623" calcext:value-type="float">
            <text:p>250.623</text:p>
          </table:table-cell>
          <table:table-cell office:value-type="float" office:value="42.3618" calcext:value-type="float">
            <text:p>42.3618</text:p>
          </table:table-cell>
          <table:table-cell/>
          <table:table-cell table:formula="of:=([.D371]-[.A371])/0.0166667" office:value-type="float" office:value="-48.6599026801942" calcext:value-type="float">
            <text:p>-48.6599026801942</text:p>
          </table:table-cell>
          <table:table-cell table:formula="of:=ABS([.E371]-[.B371])/0.0166667" office:value-type="float" office:value="813.418373163255" calcext:value-type="float">
            <text:p>813.418373163255</text:p>
          </table:table-cell>
          <table:table-cell table:formula="of:=([.F371]-[.C371])/0.0166667" office:value-type="float" office:value="22.3319553360893" calcext:value-type="float">
            <text:p>22.3319553360893</text:p>
          </table:table-cell>
          <table:table-cell table:formula="of:=DEGREES(ATAN(ABS([.F371]-[.C371])/ABS([.E371]-[.B371])))" office:value-type="float" office:value="1.57262916201411" calcext:value-type="float">
            <text:p>1.57262916201411</text:p>
          </table:table-cell>
          <table:table-cell table:formula="of:=SQRT(POWER([.H371];2)+POWER([.I371];2)+POWER([.J371];2))" office:value-type="float" office:value="815.178478713426" calcext:value-type="float">
            <text:p>815.178478713426</text:p>
          </table:table-cell>
        </table:table-row>
        <table:table-row table:style-name="ro1">
          <table:table-cell office:value-type="float" office:value="116.094" calcext:value-type="float">
            <text:p>116.094</text:p>
          </table:table-cell>
          <table:table-cell office:value-type="float" office:value="268.857" calcext:value-type="float">
            <text:p>268.857</text:p>
          </table:table-cell>
          <table:table-cell office:value-type="float" office:value="41.6979" calcext:value-type="float">
            <text:p>41.6979</text:p>
          </table:table-cell>
          <table:table-cell office:value-type="float" office:value="115.134" calcext:value-type="float">
            <text:p>115.134</text:p>
          </table:table-cell>
          <table:table-cell office:value-type="float" office:value="256.218" calcext:value-type="float">
            <text:p>256.218</text:p>
          </table:table-cell>
          <table:table-cell office:value-type="float" office:value="41.8811" calcext:value-type="float">
            <text:p>41.8811</text:p>
          </table:table-cell>
          <table:table-cell/>
          <table:table-cell table:formula="of:=([.D372]-[.A372])/0.0166667" office:value-type="float" office:value="-57.59988480023" calcext:value-type="float">
            <text:p>-57.59988480023</text:p>
          </table:table-cell>
          <table:table-cell table:formula="of:=ABS([.E372]-[.B372])/0.0166667" office:value-type="float" office:value="758.338483323034" calcext:value-type="float">
            <text:p>758.338483323034</text:p>
          </table:table-cell>
          <table:table-cell table:formula="of:=([.F372]-[.C372])/0.0166667" office:value-type="float" office:value="10.9919780160444" calcext:value-type="float">
            <text:p>10.9919780160444</text:p>
          </table:table-cell>
          <table:table-cell table:formula="of:=DEGREES(ATAN(ABS([.F372]-[.C372])/ABS([.E372]-[.B372])))" office:value-type="float" office:value="0.830433720183935" calcext:value-type="float">
            <text:p>0.830433720183935</text:p>
          </table:table-cell>
          <table:table-cell table:formula="of:=SQRT(POWER([.H372];2)+POWER([.I372];2)+POWER([.J372];2))" office:value-type="float" office:value="760.602278196946" calcext:value-type="float">
            <text:p>760.602278196946</text:p>
          </table:table-cell>
        </table:table-row>
        <table:table-row table:style-name="ro1">
          <table:table-cell office:value-type="float" office:value="115.875" calcext:value-type="float">
            <text:p>115.875</text:p>
          </table:table-cell>
          <table:table-cell office:value-type="float" office:value="268.993" calcext:value-type="float">
            <text:p>268.993</text:p>
          </table:table-cell>
          <table:table-cell office:value-type="float" office:value="41.1853" calcext:value-type="float">
            <text:p>41.1853</text:p>
          </table:table-cell>
          <table:table-cell office:value-type="float" office:value="114.92" calcext:value-type="float">
            <text:p>114.92</text:p>
          </table:table-cell>
          <table:table-cell office:value-type="float" office:value="256.337" calcext:value-type="float">
            <text:p>256.337</text:p>
          </table:table-cell>
          <table:table-cell office:value-type="float" office:value="41.3832" calcext:value-type="float">
            <text:p>41.3832</text:p>
          </table:table-cell>
          <table:table-cell/>
          <table:table-cell table:formula="of:=([.D373]-[.A373])/0.0166667" office:value-type="float" office:value="-57.2998854002291" calcext:value-type="float">
            <text:p>-57.2998854002291</text:p>
          </table:table-cell>
          <table:table-cell table:formula="of:=ABS([.E373]-[.B373])/0.0166667" office:value-type="float" office:value="759.358481283038" calcext:value-type="float">
            <text:p>759.358481283038</text:p>
          </table:table-cell>
          <table:table-cell table:formula="of:=([.F373]-[.C373])/0.0166667" office:value-type="float" office:value="11.8739762520477" calcext:value-type="float">
            <text:p>11.8739762520477</text:p>
          </table:table-cell>
          <table:table-cell table:formula="of:=DEGREES(ATAN(ABS([.F373]-[.C373])/ABS([.E373]-[.B373])))" office:value-type="float" office:value="0.8958526188405" calcext:value-type="float">
            <text:p>0.8958526188405</text:p>
          </table:table-cell>
          <table:table-cell table:formula="of:=SQRT(POWER([.H373];2)+POWER([.I373];2)+POWER([.J373];2))" office:value-type="float" office:value="761.609855027753" calcext:value-type="float">
            <text:p>761.609855027753</text:p>
          </table:table-cell>
        </table:table-row>
        <table:table-row table:style-name="ro1">
          <table:table-cell office:value-type="float" office:value="116.056" calcext:value-type="float">
            <text:p>116.056</text:p>
          </table:table-cell>
          <table:table-cell office:value-type="float" office:value="260.72" calcext:value-type="float">
            <text:p>260.72</text:p>
          </table:table-cell>
          <table:table-cell office:value-type="float" office:value="41.5938" calcext:value-type="float">
            <text:p>41.5938</text:p>
          </table:table-cell>
          <table:table-cell office:value-type="float" office:value="115.131" calcext:value-type="float">
            <text:p>115.131</text:p>
          </table:table-cell>
          <table:table-cell office:value-type="float" office:value="246.306" calcext:value-type="float">
            <text:p>246.306</text:p>
          </table:table-cell>
          <table:table-cell office:value-type="float" office:value="41.9232" calcext:value-type="float">
            <text:p>41.9232</text:p>
          </table:table-cell>
          <table:table-cell/>
          <table:table-cell table:formula="of:=([.D374]-[.A374])/0.0166667" office:value-type="float" office:value="-55.4998890002218" calcext:value-type="float">
            <text:p>-55.4998890002218</text:p>
          </table:table-cell>
          <table:table-cell table:formula="of:=ABS([.E374]-[.B374])/0.0166667" office:value-type="float" office:value="864.83827032346" calcext:value-type="float">
            <text:p>864.83827032346</text:p>
          </table:table-cell>
          <table:table-cell table:formula="of:=([.F374]-[.C374])/0.0166667" office:value-type="float" office:value="19.763960472079" calcext:value-type="float">
            <text:p>19.763960472079</text:p>
          </table:table-cell>
          <table:table-cell table:formula="of:=DEGREES(ATAN(ABS([.F374]-[.C374])/ABS([.E374]-[.B374])))" office:value-type="float" office:value="1.30914009214778" calcext:value-type="float">
            <text:p>1.30914009214778</text:p>
          </table:table-cell>
          <table:table-cell table:formula="of:=SQRT(POWER([.H374];2)+POWER([.I374];2)+POWER([.J374];2))" office:value-type="float" office:value="866.842595647361" calcext:value-type="float">
            <text:p>866.842595647361</text:p>
          </table:table-cell>
        </table:table-row>
        <table:table-row table:style-name="ro1">
          <table:table-cell office:value-type="float" office:value="112.361" calcext:value-type="float">
            <text:p>112.361</text:p>
          </table:table-cell>
          <table:table-cell office:value-type="float" office:value="263.223" calcext:value-type="float">
            <text:p>263.223</text:p>
          </table:table-cell>
          <table:table-cell office:value-type="float" office:value="42.6574" calcext:value-type="float">
            <text:p>42.6574</text:p>
          </table:table-cell>
          <table:table-cell office:value-type="float" office:value="110.943" calcext:value-type="float">
            <text:p>110.943</text:p>
          </table:table-cell>
          <table:table-cell office:value-type="float" office:value="249.784" calcext:value-type="float">
            <text:p>249.784</text:p>
          </table:table-cell>
          <table:table-cell office:value-type="float" office:value="42.7691" calcext:value-type="float">
            <text:p>42.7691</text:p>
          </table:table-cell>
          <table:table-cell/>
          <table:table-cell table:formula="of:=([.D375]-[.A375])/0.0166667" office:value-type="float" office:value="-85.0798298403407" calcext:value-type="float">
            <text:p>-85.0798298403407</text:p>
          </table:table-cell>
          <table:table-cell table:formula="of:=ABS([.E375]-[.B375])/0.0166667" office:value-type="float" office:value="806.338387323227" calcext:value-type="float">
            <text:p>806.338387323227</text:p>
          </table:table-cell>
          <table:table-cell table:formula="of:=([.F375]-[.C375])/0.0166667" office:value-type="float" office:value="6.70198659602675" calcext:value-type="float">
            <text:p>6.70198659602675</text:p>
          </table:table-cell>
          <table:table-cell table:formula="of:=DEGREES(ATAN(ABS([.F375]-[.C375])/ABS([.E375]-[.B375])))" office:value-type="float" office:value="0.476210372917894" calcext:value-type="float">
            <text:p>0.476210372917894</text:p>
          </table:table-cell>
          <table:table-cell table:formula="of:=SQRT(POWER([.H375];2)+POWER([.I375];2)+POWER([.J375];2))" office:value-type="float" office:value="810.842209644402" calcext:value-type="float">
            <text:p>810.842209644402</text:p>
          </table:table-cell>
        </table:table-row>
        <table:table-row table:style-name="ro1">
          <table:table-cell office:value-type="float" office:value="112.095" calcext:value-type="float">
            <text:p>112.095</text:p>
          </table:table-cell>
          <table:table-cell office:value-type="float" office:value="265.655" calcext:value-type="float">
            <text:p>265.655</text:p>
          </table:table-cell>
          <table:table-cell office:value-type="float" office:value="42.2576" calcext:value-type="float">
            <text:p>42.2576</text:p>
          </table:table-cell>
          <table:table-cell office:value-type="float" office:value="111.233" calcext:value-type="float">
            <text:p>111.233</text:p>
          </table:table-cell>
          <table:table-cell office:value-type="float" office:value="253.087" calcext:value-type="float">
            <text:p>253.087</text:p>
          </table:table-cell>
          <table:table-cell office:value-type="float" office:value="42.68" calcext:value-type="float">
            <text:p>42.68</text:p>
          </table:table-cell>
          <table:table-cell/>
          <table:table-cell table:formula="of:=([.D376]-[.A376])/0.0166667" office:value-type="float" office:value="-51.7198965602066" calcext:value-type="float">
            <text:p>-51.7198965602066</text:p>
          </table:table-cell>
          <table:table-cell table:formula="of:=ABS([.E376]-[.B376])/0.0166667" office:value-type="float" office:value="754.078491843015" calcext:value-type="float">
            <text:p>754.078491843015</text:p>
          </table:table-cell>
          <table:table-cell table:formula="of:=([.F376]-[.C376])/0.0166667" office:value-type="float" office:value="25.3439493121016" calcext:value-type="float">
            <text:p>25.3439493121016</text:p>
          </table:table-cell>
          <table:table-cell table:formula="of:=DEGREES(ATAN(ABS([.F376]-[.C376])/ABS([.E376]-[.B376])))" office:value-type="float" office:value="1.92493880249592" calcext:value-type="float">
            <text:p>1.92493880249592</text:p>
          </table:table-cell>
          <table:table-cell table:formula="of:=SQRT(POWER([.H376];2)+POWER([.I376];2)+POWER([.J376];2))" office:value-type="float" office:value="756.274841130637" calcext:value-type="float">
            <text:p>756.274841130637</text:p>
          </table:table-cell>
        </table:table-row>
        <table:table-row table:style-name="ro1">
          <table:table-cell office:value-type="float" office:value="74.0136" calcext:value-type="float">
            <text:p>74.0136</text:p>
          </table:table-cell>
          <table:table-cell office:value-type="float" office:value="258.299" calcext:value-type="float">
            <text:p>258.299</text:p>
          </table:table-cell>
          <table:table-cell office:value-type="float" office:value="41.6349" calcext:value-type="float">
            <text:p>41.6349</text:p>
          </table:table-cell>
          <table:table-cell office:value-type="float" office:value="73.2458" calcext:value-type="float">
            <text:p>73.2458</text:p>
          </table:table-cell>
          <table:table-cell office:value-type="float" office:value="246.614" calcext:value-type="float">
            <text:p>246.614</text:p>
          </table:table-cell>
          <table:table-cell office:value-type="float" office:value="41.7542" calcext:value-type="float">
            <text:p>41.7542</text:p>
          </table:table-cell>
          <table:table-cell/>
          <table:table-cell table:formula="of:=([.D377]-[.A377])/0.0166667" office:value-type="float" office:value="-46.0679078641839" calcext:value-type="float">
            <text:p>-46.0679078641839</text:p>
          </table:table-cell>
          <table:table-cell table:formula="of:=ABS([.E377]-[.B377])/0.0166667" office:value-type="float" office:value="701.098597802803" calcext:value-type="float">
            <text:p>701.098597802803</text:p>
          </table:table-cell>
          <table:table-cell table:formula="of:=([.F377]-[.C377])/0.0166667" office:value-type="float" office:value="7.15798568402836" calcext:value-type="float">
            <text:p>7.15798568402836</text:p>
          </table:table-cell>
          <table:table-cell table:formula="of:=DEGREES(ATAN(ABS([.F377]-[.C377])/ABS([.E377]-[.B377])))" office:value-type="float" office:value="0.584950706876744" calcext:value-type="float">
            <text:p>0.584950706876744</text:p>
          </table:table-cell>
          <table:table-cell table:formula="of:=SQRT(POWER([.H377];2)+POWER([.I377];2)+POWER([.J377];2))" office:value-type="float" office:value="702.646947431704" calcext:value-type="float">
            <text:p>702.646947431704</text:p>
          </table:table-cell>
        </table:table-row>
        <table:table-row table:style-name="ro1">
          <table:table-cell office:value-type="float" office:value="93.3798" calcext:value-type="float">
            <text:p>93.3798</text:p>
          </table:table-cell>
          <table:table-cell office:value-type="float" office:value="269.157" calcext:value-type="float">
            <text:p>269.157</text:p>
          </table:table-cell>
          <table:table-cell office:value-type="float" office:value="41.0935" calcext:value-type="float">
            <text:p>41.0935</text:p>
          </table:table-cell>
          <table:table-cell office:value-type="float" office:value="92.5345" calcext:value-type="float">
            <text:p>92.5345</text:p>
          </table:table-cell>
          <table:table-cell office:value-type="float" office:value="256.14" calcext:value-type="float">
            <text:p>256.14</text:p>
          </table:table-cell>
          <table:table-cell office:value-type="float" office:value="41.3582" calcext:value-type="float">
            <text:p>41.3582</text:p>
          </table:table-cell>
          <table:table-cell/>
          <table:table-cell table:formula="of:=([.D378]-[.A378])/0.0166667" office:value-type="float" office:value="-50.7178985642034" calcext:value-type="float">
            <text:p>-50.7178985642034</text:p>
          </table:table-cell>
          <table:table-cell table:formula="of:=ABS([.E378]-[.B378])/0.0166667" office:value-type="float" office:value="781.018437963124" calcext:value-type="float">
            <text:p>781.018437963124</text:p>
          </table:table-cell>
          <table:table-cell table:formula="of:=([.F378]-[.C378])/0.0166667" office:value-type="float" office:value="15.8819682360634" calcext:value-type="float">
            <text:p>15.8819682360634</text:p>
          </table:table-cell>
          <table:table-cell table:formula="of:=DEGREES(ATAN(ABS([.F378]-[.C378])/ABS([.E378]-[.B378])))" office:value-type="float" office:value="1.16494606267783" calcext:value-type="float">
            <text:p>1.16494606267783</text:p>
          </table:table-cell>
          <table:table-cell table:formula="of:=SQRT(POWER([.H378];2)+POWER([.I378];2)+POWER([.J378];2))" office:value-type="float" office:value="782.824592477892" calcext:value-type="float">
            <text:p>782.824592477892</text:p>
          </table:table-cell>
        </table:table-row>
        <table:table-row table:style-name="ro1">
          <table:table-cell office:value-type="float" office:value="97.9116" calcext:value-type="float">
            <text:p>97.9116</text:p>
          </table:table-cell>
          <table:table-cell office:value-type="float" office:value="261.914" calcext:value-type="float">
            <text:p>261.914</text:p>
          </table:table-cell>
          <table:table-cell office:value-type="float" office:value="41.537" calcext:value-type="float">
            <text:p>41.537</text:p>
          </table:table-cell>
          <table:table-cell office:value-type="float" office:value="97.676" calcext:value-type="float">
            <text:p>97.676</text:p>
          </table:table-cell>
          <table:table-cell office:value-type="float" office:value="249.399" calcext:value-type="float">
            <text:p>249.399</text:p>
          </table:table-cell>
          <table:table-cell office:value-type="float" office:value="41.5252" calcext:value-type="float">
            <text:p>41.5252</text:p>
          </table:table-cell>
          <table:table-cell/>
          <table:table-cell table:formula="of:=([.D379]-[.A379])/0.0166667" office:value-type="float" office:value="-14.1359717280569" calcext:value-type="float">
            <text:p>-14.1359717280569</text:p>
          </table:table-cell>
          <table:table-cell table:formula="of:=ABS([.E379]-[.B379])/0.0166667" office:value-type="float" office:value="750.898498203003" calcext:value-type="float">
            <text:p>750.898498203003</text:p>
          </table:table-cell>
          <table:table-cell table:formula="of:=([.F379]-[.C379])/0.0166667" office:value-type="float" office:value="-0.707998584002887" calcext:value-type="float">
            <text:p>-0.707998584002887</text:p>
          </table:table-cell>
          <table:table-cell table:formula="of:=DEGREES(ATAN(ABS([.F379]-[.C379])/ABS([.E379]-[.B379])))" office:value-type="float" office:value="0.0540223729849155" calcext:value-type="float">
            <text:p>0.054022372984916</text:p>
          </table:table-cell>
          <table:table-cell table:formula="of:=SQRT(POWER([.H379];2)+POWER([.I379];2)+POWER([.J379];2))" office:value-type="float" office:value="751.031877860199" calcext:value-type="float">
            <text:p>751.031877860199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257.856" calcext:value-type="float">
            <text:p>257.856</text:p>
          </table:table-cell>
          <table:table-cell office:value-type="float" office:value="41.8869" calcext:value-type="float">
            <text:p>41.8869</text:p>
          </table:table-cell>
          <table:table-cell office:value-type="float" office:value="108.301" calcext:value-type="float">
            <text:p>108.301</text:p>
          </table:table-cell>
          <table:table-cell office:value-type="float" office:value="243.495" calcext:value-type="float">
            <text:p>243.495</text:p>
          </table:table-cell>
          <table:table-cell office:value-type="float" office:value="42.464" calcext:value-type="float">
            <text:p>42.464</text:p>
          </table:table-cell>
          <table:table-cell/>
          <table:table-cell table:formula="of:=([.D380]-[.A380])/0.0166667" office:value-type="float" office:value="-71.9398561202876" calcext:value-type="float">
            <text:p>-71.9398561202876</text:p>
          </table:table-cell>
          <table:table-cell table:formula="of:=ABS([.E380]-[.B380])/0.0166667" office:value-type="float" office:value="861.658276683446" calcext:value-type="float">
            <text:p>861.658276683446</text:p>
          </table:table-cell>
          <table:table-cell table:formula="of:=([.F380]-[.C380])/0.0166667" office:value-type="float" office:value="34.6259307481386" calcext:value-type="float">
            <text:p>34.6259307481386</text:p>
          </table:table-cell>
          <table:table-cell table:formula="of:=DEGREES(ATAN(ABS([.F380]-[.C380])/ABS([.E380]-[.B380])))" office:value-type="float" office:value="2.30120555722031" calcext:value-type="float">
            <text:p>2.30120555722031</text:p>
          </table:table-cell>
          <table:table-cell table:formula="of:=SQRT(POWER([.H380];2)+POWER([.I380];2)+POWER([.J380];2))" office:value-type="float" office:value="865.349226472104" calcext:value-type="float">
            <text:p>865.349226472104</text:p>
          </table:table-cell>
        </table:table-row>
        <table:table-row table:style-name="ro1">
          <table:table-cell office:value-type="float" office:value="111.534" calcext:value-type="float">
            <text:p>111.534</text:p>
          </table:table-cell>
          <table:table-cell office:value-type="float" office:value="253.322" calcext:value-type="float">
            <text:p>253.322</text:p>
          </table:table-cell>
          <table:table-cell office:value-type="float" office:value="41.2096" calcext:value-type="float">
            <text:p>41.2096</text:p>
          </table:table-cell>
          <table:table-cell office:value-type="float" office:value="109.701" calcext:value-type="float">
            <text:p>109.701</text:p>
          </table:table-cell>
          <table:table-cell office:value-type="float" office:value="240.416" calcext:value-type="float">
            <text:p>240.416</text:p>
          </table:table-cell>
          <table:table-cell office:value-type="float" office:value="41.3661" calcext:value-type="float">
            <text:p>41.3661</text:p>
          </table:table-cell>
          <table:table-cell/>
          <table:table-cell table:formula="of:=([.D381]-[.A381])/0.0166667" office:value-type="float" office:value="-109.979780040441" calcext:value-type="float">
            <text:p>-109.979780040441</text:p>
          </table:table-cell>
          <table:table-cell table:formula="of:=ABS([.E381]-[.B381])/0.0166667" office:value-type="float" office:value="774.358451283098" calcext:value-type="float">
            <text:p>774.358451283098</text:p>
          </table:table-cell>
          <table:table-cell table:formula="of:=([.F381]-[.C381])/0.0166667" office:value-type="float" office:value="9.38998122003763" calcext:value-type="float">
            <text:p>9.38998122003763</text:p>
          </table:table-cell>
          <table:table-cell table:formula="of:=DEGREES(ATAN(ABS([.F381]-[.C381])/ABS([.E381]-[.B381])))" office:value-type="float" office:value="0.694742757658462" calcext:value-type="float">
            <text:p>0.694742757658462</text:p>
          </table:table-cell>
          <table:table-cell table:formula="of:=SQRT(POWER([.H381];2)+POWER([.I381];2)+POWER([.J381];2))" office:value-type="float" office:value="782.185869751311" calcext:value-type="float">
            <text:p>782.185869751311</text:p>
          </table:table-cell>
        </table:table-row>
        <table:table-row table:style-name="ro1">
          <table:table-cell office:value-type="float" office:value="112.582" calcext:value-type="float">
            <text:p>112.582</text:p>
          </table:table-cell>
          <table:table-cell office:value-type="float" office:value="262.385" calcext:value-type="float">
            <text:p>262.385</text:p>
          </table:table-cell>
          <table:table-cell office:value-type="float" office:value="40.8541" calcext:value-type="float">
            <text:p>40.8541</text:p>
          </table:table-cell>
          <table:table-cell office:value-type="float" office:value="110.677" calcext:value-type="float">
            <text:p>110.677</text:p>
          </table:table-cell>
          <table:table-cell office:value-type="float" office:value="248.964" calcext:value-type="float">
            <text:p>248.964</text:p>
          </table:table-cell>
          <table:table-cell office:value-type="float" office:value="41.26" calcext:value-type="float">
            <text:p>41.26</text:p>
          </table:table-cell>
          <table:table-cell/>
          <table:table-cell table:formula="of:=([.D382]-[.A382])/0.0166667" office:value-type="float" office:value="-114.299771400456" calcext:value-type="float">
            <text:p>-114.299771400456</text:p>
          </table:table-cell>
          <table:table-cell table:formula="of:=ABS([.E382]-[.B382])/0.0166667" office:value-type="float" office:value="805.258389483221" calcext:value-type="float">
            <text:p>805.258389483221</text:p>
          </table:table-cell>
          <table:table-cell table:formula="of:=([.F382]-[.C382])/0.0166667" office:value-type="float" office:value="24.3539512920971" calcext:value-type="float">
            <text:p>24.3539512920971</text:p>
          </table:table-cell>
          <table:table-cell table:formula="of:=DEGREES(ATAN(ABS([.F382]-[.C382])/ABS([.E382]-[.B382])))" office:value-type="float" office:value="1.7323053497256" calcext:value-type="float">
            <text:p>1.7323053497256</text:p>
          </table:table-cell>
          <table:table-cell table:formula="of:=SQRT(POWER([.H382];2)+POWER([.I382];2)+POWER([.J382];2))" office:value-type="float" office:value="813.694430679506" calcext:value-type="float">
            <text:p>813.694430679506</text:p>
          </table:table-cell>
        </table:table-row>
        <table:table-row table:style-name="ro1">
          <table:table-cell office:value-type="float" office:value="111.771" calcext:value-type="float">
            <text:p>111.771</text:p>
          </table:table-cell>
          <table:table-cell office:value-type="float" office:value="253.302" calcext:value-type="float">
            <text:p>253.302</text:p>
          </table:table-cell>
          <table:table-cell office:value-type="float" office:value="41.2112" calcext:value-type="float">
            <text:p>41.2112</text:p>
          </table:table-cell>
          <table:table-cell office:value-type="float" office:value="110.074" calcext:value-type="float">
            <text:p>110.074</text:p>
          </table:table-cell>
          <table:table-cell office:value-type="float" office:value="239.349" calcext:value-type="float">
            <text:p>239.349</text:p>
          </table:table-cell>
          <table:table-cell office:value-type="float" office:value="41.3212" calcext:value-type="float">
            <text:p>41.3212</text:p>
          </table:table-cell>
          <table:table-cell/>
          <table:table-cell table:formula="of:=([.D383]-[.A383])/0.0166667" office:value-type="float" office:value="-101.819796360407" calcext:value-type="float">
            <text:p>-101.819796360407</text:p>
          </table:table-cell>
          <table:table-cell table:formula="of:=ABS([.E383]-[.B383])/0.0166667" office:value-type="float" office:value="837.178325643349" calcext:value-type="float">
            <text:p>837.178325643349</text:p>
          </table:table-cell>
          <table:table-cell table:formula="of:=([.F383]-[.C383])/0.0166667" office:value-type="float" office:value="6.59998680002637" calcext:value-type="float">
            <text:p>6.59998680002637</text:p>
          </table:table-cell>
          <table:table-cell table:formula="of:=DEGREES(ATAN(ABS([.F383]-[.C383])/ABS([.E383]-[.B383])))" office:value-type="float" office:value="0.451688180395266" calcext:value-type="float">
            <text:p>0.451688180395266</text:p>
          </table:table-cell>
          <table:table-cell table:formula="of:=SQRT(POWER([.H383];2)+POWER([.I383];2)+POWER([.J383];2))" office:value-type="float" office:value="843.373214943204" calcext:value-type="float">
            <text:p>843.373214943204</text:p>
          </table:table-cell>
        </table:table-row>
        <table:table-row table:style-name="ro1">
          <table:table-cell office:value-type="float" office:value="111.827" calcext:value-type="float">
            <text:p>111.827</text:p>
          </table:table-cell>
          <table:table-cell office:value-type="float" office:value="251.85" calcext:value-type="float">
            <text:p>251.85</text:p>
          </table:table-cell>
          <table:table-cell office:value-type="float" office:value="43.1215" calcext:value-type="float">
            <text:p>43.1215</text:p>
          </table:table-cell>
          <table:table-cell office:value-type="float" office:value="109.853" calcext:value-type="float">
            <text:p>109.853</text:p>
          </table:table-cell>
          <table:table-cell office:value-type="float" office:value="240.1" calcext:value-type="float">
            <text:p>240.1</text:p>
          </table:table-cell>
          <table:table-cell office:value-type="float" office:value="43.2724" calcext:value-type="float">
            <text:p>43.2724</text:p>
          </table:table-cell>
          <table:table-cell/>
          <table:table-cell table:formula="of:=([.D384]-[.A384])/0.0166667" office:value-type="float" office:value="-118.439763120474" calcext:value-type="float">
            <text:p>-118.439763120474</text:p>
          </table:table-cell>
          <table:table-cell table:formula="of:=ABS([.E384]-[.B384])/0.0166667" office:value-type="float" office:value="704.99859000282" calcext:value-type="float">
            <text:p>704.99859000282</text:p>
          </table:table-cell>
          <table:table-cell table:formula="of:=([.F384]-[.C384])/0.0166667" office:value-type="float" office:value="9.05398189203622" calcext:value-type="float">
            <text:p>9.05398189203622</text:p>
          </table:table-cell>
          <table:table-cell table:formula="of:=DEGREES(ATAN(ABS([.F384]-[.C384])/ABS([.E384]-[.B384])))" office:value-type="float" office:value="0.735783646603723" calcext:value-type="float">
            <text:p>0.735783646603723</text:p>
          </table:table-cell>
          <table:table-cell table:formula="of:=SQRT(POWER([.H384];2)+POWER([.I384];2)+POWER([.J384];2))" office:value-type="float" office:value="714.935636251334" calcext:value-type="float">
            <text:p>714.935636251334</text:p>
          </table:table-cell>
        </table:table-row>
        <table:table-row table:style-name="ro1">
          <table:table-cell office:value-type="float" office:value="112.883" calcext:value-type="float">
            <text:p>112.883</text:p>
          </table:table-cell>
          <table:table-cell office:value-type="float" office:value="255.301" calcext:value-type="float">
            <text:p>255.301</text:p>
          </table:table-cell>
          <table:table-cell office:value-type="float" office:value="42.0539" calcext:value-type="float">
            <text:p>42.0539</text:p>
          </table:table-cell>
          <table:table-cell office:value-type="float" office:value="110.998" calcext:value-type="float">
            <text:p>110.998</text:p>
          </table:table-cell>
          <table:table-cell office:value-type="float" office:value="242.288" calcext:value-type="float">
            <text:p>242.288</text:p>
          </table:table-cell>
          <table:table-cell office:value-type="float" office:value="42.4201" calcext:value-type="float">
            <text:p>42.4201</text:p>
          </table:table-cell>
          <table:table-cell/>
          <table:table-cell table:formula="of:=([.D385]-[.A385])/0.0166667" office:value-type="float" office:value="-113.099773800452" calcext:value-type="float">
            <text:p>-113.099773800452</text:p>
          </table:table-cell>
          <table:table-cell table:formula="of:=ABS([.E385]-[.B385])/0.0166667" office:value-type="float" office:value="780.778438443122" calcext:value-type="float">
            <text:p>780.778438443122</text:p>
          </table:table-cell>
          <table:table-cell table:formula="of:=([.F385]-[.C385])/0.0166667" office:value-type="float" office:value="21.9719560560878" calcext:value-type="float">
            <text:p>21.9719560560878</text:p>
          </table:table-cell>
          <table:table-cell table:formula="of:=DEGREES(ATAN(ABS([.F385]-[.C385])/ABS([.E385]-[.B385])))" office:value-type="float" office:value="1.61194024961923" calcext:value-type="float">
            <text:p>1.61194024961923</text:p>
          </table:table-cell>
          <table:table-cell table:formula="of:=SQRT(POWER([.H385];2)+POWER([.I385];2)+POWER([.J385];2))" office:value-type="float" office:value="789.233359421866" calcext:value-type="float">
            <text:p>789.233359421866</text:p>
          </table:table-cell>
        </table:table-row>
        <table:table-row table:style-name="ro1">
          <table:table-cell office:value-type="float" office:value="114.207" calcext:value-type="float">
            <text:p>114.207</text:p>
          </table:table-cell>
          <table:table-cell office:value-type="float" office:value="251.723" calcext:value-type="float">
            <text:p>251.723</text:p>
          </table:table-cell>
          <table:table-cell office:value-type="float" office:value="42.6509" calcext:value-type="float">
            <text:p>42.6509</text:p>
          </table:table-cell>
          <table:table-cell office:value-type="float" office:value="112.176" calcext:value-type="float">
            <text:p>112.176</text:p>
          </table:table-cell>
          <table:table-cell office:value-type="float" office:value="240.026" calcext:value-type="float">
            <text:p>240.026</text:p>
          </table:table-cell>
          <table:table-cell office:value-type="float" office:value="42.805" calcext:value-type="float">
            <text:p>42.805</text:p>
          </table:table-cell>
          <table:table-cell/>
          <table:table-cell table:formula="of:=([.D386]-[.A386])/0.0166667" office:value-type="float" office:value="-121.859756280487" calcext:value-type="float">
            <text:p>-121.859756280487</text:p>
          </table:table-cell>
          <table:table-cell table:formula="of:=ABS([.E386]-[.B386])/0.0166667" office:value-type="float" office:value="701.818596362808" calcext:value-type="float">
            <text:p>701.818596362808</text:p>
          </table:table-cell>
          <table:table-cell table:formula="of:=([.F386]-[.C386])/0.0166667" office:value-type="float" office:value="9.24598150803697" calcext:value-type="float">
            <text:p>9.24598150803697</text:p>
          </table:table-cell>
          <table:table-cell table:formula="of:=DEGREES(ATAN(ABS([.F386]-[.C386])/ABS([.E386]-[.B386])))" office:value-type="float" office:value="0.754789165176375" calcext:value-type="float">
            <text:p>0.754789165176375</text:p>
          </table:table-cell>
          <table:table-cell table:formula="of:=SQRT(POWER([.H386];2)+POWER([.I386];2)+POWER([.J386];2))" office:value-type="float" office:value="712.379555135777" calcext:value-type="float">
            <text:p>712.379555135777</text:p>
          </table:table-cell>
        </table:table-row>
        <table:table-row table:style-name="ro1">
          <table:table-cell office:value-type="float" office:value="112.995" calcext:value-type="float">
            <text:p>112.995</text:p>
          </table:table-cell>
          <table:table-cell office:value-type="float" office:value="244.074" calcext:value-type="float">
            <text:p>244.074</text:p>
          </table:table-cell>
          <table:table-cell office:value-type="float" office:value="43.4926" calcext:value-type="float">
            <text:p>43.4926</text:p>
          </table:table-cell>
          <table:table-cell office:value-type="float" office:value="110.926" calcext:value-type="float">
            <text:p>110.926</text:p>
          </table:table-cell>
          <table:table-cell office:value-type="float" office:value="231.691" calcext:value-type="float">
            <text:p>231.691</text:p>
          </table:table-cell>
          <table:table-cell office:value-type="float" office:value="43.8131" calcext:value-type="float">
            <text:p>43.8131</text:p>
          </table:table-cell>
          <table:table-cell/>
          <table:table-cell table:formula="of:=([.D387]-[.A387])/0.0166667" office:value-type="float" office:value="-124.139751720497" calcext:value-type="float">
            <text:p>-124.139751720497</text:p>
          </table:table-cell>
          <table:table-cell table:formula="of:=ABS([.E387]-[.B387])/0.0166667" office:value-type="float" office:value="742.978514042973" calcext:value-type="float">
            <text:p>742.978514042973</text:p>
          </table:table-cell>
          <table:table-cell table:formula="of:=([.F387]-[.C387])/0.0166667" office:value-type="float" office:value="19.2299615400767" calcext:value-type="float">
            <text:p>19.2299615400767</text:p>
          </table:table-cell>
          <table:table-cell table:formula="of:=DEGREES(ATAN(ABS([.F387]-[.C387])/ABS([.E387]-[.B387])))" office:value-type="float" office:value="1.48261313981938" calcext:value-type="float">
            <text:p>1.48261313981938</text:p>
          </table:table-cell>
          <table:table-cell table:formula="of:=SQRT(POWER([.H387];2)+POWER([.I387];2)+POWER([.J387];2))" office:value-type="float" office:value="753.523418154713" calcext:value-type="float">
            <text:p>753.523418154713</text:p>
          </table:table-cell>
        </table:table-row>
        <table:table-row table:style-name="ro1">
          <table:table-cell office:value-type="float" office:value="114.409" calcext:value-type="float">
            <text:p>114.409</text:p>
          </table:table-cell>
          <table:table-cell office:value-type="float" office:value="258.636" calcext:value-type="float">
            <text:p>258.636</text:p>
          </table:table-cell>
          <table:table-cell office:value-type="float" office:value="41.4763" calcext:value-type="float">
            <text:p>41.4763</text:p>
          </table:table-cell>
          <table:table-cell office:value-type="float" office:value="112.153" calcext:value-type="float">
            <text:p>112.153</text:p>
          </table:table-cell>
          <table:table-cell office:value-type="float" office:value="244.463" calcext:value-type="float">
            <text:p>244.463</text:p>
          </table:table-cell>
          <table:table-cell office:value-type="float" office:value="41.5649" calcext:value-type="float">
            <text:p>41.5649</text:p>
          </table:table-cell>
          <table:table-cell/>
          <table:table-cell table:formula="of:=([.D388]-[.A388])/0.0166667" office:value-type="float" office:value="-135.359729280541" calcext:value-type="float">
            <text:p>-135.359729280541</text:p>
          </table:table-cell>
          <table:table-cell table:formula="of:=ABS([.E388]-[.B388])/0.0166667" office:value-type="float" office:value="850.378299243403" calcext:value-type="float">
            <text:p>850.378299243403</text:p>
          </table:table-cell>
          <table:table-cell table:formula="of:=([.F388]-[.C388])/0.0166667" office:value-type="float" office:value="5.31598936802124" calcext:value-type="float">
            <text:p>5.31598936802124</text:p>
          </table:table-cell>
          <table:table-cell table:formula="of:=DEGREES(ATAN(ABS([.F388]-[.C388])/ABS([.E388]-[.B388])))" office:value-type="float" office:value="0.358169755125018" calcext:value-type="float">
            <text:p>0.358169755125018</text:p>
          </table:table-cell>
          <table:table-cell table:formula="of:=SQRT(POWER([.H388];2)+POWER([.I388];2)+POWER([.J388];2))" office:value-type="float" office:value="861.10032393326" calcext:value-type="float">
            <text:p>861.10032393326</text:p>
          </table:table-cell>
        </table:table-row>
        <table:table-row table:style-name="ro1">
          <table:table-cell office:value-type="float" office:value="113.827" calcext:value-type="float">
            <text:p>113.827</text:p>
          </table:table-cell>
          <table:table-cell office:value-type="float" office:value="252.113" calcext:value-type="float">
            <text:p>252.113</text:p>
          </table:table-cell>
          <table:table-cell office:value-type="float" office:value="40.6872" calcext:value-type="float">
            <text:p>40.6872</text:p>
          </table:table-cell>
          <table:table-cell office:value-type="float" office:value="111.611" calcext:value-type="float">
            <text:p>111.611</text:p>
          </table:table-cell>
          <table:table-cell office:value-type="float" office:value="240.537" calcext:value-type="float">
            <text:p>240.537</text:p>
          </table:table-cell>
          <table:table-cell office:value-type="float" office:value="39.936" calcext:value-type="float">
            <text:p>39.936</text:p>
          </table:table-cell>
          <table:table-cell/>
          <table:table-cell table:formula="of:=([.D389]-[.A389])/0.0166667" office:value-type="float" office:value="-132.959734080532" calcext:value-type="float">
            <text:p>-132.959734080532</text:p>
          </table:table-cell>
          <table:table-cell table:formula="of:=ABS([.E389]-[.B389])/0.0166667" office:value-type="float" office:value="694.558610882778" calcext:value-type="float">
            <text:p>694.558610882778</text:p>
          </table:table-cell>
          <table:table-cell table:formula="of:=([.F389]-[.C389])/0.0166667" office:value-type="float" office:value="-45.0719098561801" calcext:value-type="float">
            <text:p>-45.0719098561801</text:p>
          </table:table-cell>
          <table:table-cell table:formula="of:=DEGREES(ATAN(ABS([.F389]-[.C389])/ABS([.E389]-[.B389])))" office:value-type="float" office:value="3.71288233294049" calcext:value-type="float">
            <text:p>3.71288233294049</text:p>
          </table:table-cell>
          <table:table-cell table:formula="of:=SQRT(POWER([.H389];2)+POWER([.I389];2)+POWER([.J389];2))" office:value-type="float" office:value="708.605272275237" calcext:value-type="float">
            <text:p>708.605272275237</text:p>
          </table:table-cell>
        </table:table-row>
        <table:table-row table:style-name="ro1">
          <table:table-cell office:value-type="float" office:value="114.559" calcext:value-type="float">
            <text:p>114.559</text:p>
          </table:table-cell>
          <table:table-cell office:value-type="float" office:value="257.548" calcext:value-type="float">
            <text:p>257.548</text:p>
          </table:table-cell>
          <table:table-cell office:value-type="float" office:value="41.1791" calcext:value-type="float">
            <text:p>41.1791</text:p>
          </table:table-cell>
          <table:table-cell office:value-type="float" office:value="112.175" calcext:value-type="float">
            <text:p>112.175</text:p>
          </table:table-cell>
          <table:table-cell office:value-type="float" office:value="244.551" calcext:value-type="float">
            <text:p>244.551</text:p>
          </table:table-cell>
          <table:table-cell office:value-type="float" office:value="41.0814" calcext:value-type="float">
            <text:p>41.0814</text:p>
          </table:table-cell>
          <table:table-cell/>
          <table:table-cell table:formula="of:=([.D390]-[.A390])/0.0166667" office:value-type="float" office:value="-143.039713920572" calcext:value-type="float">
            <text:p>-143.039713920572</text:p>
          </table:table-cell>
          <table:table-cell table:formula="of:=ABS([.E390]-[.B390])/0.0166667" office:value-type="float" office:value="779.81844036312" calcext:value-type="float">
            <text:p>779.81844036312</text:p>
          </table:table-cell>
          <table:table-cell table:formula="of:=([.F390]-[.C390])/0.0166667" office:value-type="float" office:value="-5.86198827602322" calcext:value-type="float">
            <text:p>-5.86198827602322</text:p>
          </table:table-cell>
          <table:table-cell table:formula="of:=DEGREES(ATAN(ABS([.F390]-[.C390])/ABS([.E390]-[.B390])))" office:value-type="float" office:value="0.430691099761234" calcext:value-type="float">
            <text:p>0.430691099761234</text:p>
          </table:table-cell>
          <table:table-cell table:formula="of:=SQRT(POWER([.H390];2)+POWER([.I390];2)+POWER([.J390];2))" office:value-type="float" office:value="792.850252314645" calcext:value-type="float">
            <text:p>792.850252314645</text:p>
          </table:table-cell>
        </table:table-row>
        <table:table-row table:style-name="ro1">
          <table:table-cell office:value-type="float" office:value="112.33" calcext:value-type="float">
            <text:p>112.33</text:p>
          </table:table-cell>
          <table:table-cell office:value-type="float" office:value="251.923" calcext:value-type="float">
            <text:p>251.923</text:p>
          </table:table-cell>
          <table:table-cell office:value-type="float" office:value="42.3943" calcext:value-type="float">
            <text:p>42.3943</text:p>
          </table:table-cell>
          <table:table-cell office:value-type="float" office:value="109.783" calcext:value-type="float">
            <text:p>109.783</text:p>
          </table:table-cell>
          <table:table-cell office:value-type="float" office:value="239.123" calcext:value-type="float">
            <text:p>239.123</text:p>
          </table:table-cell>
          <table:table-cell office:value-type="float" office:value="42.7501" calcext:value-type="float">
            <text:p>42.7501</text:p>
          </table:table-cell>
          <table:table-cell/>
          <table:table-cell table:formula="of:=([.D391]-[.A391])/0.0166667" office:value-type="float" office:value="-152.819694360611" calcext:value-type="float">
            <text:p>-152.819694360611</text:p>
          </table:table-cell>
          <table:table-cell table:formula="of:=ABS([.E391]-[.B391])/0.0166667" office:value-type="float" office:value="767.998464003073" calcext:value-type="float">
            <text:p>767.998464003073</text:p>
          </table:table-cell>
          <table:table-cell table:formula="of:=([.F391]-[.C391])/0.0166667" office:value-type="float" office:value="21.3479573040855" calcext:value-type="float">
            <text:p>21.3479573040855</text:p>
          </table:table-cell>
          <table:table-cell table:formula="of:=DEGREES(ATAN(ABS([.F391]-[.C391])/ABS([.E391]-[.B391])))" office:value-type="float" office:value="1.59223361721703" calcext:value-type="float">
            <text:p>1.59223361721703</text:p>
          </table:table-cell>
          <table:table-cell table:formula="of:=SQRT(POWER([.H391];2)+POWER([.I391];2)+POWER([.J391];2))" office:value-type="float" office:value="783.346178248548" calcext:value-type="float">
            <text:p>783.346178248548</text:p>
          </table:table-cell>
        </table:table-row>
        <table:table-row table:style-name="ro1">
          <table:table-cell office:value-type="float" office:value="114.434" calcext:value-type="float">
            <text:p>114.434</text:p>
          </table:table-cell>
          <table:table-cell office:value-type="float" office:value="258.732" calcext:value-type="float">
            <text:p>258.732</text:p>
          </table:table-cell>
          <table:table-cell office:value-type="float" office:value="40.9778" calcext:value-type="float">
            <text:p>40.9778</text:p>
          </table:table-cell>
          <table:table-cell office:value-type="float" office:value="112.27" calcext:value-type="float">
            <text:p>112.27</text:p>
          </table:table-cell>
          <table:table-cell office:value-type="float" office:value="245.61" calcext:value-type="float">
            <text:p>245.61</text:p>
          </table:table-cell>
          <table:table-cell office:value-type="float" office:value="41.1285" calcext:value-type="float">
            <text:p>41.1285</text:p>
          </table:table-cell>
          <table:table-cell/>
          <table:table-cell table:formula="of:=([.D392]-[.A392])/0.0166667" office:value-type="float" office:value="-129.839740320519" calcext:value-type="float">
            <text:p>-129.839740320519</text:p>
          </table:table-cell>
          <table:table-cell table:formula="of:=ABS([.E392]-[.B392])/0.0166667" office:value-type="float" office:value="787.31842536315" calcext:value-type="float">
            <text:p>787.31842536315</text:p>
          </table:table-cell>
          <table:table-cell table:formula="of:=([.F392]-[.C392])/0.0166667" office:value-type="float" office:value="9.0419819160362" calcext:value-type="float">
            <text:p>9.0419819160362</text:p>
          </table:table-cell>
          <table:table-cell table:formula="of:=DEGREES(ATAN(ABS([.F392]-[.C392])/ABS([.E392]-[.B392])))" office:value-type="float" office:value="0.65798615985884" calcext:value-type="float">
            <text:p>0.65798615985884</text:p>
          </table:table-cell>
          <table:table-cell table:formula="of:=SQRT(POWER([.H392];2)+POWER([.I392];2)+POWER([.J392];2))" office:value-type="float" office:value="798.004021618801" calcext:value-type="float">
            <text:p>798.004021618801</text:p>
          </table:table-cell>
        </table:table-row>
        <table:table-row table:style-name="ro1">
          <table:table-cell office:value-type="float" office:value="108.593" calcext:value-type="float">
            <text:p>108.593</text:p>
          </table:table-cell>
          <table:table-cell office:value-type="float" office:value="255.635" calcext:value-type="float">
            <text:p>255.635</text:p>
          </table:table-cell>
          <table:table-cell office:value-type="float" office:value="42.0306" calcext:value-type="float">
            <text:p>42.0306</text:p>
          </table:table-cell>
          <table:table-cell office:value-type="float" office:value="107.622" calcext:value-type="float">
            <text:p>107.622</text:p>
          </table:table-cell>
          <table:table-cell office:value-type="float" office:value="243.611" calcext:value-type="float">
            <text:p>243.611</text:p>
          </table:table-cell>
          <table:table-cell office:value-type="float" office:value="41.9829" calcext:value-type="float">
            <text:p>41.9829</text:p>
          </table:table-cell>
          <table:table-cell/>
          <table:table-cell table:formula="of:=([.D393]-[.A393])/0.0166667" office:value-type="float" office:value="-58.2598834802333" calcext:value-type="float">
            <text:p>-58.2598834802333</text:p>
          </table:table-cell>
          <table:table-cell table:formula="of:=ABS([.E393]-[.B393])/0.0166667" office:value-type="float" office:value="721.438557122886" calcext:value-type="float">
            <text:p>721.438557122886</text:p>
          </table:table-cell>
          <table:table-cell table:formula="of:=([.F393]-[.C393])/0.0166667" office:value-type="float" office:value="-2.86199427601139" calcext:value-type="float">
            <text:p>-2.86199427601139</text:p>
          </table:table-cell>
          <table:table-cell table:formula="of:=DEGREES(ATAN(ABS([.F393]-[.C393])/ABS([.E393]-[.B393])))" office:value-type="float" office:value="0.227294938947075" calcext:value-type="float">
            <text:p>0.227294938947075</text:p>
          </table:table-cell>
          <table:table-cell table:formula="of:=SQRT(POWER([.H393];2)+POWER([.I393];2)+POWER([.J393];2))" office:value-type="float" office:value="723.792785773607" calcext:value-type="float">
            <text:p>723.792785773607</text:p>
          </table:table-cell>
        </table:table-row>
        <table:table-row table:style-name="ro1">
          <table:table-cell office:value-type="float" office:value="109.843" calcext:value-type="float">
            <text:p>109.843</text:p>
          </table:table-cell>
          <table:table-cell office:value-type="float" office:value="264.85" calcext:value-type="float">
            <text:p>264.85</text:p>
          </table:table-cell>
          <table:table-cell office:value-type="float" office:value="41.4336" calcext:value-type="float">
            <text:p>41.4336</text:p>
          </table:table-cell>
          <table:table-cell office:value-type="float" office:value="108.803" calcext:value-type="float">
            <text:p>108.803</text:p>
          </table:table-cell>
          <table:table-cell office:value-type="float" office:value="252.288" calcext:value-type="float">
            <text:p>252.288</text:p>
          </table:table-cell>
          <table:table-cell office:value-type="float" office:value="41.8847" calcext:value-type="float">
            <text:p>41.8847</text:p>
          </table:table-cell>
          <table:table-cell/>
          <table:table-cell table:formula="of:=([.D394]-[.A394])/0.0166667" office:value-type="float" office:value="-62.39987520025" calcext:value-type="float">
            <text:p>-62.39987520025</text:p>
          </table:table-cell>
          <table:table-cell table:formula="of:=ABS([.E394]-[.B394])/0.0166667" office:value-type="float" office:value="753.718492563016" calcext:value-type="float">
            <text:p>753.718492563016</text:p>
          </table:table-cell>
          <table:table-cell table:formula="of:=([.F394]-[.C394])/0.0166667" office:value-type="float" office:value="27.0659458681085" calcext:value-type="float">
            <text:p>27.0659458681085</text:p>
          </table:table-cell>
          <table:table-cell table:formula="of:=DEGREES(ATAN(ABS([.F394]-[.C394])/ABS([.E394]-[.B394])))" office:value-type="float" office:value="2.05660125994659" calcext:value-type="float">
            <text:p>2.05660125994659</text:p>
          </table:table-cell>
          <table:table-cell table:formula="of:=SQRT(POWER([.H394];2)+POWER([.I394];2)+POWER([.J394];2))" office:value-type="float" office:value="756.781260260986" calcext:value-type="float">
            <text:p>756.781260260986</text:p>
          </table:table-cell>
        </table:table-row>
        <table:table-row table:style-name="ro1">
          <table:table-cell office:value-type="float" office:value="129.858" calcext:value-type="float">
            <text:p>129.858</text:p>
          </table:table-cell>
          <table:table-cell office:value-type="float" office:value="264.347" calcext:value-type="float">
            <text:p>264.347</text:p>
          </table:table-cell>
          <table:table-cell office:value-type="float" office:value="41.6123" calcext:value-type="float">
            <text:p>41.6123</text:p>
          </table:table-cell>
          <table:table-cell office:value-type="float" office:value="128.229" calcext:value-type="float">
            <text:p>128.229</text:p>
          </table:table-cell>
          <table:table-cell office:value-type="float" office:value="253.29" calcext:value-type="float">
            <text:p>253.29</text:p>
          </table:table-cell>
          <table:table-cell office:value-type="float" office:value="41.8061" calcext:value-type="float">
            <text:p>41.8061</text:p>
          </table:table-cell>
          <table:table-cell/>
          <table:table-cell table:formula="of:=([.D395]-[.A395])/0.0166667" office:value-type="float" office:value="-97.7398045203904" calcext:value-type="float">
            <text:p>-97.7398045203904</text:p>
          </table:table-cell>
          <table:table-cell table:formula="of:=ABS([.E395]-[.B395])/0.0166667" office:value-type="float" office:value="663.418673162653" calcext:value-type="float">
            <text:p>663.418673162653</text:p>
          </table:table-cell>
          <table:table-cell table:formula="of:=([.F395]-[.C395])/0.0166667" office:value-type="float" office:value="11.6279767440467" calcext:value-type="float">
            <text:p>11.6279767440467</text:p>
          </table:table-cell>
          <table:table-cell table:formula="of:=DEGREES(ATAN(ABS([.F395]-[.C395])/ABS([.E395]-[.B395])))" office:value-type="float" office:value="1.00414083448394" calcext:value-type="float">
            <text:p>1.00414083448394</text:p>
          </table:table-cell>
          <table:table-cell table:formula="of:=SQRT(POWER([.H395];2)+POWER([.I395];2)+POWER([.J395];2))" office:value-type="float" office:value="670.680710272585" calcext:value-type="float">
            <text:p>670.680710272585</text:p>
          </table:table-cell>
        </table:table-row>
        <table:table-row table:style-name="ro1">
          <table:table-cell office:value-type="float" office:value="130.291" calcext:value-type="float">
            <text:p>130.291</text:p>
          </table:table-cell>
          <table:table-cell office:value-type="float" office:value="252.804" calcext:value-type="float">
            <text:p>252.804</text:p>
          </table:table-cell>
          <table:table-cell office:value-type="float" office:value="42.35" calcext:value-type="float">
            <text:p>42.35</text:p>
          </table:table-cell>
          <table:table-cell office:value-type="float" office:value="128.872" calcext:value-type="float">
            <text:p>128.872</text:p>
          </table:table-cell>
          <table:table-cell office:value-type="float" office:value="240.133" calcext:value-type="float">
            <text:p>240.133</text:p>
          </table:table-cell>
          <table:table-cell office:value-type="float" office:value="42.6641" calcext:value-type="float">
            <text:p>42.6641</text:p>
          </table:table-cell>
          <table:table-cell/>
          <table:table-cell table:formula="of:=([.D396]-[.A396])/0.0166667" office:value-type="float" office:value="-85.1398297203395" calcext:value-type="float">
            <text:p>-85.1398297203395</text:p>
          </table:table-cell>
          <table:table-cell table:formula="of:=ABS([.E396]-[.B396])/0.0166667" office:value-type="float" office:value="760.258479483041" calcext:value-type="float">
            <text:p>760.258479483041</text:p>
          </table:table-cell>
          <table:table-cell table:formula="of:=([.F396]-[.C396])/0.0166667" office:value-type="float" office:value="18.8459623080752" calcext:value-type="float">
            <text:p>18.8459623080752</text:p>
          </table:table-cell>
          <table:table-cell table:formula="of:=DEGREES(ATAN(ABS([.F396]-[.C396])/ABS([.E396]-[.B396])))" office:value-type="float" office:value="1.420007849836" calcext:value-type="float">
            <text:p>1.420007849836</text:p>
          </table:table-cell>
          <table:table-cell table:formula="of:=SQRT(POWER([.H396];2)+POWER([.I396];2)+POWER([.J396];2))" office:value-type="float" office:value="765.243044088602" calcext:value-type="float">
            <text:p>765.243044088602</text:p>
          </table:table-cell>
        </table:table-row>
        <table:table-row table:style-name="ro1">
          <table:table-cell office:value-type="float" office:value="132.013" calcext:value-type="float">
            <text:p>132.013</text:p>
          </table:table-cell>
          <table:table-cell office:value-type="float" office:value="260.398" calcext:value-type="float">
            <text:p>260.398</text:p>
          </table:table-cell>
          <table:table-cell office:value-type="float" office:value="42.0152" calcext:value-type="float">
            <text:p>42.0152</text:p>
          </table:table-cell>
          <table:table-cell office:value-type="float" office:value="130.605" calcext:value-type="float">
            <text:p>130.605</text:p>
          </table:table-cell>
          <table:table-cell office:value-type="float" office:value="246.209" calcext:value-type="float">
            <text:p>246.209</text:p>
          </table:table-cell>
          <table:table-cell office:value-type="float" office:value="42.5312" calcext:value-type="float">
            <text:p>42.5312</text:p>
          </table:table-cell>
          <table:table-cell/>
          <table:table-cell table:formula="of:=([.D397]-[.A397])/0.0166667" office:value-type="float" office:value="-84.4798310403388" calcext:value-type="float">
            <text:p>-84.4798310403388</text:p>
          </table:table-cell>
          <table:table-cell table:formula="of:=ABS([.E397]-[.B397])/0.0166667" office:value-type="float" office:value="851.338297323407" calcext:value-type="float">
            <text:p>851.338297323407</text:p>
          </table:table-cell>
          <table:table-cell table:formula="of:=([.F397]-[.C397])/0.0166667" office:value-type="float" office:value="30.9599380801237" calcext:value-type="float">
            <text:p>30.9599380801237</text:p>
          </table:table-cell>
          <table:table-cell table:formula="of:=DEGREES(ATAN(ABS([.F397]-[.C397])/ABS([.E397]-[.B397])))" office:value-type="float" office:value="2.08271192370277" calcext:value-type="float">
            <text:p>2.08271192370277</text:p>
          </table:table-cell>
          <table:table-cell table:formula="of:=SQRT(POWER([.H397];2)+POWER([.I397];2)+POWER([.J397];2))" office:value-type="float" office:value="856.079585148511" calcext:value-type="float">
            <text:p>856.079585148511</text:p>
          </table:table-cell>
        </table:table-row>
        <table:table-row table:style-name="ro1">
          <table:table-cell office:value-type="float" office:value="130.497" calcext:value-type="float">
            <text:p>130.497</text:p>
          </table:table-cell>
          <table:table-cell office:value-type="float" office:value="249.287" calcext:value-type="float">
            <text:p>249.287</text:p>
          </table:table-cell>
          <table:table-cell office:value-type="float" office:value="43.4168" calcext:value-type="float">
            <text:p>43.4168</text:p>
          </table:table-cell>
          <table:table-cell office:value-type="float" office:value="128.941" calcext:value-type="float">
            <text:p>128.941</text:p>
          </table:table-cell>
          <table:table-cell office:value-type="float" office:value="235.788" calcext:value-type="float">
            <text:p>235.788</text:p>
          </table:table-cell>
          <table:table-cell office:value-type="float" office:value="43.8782" calcext:value-type="float">
            <text:p>43.8782</text:p>
          </table:table-cell>
          <table:table-cell/>
          <table:table-cell table:formula="of:=([.D398]-[.A398])/0.0166667" office:value-type="float" office:value="-93.3598132803741" calcext:value-type="float">
            <text:p>-93.3598132803741</text:p>
          </table:table-cell>
          <table:table-cell table:formula="of:=ABS([.E398]-[.B398])/0.0166667" office:value-type="float" office:value="809.93838012324" calcext:value-type="float">
            <text:p>809.93838012324</text:p>
          </table:table-cell>
          <table:table-cell table:formula="of:=([.F398]-[.C398])/0.0166667" office:value-type="float" office:value="27.6839446321106" calcext:value-type="float">
            <text:p>27.6839446321106</text:p>
          </table:table-cell>
          <table:table-cell table:formula="of:=DEGREES(ATAN(ABS([.F398]-[.C398])/ABS([.E398]-[.B398])))" office:value-type="float" office:value="1.95762536253346" calcext:value-type="float">
            <text:p>1.95762536253346</text:p>
          </table:table-cell>
          <table:table-cell table:formula="of:=SQRT(POWER([.H398];2)+POWER([.I398];2)+POWER([.J398];2))" office:value-type="float" office:value="815.771190422166" calcext:value-type="float">
            <text:p>815.771190422166</text:p>
          </table:table-cell>
        </table:table-row>
        <table:table-row table:style-name="ro1">
          <table:table-cell office:value-type="float" office:value="114.318" calcext:value-type="float">
            <text:p>114.318</text:p>
          </table:table-cell>
          <table:table-cell office:value-type="float" office:value="248.23" calcext:value-type="float">
            <text:p>248.23</text:p>
          </table:table-cell>
          <table:table-cell office:value-type="float" office:value="43.7127" calcext:value-type="float">
            <text:p>43.7127</text:p>
          </table:table-cell>
          <table:table-cell office:value-type="float" office:value="112.985" calcext:value-type="float">
            <text:p>112.985</text:p>
          </table:table-cell>
          <table:table-cell office:value-type="float" office:value="236.665" calcext:value-type="float">
            <text:p>236.665</text:p>
          </table:table-cell>
          <table:table-cell office:value-type="float" office:value="43.8426" calcext:value-type="float">
            <text:p>43.8426</text:p>
          </table:table-cell>
          <table:table-cell/>
          <table:table-cell table:formula="of:=([.D399]-[.A399])/0.0166667" office:value-type="float" office:value="-79.9798400403198" calcext:value-type="float">
            <text:p>-79.9798400403198</text:p>
          </table:table-cell>
          <table:table-cell table:formula="of:=ABS([.E399]-[.B399])/0.0166667" office:value-type="float" office:value="693.898612202775" calcext:value-type="float">
            <text:p>693.898612202775</text:p>
          </table:table-cell>
          <table:table-cell table:formula="of:=([.F399]-[.C399])/0.0166667" office:value-type="float" office:value="7.79398441203113" calcext:value-type="float">
            <text:p>7.79398441203113</text:p>
          </table:table-cell>
          <table:table-cell table:formula="of:=DEGREES(ATAN(ABS([.F399]-[.C399])/ABS([.E399]-[.B399])))" office:value-type="float" office:value="0.643528645683266" calcext:value-type="float">
            <text:p>0.643528645683266</text:p>
          </table:table-cell>
          <table:table-cell table:formula="of:=SQRT(POWER([.H399];2)+POWER([.I399];2)+POWER([.J399];2))" office:value-type="float" office:value="698.536187339516" calcext:value-type="float">
            <text:p>698.536187339516</text:p>
          </table:table-cell>
        </table:table-row>
        <table:table-row table:style-name="ro1">
          <table:table-cell office:value-type="float" office:value="104.376" calcext:value-type="float">
            <text:p>104.376</text:p>
          </table:table-cell>
          <table:table-cell office:value-type="float" office:value="260.474" calcext:value-type="float">
            <text:p>260.474</text:p>
          </table:table-cell>
          <table:table-cell office:value-type="float" office:value="41.9682" calcext:value-type="float">
            <text:p>41.9682</text:p>
          </table:table-cell>
          <table:table-cell office:value-type="float" office:value="104.115" calcext:value-type="float">
            <text:p>104.115</text:p>
          </table:table-cell>
          <table:table-cell office:value-type="float" office:value="246.959" calcext:value-type="float">
            <text:p>246.959</text:p>
          </table:table-cell>
          <table:table-cell office:value-type="float" office:value="42.3658" calcext:value-type="float">
            <text:p>42.3658</text:p>
          </table:table-cell>
          <table:table-cell/>
          <table:table-cell table:formula="of:=([.D400]-[.A400])/0.0166667" office:value-type="float" office:value="-15.6599686800632" calcext:value-type="float">
            <text:p>-15.6599686800632</text:p>
          </table:table-cell>
          <table:table-cell table:formula="of:=ABS([.E400]-[.B400])/0.0166667" office:value-type="float" office:value="810.898378203243" calcext:value-type="float">
            <text:p>810.898378203243</text:p>
          </table:table-cell>
          <table:table-cell table:formula="of:=([.F400]-[.C400])/0.0166667" office:value-type="float" office:value="23.8559522880952" calcext:value-type="float">
            <text:p>23.8559522880952</text:p>
          </table:table-cell>
          <table:table-cell table:formula="of:=DEGREES(ATAN(ABS([.F400]-[.C400])/ABS([.E400]-[.B400])))" office:value-type="float" office:value="1.68510789352395" calcext:value-type="float">
            <text:p>1.68510789352395</text:p>
          </table:table-cell>
          <table:table-cell table:formula="of:=SQRT(POWER([.H400];2)+POWER([.I400];2)+POWER([.J400];2))" office:value-type="float" office:value="811.400345607076" calcext:value-type="float">
            <text:p>811.400345607076</text:p>
          </table:table-cell>
        </table:table-row>
        <table:table-row table:style-name="ro1">
          <table:table-cell office:value-type="float" office:value="102.066" calcext:value-type="float">
            <text:p>102.066</text:p>
          </table:table-cell>
          <table:table-cell office:value-type="float" office:value="254.882" calcext:value-type="float">
            <text:p>254.882</text:p>
          </table:table-cell>
          <table:table-cell office:value-type="float" office:value="41.7331" calcext:value-type="float">
            <text:p>41.7331</text:p>
          </table:table-cell>
          <table:table-cell office:value-type="float" office:value="101.494" calcext:value-type="float">
            <text:p>101.494</text:p>
          </table:table-cell>
          <table:table-cell office:value-type="float" office:value="242.793" calcext:value-type="float">
            <text:p>242.793</text:p>
          </table:table-cell>
          <table:table-cell office:value-type="float" office:value="41.7092" calcext:value-type="float">
            <text:p>41.7092</text:p>
          </table:table-cell>
          <table:table-cell/>
          <table:table-cell table:formula="of:=([.D401]-[.A401])/0.0166667" office:value-type="float" office:value="-34.3199313601374" calcext:value-type="float">
            <text:p>-34.3199313601374</text:p>
          </table:table-cell>
          <table:table-cell table:formula="of:=ABS([.E401]-[.B401])/0.0166667" office:value-type="float" office:value="725.338549322901" calcext:value-type="float">
            <text:p>725.338549322901</text:p>
          </table:table-cell>
          <table:table-cell table:formula="of:=([.F401]-[.C401])/0.0166667" office:value-type="float" office:value="-1.43399713200559" calcext:value-type="float">
            <text:p>-1.43399713200559</text:p>
          </table:table-cell>
          <table:table-cell table:formula="of:=DEGREES(ATAN(ABS([.F401]-[.C401])/ABS([.E401]-[.B401])))" office:value-type="float" office:value="0.113273831275268" calcext:value-type="float">
            <text:p>0.113273831275268</text:p>
          </table:table-cell>
          <table:table-cell table:formula="of:=SQRT(POWER([.H401];2)+POWER([.I401];2)+POWER([.J401];2))" office:value-type="float" office:value="726.151447819386" calcext:value-type="float">
            <text:p>726.151447819386</text:p>
          </table:table-cell>
        </table:table-row>
        <table:table-row table:style-name="ro1">
          <table:table-cell office:value-type="float" office:value="75.0793" calcext:value-type="float">
            <text:p>75.0793</text:p>
          </table:table-cell>
          <table:table-cell office:value-type="float" office:value="271.859" calcext:value-type="float">
            <text:p>271.859</text:p>
          </table:table-cell>
          <table:table-cell office:value-type="float" office:value="41.3002" calcext:value-type="float">
            <text:p>41.3002</text:p>
          </table:table-cell>
          <table:table-cell office:value-type="float" office:value="73.7717" calcext:value-type="float">
            <text:p>73.7717</text:p>
          </table:table-cell>
          <table:table-cell office:value-type="float" office:value="258.269" calcext:value-type="float">
            <text:p>258.269</text:p>
          </table:table-cell>
          <table:table-cell office:value-type="float" office:value="41.6423" calcext:value-type="float">
            <text:p>41.6423</text:p>
          </table:table-cell>
          <table:table-cell/>
          <table:table-cell table:formula="of:=([.D402]-[.A402])/0.0166667" office:value-type="float" office:value="-78.4558430883143" calcext:value-type="float">
            <text:p>-78.4558430883143</text:p>
          </table:table-cell>
          <table:table-cell table:formula="of:=ABS([.E402]-[.B402])/0.0166667" office:value-type="float" office:value="815.39836920326" calcext:value-type="float">
            <text:p>815.39836920326</text:p>
          </table:table-cell>
          <table:table-cell table:formula="of:=([.F402]-[.C402])/0.0166667" office:value-type="float" office:value="20.5259589480822" calcext:value-type="float">
            <text:p>20.5259589480822</text:p>
          </table:table-cell>
          <table:table-cell table:formula="of:=DEGREES(ATAN(ABS([.F402]-[.C402])/ABS([.E402]-[.B402])))" office:value-type="float" office:value="1.44199761157874" calcext:value-type="float">
            <text:p>1.44199761157874</text:p>
          </table:table-cell>
          <table:table-cell table:formula="of:=SQRT(POWER([.H402];2)+POWER([.I402];2)+POWER([.J402];2))" office:value-type="float" office:value="819.421219401092" calcext:value-type="float">
            <text:p>819.421219401092</text:p>
          </table:table-cell>
        </table:table-row>
        <table:table-row table:style-name="ro1">
          <table:table-cell office:value-type="float" office:value="74.8402" calcext:value-type="float">
            <text:p>74.8402</text:p>
          </table:table-cell>
          <table:table-cell office:value-type="float" office:value="272.981" calcext:value-type="float">
            <text:p>272.981</text:p>
          </table:table-cell>
          <table:table-cell office:value-type="float" office:value="41.8603" calcext:value-type="float">
            <text:p>41.8603</text:p>
          </table:table-cell>
          <table:table-cell office:value-type="float" office:value="73.5371" calcext:value-type="float">
            <text:p>73.5371</text:p>
          </table:table-cell>
          <table:table-cell office:value-type="float" office:value="259.33" calcext:value-type="float">
            <text:p>259.33</text:p>
          </table:table-cell>
          <table:table-cell office:value-type="float" office:value="42.1873" calcext:value-type="float">
            <text:p>42.1873</text:p>
          </table:table-cell>
          <table:table-cell/>
          <table:table-cell table:formula="of:=([.D403]-[.A403])/0.0166667" office:value-type="float" office:value="-78.1858436283128" calcext:value-type="float">
            <text:p>-78.1858436283128</text:p>
          </table:table-cell>
          <table:table-cell table:formula="of:=ABS([.E403]-[.B403])/0.0166667" office:value-type="float" office:value="819.058361883277" calcext:value-type="float">
            <text:p>819.058361883277</text:p>
          </table:table-cell>
          <table:table-cell table:formula="of:=([.F403]-[.C403])/0.0166667" office:value-type="float" office:value="19.6199607600784" calcext:value-type="float">
            <text:p>19.6199607600784</text:p>
          </table:table-cell>
          <table:table-cell table:formula="of:=DEGREES(ATAN(ABS([.F403]-[.C403])/ABS([.E403]-[.B403])))" office:value-type="float" office:value="1.37221724163849" calcext:value-type="float">
            <text:p>1.37221724163849</text:p>
          </table:table-cell>
          <table:table-cell table:formula="of:=SQRT(POWER([.H403];2)+POWER([.I403];2)+POWER([.J403];2))" office:value-type="float" office:value="823.015533981598" calcext:value-type="float">
            <text:p>823.015533981598</text:p>
          </table:table-cell>
        </table:table-row>
        <table:table-row table:style-name="ro1">
          <table:table-cell office:value-type="float" office:value="63.8442" calcext:value-type="float">
            <text:p>63.8442</text:p>
          </table:table-cell>
          <table:table-cell office:value-type="float" office:value="274.046" calcext:value-type="float">
            <text:p>274.046</text:p>
          </table:table-cell>
          <table:table-cell office:value-type="float" office:value="42.0378" calcext:value-type="float">
            <text:p>42.0378</text:p>
          </table:table-cell>
          <table:table-cell office:value-type="float" office:value="63.5724" calcext:value-type="float">
            <text:p>63.5724</text:p>
          </table:table-cell>
          <table:table-cell office:value-type="float" office:value="261.383" calcext:value-type="float">
            <text:p>261.383</text:p>
          </table:table-cell>
          <table:table-cell office:value-type="float" office:value="42.6617" calcext:value-type="float">
            <text:p>42.6617</text:p>
          </table:table-cell>
          <table:table-cell/>
          <table:table-cell table:formula="of:=([.D404]-[.A404])/0.0166667" office:value-type="float" office:value="-16.3079673840652" calcext:value-type="float">
            <text:p>-16.3079673840652</text:p>
          </table:table-cell>
          <table:table-cell table:formula="of:=ABS([.E404]-[.B404])/0.0166667" office:value-type="float" office:value="759.77848044304" calcext:value-type="float">
            <text:p>759.77848044304</text:p>
          </table:table-cell>
          <table:table-cell table:formula="of:=([.F404]-[.C404])/0.0166667" office:value-type="float" office:value="37.4339251321501" calcext:value-type="float">
            <text:p>37.4339251321501</text:p>
          </table:table-cell>
          <table:table-cell table:formula="of:=DEGREES(ATAN(ABS([.F404]-[.C404])/ABS([.E404]-[.B404])))" office:value-type="float" office:value="2.82065497202373" calcext:value-type="float">
            <text:p>2.82065497202373</text:p>
          </table:table-cell>
          <table:table-cell table:formula="of:=SQRT(POWER([.H404];2)+POWER([.I404];2)+POWER([.J404];2))" office:value-type="float" office:value="760.874883207045" calcext:value-type="float">
            <text:p>760.874883207045</text:p>
          </table:table-cell>
        </table:table-row>
        <table:table-row table:style-name="ro1">
          <table:table-cell office:value-type="float" office:value="55.7077" calcext:value-type="float">
            <text:p>55.7077</text:p>
          </table:table-cell>
          <table:table-cell office:value-type="float" office:value="277.821" calcext:value-type="float">
            <text:p>277.821</text:p>
          </table:table-cell>
          <table:table-cell office:value-type="float" office:value="41.7509" calcext:value-type="float">
            <text:p>41.7509</text:p>
          </table:table-cell>
          <table:table-cell office:value-type="float" office:value="55.1682" calcext:value-type="float">
            <text:p>55.1682</text:p>
          </table:table-cell>
          <table:table-cell office:value-type="float" office:value="264.752" calcext:value-type="float">
            <text:p>264.752</text:p>
          </table:table-cell>
          <table:table-cell office:value-type="float" office:value="42.1825" calcext:value-type="float">
            <text:p>42.1825</text:p>
          </table:table-cell>
          <table:table-cell/>
          <table:table-cell table:formula="of:=([.D405]-[.A405])/0.0166667" office:value-type="float" office:value="-32.3699352601297" calcext:value-type="float">
            <text:p>-32.3699352601297</text:p>
          </table:table-cell>
          <table:table-cell table:formula="of:=ABS([.E405]-[.B405])/0.0166667" office:value-type="float" office:value="784.138431723138" calcext:value-type="float">
            <text:p>784.138431723138</text:p>
          </table:table-cell>
          <table:table-cell table:formula="of:=([.F405]-[.C405])/0.0166667" office:value-type="float" office:value="25.8959482081033" calcext:value-type="float">
            <text:p>25.8959482081033</text:p>
          </table:table-cell>
          <table:table-cell table:formula="of:=DEGREES(ATAN(ABS([.F405]-[.C405])/ABS([.E405]-[.B405])))" office:value-type="float" office:value="1.89148934805234" calcext:value-type="float">
            <text:p>1.89148934805234</text:p>
          </table:table-cell>
          <table:table-cell table:formula="of:=SQRT(POWER([.H405];2)+POWER([.I405];2)+POWER([.J405];2))" office:value-type="float" office:value="785.23340030055" calcext:value-type="float">
            <text:p>785.23340030055</text:p>
          </table:table-cell>
        </table:table-row>
        <table:table-row table:style-name="ro1">
          <table:table-cell office:value-type="float" office:value="48.7922" calcext:value-type="float">
            <text:p>48.7922</text:p>
          </table:table-cell>
          <table:table-cell office:value-type="float" office:value="274.877" calcext:value-type="float">
            <text:p>274.877</text:p>
          </table:table-cell>
          <table:table-cell office:value-type="float" office:value="42.0519" calcext:value-type="float">
            <text:p>42.0519</text:p>
          </table:table-cell>
          <table:table-cell office:value-type="float" office:value="48.6943" calcext:value-type="float">
            <text:p>48.6943</text:p>
          </table:table-cell>
          <table:table-cell office:value-type="float" office:value="261.875" calcext:value-type="float">
            <text:p>261.875</text:p>
          </table:table-cell>
          <table:table-cell office:value-type="float" office:value="42.486" calcext:value-type="float">
            <text:p>42.486</text:p>
          </table:table-cell>
          <table:table-cell/>
          <table:table-cell table:formula="of:=([.D406]-[.A406])/0.0166667" office:value-type="float" office:value="-5.87398825202366" calcext:value-type="float">
            <text:p>-5.87398825202366</text:p>
          </table:table-cell>
          <table:table-cell table:formula="of:=ABS([.E406]-[.B406])/0.0166667" office:value-type="float" office:value="780.118439763121" calcext:value-type="float">
            <text:p>780.118439763121</text:p>
          </table:table-cell>
          <table:table-cell table:formula="of:=([.F406]-[.C406])/0.0166667" office:value-type="float" office:value="26.0459479081038" calcext:value-type="float">
            <text:p>26.0459479081038</text:p>
          </table:table-cell>
          <table:table-cell table:formula="of:=DEGREES(ATAN(ABS([.F406]-[.C406])/ABS([.E406]-[.B406])))" office:value-type="float" office:value="1.91223368664042" calcext:value-type="float">
            <text:p>1.91223368664042</text:p>
          </table:table-cell>
          <table:table-cell table:formula="of:=SQRT(POWER([.H406];2)+POWER([.I406];2)+POWER([.J406];2))" office:value-type="float" office:value="780.575220717941" calcext:value-type="float">
            <text:p>780.575220717941</text:p>
          </table:table-cell>
        </table:table-row>
        <table:table-row table:style-name="ro1">
          <table:table-cell office:value-type="float" office:value="47.1365" calcext:value-type="float">
            <text:p>47.1365</text:p>
          </table:table-cell>
          <table:table-cell office:value-type="float" office:value="267.978" calcext:value-type="float">
            <text:p>267.978</text:p>
          </table:table-cell>
          <table:table-cell office:value-type="float" office:value="41.7259" calcext:value-type="float">
            <text:p>41.7259</text:p>
          </table:table-cell>
          <table:table-cell office:value-type="float" office:value="46.2861" calcext:value-type="float">
            <text:p>46.2861</text:p>
          </table:table-cell>
          <table:table-cell office:value-type="float" office:value="256.406" calcext:value-type="float">
            <text:p>256.406</text:p>
          </table:table-cell>
          <table:table-cell office:value-type="float" office:value="41.5104" calcext:value-type="float">
            <text:p>41.5104</text:p>
          </table:table-cell>
          <table:table-cell/>
          <table:table-cell table:formula="of:=([.D407]-[.A407])/0.0166667" office:value-type="float" office:value="-51.0238979522041" calcext:value-type="float">
            <text:p>-51.0238979522041</text:p>
          </table:table-cell>
          <table:table-cell table:formula="of:=ABS([.E407]-[.B407])/0.0166667" office:value-type="float" office:value="694.318611362777" calcext:value-type="float">
            <text:p>694.318611362777</text:p>
          </table:table-cell>
          <table:table-cell table:formula="of:=([.F407]-[.C407])/0.0166667" office:value-type="float" office:value="-12.9299741400521" calcext:value-type="float">
            <text:p>-12.9299741400521</text:p>
          </table:table-cell>
          <table:table-cell table:formula="of:=DEGREES(ATAN(ABS([.F407]-[.C407])/ABS([.E407]-[.B407])))" office:value-type="float" office:value="1.06686946470469" calcext:value-type="float">
            <text:p>1.06686946470469</text:p>
          </table:table-cell>
          <table:table-cell table:formula="of:=SQRT(POWER([.H407];2)+POWER([.I407];2)+POWER([.J407];2))" office:value-type="float" office:value="696.31096248604" calcext:value-type="float">
            <text:p>696.31096248604</text:p>
          </table:table-cell>
        </table:table-row>
        <table:table-row table:style-name="ro1">
          <table:table-cell office:value-type="float" office:value="49.4414" calcext:value-type="float">
            <text:p>49.4414</text:p>
          </table:table-cell>
          <table:table-cell office:value-type="float" office:value="272.221" calcext:value-type="float">
            <text:p>272.221</text:p>
          </table:table-cell>
          <table:table-cell office:value-type="float" office:value="42.9736" calcext:value-type="float">
            <text:p>42.9736</text:p>
          </table:table-cell>
          <table:table-cell office:value-type="float" office:value="49.3261" calcext:value-type="float">
            <text:p>49.3261</text:p>
          </table:table-cell>
          <table:table-cell office:value-type="float" office:value="259.378" calcext:value-type="float">
            <text:p>259.378</text:p>
          </table:table-cell>
          <table:table-cell office:value-type="float" office:value="43.3789" calcext:value-type="float">
            <text:p>43.3789</text:p>
          </table:table-cell>
          <table:table-cell/>
          <table:table-cell table:formula="of:=([.D408]-[.A408])/0.0166667" office:value-type="float" office:value="-6.91798616402796" calcext:value-type="float">
            <text:p>-6.91798616402796</text:p>
          </table:table-cell>
          <table:table-cell table:formula="of:=ABS([.E408]-[.B408])/0.0166667" office:value-type="float" office:value="770.578458843083" calcext:value-type="float">
            <text:p>770.578458843083</text:p>
          </table:table-cell>
          <table:table-cell table:formula="of:=([.F408]-[.C408])/0.0166667" office:value-type="float" office:value="24.3179513640975" calcext:value-type="float">
            <text:p>24.3179513640975</text:p>
          </table:table-cell>
          <table:table-cell table:formula="of:=DEGREES(ATAN(ABS([.F408]-[.C408])/ABS([.E408]-[.B408])))" office:value-type="float" office:value="1.80754302240144" calcext:value-type="float">
            <text:p>1.80754302240144</text:p>
          </table:table-cell>
          <table:table-cell table:formula="of:=SQRT(POWER([.H408];2)+POWER([.I408];2)+POWER([.J408];2))" office:value-type="float" office:value="770.993114446617" calcext:value-type="float">
            <text:p>770.993114446617</text:p>
          </table:table-cell>
        </table:table-row>
        <table:table-row table:style-name="ro1">
          <table:table-cell office:value-type="float" office:value="49.958" calcext:value-type="float">
            <text:p>49.958</text:p>
          </table:table-cell>
          <table:table-cell office:value-type="float" office:value="272.223" calcext:value-type="float">
            <text:p>272.223</text:p>
          </table:table-cell>
          <table:table-cell office:value-type="float" office:value="43.7088" calcext:value-type="float">
            <text:p>43.7088</text:p>
          </table:table-cell>
          <table:table-cell office:value-type="float" office:value="49.7055" calcext:value-type="float">
            <text:p>49.7055</text:p>
          </table:table-cell>
          <table:table-cell office:value-type="float" office:value="261.895" calcext:value-type="float">
            <text:p>261.895</text:p>
          </table:table-cell>
          <table:table-cell office:value-type="float" office:value="43.9235" calcext:value-type="float">
            <text:p>43.9235</text:p>
          </table:table-cell>
          <table:table-cell/>
          <table:table-cell table:formula="of:=([.D409]-[.A409])/0.0166667" office:value-type="float" office:value="-15.1499697000605" calcext:value-type="float">
            <text:p>-15.1499697000605</text:p>
          </table:table-cell>
          <table:table-cell table:formula="of:=ABS([.E409]-[.B409])/0.0166667" office:value-type="float" office:value="619.678760642481" calcext:value-type="float">
            <text:p>619.678760642481</text:p>
          </table:table-cell>
          <table:table-cell table:formula="of:=([.F409]-[.C409])/0.0166667" office:value-type="float" office:value="12.8819742360516" calcext:value-type="float">
            <text:p>12.8819742360516</text:p>
          </table:table-cell>
          <table:table-cell table:formula="of:=DEGREES(ATAN(ABS([.F409]-[.C409])/ABS([.E409]-[.B409])))" office:value-type="float" office:value="1.19090165717762" calcext:value-type="float">
            <text:p>1.19090165717762</text:p>
          </table:table-cell>
          <table:table-cell table:formula="of:=SQRT(POWER([.H409];2)+POWER([.I409];2)+POWER([.J409];2))" office:value-type="float" office:value="619.997768732704" calcext:value-type="float">
            <text:p>619.997768732704</text:p>
          </table:table-cell>
        </table:table-row>
        <table:table-row table:style-name="ro1">
          <table:table-cell office:value-type="float" office:value="50.4583" calcext:value-type="float">
            <text:p>50.4583</text:p>
          </table:table-cell>
          <table:table-cell office:value-type="float" office:value="272.297" calcext:value-type="float">
            <text:p>272.297</text:p>
          </table:table-cell>
          <table:table-cell office:value-type="float" office:value="43.9383" calcext:value-type="float">
            <text:p>43.9383</text:p>
          </table:table-cell>
          <table:table-cell office:value-type="float" office:value="51.1005" calcext:value-type="float">
            <text:p>51.1005</text:p>
          </table:table-cell>
          <table:table-cell office:value-type="float" office:value="258.369" calcext:value-type="float">
            <text:p>258.369</text:p>
          </table:table-cell>
          <table:table-cell office:value-type="float" office:value="44.7274" calcext:value-type="float">
            <text:p>44.7274</text:p>
          </table:table-cell>
          <table:table-cell/>
          <table:table-cell table:formula="of:=([.D410]-[.A410])/0.0166667" office:value-type="float" office:value="38.5319229361539" calcext:value-type="float">
            <text:p>38.5319229361539</text:p>
          </table:table-cell>
          <table:table-cell table:formula="of:=ABS([.E410]-[.B410])/0.0166667" office:value-type="float" office:value="835.678328643342" calcext:value-type="float">
            <text:p>835.678328643342</text:p>
          </table:table-cell>
          <table:table-cell table:formula="of:=([.F410]-[.C410])/0.0166667" office:value-type="float" office:value="47.3459053081897" calcext:value-type="float">
            <text:p>47.3459053081897</text:p>
          </table:table-cell>
          <table:table-cell table:formula="of:=DEGREES(ATAN(ABS([.F410]-[.C410])/ABS([.E410]-[.B410])))" office:value-type="float" office:value="3.24266353221205" calcext:value-type="float">
            <text:p>3.24266353221205</text:p>
          </table:table-cell>
          <table:table-cell table:formula="of:=SQRT(POWER([.H410];2)+POWER([.I410];2)+POWER([.J410];2))" office:value-type="float" office:value="837.904894841139" calcext:value-type="float">
            <text:p>837.904894841139</text:p>
          </table:table-cell>
        </table:table-row>
        <table:table-row table:style-name="ro1">
          <table:table-cell office:value-type="float" office:value="50.8125" calcext:value-type="float">
            <text:p>50.8125</text:p>
          </table:table-cell>
          <table:table-cell office:value-type="float" office:value="263.664" calcext:value-type="float">
            <text:p>263.664</text:p>
          </table:table-cell>
          <table:table-cell office:value-type="float" office:value="42.651" calcext:value-type="float">
            <text:p>42.651</text:p>
          </table:table-cell>
          <table:table-cell office:value-type="float" office:value="51.4782" calcext:value-type="float">
            <text:p>51.4782</text:p>
          </table:table-cell>
          <table:table-cell office:value-type="float" office:value="249.068" calcext:value-type="float">
            <text:p>249.068</text:p>
          </table:table-cell>
          <table:table-cell office:value-type="float" office:value="43.1897" calcext:value-type="float">
            <text:p>43.1897</text:p>
          </table:table-cell>
          <table:table-cell/>
          <table:table-cell table:formula="of:=([.D411]-[.A411])/0.0166667" office:value-type="float" office:value="39.9419201161598" calcext:value-type="float">
            <text:p>39.9419201161598</text:p>
          </table:table-cell>
          <table:table-cell table:formula="of:=ABS([.E411]-[.B411])/0.0166667" office:value-type="float" office:value="875.758248483502" calcext:value-type="float">
            <text:p>875.758248483502</text:p>
          </table:table-cell>
          <table:table-cell table:formula="of:=([.F411]-[.C411])/0.0166667" office:value-type="float" office:value="32.3219353561292" calcext:value-type="float">
            <text:p>32.3219353561292</text:p>
          </table:table-cell>
          <table:table-cell table:formula="of:=DEGREES(ATAN(ABS([.F411]-[.C411])/ABS([.E411]-[.B411])))" office:value-type="float" office:value="2.11367727210587" calcext:value-type="float">
            <text:p>2.11367727210587</text:p>
          </table:table-cell>
          <table:table-cell table:formula="of:=SQRT(POWER([.H411];2)+POWER([.I411];2)+POWER([.J411];2))" office:value-type="float" office:value="877.264255669078" calcext:value-type="float">
            <text:p>877.264255669078</text:p>
          </table:table-cell>
        </table:table-row>
        <table:table-row table:style-name="ro1">
          <table:table-cell office:value-type="float" office:value="51.5248" calcext:value-type="float">
            <text:p>51.5248</text:p>
          </table:table-cell>
          <table:table-cell office:value-type="float" office:value="270.138" calcext:value-type="float">
            <text:p>270.138</text:p>
          </table:table-cell>
          <table:table-cell office:value-type="float" office:value="43.0448" calcext:value-type="float">
            <text:p>43.0448</text:p>
          </table:table-cell>
          <table:table-cell office:value-type="float" office:value="52.3546" calcext:value-type="float">
            <text:p>52.3546</text:p>
          </table:table-cell>
          <table:table-cell office:value-type="float" office:value="256.482" calcext:value-type="float">
            <text:p>256.482</text:p>
          </table:table-cell>
          <table:table-cell office:value-type="float" office:value="43.3515" calcext:value-type="float">
            <text:p>43.3515</text:p>
          </table:table-cell>
          <table:table-cell/>
          <table:table-cell table:formula="of:=([.D412]-[.A412])/0.0166667" office:value-type="float" office:value="49.7879004241991" calcext:value-type="float">
            <text:p>49.7879004241991</text:p>
          </table:table-cell>
          <table:table-cell table:formula="of:=ABS([.E412]-[.B412])/0.0166667" office:value-type="float" office:value="819.358361283274" calcext:value-type="float">
            <text:p>819.358361283274</text:p>
          </table:table-cell>
          <table:table-cell table:formula="of:=([.F412]-[.C412])/0.0166667" office:value-type="float" office:value="18.4019631960736" calcext:value-type="float">
            <text:p>18.4019631960736</text:p>
          </table:table-cell>
          <table:table-cell table:formula="of:=DEGREES(ATAN(ABS([.F412]-[.C412])/ABS([.E412]-[.B412])))" office:value-type="float" office:value="1.28658918357958" calcext:value-type="float">
            <text:p>1.28658918357958</text:p>
          </table:table-cell>
          <table:table-cell table:formula="of:=SQRT(POWER([.H412];2)+POWER([.I412];2)+POWER([.J412];2))" office:value-type="float" office:value="821.075874376377" calcext:value-type="float">
            <text:p>821.075874376377</text:p>
          </table:table-cell>
        </table:table-row>
        <table:table-row table:style-name="ro1">
          <table:table-cell office:value-type="float" office:value="50.8722" calcext:value-type="float">
            <text:p>50.8722</text:p>
          </table:table-cell>
          <table:table-cell office:value-type="float" office:value="279.253" calcext:value-type="float">
            <text:p>279.253</text:p>
          </table:table-cell>
          <table:table-cell office:value-type="float" office:value="42.5694" calcext:value-type="float">
            <text:p>42.5694</text:p>
          </table:table-cell>
          <table:table-cell office:value-type="float" office:value="51.6919" calcext:value-type="float">
            <text:p>51.6919</text:p>
          </table:table-cell>
          <table:table-cell office:value-type="float" office:value="266.292" calcext:value-type="float">
            <text:p>266.292</text:p>
          </table:table-cell>
          <table:table-cell office:value-type="float" office:value="43.1819" calcext:value-type="float">
            <text:p>43.1819</text:p>
          </table:table-cell>
          <table:table-cell/>
          <table:table-cell table:formula="of:=([.D413]-[.A413])/0.0166667" office:value-type="float" office:value="49.1819016361966" calcext:value-type="float">
            <text:p>49.1819016361966</text:p>
          </table:table-cell>
          <table:table-cell table:formula="of:=ABS([.E413]-[.B413])/0.0166667" office:value-type="float" office:value="777.658444683111" calcext:value-type="float">
            <text:p>777.658444683111</text:p>
          </table:table-cell>
          <table:table-cell table:formula="of:=([.F413]-[.C413])/0.0166667" office:value-type="float" office:value="36.7499265001468" calcext:value-type="float">
            <text:p>36.7499265001468</text:p>
          </table:table-cell>
          <table:table-cell table:formula="of:=DEGREES(ATAN(ABS([.F413]-[.C413])/ABS([.E413]-[.B413])))" office:value-type="float" office:value="2.70562269291385" calcext:value-type="float">
            <text:p>2.70562269291385</text:p>
          </table:table-cell>
          <table:table-cell table:formula="of:=SQRT(POWER([.H413];2)+POWER([.I413];2)+POWER([.J413];2))" office:value-type="float" office:value="780.078248083662" calcext:value-type="float">
            <text:p>780.078248083662</text:p>
          </table:table-cell>
        </table:table-row>
        <table:table-row table:style-name="ro1">
          <table:table-cell office:value-type="float" office:value="51.7665" calcext:value-type="float">
            <text:p>51.7665</text:p>
          </table:table-cell>
          <table:table-cell office:value-type="float" office:value="275.613" calcext:value-type="float">
            <text:p>275.613</text:p>
          </table:table-cell>
          <table:table-cell office:value-type="float" office:value="41.9012" calcext:value-type="float">
            <text:p>41.9012</text:p>
          </table:table-cell>
          <table:table-cell office:value-type="float" office:value="52.7828" calcext:value-type="float">
            <text:p>52.7828</text:p>
          </table:table-cell>
          <table:table-cell office:value-type="float" office:value="262.982" calcext:value-type="float">
            <text:p>262.982</text:p>
          </table:table-cell>
          <table:table-cell office:value-type="float" office:value="42.0163" calcext:value-type="float">
            <text:p>42.0163</text:p>
          </table:table-cell>
          <table:table-cell/>
          <table:table-cell table:formula="of:=([.D414]-[.A414])/0.0166667" office:value-type="float" office:value="60.977878044244" calcext:value-type="float">
            <text:p>60.977878044244</text:p>
          </table:table-cell>
          <table:table-cell table:formula="of:=ABS([.E414]-[.B414])/0.0166667" office:value-type="float" office:value="757.85848428303" calcext:value-type="float">
            <text:p>757.85848428303</text:p>
          </table:table-cell>
          <table:table-cell table:formula="of:=([.F414]-[.C414])/0.0166667" office:value-type="float" office:value="6.90598618802752" calcext:value-type="float">
            <text:p>6.90598618802752</text:p>
          </table:table-cell>
          <table:table-cell table:formula="of:=DEGREES(ATAN(ABS([.F414]-[.C414])/ABS([.E414]-[.B414])))" office:value-type="float" office:value="0.522093396694012" calcext:value-type="float">
            <text:p>0.522093396694012</text:p>
          </table:table-cell>
          <table:table-cell table:formula="of:=SQRT(POWER([.H414];2)+POWER([.I414];2)+POWER([.J414];2))" office:value-type="float" office:value="760.339053617384" calcext:value-type="float">
            <text:p>760.339053617384</text:p>
          </table:table-cell>
        </table:table-row>
        <table:table-row table:style-name="ro1">
          <table:table-cell office:value-type="float" office:value="51.8674" calcext:value-type="float">
            <text:p>51.8674</text:p>
          </table:table-cell>
          <table:table-cell office:value-type="float" office:value="267.698" calcext:value-type="float">
            <text:p>267.698</text:p>
          </table:table-cell>
          <table:table-cell office:value-type="float" office:value="42.7046" calcext:value-type="float">
            <text:p>42.7046</text:p>
          </table:table-cell>
          <table:table-cell office:value-type="float" office:value="52.6837" calcext:value-type="float">
            <text:p>52.6837</text:p>
          </table:table-cell>
          <table:table-cell office:value-type="float" office:value="254.168" calcext:value-type="float">
            <text:p>254.168</text:p>
          </table:table-cell>
          <table:table-cell office:value-type="float" office:value="43.0215" calcext:value-type="float">
            <text:p>43.0215</text:p>
          </table:table-cell>
          <table:table-cell/>
          <table:table-cell table:formula="of:=([.D415]-[.A415])/0.0166667" office:value-type="float" office:value="48.9779020441958" calcext:value-type="float">
            <text:p>48.9779020441958</text:p>
          </table:table-cell>
          <table:table-cell table:formula="of:=ABS([.E415]-[.B415])/0.0166667" office:value-type="float" office:value="811.798376403246" calcext:value-type="float">
            <text:p>811.798376403246</text:p>
          </table:table-cell>
          <table:table-cell table:formula="of:=([.F415]-[.C415])/0.0166667" office:value-type="float" office:value="19.0139619720763" calcext:value-type="float">
            <text:p>19.0139619720763</text:p>
          </table:table-cell>
          <table:table-cell table:formula="of:=DEGREES(ATAN(ABS([.F415]-[.C415])/ABS([.E415]-[.B415])))" office:value-type="float" office:value="1.34173786822054" calcext:value-type="float">
            <text:p>1.34173786822054</text:p>
          </table:table-cell>
          <table:table-cell table:formula="of:=SQRT(POWER([.H415];2)+POWER([.I415];2)+POWER([.J415];2))" office:value-type="float" office:value="813.496754492279" calcext:value-type="float">
            <text:p>813.496754492279</text:p>
          </table:table-cell>
        </table:table-row>
        <table:table-row table:style-name="ro1">
          <table:table-cell office:value-type="float" office:value="52.091" calcext:value-type="float">
            <text:p>52.091</text:p>
          </table:table-cell>
          <table:table-cell office:value-type="float" office:value="274.23" calcext:value-type="float">
            <text:p>274.23</text:p>
          </table:table-cell>
          <table:table-cell office:value-type="float" office:value="42.6205" calcext:value-type="float">
            <text:p>42.6205</text:p>
          </table:table-cell>
          <table:table-cell office:value-type="float" office:value="53.2813" calcext:value-type="float">
            <text:p>53.2813</text:p>
          </table:table-cell>
          <table:table-cell office:value-type="float" office:value="263.01" calcext:value-type="float">
            <text:p>263.01</text:p>
          </table:table-cell>
          <table:table-cell office:value-type="float" office:value="42.492" calcext:value-type="float">
            <text:p>42.492</text:p>
          </table:table-cell>
          <table:table-cell/>
          <table:table-cell table:formula="of:=([.D416]-[.A416])/0.0166667" office:value-type="float" office:value="71.4178571642857" calcext:value-type="float">
            <text:p>71.4178571642857</text:p>
          </table:table-cell>
          <table:table-cell table:formula="of:=ABS([.E416]-[.B416])/0.0166667" office:value-type="float" office:value="673.198653602694" calcext:value-type="float">
            <text:p>673.198653602694</text:p>
          </table:table-cell>
          <table:table-cell table:formula="of:=([.F416]-[.C416])/0.0166667" office:value-type="float" office:value="-7.70998458003099" calcext:value-type="float">
            <text:p>-7.70998458003099</text:p>
          </table:table-cell>
          <table:table-cell table:formula="of:=DEGREES(ATAN(ABS([.F416]-[.C416])/ABS([.E416]-[.B416])))" office:value-type="float" office:value="0.656166291421176" calcext:value-type="float">
            <text:p>0.656166291421176</text:p>
          </table:table-cell>
          <table:table-cell table:formula="of:=SQRT(POWER([.H416];2)+POWER([.I416];2)+POWER([.J416];2))" office:value-type="float" office:value="677.020222295201" calcext:value-type="float">
            <text:p>677.020222295201</text:p>
          </table:table-cell>
        </table:table-row>
        <table:table-row table:style-name="ro1">
          <table:table-cell office:value-type="float" office:value="51.3009" calcext:value-type="float">
            <text:p>51.3009</text:p>
          </table:table-cell>
          <table:table-cell office:value-type="float" office:value="280.801" calcext:value-type="float">
            <text:p>280.801</text:p>
          </table:table-cell>
          <table:table-cell office:value-type="float" office:value="42.0647" calcext:value-type="float">
            <text:p>42.0647</text:p>
          </table:table-cell>
          <table:table-cell office:value-type="float" office:value="52.6495" calcext:value-type="float">
            <text:p>52.6495</text:p>
          </table:table-cell>
          <table:table-cell office:value-type="float" office:value="266.622" calcext:value-type="float">
            <text:p>266.622</text:p>
          </table:table-cell>
          <table:table-cell office:value-type="float" office:value="42.6294" calcext:value-type="float">
            <text:p>42.6294</text:p>
          </table:table-cell>
          <table:table-cell/>
          <table:table-cell table:formula="of:=([.D417]-[.A417])/0.0166667" office:value-type="float" office:value="80.9158381683239" calcext:value-type="float">
            <text:p>80.9158381683239</text:p>
          </table:table-cell>
          <table:table-cell table:formula="of:=ABS([.E417]-[.B417])/0.0166667" office:value-type="float" office:value="850.738298523401" calcext:value-type="float">
            <text:p>850.738298523401</text:p>
          </table:table-cell>
          <table:table-cell table:formula="of:=([.F417]-[.C417])/0.0166667" office:value-type="float" office:value="33.8819322361352" calcext:value-type="float">
            <text:p>33.8819322361352</text:p>
          </table:table-cell>
          <table:table-cell table:formula="of:=DEGREES(ATAN(ABS([.F417]-[.C417])/ABS([.E417]-[.B417])))" office:value-type="float" office:value="2.28068526407203" calcext:value-type="float">
            <text:p>2.28068526407203</text:p>
          </table:table-cell>
          <table:table-cell table:formula="of:=SQRT(POWER([.H417];2)+POWER([.I417];2)+POWER([.J417];2))" office:value-type="float" office:value="855.249092822102" calcext:value-type="float">
            <text:p>855.249092822102</text:p>
          </table:table-cell>
        </table:table-row>
        <table:table-row table:style-name="ro1">
          <table:table-cell office:value-type="float" office:value="51.6385" calcext:value-type="float">
            <text:p>51.6385</text:p>
          </table:table-cell>
          <table:table-cell office:value-type="float" office:value="279.339" calcext:value-type="float">
            <text:p>279.339</text:p>
          </table:table-cell>
          <table:table-cell office:value-type="float" office:value="43.049" calcext:value-type="float">
            <text:p>43.049</text:p>
          </table:table-cell>
          <table:table-cell office:value-type="float" office:value="52.9871" calcext:value-type="float">
            <text:p>52.9871</text:p>
          </table:table-cell>
          <table:table-cell office:value-type="float" office:value="265.166" calcext:value-type="float">
            <text:p>265.166</text:p>
          </table:table-cell>
          <table:table-cell office:value-type="float" office:value="44.0833" calcext:value-type="float">
            <text:p>44.0833</text:p>
          </table:table-cell>
          <table:table-cell/>
          <table:table-cell table:formula="of:=([.D418]-[.A418])/0.0166667" office:value-type="float" office:value="80.9158381683235" calcext:value-type="float">
            <text:p>80.9158381683235</text:p>
          </table:table-cell>
          <table:table-cell table:formula="of:=ABS([.E418]-[.B418])/0.0166667" office:value-type="float" office:value="850.378299243402" calcext:value-type="float">
            <text:p>850.378299243402</text:p>
          </table:table-cell>
          <table:table-cell table:formula="of:=([.F418]-[.C418])/0.0166667" office:value-type="float" office:value="62.0578758842483" calcext:value-type="float">
            <text:p>62.0578758842483</text:p>
          </table:table-cell>
          <table:table-cell table:formula="of:=DEGREES(ATAN(ABS([.F418]-[.C418])/ABS([.E418]-[.B418])))" office:value-type="float" office:value="4.17386292486313" calcext:value-type="float">
            <text:p>4.17386292486313</text:p>
          </table:table-cell>
          <table:table-cell table:formula="of:=SQRT(POWER([.H418];2)+POWER([.I418];2)+POWER([.J418];2))" office:value-type="float" office:value="856.470550953066" calcext:value-type="float">
            <text:p>856.470550953066</text:p>
          </table:table-cell>
        </table:table-row>
        <table:table-row table:style-name="ro1">
          <table:table-cell office:value-type="float" office:value="47.7857" calcext:value-type="float">
            <text:p>47.7857</text:p>
          </table:table-cell>
          <table:table-cell office:value-type="float" office:value="279.983" calcext:value-type="float">
            <text:p>279.983</text:p>
          </table:table-cell>
          <table:table-cell office:value-type="float" office:value="41.9814" calcext:value-type="float">
            <text:p>41.9814</text:p>
          </table:table-cell>
          <table:table-cell office:value-type="float" office:value="47.2201" calcext:value-type="float">
            <text:p>47.2201</text:p>
          </table:table-cell>
          <table:table-cell office:value-type="float" office:value="266.623" calcext:value-type="float">
            <text:p>266.623</text:p>
          </table:table-cell>
          <table:table-cell office:value-type="float" office:value="42.1959" calcext:value-type="float">
            <text:p>42.1959</text:p>
          </table:table-cell>
          <table:table-cell/>
          <table:table-cell table:formula="of:=([.D419]-[.A419])/0.0166667" office:value-type="float" office:value="-33.9359321281355" calcext:value-type="float">
            <text:p>-33.9359321281355</text:p>
          </table:table-cell>
          <table:table-cell table:formula="of:=ABS([.E419]-[.B419])/0.0166667" office:value-type="float" office:value="801.598396803207" calcext:value-type="float">
            <text:p>801.598396803207</text:p>
          </table:table-cell>
          <table:table-cell table:formula="of:=([.F419]-[.C419])/0.0166667" office:value-type="float" office:value="12.8699742600515" calcext:value-type="float">
            <text:p>12.8699742600515</text:p>
          </table:table-cell>
          <table:table-cell table:formula="of:=DEGREES(ATAN(ABS([.F419]-[.C419])/ABS([.E419]-[.B419])))" office:value-type="float" office:value="0.919827009971073" calcext:value-type="float">
            <text:p>0.919827009971073</text:p>
          </table:table-cell>
          <table:table-cell table:formula="of:=SQRT(POWER([.H419];2)+POWER([.I419];2)+POWER([.J419];2))" office:value-type="float" office:value="802.419636776376" calcext:value-type="float">
            <text:p>802.419636776376</text:p>
          </table:table-cell>
        </table:table-row>
        <table:table-row table:style-name="ro1">
          <table:table-cell office:value-type="float" office:value="47.3771" calcext:value-type="float">
            <text:p>47.3771</text:p>
          </table:table-cell>
          <table:table-cell office:value-type="float" office:value="283.714" calcext:value-type="float">
            <text:p>283.714</text:p>
          </table:table-cell>
          <table:table-cell office:value-type="float" office:value="43.1523" calcext:value-type="float">
            <text:p>43.1523</text:p>
          </table:table-cell>
          <table:table-cell office:value-type="float" office:value="47.7061" calcext:value-type="float">
            <text:p>47.7061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43.97" calcext:value-type="float">
            <text:p>43.97</text:p>
          </table:table-cell>
          <table:table-cell/>
          <table:table-cell table:formula="of:=([.D420]-[.A420])/0.0166667" office:value-type="float" office:value="19.739960520079" calcext:value-type="float">
            <text:p>19.739960520079</text:p>
          </table:table-cell>
          <table:table-cell table:formula="of:=ABS([.E420]-[.B420])/0.0166667" office:value-type="float" office:value="960.778078443842" calcext:value-type="float">
            <text:p>960.778078443842</text:p>
          </table:table-cell>
          <table:table-cell table:formula="of:=([.F420]-[.C420])/0.0166667" office:value-type="float" office:value="49.0619018761964" calcext:value-type="float">
            <text:p>49.0619018761964</text:p>
          </table:table-cell>
          <table:table-cell table:formula="of:=DEGREES(ATAN(ABS([.F420]-[.C420])/ABS([.E420]-[.B420])))" office:value-type="float" office:value="2.92325608391995" calcext:value-type="float">
            <text:p>2.92325608391995</text:p>
          </table:table-cell>
          <table:table-cell table:formula="of:=SQRT(POWER([.H420];2)+POWER([.I420];2)+POWER([.J420];2))" office:value-type="float" office:value="962.232431523322" calcext:value-type="float">
            <text:p>962.232431523322</text:p>
          </table:table-cell>
        </table:table-row>
        <table:table-row table:style-name="ro1">
          <table:table-cell office:value-type="float" office:value="45.91" calcext:value-type="float">
            <text:p>45.91</text:p>
          </table:table-cell>
          <table:table-cell office:value-type="float" office:value="287.451" calcext:value-type="float">
            <text:p>287.451</text:p>
          </table:table-cell>
          <table:table-cell office:value-type="float" office:value="43.3406" calcext:value-type="float">
            <text:p>43.3406</text:p>
          </table:table-cell>
          <table:table-cell office:value-type="float" office:value="44.8362" calcext:value-type="float">
            <text:p>44.8362</text:p>
          </table:table-cell>
          <table:table-cell office:value-type="float" office:value="274.816" calcext:value-type="float">
            <text:p>274.816</text:p>
          </table:table-cell>
          <table:table-cell office:value-type="float" office:value="43.8407" calcext:value-type="float">
            <text:p>43.8407</text:p>
          </table:table-cell>
          <table:table-cell/>
          <table:table-cell table:formula="of:=([.D421]-[.A421])/0.0166667" office:value-type="float" office:value="-64.4278711442576" calcext:value-type="float">
            <text:p>-64.4278711442576</text:p>
          </table:table-cell>
          <table:table-cell table:formula="of:=ABS([.E421]-[.B421])/0.0166667" office:value-type="float" office:value="758.098483803035" calcext:value-type="float">
            <text:p>758.098483803035</text:p>
          </table:table-cell>
          <table:table-cell table:formula="of:=([.F421]-[.C421])/0.0166667" office:value-type="float" office:value="30.0059399881198" calcext:value-type="float">
            <text:p>30.0059399881198</text:p>
          </table:table-cell>
          <table:table-cell table:formula="of:=DEGREES(ATAN(ABS([.F421]-[.C421])/ABS([.E421]-[.B421])))" office:value-type="float" office:value="2.26661418979918" calcext:value-type="float">
            <text:p>2.26661418979918</text:p>
          </table:table-cell>
          <table:table-cell table:formula="of:=SQRT(POWER([.H421];2)+POWER([.I421];2)+POWER([.J421];2))" office:value-type="float" office:value="761.422759155" calcext:value-type="float">
            <text:p>761.422759155</text:p>
          </table:table-cell>
        </table:table-row>
        <table:table-row table:style-name="ro1">
          <table:table-cell office:value-type="float" office:value="46.3028" calcext:value-type="float">
            <text:p>46.3028</text:p>
          </table:table-cell>
          <table:table-cell office:value-type="float" office:value="294.676" calcext:value-type="float">
            <text:p>294.676</text:p>
          </table:table-cell>
          <table:table-cell office:value-type="float" office:value="42.9816" calcext:value-type="float">
            <text:p>42.9816</text:p>
          </table:table-cell>
          <table:table-cell office:value-type="float" office:value="45.4597" calcext:value-type="float">
            <text:p>45.4597</text:p>
          </table:table-cell>
          <table:table-cell office:value-type="float" office:value="281.736" calcext:value-type="float">
            <text:p>281.736</text:p>
          </table:table-cell>
          <table:table-cell office:value-type="float" office:value="43.7359" calcext:value-type="float">
            <text:p>43.7359</text:p>
          </table:table-cell>
          <table:table-cell/>
          <table:table-cell table:formula="of:=([.D422]-[.A422])/0.0166667" office:value-type="float" office:value="-50.5858988282023" calcext:value-type="float">
            <text:p>-50.5858988282023</text:p>
          </table:table-cell>
          <table:table-cell table:formula="of:=ABS([.E422]-[.B422])/0.0166667" office:value-type="float" office:value="776.398447203105" calcext:value-type="float">
            <text:p>776.398447203105</text:p>
          </table:table-cell>
          <table:table-cell table:formula="of:=([.F422]-[.C422])/0.0166667" office:value-type="float" office:value="45.2579094841811" calcext:value-type="float">
            <text:p>45.2579094841811</text:p>
          </table:table-cell>
          <table:table-cell table:formula="of:=DEGREES(ATAN(ABS([.F422]-[.C422])/ABS([.E422]-[.B422])))" office:value-type="float" office:value="3.33611705122776" calcext:value-type="float">
            <text:p>3.33611705122776</text:p>
          </table:table-cell>
          <table:table-cell table:formula="of:=SQRT(POWER([.H422];2)+POWER([.I422];2)+POWER([.J422];2))" office:value-type="float" office:value="779.359840093476" calcext:value-type="float">
            <text:p>779.359840093476</text:p>
          </table:table-cell>
        </table:table-row>
        <table:table-row table:style-name="ro1">
          <table:table-cell office:value-type="float" office:value="47.288" calcext:value-type="float">
            <text:p>47.288</text:p>
          </table:table-cell>
          <table:table-cell office:value-type="float" office:value="290.639" calcext:value-type="float">
            <text:p>290.639</text:p>
          </table:table-cell>
          <table:table-cell office:value-type="float" office:value="43.084" calcext:value-type="float">
            <text:p>43.084</text:p>
          </table:table-cell>
          <table:table-cell office:value-type="float" office:value="46.8264" calcext:value-type="float">
            <text:p>46.8264</text:p>
          </table:table-cell>
          <table:table-cell office:value-type="float" office:value="279.507" calcext:value-type="float">
            <text:p>279.507</text:p>
          </table:table-cell>
          <table:table-cell office:value-type="float" office:value="43.0714" calcext:value-type="float">
            <text:p>43.0714</text:p>
          </table:table-cell>
          <table:table-cell/>
          <table:table-cell table:formula="of:=([.D423]-[.A423])/0.0166667" office:value-type="float" office:value="-27.6959446081106" calcext:value-type="float">
            <text:p>-27.6959446081106</text:p>
          </table:table-cell>
          <table:table-cell table:formula="of:=ABS([.E423]-[.B423])/0.0166667" office:value-type="float" office:value="667.918664162672" calcext:value-type="float">
            <text:p>667.918664162672</text:p>
          </table:table-cell>
          <table:table-cell table:formula="of:=([.F423]-[.C423])/0.0166667" office:value-type="float" office:value="-0.755998488003394" calcext:value-type="float">
            <text:p>-0.755998488003394</text:p>
          </table:table-cell>
          <table:table-cell table:formula="of:=DEGREES(ATAN(ABS([.F423]-[.C423])/ABS([.E423]-[.B423])))" office:value-type="float" office:value="0.0648514654662532" calcext:value-type="float">
            <text:p>0.064851465466253</text:p>
          </table:table-cell>
          <table:table-cell table:formula="of:=SQRT(POWER([.H423];2)+POWER([.I423];2)+POWER([.J423];2))" office:value-type="float" office:value="668.49306564713" calcext:value-type="float">
            <text:p>668.49306564713</text:p>
          </table:table-cell>
        </table:table-row>
        <table:table-row table:style-name="ro1">
          <table:table-cell office:value-type="float" office:value="47.0422" calcext:value-type="float">
            <text:p>47.0422</text:p>
          </table:table-cell>
          <table:table-cell office:value-type="float" office:value="290.525" calcext:value-type="float">
            <text:p>290.525</text:p>
          </table:table-cell>
          <table:table-cell office:value-type="float" office:value="43.3602" calcext:value-type="float">
            <text:p>43.3602</text:p>
          </table:table-cell>
          <table:table-cell office:value-type="float" office:value="46.9124" calcext:value-type="float">
            <text:p>46.9124</text:p>
          </table:table-cell>
          <table:table-cell office:value-type="float" office:value="278.091" calcext:value-type="float">
            <text:p>278.091</text:p>
          </table:table-cell>
          <table:table-cell office:value-type="float" office:value="43.5462" calcext:value-type="float">
            <text:p>43.5462</text:p>
          </table:table-cell>
          <table:table-cell/>
          <table:table-cell table:formula="of:=([.D424]-[.A424])/0.0166667" office:value-type="float" office:value="-7.78798442403133" calcext:value-type="float">
            <text:p>-7.78798442403133</text:p>
          </table:table-cell>
          <table:table-cell table:formula="of:=ABS([.E424]-[.B424])/0.0166667" office:value-type="float" office:value="746.038507922982" calcext:value-type="float">
            <text:p>746.038507922982</text:p>
          </table:table-cell>
          <table:table-cell table:formula="of:=([.F424]-[.C424])/0.0166667" office:value-type="float" office:value="11.1599776800446" calcext:value-type="float">
            <text:p>11.1599776800446</text:p>
          </table:table-cell>
          <table:table-cell table:formula="of:=DEGREES(ATAN(ABS([.F424]-[.C424])/ABS([.E424]-[.B424])))" office:value-type="float" office:value="0.857022694642465" calcext:value-type="float">
            <text:p>0.857022694642465</text:p>
          </table:table-cell>
          <table:table-cell table:formula="of:=SQRT(POWER([.H424];2)+POWER([.I424];2)+POWER([.J424];2))" office:value-type="float" office:value="746.162618406442" calcext:value-type="float">
            <text:p>746.162618406442</text:p>
          </table:table-cell>
        </table:table-row>
        <table:table-row table:style-name="ro1">
          <table:table-cell office:value-type="float" office:value="46.9336" calcext:value-type="float">
            <text:p>46.9336</text:p>
          </table:table-cell>
          <table:table-cell office:value-type="float" office:value="287.657" calcext:value-type="float">
            <text:p>287.657</text:p>
          </table:table-cell>
          <table:table-cell office:value-type="float" office:value="43.5522" calcext:value-type="float">
            <text:p>43.5522</text:p>
          </table:table-cell>
          <table:table-cell office:value-type="float" office:value="46.8078" calcext:value-type="float">
            <text:p>46.8078</text:p>
          </table:table-cell>
          <table:table-cell office:value-type="float" office:value="275.357" calcext:value-type="float">
            <text:p>275.357</text:p>
          </table:table-cell>
          <table:table-cell office:value-type="float" office:value="43.7339" calcext:value-type="float">
            <text:p>43.7339</text:p>
          </table:table-cell>
          <table:table-cell/>
          <table:table-cell table:formula="of:=([.D425]-[.A425])/0.0166667" office:value-type="float" office:value="-7.54798490403008" calcext:value-type="float">
            <text:p>-7.54798490403008</text:p>
          </table:table-cell>
          <table:table-cell table:formula="of:=ABS([.E425]-[.B425])/0.0166667" office:value-type="float" office:value="737.998524002949" calcext:value-type="float">
            <text:p>737.998524002949</text:p>
          </table:table-cell>
          <table:table-cell table:formula="of:=([.F425]-[.C425])/0.0166667" office:value-type="float" office:value="10.9019781960436" calcext:value-type="float">
            <text:p>10.9019781960436</text:p>
          </table:table-cell>
          <table:table-cell table:formula="of:=DEGREES(ATAN(ABS([.F425]-[.C425])/ABS([.E425]-[.B425])))" office:value-type="float" office:value="0.846332191676792" calcext:value-type="float">
            <text:p>0.846332191676792</text:p>
          </table:table-cell>
          <table:table-cell table:formula="of:=SQRT(POWER([.H425];2)+POWER([.I425];2)+POWER([.J425];2))" office:value-type="float" office:value="738.11763739612" calcext:value-type="float">
            <text:p>738.11763739612</text:p>
          </table:table-cell>
        </table:table-row>
        <table:table-row table:style-name="ro1">
          <table:table-cell office:value-type="float" office:value="48.0534" calcext:value-type="float">
            <text:p>48.0534</text:p>
          </table:table-cell>
          <table:table-cell office:value-type="float" office:value="290.846" calcext:value-type="float">
            <text:p>290.846</text:p>
          </table:table-cell>
          <table:table-cell office:value-type="float" office:value="43.0441" calcext:value-type="float">
            <text:p>43.0441</text:p>
          </table:table-cell>
          <table:table-cell office:value-type="float" office:value="48.2176" calcext:value-type="float">
            <text:p>48.2176</text:p>
          </table:table-cell>
          <table:table-cell office:value-type="float" office:value="277.118" calcext:value-type="float">
            <text:p>277.118</text:p>
          </table:table-cell>
          <table:table-cell office:value-type="float" office:value="43.4383" calcext:value-type="float">
            <text:p>43.4383</text:p>
          </table:table-cell>
          <table:table-cell/>
          <table:table-cell table:formula="of:=([.D426]-[.A426])/0.0166667" office:value-type="float" office:value="9.85198029603904" calcext:value-type="float">
            <text:p>9.85198029603904</text:p>
          </table:table-cell>
          <table:table-cell table:formula="of:=ABS([.E426]-[.B426])/0.0166667" office:value-type="float" office:value="823.678352643295" calcext:value-type="float">
            <text:p>823.678352643295</text:p>
          </table:table-cell>
          <table:table-cell table:formula="of:=([.F426]-[.C426])/0.0166667" office:value-type="float" office:value="23.6519526960945" calcext:value-type="float">
            <text:p>23.6519526960945</text:p>
          </table:table-cell>
          <table:table-cell table:formula="of:=DEGREES(ATAN(ABS([.F426]-[.C426])/ABS([.E426]-[.B426])))" office:value-type="float" office:value="1.64479833683128" calcext:value-type="float">
            <text:p>1.64479833683128</text:p>
          </table:table-cell>
          <table:table-cell table:formula="of:=SQRT(POWER([.H426];2)+POWER([.I426];2)+POWER([.J426];2))" office:value-type="float" office:value="824.076759164621" calcext:value-type="float">
            <text:p>824.076759164621</text:p>
          </table:table-cell>
        </table:table-row>
        <table:table-row table:style-name="ro1">
          <table:table-cell office:value-type="float" office:value="48.0367" calcext:value-type="float">
            <text:p>48.0367</text:p>
          </table:table-cell>
          <table:table-cell office:value-type="float" office:value="281.023" calcext:value-type="float">
            <text:p>281.023</text:p>
          </table:table-cell>
          <table:table-cell office:value-type="float" office:value="43.8216" calcext:value-type="float">
            <text:p>43.8216</text:p>
          </table:table-cell>
          <table:table-cell office:value-type="float" office:value="47.1643" calcext:value-type="float">
            <text:p>47.1643</text:p>
          </table:table-cell>
          <table:table-cell office:value-type="float" office:value="268.804" calcext:value-type="float">
            <text:p>268.804</text:p>
          </table:table-cell>
          <table:table-cell office:value-type="float" office:value="44.2869" calcext:value-type="float">
            <text:p>44.2869</text:p>
          </table:table-cell>
          <table:table-cell/>
          <table:table-cell table:formula="of:=([.D427]-[.A427])/0.0166667" office:value-type="float" office:value="-52.3438953122097" calcext:value-type="float">
            <text:p>-52.3438953122097</text:p>
          </table:table-cell>
          <table:table-cell table:formula="of:=ABS([.E427]-[.B427])/0.0166667" office:value-type="float" office:value="733.138533722936" calcext:value-type="float">
            <text:p>733.138533722936</text:p>
          </table:table-cell>
          <table:table-cell table:formula="of:=([.F427]-[.C427])/0.0166667" office:value-type="float" office:value="27.917944164112" calcext:value-type="float">
            <text:p>27.917944164112</text:p>
          </table:table-cell>
          <table:table-cell table:formula="of:=DEGREES(ATAN(ABS([.F427]-[.C427])/ABS([.E427]-[.B427])))" office:value-type="float" office:value="2.1807718372137" calcext:value-type="float">
            <text:p>2.1807718372137</text:p>
          </table:table-cell>
          <table:table-cell table:formula="of:=SQRT(POWER([.H427];2)+POWER([.I427];2)+POWER([.J427];2))" office:value-type="float" office:value="735.534774577125" calcext:value-type="float">
            <text:p>735.534774577125</text:p>
          </table:table-cell>
        </table:table-row>
        <table:table-row table:style-name="ro1">
          <table:table-cell office:value-type="float" office:value="47.9971" calcext:value-type="float">
            <text:p>47.9971</text:p>
          </table:table-cell>
          <table:table-cell office:value-type="float" office:value="276.91" calcext:value-type="float">
            <text:p>276.91</text:p>
          </table:table-cell>
          <table:table-cell office:value-type="float" office:value="44.2208" calcext:value-type="float">
            <text:p>44.2208</text:p>
          </table:table-cell>
          <table:table-cell office:value-type="float" office:value="47.992" calcext:value-type="float">
            <text:p>47.992</text:p>
          </table:table-cell>
          <table:table-cell office:value-type="float" office:value="262.541" calcext:value-type="float">
            <text:p>262.541</text:p>
          </table:table-cell>
          <table:table-cell office:value-type="float" office:value="44.8022" calcext:value-type="float">
            <text:p>44.8022</text:p>
          </table:table-cell>
          <table:table-cell/>
          <table:table-cell table:formula="of:=([.D428]-[.A428])/0.0166667" office:value-type="float" office:value="-0.305999388001577" calcext:value-type="float">
            <text:p>-0.305999388001577</text:p>
          </table:table-cell>
          <table:table-cell table:formula="of:=ABS([.E428]-[.B428])/0.0166667" office:value-type="float" office:value="862.13827572345" calcext:value-type="float">
            <text:p>862.13827572345</text:p>
          </table:table-cell>
          <table:table-cell table:formula="of:=([.F428]-[.C428])/0.0166667" office:value-type="float" office:value="34.8839302321397" calcext:value-type="float">
            <text:p>34.8839302321397</text:p>
          </table:table-cell>
          <table:table-cell table:formula="of:=DEGREES(ATAN(ABS([.F428]-[.C428])/ABS([.E428]-[.B428])))" office:value-type="float" office:value="2.31704397689971" calcext:value-type="float">
            <text:p>2.31704397689971</text:p>
          </table:table-cell>
          <table:table-cell table:formula="of:=SQRT(POWER([.H428];2)+POWER([.I428];2)+POWER([.J428];2))" office:value-type="float" office:value="862.84378000393" calcext:value-type="float">
            <text:p>862.84378000393</text:p>
          </table:table-cell>
        </table:table-row>
        <table:table-row table:style-name="ro1">
          <table:table-cell office:value-type="float" office:value="47.5745" calcext:value-type="float">
            <text:p>47.5745</text:p>
          </table:table-cell>
          <table:table-cell office:value-type="float" office:value="280.688" calcext:value-type="float">
            <text:p>280.688</text:p>
          </table:table-cell>
          <table:table-cell office:value-type="float" office:value="44.8815" calcext:value-type="float">
            <text:p>44.8815</text:p>
          </table:table-cell>
          <table:table-cell office:value-type="float" office:value="46.735" calcext:value-type="float">
            <text:p>46.735</text:p>
          </table:table-cell>
          <table:table-cell office:value-type="float" office:value="268.394" calcext:value-type="float">
            <text:p>268.394</text:p>
          </table:table-cell>
          <table:table-cell office:value-type="float" office:value="45.8231" calcext:value-type="float">
            <text:p>45.8231</text:p>
          </table:table-cell>
          <table:table-cell/>
          <table:table-cell table:formula="of:=([.D429]-[.A429])/0.0166667" office:value-type="float" office:value="-50.3698992602015" calcext:value-type="float">
            <text:p>-50.3698992602015</text:p>
          </table:table-cell>
          <table:table-cell table:formula="of:=ABS([.E429]-[.B429])/0.0166667" office:value-type="float" office:value="737.63852472295" calcext:value-type="float">
            <text:p>737.63852472295</text:p>
          </table:table-cell>
          <table:table-cell table:formula="of:=([.F429]-[.C429])/0.0166667" office:value-type="float" office:value="56.4958870082256" calcext:value-type="float">
            <text:p>56.4958870082256</text:p>
          </table:table-cell>
          <table:table-cell table:formula="of:=DEGREES(ATAN(ABS([.F429]-[.C429])/ABS([.E429]-[.B429])))" office:value-type="float" office:value="4.37974499730988" calcext:value-type="float">
            <text:p>4.37974499730988</text:p>
          </table:table-cell>
          <table:table-cell table:formula="of:=SQRT(POWER([.H429];2)+POWER([.I429];2)+POWER([.J429];2))" office:value-type="float" office:value="741.511635212677" calcext:value-type="float">
            <text:p>741.511635212677</text:p>
          </table:table-cell>
        </table:table-row>
        <table:table-row table:style-name="ro1">
          <table:table-cell office:value-type="float" office:value="47.4347" calcext:value-type="float">
            <text:p>47.4347</text:p>
          </table:table-cell>
          <table:table-cell office:value-type="float" office:value="283.396" calcext:value-type="float">
            <text:p>283.396</text:p>
          </table:table-cell>
          <table:table-cell office:value-type="float" office:value="44.7146" calcext:value-type="float">
            <text:p>44.7146</text:p>
          </table:table-cell>
          <table:table-cell office:value-type="float" office:value="47.0634" calcext:value-type="float">
            <text:p>47.0634</text:p>
          </table:table-cell>
          <table:table-cell office:value-type="float" office:value="271.19" calcext:value-type="float">
            <text:p>271.19</text:p>
          </table:table-cell>
          <table:table-cell office:value-type="float" office:value="45.1339" calcext:value-type="float">
            <text:p>45.1339</text:p>
          </table:table-cell>
          <table:table-cell/>
          <table:table-cell table:formula="of:=([.D430]-[.A430])/0.0166667" office:value-type="float" office:value="-22.277955444089" calcext:value-type="float">
            <text:p>-22.277955444089</text:p>
          </table:table-cell>
          <table:table-cell table:formula="of:=ABS([.E430]-[.B430])/0.0166667" office:value-type="float" office:value="732.358535282931" calcext:value-type="float">
            <text:p>732.358535282931</text:p>
          </table:table-cell>
          <table:table-cell table:formula="of:=([.F430]-[.C430])/0.0166667" office:value-type="float" office:value="25.1579496841006" calcext:value-type="float">
            <text:p>25.1579496841006</text:p>
          </table:table-cell>
          <table:table-cell table:formula="of:=DEGREES(ATAN(ABS([.F430]-[.C430])/ABS([.E430]-[.B430])))" office:value-type="float" office:value="1.96744855735799" calcext:value-type="float">
            <text:p>1.96744855735799</text:p>
          </table:table-cell>
          <table:table-cell table:formula="of:=SQRT(POWER([.H430];2)+POWER([.I430];2)+POWER([.J430];2))" office:value-type="float" office:value="733.12908408604" calcext:value-type="float">
            <text:p>733.12908408604</text:p>
          </table:table-cell>
        </table:table-row>
        <table:table-row table:style-name="ro1">
          <table:table-cell office:value-type="float" office:value="47.7254" calcext:value-type="float">
            <text:p>47.7254</text:p>
          </table:table-cell>
          <table:table-cell office:value-type="float" office:value="297.814" calcext:value-type="float">
            <text:p>297.814</text:p>
          </table:table-cell>
          <table:table-cell office:value-type="float" office:value="43.2606" calcext:value-type="float">
            <text:p>43.2606</text:p>
          </table:table-cell>
          <table:table-cell office:value-type="float" office:value="47.3495" calcext:value-type="float">
            <text:p>47.3495</text:p>
          </table:table-cell>
          <table:table-cell office:value-type="float" office:value="284.846" calcext:value-type="float">
            <text:p>284.846</text:p>
          </table:table-cell>
          <table:table-cell office:value-type="float" office:value="44.2385" calcext:value-type="float">
            <text:p>44.2385</text:p>
          </table:table-cell>
          <table:table-cell/>
          <table:table-cell table:formula="of:=([.D431]-[.A431])/0.0166667" office:value-type="float" office:value="-22.5539548920903" calcext:value-type="float">
            <text:p>-22.5539548920903</text:p>
          </table:table-cell>
          <table:table-cell table:formula="of:=ABS([.E431]-[.B431])/0.0166667" office:value-type="float" office:value="778.078443843113" calcext:value-type="float">
            <text:p>778.078443843113</text:p>
          </table:table-cell>
          <table:table-cell table:formula="of:=([.F431]-[.C431])/0.0166667" office:value-type="float" office:value="58.673882652235" calcext:value-type="float">
            <text:p>58.673882652235</text:p>
          </table:table-cell>
          <table:table-cell table:formula="of:=DEGREES(ATAN(ABS([.F431]-[.C431])/ABS([.E431]-[.B431])))" office:value-type="float" office:value="4.31243832533694" calcext:value-type="float">
            <text:p>4.31243832533694</text:p>
          </table:table-cell>
          <table:table-cell table:formula="of:=SQRT(POWER([.H431];2)+POWER([.I431];2)+POWER([.J431];2))" office:value-type="float" office:value="780.613457583255" calcext:value-type="float">
            <text:p>780.613457583255</text:p>
          </table:table-cell>
        </table:table-row>
        <table:table-row table:style-name="ro1">
          <table:table-cell office:value-type="float" office:value="54.7546" calcext:value-type="float">
            <text:p>54.7546</text:p>
          </table:table-cell>
          <table:table-cell office:value-type="float" office:value="299.353" calcext:value-type="float">
            <text:p>299.353</text:p>
          </table:table-cell>
          <table:table-cell office:value-type="float" office:value="42.9542" calcext:value-type="float">
            <text:p>42.9542</text:p>
          </table:table-cell>
          <table:table-cell office:value-type="float" office:value="54.9392" calcext:value-type="float">
            <text:p>54.9392</text:p>
          </table:table-cell>
          <table:table-cell office:value-type="float" office:value="286.661" calcext:value-type="float">
            <text:p>286.661</text:p>
          </table:table-cell>
          <table:table-cell office:value-type="float" office:value="43.6263" calcext:value-type="float">
            <text:p>43.6263</text:p>
          </table:table-cell>
          <table:table-cell/>
          <table:table-cell table:formula="of:=([.D432]-[.A432])/0.0166667" office:value-type="float" office:value="11.0759778480441" calcext:value-type="float">
            <text:p>11.0759778480441</text:p>
          </table:table-cell>
          <table:table-cell table:formula="of:=ABS([.E432]-[.B432])/0.0166667" office:value-type="float" office:value="761.518476963047" calcext:value-type="float">
            <text:p>761.518476963047</text:p>
          </table:table-cell>
          <table:table-cell table:formula="of:=([.F432]-[.C432])/0.0166667" office:value-type="float" office:value="40.3259193481613" calcext:value-type="float">
            <text:p>40.3259193481613</text:p>
          </table:table-cell>
          <table:table-cell table:formula="of:=DEGREES(ATAN(ABS([.F432]-[.C432])/ABS([.E432]-[.B432])))" office:value-type="float" office:value="3.0312447832502" calcext:value-type="float">
            <text:p>3.0312447832502</text:p>
          </table:table-cell>
          <table:table-cell table:formula="of:=SQRT(POWER([.H432];2)+POWER([.I432];2)+POWER([.J432];2))" office:value-type="float" office:value="762.665882161175" calcext:value-type="float">
            <text:p>762.665882161175</text:p>
          </table:table-cell>
        </table:table-row>
        <table:table-row table:style-name="ro1">
          <table:table-cell office:value-type="float" office:value="61.3327" calcext:value-type="float">
            <text:p>61.3327</text:p>
          </table:table-cell>
          <table:table-cell office:value-type="float" office:value="287.746" calcext:value-type="float">
            <text:p>287.746</text:p>
          </table:table-cell>
          <table:table-cell office:value-type="float" office:value="43.9029" calcext:value-type="float">
            <text:p>43.9029</text:p>
          </table:table-cell>
          <table:table-cell office:value-type="float" office:value="61.3987" calcext:value-type="float">
            <text:p>61.3987</text:p>
          </table:table-cell>
          <table:table-cell office:value-type="float" office:value="273.158" calcext:value-type="float">
            <text:p>273.158</text:p>
          </table:table-cell>
          <table:table-cell office:value-type="float" office:value="44.4325" calcext:value-type="float">
            <text:p>44.4325</text:p>
          </table:table-cell>
          <table:table-cell/>
          <table:table-cell table:formula="of:=([.D433]-[.A433])/0.0166667" office:value-type="float" office:value="3.95999208001556" calcext:value-type="float">
            <text:p>3.95999208001556</text:p>
          </table:table-cell>
          <table:table-cell table:formula="of:=ABS([.E433]-[.B433])/0.0166667" office:value-type="float" office:value="875.278249443499" calcext:value-type="float">
            <text:p>875.278249443499</text:p>
          </table:table-cell>
          <table:table-cell table:formula="of:=([.F433]-[.C433])/0.0166667" office:value-type="float" office:value="31.7759364481268" calcext:value-type="float">
            <text:p>31.7759364481268</text:p>
          </table:table-cell>
          <table:table-cell table:formula="of:=DEGREES(ATAN(ABS([.F433]-[.C433])/ABS([.E433]-[.B433])))" office:value-type="float" office:value="2.0791420781477" calcext:value-type="float">
            <text:p>2.0791420781477</text:p>
          </table:table-cell>
          <table:table-cell table:formula="of:=SQRT(POWER([.H433];2)+POWER([.I433];2)+POWER([.J433];2))" office:value-type="float" office:value="875.863805407727" calcext:value-type="float">
            <text:p>875.863805407727</text:p>
          </table:table-cell>
        </table:table-row>
        <table:table-row table:style-name="ro1">
          <table:table-cell office:value-type="float" office:value="61.4803" calcext:value-type="float">
            <text:p>61.4803</text:p>
          </table:table-cell>
          <table:table-cell office:value-type="float" office:value="293.201" calcext:value-type="float">
            <text:p>293.201</text:p>
          </table:table-cell>
          <table:table-cell office:value-type="float" office:value="44.0859" calcext:value-type="float">
            <text:p>44.0859</text:p>
          </table:table-cell>
          <table:table-cell office:value-type="float" office:value="60.9564" calcext:value-type="float">
            <text:p>60.9564</text:p>
          </table:table-cell>
          <table:table-cell office:value-type="float" office:value="282.132" calcext:value-type="float">
            <text:p>282.132</text:p>
          </table:table-cell>
          <table:table-cell office:value-type="float" office:value="44.7745" calcext:value-type="float">
            <text:p>44.7745</text:p>
          </table:table-cell>
          <table:table-cell/>
          <table:table-cell table:formula="of:=([.D434]-[.A434])/0.0166667" office:value-type="float" office:value="-31.4339371321256" calcext:value-type="float">
            <text:p>-31.4339371321256</text:p>
          </table:table-cell>
          <table:table-cell table:formula="of:=ABS([.E434]-[.B434])/0.0166667" office:value-type="float" office:value="664.138671722658" calcext:value-type="float">
            <text:p>664.138671722658</text:p>
          </table:table-cell>
          <table:table-cell table:formula="of:=([.F434]-[.C434])/0.0166667" office:value-type="float" office:value="41.3159173681653" calcext:value-type="float">
            <text:p>41.3159173681653</text:p>
          </table:table-cell>
          <table:table-cell table:formula="of:=DEGREES(ATAN(ABS([.F434]-[.C434])/ABS([.E434]-[.B434])))" office:value-type="float" office:value="3.55977011425239" calcext:value-type="float">
            <text:p>3.55977011425239</text:p>
          </table:table-cell>
          <table:table-cell table:formula="of:=SQRT(POWER([.H434];2)+POWER([.I434];2)+POWER([.J434];2))" office:value-type="float" office:value="666.164598811086" calcext:value-type="float">
            <text:p>666.164598811086</text:p>
          </table:table-cell>
        </table:table-row>
        <table:table-row table:style-name="ro1">
          <table:table-cell office:value-type="float" office:value="67.1526" calcext:value-type="float">
            <text:p>67.1526</text:p>
          </table:table-cell>
          <table:table-cell office:value-type="float" office:value="296.944" calcext:value-type="float">
            <text:p>296.944</text:p>
          </table:table-cell>
          <table:table-cell office:value-type="float" office:value="43.2019" calcext:value-type="float">
            <text:p>43.2019</text:p>
          </table:table-cell>
          <table:table-cell office:value-type="float" office:value="66.5054" calcext:value-type="float">
            <text:p>66.5054</text:p>
          </table:table-cell>
          <table:table-cell office:value-type="float" office:value="284.492" calcext:value-type="float">
            <text:p>284.492</text:p>
          </table:table-cell>
          <table:table-cell office:value-type="float" office:value="43.8511" calcext:value-type="float">
            <text:p>43.8511</text:p>
          </table:table-cell>
          <table:table-cell/>
          <table:table-cell table:formula="of:=([.D435]-[.A435])/0.0166667" office:value-type="float" office:value="-38.8319223361561" calcext:value-type="float">
            <text:p>-38.8319223361561</text:p>
          </table:table-cell>
          <table:table-cell table:formula="of:=ABS([.E435]-[.B435])/0.0166667" office:value-type="float" office:value="747.118505762988" calcext:value-type="float">
            <text:p>747.118505762988</text:p>
          </table:table-cell>
          <table:table-cell table:formula="of:=([.F435]-[.C435])/0.0166667" office:value-type="float" office:value="38.9519220961558" calcext:value-type="float">
            <text:p>38.9519220961558</text:p>
          </table:table-cell>
          <table:table-cell table:formula="of:=DEGREES(ATAN(ABS([.F435]-[.C435])/ABS([.E435]-[.B435])))" office:value-type="float" office:value="2.98448222654287" calcext:value-type="float">
            <text:p>2.98448222654287</text:p>
          </table:table-cell>
          <table:table-cell table:formula="of:=SQRT(POWER([.H435];2)+POWER([.I435];2)+POWER([.J435];2))" office:value-type="float" office:value="749.140328697385" calcext:value-type="float">
            <text:p>749.140328697385</text:p>
          </table:table-cell>
        </table:table-row>
        <table:table-row table:style-name="ro1">
          <table:table-cell office:value-type="float" office:value="71.0826" calcext:value-type="float">
            <text:p>71.0826</text:p>
          </table:table-cell>
          <table:table-cell office:value-type="float" office:value="295.959" calcext:value-type="float">
            <text:p>295.959</text:p>
          </table:table-cell>
          <table:table-cell office:value-type="float" office:value="43.3155" calcext:value-type="float">
            <text:p>43.3155</text:p>
          </table:table-cell>
          <table:table-cell office:value-type="float" office:value="70.3396" calcext:value-type="float">
            <text:p>70.3396</text:p>
          </table:table-cell>
          <table:table-cell office:value-type="float" office:value="282.326" calcext:value-type="float">
            <text:p>282.326</text:p>
          </table:table-cell>
          <table:table-cell office:value-type="float" office:value="43.9006" calcext:value-type="float">
            <text:p>43.9006</text:p>
          </table:table-cell>
          <table:table-cell/>
          <table:table-cell table:formula="of:=([.D436]-[.A436])/0.0166667" office:value-type="float" office:value="-44.579910840178" calcext:value-type="float">
            <text:p>-44.579910840178</text:p>
          </table:table-cell>
          <table:table-cell table:formula="of:=ABS([.E436]-[.B436])/0.0166667" office:value-type="float" office:value="817.978364043271" calcext:value-type="float">
            <text:p>817.978364043271</text:p>
          </table:table-cell>
          <table:table-cell table:formula="of:=([.F436]-[.C436])/0.0166667" office:value-type="float" office:value="35.1059297881403" calcext:value-type="float">
            <text:p>35.1059297881403</text:p>
          </table:table-cell>
          <table:table-cell table:formula="of:=DEGREES(ATAN(ABS([.F436]-[.C436])/ABS([.E436]-[.B436])))" office:value-type="float" office:value="2.45750754088021" calcext:value-type="float">
            <text:p>2.45750754088021</text:p>
          </table:table-cell>
          <table:table-cell table:formula="of:=SQRT(POWER([.H436];2)+POWER([.I436];2)+POWER([.J436];2))" office:value-type="float" office:value="819.944143707188" calcext:value-type="float">
            <text:p>819.944143707188</text:p>
          </table:table-cell>
        </table:table-row>
        <table:table-row table:style-name="ro1">
          <table:table-cell office:value-type="float" office:value="77.3591" calcext:value-type="float">
            <text:p>77.3591</text:p>
          </table:table-cell>
          <table:table-cell office:value-type="float" office:value="296.365" calcext:value-type="float">
            <text:p>296.365</text:p>
          </table:table-cell>
          <table:table-cell office:value-type="float" office:value="43.7124" calcext:value-type="float">
            <text:p>43.7124</text:p>
          </table:table-cell>
          <table:table-cell office:value-type="float" office:value="76.9651" calcext:value-type="float">
            <text:p>76.9651</text:p>
          </table:table-cell>
          <table:table-cell office:value-type="float" office:value="284.126" calcext:value-type="float">
            <text:p>284.126</text:p>
          </table:table-cell>
          <table:table-cell office:value-type="float" office:value="44.5672" calcext:value-type="float">
            <text:p>44.5672</text:p>
          </table:table-cell>
          <table:table-cell/>
          <table:table-cell table:formula="of:=([.D437]-[.A437])/0.0166667" office:value-type="float" office:value="-23.639952720094" calcext:value-type="float">
            <text:p>-23.639952720094</text:p>
          </table:table-cell>
          <table:table-cell table:formula="of:=ABS([.E437]-[.B437])/0.0166667" office:value-type="float" office:value="734.338531322939" calcext:value-type="float">
            <text:p>734.338531322939</text:p>
          </table:table-cell>
          <table:table-cell table:formula="of:=([.F437]-[.C437])/0.0166667" office:value-type="float" office:value="51.287897424205" calcext:value-type="float">
            <text:p>51.287897424205</text:p>
          </table:table-cell>
          <table:table-cell table:formula="of:=DEGREES(ATAN(ABS([.F437]-[.C437])/ABS([.E437]-[.B437])))" office:value-type="float" office:value="3.99518177654126" calcext:value-type="float">
            <text:p>3.99518177654126</text:p>
          </table:table-cell>
          <table:table-cell table:formula="of:=SQRT(POWER([.H437];2)+POWER([.I437];2)+POWER([.J437];2))" office:value-type="float" office:value="736.506873268903" calcext:value-type="float">
            <text:p>736.506873268903</text:p>
          </table:table-cell>
        </table:table-row>
        <table:table-row table:style-name="ro1">
          <table:table-cell office:value-type="float" office:value="81.29" calcext:value-type="float">
            <text:p>81.29</text:p>
          </table:table-cell>
          <table:table-cell office:value-type="float" office:value="296.831" calcext:value-type="float">
            <text:p>296.831</text:p>
          </table:table-cell>
          <table:table-cell office:value-type="float" office:value="42.5704" calcext:value-type="float">
            <text:p>42.5704</text:p>
          </table:table-cell>
          <table:table-cell office:value-type="float" office:value="81.3109" calcext:value-type="float">
            <text:p>81.3109</text:p>
          </table:table-cell>
          <table:table-cell office:value-type="float" office:value="284.76" calcext:value-type="float">
            <text:p>284.76</text:p>
          </table:table-cell>
          <table:table-cell office:value-type="float" office:value="42.9134" calcext:value-type="float">
            <text:p>42.9134</text:p>
          </table:table-cell>
          <table:table-cell/>
          <table:table-cell table:formula="of:=([.D438]-[.A438])/0.0166667" office:value-type="float" office:value="1.25399749200486" calcext:value-type="float">
            <text:p>1.25399749200486</text:p>
          </table:table-cell>
          <table:table-cell table:formula="of:=ABS([.E438]-[.B438])/0.0166667" office:value-type="float" office:value="724.258551482899" calcext:value-type="float">
            <text:p>724.258551482899</text:p>
          </table:table-cell>
          <table:table-cell table:formula="of:=([.F438]-[.C438])/0.0166667" office:value-type="float" office:value="20.5799588400825" calcext:value-type="float">
            <text:p>20.5799588400825</text:p>
          </table:table-cell>
          <table:table-cell table:formula="of:=DEGREES(ATAN(ABS([.F438]-[.C438])/ABS([.E438]-[.B438])))" office:value-type="float" office:value="1.62763363811187" calcext:value-type="float">
            <text:p>1.62763363811187</text:p>
          </table:table-cell>
          <table:table-cell table:formula="of:=SQRT(POWER([.H438];2)+POWER([.I438];2)+POWER([.J438];2))" office:value-type="float" office:value="724.551969572698" calcext:value-type="float">
            <text:p>724.551969572698</text:p>
          </table:table-cell>
        </table:table-row>
        <table:table-row table:style-name="ro1">
          <table:table-cell office:value-type="float" office:value="87.2608" calcext:value-type="float">
            <text:p>87.2608</text:p>
          </table:table-cell>
          <table:table-cell office:value-type="float" office:value="295.394" calcext:value-type="float">
            <text:p>295.394</text:p>
          </table:table-cell>
          <table:table-cell office:value-type="float" office:value="43.5134" calcext:value-type="float">
            <text:p>43.5134</text:p>
          </table:table-cell>
          <table:table-cell office:value-type="float" office:value="86.8342" calcext:value-type="float">
            <text:p>86.8342</text:p>
          </table:table-cell>
          <table:table-cell office:value-type="float" office:value="282.034" calcext:value-type="float">
            <text:p>282.034</text:p>
          </table:table-cell>
          <table:table-cell office:value-type="float" office:value="44.5501" calcext:value-type="float">
            <text:p>44.5501</text:p>
          </table:table-cell>
          <table:table-cell/>
          <table:table-cell table:formula="of:=([.D439]-[.A439])/0.0166667" office:value-type="float" office:value="-25.5959488081028" calcext:value-type="float">
            <text:p>-25.5959488081028</text:p>
          </table:table-cell>
          <table:table-cell table:formula="of:=ABS([.E439]-[.B439])/0.0166667" office:value-type="float" office:value="801.598396803207" calcext:value-type="float">
            <text:p>801.598396803207</text:p>
          </table:table-cell>
          <table:table-cell table:formula="of:=([.F439]-[.C439])/0.0166667" office:value-type="float" office:value="62.201875596249" calcext:value-type="float">
            <text:p>62.201875596249</text:p>
          </table:table-cell>
          <table:table-cell table:formula="of:=DEGREES(ATAN(ABS([.F439]-[.C439])/ABS([.E439]-[.B439])))" office:value-type="float" office:value="4.43710657695291" calcext:value-type="float">
            <text:p>4.43710657695291</text:p>
          </table:table-cell>
          <table:table-cell table:formula="of:=SQRT(POWER([.H439];2)+POWER([.I439];2)+POWER([.J439];2))" office:value-type="float" office:value="804.415449677933" calcext:value-type="float">
            <text:p>804.415449677933</text:p>
          </table:table-cell>
        </table:table-row>
        <table:table-row table:style-name="ro1">
          <table:table-cell office:value-type="float" office:value="87.6583" calcext:value-type="float">
            <text:p>87.6583</text:p>
          </table:table-cell>
          <table:table-cell office:value-type="float" office:value="291.491" calcext:value-type="float">
            <text:p>291.491</text:p>
          </table:table-cell>
          <table:table-cell office:value-type="float" office:value="43.0805" calcext:value-type="float">
            <text:p>43.0805</text:p>
          </table:table-cell>
          <table:table-cell office:value-type="float" office:value="86.7682" calcext:value-type="float">
            <text:p>86.7682</text:p>
          </table:table-cell>
          <table:table-cell office:value-type="float" office:value="279.724" calcext:value-type="float">
            <text:p>279.724</text:p>
          </table:table-cell>
          <table:table-cell office:value-type="float" office:value="43.4073" calcext:value-type="float">
            <text:p>43.4073</text:p>
          </table:table-cell>
          <table:table-cell/>
          <table:table-cell table:formula="of:=([.D440]-[.A440])/0.0166667" office:value-type="float" office:value="-53.4058931882139" calcext:value-type="float">
            <text:p>-53.4058931882139</text:p>
          </table:table-cell>
          <table:table-cell table:formula="of:=ABS([.E440]-[.B440])/0.0166667" office:value-type="float" office:value="706.018587962824" calcext:value-type="float">
            <text:p>706.018587962824</text:p>
          </table:table-cell>
          <table:table-cell table:formula="of:=([.F440]-[.C440])/0.0166667" office:value-type="float" office:value="19.6079607840784" calcext:value-type="float">
            <text:p>19.6079607840784</text:p>
          </table:table-cell>
          <table:table-cell table:formula="of:=DEGREES(ATAN(ABS([.F440]-[.C440])/ABS([.E440]-[.B440])))" office:value-type="float" office:value="1.59084293885574" calcext:value-type="float">
            <text:p>1.59084293885574</text:p>
          </table:table-cell>
          <table:table-cell table:formula="of:=SQRT(POWER([.H440];2)+POWER([.I440];2)+POWER([.J440];2))" office:value-type="float" office:value="708.307071899159" calcext:value-type="float">
            <text:p>708.307071899159</text:p>
          </table:table-cell>
        </table:table-row>
        <table:table-row table:style-name="ro1">
          <table:table-cell office:value-type="float" office:value="97.1632" calcext:value-type="float">
            <text:p>97.1632</text:p>
          </table:table-cell>
          <table:table-cell office:value-type="float" office:value="295.23" calcext:value-type="float">
            <text:p>295.23</text:p>
          </table:table-cell>
          <table:table-cell office:value-type="float" office:value="43.4533" calcext:value-type="float">
            <text:p>43.4533</text:p>
          </table:table-cell>
          <table:table-cell office:value-type="float" office:value="96.4762" calcext:value-type="float">
            <text:p>96.4762</text:p>
          </table:table-cell>
          <table:table-cell office:value-type="float" office:value="282.076" calcext:value-type="float">
            <text:p>282.076</text:p>
          </table:table-cell>
          <table:table-cell office:value-type="float" office:value="44.2096" calcext:value-type="float">
            <text:p>44.2096</text:p>
          </table:table-cell>
          <table:table-cell/>
          <table:table-cell table:formula="of:=([.D441]-[.A441])/0.0166667" office:value-type="float" office:value="-41.2199175601647" calcext:value-type="float">
            <text:p>-41.2199175601647</text:p>
          </table:table-cell>
          <table:table-cell table:formula="of:=ABS([.E441]-[.B441])/0.0166667" office:value-type="float" office:value="789.238421523157" calcext:value-type="float">
            <text:p>789.238421523157</text:p>
          </table:table-cell>
          <table:table-cell table:formula="of:=([.F441]-[.C441])/0.0166667" office:value-type="float" office:value="45.3779092441817" calcext:value-type="float">
            <text:p>45.3779092441817</text:p>
          </table:table-cell>
          <table:table-cell table:formula="of:=DEGREES(ATAN(ABS([.F441]-[.C441])/ABS([.E441]-[.B441])))" office:value-type="float" office:value="3.29064490819895" calcext:value-type="float">
            <text:p>3.29064490819895</text:p>
          </table:table-cell>
          <table:table-cell table:formula="of:=SQRT(POWER([.H441];2)+POWER([.I441];2)+POWER([.J441];2))" office:value-type="float" office:value="791.615766808244" calcext:value-type="float">
            <text:p>791.615766808244</text:p>
          </table:table-cell>
        </table:table-row>
        <table:table-row table:style-name="ro1">
          <table:table-cell office:value-type="float" office:value="102.615" calcext:value-type="float">
            <text:p>102.615</text:p>
          </table:table-cell>
          <table:table-cell office:value-type="float" office:value="290.856" calcext:value-type="float">
            <text:p>290.856</text:p>
          </table:table-cell>
          <table:table-cell office:value-type="float" office:value="43.8194" calcext:value-type="float">
            <text:p>43.8194</text:p>
          </table:table-cell>
          <table:table-cell office:value-type="float" office:value="102.129" calcext:value-type="float">
            <text:p>102.129</text:p>
          </table:table-cell>
          <table:table-cell office:value-type="float" office:value="279.283" calcext:value-type="float">
            <text:p>279.283</text:p>
          </table:table-cell>
          <table:table-cell office:value-type="float" office:value="44.3466" calcext:value-type="float">
            <text:p>44.3466</text:p>
          </table:table-cell>
          <table:table-cell/>
          <table:table-cell table:formula="of:=([.D442]-[.A442])/0.0166667" office:value-type="float" office:value="-29.159941680116" calcext:value-type="float">
            <text:p>-29.159941680116</text:p>
          </table:table-cell>
          <table:table-cell table:formula="of:=ABS([.E442]-[.B442])/0.0166667" office:value-type="float" office:value="694.378611242776" calcext:value-type="float">
            <text:p>694.378611242776</text:p>
          </table:table-cell>
          <table:table-cell table:formula="of:=([.F442]-[.C442])/0.0166667" office:value-type="float" office:value="31.6319367361266" calcext:value-type="float">
            <text:p>31.6319367361266</text:p>
          </table:table-cell>
          <table:table-cell table:formula="of:=DEGREES(ATAN(ABS([.F442]-[.C442])/ABS([.E442]-[.B442])))" office:value-type="float" office:value="2.60826633193034" calcext:value-type="float">
            <text:p>2.60826633193034</text:p>
          </table:table-cell>
          <table:table-cell table:formula="of:=SQRT(POWER([.H442];2)+POWER([.I442];2)+POWER([.J442];2))" office:value-type="float" office:value="695.710095781219" calcext:value-type="float">
            <text:p>695.710095781219</text:p>
          </table:table-cell>
        </table:table-row>
        <table:table-row table:style-name="ro1">
          <table:table-cell office:value-type="float" office:value="101.673" calcext:value-type="float">
            <text:p>101.673</text:p>
          </table:table-cell>
          <table:table-cell office:value-type="float" office:value="292.283" calcext:value-type="float">
            <text:p>292.283</text:p>
          </table:table-cell>
          <table:table-cell office:value-type="float" office:value="43.6088" calcext:value-type="float">
            <text:p>43.6088</text:p>
          </table:table-cell>
          <table:table-cell office:value-type="float" office:value="100.872" calcext:value-type="float">
            <text:p>100.872</text:p>
          </table:table-cell>
          <table:table-cell office:value-type="float" office:value="279.348" calcext:value-type="float">
            <text:p>279.348</text:p>
          </table:table-cell>
          <table:table-cell office:value-type="float" office:value="44.3468" calcext:value-type="float">
            <text:p>44.3468</text:p>
          </table:table-cell>
          <table:table-cell/>
          <table:table-cell table:formula="of:=([.D443]-[.A443])/0.0166667" office:value-type="float" office:value="-48.0599038801924" calcext:value-type="float">
            <text:p>-48.0599038801924</text:p>
          </table:table-cell>
          <table:table-cell table:formula="of:=ABS([.E443]-[.B443])/0.0166667" office:value-type="float" office:value="776.098447803105" calcext:value-type="float">
            <text:p>776.098447803105</text:p>
          </table:table-cell>
          <table:table-cell table:formula="of:=([.F443]-[.C443])/0.0166667" office:value-type="float" office:value="44.2799114401771" calcext:value-type="float">
            <text:p>44.2799114401771</text:p>
          </table:table-cell>
          <table:table-cell table:formula="of:=DEGREES(ATAN(ABS([.F443]-[.C443])/ABS([.E443]-[.B443])))" office:value-type="float" office:value="3.26544207085255" calcext:value-type="float">
            <text:p>3.26544207085255</text:p>
          </table:table-cell>
          <table:table-cell table:formula="of:=SQRT(POWER([.H443];2)+POWER([.I443];2)+POWER([.J443];2))" office:value-type="float" office:value="778.844827677832" calcext:value-type="float">
            <text:p>778.844827677832</text:p>
          </table:table-cell>
        </table:table-row>
        <table:table-row table:style-name="ro1">
          <table:table-cell office:value-type="float" office:value="109.389" calcext:value-type="float">
            <text:p>109.389</text:p>
          </table:table-cell>
          <table:table-cell office:value-type="float" office:value="291.593" calcext:value-type="float">
            <text:p>291.593</text:p>
          </table:table-cell>
          <table:table-cell office:value-type="float" office:value="43.6521" calcext:value-type="float">
            <text:p>43.6521</text:p>
          </table:table-cell>
          <table:table-cell office:value-type="float" office:value="109.039" calcext:value-type="float">
            <text:p>109.039</text:p>
          </table:table-cell>
          <table:table-cell office:value-type="float" office:value="277.478" calcext:value-type="float">
            <text:p>277.478</text:p>
          </table:table-cell>
          <table:table-cell office:value-type="float" office:value="44.5721" calcext:value-type="float">
            <text:p>44.5721</text:p>
          </table:table-cell>
          <table:table-cell/>
          <table:table-cell table:formula="of:=([.D444]-[.A444])/0.0166667" office:value-type="float" office:value="-20.9999580000837" calcext:value-type="float">
            <text:p>-20.9999580000837</text:p>
          </table:table-cell>
          <table:table-cell table:formula="of:=ABS([.E444]-[.B444])/0.0166667" office:value-type="float" office:value="846.898306203388" calcext:value-type="float">
            <text:p>846.898306203388</text:p>
          </table:table-cell>
          <table:table-cell table:formula="of:=([.F444]-[.C444])/0.0166667" office:value-type="float" office:value="55.1998896002209" calcext:value-type="float">
            <text:p>55.1998896002209</text:p>
          </table:table-cell>
          <table:table-cell table:formula="of:=DEGREES(ATAN(ABS([.F444]-[.C444])/ABS([.E444]-[.B444])))" office:value-type="float" office:value="3.7292002435633" calcext:value-type="float">
            <text:p>3.7292002435633</text:p>
          </table:table-cell>
          <table:table-cell table:formula="of:=SQRT(POWER([.H444];2)+POWER([.I444];2)+POWER([.J444];2))" office:value-type="float" office:value="848.955103110906" calcext:value-type="float">
            <text:p>848.955103110906</text:p>
          </table:table-cell>
        </table:table-row>
        <table:table-row table:style-name="ro1">
          <table:table-cell office:value-type="float" office:value="112.897" calcext:value-type="float">
            <text:p>112.897</text:p>
          </table:table-cell>
          <table:table-cell office:value-type="float" office:value="284.519" calcext:value-type="float">
            <text:p>284.519</text:p>
          </table:table-cell>
          <table:table-cell office:value-type="float" office:value="44.7071" calcext:value-type="float">
            <text:p>44.7071</text:p>
          </table:table-cell>
          <table:table-cell office:value-type="float" office:value="112.809" calcext:value-type="float">
            <text:p>112.809</text:p>
          </table:table-cell>
          <table:table-cell office:value-type="float" office:value="272.046" calcext:value-type="float">
            <text:p>272.046</text:p>
          </table:table-cell>
          <table:table-cell office:value-type="float" office:value="45.3889" calcext:value-type="float">
            <text:p>45.3889</text:p>
          </table:table-cell>
          <table:table-cell/>
          <table:table-cell table:formula="of:=([.D445]-[.A445])/0.0166667" office:value-type="float" office:value="-5.2799894400216" calcext:value-type="float">
            <text:p>-5.2799894400216</text:p>
          </table:table-cell>
          <table:table-cell table:formula="of:=ABS([.E445]-[.B445])/0.0166667" office:value-type="float" office:value="748.378503242994" calcext:value-type="float">
            <text:p>748.378503242994</text:p>
          </table:table-cell>
          <table:table-cell table:formula="of:=([.F445]-[.C445])/0.0166667" office:value-type="float" office:value="40.9079181841638" calcext:value-type="float">
            <text:p>40.9079181841638</text:p>
          </table:table-cell>
          <table:table-cell table:formula="of:=DEGREES(ATAN(ABS([.F445]-[.C445])/ABS([.E445]-[.B445])))" office:value-type="float" office:value="3.12879217719246" calcext:value-type="float">
            <text:p>3.12879217719246</text:p>
          </table:table-cell>
          <table:table-cell table:formula="of:=SQRT(POWER([.H445];2)+POWER([.I445];2)+POWER([.J445];2))" office:value-type="float" office:value="749.514322861727" calcext:value-type="float">
            <text:p>749.514322861727</text:p>
          </table:table-cell>
        </table:table-row>
        <table:table-row table:style-name="ro1">
          <table:table-cell office:value-type="float" office:value="114.952" calcext:value-type="float">
            <text:p>114.952</text:p>
          </table:table-cell>
          <table:table-cell office:value-type="float" office:value="293.331" calcext:value-type="float">
            <text:p>293.331</text:p>
          </table:table-cell>
          <table:table-cell office:value-type="float" office:value="44.3698" calcext:value-type="float">
            <text:p>44.3698</text:p>
          </table:table-cell>
          <table:table-cell office:value-type="float" office:value="113.944" calcext:value-type="float">
            <text:p>113.944</text:p>
          </table:table-cell>
          <table:table-cell office:value-type="float" office:value="279.253" calcext:value-type="float">
            <text:p>279.253</text:p>
          </table:table-cell>
          <table:table-cell office:value-type="float" office:value="45.2556" calcext:value-type="float">
            <text:p>45.2556</text:p>
          </table:table-cell>
          <table:table-cell/>
          <table:table-cell table:formula="of:=([.D446]-[.A446])/0.0166667" office:value-type="float" office:value="-60.4798790402417" calcext:value-type="float">
            <text:p>-60.4798790402417</text:p>
          </table:table-cell>
          <table:table-cell table:formula="of:=ABS([.E446]-[.B446])/0.0166667" office:value-type="float" office:value="844.678310643381" calcext:value-type="float">
            <text:p>844.678310643381</text:p>
          </table:table-cell>
          <table:table-cell table:formula="of:=([.F446]-[.C446])/0.0166667" office:value-type="float" office:value="53.1478937042128" calcext:value-type="float">
            <text:p>53.1478937042128</text:p>
          </table:table-cell>
          <table:table-cell table:formula="of:=DEGREES(ATAN(ABS([.F446]-[.C446])/ABS([.E446]-[.B446])))" office:value-type="float" office:value="3.60035395800372" calcext:value-type="float">
            <text:p>3.60035395800372</text:p>
          </table:table-cell>
          <table:table-cell table:formula="of:=SQRT(POWER([.H446];2)+POWER([.I446];2)+POWER([.J446];2))" office:value-type="float" office:value="848.506902061069" calcext:value-type="float">
            <text:p>848.506902061069</text:p>
          </table:table-cell>
        </table:table-row>
        <table:table-row table:style-name="ro1">
          <table:table-cell office:value-type="float" office:value="121.042" calcext:value-type="float">
            <text:p>121.042</text:p>
          </table:table-cell>
          <table:table-cell office:value-type="float" office:value="296.687" calcext:value-type="float">
            <text:p>296.687</text:p>
          </table:table-cell>
          <table:table-cell office:value-type="float" office:value="42.7826" calcext:value-type="float">
            <text:p>42.7826</text:p>
          </table:table-cell>
          <table:table-cell office:value-type="float" office:value="119.387" calcext:value-type="float">
            <text:p>119.387</text:p>
          </table:table-cell>
          <table:table-cell office:value-type="float" office:value="282.695" calcext:value-type="float">
            <text:p>282.695</text:p>
          </table:table-cell>
          <table:table-cell office:value-type="float" office:value="43.176" calcext:value-type="float">
            <text:p>43.176</text:p>
          </table:table-cell>
          <table:table-cell/>
          <table:table-cell table:formula="of:=([.D447]-[.A447])/0.0166667" office:value-type="float" office:value="-99.2998014003973" calcext:value-type="float">
            <text:p>-99.2998014003973</text:p>
          </table:table-cell>
          <table:table-cell table:formula="of:=ABS([.E447]-[.B447])/0.0166667" office:value-type="float" office:value="839.518320963359" calcext:value-type="float">
            <text:p>839.518320963359</text:p>
          </table:table-cell>
          <table:table-cell table:formula="of:=([.F447]-[.C447])/0.0166667" office:value-type="float" office:value="23.6039527920944" calcext:value-type="float">
            <text:p>23.6039527920944</text:p>
          </table:table-cell>
          <table:table-cell table:formula="of:=DEGREES(ATAN(ABS([.F447]-[.C447])/ABS([.E447]-[.B447])))" office:value-type="float" office:value="1.6105076504315" calcext:value-type="float">
            <text:p>1.6105076504315</text:p>
          </table:table-cell>
          <table:table-cell table:formula="of:=SQRT(POWER([.H447];2)+POWER([.I447];2)+POWER([.J447];2))" office:value-type="float" office:value="845.700069988591" calcext:value-type="float">
            <text:p>845.700069988591</text:p>
          </table:table-cell>
        </table:table-row>
        <table:table-row table:style-name="ro1">
          <table:table-cell office:value-type="float" office:value="124.677" calcext:value-type="float">
            <text:p>124.677</text:p>
          </table:table-cell>
          <table:table-cell office:value-type="float" office:value="276.297" calcext:value-type="float">
            <text:p>276.297</text:p>
          </table:table-cell>
          <table:table-cell office:value-type="float" office:value="45.6293" calcext:value-type="float">
            <text:p>45.6293</text:p>
          </table:table-cell>
          <table:table-cell office:value-type="float" office:value="123.571" calcext:value-type="float">
            <text:p>123.571</text:p>
          </table:table-cell>
          <table:table-cell office:value-type="float" office:value="270.601" calcext:value-type="float">
            <text:p>270.601</text:p>
          </table:table-cell>
          <table:table-cell office:value-type="float" office:value="45.0431" calcext:value-type="float">
            <text:p>45.0431</text:p>
          </table:table-cell>
          <table:table-cell/>
          <table:table-cell table:formula="of:=([.D448]-[.A448])/0.0166667" office:value-type="float" office:value="-66.359867280266" calcext:value-type="float">
            <text:p>-66.359867280266</text:p>
          </table:table-cell>
          <table:table-cell table:formula="of:=ABS([.E448]-[.B448])/0.0166667" office:value-type="float" office:value="341.759316481369" calcext:value-type="float">
            <text:p>341.759316481369</text:p>
          </table:table-cell>
          <table:table-cell table:formula="of:=([.F448]-[.C448])/0.0166667" office:value-type="float" office:value="-35.1719296561406" calcext:value-type="float">
            <text:p>-35.1719296561406</text:p>
          </table:table-cell>
          <table:table-cell table:formula="of:=DEGREES(ATAN(ABS([.F448]-[.C448])/ABS([.E448]-[.B448])))" office:value-type="float" office:value="5.87587030642191" calcext:value-type="float">
            <text:p>5.87587030642191</text:p>
          </table:table-cell>
          <table:table-cell table:formula="of:=SQRT(POWER([.H448];2)+POWER([.I448];2)+POWER([.J448];2))" office:value-type="float" office:value="349.91445672193" calcext:value-type="float">
            <text:p>349.91445672193</text:p>
          </table:table-cell>
        </table:table-row>
        <table:table-row table:style-name="ro1">
          <table:table-cell office:value-type="float" office:value="132.123" calcext:value-type="float">
            <text:p>132.123</text:p>
          </table:table-cell>
          <table:table-cell office:value-type="float" office:value="291.5" calcext:value-type="float">
            <text:p>291.5</text:p>
          </table:table-cell>
          <table:table-cell office:value-type="float" office:value="43.7521" calcext:value-type="float">
            <text:p>43.7521</text:p>
          </table:table-cell>
          <table:table-cell office:value-type="float" office:value="130.748" calcext:value-type="float">
            <text:p>130.748</text:p>
          </table:table-cell>
          <table:table-cell office:value-type="float" office:value="280.375" calcext:value-type="float">
            <text:p>280.375</text:p>
          </table:table-cell>
          <table:table-cell office:value-type="float" office:value="43.9584" calcext:value-type="float">
            <text:p>43.9584</text:p>
          </table:table-cell>
          <table:table-cell/>
          <table:table-cell table:formula="of:=([.D449]-[.A449])/0.0166667" office:value-type="float" office:value="-82.49983500033" calcext:value-type="float">
            <text:p>-82.49983500033</text:p>
          </table:table-cell>
          <table:table-cell table:formula="of:=ABS([.E449]-[.B449])/0.0166667" office:value-type="float" office:value="667.49866500267" calcext:value-type="float">
            <text:p>667.49866500267</text:p>
          </table:table-cell>
          <table:table-cell table:formula="of:=([.F449]-[.C449])/0.0166667" office:value-type="float" office:value="12.3779752440494" calcext:value-type="float">
            <text:p>12.3779752440494</text:p>
          </table:table-cell>
          <table:table-cell table:formula="of:=DEGREES(ATAN(ABS([.F449]-[.C449])/ABS([.E449]-[.B449])))" office:value-type="float" office:value="1.06236087358822" calcext:value-type="float">
            <text:p>1.06236087358822</text:p>
          </table:table-cell>
          <table:table-cell table:formula="of:=SQRT(POWER([.H449];2)+POWER([.I449];2)+POWER([.J449];2))" office:value-type="float" office:value="672.691537650483" calcext:value-type="float">
            <text:p>672.691537650483</text:p>
          </table:table-cell>
        </table:table-row>
        <table:table-row table:style-name="ro1">
          <table:table-cell office:value-type="float" office:value="133.624" calcext:value-type="float">
            <text:p>133.624</text:p>
          </table:table-cell>
          <table:table-cell office:value-type="float" office:value="291.128" calcext:value-type="float">
            <text:p>291.128</text:p>
          </table:table-cell>
          <table:table-cell office:value-type="float" office:value="43.7984" calcext:value-type="float">
            <text:p>43.7984</text:p>
          </table:table-cell>
          <table:table-cell office:value-type="float" office:value="131.89" calcext:value-type="float">
            <text:p>131.89</text:p>
          </table:table-cell>
          <table:table-cell office:value-type="float" office:value="277.558" calcext:value-type="float">
            <text:p>277.558</text:p>
          </table:table-cell>
          <table:table-cell office:value-type="float" office:value="44.3896" calcext:value-type="float">
            <text:p>44.3896</text:p>
          </table:table-cell>
          <table:table-cell/>
          <table:table-cell table:formula="of:=([.D450]-[.A450])/0.0166667" office:value-type="float" office:value="-104.039791920417" calcext:value-type="float">
            <text:p>-104.039791920417</text:p>
          </table:table-cell>
          <table:table-cell table:formula="of:=ABS([.E450]-[.B450])/0.0166667" office:value-type="float" office:value="814.198371603256" calcext:value-type="float">
            <text:p>814.198371603256</text:p>
          </table:table-cell>
          <table:table-cell table:formula="of:=([.F450]-[.C450])/0.0166667" office:value-type="float" office:value="35.4719290561419" calcext:value-type="float">
            <text:p>35.4719290561419</text:p>
          </table:table-cell>
          <table:table-cell table:formula="of:=DEGREES(ATAN(ABS([.F450]-[.C450])/ABS([.E450]-[.B450])))" office:value-type="float" office:value="2.49461002926467" calcext:value-type="float">
            <text:p>2.49461002926467</text:p>
          </table:table-cell>
          <table:table-cell table:formula="of:=SQRT(POWER([.H450];2)+POWER([.I450];2)+POWER([.J450];2))" office:value-type="float" office:value="821.58476396243" calcext:value-type="float">
            <text:p>821.58476396243</text:p>
          </table:table-cell>
        </table:table-row>
        <table:table-row table:style-name="ro1">
          <table:table-cell office:value-type="float" office:value="136.295" calcext:value-type="float">
            <text:p>136.295</text:p>
          </table:table-cell>
          <table:table-cell office:value-type="float" office:value="287.887" calcext:value-type="float">
            <text:p>287.887</text:p>
          </table:table-cell>
          <table:table-cell office:value-type="float" office:value="43.7663" calcext:value-type="float">
            <text:p>43.7663</text:p>
          </table:table-cell>
          <table:table-cell office:value-type="float" office:value="134.763" calcext:value-type="float">
            <text:p>134.763</text:p>
          </table:table-cell>
          <table:table-cell office:value-type="float" office:value="274.53" calcext:value-type="float">
            <text:p>274.53</text:p>
          </table:table-cell>
          <table:table-cell office:value-type="float" office:value="44.0996" calcext:value-type="float">
            <text:p>44.0996</text:p>
          </table:table-cell>
          <table:table-cell/>
          <table:table-cell table:formula="of:=([.D451]-[.A451])/0.0166667" office:value-type="float" office:value="-91.9198161603666" calcext:value-type="float">
            <text:p>-91.9198161603666</text:p>
          </table:table-cell>
          <table:table-cell table:formula="of:=ABS([.E451]-[.B451])/0.0166667" office:value-type="float" office:value="801.418397163207" calcext:value-type="float">
            <text:p>801.418397163207</text:p>
          </table:table-cell>
          <table:table-cell table:formula="of:=([.F451]-[.C451])/0.0166667" office:value-type="float" office:value="19.9979600040801" calcext:value-type="float">
            <text:p>19.9979600040801</text:p>
          </table:table-cell>
          <table:table-cell table:formula="of:=DEGREES(ATAN(ABS([.F451]-[.C451])/ABS([.E451]-[.B451])))" office:value-type="float" office:value="1.42941687467724" calcext:value-type="float">
            <text:p>1.42941687467724</text:p>
          </table:table-cell>
          <table:table-cell table:formula="of:=SQRT(POWER([.H451];2)+POWER([.I451];2)+POWER([.J451];2))" office:value-type="float" office:value="806.920453526198" calcext:value-type="float">
            <text:p>806.920453526198</text:p>
          </table:table-cell>
        </table:table-row>
        <table:table-row table:style-name="ro1">
          <table:table-cell office:value-type="float" office:value="146.197" calcext:value-type="float">
            <text:p>146.197</text:p>
          </table:table-cell>
          <table:table-cell office:value-type="float" office:value="294.059" calcext:value-type="float">
            <text:p>294.059</text:p>
          </table:table-cell>
          <table:table-cell office:value-type="float" office:value="43.781" calcext:value-type="float">
            <text:p>43.781</text:p>
          </table:table-cell>
          <table:table-cell office:value-type="float" office:value="144.522" calcext:value-type="float">
            <text:p>144.522</text:p>
          </table:table-cell>
          <table:table-cell office:value-type="float" office:value="281.578" calcext:value-type="float">
            <text:p>281.578</text:p>
          </table:table-cell>
          <table:table-cell office:value-type="float" office:value="44.6812" calcext:value-type="float">
            <text:p>44.6812</text:p>
          </table:table-cell>
          <table:table-cell/>
          <table:table-cell table:formula="of:=([.D452]-[.A452])/0.0166667" office:value-type="float" office:value="-100.499799000403" calcext:value-type="float">
            <text:p>-100.499799000403</text:p>
          </table:table-cell>
          <table:table-cell table:formula="of:=ABS([.E452]-[.B452])/0.0166667" office:value-type="float" office:value="748.858502282999" calcext:value-type="float">
            <text:p>748.858502282999</text:p>
          </table:table-cell>
          <table:table-cell table:formula="of:=([.F452]-[.C452])/0.0166667" office:value-type="float" office:value="54.0118919762159" calcext:value-type="float">
            <text:p>54.0118919762159</text:p>
          </table:table-cell>
          <table:table-cell table:formula="of:=DEGREES(ATAN(ABS([.F452]-[.C452])/ABS([.E452]-[.B452])))" office:value-type="float" office:value="4.12535064061227" calcext:value-type="float">
            <text:p>4.12535064061227</text:p>
          </table:table-cell>
          <table:table-cell table:formula="of:=SQRT(POWER([.H452];2)+POWER([.I452];2)+POWER([.J452];2))" office:value-type="float" office:value="757.500198360045" calcext:value-type="float">
            <text:p>757.500198360045</text:p>
          </table:table-cell>
        </table:table-row>
        <table:table-row table:style-name="ro1">
          <table:table-cell office:value-type="float" office:value="145.992" calcext:value-type="float">
            <text:p>145.992</text:p>
          </table:table-cell>
          <table:table-cell office:value-type="float" office:value="292.764" calcext:value-type="float">
            <text:p>292.764</text:p>
          </table:table-cell>
          <table:table-cell office:value-type="float" office:value="43.9785" calcext:value-type="float">
            <text:p>43.9785</text:p>
          </table:table-cell>
          <table:table-cell office:value-type="float" office:value="144.197" calcext:value-type="float">
            <text:p>144.197</text:p>
          </table:table-cell>
          <table:table-cell office:value-type="float" office:value="277.88" calcext:value-type="float">
            <text:p>277.88</text:p>
          </table:table-cell>
          <table:table-cell office:value-type="float" office:value="45.0031" calcext:value-type="float">
            <text:p>45.0031</text:p>
          </table:table-cell>
          <table:table-cell/>
          <table:table-cell table:formula="of:=([.D453]-[.A453])/0.0166667" office:value-type="float" office:value="-107.69978460043" calcext:value-type="float">
            <text:p>-107.69978460043</text:p>
          </table:table-cell>
          <table:table-cell table:formula="of:=ABS([.E453]-[.B453])/0.0166667" office:value-type="float" office:value="893.038213923573" calcext:value-type="float">
            <text:p>893.038213923573</text:p>
          </table:table-cell>
          <table:table-cell table:formula="of:=([.F453]-[.C453])/0.0166667" office:value-type="float" office:value="61.4758770482463" calcext:value-type="float">
            <text:p>61.4758770482463</text:p>
          </table:table-cell>
          <table:table-cell table:formula="of:=DEGREES(ATAN(ABS([.F453]-[.C453])/ABS([.E453]-[.B453])))" office:value-type="float" office:value="3.93797281814672" calcext:value-type="float">
            <text:p>3.93797281814672</text:p>
          </table:table-cell>
          <table:table-cell table:formula="of:=SQRT(POWER([.H453];2)+POWER([.I453];2)+POWER([.J453];2))" office:value-type="float" office:value="901.607330598879" calcext:value-type="float">
            <text:p>901.607330598879</text:p>
          </table:table-cell>
        </table:table-row>
        <table:table-row table:style-name="ro1">
          <table:table-cell office:value-type="float" office:value="145.941" calcext:value-type="float">
            <text:p>145.941</text:p>
          </table:table-cell>
          <table:table-cell office:value-type="float" office:value="288.949" calcext:value-type="float">
            <text:p>288.949</text:p>
          </table:table-cell>
          <table:table-cell office:value-type="float" office:value="43.7935" calcext:value-type="float">
            <text:p>43.7935</text:p>
          </table:table-cell>
          <table:table-cell office:value-type="float" office:value="144.572" calcext:value-type="float">
            <text:p>144.572</text:p>
          </table:table-cell>
          <table:table-cell office:value-type="float" office:value="276.757" calcext:value-type="float">
            <text:p>276.757</text:p>
          </table:table-cell>
          <table:table-cell office:value-type="float" office:value="44.1807" calcext:value-type="float">
            <text:p>44.1807</text:p>
          </table:table-cell>
          <table:table-cell/>
          <table:table-cell table:formula="of:=([.D454]-[.A454])/0.0166667" office:value-type="float" office:value="-82.1398357203286" calcext:value-type="float">
            <text:p>-82.1398357203286</text:p>
          </table:table-cell>
          <table:table-cell table:formula="of:=ABS([.E454]-[.B454])/0.0166667" office:value-type="float" office:value="731.518536962927" calcext:value-type="float">
            <text:p>731.518536962927</text:p>
          </table:table-cell>
          <table:table-cell table:formula="of:=([.F454]-[.C454])/0.0166667" office:value-type="float" office:value="23.2319535360929" calcext:value-type="float">
            <text:p>23.2319535360929</text:p>
          </table:table-cell>
          <table:table-cell table:formula="of:=DEGREES(ATAN(ABS([.F454]-[.C454])/ABS([.E454]-[.B454])))" office:value-type="float" office:value="1.81901835092437" calcext:value-type="float">
            <text:p>1.81901835092437</text:p>
          </table:table-cell>
          <table:table-cell table:formula="of:=SQRT(POWER([.H454];2)+POWER([.I454];2)+POWER([.J454];2))" office:value-type="float" office:value="736.482210374186" calcext:value-type="float">
            <text:p>736.482210374186</text:p>
          </table:table-cell>
        </table:table-row>
        <table:table-row table:style-name="ro1">
          <table:table-cell office:value-type="float" office:value="148.764" calcext:value-type="float">
            <text:p>148.764</text:p>
          </table:table-cell>
          <table:table-cell office:value-type="float" office:value="292.04" calcext:value-type="float">
            <text:p>292.04</text:p>
          </table:table-cell>
          <table:table-cell office:value-type="float" office:value="43.3018" calcext:value-type="float">
            <text:p>43.3018</text:p>
          </table:table-cell>
          <table:table-cell office:value-type="float" office:value="146.879" calcext:value-type="float">
            <text:p>146.879</text:p>
          </table:table-cell>
          <table:table-cell office:value-type="float" office:value="278.584" calcext:value-type="float">
            <text:p>278.584</text:p>
          </table:table-cell>
          <table:table-cell office:value-type="float" office:value="43.8799" calcext:value-type="float">
            <text:p>43.8799</text:p>
          </table:table-cell>
          <table:table-cell/>
          <table:table-cell table:formula="of:=([.D455]-[.A455])/0.0166667" office:value-type="float" office:value="-113.099773800454" calcext:value-type="float">
            <text:p>-113.099773800454</text:p>
          </table:table-cell>
          <table:table-cell table:formula="of:=ABS([.E455]-[.B455])/0.0166667" office:value-type="float" office:value="807.358385283231" calcext:value-type="float">
            <text:p>807.358385283231</text:p>
          </table:table-cell>
          <table:table-cell table:formula="of:=([.F455]-[.C455])/0.0166667" office:value-type="float" office:value="34.6859306281387" calcext:value-type="float">
            <text:p>34.6859306281387</text:p>
          </table:table-cell>
          <table:table-cell table:formula="of:=DEGREES(ATAN(ABS([.F455]-[.C455])/ABS([.E455]-[.B455])))" office:value-type="float" office:value="2.46004264925689" calcext:value-type="float">
            <text:p>2.46004264925689</text:p>
          </table:table-cell>
          <table:table-cell table:formula="of:=SQRT(POWER([.H455];2)+POWER([.I455];2)+POWER([.J455];2))" office:value-type="float" office:value="815.979310340893" calcext:value-type="float">
            <text:p>815.979310340893</text:p>
          </table:table-cell>
        </table:table-row>
        <table:table-row table:style-name="ro1">
          <table:table-cell office:value-type="float" office:value="147.861" calcext:value-type="float">
            <text:p>147.861</text:p>
          </table:table-cell>
          <table:table-cell office:value-type="float" office:value="283.237" calcext:value-type="float">
            <text:p>283.237</text:p>
          </table:table-cell>
          <table:table-cell office:value-type="float" office:value="43.9013" calcext:value-type="float">
            <text:p>43.9013</text:p>
          </table:table-cell>
          <table:table-cell office:value-type="float" office:value="146.252" calcext:value-type="float">
            <text:p>146.252</text:p>
          </table:table-cell>
          <table:table-cell office:value-type="float" office:value="271.476" calcext:value-type="float">
            <text:p>271.476</text:p>
          </table:table-cell>
          <table:table-cell office:value-type="float" office:value="44.0132" calcext:value-type="float">
            <text:p>44.0132</text:p>
          </table:table-cell>
          <table:table-cell/>
          <table:table-cell table:formula="of:=([.D456]-[.A456])/0.0166667" office:value-type="float" office:value="-96.539806920385" calcext:value-type="float">
            <text:p>-96.539806920385</text:p>
          </table:table-cell>
          <table:table-cell table:formula="of:=ABS([.E456]-[.B456])/0.0166667" office:value-type="float" office:value="705.658588682824" calcext:value-type="float">
            <text:p>705.658588682824</text:p>
          </table:table-cell>
          <table:table-cell table:formula="of:=([.F456]-[.C456])/0.0166667" office:value-type="float" office:value="6.71398657202677" calcext:value-type="float">
            <text:p>6.71398657202677</text:p>
          </table:table-cell>
          <table:table-cell table:formula="of:=DEGREES(ATAN(ABS([.F456]-[.C456])/ABS([.E456]-[.B456])))" office:value-type="float" office:value="0.545124077263519" calcext:value-type="float">
            <text:p>0.545124077263519</text:p>
          </table:table-cell>
          <table:table-cell table:formula="of:=SQRT(POWER([.H456];2)+POWER([.I456];2)+POWER([.J456];2))" office:value-type="float" office:value="712.263333127397" calcext:value-type="float">
            <text:p>712.263333127397</text:p>
          </table:table-cell>
        </table:table-row>
        <table:table-row table:style-name="ro1">
          <table:table-cell office:value-type="float" office:value="147.28" calcext:value-type="float">
            <text:p>147.28</text:p>
          </table:table-cell>
          <table:table-cell office:value-type="float" office:value="291.043" calcext:value-type="float">
            <text:p>291.043</text:p>
          </table:table-cell>
          <table:table-cell office:value-type="float" office:value="43.9755" calcext:value-type="float">
            <text:p>43.9755</text:p>
          </table:table-cell>
          <table:table-cell office:value-type="float" office:value="145.415" calcext:value-type="float">
            <text:p>145.415</text:p>
          </table:table-cell>
          <table:table-cell office:value-type="float" office:value="277.573" calcext:value-type="float">
            <text:p>277.573</text:p>
          </table:table-cell>
          <table:table-cell office:value-type="float" office:value="44.7941" calcext:value-type="float">
            <text:p>44.7941</text:p>
          </table:table-cell>
          <table:table-cell/>
          <table:table-cell table:formula="of:=([.D457]-[.A457])/0.0166667" office:value-type="float" office:value="-111.899776200448" calcext:value-type="float">
            <text:p>-111.899776200448</text:p>
          </table:table-cell>
          <table:table-cell table:formula="of:=ABS([.E457]-[.B457])/0.0166667" office:value-type="float" office:value="808.198383603235" calcext:value-type="float">
            <text:p>808.198383603235</text:p>
          </table:table-cell>
          <table:table-cell table:formula="of:=([.F457]-[.C457])/0.0166667" office:value-type="float" office:value="49.1159017681967" calcext:value-type="float">
            <text:p>49.1159017681967</text:p>
          </table:table-cell>
          <table:table-cell table:formula="of:=DEGREES(ATAN(ABS([.F457]-[.C457])/ABS([.E457]-[.B457])))" office:value-type="float" office:value="3.47770691223314" calcext:value-type="float">
            <text:p>3.47770691223314</text:p>
          </table:table-cell>
          <table:table-cell table:formula="of:=SQRT(POWER([.H457];2)+POWER([.I457];2)+POWER([.J457];2))" office:value-type="float" office:value="817.385196207452" calcext:value-type="float">
            <text:p>817.385196207452</text:p>
          </table:table-cell>
        </table:table-row>
        <table:table-row table:style-name="ro1">
          <table:table-cell office:value-type="float" office:value="139.837" calcext:value-type="float">
            <text:p>139.837</text:p>
          </table:table-cell>
          <table:table-cell office:value-type="float" office:value="293.267" calcext:value-type="float">
            <text:p>293.267</text:p>
          </table:table-cell>
          <table:table-cell office:value-type="float" office:value="44.1997" calcext:value-type="float">
            <text:p>44.1997</text:p>
          </table:table-cell>
          <table:table-cell office:value-type="float" office:value="137.651" calcext:value-type="float">
            <text:p>137.651</text:p>
          </table:table-cell>
          <table:table-cell office:value-type="float" office:value="279.631" calcext:value-type="float">
            <text:p>279.631</text:p>
          </table:table-cell>
          <table:table-cell office:value-type="float" office:value="45.2755" calcext:value-type="float">
            <text:p>45.2755</text:p>
          </table:table-cell>
          <table:table-cell/>
          <table:table-cell table:formula="of:=([.D458]-[.A458])/0.0166667" office:value-type="float" office:value="-131.159737680523" calcext:value-type="float">
            <text:p>-131.159737680523</text:p>
          </table:table-cell>
          <table:table-cell table:formula="of:=ABS([.E458]-[.B458])/0.0166667" office:value-type="float" office:value="818.158363683274" calcext:value-type="float">
            <text:p>818.158363683274</text:p>
          </table:table-cell>
          <table:table-cell table:formula="of:=([.F458]-[.C458])/0.0166667" office:value-type="float" office:value="64.5478709042582" calcext:value-type="float">
            <text:p>64.5478709042582</text:p>
          </table:table-cell>
          <table:table-cell table:formula="of:=DEGREES(ATAN(ABS([.F458]-[.C458])/ABS([.E458]-[.B458])))" office:value-type="float" office:value="4.51095551311321" calcext:value-type="float">
            <text:p>4.51095551311321</text:p>
          </table:table-cell>
          <table:table-cell table:formula="of:=SQRT(POWER([.H458];2)+POWER([.I458];2)+POWER([.J458];2))" office:value-type="float" office:value="831.115161991158" calcext:value-type="float">
            <text:p>831.115161991158</text:p>
          </table:table-cell>
        </table:table-row>
        <table:table-row table:style-name="ro1">
          <table:table-cell office:value-type="float" office:value="134.299" calcext:value-type="float">
            <text:p>134.299</text:p>
          </table:table-cell>
          <table:table-cell office:value-type="float" office:value="292.308" calcext:value-type="float">
            <text:p>292.308</text:p>
          </table:table-cell>
          <table:table-cell office:value-type="float" office:value="43.6136" calcext:value-type="float">
            <text:p>43.6136</text:p>
          </table:table-cell>
          <table:table-cell office:value-type="float" office:value="132.863" calcext:value-type="float">
            <text:p>132.863</text:p>
          </table:table-cell>
          <table:table-cell office:value-type="float" office:value="277.335" calcext:value-type="float">
            <text:p>277.335</text:p>
          </table:table-cell>
          <table:table-cell office:value-type="float" office:value="44.4175" calcext:value-type="float">
            <text:p>44.4175</text:p>
          </table:table-cell>
          <table:table-cell/>
          <table:table-cell table:formula="of:=([.D459]-[.A459])/0.0166667" office:value-type="float" office:value="-86.1598276803451" calcext:value-type="float">
            <text:p>-86.1598276803451</text:p>
          </table:table-cell>
          <table:table-cell table:formula="of:=ABS([.E459]-[.B459])/0.0166667" office:value-type="float" office:value="898.378203243594" calcext:value-type="float">
            <text:p>898.378203243594</text:p>
          </table:table-cell>
          <table:table-cell table:formula="of:=([.F459]-[.C459])/0.0166667" office:value-type="float" office:value="48.2339035321929" calcext:value-type="float">
            <text:p>48.2339035321929</text:p>
          </table:table-cell>
          <table:table-cell table:formula="of:=DEGREES(ATAN(ABS([.F459]-[.C459])/ABS([.E459]-[.B459])))" office:value-type="float" office:value="3.07325824757481" calcext:value-type="float">
            <text:p>3.07325824757481</text:p>
          </table:table-cell>
          <table:table-cell table:formula="of:=SQRT(POWER([.H459];2)+POWER([.I459];2)+POWER([.J459];2))" office:value-type="float" office:value="903.788372031334" calcext:value-type="float">
            <text:p>903.788372031334</text:p>
          </table:table-cell>
        </table:table-row>
        <table:table-row table:style-name="ro1">
          <table:table-cell office:value-type="float" office:value="124.428" calcext:value-type="float">
            <text:p>124.428</text:p>
          </table:table-cell>
          <table:table-cell office:value-type="float" office:value="291.938" calcext:value-type="float">
            <text:p>291.938</text:p>
          </table:table-cell>
          <table:table-cell office:value-type="float" office:value="43.4844" calcext:value-type="float">
            <text:p>43.4844</text:p>
          </table:table-cell>
          <table:table-cell office:value-type="float" office:value="122.689" calcext:value-type="float">
            <text:p>122.689</text:p>
          </table:table-cell>
          <table:table-cell office:value-type="float" office:value="280.659" calcext:value-type="float">
            <text:p>280.659</text:p>
          </table:table-cell>
          <table:table-cell office:value-type="float" office:value="44.2229" calcext:value-type="float">
            <text:p>44.2229</text:p>
          </table:table-cell>
          <table:table-cell/>
          <table:table-cell table:formula="of:=([.D460]-[.A460])/0.0166667" office:value-type="float" office:value="-104.339791320418" calcext:value-type="float">
            <text:p>-104.339791320418</text:p>
          </table:table-cell>
          <table:table-cell table:formula="of:=ABS([.E460]-[.B460])/0.0166667" office:value-type="float" office:value="676.738646522707" calcext:value-type="float">
            <text:p>676.738646522707</text:p>
          </table:table-cell>
          <table:table-cell table:formula="of:=([.F460]-[.C460])/0.0166667" office:value-type="float" office:value="44.3099113801774" calcext:value-type="float">
            <text:p>44.3099113801774</text:p>
          </table:table-cell>
          <table:table-cell table:formula="of:=DEGREES(ATAN(ABS([.F460]-[.C460])/ABS([.E460]-[.B460])))" office:value-type="float" office:value="3.74613194139818" calcext:value-type="float">
            <text:p>3.74613194139818</text:p>
          </table:table-cell>
          <table:table-cell table:formula="of:=SQRT(POWER([.H460];2)+POWER([.I460];2)+POWER([.J460];2))" office:value-type="float" office:value="686.167148730317" calcext:value-type="float">
            <text:p>686.167148730317</text:p>
          </table:table-cell>
        </table:table-row>
        <table:table-row table:style-name="ro1">
          <table:table-cell office:value-type="float" office:value="111.001" calcext:value-type="float">
            <text:p>111.001</text:p>
          </table:table-cell>
          <table:table-cell office:value-type="float" office:value="286.118" calcext:value-type="float">
            <text:p>286.118</text:p>
          </table:table-cell>
          <table:table-cell office:value-type="float" office:value="44.2241" calcext:value-type="float">
            <text:p>44.2241</text:p>
          </table:table-cell>
          <table:table-cell office:value-type="float" office:value="109.07" calcext:value-type="float">
            <text:p>109.07</text:p>
          </table:table-cell>
          <table:table-cell office:value-type="float" office:value="277.631" calcext:value-type="float">
            <text:p>277.631</text:p>
          </table:table-cell>
          <table:table-cell office:value-type="float" office:value="43.801" calcext:value-type="float">
            <text:p>43.801</text:p>
          </table:table-cell>
          <table:table-cell/>
          <table:table-cell table:formula="of:=([.D461]-[.A461])/0.0166667" office:value-type="float" office:value="-115.859768280464" calcext:value-type="float">
            <text:p>-115.859768280464</text:p>
          </table:table-cell>
          <table:table-cell table:formula="of:=ABS([.E461]-[.B461])/0.0166667" office:value-type="float" office:value="509.218981562038" calcext:value-type="float">
            <text:p>509.218981562038</text:p>
          </table:table-cell>
          <table:table-cell table:formula="of:=([.F461]-[.C461])/0.0166667" office:value-type="float" office:value="-25.3859492281014" calcext:value-type="float">
            <text:p>-25.3859492281014</text:p>
          </table:table-cell>
          <table:table-cell table:formula="of:=DEGREES(ATAN(ABS([.F461]-[.C461])/ABS([.E461]-[.B461])))" office:value-type="float" office:value="2.85398745235513" calcext:value-type="float">
            <text:p>2.85398745235513</text:p>
          </table:table-cell>
          <table:table-cell table:formula="of:=SQRT(POWER([.H461];2)+POWER([.I461];2)+POWER([.J461];2))" office:value-type="float" office:value="522.849790577843" calcext:value-type="float">
            <text:p>522.849790577843</text:p>
          </table:table-cell>
        </table:table-row>
        <table:table-row table:style-name="ro1">
          <table:table-cell office:value-type="float" office:value="95.3107" calcext:value-type="float">
            <text:p>95.3107</text:p>
          </table:table-cell>
          <table:table-cell office:value-type="float" office:value="279.328" calcext:value-type="float">
            <text:p>279.328</text:p>
          </table:table-cell>
          <table:table-cell office:value-type="float" office:value="45.3945" calcext:value-type="float">
            <text:p>45.3945</text:p>
          </table:table-cell>
          <table:table-cell office:value-type="float" office:value="93.6448" calcext:value-type="float">
            <text:p>93.6448</text:p>
          </table:table-cell>
          <table:table-cell office:value-type="float" office:value="265.689" calcext:value-type="float">
            <text:p>265.689</text:p>
          </table:table-cell>
          <table:table-cell office:value-type="float" office:value="46.5345" calcext:value-type="float">
            <text:p>46.5345</text:p>
          </table:table-cell>
          <table:table-cell/>
          <table:table-cell table:formula="of:=([.D462]-[.A462])/0.0166667" office:value-type="float" office:value="-99.9538000923994" calcext:value-type="float">
            <text:p>-99.9538000923994</text:p>
          </table:table-cell>
          <table:table-cell table:formula="of:=ABS([.E462]-[.B462])/0.0166667" office:value-type="float" office:value="818.33836332327" calcext:value-type="float">
            <text:p>818.33836332327</text:p>
          </table:table-cell>
          <table:table-cell table:formula="of:=([.F462]-[.C462])/0.0166667" office:value-type="float" office:value="68.3998632002736" calcext:value-type="float">
            <text:p>68.3998632002736</text:p>
          </table:table-cell>
          <table:table-cell table:formula="of:=DEGREES(ATAN(ABS([.F462]-[.C462])/ABS([.E462]-[.B462])))" office:value-type="float" office:value="4.7778954096693" calcext:value-type="float">
            <text:p>4.7778954096693</text:p>
          </table:table-cell>
          <table:table-cell table:formula="of:=SQRT(POWER([.H462];2)+POWER([.I462];2)+POWER([.J462];2))" office:value-type="float" office:value="827.252670183262" calcext:value-type="float">
            <text:p>827.252670183262</text:p>
          </table:table-cell>
        </table:table-row>
        <table:table-row table:style-name="ro1">
          <table:table-cell office:value-type="float" office:value="87.641" calcext:value-type="float">
            <text:p>87.641</text:p>
          </table:table-cell>
          <table:table-cell office:value-type="float" office:value="283.383" calcext:value-type="float">
            <text:p>283.383</text:p>
          </table:table-cell>
          <table:table-cell office:value-type="float" office:value="44.3344" calcext:value-type="float">
            <text:p>44.3344</text:p>
          </table:table-cell>
          <table:table-cell office:value-type="float" office:value="86.0141" calcext:value-type="float">
            <text:p>86.0141</text:p>
          </table:table-cell>
          <table:table-cell office:value-type="float" office:value="271.861" calcext:value-type="float">
            <text:p>271.861</text:p>
          </table:table-cell>
          <table:table-cell office:value-type="float" office:value="45.1477" calcext:value-type="float">
            <text:p>45.1477</text:p>
          </table:table-cell>
          <table:table-cell/>
          <table:table-cell table:formula="of:=([.D463]-[.A463])/0.0166667" office:value-type="float" office:value="-97.6138047723908" calcext:value-type="float">
            <text:p>-97.6138047723908</text:p>
          </table:table-cell>
          <table:table-cell table:formula="of:=ABS([.E463]-[.B463])/0.0166667" office:value-type="float" office:value="691.318617362765" calcext:value-type="float">
            <text:p>691.318617362765</text:p>
          </table:table-cell>
          <table:table-cell table:formula="of:=([.F463]-[.C463])/0.0166667" office:value-type="float" office:value="48.7979024041951" calcext:value-type="float">
            <text:p>48.7979024041951</text:p>
          </table:table-cell>
          <table:table-cell table:formula="of:=DEGREES(ATAN(ABS([.F463]-[.C463])/ABS([.E463]-[.B463])))" office:value-type="float" office:value="4.03762330201676" calcext:value-type="float">
            <text:p>4.03762330201676</text:p>
          </table:table-cell>
          <table:table-cell table:formula="of:=SQRT(POWER([.H463];2)+POWER([.I463];2)+POWER([.J463];2))" office:value-type="float" office:value="699.879361657105" calcext:value-type="float">
            <text:p>699.879361657105</text:p>
          </table:table-cell>
        </table:table-row>
        <table:table-row table:style-name="ro1">
          <table:table-cell office:value-type="float" office:value="86.5666" calcext:value-type="float">
            <text:p>86.5666</text:p>
          </table:table-cell>
          <table:table-cell office:value-type="float" office:value="289.874" calcext:value-type="float">
            <text:p>289.874</text:p>
          </table:table-cell>
          <table:table-cell office:value-type="float" office:value="44.3608" calcext:value-type="float">
            <text:p>44.3608</text:p>
          </table:table-cell>
          <table:table-cell office:value-type="float" office:value="85.6581" calcext:value-type="float">
            <text:p>85.6581</text:p>
          </table:table-cell>
          <table:table-cell office:value-type="float" office:value="276.719" calcext:value-type="float">
            <text:p>276.719</text:p>
          </table:table-cell>
          <table:table-cell office:value-type="float" office:value="45.6304" calcext:value-type="float">
            <text:p>45.6304</text:p>
          </table:table-cell>
          <table:table-cell/>
          <table:table-cell table:formula="of:=([.D464]-[.A464])/0.0166667" office:value-type="float" office:value="-54.5098909802174" calcext:value-type="float">
            <text:p>-54.5098909802174</text:p>
          </table:table-cell>
          <table:table-cell table:formula="of:=ABS([.E464]-[.B464])/0.0166667" office:value-type="float" office:value="789.298421403159" calcext:value-type="float">
            <text:p>789.298421403159</text:p>
          </table:table-cell>
          <table:table-cell table:formula="of:=([.F464]-[.C464])/0.0166667" office:value-type="float" office:value="76.175847648305" calcext:value-type="float">
            <text:p>76.175847648305</text:p>
          </table:table-cell>
          <table:table-cell table:formula="of:=DEGREES(ATAN(ABS([.F464]-[.C464])/ABS([.E464]-[.B464])))" office:value-type="float" office:value="5.51259029676779" calcext:value-type="float">
            <text:p>5.51259029676779</text:p>
          </table:table-cell>
          <table:table-cell table:formula="of:=SQRT(POWER([.H464];2)+POWER([.I464];2)+POWER([.J464];2))" office:value-type="float" office:value="794.837144331549" calcext:value-type="float">
            <text:p>794.837144331549</text:p>
          </table:table-cell>
        </table:table-row>
        <table:table-row table:style-name="ro1">
          <table:table-cell office:value-type="float" office:value="79.221" calcext:value-type="float">
            <text:p>79.221</text:p>
          </table:table-cell>
          <table:table-cell office:value-type="float" office:value="281.777" calcext:value-type="float">
            <text:p>281.777</text:p>
          </table:table-cell>
          <table:table-cell office:value-type="float" office:value="44.1556" calcext:value-type="float">
            <text:p>44.1556</text:p>
          </table:table-cell>
          <table:table-cell office:value-type="float" office:value="78.7547" calcext:value-type="float">
            <text:p>78.7547</text:p>
          </table:table-cell>
          <table:table-cell office:value-type="float" office:value="267.746" calcext:value-type="float">
            <text:p>267.746</text:p>
          </table:table-cell>
          <table:table-cell office:value-type="float" office:value="45.1268" calcext:value-type="float">
            <text:p>45.1268</text:p>
          </table:table-cell>
          <table:table-cell/>
          <table:table-cell table:formula="of:=([.D465]-[.A465])/0.0166667" office:value-type="float" office:value="-27.9779440441121" calcext:value-type="float">
            <text:p>-27.9779440441121</text:p>
          </table:table-cell>
          <table:table-cell table:formula="of:=ABS([.E465]-[.B465])/0.0166667" office:value-type="float" office:value="841.858316283368" calcext:value-type="float">
            <text:p>841.858316283368</text:p>
          </table:table-cell>
          <table:table-cell table:formula="of:=([.F465]-[.C465])/0.0166667" office:value-type="float" office:value="58.2718834562333" calcext:value-type="float">
            <text:p>58.2718834562333</text:p>
          </table:table-cell>
          <table:table-cell table:formula="of:=DEGREES(ATAN(ABS([.F465]-[.C465])/ABS([.E465]-[.B465])))" office:value-type="float" office:value="3.95959280823874" calcext:value-type="float">
            <text:p>3.95959280823874</text:p>
          </table:table-cell>
          <table:table-cell table:formula="of:=SQRT(POWER([.H465];2)+POWER([.I465];2)+POWER([.J465];2))" office:value-type="float" office:value="844.336308854439" calcext:value-type="float">
            <text:p>844.336308854439</text:p>
          </table:table-cell>
        </table:table-row>
        <table:table-row table:style-name="ro1">
          <table:table-cell office:value-type="float" office:value="79.6294" calcext:value-type="float">
            <text:p>79.6294</text:p>
          </table:table-cell>
          <table:table-cell office:value-type="float" office:value="291.322" calcext:value-type="float">
            <text:p>291.322</text:p>
          </table:table-cell>
          <table:table-cell office:value-type="float" office:value="42.6655" calcext:value-type="float">
            <text:p>42.6655</text:p>
          </table:table-cell>
          <table:table-cell office:value-type="float" office:value="79.4146" calcext:value-type="float">
            <text:p>79.4146</text:p>
          </table:table-cell>
          <table:table-cell office:value-type="float" office:value="278.09" calcext:value-type="float">
            <text:p>278.09</text:p>
          </table:table-cell>
          <table:table-cell office:value-type="float" office:value="43.4813" calcext:value-type="float">
            <text:p>43.4813</text:p>
          </table:table-cell>
          <table:table-cell/>
          <table:table-cell table:formula="of:=([.D466]-[.A466])/0.0166667" office:value-type="float" office:value="-12.8879742240522" calcext:value-type="float">
            <text:p>-12.8879742240522</text:p>
          </table:table-cell>
          <table:table-cell table:formula="of:=ABS([.E466]-[.B466])/0.0166667" office:value-type="float" office:value="793.918412163177" calcext:value-type="float">
            <text:p>793.918412163177</text:p>
          </table:table-cell>
          <table:table-cell table:formula="of:=([.F466]-[.C466])/0.0166667" office:value-type="float" office:value="48.9479021041955" calcext:value-type="float">
            <text:p>48.9479021041955</text:p>
          </table:table-cell>
          <table:table-cell table:formula="of:=DEGREES(ATAN(ABS([.F466]-[.C466])/ABS([.E466]-[.B466])))" office:value-type="float" office:value="3.52802351281595" calcext:value-type="float">
            <text:p>3.52802351281595</text:p>
          </table:table-cell>
          <table:table-cell table:formula="of:=SQRT(POWER([.H466];2)+POWER([.I466];2)+POWER([.J466];2))" office:value-type="float" office:value="795.53028991466" calcext:value-type="float">
            <text:p>795.53028991466</text:p>
          </table:table-cell>
        </table:table-row>
        <table:table-row table:style-name="ro1">
          <table:table-cell office:value-type="float" office:value="80.0547" calcext:value-type="float">
            <text:p>80.0547</text:p>
          </table:table-cell>
          <table:table-cell office:value-type="float" office:value="285.972" calcext:value-type="float">
            <text:p>285.972</text:p>
          </table:table-cell>
          <table:table-cell office:value-type="float" office:value="42.9876" calcext:value-type="float">
            <text:p>42.9876</text:p>
          </table:table-cell>
          <table:table-cell office:value-type="float" office:value="79.8529" calcext:value-type="float">
            <text:p>79.8529</text:p>
          </table:table-cell>
          <table:table-cell office:value-type="float" office:value="274.317" calcext:value-type="float">
            <text:p>274.317</text:p>
          </table:table-cell>
          <table:table-cell office:value-type="float" office:value="43.5802" calcext:value-type="float">
            <text:p>43.5802</text:p>
          </table:table-cell>
          <table:table-cell/>
          <table:table-cell table:formula="of:=([.D467]-[.A467])/0.0166667" office:value-type="float" office:value="-12.1079757840479" calcext:value-type="float">
            <text:p>-12.1079757840479</text:p>
          </table:table-cell>
          <table:table-cell table:formula="of:=ABS([.E467]-[.B467])/0.0166667" office:value-type="float" office:value="699.298601402796" calcext:value-type="float">
            <text:p>699.298601402796</text:p>
          </table:table-cell>
          <table:table-cell table:formula="of:=([.F467]-[.C467])/0.0166667" office:value-type="float" office:value="35.5559288881421" calcext:value-type="float">
            <text:p>35.5559288881421</text:p>
          </table:table-cell>
          <table:table-cell table:formula="of:=DEGREES(ATAN(ABS([.F467]-[.C467])/ABS([.E467]-[.B467])))" office:value-type="float" office:value="2.91070485515602" calcext:value-type="float">
            <text:p>2.91070485515602</text:p>
          </table:table-cell>
          <table:table-cell table:formula="of:=SQRT(POWER([.H467];2)+POWER([.I467];2)+POWER([.J467];2))" office:value-type="float" office:value="700.306619332269" calcext:value-type="float">
            <text:p>700.306619332269</text:p>
          </table:table-cell>
        </table:table-row>
        <table:table-row table:style-name="ro1">
          <table:table-cell office:value-type="float" office:value="78.7327" calcext:value-type="float">
            <text:p>78.7327</text:p>
          </table:table-cell>
          <table:table-cell office:value-type="float" office:value="283.08" calcext:value-type="float">
            <text:p>283.08</text:p>
          </table:table-cell>
          <table:table-cell office:value-type="float" office:value="43.9571" calcext:value-type="float">
            <text:p>43.9571</text:p>
          </table:table-cell>
          <table:table-cell office:value-type="float" office:value="78.0669" calcext:value-type="float">
            <text:p>78.0669</text:p>
          </table:table-cell>
          <table:table-cell office:value-type="float" office:value="271.494" calcext:value-type="float">
            <text:p>271.494</text:p>
          </table:table-cell>
          <table:table-cell office:value-type="float" office:value="44.539" calcext:value-type="float">
            <text:p>44.539</text:p>
          </table:table-cell>
          <table:table-cell/>
          <table:table-cell table:formula="of:=([.D468]-[.A468])/0.0166667" office:value-type="float" office:value="-39.9479201041592" calcext:value-type="float">
            <text:p>-39.9479201041592</text:p>
          </table:table-cell>
          <table:table-cell table:formula="of:=ABS([.E468]-[.B468])/0.0166667" office:value-type="float" office:value="695.158609682778" calcext:value-type="float">
            <text:p>695.158609682778</text:p>
          </table:table-cell>
          <table:table-cell table:formula="of:=([.F468]-[.C468])/0.0166667" office:value-type="float" office:value="34.9139301721399" calcext:value-type="float">
            <text:p>34.9139301721399</text:p>
          </table:table-cell>
          <table:table-cell table:formula="of:=DEGREES(ATAN(ABS([.F468]-[.C468])/ABS([.E468]-[.B468])))" office:value-type="float" office:value="2.87523069368186" calcext:value-type="float">
            <text:p>2.87523069368186</text:p>
          </table:table-cell>
          <table:table-cell table:formula="of:=SQRT(POWER([.H468];2)+POWER([.I468];2)+POWER([.J468];2))" office:value-type="float" office:value="697.180257506483" calcext:value-type="float">
            <text:p>697.180257506483</text:p>
          </table:table-cell>
        </table:table-row>
        <table:table-row table:style-name="ro1">
          <table:table-cell office:value-type="float" office:value="79.6729" calcext:value-type="float">
            <text:p>79.6729</text:p>
          </table:table-cell>
          <table:table-cell office:value-type="float" office:value="293.998" calcext:value-type="float">
            <text:p>293.998</text:p>
          </table:table-cell>
          <table:table-cell office:value-type="float" office:value="42.7639" calcext:value-type="float">
            <text:p>42.7639</text:p>
          </table:table-cell>
          <table:table-cell office:value-type="float" office:value="79.6879" calcext:value-type="float">
            <text:p>79.6879</text:p>
          </table:table-cell>
          <table:table-cell office:value-type="float" office:value="279.373" calcext:value-type="float">
            <text:p>279.373</text:p>
          </table:table-cell>
          <table:table-cell office:value-type="float" office:value="43.5257" calcext:value-type="float">
            <text:p>43.5257</text:p>
          </table:table-cell>
          <table:table-cell/>
          <table:table-cell table:formula="of:=([.D469]-[.A469])/0.0166667" office:value-type="float" office:value="0.899998200003634" calcext:value-type="float">
            <text:p>0.899998200003634</text:p>
          </table:table-cell>
          <table:table-cell table:formula="of:=ABS([.E469]-[.B469])/0.0166667" office:value-type="float" office:value="877.49824500351" calcext:value-type="float">
            <text:p>877.49824500351</text:p>
          </table:table-cell>
          <table:table-cell table:formula="of:=([.F469]-[.C469])/0.0166667" office:value-type="float" office:value="45.7079085841829" calcext:value-type="float">
            <text:p>45.7079085841829</text:p>
          </table:table-cell>
          <table:table-cell table:formula="of:=DEGREES(ATAN(ABS([.F469]-[.C469])/ABS([.E469]-[.B469])))" office:value-type="float" office:value="2.98177866864192" calcext:value-type="float">
            <text:p>2.98177866864192</text:p>
          </table:table-cell>
          <table:table-cell table:formula="of:=SQRT(POWER([.H469];2)+POWER([.I469];2)+POWER([.J469];2))" office:value-type="float" office:value="878.68833660641" calcext:value-type="float">
            <text:p>878.68833660641</text:p>
          </table:table-cell>
        </table:table-row>
        <table:table-row table:style-name="ro1">
          <table:table-cell office:value-type="float" office:value="78.8886" calcext:value-type="float">
            <text:p>78.8886</text:p>
          </table:table-cell>
          <table:table-cell office:value-type="float" office:value="276.582" calcext:value-type="float">
            <text:p>276.582</text:p>
          </table:table-cell>
          <table:table-cell office:value-type="float" office:value="44.4709" calcext:value-type="float">
            <text:p>44.4709</text:p>
          </table:table-cell>
          <table:table-cell office:value-type="float" office:value="78.6626" calcext:value-type="float">
            <text:p>78.6626</text:p>
          </table:table-cell>
          <table:table-cell office:value-type="float" office:value="261.674" calcext:value-type="float">
            <text:p>261.674</text:p>
          </table:table-cell>
          <table:table-cell office:value-type="float" office:value="45.3681" calcext:value-type="float">
            <text:p>45.3681</text:p>
          </table:table-cell>
          <table:table-cell/>
          <table:table-cell table:formula="of:=([.D470]-[.A470])/0.0166667" office:value-type="float" office:value="-13.5599728800542" calcext:value-type="float">
            <text:p>-13.5599728800542</text:p>
          </table:table-cell>
          <table:table-cell table:formula="of:=ABS([.E470]-[.B470])/0.0166667" office:value-type="float" office:value="894.478211043579" calcext:value-type="float">
            <text:p>894.478211043579</text:p>
          </table:table-cell>
          <table:table-cell table:formula="of:=([.F470]-[.C470])/0.0166667" office:value-type="float" office:value="53.8318923362152" calcext:value-type="float">
            <text:p>53.8318923362152</text:p>
          </table:table-cell>
          <table:table-cell table:formula="of:=DEGREES(ATAN(ABS([.F470]-[.C470])/ABS([.E470]-[.B470])))" office:value-type="float" office:value="3.44404650123343" calcext:value-type="float">
            <text:p>3.44404650123343</text:p>
          </table:table-cell>
          <table:table-cell table:formula="of:=SQRT(POWER([.H470];2)+POWER([.I470];2)+POWER([.J470];2))" office:value-type="float" office:value="896.199205271198" calcext:value-type="float">
            <text:p>896.199205271198</text:p>
          </table:table-cell>
        </table:table-row>
        <table:table-row table:style-name="ro1">
          <table:table-cell office:value-type="float" office:value="78.8118" calcext:value-type="float">
            <text:p>78.8118</text:p>
          </table:table-cell>
          <table:table-cell office:value-type="float" office:value="288.518" calcext:value-type="float">
            <text:p>288.518</text:p>
          </table:table-cell>
          <table:table-cell office:value-type="float" office:value="43.1095" calcext:value-type="float">
            <text:p>43.1095</text:p>
          </table:table-cell>
          <table:table-cell office:value-type="float" office:value="78.3884" calcext:value-type="float">
            <text:p>78.3884</text:p>
          </table:table-cell>
          <table:table-cell office:value-type="float" office:value="276.759" calcext:value-type="float">
            <text:p>276.759</text:p>
          </table:table-cell>
          <table:table-cell office:value-type="float" office:value="43.4526" calcext:value-type="float">
            <text:p>43.4526</text:p>
          </table:table-cell>
          <table:table-cell/>
          <table:table-cell table:formula="of:=([.D471]-[.A471])/0.0166667" office:value-type="float" office:value="-25.4039491921017" calcext:value-type="float">
            <text:p>-25.4039491921017</text:p>
          </table:table-cell>
          <table:table-cell table:formula="of:=ABS([.E471]-[.B471])/0.0166667" office:value-type="float" office:value="705.53858892282" calcext:value-type="float">
            <text:p>705.53858892282</text:p>
          </table:table-cell>
          <table:table-cell table:formula="of:=([.F471]-[.C471])/0.0166667" office:value-type="float" office:value="20.5859588280823" calcext:value-type="float">
            <text:p>20.5859588280823</text:p>
          </table:table-cell>
          <table:table-cell table:formula="of:=DEGREES(ATAN(ABS([.F471]-[.C471])/ABS([.E471]-[.B471])))" office:value-type="float" office:value="1.67128210141096" calcext:value-type="float">
            <text:p>1.67128210141096</text:p>
          </table:table-cell>
          <table:table-cell table:formula="of:=SQRT(POWER([.H471];2)+POWER([.I471];2)+POWER([.J471];2))" office:value-type="float" office:value="706.295860666499" calcext:value-type="float">
            <text:p>706.295860666499</text:p>
          </table:table-cell>
        </table:table-row>
        <table:table-row table:style-name="ro1">
          <table:table-cell office:value-type="float" office:value="79.0895" calcext:value-type="float">
            <text:p>79.0895</text:p>
          </table:table-cell>
          <table:table-cell office:value-type="float" office:value="289.853" calcext:value-type="float">
            <text:p>289.853</text:p>
          </table:table-cell>
          <table:table-cell office:value-type="float" office:value="43.1547" calcext:value-type="float">
            <text:p>43.1547</text:p>
          </table:table-cell>
          <table:table-cell office:value-type="float" office:value="78.6578" calcext:value-type="float">
            <text:p>78.6578</text:p>
          </table:table-cell>
          <table:table-cell office:value-type="float" office:value="277.986" calcext:value-type="float">
            <text:p>277.986</text:p>
          </table:table-cell>
          <table:table-cell office:value-type="float" office:value="43.7542" calcext:value-type="float">
            <text:p>43.7542</text:p>
          </table:table-cell>
          <table:table-cell/>
          <table:table-cell table:formula="of:=([.D472]-[.A472])/0.0166667" office:value-type="float" office:value="-25.901948196104" calcext:value-type="float">
            <text:p>-25.901948196104</text:p>
          </table:table-cell>
          <table:table-cell table:formula="of:=ABS([.E472]-[.B472])/0.0166667" office:value-type="float" office:value="712.018575962849" calcext:value-type="float">
            <text:p>712.018575962849</text:p>
          </table:table-cell>
          <table:table-cell table:formula="of:=([.F472]-[.C472])/0.0166667" office:value-type="float" office:value="35.9699280601438" calcext:value-type="float">
            <text:p>35.9699280601438</text:p>
          </table:table-cell>
          <table:table-cell table:formula="of:=DEGREES(ATAN(ABS([.F472]-[.C472])/ABS([.E472]-[.B472])))" office:value-type="float" office:value="2.89202359654777" calcext:value-type="float">
            <text:p>2.89202359654777</text:p>
          </table:table-cell>
          <table:table-cell table:formula="of:=SQRT(POWER([.H472];2)+POWER([.I472];2)+POWER([.J472];2))" office:value-type="float" office:value="713.396943616364" calcext:value-type="float">
            <text:p>713.396943616364</text:p>
          </table:table-cell>
        </table:table-row>
        <table:table-row table:style-name="ro1">
          <table:table-cell office:value-type="float" office:value="79.5193" calcext:value-type="float">
            <text:p>79.5193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43.4708" calcext:value-type="float">
            <text:p>43.4708</text:p>
          </table:table-cell>
          <table:table-cell office:value-type="float" office:value="79.31" calcext:value-type="float">
            <text:p>79.31</text:p>
          </table:table-cell>
          <table:table-cell office:value-type="float" office:value="271.647" calcext:value-type="float">
            <text:p>271.647</text:p>
          </table:table-cell>
          <table:table-cell office:value-type="float" office:value="44.2574" calcext:value-type="float">
            <text:p>44.2574</text:p>
          </table:table-cell>
          <table:table-cell/>
          <table:table-cell table:formula="of:=([.D473]-[.A473])/0.0166667" office:value-type="float" office:value="-12.5579748840502" calcext:value-type="float">
            <text:p>-12.5579748840502</text:p>
          </table:table-cell>
          <table:table-cell table:formula="of:=ABS([.E473]-[.B473])/0.0166667" office:value-type="float" office:value="773.278453443095" calcext:value-type="float">
            <text:p>773.278453443095</text:p>
          </table:table-cell>
          <table:table-cell table:formula="of:=([.F473]-[.C473])/0.0166667" office:value-type="float" office:value="47.1959056081888" calcext:value-type="float">
            <text:p>47.1959056081888</text:p>
          </table:table-cell>
          <table:table-cell table:formula="of:=DEGREES(ATAN(ABS([.F473]-[.C473])/ABS([.E473]-[.B473])))" office:value-type="float" office:value="3.492630590461" calcext:value-type="float">
            <text:p>3.492630590461</text:p>
          </table:table-cell>
          <table:table-cell table:formula="of:=SQRT(POWER([.H473];2)+POWER([.I473];2)+POWER([.J473];2))" office:value-type="float" office:value="774.8191548992" calcext:value-type="float">
            <text:p>774.8191548992</text:p>
          </table:table-cell>
        </table:table-row>
        <table:table-row table:style-name="ro1">
          <table:table-cell office:value-type="float" office:value="80.0763" calcext:value-type="float">
            <text:p>80.0763</text:p>
          </table:table-cell>
          <table:table-cell office:value-type="float" office:value="287.224" calcext:value-type="float">
            <text:p>287.224</text:p>
          </table:table-cell>
          <table:table-cell office:value-type="float" office:value="43.2996" calcext:value-type="float">
            <text:p>43.2996</text:p>
          </table:table-cell>
          <table:table-cell office:value-type="float" office:value="79.8735" calcext:value-type="float">
            <text:p>79.8735</text:p>
          </table:table-cell>
          <table:table-cell office:value-type="float" office:value="275.51" calcext:value-type="float">
            <text:p>275.51</text:p>
          </table:table-cell>
          <table:table-cell office:value-type="float" office:value="43.8861" calcext:value-type="float">
            <text:p>43.8861</text:p>
          </table:table-cell>
          <table:table-cell/>
          <table:table-cell table:formula="of:=([.D474]-[.A474])/0.0166667" office:value-type="float" office:value="-12.1679756640485" calcext:value-type="float">
            <text:p>-12.1679756640485</text:p>
          </table:table-cell>
          <table:table-cell table:formula="of:=ABS([.E474]-[.B474])/0.0166667" office:value-type="float" office:value="702.838594322811" calcext:value-type="float">
            <text:p>702.838594322811</text:p>
          </table:table-cell>
          <table:table-cell table:formula="of:=([.F474]-[.C474])/0.0166667" office:value-type="float" office:value="35.1899296201408" calcext:value-type="float">
            <text:p>35.1899296201408</text:p>
          </table:table-cell>
          <table:table-cell table:formula="of:=DEGREES(ATAN(ABS([.F474]-[.C474])/ABS([.E474]-[.B474])))" office:value-type="float" office:value="2.86630843270269" calcext:value-type="float">
            <text:p>2.86630843270269</text:p>
          </table:table-cell>
          <table:table-cell table:formula="of:=SQRT(POWER([.H474];2)+POWER([.I474];2)+POWER([.J474];2))" office:value-type="float" office:value="703.824182909409" calcext:value-type="float">
            <text:p>703.824182909409</text:p>
          </table:table-cell>
        </table:table-row>
        <table:table-row table:style-name="ro1">
          <table:table-cell office:value-type="float" office:value="77.8482" calcext:value-type="float">
            <text:p>77.8482</text:p>
          </table:table-cell>
          <table:table-cell office:value-type="float" office:value="293.701" calcext:value-type="float">
            <text:p>293.701</text:p>
          </table:table-cell>
          <table:table-cell office:value-type="float" office:value="43.5985" calcext:value-type="float">
            <text:p>43.5985</text:p>
          </table:table-cell>
          <table:table-cell office:value-type="float" office:value="76.9223" calcext:value-type="float">
            <text:p>76.9223</text:p>
          </table:table-cell>
          <table:table-cell office:value-type="float" office:value="280.211" calcext:value-type="float">
            <text:p>280.211</text:p>
          </table:table-cell>
          <table:table-cell office:value-type="float" office:value="44.6707" calcext:value-type="float">
            <text:p>44.6707</text:p>
          </table:table-cell>
          <table:table-cell/>
          <table:table-cell table:formula="of:=([.D475]-[.A475])/0.0166667" office:value-type="float" office:value="-55.5538888922221" calcext:value-type="float">
            <text:p>-55.5538888922221</text:p>
          </table:table-cell>
          <table:table-cell table:formula="of:=ABS([.E475]-[.B475])/0.0166667" office:value-type="float" office:value="809.398381203238" calcext:value-type="float">
            <text:p>809.398381203238</text:p>
          </table:table-cell>
          <table:table-cell table:formula="of:=([.F475]-[.C475])/0.0166667" office:value-type="float" office:value="64.331871336257" calcext:value-type="float">
            <text:p>64.331871336257</text:p>
          </table:table-cell>
          <table:table-cell table:formula="of:=DEGREES(ATAN(ABS([.F475]-[.C475])/ABS([.E475]-[.B475])))" office:value-type="float" office:value="4.5443781663018" calcext:value-type="float">
            <text:p>4.5443781663018</text:p>
          </table:table-cell>
          <table:table-cell table:formula="of:=SQRT(POWER([.H475];2)+POWER([.I475];2)+POWER([.J475];2))" office:value-type="float" office:value="813.84922666001" calcext:value-type="float">
            <text:p>813.84922666001</text:p>
          </table:table-cell>
        </table:table-row>
        <table:table-row table:style-name="ro1">
          <table:table-cell office:value-type="float" office:value="76.5608" calcext:value-type="float">
            <text:p>76.5608</text:p>
          </table:table-cell>
          <table:table-cell office:value-type="float" office:value="294.953" calcext:value-type="float">
            <text:p>294.953</text:p>
          </table:table-cell>
          <table:table-cell office:value-type="float" office:value="43.6765" calcext:value-type="float">
            <text:p>43.6765</text:p>
          </table:table-cell>
          <table:table-cell office:value-type="float" office:value="74.9167" calcext:value-type="float">
            <text:p>74.9167</text:p>
          </table:table-cell>
          <table:table-cell office:value-type="float" office:value="282.647" calcext:value-type="float">
            <text:p>282.647</text:p>
          </table:table-cell>
          <table:table-cell office:value-type="float" office:value="44.5624" calcext:value-type="float">
            <text:p>44.5624</text:p>
          </table:table-cell>
          <table:table-cell/>
          <table:table-cell table:formula="of:=([.D476]-[.A476])/0.0166667" office:value-type="float" office:value="-98.6458027083943" calcext:value-type="float">
            <text:p>-98.6458027083943</text:p>
          </table:table-cell>
          <table:table-cell table:formula="of:=ABS([.E476]-[.B476])/0.0166667" office:value-type="float" office:value="738.358523282952" calcext:value-type="float">
            <text:p>738.358523282952</text:p>
          </table:table-cell>
          <table:table-cell table:formula="of:=([.F476]-[.C476])/0.0166667" office:value-type="float" office:value="53.1538936922126" calcext:value-type="float">
            <text:p>53.1538936922126</text:p>
          </table:table-cell>
          <table:table-cell table:formula="of:=DEGREES(ATAN(ABS([.F476]-[.C476])/ABS([.E476]-[.B476])))" office:value-type="float" office:value="4.11757829133952" calcext:value-type="float">
            <text:p>4.11757829133952</text:p>
          </table:table-cell>
          <table:table-cell table:formula="of:=SQRT(POWER([.H476];2)+POWER([.I476];2)+POWER([.J476];2))" office:value-type="float" office:value="746.812988445708" calcext:value-type="float">
            <text:p>746.812988445708</text:p>
          </table:table-cell>
        </table:table-row>
        <table:table-row table:style-name="ro1">
          <table:table-cell office:value-type="float" office:value="52.7082" calcext:value-type="float">
            <text:p>52.7082</text:p>
          </table:table-cell>
          <table:table-cell office:value-type="float" office:value="291.618" calcext:value-type="float">
            <text:p>291.618</text:p>
          </table:table-cell>
          <table:table-cell office:value-type="float" office:value="44.158" calcext:value-type="float">
            <text:p>44.158</text:p>
          </table:table-cell>
          <table:table-cell office:value-type="float" office:value="54.0605" calcext:value-type="float">
            <text:p>54.0605</text:p>
          </table:table-cell>
          <table:table-cell office:value-type="float" office:value="276.741" calcext:value-type="float">
            <text:p>276.741</text:p>
          </table:table-cell>
          <table:table-cell office:value-type="float" office:value="45.4282" calcext:value-type="float">
            <text:p>45.4282</text:p>
          </table:table-cell>
          <table:table-cell/>
          <table:table-cell table:formula="of:=([.D477]-[.A477])/0.0166667" office:value-type="float" office:value="81.1378377243245" calcext:value-type="float">
            <text:p>81.1378377243245</text:p>
          </table:table-cell>
          <table:table-cell table:formula="of:=ABS([.E477]-[.B477])/0.0166667" office:value-type="float" office:value="892.618214763571" calcext:value-type="float">
            <text:p>892.618214763571</text:p>
          </table:table-cell>
          <table:table-cell table:formula="of:=([.F477]-[.C477])/0.0166667" office:value-type="float" office:value="76.2118475763046" calcext:value-type="float">
            <text:p>76.2118475763046</text:p>
          </table:table-cell>
          <table:table-cell table:formula="of:=DEGREES(ATAN(ABS([.F477]-[.C477])/ABS([.E477]-[.B477])))" office:value-type="float" office:value="4.88008509663168" calcext:value-type="float">
            <text:p>4.88008509663168</text:p>
          </table:table-cell>
          <table:table-cell table:formula="of:=SQRT(POWER([.H477];2)+POWER([.I477];2)+POWER([.J477];2))" office:value-type="float" office:value="899.532585151465" calcext:value-type="float">
            <text:p>899.532585151465</text:p>
          </table:table-cell>
        </table:table-row>
        <table:table-row table:style-name="ro1">
          <table:table-cell office:value-type="float" office:value="52.2762" calcext:value-type="float">
            <text:p>52.2762</text:p>
          </table:table-cell>
          <table:table-cell office:value-type="float" office:value="295.84" calcext:value-type="float">
            <text:p>295.84</text:p>
          </table:table-cell>
          <table:table-cell office:value-type="float" office:value="43.7746" calcext:value-type="float">
            <text:p>43.7746</text:p>
          </table:table-cell>
          <table:table-cell office:value-type="float" office:value="53.3463" calcext:value-type="float">
            <text:p>53.3463</text:p>
          </table:table-cell>
          <table:table-cell office:value-type="float" office:value="282.021" calcext:value-type="float">
            <text:p>282.021</text:p>
          </table:table-cell>
          <table:table-cell office:value-type="float" office:value="44.867" calcext:value-type="float">
            <text:p>44.867</text:p>
          </table:table-cell>
          <table:table-cell/>
          <table:table-cell table:formula="of:=([.D478]-[.A478])/0.0166667" office:value-type="float" office:value="64.2058715882566" calcext:value-type="float">
            <text:p>64.2058715882566</text:p>
          </table:table-cell>
          <table:table-cell table:formula="of:=ABS([.E478]-[.B478])/0.0166667" office:value-type="float" office:value="829.138341723314" calcext:value-type="float">
            <text:p>829.138341723314</text:p>
          </table:table-cell>
          <table:table-cell table:formula="of:=([.F478]-[.C478])/0.0166667" office:value-type="float" office:value="65.543868912262" calcext:value-type="float">
            <text:p>65.543868912262</text:p>
          </table:table-cell>
          <table:table-cell table:formula="of:=DEGREES(ATAN(ABS([.F478]-[.C478])/ABS([.E478]-[.B478])))" office:value-type="float" office:value="4.51986551314957" calcext:value-type="float">
            <text:p>4.51986551314957</text:p>
          </table:table-cell>
          <table:table-cell table:formula="of:=SQRT(POWER([.H478];2)+POWER([.I478];2)+POWER([.J478];2))" office:value-type="float" office:value="834.199485982869" calcext:value-type="float">
            <text:p>834.199485982869</text:p>
          </table:table-cell>
        </table:table-row>
        <table:table-row table:style-name="ro1">
          <table:table-cell office:value-type="float" office:value="51.7908" calcext:value-type="float">
            <text:p>51.7908</text:p>
          </table:table-cell>
          <table:table-cell office:value-type="float" office:value="288.66" calcext:value-type="float">
            <text:p>288.66</text:p>
          </table:table-cell>
          <table:table-cell office:value-type="float" office:value="44.1107" calcext:value-type="float">
            <text:p>44.1107</text:p>
          </table:table-cell>
          <table:table-cell office:value-type="float" office:value="52.5253" calcext:value-type="float">
            <text:p>52.5253</text:p>
          </table:table-cell>
          <table:table-cell office:value-type="float" office:value="271.216" calcext:value-type="float">
            <text:p>271.216</text:p>
          </table:table-cell>
          <table:table-cell office:value-type="float" office:value="45.3197" calcext:value-type="float">
            <text:p>45.3197</text:p>
          </table:table-cell>
          <table:table-cell/>
          <table:table-cell table:formula="of:=([.D479]-[.A479])/0.0166667" office:value-type="float" office:value="44.0699118601765" calcext:value-type="float">
            <text:p>44.0699118601765</text:p>
          </table:table-cell>
          <table:table-cell table:formula="of:=ABS([.E479]-[.B479])/0.0166667" office:value-type="float" office:value="1046.63790672419" calcext:value-type="float">
            <text:p>1046.63790672419</text:p>
          </table:table-cell>
          <table:table-cell table:formula="of:=([.F479]-[.C479])/0.0166667" office:value-type="float" office:value="72.5398549202899" calcext:value-type="float">
            <text:p>72.5398549202899</text:p>
          </table:table-cell>
          <table:table-cell table:formula="of:=DEGREES(ATAN(ABS([.F479]-[.C479])/ABS([.E479]-[.B479])))" office:value-type="float" office:value="3.96468708773944" calcext:value-type="float">
            <text:p>3.96468708773944</text:p>
          </table:table-cell>
          <table:table-cell table:formula="of:=SQRT(POWER([.H479];2)+POWER([.I479];2)+POWER([.J479];2))" office:value-type="float" office:value="1050.07385239097" calcext:value-type="float">
            <text:p>1050.07385239097</text:p>
          </table:table-cell>
        </table:table-row>
        <table:table-row table:style-name="ro1">
          <table:table-cell office:value-type="float" office:value="51.2175" calcext:value-type="float">
            <text:p>51.2175</text:p>
          </table:table-cell>
          <table:table-cell office:value-type="float" office:value="289.954" calcext:value-type="float">
            <text:p>289.954</text:p>
          </table:table-cell>
          <table:table-cell office:value-type="float" office:value="43.9171" calcext:value-type="float">
            <text:p>43.9171</text:p>
          </table:table-cell>
          <table:table-cell office:value-type="float" office:value="51.6796" calcext:value-type="float">
            <text:p>51.6796</text:p>
          </table:table-cell>
          <table:table-cell office:value-type="float" office:value="279.076" calcext:value-type="float">
            <text:p>279.076</text:p>
          </table:table-cell>
          <table:table-cell office:value-type="float" office:value="44.3409" calcext:value-type="float">
            <text:p>44.3409</text:p>
          </table:table-cell>
          <table:table-cell/>
          <table:table-cell table:formula="of:=([.D480]-[.A480])/0.0166667" office:value-type="float" office:value="27.7259445481109" calcext:value-type="float">
            <text:p>27.7259445481109</text:p>
          </table:table-cell>
          <table:table-cell table:formula="of:=ABS([.E480]-[.B480])/0.0166667" office:value-type="float" office:value="652.67869464261" calcext:value-type="float">
            <text:p>652.67869464261</text:p>
          </table:table-cell>
          <table:table-cell table:formula="of:=([.F480]-[.C480])/0.0166667" office:value-type="float" office:value="25.4279491441017" calcext:value-type="float">
            <text:p>25.4279491441017</text:p>
          </table:table-cell>
          <table:table-cell table:formula="of:=DEGREES(ATAN(ABS([.F480]-[.C480])/ABS([.E480]-[.B480])))" office:value-type="float" office:value="2.23107898727509" calcext:value-type="float">
            <text:p>2.23107898727509</text:p>
          </table:table-cell>
          <table:table-cell table:formula="of:=SQRT(POWER([.H480];2)+POWER([.I480];2)+POWER([.J480];2))" office:value-type="float" office:value="653.762026305552" calcext:value-type="float">
            <text:p>653.762026305552</text:p>
          </table:table-cell>
        </table:table-row>
        <table:table-row table:style-name="ro1">
          <table:table-cell office:value-type="float" office:value="47.4178" calcext:value-type="float">
            <text:p>47.4178</text:p>
          </table:table-cell>
          <table:table-cell office:value-type="float" office:value="299.062" calcext:value-type="float">
            <text:p>299.062</text:p>
          </table:table-cell>
          <table:table-cell office:value-type="float" office:value="43.8527" calcext:value-type="float">
            <text:p>43.8527</text:p>
          </table:table-cell>
          <table:table-cell office:value-type="float" office:value="47.3022" calcext:value-type="float">
            <text:p>47.3022</text:p>
          </table:table-cell>
          <table:table-cell office:value-type="float" office:value="286.095" calcext:value-type="float">
            <text:p>286.095</text:p>
          </table:table-cell>
          <table:table-cell office:value-type="float" office:value="44.8048" calcext:value-type="float">
            <text:p>44.8048</text:p>
          </table:table-cell>
          <table:table-cell/>
          <table:table-cell table:formula="of:=([.D481]-[.A481])/0.0166667" office:value-type="float" office:value="-6.93598612802778" calcext:value-type="float">
            <text:p>-6.93598612802778</text:p>
          </table:table-cell>
          <table:table-cell table:formula="of:=ABS([.E481]-[.B481])/0.0166667" office:value-type="float" office:value="778.018443963111" calcext:value-type="float">
            <text:p>778.018443963111</text:p>
          </table:table-cell>
          <table:table-cell table:formula="of:=([.F481]-[.C481])/0.0166667" office:value-type="float" office:value="57.1258857482286" calcext:value-type="float">
            <text:p>57.1258857482286</text:p>
          </table:table-cell>
          <table:table-cell table:formula="of:=DEGREES(ATAN(ABS([.F481]-[.C481])/ABS([.E481]-[.B481])))" office:value-type="float" office:value="4.19939809304524" calcext:value-type="float">
            <text:p>4.19939809304524</text:p>
          </table:table-cell>
          <table:table-cell table:formula="of:=SQRT(POWER([.H481];2)+POWER([.I481];2)+POWER([.J481];2))" office:value-type="float" office:value="780.143687965793" calcext:value-type="float">
            <text:p>780.143687965793</text:p>
          </table:table-cell>
        </table:table-row>
        <table:table-row table:style-name="ro1">
          <table:table-cell office:value-type="float" office:value="46.5511" calcext:value-type="float">
            <text:p>46.5511</text:p>
          </table:table-cell>
          <table:table-cell office:value-type="float" office:value="295.794" calcext:value-type="float">
            <text:p>295.794</text:p>
          </table:table-cell>
          <table:table-cell office:value-type="float" office:value="44.6141" calcext:value-type="float">
            <text:p>44.6141</text:p>
          </table:table-cell>
          <table:table-cell office:value-type="float" office:value="45.9698" calcext:value-type="float">
            <text:p>45.9698</text:p>
          </table:table-cell>
          <table:table-cell office:value-type="float" office:value="282.795" calcext:value-type="float">
            <text:p>282.795</text:p>
          </table:table-cell>
          <table:table-cell office:value-type="float" office:value="45.8276" calcext:value-type="float">
            <text:p>45.8276</text:p>
          </table:table-cell>
          <table:table-cell/>
          <table:table-cell table:formula="of:=([.D482]-[.A482])/0.0166667" office:value-type="float" office:value="-34.8779302441394" calcext:value-type="float">
            <text:p>-34.8779302441394</text:p>
          </table:table-cell>
          <table:table-cell table:formula="of:=ABS([.E482]-[.B482])/0.0166667" office:value-type="float" office:value="779.938440123118" calcext:value-type="float">
            <text:p>779.938440123118</text:p>
          </table:table-cell>
          <table:table-cell table:formula="of:=([.F482]-[.C482])/0.0166667" office:value-type="float" office:value="72.809854380291" calcext:value-type="float">
            <text:p>72.809854380291</text:p>
          </table:table-cell>
          <table:table-cell table:formula="of:=DEGREES(ATAN(ABS([.F482]-[.C482])/ABS([.E482]-[.B482])))" office:value-type="float" office:value="5.333294986547" calcext:value-type="float">
            <text:p>5.333294986547</text:p>
          </table:table-cell>
          <table:table-cell table:formula="of:=SQRT(POWER([.H482];2)+POWER([.I482];2)+POWER([.J482];2))" office:value-type="float" office:value="784.105678652231" calcext:value-type="float">
            <text:p>784.105678652231</text:p>
          </table:table-cell>
        </table:table-row>
        <table:table-row table:style-name="ro1">
          <table:table-cell office:value-type="float" office:value="47.0524" calcext:value-type="float">
            <text:p>47.0524</text:p>
          </table:table-cell>
          <table:table-cell office:value-type="float" office:value="290.463" calcext:value-type="float">
            <text:p>290.463</text:p>
          </table:table-cell>
          <table:table-cell office:value-type="float" office:value="43.6255" calcext:value-type="float">
            <text:p>43.6255</text:p>
          </table:table-cell>
          <table:table-cell office:value-type="float" office:value="46.6835" calcext:value-type="float">
            <text:p>46.6835</text:p>
          </table:table-cell>
          <table:table-cell office:value-type="float" office:value="277.924" calcext:value-type="float">
            <text:p>277.924</text:p>
          </table:table-cell>
          <table:table-cell office:value-type="float" office:value="44.0741" calcext:value-type="float">
            <text:p>44.0741</text:p>
          </table:table-cell>
          <table:table-cell/>
          <table:table-cell table:formula="of:=([.D483]-[.A483])/0.0166667" office:value-type="float" office:value="-22.1339557320883" calcext:value-type="float">
            <text:p>-22.1339557320883</text:p>
          </table:table-cell>
          <table:table-cell table:formula="of:=ABS([.E483]-[.B483])/0.0166667" office:value-type="float" office:value="752.338495323012" calcext:value-type="float">
            <text:p>752.338495323012</text:p>
          </table:table-cell>
          <table:table-cell table:formula="of:=([.F483]-[.C483])/0.0166667" office:value-type="float" office:value="26.9159461681076" calcext:value-type="float">
            <text:p>26.9159461681076</text:p>
          </table:table-cell>
          <table:table-cell table:formula="of:=DEGREES(ATAN(ABS([.F483]-[.C483])/ABS([.E483]-[.B483])))" office:value-type="float" office:value="2.0489615578408" calcext:value-type="float">
            <text:p>2.0489615578408</text:p>
          </table:table-cell>
          <table:table-cell table:formula="of:=SQRT(POWER([.H483];2)+POWER([.I483];2)+POWER([.J483];2))" office:value-type="float" office:value="753.145133224247" calcext:value-type="float">
            <text:p>753.145133224247</text:p>
          </table:table-cell>
        </table:table-row>
        <table:table-row table:style-name="ro1">
          <table:table-cell office:value-type="float" office:value="45.0882" calcext:value-type="float">
            <text:p>45.0882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45.5706" calcext:value-type="float">
            <text:p>45.5706</text:p>
          </table:table-cell>
          <table:table-cell office:value-type="float" office:value="43.9691" calcext:value-type="float">
            <text:p>43.9691</text:p>
          </table:table-cell>
          <table:table-cell office:value-type="float" office:value="278.098" calcext:value-type="float">
            <text:p>278.098</text:p>
          </table:table-cell>
          <table:table-cell office:value-type="float" office:value="46.3158" calcext:value-type="float">
            <text:p>46.3158</text:p>
          </table:table-cell>
          <table:table-cell/>
          <table:table-cell table:formula="of:=([.D484]-[.A484])/0.0166667" office:value-type="float" office:value="-67.1458657082688" calcext:value-type="float">
            <text:p>-67.1458657082688</text:p>
          </table:table-cell>
          <table:table-cell table:formula="of:=ABS([.E484]-[.B484])/0.0166667" office:value-type="float" office:value="687.178625642747" calcext:value-type="float">
            <text:p>687.178625642747</text:p>
          </table:table-cell>
          <table:table-cell table:formula="of:=([.F484]-[.C484])/0.0166667" office:value-type="float" office:value="44.7119105761791" calcext:value-type="float">
            <text:p>44.7119105761791</text:p>
          </table:table-cell>
          <table:table-cell table:formula="of:=DEGREES(ATAN(ABS([.F484]-[.C484])/ABS([.E484]-[.B484])))" office:value-type="float" office:value="3.72275509532995" calcext:value-type="float">
            <text:p>3.72275509532995</text:p>
          </table:table-cell>
          <table:table-cell table:formula="of:=SQRT(POWER([.H484];2)+POWER([.I484];2)+POWER([.J484];2))" office:value-type="float" office:value="691.897525482885" calcext:value-type="float">
            <text:p>691.897525482885</text:p>
          </table:table-cell>
        </table:table-row>
        <table:table-row table:style-name="ro1">
          <table:table-cell office:value-type="float" office:value="45.3958" calcext:value-type="float">
            <text:p>45.3958</text:p>
          </table:table-cell>
          <table:table-cell office:value-type="float" office:value="297.241" calcext:value-type="float">
            <text:p>297.241</text:p>
          </table:table-cell>
          <table:table-cell office:value-type="float" office:value="43.3722" calcext:value-type="float">
            <text:p>43.3722</text:p>
          </table:table-cell>
          <table:table-cell office:value-type="float" office:value="44.9079" calcext:value-type="float">
            <text:p>44.9079</text:p>
          </table:table-cell>
          <table:table-cell office:value-type="float" office:value="282.836" calcext:value-type="float">
            <text:p>282.836</text:p>
          </table:table-cell>
          <table:table-cell office:value-type="float" office:value="44.3241" calcext:value-type="float">
            <text:p>44.3241</text:p>
          </table:table-cell>
          <table:table-cell/>
          <table:table-cell table:formula="of:=([.D485]-[.A485])/0.0166667" office:value-type="float" office:value="-29.2739414521173" calcext:value-type="float">
            <text:p>-29.2739414521173</text:p>
          </table:table-cell>
          <table:table-cell table:formula="of:=ABS([.E485]-[.B485])/0.0166667" office:value-type="float" office:value="864.298271403456" calcext:value-type="float">
            <text:p>864.298271403456</text:p>
          </table:table-cell>
          <table:table-cell table:formula="of:=([.F485]-[.C485])/0.0166667" office:value-type="float" office:value="57.1138857722286" calcext:value-type="float">
            <text:p>57.1138857722286</text:p>
          </table:table-cell>
          <table:table-cell table:formula="of:=DEGREES(ATAN(ABS([.F485]-[.C485])/ABS([.E485]-[.B485])))" office:value-type="float" office:value="3.78067844293248" calcext:value-type="float">
            <text:p>3.78067844293248</text:p>
          </table:table-cell>
          <table:table-cell table:formula="of:=SQRT(POWER([.H485];2)+POWER([.I485];2)+POWER([.J485];2))" office:value-type="float" office:value="866.677830307864" calcext:value-type="float">
            <text:p>866.677830307864</text:p>
          </table:table-cell>
        </table:table-row>
        <table:table-row table:style-name="ro1">
          <table:table-cell office:value-type="float" office:value="49.3266" calcext:value-type="float">
            <text:p>49.3266</text:p>
          </table:table-cell>
          <table:table-cell office:value-type="float" office:value="292.179" calcext:value-type="float">
            <text:p>292.179</text:p>
          </table:table-cell>
          <table:table-cell office:value-type="float" office:value="44.6187" calcext:value-type="float">
            <text:p>44.6187</text:p>
          </table:table-cell>
          <table:table-cell office:value-type="float" office:value="49.3423" calcext:value-type="float">
            <text:p>49.3423</text:p>
          </table:table-cell>
          <table:table-cell office:value-type="float" office:value="281.018" calcext:value-type="float">
            <text:p>281.018</text:p>
          </table:table-cell>
          <table:table-cell office:value-type="float" office:value="45.3131" calcext:value-type="float">
            <text:p>45.3131</text:p>
          </table:table-cell>
          <table:table-cell/>
          <table:table-cell table:formula="of:=([.D486]-[.A486])/0.0166667" office:value-type="float" office:value="0.941998116003917" calcext:value-type="float">
            <text:p>0.941998116003917</text:p>
          </table:table-cell>
          <table:table-cell table:formula="of:=ABS([.E486]-[.B486])/0.0166667" office:value-type="float" office:value="669.658660682679" calcext:value-type="float">
            <text:p>669.658660682679</text:p>
          </table:table-cell>
          <table:table-cell table:formula="of:=([.F486]-[.C486])/0.0166667" office:value-type="float" office:value="41.6639166721668" calcext:value-type="float">
            <text:p>41.6639166721668</text:p>
          </table:table-cell>
          <table:table-cell table:formula="of:=DEGREES(ATAN(ABS([.F486]-[.C486])/ABS([.E486]-[.B486])))" office:value-type="float" office:value="3.56016234455412" calcext:value-type="float">
            <text:p>3.56016234455412</text:p>
          </table:table-cell>
          <table:table-cell table:formula="of:=SQRT(POWER([.H486];2)+POWER([.I486];2)+POWER([.J486];2))" office:value-type="float" office:value="670.954164708913" calcext:value-type="float">
            <text:p>670.954164708913</text:p>
          </table:table-cell>
        </table:table-row>
        <table:table-row table:style-name="ro1">
          <table:table-cell office:value-type="float" office:value="44.7926" calcext:value-type="float">
            <text:p>44.7926</text:p>
          </table:table-cell>
          <table:table-cell office:value-type="float" office:value="294.109" calcext:value-type="float">
            <text:p>294.109</text:p>
          </table:table-cell>
          <table:table-cell office:value-type="float" office:value="43.8576" calcext:value-type="float">
            <text:p>43.8576</text:p>
          </table:table-cell>
          <table:table-cell office:value-type="float" office:value="45.3117" calcext:value-type="float">
            <text:p>45.3117</text:p>
          </table:table-cell>
          <table:table-cell office:value-type="float" office:value="280.187" calcext:value-type="float">
            <text:p>280.187</text:p>
          </table:table-cell>
          <table:table-cell office:value-type="float" office:value="44.4821" calcext:value-type="float">
            <text:p>44.4821</text:p>
          </table:table-cell>
          <table:table-cell/>
          <table:table-cell table:formula="of:=([.D487]-[.A487])/0.0166667" office:value-type="float" office:value="31.1459377081247" calcext:value-type="float">
            <text:p>31.1459377081247</text:p>
          </table:table-cell>
          <table:table-cell table:formula="of:=ABS([.E487]-[.B487])/0.0166667" office:value-type="float" office:value="835.318329363339" calcext:value-type="float">
            <text:p>835.318329363339</text:p>
          </table:table-cell>
          <table:table-cell table:formula="of:=([.F487]-[.C487])/0.0166667" office:value-type="float" office:value="37.4699250601502" calcext:value-type="float">
            <text:p>37.4699250601502</text:p>
          </table:table-cell>
          <table:table-cell table:formula="of:=DEGREES(ATAN(ABS([.F487]-[.C487])/ABS([.E487]-[.B487])))" office:value-type="float" office:value="2.5683985139468" calcext:value-type="float">
            <text:p>2.5683985139468</text:p>
          </table:table-cell>
          <table:table-cell table:formula="of:=SQRT(POWER([.H487];2)+POWER([.I487];2)+POWER([.J487];2))" office:value-type="float" office:value="836.738176546339" calcext:value-type="float">
            <text:p>836.738176546339</text:p>
          </table:table-cell>
        </table:table-row>
        <table:table-row table:style-name="ro1">
          <table:table-cell office:value-type="float" office:value="43.2691" calcext:value-type="float">
            <text:p>43.2691</text:p>
          </table:table-cell>
          <table:table-cell office:value-type="float" office:value="307.078" calcext:value-type="float">
            <text:p>307.078</text:p>
          </table:table-cell>
          <table:table-cell office:value-type="float" office:value="43.2105" calcext:value-type="float">
            <text:p>43.2105</text:p>
          </table:table-cell>
          <table:table-cell office:value-type="float" office:value="44.0232" calcext:value-type="float">
            <text:p>44.0232</text:p>
          </table:table-cell>
          <table:table-cell office:value-type="float" office:value="293.913" calcext:value-type="float">
            <text:p>293.913</text:p>
          </table:table-cell>
          <table:table-cell office:value-type="float" office:value="43.8956" calcext:value-type="float">
            <text:p>43.8956</text:p>
          </table:table-cell>
          <table:table-cell/>
          <table:table-cell table:formula="of:=([.D488]-[.A488])/0.0166667" office:value-type="float" office:value="45.2459095081811" calcext:value-type="float">
            <text:p>45.2459095081811</text:p>
          </table:table-cell>
          <table:table-cell table:formula="of:=ABS([.E488]-[.B488])/0.0166667" office:value-type="float" office:value="789.898420203157" calcext:value-type="float">
            <text:p>789.898420203157</text:p>
          </table:table-cell>
          <table:table-cell table:formula="of:=([.F488]-[.C488])/0.0166667" office:value-type="float" office:value="41.1059177881643" calcext:value-type="float">
            <text:p>41.1059177881643</text:p>
          </table:table-cell>
          <table:table-cell table:formula="of:=DEGREES(ATAN(ABS([.F488]-[.C488])/ABS([.E488]-[.B488])))" office:value-type="float" office:value="2.97895646767654" calcext:value-type="float">
            <text:p>2.97895646767654</text:p>
          </table:table-cell>
          <table:table-cell table:formula="of:=SQRT(POWER([.H488];2)+POWER([.I488];2)+POWER([.J488];2))" office:value-type="float" office:value="792.260312677515" calcext:value-type="float">
            <text:p>792.260312677515</text:p>
          </table:table-cell>
        </table:table-row>
        <table:table-row table:style-name="ro1">
          <table:table-cell office:value-type="float" office:value="43.8687" calcext:value-type="float">
            <text:p>43.8687</text:p>
          </table:table-cell>
          <table:table-cell office:value-type="float" office:value="296.729" calcext:value-type="float">
            <text:p>296.729</text:p>
          </table:table-cell>
          <table:table-cell office:value-type="float" office:value="43.9838" calcext:value-type="float">
            <text:p>43.9838</text:p>
          </table:table-cell>
          <table:table-cell office:value-type="float" office:value="44.668" calcext:value-type="float">
            <text:p>44.668</text:p>
          </table:table-cell>
          <table:table-cell office:value-type="float" office:value="282.715" calcext:value-type="float">
            <text:p>282.715</text:p>
          </table:table-cell>
          <table:table-cell office:value-type="float" office:value="44.5969" calcext:value-type="float">
            <text:p>44.5969</text:p>
          </table:table-cell>
          <table:table-cell/>
          <table:table-cell table:formula="of:=([.D489]-[.A489])/0.0166667" office:value-type="float" office:value="47.957904084192" calcext:value-type="float">
            <text:p>47.957904084192</text:p>
          </table:table-cell>
          <table:table-cell table:formula="of:=ABS([.E489]-[.B489])/0.0166667" office:value-type="float" office:value="840.838318323364" calcext:value-type="float">
            <text:p>840.838318323364</text:p>
          </table:table-cell>
          <table:table-cell table:formula="of:=([.F489]-[.C489])/0.0166667" office:value-type="float" office:value="36.7859264281469" calcext:value-type="float">
            <text:p>36.7859264281469</text:p>
          </table:table-cell>
          <table:table-cell table:formula="of:=DEGREES(ATAN(ABS([.F489]-[.C489])/ABS([.E489]-[.B489])))" office:value-type="float" office:value="2.50504185903214" calcext:value-type="float">
            <text:p>2.50504185903214</text:p>
          </table:table-cell>
          <table:table-cell table:formula="of:=SQRT(POWER([.H489];2)+POWER([.I489];2)+POWER([.J489];2))" office:value-type="float" office:value="843.007854357353" calcext:value-type="float">
            <text:p>843.007854357353</text:p>
          </table:table-cell>
        </table:table-row>
        <table:table-row table:style-name="ro1">
          <table:table-cell office:value-type="float" office:value="43.1146" calcext:value-type="float">
            <text:p>43.1146</text:p>
          </table:table-cell>
          <table:table-cell office:value-type="float" office:value="300.867" calcext:value-type="float">
            <text:p>300.867</text:p>
          </table:table-cell>
          <table:table-cell office:value-type="float" office:value="44.1452" calcext:value-type="float">
            <text:p>44.1452</text:p>
          </table:table-cell>
          <table:table-cell office:value-type="float" office:value="43.9733" calcext:value-type="float">
            <text:p>43.9733</text:p>
          </table:table-cell>
          <table:table-cell office:value-type="float" office:value="286.478" calcext:value-type="float">
            <text:p>286.478</text:p>
          </table:table-cell>
          <table:table-cell office:value-type="float" office:value="45.5398" calcext:value-type="float">
            <text:p>45.5398</text:p>
          </table:table-cell>
          <table:table-cell/>
          <table:table-cell table:formula="of:=([.D490]-[.A490])/0.0166667" office:value-type="float" office:value="51.521896956206" calcext:value-type="float">
            <text:p>51.521896956206</text:p>
          </table:table-cell>
          <table:table-cell table:formula="of:=ABS([.E490]-[.B490])/0.0166667" office:value-type="float" office:value="863.338273323454" calcext:value-type="float">
            <text:p>863.338273323454</text:p>
          </table:table-cell>
          <table:table-cell table:formula="of:=([.F490]-[.C490])/0.0166667" office:value-type="float" office:value="83.6758326483345" calcext:value-type="float">
            <text:p>83.6758326483345</text:p>
          </table:table-cell>
          <table:table-cell table:formula="of:=DEGREES(ATAN(ABS([.F490]-[.C490])/ABS([.E490]-[.B490])))" office:value-type="float" office:value="5.53588809882924" calcext:value-type="float">
            <text:p>5.53588809882924</text:p>
          </table:table-cell>
          <table:table-cell table:formula="of:=SQRT(POWER([.H490];2)+POWER([.I490];2)+POWER([.J490];2))" office:value-type="float" office:value="868.912610692514" calcext:value-type="float">
            <text:p>868.912610692514</text:p>
          </table:table-cell>
        </table:table-row>
        <table:table-row table:style-name="ro1">
          <table:table-cell office:value-type="float" office:value="42.4186" calcext:value-type="float">
            <text:p>42.4186</text:p>
          </table:table-cell>
          <table:table-cell office:value-type="float" office:value="303.69" calcext:value-type="float">
            <text:p>303.69</text:p>
          </table:table-cell>
          <table:table-cell office:value-type="float" office:value="43.9905" calcext:value-type="float">
            <text:p>43.9905</text:p>
          </table:table-cell>
          <table:table-cell office:value-type="float" office:value="43.5346" calcext:value-type="float">
            <text:p>43.5346</text:p>
          </table:table-cell>
          <table:table-cell office:value-type="float" office:value="289.31" calcext:value-type="float">
            <text:p>289.31</text:p>
          </table:table-cell>
          <table:table-cell office:value-type="float" office:value="44.8596" calcext:value-type="float">
            <text:p>44.8596</text:p>
          </table:table-cell>
          <table:table-cell/>
          <table:table-cell table:formula="of:=([.D491]-[.A491])/0.0166667" office:value-type="float" office:value="66.9598660802678" calcext:value-type="float">
            <text:p>66.9598660802678</text:p>
          </table:table-cell>
          <table:table-cell table:formula="of:=ABS([.E491]-[.B491])/0.0166667" office:value-type="float" office:value="862.798274403451" calcext:value-type="float">
            <text:p>862.798274403451</text:p>
          </table:table-cell>
          <table:table-cell table:formula="of:=([.F491]-[.C491])/0.0166667" office:value-type="float" office:value="52.1458957082088" calcext:value-type="float">
            <text:p>52.1458957082088</text:p>
          </table:table-cell>
          <table:table-cell table:formula="of:=DEGREES(ATAN(ABS([.F491]-[.C491])/ABS([.E491]-[.B491])))" office:value-type="float" office:value="3.45864143065929" calcext:value-type="float">
            <text:p>3.45864143065929</text:p>
          </table:table-cell>
          <table:table-cell table:formula="of:=SQRT(POWER([.H491];2)+POWER([.I491];2)+POWER([.J491];2))" office:value-type="float" office:value="866.962329295957" calcext:value-type="float">
            <text:p>866.962329295957</text:p>
          </table:table-cell>
        </table:table-row>
        <table:table-row table:style-name="ro1">
          <table:table-cell office:value-type="float" office:value="42.2405" calcext:value-type="float">
            <text:p>42.2405</text:p>
          </table:table-cell>
          <table:table-cell office:value-type="float" office:value="302.176" calcext:value-type="float">
            <text:p>302.176</text:p>
          </table:table-cell>
          <table:table-cell office:value-type="float" office:value="43.9577" calcext:value-type="float">
            <text:p>43.9577</text:p>
          </table:table-cell>
          <table:table-cell office:value-type="float" office:value="43.1794" calcext:value-type="float">
            <text:p>43.1794</text:p>
          </table:table-cell>
          <table:table-cell office:value-type="float" office:value="290.75" calcext:value-type="float">
            <text:p>290.75</text:p>
          </table:table-cell>
          <table:table-cell office:value-type="float" office:value="44.3882" calcext:value-type="float">
            <text:p>44.3882</text:p>
          </table:table-cell>
          <table:table-cell/>
          <table:table-cell table:formula="of:=([.D492]-[.A492])/0.0166667" office:value-type="float" office:value="56.3338873322256" calcext:value-type="float">
            <text:p>56.3338873322256</text:p>
          </table:table-cell>
          <table:table-cell table:formula="of:=ABS([.E492]-[.B492])/0.0166667" office:value-type="float" office:value="685.558628882741" calcext:value-type="float">
            <text:p>685.558628882741</text:p>
          </table:table-cell>
          <table:table-cell table:formula="of:=([.F492]-[.C492])/0.0166667" office:value-type="float" office:value="25.829948340103" calcext:value-type="float">
            <text:p>25.829948340103</text:p>
          </table:table-cell>
          <table:table-cell table:formula="of:=DEGREES(ATAN(ABS([.F492]-[.C492])/ABS([.E492]-[.B492])))" office:value-type="float" office:value="2.15772548201898" calcext:value-type="float">
            <text:p>2.15772548201898</text:p>
          </table:table-cell>
          <table:table-cell table:formula="of:=SQRT(POWER([.H492];2)+POWER([.I492];2)+POWER([.J492];2))" office:value-type="float" office:value="688.354070757773" calcext:value-type="float">
            <text:p>688.354070757773</text:p>
          </table:table-cell>
        </table:table-row>
        <table:table-row table:style-name="ro1">
          <table:table-cell office:value-type="float" office:value="41.2139" calcext:value-type="float">
            <text:p>41.2139</text:p>
          </table:table-cell>
          <table:table-cell office:value-type="float" office:value="306.278" calcext:value-type="float">
            <text:p>306.278</text:p>
          </table:table-cell>
          <table:table-cell office:value-type="float" office:value="44.4054" calcext:value-type="float">
            <text:p>44.4054</text:p>
          </table:table-cell>
          <table:table-cell office:value-type="float" office:value="42.034" calcext:value-type="float">
            <text:p>42.034</text:p>
          </table:table-cell>
          <table:table-cell office:value-type="float" office:value="293.078" calcext:value-type="float">
            <text:p>293.078</text:p>
          </table:table-cell>
          <table:table-cell office:value-type="float" office:value="45.3268" calcext:value-type="float">
            <text:p>45.3268</text:p>
          </table:table-cell>
          <table:table-cell/>
          <table:table-cell table:formula="of:=([.D493]-[.A493])/0.0166667" office:value-type="float" office:value="49.2059015881966" calcext:value-type="float">
            <text:p>49.2059015881966</text:p>
          </table:table-cell>
          <table:table-cell table:formula="of:=ABS([.E493]-[.B493])/0.0166667" office:value-type="float" office:value="791.998416003171" calcext:value-type="float">
            <text:p>791.998416003171</text:p>
          </table:table-cell>
          <table:table-cell table:formula="of:=([.F493]-[.C493])/0.0166667" office:value-type="float" office:value="55.283889432221" calcext:value-type="float">
            <text:p>55.283889432221</text:p>
          </table:table-cell>
          <table:table-cell table:formula="of:=DEGREES(ATAN(ABS([.F493]-[.C493])/ABS([.E493]-[.B493])))" office:value-type="float" office:value="3.99294228389701" calcext:value-type="float">
            <text:p>3.99294228389701</text:p>
          </table:table-cell>
          <table:table-cell table:formula="of:=SQRT(POWER([.H493];2)+POWER([.I493];2)+POWER([.J493];2))" office:value-type="float" office:value="795.448942505673" calcext:value-type="float">
            <text:p>795.448942505673</text:p>
          </table:table-cell>
        </table:table-row>
        <table:table-row table:style-name="ro1">
          <table:table-cell office:value-type="float" office:value="42.3695" calcext:value-type="float">
            <text:p>42.3695</text:p>
          </table:table-cell>
          <table:table-cell office:value-type="float" office:value="300.497" calcext:value-type="float">
            <text:p>300.497</text:p>
          </table:table-cell>
          <table:table-cell office:value-type="float" office:value="44.9893" calcext:value-type="float">
            <text:p>44.9893</text:p>
          </table:table-cell>
          <table:table-cell office:value-type="float" office:value="43.3132" calcext:value-type="float">
            <text:p>43.3132</text:p>
          </table:table-cell>
          <table:table-cell office:value-type="float" office:value="289.093" calcext:value-type="float">
            <text:p>289.093</text:p>
          </table:table-cell>
          <table:table-cell office:value-type="float" office:value="45.6581" calcext:value-type="float">
            <text:p>45.6581</text:p>
          </table:table-cell>
          <table:table-cell/>
          <table:table-cell table:formula="of:=([.D494]-[.A494])/0.0166667" office:value-type="float" office:value="56.6218867562265" calcext:value-type="float">
            <text:p>56.6218867562265</text:p>
          </table:table-cell>
          <table:table-cell table:formula="of:=ABS([.E494]-[.B494])/0.0166667" office:value-type="float" office:value="684.238631522737" calcext:value-type="float">
            <text:p>684.238631522737</text:p>
          </table:table-cell>
          <table:table-cell table:formula="of:=([.F494]-[.C494])/0.0166667" office:value-type="float" office:value="40.1279197441604" calcext:value-type="float">
            <text:p>40.1279197441604</text:p>
          </table:table-cell>
          <table:table-cell table:formula="of:=DEGREES(ATAN(ABS([.F494]-[.C494])/ABS([.E494]-[.B494])))" office:value-type="float" office:value="3.35632903386301" calcext:value-type="float">
            <text:p>3.35632903386301</text:p>
          </table:table-cell>
          <table:table-cell table:formula="of:=SQRT(POWER([.H494];2)+POWER([.I494];2)+POWER([.J494];2))" office:value-type="float" office:value="687.749076968436" calcext:value-type="float">
            <text:p>687.749076968436</text:p>
          </table:table-cell>
        </table:table-row>
        <table:table-row table:style-name="ro1">
          <table:table-cell office:value-type="float" office:value="42.0765" calcext:value-type="float">
            <text:p>42.0765</text:p>
          </table:table-cell>
          <table:table-cell office:value-type="float" office:value="300.59" calcext:value-type="float">
            <text:p>300.59</text:p>
          </table:table-cell>
          <table:table-cell office:value-type="float" office:value="44.1976" calcext:value-type="float">
            <text:p>44.1976</text:p>
          </table:table-cell>
          <table:table-cell office:value-type="float" office:value="43.0168" calcext:value-type="float">
            <text:p>43.0168</text:p>
          </table:table-cell>
          <table:table-cell office:value-type="float" office:value="289.226" calcext:value-type="float">
            <text:p>289.226</text:p>
          </table:table-cell>
          <table:table-cell office:value-type="float" office:value="44.6231" calcext:value-type="float">
            <text:p>44.6231</text:p>
          </table:table-cell>
          <table:table-cell/>
          <table:table-cell table:formula="of:=([.D495]-[.A495])/0.0166667" office:value-type="float" office:value="56.4178871642257" calcext:value-type="float">
            <text:p>56.4178871642257</text:p>
          </table:table-cell>
          <table:table-cell table:formula="of:=ABS([.E495]-[.B495])/0.0166667" office:value-type="float" office:value="681.838636322726" calcext:value-type="float">
            <text:p>681.838636322726</text:p>
          </table:table-cell>
          <table:table-cell table:formula="of:=([.F495]-[.C495])/0.0166667" office:value-type="float" office:value="25.5299489401021" calcext:value-type="float">
            <text:p>25.5299489401021</text:p>
          </table:table-cell>
          <table:table-cell table:formula="of:=DEGREES(ATAN(ABS([.F495]-[.C495])/ABS([.E495]-[.B495])))" office:value-type="float" office:value="2.14431280968514" calcext:value-type="float">
            <text:p>2.14431280968514</text:p>
          </table:table-cell>
          <table:table-cell table:formula="of:=SQRT(POWER([.H495];2)+POWER([.I495];2)+POWER([.J495];2))" office:value-type="float" office:value="684.644931528303" calcext:value-type="float">
            <text:p>684.644931528303</text:p>
          </table:table-cell>
        </table:table-row>
        <table:table-row table:style-name="ro1">
          <table:table-cell office:value-type="float" office:value="40.7392" calcext:value-type="float">
            <text:p>40.7392</text:p>
          </table:table-cell>
          <table:table-cell office:value-type="float" office:value="309.35" calcext:value-type="float">
            <text:p>309.35</text:p>
          </table:table-cell>
          <table:table-cell office:value-type="float" office:value="43.6907" calcext:value-type="float">
            <text:p>43.6907</text:p>
          </table:table-cell>
          <table:table-cell office:value-type="float" office:value="41.8454" calcext:value-type="float">
            <text:p>41.8454</text:p>
          </table:table-cell>
          <table:table-cell office:value-type="float" office:value="295.999" calcext:value-type="float">
            <text:p>295.999</text:p>
          </table:table-cell>
          <table:table-cell office:value-type="float" office:value="44.8899" calcext:value-type="float">
            <text:p>44.8899</text:p>
          </table:table-cell>
          <table:table-cell/>
          <table:table-cell table:formula="of:=([.D496]-[.A496])/0.0166667" office:value-type="float" office:value="66.3718672562656" calcext:value-type="float">
            <text:p>66.3718672562656</text:p>
          </table:table-cell>
          <table:table-cell table:formula="of:=ABS([.E496]-[.B496])/0.0166667" office:value-type="float" office:value="801.058397883204" calcext:value-type="float">
            <text:p>801.058397883204</text:p>
          </table:table-cell>
          <table:table-cell table:formula="of:=([.F496]-[.C496])/0.0166667" office:value-type="float" office:value="71.9518560962877" calcext:value-type="float">
            <text:p>71.9518560962877</text:p>
          </table:table-cell>
          <table:table-cell table:formula="of:=DEGREES(ATAN(ABS([.F496]-[.C496])/ABS([.E496]-[.B496])))" office:value-type="float" office:value="5.13259012856885" calcext:value-type="float">
            <text:p>5.13259012856885</text:p>
          </table:table-cell>
          <table:table-cell table:formula="of:=SQRT(POWER([.H496];2)+POWER([.I496];2)+POWER([.J496];2))" office:value-type="float" office:value="807.017255811789" calcext:value-type="float">
            <text:p>807.017255811789</text:p>
          </table:table-cell>
        </table:table-row>
        <table:table-row table:style-name="ro1">
          <table:table-cell office:value-type="float" office:value="41.9324" calcext:value-type="float">
            <text:p>41.9324</text:p>
          </table:table-cell>
          <table:table-cell office:value-type="float" office:value="303.359" calcext:value-type="float">
            <text:p>303.359</text:p>
          </table:table-cell>
          <table:table-cell office:value-type="float" office:value="44.8301" calcext:value-type="float">
            <text:p>44.8301</text:p>
          </table:table-cell>
          <table:table-cell office:value-type="float" office:value="42.8806" calcext:value-type="float">
            <text:p>42.8806</text:p>
          </table:table-cell>
          <table:table-cell office:value-type="float" office:value="291.877" calcext:value-type="float">
            <text:p>291.877</text:p>
          </table:table-cell>
          <table:table-cell office:value-type="float" office:value="45.2428" calcext:value-type="float">
            <text:p>45.2428</text:p>
          </table:table-cell>
          <table:table-cell/>
          <table:table-cell table:formula="of:=([.D497]-[.A497])/0.0166667" office:value-type="float" office:value="56.8918862162276" calcext:value-type="float">
            <text:p>56.8918862162276</text:p>
          </table:table-cell>
          <table:table-cell table:formula="of:=ABS([.E497]-[.B497])/0.0166667" office:value-type="float" office:value="688.918622162754" calcext:value-type="float">
            <text:p>688.918622162754</text:p>
          </table:table-cell>
          <table:table-cell table:formula="of:=([.F497]-[.C497])/0.0166667" office:value-type="float" office:value="24.7619504760991" calcext:value-type="float">
            <text:p>24.7619504760991</text:p>
          </table:table-cell>
          <table:table-cell table:formula="of:=DEGREES(ATAN(ABS([.F497]-[.C497])/ABS([.E497]-[.B497])))" office:value-type="float" office:value="2.0585083811818" calcext:value-type="float">
            <text:p>2.0585083811818</text:p>
          </table:table-cell>
          <table:table-cell table:formula="of:=SQRT(POWER([.H497];2)+POWER([.I497];2)+POWER([.J497];2))" office:value-type="float" office:value="691.707097600746" calcext:value-type="float">
            <text:p>691.707097600746</text:p>
          </table:table-cell>
        </table:table-row>
        <table:table-row table:style-name="ro1">
          <table:table-cell office:value-type="float" office:value="43.1302" calcext:value-type="float">
            <text:p>43.1302</text:p>
          </table:table-cell>
          <table:table-cell office:value-type="float" office:value="296.342" calcext:value-type="float">
            <text:p>296.342</text:p>
          </table:table-cell>
          <table:table-cell office:value-type="float" office:value="44.825" calcext:value-type="float">
            <text:p>44.825</text:p>
          </table:table-cell>
          <table:table-cell office:value-type="float" office:value="43.3739" calcext:value-type="float">
            <text:p>43.3739</text:p>
          </table:table-cell>
          <table:table-cell office:value-type="float" office:value="283.556" calcext:value-type="float">
            <text:p>283.556</text:p>
          </table:table-cell>
          <table:table-cell office:value-type="float" office:value="45.4869" calcext:value-type="float">
            <text:p>45.4869</text:p>
          </table:table-cell>
          <table:table-cell/>
          <table:table-cell table:formula="of:=([.D498]-[.A498])/0.0166667" office:value-type="float" office:value="14.6219707560583" calcext:value-type="float">
            <text:p>14.6219707560583</text:p>
          </table:table-cell>
          <table:table-cell table:formula="of:=ABS([.E498]-[.B498])/0.0166667" office:value-type="float" office:value="767.158465683069" calcext:value-type="float">
            <text:p>767.158465683069</text:p>
          </table:table-cell>
          <table:table-cell table:formula="of:=([.F498]-[.C498])/0.0166667" office:value-type="float" office:value="39.7139205721586" calcext:value-type="float">
            <text:p>39.7139205721586</text:p>
          </table:table-cell>
          <table:table-cell table:formula="of:=DEGREES(ATAN(ABS([.F498]-[.C498])/ABS([.E498]-[.B498])))" office:value-type="float" office:value="2.96341729251988" calcext:value-type="float">
            <text:p>2.96341729251988</text:p>
          </table:table-cell>
          <table:table-cell table:formula="of:=SQRT(POWER([.H498];2)+POWER([.I498];2)+POWER([.J498];2))" office:value-type="float" office:value="768.324872033441" calcext:value-type="float">
            <text:p>768.324872033441</text:p>
          </table:table-cell>
        </table:table-row>
        <table:table-row table:style-name="ro1">
          <table:table-cell office:value-type="float" office:value="33.9257" calcext:value-type="float">
            <text:p>33.9257</text:p>
          </table:table-cell>
          <table:table-cell office:value-type="float" office:value="289.627" calcext:value-type="float">
            <text:p>289.627</text:p>
          </table:table-cell>
          <table:table-cell office:value-type="float" office:value="43.6376" calcext:value-type="float">
            <text:p>43.6376</text:p>
          </table:table-cell>
          <table:table-cell office:value-type="float" office:value="35.023" calcext:value-type="float">
            <text:p>35.023</text:p>
          </table:table-cell>
          <table:table-cell office:value-type="float" office:value="275.779" calcext:value-type="float">
            <text:p>275.779</text:p>
          </table:table-cell>
          <table:table-cell office:value-type="float" office:value="44.5359" calcext:value-type="float">
            <text:p>44.5359</text:p>
          </table:table-cell>
          <table:table-cell/>
          <table:table-cell table:formula="of:=([.D499]-[.A499])/0.0166667" office:value-type="float" office:value="65.8378683242636" calcext:value-type="float">
            <text:p>65.8378683242636</text:p>
          </table:table-cell>
          <table:table-cell table:formula="of:=ABS([.E499]-[.B499])/0.0166667" office:value-type="float" office:value="830.878338243324" calcext:value-type="float">
            <text:p>830.878338243324</text:p>
          </table:table-cell>
          <table:table-cell table:formula="of:=([.F499]-[.C499])/0.0166667" office:value-type="float" office:value="53.8978922042155" calcext:value-type="float">
            <text:p>53.8978922042155</text:p>
          </table:table-cell>
          <table:table-cell table:formula="of:=DEGREES(ATAN(ABS([.F499]-[.C499])/ABS([.E499]-[.B499])))" office:value-type="float" office:value="3.71149538280729" calcext:value-type="float">
            <text:p>3.71149538280729</text:p>
          </table:table-cell>
          <table:table-cell table:formula="of:=SQRT(POWER([.H499];2)+POWER([.I499];2)+POWER([.J499];2))" office:value-type="float" office:value="835.223575248884" calcext:value-type="float">
            <text:p>835.223575248884</text:p>
          </table:table-cell>
        </table:table-row>
        <table:table-row table:style-name="ro1">
          <table:table-cell office:value-type="float" office:value="29.8793" calcext:value-type="float">
            <text:p>29.8793</text:p>
          </table:table-cell>
          <table:table-cell office:value-type="float" office:value="282.581" calcext:value-type="float">
            <text:p>282.581</text:p>
          </table:table-cell>
          <table:table-cell office:value-type="float" office:value="43.5169" calcext:value-type="float">
            <text:p>43.5169</text:p>
          </table:table-cell>
          <table:table-cell office:value-type="float" office:value="30.6933" calcext:value-type="float">
            <text:p>30.6933</text:p>
          </table:table-cell>
          <table:table-cell office:value-type="float" office:value="270.366" calcext:value-type="float">
            <text:p>270.366</text:p>
          </table:table-cell>
          <table:table-cell office:value-type="float" office:value="43.7194" calcext:value-type="float">
            <text:p>43.7194</text:p>
          </table:table-cell>
          <table:table-cell/>
          <table:table-cell table:formula="of:=([.D500]-[.A500])/0.0166667" office:value-type="float" office:value="48.8399023201954" calcext:value-type="float">
            <text:p>48.8399023201954</text:p>
          </table:table-cell>
          <table:table-cell table:formula="of:=ABS([.E500]-[.B500])/0.0166667" office:value-type="float" office:value="732.898534202934" calcext:value-type="float">
            <text:p>732.898534202934</text:p>
          </table:table-cell>
          <table:table-cell table:formula="of:=([.F500]-[.C500])/0.0166667" office:value-type="float" office:value="12.1499757000486" calcext:value-type="float">
            <text:p>12.1499757000486</text:p>
          </table:table-cell>
          <table:table-cell table:formula="of:=DEGREES(ATAN(ABS([.F500]-[.C500])/ABS([.E500]-[.B500])))" office:value-type="float" office:value="0.949761165264401" calcext:value-type="float">
            <text:p>0.949761165264401</text:p>
          </table:table-cell>
          <table:table-cell table:formula="of:=SQRT(POWER([.H500];2)+POWER([.I500];2)+POWER([.J500];2))" office:value-type="float" office:value="734.624543154506" calcext:value-type="float">
            <text:p>734.624543154506</text:p>
          </table:table-cell>
        </table:table-row>
        <table:table-row table:style-name="ro1">
          <table:table-cell office:value-type="float" office:value="29.4345" calcext:value-type="float">
            <text:p>29.4345</text:p>
          </table:table-cell>
          <table:table-cell office:value-type="float" office:value="273.808" calcext:value-type="float">
            <text:p>273.808</text:p>
          </table:table-cell>
          <table:table-cell office:value-type="float" office:value="44.661" calcext:value-type="float">
            <text:p>44.661</text:p>
          </table:table-cell>
          <table:table-cell office:value-type="float" office:value="31.2128" calcext:value-type="float">
            <text:p>31.2128</text:p>
          </table:table-cell>
          <table:table-cell office:value-type="float" office:value="259.629" calcext:value-type="float">
            <text:p>259.629</text:p>
          </table:table-cell>
          <table:table-cell office:value-type="float" office:value="45.452" calcext:value-type="float">
            <text:p>45.452</text:p>
          </table:table-cell>
          <table:table-cell/>
          <table:table-cell table:formula="of:=([.D501]-[.A501])/0.0166667" office:value-type="float" office:value="106.697786604427" calcext:value-type="float">
            <text:p>106.697786604427</text:p>
          </table:table-cell>
          <table:table-cell table:formula="of:=ABS([.E501]-[.B501])/0.0166667" office:value-type="float" office:value="850.738298523401" calcext:value-type="float">
            <text:p>850.738298523401</text:p>
          </table:table-cell>
          <table:table-cell table:formula="of:=([.F501]-[.C501])/0.0166667" office:value-type="float" office:value="47.4599050801896" calcext:value-type="float">
            <text:p>47.4599050801896</text:p>
          </table:table-cell>
          <table:table-cell table:formula="of:=DEGREES(ATAN(ABS([.F501]-[.C501])/ABS([.E501]-[.B501])))" office:value-type="float" office:value="3.19303433578852" calcext:value-type="float">
            <text:p>3.19303433578852</text:p>
          </table:table-cell>
          <table:table-cell table:formula="of:=SQRT(POWER([.H501];2)+POWER([.I501];2)+POWER([.J501];2))" office:value-type="float" office:value="858.715618136177" calcext:value-type="float">
            <text:p>858.715618136177</text:p>
          </table:table-cell>
        </table:table-row>
        <table:table-row table:style-name="ro1">
          <table:table-cell office:value-type="float" office:value="28.537" calcext:value-type="float">
            <text:p>28.537</text:p>
          </table:table-cell>
          <table:table-cell office:value-type="float" office:value="277.815" calcext:value-type="float">
            <text:p>277.815</text:p>
          </table:table-cell>
          <table:table-cell office:value-type="float" office:value="43.786" calcext:value-type="float">
            <text:p>43.786</text:p>
          </table:table-cell>
          <table:table-cell office:value-type="float" office:value="29.8691" calcext:value-type="float">
            <text:p>29.8691</text:p>
          </table:table-cell>
          <table:table-cell office:value-type="float" office:value="265.937" calcext:value-type="float">
            <text:p>265.937</text:p>
          </table:table-cell>
          <table:table-cell office:value-type="float" office:value="44.2021" calcext:value-type="float">
            <text:p>44.2021</text:p>
          </table:table-cell>
          <table:table-cell/>
          <table:table-cell table:formula="of:=([.D502]-[.A502])/0.0166667" office:value-type="float" office:value="79.9258401483197" calcext:value-type="float">
            <text:p>79.9258401483197</text:p>
          </table:table-cell>
          <table:table-cell table:formula="of:=ABS([.E502]-[.B502])/0.0166667" office:value-type="float" office:value="712.67857464285" calcext:value-type="float">
            <text:p>712.67857464285</text:p>
          </table:table-cell>
          <table:table-cell table:formula="of:=([.F502]-[.C502])/0.0166667" office:value-type="float" office:value="24.9659500680999" calcext:value-type="float">
            <text:p>24.9659500680999</text:p>
          </table:table-cell>
          <table:table-cell table:formula="of:=DEGREES(ATAN(ABS([.F502]-[.C502])/ABS([.E502]-[.B502])))" office:value-type="float" office:value="2.00631661148108" calcext:value-type="float">
            <text:p>2.00631661148108</text:p>
          </table:table-cell>
          <table:table-cell table:formula="of:=SQRT(POWER([.H502];2)+POWER([.I502];2)+POWER([.J502];2))" office:value-type="float" office:value="717.580789417597" calcext:value-type="float">
            <text:p>717.580789417597</text:p>
          </table:table-cell>
        </table:table-row>
        <table:table-row table:style-name="ro1">
          <table:table-cell office:value-type="float" office:value="22.214" calcext:value-type="float">
            <text:p>22.214</text:p>
          </table:table-cell>
          <table:table-cell office:value-type="float" office:value="285.403" calcext:value-type="float">
            <text:p>285.403</text:p>
          </table:table-cell>
          <table:table-cell office:value-type="float" office:value="43.6627" calcext:value-type="float">
            <text:p>43.6627</text:p>
          </table:table-cell>
          <table:table-cell office:value-type="float" office:value="23.002" calcext:value-type="float">
            <text:p>23.002</text:p>
          </table:table-cell>
          <table:table-cell office:value-type="float" office:value="272.838" calcext:value-type="float">
            <text:p>272.838</text:p>
          </table:table-cell>
          <table:table-cell office:value-type="float" office:value="43.8989" calcext:value-type="float">
            <text:p>43.8989</text:p>
          </table:table-cell>
          <table:table-cell/>
          <table:table-cell table:formula="of:=([.D503]-[.A503])/0.0166667" office:value-type="float" office:value="47.2799054401891" calcext:value-type="float">
            <text:p>47.2799054401891</text:p>
          </table:table-cell>
          <table:table-cell table:formula="of:=ABS([.E503]-[.B503])/0.0166667" office:value-type="float" office:value="753.898492203016" calcext:value-type="float">
            <text:p>753.898492203016</text:p>
          </table:table-cell>
          <table:table-cell table:formula="of:=([.F503]-[.C503])/0.0166667" office:value-type="float" office:value="14.1719716560565" calcext:value-type="float">
            <text:p>14.1719716560565</text:p>
          </table:table-cell>
          <table:table-cell table:formula="of:=DEGREES(ATAN(ABS([.F503]-[.C503])/ABS([.E503]-[.B503])))" office:value-type="float" office:value="1.0769334943909" calcext:value-type="float">
            <text:p>1.0769334943909</text:p>
          </table:table-cell>
          <table:table-cell table:formula="of:=SQRT(POWER([.H503];2)+POWER([.I503];2)+POWER([.J503];2))" office:value-type="float" office:value="755.512521924709" calcext:value-type="float">
            <text:p>755.512521924709</text:p>
          </table:table-cell>
        </table:table-row>
        <table:table-row table:style-name="ro1">
          <table:table-cell office:value-type="float" office:value="22.4674" calcext:value-type="float">
            <text:p>22.4674</text:p>
          </table:table-cell>
          <table:table-cell office:value-type="float" office:value="295.866" calcext:value-type="float">
            <text:p>295.866</text:p>
          </table:table-cell>
          <table:table-cell office:value-type="float" office:value="43.8289" calcext:value-type="float">
            <text:p>43.8289</text:p>
          </table:table-cell>
          <table:table-cell office:value-type="float" office:value="24.9682" calcext:value-type="float">
            <text:p>24.9682</text:p>
          </table:table-cell>
          <table:table-cell office:value-type="float" office:value="283.526" calcext:value-type="float">
            <text:p>283.526</text:p>
          </table:table-cell>
          <table:table-cell office:value-type="float" office:value="43.9265" calcext:value-type="float">
            <text:p>43.9265</text:p>
          </table:table-cell>
          <table:table-cell/>
          <table:table-cell table:formula="of:=([.D504]-[.A504])/0.0166667" office:value-type="float" office:value="150.0476999046" calcext:value-type="float">
            <text:p>150.0476999046</text:p>
          </table:table-cell>
          <table:table-cell table:formula="of:=ABS([.E504]-[.B504])/0.0166667" office:value-type="float" office:value="740.39851920296" calcext:value-type="float">
            <text:p>740.39851920296</text:p>
          </table:table-cell>
          <table:table-cell table:formula="of:=([.F504]-[.C504])/0.0166667" office:value-type="float" office:value="5.85598828802342" calcext:value-type="float">
            <text:p>5.85598828802342</text:p>
          </table:table-cell>
          <table:table-cell table:formula="of:=DEGREES(ATAN(ABS([.F504]-[.C504])/ABS([.E504]-[.B504])))" office:value-type="float" office:value="0.453156521795547" calcext:value-type="float">
            <text:p>0.453156521795547</text:p>
          </table:table-cell>
          <table:table-cell table:formula="of:=SQRT(POWER([.H504];2)+POWER([.I504];2)+POWER([.J504];2))" office:value-type="float" office:value="755.472416494095" calcext:value-type="float">
            <text:p>755.472416494095</text:p>
          </table:table-cell>
        </table:table-row>
        <table:table-row table:style-name="ro1">
          <table:table-cell office:value-type="float" office:value="17.0107" calcext:value-type="float">
            <text:p>17.0107</text:p>
          </table:table-cell>
          <table:table-cell office:value-type="float" office:value="298.136" calcext:value-type="float">
            <text:p>298.136</text:p>
          </table:table-cell>
          <table:table-cell office:value-type="float" office:value="44.3213" calcext:value-type="float">
            <text:p>44.3213</text:p>
          </table:table-cell>
          <table:table-cell office:value-type="float" office:value="18.5372" calcext:value-type="float">
            <text:p>18.5372</text:p>
          </table:table-cell>
          <table:table-cell office:value-type="float" office:value="286.629" calcext:value-type="float">
            <text:p>286.629</text:p>
          </table:table-cell>
          <table:table-cell office:value-type="float" office:value="44.5269" calcext:value-type="float">
            <text:p>44.5269</text:p>
          </table:table-cell>
          <table:table-cell/>
          <table:table-cell table:formula="of:=([.D505]-[.A505])/0.0166667" office:value-type="float" office:value="91.5898168203663" calcext:value-type="float">
            <text:p>91.5898168203663</text:p>
          </table:table-cell>
          <table:table-cell table:formula="of:=ABS([.E505]-[.B505])/0.0166667" office:value-type="float" office:value="690.418619162762" calcext:value-type="float">
            <text:p>690.418619162762</text:p>
          </table:table-cell>
          <table:table-cell table:formula="of:=([.F505]-[.C505])/0.0166667" office:value-type="float" office:value="12.3359753280492" calcext:value-type="float">
            <text:p>12.3359753280492</text:p>
          </table:table-cell>
          <table:table-cell table:formula="of:=DEGREES(ATAN(ABS([.F505]-[.C505])/ABS([.E505]-[.B505])))" office:value-type="float" office:value="1.02361683705865" calcext:value-type="float">
            <text:p>1.02361683705865</text:p>
          </table:table-cell>
          <table:table-cell table:formula="of:=SQRT(POWER([.H505];2)+POWER([.I505];2)+POWER([.J505];2))" office:value-type="float" office:value="696.57644269606" calcext:value-type="float">
            <text:p>696.57644269606</text:p>
          </table:table-cell>
        </table:table-row>
        <table:table-row table:style-name="ro1">
          <table:table-cell office:value-type="float" office:value="15.5229" calcext:value-type="float">
            <text:p>15.5229</text:p>
          </table:table-cell>
          <table:table-cell office:value-type="float" office:value="302.139" calcext:value-type="float">
            <text:p>302.139</text:p>
          </table:table-cell>
          <table:table-cell office:value-type="float" office:value="44.516" calcext:value-type="float">
            <text:p>44.516</text:p>
          </table:table-cell>
          <table:table-cell office:value-type="float" office:value="17.0843" calcext:value-type="float">
            <text:p>17.0843</text:p>
          </table:table-cell>
          <table:table-cell office:value-type="float" office:value="288.709" calcext:value-type="float">
            <text:p>288.709</text:p>
          </table:table-cell>
          <table:table-cell office:value-type="float" office:value="45.748" calcext:value-type="float">
            <text:p>45.748</text:p>
          </table:table-cell>
          <table:table-cell/>
          <table:table-cell table:formula="of:=([.D506]-[.A506])/0.0166667" office:value-type="float" office:value="93.6838126323747" calcext:value-type="float">
            <text:p>93.6838126323747</text:p>
          </table:table-cell>
          <table:table-cell table:formula="of:=ABS([.E506]-[.B506])/0.0166667" office:value-type="float" office:value="805.798388403224" calcext:value-type="float">
            <text:p>805.798388403224</text:p>
          </table:table-cell>
          <table:table-cell table:formula="of:=([.F506]-[.C506])/0.0166667" office:value-type="float" office:value="73.9198521602956" calcext:value-type="float">
            <text:p>73.9198521602956</text:p>
          </table:table-cell>
          <table:table-cell table:formula="of:=DEGREES(ATAN(ABS([.F506]-[.C506])/ABS([.E506]-[.B506])))" office:value-type="float" office:value="5.2413541875894" calcext:value-type="float">
            <text:p>5.2413541875894</text:p>
          </table:table-cell>
          <table:table-cell table:formula="of:=SQRT(POWER([.H506];2)+POWER([.I506];2)+POWER([.J506];2))" office:value-type="float" office:value="814.586916201071" calcext:value-type="float">
            <text:p>814.586916201071</text:p>
          </table:table-cell>
        </table:table-row>
        <table:table-row table:style-name="ro1">
          <table:table-cell office:value-type="float" office:value="15.0384" calcext:value-type="float">
            <text:p>15.0384</text:p>
          </table:table-cell>
          <table:table-cell office:value-type="float" office:value="297.187" calcext:value-type="float">
            <text:p>297.187</text:p>
          </table:table-cell>
          <table:table-cell office:value-type="float" office:value="44.7462" calcext:value-type="float">
            <text:p>44.7462</text:p>
          </table:table-cell>
          <table:table-cell office:value-type="float" office:value="16.5637" calcext:value-type="float">
            <text:p>16.5637</text:p>
          </table:table-cell>
          <table:table-cell office:value-type="float" office:value="284.089" calcext:value-type="float">
            <text:p>284.089</text:p>
          </table:table-cell>
          <table:table-cell office:value-type="float" office:value="45.4466" calcext:value-type="float">
            <text:p>45.4466</text:p>
          </table:table-cell>
          <table:table-cell/>
          <table:table-cell table:formula="of:=([.D507]-[.A507])/0.0166667" office:value-type="float" office:value="91.5178169643662" calcext:value-type="float">
            <text:p>91.5178169643662</text:p>
          </table:table-cell>
          <table:table-cell table:formula="of:=ABS([.E507]-[.B507])/0.0166667" office:value-type="float" office:value="785.878428243144" calcext:value-type="float">
            <text:p>785.878428243144</text:p>
          </table:table-cell>
          <table:table-cell table:formula="of:=([.F507]-[.C507])/0.0166667" office:value-type="float" office:value="42.0239159521678" calcext:value-type="float">
            <text:p>42.0239159521678</text:p>
          </table:table-cell>
          <table:table-cell table:formula="of:=DEGREES(ATAN(ABS([.F507]-[.C507])/ABS([.E507]-[.B507])))" office:value-type="float" office:value="3.06090850543292" calcext:value-type="float">
            <text:p>3.06090850543292</text:p>
          </table:table-cell>
          <table:table-cell table:formula="of:=SQRT(POWER([.H507];2)+POWER([.I507];2)+POWER([.J507];2))" office:value-type="float" office:value="792.304502266517" calcext:value-type="float">
            <text:p>792.304502266517</text:p>
          </table:table-cell>
        </table:table-row>
        <table:table-row table:style-name="ro1">
          <table:table-cell office:value-type="float" office:value="11.7287" calcext:value-type="float">
            <text:p>11.7287</text:p>
          </table:table-cell>
          <table:table-cell office:value-type="float" office:value="307.047" calcext:value-type="float">
            <text:p>307.047</text:p>
          </table:table-cell>
          <table:table-cell office:value-type="float" office:value="43.8243" calcext:value-type="float">
            <text:p>43.8243</text:p>
          </table:table-cell>
          <table:table-cell office:value-type="float" office:value="12.9255" calcext:value-type="float">
            <text:p>12.9255</text:p>
          </table:table-cell>
          <table:table-cell office:value-type="float" office:value="293.082" calcext:value-type="float">
            <text:p>293.082</text:p>
          </table:table-cell>
          <table:table-cell office:value-type="float" office:value="45.1336" calcext:value-type="float">
            <text:p>45.1336</text:p>
          </table:table-cell>
          <table:table-cell/>
          <table:table-cell table:formula="of:=([.D508]-[.A508])/0.0166667" office:value-type="float" office:value="71.8078563842872" calcext:value-type="float">
            <text:p>71.8078563842872</text:p>
          </table:table-cell>
          <table:table-cell table:formula="of:=ABS([.E508]-[.B508])/0.0166667" office:value-type="float" office:value="837.898324203354" calcext:value-type="float">
            <text:p>837.898324203354</text:p>
          </table:table-cell>
          <table:table-cell table:formula="of:=([.F508]-[.C508])/0.0166667" office:value-type="float" office:value="78.5578428843143" calcext:value-type="float">
            <text:p>78.5578428843143</text:p>
          </table:table-cell>
          <table:table-cell table:formula="of:=DEGREES(ATAN(ABS([.F508]-[.C508])/ABS([.E508]-[.B508])))" office:value-type="float" office:value="5.35615549187067" calcext:value-type="float">
            <text:p>5.35615549187067</text:p>
          </table:table-cell>
          <table:table-cell table:formula="of:=SQRT(POWER([.H508];2)+POWER([.I508];2)+POWER([.J508];2))" office:value-type="float" office:value="844.63086885333" calcext:value-type="float">
            <text:p>844.63086885333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305.697" calcext:value-type="float">
            <text:p>305.697</text:p>
          </table:table-cell>
          <table:table-cell office:value-type="float" office:value="44.0184" calcext:value-type="float">
            <text:p>44.0184</text:p>
          </table:table-cell>
          <table:table-cell office:value-type="float" office:value="13.8088" calcext:value-type="float">
            <text:p>13.8088</text:p>
          </table:table-cell>
          <table:table-cell office:value-type="float" office:value="292.035" calcext:value-type="float">
            <text:p>292.035</text:p>
          </table:table-cell>
          <table:table-cell office:value-type="float" office:value="44.7699" calcext:value-type="float">
            <text:p>44.7699</text:p>
          </table:table-cell>
          <table:table-cell/>
          <table:table-cell table:formula="of:=([.D509]-[.A509])/0.0166667" office:value-type="float" office:value="82.6078347843304" calcext:value-type="float">
            <text:p>82.6078347843304</text:p>
          </table:table-cell>
          <table:table-cell table:formula="of:=ABS([.E509]-[.B509])/0.0166667" office:value-type="float" office:value="819.718360563278" calcext:value-type="float">
            <text:p>819.718360563278</text:p>
          </table:table-cell>
          <table:table-cell table:formula="of:=([.F509]-[.C509])/0.0166667" office:value-type="float" office:value="45.0899098201804" calcext:value-type="float">
            <text:p>45.0899098201804</text:p>
          </table:table-cell>
          <table:table-cell table:formula="of:=DEGREES(ATAN(ABS([.F509]-[.C509])/ABS([.E509]-[.B509])))" office:value-type="float" office:value="3.14847240365931" calcext:value-type="float">
            <text:p>3.14847240365931</text:p>
          </table:table-cell>
          <table:table-cell table:formula="of:=SQRT(POWER([.H509];2)+POWER([.I509];2)+POWER([.J509];2))" office:value-type="float" office:value="825.103232922944" calcext:value-type="float">
            <text:p>825.103232922944</text:p>
          </table:table-cell>
        </table:table-row>
        <table:table-row table:style-name="ro1">
          <table:table-cell office:value-type="float" office:value="12.7125" calcext:value-type="float">
            <text:p>12.7125</text:p>
          </table:table-cell>
          <table:table-cell office:value-type="float" office:value="299.231" calcext:value-type="float">
            <text:p>299.231</text:p>
          </table:table-cell>
          <table:table-cell office:value-type="float" office:value="44.9839" calcext:value-type="float">
            <text:p>44.9839</text:p>
          </table:table-cell>
          <table:table-cell office:value-type="float" office:value="14.4923" calcext:value-type="float">
            <text:p>14.4923</text:p>
          </table:table-cell>
          <table:table-cell office:value-type="float" office:value="282.857" calcext:value-type="float">
            <text:p>282.857</text:p>
          </table:table-cell>
          <table:table-cell office:value-type="float" office:value="46.9149" calcext:value-type="float">
            <text:p>46.9149</text:p>
          </table:table-cell>
          <table:table-cell/>
          <table:table-cell table:formula="of:=([.D510]-[.A510])/0.0166667" office:value-type="float" office:value="106.787786424427" calcext:value-type="float">
            <text:p>106.787786424427</text:p>
          </table:table-cell>
          <table:table-cell table:formula="of:=ABS([.E510]-[.B510])/0.0166667" office:value-type="float" office:value="982.438035123928" calcext:value-type="float">
            <text:p>982.438035123928</text:p>
          </table:table-cell>
          <table:table-cell table:formula="of:=([.F510]-[.C510])/0.0166667" office:value-type="float" office:value="115.859768280464" calcext:value-type="float">
            <text:p>115.859768280464</text:p>
          </table:table-cell>
          <table:table-cell table:formula="of:=DEGREES(ATAN(ABS([.F510]-[.C510])/ABS([.E510]-[.B510])))" office:value-type="float" office:value="6.72587524040989" calcext:value-type="float">
            <text:p>6.72587524040989</text:p>
          </table:table-cell>
          <table:table-cell table:formula="of:=SQRT(POWER([.H510];2)+POWER([.I510];2)+POWER([.J510];2))" office:value-type="float" office:value="994.993271381066" calcext:value-type="float">
            <text:p>994.993271381066</text:p>
          </table:table-cell>
        </table:table-row>
        <table:table-row table:style-name="ro1">
          <table:table-cell office:value-type="float" office:value="12.4072" calcext:value-type="float">
            <text:p>12.4072</text:p>
          </table:table-cell>
          <table:table-cell office:value-type="float" office:value="302.101" calcext:value-type="float">
            <text:p>302.101</text:p>
          </table:table-cell>
          <table:table-cell office:value-type="float" office:value="45.6012" calcext:value-type="float">
            <text:p>45.6012</text:p>
          </table:table-cell>
          <table:table-cell office:value-type="float" office:value="13.1635" calcext:value-type="float">
            <text:p>13.1635</text:p>
          </table:table-cell>
          <table:table-cell office:value-type="float" office:value="289.722" calcext:value-type="float">
            <text:p>289.722</text:p>
          </table:table-cell>
          <table:table-cell office:value-type="float" office:value="46.9117" calcext:value-type="float">
            <text:p>46.9117</text:p>
          </table:table-cell>
          <table:table-cell/>
          <table:table-cell table:formula="of:=([.D511]-[.A511])/0.0166667" office:value-type="float" office:value="45.3779092441816" calcext:value-type="float">
            <text:p>45.3779092441816</text:p>
          </table:table-cell>
          <table:table-cell table:formula="of:=ABS([.E511]-[.B511])/0.0166667" office:value-type="float" office:value="742.738514522972" calcext:value-type="float">
            <text:p>742.738514522972</text:p>
          </table:table-cell>
          <table:table-cell table:formula="of:=([.F511]-[.C511])/0.0166667" office:value-type="float" office:value="78.6298427403148" calcext:value-type="float">
            <text:p>78.6298427403148</text:p>
          </table:table-cell>
          <table:table-cell table:formula="of:=DEGREES(ATAN(ABS([.F511]-[.C511])/ABS([.E511]-[.B511])))" office:value-type="float" office:value="6.04309595692445" calcext:value-type="float">
            <text:p>6.04309595692445</text:p>
          </table:table-cell>
          <table:table-cell table:formula="of:=SQRT(POWER([.H511];2)+POWER([.I511];2)+POWER([.J511];2))" office:value-type="float" office:value="748.266201142702" calcext:value-type="float">
            <text:p>748.266201142702</text:p>
          </table:table-cell>
        </table:table-row>
        <table:table-row table:style-name="ro1">
          <table:table-cell office:value-type="float" office:value="13.1548" calcext:value-type="float">
            <text:p>13.1548</text:p>
          </table:table-cell>
          <table:table-cell office:value-type="float" office:value="291.495" calcext:value-type="float">
            <text:p>291.495</text:p>
          </table:table-cell>
          <table:table-cell office:value-type="float" office:value="45.8823" calcext:value-type="float">
            <text:p>45.8823</text:p>
          </table:table-cell>
          <table:table-cell office:value-type="float" office:value="14.0059" calcext:value-type="float">
            <text:p>14.0059</text:p>
          </table:table-cell>
          <table:table-cell office:value-type="float" office:value="278.317" calcext:value-type="float">
            <text:p>278.317</text:p>
          </table:table-cell>
          <table:table-cell office:value-type="float" office:value="46.6118" calcext:value-type="float">
            <text:p>46.6118</text:p>
          </table:table-cell>
          <table:table-cell/>
          <table:table-cell table:formula="of:=([.D512]-[.A512])/0.0166667" office:value-type="float" office:value="51.0658978682043" calcext:value-type="float">
            <text:p>51.0658978682043</text:p>
          </table:table-cell>
          <table:table-cell table:formula="of:=ABS([.E512]-[.B512])/0.0166667" office:value-type="float" office:value="790.678418643163" calcext:value-type="float">
            <text:p>790.678418643163</text:p>
          </table:table-cell>
          <table:table-cell table:formula="of:=([.F512]-[.C512])/0.0166667" office:value-type="float" office:value="43.7699124601752" calcext:value-type="float">
            <text:p>43.7699124601752</text:p>
          </table:table-cell>
          <table:table-cell table:formula="of:=DEGREES(ATAN(ABS([.F512]-[.C512])/ABS([.E512]-[.B512])))" office:value-type="float" office:value="3.16851224490301" calcext:value-type="float">
            <text:p>3.16851224490301</text:p>
          </table:table-cell>
          <table:table-cell table:formula="of:=SQRT(POWER([.H512];2)+POWER([.I512];2)+POWER([.J512];2))" office:value-type="float" office:value="793.53380071041" calcext:value-type="float">
            <text:p>793.53380071041</text:p>
          </table:table-cell>
        </table:table-row>
        <table:table-row table:style-name="ro1">
          <table:table-cell office:value-type="float" office:value="13.2676" calcext:value-type="float">
            <text:p>13.2676</text:p>
          </table:table-cell>
          <table:table-cell office:value-type="float" office:value="294.711" calcext:value-type="float">
            <text:p>294.711</text:p>
          </table:table-cell>
          <table:table-cell office:value-type="float" office:value="45.3975" calcext:value-type="float">
            <text:p>45.3975</text:p>
          </table:table-cell>
          <table:table-cell office:value-type="float" office:value="14.1762" calcext:value-type="float">
            <text:p>14.1762</text:p>
          </table:table-cell>
          <table:table-cell office:value-type="float" office:value="282.918" calcext:value-type="float">
            <text:p>282.918</text:p>
          </table:table-cell>
          <table:table-cell office:value-type="float" office:value="45.9054" calcext:value-type="float">
            <text:p>45.9054</text:p>
          </table:table-cell>
          <table:table-cell/>
          <table:table-cell table:formula="of:=([.D513]-[.A513])/0.0166667" office:value-type="float" office:value="54.5158909682181" calcext:value-type="float">
            <text:p>54.5158909682181</text:p>
          </table:table-cell>
          <table:table-cell table:formula="of:=ABS([.E513]-[.B513])/0.0166667" office:value-type="float" office:value="707.578584842831" calcext:value-type="float">
            <text:p>707.578584842831</text:p>
          </table:table-cell>
          <table:table-cell table:formula="of:=([.F513]-[.C513])/0.0166667" office:value-type="float" office:value="30.4739390521219" calcext:value-type="float">
            <text:p>30.4739390521219</text:p>
          </table:table-cell>
          <table:table-cell table:formula="of:=DEGREES(ATAN(ABS([.F513]-[.C513])/ABS([.E513]-[.B513])))" office:value-type="float" office:value="2.46608615971695" calcext:value-type="float">
            <text:p>2.46608615971695</text:p>
          </table:table-cell>
          <table:table-cell table:formula="of:=SQRT(POWER([.H513];2)+POWER([.I513];2)+POWER([.J513];2))" office:value-type="float" office:value="710.329569325109" calcext:value-type="float">
            <text:p>710.329569325109</text:p>
          </table:table-cell>
        </table:table-row>
        <table:table-row table:style-name="ro1">
          <table:table-cell office:value-type="float" office:value="13.251" calcext:value-type="float">
            <text:p>13.251</text:p>
          </table:table-cell>
          <table:table-cell office:value-type="float" office:value="299.354" calcext:value-type="float">
            <text:p>299.354</text:p>
          </table:table-cell>
          <table:table-cell office:value-type="float" office:value="45.4784" calcext:value-type="float">
            <text:p>45.4784</text:p>
          </table:table-cell>
          <table:table-cell office:value-type="float" office:value="13.0775" calcext:value-type="float">
            <text:p>13.0775</text:p>
          </table:table-cell>
          <table:table-cell office:value-type="float" office:value="296.221" calcext:value-type="float">
            <text:p>296.221</text:p>
          </table:table-cell>
          <table:table-cell office:value-type="float" office:value="45.1726" calcext:value-type="float">
            <text:p>45.1726</text:p>
          </table:table-cell>
          <table:table-cell/>
          <table:table-cell table:formula="of:=([.D514]-[.A514])/0.0166667" office:value-type="float" office:value="-10.4099791800416" calcext:value-type="float">
            <text:p>-10.4099791800416</text:p>
          </table:table-cell>
          <table:table-cell table:formula="of:=ABS([.E514]-[.B514])/0.0166667" office:value-type="float" office:value="187.979624040751" calcext:value-type="float">
            <text:p>187.979624040751</text:p>
          </table:table-cell>
          <table:table-cell table:formula="of:=([.F514]-[.C514])/0.0166667" office:value-type="float" office:value="-18.3479633040733" calcext:value-type="float">
            <text:p>-18.3479633040733</text:p>
          </table:table-cell>
          <table:table-cell table:formula="of:=DEGREES(ATAN(ABS([.F514]-[.C514])/ABS([.E514]-[.B514])))" office:value-type="float" office:value="5.57476046018717" calcext:value-type="float">
            <text:p>5.57476046018717</text:p>
          </table:table-cell>
          <table:table-cell table:formula="of:=SQRT(POWER([.H514];2)+POWER([.I514];2)+POWER([.J514];2))" office:value-type="float" office:value="189.15960054525" calcext:value-type="float">
            <text:p>189.15960054525</text:p>
          </table:table-cell>
        </table:table-row>
        <table:table-row table:style-name="ro1">
          <table:table-cell office:value-type="float" office:value="11.5855" calcext:value-type="float">
            <text:p>11.5855</text:p>
          </table:table-cell>
          <table:table-cell office:value-type="float" office:value="292.054" calcext:value-type="float">
            <text:p>292.054</text:p>
          </table:table-cell>
          <table:table-cell office:value-type="float" office:value="46.8386" calcext:value-type="float">
            <text:p>46.8386</text:p>
          </table:table-cell>
          <table:table-cell office:value-type="float" office:value="12.2477" calcext:value-type="float">
            <text:p>12.2477</text:p>
          </table:table-cell>
          <table:table-cell office:value-type="float" office:value="278.708" calcext:value-type="float">
            <text:p>278.708</text:p>
          </table:table-cell>
          <table:table-cell office:value-type="float" office:value="47.567" calcext:value-type="float">
            <text:p>47.567</text:p>
          </table:table-cell>
          <table:table-cell/>
          <table:table-cell table:formula="of:=([.D515]-[.A515])/0.0166667" office:value-type="float" office:value="39.731920536159" calcext:value-type="float">
            <text:p>39.731920536159</text:p>
          </table:table-cell>
          <table:table-cell table:formula="of:=ABS([.E515]-[.B515])/0.0166667" office:value-type="float" office:value="800.7583984832" calcext:value-type="float">
            <text:p>800.7583984832</text:p>
          </table:table-cell>
          <table:table-cell table:formula="of:=([.F515]-[.C515])/0.0166667" office:value-type="float" office:value="43.7039125921749" calcext:value-type="float">
            <text:p>43.7039125921749</text:p>
          </table:table-cell>
          <table:table-cell table:formula="of:=DEGREES(ATAN(ABS([.F515]-[.C515])/ABS([.E515]-[.B515])))" office:value-type="float" office:value="3.12399825662448" calcext:value-type="float">
            <text:p>3.12399825662448</text:p>
          </table:table-cell>
          <table:table-cell table:formula="of:=SQRT(POWER([.H515];2)+POWER([.I515];2)+POWER([.J515];2))" office:value-type="float" office:value="802.933789441405" calcext:value-type="float">
            <text:p>802.933789441405</text:p>
          </table:table-cell>
        </table:table-row>
        <table:table-row table:style-name="ro1">
          <table:table-cell office:value-type="float" office:value="11.1335" calcext:value-type="float">
            <text:p>11.1335</text:p>
          </table:table-cell>
          <table:table-cell office:value-type="float" office:value="299.786" calcext:value-type="float">
            <text:p>299.786</text:p>
          </table:table-cell>
          <table:table-cell office:value-type="float" office:value="46.2171" calcext:value-type="float">
            <text:p>46.2171</text:p>
          </table:table-cell>
          <table:table-cell office:value-type="float" office:value="12.265" calcext:value-type="float">
            <text:p>12.265</text:p>
          </table:table-cell>
          <table:table-cell office:value-type="float" office:value="284.664" calcext:value-type="float">
            <text:p>284.664</text:p>
          </table:table-cell>
          <table:table-cell office:value-type="float" office:value="47.4228" calcext:value-type="float">
            <text:p>47.4228</text:p>
          </table:table-cell>
          <table:table-cell/>
          <table:table-cell table:formula="of:=([.D516]-[.A516])/0.0166667" office:value-type="float" office:value="67.8898642202716" calcext:value-type="float">
            <text:p>67.8898642202716</text:p>
          </table:table-cell>
          <table:table-cell table:formula="of:=ABS([.E516]-[.B516])/0.0166667" office:value-type="float" office:value="907.31818536363" calcext:value-type="float">
            <text:p>907.31818536363</text:p>
          </table:table-cell>
          <table:table-cell table:formula="of:=([.F516]-[.C516])/0.0166667" office:value-type="float" office:value="72.3418553162894" calcext:value-type="float">
            <text:p>72.3418553162894</text:p>
          </table:table-cell>
          <table:table-cell table:formula="of:=DEGREES(ATAN(ABS([.F516]-[.C516])/ABS([.E516]-[.B516])))" office:value-type="float" office:value="4.55863581574644" calcext:value-type="float">
            <text:p>4.55863581574644</text:p>
          </table:table-cell>
          <table:table-cell table:formula="of:=SQRT(POWER([.H516];2)+POWER([.I516];2)+POWER([.J516];2))" office:value-type="float" office:value="912.725954044258" calcext:value-type="float">
            <text:p>912.725954044258</text:p>
          </table:table-cell>
        </table:table-row>
        <table:table-row table:style-name="ro1">
          <table:table-cell office:value-type="float" office:value="10.3941" calcext:value-type="float">
            <text:p>10.3941</text:p>
          </table:table-cell>
          <table:table-cell office:value-type="float" office:value="305.851" calcext:value-type="float">
            <text:p>305.851</text:p>
          </table:table-cell>
          <table:table-cell office:value-type="float" office:value="46.1214" calcext:value-type="float">
            <text:p>46.1214</text:p>
          </table:table-cell>
          <table:table-cell office:value-type="float" office:value="10.7438" calcext:value-type="float">
            <text:p>10.7438</text:p>
          </table:table-cell>
          <table:table-cell office:value-type="float" office:value="292.979" calcext:value-type="float">
            <text:p>292.979</text:p>
          </table:table-cell>
          <table:table-cell office:value-type="float" office:value="47.7337" calcext:value-type="float">
            <text:p>47.7337</text:p>
          </table:table-cell>
          <table:table-cell/>
          <table:table-cell table:formula="of:=([.D517]-[.A517])/0.0166667" office:value-type="float" office:value="20.9819580360839" calcext:value-type="float">
            <text:p>20.9819580360839</text:p>
          </table:table-cell>
          <table:table-cell table:formula="of:=ABS([.E517]-[.B517])/0.0166667" office:value-type="float" office:value="772.31845536309" calcext:value-type="float">
            <text:p>772.31845536309</text:p>
          </table:table-cell>
          <table:table-cell table:formula="of:=([.F517]-[.C517])/0.0166667" office:value-type="float" office:value="96.7378065243868" calcext:value-type="float">
            <text:p>96.7378065243868</text:p>
          </table:table-cell>
          <table:table-cell table:formula="of:=DEGREES(ATAN(ABS([.F517]-[.C517])/ABS([.E517]-[.B517])))" office:value-type="float" office:value="7.13947885137118" calcext:value-type="float">
            <text:p>7.13947885137118</text:p>
          </table:table-cell>
          <table:table-cell table:formula="of:=SQRT(POWER([.H517];2)+POWER([.I517];2)+POWER([.J517];2))" office:value-type="float" office:value="778.636142410951" calcext:value-type="float">
            <text:p>778.636142410951</text:p>
          </table:table-cell>
        </table:table-row>
        <table:table-row table:style-name="ro1">
          <table:table-cell office:value-type="float" office:value="13.5588" calcext:value-type="float">
            <text:p>13.5588</text:p>
          </table:table-cell>
          <table:table-cell office:value-type="float" office:value="301.12" calcext:value-type="float">
            <text:p>301.12</text:p>
          </table:table-cell>
          <table:table-cell office:value-type="float" office:value="45.2122" calcext:value-type="float">
            <text:p>45.2122</text:p>
          </table:table-cell>
          <table:table-cell office:value-type="float" office:value="14.6509" calcext:value-type="float">
            <text:p>14.6509</text:p>
          </table:table-cell>
          <table:table-cell office:value-type="float" office:value="287.585" calcext:value-type="float">
            <text:p>287.585</text:p>
          </table:table-cell>
          <table:table-cell office:value-type="float" office:value="45.9461" calcext:value-type="float">
            <text:p>45.9461</text:p>
          </table:table-cell>
          <table:table-cell/>
          <table:table-cell table:formula="of:=([.D518]-[.A518])/0.0166667" office:value-type="float" office:value="65.5258689482621" calcext:value-type="float">
            <text:p>65.5258689482621</text:p>
          </table:table-cell>
          <table:table-cell table:formula="of:=ABS([.E518]-[.B518])/0.0166667" office:value-type="float" office:value="812.09837580325" calcext:value-type="float">
            <text:p>812.09837580325</text:p>
          </table:table-cell>
          <table:table-cell table:formula="of:=([.F518]-[.C518])/0.0166667" office:value-type="float" office:value="44.033911932176" calcext:value-type="float">
            <text:p>44.033911932176</text:p>
          </table:table-cell>
          <table:table-cell table:formula="of:=DEGREES(ATAN(ABS([.F518]-[.C518])/ABS([.E518]-[.B518])))" office:value-type="float" office:value="3.10367460660408" calcext:value-type="float">
            <text:p>3.10367460660408</text:p>
          </table:table-cell>
          <table:table-cell table:formula="of:=SQRT(POWER([.H518];2)+POWER([.I518];2)+POWER([.J518];2))" office:value-type="float" office:value="815.926710485539" calcext:value-type="float">
            <text:p>815.926710485539</text:p>
          </table:table-cell>
        </table:table-row>
        <table:table-row table:style-name="ro1">
          <table:table-cell office:value-type="float" office:value="14.2951" calcext:value-type="float">
            <text:p>14.2951</text:p>
          </table:table-cell>
          <table:table-cell office:value-type="float" office:value="295.051" calcext:value-type="float">
            <text:p>295.051</text:p>
          </table:table-cell>
          <table:table-cell office:value-type="float" office:value="45.849" calcext:value-type="float">
            <text:p>45.849</text:p>
          </table:table-cell>
          <table:table-cell office:value-type="float" office:value="15.0144" calcext:value-type="float">
            <text:p>15.0144</text:p>
          </table:table-cell>
          <table:table-cell office:value-type="float" office:value="284.673" calcext:value-type="float">
            <text:p>284.673</text:p>
          </table:table-cell>
          <table:table-cell office:value-type="float" office:value="46.383" calcext:value-type="float">
            <text:p>46.383</text:p>
          </table:table-cell>
          <table:table-cell/>
          <table:table-cell table:formula="of:=([.D519]-[.A519])/0.0166667" office:value-type="float" office:value="43.1579136841727" calcext:value-type="float">
            <text:p>43.1579136841727</text:p>
          </table:table-cell>
          <table:table-cell table:formula="of:=ABS([.E519]-[.B519])/0.0166667" office:value-type="float" office:value="622.67875464249" calcext:value-type="float">
            <text:p>622.67875464249</text:p>
          </table:table-cell>
          <table:table-cell table:formula="of:=([.F519]-[.C519])/0.0166667" office:value-type="float" office:value="32.0399359201285" calcext:value-type="float">
            <text:p>32.0399359201285</text:p>
          </table:table-cell>
          <table:table-cell table:formula="of:=DEGREES(ATAN(ABS([.F519]-[.C519])/ABS([.E519]-[.B519])))" office:value-type="float" office:value="2.94555665414437" calcext:value-type="float">
            <text:p>2.94555665414437</text:p>
          </table:table-cell>
          <table:table-cell table:formula="of:=SQRT(POWER([.H519];2)+POWER([.I519];2)+POWER([.J519];2))" office:value-type="float" office:value="624.994395567239" calcext:value-type="float">
            <text:p>624.994395567239</text:p>
          </table:table-cell>
        </table:table-row>
        <table:table-row table:style-name="ro1">
          <table:table-cell office:value-type="float" office:value="20.4723" calcext:value-type="float">
            <text:p>20.4723</text:p>
          </table:table-cell>
          <table:table-cell office:value-type="float" office:value="305.67" calcext:value-type="float">
            <text:p>305.67</text:p>
          </table:table-cell>
          <table:table-cell office:value-type="float" office:value="44.7201" calcext:value-type="float">
            <text:p>44.7201</text:p>
          </table:table-cell>
          <table:table-cell office:value-type="float" office:value="20.9906" calcext:value-type="float">
            <text:p>20.9906</text:p>
          </table:table-cell>
          <table:table-cell office:value-type="float" office:value="293.315" calcext:value-type="float">
            <text:p>293.315</text:p>
          </table:table-cell>
          <table:table-cell office:value-type="float" office:value="45.7758" calcext:value-type="float">
            <text:p>45.7758</text:p>
          </table:table-cell>
          <table:table-cell/>
          <table:table-cell table:formula="of:=([.D520]-[.A520])/0.0166667" office:value-type="float" office:value="31.0979378041244" calcext:value-type="float">
            <text:p>31.0979378041244</text:p>
          </table:table-cell>
          <table:table-cell table:formula="of:=ABS([.E520]-[.B520])/0.0166667" office:value-type="float" office:value="741.298517402966" calcext:value-type="float">
            <text:p>741.298517402966</text:p>
          </table:table-cell>
          <table:table-cell table:formula="of:=([.F520]-[.C520])/0.0166667" office:value-type="float" office:value="63.341873316253" calcext:value-type="float">
            <text:p>63.341873316253</text:p>
          </table:table-cell>
          <table:table-cell table:formula="of:=DEGREES(ATAN(ABS([.F520]-[.C520])/ABS([.E520]-[.B520])))" office:value-type="float" office:value="4.8839001158673" calcext:value-type="float">
            <text:p>4.8839001158673</text:p>
          </table:table-cell>
          <table:table-cell table:formula="of:=SQRT(POWER([.H520];2)+POWER([.I520];2)+POWER([.J520];2))" office:value-type="float" office:value="744.64942526985" calcext:value-type="float">
            <text:p>744.64942526985</text:p>
          </table:table-cell>
        </table:table-row>
        <table:table-row table:style-name="ro1">
          <table:table-cell office:value-type="float" office:value="32.5264" calcext:value-type="float">
            <text:p>32.5264</text:p>
          </table:table-cell>
          <table:table-cell office:value-type="float" office:value="294.762" calcext:value-type="float">
            <text:p>294.762</text:p>
          </table:table-cell>
          <table:table-cell office:value-type="float" office:value="44.6601" calcext:value-type="float">
            <text:p>44.6601</text:p>
          </table:table-cell>
          <table:table-cell office:value-type="float" office:value="33.0913" calcext:value-type="float">
            <text:p>33.0913</text:p>
          </table:table-cell>
          <table:table-cell office:value-type="float" office:value="281.762" calcext:value-type="float">
            <text:p>281.762</text:p>
          </table:table-cell>
          <table:table-cell office:value-type="float" office:value="45.8706" calcext:value-type="float">
            <text:p>45.8706</text:p>
          </table:table-cell>
          <table:table-cell/>
          <table:table-cell table:formula="of:=([.D521]-[.A521])/0.0166667" office:value-type="float" office:value="33.8939322121352" calcext:value-type="float">
            <text:p>33.8939322121352</text:p>
          </table:table-cell>
          <table:table-cell table:formula="of:=ABS([.E521]-[.B521])/0.0166667" office:value-type="float" office:value="779.99844000312" calcext:value-type="float">
            <text:p>779.99844000312</text:p>
          </table:table-cell>
          <table:table-cell table:formula="of:=([.F521]-[.C521])/0.0166667" office:value-type="float" office:value="72.6298547402907" calcext:value-type="float">
            <text:p>72.6298547402907</text:p>
          </table:table-cell>
          <table:table-cell table:formula="of:=DEGREES(ATAN(ABS([.F521]-[.C521])/ABS([.E521]-[.B521])))" office:value-type="float" office:value="5.31977893145547" calcext:value-type="float">
            <text:p>5.31977893145547</text:p>
          </table:table-cell>
          <table:table-cell table:formula="of:=SQRT(POWER([.H521];2)+POWER([.I521];2)+POWER([.J521];2))" office:value-type="float" office:value="784.105516399226" calcext:value-type="float">
            <text:p>784.105516399226</text:p>
          </table:table-cell>
        </table:table-row>
        <table:table-row table:style-name="ro1">
          <table:table-cell office:value-type="float" office:value="45.7909" calcext:value-type="float">
            <text:p>45.7909</text:p>
          </table:table-cell>
          <table:table-cell office:value-type="float" office:value="277.168" calcext:value-type="float">
            <text:p>277.168</text:p>
          </table:table-cell>
          <table:table-cell office:value-type="float" office:value="46.6872" calcext:value-type="float">
            <text:p>46.6872</text:p>
          </table:table-cell>
          <table:table-cell office:value-type="float" office:value="45.4889" calcext:value-type="float">
            <text:p>45.4889</text:p>
          </table:table-cell>
          <table:table-cell office:value-type="float" office:value="265.151" calcext:value-type="float">
            <text:p>265.151</text:p>
          </table:table-cell>
          <table:table-cell office:value-type="float" office:value="47.5562" calcext:value-type="float">
            <text:p>47.5562</text:p>
          </table:table-cell>
          <table:table-cell/>
          <table:table-cell table:formula="of:=([.D522]-[.A522])/0.0166667" office:value-type="float" office:value="-18.1199637600725" calcext:value-type="float">
            <text:p>-18.1199637600725</text:p>
          </table:table-cell>
          <table:table-cell table:formula="of:=ABS([.E522]-[.B522])/0.0166667" office:value-type="float" office:value="721.018557962884" calcext:value-type="float">
            <text:p>721.018557962884</text:p>
          </table:table-cell>
          <table:table-cell table:formula="of:=([.F522]-[.C522])/0.0166667" office:value-type="float" office:value="52.1398957202086" calcext:value-type="float">
            <text:p>52.1398957202086</text:p>
          </table:table-cell>
          <table:table-cell table:formula="of:=DEGREES(ATAN(ABS([.F522]-[.C522])/ABS([.E522]-[.B522])))" office:value-type="float" office:value="4.13610001803268" calcext:value-type="float">
            <text:p>4.13610001803268</text:p>
          </table:table-cell>
          <table:table-cell table:formula="of:=SQRT(POWER([.H522];2)+POWER([.I522];2)+POWER([.J522];2))" office:value-type="float" office:value="723.128386069346" calcext:value-type="float">
            <text:p>723.128386069346</text:p>
          </table:table-cell>
        </table:table-row>
        <table:table-row table:style-name="ro1">
          <table:table-cell office:value-type="float" office:value="63.4381" calcext:value-type="float">
            <text:p>63.4381</text:p>
          </table:table-cell>
          <table:table-cell office:value-type="float" office:value="300.502" calcext:value-type="float">
            <text:p>300.502</text:p>
          </table:table-cell>
          <table:table-cell office:value-type="float" office:value="43.9966" calcext:value-type="float">
            <text:p>43.9966</text:p>
          </table:table-cell>
          <table:table-cell office:value-type="float" office:value="62.8646" calcext:value-type="float">
            <text:p>62.8646</text:p>
          </table:table-cell>
          <table:table-cell office:value-type="float" office:value="289.103" calcext:value-type="float">
            <text:p>289.103</text:p>
          </table:table-cell>
          <table:table-cell office:value-type="float" office:value="44.9516" calcext:value-type="float">
            <text:p>44.9516</text:p>
          </table:table-cell>
          <table:table-cell/>
          <table:table-cell table:formula="of:=([.D523]-[.A523])/0.0166667" office:value-type="float" office:value="-34.4099311801374" calcext:value-type="float">
            <text:p>-34.4099311801374</text:p>
          </table:table-cell>
          <table:table-cell table:formula="of:=ABS([.E523]-[.B523])/0.0166667" office:value-type="float" office:value="683.938632122736" calcext:value-type="float">
            <text:p>683.938632122736</text:p>
          </table:table-cell>
          <table:table-cell table:formula="of:=([.F523]-[.C523])/0.0166667" office:value-type="float" office:value="57.2998854002291" calcext:value-type="float">
            <text:p>57.2998854002291</text:p>
          </table:table-cell>
          <table:table-cell table:formula="of:=DEGREES(ATAN(ABS([.F523]-[.C523])/ABS([.E523]-[.B523])))" office:value-type="float" office:value="4.78901533818423" calcext:value-type="float">
            <text:p>4.78901533818423</text:p>
          </table:table-cell>
          <table:table-cell table:formula="of:=SQRT(POWER([.H523];2)+POWER([.I523];2)+POWER([.J523];2))" office:value-type="float" office:value="687.196749658073" calcext:value-type="float">
            <text:p>687.196749658073</text:p>
          </table:table-cell>
        </table:table-row>
        <table:table-row table:style-name="ro1">
          <table:table-cell office:value-type="float" office:value="64.3623" calcext:value-type="float">
            <text:p>64.3623</text:p>
          </table:table-cell>
          <table:table-cell office:value-type="float" office:value="292.102" calcext:value-type="float">
            <text:p>292.102</text:p>
          </table:table-cell>
          <table:table-cell office:value-type="float" office:value="44.7377" calcext:value-type="float">
            <text:p>44.7377</text:p>
          </table:table-cell>
          <table:table-cell office:value-type="float" office:value="64.3053" calcext:value-type="float">
            <text:p>64.3053</text:p>
          </table:table-cell>
          <table:table-cell office:value-type="float" office:value="279.811" calcext:value-type="float">
            <text:p>279.811</text:p>
          </table:table-cell>
          <table:table-cell office:value-type="float" office:value="45.85" calcext:value-type="float">
            <text:p>45.85</text:p>
          </table:table-cell>
          <table:table-cell/>
          <table:table-cell table:formula="of:=([.D524]-[.A524])/0.0166667" office:value-type="float" office:value="-3.41999316001381" calcext:value-type="float">
            <text:p>-3.41999316001381</text:p>
          </table:table-cell>
          <table:table-cell table:formula="of:=ABS([.E524]-[.B524])/0.0166667" office:value-type="float" office:value="737.45852508295" calcext:value-type="float">
            <text:p>737.45852508295</text:p>
          </table:table-cell>
          <table:table-cell table:formula="of:=([.F524]-[.C524])/0.0166667" office:value-type="float" office:value="66.7378665242672" calcext:value-type="float">
            <text:p>66.7378665242672</text:p>
          </table:table-cell>
          <table:table-cell table:formula="of:=DEGREES(ATAN(ABS([.F524]-[.C524])/ABS([.E524]-[.B524])))" office:value-type="float" office:value="5.17101685079498" calcext:value-type="float">
            <text:p>5.17101685079498</text:p>
          </table:table-cell>
          <table:table-cell table:formula="of:=SQRT(POWER([.H524];2)+POWER([.I524];2)+POWER([.J524];2))" office:value-type="float" office:value="740.480057394488" calcext:value-type="float">
            <text:p>740.480057394488</text:p>
          </table:table-cell>
        </table:table-row>
        <table:table-row table:style-name="ro1">
          <table:table-cell office:value-type="float" office:value="63.8663" calcext:value-type="float">
            <text:p>63.8663</text:p>
          </table:table-cell>
          <table:table-cell office:value-type="float" office:value="290.674" calcext:value-type="float">
            <text:p>290.674</text:p>
          </table:table-cell>
          <table:table-cell office:value-type="float" office:value="44.7033" calcext:value-type="float">
            <text:p>44.7033</text:p>
          </table:table-cell>
          <table:table-cell office:value-type="float" office:value="63.3166" calcext:value-type="float">
            <text:p>63.3166</text:p>
          </table:table-cell>
          <table:table-cell office:value-type="float" office:value="278.407" calcext:value-type="float">
            <text:p>278.407</text:p>
          </table:table-cell>
          <table:table-cell office:value-type="float" office:value="45.5767" calcext:value-type="float">
            <text:p>45.5767</text:p>
          </table:table-cell>
          <table:table-cell/>
          <table:table-cell table:formula="of:=([.D525]-[.A525])/0.0166667" office:value-type="float" office:value="-32.981934036132" calcext:value-type="float">
            <text:p>-32.981934036132</text:p>
          </table:table-cell>
          <table:table-cell table:formula="of:=ABS([.E525]-[.B525])/0.0166667" office:value-type="float" office:value="736.018527962944" calcext:value-type="float">
            <text:p>736.018527962944</text:p>
          </table:table-cell>
          <table:table-cell table:formula="of:=([.F525]-[.C525])/0.0166667" office:value-type="float" office:value="52.4038951922098" calcext:value-type="float">
            <text:p>52.4038951922098</text:p>
          </table:table-cell>
          <table:table-cell table:formula="of:=DEGREES(ATAN(ABS([.F525]-[.C525])/ABS([.E525]-[.B525])))" office:value-type="float" office:value="4.07253853790276" calcext:value-type="float">
            <text:p>4.07253853790276</text:p>
          </table:table-cell>
          <table:table-cell table:formula="of:=SQRT(POWER([.H525];2)+POWER([.I525];2)+POWER([.J525];2))" office:value-type="float" office:value="738.618473712118" calcext:value-type="float">
            <text:p>738.618473712118</text:p>
          </table:table-cell>
        </table:table-row>
        <table:table-row table:style-name="ro1">
          <table:table-cell office:value-type="float" office:value="72.1376" calcext:value-type="float">
            <text:p>72.1376</text:p>
          </table:table-cell>
          <table:table-cell office:value-type="float" office:value="297.121" calcext:value-type="float">
            <text:p>297.121</text:p>
          </table:table-cell>
          <table:table-cell office:value-type="float" office:value="44.6804" calcext:value-type="float">
            <text:p>44.6804</text:p>
          </table:table-cell>
          <table:table-cell office:value-type="float" office:value="71.1116" calcext:value-type="float">
            <text:p>71.1116</text:p>
          </table:table-cell>
          <table:table-cell office:value-type="float" office:value="285.94" calcext:value-type="float">
            <text:p>285.94</text:p>
          </table:table-cell>
          <table:table-cell office:value-type="float" office:value="45.8586" calcext:value-type="float">
            <text:p>45.8586</text:p>
          </table:table-cell>
          <table:table-cell/>
          <table:table-cell table:formula="of:=([.D526]-[.A526])/0.0166667" office:value-type="float" office:value="-61.5598768802469" calcext:value-type="float">
            <text:p>-61.5598768802469</text:p>
          </table:table-cell>
          <table:table-cell table:formula="of:=ABS([.E526]-[.B526])/0.0166667" office:value-type="float" office:value="670.858658282682" calcext:value-type="float">
            <text:p>670.858658282682</text:p>
          </table:table-cell>
          <table:table-cell table:formula="of:=([.F526]-[.C526])/0.0166667" office:value-type="float" office:value="70.691858616283" calcext:value-type="float">
            <text:p>70.691858616283</text:p>
          </table:table-cell>
          <table:table-cell table:formula="of:=DEGREES(ATAN(ABS([.F526]-[.C526])/ABS([.E526]-[.B526])))" office:value-type="float" office:value="6.01535450847298" calcext:value-type="float">
            <text:p>6.01535450847298</text:p>
          </table:table-cell>
          <table:table-cell table:formula="of:=SQRT(POWER([.H526];2)+POWER([.I526];2)+POWER([.J526];2))" office:value-type="float" office:value="677.37603789105" calcext:value-type="float">
            <text:p>677.37603789105</text:p>
          </table:table-cell>
        </table:table-row>
        <table:table-row table:style-name="ro1">
          <table:table-cell office:value-type="float" office:value="78.5116" calcext:value-type="float">
            <text:p>78.5116</text:p>
          </table:table-cell>
          <table:table-cell office:value-type="float" office:value="285.315" calcext:value-type="float">
            <text:p>285.315</text:p>
          </table:table-cell>
          <table:table-cell office:value-type="float" office:value="45.6324" calcext:value-type="float">
            <text:p>45.6324</text:p>
          </table:table-cell>
          <table:table-cell office:value-type="float" office:value="77.6" calcext:value-type="float">
            <text:p>77.6</text:p>
          </table:table-cell>
          <table:table-cell office:value-type="float" office:value="273.618" calcext:value-type="float">
            <text:p>273.618</text:p>
          </table:table-cell>
          <table:table-cell office:value-type="float" office:value="46.1803" calcext:value-type="float">
            <text:p>46.1803</text:p>
          </table:table-cell>
          <table:table-cell/>
          <table:table-cell table:formula="of:=([.D527]-[.A527])/0.0166667" office:value-type="float" office:value="-54.6958906082192" calcext:value-type="float">
            <text:p>-54.6958906082192</text:p>
          </table:table-cell>
          <table:table-cell table:formula="of:=ABS([.E527]-[.B527])/0.0166667" office:value-type="float" office:value="701.818596362808" calcext:value-type="float">
            <text:p>701.818596362808</text:p>
          </table:table-cell>
          <table:table-cell table:formula="of:=([.F527]-[.C527])/0.0166667" office:value-type="float" office:value="32.8739342521318" calcext:value-type="float">
            <text:p>32.8739342521318</text:p>
          </table:table-cell>
          <table:table-cell table:formula="of:=DEGREES(ATAN(ABS([.F527]-[.C527])/ABS([.E527]-[.B527])))" office:value-type="float" office:value="2.68183539338907" calcext:value-type="float">
            <text:p>2.68183539338907</text:p>
          </table:table-cell>
          <table:table-cell table:formula="of:=SQRT(POWER([.H527];2)+POWER([.I527];2)+POWER([.J527];2))" office:value-type="float" office:value="704.713898119869" calcext:value-type="float">
            <text:p>704.713898119869</text:p>
          </table:table-cell>
        </table:table-row>
        <table:table-row table:style-name="ro1">
          <table:table-cell office:value-type="float" office:value="89.1785" calcext:value-type="float">
            <text:p>89.1785</text:p>
          </table:table-cell>
          <table:table-cell office:value-type="float" office:value="291.018" calcext:value-type="float">
            <text:p>291.018</text:p>
          </table:table-cell>
          <table:table-cell office:value-type="float" office:value="45.1853" calcext:value-type="float">
            <text:p>45.1853</text:p>
          </table:table-cell>
          <table:table-cell office:value-type="float" office:value="88.4997" calcext:value-type="float">
            <text:p>88.4997</text:p>
          </table:table-cell>
          <table:table-cell office:value-type="float" office:value="279.216" calcext:value-type="float">
            <text:p>279.216</text:p>
          </table:table-cell>
          <table:table-cell office:value-type="float" office:value="45.9685" calcext:value-type="float">
            <text:p>45.9685</text:p>
          </table:table-cell>
          <table:table-cell/>
          <table:table-cell table:formula="of:=([.D528]-[.A528])/0.0166667" office:value-type="float" office:value="-40.7279185441626" calcext:value-type="float">
            <text:p>-40.7279185441626</text:p>
          </table:table-cell>
          <table:table-cell table:formula="of:=ABS([.E528]-[.B528])/0.0166667" office:value-type="float" office:value="708.11858376283" calcext:value-type="float">
            <text:p>708.11858376283</text:p>
          </table:table-cell>
          <table:table-cell table:formula="of:=([.F528]-[.C528])/0.0166667" office:value-type="float" office:value="46.991906016188" calcext:value-type="float">
            <text:p>46.991906016188</text:p>
          </table:table-cell>
          <table:table-cell table:formula="of:=DEGREES(ATAN(ABS([.F528]-[.C528])/ABS([.E528]-[.B528])))" office:value-type="float" office:value="3.79667470877331" calcext:value-type="float">
            <text:p>3.79667470877331</text:p>
          </table:table-cell>
          <table:table-cell table:formula="of:=SQRT(POWER([.H528];2)+POWER([.I528];2)+POWER([.J528];2))" office:value-type="float" office:value="710.843816355077" calcext:value-type="float">
            <text:p>710.843816355077</text:p>
          </table:table-cell>
        </table:table-row>
        <table:table-row table:style-name="ro1">
          <table:table-cell office:value-type="float" office:value="98.1552" calcext:value-type="float">
            <text:p>98.1552</text:p>
          </table:table-cell>
          <table:table-cell office:value-type="float" office:value="289.701" calcext:value-type="float">
            <text:p>289.701</text:p>
          </table:table-cell>
          <table:table-cell office:value-type="float" office:value="44.288" calcext:value-type="float">
            <text:p>44.288</text:p>
          </table:table-cell>
          <table:table-cell office:value-type="float" office:value="96.4357" calcext:value-type="float">
            <text:p>96.4357</text:p>
          </table:table-cell>
          <table:table-cell office:value-type="float" office:value="276.773" calcext:value-type="float">
            <text:p>276.773</text:p>
          </table:table-cell>
          <table:table-cell office:value-type="float" office:value="45.5293" calcext:value-type="float">
            <text:p>45.5293</text:p>
          </table:table-cell>
          <table:table-cell/>
          <table:table-cell table:formula="of:=([.D529]-[.A529])/0.0166667" office:value-type="float" office:value="-103.169793660412" calcext:value-type="float">
            <text:p>-103.169793660412</text:p>
          </table:table-cell>
          <table:table-cell table:formula="of:=ABS([.E529]-[.B529])/0.0166667" office:value-type="float" office:value="775.678448643103" calcext:value-type="float">
            <text:p>775.678448643103</text:p>
          </table:table-cell>
          <table:table-cell table:formula="of:=([.F529]-[.C529])/0.0166667" office:value-type="float" office:value="74.4778510442981" calcext:value-type="float">
            <text:p>74.4778510442981</text:p>
          </table:table-cell>
          <table:table-cell table:formula="of:=DEGREES(ATAN(ABS([.F529]-[.C529])/ABS([.E529]-[.B529])))" office:value-type="float" office:value="5.48452142873896" calcext:value-type="float">
            <text:p>5.48452142873896</text:p>
          </table:table-cell>
          <table:table-cell table:formula="of:=SQRT(POWER([.H529];2)+POWER([.I529];2)+POWER([.J529];2))" office:value-type="float" office:value="786.045808022331" calcext:value-type="float">
            <text:p>786.045808022331</text:p>
          </table:table-cell>
        </table:table-row>
        <table:table-row table:style-name="ro1">
          <table:table-cell office:value-type="float" office:value="101.916" calcext:value-type="float">
            <text:p>101.916</text:p>
          </table:table-cell>
          <table:table-cell office:value-type="float" office:value="284.166" calcext:value-type="float">
            <text:p>284.166</text:p>
          </table:table-cell>
          <table:table-cell office:value-type="float" office:value="45.1007" calcext:value-type="float">
            <text:p>45.1007</text:p>
          </table:table-cell>
          <table:table-cell office:value-type="float" office:value="100.047" calcext:value-type="float">
            <text:p>100.047</text:p>
          </table:table-cell>
          <table:table-cell office:value-type="float" office:value="270.398" calcext:value-type="float">
            <text:p>270.398</text:p>
          </table:table-cell>
          <table:table-cell office:value-type="float" office:value="46.2372" calcext:value-type="float">
            <text:p>46.2372</text:p>
          </table:table-cell>
          <table:table-cell/>
          <table:table-cell table:formula="of:=([.D530]-[.A530])/0.0166667" office:value-type="float" office:value="-112.139775720449" calcext:value-type="float">
            <text:p>-112.139775720449</text:p>
          </table:table-cell>
          <table:table-cell table:formula="of:=ABS([.E530]-[.B530])/0.0166667" office:value-type="float" office:value="826.078347843303" calcext:value-type="float">
            <text:p>826.078347843303</text:p>
          </table:table-cell>
          <table:table-cell table:formula="of:=([.F530]-[.C530])/0.0166667" office:value-type="float" office:value="68.1898636202727" calcext:value-type="float">
            <text:p>68.1898636202727</text:p>
          </table:table-cell>
          <table:table-cell table:formula="of:=DEGREES(ATAN(ABS([.F530]-[.C530])/ABS([.E530]-[.B530])))" office:value-type="float" office:value="4.71886659074004" calcext:value-type="float">
            <text:p>4.71886659074004</text:p>
          </table:table-cell>
          <table:table-cell table:formula="of:=SQRT(POWER([.H530];2)+POWER([.I530];2)+POWER([.J530];2))" office:value-type="float" office:value="836.439252770161" calcext:value-type="float">
            <text:p>836.439252770161</text:p>
          </table:table-cell>
        </table:table-row>
        <table:table-row table:style-name="ro1">
          <table:table-cell office:value-type="float" office:value="96.8005" calcext:value-type="float">
            <text:p>96.8005</text:p>
          </table:table-cell>
          <table:table-cell office:value-type="float" office:value="283.381" calcext:value-type="float">
            <text:p>283.381</text:p>
          </table:table-cell>
          <table:table-cell office:value-type="float" office:value="44.0043" calcext:value-type="float">
            <text:p>44.0043</text:p>
          </table:table-cell>
          <table:table-cell office:value-type="float" office:value="96.1438" calcext:value-type="float">
            <text:p>96.1438</text:p>
          </table:table-cell>
          <table:table-cell office:value-type="float" office:value="270.871" calcext:value-type="float">
            <text:p>270.871</text:p>
          </table:table-cell>
          <table:table-cell office:value-type="float" office:value="44.4796" calcext:value-type="float">
            <text:p>44.4796</text:p>
          </table:table-cell>
          <table:table-cell/>
          <table:table-cell table:formula="of:=([.D531]-[.A531])/0.0166667" office:value-type="float" office:value="-39.4019211961576" calcext:value-type="float">
            <text:p>-39.4019211961576</text:p>
          </table:table-cell>
          <table:table-cell table:formula="of:=ABS([.E531]-[.B531])/0.0166667" office:value-type="float" office:value="750.598498803002" calcext:value-type="float">
            <text:p>750.598498803002</text:p>
          </table:table-cell>
          <table:table-cell table:formula="of:=([.F531]-[.C531])/0.0166667" office:value-type="float" office:value="28.5179429641139" calcext:value-type="float">
            <text:p>28.5179429641139</text:p>
          </table:table-cell>
          <table:table-cell table:formula="of:=DEGREES(ATAN(ABS([.F531]-[.C531])/ABS([.E531]-[.B531])))" office:value-type="float" office:value="2.17582667888608" calcext:value-type="float">
            <text:p>2.17582667888608</text:p>
          </table:table-cell>
          <table:table-cell table:formula="of:=SQRT(POWER([.H531];2)+POWER([.I531];2)+POWER([.J531];2))" office:value-type="float" office:value="752.172779931694" calcext:value-type="float">
            <text:p>752.172779931694</text:p>
          </table:table-cell>
        </table:table-row>
        <table:table-row table:style-name="ro1">
          <table:table-cell office:value-type="float" office:value="95.7034" calcext:value-type="float">
            <text:p>95.7034</text:p>
          </table:table-cell>
          <table:table-cell office:value-type="float" office:value="287.106" calcext:value-type="float">
            <text:p>287.106</text:p>
          </table:table-cell>
          <table:table-cell office:value-type="float" office:value="44.7041" calcext:value-type="float">
            <text:p>44.7041</text:p>
          </table:table-cell>
          <table:table-cell office:value-type="float" office:value="94.3062" calcext:value-type="float">
            <text:p>94.3062</text:p>
          </table:table-cell>
          <table:table-cell office:value-type="float" office:value="274.26" calcext:value-type="float">
            <text:p>274.26</text:p>
          </table:table-cell>
          <table:table-cell office:value-type="float" office:value="45.9346" calcext:value-type="float">
            <text:p>45.9346</text:p>
          </table:table-cell>
          <table:table-cell/>
          <table:table-cell table:formula="of:=([.D532]-[.A532])/0.0166667" office:value-type="float" office:value="-83.8318323363352" calcext:value-type="float">
            <text:p>-83.8318323363352</text:p>
          </table:table-cell>
          <table:table-cell table:formula="of:=ABS([.E532]-[.B532])/0.0166667" office:value-type="float" office:value="770.758458483083" calcext:value-type="float">
            <text:p>770.758458483083</text:p>
          </table:table-cell>
          <table:table-cell table:formula="of:=([.F532]-[.C532])/0.0166667" office:value-type="float" office:value="73.8298523402957" calcext:value-type="float">
            <text:p>73.8298523402957</text:p>
          </table:table-cell>
          <table:table-cell table:formula="of:=DEGREES(ATAN(ABS([.F532]-[.C532])/ABS([.E532]-[.B532])))" office:value-type="float" office:value="5.47158691172545" calcext:value-type="float">
            <text:p>5.47158691172545</text:p>
          </table:table-cell>
          <table:table-cell table:formula="of:=SQRT(POWER([.H532];2)+POWER([.I532];2)+POWER([.J532];2))" office:value-type="float" office:value="778.811417823773" calcext:value-type="float">
            <text:p>778.811417823773</text:p>
          </table:table-cell>
        </table:table-row>
        <table:table-row table:style-name="ro1">
          <table:table-cell office:value-type="float" office:value="95.9656" calcext:value-type="float">
            <text:p>95.9656</text:p>
          </table:table-cell>
          <table:table-cell office:value-type="float" office:value="287.157" calcext:value-type="float">
            <text:p>287.157</text:p>
          </table:table-cell>
          <table:table-cell office:value-type="float" office:value="44.4406" calcext:value-type="float">
            <text:p>44.4406</text:p>
          </table:table-cell>
          <table:table-cell office:value-type="float" office:value="94.8159" calcext:value-type="float">
            <text:p>94.8159</text:p>
          </table:table-cell>
          <table:table-cell office:value-type="float" office:value="274.36" calcext:value-type="float">
            <text:p>274.36</text:p>
          </table:table-cell>
          <table:table-cell office:value-type="float" office:value="45.4211" calcext:value-type="float">
            <text:p>45.4211</text:p>
          </table:table-cell>
          <table:table-cell/>
          <table:table-cell table:formula="of:=([.D533]-[.A533])/0.0166667" office:value-type="float" office:value="-68.9818620362757" calcext:value-type="float">
            <text:p>-68.9818620362757</text:p>
          </table:table-cell>
          <table:table-cell table:formula="of:=ABS([.E533]-[.B533])/0.0166667" office:value-type="float" office:value="767.818464363069" calcext:value-type="float">
            <text:p>767.818464363069</text:p>
          </table:table-cell>
          <table:table-cell table:formula="of:=([.F533]-[.C533])/0.0166667" office:value-type="float" office:value="58.8298823402353" calcext:value-type="float">
            <text:p>58.8298823402353</text:p>
          </table:table-cell>
          <table:table-cell table:formula="of:=DEGREES(ATAN(ABS([.F533]-[.C533])/ABS([.E533]-[.B533])))" office:value-type="float" office:value="4.38141474401395" calcext:value-type="float">
            <text:p>4.38141474401395</text:p>
          </table:table-cell>
          <table:table-cell table:formula="of:=SQRT(POWER([.H533];2)+POWER([.I533];2)+POWER([.J533];2))" office:value-type="float" office:value="773.152408366565" calcext:value-type="float">
            <text:p>773.152408366565</text:p>
          </table:table-cell>
        </table:table-row>
        <table:table-row table:style-name="ro1">
          <table:table-cell office:value-type="float" office:value="79.8027" calcext:value-type="float">
            <text:p>79.8027</text:p>
          </table:table-cell>
          <table:table-cell office:value-type="float" office:value="271.438" calcext:value-type="float">
            <text:p>271.438</text:p>
          </table:table-cell>
          <table:table-cell office:value-type="float" office:value="45.515" calcext:value-type="float">
            <text:p>45.515</text:p>
          </table:table-cell>
          <table:table-cell office:value-type="float" office:value="79.1071" calcext:value-type="float">
            <text:p>79.1071</text:p>
          </table:table-cell>
          <table:table-cell office:value-type="float" office:value="259.131" calcext:value-type="float">
            <text:p>259.131</text:p>
          </table:table-cell>
          <table:table-cell office:value-type="float" office:value="46.489" calcext:value-type="float">
            <text:p>46.489</text:p>
          </table:table-cell>
          <table:table-cell/>
          <table:table-cell table:formula="of:=([.D534]-[.A534])/0.0166667" office:value-type="float" office:value="-41.7359165281669" calcext:value-type="float">
            <text:p>-41.7359165281669</text:p>
          </table:table-cell>
          <table:table-cell table:formula="of:=ABS([.E534]-[.B534])/0.0166667" office:value-type="float" office:value="738.418523162955" calcext:value-type="float">
            <text:p>738.418523162955</text:p>
          </table:table-cell>
          <table:table-cell table:formula="of:=([.F534]-[.C534])/0.0166667" office:value-type="float" office:value="58.4398831202336" calcext:value-type="float">
            <text:p>58.4398831202336</text:p>
          </table:table-cell>
          <table:table-cell table:formula="of:=DEGREES(ATAN(ABS([.F534]-[.C534])/ABS([.E534]-[.B534])))" office:value-type="float" office:value="4.52506803476627" calcext:value-type="float">
            <text:p>4.52506803476627</text:p>
          </table:table-cell>
          <table:table-cell table:formula="of:=SQRT(POWER([.H534];2)+POWER([.I534];2)+POWER([.J534];2))" office:value-type="float" office:value="741.902299509654" calcext:value-type="float">
            <text:p>741.902299509654</text:p>
          </table:table-cell>
        </table:table-row>
        <table:table-row table:style-name="ro1">
          <table:table-cell office:value-type="float" office:value="72.8829" calcext:value-type="float">
            <text:p>72.8829</text:p>
          </table:table-cell>
          <table:table-cell office:value-type="float" office:value="282.502" calcext:value-type="float">
            <text:p>282.502</text:p>
          </table:table-cell>
          <table:table-cell office:value-type="float" office:value="44.3524" calcext:value-type="float">
            <text:p>44.3524</text:p>
          </table:table-cell>
          <table:table-cell office:value-type="float" office:value="72.1174" calcext:value-type="float">
            <text:p>72.1174</text:p>
          </table:table-cell>
          <table:table-cell office:value-type="float" office:value="270.676" calcext:value-type="float">
            <text:p>270.676</text:p>
          </table:table-cell>
          <table:table-cell office:value-type="float" office:value="45.7047" calcext:value-type="float">
            <text:p>45.7047</text:p>
          </table:table-cell>
          <table:table-cell/>
          <table:table-cell table:formula="of:=([.D535]-[.A535])/0.0166667" office:value-type="float" office:value="-45.9299081401839" calcext:value-type="float">
            <text:p>-45.9299081401839</text:p>
          </table:table-cell>
          <table:table-cell table:formula="of:=ABS([.E535]-[.B535])/0.0166667" office:value-type="float" office:value="709.55858088284" calcext:value-type="float">
            <text:p>709.55858088284</text:p>
          </table:table-cell>
          <table:table-cell table:formula="of:=([.F535]-[.C535])/0.0166667" office:value-type="float" office:value="81.1378377243245" calcext:value-type="float">
            <text:p>81.1378377243245</text:p>
          </table:table-cell>
          <table:table-cell table:formula="of:=DEGREES(ATAN(ABS([.F535]-[.C535])/ABS([.E535]-[.B535])))" office:value-type="float" office:value="6.52342271190653" calcext:value-type="float">
            <text:p>6.52342271190653</text:p>
          </table:table-cell>
          <table:table-cell table:formula="of:=SQRT(POWER([.H535];2)+POWER([.I535];2)+POWER([.J535];2))" office:value-type="float" office:value="715.657938457203" calcext:value-type="float">
            <text:p>715.657938457203</text:p>
          </table:table-cell>
        </table:table-row>
        <table:table-row table:style-name="ro1">
          <table:table-cell office:value-type="float" office:value="55.5909" calcext:value-type="float">
            <text:p>55.5909</text:p>
          </table:table-cell>
          <table:table-cell office:value-type="float" office:value="298.03" calcext:value-type="float">
            <text:p>298.03</text:p>
          </table:table-cell>
          <table:table-cell office:value-type="float" office:value="43.1483" calcext:value-type="float">
            <text:p>43.1483</text:p>
          </table:table-cell>
          <table:table-cell office:value-type="float" office:value="54.8048" calcext:value-type="float">
            <text:p>54.8048</text:p>
          </table:table-cell>
          <table:table-cell office:value-type="float" office:value="283.715" calcext:value-type="float">
            <text:p>283.715</text:p>
          </table:table-cell>
          <table:table-cell office:value-type="float" office:value="44.5905" calcext:value-type="float">
            <text:p>44.5905</text:p>
          </table:table-cell>
          <table:table-cell/>
          <table:table-cell table:formula="of:=([.D536]-[.A536])/0.0166667" office:value-type="float" office:value="-47.1659056681885" calcext:value-type="float">
            <text:p>-47.1659056681885</text:p>
          </table:table-cell>
          <table:table-cell table:formula="of:=ABS([.E536]-[.B536])/0.0166667" office:value-type="float" office:value="858.898282203436" calcext:value-type="float">
            <text:p>858.898282203436</text:p>
          </table:table-cell>
          <table:table-cell table:formula="of:=([.F536]-[.C536])/0.0166667" office:value-type="float" office:value="86.5318269363461" calcext:value-type="float">
            <text:p>86.5318269363461</text:p>
          </table:table-cell>
          <table:table-cell table:formula="of:=DEGREES(ATAN(ABS([.F536]-[.C536])/ABS([.E536]-[.B536])))" office:value-type="float" office:value="5.75299270876846" calcext:value-type="float">
            <text:p>5.75299270876846</text:p>
          </table:table-cell>
          <table:table-cell table:formula="of:=SQRT(POWER([.H536];2)+POWER([.I536];2)+POWER([.J536];2))" office:value-type="float" office:value="864.533769671523" calcext:value-type="float">
            <text:p>864.533769671523</text:p>
          </table:table-cell>
        </table:table-row>
        <table:table-row table:style-name="ro1">
          <table:table-cell office:value-type="float" office:value="50.61" calcext:value-type="float">
            <text:p>50.61</text:p>
          </table:table-cell>
          <table:table-cell office:value-type="float" office:value="286.777" calcext:value-type="float">
            <text:p>286.777</text:p>
          </table:table-cell>
          <table:table-cell office:value-type="float" office:value="45.173" calcext:value-type="float">
            <text:p>45.173</text:p>
          </table:table-cell>
          <table:table-cell office:value-type="float" office:value="50.4144" calcext:value-type="float">
            <text:p>50.4144</text:p>
          </table:table-cell>
          <table:table-cell office:value-type="float" office:value="274.451" calcext:value-type="float">
            <text:p>274.451</text:p>
          </table:table-cell>
          <table:table-cell office:value-type="float" office:value="46.0674" calcext:value-type="float">
            <text:p>46.0674</text:p>
          </table:table-cell>
          <table:table-cell/>
          <table:table-cell table:formula="of:=([.D537]-[.A537])/0.0166667" office:value-type="float" office:value="-11.7359765280469" calcext:value-type="float">
            <text:p>-11.7359765280469</text:p>
          </table:table-cell>
          <table:table-cell table:formula="of:=ABS([.E537]-[.B537])/0.0166667" office:value-type="float" office:value="739.558520882956" calcext:value-type="float">
            <text:p>739.558520882956</text:p>
          </table:table-cell>
          <table:table-cell table:formula="of:=([.F537]-[.C537])/0.0166667" office:value-type="float" office:value="53.6638926722145" calcext:value-type="float">
            <text:p>53.6638926722145</text:p>
          </table:table-cell>
          <table:table-cell table:formula="of:=DEGREES(ATAN(ABS([.F537]-[.C537])/ABS([.E537]-[.B537])))" office:value-type="float" office:value="4.15022621787182" calcext:value-type="float">
            <text:p>4.15022621787182</text:p>
          </table:table-cell>
          <table:table-cell table:formula="of:=SQRT(POWER([.H537];2)+POWER([.I537];2)+POWER([.J537];2))" office:value-type="float" office:value="741.595814667523" calcext:value-type="float">
            <text:p>741.595814667523</text:p>
          </table:table-cell>
        </table:table-row>
        <table:table-row table:style-name="ro1">
          <table:table-cell office:value-type="float" office:value="50.4106" calcext:value-type="float">
            <text:p>50.4106</text:p>
          </table:table-cell>
          <table:table-cell office:value-type="float" office:value="291.038" calcext:value-type="float">
            <text:p>291.038</text:p>
          </table:table-cell>
          <table:table-cell office:value-type="float" office:value="44.5255" calcext:value-type="float">
            <text:p>44.5255</text:p>
          </table:table-cell>
          <table:table-cell office:value-type="float" office:value="50.1596" calcext:value-type="float">
            <text:p>50.1596</text:p>
          </table:table-cell>
          <table:table-cell office:value-type="float" office:value="279.829" calcext:value-type="float">
            <text:p>279.829</text:p>
          </table:table-cell>
          <table:table-cell office:value-type="float" office:value="45.4881" calcext:value-type="float">
            <text:p>45.4881</text:p>
          </table:table-cell>
          <table:table-cell/>
          <table:table-cell table:formula="of:=([.D538]-[.A538])/0.0166667" office:value-type="float" office:value="-15.0599698800605" calcext:value-type="float">
            <text:p>-15.0599698800605</text:p>
          </table:table-cell>
          <table:table-cell table:formula="of:=ABS([.E538]-[.B538])/0.0166667" office:value-type="float" office:value="672.53865492269" calcext:value-type="float">
            <text:p>672.53865492269</text:p>
          </table:table-cell>
          <table:table-cell table:formula="of:=([.F538]-[.C538])/0.0166667" office:value-type="float" office:value="57.7558844882311" calcext:value-type="float">
            <text:p>57.7558844882311</text:p>
          </table:table-cell>
          <table:table-cell table:formula="of:=DEGREES(ATAN(ABS([.F538]-[.C538])/ABS([.E538]-[.B538])))" office:value-type="float" office:value="4.90837105671463" calcext:value-type="float">
            <text:p>4.90837105671463</text:p>
          </table:table-cell>
          <table:table-cell table:formula="of:=SQRT(POWER([.H538];2)+POWER([.I538];2)+POWER([.J538];2))" office:value-type="float" office:value="675.182040083286" calcext:value-type="float">
            <text:p>675.182040083286</text:p>
          </table:table-cell>
        </table:table-row>
        <table:table-row table:style-name="ro1">
          <table:table-cell office:value-type="float" office:value="44.0853" calcext:value-type="float">
            <text:p>44.0853</text:p>
          </table:table-cell>
          <table:table-cell office:value-type="float" office:value="288.239" calcext:value-type="float">
            <text:p>288.239</text:p>
          </table:table-cell>
          <table:table-cell office:value-type="float" office:value="44.0002" calcext:value-type="float">
            <text:p>44.0002</text:p>
          </table:table-cell>
          <table:table-cell office:value-type="float" office:value="43.7444" calcext:value-type="float">
            <text:p>43.7444</text:p>
          </table:table-cell>
          <table:table-cell office:value-type="float" office:value="276.962" calcext:value-type="float">
            <text:p>276.962</text:p>
          </table:table-cell>
          <table:table-cell office:value-type="float" office:value="45.0025" calcext:value-type="float">
            <text:p>45.0025</text:p>
          </table:table-cell>
          <table:table-cell/>
          <table:table-cell table:formula="of:=([.D539]-[.A539])/0.0166667" office:value-type="float" office:value="-20.4539590920817" calcext:value-type="float">
            <text:p>-20.4539590920817</text:p>
          </table:table-cell>
          <table:table-cell table:formula="of:=ABS([.E539]-[.B539])/0.0166667" office:value-type="float" office:value="676.618646762706" calcext:value-type="float">
            <text:p>676.618646762706</text:p>
          </table:table-cell>
          <table:table-cell table:formula="of:=([.F539]-[.C539])/0.0166667" office:value-type="float" office:value="60.1378797242404" calcext:value-type="float">
            <text:p>60.1378797242404</text:p>
          </table:table-cell>
          <table:table-cell table:formula="of:=DEGREES(ATAN(ABS([.F539]-[.C539])/ABS([.E539]-[.B539])))" office:value-type="float" office:value="5.07910376614668" calcext:value-type="float">
            <text:p>5.07910376614668</text:p>
          </table:table-cell>
          <table:table-cell table:formula="of:=SQRT(POWER([.H539];2)+POWER([.I539];2)+POWER([.J539];2))" office:value-type="float" office:value="679.593792031139" calcext:value-type="float">
            <text:p>679.593792031139</text:p>
          </table:table-cell>
        </table:table-row>
        <table:table-row table:style-name="ro1">
          <table:table-cell office:value-type="float" office:value="33.0492" calcext:value-type="float">
            <text:p>33.0492</text:p>
          </table:table-cell>
          <table:table-cell office:value-type="float" office:value="275.191" calcext:value-type="float">
            <text:p>275.191</text:p>
          </table:table-cell>
          <table:table-cell office:value-type="float" office:value="44.1542" calcext:value-type="float">
            <text:p>44.1542</text:p>
          </table:table-cell>
          <table:table-cell office:value-type="float" office:value="33.3498" calcext:value-type="float">
            <text:p>33.3498</text:p>
          </table:table-cell>
          <table:table-cell office:value-type="float" office:value="263.031" calcext:value-type="float">
            <text:p>263.031</text:p>
          </table:table-cell>
          <table:table-cell office:value-type="float" office:value="45.3613" calcext:value-type="float">
            <text:p>45.3613</text:p>
          </table:table-cell>
          <table:table-cell/>
          <table:table-cell table:formula="of:=([.D540]-[.A540])/0.0166667" office:value-type="float" office:value="18.0359639280723" calcext:value-type="float">
            <text:p>18.0359639280723</text:p>
          </table:table-cell>
          <table:table-cell table:formula="of:=ABS([.E540]-[.B540])/0.0166667" office:value-type="float" office:value="729.598540802917" calcext:value-type="float">
            <text:p>729.598540802917</text:p>
          </table:table-cell>
          <table:table-cell table:formula="of:=([.F540]-[.C540])/0.0166667" office:value-type="float" office:value="72.4258551482895" calcext:value-type="float">
            <text:p>72.4258551482895</text:p>
          </table:table-cell>
          <table:table-cell table:formula="of:=DEGREES(ATAN(ABS([.F540]-[.C540])/ABS([.E540]-[.B540])))" office:value-type="float" office:value="5.66907010272457" calcext:value-type="float">
            <text:p>5.66907010272457</text:p>
          </table:table-cell>
          <table:table-cell table:formula="of:=SQRT(POWER([.H540];2)+POWER([.I540];2)+POWER([.J540];2))" office:value-type="float" office:value="733.406320691689" calcext:value-type="float">
            <text:p>733.406320691689</text:p>
          </table:table-cell>
        </table:table-row>
        <table:table-row table:style-name="ro1">
          <table:table-cell office:value-type="float" office:value="36.7198" calcext:value-type="float">
            <text:p>36.7198</text:p>
          </table:table-cell>
          <table:table-cell office:value-type="float" office:value="276.402" calcext:value-type="float">
            <text:p>276.402</text:p>
          </table:table-cell>
          <table:table-cell office:value-type="float" office:value="44.1706" calcext:value-type="float">
            <text:p>44.1706</text:p>
          </table:table-cell>
          <table:table-cell office:value-type="float" office:value="36.5239" calcext:value-type="float">
            <text:p>36.5239</text:p>
          </table:table-cell>
          <table:table-cell office:value-type="float" office:value="262.869" calcext:value-type="float">
            <text:p>262.869</text:p>
          </table:table-cell>
          <table:table-cell office:value-type="float" office:value="45.1115" calcext:value-type="float">
            <text:p>45.1115</text:p>
          </table:table-cell>
          <table:table-cell/>
          <table:table-cell table:formula="of:=([.D541]-[.A541])/0.0166667" office:value-type="float" office:value="-11.7539764920471" calcext:value-type="float">
            <text:p>-11.7539764920471</text:p>
          </table:table-cell>
          <table:table-cell table:formula="of:=ABS([.E541]-[.B541])/0.0166667" office:value-type="float" office:value="811.978376043246" calcext:value-type="float">
            <text:p>811.978376043246</text:p>
          </table:table-cell>
          <table:table-cell table:formula="of:=([.F541]-[.C541])/0.0166667" office:value-type="float" office:value="56.4538870922258" calcext:value-type="float">
            <text:p>56.4538870922258</text:p>
          </table:table-cell>
          <table:table-cell table:formula="of:=DEGREES(ATAN(ABS([.F541]-[.C541])/ABS([.E541]-[.B541])))" office:value-type="float" office:value="3.9771658358155" calcext:value-type="float">
            <text:p>3.9771658358155</text:p>
          </table:table-cell>
          <table:table-cell table:formula="of:=SQRT(POWER([.H541];2)+POWER([.I541];2)+POWER([.J541];2))" office:value-type="float" office:value="814.023390630161" calcext:value-type="float">
            <text:p>814.023390630161</text:p>
          </table:table-cell>
        </table:table-row>
        <table:table-row table:style-name="ro1">
          <table:table-cell office:value-type="float" office:value="44.2071" calcext:value-type="float">
            <text:p>44.2071</text:p>
          </table:table-cell>
          <table:table-cell office:value-type="float" office:value="277.246" calcext:value-type="float">
            <text:p>277.246</text:p>
          </table:table-cell>
          <table:table-cell office:value-type="float" office:value="44.2068" calcext:value-type="float">
            <text:p>44.2068</text:p>
          </table:table-cell>
          <table:table-cell office:value-type="float" office:value="44.2709" calcext:value-type="float">
            <text:p>44.2709</text:p>
          </table:table-cell>
          <table:table-cell office:value-type="float" office:value="263.937" calcext:value-type="float">
            <text:p>263.937</text:p>
          </table:table-cell>
          <table:table-cell office:value-type="float" office:value="45.3413" calcext:value-type="float">
            <text:p>45.3413</text:p>
          </table:table-cell>
          <table:table-cell/>
          <table:table-cell table:formula="of:=([.D542]-[.A542])/0.0166667" office:value-type="float" office:value="3.82799234401534" calcext:value-type="float">
            <text:p>3.82799234401534</text:p>
          </table:table-cell>
          <table:table-cell table:formula="of:=ABS([.E542]-[.B542])/0.0166667" office:value-type="float" office:value="798.538402923192" calcext:value-type="float">
            <text:p>798.538402923192</text:p>
          </table:table-cell>
          <table:table-cell table:formula="of:=([.F542]-[.C542])/0.0166667" office:value-type="float" office:value="68.069863860272" calcext:value-type="float">
            <text:p>68.069863860272</text:p>
          </table:table-cell>
          <table:table-cell table:formula="of:=DEGREES(ATAN(ABS([.F542]-[.C542])/ABS([.E542]-[.B542])))" office:value-type="float" office:value="4.87228954067643" calcext:value-type="float">
            <text:p>4.87228954067643</text:p>
          </table:table-cell>
          <table:table-cell table:formula="of:=SQRT(POWER([.H542];2)+POWER([.I542];2)+POWER([.J542];2))" office:value-type="float" office:value="801.443535649558" calcext:value-type="float">
            <text:p>801.443535649558</text:p>
          </table:table-cell>
        </table:table-row>
        <table:table-row table:style-name="ro1">
          <table:table-cell office:value-type="float" office:value="42.7932" calcext:value-type="float">
            <text:p>42.7932</text:p>
          </table:table-cell>
          <table:table-cell office:value-type="float" office:value="275.558" calcext:value-type="float">
            <text:p>275.558</text:p>
          </table:table-cell>
          <table:table-cell office:value-type="float" office:value="43.9919" calcext:value-type="float">
            <text:p>43.9919</text:p>
          </table:table-cell>
          <table:table-cell office:value-type="float" office:value="42.2728" calcext:value-type="float">
            <text:p>42.2728</text:p>
          </table:table-cell>
          <table:table-cell office:value-type="float" office:value="260.802" calcext:value-type="float">
            <text:p>260.802</text:p>
          </table:table-cell>
          <table:table-cell office:value-type="float" office:value="45.3837" calcext:value-type="float">
            <text:p>45.3837</text:p>
          </table:table-cell>
          <table:table-cell/>
          <table:table-cell table:formula="of:=([.D543]-[.A543])/0.0166667" office:value-type="float" office:value="-31.223937552125" calcext:value-type="float">
            <text:p>-31.223937552125</text:p>
          </table:table-cell>
          <table:table-cell table:formula="of:=ABS([.E543]-[.B543])/0.0166667" office:value-type="float" office:value="885.35822928354" calcext:value-type="float">
            <text:p>885.35822928354</text:p>
          </table:table-cell>
          <table:table-cell table:formula="of:=([.F543]-[.C543])/0.0166667" office:value-type="float" office:value="83.5078329843338" calcext:value-type="float">
            <text:p>83.5078329843338</text:p>
          </table:table-cell>
          <table:table-cell table:formula="of:=DEGREES(ATAN(ABS([.F543]-[.C543])/ABS([.E543]-[.B543])))" office:value-type="float" office:value="5.38825157016901" calcext:value-type="float">
            <text:p>5.38825157016901</text:p>
          </table:table-cell>
          <table:table-cell table:formula="of:=SQRT(POWER([.H543];2)+POWER([.I543];2)+POWER([.J543];2))" office:value-type="float" office:value="889.835763838521" calcext:value-type="float">
            <text:p>889.835763838521</text:p>
          </table:table-cell>
        </table:table-row>
        <table:table-row table:style-name="ro1">
          <table:table-cell office:value-type="float" office:value="53.93" calcext:value-type="float">
            <text:p>53.93</text:p>
          </table:table-cell>
          <table:table-cell office:value-type="float" office:value="279.592" calcext:value-type="float">
            <text:p>279.592</text:p>
          </table:table-cell>
          <table:table-cell office:value-type="float" office:value="44.2373" calcext:value-type="float">
            <text:p>44.2373</text:p>
          </table:table-cell>
          <table:table-cell office:value-type="float" office:value="54.4272" calcext:value-type="float">
            <text:p>54.4272</text:p>
          </table:table-cell>
          <table:table-cell office:value-type="float" office:value="266.569" calcext:value-type="float">
            <text:p>266.569</text:p>
          </table:table-cell>
          <table:table-cell office:value-type="float" office:value="45.0592" calcext:value-type="float">
            <text:p>45.0592</text:p>
          </table:table-cell>
          <table:table-cell/>
          <table:table-cell table:formula="of:=([.D544]-[.A544])/0.0166667" office:value-type="float" office:value="29.8319403361193" calcext:value-type="float">
            <text:p>29.8319403361193</text:p>
          </table:table-cell>
          <table:table-cell table:formula="of:=ABS([.E544]-[.B544])/0.0166667" office:value-type="float" office:value="781.378437243124" calcext:value-type="float">
            <text:p>781.378437243124</text:p>
          </table:table-cell>
          <table:table-cell table:formula="of:=([.F544]-[.C544])/0.0166667" office:value-type="float" office:value="49.3139013721972" calcext:value-type="float">
            <text:p>49.3139013721972</text:p>
          </table:table-cell>
          <table:table-cell table:formula="of:=DEGREES(ATAN(ABS([.F544]-[.C544])/ABS([.E544]-[.B544])))" office:value-type="float" office:value="3.61122841819689" calcext:value-type="float">
            <text:p>3.61122841819689</text:p>
          </table:table-cell>
          <table:table-cell table:formula="of:=SQRT(POWER([.H544];2)+POWER([.I544];2)+POWER([.J544];2))" office:value-type="float" office:value="783.501159999952" calcext:value-type="float">
            <text:p>783.501159999952</text:p>
          </table:table-cell>
        </table:table-row>
        <table:table-row table:style-name="ro1">
          <table:table-cell office:value-type="float" office:value="58.2156" calcext:value-type="float">
            <text:p>58.2156</text:p>
          </table:table-cell>
          <table:table-cell office:value-type="float" office:value="280.32" calcext:value-type="float">
            <text:p>280.32</text:p>
          </table:table-cell>
          <table:table-cell office:value-type="float" office:value="44.8315" calcext:value-type="float">
            <text:p>44.8315</text:p>
          </table:table-cell>
          <table:table-cell office:value-type="float" office:value="59.0865" calcext:value-type="float">
            <text:p>59.0865</text:p>
          </table:table-cell>
          <table:table-cell office:value-type="float" office:value="267.386" calcext:value-type="float">
            <text:p>267.386</text:p>
          </table:table-cell>
          <table:table-cell office:value-type="float" office:value="45.8571" calcext:value-type="float">
            <text:p>45.8571</text:p>
          </table:table-cell>
          <table:table-cell/>
          <table:table-cell table:formula="of:=([.D545]-[.A545])/0.0166667" office:value-type="float" office:value="52.2538954922089" calcext:value-type="float">
            <text:p>52.2538954922089</text:p>
          </table:table-cell>
          <table:table-cell table:formula="of:=ABS([.E545]-[.B545])/0.0166667" office:value-type="float" office:value="776.038447923102" calcext:value-type="float">
            <text:p>776.038447923102</text:p>
          </table:table-cell>
          <table:table-cell table:formula="of:=([.F545]-[.C545])/0.0166667" office:value-type="float" office:value="61.5358769282464" calcext:value-type="float">
            <text:p>61.5358769282464</text:p>
          </table:table-cell>
          <table:table-cell table:formula="of:=DEGREES(ATAN(ABS([.F545]-[.C545])/ABS([.E545]-[.B545])))" office:value-type="float" office:value="4.53377563170044" calcext:value-type="float">
            <text:p>4.53377563170044</text:p>
          </table:table-cell>
          <table:table-cell table:formula="of:=SQRT(POWER([.H545];2)+POWER([.I545];2)+POWER([.J545];2))" office:value-type="float" office:value="780.226125170349" calcext:value-type="float">
            <text:p>780.226125170349</text:p>
          </table:table-cell>
        </table:table-row>
        <table:table-row table:style-name="ro1">
          <table:table-cell office:value-type="float" office:value="69.5852" calcext:value-type="float">
            <text:p>69.5852</text:p>
          </table:table-cell>
          <table:table-cell office:value-type="float" office:value="282.081" calcext:value-type="float">
            <text:p>282.081</text:p>
          </table:table-cell>
          <table:table-cell office:value-type="float" office:value="44.6998" calcext:value-type="float">
            <text:p>44.6998</text:p>
          </table:table-cell>
          <table:table-cell office:value-type="float" office:value="71.1294" calcext:value-type="float">
            <text:p>71.1294</text:p>
          </table:table-cell>
          <table:table-cell office:value-type="float" office:value="270.509" calcext:value-type="float">
            <text:p>270.509</text:p>
          </table:table-cell>
          <table:table-cell office:value-type="float" office:value="45.9849" calcext:value-type="float">
            <text:p>45.9849</text:p>
          </table:table-cell>
          <table:table-cell/>
          <table:table-cell table:formula="of:=([.D546]-[.A546])/0.0166667" office:value-type="float" office:value="92.6518146963708" calcext:value-type="float">
            <text:p>92.6518146963708</text:p>
          </table:table-cell>
          <table:table-cell table:formula="of:=ABS([.E546]-[.B546])/0.0166667" office:value-type="float" office:value="694.318611362777" calcext:value-type="float">
            <text:p>694.318611362777</text:p>
          </table:table-cell>
          <table:table-cell table:formula="of:=([.F546]-[.C546])/0.0166667" office:value-type="float" office:value="77.1058457883084" calcext:value-type="float">
            <text:p>77.1058457883084</text:p>
          </table:table-cell>
          <table:table-cell table:formula="of:=DEGREES(ATAN(ABS([.F546]-[.C546])/ABS([.E546]-[.B546])))" office:value-type="float" office:value="6.33687680729348" calcext:value-type="float">
            <text:p>6.33687680729348</text:p>
          </table:table-cell>
          <table:table-cell table:formula="of:=SQRT(POWER([.H546];2)+POWER([.I546];2)+POWER([.J546];2))" office:value-type="float" office:value="704.704196316438" calcext:value-type="float">
            <text:p>704.704196316438</text:p>
          </table:table-cell>
        </table:table-row>
        <table:table-row table:style-name="ro1">
          <table:table-cell office:value-type="float" office:value="76.9797" calcext:value-type="float">
            <text:p>76.9797</text:p>
          </table:table-cell>
          <table:table-cell office:value-type="float" office:value="285.821" calcext:value-type="float">
            <text:p>285.821</text:p>
          </table:table-cell>
          <table:table-cell office:value-type="float" office:value="42.7858" calcext:value-type="float">
            <text:p>42.7858</text:p>
          </table:table-cell>
          <table:table-cell office:value-type="float" office:value="76.34" calcext:value-type="float">
            <text:p>76.34</text:p>
          </table:table-cell>
          <table:table-cell office:value-type="float" office:value="272.765" calcext:value-type="float">
            <text:p>272.765</text:p>
          </table:table-cell>
          <table:table-cell office:value-type="float" office:value="43.613" calcext:value-type="float">
            <text:p>43.613</text:p>
          </table:table-cell>
          <table:table-cell/>
          <table:table-cell table:formula="of:=([.D547]-[.A547])/0.0166667" office:value-type="float" office:value="-38.381923236153" calcext:value-type="float">
            <text:p>-38.381923236153</text:p>
          </table:table-cell>
          <table:table-cell table:formula="of:=ABS([.E547]-[.B547])/0.0166667" office:value-type="float" office:value="783.358433283136" calcext:value-type="float">
            <text:p>783.358433283136</text:p>
          </table:table-cell>
          <table:table-cell table:formula="of:=([.F547]-[.C547])/0.0166667" office:value-type="float" office:value="49.6319007361984" calcext:value-type="float">
            <text:p>49.6319007361984</text:p>
          </table:table-cell>
          <table:table-cell table:formula="of:=DEGREES(ATAN(ABS([.F547]-[.C547])/ABS([.E547]-[.B547])))" office:value-type="float" office:value="3.62529129149487" calcext:value-type="float">
            <text:p>3.62529129149487</text:p>
          </table:table-cell>
          <table:table-cell table:formula="of:=SQRT(POWER([.H547];2)+POWER([.I547];2)+POWER([.J547];2))" office:value-type="float" office:value="785.866994215817" calcext:value-type="float">
            <text:p>785.866994215817</text:p>
          </table:table-cell>
        </table:table-row>
        <table:table-row table:style-name="ro1">
          <table:table-cell office:value-type="float" office:value="75.8539" calcext:value-type="float">
            <text:p>75.8539</text:p>
          </table:table-cell>
          <table:table-cell office:value-type="float" office:value="273.823" calcext:value-type="float">
            <text:p>273.823</text:p>
          </table:table-cell>
          <table:table-cell office:value-type="float" office:value="44.4373" calcext:value-type="float">
            <text:p>44.4373</text:p>
          </table:table-cell>
          <table:table-cell office:value-type="float" office:value="75.2512" calcext:value-type="float">
            <text:p>75.2512</text:p>
          </table:table-cell>
          <table:table-cell office:value-type="float" office:value="260.135" calcext:value-type="float">
            <text:p>260.135</text:p>
          </table:table-cell>
          <table:table-cell office:value-type="float" office:value="45.4059" calcext:value-type="float">
            <text:p>45.4059</text:p>
          </table:table-cell>
          <table:table-cell/>
          <table:table-cell table:formula="of:=([.D548]-[.A548])/0.0166667" office:value-type="float" office:value="-36.1619276761446" calcext:value-type="float">
            <text:p>-36.1619276761446</text:p>
          </table:table-cell>
          <table:table-cell table:formula="of:=ABS([.E548]-[.B548])/0.0166667" office:value-type="float" office:value="821.278357443284" calcext:value-type="float">
            <text:p>821.278357443284</text:p>
          </table:table-cell>
          <table:table-cell table:formula="of:=([.F548]-[.C548])/0.0166667" office:value-type="float" office:value="58.1158837682326" calcext:value-type="float">
            <text:p>58.1158837682326</text:p>
          </table:table-cell>
          <table:table-cell table:formula="of:=DEGREES(ATAN(ABS([.F548]-[.C548])/ABS([.E548]-[.B548])))" office:value-type="float" office:value="4.04765770613904" calcext:value-type="float">
            <text:p>4.04765770613904</text:p>
          </table:table-cell>
          <table:table-cell table:formula="of:=SQRT(POWER([.H548];2)+POWER([.I548];2)+POWER([.J548];2))" office:value-type="float" office:value="824.125767928753" calcext:value-type="float">
            <text:p>824.125767928753</text:p>
          </table:table-cell>
        </table:table-row>
        <table:table-row table:style-name="ro1">
          <table:table-cell office:value-type="float" office:value="74.9218" calcext:value-type="float">
            <text:p>74.9218</text:p>
          </table:table-cell>
          <table:table-cell office:value-type="float" office:value="284.281" calcext:value-type="float">
            <text:p>284.281</text:p>
          </table:table-cell>
          <table:table-cell office:value-type="float" office:value="43.0469" calcext:value-type="float">
            <text:p>43.0469</text:p>
          </table:table-cell>
          <table:table-cell office:value-type="float" office:value="74.583" calcext:value-type="float">
            <text:p>74.583</text:p>
          </table:table-cell>
          <table:table-cell office:value-type="float" office:value="269.928" calcext:value-type="float">
            <text:p>269.928</text:p>
          </table:table-cell>
          <table:table-cell office:value-type="float" office:value="44.574" calcext:value-type="float">
            <text:p>44.574</text:p>
          </table:table-cell>
          <table:table-cell/>
          <table:table-cell table:formula="of:=([.D549]-[.A549])/0.0166667" office:value-type="float" office:value="-20.3279593440817" calcext:value-type="float">
            <text:p>-20.3279593440817</text:p>
          </table:table-cell>
          <table:table-cell table:formula="of:=ABS([.E549]-[.B549])/0.0166667" office:value-type="float" office:value="861.178277643445" calcext:value-type="float">
            <text:p>861.178277643445</text:p>
          </table:table-cell>
          <table:table-cell table:formula="of:=([.F549]-[.C549])/0.0166667" office:value-type="float" office:value="91.6258167483663" calcext:value-type="float">
            <text:p>91.6258167483663</text:p>
          </table:table-cell>
          <table:table-cell table:formula="of:=DEGREES(ATAN(ABS([.F549]-[.C549])/ABS([.E549]-[.B549])))" office:value-type="float" office:value="6.07318706378836" calcext:value-type="float">
            <text:p>6.07318706378836</text:p>
          </table:table-cell>
          <table:table-cell table:formula="of:=SQRT(POWER([.H549];2)+POWER([.I549];2)+POWER([.J549];2))" office:value-type="float" office:value="866.277404825285" calcext:value-type="float">
            <text:p>866.277404825285</text:p>
          </table:table-cell>
        </table:table-row>
        <table:table-row table:style-name="ro1">
          <table:table-cell office:value-type="float" office:value="78.6566" calcext:value-type="float">
            <text:p>78.6566</text:p>
          </table:table-cell>
          <table:table-cell office:value-type="float" office:value="277.874" calcext:value-type="float">
            <text:p>277.874</text:p>
          </table:table-cell>
          <table:table-cell office:value-type="float" office:value="44.2704" calcext:value-type="float">
            <text:p>44.2704</text:p>
          </table:table-cell>
          <table:table-cell office:value-type="float" office:value="77.7372" calcext:value-type="float">
            <text:p>77.7372</text:p>
          </table:table-cell>
          <table:table-cell office:value-type="float" office:value="265.156" calcext:value-type="float">
            <text:p>265.156</text:p>
          </table:table-cell>
          <table:table-cell office:value-type="float" office:value="45.5465" calcext:value-type="float">
            <text:p>45.5465</text:p>
          </table:table-cell>
          <table:table-cell/>
          <table:table-cell table:formula="of:=([.D550]-[.A550])/0.0166667" office:value-type="float" office:value="-55.1638896722204" calcext:value-type="float">
            <text:p>-55.1638896722204</text:p>
          </table:table-cell>
          <table:table-cell table:formula="of:=ABS([.E550]-[.B550])/0.0166667" office:value-type="float" office:value="763.078473843053" calcext:value-type="float">
            <text:p>763.078473843053</text:p>
          </table:table-cell>
          <table:table-cell table:formula="of:=([.F550]-[.C550])/0.0166667" office:value-type="float" office:value="76.5658468683062" calcext:value-type="float">
            <text:p>76.5658468683062</text:p>
          </table:table-cell>
          <table:table-cell table:formula="of:=DEGREES(ATAN(ABS([.F550]-[.C550])/ABS([.E550]-[.B550])))" office:value-type="float" office:value="5.72977259590635" calcext:value-type="float">
            <text:p>5.72977259590635</text:p>
          </table:table-cell>
          <table:table-cell table:formula="of:=SQRT(POWER([.H550];2)+POWER([.I550];2)+POWER([.J550];2))" office:value-type="float" office:value="768.891501366138" calcext:value-type="float">
            <text:p>768.891501366138</text:p>
          </table:table-cell>
        </table:table-row>
        <table:table-row table:style-name="ro1">
          <table:table-cell office:value-type="float" office:value="86.85" calcext:value-type="float">
            <text:p>86.85</text:p>
          </table:table-cell>
          <table:table-cell office:value-type="float" office:value="274.542" calcext:value-type="float">
            <text:p>274.542</text:p>
          </table:table-cell>
          <table:table-cell office:value-type="float" office:value="44.2251" calcext:value-type="float">
            <text:p>44.2251</text:p>
          </table:table-cell>
          <table:table-cell office:value-type="float" office:value="86.4124" calcext:value-type="float">
            <text:p>86.4124</text:p>
          </table:table-cell>
          <table:table-cell office:value-type="float" office:value="261.05" calcext:value-type="float">
            <text:p>261.05</text:p>
          </table:table-cell>
          <table:table-cell office:value-type="float" office:value="45.1583" calcext:value-type="float">
            <text:p>45.1583</text:p>
          </table:table-cell>
          <table:table-cell/>
          <table:table-cell table:formula="of:=([.D551]-[.A551])/0.0166667" office:value-type="float" office:value="-26.2559474881044" calcext:value-type="float">
            <text:p>-26.2559474881044</text:p>
          </table:table-cell>
          <table:table-cell table:formula="of:=ABS([.E551]-[.B551])/0.0166667" office:value-type="float" office:value="809.518380963236" calcext:value-type="float">
            <text:p>809.518380963236</text:p>
          </table:table-cell>
          <table:table-cell table:formula="of:=([.F551]-[.C551])/0.0166667" office:value-type="float" office:value="55.9918880162239" calcext:value-type="float">
            <text:p>55.9918880162239</text:p>
          </table:table-cell>
          <table:table-cell table:formula="of:=DEGREES(ATAN(ABS([.F551]-[.C551])/ABS([.E551]-[.B551])))" office:value-type="float" office:value="3.95667061545903" calcext:value-type="float">
            <text:p>3.95667061545903</text:p>
          </table:table-cell>
          <table:table-cell table:formula="of:=SQRT(POWER([.H551];2)+POWER([.I551];2)+POWER([.J551];2))" office:value-type="float" office:value="811.877130740519" calcext:value-type="float">
            <text:p>811.877130740519</text:p>
          </table:table-cell>
        </table:table-row>
        <table:table-row table:style-name="ro1">
          <table:table-cell office:value-type="float" office:value="89.541" calcext:value-type="float">
            <text:p>89.541</text:p>
          </table:table-cell>
          <table:table-cell office:value-type="float" office:value="279.67" calcext:value-type="float">
            <text:p>279.67</text:p>
          </table:table-cell>
          <table:table-cell office:value-type="float" office:value="43.8921" calcext:value-type="float">
            <text:p>43.8921</text:p>
          </table:table-cell>
          <table:table-cell office:value-type="float" office:value="89.5047" calcext:value-type="float">
            <text:p>89.5047</text:p>
          </table:table-cell>
          <table:table-cell office:value-type="float" office:value="265.867" calcext:value-type="float">
            <text:p>265.867</text:p>
          </table:table-cell>
          <table:table-cell office:value-type="float" office:value="45.3293" calcext:value-type="float">
            <text:p>45.3293</text:p>
          </table:table-cell>
          <table:table-cell/>
          <table:table-cell table:formula="of:=([.D552]-[.A552])/0.0166667" office:value-type="float" office:value="-2.17799564400854" calcext:value-type="float">
            <text:p>-2.17799564400854</text:p>
          </table:table-cell>
          <table:table-cell table:formula="of:=ABS([.E552]-[.B552])/0.0166667" office:value-type="float" office:value="828.178343643313" calcext:value-type="float">
            <text:p>828.178343643313</text:p>
          </table:table-cell>
          <table:table-cell table:formula="of:=([.F552]-[.C552])/0.0166667" office:value-type="float" office:value="86.2318275363452" calcext:value-type="float">
            <text:p>86.2318275363452</text:p>
          </table:table-cell>
          <table:table-cell table:formula="of:=DEGREES(ATAN(ABS([.F552]-[.C552])/ABS([.E552]-[.B552])))" office:value-type="float" office:value="5.94434786738101" calcext:value-type="float">
            <text:p>5.94434786738101</text:p>
          </table:table-cell>
          <table:table-cell table:formula="of:=SQRT(POWER([.H552];2)+POWER([.I552];2)+POWER([.J552];2))" office:value-type="float" office:value="832.658417735066" calcext:value-type="float">
            <text:p>832.658417735066</text:p>
          </table:table-cell>
        </table:table-row>
        <table:table-row table:style-name="ro1">
          <table:table-cell office:value-type="float" office:value="99.8673" calcext:value-type="float">
            <text:p>99.8673</text:p>
          </table:table-cell>
          <table:table-cell office:value-type="float" office:value="279.408" calcext:value-type="float">
            <text:p>279.408</text:p>
          </table:table-cell>
          <table:table-cell office:value-type="float" office:value="44.3457" calcext:value-type="float">
            <text:p>44.3457</text:p>
          </table:table-cell>
          <table:table-cell office:value-type="float" office:value="100.104" calcext:value-type="float">
            <text:p>100.104</text:p>
          </table:table-cell>
          <table:table-cell office:value-type="float" office:value="267.008" calcext:value-type="float">
            <text:p>267.008</text:p>
          </table:table-cell>
          <table:table-cell office:value-type="float" office:value="45.3024" calcext:value-type="float">
            <text:p>45.3024</text:p>
          </table:table-cell>
          <table:table-cell/>
          <table:table-cell table:formula="of:=([.D553]-[.A553])/0.0166667" office:value-type="float" office:value="14.2019715960567" calcext:value-type="float">
            <text:p>14.2019715960567</text:p>
          </table:table-cell>
          <table:table-cell table:formula="of:=ABS([.E553]-[.B553])/0.0166667" office:value-type="float" office:value="743.998512002978" calcext:value-type="float">
            <text:p>743.998512002978</text:p>
          </table:table-cell>
          <table:table-cell table:formula="of:=([.F553]-[.C553])/0.0166667" office:value-type="float" office:value="57.4018851962295" calcext:value-type="float">
            <text:p>57.4018851962295</text:p>
          </table:table-cell>
          <table:table-cell table:formula="of:=DEGREES(ATAN(ABS([.F553]-[.C553])/ABS([.E553]-[.B553])))" office:value-type="float" office:value="4.41181411573648" calcext:value-type="float">
            <text:p>4.41181411573648</text:p>
          </table:table-cell>
          <table:table-cell table:formula="of:=SQRT(POWER([.H553];2)+POWER([.I553];2)+POWER([.J553];2))" office:value-type="float" office:value="746.344731530907" calcext:value-type="float">
            <text:p>746.344731530907</text:p>
          </table:table-cell>
        </table:table-row>
        <table:table-row table:style-name="ro1">
          <table:table-cell office:value-type="float" office:value="107.764" calcext:value-type="float">
            <text:p>107.764</text:p>
          </table:table-cell>
          <table:table-cell office:value-type="float" office:value="280.273" calcext:value-type="float">
            <text:p>280.273</text:p>
          </table:table-cell>
          <table:table-cell office:value-type="float" office:value="43.646" calcext:value-type="float">
            <text:p>43.646</text:p>
          </table:table-cell>
          <table:table-cell office:value-type="float" office:value="106.637" calcext:value-type="float">
            <text:p>106.637</text:p>
          </table:table-cell>
          <table:table-cell office:value-type="float" office:value="265.595" calcext:value-type="float">
            <text:p>265.595</text:p>
          </table:table-cell>
          <table:table-cell office:value-type="float" office:value="44.7444" calcext:value-type="float">
            <text:p>44.7444</text:p>
          </table:table-cell>
          <table:table-cell/>
          <table:table-cell table:formula="of:=([.D554]-[.A554])/0.0166667" office:value-type="float" office:value="-67.6198647602702" calcext:value-type="float">
            <text:p>-67.6198647602702</text:p>
          </table:table-cell>
          <table:table-cell table:formula="of:=ABS([.E554]-[.B554])/0.0166667" office:value-type="float" office:value="880.678238643523" calcext:value-type="float">
            <text:p>880.678238643523</text:p>
          </table:table-cell>
          <table:table-cell table:formula="of:=([.F554]-[.C554])/0.0166667" office:value-type="float" office:value="65.9038681922635" calcext:value-type="float">
            <text:p>65.9038681922635</text:p>
          </table:table-cell>
          <table:table-cell table:formula="of:=DEGREES(ATAN(ABS([.F554]-[.C554])/ABS([.E554]-[.B554])))" office:value-type="float" office:value="4.27964309544305" calcext:value-type="float">
            <text:p>4.27964309544305</text:p>
          </table:table-cell>
          <table:table-cell table:formula="of:=SQRT(POWER([.H554];2)+POWER([.I554];2)+POWER([.J554];2))" office:value-type="float" office:value="885.725649381996" calcext:value-type="float">
            <text:p>885.725649381996</text:p>
          </table:table-cell>
        </table:table-row>
        <table:table-row table:style-name="ro1">
          <table:table-cell office:value-type="float" office:value="107.272" calcext:value-type="float">
            <text:p>107.272</text:p>
          </table:table-cell>
          <table:table-cell office:value-type="float" office:value="280.365" calcext:value-type="float">
            <text:p>280.365</text:p>
          </table:table-cell>
          <table:table-cell office:value-type="float" office:value="43.3848" calcext:value-type="float">
            <text:p>43.3848</text:p>
          </table:table-cell>
          <table:table-cell office:value-type="float" office:value="105.175" calcext:value-type="float">
            <text:p>105.175</text:p>
          </table:table-cell>
          <table:table-cell office:value-type="float" office:value="265.689" calcext:value-type="float">
            <text:p>265.689</text:p>
          </table:table-cell>
          <table:table-cell office:value-type="float" office:value="44.7412" calcext:value-type="float">
            <text:p>44.7412</text:p>
          </table:table-cell>
          <table:table-cell/>
          <table:table-cell table:formula="of:=([.D555]-[.A555])/0.0166667" office:value-type="float" office:value="-125.819748360504" calcext:value-type="float">
            <text:p>-125.819748360504</text:p>
          </table:table-cell>
          <table:table-cell table:formula="of:=ABS([.E555]-[.B555])/0.0166667" office:value-type="float" office:value="880.558238883522" calcext:value-type="float">
            <text:p>880.558238883522</text:p>
          </table:table-cell>
          <table:table-cell table:formula="of:=([.F555]-[.C555])/0.0166667" office:value-type="float" office:value="81.3838372323256" calcext:value-type="float">
            <text:p>81.3838372323256</text:p>
          </table:table-cell>
          <table:table-cell table:formula="of:=DEGREES(ATAN(ABS([.F555]-[.C555])/ABS([.E555]-[.B555])))" office:value-type="float" office:value="5.28044691590045" calcext:value-type="float">
            <text:p>5.28044691590045</text:p>
          </table:table-cell>
          <table:table-cell table:formula="of:=SQRT(POWER([.H555];2)+POWER([.I555];2)+POWER([.J555];2))" office:value-type="float" office:value="893.217078937594" calcext:value-type="float">
            <text:p>893.217078937594</text:p>
          </table:table-cell>
        </table:table-row>
        <table:table-row table:style-name="ro1">
          <table:table-cell office:value-type="float" office:value="108.28" calcext:value-type="float">
            <text:p>108.28</text:p>
          </table:table-cell>
          <table:table-cell office:value-type="float" office:value="277.479" calcext:value-type="float">
            <text:p>277.479</text:p>
          </table:table-cell>
          <table:table-cell office:value-type="float" office:value="44.8268" calcext:value-type="float">
            <text:p>44.8268</text:p>
          </table:table-cell>
          <table:table-cell office:value-type="float" office:value="106.176" calcext:value-type="float">
            <text:p>106.176</text:p>
          </table:table-cell>
          <table:table-cell office:value-type="float" office:value="257.051" calcext:value-type="float">
            <text:p>257.051</text:p>
          </table:table-cell>
          <table:table-cell office:value-type="float" office:value="47.3019" calcext:value-type="float">
            <text:p>47.3019</text:p>
          </table:table-cell>
          <table:table-cell/>
          <table:table-cell table:formula="of:=([.D556]-[.A556])/0.0166667" office:value-type="float" office:value="-126.239747520505" calcext:value-type="float">
            <text:p>-126.239747520505</text:p>
          </table:table-cell>
          <table:table-cell table:formula="of:=ABS([.E556]-[.B556])/0.0166667" office:value-type="float" office:value="1225.6775486449" calcext:value-type="float">
            <text:p>1225.6775486449</text:p>
          </table:table-cell>
          <table:table-cell table:formula="of:=([.F556]-[.C556])/0.0166667" office:value-type="float" office:value="148.505702988594" calcext:value-type="float">
            <text:p>148.505702988594</text:p>
          </table:table-cell>
          <table:table-cell table:formula="of:=DEGREES(ATAN(ABS([.F556]-[.C556])/ABS([.E556]-[.B556])))" office:value-type="float" office:value="6.90840431362765" calcext:value-type="float">
            <text:p>6.90840431362765</text:p>
          </table:table-cell>
          <table:table-cell table:formula="of:=SQRT(POWER([.H556];2)+POWER([.I556];2)+POWER([.J556];2))" office:value-type="float" office:value="1241.07851118547" calcext:value-type="float">
            <text:p>1241.07851118547</text:p>
          </table:table-cell>
        </table:table-row>
        <table:table-row table:style-name="ro1">
          <table:table-cell office:value-type="float" office:value="107.224" calcext:value-type="float">
            <text:p>107.224</text:p>
          </table:table-cell>
          <table:table-cell office:value-type="float" office:value="276.524" calcext:value-type="float">
            <text:p>276.524</text:p>
          </table:table-cell>
          <table:table-cell office:value-type="float" office:value="43.9899" calcext:value-type="float">
            <text:p>43.9899</text:p>
          </table:table-cell>
          <table:table-cell office:value-type="float" office:value="106.637" calcext:value-type="float">
            <text:p>106.637</text:p>
          </table:table-cell>
          <table:table-cell office:value-type="float" office:value="265.595" calcext:value-type="float">
            <text:p>265.595</text:p>
          </table:table-cell>
          <table:table-cell office:value-type="float" office:value="44.7444" calcext:value-type="float">
            <text:p>44.7444</text:p>
          </table:table-cell>
          <table:table-cell/>
          <table:table-cell table:formula="of:=([.D557]-[.A557])/0.0166667" office:value-type="float" office:value="-35.2199295601411" calcext:value-type="float">
            <text:p>-35.2199295601411</text:p>
          </table:table-cell>
          <table:table-cell table:formula="of:=ABS([.E557]-[.B557])/0.0166667" office:value-type="float" office:value="655.738688522621" calcext:value-type="float">
            <text:p>655.738688522621</text:p>
          </table:table-cell>
          <table:table-cell table:formula="of:=([.F557]-[.C557])/0.0166667" office:value-type="float" office:value="45.2699094601811" calcext:value-type="float">
            <text:p>45.2699094601811</text:p>
          </table:table-cell>
          <table:table-cell table:formula="of:=DEGREES(ATAN(ABS([.F557]-[.C557])/ABS([.E557]-[.B557])))" office:value-type="float" office:value="3.94923444708405" calcext:value-type="float">
            <text:p>3.94923444708405</text:p>
          </table:table-cell>
          <table:table-cell table:formula="of:=SQRT(POWER([.H557];2)+POWER([.I557];2)+POWER([.J557];2))" office:value-type="float" office:value="658.242383750942" calcext:value-type="float">
            <text:p>658.242383750942</text:p>
          </table:table-cell>
        </table:table-row>
        <table:table-row table:style-name="ro1">
          <table:table-cell office:value-type="float" office:value="106.722" calcext:value-type="float">
            <text:p>106.722</text:p>
          </table:table-cell>
          <table:table-cell office:value-type="float" office:value="272.995" calcext:value-type="float">
            <text:p>272.995</text:p>
          </table:table-cell>
          <table:table-cell office:value-type="float" office:value="43.5623" calcext:value-type="float">
            <text:p>43.5623</text:p>
          </table:table-cell>
          <table:table-cell office:value-type="float" office:value="106.62" calcext:value-type="float">
            <text:p>106.62</text:p>
          </table:table-cell>
          <table:table-cell office:value-type="float" office:value="258.757" calcext:value-type="float">
            <text:p>258.757</text:p>
          </table:table-cell>
          <table:table-cell office:value-type="float" office:value="44.1602" calcext:value-type="float">
            <text:p>44.1602</text:p>
          </table:table-cell>
          <table:table-cell/>
          <table:table-cell table:formula="of:=([.D558]-[.A558])/0.0166667" office:value-type="float" office:value="-6.11998776002386" calcext:value-type="float">
            <text:p>-6.11998776002386</text:p>
          </table:table-cell>
          <table:table-cell table:formula="of:=ABS([.E558]-[.B558])/0.0166667" office:value-type="float" office:value="854.278291443417" calcext:value-type="float">
            <text:p>854.278291443417</text:p>
          </table:table-cell>
          <table:table-cell table:formula="of:=([.F558]-[.C558])/0.0166667" office:value-type="float" office:value="35.8739282521437" calcext:value-type="float">
            <text:p>35.8739282521437</text:p>
          </table:table-cell>
          <table:table-cell table:formula="of:=DEGREES(ATAN(ABS([.F558]-[.C558])/ABS([.E558]-[.B558])))" office:value-type="float" office:value="2.40462362092101" calcext:value-type="float">
            <text:p>2.40462362092101</text:p>
          </table:table-cell>
          <table:table-cell table:formula="of:=SQRT(POWER([.H558];2)+POWER([.I558];2)+POWER([.J558];2))" office:value-type="float" office:value="855.053093211121" calcext:value-type="float">
            <text:p>855.053093211121</text:p>
          </table:table-cell>
        </table:table-row>
        <table:table-row table:style-name="ro1">
          <table:table-cell office:value-type="float" office:value="107.722" calcext:value-type="float">
            <text:p>107.722</text:p>
          </table:table-cell>
          <table:table-cell office:value-type="float" office:value="276.481" calcext:value-type="float">
            <text:p>276.481</text:p>
          </table:table-cell>
          <table:table-cell office:value-type="float" office:value="43.9928" calcext:value-type="float">
            <text:p>43.9928</text:p>
          </table:table-cell>
          <table:table-cell office:value-type="float" office:value="106.214" calcext:value-type="float">
            <text:p>106.214</text:p>
          </table:table-cell>
          <table:table-cell office:value-type="float" office:value="263.253" calcext:value-type="float">
            <text:p>263.253</text:p>
          </table:table-cell>
          <table:table-cell office:value-type="float" office:value="44.8801" calcext:value-type="float">
            <text:p>44.8801</text:p>
          </table:table-cell>
          <table:table-cell/>
          <table:table-cell table:formula="of:=([.D559]-[.A559])/0.0166667" office:value-type="float" office:value="-90.4798190403617" calcext:value-type="float">
            <text:p>-90.4798190403617</text:p>
          </table:table-cell>
          <table:table-cell table:formula="of:=ABS([.E559]-[.B559])/0.0166667" office:value-type="float" office:value="793.678412643175" calcext:value-type="float">
            <text:p>793.678412643175</text:p>
          </table:table-cell>
          <table:table-cell table:formula="of:=([.F559]-[.C559])/0.0166667" office:value-type="float" office:value="53.2378935242127" calcext:value-type="float">
            <text:p>53.2378935242127</text:p>
          </table:table-cell>
          <table:table-cell table:formula="of:=DEGREES(ATAN(ABS([.F559]-[.C559])/ABS([.E559]-[.B559])))" office:value-type="float" office:value="3.83750401009094" calcext:value-type="float">
            <text:p>3.83750401009094</text:p>
          </table:table-cell>
          <table:table-cell table:formula="of:=SQRT(POWER([.H559];2)+POWER([.I559];2)+POWER([.J559];2))" office:value-type="float" office:value="800.591215075623" calcext:value-type="float">
            <text:p>800.591215075623</text:p>
          </table:table-cell>
        </table:table-row>
        <table:table-row table:style-name="ro1">
          <table:table-cell office:value-type="float" office:value="108.642" calcext:value-type="float">
            <text:p>108.642</text:p>
          </table:table-cell>
          <table:table-cell office:value-type="float" office:value="278.781" calcext:value-type="float">
            <text:p>278.781</text:p>
          </table:table-cell>
          <table:table-cell office:value-type="float" office:value="44.3722" calcext:value-type="float">
            <text:p>44.3722</text:p>
          </table:table-cell>
          <table:table-cell office:value-type="float" office:value="107.57" calcext:value-type="float">
            <text:p>107.57</text:p>
          </table:table-cell>
          <table:table-cell office:value-type="float" office:value="265.322" calcext:value-type="float">
            <text:p>265.322</text:p>
          </table:table-cell>
          <table:table-cell office:value-type="float" office:value="45.7508" calcext:value-type="float">
            <text:p>45.7508</text:p>
          </table:table-cell>
          <table:table-cell/>
          <table:table-cell table:formula="of:=([.D560]-[.A560])/0.0166667" office:value-type="float" office:value="-64.3198713602575" calcext:value-type="float">
            <text:p>-64.3198713602575</text:p>
          </table:table-cell>
          <table:table-cell table:formula="of:=ABS([.E560]-[.B560])/0.0166667" office:value-type="float" office:value="807.53838492323" calcext:value-type="float">
            <text:p>807.53838492323</text:p>
          </table:table-cell>
          <table:table-cell table:formula="of:=([.F560]-[.C560])/0.0166667" office:value-type="float" office:value="82.7158345683308" calcext:value-type="float">
            <text:p>82.7158345683308</text:p>
          </table:table-cell>
          <table:table-cell table:formula="of:=DEGREES(ATAN(ABS([.F560]-[.C560])/ABS([.E560]-[.B560])))" office:value-type="float" office:value="5.84838733247752" calcext:value-type="float">
            <text:p>5.84838733247752</text:p>
          </table:table-cell>
          <table:table-cell table:formula="of:=SQRT(POWER([.H560];2)+POWER([.I560];2)+POWER([.J560];2))" office:value-type="float" office:value="814.307803146055" calcext:value-type="float">
            <text:p>814.307803146055</text:p>
          </table:table-cell>
        </table:table-row>
        <table:table-row table:style-name="ro1">
          <table:table-cell office:value-type="float" office:value="108.502" calcext:value-type="float">
            <text:p>108.502</text:p>
          </table:table-cell>
          <table:table-cell office:value-type="float" office:value="273.822" calcext:value-type="float">
            <text:p>273.822</text:p>
          </table:table-cell>
          <table:table-cell office:value-type="float" office:value="44.6522" calcext:value-type="float">
            <text:p>44.6522</text:p>
          </table:table-cell>
          <table:table-cell office:value-type="float" office:value="106.353" calcext:value-type="float">
            <text:p>106.353</text:p>
          </table:table-cell>
          <table:table-cell office:value-type="float" office:value="261.996" calcext:value-type="float">
            <text:p>261.996</text:p>
          </table:table-cell>
          <table:table-cell office:value-type="float" office:value="45.3214" calcext:value-type="float">
            <text:p>45.3214</text:p>
          </table:table-cell>
          <table:table-cell/>
          <table:table-cell table:formula="of:=([.D561]-[.A561])/0.0166667" office:value-type="float" office:value="-128.939742120516" calcext:value-type="float">
            <text:p>-128.939742120516</text:p>
          </table:table-cell>
          <table:table-cell table:formula="of:=ABS([.E561]-[.B561])/0.0166667" office:value-type="float" office:value="709.55858088284" calcext:value-type="float">
            <text:p>709.55858088284</text:p>
          </table:table-cell>
          <table:table-cell table:formula="of:=([.F561]-[.C561])/0.0166667" office:value-type="float" office:value="40.1519196961604" calcext:value-type="float">
            <text:p>40.1519196961604</text:p>
          </table:table-cell>
          <table:table-cell table:formula="of:=DEGREES(ATAN(ABS([.F561]-[.C561])/ABS([.E561]-[.B561])))" office:value-type="float" office:value="3.23875263428084" calcext:value-type="float">
            <text:p>3.23875263428084</text:p>
          </table:table-cell>
          <table:table-cell table:formula="of:=SQRT(POWER([.H561];2)+POWER([.I561];2)+POWER([.J561];2))" office:value-type="float" office:value="722.295655156433" calcext:value-type="float">
            <text:p>722.295655156433</text:p>
          </table:table-cell>
        </table:table-row>
        <table:table-row table:style-name="ro1">
          <table:table-cell office:value-type="float" office:value="107.147" calcext:value-type="float">
            <text:p>107.147</text:p>
          </table:table-cell>
          <table:table-cell office:value-type="float" office:value="272.576" calcext:value-type="float">
            <text:p>272.576</text:p>
          </table:table-cell>
          <table:table-cell office:value-type="float" office:value="45.3508" calcext:value-type="float">
            <text:p>45.3508</text:p>
          </table:table-cell>
          <table:table-cell office:value-type="float" office:value="105.027" calcext:value-type="float">
            <text:p>105.027</text:p>
          </table:table-cell>
          <table:table-cell office:value-type="float" office:value="260.735" calcext:value-type="float">
            <text:p>260.735</text:p>
          </table:table-cell>
          <table:table-cell office:value-type="float" office:value="46.2534" calcext:value-type="float">
            <text:p>46.2534</text:p>
          </table:table-cell>
          <table:table-cell/>
          <table:table-cell table:formula="of:=([.D562]-[.A562])/0.0166667" office:value-type="float" office:value="-127.199745600509" calcext:value-type="float">
            <text:p>-127.199745600509</text:p>
          </table:table-cell>
          <table:table-cell table:formula="of:=ABS([.E562]-[.B562])/0.0166667" office:value-type="float" office:value="710.458579082842" calcext:value-type="float">
            <text:p>710.458579082842</text:p>
          </table:table-cell>
          <table:table-cell table:formula="of:=([.F562]-[.C562])/0.0166667" office:value-type="float" office:value="54.1558916882166" calcext:value-type="float">
            <text:p>54.1558916882166</text:p>
          </table:table-cell>
          <table:table-cell table:formula="of:=DEGREES(ATAN(ABS([.F562]-[.C562])/ABS([.E562]-[.B562])))" office:value-type="float" office:value="4.3590367866404" calcext:value-type="float">
            <text:p>4.3590367866404</text:p>
          </table:table-cell>
          <table:table-cell table:formula="of:=SQRT(POWER([.H562];2)+POWER([.I562];2)+POWER([.J562];2))" office:value-type="float" office:value="723.784517987081" calcext:value-type="float">
            <text:p>723.784517987081</text:p>
          </table:table-cell>
        </table:table-row>
        <table:table-row table:style-name="ro1">
          <table:table-cell office:value-type="float" office:value="107.898" calcext:value-type="float">
            <text:p>107.898</text:p>
          </table:table-cell>
          <table:table-cell office:value-type="float" office:value="285.369" calcext:value-type="float">
            <text:p>285.369</text:p>
          </table:table-cell>
          <table:table-cell office:value-type="float" office:value="43.3519" calcext:value-type="float">
            <text:p>43.3519</text:p>
          </table:table-cell>
          <table:table-cell office:value-type="float" office:value="106.445" calcext:value-type="float">
            <text:p>106.445</text:p>
          </table:table-cell>
          <table:table-cell office:value-type="float" office:value="272.849" calcext:value-type="float">
            <text:p>272.849</text:p>
          </table:table-cell>
          <table:table-cell office:value-type="float" office:value="44.3282" calcext:value-type="float">
            <text:p>44.3282</text:p>
          </table:table-cell>
          <table:table-cell/>
          <table:table-cell table:formula="of:=([.D563]-[.A563])/0.0166667" office:value-type="float" office:value="-87.1798256403489" calcext:value-type="float">
            <text:p>-87.1798256403489</text:p>
          </table:table-cell>
          <table:table-cell table:formula="of:=ABS([.E563]-[.B563])/0.0166667" office:value-type="float" office:value="751.198497603007" calcext:value-type="float">
            <text:p>751.198497603007</text:p>
          </table:table-cell>
          <table:table-cell table:formula="of:=([.F563]-[.C563])/0.0166667" office:value-type="float" office:value="58.5778828442344" calcext:value-type="float">
            <text:p>58.5778828442344</text:p>
          </table:table-cell>
          <table:table-cell table:formula="of:=DEGREES(ATAN(ABS([.F563]-[.C563])/ABS([.E563]-[.B563])))" office:value-type="float" office:value="4.45885781281773" calcext:value-type="float">
            <text:p>4.45885781281773</text:p>
          </table:table-cell>
          <table:table-cell table:formula="of:=SQRT(POWER([.H563];2)+POWER([.I563];2)+POWER([.J563];2))" office:value-type="float" office:value="758.505684328212" calcext:value-type="float">
            <text:p>758.505684328212</text:p>
          </table:table-cell>
        </table:table-row>
        <table:table-row table:style-name="ro1">
          <table:table-cell office:value-type="float" office:value="105.854" calcext:value-type="float">
            <text:p>105.854</text:p>
          </table:table-cell>
          <table:table-cell office:value-type="float" office:value="275.194" calcext:value-type="float">
            <text:p>275.194</text:p>
          </table:table-cell>
          <table:table-cell office:value-type="float" office:value="44.9533" calcext:value-type="float">
            <text:p>44.9533</text:p>
          </table:table-cell>
          <table:table-cell office:value-type="float" office:value="104.796" calcext:value-type="float">
            <text:p>104.796</text:p>
          </table:table-cell>
          <table:table-cell office:value-type="float" office:value="264.249" calcext:value-type="float">
            <text:p>264.249</text:p>
          </table:table-cell>
          <table:table-cell office:value-type="float" office:value="46.1837" calcext:value-type="float">
            <text:p>46.1837</text:p>
          </table:table-cell>
          <table:table-cell/>
          <table:table-cell table:formula="of:=([.D564]-[.A564])/0.0166667" office:value-type="float" office:value="-63.4798730402535" calcext:value-type="float">
            <text:p>-63.4798730402535</text:p>
          </table:table-cell>
          <table:table-cell table:formula="of:=ABS([.E564]-[.B564])/0.0166667" office:value-type="float" office:value="656.698686602626" calcext:value-type="float">
            <text:p>656.698686602626</text:p>
          </table:table-cell>
          <table:table-cell table:formula="of:=([.F564]-[.C564])/0.0166667" office:value-type="float" office:value="73.8238523522955" calcext:value-type="float">
            <text:p>73.8238523522955</text:p>
          </table:table-cell>
          <table:table-cell table:formula="of:=DEGREES(ATAN(ABS([.F564]-[.C564])/ABS([.E564]-[.B564])))" office:value-type="float" office:value="6.41406955822082" calcext:value-type="float">
            <text:p>6.41406955822082</text:p>
          </table:table-cell>
          <table:table-cell table:formula="of:=SQRT(POWER([.H564];2)+POWER([.I564];2)+POWER([.J564];2))" office:value-type="float" office:value="663.877112456029" calcext:value-type="float">
            <text:p>663.877112456029</text:p>
          </table:table-cell>
        </table:table-row>
        <table:table-row table:style-name="ro1">
          <table:table-cell office:value-type="float" office:value="106.947" calcext:value-type="float">
            <text:p>106.947</text:p>
          </table:table-cell>
          <table:table-cell office:value-type="float" office:value="282.884" calcext:value-type="float">
            <text:p>282.884</text:p>
          </table:table-cell>
          <table:table-cell office:value-type="float" office:value="43.4947" calcext:value-type="float">
            <text:p>43.4947</text:p>
          </table:table-cell>
          <table:table-cell office:value-type="float" office:value="106.818" calcext:value-type="float">
            <text:p>106.818</text:p>
          </table:table-cell>
          <table:table-cell office:value-type="float" office:value="267.967" calcext:value-type="float">
            <text:p>267.967</text:p>
          </table:table-cell>
          <table:table-cell office:value-type="float" office:value="44.6085" calcext:value-type="float">
            <text:p>44.6085</text:p>
          </table:table-cell>
          <table:table-cell/>
          <table:table-cell table:formula="of:=([.D565]-[.A565])/0.0166667" office:value-type="float" office:value="-7.73998452003125" calcext:value-type="float">
            <text:p>-7.73998452003125</text:p>
          </table:table-cell>
          <table:table-cell table:formula="of:=ABS([.E565]-[.B565])/0.0166667" office:value-type="float" office:value="895.018209963582" calcext:value-type="float">
            <text:p>895.018209963582</text:p>
          </table:table-cell>
          <table:table-cell table:formula="of:=([.F565]-[.C565])/0.0166667" office:value-type="float" office:value="66.8278663442672" calcext:value-type="float">
            <text:p>66.8278663442672</text:p>
          </table:table-cell>
          <table:table-cell table:formula="of:=DEGREES(ATAN(ABS([.F565]-[.C565])/ABS([.E565]-[.B565])))" office:value-type="float" office:value="4.27015090706362" calcext:value-type="float">
            <text:p>4.27015090706362</text:p>
          </table:table-cell>
          <table:table-cell table:formula="of:=SQRT(POWER([.H565];2)+POWER([.I565];2)+POWER([.J565];2))" office:value-type="float" office:value="897.543016933958" calcext:value-type="float">
            <text:p>897.543016933958</text:p>
          </table:table-cell>
        </table:table-row>
        <table:table-row table:style-name="ro1">
          <table:table-cell office:value-type="float" office:value="109.359" calcext:value-type="float">
            <text:p>109.359</text:p>
          </table:table-cell>
          <table:table-cell office:value-type="float" office:value="275.062" calcext:value-type="float">
            <text:p>275.062</text:p>
          </table:table-cell>
          <table:table-cell office:value-type="float" office:value="44.2031" calcext:value-type="float">
            <text:p>44.2031</text:p>
          </table:table-cell>
          <table:table-cell office:value-type="float" office:value="107.677" calcext:value-type="float">
            <text:p>107.677</text:p>
          </table:table-cell>
          <table:table-cell office:value-type="float" office:value="263.205" calcext:value-type="float">
            <text:p>263.205</text:p>
          </table:table-cell>
          <table:table-cell office:value-type="float" office:value="44.6345" calcext:value-type="float">
            <text:p>44.6345</text:p>
          </table:table-cell>
          <table:table-cell/>
          <table:table-cell table:formula="of:=([.D566]-[.A566])/0.0166667" office:value-type="float" office:value="-100.919798160403" calcext:value-type="float">
            <text:p>-100.919798160403</text:p>
          </table:table-cell>
          <table:table-cell table:formula="of:=ABS([.E566]-[.B566])/0.0166667" office:value-type="float" office:value="711.418577162847" calcext:value-type="float">
            <text:p>711.418577162847</text:p>
          </table:table-cell>
          <table:table-cell table:formula="of:=([.F566]-[.C566])/0.0166667" office:value-type="float" office:value="25.8839482321037" calcext:value-type="float">
            <text:p>25.8839482321037</text:p>
          </table:table-cell>
          <table:table-cell table:formula="of:=DEGREES(ATAN(ABS([.F566]-[.C566])/ABS([.E566]-[.B566])))" office:value-type="float" office:value="2.08370593462066" calcext:value-type="float">
            <text:p>2.08370593462066</text:p>
          </table:table-cell>
          <table:table-cell table:formula="of:=SQRT(POWER([.H566];2)+POWER([.I566];2)+POWER([.J566];2))" office:value-type="float" office:value="719.007076717072" calcext:value-type="float">
            <text:p>719.007076717072</text:p>
          </table:table-cell>
        </table:table-row>
        <table:table-row table:style-name="ro1">
          <table:table-cell office:value-type="float" office:value="117.789" calcext:value-type="float">
            <text:p>117.789</text:p>
          </table:table-cell>
          <table:table-cell office:value-type="float" office:value="282.512" calcext:value-type="float">
            <text:p>282.512</text:p>
          </table:table-cell>
          <table:table-cell office:value-type="float" office:value="44.9767" calcext:value-type="float">
            <text:p>44.9767</text:p>
          </table:table-cell>
          <table:table-cell office:value-type="float" office:value="116.578" calcext:value-type="float">
            <text:p>116.578</text:p>
          </table:table-cell>
          <table:table-cell office:value-type="float" office:value="270.217" calcext:value-type="float">
            <text:p>270.217</text:p>
          </table:table-cell>
          <table:table-cell office:value-type="float" office:value="46.1345" calcext:value-type="float">
            <text:p>46.1345</text:p>
          </table:table-cell>
          <table:table-cell/>
          <table:table-cell table:formula="of:=([.D567]-[.A567])/0.0166667" office:value-type="float" office:value="-72.6598546802906" calcext:value-type="float">
            <text:p>-72.6598546802906</text:p>
          </table:table-cell>
          <table:table-cell table:formula="of:=ABS([.E567]-[.B567])/0.0166667" office:value-type="float" office:value="737.698524602952" calcext:value-type="float">
            <text:p>737.698524602952</text:p>
          </table:table-cell>
          <table:table-cell table:formula="of:=([.F567]-[.C567])/0.0166667" office:value-type="float" office:value="69.467861064278" calcext:value-type="float">
            <text:p>69.467861064278</text:p>
          </table:table-cell>
          <table:table-cell table:formula="of:=DEGREES(ATAN(ABS([.F567]-[.C567])/ABS([.E567]-[.B567])))" office:value-type="float" office:value="5.37958560313666" calcext:value-type="float">
            <text:p>5.37958560313666</text:p>
          </table:table-cell>
          <table:table-cell table:formula="of:=SQRT(POWER([.H567];2)+POWER([.I567];2)+POWER([.J567];2))" office:value-type="float" office:value="744.51618612652" calcext:value-type="float">
            <text:p>744.51618612652</text:p>
          </table:table-cell>
        </table:table-row>
        <table:table-row table:style-name="ro1">
          <table:table-cell office:value-type="float" office:value="121.561" calcext:value-type="float">
            <text:p>121.561</text:p>
          </table:table-cell>
          <table:table-cell office:value-type="float" office:value="292.152" calcext:value-type="float">
            <text:p>292.152</text:p>
          </table:table-cell>
          <table:table-cell office:value-type="float" office:value="44.7535" calcext:value-type="float">
            <text:p>44.7535</text:p>
          </table:table-cell>
          <table:table-cell office:value-type="float" office:value="120.337" calcext:value-type="float">
            <text:p>120.337</text:p>
          </table:table-cell>
          <table:table-cell office:value-type="float" office:value="280.573" calcext:value-type="float">
            <text:p>280.573</text:p>
          </table:table-cell>
          <table:table-cell office:value-type="float" office:value="46.2536" calcext:value-type="float">
            <text:p>46.2536</text:p>
          </table:table-cell>
          <table:table-cell/>
          <table:table-cell table:formula="of:=([.D568]-[.A568])/0.0166667" office:value-type="float" office:value="-73.439853120294" calcext:value-type="float">
            <text:p>-73.439853120294</text:p>
          </table:table-cell>
          <table:table-cell table:formula="of:=ABS([.E568]-[.B568])/0.0166667" office:value-type="float" office:value="694.73861052278" calcext:value-type="float">
            <text:p>694.73861052278</text:p>
          </table:table-cell>
          <table:table-cell table:formula="of:=([.F568]-[.C568])/0.0166667" office:value-type="float" office:value="90.0058199883598" calcext:value-type="float">
            <text:p>90.0058199883598</text:p>
          </table:table-cell>
          <table:table-cell table:formula="of:=DEGREES(ATAN(ABS([.F568]-[.C568])/ABS([.E568]-[.B568])))" office:value-type="float" office:value="7.38175340299995" calcext:value-type="float">
            <text:p>7.38175340299995</text:p>
          </table:table-cell>
          <table:table-cell table:formula="of:=SQRT(POWER([.H568];2)+POWER([.I568];2)+POWER([.J568];2))" office:value-type="float" office:value="704.383557878256" calcext:value-type="float">
            <text:p>704.383557878256</text:p>
          </table:table-cell>
        </table:table-row>
        <table:table-row table:style-name="ro1">
          <table:table-cell office:value-type="float" office:value="126.385" calcext:value-type="float">
            <text:p>126.385</text:p>
          </table:table-cell>
          <table:table-cell office:value-type="float" office:value="293.767" calcext:value-type="float">
            <text:p>293.767</text:p>
          </table:table-cell>
          <table:table-cell office:value-type="float" office:value="44.9885" calcext:value-type="float">
            <text:p>44.9885</text:p>
          </table:table-cell>
          <table:table-cell office:value-type="float" office:value="125.573" calcext:value-type="float">
            <text:p>125.573</text:p>
          </table:table-cell>
          <table:table-cell office:value-type="float" office:value="282.196" calcext:value-type="float">
            <text:p>282.196</text:p>
          </table:table-cell>
          <table:table-cell office:value-type="float" office:value="45.9702" calcext:value-type="float">
            <text:p>45.9702</text:p>
          </table:table-cell>
          <table:table-cell/>
          <table:table-cell table:formula="of:=([.D569]-[.A569])/0.0166667" office:value-type="float" office:value="-48.7199025601956" calcext:value-type="float">
            <text:p>-48.7199025601956</text:p>
          </table:table-cell>
          <table:table-cell table:formula="of:=ABS([.E569]-[.B569])/0.0166667" office:value-type="float" office:value="694.258611482775" calcext:value-type="float">
            <text:p>694.258611482775</text:p>
          </table:table-cell>
          <table:table-cell table:formula="of:=([.F569]-[.C569])/0.0166667" office:value-type="float" office:value="58.9018821962354" calcext:value-type="float">
            <text:p>58.9018821962354</text:p>
          </table:table-cell>
          <table:table-cell table:formula="of:=DEGREES(ATAN(ABS([.F569]-[.C569])/ABS([.E569]-[.B569])))" office:value-type="float" office:value="4.84944166070338" calcext:value-type="float">
            <text:p>4.84944166070338</text:p>
          </table:table-cell>
          <table:table-cell table:formula="of:=SQRT(POWER([.H569];2)+POWER([.I569];2)+POWER([.J569];2))" office:value-type="float" office:value="698.454064523735" calcext:value-type="float">
            <text:p>698.454064523735</text:p>
          </table:table-cell>
        </table:table-row>
        <table:table-row table:style-name="ro1">
          <table:table-cell office:value-type="float" office:value="124.762" calcext:value-type="float">
            <text:p>124.762</text:p>
          </table:table-cell>
          <table:table-cell office:value-type="float" office:value="283.781" calcext:value-type="float">
            <text:p>283.781</text:p>
          </table:table-cell>
          <table:table-cell office:value-type="float" office:value="45.234" calcext:value-type="float">
            <text:p>45.234</text:p>
          </table:table-cell>
          <table:table-cell office:value-type="float" office:value="123.509" calcext:value-type="float">
            <text:p>123.509</text:p>
          </table:table-cell>
          <table:table-cell office:value-type="float" office:value="270.385" calcext:value-type="float">
            <text:p>270.385</text:p>
          </table:table-cell>
          <table:table-cell office:value-type="float" office:value="46.0569" calcext:value-type="float">
            <text:p>46.0569</text:p>
          </table:table-cell>
          <table:table-cell/>
          <table:table-cell table:formula="of:=([.D570]-[.A570])/0.0166667" office:value-type="float" office:value="-75.1798496403007" calcext:value-type="float">
            <text:p>-75.1798496403007</text:p>
          </table:table-cell>
          <table:table-cell table:formula="of:=ABS([.E570]-[.B570])/0.0166667" office:value-type="float" office:value="803.758392483216" calcext:value-type="float">
            <text:p>803.758392483216</text:p>
          </table:table-cell>
          <table:table-cell table:formula="of:=([.F570]-[.C570])/0.0166667" office:value-type="float" office:value="49.3739012521973" calcext:value-type="float">
            <text:p>49.3739012521973</text:p>
          </table:table-cell>
          <table:table-cell table:formula="of:=DEGREES(ATAN(ABS([.F570]-[.C570])/ABS([.E570]-[.B570])))" office:value-type="float" office:value="3.51519302326713" calcext:value-type="float">
            <text:p>3.51519302326713</text:p>
          </table:table-cell>
          <table:table-cell table:formula="of:=SQRT(POWER([.H570];2)+POWER([.I570];2)+POWER([.J570];2))" office:value-type="float" office:value="808.775213148872" calcext:value-type="float">
            <text:p>808.775213148872</text:p>
          </table:table-cell>
        </table:table-row>
        <table:table-row table:style-name="ro1">
          <table:table-cell office:value-type="float" office:value="135.895" calcext:value-type="float">
            <text:p>135.895</text:p>
          </table:table-cell>
          <table:table-cell office:value-type="float" office:value="299.304" calcext:value-type="float">
            <text:p>299.304</text:p>
          </table:table-cell>
          <table:table-cell office:value-type="float" office:value="45.3916" calcext:value-type="float">
            <text:p>45.3916</text:p>
          </table:table-cell>
          <table:table-cell office:value-type="float" office:value="134.91" calcext:value-type="float">
            <text:p>134.91</text:p>
          </table:table-cell>
          <table:table-cell office:value-type="float" office:value="286.193" calcext:value-type="float">
            <text:p>286.193</text:p>
          </table:table-cell>
          <table:table-cell office:value-type="float" office:value="46.8156" calcext:value-type="float">
            <text:p>46.8156</text:p>
          </table:table-cell>
          <table:table-cell/>
          <table:table-cell table:formula="of:=([.D571]-[.A571])/0.0166667" office:value-type="float" office:value="-59.0998818002372" calcext:value-type="float">
            <text:p>-59.0998818002372</text:p>
          </table:table-cell>
          <table:table-cell table:formula="of:=ABS([.E571]-[.B571])/0.0166667" office:value-type="float" office:value="786.658426683146" calcext:value-type="float">
            <text:p>786.658426683146</text:p>
          </table:table-cell>
          <table:table-cell table:formula="of:=([.F571]-[.C571])/0.0166667" office:value-type="float" office:value="85.4398291203422" calcext:value-type="float">
            <text:p>85.4398291203422</text:p>
          </table:table-cell>
          <table:table-cell table:formula="of:=DEGREES(ATAN(ABS([.F571]-[.C571])/ABS([.E571]-[.B571])))" office:value-type="float" office:value="6.19865937293635" calcext:value-type="float">
            <text:p>6.19865937293635</text:p>
          </table:table-cell>
          <table:table-cell table:formula="of:=SQRT(POWER([.H571];2)+POWER([.I571];2)+POWER([.J571];2))" office:value-type="float" office:value="793.488651904057" calcext:value-type="float">
            <text:p>793.488651904057</text:p>
          </table:table-cell>
        </table:table-row>
        <table:table-row table:style-name="ro1">
          <table:table-cell office:value-type="float" office:value="134.596" calcext:value-type="float">
            <text:p>134.596</text:p>
          </table:table-cell>
          <table:table-cell office:value-type="float" office:value="303.647" calcext:value-type="float">
            <text:p>303.647</text:p>
          </table:table-cell>
          <table:table-cell office:value-type="float" office:value="45.5481" calcext:value-type="float">
            <text:p>45.5481</text:p>
          </table:table-cell>
          <table:table-cell office:value-type="float" office:value="132.891" calcext:value-type="float">
            <text:p>132.891</text:p>
          </table:table-cell>
          <table:table-cell office:value-type="float" office:value="290.483" calcext:value-type="float">
            <text:p>290.483</text:p>
          </table:table-cell>
          <table:table-cell office:value-type="float" office:value="46.9591" calcext:value-type="float">
            <text:p>46.9591</text:p>
          </table:table-cell>
          <table:table-cell/>
          <table:table-cell table:formula="of:=([.D572]-[.A572])/0.0166667" office:value-type="float" office:value="-102.29979540041" calcext:value-type="float">
            <text:p>-102.29979540041</text:p>
          </table:table-cell>
          <table:table-cell table:formula="of:=ABS([.E572]-[.B572])/0.0166667" office:value-type="float" office:value="789.838420323159" calcext:value-type="float">
            <text:p>789.838420323159</text:p>
          </table:table-cell>
          <table:table-cell table:formula="of:=([.F572]-[.C572])/0.0166667" office:value-type="float" office:value="84.6598306803387" calcext:value-type="float">
            <text:p>84.6598306803387</text:p>
          </table:table-cell>
          <table:table-cell table:formula="of:=DEGREES(ATAN(ABS([.F572]-[.C572])/ABS([.E572]-[.B572])))" office:value-type="float" office:value="6.11796244772214" calcext:value-type="float">
            <text:p>6.11796244772214</text:p>
          </table:table-cell>
          <table:table-cell table:formula="of:=SQRT(POWER([.H572];2)+POWER([.I572];2)+POWER([.J572];2))" office:value-type="float" office:value="800.922758628054" calcext:value-type="float">
            <text:p>800.922758628054</text:p>
          </table:table-cell>
        </table:table-row>
        <table:table-row table:style-name="ro1">
          <table:table-cell office:value-type="float" office:value="134.203" calcext:value-type="float">
            <text:p>134.203</text:p>
          </table:table-cell>
          <table:table-cell office:value-type="float" office:value="302.49" calcext:value-type="float">
            <text:p>302.49</text:p>
          </table:table-cell>
          <table:table-cell office:value-type="float" office:value="45.1972" calcext:value-type="float">
            <text:p>45.1972</text:p>
          </table:table-cell>
          <table:table-cell office:value-type="float" office:value="132.45" calcext:value-type="float">
            <text:p>132.45</text:p>
          </table:table-cell>
          <table:table-cell office:value-type="float" office:value="290.796" calcext:value-type="float">
            <text:p>290.796</text:p>
          </table:table-cell>
          <table:table-cell office:value-type="float" office:value="46.1531" calcext:value-type="float">
            <text:p>46.1531</text:p>
          </table:table-cell>
          <table:table-cell/>
          <table:table-cell table:formula="of:=([.D573]-[.A573])/0.0166667" office:value-type="float" office:value="-105.179789640422" calcext:value-type="float">
            <text:p>-105.179789640422</text:p>
          </table:table-cell>
          <table:table-cell table:formula="of:=ABS([.E573]-[.B573])/0.0166667" office:value-type="float" office:value="701.638596722808" calcext:value-type="float">
            <text:p>701.638596722808</text:p>
          </table:table-cell>
          <table:table-cell table:formula="of:=([.F573]-[.C573])/0.0166667" office:value-type="float" office:value="57.3538852922294" calcext:value-type="float">
            <text:p>57.3538852922294</text:p>
          </table:table-cell>
          <table:table-cell table:formula="of:=DEGREES(ATAN(ABS([.F573]-[.C573])/ABS([.E573]-[.B573])))" office:value-type="float" office:value="4.67312601733104" calcext:value-type="float">
            <text:p>4.67312601733104</text:p>
          </table:table-cell>
          <table:table-cell table:formula="of:=SQRT(POWER([.H573];2)+POWER([.I573];2)+POWER([.J573];2))" office:value-type="float" office:value="711.792790577474" calcext:value-type="float">
            <text:p>711.792790577474</text:p>
          </table:table-cell>
        </table:table-row>
        <table:table-row table:style-name="ro1">
          <table:table-cell office:value-type="float" office:value="134.892" calcext:value-type="float">
            <text:p>134.892</text:p>
          </table:table-cell>
          <table:table-cell office:value-type="float" office:value="303.713" calcext:value-type="float">
            <text:p>303.713</text:p>
          </table:table-cell>
          <table:table-cell office:value-type="float" office:value="45.014" calcext:value-type="float">
            <text:p>45.014</text:p>
          </table:table-cell>
          <table:table-cell office:value-type="float" office:value="133.35" calcext:value-type="float">
            <text:p>133.35</text:p>
          </table:table-cell>
          <table:table-cell office:value-type="float" office:value="291.847" calcext:value-type="float">
            <text:p>291.847</text:p>
          </table:table-cell>
          <table:table-cell office:value-type="float" office:value="46.2468" calcext:value-type="float">
            <text:p>46.2468</text:p>
          </table:table-cell>
          <table:table-cell/>
          <table:table-cell table:formula="of:=([.D574]-[.A574])/0.0166667" office:value-type="float" office:value="-92.5198149603702" calcext:value-type="float">
            <text:p>-92.5198149603702</text:p>
          </table:table-cell>
          <table:table-cell table:formula="of:=ABS([.E574]-[.B574])/0.0166667" office:value-type="float" office:value="711.95857608285" calcext:value-type="float">
            <text:p>711.95857608285</text:p>
          </table:table-cell>
          <table:table-cell table:formula="of:=([.F574]-[.C574])/0.0166667" office:value-type="float" office:value="73.9678520642957" calcext:value-type="float">
            <text:p>73.9678520642957</text:p>
          </table:table-cell>
          <table:table-cell table:formula="of:=DEGREES(ATAN(ABS([.F574]-[.C574])/ABS([.E574]-[.B574])))" office:value-type="float" office:value="5.93137803129769" calcext:value-type="float">
            <text:p>5.93137803129769</text:p>
          </table:table-cell>
          <table:table-cell table:formula="of:=SQRT(POWER([.H574];2)+POWER([.I574];2)+POWER([.J574];2))" office:value-type="float" office:value="721.745227457187" calcext:value-type="float">
            <text:p>721.745227457187</text:p>
          </table:table-cell>
        </table:table-row>
        <table:table-row table:style-name="ro1">
          <table:table-cell office:value-type="float" office:value="133.252" calcext:value-type="float">
            <text:p>133.252</text:p>
          </table:table-cell>
          <table:table-cell office:value-type="float" office:value="293.153" calcext:value-type="float">
            <text:p>293.153</text:p>
          </table:table-cell>
          <table:table-cell office:value-type="float" office:value="46.3112" calcext:value-type="float">
            <text:p>46.3112</text:p>
          </table:table-cell>
          <table:table-cell office:value-type="float" office:value="131.571" calcext:value-type="float">
            <text:p>131.571</text:p>
          </table:table-cell>
          <table:table-cell office:value-type="float" office:value="281.937" calcext:value-type="float">
            <text:p>281.937</text:p>
          </table:table-cell>
          <table:table-cell office:value-type="float" office:value="46.9672" calcext:value-type="float">
            <text:p>46.9672</text:p>
          </table:table-cell>
          <table:table-cell/>
          <table:table-cell table:formula="of:=([.D575]-[.A575])/0.0166667" office:value-type="float" office:value="-100.859798280404" calcext:value-type="float">
            <text:p>-100.859798280404</text:p>
          </table:table-cell>
          <table:table-cell table:formula="of:=ABS([.E575]-[.B575])/0.0166667" office:value-type="float" office:value="672.958654082692" calcext:value-type="float">
            <text:p>672.958654082692</text:p>
          </table:table-cell>
          <table:table-cell table:formula="of:=([.F575]-[.C575])/0.0166667" office:value-type="float" office:value="39.3599212801574" calcext:value-type="float">
            <text:p>39.3599212801574</text:p>
          </table:table-cell>
          <table:table-cell table:formula="of:=DEGREES(ATAN(ABS([.F575]-[.C575])/ABS([.E575]-[.B575])))" office:value-type="float" office:value="3.34729499111801" calcext:value-type="float">
            <text:p>3.34729499111801</text:p>
          </table:table-cell>
          <table:table-cell table:formula="of:=SQRT(POWER([.H575];2)+POWER([.I575];2)+POWER([.J575];2))" office:value-type="float" office:value="681.612244914315" calcext:value-type="float">
            <text:p>681.612244914315</text:p>
          </table:table-cell>
        </table:table-row>
        <table:table-row table:style-name="ro1">
          <table:table-cell office:value-type="float" office:value="135.934" calcext:value-type="float">
            <text:p>135.934</text:p>
          </table:table-cell>
          <table:table-cell office:value-type="float" office:value="303.507" calcext:value-type="float">
            <text:p>303.507</text:p>
          </table:table-cell>
          <table:table-cell office:value-type="float" office:value="44.7754" calcext:value-type="float">
            <text:p>44.7754</text:p>
          </table:table-cell>
          <table:table-cell office:value-type="float" office:value="134.906" calcext:value-type="float">
            <text:p>134.906</text:p>
          </table:table-cell>
          <table:table-cell office:value-type="float" office:value="291.651" calcext:value-type="float">
            <text:p>291.651</text:p>
          </table:table-cell>
          <table:table-cell office:value-type="float" office:value="45.4994" calcext:value-type="float">
            <text:p>45.4994</text:p>
          </table:table-cell>
          <table:table-cell/>
          <table:table-cell table:formula="of:=([.D576]-[.A576])/0.0166667" office:value-type="float" office:value="-61.6798766402462" calcext:value-type="float">
            <text:p>-61.6798766402462</text:p>
          </table:table-cell>
          <table:table-cell table:formula="of:=ABS([.E576]-[.B576])/0.0166667" office:value-type="float" office:value="711.358577282845" calcext:value-type="float">
            <text:p>711.358577282845</text:p>
          </table:table-cell>
          <table:table-cell table:formula="of:=([.F576]-[.C576])/0.0166667" office:value-type="float" office:value="43.439913120174" calcext:value-type="float">
            <text:p>43.439913120174</text:p>
          </table:table-cell>
          <table:table-cell table:formula="of:=DEGREES(ATAN(ABS([.F576]-[.C576])/ABS([.E576]-[.B576])))" office:value-type="float" office:value="3.49449191397369" calcext:value-type="float">
            <text:p>3.49449191397369</text:p>
          </table:table-cell>
          <table:table-cell table:formula="of:=SQRT(POWER([.H576];2)+POWER([.I576];2)+POWER([.J576];2))" office:value-type="float" office:value="715.34778863719" calcext:value-type="float">
            <text:p>715.34778863719</text:p>
          </table:table-cell>
        </table:table-row>
        <table:table-row table:style-name="ro1">
          <table:table-cell office:value-type="float" office:value="133.639" calcext:value-type="float">
            <text:p>133.639</text:p>
          </table:table-cell>
          <table:table-cell office:value-type="float" office:value="291.913" calcext:value-type="float">
            <text:p>291.913</text:p>
          </table:table-cell>
          <table:table-cell office:value-type="float" office:value="45.7247" calcext:value-type="float">
            <text:p>45.7247</text:p>
          </table:table-cell>
          <table:table-cell office:value-type="float" office:value="132.051" calcext:value-type="float">
            <text:p>132.051</text:p>
          </table:table-cell>
          <table:table-cell office:value-type="float" office:value="279.509" calcext:value-type="float">
            <text:p>279.509</text:p>
          </table:table-cell>
          <table:table-cell office:value-type="float" office:value="46.3296" calcext:value-type="float">
            <text:p>46.3296</text:p>
          </table:table-cell>
          <table:table-cell/>
          <table:table-cell table:formula="of:=([.D577]-[.A577])/0.0166667" office:value-type="float" office:value="-95.2798094403825" calcext:value-type="float">
            <text:p>-95.2798094403825</text:p>
          </table:table-cell>
          <table:table-cell table:formula="of:=ABS([.E577]-[.B577])/0.0166667" office:value-type="float" office:value="744.238511522977" calcext:value-type="float">
            <text:p>744.238511522977</text:p>
          </table:table-cell>
          <table:table-cell table:formula="of:=([.F577]-[.C577])/0.0166667" office:value-type="float" office:value="36.2939274121452" calcext:value-type="float">
            <text:p>36.2939274121452</text:p>
          </table:table-cell>
          <table:table-cell table:formula="of:=DEGREES(ATAN(ABS([.F577]-[.C577])/ABS([.E577]-[.B577])))" office:value-type="float" office:value="2.79190436464984" calcext:value-type="float">
            <text:p>2.79190436464984</text:p>
          </table:table-cell>
          <table:table-cell table:formula="of:=SQRT(POWER([.H577];2)+POWER([.I577];2)+POWER([.J577];2))" office:value-type="float" office:value="751.190024752678" calcext:value-type="float">
            <text:p>751.190024752678</text:p>
          </table:table-cell>
        </table:table-row>
        <table:table-row table:style-name="ro1">
          <table:table-cell office:value-type="float" office:value="129.014" calcext:value-type="float">
            <text:p>129.014</text:p>
          </table:table-cell>
          <table:table-cell office:value-type="float" office:value="298.52" calcext:value-type="float">
            <text:p>298.52</text:p>
          </table:table-cell>
          <table:table-cell office:value-type="float" office:value="44.7785" calcext:value-type="float">
            <text:p>44.7785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286.827" calcext:value-type="float">
            <text:p>286.827</text:p>
          </table:table-cell>
          <table:table-cell office:value-type="float" office:value="45.5059" calcext:value-type="float">
            <text:p>45.5059</text:p>
          </table:table-cell>
          <table:table-cell/>
          <table:table-cell table:formula="of:=([.D578]-[.A578])/0.0166667" office:value-type="float" office:value="-51.6598966802077" calcext:value-type="float">
            <text:p>-51.6598966802077</text:p>
          </table:table-cell>
          <table:table-cell table:formula="of:=ABS([.E578]-[.B578])/0.0166667" office:value-type="float" office:value="701.578596842805" calcext:value-type="float">
            <text:p>701.578596842805</text:p>
          </table:table-cell>
          <table:table-cell table:formula="of:=([.F578]-[.C578])/0.0166667" office:value-type="float" office:value="43.6439127121743" calcext:value-type="float">
            <text:p>43.6439127121743</text:p>
          </table:table-cell>
          <table:table-cell table:formula="of:=DEGREES(ATAN(ABS([.F578]-[.C578])/ABS([.E578]-[.B578])))" office:value-type="float" office:value="3.55967786294728" calcext:value-type="float">
            <text:p>3.55967786294728</text:p>
          </table:table-cell>
          <table:table-cell table:formula="of:=SQRT(POWER([.H578];2)+POWER([.I578];2)+POWER([.J578];2))" office:value-type="float" office:value="704.830521182048" calcext:value-type="float">
            <text:p>704.830521182048</text:p>
          </table:table-cell>
        </table:table-row>
        <table:table-row table:style-name="ro1">
          <table:table-cell office:value-type="float" office:value="110.909" calcext:value-type="float">
            <text:p>110.909</text:p>
          </table:table-cell>
          <table:table-cell office:value-type="float" office:value="298.638" calcext:value-type="float">
            <text:p>298.638</text:p>
          </table:table-cell>
          <table:table-cell office:value-type="float" office:value="46.4494" calcext:value-type="float">
            <text:p>46.4494</text:p>
          </table:table-cell>
          <table:table-cell office:value-type="float" office:value="109.938" calcext:value-type="float">
            <text:p>109.938</text:p>
          </table:table-cell>
          <table:table-cell office:value-type="float" office:value="286.698" calcext:value-type="float">
            <text:p>286.698</text:p>
          </table:table-cell>
          <table:table-cell office:value-type="float" office:value="47.6819" calcext:value-type="float">
            <text:p>47.6819</text:p>
          </table:table-cell>
          <table:table-cell/>
          <table:table-cell table:formula="of:=([.D579]-[.A579])/0.0166667" office:value-type="float" office:value="-58.2598834802333" calcext:value-type="float">
            <text:p>-58.2598834802333</text:p>
          </table:table-cell>
          <table:table-cell table:formula="of:=ABS([.E579]-[.B579])/0.0166667" office:value-type="float" office:value="716.398567202866" calcext:value-type="float">
            <text:p>716.398567202866</text:p>
          </table:table-cell>
          <table:table-cell table:formula="of:=([.F579]-[.C579])/0.0166667" office:value-type="float" office:value="73.9498521002959" calcext:value-type="float">
            <text:p>73.9498521002959</text:p>
          </table:table-cell>
          <table:table-cell table:formula="of:=DEGREES(ATAN(ABS([.F579]-[.C579])/ABS([.E579]-[.B579])))" office:value-type="float" office:value="5.89345265062949" calcext:value-type="float">
            <text:p>5.89345265062949</text:p>
          </table:table-cell>
          <table:table-cell table:formula="of:=SQRT(POWER([.H579];2)+POWER([.I579];2)+POWER([.J579];2))" office:value-type="float" office:value="722.557749760602" calcext:value-type="float">
            <text:p>722.557749760602</text:p>
          </table:table-cell>
        </table:table-row>
        <table:table-row table:style-name="ro1">
          <table:table-cell office:value-type="float" office:value="105.215" calcext:value-type="float">
            <text:p>105.215</text:p>
          </table:table-cell>
          <table:table-cell office:value-type="float" office:value="299.424" calcext:value-type="float">
            <text:p>299.424</text:p>
          </table:table-cell>
          <table:table-cell office:value-type="float" office:value="45.8632" calcext:value-type="float">
            <text:p>45.8632</text:p>
          </table:table-cell>
          <table:table-cell office:value-type="float" office:value="104.287" calcext:value-type="float">
            <text:p>104.287</text:p>
          </table:table-cell>
          <table:table-cell office:value-type="float" office:value="286.039" calcext:value-type="float">
            <text:p>286.039</text:p>
          </table:table-cell>
          <table:table-cell office:value-type="float" office:value="47.3195" calcext:value-type="float">
            <text:p>47.3195</text:p>
          </table:table-cell>
          <table:table-cell/>
          <table:table-cell table:formula="of:=([.D580]-[.A580])/0.0166667" office:value-type="float" office:value="-55.6798886402226" calcext:value-type="float">
            <text:p>-55.6798886402226</text:p>
          </table:table-cell>
          <table:table-cell table:formula="of:=ABS([.E580]-[.B580])/0.0166667" office:value-type="float" office:value="803.098393803212" calcext:value-type="float">
            <text:p>803.098393803212</text:p>
          </table:table-cell>
          <table:table-cell table:formula="of:=([.F580]-[.C580])/0.0166667" office:value-type="float" office:value="87.3778252443494" calcext:value-type="float">
            <text:p>87.3778252443494</text:p>
          </table:table-cell>
          <table:table-cell table:formula="of:=DEGREES(ATAN(ABS([.F580]-[.C580])/ABS([.E580]-[.B580])))" office:value-type="float" office:value="6.20940747979051" calcext:value-type="float">
            <text:p>6.20940747979051</text:p>
          </table:table-cell>
          <table:table-cell table:formula="of:=SQRT(POWER([.H580];2)+POWER([.I580];2)+POWER([.J580];2))" office:value-type="float" office:value="809.754385275386" calcext:value-type="float">
            <text:p>809.754385275386</text:p>
          </table:table-cell>
        </table:table-row>
        <table:table-row table:style-name="ro1">
          <table:table-cell office:value-type="float" office:value="104.513" calcext:value-type="float">
            <text:p>104.513</text:p>
          </table:table-cell>
          <table:table-cell office:value-type="float" office:value="296.782" calcext:value-type="float">
            <text:p>296.782</text:p>
          </table:table-cell>
          <table:table-cell office:value-type="float" office:value="45.9966" calcext:value-type="float">
            <text:p>45.9966</text:p>
          </table:table-cell>
          <table:table-cell office:value-type="float" office:value="103.536" calcext:value-type="float">
            <text:p>103.536</text:p>
          </table:table-cell>
          <table:table-cell office:value-type="float" office:value="282.336" calcext:value-type="float">
            <text:p>282.336</text:p>
          </table:table-cell>
          <table:table-cell office:value-type="float" office:value="47.1199" calcext:value-type="float">
            <text:p>47.1199</text:p>
          </table:table-cell>
          <table:table-cell/>
          <table:table-cell table:formula="of:=([.D581]-[.A581])/0.0166667" office:value-type="float" office:value="-58.6198827602347" calcext:value-type="float">
            <text:p>-58.6198827602347</text:p>
          </table:table-cell>
          <table:table-cell table:formula="of:=ABS([.E581]-[.B581])/0.0166667" office:value-type="float" office:value="866.758266483465" calcext:value-type="float">
            <text:p>866.758266483465</text:p>
          </table:table-cell>
          <table:table-cell table:formula="of:=([.F581]-[.C581])/0.0166667" office:value-type="float" office:value="67.3978652042696" calcext:value-type="float">
            <text:p>67.3978652042696</text:p>
          </table:table-cell>
          <table:table-cell table:formula="of:=DEGREES(ATAN(ABS([.F581]-[.C581])/ABS([.E581]-[.B581])))" office:value-type="float" office:value="4.44628974986662" calcext:value-type="float">
            <text:p>4.44628974986662</text:p>
          </table:table-cell>
          <table:table-cell table:formula="of:=SQRT(POWER([.H581];2)+POWER([.I581];2)+POWER([.J581];2))" office:value-type="float" office:value="871.348756472595" calcext:value-type="float">
            <text:p>871.348756472595</text:p>
          </table:table-cell>
        </table:table-row>
        <table:table-row table:style-name="ro1">
          <table:table-cell office:value-type="float" office:value="95.4207" calcext:value-type="float">
            <text:p>95.4207</text:p>
          </table:table-cell>
          <table:table-cell office:value-type="float" office:value="308.591" calcext:value-type="float">
            <text:p>308.591</text:p>
          </table:table-cell>
          <table:table-cell office:value-type="float" office:value="45.1352" calcext:value-type="float">
            <text:p>45.1352</text:p>
          </table:table-cell>
          <table:table-cell office:value-type="float" office:value="94.814" calcext:value-type="float">
            <text:p>94.814</text:p>
          </table:table-cell>
          <table:table-cell office:value-type="float" office:value="295.941" calcext:value-type="float">
            <text:p>295.941</text:p>
          </table:table-cell>
          <table:table-cell office:value-type="float" office:value="46.4574" calcext:value-type="float">
            <text:p>46.4574</text:p>
          </table:table-cell>
          <table:table-cell/>
          <table:table-cell table:formula="of:=([.D582]-[.A582])/0.0166667" office:value-type="float" office:value="-36.4019271961458" calcext:value-type="float">
            <text:p>-36.4019271961458</text:p>
          </table:table-cell>
          <table:table-cell table:formula="of:=ABS([.E582]-[.B582])/0.0166667" office:value-type="float" office:value="758.998482003038" calcext:value-type="float">
            <text:p>758.998482003038</text:p>
          </table:table-cell>
          <table:table-cell table:formula="of:=([.F582]-[.C582])/0.0166667" office:value-type="float" office:value="79.3318413363175" calcext:value-type="float">
            <text:p>79.3318413363175</text:p>
          </table:table-cell>
          <table:table-cell table:formula="of:=DEGREES(ATAN(ABS([.F582]-[.C582])/ABS([.E582]-[.B582])))" office:value-type="float" office:value="5.96698809173757" calcext:value-type="float">
            <text:p>5.96698809173757</text:p>
          </table:table-cell>
          <table:table-cell table:formula="of:=SQRT(POWER([.H582];2)+POWER([.I582];2)+POWER([.J582];2))" office:value-type="float" office:value="764.000875023269" calcext:value-type="float">
            <text:p>764.000875023269</text:p>
          </table:table-cell>
        </table:table-row>
        <table:table-row table:style-name="ro1">
          <table:table-cell office:value-type="float" office:value="92.969" calcext:value-type="float">
            <text:p>92.969</text:p>
          </table:table-cell>
          <table:table-cell office:value-type="float" office:value="301.489" calcext:value-type="float">
            <text:p>301.489</text:p>
          </table:table-cell>
          <table:table-cell office:value-type="float" office:value="46.184" calcext:value-type="float">
            <text:p>46.184</text:p>
          </table:table-cell>
          <table:table-cell office:value-type="float" office:value="92.1752" calcext:value-type="float">
            <text:p>92.1752</text:p>
          </table:table-cell>
          <table:table-cell office:value-type="float" office:value="289.164" calcext:value-type="float">
            <text:p>289.164</text:p>
          </table:table-cell>
          <table:table-cell office:value-type="float" office:value="47.4682" calcext:value-type="float">
            <text:p>47.4682</text:p>
          </table:table-cell>
          <table:table-cell/>
          <table:table-cell table:formula="of:=([.D583]-[.A583])/0.0166667" office:value-type="float" office:value="-47.6279047441899" calcext:value-type="float">
            <text:p>-47.6279047441899</text:p>
          </table:table-cell>
          <table:table-cell table:formula="of:=ABS([.E583]-[.B583])/0.0166667" office:value-type="float" office:value="739.498521002957" calcext:value-type="float">
            <text:p>739.498521002957</text:p>
          </table:table-cell>
          <table:table-cell table:formula="of:=([.F583]-[.C583])/0.0166667" office:value-type="float" office:value="77.0518458963086" calcext:value-type="float">
            <text:p>77.0518458963086</text:p>
          </table:table-cell>
          <table:table-cell table:formula="of:=DEGREES(ATAN(ABS([.F583]-[.C583])/ABS([.E583]-[.B583])))" office:value-type="float" office:value="5.9484534829713" calcext:value-type="float">
            <text:p>5.9484534829713</text:p>
          </table:table-cell>
          <table:table-cell table:formula="of:=SQRT(POWER([.H583];2)+POWER([.I583];2)+POWER([.J583];2))" office:value-type="float" office:value="745.025816218412" calcext:value-type="float">
            <text:p>745.025816218412</text:p>
          </table:table-cell>
        </table:table-row>
        <table:table-row table:style-name="ro1">
          <table:table-cell office:value-type="float" office:value="86.9687" calcext:value-type="float">
            <text:p>86.9687</text:p>
          </table:table-cell>
          <table:table-cell office:value-type="float" office:value="311.922" calcext:value-type="float">
            <text:p>311.922</text:p>
          </table:table-cell>
          <table:table-cell office:value-type="float" office:value="44.1946" calcext:value-type="float">
            <text:p>44.1946</text:p>
          </table:table-cell>
          <table:table-cell office:value-type="float" office:value="86.5313" calcext:value-type="float">
            <text:p>86.5313</text:p>
          </table:table-cell>
          <table:table-cell office:value-type="float" office:value="297.569" calcext:value-type="float">
            <text:p>297.569</text:p>
          </table:table-cell>
          <table:table-cell office:value-type="float" office:value="45.7752" calcext:value-type="float">
            <text:p>45.7752</text:p>
          </table:table-cell>
          <table:table-cell/>
          <table:table-cell table:formula="of:=([.D584]-[.A584])/0.0166667" office:value-type="float" office:value="-26.2439475121048" calcext:value-type="float">
            <text:p>-26.2439475121048</text:p>
          </table:table-cell>
          <table:table-cell table:formula="of:=ABS([.E584]-[.B584])/0.0166667" office:value-type="float" office:value="861.178277643445" calcext:value-type="float">
            <text:p>861.178277643445</text:p>
          </table:table-cell>
          <table:table-cell table:formula="of:=([.F584]-[.C584])/0.0166667" office:value-type="float" office:value="94.8358103283791" calcext:value-type="float">
            <text:p>94.8358103283791</text:p>
          </table:table-cell>
          <table:table-cell table:formula="of:=DEGREES(ATAN(ABS([.F584]-[.C584])/ABS([.E584]-[.B584])))" office:value-type="float" office:value="6.28427959131874" calcext:value-type="float">
            <text:p>6.28427959131874</text:p>
          </table:table-cell>
          <table:table-cell table:formula="of:=SQRT(POWER([.H584];2)+POWER([.I584];2)+POWER([.J584];2))" office:value-type="float" office:value="866.781749684769" calcext:value-type="float">
            <text:p>866.781749684769</text:p>
          </table:table-cell>
        </table:table-row>
        <table:table-row table:style-name="ro1">
          <table:table-cell office:value-type="float" office:value="84.395" calcext:value-type="float">
            <text:p>84.395</text:p>
          </table:table-cell>
          <table:table-cell office:value-type="float" office:value="306.077" calcext:value-type="float">
            <text:p>306.077</text:p>
          </table:table-cell>
          <table:table-cell office:value-type="float" office:value="44.8069" calcext:value-type="float">
            <text:p>44.8069</text:p>
          </table:table-cell>
          <table:table-cell office:value-type="float" office:value="84.3332" calcext:value-type="float">
            <text:p>84.3332</text:p>
          </table:table-cell>
          <table:table-cell office:value-type="float" office:value="293.462" calcext:value-type="float">
            <text:p>293.462</text:p>
          </table:table-cell>
          <table:table-cell office:value-type="float" office:value="45.8861" calcext:value-type="float">
            <text:p>45.8861</text:p>
          </table:table-cell>
          <table:table-cell/>
          <table:table-cell table:formula="of:=([.D585]-[.A585])/0.0166667" office:value-type="float" office:value="-3.70799258401429" calcext:value-type="float">
            <text:p>-3.70799258401429</text:p>
          </table:table-cell>
          <table:table-cell table:formula="of:=ABS([.E585]-[.B585])/0.0166667" office:value-type="float" office:value="756.898486203028" calcext:value-type="float">
            <text:p>756.898486203028</text:p>
          </table:table-cell>
          <table:table-cell table:formula="of:=([.F585]-[.C585])/0.0166667" office:value-type="float" office:value="64.751870496259" calcext:value-type="float">
            <text:p>64.751870496259</text:p>
          </table:table-cell>
          <table:table-cell table:formula="of:=DEGREES(ATAN(ABS([.F585]-[.C585])/ABS([.E585]-[.B585])))" office:value-type="float" office:value="4.88968835401207" calcext:value-type="float">
            <text:p>4.88968835401207</text:p>
          </table:table-cell>
          <table:table-cell table:formula="of:=SQRT(POWER([.H585];2)+POWER([.I585];2)+POWER([.J585];2))" office:value-type="float" office:value="759.672213759463" calcext:value-type="float">
            <text:p>759.672213759463</text:p>
          </table:table-cell>
        </table:table-row>
        <table:table-row table:style-name="ro1">
          <table:table-cell office:value-type="float" office:value="82.8897" calcext:value-type="float">
            <text:p>82.8897</text:p>
          </table:table-cell>
          <table:table-cell office:value-type="float" office:value="310.271" calcext:value-type="float">
            <text:p>310.271</text:p>
          </table:table-cell>
          <table:table-cell office:value-type="float" office:value="45.0011" calcext:value-type="float">
            <text:p>45.0011</text:p>
          </table:table-cell>
          <table:table-cell office:value-type="float" office:value="82.8965" calcext:value-type="float">
            <text:p>82.8965</text:p>
          </table:table-cell>
          <table:table-cell office:value-type="float" office:value="298.79" calcext:value-type="float">
            <text:p>298.79</text:p>
          </table:table-cell>
          <table:table-cell office:value-type="float" office:value="46.1454" calcext:value-type="float">
            <text:p>46.1454</text:p>
          </table:table-cell>
          <table:table-cell/>
          <table:table-cell table:formula="of:=([.D586]-[.A586])/0.0166667" office:value-type="float" office:value="0.407999184001534" calcext:value-type="float">
            <text:p>0.407999184001534</text:p>
          </table:table-cell>
          <table:table-cell table:formula="of:=ABS([.E586]-[.B586])/0.0166667" office:value-type="float" office:value="688.858622282755" calcext:value-type="float">
            <text:p>688.858622282755</text:p>
          </table:table-cell>
          <table:table-cell table:formula="of:=([.F586]-[.C586])/0.0166667" office:value-type="float" office:value="68.6578626842747" calcext:value-type="float">
            <text:p>68.6578626842747</text:p>
          </table:table-cell>
          <table:table-cell table:formula="of:=DEGREES(ATAN(ABS([.F586]-[.C586])/ABS([.E586]-[.B586])))" office:value-type="float" office:value="5.69181643371589" calcext:value-type="float">
            <text:p>5.69181643371589</text:p>
          </table:table-cell>
          <table:table-cell table:formula="of:=SQRT(POWER([.H586];2)+POWER([.I586];2)+POWER([.J586];2))" office:value-type="float" office:value="692.271818049097" calcext:value-type="float">
            <text:p>692.271818049097</text:p>
          </table:table-cell>
        </table:table-row>
        <table:table-row table:style-name="ro1">
          <table:table-cell office:value-type="float" office:value="78.7174" calcext:value-type="float">
            <text:p>78.7174</text:p>
          </table:table-cell>
          <table:table-cell office:value-type="float" office:value="299.781" calcext:value-type="float">
            <text:p>299.781</text:p>
          </table:table-cell>
          <table:table-cell office:value-type="float" office:value="47.0745" calcext:value-type="float">
            <text:p>47.0745</text:p>
          </table:table-cell>
          <table:table-cell office:value-type="float" office:value="78.8185" calcext:value-type="float">
            <text:p>78.8185</text:p>
          </table:table-cell>
          <table:table-cell office:value-type="float" office:value="288.719" calcext:value-type="float">
            <text:p>288.719</text:p>
          </table:table-cell>
          <table:table-cell office:value-type="float" office:value="48.1567" calcext:value-type="float">
            <text:p>48.1567</text:p>
          </table:table-cell>
          <table:table-cell/>
          <table:table-cell table:formula="of:=([.D587]-[.A587])/0.0166667" office:value-type="float" office:value="6.06598786802441" calcext:value-type="float">
            <text:p>6.06598786802441</text:p>
          </table:table-cell>
          <table:table-cell table:formula="of:=ABS([.E587]-[.B587])/0.0166667" office:value-type="float" office:value="663.718672562656" calcext:value-type="float">
            <text:p>663.718672562656</text:p>
          </table:table-cell>
          <table:table-cell table:formula="of:=([.F587]-[.C587])/0.0166667" office:value-type="float" office:value="64.9318701362598" calcext:value-type="float">
            <text:p>64.9318701362598</text:p>
          </table:table-cell>
          <table:table-cell table:formula="of:=DEGREES(ATAN(ABS([.F587]-[.C587])/ABS([.E587]-[.B587])))" office:value-type="float" office:value="5.58748933181458" calcext:value-type="float">
            <text:p>5.58748933181458</text:p>
          </table:table-cell>
          <table:table-cell table:formula="of:=SQRT(POWER([.H587];2)+POWER([.I587];2)+POWER([.J587];2))" office:value-type="float" office:value="666.914852343641" calcext:value-type="float">
            <text:p>666.914852343641</text:p>
          </table:table-cell>
        </table:table-row>
        <table:table-row table:style-name="ro1">
          <table:table-cell office:value-type="float" office:value="77.9487" calcext:value-type="float">
            <text:p>77.9487</text:p>
          </table:table-cell>
          <table:table-cell office:value-type="float" office:value="301.425" calcext:value-type="float">
            <text:p>301.425</text:p>
          </table:table-cell>
          <table:table-cell office:value-type="float" office:value="45.8058" calcext:value-type="float">
            <text:p>45.8058</text:p>
          </table:table-cell>
          <table:table-cell office:value-type="float" office:value="78.3073" calcext:value-type="float">
            <text:p>78.3073</text:p>
          </table:table-cell>
          <table:table-cell office:value-type="float" office:value="288.925" calcext:value-type="float">
            <text:p>288.925</text:p>
          </table:table-cell>
          <table:table-cell office:value-type="float" office:value="47.1187" calcext:value-type="float">
            <text:p>47.1187</text:p>
          </table:table-cell>
          <table:table-cell/>
          <table:table-cell table:formula="of:=([.D588]-[.A588])/0.0166667" office:value-type="float" office:value="21.5159569680858" calcext:value-type="float">
            <text:p>21.5159569680858</text:p>
          </table:table-cell>
          <table:table-cell table:formula="of:=ABS([.E588]-[.B588])/0.0166667" office:value-type="float" office:value="749.998500003" calcext:value-type="float">
            <text:p>749.998500003</text:p>
          </table:table-cell>
          <table:table-cell table:formula="of:=([.F588]-[.C588])/0.0166667" office:value-type="float" office:value="78.773842452315" calcext:value-type="float">
            <text:p>78.773842452315</text:p>
          </table:table-cell>
          <table:table-cell table:formula="of:=DEGREES(ATAN(ABS([.F588]-[.C588])/ABS([.E588]-[.B588])))" office:value-type="float" office:value="5.99590641450305" calcext:value-type="float">
            <text:p>5.99590641450305</text:p>
          </table:table-cell>
          <table:table-cell table:formula="of:=SQRT(POWER([.H588];2)+POWER([.I588];2)+POWER([.J588];2))" office:value-type="float" office:value="754.430914441942" calcext:value-type="float">
            <text:p>754.430914441942</text:p>
          </table:table-cell>
        </table:table-row>
        <table:table-row table:style-name="ro1">
          <table:table-cell office:value-type="float" office:value="78.5554" calcext:value-type="float">
            <text:p>78.5554</text:p>
          </table:table-cell>
          <table:table-cell office:value-type="float" office:value="307.363" calcext:value-type="float">
            <text:p>307.363</text:p>
          </table:table-cell>
          <table:table-cell office:value-type="float" office:value="44.6711" calcext:value-type="float">
            <text:p>44.6711</text:p>
          </table:table-cell>
          <table:table-cell office:value-type="float" office:value="78.9246" calcext:value-type="float">
            <text:p>78.9246</text:p>
          </table:table-cell>
          <table:table-cell office:value-type="float" office:value="296.094" calcext:value-type="float">
            <text:p>296.094</text:p>
          </table:table-cell>
          <table:table-cell office:value-type="float" office:value="45.2872" calcext:value-type="float">
            <text:p>45.2872</text:p>
          </table:table-cell>
          <table:table-cell/>
          <table:table-cell table:formula="of:=([.D589]-[.A589])/0.0166667" office:value-type="float" office:value="22.1519556960881" calcext:value-type="float">
            <text:p>22.1519556960881</text:p>
          </table:table-cell>
          <table:table-cell table:formula="of:=ABS([.E589]-[.B589])/0.0166667" office:value-type="float" office:value="676.138647722705" calcext:value-type="float">
            <text:p>676.138647722705</text:p>
          </table:table-cell>
          <table:table-cell table:formula="of:=([.F589]-[.C589])/0.0166667" office:value-type="float" office:value="36.9659260681476" calcext:value-type="float">
            <text:p>36.9659260681476</text:p>
          </table:table-cell>
          <table:table-cell table:formula="of:=DEGREES(ATAN(ABS([.F589]-[.C589])/ABS([.E589]-[.B589])))" office:value-type="float" office:value="3.12936567026137" calcext:value-type="float">
            <text:p>3.12936567026137</text:p>
          </table:table-cell>
          <table:table-cell table:formula="of:=SQRT(POWER([.H589];2)+POWER([.I589];2)+POWER([.J589];2))" office:value-type="float" office:value="677.510634437221" calcext:value-type="float">
            <text:p>677.510634437221</text:p>
          </table:table-cell>
        </table:table-row>
        <table:table-row table:style-name="ro1">
          <table:table-cell office:value-type="float" office:value="77.5034" calcext:value-type="float">
            <text:p>77.5034</text:p>
          </table:table-cell>
          <table:table-cell office:value-type="float" office:value="308.731" calcext:value-type="float">
            <text:p>308.731</text:p>
          </table:table-cell>
          <table:table-cell office:value-type="float" office:value="44.7445" calcext:value-type="float">
            <text:p>44.7445</text:p>
          </table:table-cell>
          <table:table-cell office:value-type="float" office:value="77.6186" calcext:value-type="float">
            <text:p>77.6186</text:p>
          </table:table-cell>
          <table:table-cell office:value-type="float" office:value="295.894" calcext:value-type="float">
            <text:p>295.894</text:p>
          </table:table-cell>
          <table:table-cell office:value-type="float" office:value="45.8438" calcext:value-type="float">
            <text:p>45.8438</text:p>
          </table:table-cell>
          <table:table-cell/>
          <table:table-cell table:formula="of:=([.D590]-[.A590])/0.0166667" office:value-type="float" office:value="6.91198617602774" calcext:value-type="float">
            <text:p>6.91198617602774</text:p>
          </table:table-cell>
          <table:table-cell table:formula="of:=ABS([.E590]-[.B590])/0.0166667" office:value-type="float" office:value="770.21845956308" calcext:value-type="float">
            <text:p>770.21845956308</text:p>
          </table:table-cell>
          <table:table-cell table:formula="of:=([.F590]-[.C590])/0.0166667" office:value-type="float" office:value="65.9578680842638" calcext:value-type="float">
            <text:p>65.9578680842638</text:p>
          </table:table-cell>
          <table:table-cell table:formula="of:=DEGREES(ATAN(ABS([.F590]-[.C590])/ABS([.E590]-[.B590])))" office:value-type="float" office:value="4.89459834844819" calcext:value-type="float">
            <text:p>4.89459834844819</text:p>
          </table:table-cell>
          <table:table-cell table:formula="of:=SQRT(POWER([.H590];2)+POWER([.I590];2)+POWER([.J590];2))" office:value-type="float" office:value="773.068361380055" calcext:value-type="float">
            <text:p>773.068361380055</text:p>
          </table:table-cell>
        </table:table-row>
        <table:table-row table:style-name="ro1">
          <table:table-cell office:value-type="float" office:value="76.9378" calcext:value-type="float">
            <text:p>76.9378</text:p>
          </table:table-cell>
          <table:table-cell office:value-type="float" office:value="305.734" calcext:value-type="float">
            <text:p>305.734</text:p>
          </table:table-cell>
          <table:table-cell office:value-type="float" office:value="45.1867" calcext:value-type="float">
            <text:p>45.1867</text:p>
          </table:table-cell>
          <table:table-cell office:value-type="float" office:value="77.3418" calcext:value-type="float">
            <text:p>77.3418</text:p>
          </table:table-cell>
          <table:table-cell office:value-type="float" office:value="294.408" calcext:value-type="float">
            <text:p>294.408</text:p>
          </table:table-cell>
          <table:table-cell office:value-type="float" office:value="46.3219" calcext:value-type="float">
            <text:p>46.3219</text:p>
          </table:table-cell>
          <table:table-cell/>
          <table:table-cell table:formula="of:=([.D591]-[.A591])/0.0166667" office:value-type="float" office:value="24.2399515200976" calcext:value-type="float">
            <text:p>24.2399515200976</text:p>
          </table:table-cell>
          <table:table-cell table:formula="of:=ABS([.E591]-[.B591])/0.0166667" office:value-type="float" office:value="679.558640882716" calcext:value-type="float">
            <text:p>679.558640882716</text:p>
          </table:table-cell>
          <table:table-cell table:formula="of:=([.F591]-[.C591])/0.0166667" office:value-type="float" office:value="68.1118637762723" calcext:value-type="float">
            <text:p>68.1118637762723</text:p>
          </table:table-cell>
          <table:table-cell table:formula="of:=DEGREES(ATAN(ABS([.F591]-[.C591])/ABS([.E591]-[.B591])))" office:value-type="float" office:value="5.72361545173739" calcext:value-type="float">
            <text:p>5.72361545173739</text:p>
          </table:table-cell>
          <table:table-cell table:formula="of:=SQRT(POWER([.H591];2)+POWER([.I591];2)+POWER([.J591];2))" office:value-type="float" office:value="683.393552526755" calcext:value-type="float">
            <text:p>683.393552526755</text:p>
          </table:table-cell>
        </table:table-row>
        <table:table-row table:style-name="ro1">
          <table:table-cell office:value-type="float" office:value="76.9676" calcext:value-type="float">
            <text:p>76.9676</text:p>
          </table:table-cell>
          <table:table-cell office:value-type="float" office:value="308.623" calcext:value-type="float">
            <text:p>308.623</text:p>
          </table:table-cell>
          <table:table-cell office:value-type="float" office:value="45.0292" calcext:value-type="float">
            <text:p>45.0292</text:p>
          </table:table-cell>
          <table:table-cell office:value-type="float" office:value="77.1116" calcext:value-type="float">
            <text:p>77.1116</text:p>
          </table:table-cell>
          <table:table-cell office:value-type="float" office:value="297.086" calcext:value-type="float">
            <text:p>297.086</text:p>
          </table:table-cell>
          <table:table-cell office:value-type="float" office:value="46.4462" calcext:value-type="float">
            <text:p>46.4462</text:p>
          </table:table-cell>
          <table:table-cell/>
          <table:table-cell table:formula="of:=([.D592]-[.A592])/0.0166667" office:value-type="float" office:value="8.63998272003404" calcext:value-type="float">
            <text:p>8.63998272003404</text:p>
          </table:table-cell>
          <table:table-cell table:formula="of:=ABS([.E592]-[.B592])/0.0166667" office:value-type="float" office:value="692.218615562768" calcext:value-type="float">
            <text:p>692.218615562768</text:p>
          </table:table-cell>
          <table:table-cell table:formula="of:=([.F592]-[.C592])/0.0166667" office:value-type="float" office:value="85.0198299603398" calcext:value-type="float">
            <text:p>85.0198299603398</text:p>
          </table:table-cell>
          <table:table-cell table:formula="of:=DEGREES(ATAN(ABS([.F592]-[.C592])/ABS([.E592]-[.B592])))" office:value-type="float" office:value="7.00212588522853" calcext:value-type="float">
            <text:p>7.00212588522853</text:p>
          </table:table-cell>
          <table:table-cell table:formula="of:=SQRT(POWER([.H592];2)+POWER([.I592];2)+POWER([.J592];2))" office:value-type="float" office:value="697.473750416116" calcext:value-type="float">
            <text:p>697.473750416116</text:p>
          </table:table-cell>
        </table:table-row>
        <table:table-row table:style-name="ro1">
          <table:table-cell office:value-type="float" office:value="75.403" calcext:value-type="float">
            <text:p>75.403</text:p>
          </table:table-cell>
          <table:table-cell office:value-type="float" office:value="314.488" calcext:value-type="float">
            <text:p>314.488</text:p>
          </table:table-cell>
          <table:table-cell office:value-type="float" office:value="44.4585" calcext:value-type="float">
            <text:p>44.4585</text:p>
          </table:table-cell>
          <table:table-cell office:value-type="float" office:value="75.0484" calcext:value-type="float">
            <text:p>75.0484</text:p>
          </table:table-cell>
          <table:table-cell office:value-type="float" office:value="301.177" calcext:value-type="float">
            <text:p>301.177</text:p>
          </table:table-cell>
          <table:table-cell office:value-type="float" office:value="46.1284" calcext:value-type="float">
            <text:p>46.1284</text:p>
          </table:table-cell>
          <table:table-cell/>
          <table:table-cell table:formula="of:=([.D593]-[.A593])/0.0166667" office:value-type="float" office:value="-21.2759574480854" calcext:value-type="float">
            <text:p>-21.2759574480854</text:p>
          </table:table-cell>
          <table:table-cell table:formula="of:=ABS([.E593]-[.B593])/0.0166667" office:value-type="float" office:value="798.658402683193" calcext:value-type="float">
            <text:p>798.658402683193</text:p>
          </table:table-cell>
          <table:table-cell table:formula="of:=([.F593]-[.C593])/0.0166667" office:value-type="float" office:value="100.193799612401" calcext:value-type="float">
            <text:p>100.193799612401</text:p>
          </table:table-cell>
          <table:table-cell table:formula="of:=DEGREES(ATAN(ABS([.F593]-[.C593])/ABS([.E593]-[.B593])))" office:value-type="float" office:value="7.15054991038654" calcext:value-type="float">
            <text:p>7.15054991038654</text:p>
          </table:table-cell>
          <table:table-cell table:formula="of:=SQRT(POWER([.H593];2)+POWER([.I593];2)+POWER([.J593];2))" office:value-type="float" office:value="805.19979385403" calcext:value-type="float">
            <text:p>805.19979385403</text:p>
          </table:table-cell>
        </table:table-row>
        <table:table-row table:style-name="ro1">
          <table:table-cell office:value-type="float" office:value="73.4985" calcext:value-type="float">
            <text:p>73.4985</text:p>
          </table:table-cell>
          <table:table-cell office:value-type="float" office:value="311.331" calcext:value-type="float">
            <text:p>311.331</text:p>
          </table:table-cell>
          <table:table-cell office:value-type="float" office:value="44.9331" calcext:value-type="float">
            <text:p>44.9331</text:p>
          </table:table-cell>
          <table:table-cell office:value-type="float" office:value="73.1995" calcext:value-type="float">
            <text:p>73.1995</text:p>
          </table:table-cell>
          <table:table-cell office:value-type="float" office:value="299.648" calcext:value-type="float">
            <text:p>299.648</text:p>
          </table:table-cell>
          <table:table-cell office:value-type="float" office:value="46.1086" calcext:value-type="float">
            <text:p>46.1086</text:p>
          </table:table-cell>
          <table:table-cell/>
          <table:table-cell table:formula="of:=([.D594]-[.A594])/0.0166667" office:value-type="float" office:value="-17.9399641200722" calcext:value-type="float">
            <text:p>-17.9399641200722</text:p>
          </table:table-cell>
          <table:table-cell table:formula="of:=ABS([.E594]-[.B594])/0.0166667" office:value-type="float" office:value="700.978598042804" calcext:value-type="float">
            <text:p>700.978598042804</text:p>
          </table:table-cell>
          <table:table-cell table:formula="of:=([.F594]-[.C594])/0.0166667" office:value-type="float" office:value="70.5298589402821" calcext:value-type="float">
            <text:p>70.5298589402821</text:p>
          </table:table-cell>
          <table:table-cell table:formula="of:=DEGREES(ATAN(ABS([.F594]-[.C594])/ABS([.E594]-[.B594])))" office:value-type="float" office:value="5.74555164039172" calcext:value-type="float">
            <text:p>5.74555164039172</text:p>
          </table:table-cell>
          <table:table-cell table:formula="of:=SQRT(POWER([.H594];2)+POWER([.I594];2)+POWER([.J594];2))" office:value-type="float" office:value="704.746265140029" calcext:value-type="float">
            <text:p>704.746265140029</text:p>
          </table:table-cell>
        </table:table-row>
        <table:table-row table:style-name="ro1">
          <table:table-cell office:value-type="float" office:value="72.6805" calcext:value-type="float">
            <text:p>72.6805</text:p>
          </table:table-cell>
          <table:table-cell office:value-type="float" office:value="302.379" calcext:value-type="float">
            <text:p>302.379</text:p>
          </table:table-cell>
          <table:table-cell office:value-type="float" office:value="46.2362" calcext:value-type="float">
            <text:p>46.2362</text:p>
          </table:table-cell>
          <table:table-cell office:value-type="float" office:value="72.4013" calcext:value-type="float">
            <text:p>72.4013</text:p>
          </table:table-cell>
          <table:table-cell office:value-type="float" office:value="288.434" calcext:value-type="float">
            <text:p>288.434</text:p>
          </table:table-cell>
          <table:table-cell office:value-type="float" office:value="47.2452" calcext:value-type="float">
            <text:p>47.2452</text:p>
          </table:table-cell>
          <table:table-cell/>
          <table:table-cell table:formula="of:=([.D595]-[.A595])/0.0166667" office:value-type="float" office:value="-16.7519664960663" calcext:value-type="float">
            <text:p>-16.7519664960663</text:p>
          </table:table-cell>
          <table:table-cell table:formula="of:=ABS([.E595]-[.B595])/0.0166667" office:value-type="float" office:value="836.698326603347" calcext:value-type="float">
            <text:p>836.698326603347</text:p>
          </table:table-cell>
          <table:table-cell table:formula="of:=([.F595]-[.C595])/0.0166667" office:value-type="float" office:value="60.5398789202422" calcext:value-type="float">
            <text:p>60.5398789202422</text:p>
          </table:table-cell>
          <table:table-cell table:formula="of:=DEGREES(ATAN(ABS([.F595]-[.C595])/ABS([.E595]-[.B595])))" office:value-type="float" office:value="4.13846322309303" calcext:value-type="float">
            <text:p>4.13846322309303</text:p>
          </table:table-cell>
          <table:table-cell table:formula="of:=SQRT(POWER([.H595];2)+POWER([.I595];2)+POWER([.J595];2))" office:value-type="float" office:value="839.052915531555" calcext:value-type="float">
            <text:p>839.052915531555</text:p>
          </table:table-cell>
        </table:table-row>
        <table:table-row table:style-name="ro1">
          <table:table-cell office:value-type="float" office:value="72.959" calcext:value-type="float">
            <text:p>72.959</text:p>
          </table:table-cell>
          <table:table-cell office:value-type="float" office:value="311.36" calcext:value-type="float">
            <text:p>311.36</text:p>
          </table:table-cell>
          <table:table-cell office:value-type="float" office:value="44.6684" calcext:value-type="float">
            <text:p>44.6684</text:p>
          </table:table-cell>
          <table:table-cell office:value-type="float" office:value="72.4067" calcext:value-type="float">
            <text:p>72.4067</text:p>
          </table:table-cell>
          <table:table-cell office:value-type="float" office:value="296.838" calcext:value-type="float">
            <text:p>296.838</text:p>
          </table:table-cell>
          <table:table-cell office:value-type="float" office:value="46.0105" calcext:value-type="float">
            <text:p>46.0105</text:p>
          </table:table-cell>
          <table:table-cell/>
          <table:table-cell table:formula="of:=([.D596]-[.A596])/0.0166667" office:value-type="float" office:value="-33.1379337241327" calcext:value-type="float">
            <text:p>-33.1379337241327</text:p>
          </table:table-cell>
          <table:table-cell table:formula="of:=ABS([.E596]-[.B596])/0.0166667" office:value-type="float" office:value="871.318257363485" calcext:value-type="float">
            <text:p>871.318257363485</text:p>
          </table:table-cell>
          <table:table-cell table:formula="of:=([.F596]-[.C596])/0.0166667" office:value-type="float" office:value="80.5258389483222" calcext:value-type="float">
            <text:p>80.5258389483222</text:p>
          </table:table-cell>
          <table:table-cell table:formula="of:=DEGREES(ATAN(ABS([.F596]-[.C596])/ABS([.E596]-[.B596])))" office:value-type="float" office:value="5.28018536740514" calcext:value-type="float">
            <text:p>5.28018536740514</text:p>
          </table:table-cell>
          <table:table-cell table:formula="of:=SQRT(POWER([.H596];2)+POWER([.I596];2)+POWER([.J596];2))" office:value-type="float" office:value="875.658631548149" calcext:value-type="float">
            <text:p>875.658631548149</text:p>
          </table:table-cell>
        </table:table-row>
        <table:table-row table:style-name="ro1">
          <table:table-cell office:value-type="float" office:value="68.9247" calcext:value-type="float">
            <text:p>68.9247</text:p>
          </table:table-cell>
          <table:table-cell office:value-type="float" office:value="311.007" calcext:value-type="float">
            <text:p>311.007</text:p>
          </table:table-cell>
          <table:table-cell office:value-type="float" office:value="44.7575" calcext:value-type="float">
            <text:p>44.7575</text:p>
          </table:table-cell>
          <table:table-cell office:value-type="float" office:value="68.2312" calcext:value-type="float">
            <text:p>68.2312</text:p>
          </table:table-cell>
          <table:table-cell office:value-type="float" office:value="296.398" calcext:value-type="float">
            <text:p>296.398</text:p>
          </table:table-cell>
          <table:table-cell office:value-type="float" office:value="46.1143" calcext:value-type="float">
            <text:p>46.1143</text:p>
          </table:table-cell>
          <table:table-cell/>
          <table:table-cell table:formula="of:=([.D597]-[.A597])/0.0166667" office:value-type="float" office:value="-41.6099167801665" calcext:value-type="float">
            <text:p>-41.6099167801665</text:p>
          </table:table-cell>
          <table:table-cell table:formula="of:=ABS([.E597]-[.B597])/0.0166667" office:value-type="float" office:value="876.538246923505" calcext:value-type="float">
            <text:p>876.538246923505</text:p>
          </table:table-cell>
          <table:table-cell table:formula="of:=([.F597]-[.C597])/0.0166667" office:value-type="float" office:value="81.4078371843256" calcext:value-type="float">
            <text:p>81.4078371843256</text:p>
          </table:table-cell>
          <table:table-cell table:formula="of:=DEGREES(ATAN(ABS([.F597]-[.C597])/ABS([.E597]-[.B597])))" office:value-type="float" office:value="5.30608171045109" calcext:value-type="float">
            <text:p>5.30608171045109</text:p>
          </table:table-cell>
          <table:table-cell table:formula="of:=SQRT(POWER([.H597];2)+POWER([.I597];2)+POWER([.J597];2))" office:value-type="float" office:value="881.293322026902" calcext:value-type="float">
            <text:p>881.293322026902</text:p>
          </table:table-cell>
        </table:table-row>
        <table:table-row table:style-name="ro1">
          <table:table-cell office:value-type="float" office:value="58.7662" calcext:value-type="float">
            <text:p>58.7662</text:p>
          </table:table-cell>
          <table:table-cell office:value-type="float" office:value="309.423" calcext:value-type="float">
            <text:p>309.423</text:p>
          </table:table-cell>
          <table:table-cell office:value-type="float" office:value="46.1419" calcext:value-type="float">
            <text:p>46.1419</text:p>
          </table:table-cell>
          <table:table-cell office:value-type="float" office:value="58.0485" calcext:value-type="float">
            <text:p>58.0485</text:p>
          </table:table-cell>
          <table:table-cell office:value-type="float" office:value="297.435" calcext:value-type="float">
            <text:p>297.435</text:p>
          </table:table-cell>
          <table:table-cell office:value-type="float" office:value="47.6067" calcext:value-type="float">
            <text:p>47.6067</text:p>
          </table:table-cell>
          <table:table-cell/>
          <table:table-cell table:formula="of:=([.D598]-[.A598])/0.0166667" office:value-type="float" office:value="-43.0619138761723" calcext:value-type="float">
            <text:p>-43.0619138761723</text:p>
          </table:table-cell>
          <table:table-cell table:formula="of:=ABS([.E598]-[.B598])/0.0166667" office:value-type="float" office:value="719.278561442877" calcext:value-type="float">
            <text:p>719.278561442877</text:p>
          </table:table-cell>
          <table:table-cell table:formula="of:=([.F598]-[.C598])/0.0166667" office:value-type="float" office:value="87.8878242243518" calcext:value-type="float">
            <text:p>87.8878242243518</text:p>
          </table:table-cell>
          <table:table-cell table:formula="of:=DEGREES(ATAN(ABS([.F598]-[.C598])/ABS([.E598]-[.B598])))" office:value-type="float" office:value="6.96637310094174" calcext:value-type="float">
            <text:p>6.96637310094174</text:p>
          </table:table-cell>
          <table:table-cell table:formula="of:=SQRT(POWER([.H598];2)+POWER([.I598];2)+POWER([.J598];2))" office:value-type="float" office:value="725.90650019469" calcext:value-type="float">
            <text:p>725.90650019469</text:p>
          </table:table-cell>
        </table:table-row>
        <table:table-row table:style-name="ro1">
          <table:table-cell office:value-type="float" office:value="52.1861" calcext:value-type="float">
            <text:p>52.1861</text:p>
          </table:table-cell>
          <table:table-cell office:value-type="float" office:value="312.96" calcext:value-type="float">
            <text:p>312.96</text:p>
          </table:table-cell>
          <table:table-cell office:value-type="float" office:value="45.4351" calcext:value-type="float">
            <text:p>45.4351</text:p>
          </table:table-cell>
          <table:table-cell office:value-type="float" office:value="51.6228" calcext:value-type="float">
            <text:p>51.6228</text:p>
          </table:table-cell>
          <table:table-cell office:value-type="float" office:value="300.748" calcext:value-type="float">
            <text:p>300.748</text:p>
          </table:table-cell>
          <table:table-cell office:value-type="float" office:value="46.6761" calcext:value-type="float">
            <text:p>46.6761</text:p>
          </table:table-cell>
          <table:table-cell/>
          <table:table-cell table:formula="of:=([.D599]-[.A599])/0.0166667" office:value-type="float" office:value="-33.7979324041355" calcext:value-type="float">
            <text:p>-33.7979324041355</text:p>
          </table:table-cell>
          <table:table-cell table:formula="of:=ABS([.E599]-[.B599])/0.0166667" office:value-type="float" office:value="732.71853456293" calcext:value-type="float">
            <text:p>732.71853456293</text:p>
          </table:table-cell>
          <table:table-cell table:formula="of:=([.F599]-[.C599])/0.0166667" office:value-type="float" office:value="74.4598510802978" calcext:value-type="float">
            <text:p>74.4598510802978</text:p>
          </table:table-cell>
          <table:table-cell table:formula="of:=DEGREES(ATAN(ABS([.F599]-[.C599])/ABS([.E599]-[.B599])))" office:value-type="float" office:value="5.80255538328041" calcext:value-type="float">
            <text:p>5.80255538328041</text:p>
          </table:table-cell>
          <table:table-cell table:formula="of:=SQRT(POWER([.H599];2)+POWER([.I599];2)+POWER([.J599];2))" office:value-type="float" office:value="737.267265345304" calcext:value-type="float">
            <text:p>737.267265345304</text:p>
          </table:table-cell>
        </table:table-row>
        <table:table-row table:style-name="ro1">
          <table:table-cell office:value-type="float" office:value="32.764" calcext:value-type="float">
            <text:p>32.764</text:p>
          </table:table-cell>
          <table:table-cell office:value-type="float" office:value="306.311" calcext:value-type="float">
            <text:p>306.311</text:p>
          </table:table-cell>
          <table:table-cell office:value-type="float" office:value="46.8543" calcext:value-type="float">
            <text:p>46.8543</text:p>
          </table:table-cell>
          <table:table-cell office:value-type="float" office:value="33.3425" calcext:value-type="float">
            <text:p>33.3425</text:p>
          </table:table-cell>
          <table:table-cell office:value-type="float" office:value="292.734" calcext:value-type="float">
            <text:p>292.734</text:p>
          </table:table-cell>
          <table:table-cell office:value-type="float" office:value="48.2817" calcext:value-type="float">
            <text:p>48.2817</text:p>
          </table:table-cell>
          <table:table-cell/>
          <table:table-cell table:formula="of:=([.D600]-[.A600])/0.0166667" office:value-type="float" office:value="34.7099305801387" calcext:value-type="float">
            <text:p>34.7099305801387</text:p>
          </table:table-cell>
          <table:table-cell table:formula="of:=ABS([.E600]-[.B600])/0.0166667" office:value-type="float" office:value="814.618370763258" calcext:value-type="float">
            <text:p>814.618370763258</text:p>
          </table:table-cell>
          <table:table-cell table:formula="of:=([.F600]-[.C600])/0.0166667" office:value-type="float" office:value="85.6438287123425" calcext:value-type="float">
            <text:p>85.6438287123425</text:p>
          </table:table-cell>
          <table:table-cell table:formula="of:=DEGREES(ATAN(ABS([.F600]-[.C600])/ABS([.E600]-[.B600])))" office:value-type="float" office:value="6.00166873194751" calcext:value-type="float">
            <text:p>6.00166873194751</text:p>
          </table:table-cell>
          <table:table-cell table:formula="of:=SQRT(POWER([.H600];2)+POWER([.I600];2)+POWER([.J600];2))" office:value-type="float" office:value="819.843115883992" calcext:value-type="float">
            <text:p>819.843115883992</text:p>
          </table:table-cell>
        </table:table-row>
        <table:table-row table:style-name="ro1">
          <table:table-cell office:value-type="float" office:value="33.2305" calcext:value-type="float">
            <text:p>33.2305</text:p>
          </table:table-cell>
          <table:table-cell office:value-type="float" office:value="303.501" calcext:value-type="float">
            <text:p>303.501</text:p>
          </table:table-cell>
          <table:table-cell office:value-type="float" office:value="46.469" calcext:value-type="float">
            <text:p>46.469</text:p>
          </table:table-cell>
          <table:table-cell office:value-type="float" office:value="33.4078" calcext:value-type="float">
            <text:p>33.4078</text:p>
          </table:table-cell>
          <table:table-cell office:value-type="float" office:value="291.489" calcext:value-type="float">
            <text:p>291.489</text:p>
          </table:table-cell>
          <table:table-cell office:value-type="float" office:value="47.4425" calcext:value-type="float">
            <text:p>47.4425</text:p>
          </table:table-cell>
          <table:table-cell/>
          <table:table-cell table:formula="of:=([.D601]-[.A601])/0.0166667" office:value-type="float" office:value="10.6379787240427" calcext:value-type="float">
            <text:p>10.6379787240427</text:p>
          </table:table-cell>
          <table:table-cell table:formula="of:=ABS([.E601]-[.B601])/0.0166667" office:value-type="float" office:value="720.718558562883" calcext:value-type="float">
            <text:p>720.718558562883</text:p>
          </table:table-cell>
          <table:table-cell table:formula="of:=([.F601]-[.C601])/0.0166667" office:value-type="float" office:value="58.4098831802337" calcext:value-type="float">
            <text:p>58.4098831802337</text:p>
          </table:table-cell>
          <table:table-cell table:formula="of:=DEGREES(ATAN(ABS([.F601]-[.C601])/ABS([.E601]-[.B601])))" office:value-type="float" office:value="4.6333502052198" calcext:value-type="float">
            <text:p>4.6333502052198</text:p>
          </table:table-cell>
          <table:table-cell table:formula="of:=SQRT(POWER([.H601];2)+POWER([.I601];2)+POWER([.J601];2))" office:value-type="float" office:value="723.159817537881" calcext:value-type="float">
            <text:p>723.159817537881</text:p>
          </table:table-cell>
        </table:table-row>
        <table:table-row table:style-name="ro1">
          <table:table-cell office:value-type="float" office:value="32.5387" calcext:value-type="float">
            <text:p>32.5387</text:p>
          </table:table-cell>
          <table:table-cell office:value-type="float" office:value="301.914" calcext:value-type="float">
            <text:p>301.914</text:p>
          </table:table-cell>
          <table:table-cell office:value-type="float" office:value="45.9254" calcext:value-type="float">
            <text:p>45.9254</text:p>
          </table:table-cell>
          <table:table-cell office:value-type="float" office:value="32.8292" calcext:value-type="float">
            <text:p>32.8292</text:p>
          </table:table-cell>
          <table:table-cell office:value-type="float" office:value="288.608" calcext:value-type="float">
            <text:p>288.608</text:p>
          </table:table-cell>
          <table:table-cell office:value-type="float" office:value="46.6038" calcext:value-type="float">
            <text:p>46.6038</text:p>
          </table:table-cell>
          <table:table-cell/>
          <table:table-cell table:formula="of:=([.D602]-[.A602])/0.0166667" office:value-type="float" office:value="17.4299651400698" calcext:value-type="float">
            <text:p>17.4299651400698</text:p>
          </table:table-cell>
          <table:table-cell table:formula="of:=ABS([.E602]-[.B602])/0.0166667" office:value-type="float" office:value="798.358403283193" calcext:value-type="float">
            <text:p>798.358403283193</text:p>
          </table:table-cell>
          <table:table-cell table:formula="of:=([.F602]-[.C602])/0.0166667" office:value-type="float" office:value="40.7039185921626" calcext:value-type="float">
            <text:p>40.7039185921626</text:p>
          </table:table-cell>
          <table:table-cell table:formula="of:=DEGREES(ATAN(ABS([.F602]-[.C602])/ABS([.E602]-[.B602])))" office:value-type="float" office:value="2.9186705163345" calcext:value-type="float">
            <text:p>2.9186705163345</text:p>
          </table:table-cell>
          <table:table-cell table:formula="of:=SQRT(POWER([.H602];2)+POWER([.I602];2)+POWER([.J602];2))" office:value-type="float" office:value="799.585363026632" calcext:value-type="float">
            <text:p>799.585363026632</text:p>
          </table:table-cell>
        </table:table-row>
        <table:table-row table:style-name="ro1">
          <table:table-cell office:value-type="float" office:value="33.128" calcext:value-type="float">
            <text:p>33.128</text:p>
          </table:table-cell>
          <table:table-cell office:value-type="float" office:value="308.152" calcext:value-type="float">
            <text:p>308.152</text:p>
          </table:table-cell>
          <table:table-cell office:value-type="float" office:value="46.0602" calcext:value-type="float">
            <text:p>46.0602</text:p>
          </table:table-cell>
          <table:table-cell office:value-type="float" office:value="33.1991" calcext:value-type="float">
            <text:p>33.1991</text:p>
          </table:table-cell>
          <table:table-cell office:value-type="float" office:value="297.363" calcext:value-type="float">
            <text:p>297.363</text:p>
          </table:table-cell>
          <table:table-cell office:value-type="float" office:value="47.1003" calcext:value-type="float">
            <text:p>47.1003</text:p>
          </table:table-cell>
          <table:table-cell/>
          <table:table-cell table:formula="of:=([.D603]-[.A603])/0.0166667" office:value-type="float" office:value="4.26599146801714" calcext:value-type="float">
            <text:p>4.26599146801714</text:p>
          </table:table-cell>
          <table:table-cell table:formula="of:=ABS([.E603]-[.B603])/0.0166667" office:value-type="float" office:value="647.338705322589" calcext:value-type="float">
            <text:p>647.338705322589</text:p>
          </table:table-cell>
          <table:table-cell table:formula="of:=([.F603]-[.C603])/0.0166667" office:value-type="float" office:value="62.4058751882494" calcext:value-type="float">
            <text:p>62.4058751882494</text:p>
          </table:table-cell>
          <table:table-cell table:formula="of:=DEGREES(ATAN(ABS([.F603]-[.C603])/ABS([.E603]-[.B603])))" office:value-type="float" office:value="5.50651117635195" calcext:value-type="float">
            <text:p>5.50651117635195</text:p>
          </table:table-cell>
          <table:table-cell table:formula="of:=SQRT(POWER([.H603];2)+POWER([.I603];2)+POWER([.J603];2))" office:value-type="float" office:value="650.353820124047" calcext:value-type="float">
            <text:p>650.353820124047</text:p>
          </table:table-cell>
        </table:table-row>
        <table:table-row table:style-name="ro1">
          <table:table-cell office:value-type="float" office:value="33.4137" calcext:value-type="float">
            <text:p>33.4137</text:p>
          </table:table-cell>
          <table:table-cell office:value-type="float" office:value="311.387" calcext:value-type="float">
            <text:p>311.387</text:p>
          </table:table-cell>
          <table:table-cell office:value-type="float" office:value="45.8556" calcext:value-type="float">
            <text:p>45.8556</text:p>
          </table:table-cell>
          <table:table-cell office:value-type="float" office:value="33.8564" calcext:value-type="float">
            <text:p>33.8564</text:p>
          </table:table-cell>
          <table:table-cell office:value-type="float" office:value="299.049" calcext:value-type="float">
            <text:p>299.049</text:p>
          </table:table-cell>
          <table:table-cell office:value-type="float" office:value="47.1068" calcext:value-type="float">
            <text:p>47.1068</text:p>
          </table:table-cell>
          <table:table-cell/>
          <table:table-cell table:formula="of:=([.D604]-[.A604])/0.0166667" office:value-type="float" office:value="26.5619468761064" calcext:value-type="float">
            <text:p>26.5619468761064</text:p>
          </table:table-cell>
          <table:table-cell table:formula="of:=ABS([.E604]-[.B604])/0.0166667" office:value-type="float" office:value="740.278519442962" calcext:value-type="float">
            <text:p>740.278519442962</text:p>
          </table:table-cell>
          <table:table-cell table:formula="of:=([.F604]-[.C604])/0.0166667" office:value-type="float" office:value="75.0718498563001" calcext:value-type="float">
            <text:p>75.0718498563001</text:p>
          </table:table-cell>
          <table:table-cell table:formula="of:=DEGREES(ATAN(ABS([.F604]-[.C604])/ABS([.E604]-[.B604])))" office:value-type="float" office:value="5.7905848182181" calcext:value-type="float">
            <text:p>5.7905848182181</text:p>
          </table:table-cell>
          <table:table-cell table:formula="of:=SQRT(POWER([.H604];2)+POWER([.I604];2)+POWER([.J604];2))" office:value-type="float" office:value="744.549263656449" calcext:value-type="float">
            <text:p>744.549263656449</text:p>
          </table:table-cell>
        </table:table-row>
        <table:table-row table:style-name="ro1">
          <table:table-cell office:value-type="float" office:value="29.7192" calcext:value-type="float">
            <text:p>29.7192</text:p>
          </table:table-cell>
          <table:table-cell office:value-type="float" office:value="313.511" calcext:value-type="float">
            <text:p>313.511</text:p>
          </table:table-cell>
          <table:table-cell office:value-type="float" office:value="45.324" calcext:value-type="float">
            <text:p>45.324</text:p>
          </table:table-cell>
          <table:table-cell office:value-type="float" office:value="30.8968" calcext:value-type="float">
            <text:p>30.8968</text:p>
          </table:table-cell>
          <table:table-cell office:value-type="float" office:value="302.804" calcext:value-type="float">
            <text:p>302.804</text:p>
          </table:table-cell>
          <table:table-cell office:value-type="float" office:value="46.3344" calcext:value-type="float">
            <text:p>46.3344</text:p>
          </table:table-cell>
          <table:table-cell/>
          <table:table-cell table:formula="of:=([.D605]-[.A605])/0.0166667" office:value-type="float" office:value="70.6558586882825" calcext:value-type="float">
            <text:p>70.6558586882825</text:p>
          </table:table-cell>
          <table:table-cell table:formula="of:=ABS([.E605]-[.B605])/0.0166667" office:value-type="float" office:value="642.418715162573" calcext:value-type="float">
            <text:p>642.418715162573</text:p>
          </table:table-cell>
          <table:table-cell table:formula="of:=([.F605]-[.C605])/0.0166667" office:value-type="float" office:value="60.6238787522427" calcext:value-type="float">
            <text:p>60.6238787522427</text:p>
          </table:table-cell>
          <table:table-cell table:formula="of:=DEGREES(ATAN(ABS([.F605]-[.C605])/ABS([.E605]-[.B605])))" office:value-type="float" office:value="5.39093299026086" calcext:value-type="float">
            <text:p>5.39093299026086</text:p>
          </table:table-cell>
          <table:table-cell table:formula="of:=SQRT(POWER([.H605];2)+POWER([.I605];2)+POWER([.J605];2))" office:value-type="float" office:value="649.129656257574" calcext:value-type="float">
            <text:p>649.129656257574</text:p>
          </table:table-cell>
        </table:table-row>
        <table:table-row table:style-name="ro1">
          <table:table-cell office:value-type="float" office:value="30.268" calcext:value-type="float">
            <text:p>30.268</text:p>
          </table:table-cell>
          <table:table-cell office:value-type="float" office:value="307.217" calcext:value-type="float">
            <text:p>307.217</text:p>
          </table:table-cell>
          <table:table-cell office:value-type="float" office:value="46.226" calcext:value-type="float">
            <text:p>46.226</text:p>
          </table:table-cell>
          <table:table-cell office:value-type="float" office:value="31.6768" calcext:value-type="float">
            <text:p>31.6768</text:p>
          </table:table-cell>
          <table:table-cell office:value-type="float" office:value="293.804" calcext:value-type="float">
            <text:p>293.804</text:p>
          </table:table-cell>
          <table:table-cell office:value-type="float" office:value="47.634" calcext:value-type="float">
            <text:p>47.634</text:p>
          </table:table-cell>
          <table:table-cell/>
          <table:table-cell table:formula="of:=([.D606]-[.A606])/0.0166667" office:value-type="float" office:value="84.5278309443381" calcext:value-type="float">
            <text:p>84.5278309443381</text:p>
          </table:table-cell>
          <table:table-cell table:formula="of:=ABS([.E606]-[.B606])/0.0166667" office:value-type="float" office:value="804.77839044322" calcext:value-type="float">
            <text:p>804.77839044322</text:p>
          </table:table-cell>
          <table:table-cell table:formula="of:=([.F606]-[.C606])/0.0166667" office:value-type="float" office:value="84.479831040338" calcext:value-type="float">
            <text:p>84.479831040338</text:p>
          </table:table-cell>
          <table:table-cell table:formula="of:=DEGREES(ATAN(ABS([.F606]-[.C606])/ABS([.E606]-[.B606])))" office:value-type="float" office:value="5.99255079098868" calcext:value-type="float">
            <text:p>5.99255079098868</text:p>
          </table:table-cell>
          <table:table-cell table:formula="of:=SQRT(POWER([.H606];2)+POWER([.I606];2)+POWER([.J606];2))" office:value-type="float" office:value="813.603130390449" calcext:value-type="float">
            <text:p>813.603130390449</text:p>
          </table:table-cell>
        </table:table-row>
        <table:table-row table:style-name="ro1">
          <table:table-cell office:value-type="float" office:value="29.7183" calcext:value-type="float">
            <text:p>29.7183</text:p>
          </table:table-cell>
          <table:table-cell office:value-type="float" office:value="310.321" calcext:value-type="float">
            <text:p>310.321</text:p>
          </table:table-cell>
          <table:table-cell office:value-type="float" office:value="45.5195" calcext:value-type="float">
            <text:p>45.5195</text:p>
          </table:table-cell>
          <table:table-cell office:value-type="float" office:value="31.1372" calcext:value-type="float">
            <text:p>31.1372</text:p>
          </table:table-cell>
          <table:table-cell office:value-type="float" office:value="296.784" calcext:value-type="float">
            <text:p>296.784</text:p>
          </table:table-cell>
          <table:table-cell office:value-type="float" office:value="46.6917" calcext:value-type="float">
            <text:p>46.6917</text:p>
          </table:table-cell>
          <table:table-cell/>
          <table:table-cell table:formula="of:=([.D607]-[.A607])/0.0166667" office:value-type="float" office:value="85.1338297323406" calcext:value-type="float">
            <text:p>85.1338297323406</text:p>
          </table:table-cell>
          <table:table-cell table:formula="of:=ABS([.E607]-[.B607])/0.0166667" office:value-type="float" office:value="812.218375563251" calcext:value-type="float">
            <text:p>812.218375563251</text:p>
          </table:table-cell>
          <table:table-cell table:formula="of:=([.F607]-[.C607])/0.0166667" office:value-type="float" office:value="70.3318593362811" calcext:value-type="float">
            <text:p>70.3318593362811</text:p>
          </table:table-cell>
          <table:table-cell table:formula="of:=DEGREES(ATAN(ABS([.F607]-[.C607])/ABS([.E607]-[.B607])))" office:value-type="float" office:value="4.9490284667454" calcext:value-type="float">
            <text:p>4.9490284667454</text:p>
          </table:table-cell>
          <table:table-cell table:formula="of:=SQRT(POWER([.H607];2)+POWER([.I607];2)+POWER([.J607];2))" office:value-type="float" office:value="819.690813054044" calcext:value-type="float">
            <text:p>819.690813054044</text:p>
          </table:table-cell>
        </table:table-row>
        <table:table-row table:style-name="ro1">
          <table:table-cell office:value-type="float" office:value="28.7736" calcext:value-type="float">
            <text:p>28.7736</text:p>
          </table:table-cell>
          <table:table-cell office:value-type="float" office:value="314.904" calcext:value-type="float">
            <text:p>314.904</text:p>
          </table:table-cell>
          <table:table-cell office:value-type="float" office:value="44.8662" calcext:value-type="float">
            <text:p>44.8662</text:p>
          </table:table-cell>
          <table:table-cell office:value-type="float" office:value="29.8389" calcext:value-type="float">
            <text:p>29.8389</text:p>
          </table:table-cell>
          <table:table-cell office:value-type="float" office:value="302.568" calcext:value-type="float">
            <text:p>302.568</text:p>
          </table:table-cell>
          <table:table-cell office:value-type="float" office:value="45.8589" calcext:value-type="float">
            <text:p>45.8589</text:p>
          </table:table-cell>
          <table:table-cell/>
          <table:table-cell table:formula="of:=([.D608]-[.A608])/0.0166667" office:value-type="float" office:value="63.9178721642555" calcext:value-type="float">
            <text:p>63.9178721642555</text:p>
          </table:table-cell>
          <table:table-cell table:formula="of:=ABS([.E608]-[.B608])/0.0166667" office:value-type="float" office:value="740.158519682962" calcext:value-type="float">
            <text:p>740.158519682962</text:p>
          </table:table-cell>
          <table:table-cell table:formula="of:=([.F608]-[.C608])/0.0166667" office:value-type="float" office:value="59.5618808762382" calcext:value-type="float">
            <text:p>59.5618808762382</text:p>
          </table:table-cell>
          <table:table-cell table:formula="of:=DEGREES(ATAN(ABS([.F608]-[.C608])/ABS([.E608]-[.B608])))" office:value-type="float" office:value="4.60077991790638" calcext:value-type="float">
            <text:p>4.60077991790638</text:p>
          </table:table-cell>
          <table:table-cell table:formula="of:=SQRT(POWER([.H608];2)+POWER([.I608];2)+POWER([.J608];2))" office:value-type="float" office:value="745.297085929359" calcext:value-type="float">
            <text:p>745.297085929359</text:p>
          </table:table-cell>
        </table:table-row>
        <table:table-row table:style-name="ro1">
          <table:table-cell office:value-type="float" office:value="29.8864" calcext:value-type="float">
            <text:p>29.8864</text:p>
          </table:table-cell>
          <table:table-cell office:value-type="float" office:value="305.492" calcext:value-type="float">
            <text:p>305.492</text:p>
          </table:table-cell>
          <table:table-cell office:value-type="float" office:value="46.4789" calcext:value-type="float">
            <text:p>46.4789</text:p>
          </table:table-cell>
          <table:table-cell office:value-type="float" office:value="30.6841" calcext:value-type="float">
            <text:p>30.6841</text:p>
          </table:table-cell>
          <table:table-cell office:value-type="float" office:value="293.407" calcext:value-type="float">
            <text:p>293.407</text:p>
          </table:table-cell>
          <table:table-cell office:value-type="float" office:value="47.958" calcext:value-type="float">
            <text:p>47.958</text:p>
          </table:table-cell>
          <table:table-cell/>
          <table:table-cell table:formula="of:=([.D609]-[.A609])/0.0166667" office:value-type="float" office:value="47.8619042761914" calcext:value-type="float">
            <text:p>47.8619042761914</text:p>
          </table:table-cell>
          <table:table-cell table:formula="of:=ABS([.E609]-[.B609])/0.0166667" office:value-type="float" office:value="725.098549802903" calcext:value-type="float">
            <text:p>725.098549802903</text:p>
          </table:table-cell>
          <table:table-cell table:formula="of:=([.F609]-[.C609])/0.0166667" office:value-type="float" office:value="88.7458225083547" calcext:value-type="float">
            <text:p>88.7458225083547</text:p>
          </table:table-cell>
          <table:table-cell table:formula="of:=DEGREES(ATAN(ABS([.F609]-[.C609])/ABS([.E609]-[.B609])))" office:value-type="float" office:value="6.97780672903864" calcext:value-type="float">
            <text:p>6.97780672903864</text:p>
          </table:table-cell>
          <table:table-cell table:formula="of:=SQRT(POWER([.H609];2)+POWER([.I609];2)+POWER([.J609];2))" office:value-type="float" office:value="732.075467298215" calcext:value-type="float">
            <text:p>732.075467298215</text:p>
          </table:table-cell>
        </table:table-row>
        <table:table-row table:style-name="ro1">
          <table:table-cell office:value-type="float" office:value="29.2855" calcext:value-type="float">
            <text:p>29.2855</text:p>
          </table:table-cell>
          <table:table-cell office:value-type="float" office:value="311.941" calcext:value-type="float">
            <text:p>311.941</text:p>
          </table:table-cell>
          <table:table-cell office:value-type="float" office:value="44.7582" calcext:value-type="float">
            <text:p>44.7582</text:p>
          </table:table-cell>
          <table:table-cell office:value-type="float" office:value="30.7204" calcext:value-type="float">
            <text:p>30.7204</text:p>
          </table:table-cell>
          <table:table-cell office:value-type="float" office:value="298.322" calcext:value-type="float">
            <text:p>298.322</text:p>
          </table:table-cell>
          <table:table-cell office:value-type="float" office:value="45.9539" calcext:value-type="float">
            <text:p>45.9539</text:p>
          </table:table-cell>
          <table:table-cell/>
          <table:table-cell table:formula="of:=([.D610]-[.A610])/0.0166667" office:value-type="float" office:value="86.0938278123445" calcext:value-type="float">
            <text:p>86.0938278123445</text:p>
          </table:table-cell>
          <table:table-cell table:formula="of:=ABS([.E610]-[.B610])/0.0166667" office:value-type="float" office:value="817.138365723267" calcext:value-type="float">
            <text:p>817.138365723267</text:p>
          </table:table-cell>
          <table:table-cell table:formula="of:=([.F610]-[.C610])/0.0166667" office:value-type="float" office:value="71.7418565162867" calcext:value-type="float">
            <text:p>71.7418565162867</text:p>
          </table:table-cell>
          <table:table-cell table:formula="of:=DEGREES(ATAN(ABS([.F610]-[.C610])/ABS([.E610]-[.B610])))" office:value-type="float" office:value="5.01750105670682" calcext:value-type="float">
            <text:p>5.01750105670682</text:p>
          </table:table-cell>
          <table:table-cell table:formula="of:=SQRT(POWER([.H610];2)+POWER([.I610];2)+POWER([.J610];2))" office:value-type="float" office:value="824.787336166528" calcext:value-type="float">
            <text:p>824.787336166528</text:p>
          </table:table-cell>
        </table:table-row>
        <table:table-row table:style-name="ro1">
          <table:table-cell office:value-type="float" office:value="29.3342" calcext:value-type="float">
            <text:p>29.3342</text:p>
          </table:table-cell>
          <table:table-cell office:value-type="float" office:value="311.747" calcext:value-type="float">
            <text:p>311.747</text:p>
          </table:table-cell>
          <table:table-cell office:value-type="float" office:value="45.5826" calcext:value-type="float">
            <text:p>45.5826</text:p>
          </table:table-cell>
          <table:table-cell office:value-type="float" office:value="31.0359" calcext:value-type="float">
            <text:p>31.0359</text:p>
          </table:table-cell>
          <table:table-cell office:value-type="float" office:value="298.177" calcext:value-type="float">
            <text:p>298.177</text:p>
          </table:table-cell>
          <table:table-cell office:value-type="float" office:value="47.0054" calcext:value-type="float">
            <text:p>47.0054</text:p>
          </table:table-cell>
          <table:table-cell/>
          <table:table-cell table:formula="of:=([.D611]-[.A611])/0.0166667" office:value-type="float" office:value="102.101795796409" calcext:value-type="float">
            <text:p>102.101795796409</text:p>
          </table:table-cell>
          <table:table-cell table:formula="of:=ABS([.E611]-[.B611])/0.0166667" office:value-type="float" office:value="814.198371603256" calcext:value-type="float">
            <text:p>814.198371603256</text:p>
          </table:table-cell>
          <table:table-cell table:formula="of:=([.F611]-[.C611])/0.0166667" office:value-type="float" office:value="85.3678292643416" calcext:value-type="float">
            <text:p>85.3678292643416</text:p>
          </table:table-cell>
          <table:table-cell table:formula="of:=DEGREES(ATAN(ABS([.F611]-[.C611])/ABS([.E611]-[.B611])))" office:value-type="float" office:value="5.98553161271654" calcext:value-type="float">
            <text:p>5.98553161271654</text:p>
          </table:table-cell>
          <table:table-cell table:formula="of:=SQRT(POWER([.H611];2)+POWER([.I611];2)+POWER([.J611];2))" office:value-type="float" office:value="825.003897748097" calcext:value-type="float">
            <text:p>825.003897748097</text:p>
          </table:table-cell>
        </table:table-row>
        <table:table-row table:style-name="ro1">
          <table:table-cell office:value-type="float" office:value="29.9607" calcext:value-type="float">
            <text:p>29.9607</text:p>
          </table:table-cell>
          <table:table-cell office:value-type="float" office:value="307.323" calcext:value-type="float">
            <text:p>307.323</text:p>
          </table:table-cell>
          <table:table-cell office:value-type="float" office:value="45.4246" calcext:value-type="float">
            <text:p>45.4246</text:p>
          </table:table-cell>
          <table:table-cell office:value-type="float" office:value="31.3496" calcext:value-type="float">
            <text:p>31.3496</text:p>
          </table:table-cell>
          <table:table-cell office:value-type="float" office:value="294.005" calcext:value-type="float">
            <text:p>294.005</text:p>
          </table:table-cell>
          <table:table-cell office:value-type="float" office:value="46.3277" calcext:value-type="float">
            <text:p>46.3277</text:p>
          </table:table-cell>
          <table:table-cell/>
          <table:table-cell table:formula="of:=([.D612]-[.A612])/0.0166667" office:value-type="float" office:value="83.3338333323333" calcext:value-type="float">
            <text:p>83.3338333323333</text:p>
          </table:table-cell>
          <table:table-cell table:formula="of:=ABS([.E612]-[.B612])/0.0166667" office:value-type="float" office:value="799.078401843195" calcext:value-type="float">
            <text:p>799.078401843195</text:p>
          </table:table-cell>
          <table:table-cell table:formula="of:=([.F612]-[.C612])/0.0166667" office:value-type="float" office:value="54.1858916282169" calcext:value-type="float">
            <text:p>54.1858916282169</text:p>
          </table:table-cell>
          <table:table-cell table:formula="of:=DEGREES(ATAN(ABS([.F612]-[.C612])/ABS([.E612]-[.B612])))" office:value-type="float" office:value="3.8793156660735" calcext:value-type="float">
            <text:p>3.8793156660735</text:p>
          </table:table-cell>
          <table:table-cell table:formula="of:=SQRT(POWER([.H612];2)+POWER([.I612];2)+POWER([.J612];2))" office:value-type="float" office:value="805.237189231646" calcext:value-type="float">
            <text:p>805.237189231646</text:p>
          </table:table-cell>
        </table:table-row>
        <table:table-row table:style-name="ro1">
          <table:table-cell office:value-type="float" office:value="30.2954" calcext:value-type="float">
            <text:p>30.2954</text:p>
          </table:table-cell>
          <table:table-cell office:value-type="float" office:value="303.979" calcext:value-type="float">
            <text:p>303.979</text:p>
          </table:table-cell>
          <table:table-cell office:value-type="float" office:value="46.9537" calcext:value-type="float">
            <text:p>46.9537</text:p>
          </table:table-cell>
          <table:table-cell office:value-type="float" office:value="31.3167" calcext:value-type="float">
            <text:p>31.3167</text:p>
          </table:table-cell>
          <table:table-cell office:value-type="float" office:value="292.108" calcext:value-type="float">
            <text:p>292.108</text:p>
          </table:table-cell>
          <table:table-cell office:value-type="float" office:value="48.1392" calcext:value-type="float">
            <text:p>48.1392</text:p>
          </table:table-cell>
          <table:table-cell/>
          <table:table-cell table:formula="of:=([.D613]-[.A613])/0.0166667" office:value-type="float" office:value="61.2778774442451" calcext:value-type="float">
            <text:p>61.2778774442451</text:p>
          </table:table-cell>
          <table:table-cell table:formula="of:=ABS([.E613]-[.B613])/0.0166667" office:value-type="float" office:value="712.258575482848" calcext:value-type="float">
            <text:p>712.258575482848</text:p>
          </table:table-cell>
          <table:table-cell table:formula="of:=([.F613]-[.C613])/0.0166667" office:value-type="float" office:value="71.1298577402848" calcext:value-type="float">
            <text:p>71.1298577402848</text:p>
          </table:table-cell>
          <table:table-cell table:formula="of:=DEGREES(ATAN(ABS([.F613]-[.C613])/ABS([.E613]-[.B613])))" office:value-type="float" office:value="5.70294704180161" calcext:value-type="float">
            <text:p>5.70294704180161</text:p>
          </table:table-cell>
          <table:table-cell table:formula="of:=SQRT(POWER([.H613];2)+POWER([.I613];2)+POWER([.J613];2))" office:value-type="float" office:value="718.419594161435" calcext:value-type="float">
            <text:p>718.419594161435</text:p>
          </table:table-cell>
        </table:table-row>
        <table:table-row table:style-name="ro1">
          <table:table-cell office:value-type="float" office:value="29.7189" calcext:value-type="float">
            <text:p>29.7189</text:p>
          </table:table-cell>
          <table:table-cell office:value-type="float" office:value="310.314" calcext:value-type="float">
            <text:p>310.314</text:p>
          </table:table-cell>
          <table:table-cell office:value-type="float" office:value="45.5205" calcext:value-type="float">
            <text:p>45.5205</text:p>
          </table:table-cell>
          <table:table-cell office:value-type="float" office:value="30.7668" calcext:value-type="float">
            <text:p>30.7668</text:p>
          </table:table-cell>
          <table:table-cell office:value-type="float" office:value="298.141" calcext:value-type="float">
            <text:p>298.141</text:p>
          </table:table-cell>
          <table:table-cell office:value-type="float" office:value="46.7553" calcext:value-type="float">
            <text:p>46.7553</text:p>
          </table:table-cell>
          <table:table-cell/>
          <table:table-cell table:formula="of:=([.D614]-[.A614])/0.0166667" office:value-type="float" office:value="62.8738742522514" calcext:value-type="float">
            <text:p>62.8738742522514</text:p>
          </table:table-cell>
          <table:table-cell table:formula="of:=ABS([.E614]-[.B614])/0.0166667" office:value-type="float" office:value="730.378539242922" calcext:value-type="float">
            <text:p>730.378539242922</text:p>
          </table:table-cell>
          <table:table-cell table:formula="of:=([.F614]-[.C614])/0.0166667" office:value-type="float" office:value="74.0878518242964" calcext:value-type="float">
            <text:p>74.0878518242964</text:p>
          </table:table-cell>
          <table:table-cell table:formula="of:=DEGREES(ATAN(ABS([.F614]-[.C614])/ABS([.E614]-[.B614])))" office:value-type="float" office:value="5.79213480345071" calcext:value-type="float">
            <text:p>5.79213480345071</text:p>
          </table:table-cell>
          <table:table-cell table:formula="of:=SQRT(POWER([.H614];2)+POWER([.I614];2)+POWER([.J614];2))" office:value-type="float" office:value="736.814050109016" calcext:value-type="float">
            <text:p>736.814050109016</text:p>
          </table:table-cell>
        </table:table-row>
        <table:table-row table:style-name="ro1">
          <table:table-cell office:value-type="float" office:value="30.2365" calcext:value-type="float">
            <text:p>30.2365</text:p>
          </table:table-cell>
          <table:table-cell office:value-type="float" office:value="307.342" calcext:value-type="float">
            <text:p>307.342</text:p>
          </table:table-cell>
          <table:table-cell office:value-type="float" office:value="45.6821" calcext:value-type="float">
            <text:p>45.6821</text:p>
          </table:table-cell>
          <table:table-cell office:value-type="float" office:value="31.8852" calcext:value-type="float">
            <text:p>31.8852</text:p>
          </table:table-cell>
          <table:table-cell office:value-type="float" office:value="294.053" calcext:value-type="float">
            <text:p>294.053</text:p>
          </table:table-cell>
          <table:table-cell office:value-type="float" office:value="46.8274" calcext:value-type="float">
            <text:p>46.8274</text:p>
          </table:table-cell>
          <table:table-cell/>
          <table:table-cell table:formula="of:=([.D615]-[.A615])/0.0166667" office:value-type="float" office:value="98.9218021563958" calcext:value-type="float">
            <text:p>98.9218021563958</text:p>
          </table:table-cell>
          <table:table-cell table:formula="of:=ABS([.E615]-[.B615])/0.0166667" office:value-type="float" office:value="797.338405323189" calcext:value-type="float">
            <text:p>797.338405323189</text:p>
          </table:table-cell>
          <table:table-cell table:formula="of:=([.F615]-[.C615])/0.0166667" office:value-type="float" office:value="68.7178625642748" calcext:value-type="float">
            <text:p>68.7178625642748</text:p>
          </table:table-cell>
          <table:table-cell table:formula="of:=DEGREES(ATAN(ABS([.F615]-[.C615])/ABS([.E615]-[.B615])))" office:value-type="float" office:value="4.92581127327166" calcext:value-type="float">
            <text:p>4.92581127327166</text:p>
          </table:table-cell>
          <table:table-cell table:formula="of:=SQRT(POWER([.H615];2)+POWER([.I615];2)+POWER([.J615];2))" office:value-type="float" office:value="806.3846477833" calcext:value-type="float">
            <text:p>806.3846477833</text:p>
          </table:table-cell>
        </table:table-row>
        <table:table-row table:style-name="ro1">
          <table:table-cell office:value-type="float" office:value="29.8577" calcext:value-type="float">
            <text:p>29.8577</text:p>
          </table:table-cell>
          <table:table-cell office:value-type="float" office:value="311.923" calcext:value-type="float">
            <text:p>311.923</text:p>
          </table:table-cell>
          <table:table-cell office:value-type="float" office:value="45.5516" calcext:value-type="float">
            <text:p>45.5516</text:p>
          </table:table-cell>
          <table:table-cell office:value-type="float" office:value="31.4305" calcext:value-type="float">
            <text:p>31.4305</text:p>
          </table:table-cell>
          <table:table-cell office:value-type="float" office:value="299.795" calcext:value-type="float">
            <text:p>299.795</text:p>
          </table:table-cell>
          <table:table-cell office:value-type="float" office:value="47.0249" calcext:value-type="float">
            <text:p>47.0249</text:p>
          </table:table-cell>
          <table:table-cell/>
          <table:table-cell table:formula="of:=([.D616]-[.A616])/0.0166667" office:value-type="float" office:value="94.3678112643773" calcext:value-type="float">
            <text:p>94.3678112643773</text:p>
          </table:table-cell>
          <table:table-cell table:formula="of:=ABS([.E616]-[.B616])/0.0166667" office:value-type="float" office:value="727.67854464291" calcext:value-type="float">
            <text:p>727.67854464291</text:p>
          </table:table-cell>
          <table:table-cell table:formula="of:=([.F616]-[.C616])/0.0166667" office:value-type="float" office:value="88.3978232043537" calcext:value-type="float">
            <text:p>88.3978232043537</text:p>
          </table:table-cell>
          <table:table-cell table:formula="of:=DEGREES(ATAN(ABS([.F616]-[.C616])/ABS([.E616]-[.B616])))" office:value-type="float" office:value="6.92630877202656" calcext:value-type="float">
            <text:p>6.92630877202656</text:p>
          </table:table-cell>
          <table:table-cell table:formula="of:=SQRT(POWER([.H616];2)+POWER([.I616];2)+POWER([.J616];2))" office:value-type="float" office:value="739.077481245181" calcext:value-type="float">
            <text:p>739.077481245181</text:p>
          </table:table-cell>
        </table:table-row>
        <table:table-row table:style-name="ro1">
          <table:table-cell office:value-type="float" office:value="31.8418" calcext:value-type="float">
            <text:p>31.8418</text:p>
          </table:table-cell>
          <table:table-cell office:value-type="float" office:value="307.664" calcext:value-type="float">
            <text:p>307.664</text:p>
          </table:table-cell>
          <table:table-cell office:value-type="float" office:value="46.4076" calcext:value-type="float">
            <text:p>46.4076</text:p>
          </table:table-cell>
          <table:table-cell office:value-type="float" office:value="32.1964" calcext:value-type="float">
            <text:p>32.1964</text:p>
          </table:table-cell>
          <table:table-cell office:value-type="float" office:value="293.914" calcext:value-type="float">
            <text:p>293.914</text:p>
          </table:table-cell>
          <table:table-cell office:value-type="float" office:value="47.8682" calcext:value-type="float">
            <text:p>47.8682</text:p>
          </table:table-cell>
          <table:table-cell/>
          <table:table-cell table:formula="of:=([.D617]-[.A617])/0.0166667" office:value-type="float" office:value="21.275957448085" calcext:value-type="float">
            <text:p>21.275957448085</text:p>
          </table:table-cell>
          <table:table-cell table:formula="of:=ABS([.E617]-[.B617])/0.0166667" office:value-type="float" office:value="824.9983500033" calcext:value-type="float">
            <text:p>824.9983500033</text:p>
          </table:table-cell>
          <table:table-cell table:formula="of:=([.F617]-[.C617])/0.0166667" office:value-type="float" office:value="87.6358247283505" calcext:value-type="float">
            <text:p>87.6358247283505</text:p>
          </table:table-cell>
          <table:table-cell table:formula="of:=DEGREES(ATAN(ABS([.F617]-[.C617])/ABS([.E617]-[.B617])))" office:value-type="float" office:value="6.06353179006531" calcext:value-type="float">
            <text:p>6.06353179006531</text:p>
          </table:table-cell>
          <table:table-cell table:formula="of:=SQRT(POWER([.H617];2)+POWER([.I617];2)+POWER([.J617];2))" office:value-type="float" office:value="829.912634949799" calcext:value-type="float">
            <text:p>829.912634949799</text:p>
          </table:table-cell>
        </table:table-row>
        <table:table-row table:style-name="ro1">
          <table:table-cell office:value-type="float" office:value="32.2052" calcext:value-type="float">
            <text:p>32.2052</text:p>
          </table:table-cell>
          <table:table-cell office:value-type="float" office:value="312.752" calcext:value-type="float">
            <text:p>312.752</text:p>
          </table:table-cell>
          <table:table-cell office:value-type="float" office:value="45.1406" calcext:value-type="float">
            <text:p>45.1406</text:p>
          </table:table-cell>
          <table:table-cell office:value-type="float" office:value="32.6797" calcext:value-type="float">
            <text:p>32.6797</text:p>
          </table:table-cell>
          <table:table-cell office:value-type="float" office:value="300.339" calcext:value-type="float">
            <text:p>300.339</text:p>
          </table:table-cell>
          <table:table-cell office:value-type="float" office:value="46.414" calcext:value-type="float">
            <text:p>46.414</text:p>
          </table:table-cell>
          <table:table-cell/>
          <table:table-cell table:formula="of:=([.D618]-[.A618])/0.0166667" office:value-type="float" office:value="28.4699430601138" calcext:value-type="float">
            <text:p>28.4699430601138</text:p>
          </table:table-cell>
          <table:table-cell table:formula="of:=ABS([.E618]-[.B618])/0.0166667" office:value-type="float" office:value="744.77851044298" calcext:value-type="float">
            <text:p>744.77851044298</text:p>
          </table:table-cell>
          <table:table-cell table:formula="of:=([.F618]-[.C618])/0.0166667" office:value-type="float" office:value="76.4038471923058" calcext:value-type="float">
            <text:p>76.4038471923058</text:p>
          </table:table-cell>
          <table:table-cell table:formula="of:=DEGREES(ATAN(ABS([.F618]-[.C618])/ABS([.E618]-[.B618])))" office:value-type="float" office:value="5.85725507054313" calcext:value-type="float">
            <text:p>5.85725507054313</text:p>
          </table:table-cell>
          <table:table-cell table:formula="of:=SQRT(POWER([.H618];2)+POWER([.I618];2)+POWER([.J618];2))" office:value-type="float" office:value="749.228346461408" calcext:value-type="float">
            <text:p>749.228346461408</text:p>
          </table:table-cell>
        </table:table-row>
        <table:table-row table:style-name="ro1">
          <table:table-cell office:value-type="float" office:value="31.5767" calcext:value-type="float">
            <text:p>31.5767</text:p>
          </table:table-cell>
          <table:table-cell office:value-type="float" office:value="314.055" calcext:value-type="float">
            <text:p>314.055</text:p>
          </table:table-cell>
          <table:table-cell office:value-type="float" office:value="45.4921" calcext:value-type="float">
            <text:p>45.4921</text:p>
          </table:table-cell>
          <table:table-cell office:value-type="float" office:value="31.8135" calcext:value-type="float">
            <text:p>31.8135</text:p>
          </table:table-cell>
          <table:table-cell office:value-type="float" office:value="301.473" calcext:value-type="float">
            <text:p>301.473</text:p>
          </table:table-cell>
          <table:table-cell office:value-type="float" office:value="46.7778" calcext:value-type="float">
            <text:p>46.7778</text:p>
          </table:table-cell>
          <table:table-cell/>
          <table:table-cell table:formula="of:=([.D619]-[.A619])/0.0166667" office:value-type="float" office:value="14.207971584057" calcext:value-type="float">
            <text:p>14.207971584057</text:p>
          </table:table-cell>
          <table:table-cell table:formula="of:=ABS([.E619]-[.B619])/0.0166667" office:value-type="float" office:value="754.918490163019" calcext:value-type="float">
            <text:p>754.918490163019</text:p>
          </table:table-cell>
          <table:table-cell table:formula="of:=([.F619]-[.C619])/0.0166667" office:value-type="float" office:value="77.1418457163085" calcext:value-type="float">
            <text:p>77.1418457163085</text:p>
          </table:table-cell>
          <table:table-cell table:formula="of:=DEGREES(ATAN(ABS([.F619]-[.C619])/ABS([.E619]-[.B619])))" office:value-type="float" office:value="5.8345554364462" calcext:value-type="float">
            <text:p>5.8345554364462</text:p>
          </table:table-cell>
          <table:table-cell table:formula="of:=SQRT(POWER([.H619];2)+POWER([.I619];2)+POWER([.J619];2))" office:value-type="float" office:value="758.982646446587" calcext:value-type="float">
            <text:p>758.982646446587</text:p>
          </table:table-cell>
        </table:table-row>
        <table:table-row table:style-name="ro1">
          <table:table-cell office:value-type="float" office:value="36.3276" calcext:value-type="float">
            <text:p>36.3276</text:p>
          </table:table-cell>
          <table:table-cell office:value-type="float" office:value="315.575" calcext:value-type="float">
            <text:p>315.575</text:p>
          </table:table-cell>
          <table:table-cell office:value-type="float" office:value="44.9555" calcext:value-type="float">
            <text:p>44.9555</text:p>
          </table:table-cell>
          <table:table-cell office:value-type="float" office:value="36.695" calcext:value-type="float">
            <text:p>36.695</text:p>
          </table:table-cell>
          <table:table-cell office:value-type="float" office:value="303.095" calcext:value-type="float">
            <text:p>303.095</text:p>
          </table:table-cell>
          <table:table-cell office:value-type="float" office:value="46.2299" calcext:value-type="float">
            <text:p>46.2299</text:p>
          </table:table-cell>
          <table:table-cell/>
          <table:table-cell table:formula="of:=([.D620]-[.A620])/0.0166667" office:value-type="float" office:value="22.0439559120884" calcext:value-type="float">
            <text:p>22.0439559120884</text:p>
          </table:table-cell>
          <table:table-cell table:formula="of:=ABS([.E620]-[.B620])/0.0166667" office:value-type="float" office:value="748.798502402993" calcext:value-type="float">
            <text:p>748.798502402993</text:p>
          </table:table-cell>
          <table:table-cell table:formula="of:=([.F620]-[.C620])/0.0166667" office:value-type="float" office:value="76.4638470723059" calcext:value-type="float">
            <text:p>76.4638470723059</text:p>
          </table:table-cell>
          <table:table-cell table:formula="of:=DEGREES(ATAN(ABS([.F620]-[.C620])/ABS([.E620]-[.B620])))" office:value-type="float" office:value="5.83057041824031" calcext:value-type="float">
            <text:p>5.83057041824031</text:p>
          </table:table-cell>
          <table:table-cell table:formula="of:=SQRT(POWER([.H620];2)+POWER([.I620];2)+POWER([.J620];2))" office:value-type="float" office:value="753.015174549833" calcext:value-type="float">
            <text:p>753.015174549833</text:p>
          </table:table-cell>
        </table:table-row>
        <table:table-row table:style-name="ro1">
          <table:table-cell office:value-type="float" office:value="45.1738" calcext:value-type="float">
            <text:p>45.1738</text:p>
          </table:table-cell>
          <table:table-cell office:value-type="float" office:value="302.546" calcext:value-type="float">
            <text:p>302.546</text:p>
          </table:table-cell>
          <table:table-cell office:value-type="float" office:value="45.4389" calcext:value-type="float">
            <text:p>45.4389</text:p>
          </table:table-cell>
          <table:table-cell office:value-type="float" office:value="45.3627" calcext:value-type="float">
            <text:p>45.3627</text:p>
          </table:table-cell>
          <table:table-cell office:value-type="float" office:value="289.506" calcext:value-type="float">
            <text:p>289.506</text:p>
          </table:table-cell>
          <table:table-cell office:value-type="float" office:value="46.0832" calcext:value-type="float">
            <text:p>46.0832</text:p>
          </table:table-cell>
          <table:table-cell/>
          <table:table-cell table:formula="of:=([.D621]-[.A621])/0.0166667" office:value-type="float" office:value="11.3339773320451" calcext:value-type="float">
            <text:p>11.3339773320451</text:p>
          </table:table-cell>
          <table:table-cell table:formula="of:=ABS([.E621]-[.B621])/0.0166667" office:value-type="float" office:value="782.398435203131" calcext:value-type="float">
            <text:p>782.398435203131</text:p>
          </table:table-cell>
          <table:table-cell table:formula="of:=([.F621]-[.C621])/0.0166667" office:value-type="float" office:value="38.6579226841547" calcext:value-type="float">
            <text:p>38.6579226841547</text:p>
          </table:table-cell>
          <table:table-cell table:formula="of:=DEGREES(ATAN(ABS([.F621]-[.C621])/ABS([.E621]-[.B621])))" office:value-type="float" office:value="2.8286559761777" calcext:value-type="float">
            <text:p>2.8286559761777</text:p>
          </table:table-cell>
          <table:table-cell table:formula="of:=SQRT(POWER([.H621];2)+POWER([.I621];2)+POWER([.J621];2))" office:value-type="float" office:value="783.434876321399" calcext:value-type="float">
            <text:p>783.434876321399</text:p>
          </table:table-cell>
        </table:table-row>
        <table:table-row table:style-name="ro1">
          <table:table-cell office:value-type="float" office:value="45.5283" calcext:value-type="float">
            <text:p>45.5283</text:p>
          </table:table-cell>
          <table:table-cell office:value-type="float" office:value="305.686" calcext:value-type="float">
            <text:p>305.686</text:p>
          </table:table-cell>
          <table:table-cell office:value-type="float" office:value="44.9738" calcext:value-type="float">
            <text:p>44.9738</text:p>
          </table:table-cell>
          <table:table-cell office:value-type="float" office:value="45.9018" calcext:value-type="float">
            <text:p>45.9018</text:p>
          </table:table-cell>
          <table:table-cell office:value-type="float" office:value="293.911" calcext:value-type="float">
            <text:p>293.911</text:p>
          </table:table-cell>
          <table:table-cell office:value-type="float" office:value="45.9314" calcext:value-type="float">
            <text:p>45.9314</text:p>
          </table:table-cell>
          <table:table-cell/>
          <table:table-cell table:formula="of:=([.D622]-[.A622])/0.0166667" office:value-type="float" office:value="22.4099551800896" calcext:value-type="float">
            <text:p>22.4099551800896</text:p>
          </table:table-cell>
          <table:table-cell table:formula="of:=ABS([.E622]-[.B622])/0.0166667" office:value-type="float" office:value="706.498587002825" calcext:value-type="float">
            <text:p>706.498587002825</text:p>
          </table:table-cell>
          <table:table-cell table:formula="of:=([.F622]-[.C622])/0.0166667" office:value-type="float" office:value="57.4558850882298" calcext:value-type="float">
            <text:p>57.4558850882298</text:p>
          </table:table-cell>
          <table:table-cell table:formula="of:=DEGREES(ATAN(ABS([.F622]-[.C622])/ABS([.E622]-[.B622])))" office:value-type="float" office:value="4.64933833783675" calcext:value-type="float">
            <text:p>4.64933833783675</text:p>
          </table:table-cell>
          <table:table-cell table:formula="of:=SQRT(POWER([.H622];2)+POWER([.I622];2)+POWER([.J622];2))" office:value-type="float" office:value="709.185193203745" calcext:value-type="float">
            <text:p>709.185193203745</text:p>
          </table:table-cell>
        </table:table-row>
        <table:table-row table:style-name="ro1">
          <table:table-cell office:value-type="float" office:value="67.0169" calcext:value-type="float">
            <text:p>67.0169</text:p>
          </table:table-cell>
          <table:table-cell office:value-type="float" office:value="314.979" calcext:value-type="float">
            <text:p>314.979</text:p>
          </table:table-cell>
          <table:table-cell office:value-type="float" office:value="45.801" calcext:value-type="float">
            <text:p>45.801</text:p>
          </table:table-cell>
          <table:table-cell office:value-type="float" office:value="67.9437" calcext:value-type="float">
            <text:p>67.9437</text:p>
          </table:table-cell>
          <table:table-cell office:value-type="float" office:value="301.647" calcext:value-type="float">
            <text:p>301.647</text:p>
          </table:table-cell>
          <table:table-cell office:value-type="float" office:value="47.4256" calcext:value-type="float">
            <text:p>47.4256</text:p>
          </table:table-cell>
          <table:table-cell/>
          <table:table-cell table:formula="of:=([.D623]-[.A623])/0.0166667" office:value-type="float" office:value="55.6078887842224" calcext:value-type="float">
            <text:p>55.6078887842224</text:p>
          </table:table-cell>
          <table:table-cell table:formula="of:=ABS([.E623]-[.B623])/0.0166667" office:value-type="float" office:value="799.918400163199" calcext:value-type="float">
            <text:p>799.918400163199</text:p>
          </table:table-cell>
          <table:table-cell table:formula="of:=([.F623]-[.C623])/0.0166667" office:value-type="float" office:value="97.47580504839" calcext:value-type="float">
            <text:p>97.47580504839</text:p>
          </table:table-cell>
          <table:table-cell table:formula="of:=DEGREES(ATAN(ABS([.F623]-[.C623])/ABS([.E623]-[.B623])))" office:value-type="float" office:value="6.94764862150201" calcext:value-type="float">
            <text:p>6.94764862150201</text:p>
          </table:table-cell>
          <table:table-cell table:formula="of:=SQRT(POWER([.H623];2)+POWER([.I623];2)+POWER([.J623];2))" office:value-type="float" office:value="807.751952510498" calcext:value-type="float">
            <text:p>807.751952510498</text:p>
          </table:table-cell>
        </table:table-row>
        <table:table-row table:style-name="ro1">
          <table:table-cell office:value-type="float" office:value="71.6205" calcext:value-type="float">
            <text:p>71.6205</text:p>
          </table:table-cell>
          <table:table-cell office:value-type="float" office:value="309.546" calcext:value-type="float">
            <text:p>309.546</text:p>
          </table:table-cell>
          <table:table-cell office:value-type="float" office:value="45.7373" calcext:value-type="float">
            <text:p>45.7373</text:p>
          </table:table-cell>
          <table:table-cell office:value-type="float" office:value="72.4097" calcext:value-type="float">
            <text:p>72.4097</text:p>
          </table:table-cell>
          <table:table-cell office:value-type="float" office:value="296.721" calcext:value-type="float">
            <text:p>296.721</text:p>
          </table:table-cell>
          <table:table-cell office:value-type="float" office:value="46.5428" calcext:value-type="float">
            <text:p>46.5428</text:p>
          </table:table-cell>
          <table:table-cell/>
          <table:table-cell table:formula="of:=([.D624]-[.A624])/0.0166667" office:value-type="float" office:value="47.351905296189" calcext:value-type="float">
            <text:p>47.351905296189</text:p>
          </table:table-cell>
          <table:table-cell table:formula="of:=ABS([.E624]-[.B624])/0.0166667" office:value-type="float" office:value="769.498461003077" calcext:value-type="float">
            <text:p>769.498461003077</text:p>
          </table:table-cell>
          <table:table-cell table:formula="of:=([.F624]-[.C624])/0.0166667" office:value-type="float" office:value="48.3299033401934" calcext:value-type="float">
            <text:p>48.3299033401934</text:p>
          </table:table-cell>
          <table:table-cell table:formula="of:=DEGREES(ATAN(ABS([.F624]-[.C624])/ABS([.E624]-[.B624])))" office:value-type="float" office:value="3.59385640230632" calcext:value-type="float">
            <text:p>3.59385640230632</text:p>
          </table:table-cell>
          <table:table-cell table:formula="of:=SQRT(POWER([.H624];2)+POWER([.I624];2)+POWER([.J624];2))" office:value-type="float" office:value="772.467386999708" calcext:value-type="float">
            <text:p>772.467386999708</text:p>
          </table:table-cell>
        </table:table-row>
        <table:table-row table:style-name="ro1">
          <table:table-cell office:value-type="float" office:value="71.069" calcext:value-type="float">
            <text:p>71.069</text:p>
          </table:table-cell>
          <table:table-cell office:value-type="float" office:value="321.421" calcext:value-type="float">
            <text:p>321.421</text:p>
          </table:table-cell>
          <table:table-cell office:value-type="float" office:value="45.3885" calcext:value-type="float">
            <text:p>45.3885</text:p>
          </table:table-cell>
          <table:table-cell office:value-type="float" office:value="71.3625" calcext:value-type="float">
            <text:p>71.3625</text:p>
          </table:table-cell>
          <table:table-cell office:value-type="float" office:value="307.761" calcext:value-type="float">
            <text:p>307.761</text:p>
          </table:table-cell>
          <table:table-cell office:value-type="float" office:value="47.0476" calcext:value-type="float">
            <text:p>47.0476</text:p>
          </table:table-cell>
          <table:table-cell/>
          <table:table-cell table:formula="of:=([.D625]-[.A625])/0.0166667" office:value-type="float" office:value="17.6099647800701" calcext:value-type="float">
            <text:p>17.6099647800701</text:p>
          </table:table-cell>
          <table:table-cell table:formula="of:=ABS([.E625]-[.B625])/0.0166667" office:value-type="float" office:value="819.598360803277" calcext:value-type="float">
            <text:p>819.598360803277</text:p>
          </table:table-cell>
          <table:table-cell table:formula="of:=([.F625]-[.C625])/0.0166667" office:value-type="float" office:value="99.5458009083983" calcext:value-type="float">
            <text:p>99.5458009083983</text:p>
          </table:table-cell>
          <table:table-cell table:formula="of:=DEGREES(ATAN(ABS([.F625]-[.C625])/ABS([.E625]-[.B625])))" office:value-type="float" office:value="6.92504324883073" calcext:value-type="float">
            <text:p>6.92504324883073</text:p>
          </table:table-cell>
          <table:table-cell table:formula="of:=SQRT(POWER([.H625];2)+POWER([.I625];2)+POWER([.J625];2))" office:value-type="float" office:value="825.809269970656" calcext:value-type="float">
            <text:p>825.809269970656</text:p>
          </table:table-cell>
        </table:table-row>
        <table:table-row table:style-name="ro1">
          <table:table-cell office:value-type="float" office:value="66.1605" calcext:value-type="float">
            <text:p>66.1605</text:p>
          </table:table-cell>
          <table:table-cell office:value-type="float" office:value="318.138" calcext:value-type="float">
            <text:p>318.138</text:p>
          </table:table-cell>
          <table:table-cell office:value-type="float" office:value="44.8235" calcext:value-type="float">
            <text:p>44.8235</text:p>
          </table:table-cell>
          <table:table-cell office:value-type="float" office:value="67.3672" calcext:value-type="float">
            <text:p>67.3672</text:p>
          </table:table-cell>
          <table:table-cell office:value-type="float" office:value="306.146" calcext:value-type="float">
            <text:p>306.146</text:p>
          </table:table-cell>
          <table:table-cell office:value-type="float" office:value="46.2656" calcext:value-type="float">
            <text:p>46.2656</text:p>
          </table:table-cell>
          <table:table-cell/>
          <table:table-cell table:formula="of:=([.D626]-[.A626])/0.0166667" office:value-type="float" office:value="72.4018551962895" calcext:value-type="float">
            <text:p>72.4018551962895</text:p>
          </table:table-cell>
          <table:table-cell table:formula="of:=ABS([.E626]-[.B626])/0.0166667" office:value-type="float" office:value="719.518560962876" calcext:value-type="float">
            <text:p>719.518560962876</text:p>
          </table:table-cell>
          <table:table-cell table:formula="of:=([.F626]-[.C626])/0.0166667" office:value-type="float" office:value="86.5258269483459" calcext:value-type="float">
            <text:p>86.5258269483459</text:p>
          </table:table-cell>
          <table:table-cell table:formula="of:=DEGREES(ATAN(ABS([.F626]-[.C626])/ABS([.E626]-[.B626])))" office:value-type="float" office:value="6.85718560598715" calcext:value-type="float">
            <text:p>6.85718560598715</text:p>
          </table:table-cell>
          <table:table-cell table:formula="of:=SQRT(POWER([.H626];2)+POWER([.I626];2)+POWER([.J626];2))" office:value-type="float" office:value="728.310172203469" calcext:value-type="float">
            <text:p>728.310172203469</text:p>
          </table:table-cell>
        </table:table-row>
        <table:table-row table:style-name="ro1">
          <table:table-cell office:value-type="float" office:value="66.1981" calcext:value-type="float">
            <text:p>66.1981</text:p>
          </table:table-cell>
          <table:table-cell office:value-type="float" office:value="315.032" calcext:value-type="float">
            <text:p>315.032</text:p>
          </table:table-cell>
          <table:table-cell office:value-type="float" office:value="45.2675" calcext:value-type="float">
            <text:p>45.2675</text:p>
          </table:table-cell>
          <table:table-cell office:value-type="float" office:value="66.8844" calcext:value-type="float">
            <text:p>66.8844</text:p>
          </table:table-cell>
          <table:table-cell office:value-type="float" office:value="301.659" calcext:value-type="float">
            <text:p>301.659</text:p>
          </table:table-cell>
          <table:table-cell office:value-type="float" office:value="46.9147" calcext:value-type="float">
            <text:p>46.9147</text:p>
          </table:table-cell>
          <table:table-cell/>
          <table:table-cell table:formula="of:=([.D627]-[.A627])/0.0166667" office:value-type="float" office:value="41.1779176441649" calcext:value-type="float">
            <text:p>41.1779176441649</text:p>
          </table:table-cell>
          <table:table-cell table:formula="of:=ABS([.E627]-[.B627])/0.0166667" office:value-type="float" office:value="802.378395243209" calcext:value-type="float">
            <text:p>802.378395243209</text:p>
          </table:table-cell>
          <table:table-cell table:formula="of:=([.F627]-[.C627])/0.0166667" office:value-type="float" office:value="98.8318023363956" calcext:value-type="float">
            <text:p>98.8318023363956</text:p>
          </table:table-cell>
          <table:table-cell table:formula="of:=DEGREES(ATAN(ABS([.F627]-[.C627])/ABS([.E627]-[.B627])))" office:value-type="float" office:value="7.02195587233091" calcext:value-type="float">
            <text:p>7.02195587233091</text:p>
          </table:table-cell>
          <table:table-cell table:formula="of:=SQRT(POWER([.H627];2)+POWER([.I627];2)+POWER([.J627];2))" office:value-type="float" office:value="809.490231693772" calcext:value-type="float">
            <text:p>809.490231693772</text:p>
          </table:table-cell>
        </table:table-row>
        <table:table-row table:style-name="ro1">
          <table:table-cell office:value-type="float" office:value="66.1303" calcext:value-type="float">
            <text:p>66.1303</text:p>
          </table:table-cell>
          <table:table-cell office:value-type="float" office:value="319.912" calcext:value-type="float">
            <text:p>319.912</text:p>
          </table:table-cell>
          <table:table-cell office:value-type="float" office:value="43.7604" calcext:value-type="float">
            <text:p>43.7604</text:p>
          </table:table-cell>
          <table:table-cell office:value-type="float" office:value="67.3541" calcext:value-type="float">
            <text:p>67.3541</text:p>
          </table:table-cell>
          <table:table-cell office:value-type="float" office:value="306.408" calcext:value-type="float">
            <text:p>306.408</text:p>
          </table:table-cell>
          <table:table-cell office:value-type="float" office:value="45.1777" calcext:value-type="float">
            <text:p>45.1777</text:p>
          </table:table-cell>
          <table:table-cell/>
          <table:table-cell table:formula="of:=([.D628]-[.A628])/0.0166667" office:value-type="float" office:value="73.4278531442935" calcext:value-type="float">
            <text:p>73.4278531442935</text:p>
          </table:table-cell>
          <table:table-cell table:formula="of:=ABS([.E628]-[.B628])/0.0166667" office:value-type="float" office:value="810.238379523239" calcext:value-type="float">
            <text:p>810.238379523239</text:p>
          </table:table-cell>
          <table:table-cell table:formula="of:=([.F628]-[.C628])/0.0166667" office:value-type="float" office:value="85.0378299243404" calcext:value-type="float">
            <text:p>85.0378299243404</text:p>
          </table:table-cell>
          <table:table-cell table:formula="of:=DEGREES(ATAN(ABS([.F628]-[.C628])/ABS([.E628]-[.B628])))" office:value-type="float" office:value="5.99149104031747" calcext:value-type="float">
            <text:p>5.99149104031747</text:p>
          </table:table-cell>
          <table:table-cell table:formula="of:=SQRT(POWER([.H628];2)+POWER([.I628];2)+POWER([.J628];2))" office:value-type="float" office:value="817.991023048581" calcext:value-type="float">
            <text:p>817.991023048581</text:p>
          </table:table-cell>
        </table:table-row>
        <table:table-row table:style-name="ro1">
          <table:table-cell office:value-type="float" office:value="65.774" calcext:value-type="float">
            <text:p>65.774</text:p>
          </table:table-cell>
          <table:table-cell office:value-type="float" office:value="304.795" calcext:value-type="float">
            <text:p>304.795</text:p>
          </table:table-cell>
          <table:table-cell office:value-type="float" office:value="45.166" calcext:value-type="float">
            <text:p>45.166</text:p>
          </table:table-cell>
          <table:table-cell office:value-type="float" office:value="66.4483" calcext:value-type="float">
            <text:p>66.4483</text:p>
          </table:table-cell>
          <table:table-cell office:value-type="float" office:value="292.105" calcext:value-type="float">
            <text:p>292.105</text:p>
          </table:table-cell>
          <table:table-cell office:value-type="float" office:value="45.9959" calcext:value-type="float">
            <text:p>45.9959</text:p>
          </table:table-cell>
          <table:table-cell/>
          <table:table-cell table:formula="of:=([.D629]-[.A629])/0.0166667" office:value-type="float" office:value="40.457919084162" calcext:value-type="float">
            <text:p>40.457919084162</text:p>
          </table:table-cell>
          <table:table-cell table:formula="of:=ABS([.E629]-[.B629])/0.0166667" office:value-type="float" office:value="761.398477203045" calcext:value-type="float">
            <text:p>761.398477203045</text:p>
          </table:table-cell>
          <table:table-cell table:formula="of:=([.F629]-[.C629])/0.0166667" office:value-type="float" office:value="49.7939004121993" calcext:value-type="float">
            <text:p>49.7939004121993</text:p>
          </table:table-cell>
          <table:table-cell table:formula="of:=DEGREES(ATAN(ABS([.F629]-[.C629])/ABS([.E629]-[.B629])))" office:value-type="float" office:value="3.74169837948221" calcext:value-type="float">
            <text:p>3.74169837948221</text:p>
          </table:table-cell>
          <table:table-cell table:formula="of:=SQRT(POWER([.H629];2)+POWER([.I629];2)+POWER([.J629];2))" office:value-type="float" office:value="764.096798070766" calcext:value-type="float">
            <text:p>764.096798070766</text:p>
          </table:table-cell>
        </table:table-row>
        <table:table-row table:style-name="ro1">
          <table:table-cell office:value-type="float" office:value="66.2863" calcext:value-type="float">
            <text:p>66.2863</text:p>
          </table:table-cell>
          <table:table-cell office:value-type="float" office:value="307.516" calcext:value-type="float">
            <text:p>307.516</text:p>
          </table:table-cell>
          <table:table-cell office:value-type="float" office:value="46.0791" calcext:value-type="float">
            <text:p>46.0791</text:p>
          </table:table-cell>
          <table:table-cell office:value-type="float" office:value="66.9379" calcext:value-type="float">
            <text:p>66.9379</text:p>
          </table:table-cell>
          <table:table-cell office:value-type="float" office:value="296.071" calcext:value-type="float">
            <text:p>296.071</text:p>
          </table:table-cell>
          <table:table-cell office:value-type="float" office:value="46.9461" calcext:value-type="float">
            <text:p>46.9461</text:p>
          </table:table-cell>
          <table:table-cell/>
          <table:table-cell table:formula="of:=([.D630]-[.A630])/0.0166667" office:value-type="float" office:value="39.0959218081565" calcext:value-type="float">
            <text:p>39.0959218081565</text:p>
          </table:table-cell>
          <table:table-cell table:formula="of:=ABS([.E630]-[.B630])/0.0166667" office:value-type="float" office:value="686.698626602747" calcext:value-type="float">
            <text:p>686.698626602747</text:p>
          </table:table-cell>
          <table:table-cell table:formula="of:=([.F630]-[.C630])/0.0166667" office:value-type="float" office:value="52.0198959602083" calcext:value-type="float">
            <text:p>52.0198959602083</text:p>
          </table:table-cell>
          <table:table-cell table:formula="of:=DEGREES(ATAN(ABS([.F630]-[.C630])/ABS([.E630]-[.B630])))" office:value-type="float" office:value="4.33208772781502" calcext:value-type="float">
            <text:p>4.33208772781502</text:p>
          </table:table-cell>
          <table:table-cell table:formula="of:=SQRT(POWER([.H630];2)+POWER([.I630];2)+POWER([.J630];2))" office:value-type="float" office:value="689.775010025616" calcext:value-type="float">
            <text:p>689.775010025616</text:p>
          </table:table-cell>
        </table:table-row>
        <table:table-row table:style-name="ro1">
          <table:table-cell office:value-type="float" office:value="66.2277" calcext:value-type="float">
            <text:p>66.2277</text:p>
          </table:table-cell>
          <table:table-cell office:value-type="float" office:value="312.112" calcext:value-type="float">
            <text:p>312.112</text:p>
          </table:table-cell>
          <table:table-cell office:value-type="float" office:value="45.1539" calcext:value-type="float">
            <text:p>45.1539</text:p>
          </table:table-cell>
          <table:table-cell office:value-type="float" office:value="67.18" calcext:value-type="float">
            <text:p>67.18</text:p>
          </table:table-cell>
          <table:table-cell office:value-type="float" office:value="297.592" calcext:value-type="float">
            <text:p>297.592</text:p>
          </table:table-cell>
          <table:table-cell office:value-type="float" office:value="46.465" calcext:value-type="float">
            <text:p>46.465</text:p>
          </table:table-cell>
          <table:table-cell/>
          <table:table-cell table:formula="of:=([.D631]-[.A631])/0.0166667" office:value-type="float" office:value="57.1378857242291" calcext:value-type="float">
            <text:p>57.1378857242291</text:p>
          </table:table-cell>
          <table:table-cell table:formula="of:=ABS([.E631]-[.B631])/0.0166667" office:value-type="float" office:value="871.198257603487" calcext:value-type="float">
            <text:p>871.198257603487</text:p>
          </table:table-cell>
          <table:table-cell table:formula="of:=([.F631]-[.C631])/0.0166667" office:value-type="float" office:value="78.6658426683149" calcext:value-type="float">
            <text:p>78.6658426683149</text:p>
          </table:table-cell>
          <table:table-cell table:formula="of:=DEGREES(ATAN(ABS([.F631]-[.C631])/ABS([.E631]-[.B631])))" office:value-type="float" office:value="5.15959553627272" calcext:value-type="float">
            <text:p>5.15959553627272</text:p>
          </table:table-cell>
          <table:table-cell table:formula="of:=SQRT(POWER([.H631];2)+POWER([.I631];2)+POWER([.J631];2))" office:value-type="float" office:value="876.606785759216" calcext:value-type="float">
            <text:p>876.606785759216</text:p>
          </table:table-cell>
        </table:table-row>
        <table:table-row table:style-name="ro1">
          <table:table-cell office:value-type="float" office:value="65.6531" calcext:value-type="float">
            <text:p>65.6531</text:p>
          </table:table-cell>
          <table:table-cell office:value-type="float" office:value="315.042" calcext:value-type="float">
            <text:p>315.042</text:p>
          </table:table-cell>
          <table:table-cell office:value-type="float" office:value="45.0042" calcext:value-type="float">
            <text:p>45.0042</text:p>
          </table:table-cell>
          <table:table-cell office:value-type="float" office:value="66.6311" calcext:value-type="float">
            <text:p>66.6311</text:p>
          </table:table-cell>
          <table:table-cell office:value-type="float" office:value="300.296" calcext:value-type="float">
            <text:p>300.296</text:p>
          </table:table-cell>
          <table:table-cell office:value-type="float" office:value="46.5945" calcext:value-type="float">
            <text:p>46.5945</text:p>
          </table:table-cell>
          <table:table-cell/>
          <table:table-cell table:formula="of:=([.D632]-[.A632])/0.0166667" office:value-type="float" office:value="58.6798826402352" calcext:value-type="float">
            <text:p>58.6798826402352</text:p>
          </table:table-cell>
          <table:table-cell table:formula="of:=ABS([.E632]-[.B632])/0.0166667" office:value-type="float" office:value="884.758230483538" calcext:value-type="float">
            <text:p>884.758230483538</text:p>
          </table:table-cell>
          <table:table-cell table:formula="of:=([.F632]-[.C632])/0.0166667" office:value-type="float" office:value="95.4178091643816" calcext:value-type="float">
            <text:p>95.4178091643816</text:p>
          </table:table-cell>
          <table:table-cell table:formula="of:=DEGREES(ATAN(ABS([.F632]-[.C632])/ABS([.E632]-[.B632])))" office:value-type="float" office:value="6.15534155774037" calcext:value-type="float">
            <text:p>6.15534155774037</text:p>
          </table:table-cell>
          <table:table-cell table:formula="of:=SQRT(POWER([.H632];2)+POWER([.I632];2)+POWER([.J632];2))" office:value-type="float" office:value="891.821177894293" calcext:value-type="float">
            <text:p>891.821177894293</text:p>
          </table:table-cell>
        </table:table-row>
        <table:table-row table:style-name="ro1">
          <table:table-cell office:value-type="float" office:value="66.1567" calcext:value-type="float">
            <text:p>66.1567</text:p>
          </table:table-cell>
          <table:table-cell office:value-type="float" office:value="318.209" calcext:value-type="float">
            <text:p>318.209</text:p>
          </table:table-cell>
          <table:table-cell office:value-type="float" office:value="44.5445" calcext:value-type="float">
            <text:p>44.5445</text:p>
          </table:table-cell>
          <table:table-cell office:value-type="float" office:value="66.7993" calcext:value-type="float">
            <text:p>66.7993</text:p>
          </table:table-cell>
          <table:table-cell office:value-type="float" office:value="309.144" calcext:value-type="float">
            <text:p>309.144</text:p>
          </table:table-cell>
          <table:table-cell office:value-type="float" office:value="45.5765" calcext:value-type="float">
            <text:p>45.5765</text:p>
          </table:table-cell>
          <table:table-cell/>
          <table:table-cell table:formula="of:=([.D633]-[.A633])/0.0166667" office:value-type="float" office:value="38.5559228881543" calcext:value-type="float">
            <text:p>38.5559228881543</text:p>
          </table:table-cell>
          <table:table-cell table:formula="of:=ABS([.E633]-[.B633])/0.0166667" office:value-type="float" office:value="543.898912202176" calcext:value-type="float">
            <text:p>543.898912202176</text:p>
          </table:table-cell>
          <table:table-cell table:formula="of:=([.F633]-[.C633])/0.0166667" office:value-type="float" office:value="61.9198761602479" calcext:value-type="float">
            <text:p>61.9198761602479</text:p>
          </table:table-cell>
          <table:table-cell table:formula="of:=DEGREES(ATAN(ABS([.F633]-[.C633])/ABS([.E633]-[.B633])))" office:value-type="float" office:value="6.49484427265244" calcext:value-type="float">
            <text:p>6.49484427265244</text:p>
          </table:table-cell>
          <table:table-cell table:formula="of:=SQRT(POWER([.H633];2)+POWER([.I633];2)+POWER([.J633];2))" office:value-type="float" office:value="548.768308986741" calcext:value-type="float">
            <text:p>548.768308986741</text:p>
          </table:table-cell>
        </table:table-row>
        <table:table-row table:style-name="ro1">
          <table:table-cell office:value-type="float" office:value="66.8027" calcext:value-type="float">
            <text:p>66.8027</text:p>
          </table:table-cell>
          <table:table-cell office:value-type="float" office:value="309.083" calcext:value-type="float">
            <text:p>309.083</text:p>
          </table:table-cell>
          <table:table-cell office:value-type="float" office:value="45.8491" calcext:value-type="float">
            <text:p>45.8491</text:p>
          </table:table-cell>
          <table:table-cell office:value-type="float" office:value="67.9919" calcext:value-type="float">
            <text:p>67.9919</text:p>
          </table:table-cell>
          <table:table-cell office:value-type="float" office:value="294.767" calcext:value-type="float">
            <text:p>294.767</text:p>
          </table:table-cell>
          <table:table-cell office:value-type="float" office:value="47.1256" calcext:value-type="float">
            <text:p>47.1256</text:p>
          </table:table-cell>
          <table:table-cell/>
          <table:table-cell table:formula="of:=([.D634]-[.A634])/0.0166667" office:value-type="float" office:value="71.3518572962854" calcext:value-type="float">
            <text:p>71.3518572962854</text:p>
          </table:table-cell>
          <table:table-cell table:formula="of:=ABS([.E634]-[.B634])/0.0166667" office:value-type="float" office:value="858.958282083438" calcext:value-type="float">
            <text:p>858.958282083438</text:p>
          </table:table-cell>
          <table:table-cell table:formula="of:=([.F634]-[.C634])/0.0166667" office:value-type="float" office:value="76.5898468203063" calcext:value-type="float">
            <text:p>76.5898468203063</text:p>
          </table:table-cell>
          <table:table-cell table:formula="of:=DEGREES(ATAN(ABS([.F634]-[.C634])/ABS([.E634]-[.B634])))" office:value-type="float" office:value="5.09535849434224" calcext:value-type="float">
            <text:p>5.09535849434224</text:p>
          </table:table-cell>
          <table:table-cell table:formula="of:=SQRT(POWER([.H634];2)+POWER([.I634];2)+POWER([.J634];2))" office:value-type="float" office:value="865.312904408179" calcext:value-type="float">
            <text:p>865.312904408179</text:p>
          </table:table-cell>
        </table:table-row>
        <table:table-row table:style-name="ro1">
          <table:table-cell office:value-type="float" office:value="66.8028" calcext:value-type="float">
            <text:p>66.8028</text:p>
          </table:table-cell>
          <table:table-cell office:value-type="float" office:value="309.077" calcext:value-type="float">
            <text:p>309.077</text:p>
          </table:table-cell>
          <table:table-cell office:value-type="float" office:value="45.85" calcext:value-type="float">
            <text:p>45.85</text:p>
          </table:table-cell>
          <table:table-cell office:value-type="float" office:value="67.4333" calcext:value-type="float">
            <text:p>67.4333</text:p>
          </table:table-cell>
          <table:table-cell office:value-type="float" office:value="298.941" calcext:value-type="float">
            <text:p>298.941</text:p>
          </table:table-cell>
          <table:table-cell office:value-type="float" office:value="46.783" calcext:value-type="float">
            <text:p>46.783</text:p>
          </table:table-cell>
          <table:table-cell/>
          <table:table-cell table:formula="of:=([.D635]-[.A635])/0.0166667" office:value-type="float" office:value="37.8299243401512" calcext:value-type="float">
            <text:p>37.8299243401512</text:p>
          </table:table-cell>
          <table:table-cell table:formula="of:=ABS([.E635]-[.B635])/0.0166667" office:value-type="float" office:value="608.158783682434" calcext:value-type="float">
            <text:p>608.158783682434</text:p>
          </table:table-cell>
          <table:table-cell table:formula="of:=([.F635]-[.C635])/0.0166667" office:value-type="float" office:value="55.9798880402239" calcext:value-type="float">
            <text:p>55.9798880402239</text:p>
          </table:table-cell>
          <table:table-cell table:formula="of:=DEGREES(ATAN(ABS([.F635]-[.C635])/ABS([.E635]-[.B635])))" office:value-type="float" office:value="5.25915029548349" calcext:value-type="float">
            <text:p>5.25915029548349</text:p>
          </table:table-cell>
          <table:table-cell table:formula="of:=SQRT(POWER([.H635];2)+POWER([.I635];2)+POWER([.J635];2))" office:value-type="float" office:value="611.900283715145" calcext:value-type="float">
            <text:p>611.900283715145</text:p>
          </table:table-cell>
        </table:table-row>
        <table:table-row table:style-name="ro1">
          <table:table-cell office:value-type="float" office:value="66.1907" calcext:value-type="float">
            <text:p>66.1907</text:p>
          </table:table-cell>
          <table:table-cell office:value-type="float" office:value="315.172" calcext:value-type="float">
            <text:p>315.172</text:p>
          </table:table-cell>
          <table:table-cell office:value-type="float" office:value="44.7132" calcext:value-type="float">
            <text:p>44.7132</text:p>
          </table:table-cell>
          <table:table-cell office:value-type="float" office:value="67.119" calcext:value-type="float">
            <text:p>67.119</text:p>
          </table:table-cell>
          <table:table-cell office:value-type="float" office:value="303.417" calcext:value-type="float">
            <text:p>303.417</text:p>
          </table:table-cell>
          <table:table-cell office:value-type="float" office:value="45.6161" calcext:value-type="float">
            <text:p>45.6161</text:p>
          </table:table-cell>
          <table:table-cell/>
          <table:table-cell table:formula="of:=([.D636]-[.A636])/0.0166667" office:value-type="float" office:value="55.6978886042224" calcext:value-type="float">
            <text:p>55.6978886042224</text:p>
          </table:table-cell>
          <table:table-cell table:formula="of:=ABS([.E636]-[.B636])/0.0166667" office:value-type="float" office:value="705.298589402824" calcext:value-type="float">
            <text:p>705.298589402824</text:p>
          </table:table-cell>
          <table:table-cell table:formula="of:=([.F636]-[.C636])/0.0166667" office:value-type="float" office:value="54.1738916522168" calcext:value-type="float">
            <text:p>54.1738916522168</text:p>
          </table:table-cell>
          <table:table-cell table:formula="of:=DEGREES(ATAN(ABS([.F636]-[.C636])/ABS([.E636]-[.B636])))" office:value-type="float" office:value="4.39225706900286" calcext:value-type="float">
            <text:p>4.39225706900286</text:p>
          </table:table-cell>
          <table:table-cell table:formula="of:=SQRT(POWER([.H636];2)+POWER([.I636];2)+POWER([.J636];2))" office:value-type="float" office:value="709.565476573747" calcext:value-type="float">
            <text:p>709.565476573747</text:p>
          </table:table-cell>
        </table:table-row>
        <table:table-row table:style-name="ro1">
          <table:table-cell office:value-type="float" office:value="65.9897" calcext:value-type="float">
            <text:p>65.9897</text:p>
          </table:table-cell>
          <table:table-cell office:value-type="float" office:value="309.18" calcext:value-type="float">
            <text:p>309.18</text:p>
          </table:table-cell>
          <table:table-cell office:value-type="float" office:value="45.0508" calcext:value-type="float">
            <text:p>45.0508</text:p>
          </table:table-cell>
          <table:table-cell office:value-type="float" office:value="66.6474" calcext:value-type="float">
            <text:p>66.6474</text:p>
          </table:table-cell>
          <table:table-cell office:value-type="float" office:value="297.712" calcext:value-type="float">
            <text:p>297.712</text:p>
          </table:table-cell>
          <table:table-cell office:value-type="float" office:value="45.678" calcext:value-type="float">
            <text:p>45.678</text:p>
          </table:table-cell>
          <table:table-cell/>
          <table:table-cell table:formula="of:=([.D637]-[.A637])/0.0166667" office:value-type="float" office:value="39.4619210761582" calcext:value-type="float">
            <text:p>39.4619210761582</text:p>
          </table:table-cell>
          <table:table-cell table:formula="of:=ABS([.E637]-[.B637])/0.0166667" office:value-type="float" office:value="688.078623842753" calcext:value-type="float">
            <text:p>688.078623842753</text:p>
          </table:table-cell>
          <table:table-cell table:formula="of:=([.F637]-[.C637])/0.0166667" office:value-type="float" office:value="37.6319247361502" calcext:value-type="float">
            <text:p>37.6319247361502</text:p>
          </table:table-cell>
          <table:table-cell table:formula="of:=DEGREES(ATAN(ABS([.F637]-[.C637])/ABS([.E637]-[.B637])))" office:value-type="float" office:value="3.1304627917074" calcext:value-type="float">
            <text:p>3.1304627917074</text:p>
          </table:table-cell>
          <table:table-cell table:formula="of:=SQRT(POWER([.H637];2)+POWER([.I637];2)+POWER([.J637];2))" office:value-type="float" office:value="690.235899938351" calcext:value-type="float">
            <text:p>690.235899938351</text:p>
          </table:table-cell>
        </table:table-row>
        <table:table-row table:style-name="ro1">
          <table:table-cell office:value-type="float" office:value="66.0125" calcext:value-type="float">
            <text:p>66.0125</text:p>
          </table:table-cell>
          <table:table-cell office:value-type="float" office:value="307.611" calcext:value-type="float">
            <text:p>307.611</text:p>
          </table:table-cell>
          <table:table-cell office:value-type="float" office:value="45.5418" calcext:value-type="float">
            <text:p>45.5418</text:p>
          </table:table-cell>
          <table:table-cell office:value-type="float" office:value="66.414" calcext:value-type="float">
            <text:p>66.414</text:p>
          </table:table-cell>
          <table:table-cell office:value-type="float" office:value="296.067" calcext:value-type="float">
            <text:p>296.067</text:p>
          </table:table-cell>
          <table:table-cell office:value-type="float" office:value="46.6947" calcext:value-type="float">
            <text:p>46.6947</text:p>
          </table:table-cell>
          <table:table-cell/>
          <table:table-cell table:formula="of:=([.D638]-[.A638])/0.0166667" office:value-type="float" office:value="24.0899518200963" calcext:value-type="float">
            <text:p>24.0899518200963</text:p>
          </table:table-cell>
          <table:table-cell table:formula="of:=ABS([.E638]-[.B638])/0.0166667" office:value-type="float" office:value="692.63861472277" calcext:value-type="float">
            <text:p>692.63861472277</text:p>
          </table:table-cell>
          <table:table-cell table:formula="of:=([.F638]-[.C638])/0.0166667" office:value-type="float" office:value="69.1738616522764" calcext:value-type="float">
            <text:p>69.1738616522764</text:p>
          </table:table-cell>
          <table:table-cell table:formula="of:=DEGREES(ATAN(ABS([.F638]-[.C638])/ABS([.E638]-[.B638])))" office:value-type="float" office:value="5.70322187657418" calcext:value-type="float">
            <text:p>5.70322187657418</text:p>
          </table:table-cell>
          <table:table-cell table:formula="of:=SQRT(POWER([.H638];2)+POWER([.I638];2)+POWER([.J638];2))" office:value-type="float" office:value="696.500968785873" calcext:value-type="float">
            <text:p>696.500968785873</text:p>
          </table:table-cell>
        </table:table-row>
        <table:table-row table:style-name="ro1">
          <table:table-cell office:value-type="float" office:value="63.9663" calcext:value-type="float">
            <text:p>63.9663</text:p>
          </table:table-cell>
          <table:table-cell office:value-type="float" office:value="302.753" calcext:value-type="float">
            <text:p>302.753</text:p>
          </table:table-cell>
          <table:table-cell office:value-type="float" office:value="46.7853" calcext:value-type="float">
            <text:p>46.7853</text:p>
          </table:table-cell>
          <table:table-cell office:value-type="float" office:value="63.6144" calcext:value-type="float">
            <text:p>63.6144</text:p>
          </table:table-cell>
          <table:table-cell office:value-type="float" office:value="292.707" calcext:value-type="float">
            <text:p>292.707</text:p>
          </table:table-cell>
          <table:table-cell office:value-type="float" office:value="47.7217" calcext:value-type="float">
            <text:p>47.7217</text:p>
          </table:table-cell>
          <table:table-cell/>
          <table:table-cell table:formula="of:=([.D639]-[.A639])/0.0166667" office:value-type="float" office:value="-21.1139577720841" calcext:value-type="float">
            <text:p>-21.1139577720841</text:p>
          </table:table-cell>
          <table:table-cell table:formula="of:=ABS([.E639]-[.B639])/0.0166667" office:value-type="float" office:value="602.758794482411" calcext:value-type="float">
            <text:p>602.758794482411</text:p>
          </table:table-cell>
          <table:table-cell table:formula="of:=([.F639]-[.C639])/0.0166667" office:value-type="float" office:value="56.1838876322247" calcext:value-type="float">
            <text:p>56.1838876322247</text:p>
          </table:table-cell>
          <table:table-cell table:formula="of:=DEGREES(ATAN(ABS([.F639]-[.C639])/ABS([.E639]-[.B639])))" office:value-type="float" office:value="5.32522312060981" calcext:value-type="float">
            <text:p>5.32522312060981</text:p>
          </table:table-cell>
          <table:table-cell table:formula="of:=SQRT(POWER([.H639];2)+POWER([.I639];2)+POWER([.J639];2))" office:value-type="float" office:value="605.739707108722" calcext:value-type="float">
            <text:p>605.739707108722</text:p>
          </table:table-cell>
        </table:table-row>
        <table:table-row table:style-name="ro1">
          <table:table-cell office:value-type="float" office:value="63.0402" calcext:value-type="float">
            <text:p>63.0402</text:p>
          </table:table-cell>
          <table:table-cell office:value-type="float" office:value="310.05" calcext:value-type="float">
            <text:p>310.05</text:p>
          </table:table-cell>
          <table:table-cell office:value-type="float" office:value="46.0105" calcext:value-type="float">
            <text:p>46.0105</text:p>
          </table:table-cell>
          <table:table-cell office:value-type="float" office:value="62.4753" calcext:value-type="float">
            <text:p>62.4753</text:p>
          </table:table-cell>
          <table:table-cell office:value-type="float" office:value="298.147" calcext:value-type="float">
            <text:p>298.147</text:p>
          </table:table-cell>
          <table:table-cell office:value-type="float" office:value="47.4613" calcext:value-type="float">
            <text:p>47.4613</text:p>
          </table:table-cell>
          <table:table-cell/>
          <table:table-cell table:formula="of:=([.D640]-[.A640])/0.0166667" office:value-type="float" office:value="-33.8939322121357" calcext:value-type="float">
            <text:p>-33.8939322121357</text:p>
          </table:table-cell>
          <table:table-cell table:formula="of:=ABS([.E640]-[.B640])/0.0166667" office:value-type="float" office:value="714.178571642858" calcext:value-type="float">
            <text:p>714.178571642858</text:p>
          </table:table-cell>
          <table:table-cell table:formula="of:=([.F640]-[.C640])/0.0166667" office:value-type="float" office:value="87.0478259043483" calcext:value-type="float">
            <text:p>87.0478259043483</text:p>
          </table:table-cell>
          <table:table-cell table:formula="of:=DEGREES(ATAN(ABS([.F640]-[.C640])/ABS([.E640]-[.B640])))" office:value-type="float" office:value="6.94923243329904" calcext:value-type="float">
            <text:p>6.94923243329904</text:p>
          </table:table-cell>
          <table:table-cell table:formula="of:=SQRT(POWER([.H640];2)+POWER([.I640];2)+POWER([.J640];2))" office:value-type="float" office:value="720.26186545541" calcext:value-type="float">
            <text:p>720.26186545541</text:p>
          </table:table-cell>
        </table:table-row>
        <table:table-row table:style-name="ro1">
          <table:table-cell office:value-type="float" office:value="63.6331" calcext:value-type="float">
            <text:p>63.6331</text:p>
          </table:table-cell>
          <table:table-cell office:value-type="float" office:value="307.042" calcext:value-type="float">
            <text:p>307.042</text:p>
          </table:table-cell>
          <table:table-cell office:value-type="float" office:value="46.6978" calcext:value-type="float">
            <text:p>46.6978</text:p>
          </table:table-cell>
          <table:table-cell office:value-type="float" office:value="63.5975" calcext:value-type="float">
            <text:p>63.5975</text:p>
          </table:table-cell>
          <table:table-cell office:value-type="float" office:value="294.002" calcext:value-type="float">
            <text:p>294.002</text:p>
          </table:table-cell>
          <table:table-cell office:value-type="float" office:value="48.0459" calcext:value-type="float">
            <text:p>48.0459</text:p>
          </table:table-cell>
          <table:table-cell/>
          <table:table-cell table:formula="of:=([.D641]-[.A641])/0.0166667" office:value-type="float" office:value="-2.13599572800868" calcext:value-type="float">
            <text:p>-2.13599572800868</text:p>
          </table:table-cell>
          <table:table-cell table:formula="of:=ABS([.E641]-[.B641])/0.0166667" office:value-type="float" office:value="782.398435203127" calcext:value-type="float">
            <text:p>782.398435203127</text:p>
          </table:table-cell>
          <table:table-cell table:formula="of:=([.F641]-[.C641])/0.0166667" office:value-type="float" office:value="80.8858382283237" calcext:value-type="float">
            <text:p>80.8858382283237</text:p>
          </table:table-cell>
          <table:table-cell table:formula="of:=DEGREES(ATAN(ABS([.F641]-[.C641])/ABS([.E641]-[.B641])))" office:value-type="float" office:value="5.90237840345117" calcext:value-type="float">
            <text:p>5.90237840345117</text:p>
          </table:table-cell>
          <table:table-cell table:formula="of:=SQRT(POWER([.H641];2)+POWER([.I641];2)+POWER([.J641];2))" office:value-type="float" office:value="786.571289020869" calcext:value-type="float">
            <text:p>786.571289020869</text:p>
          </table:table-cell>
        </table:table-row>
        <table:table-row table:style-name="ro1">
          <table:table-cell office:value-type="float" office:value="64.0646" calcext:value-type="float">
            <text:p>64.0646</text:p>
          </table:table-cell>
          <table:table-cell office:value-type="float" office:value="313.168" calcext:value-type="float">
            <text:p>313.168</text:p>
          </table:table-cell>
          <table:table-cell office:value-type="float" office:value="45.8205" calcext:value-type="float">
            <text:p>45.8205</text:p>
          </table:table-cell>
          <table:table-cell office:value-type="float" office:value="64.0001" calcext:value-type="float">
            <text:p>64.0001</text:p>
          </table:table-cell>
          <table:table-cell office:value-type="float" office:value="301.16" calcext:value-type="float">
            <text:p>301.16</text:p>
          </table:table-cell>
          <table:table-cell office:value-type="float" office:value="47.5326" calcext:value-type="float">
            <text:p>47.5326</text:p>
          </table:table-cell>
          <table:table-cell/>
          <table:table-cell table:formula="of:=([.D642]-[.A642])/0.0166667" office:value-type="float" office:value="-3.8699922600152" calcext:value-type="float">
            <text:p>-3.8699922600152</text:p>
          </table:table-cell>
          <table:table-cell table:formula="of:=ABS([.E642]-[.B642])/0.0166667" office:value-type="float" office:value="720.478559042881" calcext:value-type="float">
            <text:p>720.478559042881</text:p>
          </table:table-cell>
          <table:table-cell table:formula="of:=([.F642]-[.C642])/0.0166667" office:value-type="float" office:value="102.725794548411" calcext:value-type="float">
            <text:p>102.725794548411</text:p>
          </table:table-cell>
          <table:table-cell table:formula="of:=DEGREES(ATAN(ABS([.F642]-[.C642])/ABS([.E642]-[.B642])))" office:value-type="float" office:value="8.11453722411564" calcext:value-type="float">
            <text:p>8.11453722411564</text:p>
          </table:table-cell>
          <table:table-cell table:formula="of:=SQRT(POWER([.H642];2)+POWER([.I642];2)+POWER([.J642];2))" office:value-type="float" office:value="727.775322298167" calcext:value-type="float">
            <text:p>727.775322298167</text:p>
          </table:table-cell>
        </table:table-row>
        <table:table-row table:style-name="ro1">
          <table:table-cell office:value-type="float" office:value="63.9787" calcext:value-type="float">
            <text:p>63.9787</text:p>
          </table:table-cell>
          <table:table-cell office:value-type="float" office:value="317.956" calcext:value-type="float">
            <text:p>317.956</text:p>
          </table:table-cell>
          <table:table-cell office:value-type="float" office:value="44.6016" calcext:value-type="float">
            <text:p>44.6016</text:p>
          </table:table-cell>
          <table:table-cell office:value-type="float" office:value="63.9322" calcext:value-type="float">
            <text:p>63.9322</text:p>
          </table:table-cell>
          <table:table-cell office:value-type="float" office:value="304.358" calcext:value-type="float">
            <text:p>304.358</text:p>
          </table:table-cell>
          <table:table-cell office:value-type="float" office:value="46.0325" calcext:value-type="float">
            <text:p>46.0325</text:p>
          </table:table-cell>
          <table:table-cell/>
          <table:table-cell table:formula="of:=([.D643]-[.A643])/0.0166667" office:value-type="float" office:value="-2.78999442001127" calcext:value-type="float">
            <text:p>-2.78999442001127</text:p>
          </table:table-cell>
          <table:table-cell table:formula="of:=ABS([.E643]-[.B643])/0.0166667" office:value-type="float" office:value="815.878368243264" calcext:value-type="float">
            <text:p>815.878368243264</text:p>
          </table:table-cell>
          <table:table-cell table:formula="of:=([.F643]-[.C643])/0.0166667" office:value-type="float" office:value="85.8538282923435" calcext:value-type="float">
            <text:p>85.8538282923435</text:p>
          </table:table-cell>
          <table:table-cell table:formula="of:=DEGREES(ATAN(ABS([.F643]-[.C643])/ABS([.E643]-[.B643])))" office:value-type="float" office:value="6.0070538672276" calcext:value-type="float">
            <text:p>6.0070538672276</text:p>
          </table:table-cell>
          <table:table-cell table:formula="of:=SQRT(POWER([.H643];2)+POWER([.I643];2)+POWER([.J643];2))" office:value-type="float" office:value="820.387820282948" calcext:value-type="float">
            <text:p>820.387820282948</text:p>
          </table:table-cell>
        </table:table-row>
        <table:table-row table:style-name="ro1">
          <table:table-cell office:value-type="float" office:value="63.9879" calcext:value-type="float">
            <text:p>63.9879</text:p>
          </table:table-cell>
          <table:table-cell office:value-type="float" office:value="317.808" calcext:value-type="float">
            <text:p>317.808</text:p>
          </table:table-cell>
          <table:table-cell office:value-type="float" office:value="45.16" calcext:value-type="float">
            <text:p>45.16</text:p>
          </table:table-cell>
          <table:table-cell office:value-type="float" office:value="63.9454" calcext:value-type="float">
            <text:p>63.9454</text:p>
          </table:table-cell>
          <table:table-cell office:value-type="float" office:value="304.165" calcext:value-type="float">
            <text:p>304.165</text:p>
          </table:table-cell>
          <table:table-cell office:value-type="float" office:value="46.8439" calcext:value-type="float">
            <text:p>46.8439</text:p>
          </table:table-cell>
          <table:table-cell/>
          <table:table-cell table:formula="of:=([.D644]-[.A644])/0.0166667" office:value-type="float" office:value="-2.54999490001044" calcext:value-type="float">
            <text:p>-2.54999490001044</text:p>
          </table:table-cell>
          <table:table-cell table:formula="of:=ABS([.E644]-[.B644])/0.0166667" office:value-type="float" office:value="818.578362843273" calcext:value-type="float">
            <text:p>818.578362843273</text:p>
          </table:table-cell>
          <table:table-cell table:formula="of:=([.F644]-[.C644])/0.0166667" office:value-type="float" office:value="101.033797932404" calcext:value-type="float">
            <text:p>101.033797932404</text:p>
          </table:table-cell>
          <table:table-cell table:formula="of:=DEGREES(ATAN(ABS([.F644]-[.C644])/ABS([.E644]-[.B644])))" office:value-type="float" office:value="7.03619929980239" calcext:value-type="float">
            <text:p>7.03619929980239</text:p>
          </table:table-cell>
          <table:table-cell table:formula="of:=SQRT(POWER([.H644];2)+POWER([.I644];2)+POWER([.J644];2))" office:value-type="float" office:value="824.793832975131" calcext:value-type="float">
            <text:p>824.793832975131</text:p>
          </table:table-cell>
        </table:table-row>
        <table:table-row table:style-name="ro1">
          <table:table-cell office:value-type="float" office:value="63.8945" calcext:value-type="float">
            <text:p>63.8945</text:p>
          </table:table-cell>
          <table:table-cell office:value-type="float" office:value="307.142" calcext:value-type="float">
            <text:p>307.142</text:p>
          </table:table-cell>
          <table:table-cell office:value-type="float" office:value="46.4184" calcext:value-type="float">
            <text:p>46.4184</text:p>
          </table:table-cell>
          <table:table-cell office:value-type="float" office:value="63.5715" calcext:value-type="float">
            <text:p>63.5715</text:p>
          </table:table-cell>
          <table:table-cell office:value-type="float" office:value="295.427" calcext:value-type="float">
            <text:p>295.427</text:p>
          </table:table-cell>
          <table:table-cell office:value-type="float" office:value="47.8414" calcext:value-type="float">
            <text:p>47.8414</text:p>
          </table:table-cell>
          <table:table-cell/>
          <table:table-cell table:formula="of:=([.D645]-[.A645])/0.0166667" office:value-type="float" office:value="-19.3799612400775" calcext:value-type="float">
            <text:p>-19.3799612400775</text:p>
          </table:table-cell>
          <table:table-cell table:formula="of:=ABS([.E645]-[.B645])/0.0166667" office:value-type="float" office:value="702.89859420281" calcext:value-type="float">
            <text:p>702.89859420281</text:p>
          </table:table-cell>
          <table:table-cell table:formula="of:=([.F645]-[.C645])/0.0166667" office:value-type="float" office:value="85.3798292403416" calcext:value-type="float">
            <text:p>85.3798292403416</text:p>
          </table:table-cell>
          <table:table-cell table:formula="of:=DEGREES(ATAN(ABS([.F645]-[.C645])/ABS([.E645]-[.B645])))" office:value-type="float" office:value="6.92568663986372" calcext:value-type="float">
            <text:p>6.92568663986372</text:p>
          </table:table-cell>
          <table:table-cell table:formula="of:=SQRT(POWER([.H645];2)+POWER([.I645];2)+POWER([.J645];2))" office:value-type="float" office:value="708.330242098319" calcext:value-type="float">
            <text:p>708.330242098319</text:p>
          </table:table-cell>
        </table:table-row>
        <table:table-row table:style-name="ro1">
          <table:table-cell office:value-type="float" office:value="63.0402" calcext:value-type="float">
            <text:p>63.0402</text:p>
          </table:table-cell>
          <table:table-cell office:value-type="float" office:value="310.05" calcext:value-type="float">
            <text:p>310.05</text:p>
          </table:table-cell>
          <table:table-cell office:value-type="float" office:value="46.0105" calcext:value-type="float">
            <text:p>46.0105</text:p>
          </table:table-cell>
          <table:table-cell office:value-type="float" office:value="63.0712" calcext:value-type="float">
            <text:p>63.0712</text:p>
          </table:table-cell>
          <table:table-cell office:value-type="float" office:value="294.038" calcext:value-type="float">
            <text:p>294.038</text:p>
          </table:table-cell>
          <table:table-cell office:value-type="float" office:value="47.5343" calcext:value-type="float">
            <text:p>47.5343</text:p>
          </table:table-cell>
          <table:table-cell/>
          <table:table-cell table:formula="of:=([.D646]-[.A646])/0.0166667" office:value-type="float" office:value="1.85999628000737" calcext:value-type="float">
            <text:p>1.85999628000737</text:p>
          </table:table-cell>
          <table:table-cell table:formula="of:=ABS([.E646]-[.B646])/0.0166667" office:value-type="float" office:value="960.718078563843" calcext:value-type="float">
            <text:p>960.718078563843</text:p>
          </table:table-cell>
          <table:table-cell table:formula="of:=([.F646]-[.C646])/0.0166667" office:value-type="float" office:value="91.4278171443658" calcext:value-type="float">
            <text:p>91.4278171443658</text:p>
          </table:table-cell>
          <table:table-cell table:formula="of:=DEGREES(ATAN(ABS([.F646]-[.C646])/ABS([.E646]-[.B646])))" office:value-type="float" office:value="5.43624550139609" calcext:value-type="float">
            <text:p>5.43624550139609</text:p>
          </table:table-cell>
          <table:table-cell table:formula="of:=SQRT(POWER([.H646];2)+POWER([.I646];2)+POWER([.J646];2))" office:value-type="float" office:value="965.060480909537" calcext:value-type="float">
            <text:p>965.060480909537</text:p>
          </table:table-cell>
        </table:table-row>
        <table:table-row table:style-name="ro1">
          <table:table-cell office:value-type="float" office:value="64.0765" calcext:value-type="float">
            <text:p>64.0765</text:p>
          </table:table-cell>
          <table:table-cell office:value-type="float" office:value="311.851" calcext:value-type="float">
            <text:p>311.851</text:p>
          </table:table-cell>
          <table:table-cell office:value-type="float" office:value="45.2122" calcext:value-type="float">
            <text:p>45.2122</text:p>
          </table:table-cell>
          <table:table-cell office:value-type="float" office:value="64.0196" calcext:value-type="float">
            <text:p>64.0196</text:p>
          </table:table-cell>
          <table:table-cell office:value-type="float" office:value="298.684" calcext:value-type="float">
            <text:p>298.684</text:p>
          </table:table-cell>
          <table:table-cell office:value-type="float" office:value="46.0773" calcext:value-type="float">
            <text:p>46.0773</text:p>
          </table:table-cell>
          <table:table-cell/>
          <table:table-cell table:formula="of:=([.D647]-[.A647])/0.0166667" office:value-type="float" office:value="-3.41399317201359" calcext:value-type="float">
            <text:p>-3.41399317201359</text:p>
          </table:table-cell>
          <table:table-cell table:formula="of:=ABS([.E647]-[.B647])/0.0166667" office:value-type="float" office:value="790.018419963159" calcext:value-type="float">
            <text:p>790.018419963159</text:p>
          </table:table-cell>
          <table:table-cell table:formula="of:=([.F647]-[.C647])/0.0166667" office:value-type="float" office:value="51.9058961882075" calcext:value-type="float">
            <text:p>51.9058961882075</text:p>
          </table:table-cell>
          <table:table-cell table:formula="of:=DEGREES(ATAN(ABS([.F647]-[.C647])/ABS([.E647]-[.B647])))" office:value-type="float" office:value="3.75905221423862" calcext:value-type="float">
            <text:p>3.75905221423862</text:p>
          </table:table-cell>
          <table:table-cell table:formula="of:=SQRT(POWER([.H647];2)+POWER([.I647];2)+POWER([.J647];2))" office:value-type="float" office:value="791.729108527383" calcext:value-type="float">
            <text:p>791.729108527383</text:p>
          </table:table-cell>
        </table:table-row>
        <table:table-row table:style-name="ro1">
          <table:table-cell office:value-type="float" office:value="64.1268" calcext:value-type="float">
            <text:p>64.1268</text:p>
          </table:table-cell>
          <table:table-cell office:value-type="float" office:value="308.818" calcext:value-type="float">
            <text:p>308.818</text:p>
          </table:table-cell>
          <table:table-cell office:value-type="float" office:value="45.6491" calcext:value-type="float">
            <text:p>45.6491</text:p>
          </table:table-cell>
          <table:table-cell office:value-type="float" office:value="64.0486" calcext:value-type="float">
            <text:p>64.0486</text:p>
          </table:table-cell>
          <table:table-cell office:value-type="float" office:value="297.184" calcext:value-type="float">
            <text:p>297.184</text:p>
          </table:table-cell>
          <table:table-cell office:value-type="float" office:value="46.5544" calcext:value-type="float">
            <text:p>46.5544</text:p>
          </table:table-cell>
          <table:table-cell/>
          <table:table-cell table:formula="of:=([.D648]-[.A648])/0.0166667" office:value-type="float" office:value="-4.69199061601934" calcext:value-type="float">
            <text:p>-4.69199061601934</text:p>
          </table:table-cell>
          <table:table-cell table:formula="of:=ABS([.E648]-[.B648])/0.0166667" office:value-type="float" office:value="698.03860392279" calcext:value-type="float">
            <text:p>698.03860392279</text:p>
          </table:table-cell>
          <table:table-cell table:formula="of:=([.F648]-[.C648])/0.0166667" office:value-type="float" office:value="54.3178913642175" calcext:value-type="float">
            <text:p>54.3178913642175</text:p>
          </table:table-cell>
          <table:table-cell table:formula="of:=DEGREES(ATAN(ABS([.F648]-[.C648])/ABS([.E648]-[.B648])))" office:value-type="float" office:value="4.44950611604046" calcext:value-type="float">
            <text:p>4.44950611604046</text:p>
          </table:table-cell>
          <table:table-cell table:formula="of:=SQRT(POWER([.H648];2)+POWER([.I648];2)+POWER([.J648];2))" office:value-type="float" office:value="700.164509715162" calcext:value-type="float">
            <text:p>700.164509715162</text:p>
          </table:table-cell>
        </table:table-row>
        <table:table-row table:style-name="ro1">
          <table:table-cell office:value-type="float" office:value="63.4487" calcext:value-type="float">
            <text:p>63.4487</text:p>
          </table:table-cell>
          <table:table-cell office:value-type="float" office:value="317.677" calcext:value-type="float">
            <text:p>317.677</text:p>
          </table:table-cell>
          <table:table-cell office:value-type="float" office:value="45.452" calcext:value-type="float">
            <text:p>45.452</text:p>
          </table:table-cell>
          <table:table-cell office:value-type="float" office:value="63.1573" calcext:value-type="float">
            <text:p>63.1573</text:p>
          </table:table-cell>
          <table:table-cell office:value-type="float" office:value="303.994" calcext:value-type="float">
            <text:p>303.994</text:p>
          </table:table-cell>
          <table:table-cell office:value-type="float" office:value="47.1368" calcext:value-type="float">
            <text:p>47.1368</text:p>
          </table:table-cell>
          <table:table-cell/>
          <table:table-cell table:formula="of:=([.D649]-[.A649])/0.0166667" office:value-type="float" office:value="-17.4839650320701" calcext:value-type="float">
            <text:p>-17.4839650320701</text:p>
          </table:table-cell>
          <table:table-cell table:formula="of:=ABS([.E649]-[.B649])/0.0166667" office:value-type="float" office:value="820.978358043283" calcext:value-type="float">
            <text:p>820.978358043283</text:p>
          </table:table-cell>
          <table:table-cell table:formula="of:=([.F649]-[.C649])/0.0166667" office:value-type="float" office:value="101.087797824405" calcext:value-type="float">
            <text:p>101.087797824405</text:p>
          </table:table-cell>
          <table:table-cell table:formula="of:=DEGREES(ATAN(ABS([.F649]-[.C649])/ABS([.E649]-[.B649])))" office:value-type="float" office:value="7.01954779460549" calcext:value-type="float">
            <text:p>7.01954779460549</text:p>
          </table:table-cell>
          <table:table-cell table:formula="of:=SQRT(POWER([.H649];2)+POWER([.I649];2)+POWER([.J649];2))" office:value-type="float" office:value="827.363219074716" calcext:value-type="float">
            <text:p>827.363219074716</text:p>
          </table:table-cell>
        </table:table-row>
        <table:table-row table:style-name="ro1">
          <table:table-cell office:value-type="float" office:value="63.9788" calcext:value-type="float">
            <text:p>63.9788</text:p>
          </table:table-cell>
          <table:table-cell office:value-type="float" office:value="317.95" calcext:value-type="float">
            <text:p>317.95</text:p>
          </table:table-cell>
          <table:table-cell office:value-type="float" office:value="44.6026" calcext:value-type="float">
            <text:p>44.6026</text:p>
          </table:table-cell>
          <table:table-cell office:value-type="float" office:value="63.376" calcext:value-type="float">
            <text:p>63.376</text:p>
          </table:table-cell>
          <table:table-cell office:value-type="float" office:value="305.774" calcext:value-type="float">
            <text:p>305.774</text:p>
          </table:table-cell>
          <table:table-cell office:value-type="float" office:value="45.833" calcext:value-type="float">
            <text:p>45.833</text:p>
          </table:table-cell>
          <table:table-cell/>
          <table:table-cell table:formula="of:=([.D650]-[.A650])/0.0166667" office:value-type="float" office:value="-36.1679276641448" calcext:value-type="float">
            <text:p>-36.1679276641448</text:p>
          </table:table-cell>
          <table:table-cell table:formula="of:=ABS([.E650]-[.B650])/0.0166667" office:value-type="float" office:value="730.558538882922" calcext:value-type="float">
            <text:p>730.558538882922</text:p>
          </table:table-cell>
          <table:table-cell table:formula="of:=([.F650]-[.C650])/0.0166667" office:value-type="float" office:value="73.823852352295" calcext:value-type="float">
            <text:p>73.823852352295</text:p>
          </table:table-cell>
          <table:table-cell table:formula="of:=DEGREES(ATAN(ABS([.F650]-[.C650])/ABS([.E650]-[.B650])))" office:value-type="float" office:value="5.77022264622433" calcext:value-type="float">
            <text:p>5.77022264622433</text:p>
          </table:table-cell>
          <table:table-cell table:formula="of:=SQRT(POWER([.H650];2)+POWER([.I650];2)+POWER([.J650];2))" office:value-type="float" office:value="735.169272278433" calcext:value-type="float">
            <text:p>735.169272278433</text:p>
          </table:table-cell>
        </table:table-row>
        <table:table-row table:style-name="ro1">
          <table:table-cell office:value-type="float" office:value="77.0438" calcext:value-type="float">
            <text:p>77.0438</text:p>
          </table:table-cell>
          <table:table-cell office:value-type="float" office:value="316.034" calcext:value-type="float">
            <text:p>316.034</text:p>
          </table:table-cell>
          <table:table-cell office:value-type="float" office:value="44.4877" calcext:value-type="float">
            <text:p>44.4877</text:p>
          </table:table-cell>
          <table:table-cell office:value-type="float" office:value="76.8937" calcext:value-type="float">
            <text:p>76.8937</text:p>
          </table:table-cell>
          <table:table-cell office:value-type="float" office:value="301.364" calcext:value-type="float">
            <text:p>301.364</text:p>
          </table:table-cell>
          <table:table-cell office:value-type="float" office:value="45.8244" calcext:value-type="float">
            <text:p>45.8244</text:p>
          </table:table-cell>
          <table:table-cell/>
          <table:table-cell table:formula="of:=([.D651]-[.A651])/0.0166667" office:value-type="float" office:value="-9.00598198803657" calcext:value-type="float">
            <text:p>-9.00598198803657</text:p>
          </table:table-cell>
          <table:table-cell table:formula="of:=ABS([.E651]-[.B651])/0.0166667" office:value-type="float" office:value="880.198239603522" calcext:value-type="float">
            <text:p>880.198239603522</text:p>
          </table:table-cell>
          <table:table-cell table:formula="of:=([.F651]-[.C651])/0.0166667" office:value-type="float" office:value="80.2018395963208" calcext:value-type="float">
            <text:p>80.2018395963208</text:p>
          </table:table-cell>
          <table:table-cell table:formula="of:=DEGREES(ATAN(ABS([.F651]-[.C651])/ABS([.E651]-[.B651])))" office:value-type="float" office:value="5.20629607572469" calcext:value-type="float">
            <text:p>5.20629607572469</text:p>
          </table:table-cell>
          <table:table-cell table:formula="of:=SQRT(POWER([.H651];2)+POWER([.I651];2)+POWER([.J651];2))" office:value-type="float" office:value="883.890481783429" calcext:value-type="float">
            <text:p>883.890481783429</text:p>
          </table:table-cell>
        </table:table-row>
        <table:table-row table:style-name="ro1">
          <table:table-cell office:value-type="float" office:value="76.5005" calcext:value-type="float">
            <text:p>76.5005</text:p>
          </table:table-cell>
          <table:table-cell office:value-type="float" office:value="315.93" calcext:value-type="float">
            <text:p>315.93</text:p>
          </table:table-cell>
          <table:table-cell office:value-type="float" office:value="44.7752" calcext:value-type="float">
            <text:p>44.7752</text:p>
          </table:table-cell>
          <table:table-cell office:value-type="float" office:value="76.3666" calcext:value-type="float">
            <text:p>76.3666</text:p>
          </table:table-cell>
          <table:table-cell office:value-type="float" office:value="301.209" calcext:value-type="float">
            <text:p>301.209</text:p>
          </table:table-cell>
          <table:table-cell office:value-type="float" office:value="46.3715" calcext:value-type="float">
            <text:p>46.3715</text:p>
          </table:table-cell>
          <table:table-cell/>
          <table:table-cell table:formula="of:=([.D652]-[.A652])/0.0166667" office:value-type="float" office:value="-8.03398393203196" calcext:value-type="float">
            <text:p>-8.03398393203196</text:p>
          </table:table-cell>
          <table:table-cell table:formula="of:=ABS([.E652]-[.B652])/0.0166667" office:value-type="float" office:value="883.258233483533" calcext:value-type="float">
            <text:p>883.258233483533</text:p>
          </table:table-cell>
          <table:table-cell table:formula="of:=([.F652]-[.C652])/0.0166667" office:value-type="float" office:value="95.7778084443831" calcext:value-type="float">
            <text:p>95.7778084443831</text:p>
          </table:table-cell>
          <table:table-cell table:formula="of:=DEGREES(ATAN(ABS([.F652]-[.C652])/ABS([.E652]-[.B652])))" office:value-type="float" office:value="6.18879672022814" calcext:value-type="float">
            <text:p>6.18879672022814</text:p>
          </table:table-cell>
          <table:table-cell table:formula="of:=SQRT(POWER([.H652];2)+POWER([.I652];2)+POWER([.J652];2))" office:value-type="float" office:value="888.472307111865" calcext:value-type="float">
            <text:p>888.472307111865</text:p>
          </table:table-cell>
        </table:table-row>
        <table:table-row table:style-name="ro1">
          <table:table-cell office:value-type="float" office:value="76.7867" calcext:value-type="float">
            <text:p>76.7867</text:p>
          </table:table-cell>
          <table:table-cell office:value-type="float" office:value="317.477" calcext:value-type="float">
            <text:p>317.477</text:p>
          </table:table-cell>
          <table:table-cell office:value-type="float" office:value="44.5505" calcext:value-type="float">
            <text:p>44.5505</text:p>
          </table:table-cell>
          <table:table-cell office:value-type="float" office:value="76.3502" calcext:value-type="float">
            <text:p>76.3502</text:p>
          </table:table-cell>
          <table:table-cell office:value-type="float" office:value="299.467" calcext:value-type="float">
            <text:p>299.467</text:p>
          </table:table-cell>
          <table:table-cell office:value-type="float" office:value="46.3649" calcext:value-type="float">
            <text:p>46.3649</text:p>
          </table:table-cell>
          <table:table-cell/>
          <table:table-cell table:formula="of:=([.D653]-[.A653])/0.0166667" office:value-type="float" office:value="-26.1899476201045" calcext:value-type="float">
            <text:p>-26.1899476201045</text:p>
          </table:table-cell>
          <table:table-cell table:formula="of:=ABS([.E653]-[.B653])/0.0166667" office:value-type="float" office:value="1080.59783880432" calcext:value-type="float">
            <text:p>1080.59783880432</text:p>
          </table:table-cell>
          <table:table-cell table:formula="of:=([.F653]-[.C653])/0.0166667" office:value-type="float" office:value="108.863782272435" calcext:value-type="float">
            <text:p>108.863782272435</text:p>
          </table:table-cell>
          <table:table-cell table:formula="of:=DEGREES(ATAN(ABS([.F653]-[.C653])/ABS([.E653]-[.B653])))" office:value-type="float" office:value="5.75279778466413" calcext:value-type="float">
            <text:p>5.75279778466413</text:p>
          </table:table-cell>
          <table:table-cell table:formula="of:=SQRT(POWER([.H653];2)+POWER([.I653];2)+POWER([.J653];2))" office:value-type="float" office:value="1086.38341559303" calcext:value-type="float">
            <text:p>1086.38341559303</text:p>
          </table:table-cell>
        </table:table-row>
        <table:table-row table:style-name="ro1">
          <table:table-cell office:value-type="float" office:value="76.2036" calcext:value-type="float">
            <text:p>76.2036</text:p>
          </table:table-cell>
          <table:table-cell office:value-type="float" office:value="312.736" calcext:value-type="float">
            <text:p>312.736</text:p>
          </table:table-cell>
          <table:table-cell office:value-type="float" office:value="45.7682" calcext:value-type="float">
            <text:p>45.7682</text:p>
          </table:table-cell>
          <table:table-cell office:value-type="float" office:value="75.8378" calcext:value-type="float">
            <text:p>75.8378</text:p>
          </table:table-cell>
          <table:table-cell office:value-type="float" office:value="300.639" calcext:value-type="float">
            <text:p>300.639</text:p>
          </table:table-cell>
          <table:table-cell office:value-type="float" office:value="47.2366" calcext:value-type="float">
            <text:p>47.2366</text:p>
          </table:table-cell>
          <table:table-cell/>
          <table:table-cell table:formula="of:=([.D654]-[.A654])/0.0166667" office:value-type="float" office:value="-21.9479561040874" calcext:value-type="float">
            <text:p>-21.9479561040874</text:p>
          </table:table-cell>
          <table:table-cell table:formula="of:=ABS([.E654]-[.B654])/0.0166667" office:value-type="float" office:value="725.818548362902" calcext:value-type="float">
            <text:p>725.818548362902</text:p>
          </table:table-cell>
          <table:table-cell table:formula="of:=([.F654]-[.C654])/0.0166667" office:value-type="float" office:value="88.1038237923526" calcext:value-type="float">
            <text:p>88.1038237923526</text:p>
          </table:table-cell>
          <table:table-cell table:formula="of:=DEGREES(ATAN(ABS([.F654]-[.C654])/ABS([.E654]-[.B654])))" office:value-type="float" office:value="6.92101511339348" calcext:value-type="float">
            <text:p>6.92101511339348</text:p>
          </table:table-cell>
          <table:table-cell table:formula="of:=SQRT(POWER([.H654];2)+POWER([.I654];2)+POWER([.J654];2))" office:value-type="float" office:value="731.475605670901" calcext:value-type="float">
            <text:p>731.475605670901</text:p>
          </table:table-cell>
        </table:table-row>
        <table:table-row table:style-name="ro1">
          <table:table-cell office:value-type="float" office:value="76.1527" calcext:value-type="float">
            <text:p>76.1527</text:p>
          </table:table-cell>
          <table:table-cell office:value-type="float" office:value="306.895" calcext:value-type="float">
            <text:p>306.895</text:p>
          </table:table-cell>
          <table:table-cell office:value-type="float" office:value="46.0761" calcext:value-type="float">
            <text:p>46.0761</text:p>
          </table:table-cell>
          <table:table-cell office:value-type="float" office:value="75.5342" calcext:value-type="float">
            <text:p>75.5342</text:p>
          </table:table-cell>
          <table:table-cell office:value-type="float" office:value="295.445" calcext:value-type="float">
            <text:p>295.445</text:p>
          </table:table-cell>
          <table:table-cell office:value-type="float" office:value="47.2133" calcext:value-type="float">
            <text:p>47.2133</text:p>
          </table:table-cell>
          <table:table-cell/>
          <table:table-cell table:formula="of:=([.D655]-[.A655])/0.0166667" office:value-type="float" office:value="-37.1099257801483" calcext:value-type="float">
            <text:p>-37.1099257801483</text:p>
          </table:table-cell>
          <table:table-cell table:formula="of:=ABS([.E655]-[.B655])/0.0166667" office:value-type="float" office:value="686.998626002747" calcext:value-type="float">
            <text:p>686.998626002747</text:p>
          </table:table-cell>
          <table:table-cell table:formula="of:=([.F655]-[.C655])/0.0166667" office:value-type="float" office:value="68.2318635362729" calcext:value-type="float">
            <text:p>68.2318635362729</text:p>
          </table:table-cell>
          <table:table-cell table:formula="of:=DEGREES(ATAN(ABS([.F655]-[.C655])/ABS([.E655]-[.B655])))" office:value-type="float" office:value="5.67194579802551" calcext:value-type="float">
            <text:p>5.67194579802551</text:p>
          </table:table-cell>
          <table:table-cell table:formula="of:=SQRT(POWER([.H655];2)+POWER([.I655];2)+POWER([.J655];2))" office:value-type="float" office:value="691.37532926964" calcext:value-type="float">
            <text:p>691.37532926964</text:p>
          </table:table-cell>
        </table:table-row>
        <table:table-row table:style-name="ro1">
          <table:table-cell office:value-type="float" office:value="76.7143" calcext:value-type="float">
            <text:p>76.7143</text:p>
          </table:table-cell>
          <table:table-cell office:value-type="float" office:value="309.9" calcext:value-type="float">
            <text:p>309.9</text:p>
          </table:table-cell>
          <table:table-cell office:value-type="float" office:value="45.6393" calcext:value-type="float">
            <text:p>45.6393</text:p>
          </table:table-cell>
          <table:table-cell office:value-type="float" office:value="76.3275" calcext:value-type="float">
            <text:p>76.3275</text:p>
          </table:table-cell>
          <table:table-cell office:value-type="float" office:value="297.028" calcext:value-type="float">
            <text:p>297.028</text:p>
          </table:table-cell>
          <table:table-cell office:value-type="float" office:value="46.4618" calcext:value-type="float">
            <text:p>46.4618</text:p>
          </table:table-cell>
          <table:table-cell/>
          <table:table-cell table:formula="of:=([.D656]-[.A656])/0.0166667" office:value-type="float" office:value="-23.2079535840925" calcext:value-type="float">
            <text:p>-23.2079535840925</text:p>
          </table:table-cell>
          <table:table-cell table:formula="of:=ABS([.E656]-[.B656])/0.0166667" office:value-type="float" office:value="772.318455363087" calcext:value-type="float">
            <text:p>772.318455363087</text:p>
          </table:table-cell>
          <table:table-cell table:formula="of:=([.F656]-[.C656])/0.0166667" office:value-type="float" office:value="49.3499013001973" calcext:value-type="float">
            <text:p>49.3499013001973</text:p>
          </table:table-cell>
          <table:table-cell table:formula="of:=DEGREES(ATAN(ABS([.F656]-[.C656])/ABS([.E656]-[.B656])))" office:value-type="float" office:value="3.65613712547808" calcext:value-type="float">
            <text:p>3.65613712547808</text:p>
          </table:table-cell>
          <table:table-cell table:formula="of:=SQRT(POWER([.H656];2)+POWER([.I656];2)+POWER([.J656];2))" office:value-type="float" office:value="774.241447070825" calcext:value-type="float">
            <text:p>774.241447070825</text:p>
          </table:table-cell>
        </table:table-row>
        <table:table-row table:style-name="ro1">
          <table:table-cell office:value-type="float" office:value="76.473" calcext:value-type="float">
            <text:p>76.473</text:p>
          </table:table-cell>
          <table:table-cell office:value-type="float" office:value="312.884" calcext:value-type="float">
            <text:p>312.884</text:p>
          </table:table-cell>
          <table:table-cell office:value-type="float" office:value="45.213" calcext:value-type="float">
            <text:p>45.213</text:p>
          </table:table-cell>
          <table:table-cell office:value-type="float" office:value="75.8281" calcext:value-type="float">
            <text:p>75.8281</text:p>
          </table:table-cell>
          <table:table-cell office:value-type="float" office:value="299.728" calcext:value-type="float">
            <text:p>299.728</text:p>
          </table:table-cell>
          <table:table-cell office:value-type="float" office:value="46.5907" calcext:value-type="float">
            <text:p>46.5907</text:p>
          </table:table-cell>
          <table:table-cell/>
          <table:table-cell table:formula="of:=([.D657]-[.A657])/0.0166667" office:value-type="float" office:value="-38.6939226121543" calcext:value-type="float">
            <text:p>-38.6939226121543</text:p>
          </table:table-cell>
          <table:table-cell table:formula="of:=ABS([.E657]-[.B657])/0.0166667" office:value-type="float" office:value="789.358421283158" calcext:value-type="float">
            <text:p>789.358421283158</text:p>
          </table:table-cell>
          <table:table-cell table:formula="of:=([.F657]-[.C657])/0.0166667" office:value-type="float" office:value="82.6618346763305" calcext:value-type="float">
            <text:p>82.6618346763305</text:p>
          </table:table-cell>
          <table:table-cell table:formula="of:=DEGREES(ATAN(ABS([.F657]-[.C657])/ABS([.E657]-[.B657])))" office:value-type="float" office:value="5.97824046607328" calcext:value-type="float">
            <text:p>5.97824046607328</text:p>
          </table:table-cell>
          <table:table-cell table:formula="of:=SQRT(POWER([.H657];2)+POWER([.I657];2)+POWER([.J657];2))" office:value-type="float" office:value="794.617465079778" calcext:value-type="float">
            <text:p>794.617465079778</text:p>
          </table:table-cell>
        </table:table-row>
        <table:table-row table:style-name="ro1">
          <table:table-cell office:value-type="float" office:value="77.2989" calcext:value-type="float">
            <text:p>77.2989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44.9822" calcext:value-type="float">
            <text:p>44.9822</text:p>
          </table:table-cell>
          <table:table-cell office:value-type="float" office:value="77.1571" calcext:value-type="float">
            <text:p>77.1571</text:p>
          </table:table-cell>
          <table:table-cell office:value-type="float" office:value="301.252" calcext:value-type="float">
            <text:p>301.252</text:p>
          </table:table-cell>
          <table:table-cell office:value-type="float" office:value="46.3581" calcext:value-type="float">
            <text:p>46.3581</text:p>
          </table:table-cell>
          <table:table-cell/>
          <table:table-cell table:formula="of:=([.D658]-[.A658])/0.0166667" office:value-type="float" office:value="-8.50798298403424" calcext:value-type="float">
            <text:p>-8.50798298403424</text:p>
          </table:table-cell>
          <table:table-cell table:formula="of:=ABS([.E658]-[.B658])/0.0166667" office:value-type="float" office:value="791.158417683163" calcext:value-type="float">
            <text:p>791.158417683163</text:p>
          </table:table-cell>
          <table:table-cell table:formula="of:=([.F658]-[.C658])/0.0166667" office:value-type="float" office:value="82.5538348923303" calcext:value-type="float">
            <text:p>82.5538348923303</text:p>
          </table:table-cell>
          <table:table-cell table:formula="of:=DEGREES(ATAN(ABS([.F658]-[.C658])/ABS([.E658]-[.B658])))" office:value-type="float" office:value="5.95700029396086" calcext:value-type="float">
            <text:p>5.95700029396086</text:p>
          </table:table-cell>
          <table:table-cell table:formula="of:=SQRT(POWER([.H658];2)+POWER([.I658];2)+POWER([.J658];2))" office:value-type="float" office:value="795.499316970677" calcext:value-type="float">
            <text:p>795.499316970677</text:p>
          </table:table-cell>
        </table:table-row>
        <table:table-row table:style-name="ro1">
          <table:table-cell office:value-type="float" office:value="76.9525" calcext:value-type="float">
            <text:p>76.9525</text:p>
          </table:table-cell>
          <table:table-cell office:value-type="float" office:value="306.947" calcext:value-type="float">
            <text:p>306.947</text:p>
          </table:table-cell>
          <table:table-cell office:value-type="float" office:value="46.0614" calcext:value-type="float">
            <text:p>46.0614</text:p>
          </table:table-cell>
          <table:table-cell office:value-type="float" office:value="76.5756" calcext:value-type="float">
            <text:p>76.5756</text:p>
          </table:table-cell>
          <table:table-cell office:value-type="float" office:value="295.519" calcext:value-type="float">
            <text:p>295.519</text:p>
          </table:table-cell>
          <table:table-cell office:value-type="float" office:value="47.193" calcext:value-type="float">
            <text:p>47.193</text:p>
          </table:table-cell>
          <table:table-cell/>
          <table:table-cell table:formula="of:=([.D659]-[.A659])/0.0166667" office:value-type="float" office:value="-22.6139547720908" calcext:value-type="float">
            <text:p>-22.6139547720908</text:p>
          </table:table-cell>
          <table:table-cell table:formula="of:=ABS([.E659]-[.B659])/0.0166667" office:value-type="float" office:value="685.678628642743" calcext:value-type="float">
            <text:p>685.678628642743</text:p>
          </table:table-cell>
          <table:table-cell table:formula="of:=([.F659]-[.C659])/0.0166667" office:value-type="float" office:value="67.8958642082715" calcext:value-type="float">
            <text:p>67.8958642082715</text:p>
          </table:table-cell>
          <table:table-cell table:formula="of:=DEGREES(ATAN(ABS([.F659]-[.C659])/ABS([.E659]-[.B659])))" office:value-type="float" office:value="5.65499105511783" calcext:value-type="float">
            <text:p>5.65499105511783</text:p>
          </table:table-cell>
          <table:table-cell table:formula="of:=SQRT(POWER([.H659];2)+POWER([.I659];2)+POWER([.J659];2))" office:value-type="float" office:value="689.402945384203" calcext:value-type="float">
            <text:p>689.402945384203</text:p>
          </table:table-cell>
        </table:table-row>
        <table:table-row table:style-name="ro1">
          <table:table-cell office:value-type="float" office:value="77.3313" calcext:value-type="float">
            <text:p>77.3313</text:p>
          </table:table-cell>
          <table:table-cell office:value-type="float" office:value="317.428" calcext:value-type="float">
            <text:p>317.428</text:p>
          </table:table-cell>
          <table:table-cell office:value-type="float" office:value="44.8208" calcext:value-type="float">
            <text:p>44.8208</text:p>
          </table:table-cell>
          <table:table-cell office:value-type="float" office:value="76.6859" calcext:value-type="float">
            <text:p>76.6859</text:p>
          </table:table-cell>
          <table:table-cell office:value-type="float" office:value="306.932" calcext:value-type="float">
            <text:p>306.932</text:p>
          </table:table-cell>
          <table:table-cell office:value-type="float" office:value="46.0659" calcext:value-type="float">
            <text:p>46.0659</text:p>
          </table:table-cell>
          <table:table-cell/>
          <table:table-cell table:formula="of:=([.D660]-[.A660])/0.0166667" office:value-type="float" office:value="-38.7239225521546" calcext:value-type="float">
            <text:p>-38.7239225521546</text:p>
          </table:table-cell>
          <table:table-cell table:formula="of:=ABS([.E660]-[.B660])/0.0166667" office:value-type="float" office:value="629.758740482518" calcext:value-type="float">
            <text:p>629.758740482518</text:p>
          </table:table-cell>
          <table:table-cell table:formula="of:=([.F660]-[.C660])/0.0166667" office:value-type="float" office:value="74.7058505882989" calcext:value-type="float">
            <text:p>74.7058505882989</text:p>
          </table:table-cell>
          <table:table-cell table:formula="of:=DEGREES(ATAN(ABS([.F660]-[.C660])/ABS([.E660]-[.B660])))" office:value-type="float" office:value="6.76516207778994" calcext:value-type="float">
            <text:p>6.76516207778994</text:p>
          </table:table-cell>
          <table:table-cell table:formula="of:=SQRT(POWER([.H660];2)+POWER([.I660];2)+POWER([.J660];2))" office:value-type="float" office:value="635.35547334077" calcext:value-type="float">
            <text:p>635.35547334077</text:p>
          </table:table-cell>
        </table:table-row>
        <table:table-row table:style-name="ro1">
          <table:table-cell office:value-type="float" office:value="81.2503" calcext:value-type="float">
            <text:p>81.2503</text:p>
          </table:table-cell>
          <table:table-cell office:value-type="float" office:value="308.744" calcext:value-type="float">
            <text:p>308.744</text:p>
          </table:table-cell>
          <table:table-cell office:value-type="float" office:value="45.2367" calcext:value-type="float">
            <text:p>45.2367</text:p>
          </table:table-cell>
          <table:table-cell office:value-type="float" office:value="81.3227" calcext:value-type="float">
            <text:p>81.3227</text:p>
          </table:table-cell>
          <table:table-cell office:value-type="float" office:value="298.732" calcext:value-type="float">
            <text:p>298.732</text:p>
          </table:table-cell>
          <table:table-cell office:value-type="float" office:value="46.1681" calcext:value-type="float">
            <text:p>46.1681</text:p>
          </table:table-cell>
          <table:table-cell/>
          <table:table-cell table:formula="of:=([.D661]-[.A661])/0.0166667" office:value-type="float" office:value="4.34399131201748" calcext:value-type="float">
            <text:p>4.34399131201748</text:p>
          </table:table-cell>
          <table:table-cell table:formula="of:=ABS([.E661]-[.B661])/0.0166667" office:value-type="float" office:value="600.718798562403" calcext:value-type="float">
            <text:p>600.718798562403</text:p>
          </table:table-cell>
          <table:table-cell table:formula="of:=([.F661]-[.C661])/0.0166667" office:value-type="float" office:value="55.8838882322238" calcext:value-type="float">
            <text:p>55.8838882322238</text:p>
          </table:table-cell>
          <table:table-cell table:formula="of:=DEGREES(ATAN(ABS([.F661]-[.C661])/ABS([.E661]-[.B661])))" office:value-type="float" office:value="5.31483594778763" calcext:value-type="float">
            <text:p>5.31483594778763</text:p>
          </table:table-cell>
          <table:table-cell table:formula="of:=SQRT(POWER([.H661];2)+POWER([.I661];2)+POWER([.J661];2))" office:value-type="float" office:value="603.328230874975" calcext:value-type="float">
            <text:p>603.328230874975</text:p>
          </table:table-cell>
        </table:table-row>
        <table:table-row table:style-name="ro1">
          <table:table-cell office:value-type="float" office:value="86.3378" calcext:value-type="float">
            <text:p>86.3378</text:p>
          </table:table-cell>
          <table:table-cell office:value-type="float" office:value="290.995" calcext:value-type="float">
            <text:p>290.995</text:p>
          </table:table-cell>
          <table:table-cell office:value-type="float" office:value="45.2136" calcext:value-type="float">
            <text:p>45.2136</text:p>
          </table:table-cell>
          <table:table-cell office:value-type="float" office:value="85.5145" calcext:value-type="float">
            <text:p>85.5145</text:p>
          </table:table-cell>
          <table:table-cell office:value-type="float" office:value="280.455" calcext:value-type="float">
            <text:p>280.455</text:p>
          </table:table-cell>
          <table:table-cell office:value-type="float" office:value="45.8058" calcext:value-type="float">
            <text:p>45.8058</text:p>
          </table:table-cell>
          <table:table-cell/>
          <table:table-cell table:formula="of:=([.D662]-[.A662])/0.0166667" office:value-type="float" office:value="-49.3979012041978" calcext:value-type="float">
            <text:p>-49.3979012041978</text:p>
          </table:table-cell>
          <table:table-cell table:formula="of:=ABS([.E662]-[.B662])/0.0166667" office:value-type="float" office:value="632.398735202531" calcext:value-type="float">
            <text:p>632.398735202531</text:p>
          </table:table-cell>
          <table:table-cell table:formula="of:=([.F662]-[.C662])/0.0166667" office:value-type="float" office:value="35.531928936142" calcext:value-type="float">
            <text:p>35.531928936142</text:p>
          </table:table-cell>
          <table:table-cell table:formula="of:=DEGREES(ATAN(ABS([.F662]-[.C662])/ABS([.E662]-[.B662])))" office:value-type="float" office:value="3.21583713532434" calcext:value-type="float">
            <text:p>3.21583713532434</text:p>
          </table:table-cell>
          <table:table-cell table:formula="of:=SQRT(POWER([.H662];2)+POWER([.I662];2)+POWER([.J662];2))" office:value-type="float" office:value="635.319471528351" calcext:value-type="float">
            <text:p>635.319471528351</text:p>
          </table:table-cell>
        </table:table-row>
        <table:table-row table:style-name="ro1">
          <table:table-cell office:value-type="float" office:value="87.0278" calcext:value-type="float">
            <text:p>87.0278</text:p>
          </table:table-cell>
          <table:table-cell office:value-type="float" office:value="288.339" calcext:value-type="float">
            <text:p>288.339</text:p>
          </table:table-cell>
          <table:table-cell office:value-type="float" office:value="45.3528" calcext:value-type="float">
            <text:p>45.3528</text:p>
          </table:table-cell>
          <table:table-cell office:value-type="float" office:value="86.4042" calcext:value-type="float">
            <text:p>86.4042</text:p>
          </table:table-cell>
          <table:table-cell office:value-type="float" office:value="276.627" calcext:value-type="float">
            <text:p>276.627</text:p>
          </table:table-cell>
          <table:table-cell office:value-type="float" office:value="46.1337" calcext:value-type="float">
            <text:p>46.1337</text:p>
          </table:table-cell>
          <table:table-cell/>
          <table:table-cell table:formula="of:=([.D663]-[.A663])/0.0166667" office:value-type="float" office:value="-37.4159251681494" calcext:value-type="float">
            <text:p>-37.4159251681494</text:p>
          </table:table-cell>
          <table:table-cell table:formula="of:=ABS([.E663]-[.B663])/0.0166667" office:value-type="float" office:value="702.71859456281" calcext:value-type="float">
            <text:p>702.71859456281</text:p>
          </table:table-cell>
          <table:table-cell table:formula="of:=([.F663]-[.C663])/0.0166667" office:value-type="float" office:value="46.8539062921871" calcext:value-type="float">
            <text:p>46.8539062921871</text:p>
          </table:table-cell>
          <table:table-cell table:formula="of:=DEGREES(ATAN(ABS([.F663]-[.C663])/ABS([.E663]-[.B663])))" office:value-type="float" office:value="3.81456187515473" calcext:value-type="float">
            <text:p>3.81456187515473</text:p>
          </table:table-cell>
          <table:table-cell table:formula="of:=SQRT(POWER([.H663];2)+POWER([.I663];2)+POWER([.J663];2))" office:value-type="float" office:value="705.272049024599" calcext:value-type="float">
            <text:p>705.272049024599</text:p>
          </table:table-cell>
        </table:table-row>
        <table:table-row table:style-name="ro1">
          <table:table-cell office:value-type="float" office:value="87.0448" calcext:value-type="float">
            <text:p>87.0448</text:p>
          </table:table-cell>
          <table:table-cell office:value-type="float" office:value="288.628" calcext:value-type="float">
            <text:p>288.628</text:p>
          </table:table-cell>
          <table:table-cell office:value-type="float" office:value="44.0378" calcext:value-type="float">
            <text:p>44.0378</text:p>
          </table:table-cell>
          <table:table-cell office:value-type="float" office:value="86.8469" calcext:value-type="float">
            <text:p>86.8469</text:p>
          </table:table-cell>
          <table:table-cell office:value-type="float" office:value="282.242" calcext:value-type="float">
            <text:p>282.242</text:p>
          </table:table-cell>
          <table:table-cell office:value-type="float" office:value="43.5122" calcext:value-type="float">
            <text:p>43.5122</text:p>
          </table:table-cell>
          <table:table-cell/>
          <table:table-cell table:formula="of:=([.D664]-[.A664])/0.0166667" office:value-type="float" office:value="-11.8739762520469" calcext:value-type="float">
            <text:p>-11.8739762520469</text:p>
          </table:table-cell>
          <table:table-cell table:formula="of:=ABS([.E664]-[.B664])/0.0166667" office:value-type="float" office:value="383.159233681531" calcext:value-type="float">
            <text:p>383.159233681531</text:p>
          </table:table-cell>
          <table:table-cell table:formula="of:=([.F664]-[.C664])/0.0166667" office:value-type="float" office:value="-31.535936928126" calcext:value-type="float">
            <text:p>-31.535936928126</text:p>
          </table:table-cell>
          <table:table-cell table:formula="of:=DEGREES(ATAN(ABS([.F664]-[.C664])/ABS([.E664]-[.B664])))" office:value-type="float" office:value="4.70512631627298" calcext:value-type="float">
            <text:p>4.70512631627298</text:p>
          </table:table-cell>
          <table:table-cell table:formula="of:=SQRT(POWER([.H664];2)+POWER([.I664];2)+POWER([.J664];2))" office:value-type="float" office:value="384.638148115065" calcext:value-type="float">
            <text:p>384.638148115065</text:p>
          </table:table-cell>
        </table:table-row>
        <table:table-row table:style-name="ro1">
          <table:table-cell office:value-type="float" office:value="86.3692" calcext:value-type="float">
            <text:p>86.3692</text:p>
          </table:table-cell>
          <table:table-cell office:value-type="float" office:value="291.575" calcext:value-type="float">
            <text:p>291.575</text:p>
          </table:table-cell>
          <table:table-cell office:value-type="float" office:value="42.5658" calcext:value-type="float">
            <text:p>42.5658</text:p>
          </table:table-cell>
          <table:table-cell office:value-type="float" office:value="85.2588" calcext:value-type="float">
            <text:p>85.2588</text:p>
          </table:table-cell>
          <table:table-cell office:value-type="float" office:value="279.828" calcext:value-type="float">
            <text:p>279.828</text:p>
          </table:table-cell>
          <table:table-cell office:value-type="float" office:value="42.6523" calcext:value-type="float">
            <text:p>42.6523</text:p>
          </table:table-cell>
          <table:table-cell/>
          <table:table-cell table:formula="of:=([.D665]-[.A665])/0.0166667" office:value-type="float" office:value="-66.6238667522673" calcext:value-type="float">
            <text:p>-66.6238667522673</text:p>
          </table:table-cell>
          <table:table-cell table:formula="of:=ABS([.E665]-[.B665])/0.0166667" office:value-type="float" office:value="704.81859036282" calcext:value-type="float">
            <text:p>704.81859036282</text:p>
          </table:table-cell>
          <table:table-cell table:formula="of:=([.F665]-[.C665])/0.0166667" office:value-type="float" office:value="5.18998962002039" calcext:value-type="float">
            <text:p>5.18998962002039</text:p>
          </table:table-cell>
          <table:table-cell table:formula="of:=DEGREES(ATAN(ABS([.F665]-[.C665])/ABS([.E665]-[.B665])))" office:value-type="float" office:value="0.421894556393145" calcext:value-type="float">
            <text:p>0.421894556393145</text:p>
          </table:table-cell>
          <table:table-cell table:formula="of:=SQRT(POWER([.H665];2)+POWER([.I665];2)+POWER([.J665];2))" office:value-type="float" office:value="707.979463638821" calcext:value-type="float">
            <text:p>707.979463638821</text:p>
          </table:table-cell>
        </table:table-row>
        <table:table-row table:style-name="ro1">
          <table:table-cell office:value-type="float" office:value="84.2331" calcext:value-type="float">
            <text:p>84.2331</text:p>
          </table:table-cell>
          <table:table-cell office:value-type="float" office:value="289.011" calcext:value-type="float">
            <text:p>289.011</text:p>
          </table:table-cell>
          <table:table-cell office:value-type="float" office:value="41.9627" calcext:value-type="float">
            <text:p>41.9627</text:p>
          </table:table-cell>
          <table:table-cell office:value-type="float" office:value="82.4229" calcext:value-type="float">
            <text:p>82.4229</text:p>
          </table:table-cell>
          <table:table-cell office:value-type="float" office:value="277.332" calcext:value-type="float">
            <text:p>277.332</text:p>
          </table:table-cell>
          <table:table-cell office:value-type="float" office:value="41.8277" calcext:value-type="float">
            <text:p>41.8277</text:p>
          </table:table-cell>
          <table:table-cell/>
          <table:table-cell table:formula="of:=([.D666]-[.A666])/0.0166667" office:value-type="float" office:value="-108.611782776434" calcext:value-type="float">
            <text:p>-108.611782776434</text:p>
          </table:table-cell>
          <table:table-cell table:formula="of:=ABS([.E666]-[.B666])/0.0166667" office:value-type="float" office:value="700.738598522805" calcext:value-type="float">
            <text:p>700.738598522805</text:p>
          </table:table-cell>
          <table:table-cell table:formula="of:=([.F666]-[.C666])/0.0166667" office:value-type="float" office:value="-8.09998380003228" calcext:value-type="float">
            <text:p>-8.09998380003228</text:p>
          </table:table-cell>
          <table:table-cell table:formula="of:=DEGREES(ATAN(ABS([.F666]-[.C666])/ABS([.E666]-[.B666])))" office:value-type="float" office:value="0.662264385665227" calcext:value-type="float">
            <text:p>0.662264385665227</text:p>
          </table:table-cell>
          <table:table-cell table:formula="of:=SQRT(POWER([.H666];2)+POWER([.I666];2)+POWER([.J666];2))" office:value-type="float" office:value="709.152108193398" calcext:value-type="float">
            <text:p>709.152108193398</text:p>
          </table:table-cell>
        </table:table-row>
        <table:table-row table:style-name="ro1">
          <table:table-cell office:value-type="float" office:value="84.5077" calcext:value-type="float">
            <text:p>84.5077</text:p>
          </table:table-cell>
          <table:table-cell office:value-type="float" office:value="289.926" calcext:value-type="float">
            <text:p>289.926</text:p>
          </table:table-cell>
          <table:table-cell office:value-type="float" office:value="43.8608" calcext:value-type="float">
            <text:p>43.8608</text:p>
          </table:table-cell>
          <table:table-cell office:value-type="float" office:value="82.8747" calcext:value-type="float">
            <text:p>82.8747</text:p>
          </table:table-cell>
          <table:table-cell office:value-type="float" office:value="275.49" calcext:value-type="float">
            <text:p>275.49</text:p>
          </table:table-cell>
          <table:table-cell office:value-type="float" office:value="44.8542" calcext:value-type="float">
            <text:p>44.8542</text:p>
          </table:table-cell>
          <table:table-cell/>
          <table:table-cell table:formula="of:=([.D667]-[.A667])/0.0166667" office:value-type="float" office:value="-97.9798040403917" calcext:value-type="float">
            <text:p>-97.9798040403917</text:p>
          </table:table-cell>
          <table:table-cell table:formula="of:=ABS([.E667]-[.B667])/0.0166667" office:value-type="float" office:value="866.158267683463" calcext:value-type="float">
            <text:p>866.158267683463</text:p>
          </table:table-cell>
          <table:table-cell table:formula="of:=([.F667]-[.C667])/0.0166667" office:value-type="float" office:value="59.6038807922385" calcext:value-type="float">
            <text:p>59.6038807922385</text:p>
          </table:table-cell>
          <table:table-cell table:formula="of:=DEGREES(ATAN(ABS([.F667]-[.C667])/ABS([.E667]-[.B667])))" office:value-type="float" office:value="3.93655026516232" calcext:value-type="float">
            <text:p>3.93655026516232</text:p>
          </table:table-cell>
          <table:table-cell table:formula="of:=SQRT(POWER([.H667];2)+POWER([.I667];2)+POWER([.J667];2))" office:value-type="float" office:value="873.717808724137" calcext:value-type="float">
            <text:p>873.717808724137</text:p>
          </table:table-cell>
        </table:table-row>
        <table:table-row table:style-name="ro1">
          <table:table-cell office:value-type="float" office:value="85.355" calcext:value-type="float">
            <text:p>85.355</text:p>
          </table:table-cell>
          <table:table-cell office:value-type="float" office:value="292.588" calcext:value-type="float">
            <text:p>292.588</text:p>
          </table:table-cell>
          <table:table-cell office:value-type="float" office:value="43.9578" calcext:value-type="float">
            <text:p>43.9578</text:p>
          </table:table-cell>
          <table:table-cell office:value-type="float" office:value="83.7201" calcext:value-type="float">
            <text:p>83.7201</text:p>
          </table:table-cell>
          <table:table-cell office:value-type="float" office:value="279.284" calcext:value-type="float">
            <text:p>279.284</text:p>
          </table:table-cell>
          <table:table-cell office:value-type="float" office:value="45.0027" calcext:value-type="float">
            <text:p>45.0027</text:p>
          </table:table-cell>
          <table:table-cell/>
          <table:table-cell table:formula="of:=([.D668]-[.A668])/0.0166667" office:value-type="float" office:value="-98.0938038123925" calcext:value-type="float">
            <text:p>-98.0938038123925</text:p>
          </table:table-cell>
          <table:table-cell table:formula="of:=ABS([.E668]-[.B668])/0.0166667" office:value-type="float" office:value="798.238403523195" calcext:value-type="float">
            <text:p>798.238403523195</text:p>
          </table:table-cell>
          <table:table-cell table:formula="of:=([.F668]-[.C668])/0.0166667" office:value-type="float" office:value="62.6938746122507" calcext:value-type="float">
            <text:p>62.6938746122507</text:p>
          </table:table-cell>
          <table:table-cell table:formula="of:=DEGREES(ATAN(ABS([.F668]-[.C668])/ABS([.E668]-[.B668])))" office:value-type="float" office:value="4.49080823571421" calcext:value-type="float">
            <text:p>4.49080823571421</text:p>
          </table:table-cell>
          <table:table-cell table:formula="of:=SQRT(POWER([.H668];2)+POWER([.I668];2)+POWER([.J668];2))" office:value-type="float" office:value="806.683001630467" calcext:value-type="float">
            <text:p>806.683001630467</text:p>
          </table:table-cell>
        </table:table-row>
        <table:table-row table:style-name="ro1">
          <table:table-cell office:value-type="float" office:value="86.7841" calcext:value-type="float">
            <text:p>86.7841</text:p>
          </table:table-cell>
          <table:table-cell office:value-type="float" office:value="288.564" calcext:value-type="float">
            <text:p>288.564</text:p>
          </table:table-cell>
          <table:table-cell office:value-type="float" office:value="44.3042" calcext:value-type="float">
            <text:p>44.3042</text:p>
          </table:table-cell>
          <table:table-cell office:value-type="float" office:value="85.8749" calcext:value-type="float">
            <text:p>85.8749</text:p>
          </table:table-cell>
          <table:table-cell office:value-type="float" office:value="275.531" calcext:value-type="float">
            <text:p>275.531</text:p>
          </table:table-cell>
          <table:table-cell office:value-type="float" office:value="45.3166" calcext:value-type="float">
            <text:p>45.3166</text:p>
          </table:table-cell>
          <table:table-cell/>
          <table:table-cell table:formula="of:=([.D669]-[.A669])/0.0166667" office:value-type="float" office:value="-54.5518908962181" calcext:value-type="float">
            <text:p>-54.5518908962181</text:p>
          </table:table-cell>
          <table:table-cell table:formula="of:=ABS([.E669]-[.B669])/0.0166667" office:value-type="float" office:value="781.978436043129" calcext:value-type="float">
            <text:p>781.978436043129</text:p>
          </table:table-cell>
          <table:table-cell table:formula="of:=([.F669]-[.C669])/0.0166667" office:value-type="float" office:value="60.743878512243" calcext:value-type="float">
            <text:p>60.743878512243</text:p>
          </table:table-cell>
          <table:table-cell table:formula="of:=DEGREES(ATAN(ABS([.F669]-[.C669])/ABS([.E669]-[.B669])))" office:value-type="float" office:value="4.44180120816482" calcext:value-type="float">
            <text:p>4.44180120816482</text:p>
          </table:table-cell>
          <table:table-cell table:formula="of:=SQRT(POWER([.H669];2)+POWER([.I669];2)+POWER([.J669];2))" office:value-type="float" office:value="786.228975562158" calcext:value-type="float">
            <text:p>786.228975562158</text:p>
          </table:table-cell>
        </table:table-row>
        <table:table-row table:style-name="ro1">
          <table:table-cell office:value-type="float" office:value="86.7013" calcext:value-type="float">
            <text:p>86.7013</text:p>
          </table:table-cell>
          <table:table-cell office:value-type="float" office:value="285.918" calcext:value-type="float">
            <text:p>285.918</text:p>
          </table:table-cell>
          <table:table-cell office:value-type="float" office:value="44.4569" calcext:value-type="float">
            <text:p>44.4569</text:p>
          </table:table-cell>
          <table:table-cell office:value-type="float" office:value="85.5884" calcext:value-type="float">
            <text:p>85.5884</text:p>
          </table:table-cell>
          <table:table-cell office:value-type="float" office:value="274.282" calcext:value-type="float">
            <text:p>274.282</text:p>
          </table:table-cell>
          <table:table-cell office:value-type="float" office:value="45.2659" calcext:value-type="float">
            <text:p>45.2659</text:p>
          </table:table-cell>
          <table:table-cell/>
          <table:table-cell table:formula="of:=([.D670]-[.A670])/0.0166667" office:value-type="float" office:value="-66.7738664522669" calcext:value-type="float">
            <text:p>-66.7738664522669</text:p>
          </table:table-cell>
          <table:table-cell table:formula="of:=ABS([.E670]-[.B670])/0.0166667" office:value-type="float" office:value="698.158603682794" calcext:value-type="float">
            <text:p>698.158603682794</text:p>
          </table:table-cell>
          <table:table-cell table:formula="of:=([.F670]-[.C670])/0.0166667" office:value-type="float" office:value="48.5399029201944" calcext:value-type="float">
            <text:p>48.5399029201944</text:p>
          </table:table-cell>
          <table:table-cell table:formula="of:=DEGREES(ATAN(ABS([.F670]-[.C670])/ABS([.E670]-[.B670])))" office:value-type="float" office:value="3.97712404927812" calcext:value-type="float">
            <text:p>3.97712404927812</text:p>
          </table:table-cell>
          <table:table-cell table:formula="of:=SQRT(POWER([.H670];2)+POWER([.I670];2)+POWER([.J670];2))" office:value-type="float" office:value="703.022266583923" calcext:value-type="float">
            <text:p>703.022266583923</text:p>
          </table:table-cell>
        </table:table-row>
        <table:table-row table:style-name="ro1">
          <table:table-cell office:value-type="float" office:value="86.8711" calcext:value-type="float">
            <text:p>86.8711</text:p>
          </table:table-cell>
          <table:table-cell office:value-type="float" office:value="291.299" calcext:value-type="float">
            <text:p>291.299</text:p>
          </table:table-cell>
          <table:table-cell office:value-type="float" office:value="43.8851" calcext:value-type="float">
            <text:p>43.8851</text:p>
          </table:table-cell>
          <table:table-cell office:value-type="float" office:value="85.9575" calcext:value-type="float">
            <text:p>85.9575</text:p>
          </table:table-cell>
          <table:table-cell office:value-type="float" office:value="278.178" calcext:value-type="float">
            <text:p>278.178</text:p>
          </table:table-cell>
          <table:table-cell office:value-type="float" office:value="44.6558" calcext:value-type="float">
            <text:p>44.6558</text:p>
          </table:table-cell>
          <table:table-cell/>
          <table:table-cell table:formula="of:=([.D671]-[.A671])/0.0166667" office:value-type="float" office:value="-54.8158903682194" calcext:value-type="float">
            <text:p>-54.8158903682194</text:p>
          </table:table-cell>
          <table:table-cell table:formula="of:=ABS([.E671]-[.B671])/0.0166667" office:value-type="float" office:value="787.258425483148" calcext:value-type="float">
            <text:p>787.258425483148</text:p>
          </table:table-cell>
          <table:table-cell table:formula="of:=([.F671]-[.C671])/0.0166667" office:value-type="float" office:value="46.2419075161848" calcext:value-type="float">
            <text:p>46.2419075161848</text:p>
          </table:table-cell>
          <table:table-cell table:formula="of:=DEGREES(ATAN(ABS([.F671]-[.C671])/ABS([.E671]-[.B671])))" office:value-type="float" office:value="3.36157141430628" calcext:value-type="float">
            <text:p>3.36157141430628</text:p>
          </table:table-cell>
          <table:table-cell table:formula="of:=SQRT(POWER([.H671];2)+POWER([.I671];2)+POWER([.J671];2))" office:value-type="float" office:value="790.518136630528" calcext:value-type="float">
            <text:p>790.518136630528</text:p>
          </table:table-cell>
        </table:table-row>
        <table:table-row table:style-name="ro1">
          <table:table-cell office:value-type="float" office:value="87.8633" calcext:value-type="float">
            <text:p>87.8633</text:p>
          </table:table-cell>
          <table:table-cell office:value-type="float" office:value="290.008" calcext:value-type="float">
            <text:p>290.008</text:p>
          </table:table-cell>
          <table:table-cell office:value-type="float" office:value="43.8188" calcext:value-type="float">
            <text:p>43.8188</text:p>
          </table:table-cell>
          <table:table-cell office:value-type="float" office:value="87.4719" calcext:value-type="float">
            <text:p>87.4719</text:p>
          </table:table-cell>
          <table:table-cell office:value-type="float" office:value="278.277" calcext:value-type="float">
            <text:p>278.277</text:p>
          </table:table-cell>
          <table:table-cell office:value-type="float" office:value="44.3779" calcext:value-type="float">
            <text:p>44.3779</text:p>
          </table:table-cell>
          <table:table-cell/>
          <table:table-cell table:formula="of:=([.D672]-[.A672])/0.0166667" office:value-type="float" office:value="-23.4839530320933" calcext:value-type="float">
            <text:p>-23.4839530320933</text:p>
          </table:table-cell>
          <table:table-cell table:formula="of:=ABS([.E672]-[.B672])/0.0166667" office:value-type="float" office:value="703.858592282815" calcext:value-type="float">
            <text:p>703.858592282815</text:p>
          </table:table-cell>
          <table:table-cell table:formula="of:=([.F672]-[.C672])/0.0166667" office:value-type="float" office:value="33.5459329081338" calcext:value-type="float">
            <text:p>33.5459329081338</text:p>
          </table:table-cell>
          <table:table-cell table:formula="of:=DEGREES(ATAN(ABS([.F672]-[.C672])/ABS([.E672]-[.B672])))" office:value-type="float" office:value="2.7286547108006" calcext:value-type="float">
            <text:p>2.7286547108006</text:p>
          </table:table-cell>
          <table:table-cell table:formula="of:=SQRT(POWER([.H672];2)+POWER([.I672];2)+POWER([.J672];2))" office:value-type="float" office:value="705.048752637033" calcext:value-type="float">
            <text:p>705.048752637033</text:p>
          </table:table-cell>
        </table:table-row>
        <table:table-row table:style-name="ro1">
          <table:table-cell office:value-type="float" office:value="88.5116" calcext:value-type="float">
            <text:p>88.5116</text:p>
          </table:table-cell>
          <table:table-cell office:value-type="float" office:value="279.391" calcext:value-type="float">
            <text:p>279.391</text:p>
          </table:table-cell>
          <table:table-cell office:value-type="float" office:value="45.1937" calcext:value-type="float">
            <text:p>45.1937</text:p>
          </table:table-cell>
          <table:table-cell office:value-type="float" office:value="88.1584" calcext:value-type="float">
            <text:p>88.1584</text:p>
          </table:table-cell>
          <table:table-cell office:value-type="float" office:value="269.409" calcext:value-type="float">
            <text:p>269.409</text:p>
          </table:table-cell>
          <table:table-cell office:value-type="float" office:value="45.5135" calcext:value-type="float">
            <text:p>45.5135</text:p>
          </table:table-cell>
          <table:table-cell/>
          <table:table-cell table:formula="of:=([.D673]-[.A673])/0.0166667" office:value-type="float" office:value="-21.1919576160848" calcext:value-type="float">
            <text:p>-21.1919576160848</text:p>
          </table:table-cell>
          <table:table-cell table:formula="of:=ABS([.E673]-[.B673])/0.0166667" office:value-type="float" office:value="598.918802162397" calcext:value-type="float">
            <text:p>598.918802162397</text:p>
          </table:table-cell>
          <table:table-cell table:formula="of:=([.F673]-[.C673])/0.0166667" office:value-type="float" office:value="19.1879616240768" calcext:value-type="float">
            <text:p>19.1879616240768</text:p>
          </table:table-cell>
          <table:table-cell table:formula="of:=DEGREES(ATAN(ABS([.F673]-[.C673])/ABS([.E673]-[.B673])))" office:value-type="float" office:value="1.83499550168327" calcext:value-type="float">
            <text:p>1.83499550168327</text:p>
          </table:table-cell>
          <table:table-cell table:formula="of:=SQRT(POWER([.H673];2)+POWER([.I673];2)+POWER([.J673];2))" office:value-type="float" office:value="599.600707573407" calcext:value-type="float">
            <text:p>599.600707573407</text:p>
          </table:table-cell>
        </table:table-row>
        <table:table-row table:style-name="ro1">
          <table:table-cell office:value-type="float" office:value="88.4758" calcext:value-type="float">
            <text:p>88.4758</text:p>
          </table:table-cell>
          <table:table-cell office:value-type="float" office:value="292.754" calcext:value-type="float">
            <text:p>292.754</text:p>
          </table:table-cell>
          <table:table-cell office:value-type="float" office:value="43.3918" calcext:value-type="float">
            <text:p>43.3918</text:p>
          </table:table-cell>
          <table:table-cell office:value-type="float" office:value="88.4758" calcext:value-type="float">
            <text:p>88.4758</text:p>
          </table:table-cell>
          <table:table-cell office:value-type="float" office:value="278.251" calcext:value-type="float">
            <text:p>278.251</text:p>
          </table:table-cell>
          <table:table-cell office:value-type="float" office:value="44.6226" calcext:value-type="float">
            <text:p>44.6226</text:p>
          </table:table-cell>
          <table:table-cell/>
          <table:table-cell table:formula="of:=([.D674]-[.A674])/0.0166667" office:value-type="float" office:value="0" calcext:value-type="float">
            <text:p>0</text:p>
          </table:table-cell>
          <table:table-cell table:formula="of:=ABS([.E674]-[.B674])/0.0166667" office:value-type="float" office:value="870.178259643483" calcext:value-type="float">
            <text:p>870.178259643483</text:p>
          </table:table-cell>
          <table:table-cell table:formula="of:=([.F674]-[.C674])/0.0166667" office:value-type="float" office:value="73.8478523042951" calcext:value-type="float">
            <text:p>73.8478523042951</text:p>
          </table:table-cell>
          <table:table-cell table:formula="of:=DEGREES(ATAN(ABS([.F674]-[.C674])/ABS([.E674]-[.B674])))" office:value-type="float" office:value="4.85079477982913" calcext:value-type="float">
            <text:p>4.85079477982913</text:p>
          </table:table-cell>
          <table:table-cell table:formula="of:=SQRT(POWER([.H674];2)+POWER([.I674];2)+POWER([.J674];2))" office:value-type="float" office:value="873.306194210323" calcext:value-type="float">
            <text:p>873.306194210323</text:p>
          </table:table-cell>
        </table:table-row>
        <table:table-row table:style-name="ro1">
          <table:table-cell office:value-type="float" office:value="89.1186" calcext:value-type="float">
            <text:p>89.1186</text:p>
          </table:table-cell>
          <table:table-cell office:value-type="float" office:value="282.086" calcext:value-type="float">
            <text:p>282.086</text:p>
          </table:table-cell>
          <table:table-cell office:value-type="float" office:value="44.5221" calcext:value-type="float">
            <text:p>44.5221</text:p>
          </table:table-cell>
          <table:table-cell office:value-type="float" office:value="89.1545" calcext:value-type="float">
            <text:p>89.1545</text:p>
          </table:table-cell>
          <table:table-cell office:value-type="float" office:value="269.541" calcext:value-type="float">
            <text:p>269.541</text:p>
          </table:table-cell>
          <table:table-cell office:value-type="float" office:value="44.9948" calcext:value-type="float">
            <text:p>44.9948</text:p>
          </table:table-cell>
          <table:table-cell/>
          <table:table-cell table:formula="of:=([.D675]-[.A675])/0.0166667" office:value-type="float" office:value="2.1539956920085" calcext:value-type="float">
            <text:p>2.1539956920085</text:p>
          </table:table-cell>
          <table:table-cell table:formula="of:=ABS([.E675]-[.B675])/0.0166667" office:value-type="float" office:value="752.698494603012" calcext:value-type="float">
            <text:p>752.698494603012</text:p>
          </table:table-cell>
          <table:table-cell table:formula="of:=([.F675]-[.C675])/0.0166667" office:value-type="float" office:value="28.3619432761132" calcext:value-type="float">
            <text:p>28.3619432761132</text:p>
          </table:table-cell>
          <table:table-cell table:formula="of:=DEGREES(ATAN(ABS([.F675]-[.C675])/ABS([.E675]-[.B675])))" office:value-type="float" office:value="2.15790418373159" calcext:value-type="float">
            <text:p>2.15790418373159</text:p>
          </table:table-cell>
          <table:table-cell table:formula="of:=SQRT(POWER([.H675];2)+POWER([.I675];2)+POWER([.J675];2))" office:value-type="float" office:value="753.235728906615" calcext:value-type="float">
            <text:p>753.235728906615</text:p>
          </table:table-cell>
        </table:table-row>
        <table:table-row table:style-name="ro1">
          <table:table-cell office:value-type="float" office:value="88.7809" calcext:value-type="float">
            <text:p>88.7809</text:p>
          </table:table-cell>
          <table:table-cell office:value-type="float" office:value="294.083" calcext:value-type="float">
            <text:p>294.083</text:p>
          </table:table-cell>
          <table:table-cell office:value-type="float" office:value="43.4425" calcext:value-type="float">
            <text:p>43.4425</text:p>
          </table:table-cell>
          <table:table-cell office:value-type="float" office:value="88.8161" calcext:value-type="float">
            <text:p>88.8161</text:p>
          </table:table-cell>
          <table:table-cell office:value-type="float" office:value="280.76" calcext:value-type="float">
            <text:p>280.76</text:p>
          </table:table-cell>
          <table:table-cell office:value-type="float" office:value="44.7297" calcext:value-type="float">
            <text:p>44.7297</text:p>
          </table:table-cell>
          <table:table-cell/>
          <table:table-cell table:formula="of:=([.D676]-[.A676])/0.0166667" office:value-type="float" office:value="2.11199577600864" calcext:value-type="float">
            <text:p>2.11199577600864</text:p>
          </table:table-cell>
          <table:table-cell table:formula="of:=ABS([.E676]-[.B676])/0.0166667" office:value-type="float" office:value="799.3784012432" calcext:value-type="float">
            <text:p>799.3784012432</text:p>
          </table:table-cell>
          <table:table-cell table:formula="of:=([.F676]-[.C676])/0.0166667" office:value-type="float" office:value="77.2318455363088" calcext:value-type="float">
            <text:p>77.2318455363088</text:p>
          </table:table-cell>
          <table:table-cell table:formula="of:=DEGREES(ATAN(ABS([.F676]-[.C676])/ABS([.E676]-[.B676])))" office:value-type="float" office:value="5.51849651536684" calcext:value-type="float">
            <text:p>5.51849651536684</text:p>
          </table:table-cell>
          <table:table-cell table:formula="of:=SQRT(POWER([.H676];2)+POWER([.I676];2)+POWER([.J676];2))" office:value-type="float" office:value="803.103384917058" calcext:value-type="float">
            <text:p>803.103384917058</text:p>
          </table:table-cell>
        </table:table-row>
        <table:table-row table:style-name="ro1">
          <table:table-cell office:value-type="float" office:value="89.7842" calcext:value-type="float">
            <text:p>89.7842</text:p>
          </table:table-cell>
          <table:table-cell office:value-type="float" office:value="286.142" calcext:value-type="float">
            <text:p>286.142</text:p>
          </table:table-cell>
          <table:table-cell office:value-type="float" office:value="43.6356" calcext:value-type="float">
            <text:p>43.6356</text:p>
          </table:table-cell>
          <table:table-cell office:value-type="float" office:value="90.0527" calcext:value-type="float">
            <text:p>90.0527</text:p>
          </table:table-cell>
          <table:table-cell office:value-type="float" office:value="273.399" calcext:value-type="float">
            <text:p>273.399</text:p>
          </table:table-cell>
          <table:table-cell office:value-type="float" office:value="44.1308" calcext:value-type="float">
            <text:p>44.1308</text:p>
          </table:table-cell>
          <table:table-cell/>
          <table:table-cell table:formula="of:=([.D677]-[.A677])/0.0166667" office:value-type="float" office:value="16.1099677800646" calcext:value-type="float">
            <text:p>16.1099677800646</text:p>
          </table:table-cell>
          <table:table-cell table:formula="of:=ABS([.E677]-[.B677])/0.0166667" office:value-type="float" office:value="764.578470843058" calcext:value-type="float">
            <text:p>764.578470843058</text:p>
          </table:table-cell>
          <table:table-cell table:formula="of:=([.F677]-[.C677])/0.0166667" office:value-type="float" office:value="29.7119405761191" calcext:value-type="float">
            <text:p>29.7119405761191</text:p>
          </table:table-cell>
          <table:table-cell table:formula="of:=DEGREES(ATAN(ABS([.F677]-[.C677])/ABS([.E677]-[.B677])))" office:value-type="float" office:value="2.22542576974178" calcext:value-type="float">
            <text:p>2.22542576974178</text:p>
          </table:table-cell>
          <table:table-cell table:formula="of:=SQRT(POWER([.H677];2)+POWER([.I677];2)+POWER([.J677];2))" office:value-type="float" office:value="765.325139108459" calcext:value-type="float">
            <text:p>765.325139108459</text:p>
          </table:table-cell>
        </table:table-row>
        <table:table-row table:style-name="ro1">
          <table:table-cell office:value-type="float" office:value="89.5792" calcext:value-type="float">
            <text:p>89.5792</text:p>
          </table:table-cell>
          <table:table-cell office:value-type="float" office:value="287.483" calcext:value-type="float">
            <text:p>287.483</text:p>
          </table:table-cell>
          <table:table-cell office:value-type="float" office:value="43.4294" calcext:value-type="float">
            <text:p>43.4294</text:p>
          </table:table-cell>
          <table:table-cell office:value-type="float" office:value="89.6502" calcext:value-type="float">
            <text:p>89.6502</text:p>
          </table:table-cell>
          <table:table-cell office:value-type="float" office:value="275.899" calcext:value-type="float">
            <text:p>275.899</text:p>
          </table:table-cell>
          <table:table-cell office:value-type="float" office:value="43.9862" calcext:value-type="float">
            <text:p>43.9862</text:p>
          </table:table-cell>
          <table:table-cell/>
          <table:table-cell table:formula="of:=([.D678]-[.A678])/0.0166667" office:value-type="float" office:value="4.25999148001692" calcext:value-type="float">
            <text:p>4.25999148001692</text:p>
          </table:table-cell>
          <table:table-cell table:formula="of:=ABS([.E678]-[.B678])/0.0166667" office:value-type="float" office:value="695.03860992278" calcext:value-type="float">
            <text:p>695.03860992278</text:p>
          </table:table-cell>
          <table:table-cell table:formula="of:=([.F678]-[.C678])/0.0166667" office:value-type="float" office:value="33.4079331841334" calcext:value-type="float">
            <text:p>33.4079331841334</text:p>
          </table:table-cell>
          <table:table-cell table:formula="of:=DEGREES(ATAN(ABS([.F678]-[.C678])/ABS([.E678]-[.B678])))" office:value-type="float" office:value="2.75187805134049" calcext:value-type="float">
            <text:p>2.75187805134049</text:p>
          </table:table-cell>
          <table:table-cell table:formula="of:=SQRT(POWER([.H678];2)+POWER([.I678];2)+POWER([.J678];2))" office:value-type="float" office:value="695.854084424627" calcext:value-type="float">
            <text:p>695.854084424627</text:p>
          </table:table-cell>
        </table:table-row>
        <table:table-row table:style-name="ro1">
          <table:table-cell office:value-type="float" office:value="89.6256" calcext:value-type="float">
            <text:p>89.6256</text:p>
          </table:table-cell>
          <table:table-cell office:value-type="float" office:value="282.081" calcext:value-type="float">
            <text:p>282.081</text:p>
          </table:table-cell>
          <table:table-cell office:value-type="float" office:value="44.5185" calcext:value-type="float">
            <text:p>44.5185</text:p>
          </table:table-cell>
          <table:table-cell office:value-type="float" office:value="89.8372" calcext:value-type="float">
            <text:p>89.8372</text:p>
          </table:table-cell>
          <table:table-cell office:value-type="float" office:value="268.204" calcext:value-type="float">
            <text:p>268.204</text:p>
          </table:table-cell>
          <table:table-cell office:value-type="float" office:value="45.688" calcext:value-type="float">
            <text:p>45.688</text:p>
          </table:table-cell>
          <table:table-cell/>
          <table:table-cell table:formula="of:=([.D679]-[.A679])/0.0166667" office:value-type="float" office:value="12.6959746080502" calcext:value-type="float">
            <text:p>12.6959746080502</text:p>
          </table:table-cell>
          <table:table-cell table:formula="of:=ABS([.E679]-[.B679])/0.0166667" office:value-type="float" office:value="832.618334763331" calcext:value-type="float">
            <text:p>832.618334763331</text:p>
          </table:table-cell>
          <table:table-cell table:formula="of:=([.F679]-[.C679])/0.0166667" office:value-type="float" office:value="70.1698596602806" calcext:value-type="float">
            <text:p>70.1698596602806</text:p>
          </table:table-cell>
          <table:table-cell table:formula="of:=DEGREES(ATAN(ABS([.F679]-[.C679])/ABS([.E679]-[.B679])))" office:value-type="float" office:value="4.81728381016013" calcext:value-type="float">
            <text:p>4.81728381016013</text:p>
          </table:table-cell>
          <table:table-cell table:formula="of:=SQRT(POWER([.H679];2)+POWER([.I679];2)+POWER([.J679];2))" office:value-type="float" office:value="835.666373835907" calcext:value-type="float">
            <text:p>835.666373835907</text:p>
          </table:table-cell>
        </table:table-row>
        <table:table-row table:style-name="ro1">
          <table:table-cell office:value-type="float" office:value="88.927" calcext:value-type="float">
            <text:p>88.927</text:p>
          </table:table-cell>
          <table:table-cell office:value-type="float" office:value="298.224" calcext:value-type="float">
            <text:p>298.224</text:p>
          </table:table-cell>
          <table:table-cell office:value-type="float" office:value="43.0674" calcext:value-type="float">
            <text:p>43.0674</text:p>
          </table:table-cell>
          <table:table-cell office:value-type="float" office:value="88.756" calcext:value-type="float">
            <text:p>88.756</text:p>
          </table:table-cell>
          <table:table-cell office:value-type="float" office:value="286.071" calcext:value-type="float">
            <text:p>286.071</text:p>
          </table:table-cell>
          <table:table-cell office:value-type="float" office:value="43.9089" calcext:value-type="float">
            <text:p>43.9089</text:p>
          </table:table-cell>
          <table:table-cell/>
          <table:table-cell table:formula="of:=([.D680]-[.A680])/0.0166667" office:value-type="float" office:value="-10.2599794800414" calcext:value-type="float">
            <text:p>-10.2599794800414</text:p>
          </table:table-cell>
          <table:table-cell table:formula="of:=ABS([.E680]-[.B680])/0.0166667" office:value-type="float" office:value="729.178541642915" calcext:value-type="float">
            <text:p>729.178541642915</text:p>
          </table:table-cell>
          <table:table-cell table:formula="of:=([.F680]-[.C680])/0.0166667" office:value-type="float" office:value="50.4898990202022" calcext:value-type="float">
            <text:p>50.4898990202022</text:p>
          </table:table-cell>
          <table:table-cell table:formula="of:=DEGREES(ATAN(ABS([.F680]-[.C680])/ABS([.E680]-[.B680])))" office:value-type="float" office:value="3.96096149832869" calcext:value-type="float">
            <text:p>3.96096149832869</text:p>
          </table:table-cell>
          <table:table-cell table:formula="of:=SQRT(POWER([.H680];2)+POWER([.I680];2)+POWER([.J680];2))" office:value-type="float" office:value="730.996472409059" calcext:value-type="float">
            <text:p>730.996472409059</text:p>
          </table:table-cell>
        </table:table-row>
        <table:table-row table:style-name="ro1">
          <table:table-cell office:value-type="float" office:value="88.4276" calcext:value-type="float">
            <text:p>88.4276</text:p>
          </table:table-cell>
          <table:table-cell office:value-type="float" office:value="291.382" calcext:value-type="float">
            <text:p>291.382</text:p>
          </table:table-cell>
          <table:table-cell office:value-type="float" office:value="43.6028" calcext:value-type="float">
            <text:p>43.6028</text:p>
          </table:table-cell>
          <table:table-cell office:value-type="float" office:value="88.4249" calcext:value-type="float">
            <text:p>88.4249</text:p>
          </table:table-cell>
          <table:table-cell office:value-type="float" office:value="276.899" calcext:value-type="float">
            <text:p>276.899</text:p>
          </table:table-cell>
          <table:table-cell office:value-type="float" office:value="45.0819" calcext:value-type="float">
            <text:p>45.0819</text:p>
          </table:table-cell>
          <table:table-cell/>
          <table:table-cell table:formula="of:=([.D681]-[.A681])/0.0166667" office:value-type="float" office:value="-0.16199967600091" calcext:value-type="float">
            <text:p>-0.16199967600091</text:p>
          </table:table-cell>
          <table:table-cell table:formula="of:=ABS([.E681]-[.B681])/0.0166667" office:value-type="float" office:value="868.978262043476" calcext:value-type="float">
            <text:p>868.978262043476</text:p>
          </table:table-cell>
          <table:table-cell table:formula="of:=([.F681]-[.C681])/0.0166667" office:value-type="float" office:value="88.7458225083547" calcext:value-type="float">
            <text:p>88.7458225083547</text:p>
          </table:table-cell>
          <table:table-cell table:formula="of:=DEGREES(ATAN(ABS([.F681]-[.C681])/ABS([.E681]-[.B681])))" office:value-type="float" office:value="5.8312081506595" calcext:value-type="float">
            <text:p>5.8312081506595</text:p>
          </table:table-cell>
          <table:table-cell table:formula="of:=SQRT(POWER([.H681];2)+POWER([.I681];2)+POWER([.J681];2))" office:value-type="float" office:value="873.498178109537" calcext:value-type="float">
            <text:p>873.498178109537</text:p>
          </table:table-cell>
        </table:table-row>
        <table:table-row table:style-name="ro1">
          <table:table-cell office:value-type="float" office:value="88.1545" calcext:value-type="float">
            <text:p>88.1545</text:p>
          </table:table-cell>
          <table:table-cell office:value-type="float" office:value="298.457" calcext:value-type="float">
            <text:p>298.457</text:p>
          </table:table-cell>
          <table:table-cell office:value-type="float" office:value="41.9989" calcext:value-type="float">
            <text:p>41.9989</text:p>
          </table:table-cell>
          <table:table-cell office:value-type="float" office:value="87.6581" calcext:value-type="float">
            <text:p>87.6581</text:p>
          </table:table-cell>
          <table:table-cell office:value-type="float" office:value="283.645" calcext:value-type="float">
            <text:p>283.645</text:p>
          </table:table-cell>
          <table:table-cell office:value-type="float" office:value="43.0326" calcext:value-type="float">
            <text:p>43.0326</text:p>
          </table:table-cell>
          <table:table-cell/>
          <table:table-cell table:formula="of:=([.D682]-[.A682])/0.0166667" office:value-type="float" office:value="-29.7839404321188" calcext:value-type="float">
            <text:p>-29.7839404321188</text:p>
          </table:table-cell>
          <table:table-cell table:formula="of:=ABS([.E682]-[.B682])/0.0166667" office:value-type="float" office:value="888.718222563556" calcext:value-type="float">
            <text:p>888.718222563556</text:p>
          </table:table-cell>
          <table:table-cell table:formula="of:=([.F682]-[.C682])/0.0166667" office:value-type="float" office:value="62.0218759562483" calcext:value-type="float">
            <text:p>62.0218759562483</text:p>
          </table:table-cell>
          <table:table-cell table:formula="of:=DEGREES(ATAN(ABS([.F682]-[.C682])/ABS([.E682]-[.B682])))" office:value-type="float" office:value="3.99208584008234" calcext:value-type="float">
            <text:p>3.99208584008234</text:p>
          </table:table-cell>
          <table:table-cell table:formula="of:=SQRT(POWER([.H682];2)+POWER([.I682];2)+POWER([.J682];2))" office:value-type="float" office:value="891.377515602296" calcext:value-type="float">
            <text:p>891.377515602296</text:p>
          </table:table-cell>
        </table:table-row>
        <table:table-row table:style-name="ro1">
          <table:table-cell office:value-type="float" office:value="100.399" calcext:value-type="float">
            <text:p>100.399</text:p>
          </table:table-cell>
          <table:table-cell office:value-type="float" office:value="283.571" calcext:value-type="float">
            <text:p>283.571</text:p>
          </table:table-cell>
          <table:table-cell office:value-type="float" office:value="42.4309" calcext:value-type="float">
            <text:p>42.4309</text:p>
          </table:table-cell>
          <table:table-cell office:value-type="float" office:value="99.1544" calcext:value-type="float">
            <text:p>99.1544</text:p>
          </table:table-cell>
          <table:table-cell office:value-type="float" office:value="271.099" calcext:value-type="float">
            <text:p>271.099</text:p>
          </table:table-cell>
          <table:table-cell office:value-type="float" office:value="42.942" calcext:value-type="float">
            <text:p>42.942</text:p>
          </table:table-cell>
          <table:table-cell/>
          <table:table-cell table:formula="of:=([.D683]-[.A683])/0.0166667" office:value-type="float" office:value="-74.675850648299" calcext:value-type="float">
            <text:p>-74.675850648299</text:p>
          </table:table-cell>
          <table:table-cell table:formula="of:=ABS([.E683]-[.B683])/0.0166667" office:value-type="float" office:value="748.318503362996" calcext:value-type="float">
            <text:p>748.318503362996</text:p>
          </table:table-cell>
          <table:table-cell table:formula="of:=([.F683]-[.C683])/0.0166667" office:value-type="float" office:value="30.6659386681226" calcext:value-type="float">
            <text:p>30.6659386681226</text:p>
          </table:table-cell>
          <table:table-cell table:formula="of:=DEGREES(ATAN(ABS([.F683]-[.C683])/ABS([.E683]-[.B683])))" office:value-type="float" office:value="2.34665625764127" calcext:value-type="float">
            <text:p>2.34665625764127</text:p>
          </table:table-cell>
          <table:table-cell table:formula="of:=SQRT(POWER([.H683];2)+POWER([.I683];2)+POWER([.J683];2))" office:value-type="float" office:value="752.660258642555" calcext:value-type="float">
            <text:p>752.660258642555</text:p>
          </table:table-cell>
        </table:table-row>
        <table:table-row table:style-name="ro1">
          <table:table-cell office:value-type="float" office:value="104.703" calcext:value-type="float">
            <text:p>104.703</text:p>
          </table:table-cell>
          <table:table-cell office:value-type="float" office:value="275.822" calcext:value-type="float">
            <text:p>275.822</text:p>
          </table:table-cell>
          <table:table-cell office:value-type="float" office:value="42.3812" calcext:value-type="float">
            <text:p>42.3812</text:p>
          </table:table-cell>
          <table:table-cell office:value-type="float" office:value="103.09" calcext:value-type="float">
            <text:p>103.09</text:p>
          </table:table-cell>
          <table:table-cell office:value-type="float" office:value="260.085" calcext:value-type="float">
            <text:p>260.085</text:p>
          </table:table-cell>
          <table:table-cell office:value-type="float" office:value="44.2119" calcext:value-type="float">
            <text:p>44.2119</text:p>
          </table:table-cell>
          <table:table-cell/>
          <table:table-cell table:formula="of:=([.D684]-[.A684])/0.0166667" office:value-type="float" office:value="-96.7798064403871" calcext:value-type="float">
            <text:p>-96.7798064403871</text:p>
          </table:table-cell>
          <table:table-cell table:formula="of:=ABS([.E684]-[.B684])/0.0166667" office:value-type="float" office:value="944.218111563778" calcext:value-type="float">
            <text:p>944.218111563778</text:p>
          </table:table-cell>
          <table:table-cell table:formula="of:=([.F684]-[.C684])/0.0166667" office:value-type="float" office:value="109.841780316439" calcext:value-type="float">
            <text:p>109.841780316439</text:p>
          </table:table-cell>
          <table:table-cell table:formula="of:=DEGREES(ATAN(ABS([.F684]-[.C684])/ABS([.E684]-[.B684])))" office:value-type="float" office:value="6.6354468860237" calcext:value-type="float">
            <text:p>6.6354468860237</text:p>
          </table:table-cell>
          <table:table-cell table:formula="of:=SQRT(POWER([.H684];2)+POWER([.I684];2)+POWER([.J684];2))" office:value-type="float" office:value="955.499549891464" calcext:value-type="float">
            <text:p>955.499549891464</text:p>
          </table:table-cell>
        </table:table-row>
        <table:table-row table:style-name="ro1">
          <table:table-cell office:value-type="float" office:value="106.824" calcext:value-type="float">
            <text:p>106.824</text:p>
          </table:table-cell>
          <table:table-cell office:value-type="float" office:value="284.392" calcext:value-type="float">
            <text:p>284.392</text:p>
          </table:table-cell>
          <table:table-cell office:value-type="float" office:value="42.5015" calcext:value-type="float">
            <text:p>42.5015</text:p>
          </table:table-cell>
          <table:table-cell office:value-type="float" office:value="105.07" calcext:value-type="float">
            <text:p>105.07</text:p>
          </table:table-cell>
          <table:table-cell office:value-type="float" office:value="270.724" calcext:value-type="float">
            <text:p>270.724</text:p>
          </table:table-cell>
          <table:table-cell office:value-type="float" office:value="43.4465" calcext:value-type="float">
            <text:p>43.4465</text:p>
          </table:table-cell>
          <table:table-cell/>
          <table:table-cell table:formula="of:=([.D685]-[.A685])/0.0166667" office:value-type="float" office:value="-105.239789520421" calcext:value-type="float">
            <text:p>-105.239789520421</text:p>
          </table:table-cell>
          <table:table-cell table:formula="of:=ABS([.E685]-[.B685])/0.0166667" office:value-type="float" office:value="820.078359843281" calcext:value-type="float">
            <text:p>820.078359843281</text:p>
          </table:table-cell>
          <table:table-cell table:formula="of:=([.F685]-[.C685])/0.0166667" office:value-type="float" office:value="56.6998866002268" calcext:value-type="float">
            <text:p>56.6998866002268</text:p>
          </table:table-cell>
          <table:table-cell table:formula="of:=DEGREES(ATAN(ABS([.F685]-[.C685])/ABS([.E685]-[.B685])))" office:value-type="float" office:value="3.95511288221273" calcext:value-type="float">
            <text:p>3.95511288221273</text:p>
          </table:table-cell>
          <table:table-cell table:formula="of:=SQRT(POWER([.H685];2)+POWER([.I685];2)+POWER([.J685];2))" office:value-type="float" office:value="828.745320784393" calcext:value-type="float">
            <text:p>828.745320784393</text:p>
          </table:table-cell>
        </table:table-row>
        <table:table-row table:style-name="ro1">
          <table:table-cell office:value-type="float" office:value="103.412" calcext:value-type="float">
            <text:p>103.412</text:p>
          </table:table-cell>
          <table:table-cell office:value-type="float" office:value="275.64" calcext:value-type="float">
            <text:p>275.64</text:p>
          </table:table-cell>
          <table:table-cell office:value-type="float" office:value="43.6635" calcext:value-type="float">
            <text:p>43.6635</text:p>
          </table:table-cell>
          <table:table-cell office:value-type="float" office:value="101.773" calcext:value-type="float">
            <text:p>101.773</text:p>
          </table:table-cell>
          <table:table-cell office:value-type="float" office:value="262.338" calcext:value-type="float">
            <text:p>262.338</text:p>
          </table:table-cell>
          <table:table-cell office:value-type="float" office:value="44.8214" calcext:value-type="float">
            <text:p>44.8214</text:p>
          </table:table-cell>
          <table:table-cell/>
          <table:table-cell table:formula="of:=([.D686]-[.A686])/0.0166667" office:value-type="float" office:value="-98.339803320394" calcext:value-type="float">
            <text:p>-98.339803320394</text:p>
          </table:table-cell>
          <table:table-cell table:formula="of:=ABS([.E686]-[.B686])/0.0166667" office:value-type="float" office:value="798.11840376319" calcext:value-type="float">
            <text:p>798.11840376319</text:p>
          </table:table-cell>
          <table:table-cell table:formula="of:=([.F686]-[.C686])/0.0166667" office:value-type="float" office:value="69.4738610522778" calcext:value-type="float">
            <text:p>69.4738610522778</text:p>
          </table:table-cell>
          <table:table-cell table:formula="of:=DEGREES(ATAN(ABS([.F686]-[.C686])/ABS([.E686]-[.B686])))" office:value-type="float" office:value="4.97488925150257" calcext:value-type="float">
            <text:p>4.97488925150257</text:p>
          </table:table-cell>
          <table:table-cell table:formula="of:=SQRT(POWER([.H686];2)+POWER([.I686];2)+POWER([.J686];2))" office:value-type="float" office:value="807.149503321478" calcext:value-type="float">
            <text:p>807.149503321478</text:p>
          </table:table-cell>
        </table:table-row>
        <table:table-row table:style-name="ro1">
          <table:table-cell office:value-type="float" office:value="104.286" calcext:value-type="float">
            <text:p>104.286</text:p>
          </table:table-cell>
          <table:table-cell office:value-type="float" office:value="277.081" calcext:value-type="float">
            <text:p>277.081</text:p>
          </table:table-cell>
          <table:table-cell office:value-type="float" office:value="42.4309" calcext:value-type="float">
            <text:p>42.4309</text:p>
          </table:table-cell>
          <table:table-cell office:value-type="float" office:value="102.718" calcext:value-type="float">
            <text:p>102.718</text:p>
          </table:table-cell>
          <table:table-cell office:value-type="float" office:value="265.011" calcext:value-type="float">
            <text:p>265.011</text:p>
          </table:table-cell>
          <table:table-cell office:value-type="float" office:value="42.9256" calcext:value-type="float">
            <text:p>42.9256</text:p>
          </table:table-cell>
          <table:table-cell/>
          <table:table-cell table:formula="of:=([.D687]-[.A687])/0.0166667" office:value-type="float" office:value="-94.0798118403762" calcext:value-type="float">
            <text:p>-94.0798118403762</text:p>
          </table:table-cell>
          <table:table-cell table:formula="of:=ABS([.E687]-[.B687])/0.0166667" office:value-type="float" office:value="724.198551602896" calcext:value-type="float">
            <text:p>724.198551602896</text:p>
          </table:table-cell>
          <table:table-cell table:formula="of:=([.F687]-[.C687])/0.0166667" office:value-type="float" office:value="29.6819406361188" calcext:value-type="float">
            <text:p>29.6819406361188</text:p>
          </table:table-cell>
          <table:table-cell table:formula="of:=DEGREES(ATAN(ABS([.F687]-[.C687])/ABS([.E687]-[.B687])))" office:value-type="float" office:value="2.34700636290587" calcext:value-type="float">
            <text:p>2.34700636290587</text:p>
          </table:table-cell>
          <table:table-cell table:formula="of:=SQRT(POWER([.H687];2)+POWER([.I687];2)+POWER([.J687];2))" office:value-type="float" office:value="730.88683853219" calcext:value-type="float">
            <text:p>730.88683853219</text:p>
          </table:table-cell>
        </table:table-row>
        <table:table-row table:style-name="ro1">
          <table:table-cell office:value-type="float" office:value="110.674" calcext:value-type="float">
            <text:p>110.674</text:p>
          </table:table-cell>
          <table:table-cell office:value-type="float" office:value="272.646" calcext:value-type="float">
            <text:p>272.646</text:p>
          </table:table-cell>
          <table:table-cell office:value-type="float" office:value="43.5869" calcext:value-type="float">
            <text:p>43.5869</text:p>
          </table:table-cell>
          <table:table-cell office:value-type="float" office:value="109.477" calcext:value-type="float">
            <text:p>109.477</text:p>
          </table:table-cell>
          <table:table-cell office:value-type="float" office:value="258.465" calcext:value-type="float">
            <text:p>258.465</text:p>
          </table:table-cell>
          <table:table-cell office:value-type="float" office:value="44.6645" calcext:value-type="float">
            <text:p>44.6645</text:p>
          </table:table-cell>
          <table:table-cell/>
          <table:table-cell table:formula="of:=([.D688]-[.A688])/0.0166667" office:value-type="float" office:value="-71.8198563602874" calcext:value-type="float">
            <text:p>-71.8198563602874</text:p>
          </table:table-cell>
          <table:table-cell table:formula="of:=ABS([.E688]-[.B688])/0.0166667" office:value-type="float" office:value="850.858298283406" calcext:value-type="float">
            <text:p>850.858298283406</text:p>
          </table:table-cell>
          <table:table-cell table:formula="of:=([.F688]-[.C688])/0.0166667" office:value-type="float" office:value="64.6558706882584" calcext:value-type="float">
            <text:p>64.6558706882584</text:p>
          </table:table-cell>
          <table:table-cell table:formula="of:=DEGREES(ATAN(ABS([.F688]-[.C688])/ABS([.E688]-[.B688])))" office:value-type="float" office:value="4.34549768379158" calcext:value-type="float">
            <text:p>4.34549768379158</text:p>
          </table:table-cell>
          <table:table-cell table:formula="of:=SQRT(POWER([.H688];2)+POWER([.I688];2)+POWER([.J688];2))" office:value-type="float" office:value="856.328393281341" calcext:value-type="float">
            <text:p>856.328393281341</text:p>
          </table:table-cell>
        </table:table-row>
        <table:table-row table:style-name="ro1">
          <table:table-cell office:value-type="float" office:value="122.966" calcext:value-type="float">
            <text:p>122.966</text:p>
          </table:table-cell>
          <table:table-cell office:value-type="float" office:value="271.164" calcext:value-type="float">
            <text:p>271.164</text:p>
          </table:table-cell>
          <table:table-cell office:value-type="float" office:value="42.9918" calcext:value-type="float">
            <text:p>42.9918</text:p>
          </table:table-cell>
          <table:table-cell office:value-type="float" office:value="121.654" calcext:value-type="float">
            <text:p>121.654</text:p>
          </table:table-cell>
          <table:table-cell office:value-type="float" office:value="257.236" calcext:value-type="float">
            <text:p>257.236</text:p>
          </table:table-cell>
          <table:table-cell office:value-type="float" office:value="44.0551" calcext:value-type="float">
            <text:p>44.0551</text:p>
          </table:table-cell>
          <table:table-cell/>
          <table:table-cell table:formula="of:=([.D689]-[.A689])/0.0166667" office:value-type="float" office:value="-78.7198425603147" calcext:value-type="float">
            <text:p>-78.7198425603147</text:p>
          </table:table-cell>
          <table:table-cell table:formula="of:=ABS([.E689]-[.B689])/0.0166667" office:value-type="float" office:value="835.678328643342" calcext:value-type="float">
            <text:p>835.678328643342</text:p>
          </table:table-cell>
          <table:table-cell table:formula="of:=([.F689]-[.C689])/0.0166667" office:value-type="float" office:value="63.7978724042555" calcext:value-type="float">
            <text:p>63.7978724042555</text:p>
          </table:table-cell>
          <table:table-cell table:formula="of:=DEGREES(ATAN(ABS([.F689]-[.C689])/ABS([.E689]-[.B689])))" office:value-type="float" office:value="4.36564174641853" calcext:value-type="float">
            <text:p>4.36564174641853</text:p>
          </table:table-cell>
          <table:table-cell table:formula="of:=SQRT(POWER([.H689];2)+POWER([.I689];2)+POWER([.J689];2))" office:value-type="float" office:value="841.798818661657" calcext:value-type="float">
            <text:p>841.798818661657</text:p>
          </table:table-cell>
        </table:table-row>
        <table:table-row table:style-name="ro1">
          <table:table-cell office:value-type="float" office:value="124.551" calcext:value-type="float">
            <text:p>124.551</text:p>
          </table:table-cell>
          <table:table-cell office:value-type="float" office:value="272.069" calcext:value-type="float">
            <text:p>272.069</text:p>
          </table:table-cell>
          <table:table-cell office:value-type="float" office:value="43.0809" calcext:value-type="float">
            <text:p>43.0809</text:p>
          </table:table-cell>
          <table:table-cell office:value-type="float" office:value="123.687" calcext:value-type="float">
            <text:p>123.687</text:p>
          </table:table-cell>
          <table:table-cell office:value-type="float" office:value="260.331" calcext:value-type="float">
            <text:p>260.331</text:p>
          </table:table-cell>
          <table:table-cell office:value-type="float" office:value="44.0134" calcext:value-type="float">
            <text:p>44.0134</text:p>
          </table:table-cell>
          <table:table-cell/>
          <table:table-cell table:formula="of:=([.D690]-[.A690])/0.0166667" office:value-type="float" office:value="-51.8398963202076" calcext:value-type="float">
            <text:p>-51.8398963202076</text:p>
          </table:table-cell>
          <table:table-cell table:formula="of:=ABS([.E690]-[.B690])/0.0166667" office:value-type="float" office:value="704.278591442817" calcext:value-type="float">
            <text:p>704.278591442817</text:p>
          </table:table-cell>
          <table:table-cell table:formula="of:=([.F690]-[.C690])/0.0166667" office:value-type="float" office:value="55.9498881002236" calcext:value-type="float">
            <text:p>55.9498881002236</text:p>
          </table:table-cell>
          <table:table-cell table:formula="of:=DEGREES(ATAN(ABS([.F690]-[.C690])/ABS([.E690]-[.B690])))" office:value-type="float" office:value="4.54219967788425" calcext:value-type="float">
            <text:p>4.54219967788425</text:p>
          </table:table-cell>
          <table:table-cell table:formula="of:=SQRT(POWER([.H690];2)+POWER([.I690];2)+POWER([.J690];2))" office:value-type="float" office:value="708.396851484813" calcext:value-type="float">
            <text:p>708.396851484813</text:p>
          </table:table-cell>
        </table:table-row>
        <table:table-row table:style-name="ro1">
          <table:table-cell office:value-type="float" office:value="124.139" calcext:value-type="float">
            <text:p>124.139</text:p>
          </table:table-cell>
          <table:table-cell office:value-type="float" office:value="268.501" calcext:value-type="float">
            <text:p>268.501</text:p>
          </table:table-cell>
          <table:table-cell office:value-type="float" office:value="43.413" calcext:value-type="float">
            <text:p>43.413</text:p>
          </table:table-cell>
          <table:table-cell office:value-type="float" office:value="123.036" calcext:value-type="float">
            <text:p>123.036</text:p>
          </table:table-cell>
          <table:table-cell office:value-type="float" office:value="254.713" calcext:value-type="float">
            <text:p>254.713</text:p>
          </table:table-cell>
          <table:table-cell office:value-type="float" office:value="44.4592" calcext:value-type="float">
            <text:p>44.4592</text:p>
          </table:table-cell>
          <table:table-cell/>
          <table:table-cell table:formula="of:=([.D691]-[.A691])/0.0166667" office:value-type="float" office:value="-66.1798676402644" calcext:value-type="float">
            <text:p>-66.1798676402644</text:p>
          </table:table-cell>
          <table:table-cell table:formula="of:=ABS([.E691]-[.B691])/0.0166667" office:value-type="float" office:value="827.278345443308" calcext:value-type="float">
            <text:p>827.278345443308</text:p>
          </table:table-cell>
          <table:table-cell table:formula="of:=([.F691]-[.C691])/0.0166667" office:value-type="float" office:value="62.7718744562515" calcext:value-type="float">
            <text:p>62.7718744562515</text:p>
          </table:table-cell>
          <table:table-cell table:formula="of:=DEGREES(ATAN(ABS([.F691]-[.C691])/ABS([.E691]-[.B691])))" office:value-type="float" office:value="4.33915012008081" calcext:value-type="float">
            <text:p>4.33915012008081</text:p>
          </table:table-cell>
          <table:table-cell table:formula="of:=SQRT(POWER([.H691];2)+POWER([.I691];2)+POWER([.J691];2))" office:value-type="float" office:value="832.291742085101" calcext:value-type="float">
            <text:p>832.291742085101</text:p>
          </table:table-cell>
        </table:table-row>
        <table:table-row table:style-name="ro1">
          <table:table-cell office:value-type="float" office:value="124.292" calcext:value-type="float">
            <text:p>124.292</text:p>
          </table:table-cell>
          <table:table-cell office:value-type="float" office:value="272.058" calcext:value-type="float">
            <text:p>272.058</text:p>
          </table:table-cell>
          <table:table-cell office:value-type="float" office:value="43.3312" calcext:value-type="float">
            <text:p>43.3312</text:p>
          </table:table-cell>
          <table:table-cell office:value-type="float" office:value="123.298" calcext:value-type="float">
            <text:p>123.298</text:p>
          </table:table-cell>
          <table:table-cell office:value-type="float" office:value="259.167" calcext:value-type="float">
            <text:p>259.167</text:p>
          </table:table-cell>
          <table:table-cell office:value-type="float" office:value="44.4461" calcext:value-type="float">
            <text:p>44.4461</text:p>
          </table:table-cell>
          <table:table-cell/>
          <table:table-cell table:formula="of:=([.D692]-[.A692])/0.0166667" office:value-type="float" office:value="-59.6398807202385" calcext:value-type="float">
            <text:p>-59.6398807202385</text:p>
          </table:table-cell>
          <table:table-cell table:formula="of:=ABS([.E692]-[.B692])/0.0166667" office:value-type="float" office:value="773.458453083095" calcext:value-type="float">
            <text:p>773.458453083095</text:p>
          </table:table-cell>
          <table:table-cell table:formula="of:=([.F692]-[.C692])/0.0166667" office:value-type="float" office:value="66.8938662122675" calcext:value-type="float">
            <text:p>66.8938662122675</text:p>
          </table:table-cell>
          <table:table-cell table:formula="of:=DEGREES(ATAN(ABS([.F692]-[.C692])/ABS([.E692]-[.B692])))" office:value-type="float" office:value="4.94302264195265" calcext:value-type="float">
            <text:p>4.94302264195265</text:p>
          </table:table-cell>
          <table:table-cell table:formula="of:=SQRT(POWER([.H692];2)+POWER([.I692];2)+POWER([.J692];2))" office:value-type="float" office:value="778.633214905994" calcext:value-type="float">
            <text:p>778.633214905994</text:p>
          </table:table-cell>
        </table:table-row>
        <table:table-row table:style-name="ro1">
          <table:table-cell office:value-type="float" office:value="123.923" calcext:value-type="float">
            <text:p>123.923</text:p>
          </table:table-cell>
          <table:table-cell office:value-type="float" office:value="270.946" calcext:value-type="float">
            <text:p>270.946</text:p>
          </table:table-cell>
          <table:table-cell office:value-type="float" office:value="43.2661" calcext:value-type="float">
            <text:p>43.2661</text:p>
          </table:table-cell>
          <table:table-cell office:value-type="float" office:value="122.718" calcext:value-type="float">
            <text:p>122.718</text:p>
          </table:table-cell>
          <table:table-cell office:value-type="float" office:value="258.19" calcext:value-type="float">
            <text:p>258.19</text:p>
          </table:table-cell>
          <table:table-cell office:value-type="float" office:value="44.1303" calcext:value-type="float">
            <text:p>44.1303</text:p>
          </table:table-cell>
          <table:table-cell/>
          <table:table-cell table:formula="of:=([.D693]-[.A693])/0.0166667" office:value-type="float" office:value="-72.2998554002891" calcext:value-type="float">
            <text:p>-72.2998554002891</text:p>
          </table:table-cell>
          <table:table-cell table:formula="of:=ABS([.E693]-[.B693])/0.0166667" office:value-type="float" office:value="765.358469283063" calcext:value-type="float">
            <text:p>765.358469283063</text:p>
          </table:table-cell>
          <table:table-cell table:formula="of:=([.F693]-[.C693])/0.0166667" office:value-type="float" office:value="51.8518962962072" calcext:value-type="float">
            <text:p>51.8518962962072</text:p>
          </table:table-cell>
          <table:table-cell table:formula="of:=DEGREES(ATAN(ABS([.F693]-[.C693])/ABS([.E693]-[.B693])))" office:value-type="float" office:value="3.87578119540893" calcext:value-type="float">
            <text:p>3.87578119540893</text:p>
          </table:table-cell>
          <table:table-cell table:formula="of:=SQRT(POWER([.H693];2)+POWER([.I693];2)+POWER([.J693];2))" office:value-type="float" office:value="770.512475397854" calcext:value-type="float">
            <text:p>770.512475397854</text:p>
          </table:table-cell>
        </table:table-row>
        <table:table-row table:style-name="ro1">
          <table:table-cell office:value-type="float" office:value="123.579" calcext:value-type="float">
            <text:p>123.579</text:p>
          </table:table-cell>
          <table:table-cell office:value-type="float" office:value="259.271" calcext:value-type="float">
            <text:p>259.271</text:p>
          </table:table-cell>
          <table:table-cell office:value-type="float" office:value="43.7069" calcext:value-type="float">
            <text:p>43.7069</text:p>
          </table:table-cell>
          <table:table-cell office:value-type="float" office:value="122.078" calcext:value-type="float">
            <text:p>122.078</text:p>
          </table:table-cell>
          <table:table-cell office:value-type="float" office:value="246.152" calcext:value-type="float">
            <text:p>246.152</text:p>
          </table:table-cell>
          <table:table-cell office:value-type="float" office:value="44.2388" calcext:value-type="float">
            <text:p>44.2388</text:p>
          </table:table-cell>
          <table:table-cell/>
          <table:table-cell table:formula="of:=([.D694]-[.A694])/0.0166667" office:value-type="float" office:value="-90.0598198803597" calcext:value-type="float">
            <text:p>-90.0598198803597</text:p>
          </table:table-cell>
          <table:table-cell table:formula="of:=ABS([.E694]-[.B694])/0.0166667" office:value-type="float" office:value="787.13842572315" calcext:value-type="float">
            <text:p>787.13842572315</text:p>
          </table:table-cell>
          <table:table-cell table:formula="of:=([.F694]-[.C694])/0.0166667" office:value-type="float" office:value="31.9139361721277" calcext:value-type="float">
            <text:p>31.9139361721277</text:p>
          </table:table-cell>
          <table:table-cell table:formula="of:=DEGREES(ATAN(ABS([.F694]-[.C694])/ABS([.E694]-[.B694])))" office:value-type="float" office:value="2.32174270876077" calcext:value-type="float">
            <text:p>2.32174270876077</text:p>
          </table:table-cell>
          <table:table-cell table:formula="of:=SQRT(POWER([.H694];2)+POWER([.I694];2)+POWER([.J694];2))" office:value-type="float" office:value="792.916245090742" calcext:value-type="float">
            <text:p>792.916245090742</text:p>
          </table:table-cell>
        </table:table-row>
        <table:table-row table:style-name="ro1">
          <table:table-cell office:value-type="float" office:value="124.57" calcext:value-type="float">
            <text:p>124.57</text:p>
          </table:table-cell>
          <table:table-cell office:value-type="float" office:value="269.821" calcext:value-type="float">
            <text:p>269.821</text:p>
          </table:table-cell>
          <table:table-cell office:value-type="float" office:value="42.4597" calcext:value-type="float">
            <text:p>42.4597</text:p>
          </table:table-cell>
          <table:table-cell office:value-type="float" office:value="122.759" calcext:value-type="float">
            <text:p>122.759</text:p>
          </table:table-cell>
          <table:table-cell office:value-type="float" office:value="256.108" calcext:value-type="float">
            <text:p>256.108</text:p>
          </table:table-cell>
          <table:table-cell office:value-type="float" office:value="43.2777" calcext:value-type="float">
            <text:p>43.2777</text:p>
          </table:table-cell>
          <table:table-cell/>
          <table:table-cell table:formula="of:=([.D695]-[.A695])/0.0166667" office:value-type="float" office:value="-108.659782680434" calcext:value-type="float">
            <text:p>-108.659782680434</text:p>
          </table:table-cell>
          <table:table-cell table:formula="of:=ABS([.E695]-[.B695])/0.0166667" office:value-type="float" office:value="822.778354443293" calcext:value-type="float">
            <text:p>822.778354443293</text:p>
          </table:table-cell>
          <table:table-cell table:formula="of:=([.F695]-[.C695])/0.0166667" office:value-type="float" office:value="49.0799018401966" calcext:value-type="float">
            <text:p>49.0799018401966</text:p>
          </table:table-cell>
          <table:table-cell table:formula="of:=DEGREES(ATAN(ABS([.F695]-[.C695])/ABS([.E695]-[.B695])))" office:value-type="float" office:value="3.41372975040212" calcext:value-type="float">
            <text:p>3.41372975040212</text:p>
          </table:table-cell>
          <table:table-cell table:formula="of:=SQRT(POWER([.H695];2)+POWER([.I695];2)+POWER([.J695];2))" office:value-type="float" office:value="831.372362829806" calcext:value-type="float">
            <text:p>831.372362829806</text:p>
          </table:table-cell>
        </table:table-row>
        <table:table-row table:style-name="ro1">
          <table:table-cell office:value-type="float" office:value="124.79" calcext:value-type="float">
            <text:p>124.79</text:p>
          </table:table-cell>
          <table:table-cell office:value-type="float" office:value="263.604" calcext:value-type="float">
            <text:p>263.604</text:p>
          </table:table-cell>
          <table:table-cell office:value-type="float" office:value="43.9565" calcext:value-type="float">
            <text:p>43.9565</text:p>
          </table:table-cell>
          <table:table-cell office:value-type="float" office:value="122.997" calcext:value-type="float">
            <text:p>122.997</text:p>
          </table:table-cell>
          <table:table-cell office:value-type="float" office:value="250.261" calcext:value-type="float">
            <text:p>250.261</text:p>
          </table:table-cell>
          <table:table-cell office:value-type="float" office:value="44.7197" calcext:value-type="float">
            <text:p>44.7197</text:p>
          </table:table-cell>
          <table:table-cell/>
          <table:table-cell table:formula="of:=([.D696]-[.A696])/0.0166667" office:value-type="float" office:value="-107.579784840431" calcext:value-type="float">
            <text:p>-107.579784840431</text:p>
          </table:table-cell>
          <table:table-cell table:formula="of:=ABS([.E696]-[.B696])/0.0166667" office:value-type="float" office:value="800.578398843202" calcext:value-type="float">
            <text:p>800.578398843202</text:p>
          </table:table-cell>
          <table:table-cell table:formula="of:=([.F696]-[.C696])/0.0166667" office:value-type="float" office:value="45.7919084161835" calcext:value-type="float">
            <text:p>45.7919084161835</text:p>
          </table:table-cell>
          <table:table-cell table:formula="of:=DEGREES(ATAN(ABS([.F696]-[.C696])/ABS([.E696]-[.B696])))" office:value-type="float" office:value="3.27366741182792" calcext:value-type="float">
            <text:p>3.27366741182792</text:p>
          </table:table-cell>
          <table:table-cell table:formula="of:=SQRT(POWER([.H696];2)+POWER([.I696];2)+POWER([.J696];2))" office:value-type="float" office:value="809.071122755629" calcext:value-type="float">
            <text:p>809.071122755629</text:p>
          </table:table-cell>
        </table:table-row>
        <table:table-row table:style-name="ro1">
          <table:table-cell office:value-type="float" office:value="126.127" calcext:value-type="float">
            <text:p>126.127</text:p>
          </table:table-cell>
          <table:table-cell office:value-type="float" office:value="264.565" calcext:value-type="float">
            <text:p>264.565</text:p>
          </table:table-cell>
          <table:table-cell office:value-type="float" office:value="43.7912" calcext:value-type="float">
            <text:p>43.7912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250.03" calcext:value-type="float">
            <text:p>250.03</text:p>
          </table:table-cell>
          <table:table-cell office:value-type="float" office:value="45.2218" calcext:value-type="float">
            <text:p>45.2218</text:p>
          </table:table-cell>
          <table:table-cell/>
          <table:table-cell table:formula="of:=([.D697]-[.A697])/0.0166667" office:value-type="float" office:value="-133.859732280535" calcext:value-type="float">
            <text:p>-133.859732280535</text:p>
          </table:table-cell>
          <table:table-cell table:formula="of:=ABS([.E697]-[.B697])/0.0166667" office:value-type="float" office:value="872.098255803488" calcext:value-type="float">
            <text:p>872.098255803488</text:p>
          </table:table-cell>
          <table:table-cell table:formula="of:=([.F697]-[.C697])/0.0166667" office:value-type="float" office:value="85.8358283283432" calcext:value-type="float">
            <text:p>85.8358283283432</text:p>
          </table:table-cell>
          <table:table-cell table:formula="of:=DEGREES(ATAN(ABS([.F697]-[.C697])/ABS([.E697]-[.B697])))" office:value-type="float" office:value="5.62120310323828" calcext:value-type="float">
            <text:p>5.62120310323828</text:p>
          </table:table-cell>
          <table:table-cell table:formula="of:=SQRT(POWER([.H697];2)+POWER([.I697];2)+POWER([.J697];2))" office:value-type="float" office:value="886.477064072453" calcext:value-type="float">
            <text:p>886.477064072453</text:p>
          </table:table-cell>
        </table:table-row>
        <table:table-row table:style-name="ro1">
          <table:table-cell office:value-type="float" office:value="128.207" calcext:value-type="float">
            <text:p>128.207</text:p>
          </table:table-cell>
          <table:table-cell office:value-type="float" office:value="271.435" calcext:value-type="float">
            <text:p>271.435</text:p>
          </table:table-cell>
          <table:table-cell office:value-type="float" office:value="42.9103" calcext:value-type="float">
            <text:p>42.9103</text:p>
          </table:table-cell>
          <table:table-cell office:value-type="float" office:value="125.677" calcext:value-type="float">
            <text:p>125.677</text:p>
          </table:table-cell>
          <table:table-cell office:value-type="float" office:value="256.643" calcext:value-type="float">
            <text:p>256.643</text:p>
          </table:table-cell>
          <table:table-cell office:value-type="float" office:value="43.8844" calcext:value-type="float">
            <text:p>43.8844</text:p>
          </table:table-cell>
          <table:table-cell/>
          <table:table-cell table:formula="of:=([.D698]-[.A698])/0.0166667" office:value-type="float" office:value="-151.799696400606" calcext:value-type="float">
            <text:p>-151.799696400606</text:p>
          </table:table-cell>
          <table:table-cell table:formula="of:=ABS([.E698]-[.B698])/0.0166667" office:value-type="float" office:value="887.518224963552" calcext:value-type="float">
            <text:p>887.518224963552</text:p>
          </table:table-cell>
          <table:table-cell table:formula="of:=([.F698]-[.C698])/0.0166667" office:value-type="float" office:value="58.4458831082338" calcext:value-type="float">
            <text:p>58.4458831082338</text:p>
          </table:table-cell>
          <table:table-cell table:formula="of:=DEGREES(ATAN(ABS([.F698]-[.C698])/ABS([.E698]-[.B698])))" office:value-type="float" office:value="3.76766830221112" calcext:value-type="float">
            <text:p>3.76766830221112</text:p>
          </table:table-cell>
          <table:table-cell table:formula="of:=SQRT(POWER([.H698];2)+POWER([.I698];2)+POWER([.J698];2))" office:value-type="float" office:value="902.30131814271" calcext:value-type="float">
            <text:p>902.30131814271</text:p>
          </table:table-cell>
        </table:table-row>
        <table:table-row table:style-name="ro1">
          <table:table-cell office:value-type="float" office:value="128.395" calcext:value-type="float">
            <text:p>128.395</text:p>
          </table:table-cell>
          <table:table-cell office:value-type="float" office:value="263.05" calcext:value-type="float">
            <text:p>263.05</text:p>
          </table:table-cell>
          <table:table-cell office:value-type="float" office:value="43.5364" calcext:value-type="float">
            <text:p>43.5364</text:p>
          </table:table-cell>
          <table:table-cell office:value-type="float" office:value="125.348" calcext:value-type="float">
            <text:p>125.348</text:p>
          </table:table-cell>
          <table:table-cell office:value-type="float" office:value="249.989" calcext:value-type="float">
            <text:p>249.989</text:p>
          </table:table-cell>
          <table:table-cell office:value-type="float" office:value="44.2771" calcext:value-type="float">
            <text:p>44.2771</text:p>
          </table:table-cell>
          <table:table-cell/>
          <table:table-cell table:formula="of:=([.D699]-[.A699])/0.0166667" office:value-type="float" office:value="-182.819634360732" calcext:value-type="float">
            <text:p>-182.819634360732</text:p>
          </table:table-cell>
          <table:table-cell table:formula="of:=ABS([.E699]-[.B699])/0.0166667" office:value-type="float" office:value="783.658432683135" calcext:value-type="float">
            <text:p>783.658432683135</text:p>
          </table:table-cell>
          <table:table-cell table:formula="of:=([.F699]-[.C699])/0.0166667" office:value-type="float" office:value="44.4419111161776" calcext:value-type="float">
            <text:p>44.4419111161776</text:p>
          </table:table-cell>
          <table:table-cell table:formula="of:=DEGREES(ATAN(ABS([.F699]-[.C699])/ABS([.E699]-[.B699])))" office:value-type="float" office:value="3.24581389112907" calcext:value-type="float">
            <text:p>3.24581389112907</text:p>
          </table:table-cell>
          <table:table-cell table:formula="of:=SQRT(POWER([.H699];2)+POWER([.I699];2)+POWER([.J699];2))" office:value-type="float" office:value="805.927193539738" calcext:value-type="float">
            <text:p>805.927193539738</text:p>
          </table:table-cell>
        </table:table-row>
        <table:table-row table:style-name="ro1">
          <table:table-cell office:value-type="float" office:value="125.969" calcext:value-type="float">
            <text:p>125.969</text:p>
          </table:table-cell>
          <table:table-cell office:value-type="float" office:value="267.108" calcext:value-type="float">
            <text:p>267.108</text:p>
          </table:table-cell>
          <table:table-cell office:value-type="float" office:value="42.892" calcext:value-type="float">
            <text:p>42.892</text:p>
          </table:table-cell>
          <table:table-cell office:value-type="float" office:value="122.972" calcext:value-type="float">
            <text:p>122.972</text:p>
          </table:table-cell>
          <table:table-cell office:value-type="float" office:value="253.797" calcext:value-type="float">
            <text:p>253.797</text:p>
          </table:table-cell>
          <table:table-cell office:value-type="float" office:value="43.4229" calcext:value-type="float">
            <text:p>43.4229</text:p>
          </table:table-cell>
          <table:table-cell/>
          <table:table-cell table:formula="of:=([.D700]-[.A700])/0.0166667" office:value-type="float" office:value="-179.819640360719" calcext:value-type="float">
            <text:p>-179.819640360719</text:p>
          </table:table-cell>
          <table:table-cell table:formula="of:=ABS([.E700]-[.B700])/0.0166667" office:value-type="float" office:value="798.658402683195" calcext:value-type="float">
            <text:p>798.658402683195</text:p>
          </table:table-cell>
          <table:table-cell table:formula="of:=([.F700]-[.C700])/0.0166667" office:value-type="float" office:value="31.8539362921271" calcext:value-type="float">
            <text:p>31.8539362921271</text:p>
          </table:table-cell>
          <table:table-cell table:formula="of:=DEGREES(ATAN(ABS([.F700]-[.C700])/ABS([.E700]-[.B700])))" office:value-type="float" office:value="2.28399183545573" calcext:value-type="float">
            <text:p>2.28399183545573</text:p>
          </table:table-cell>
          <table:table-cell table:formula="of:=SQRT(POWER([.H700];2)+POWER([.I700];2)+POWER([.J700];2))" office:value-type="float" office:value="819.271029936512" calcext:value-type="float">
            <text:p>819.271029936512</text:p>
          </table:table-cell>
        </table:table-row>
        <table:table-row table:style-name="ro1">
          <table:table-cell office:value-type="float" office:value="128.769" calcext:value-type="float">
            <text:p>128.769</text:p>
          </table:table-cell>
          <table:table-cell office:value-type="float" office:value="277.712" calcext:value-type="float">
            <text:p>277.712</text:p>
          </table:table-cell>
          <table:table-cell office:value-type="float" office:value="41.393" calcext:value-type="float">
            <text:p>41.393</text:p>
          </table:table-cell>
          <table:table-cell office:value-type="float" office:value="126.223" calcext:value-type="float">
            <text:p>126.223</text:p>
          </table:table-cell>
          <table:table-cell office:value-type="float" office:value="264.866" calcext:value-type="float">
            <text:p>264.866</text:p>
          </table:table-cell>
          <table:table-cell office:value-type="float" office:value="42.2824" calcext:value-type="float">
            <text:p>42.2824</text:p>
          </table:table-cell>
          <table:table-cell/>
          <table:table-cell table:formula="of:=([.D701]-[.A701])/0.0166667" office:value-type="float" office:value="-152.759694480611" calcext:value-type="float">
            <text:p>-152.759694480611</text:p>
          </table:table-cell>
          <table:table-cell table:formula="of:=ABS([.E701]-[.B701])/0.0166667" office:value-type="float" office:value="770.758458483083" calcext:value-type="float">
            <text:p>770.758458483083</text:p>
          </table:table-cell>
          <table:table-cell table:formula="of:=([.F701]-[.C701])/0.0166667" office:value-type="float" office:value="53.3638932722136" calcext:value-type="float">
            <text:p>53.3638932722136</text:p>
          </table:table-cell>
          <table:table-cell table:formula="of:=DEGREES(ATAN(ABS([.F701]-[.C701])/ABS([.E701]-[.B701])))" office:value-type="float" office:value="3.96058499520383" calcext:value-type="float">
            <text:p>3.96058499520383</text:p>
          </table:table-cell>
          <table:table-cell table:formula="of:=SQRT(POWER([.H701];2)+POWER([.I701];2)+POWER([.J701];2))" office:value-type="float" office:value="787.560683811855" calcext:value-type="float">
            <text:p>787.560683811855</text:p>
          </table:table-cell>
        </table:table-row>
        <table:table-row table:style-name="ro1">
          <table:table-cell office:value-type="float" office:value="123.26" calcext:value-type="float">
            <text:p>123.26</text:p>
          </table:table-cell>
          <table:table-cell office:value-type="float" office:value="273.651" calcext:value-type="float">
            <text:p>273.651</text:p>
          </table:table-cell>
          <table:table-cell office:value-type="float" office:value="42.3405" calcext:value-type="float">
            <text:p>42.3405</text:p>
          </table:table-cell>
          <table:table-cell office:value-type="float" office:value="121.364" calcext:value-type="float">
            <text:p>121.364</text:p>
          </table:table-cell>
          <table:table-cell office:value-type="float" office:value="260.885" calcext:value-type="float">
            <text:p>260.885</text:p>
          </table:table-cell>
          <table:table-cell office:value-type="float" office:value="42.9758" calcext:value-type="float">
            <text:p>42.9758</text:p>
          </table:table-cell>
          <table:table-cell/>
          <table:table-cell table:formula="of:=([.D702]-[.A702])/0.0166667" office:value-type="float" office:value="-113.759772480455" calcext:value-type="float">
            <text:p>-113.759772480455</text:p>
          </table:table-cell>
          <table:table-cell table:formula="of:=ABS([.E702]-[.B702])/0.0166667" office:value-type="float" office:value="765.958468083065" calcext:value-type="float">
            <text:p>765.958468083065</text:p>
          </table:table-cell>
          <table:table-cell table:formula="of:=([.F702]-[.C702])/0.0166667" office:value-type="float" office:value="38.1179237641525" calcext:value-type="float">
            <text:p>38.1179237641525</text:p>
          </table:table-cell>
          <table:table-cell table:formula="of:=DEGREES(ATAN(ABS([.F702]-[.C702])/ABS([.E702]-[.B702])))" office:value-type="float" office:value="2.84897418284827" calcext:value-type="float">
            <text:p>2.84897418284827</text:p>
          </table:table-cell>
          <table:table-cell table:formula="of:=SQRT(POWER([.H702];2)+POWER([.I702];2)+POWER([.J702];2))" office:value-type="float" office:value="775.297772971811" calcext:value-type="float">
            <text:p>775.297772971811</text:p>
          </table:table-cell>
        </table:table-row>
        <table:table-row table:style-name="ro1">
          <table:table-cell office:value-type="float" office:value="119.063" calcext:value-type="float">
            <text:p>119.063</text:p>
          </table:table-cell>
          <table:table-cell office:value-type="float" office:value="276.687" calcext:value-type="float">
            <text:p>276.687</text:p>
          </table:table-cell>
          <table:table-cell office:value-type="float" office:value="42.628" calcext:value-type="float">
            <text:p>42.628</text:p>
          </table:table-cell>
          <table:table-cell office:value-type="float" office:value="118.441" calcext:value-type="float">
            <text:p>118.441</text:p>
          </table:table-cell>
          <table:table-cell office:value-type="float" office:value="263.438" calcext:value-type="float">
            <text:p>263.438</text:p>
          </table:table-cell>
          <table:table-cell office:value-type="float" office:value="43.7879" calcext:value-type="float">
            <text:p>43.7879</text:p>
          </table:table-cell>
          <table:table-cell/>
          <table:table-cell table:formula="of:=([.D703]-[.A703])/0.0166667" office:value-type="float" office:value="-37.3199253601493" calcext:value-type="float">
            <text:p>-37.3199253601493</text:p>
          </table:table-cell>
          <table:table-cell table:formula="of:=ABS([.E703]-[.B703])/0.0166667" office:value-type="float" office:value="794.938410123181" calcext:value-type="float">
            <text:p>794.938410123181</text:p>
          </table:table-cell>
          <table:table-cell table:formula="of:=([.F703]-[.C703])/0.0166667" office:value-type="float" office:value="69.5938608122784" calcext:value-type="float">
            <text:p>69.5938608122784</text:p>
          </table:table-cell>
          <table:table-cell table:formula="of:=DEGREES(ATAN(ABS([.F703]-[.C703])/ABS([.E703]-[.B703])))" office:value-type="float" office:value="5.00327323977615" calcext:value-type="float">
            <text:p>5.00327323977615</text:p>
          </table:table-cell>
          <table:table-cell table:formula="of:=SQRT(POWER([.H703];2)+POWER([.I703];2)+POWER([.J703];2))" office:value-type="float" office:value="798.851148951303" calcext:value-type="float">
            <text:p>798.851148951303</text:p>
          </table:table-cell>
        </table:table-row>
        <table:table-row table:style-name="ro1">
          <table:table-cell office:value-type="float" office:value="99.6356" calcext:value-type="float">
            <text:p>99.6356</text:p>
          </table:table-cell>
          <table:table-cell office:value-type="float" office:value="270.993" calcext:value-type="float">
            <text:p>270.993</text:p>
          </table:table-cell>
          <table:table-cell office:value-type="float" office:value="43.4477" calcext:value-type="float">
            <text:p>43.4477</text:p>
          </table:table-cell>
          <table:table-cell office:value-type="float" office:value="97.8869" calcext:value-type="float">
            <text:p>97.8869</text:p>
          </table:table-cell>
          <table:table-cell office:value-type="float" office:value="257.953" calcext:value-type="float">
            <text:p>257.953</text:p>
          </table:table-cell>
          <table:table-cell office:value-type="float" office:value="44.1234" calcext:value-type="float">
            <text:p>44.1234</text:p>
          </table:table-cell>
          <table:table-cell/>
          <table:table-cell table:formula="of:=([.D704]-[.A704])/0.0166667" office:value-type="float" office:value="-104.92179015642" calcext:value-type="float">
            <text:p>-104.92179015642</text:p>
          </table:table-cell>
          <table:table-cell table:formula="of:=ABS([.E704]-[.B704])/0.0166667" office:value-type="float" office:value="782.398435203131" calcext:value-type="float">
            <text:p>782.398435203131</text:p>
          </table:table-cell>
          <table:table-cell table:formula="of:=([.F704]-[.C704])/0.0166667" office:value-type="float" office:value="40.5419189161621" calcext:value-type="float">
            <text:p>40.5419189161621</text:p>
          </table:table-cell>
          <table:table-cell table:formula="of:=DEGREES(ATAN(ABS([.F704]-[.C704])/ABS([.E704]-[.B704])))" office:value-type="float" office:value="2.96627021142459" calcext:value-type="float">
            <text:p>2.96627021142459</text:p>
          </table:table-cell>
          <table:table-cell table:formula="of:=SQRT(POWER([.H704];2)+POWER([.I704];2)+POWER([.J704];2))" office:value-type="float" office:value="790.442623248102" calcext:value-type="float">
            <text:p>790.442623248102</text:p>
          </table:table-cell>
        </table:table-row>
        <table:table-row table:style-name="ro1">
          <table:table-cell office:value-type="float" office:value="89.3705" calcext:value-type="float">
            <text:p>89.3705</text:p>
          </table:table-cell>
          <table:table-cell office:value-type="float" office:value="274.88" calcext:value-type="float">
            <text:p>274.88</text:p>
          </table:table-cell>
          <table:table-cell office:value-type="float" office:value="42.9098" calcext:value-type="float">
            <text:p>42.9098</text:p>
          </table:table-cell>
          <table:table-cell office:value-type="float" office:value="88.8676" calcext:value-type="float">
            <text:p>88.8676</text:p>
          </table:table-cell>
          <table:table-cell office:value-type="float" office:value="261.488" calcext:value-type="float">
            <text:p>261.488</text:p>
          </table:table-cell>
          <table:table-cell office:value-type="float" office:value="43.3785" calcext:value-type="float">
            <text:p>43.3785</text:p>
          </table:table-cell>
          <table:table-cell/>
          <table:table-cell table:formula="of:=([.D705]-[.A705])/0.0166667" office:value-type="float" office:value="-30.1739396521214" calcext:value-type="float">
            <text:p>-30.1739396521214</text:p>
          </table:table-cell>
          <table:table-cell table:formula="of:=ABS([.E705]-[.B705])/0.0166667" office:value-type="float" office:value="803.518392963214" calcext:value-type="float">
            <text:p>803.518392963214</text:p>
          </table:table-cell>
          <table:table-cell table:formula="of:=([.F705]-[.C705])/0.0166667" office:value-type="float" office:value="28.1219437561128" calcext:value-type="float">
            <text:p>28.1219437561128</text:p>
          </table:table-cell>
          <table:table-cell table:formula="of:=DEGREES(ATAN(ABS([.F705]-[.C705])/ABS([.E705]-[.B705])))" office:value-type="float" office:value="2.0044485696193" calcext:value-type="float">
            <text:p>2.0044485696193</text:p>
          </table:table-cell>
          <table:table-cell table:formula="of:=SQRT(POWER([.H705];2)+POWER([.I705];2)+POWER([.J705];2))" office:value-type="float" office:value="804.576359449454" calcext:value-type="float">
            <text:p>804.576359449454</text:p>
          </table:table-cell>
        </table:table-row>
        <table:table-row table:style-name="ro1">
          <table:table-cell office:value-type="float" office:value="89.8118" calcext:value-type="float">
            <text:p>89.8118</text:p>
          </table:table-cell>
          <table:table-cell office:value-type="float" office:value="273.499" calcext:value-type="float">
            <text:p>273.499</text:p>
          </table:table-cell>
          <table:table-cell office:value-type="float" office:value="43.6226" calcext:value-type="float">
            <text:p>43.6226</text:p>
          </table:table-cell>
          <table:table-cell office:value-type="float" office:value="89.3384" calcext:value-type="float">
            <text:p>89.3384</text:p>
          </table:table-cell>
          <table:table-cell office:value-type="float" office:value="261.312" calcext:value-type="float">
            <text:p>261.312</text:p>
          </table:table-cell>
          <table:table-cell office:value-type="float" office:value="44.3682" calcext:value-type="float">
            <text:p>44.3682</text:p>
          </table:table-cell>
          <table:table-cell/>
          <table:table-cell table:formula="of:=([.D706]-[.A706])/0.0166667" office:value-type="float" office:value="-28.4039431921135" calcext:value-type="float">
            <text:p>-28.4039431921135</text:p>
          </table:table-cell>
          <table:table-cell table:formula="of:=ABS([.E706]-[.B706])/0.0166667" office:value-type="float" office:value="731.218537562926" calcext:value-type="float">
            <text:p>731.218537562926</text:p>
          </table:table-cell>
          <table:table-cell table:formula="of:=([.F706]-[.C706])/0.0166667" office:value-type="float" office:value="44.7359105281791" calcext:value-type="float">
            <text:p>44.7359105281791</text:p>
          </table:table-cell>
          <table:table-cell table:formula="of:=DEGREES(ATAN(ABS([.F706]-[.C706])/ABS([.E706]-[.B706])))" office:value-type="float" office:value="3.50098898839044" calcext:value-type="float">
            <text:p>3.50098898839044</text:p>
          </table:table-cell>
          <table:table-cell table:formula="of:=SQRT(POWER([.H706];2)+POWER([.I706];2)+POWER([.J706];2))" office:value-type="float" office:value="733.136164266441" calcext:value-type="float">
            <text:p>733.136164266441</text:p>
          </table:table-cell>
        </table:table-row>
        <table:table-row table:style-name="ro1">
          <table:table-cell office:value-type="float" office:value="89.1703" calcext:value-type="float">
            <text:p>89.1703</text:p>
          </table:table-cell>
          <table:table-cell office:value-type="float" office:value="269.743" calcext:value-type="float">
            <text:p>269.743</text:p>
          </table:table-cell>
          <table:table-cell office:value-type="float" office:value="43.9824" calcext:value-type="float">
            <text:p>43.9824</text:p>
          </table:table-cell>
          <table:table-cell office:value-type="float" office:value="88.6745" calcext:value-type="float">
            <text:p>88.6745</text:p>
          </table:table-cell>
          <table:table-cell office:value-type="float" office:value="256.587" calcext:value-type="float">
            <text:p>256.587</text:p>
          </table:table-cell>
          <table:table-cell office:value-type="float" office:value="44.6643" calcext:value-type="float">
            <text:p>44.6643</text:p>
          </table:table-cell>
          <table:table-cell/>
          <table:table-cell table:formula="of:=([.D707]-[.A707])/0.0166667" office:value-type="float" office:value="-29.7479405041192" calcext:value-type="float">
            <text:p>-29.7479405041192</text:p>
          </table:table-cell>
          <table:table-cell table:formula="of:=ABS([.E707]-[.B707])/0.0166667" office:value-type="float" office:value="789.358421283158" calcext:value-type="float">
            <text:p>789.358421283158</text:p>
          </table:table-cell>
          <table:table-cell table:formula="of:=([.F707]-[.C707])/0.0166667" office:value-type="float" office:value="40.9139181721636" calcext:value-type="float">
            <text:p>40.9139181721636</text:p>
          </table:table-cell>
          <table:table-cell table:formula="of:=DEGREES(ATAN(ABS([.F707]-[.C707])/ABS([.E707]-[.B707])))" office:value-type="float" office:value="2.96709186784428" calcext:value-type="float">
            <text:p>2.96709186784428</text:p>
          </table:table-cell>
          <table:table-cell table:formula="of:=SQRT(POWER([.H707];2)+POWER([.I707];2)+POWER([.J707];2))" office:value-type="float" office:value="790.977626684266" calcext:value-type="float">
            <text:p>790.977626684266</text:p>
          </table:table-cell>
        </table:table-row>
        <table:table-row table:style-name="ro1">
          <table:table-cell office:value-type="float" office:value="69.8688" calcext:value-type="float">
            <text:p>69.8688</text:p>
          </table:table-cell>
          <table:table-cell office:value-type="float" office:value="272.036" calcext:value-type="float">
            <text:p>272.036</text:p>
          </table:table-cell>
          <table:table-cell office:value-type="float" office:value="43.7899" calcext:value-type="float">
            <text:p>43.7899</text:p>
          </table:table-cell>
          <table:table-cell office:value-type="float" office:value="69.1937" calcext:value-type="float">
            <text:p>69.1937</text:p>
          </table:table-cell>
          <table:table-cell office:value-type="float" office:value="259.563" calcext:value-type="float">
            <text:p>259.563</text:p>
          </table:table-cell>
          <table:table-cell office:value-type="float" office:value="44.3545" calcext:value-type="float">
            <text:p>44.3545</text:p>
          </table:table-cell>
          <table:table-cell/>
          <table:table-cell table:formula="of:=([.D708]-[.A708])/0.0166667" office:value-type="float" office:value="-40.5059189881612" calcext:value-type="float">
            <text:p>-40.5059189881612</text:p>
          </table:table-cell>
          <table:table-cell table:formula="of:=ABS([.E708]-[.B708])/0.0166667" office:value-type="float" office:value="748.378503242994" calcext:value-type="float">
            <text:p>748.378503242994</text:p>
          </table:table-cell>
          <table:table-cell table:formula="of:=([.F708]-[.C708])/0.0166667" office:value-type="float" office:value="33.8759322481354" calcext:value-type="float">
            <text:p>33.8759322481354</text:p>
          </table:table-cell>
          <table:table-cell table:formula="of:=DEGREES(ATAN(ABS([.F708]-[.C708])/ABS([.E708]-[.B708])))" office:value-type="float" office:value="2.59176860731664" calcext:value-type="float">
            <text:p>2.59176860731664</text:p>
          </table:table-cell>
          <table:table-cell table:formula="of:=SQRT(POWER([.H708];2)+POWER([.I708];2)+POWER([.J708];2))" office:value-type="float" office:value="750.23909014059" calcext:value-type="float">
            <text:p>750.23909014059</text:p>
          </table:table-cell>
        </table:table-row>
        <table:table-row table:style-name="ro1">
          <table:table-cell office:value-type="float" office:value="65.0083" calcext:value-type="float">
            <text:p>65.0083</text:p>
          </table:table-cell>
          <table:table-cell office:value-type="float" office:value="281.711" calcext:value-type="float">
            <text:p>281.711</text:p>
          </table:table-cell>
          <table:table-cell office:value-type="float" office:value="43.5448" calcext:value-type="float">
            <text:p>43.5448</text:p>
          </table:table-cell>
          <table:table-cell office:value-type="float" office:value="64.1925" calcext:value-type="float">
            <text:p>64.1925</text:p>
          </table:table-cell>
          <table:table-cell office:value-type="float" office:value="269.828" calcext:value-type="float">
            <text:p>269.828</text:p>
          </table:table-cell>
          <table:table-cell office:value-type="float" office:value="44.443" calcext:value-type="float">
            <text:p>44.443</text:p>
          </table:table-cell>
          <table:table-cell/>
          <table:table-cell table:formula="of:=([.D709]-[.A709])/0.0166667" office:value-type="float" office:value="-48.9479021041964" calcext:value-type="float">
            <text:p>-48.9479021041964</text:p>
          </table:table-cell>
          <table:table-cell table:formula="of:=ABS([.E709]-[.B709])/0.0166667" office:value-type="float" office:value="712.978574042854" calcext:value-type="float">
            <text:p>712.978574042854</text:p>
          </table:table-cell>
          <table:table-cell table:formula="of:=([.F709]-[.C709])/0.0166667" office:value-type="float" office:value="53.8918922162153" calcext:value-type="float">
            <text:p>53.8918922162153</text:p>
          </table:table-cell>
          <table:table-cell table:formula="of:=DEGREES(ATAN(ABS([.F709]-[.C709])/ABS([.E709]-[.B709])))" office:value-type="float" office:value="4.32259481924401" calcext:value-type="float">
            <text:p>4.32259481924401</text:p>
          </table:table-cell>
          <table:table-cell table:formula="of:=SQRT(POWER([.H709];2)+POWER([.I709];2)+POWER([.J709];2))" office:value-type="float" office:value="716.68590066446" calcext:value-type="float">
            <text:p>716.68590066446</text:p>
          </table:table-cell>
        </table:table-row>
        <table:table-row table:style-name="ro1">
          <table:table-cell office:value-type="float" office:value="63.8292" calcext:value-type="float">
            <text:p>63.8292</text:p>
          </table:table-cell>
          <table:table-cell office:value-type="float" office:value="276.29" calcext:value-type="float">
            <text:p>276.29</text:p>
          </table:table-cell>
          <table:table-cell office:value-type="float" office:value="43.6638" calcext:value-type="float">
            <text:p>43.6638</text:p>
          </table:table-cell>
          <table:table-cell office:value-type="float" office:value="62.5886" calcext:value-type="float">
            <text:p>62.5886</text:p>
          </table:table-cell>
          <table:table-cell office:value-type="float" office:value="263.314" calcext:value-type="float">
            <text:p>263.314</text:p>
          </table:table-cell>
          <table:table-cell office:value-type="float" office:value="44.531" calcext:value-type="float">
            <text:p>44.531</text:p>
          </table:table-cell>
          <table:table-cell/>
          <table:table-cell table:formula="of:=([.D710]-[.A710])/0.0166667" office:value-type="float" office:value="-74.4358511282978" calcext:value-type="float">
            <text:p>-74.4358511282978</text:p>
          </table:table-cell>
          <table:table-cell table:formula="of:=ABS([.E710]-[.B710])/0.0166667" office:value-type="float" office:value="778.558442883114" calcext:value-type="float">
            <text:p>778.558442883114</text:p>
          </table:table-cell>
          <table:table-cell table:formula="of:=([.F710]-[.C710])/0.0166667" office:value-type="float" office:value="52.0318959362079" calcext:value-type="float">
            <text:p>52.0318959362079</text:p>
          </table:table-cell>
          <table:table-cell table:formula="of:=DEGREES(ATAN(ABS([.F710]-[.C710])/ABS([.E710]-[.B710])))" office:value-type="float" office:value="3.82345282613947" calcext:value-type="float">
            <text:p>3.82345282613947</text:p>
          </table:table-cell>
          <table:table-cell table:formula="of:=SQRT(POWER([.H710];2)+POWER([.I710];2)+POWER([.J710];2))" office:value-type="float" office:value="783.837523414445" calcext:value-type="float">
            <text:p>783.837523414445</text:p>
          </table:table-cell>
        </table:table-row>
        <table:table-row table:style-name="ro1">
          <table:table-cell office:value-type="float" office:value="55.9294" calcext:value-type="float">
            <text:p>55.9294</text:p>
          </table:table-cell>
          <table:table-cell office:value-type="float" office:value="272.274" calcext:value-type="float">
            <text:p>272.274</text:p>
          </table:table-cell>
          <table:table-cell office:value-type="float" office:value="43.6403" calcext:value-type="float">
            <text:p>43.6403</text:p>
          </table:table-cell>
          <table:table-cell office:value-type="float" office:value="56.8387" calcext:value-type="float">
            <text:p>56.8387</text:p>
          </table:table-cell>
          <table:table-cell office:value-type="float" office:value="259.791" calcext:value-type="float">
            <text:p>259.791</text:p>
          </table:table-cell>
          <table:table-cell office:value-type="float" office:value="44.1968" calcext:value-type="float">
            <text:p>44.1968</text:p>
          </table:table-cell>
          <table:table-cell/>
          <table:table-cell table:formula="of:=([.D711]-[.A711])/0.0166667" office:value-type="float" office:value="54.5578908842183" calcext:value-type="float">
            <text:p>54.5578908842183</text:p>
          </table:table-cell>
          <table:table-cell table:formula="of:=ABS([.E711]-[.B711])/0.0166667" office:value-type="float" office:value="748.978502042996" calcext:value-type="float">
            <text:p>748.978502042996</text:p>
          </table:table-cell>
          <table:table-cell table:formula="of:=([.F711]-[.C711])/0.0166667" office:value-type="float" office:value="33.3899332201335" calcext:value-type="float">
            <text:p>33.3899332201335</text:p>
          </table:table-cell>
          <table:table-cell table:formula="of:=DEGREES(ATAN(ABS([.F711]-[.C711])/ABS([.E711]-[.B711])))" office:value-type="float" office:value="2.55259178796904" calcext:value-type="float">
            <text:p>2.55259178796904</text:p>
          </table:table-cell>
          <table:table-cell table:formula="of:=SQRT(POWER([.H711];2)+POWER([.I711];2)+POWER([.J711];2))" office:value-type="float" office:value="751.70489397153" calcext:value-type="float">
            <text:p>751.70489397153</text:p>
          </table:table-cell>
        </table:table-row>
        <table:table-row table:style-name="ro1">
          <table:table-cell office:value-type="float" office:value="57.8287" calcext:value-type="float">
            <text:p>57.8287</text:p>
          </table:table-cell>
          <table:table-cell office:value-type="float" office:value="275.297" calcext:value-type="float">
            <text:p>275.297</text:p>
          </table:table-cell>
          <table:table-cell office:value-type="float" office:value="43.3839" calcext:value-type="float">
            <text:p>43.3839</text:p>
          </table:table-cell>
          <table:table-cell office:value-type="float" office:value="57.918" calcext:value-type="float">
            <text:p>57.918</text:p>
          </table:table-cell>
          <table:table-cell office:value-type="float" office:value="263.847" calcext:value-type="float">
            <text:p>263.847</text:p>
          </table:table-cell>
          <table:table-cell office:value-type="float" office:value="43.5207" calcext:value-type="float">
            <text:p>43.5207</text:p>
          </table:table-cell>
          <table:table-cell/>
          <table:table-cell table:formula="of:=([.D712]-[.A712])/0.0166667" office:value-type="float" office:value="5.35798928402152" calcext:value-type="float">
            <text:p>5.35798928402152</text:p>
          </table:table-cell>
          <table:table-cell table:formula="of:=ABS([.E712]-[.B712])/0.0166667" office:value-type="float" office:value="686.998626002751" calcext:value-type="float">
            <text:p>686.998626002751</text:p>
          </table:table-cell>
          <table:table-cell table:formula="of:=([.F712]-[.C712])/0.0166667" office:value-type="float" office:value="8.20798358403289" calcext:value-type="float">
            <text:p>8.20798358403289</text:p>
          </table:table-cell>
          <table:table-cell table:formula="of:=DEGREES(ATAN(ABS([.F712]-[.C712])/ABS([.E712]-[.B712])))" office:value-type="float" office:value="0.684514386111167" calcext:value-type="float">
            <text:p>0.684514386111167</text:p>
          </table:table-cell>
          <table:table-cell table:formula="of:=SQRT(POWER([.H712];2)+POWER([.I712];2)+POWER([.J712];2))" office:value-type="float" office:value="687.068549107985" calcext:value-type="float">
            <text:p>687.068549107985</text:p>
          </table:table-cell>
        </table:table-row>
        <table:table-row table:style-name="ro1">
          <table:table-cell office:value-type="float" office:value="55.4273" calcext:value-type="float">
            <text:p>55.4273</text:p>
          </table:table-cell>
          <table:table-cell office:value-type="float" office:value="273.196" calcext:value-type="float">
            <text:p>273.196</text:p>
          </table:table-cell>
          <table:table-cell office:value-type="float" office:value="44.9788" calcext:value-type="float">
            <text:p>44.9788</text:p>
          </table:table-cell>
          <table:table-cell office:value-type="float" office:value="54.6765" calcext:value-type="float">
            <text:p>54.6765</text:p>
          </table:table-cell>
          <table:table-cell office:value-type="float" office:value="260.248" calcext:value-type="float">
            <text:p>260.248</text:p>
          </table:table-cell>
          <table:table-cell office:value-type="float" office:value="45.8258" calcext:value-type="float">
            <text:p>45.8258</text:p>
          </table:table-cell>
          <table:table-cell/>
          <table:table-cell table:formula="of:=([.D713]-[.A713])/0.0166667" office:value-type="float" office:value="-45.0479099041805" calcext:value-type="float">
            <text:p>-45.0479099041805</text:p>
          </table:table-cell>
          <table:table-cell table:formula="of:=ABS([.E713]-[.B713])/0.0166667" office:value-type="float" office:value="776.87844624311" calcext:value-type="float">
            <text:p>776.87844624311</text:p>
          </table:table-cell>
          <table:table-cell table:formula="of:=([.F713]-[.C713])/0.0166667" office:value-type="float" office:value="50.8198983602034" calcext:value-type="float">
            <text:p>50.8198983602034</text:p>
          </table:table-cell>
          <table:table-cell table:formula="of:=DEGREES(ATAN(ABS([.F713]-[.C713])/ABS([.E713]-[.B713])))" office:value-type="float" office:value="3.74270003886265" calcext:value-type="float">
            <text:p>3.74270003886265</text:p>
          </table:table-cell>
          <table:table-cell table:formula="of:=SQRT(POWER([.H713];2)+POWER([.I713];2)+POWER([.J713];2))" office:value-type="float" office:value="779.841071304394" calcext:value-type="float">
            <text:p>779.841071304394</text:p>
          </table:table-cell>
        </table:table-row>
        <table:table-row table:style-name="ro1">
          <table:table-cell office:value-type="float" office:value="54.7758" calcext:value-type="float">
            <text:p>54.7758</text:p>
          </table:table-cell>
          <table:table-cell office:value-type="float" office:value="283.93" calcext:value-type="float">
            <text:p>283.93</text:p>
          </table:table-cell>
          <table:table-cell office:value-type="float" office:value="43.5483" calcext:value-type="float">
            <text:p>43.5483</text:p>
          </table:table-cell>
          <table:table-cell office:value-type="float" office:value="54.0318" calcext:value-type="float">
            <text:p>54.0318</text:p>
          </table:table-cell>
          <table:table-cell office:value-type="float" office:value="270.37" calcext:value-type="float">
            <text:p>270.37</text:p>
          </table:table-cell>
          <table:table-cell office:value-type="float" office:value="44.7019" calcext:value-type="float">
            <text:p>44.7019</text:p>
          </table:table-cell>
          <table:table-cell/>
          <table:table-cell table:formula="of:=([.D714]-[.A714])/0.0166667" office:value-type="float" office:value="-44.6399107201786" calcext:value-type="float">
            <text:p>-44.6399107201786</text:p>
          </table:table-cell>
          <table:table-cell table:formula="of:=ABS([.E714]-[.B714])/0.0166667" office:value-type="float" office:value="813.598372803255" calcext:value-type="float">
            <text:p>813.598372803255</text:p>
          </table:table-cell>
          <table:table-cell table:formula="of:=([.F714]-[.C714])/0.0166667" office:value-type="float" office:value="69.2158615682771" calcext:value-type="float">
            <text:p>69.2158615682771</text:p>
          </table:table-cell>
          <table:table-cell table:formula="of:=DEGREES(ATAN(ABS([.F714]-[.C714])/ABS([.E714]-[.B714])))" office:value-type="float" office:value="4.86265793620298" calcext:value-type="float">
            <text:p>4.86265793620298</text:p>
          </table:table-cell>
          <table:table-cell table:formula="of:=SQRT(POWER([.H714];2)+POWER([.I714];2)+POWER([.J714];2))" office:value-type="float" office:value="817.756607646706" calcext:value-type="float">
            <text:p>817.756607646706</text:p>
          </table:table-cell>
        </table:table-row>
        <table:table-row table:style-name="ro1">
          <table:table-cell office:value-type="float" office:value="55.6283" calcext:value-type="float">
            <text:p>55.6283</text:p>
          </table:table-cell>
          <table:table-cell office:value-type="float" office:value="281.386" calcext:value-type="float">
            <text:p>281.386</text:p>
          </table:table-cell>
          <table:table-cell office:value-type="float" office:value="43.6878" calcext:value-type="float">
            <text:p>43.6878</text:p>
          </table:table-cell>
          <table:table-cell office:value-type="float" office:value="55.1076" calcext:value-type="float">
            <text:p>55.1076</text:p>
          </table:table-cell>
          <table:table-cell office:value-type="float" office:value="268.035" calcext:value-type="float">
            <text:p>268.035</text:p>
          </table:table-cell>
          <table:table-cell office:value-type="float" office:value="44.8184" calcext:value-type="float">
            <text:p>44.8184</text:p>
          </table:table-cell>
          <table:table-cell/>
          <table:table-cell table:formula="of:=([.D715]-[.A715])/0.0166667" office:value-type="float" office:value="-31.2419375161253" calcext:value-type="float">
            <text:p>-31.2419375161253</text:p>
          </table:table-cell>
          <table:table-cell table:formula="of:=ABS([.E715]-[.B715])/0.0166667" office:value-type="float" office:value="801.058397883204" calcext:value-type="float">
            <text:p>801.058397883204</text:p>
          </table:table-cell>
          <table:table-cell table:formula="of:=([.F715]-[.C715])/0.0166667" office:value-type="float" office:value="67.835864328271" calcext:value-type="float">
            <text:p>67.835864328271</text:p>
          </table:table-cell>
          <table:table-cell table:formula="of:=DEGREES(ATAN(ABS([.F715]-[.C715])/ABS([.E715]-[.B715])))" office:value-type="float" office:value="4.84041831460871" calcext:value-type="float">
            <text:p>4.84041831460871</text:p>
          </table:table-cell>
          <table:table-cell table:formula="of:=SQRT(POWER([.H715];2)+POWER([.I715];2)+POWER([.J715];2))" office:value-type="float" office:value="804.532361044682" calcext:value-type="float">
            <text:p>804.532361044682</text:p>
          </table:table-cell>
        </table:table-row>
        <table:table-row table:style-name="ro1">
          <table:table-cell office:value-type="float" office:value="55.2771" calcext:value-type="float">
            <text:p>55.2771</text:p>
          </table:table-cell>
          <table:table-cell office:value-type="float" office:value="277.209" calcext:value-type="float">
            <text:p>277.209</text:p>
          </table:table-cell>
          <table:table-cell office:value-type="float" office:value="44.3487" calcext:value-type="float">
            <text:p>44.3487</text:p>
          </table:table-cell>
          <table:table-cell office:value-type="float" office:value="54.8092" calcext:value-type="float">
            <text:p>54.8092</text:p>
          </table:table-cell>
          <table:table-cell office:value-type="float" office:value="262.874" calcext:value-type="float">
            <text:p>262.874</text:p>
          </table:table-cell>
          <table:table-cell office:value-type="float" office:value="45.1623" calcext:value-type="float">
            <text:p>45.1623</text:p>
          </table:table-cell>
          <table:table-cell/>
          <table:table-cell table:formula="of:=([.D716]-[.A716])/0.0166667" office:value-type="float" office:value="-28.0739438521123" calcext:value-type="float">
            <text:p>-28.0739438521123</text:p>
          </table:table-cell>
          <table:table-cell table:formula="of:=ABS([.E716]-[.B716])/0.0166667" office:value-type="float" office:value="860.098279803439" calcext:value-type="float">
            <text:p>860.098279803439</text:p>
          </table:table-cell>
          <table:table-cell table:formula="of:=([.F716]-[.C716])/0.0166667" office:value-type="float" office:value="48.8159023681953" calcext:value-type="float">
            <text:p>48.8159023681953</text:p>
          </table:table-cell>
          <table:table-cell table:formula="of:=DEGREES(ATAN(ABS([.F716]-[.C716])/ABS([.E716]-[.B716])))" office:value-type="float" office:value="3.24840521315438" calcext:value-type="float">
            <text:p>3.24840521315438</text:p>
          </table:table-cell>
          <table:table-cell table:formula="of:=SQRT(POWER([.H716];2)+POWER([.I716];2)+POWER([.J716];2))" office:value-type="float" office:value="861.939783029109" calcext:value-type="float">
            <text:p>861.939783029109</text:p>
          </table:table-cell>
        </table:table-row>
        <table:table-row table:style-name="ro1">
          <table:table-cell office:value-type="float" office:value="55.1619" calcext:value-type="float">
            <text:p>55.1619</text:p>
          </table:table-cell>
          <table:table-cell office:value-type="float" office:value="280.018" calcext:value-type="float">
            <text:p>280.018</text:p>
          </table:table-cell>
          <table:table-cell office:value-type="float" office:value="43.4066" calcext:value-type="float">
            <text:p>43.4066</text:p>
          </table:table-cell>
          <table:table-cell office:value-type="float" office:value="54.584" calcext:value-type="float">
            <text:p>54.584</text:p>
          </table:table-cell>
          <table:table-cell office:value-type="float" office:value="268.153" calcext:value-type="float">
            <text:p>268.153</text:p>
          </table:table-cell>
          <table:table-cell office:value-type="float" office:value="43.5822" calcext:value-type="float">
            <text:p>43.5822</text:p>
          </table:table-cell>
          <table:table-cell/>
          <table:table-cell table:formula="of:=([.D717]-[.A717])/0.0166667" office:value-type="float" office:value="-34.6739306521387" calcext:value-type="float">
            <text:p>-34.6739306521387</text:p>
          </table:table-cell>
          <table:table-cell table:formula="of:=ABS([.E717]-[.B717])/0.0166667" office:value-type="float" office:value="711.898576202845" calcext:value-type="float">
            <text:p>711.898576202845</text:p>
          </table:table-cell>
          <table:table-cell table:formula="of:=([.F717]-[.C717])/0.0166667" office:value-type="float" office:value="10.5359789280423" calcext:value-type="float">
            <text:p>10.5359789280423</text:p>
          </table:table-cell>
          <table:table-cell table:formula="of:=DEGREES(ATAN(ABS([.F717]-[.C717])/ABS([.E717]-[.B717])))" office:value-type="float" office:value="0.847905975429235" calcext:value-type="float">
            <text:p>0.847905975429235</text:p>
          </table:table-cell>
          <table:table-cell table:formula="of:=SQRT(POWER([.H717];2)+POWER([.I717];2)+POWER([.J717];2))" office:value-type="float" office:value="712.820363849462" calcext:value-type="float">
            <text:p>712.820363849462</text:p>
          </table:table-cell>
        </table:table-row>
        <table:table-row table:style-name="ro1">
          <table:table-cell office:value-type="float" office:value="55.7306" calcext:value-type="float">
            <text:p>55.7306</text:p>
          </table:table-cell>
          <table:table-cell office:value-type="float" office:value="292.76" calcext:value-type="float">
            <text:p>292.76</text:p>
          </table:table-cell>
          <table:table-cell office:value-type="float" office:value="41.6389" calcext:value-type="float">
            <text:p>41.6389</text:p>
          </table:table-cell>
          <table:table-cell office:value-type="float" office:value="55.6368" calcext:value-type="float">
            <text:p>55.6368</text:p>
          </table:table-cell>
          <table:table-cell office:value-type="float" office:value="280.322" calcext:value-type="float">
            <text:p>280.322</text:p>
          </table:table-cell>
          <table:table-cell office:value-type="float" office:value="42.3496" calcext:value-type="float">
            <text:p>42.3496</text:p>
          </table:table-cell>
          <table:table-cell/>
          <table:table-cell table:formula="of:=([.D718]-[.A718])/0.0166667" office:value-type="float" office:value="-5.62798874402261" calcext:value-type="float">
            <text:p>-5.62798874402261</text:p>
          </table:table-cell>
          <table:table-cell table:formula="of:=ABS([.E718]-[.B718])/0.0166667" office:value-type="float" office:value="746.278507442984" calcext:value-type="float">
            <text:p>746.278507442984</text:p>
          </table:table-cell>
          <table:table-cell table:formula="of:=([.F718]-[.C718])/0.0166667" office:value-type="float" office:value="42.6419147161707" calcext:value-type="float">
            <text:p>42.6419147161707</text:p>
          </table:table-cell>
          <table:table-cell table:formula="of:=DEGREES(ATAN(ABS([.F718]-[.C718])/ABS([.E718]-[.B718])))" office:value-type="float" office:value="3.27029114380458" calcext:value-type="float">
            <text:p>3.27029114380458</text:p>
          </table:table-cell>
          <table:table-cell table:formula="of:=SQRT(POWER([.H718];2)+POWER([.I718];2)+POWER([.J718];2))" office:value-type="float" office:value="747.516968248409" calcext:value-type="float">
            <text:p>747.516968248409</text:p>
          </table:table-cell>
        </table:table-row>
        <table:table-row table:style-name="ro1">
          <table:table-cell office:value-type="float" office:value="55.685" calcext:value-type="float">
            <text:p>55.685</text:p>
          </table:table-cell>
          <table:table-cell office:value-type="float" office:value="279.962" calcext:value-type="float">
            <text:p>279.962</text:p>
          </table:table-cell>
          <table:table-cell office:value-type="float" office:value="44.1617" calcext:value-type="float">
            <text:p>44.1617</text:p>
          </table:table-cell>
          <table:table-cell office:value-type="float" office:value="55.6454" calcext:value-type="float">
            <text:p>55.6454</text:p>
          </table:table-cell>
          <table:table-cell office:value-type="float" office:value="266.834" calcext:value-type="float">
            <text:p>266.834</text:p>
          </table:table-cell>
          <table:table-cell office:value-type="float" office:value="45.0047" calcext:value-type="float">
            <text:p>45.0047</text:p>
          </table:table-cell>
          <table:table-cell/>
          <table:table-cell table:formula="of:=([.D719]-[.A719])/0.0166667" office:value-type="float" office:value="-2.37599524800951" calcext:value-type="float">
            <text:p>-2.37599524800951</text:p>
          </table:table-cell>
          <table:table-cell table:formula="of:=ABS([.E719]-[.B719])/0.0166667" office:value-type="float" office:value="787.67842464315" calcext:value-type="float">
            <text:p>787.67842464315</text:p>
          </table:table-cell>
          <table:table-cell table:formula="of:=([.F719]-[.C719])/0.0166667" office:value-type="float" office:value="50.5798988402021" calcext:value-type="float">
            <text:p>50.5798988402021</text:p>
          </table:table-cell>
          <table:table-cell table:formula="of:=DEGREES(ATAN(ABS([.F719]-[.C719])/ABS([.E719]-[.B719])))" office:value-type="float" office:value="3.67414063789896" calcext:value-type="float">
            <text:p>3.67414063789896</text:p>
          </table:table-cell>
          <table:table-cell table:formula="of:=SQRT(POWER([.H719];2)+POWER([.I719];2)+POWER([.J719];2))" office:value-type="float" office:value="789.304296306829" calcext:value-type="float">
            <text:p>789.304296306829</text:p>
          </table:table-cell>
        </table:table-row>
        <table:table-row table:style-name="ro1">
          <table:table-cell office:value-type="float" office:value="53.6402" calcext:value-type="float">
            <text:p>53.6402</text:p>
          </table:table-cell>
          <table:table-cell office:value-type="float" office:value="293.555" calcext:value-type="float">
            <text:p>293.555</text:p>
          </table:table-cell>
          <table:table-cell office:value-type="float" office:value="42.5656" calcext:value-type="float">
            <text:p>42.5656</text:p>
          </table:table-cell>
          <table:table-cell office:value-type="float" office:value="52.856" calcext:value-type="float">
            <text:p>52.856</text:p>
          </table:table-cell>
          <table:table-cell office:value-type="float" office:value="280.824" calcext:value-type="float">
            <text:p>280.824</text:p>
          </table:table-cell>
          <table:table-cell office:value-type="float" office:value="43.5531" calcext:value-type="float">
            <text:p>43.5531</text:p>
          </table:table-cell>
          <table:table-cell/>
          <table:table-cell table:formula="of:=([.D720]-[.A720])/0.0166667" office:value-type="float" office:value="-47.0519058961881" calcext:value-type="float">
            <text:p>-47.0519058961881</text:p>
          </table:table-cell>
          <table:table-cell table:formula="of:=ABS([.E720]-[.B720])/0.0166667" office:value-type="float" office:value="763.858472283055" calcext:value-type="float">
            <text:p>763.858472283055</text:p>
          </table:table-cell>
          <table:table-cell table:formula="of:=([.F720]-[.C720])/0.0166667" office:value-type="float" office:value="59.2498815002368" calcext:value-type="float">
            <text:p>59.2498815002368</text:p>
          </table:table-cell>
          <table:table-cell table:formula="of:=DEGREES(ATAN(ABS([.F720]-[.C720])/ABS([.E720]-[.B720])))" office:value-type="float" office:value="4.43535609294069" calcext:value-type="float">
            <text:p>4.43535609294069</text:p>
          </table:table-cell>
          <table:table-cell table:formula="of:=SQRT(POWER([.H720];2)+POWER([.I720];2)+POWER([.J720];2))" office:value-type="float" office:value="767.5963756981" calcext:value-type="float">
            <text:p>767.5963756981</text:p>
          </table:table-cell>
        </table:table-row>
        <table:table-row table:style-name="ro1">
          <table:table-cell office:value-type="float" office:value="53.2672" calcext:value-type="float">
            <text:p>53.2672</text:p>
          </table:table-cell>
          <table:table-cell office:value-type="float" office:value="283.54" calcext:value-type="float">
            <text:p>283.54</text:p>
          </table:table-cell>
          <table:table-cell office:value-type="float" office:value="43.877" calcext:value-type="float">
            <text:p>43.877</text:p>
          </table:table-cell>
          <table:table-cell office:value-type="float" office:value="52.5112" calcext:value-type="float">
            <text:p>52.5112</text:p>
          </table:table-cell>
          <table:table-cell office:value-type="float" office:value="271.28" calcext:value-type="float">
            <text:p>271.28</text:p>
          </table:table-cell>
          <table:table-cell office:value-type="float" office:value="44.8184" calcext:value-type="float">
            <text:p>44.8184</text:p>
          </table:table-cell>
          <table:table-cell/>
          <table:table-cell table:formula="of:=([.D721]-[.A721])/0.0166667" office:value-type="float" office:value="-45.3599092801815" calcext:value-type="float">
            <text:p>-45.3599092801815</text:p>
          </table:table-cell>
          <table:table-cell table:formula="of:=ABS([.E721]-[.B721])/0.0166667" office:value-type="float" office:value="735.598528802945" calcext:value-type="float">
            <text:p>735.598528802945</text:p>
          </table:table-cell>
          <table:table-cell table:formula="of:=([.F721]-[.C721])/0.0166667" office:value-type="float" office:value="56.4838870322256" calcext:value-type="float">
            <text:p>56.4838870322256</text:p>
          </table:table-cell>
          <table:table-cell table:formula="of:=DEGREES(ATAN(ABS([.F721]-[.C721])/ABS([.E721]-[.B721])))" office:value-type="float" office:value="4.3909144550552" calcext:value-type="float">
            <text:p>4.3909144550552</text:p>
          </table:table-cell>
          <table:table-cell table:formula="of:=SQRT(POWER([.H721];2)+POWER([.I721];2)+POWER([.J721];2))" office:value-type="float" office:value="739.157051269372" calcext:value-type="float">
            <text:p>739.157051269372</text:p>
          </table:table-cell>
        </table:table-row>
        <table:table-row table:style-name="ro1">
          <table:table-cell office:value-type="float" office:value="55.0289" calcext:value-type="float">
            <text:p>55.0289</text:p>
          </table:table-cell>
          <table:table-cell office:value-type="float" office:value="283.983" calcext:value-type="float">
            <text:p>283.983</text:p>
          </table:table-cell>
          <table:table-cell office:value-type="float" office:value="43.5375" calcext:value-type="float">
            <text:p>43.5375</text:p>
          </table:table-cell>
          <table:table-cell office:value-type="float" office:value="54.4706" calcext:value-type="float">
            <text:p>54.4706</text:p>
          </table:table-cell>
          <table:table-cell office:value-type="float" office:value="271.797" calcext:value-type="float">
            <text:p>271.797</text:p>
          </table:table-cell>
          <table:table-cell office:value-type="float" office:value="44.4705" calcext:value-type="float">
            <text:p>44.4705</text:p>
          </table:table-cell>
          <table:table-cell/>
          <table:table-cell table:formula="of:=([.D722]-[.A722])/0.0166667" office:value-type="float" office:value="-33.4979330041342" calcext:value-type="float">
            <text:p>-33.4979330041342</text:p>
          </table:table-cell>
          <table:table-cell table:formula="of:=ABS([.E722]-[.B722])/0.0166667" office:value-type="float" office:value="731.158537682923" calcext:value-type="float">
            <text:p>731.158537682923</text:p>
          </table:table-cell>
          <table:table-cell table:formula="of:=([.F722]-[.C722])/0.0166667" office:value-type="float" office:value="55.9798880402239" calcext:value-type="float">
            <text:p>55.9798880402239</text:p>
          </table:table-cell>
          <table:table-cell table:formula="of:=DEGREES(ATAN(ABS([.F722]-[.C722])/ABS([.E722]-[.B722])))" office:value-type="float" office:value="4.37821060257505" calcext:value-type="float">
            <text:p>4.37821060257505</text:p>
          </table:table-cell>
          <table:table-cell table:formula="of:=SQRT(POWER([.H722];2)+POWER([.I722];2)+POWER([.J722];2))" office:value-type="float" office:value="734.063121677677" calcext:value-type="float">
            <text:p>734.063121677677</text:p>
          </table:table-cell>
        </table:table-row>
        <table:table-row table:style-name="ro1">
          <table:table-cell office:value-type="float" office:value="54.5678" calcext:value-type="float">
            <text:p>54.5678</text:p>
          </table:table-cell>
          <table:table-cell office:value-type="float" office:value="275.799" calcext:value-type="float">
            <text:p>275.799</text:p>
          </table:table-cell>
          <table:table-cell office:value-type="float" office:value="44.0814" calcext:value-type="float">
            <text:p>44.0814</text:p>
          </table:table-cell>
          <table:table-cell office:value-type="float" office:value="53.776" calcext:value-type="float">
            <text:p>53.776</text:p>
          </table:table-cell>
          <table:table-cell office:value-type="float" office:value="264.017" calcext:value-type="float">
            <text:p>264.017</text:p>
          </table:table-cell>
          <table:table-cell office:value-type="float" office:value="44.5044" calcext:value-type="float">
            <text:p>44.5044</text:p>
          </table:table-cell>
          <table:table-cell/>
          <table:table-cell table:formula="of:=([.D723]-[.A723])/0.0166667" office:value-type="float" office:value="-47.5079049841897" calcext:value-type="float">
            <text:p>-47.5079049841897</text:p>
          </table:table-cell>
          <table:table-cell table:formula="of:=ABS([.E723]-[.B723])/0.0166667" office:value-type="float" office:value="706.918586162827" calcext:value-type="float">
            <text:p>706.918586162827</text:p>
          </table:table-cell>
          <table:table-cell table:formula="of:=([.F723]-[.C723])/0.0166667" office:value-type="float" office:value="25.3799492401012" calcext:value-type="float">
            <text:p>25.3799492401012</text:p>
          </table:table-cell>
          <table:table-cell table:formula="of:=DEGREES(ATAN(ABS([.F723]-[.C723])/ABS([.E723]-[.B723])))" office:value-type="float" office:value="2.05616275457611" calcext:value-type="float">
            <text:p>2.05616275457611</text:p>
          </table:table-cell>
          <table:table-cell table:formula="of:=SQRT(POWER([.H723];2)+POWER([.I723];2)+POWER([.J723];2))" office:value-type="float" office:value="708.96758058593" calcext:value-type="float">
            <text:p>708.96758058593</text:p>
          </table:table-cell>
        </table:table-row>
        <table:table-row table:style-name="ro1">
          <table:table-cell office:value-type="float" office:value="53.9302" calcext:value-type="float">
            <text:p>53.9302</text:p>
          </table:table-cell>
          <table:table-cell office:value-type="float" office:value="279.586" calcext:value-type="float">
            <text:p>279.586</text:p>
          </table:table-cell>
          <table:table-cell office:value-type="float" office:value="44.2382" calcext:value-type="float">
            <text:p>44.2382</text:p>
          </table:table-cell>
          <table:table-cell office:value-type="float" office:value="53.2818" calcext:value-type="float">
            <text:p>53.2818</text:p>
          </table:table-cell>
          <table:table-cell office:value-type="float" office:value="264.902" calcext:value-type="float">
            <text:p>264.902</text:p>
          </table:table-cell>
          <table:table-cell office:value-type="float" office:value="45.8215" calcext:value-type="float">
            <text:p>45.8215</text:p>
          </table:table-cell>
          <table:table-cell/>
          <table:table-cell table:formula="of:=([.D724]-[.A724])/0.0166667" office:value-type="float" office:value="-38.9039221921558" calcext:value-type="float">
            <text:p>-38.9039221921558</text:p>
          </table:table-cell>
          <table:table-cell table:formula="of:=ABS([.E724]-[.B724])/0.0166667" office:value-type="float" office:value="881.038237923526" calcext:value-type="float">
            <text:p>881.038237923526</text:p>
          </table:table-cell>
          <table:table-cell table:formula="of:=([.F724]-[.C724])/0.0166667" office:value-type="float" office:value="94.9978100043801" calcext:value-type="float">
            <text:p>94.9978100043801</text:p>
          </table:table-cell>
          <table:table-cell table:formula="of:=DEGREES(ATAN(ABS([.F724]-[.C724])/ABS([.E724]-[.B724])))" office:value-type="float" office:value="6.15413222881684" calcext:value-type="float">
            <text:p>6.15413222881684</text:p>
          </table:table-cell>
          <table:table-cell table:formula="of:=SQRT(POWER([.H724];2)+POWER([.I724];2)+POWER([.J724];2))" office:value-type="float" office:value="886.998577085078" calcext:value-type="float">
            <text:p>886.998577085078</text:p>
          </table:table-cell>
        </table:table-row>
        <table:table-row table:style-name="ro1">
          <table:table-cell office:value-type="float" office:value="54.5155" calcext:value-type="float">
            <text:p>54.5155</text:p>
          </table:table-cell>
          <table:table-cell office:value-type="float" office:value="283.931" calcext:value-type="float">
            <text:p>283.931</text:p>
          </table:table-cell>
          <table:table-cell office:value-type="float" office:value="43.2983" calcext:value-type="float">
            <text:p>43.2983</text:p>
          </table:table-cell>
          <table:table-cell office:value-type="float" office:value="54.0246" calcext:value-type="float">
            <text:p>54.0246</text:p>
          </table:table-cell>
          <table:table-cell office:value-type="float" office:value="270.418" calcext:value-type="float">
            <text:p>270.418</text:p>
          </table:table-cell>
          <table:table-cell office:value-type="float" office:value="44.4489" calcext:value-type="float">
            <text:p>44.4489</text:p>
          </table:table-cell>
          <table:table-cell/>
          <table:table-cell table:formula="of:=([.D725]-[.A725])/0.0166667" office:value-type="float" office:value="-29.453941092118" calcext:value-type="float">
            <text:p>-29.453941092118</text:p>
          </table:table-cell>
          <table:table-cell table:formula="of:=ABS([.E725]-[.B725])/0.0166667" office:value-type="float" office:value="810.778378443242" calcext:value-type="float">
            <text:p>810.778378443242</text:p>
          </table:table-cell>
          <table:table-cell table:formula="of:=([.F725]-[.C725])/0.0166667" office:value-type="float" office:value="69.0358619282764" calcext:value-type="float">
            <text:p>69.0358619282764</text:p>
          </table:table-cell>
          <table:table-cell table:formula="of:=DEGREES(ATAN(ABS([.F725]-[.C725])/ABS([.E725]-[.B725])))" office:value-type="float" office:value="4.86686103456844" calcext:value-type="float">
            <text:p>4.86686103456844</text:p>
          </table:table-cell>
          <table:table-cell table:formula="of:=SQRT(POWER([.H725];2)+POWER([.I725];2)+POWER([.J725];2))" office:value-type="float" office:value="814.245088305168" calcext:value-type="float">
            <text:p>814.245088305168</text:p>
          </table:table-cell>
        </table:table-row>
        <table:table-row table:style-name="ro1">
          <table:table-cell office:value-type="float" office:value="54.5224" calcext:value-type="float">
            <text:p>54.5224</text:p>
          </table:table-cell>
          <table:table-cell office:value-type="float" office:value="277.093" calcext:value-type="float">
            <text:p>277.093</text:p>
          </table:table-cell>
          <table:table-cell office:value-type="float" office:value="44.1257" calcext:value-type="float">
            <text:p>44.1257</text:p>
          </table:table-cell>
          <table:table-cell office:value-type="float" office:value="54.0851" calcext:value-type="float">
            <text:p>54.0851</text:p>
          </table:table-cell>
          <table:table-cell office:value-type="float" office:value="262.71" calcext:value-type="float">
            <text:p>262.71</text:p>
          </table:table-cell>
          <table:table-cell office:value-type="float" office:value="45.1959" calcext:value-type="float">
            <text:p>45.1959</text:p>
          </table:table-cell>
          <table:table-cell/>
          <table:table-cell table:formula="of:=([.D726]-[.A726])/0.0166667" office:value-type="float" office:value="-26.237947524105" calcext:value-type="float">
            <text:p>-26.237947524105</text:p>
          </table:table-cell>
          <table:table-cell table:formula="of:=ABS([.E726]-[.B726])/0.0166667" office:value-type="float" office:value="862.978274043454" calcext:value-type="float">
            <text:p>862.978274043454</text:p>
          </table:table-cell>
          <table:table-cell table:formula="of:=([.F726]-[.C726])/0.0166667" office:value-type="float" office:value="64.2118715762568" calcext:value-type="float">
            <text:p>64.2118715762568</text:p>
          </table:table-cell>
          <table:table-cell table:formula="of:=DEGREES(ATAN(ABS([.F726]-[.C726])/ABS([.E726]-[.B726])))" office:value-type="float" office:value="4.25538180739673" calcext:value-type="float">
            <text:p>4.25538180739673</text:p>
          </table:table-cell>
          <table:table-cell table:formula="of:=SQRT(POWER([.H726];2)+POWER([.I726];2)+POWER([.J726];2))" office:value-type="float" office:value="865.761569840463" calcext:value-type="float">
            <text:p>865.761569840463</text:p>
          </table:table-cell>
        </table:table-row>
        <table:table-row table:style-name="ro1">
          <table:table-cell office:value-type="float" office:value="55.0359" calcext:value-type="float">
            <text:p>55.0359</text:p>
          </table:table-cell>
          <table:table-cell office:value-type="float" office:value="283.935" calcext:value-type="float">
            <text:p>283.935</text:p>
          </table:table-cell>
          <table:table-cell office:value-type="float" office:value="43.7975" calcext:value-type="float">
            <text:p>43.7975</text:p>
          </table:table-cell>
          <table:table-cell office:value-type="float" office:value="54.4775" calcext:value-type="float">
            <text:p>54.4775</text:p>
          </table:table-cell>
          <table:table-cell office:value-type="float" office:value="271.754" calcext:value-type="float">
            <text:p>271.754</text:p>
          </table:table-cell>
          <table:table-cell office:value-type="float" office:value="44.7234" calcext:value-type="float">
            <text:p>44.7234</text:p>
          </table:table-cell>
          <table:table-cell/>
          <table:table-cell table:formula="of:=([.D727]-[.A727])/0.0166667" office:value-type="float" office:value="-33.5039329921339" calcext:value-type="float">
            <text:p>-33.5039329921339</text:p>
          </table:table-cell>
          <table:table-cell table:formula="of:=ABS([.E727]-[.B727])/0.0166667" office:value-type="float" office:value="730.858538282923" calcext:value-type="float">
            <text:p>730.858538282923</text:p>
          </table:table-cell>
          <table:table-cell table:formula="of:=([.F727]-[.C727])/0.0166667" office:value-type="float" office:value="55.5538888922221" calcext:value-type="float">
            <text:p>55.5538888922221</text:p>
          </table:table-cell>
          <table:table-cell table:formula="of:=DEGREES(ATAN(ABS([.F727]-[.C727])/ABS([.E727]-[.B727])))" office:value-type="float" office:value="4.34679779710943" calcext:value-type="float">
            <text:p>4.34679779710943</text:p>
          </table:table-cell>
          <table:table-cell table:formula="of:=SQRT(POWER([.H727];2)+POWER([.I727];2)+POWER([.J727];2))" office:value-type="float" office:value="733.732206651746" calcext:value-type="float">
            <text:p>733.732206651746</text:p>
          </table:table-cell>
        </table:table-row>
        <table:table-row table:style-name="ro1">
          <table:table-cell office:value-type="float" office:value="56.4605" calcext:value-type="float">
            <text:p>56.4605</text:p>
          </table:table-cell>
          <table:table-cell office:value-type="float" office:value="287.03" calcext:value-type="float">
            <text:p>287.03</text:p>
          </table:table-cell>
          <table:table-cell office:value-type="float" office:value="43.2996" calcext:value-type="float">
            <text:p>43.2996</text:p>
          </table:table-cell>
          <table:table-cell office:value-type="float" office:value="56.6572" calcext:value-type="float">
            <text:p>56.6572</text:p>
          </table:table-cell>
          <table:table-cell office:value-type="float" office:value="273.509" calcext:value-type="float">
            <text:p>273.509</text:p>
          </table:table-cell>
          <table:table-cell office:value-type="float" office:value="44.6705" calcext:value-type="float">
            <text:p>44.6705</text:p>
          </table:table-cell>
          <table:table-cell/>
          <table:table-cell table:formula="of:=([.D728]-[.A728])/0.0166667" office:value-type="float" office:value="11.8019763960472" calcext:value-type="float">
            <text:p>11.8019763960472</text:p>
          </table:table-cell>
          <table:table-cell table:formula="of:=ABS([.E728]-[.B728])/0.0166667" office:value-type="float" office:value="811.258377483243" calcext:value-type="float">
            <text:p>811.258377483243</text:p>
          </table:table-cell>
          <table:table-cell table:formula="of:=([.F728]-[.C728])/0.0166667" office:value-type="float" office:value="82.2538354923289" calcext:value-type="float">
            <text:p>82.2538354923289</text:p>
          </table:table-cell>
          <table:table-cell table:formula="of:=DEGREES(ATAN(ABS([.F728]-[.C728])/ABS([.E728]-[.B728])))" office:value-type="float" office:value="5.78945921427579" calcext:value-type="float">
            <text:p>5.78945921427579</text:p>
          </table:table-cell>
          <table:table-cell table:formula="of:=SQRT(POWER([.H728];2)+POWER([.I728];2)+POWER([.J728];2))" office:value-type="float" office:value="815.502995173405" calcext:value-type="float">
            <text:p>815.502995173405</text:p>
          </table:table-cell>
        </table:table-row>
        <table:table-row table:style-name="ro1">
          <table:table-cell office:value-type="float" office:value="56.7222" calcext:value-type="float">
            <text:p>56.7222</text:p>
          </table:table-cell>
          <table:table-cell office:value-type="float" office:value="287.024" calcext:value-type="float">
            <text:p>287.024</text:p>
          </table:table-cell>
          <table:table-cell office:value-type="float" office:value="43.5519" calcext:value-type="float">
            <text:p>43.5519</text:p>
          </table:table-cell>
          <table:table-cell office:value-type="float" office:value="56.8593" calcext:value-type="float">
            <text:p>56.8593</text:p>
          </table:table-cell>
          <table:table-cell office:value-type="float" office:value="274.894" calcext:value-type="float">
            <text:p>274.894</text:p>
          </table:table-cell>
          <table:table-cell office:value-type="float" office:value="44.4497" calcext:value-type="float">
            <text:p>44.4497</text:p>
          </table:table-cell>
          <table:table-cell/>
          <table:table-cell table:formula="of:=([.D729]-[.A729])/0.0166667" office:value-type="float" office:value="8.22598354803271" calcext:value-type="float">
            <text:p>8.22598354803271</text:p>
          </table:table-cell>
          <table:table-cell table:formula="of:=ABS([.E729]-[.B729])/0.0166667" office:value-type="float" office:value="727.798544402911" calcext:value-type="float">
            <text:p>727.798544402911</text:p>
          </table:table-cell>
          <table:table-cell table:formula="of:=([.F729]-[.C729])/0.0166667" office:value-type="float" office:value="53.8678922642153" calcext:value-type="float">
            <text:p>53.8678922642153</text:p>
          </table:table-cell>
          <table:table-cell table:formula="of:=DEGREES(ATAN(ABS([.F729]-[.C729])/ABS([.E729]-[.B729])))" office:value-type="float" office:value="4.23301939906178" calcext:value-type="float">
            <text:p>4.23301939906178</text:p>
          </table:table-cell>
          <table:table-cell table:formula="of:=SQRT(POWER([.H729];2)+POWER([.I729];2)+POWER([.J729];2))" office:value-type="float" office:value="729.835692370082" calcext:value-type="float">
            <text:p>729.835692370082</text:p>
          </table:table-cell>
        </table:table-row>
        <table:table-row table:style-name="ro1">
          <table:table-cell office:value-type="float" office:value="56.508" calcext:value-type="float">
            <text:p>56.508</text:p>
          </table:table-cell>
          <table:table-cell office:value-type="float" office:value="285.633" calcext:value-type="float">
            <text:p>285.633</text:p>
          </table:table-cell>
          <table:table-cell office:value-type="float" office:value="43.5174" calcext:value-type="float">
            <text:p>43.5174</text:p>
          </table:table-cell>
          <table:table-cell office:value-type="float" office:value="56.8983" calcext:value-type="float">
            <text:p>56.8983</text:p>
          </table:table-cell>
          <table:table-cell office:value-type="float" office:value="273.61" calcext:value-type="float">
            <text:p>273.61</text:p>
          </table:table-cell>
          <table:table-cell office:value-type="float" office:value="44.4051" calcext:value-type="float">
            <text:p>44.4051</text:p>
          </table:table-cell>
          <table:table-cell/>
          <table:table-cell table:formula="of:=([.D730]-[.A730])/0.0166667" office:value-type="float" office:value="23.4179531640935" calcext:value-type="float">
            <text:p>23.4179531640935</text:p>
          </table:table-cell>
          <table:table-cell table:formula="of:=ABS([.E730]-[.B730])/0.0166667" office:value-type="float" office:value="721.378557242884" calcext:value-type="float">
            <text:p>721.378557242884</text:p>
          </table:table-cell>
          <table:table-cell table:formula="of:=([.F730]-[.C730])/0.0166667" office:value-type="float" office:value="53.2618934762128" calcext:value-type="float">
            <text:p>53.2618934762128</text:p>
          </table:table-cell>
          <table:table-cell table:formula="of:=DEGREES(ATAN(ABS([.F730]-[.C730])/ABS([.E730]-[.B730])))" office:value-type="float" office:value="4.22268508812277" calcext:value-type="float">
            <text:p>4.22268508812277</text:p>
          </table:table-cell>
          <table:table-cell table:formula="of:=SQRT(POWER([.H730];2)+POWER([.I730];2)+POWER([.J730];2))" office:value-type="float" office:value="723.721115262565" calcext:value-type="float">
            <text:p>723.721115262565</text:p>
          </table:table-cell>
        </table:table-row>
        <table:table-row table:style-name="ro1">
          <table:table-cell office:value-type="float" office:value="57.1013" calcext:value-type="float">
            <text:p>57.1013</text:p>
          </table:table-cell>
          <table:table-cell office:value-type="float" office:value="283.018" calcext:value-type="float">
            <text:p>283.018</text:p>
          </table:table-cell>
          <table:table-cell office:value-type="float" office:value="43.6682" calcext:value-type="float">
            <text:p>43.6682</text:p>
          </table:table-cell>
          <table:table-cell office:value-type="float" office:value="57.4683" calcext:value-type="float">
            <text:p>57.4683</text:p>
          </table:table-cell>
          <table:table-cell office:value-type="float" office:value="271.173" calcext:value-type="float">
            <text:p>271.173</text:p>
          </table:table-cell>
          <table:table-cell office:value-type="float" office:value="44.294" calcext:value-type="float">
            <text:p>44.294</text:p>
          </table:table-cell>
          <table:table-cell/>
          <table:table-cell table:formula="of:=([.D731]-[.A731])/0.0166667" office:value-type="float" office:value="22.0199559600879" calcext:value-type="float">
            <text:p>22.0199559600879</text:p>
          </table:table-cell>
          <table:table-cell table:formula="of:=ABS([.E731]-[.B731])/0.0166667" office:value-type="float" office:value="710.698578602841" calcext:value-type="float">
            <text:p>710.698578602841</text:p>
          </table:table-cell>
          <table:table-cell table:formula="of:=([.F731]-[.C731])/0.0166667" office:value-type="float" office:value="37.5479249041501" calcext:value-type="float">
            <text:p>37.5479249041501</text:p>
          </table:table-cell>
          <table:table-cell table:formula="of:=DEGREES(ATAN(ABS([.F731]-[.C731])/ABS([.E731]-[.B731])))" office:value-type="float" office:value="3.02426286761418" calcext:value-type="float">
            <text:p>3.02426286761418</text:p>
          </table:table-cell>
          <table:table-cell table:formula="of:=SQRT(POWER([.H731];2)+POWER([.I731];2)+POWER([.J731];2))" office:value-type="float" office:value="712.030332747974" calcext:value-type="float">
            <text:p>712.030332747974</text:p>
          </table:table-cell>
        </table:table-row>
        <table:table-row table:style-name="ro1">
          <table:table-cell office:value-type="float" office:value="55.9573" calcext:value-type="float">
            <text:p>55.9573</text:p>
          </table:table-cell>
          <table:table-cell office:value-type="float" office:value="286.879" calcext:value-type="float">
            <text:p>286.879</text:p>
          </table:table-cell>
          <table:table-cell office:value-type="float" office:value="43.5822" calcext:value-type="float">
            <text:p>43.5822</text:p>
          </table:table-cell>
          <table:table-cell office:value-type="float" office:value="56.1621" calcext:value-type="float">
            <text:p>56.1621</text:p>
          </table:table-cell>
          <table:table-cell office:value-type="float" office:value="273.41" calcext:value-type="float">
            <text:p>273.41</text:p>
          </table:table-cell>
          <table:table-cell office:value-type="float" office:value="44.6911" calcext:value-type="float">
            <text:p>44.6911</text:p>
          </table:table-cell>
          <table:table-cell/>
          <table:table-cell table:formula="of:=([.D732]-[.A732])/0.0166667" office:value-type="float" office:value="12.2879754240491" calcext:value-type="float">
            <text:p>12.2879754240491</text:p>
          </table:table-cell>
          <table:table-cell table:formula="of:=ABS([.E732]-[.B732])/0.0166667" office:value-type="float" office:value="808.138383723232" calcext:value-type="float">
            <text:p>808.138383723232</text:p>
          </table:table-cell>
          <table:table-cell table:formula="of:=([.F732]-[.C732])/0.0166667" office:value-type="float" office:value="66.5338669322661" calcext:value-type="float">
            <text:p>66.5338669322661</text:p>
          </table:table-cell>
          <table:table-cell table:formula="of:=DEGREES(ATAN(ABS([.F732]-[.C732])/ABS([.E732]-[.B732])))" office:value-type="float" office:value="4.70653495980259" calcext:value-type="float">
            <text:p>4.70653495980259</text:p>
          </table:table-cell>
          <table:table-cell table:formula="of:=SQRT(POWER([.H732];2)+POWER([.I732];2)+POWER([.J732];2))" office:value-type="float" office:value="810.965718779642" calcext:value-type="float">
            <text:p>810.965718779642</text:p>
          </table:table-cell>
        </table:table-row>
        <table:table-row table:style-name="ro1">
          <table:table-cell office:value-type="float" office:value="57.1465" calcext:value-type="float">
            <text:p>57.1465</text:p>
          </table:table-cell>
          <table:table-cell office:value-type="float" office:value="281.645" calcext:value-type="float">
            <text:p>281.645</text:p>
          </table:table-cell>
          <table:table-cell office:value-type="float" office:value="43.8832" calcext:value-type="float">
            <text:p>43.8832</text:p>
          </table:table-cell>
          <table:table-cell office:value-type="float" office:value="57.5114" calcext:value-type="float">
            <text:p>57.5114</text:p>
          </table:table-cell>
          <table:table-cell office:value-type="float" office:value="269.865" calcext:value-type="float">
            <text:p>269.865</text:p>
          </table:table-cell>
          <table:table-cell office:value-type="float" office:value="44.5023" calcext:value-type="float">
            <text:p>44.5023</text:p>
          </table:table-cell>
          <table:table-cell/>
          <table:table-cell table:formula="of:=([.D733]-[.A733])/0.0166667" office:value-type="float" office:value="21.8939562120875" calcext:value-type="float">
            <text:p>21.8939562120875</text:p>
          </table:table-cell>
          <table:table-cell table:formula="of:=ABS([.E733]-[.B733])/0.0166667" office:value-type="float" office:value="706.798586402826" calcext:value-type="float">
            <text:p>706.798586402826</text:p>
          </table:table-cell>
          <table:table-cell table:formula="of:=([.F733]-[.C733])/0.0166667" office:value-type="float" office:value="37.1459257081483" calcext:value-type="float">
            <text:p>37.1459257081483</text:p>
          </table:table-cell>
          <table:table-cell table:formula="of:=DEGREES(ATAN(ABS([.F733]-[.C733])/ABS([.E733]-[.B733])))" office:value-type="float" office:value="3.00842214258734" calcext:value-type="float">
            <text:p>3.00842214258734</text:p>
          </table:table-cell>
          <table:table-cell table:formula="of:=SQRT(POWER([.H733];2)+POWER([.I733];2)+POWER([.J733];2))" office:value-type="float" office:value="708.112566514932" calcext:value-type="float">
            <text:p>708.112566514932</text:p>
          </table:table-cell>
        </table:table-row>
        <table:table-row table:style-name="ro1">
          <table:table-cell office:value-type="float" office:value="56.1039" calcext:value-type="float">
            <text:p>56.1039</text:p>
          </table:table-cell>
          <table:table-cell office:value-type="float" office:value="282.709" calcext:value-type="float">
            <text:p>282.709</text:p>
          </table:table-cell>
          <table:table-cell office:value-type="float" office:value="44.2301" calcext:value-type="float">
            <text:p>44.2301</text:p>
          </table:table-cell>
          <table:table-cell office:value-type="float" office:value="56.3497" calcext:value-type="float">
            <text:p>56.3497</text:p>
          </table:table-cell>
          <table:table-cell office:value-type="float" office:value="268.158" calcext:value-type="float">
            <text:p>268.158</text:p>
          </table:table-cell>
          <table:table-cell office:value-type="float" office:value="45.5187" calcext:value-type="float">
            <text:p>45.5187</text:p>
          </table:table-cell>
          <table:table-cell/>
          <table:table-cell table:formula="of:=([.D734]-[.A734])/0.0166667" office:value-type="float" office:value="14.7479705040587" calcext:value-type="float">
            <text:p>14.7479705040587</text:p>
          </table:table-cell>
          <table:table-cell table:formula="of:=ABS([.E734]-[.B734])/0.0166667" office:value-type="float" office:value="873.058253883491" calcext:value-type="float">
            <text:p>873.058253883491</text:p>
          </table:table-cell>
          <table:table-cell table:formula="of:=([.F734]-[.C734])/0.0166667" office:value-type="float" office:value="77.3158453683094" calcext:value-type="float">
            <text:p>77.3158453683094</text:p>
          </table:table-cell>
          <table:table-cell table:formula="of:=DEGREES(ATAN(ABS([.F734]-[.C734])/ABS([.E734]-[.B734])))" office:value-type="float" office:value="5.06076825851445" calcext:value-type="float">
            <text:p>5.06076825851445</text:p>
          </table:table-cell>
          <table:table-cell table:formula="of:=SQRT(POWER([.H734];2)+POWER([.I734];2)+POWER([.J734];2))" office:value-type="float" office:value="876.5990858158" calcext:value-type="float">
            <text:p>876.5990858158</text:p>
          </table:table-cell>
        </table:table-row>
        <table:table-row table:style-name="ro1">
          <table:table-cell office:value-type="float" office:value="56.2002" calcext:value-type="float">
            <text:p>56.2002</text:p>
          </table:table-cell>
          <table:table-cell office:value-type="float" office:value="279.967" calcext:value-type="float">
            <text:p>279.967</text:p>
          </table:table-cell>
          <table:table-cell office:value-type="float" office:value="44.6562" calcext:value-type="float">
            <text:p>44.6562</text:p>
          </table:table-cell>
          <table:table-cell office:value-type="float" office:value="56.1651" calcext:value-type="float">
            <text:p>56.1651</text:p>
          </table:table-cell>
          <table:table-cell office:value-type="float" office:value="266.726" calcext:value-type="float">
            <text:p>266.726</text:p>
          </table:table-cell>
          <table:table-cell office:value-type="float" office:value="46.233" calcext:value-type="float">
            <text:p>46.233</text:p>
          </table:table-cell>
          <table:table-cell/>
          <table:table-cell table:formula="of:=([.D735]-[.A735])/0.0166667" office:value-type="float" office:value="-2.10599578800842" calcext:value-type="float">
            <text:p>-2.10599578800842</text:p>
          </table:table-cell>
          <table:table-cell table:formula="of:=ABS([.E735]-[.B735])/0.0166667" office:value-type="float" office:value="794.458411083177" calcext:value-type="float">
            <text:p>794.458411083177</text:p>
          </table:table-cell>
          <table:table-cell table:formula="of:=([.F735]-[.C735])/0.0166667" office:value-type="float" office:value="94.6078107843784" calcext:value-type="float">
            <text:p>94.6078107843784</text:p>
          </table:table-cell>
          <table:table-cell table:formula="of:=DEGREES(ATAN(ABS([.F735]-[.C735])/ABS([.E735]-[.B735])))" office:value-type="float" office:value="6.79106727036303" calcext:value-type="float">
            <text:p>6.79106727036303</text:p>
          </table:table-cell>
          <table:table-cell table:formula="of:=SQRT(POWER([.H735];2)+POWER([.I735];2)+POWER([.J735];2))" office:value-type="float" office:value="800.074521541886" calcext:value-type="float">
            <text:p>800.074521541886</text:p>
          </table:table-cell>
        </table:table-row>
        <table:table-row table:style-name="ro1">
          <table:table-cell office:value-type="float" office:value="56.2258" calcext:value-type="float">
            <text:p>56.2258</text:p>
          </table:table-cell>
          <table:table-cell office:value-type="float" office:value="294.071" calcext:value-type="float">
            <text:p>294.071</text:p>
          </table:table-cell>
          <table:table-cell office:value-type="float" office:value="42.4595" calcext:value-type="float">
            <text:p>42.4595</text:p>
          </table:table-cell>
          <table:table-cell office:value-type="float" office:value="56.973" calcext:value-type="float">
            <text:p>56.973</text:p>
          </table:table-cell>
          <table:table-cell office:value-type="float" office:value="278.965" calcext:value-type="float">
            <text:p>278.965</text:p>
          </table:table-cell>
          <table:table-cell office:value-type="float" office:value="43.8056" calcext:value-type="float">
            <text:p>43.8056</text:p>
          </table:table-cell>
          <table:table-cell/>
          <table:table-cell table:formula="of:=([.D736]-[.A736])/0.0166667" office:value-type="float" office:value="44.8319103361793" calcext:value-type="float">
            <text:p>44.8319103361793</text:p>
          </table:table-cell>
          <table:table-cell table:formula="of:=ABS([.E736]-[.B736])/0.0166667" office:value-type="float" office:value="906.358187283629" calcext:value-type="float">
            <text:p>906.358187283629</text:p>
          </table:table-cell>
          <table:table-cell table:formula="of:=([.F736]-[.C736])/0.0166667" office:value-type="float" office:value="80.7658384683231" calcext:value-type="float">
            <text:p>80.7658384683231</text:p>
          </table:table-cell>
          <table:table-cell table:formula="of:=DEGREES(ATAN(ABS([.F736]-[.C736])/ABS([.E736]-[.B736])))" office:value-type="float" office:value="5.09219336581884" calcext:value-type="float">
            <text:p>5.09219336581884</text:p>
          </table:table-cell>
          <table:table-cell table:formula="of:=SQRT(POWER([.H736];2)+POWER([.I736];2)+POWER([.J736];2))" office:value-type="float" office:value="911.053337902863" calcext:value-type="float">
            <text:p>911.053337902863</text:p>
          </table:table-cell>
        </table:table-row>
        <table:table-row table:style-name="ro1">
          <table:table-cell office:value-type="float" office:value="55.802" calcext:value-type="float">
            <text:p>55.802</text:p>
          </table:table-cell>
          <table:table-cell office:value-type="float" office:value="291.156" calcext:value-type="float">
            <text:p>291.156</text:p>
          </table:table-cell>
          <table:table-cell office:value-type="float" office:value="42.6612" calcext:value-type="float">
            <text:p>42.6612</text:p>
          </table:table-cell>
          <table:table-cell office:value-type="float" office:value="56.0058" calcext:value-type="float">
            <text:p>56.0058</text:p>
          </table:table-cell>
          <table:table-cell office:value-type="float" office:value="277.505" calcext:value-type="float">
            <text:p>277.505</text:p>
          </table:table-cell>
          <table:table-cell office:value-type="float" office:value="43.5473" calcext:value-type="float">
            <text:p>43.5473</text:p>
          </table:table-cell>
          <table:table-cell/>
          <table:table-cell table:formula="of:=([.D737]-[.A737])/0.0166667" office:value-type="float" office:value="12.227975544049" calcext:value-type="float">
            <text:p>12.227975544049</text:p>
          </table:table-cell>
          <table:table-cell table:formula="of:=ABS([.E737]-[.B737])/0.0166667" office:value-type="float" office:value="819.058361883277" calcext:value-type="float">
            <text:p>819.058361883277</text:p>
          </table:table-cell>
          <table:table-cell table:formula="of:=([.F737]-[.C737])/0.0166667" office:value-type="float" office:value="53.1658936682126" calcext:value-type="float">
            <text:p>53.1658936682126</text:p>
          </table:table-cell>
          <table:table-cell table:formula="of:=DEGREES(ATAN(ABS([.F737]-[.C737])/ABS([.E737]-[.B737])))" office:value-type="float" office:value="3.71391581859086" calcext:value-type="float">
            <text:p>3.71391581859086</text:p>
          </table:table-cell>
          <table:table-cell table:formula="of:=SQRT(POWER([.H737];2)+POWER([.I737];2)+POWER([.J737];2))" office:value-type="float" office:value="820.8731545168" calcext:value-type="float">
            <text:p>820.8731545168</text:p>
          </table:table-cell>
        </table:table-row>
        <table:table-row table:style-name="ro1">
          <table:table-cell office:value-type="float" office:value="57.2132" calcext:value-type="float">
            <text:p>57.2132</text:p>
          </table:table-cell>
          <table:table-cell office:value-type="float" office:value="287.279" calcext:value-type="float">
            <text:p>287.279</text:p>
          </table:table-cell>
          <table:table-cell office:value-type="float" office:value="42.7445" calcext:value-type="float">
            <text:p>42.7445</text:p>
          </table:table-cell>
          <table:table-cell office:value-type="float" office:value="58.1137" calcext:value-type="float">
            <text:p>58.1137</text:p>
          </table:table-cell>
          <table:table-cell office:value-type="float" office:value="274.051" calcext:value-type="float">
            <text:p>274.051</text:p>
          </table:table-cell>
          <table:table-cell office:value-type="float" office:value="43.333" calcext:value-type="float">
            <text:p>43.333</text:p>
          </table:table-cell>
          <table:table-cell/>
          <table:table-cell table:formula="of:=([.D738]-[.A738])/0.0166667" office:value-type="float" office:value="54.0298919402162" calcext:value-type="float">
            <text:p>54.0298919402162</text:p>
          </table:table-cell>
          <table:table-cell table:formula="of:=ABS([.E738]-[.B738])/0.0166667" office:value-type="float" office:value="793.678412643175" calcext:value-type="float">
            <text:p>793.678412643175</text:p>
          </table:table-cell>
          <table:table-cell table:formula="of:=([.F738]-[.C738])/0.0166667" office:value-type="float" office:value="35.309929380141" calcext:value-type="float">
            <text:p>35.309929380141</text:p>
          </table:table-cell>
          <table:table-cell table:formula="of:=DEGREES(ATAN(ABS([.F738]-[.C738])/ABS([.E738]-[.B738])))" office:value-type="float" office:value="2.5473500605071" calcext:value-type="float">
            <text:p>2.5473500605071</text:p>
          </table:table-cell>
          <table:table-cell table:formula="of:=SQRT(POWER([.H738];2)+POWER([.I738];2)+POWER([.J738];2))" office:value-type="float" office:value="796.298589118235" calcext:value-type="float">
            <text:p>796.298589118235</text:p>
          </table:table-cell>
        </table:table-row>
        <table:table-row table:style-name="ro1">
          <table:table-cell office:value-type="float" office:value="57.2234" calcext:value-type="float">
            <text:p>57.2234</text:p>
          </table:table-cell>
          <table:table-cell office:value-type="float" office:value="279.026" calcext:value-type="float">
            <text:p>279.026</text:p>
          </table:table-cell>
          <table:table-cell office:value-type="float" office:value="43.7934" calcext:value-type="float">
            <text:p>43.7934</text:p>
          </table:table-cell>
          <table:table-cell office:value-type="float" office:value="58.3929" calcext:value-type="float">
            <text:p>58.3929</text:p>
          </table:table-cell>
          <table:table-cell office:value-type="float" office:value="264.996" calcext:value-type="float">
            <text:p>264.996</text:p>
          </table:table-cell>
          <table:table-cell office:value-type="float" office:value="44.5428" calcext:value-type="float">
            <text:p>44.5428</text:p>
          </table:table-cell>
          <table:table-cell/>
          <table:table-cell table:formula="of:=([.D739]-[.A739])/0.0166667" office:value-type="float" office:value="70.1698596602806" calcext:value-type="float">
            <text:p>70.1698596602806</text:p>
          </table:table-cell>
          <table:table-cell table:formula="of:=ABS([.E739]-[.B739])/0.0166667" office:value-type="float" office:value="841.798316403369" calcext:value-type="float">
            <text:p>841.798316403369</text:p>
          </table:table-cell>
          <table:table-cell table:formula="of:=([.F739]-[.C739])/0.0166667" office:value-type="float" office:value="44.9639100721799" calcext:value-type="float">
            <text:p>44.9639100721799</text:p>
          </table:table-cell>
          <table:table-cell table:formula="of:=DEGREES(ATAN(ABS([.F739]-[.C739])/ABS([.E739]-[.B739])))" office:value-type="float" office:value="3.05749767927902" calcext:value-type="float">
            <text:p>3.05749767927902</text:p>
          </table:table-cell>
          <table:table-cell table:formula="of:=SQRT(POWER([.H739];2)+POWER([.I739];2)+POWER([.J739];2))" office:value-type="float" office:value="845.913688217225" calcext:value-type="float">
            <text:p>845.913688217225</text:p>
          </table:table-cell>
        </table:table-row>
        <table:table-row table:style-name="ro1">
          <table:table-cell office:value-type="float" office:value="57.9334" calcext:value-type="float">
            <text:p>57.9334</text:p>
          </table:table-cell>
          <table:table-cell office:value-type="float" office:value="280.534" calcext:value-type="float">
            <text:p>280.534</text:p>
          </table:table-cell>
          <table:table-cell office:value-type="float" office:value="43.5482" calcext:value-type="float">
            <text:p>43.5482</text:p>
          </table:table-cell>
          <table:table-cell office:value-type="float" office:value="57.2969" calcext:value-type="float">
            <text:p>57.2969</text:p>
          </table:table-cell>
          <table:table-cell office:value-type="float" office:value="268.608" calcext:value-type="float">
            <text:p>268.608</text:p>
          </table:table-cell>
          <table:table-cell office:value-type="float" office:value="44.2159" calcext:value-type="float">
            <text:p>44.2159</text:p>
          </table:table-cell>
          <table:table-cell/>
          <table:table-cell table:formula="of:=([.D740]-[.A740])/0.0166667" office:value-type="float" office:value="-38.1899236201526" calcext:value-type="float">
            <text:p>-38.1899236201526</text:p>
          </table:table-cell>
          <table:table-cell table:formula="of:=ABS([.E740]-[.B740])/0.0166667" office:value-type="float" office:value="715.558568882862" calcext:value-type="float">
            <text:p>715.558568882862</text:p>
          </table:table-cell>
          <table:table-cell table:formula="of:=([.F740]-[.C740])/0.0166667" office:value-type="float" office:value="40.06191987616" calcext:value-type="float">
            <text:p>40.06191987616</text:p>
          </table:table-cell>
          <table:table-cell table:formula="of:=DEGREES(ATAN(ABS([.F740]-[.C740])/ABS([.E740]-[.B740])))" office:value-type="float" office:value="3.20446880660251" calcext:value-type="float">
            <text:p>3.20446880660251</text:p>
          </table:table-cell>
          <table:table-cell table:formula="of:=SQRT(POWER([.H740];2)+POWER([.I740];2)+POWER([.J740];2))" office:value-type="float" office:value="717.695961526861" calcext:value-type="float">
            <text:p>717.695961526861</text:p>
          </table:table-cell>
        </table:table-row>
        <table:table-row table:style-name="ro1">
          <table:table-cell office:value-type="float" office:value="69.3456" calcext:value-type="float">
            <text:p>69.3456</text:p>
          </table:table-cell>
          <table:table-cell office:value-type="float" office:value="279.415" calcext:value-type="float">
            <text:p>279.415</text:p>
          </table:table-cell>
          <table:table-cell office:value-type="float" office:value="44.8645" calcext:value-type="float">
            <text:p>44.8645</text:p>
          </table:table-cell>
          <table:table-cell office:value-type="float" office:value="69.4262" calcext:value-type="float">
            <text:p>69.4262</text:p>
          </table:table-cell>
          <table:table-cell office:value-type="float" office:value="264.164" calcext:value-type="float">
            <text:p>264.164</text:p>
          </table:table-cell>
          <table:table-cell office:value-type="float" office:value="45.7809" calcext:value-type="float">
            <text:p>45.7809</text:p>
          </table:table-cell>
          <table:table-cell/>
          <table:table-cell table:formula="of:=([.D741]-[.A741])/0.0166667" office:value-type="float" office:value="4.83599032801873" calcext:value-type="float">
            <text:p>4.83599032801873</text:p>
          </table:table-cell>
          <table:table-cell table:formula="of:=ABS([.E741]-[.B741])/0.0166667" office:value-type="float" office:value="915.058169883662" calcext:value-type="float">
            <text:p>915.058169883662</text:p>
          </table:table-cell>
          <table:table-cell table:formula="of:=([.F741]-[.C741])/0.0166667" office:value-type="float" office:value="54.9838900322201" calcext:value-type="float">
            <text:p>54.9838900322201</text:p>
          </table:table-cell>
          <table:table-cell table:formula="of:=DEGREES(ATAN(ABS([.F741]-[.C741])/ABS([.E741]-[.B741])))" office:value-type="float" office:value="3.43864646232044" calcext:value-type="float">
            <text:p>3.43864646232044</text:p>
          </table:table-cell>
          <table:table-cell table:formula="of:=SQRT(POWER([.H741];2)+POWER([.I741];2)+POWER([.J741];2))" office:value-type="float" office:value="916.721369466407" calcext:value-type="float">
            <text:p>916.721369466407</text:p>
          </table:table-cell>
        </table:table-row>
        <table:table-row table:style-name="ro1">
          <table:table-cell office:value-type="float" office:value="102.905" calcext:value-type="float">
            <text:p>102.905</text:p>
          </table:table-cell>
          <table:table-cell office:value-type="float" office:value="275.621" calcext:value-type="float">
            <text:p>275.621</text:p>
          </table:table-cell>
          <table:table-cell office:value-type="float" office:value="43.9188" calcext:value-type="float">
            <text:p>43.9188</text:p>
          </table:table-cell>
          <table:table-cell office:value-type="float" office:value="102.183" calcext:value-type="float">
            <text:p>102.183</text:p>
          </table:table-cell>
          <table:table-cell office:value-type="float" office:value="261.171" calcext:value-type="float">
            <text:p>261.171</text:p>
          </table:table-cell>
          <table:table-cell office:value-type="float" office:value="44.7648" calcext:value-type="float">
            <text:p>44.7648</text:p>
          </table:table-cell>
          <table:table-cell/>
          <table:table-cell table:formula="of:=([.D742]-[.A742])/0.0166667" office:value-type="float" office:value="-43.3199133601729" calcext:value-type="float">
            <text:p>-43.3199133601729</text:p>
          </table:table-cell>
          <table:table-cell table:formula="of:=ABS([.E742]-[.B742])/0.0166667" office:value-type="float" office:value="866.998266003467" calcext:value-type="float">
            <text:p>866.998266003467</text:p>
          </table:table-cell>
          <table:table-cell table:formula="of:=([.F742]-[.C742])/0.0166667" office:value-type="float" office:value="50.7598984802033" calcext:value-type="float">
            <text:p>50.7598984802033</text:p>
          </table:table-cell>
          <table:table-cell table:formula="of:=DEGREES(ATAN(ABS([.F742]-[.C742])/ABS([.E742]-[.B742])))" office:value-type="float" office:value="3.35065467506467" calcext:value-type="float">
            <text:p>3.35065467506467</text:p>
          </table:table-cell>
          <table:table-cell table:formula="of:=SQRT(POWER([.H742];2)+POWER([.I742];2)+POWER([.J742];2))" office:value-type="float" office:value="869.562634569973" calcext:value-type="float">
            <text:p>869.562634569973</text:p>
          </table:table-cell>
        </table:table-row>
        <table:table-row table:style-name="ro1">
          <table:table-cell office:value-type="float" office:value="102.882" calcext:value-type="float">
            <text:p>102.882</text:p>
          </table:table-cell>
          <table:table-cell office:value-type="float" office:value="279.247" calcext:value-type="float">
            <text:p>279.247</text:p>
          </table:table-cell>
          <table:table-cell office:value-type="float" office:value="44.3461" calcext:value-type="float">
            <text:p>44.3461</text:p>
          </table:table-cell>
          <table:table-cell office:value-type="float" office:value="102.391" calcext:value-type="float">
            <text:p>102.391</text:p>
          </table:table-cell>
          <table:table-cell office:value-type="float" office:value="264.527" calcext:value-type="float">
            <text:p>264.527</text:p>
          </table:table-cell>
          <table:table-cell office:value-type="float" office:value="45.4337" calcext:value-type="float">
            <text:p>45.4337</text:p>
          </table:table-cell>
          <table:table-cell/>
          <table:table-cell table:formula="of:=([.D743]-[.A743])/0.0166667" office:value-type="float" office:value="-29.4599410801178" calcext:value-type="float">
            <text:p>-29.4599410801178</text:p>
          </table:table-cell>
          <table:table-cell table:formula="of:=ABS([.E743]-[.B743])/0.0166667" office:value-type="float" office:value="883.198233603535" calcext:value-type="float">
            <text:p>883.198233603535</text:p>
          </table:table-cell>
          <table:table-cell table:formula="of:=([.F743]-[.C743])/0.0166667" office:value-type="float" office:value="65.2558694882611" calcext:value-type="float">
            <text:p>65.2558694882611</text:p>
          </table:table-cell>
          <table:table-cell table:formula="of:=DEGREES(ATAN(ABS([.F743]-[.C743])/ABS([.E743]-[.B743])))" office:value-type="float" office:value="4.22567017132314" calcext:value-type="float">
            <text:p>4.22567017132314</text:p>
          </table:table-cell>
          <table:table-cell table:formula="of:=SQRT(POWER([.H743];2)+POWER([.I743];2)+POWER([.J743];2))" office:value-type="float" office:value="886.095557189808" calcext:value-type="float">
            <text:p>886.095557189808</text:p>
          </table:table-cell>
        </table:table-row>
        <table:table-row table:style-name="ro1">
          <table:table-cell office:value-type="float" office:value="103.58" calcext:value-type="float">
            <text:p>103.58</text:p>
          </table:table-cell>
          <table:table-cell office:value-type="float" office:value="281.9" calcext:value-type="float">
            <text:p>281.9</text:p>
          </table:table-cell>
          <table:table-cell office:value-type="float" office:value="43.4244" calcext:value-type="float">
            <text:p>43.4244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270.735" calcext:value-type="float">
            <text:p>270.735</text:p>
          </table:table-cell>
          <table:table-cell office:value-type="float" office:value="43.9526" calcext:value-type="float">
            <text:p>43.9526</text:p>
          </table:table-cell>
          <table:table-cell/>
          <table:table-cell table:formula="of:=([.D744]-[.A744])/0.0166667" office:value-type="float" office:value="-30.0599398801205" calcext:value-type="float">
            <text:p>-30.0599398801205</text:p>
          </table:table-cell>
          <table:table-cell table:formula="of:=ABS([.E744]-[.B744])/0.0166667" office:value-type="float" office:value="669.898660202678" calcext:value-type="float">
            <text:p>669.898660202678</text:p>
          </table:table-cell>
          <table:table-cell table:formula="of:=([.F744]-[.C744])/0.0166667" office:value-type="float" office:value="31.6919366161267" calcext:value-type="float">
            <text:p>31.6919366161267</text:p>
          </table:table-cell>
          <table:table-cell table:formula="of:=DEGREES(ATAN(ABS([.F744]-[.C744])/ABS([.E744]-[.B744])))" office:value-type="float" office:value="2.70856097979899" calcext:value-type="float">
            <text:p>2.70856097979899</text:p>
          </table:table-cell>
          <table:table-cell table:formula="of:=SQRT(POWER([.H744];2)+POWER([.I744];2)+POWER([.J744];2))" office:value-type="float" office:value="671.321229943921" calcext:value-type="float">
            <text:p>671.321229943921</text:p>
          </table:table-cell>
        </table:table-row>
        <table:table-row table:style-name="ro1">
          <table:table-cell office:value-type="float" office:value="102.725" calcext:value-type="float">
            <text:p>102.725</text:p>
          </table:table-cell>
          <table:table-cell office:value-type="float" office:value="276.791" calcext:value-type="float">
            <text:p>276.791</text:p>
          </table:table-cell>
          <table:table-cell office:value-type="float" office:value="44.2329" calcext:value-type="float">
            <text:p>44.2329</text:p>
          </table:table-cell>
          <table:table-cell office:value-type="float" office:value="102.081" calcext:value-type="float">
            <text:p>102.081</text:p>
          </table:table-cell>
          <table:table-cell office:value-type="float" office:value="263.431" calcext:value-type="float">
            <text:p>263.431</text:p>
          </table:table-cell>
          <table:table-cell office:value-type="float" office:value="45.1268" calcext:value-type="float">
            <text:p>45.1268</text:p>
          </table:table-cell>
          <table:table-cell/>
          <table:table-cell table:formula="of:=([.D745]-[.A745])/0.0166667" office:value-type="float" office:value="-38.639922720154" calcext:value-type="float">
            <text:p>-38.639922720154</text:p>
          </table:table-cell>
          <table:table-cell table:formula="of:=ABS([.E745]-[.B745])/0.0166667" office:value-type="float" office:value="801.598396803207" calcext:value-type="float">
            <text:p>801.598396803207</text:p>
          </table:table-cell>
          <table:table-cell table:formula="of:=([.F745]-[.C745])/0.0166667" office:value-type="float" office:value="53.6338927322147" calcext:value-type="float">
            <text:p>53.6338927322147</text:p>
          </table:table-cell>
          <table:table-cell table:formula="of:=DEGREES(ATAN(ABS([.F745]-[.C745])/ABS([.E745]-[.B745])))" office:value-type="float" office:value="3.82787974965347" calcext:value-type="float">
            <text:p>3.82787974965347</text:p>
          </table:table-cell>
          <table:table-cell table:formula="of:=SQRT(POWER([.H745];2)+POWER([.I745];2)+POWER([.J745];2))" office:value-type="float" office:value="804.319356869461" calcext:value-type="float">
            <text:p>804.319356869461</text:p>
          </table:table-cell>
        </table:table-row>
        <table:table-row table:style-name="ro1">
          <table:table-cell office:value-type="float" office:value="102.818" calcext:value-type="float">
            <text:p>102.818</text:p>
          </table:table-cell>
          <table:table-cell office:value-type="float" office:value="274.353" calcext:value-type="float">
            <text:p>274.353</text:p>
          </table:table-cell>
          <table:table-cell office:value-type="float" office:value="44.1198" calcext:value-type="float">
            <text:p>44.1198</text:p>
          </table:table-cell>
          <table:table-cell office:value-type="float" office:value="102.257" calcext:value-type="float">
            <text:p>102.257</text:p>
          </table:table-cell>
          <table:table-cell office:value-type="float" office:value="262.318" calcext:value-type="float">
            <text:p>262.318</text:p>
          </table:table-cell>
          <table:table-cell office:value-type="float" office:value="44.8207" calcext:value-type="float">
            <text:p>44.8207</text:p>
          </table:table-cell>
          <table:table-cell/>
          <table:table-cell table:formula="of:=([.D746]-[.A746])/0.0166667" office:value-type="float" office:value="-33.6599326801342" calcext:value-type="float">
            <text:p>-33.6599326801342</text:p>
          </table:table-cell>
          <table:table-cell table:formula="of:=ABS([.E746]-[.B746])/0.0166667" office:value-type="float" office:value="722.09855580289" calcext:value-type="float">
            <text:p>722.09855580289</text:p>
          </table:table-cell>
          <table:table-cell table:formula="of:=([.F746]-[.C746])/0.0166667" office:value-type="float" office:value="42.0539158921685" calcext:value-type="float">
            <text:p>42.0539158921685</text:p>
          </table:table-cell>
          <table:table-cell table:formula="of:=DEGREES(ATAN(ABS([.F746]-[.C746])/ABS([.E746]-[.B746])))" office:value-type="float" office:value="3.33305374185694" calcext:value-type="float">
            <text:p>3.33305374185694</text:p>
          </table:table-cell>
          <table:table-cell table:formula="of:=SQRT(POWER([.H746];2)+POWER([.I746];2)+POWER([.J746];2))" office:value-type="float" office:value="724.104859259014" calcext:value-type="float">
            <text:p>724.104859259014</text:p>
          </table:table-cell>
        </table:table-row>
        <table:table-row table:style-name="ro1">
          <table:table-cell office:value-type="float" office:value="104.104" calcext:value-type="float">
            <text:p>104.104</text:p>
          </table:table-cell>
          <table:table-cell office:value-type="float" office:value="281.984" calcext:value-type="float">
            <text:p>281.984</text:p>
          </table:table-cell>
          <table:table-cell office:value-type="float" office:value="42.9038" calcext:value-type="float">
            <text:p>42.9038</text:p>
          </table:table-cell>
          <table:table-cell office:value-type="float" office:value="103.748" calcext:value-type="float">
            <text:p>103.748</text:p>
          </table:table-cell>
          <table:table-cell office:value-type="float" office:value="269.565" calcext:value-type="float">
            <text:p>269.565</text:p>
          </table:table-cell>
          <table:table-cell office:value-type="float" office:value="43.6435" calcext:value-type="float">
            <text:p>43.6435</text:p>
          </table:table-cell>
          <table:table-cell/>
          <table:table-cell table:formula="of:=([.D747]-[.A747])/0.0166667" office:value-type="float" office:value="-21.3599572800851" calcext:value-type="float">
            <text:p>-21.3599572800851</text:p>
          </table:table-cell>
          <table:table-cell table:formula="of:=ABS([.E747]-[.B747])/0.0166667" office:value-type="float" office:value="745.13850972298" calcext:value-type="float">
            <text:p>745.13850972298</text:p>
          </table:table-cell>
          <table:table-cell table:formula="of:=([.F747]-[.C747])/0.0166667" office:value-type="float" office:value="44.3819112361779" calcext:value-type="float">
            <text:p>44.3819112361779</text:p>
          </table:table-cell>
          <table:table-cell table:formula="of:=DEGREES(ATAN(ABS([.F747]-[.C747])/ABS([.E747]-[.B747])))" office:value-type="float" office:value="3.40862198023476" calcext:value-type="float">
            <text:p>3.40862198023476</text:p>
          </table:table-cell>
          <table:table-cell table:formula="of:=SQRT(POWER([.H747];2)+POWER([.I747];2)+POWER([.J747];2))" office:value-type="float" office:value="746.764621880393" calcext:value-type="float">
            <text:p>746.764621880393</text:p>
          </table:table-cell>
        </table:table-row>
        <table:table-row table:style-name="ro1">
          <table:table-cell office:value-type="float" office:value="116.272" calcext:value-type="float">
            <text:p>116.272</text:p>
          </table:table-cell>
          <table:table-cell office:value-type="float" office:value="281.935" calcext:value-type="float">
            <text:p>281.935</text:p>
          </table:table-cell>
          <table:table-cell office:value-type="float" office:value="43.0673" calcext:value-type="float">
            <text:p>43.0673</text:p>
          </table:table-cell>
          <table:table-cell office:value-type="float" office:value="116.233" calcext:value-type="float">
            <text:p>116.233</text:p>
          </table:table-cell>
          <table:table-cell office:value-type="float" office:value="270.873" calcext:value-type="float">
            <text:p>270.873</text:p>
          </table:table-cell>
          <table:table-cell office:value-type="float" office:value="43.3352" calcext:value-type="float">
            <text:p>43.3352</text:p>
          </table:table-cell>
          <table:table-cell/>
          <table:table-cell table:formula="of:=([.D748]-[.A748])/0.0166667" office:value-type="float" office:value="-2.33999532000945" calcext:value-type="float">
            <text:p>-2.33999532000945</text:p>
          </table:table-cell>
          <table:table-cell table:formula="of:=ABS([.E748]-[.B748])/0.0166667" office:value-type="float" office:value="663.718672562656" calcext:value-type="float">
            <text:p>663.718672562656</text:p>
          </table:table-cell>
          <table:table-cell table:formula="of:=([.F748]-[.C748])/0.0166667" office:value-type="float" office:value="16.0739678520641" calcext:value-type="float">
            <text:p>16.0739678520641</text:p>
          </table:table-cell>
          <table:table-cell table:formula="of:=DEGREES(ATAN(ABS([.F748]-[.C748])/ABS([.E748]-[.B748])))" office:value-type="float" office:value="1.38732051007143" calcext:value-type="float">
            <text:p>1.38732051007143</text:p>
          </table:table-cell>
          <table:table-cell table:formula="of:=SQRT(POWER([.H748];2)+POWER([.I748];2)+POWER([.J748];2))" office:value-type="float" office:value="663.917407761644" calcext:value-type="float">
            <text:p>663.917407761644</text:p>
          </table:table-cell>
        </table:table-row>
        <table:table-row table:style-name="ro1">
          <table:table-cell office:value-type="float" office:value="118.211" calcext:value-type="float">
            <text:p>118.211</text:p>
          </table:table-cell>
          <table:table-cell office:value-type="float" office:value="283.944" calcext:value-type="float">
            <text:p>283.944</text:p>
          </table:table-cell>
          <table:table-cell office:value-type="float" office:value="43.9983" calcext:value-type="float">
            <text:p>43.9983</text:p>
          </table:table-cell>
          <table:table-cell office:value-type="float" office:value="116.644" calcext:value-type="float">
            <text:p>116.644</text:p>
          </table:table-cell>
          <table:table-cell office:value-type="float" office:value="270.488" calcext:value-type="float">
            <text:p>270.488</text:p>
          </table:table-cell>
          <table:table-cell office:value-type="float" office:value="44.8672" calcext:value-type="float">
            <text:p>44.8672</text:p>
          </table:table-cell>
          <table:table-cell/>
          <table:table-cell table:formula="of:=([.D749]-[.A749])/0.0166667" office:value-type="float" office:value="-94.0198119603757" calcext:value-type="float">
            <text:p>-94.0198119603757</text:p>
          </table:table-cell>
          <table:table-cell table:formula="of:=ABS([.E749]-[.B749])/0.0166667" office:value-type="float" office:value="807.358385283231" calcext:value-type="float">
            <text:p>807.358385283231</text:p>
          </table:table-cell>
          <table:table-cell table:formula="of:=([.F749]-[.C749])/0.0166667" office:value-type="float" office:value="52.1338957322083" calcext:value-type="float">
            <text:p>52.1338957322083</text:p>
          </table:table-cell>
          <table:table-cell table:formula="of:=DEGREES(ATAN(ABS([.F749]-[.C749])/ABS([.E749]-[.B749])))" office:value-type="float" office:value="3.6946551551815" calcext:value-type="float">
            <text:p>3.6946551551815</text:p>
          </table:table-cell>
          <table:table-cell table:formula="of:=SQRT(POWER([.H749];2)+POWER([.I749];2)+POWER([.J749];2))" office:value-type="float" office:value="814.484640992344" calcext:value-type="float">
            <text:p>814.484640992344</text:p>
          </table:table-cell>
        </table:table-row>
        <table:table-row table:style-name="ro1">
          <table:table-cell office:value-type="float" office:value="118.742" calcext:value-type="float">
            <text:p>118.742</text:p>
          </table:table-cell>
          <table:table-cell office:value-type="float" office:value="281.444" calcext:value-type="float">
            <text:p>281.444</text:p>
          </table:table-cell>
          <table:table-cell office:value-type="float" office:value="43.6283" calcext:value-type="float">
            <text:p>43.6283</text:p>
          </table:table-cell>
          <table:table-cell office:value-type="float" office:value="117.411" calcext:value-type="float">
            <text:p>117.411</text:p>
          </table:table-cell>
          <table:table-cell office:value-type="float" office:value="268.097" calcext:value-type="float">
            <text:p>268.097</text:p>
          </table:table-cell>
          <table:table-cell office:value-type="float" office:value="44.5057" calcext:value-type="float">
            <text:p>44.5057</text:p>
          </table:table-cell>
          <table:table-cell/>
          <table:table-cell table:formula="of:=([.D750]-[.A750])/0.0166667" office:value-type="float" office:value="-79.8598402803196" calcext:value-type="float">
            <text:p>-79.8598402803196</text:p>
          </table:table-cell>
          <table:table-cell table:formula="of:=ABS([.E750]-[.B750])/0.0166667" office:value-type="float" office:value="800.818398363206" calcext:value-type="float">
            <text:p>800.818398363206</text:p>
          </table:table-cell>
          <table:table-cell table:formula="of:=([.F750]-[.C750])/0.0166667" office:value-type="float" office:value="52.6438947122102" calcext:value-type="float">
            <text:p>52.6438947122102</text:p>
          </table:table-cell>
          <table:table-cell table:formula="of:=DEGREES(ATAN(ABS([.F750]-[.C750])/ABS([.E750]-[.B750])))" office:value-type="float" office:value="3.76107660097898" calcext:value-type="float">
            <text:p>3.76107660097898</text:p>
          </table:table-cell>
          <table:table-cell table:formula="of:=SQRT(POWER([.H750];2)+POWER([.I750];2)+POWER([.J750];2))" office:value-type="float" office:value="806.510434462616" calcext:value-type="float">
            <text:p>806.510434462616</text:p>
          </table:table-cell>
        </table:table-row>
        <table:table-row table:style-name="ro1">
          <table:table-cell office:value-type="float" office:value="121.38" calcext:value-type="float">
            <text:p>121.38</text:p>
          </table:table-cell>
          <table:table-cell office:value-type="float" office:value="275.725" calcext:value-type="float">
            <text:p>275.725</text:p>
          </table:table-cell>
          <table:table-cell office:value-type="float" office:value="45.2463" calcext:value-type="float">
            <text:p>45.2463</text:p>
          </table:table-cell>
          <table:table-cell office:value-type="float" office:value="120.426" calcext:value-type="float">
            <text:p>120.426</text:p>
          </table:table-cell>
          <table:table-cell office:value-type="float" office:value="271.164" calcext:value-type="float">
            <text:p>271.164</text:p>
          </table:table-cell>
          <table:table-cell office:value-type="float" office:value="44.7323" calcext:value-type="float">
            <text:p>44.7323</text:p>
          </table:table-cell>
          <table:table-cell/>
          <table:table-cell table:formula="of:=([.D751]-[.A751])/0.0166667" office:value-type="float" office:value="-57.2398855202286" calcext:value-type="float">
            <text:p>-57.2398855202286</text:p>
          </table:table-cell>
          <table:table-cell table:formula="of:=ABS([.E751]-[.B751])/0.0166667" office:value-type="float" office:value="273.659452681097" calcext:value-type="float">
            <text:p>273.659452681097</text:p>
          </table:table-cell>
          <table:table-cell table:formula="of:=([.F751]-[.C751])/0.0166667" office:value-type="float" office:value="-30.8399383201231" calcext:value-type="float">
            <text:p>-30.8399383201231</text:p>
          </table:table-cell>
          <table:table-cell table:formula="of:=DEGREES(ATAN(ABS([.F751]-[.C751])/ABS([.E751]-[.B751])))" office:value-type="float" office:value="6.42979602452718" calcext:value-type="float">
            <text:p>6.42979602452718</text:p>
          </table:table-cell>
          <table:table-cell table:formula="of:=SQRT(POWER([.H751];2)+POWER([.I751];2)+POWER([.J751];2))" office:value-type="float" office:value="281.277447250353" calcext:value-type="float">
            <text:p>281.277447250353</text:p>
          </table:table-cell>
        </table:table-row>
        <table:table-row table:style-name="ro1">
          <table:table-cell office:value-type="float" office:value="123.741" calcext:value-type="float">
            <text:p>123.741</text:p>
          </table:table-cell>
          <table:table-cell office:value-type="float" office:value="300.106" calcext:value-type="float">
            <text:p>300.106</text:p>
          </table:table-cell>
          <table:table-cell office:value-type="float" office:value="43.0211" calcext:value-type="float">
            <text:p>43.0211</text:p>
          </table:table-cell>
          <table:table-cell office:value-type="float" office:value="122.209" calcext:value-type="float">
            <text:p>122.209</text:p>
          </table:table-cell>
          <table:table-cell office:value-type="float" office:value="285.754" calcext:value-type="float">
            <text:p>285.754</text:p>
          </table:table-cell>
          <table:table-cell office:value-type="float" office:value="44.1945" calcext:value-type="float">
            <text:p>44.1945</text:p>
          </table:table-cell>
          <table:table-cell/>
          <table:table-cell table:formula="of:=([.D752]-[.A752])/0.0166667" office:value-type="float" office:value="-91.9198161603675" calcext:value-type="float">
            <text:p>-91.9198161603675</text:p>
          </table:table-cell>
          <table:table-cell table:formula="of:=ABS([.E752]-[.B752])/0.0166667" office:value-type="float" office:value="861.118277763443" calcext:value-type="float">
            <text:p>861.118277763443</text:p>
          </table:table-cell>
          <table:table-cell table:formula="of:=([.F752]-[.C752])/0.0166667" office:value-type="float" office:value="70.4038591922817" calcext:value-type="float">
            <text:p>70.4038591922817</text:p>
          </table:table-cell>
          <table:table-cell table:formula="of:=DEGREES(ATAN(ABS([.F752]-[.C752])/ABS([.E752]-[.B752])))" office:value-type="float" office:value="4.67402902794282" calcext:value-type="float">
            <text:p>4.67402902794282</text:p>
          </table:table-cell>
          <table:table-cell table:formula="of:=SQRT(POWER([.H752];2)+POWER([.I752];2)+POWER([.J752];2))" office:value-type="float" office:value="868.86744920638" calcext:value-type="float">
            <text:p>868.86744920638</text:p>
          </table:table-cell>
        </table:table-row>
        <table:table-row table:style-name="ro1">
          <table:table-cell office:value-type="float" office:value="120.34" calcext:value-type="float">
            <text:p>120.34</text:p>
          </table:table-cell>
          <table:table-cell office:value-type="float" office:value="300.554" calcext:value-type="float">
            <text:p>300.554</text:p>
          </table:table-cell>
          <table:table-cell office:value-type="float" office:value="43.7603" calcext:value-type="float">
            <text:p>43.7603</text:p>
          </table:table-cell>
          <table:table-cell office:value-type="float" office:value="119.049" calcext:value-type="float">
            <text:p>119.049</text:p>
          </table:table-cell>
          <table:table-cell office:value-type="float" office:value="287.492" calcext:value-type="float">
            <text:p>287.492</text:p>
          </table:table-cell>
          <table:table-cell office:value-type="float" office:value="44.4588" calcext:value-type="float">
            <text:p>44.4588</text:p>
          </table:table-cell>
          <table:table-cell/>
          <table:table-cell table:formula="of:=([.D753]-[.A753])/0.0166667" office:value-type="float" office:value="-77.4598450803097" calcext:value-type="float">
            <text:p>-77.4598450803097</text:p>
          </table:table-cell>
          <table:table-cell table:formula="of:=ABS([.E753]-[.B753])/0.0166667" office:value-type="float" office:value="783.718432563132" calcext:value-type="float">
            <text:p>783.718432563132</text:p>
          </table:table-cell>
          <table:table-cell table:formula="of:=([.F753]-[.C753])/0.0166667" office:value-type="float" office:value="41.9099161801674" calcext:value-type="float">
            <text:p>41.9099161801674</text:p>
          </table:table-cell>
          <table:table-cell table:formula="of:=DEGREES(ATAN(ABS([.F753]-[.C753])/ABS([.E753]-[.B753])))" office:value-type="float" office:value="3.06101810439178" calcext:value-type="float">
            <text:p>3.06101810439178</text:p>
          </table:table-cell>
          <table:table-cell table:formula="of:=SQRT(POWER([.H753];2)+POWER([.I753];2)+POWER([.J753];2))" office:value-type="float" office:value="788.651412357391" calcext:value-type="float">
            <text:p>788.651412357391</text:p>
          </table:table-cell>
        </table:table-row>
        <table:table-row table:style-name="ro1">
          <table:table-cell office:value-type="float" office:value="120.724" calcext:value-type="float">
            <text:p>120.724</text:p>
          </table:table-cell>
          <table:table-cell office:value-type="float" office:value="301.813" calcext:value-type="float">
            <text:p>301.813</text:p>
          </table:table-cell>
          <table:table-cell office:value-type="float" office:value="43.8299" calcext:value-type="float">
            <text:p>43.8299</text:p>
          </table:table-cell>
          <table:table-cell office:value-type="float" office:value="119.809" calcext:value-type="float">
            <text:p>119.809</text:p>
          </table:table-cell>
          <table:table-cell office:value-type="float" office:value="289.964" calcext:value-type="float">
            <text:p>289.964</text:p>
          </table:table-cell>
          <table:table-cell office:value-type="float" office:value="44.3311" calcext:value-type="float">
            <text:p>44.3311</text:p>
          </table:table-cell>
          <table:table-cell/>
          <table:table-cell table:formula="of:=([.D754]-[.A754])/0.0166667" office:value-type="float" office:value="-54.89989020022" calcext:value-type="float">
            <text:p>-54.89989020022</text:p>
          </table:table-cell>
          <table:table-cell table:formula="of:=ABS([.E754]-[.B754])/0.0166667" office:value-type="float" office:value="710.938578122843" calcext:value-type="float">
            <text:p>710.938578122843</text:p>
          </table:table-cell>
          <table:table-cell table:formula="of:=([.F754]-[.C754])/0.0166667" office:value-type="float" office:value="30.0719398561201" calcext:value-type="float">
            <text:p>30.0719398561201</text:p>
          </table:table-cell>
          <table:table-cell table:formula="of:=DEGREES(ATAN(ABS([.F754]-[.C754])/ABS([.E754]-[.B754])))" office:value-type="float" office:value="2.42210620759551" calcext:value-type="float">
            <text:p>2.42210620759551</text:p>
          </table:table-cell>
          <table:table-cell table:formula="of:=SQRT(POWER([.H754];2)+POWER([.I754];2)+POWER([.J754];2))" office:value-type="float" office:value="713.688994852825" calcext:value-type="float">
            <text:p>713.688994852825</text:p>
          </table:table-cell>
        </table:table-row>
        <table:table-row table:style-name="ro1">
          <table:table-cell office:value-type="float" office:value="120.739" calcext:value-type="float">
            <text:p>120.739</text:p>
          </table:table-cell>
          <table:table-cell office:value-type="float" office:value="301.881" calcext:value-type="float">
            <text:p>301.881</text:p>
          </table:table-cell>
          <table:table-cell office:value-type="float" office:value="43.5584" calcext:value-type="float">
            <text:p>43.5584</text:p>
          </table:table-cell>
          <table:table-cell office:value-type="float" office:value="119.823" calcext:value-type="float">
            <text:p>119.823</text:p>
          </table:table-cell>
          <table:table-cell office:value-type="float" office:value="290.026" calcext:value-type="float">
            <text:p>290.026</text:p>
          </table:table-cell>
          <table:table-cell office:value-type="float" office:value="44.0664" calcext:value-type="float">
            <text:p>44.0664</text:p>
          </table:table-cell>
          <table:table-cell/>
          <table:table-cell table:formula="of:=([.D755]-[.A755])/0.0166667" office:value-type="float" office:value="-54.9598900802205" calcext:value-type="float">
            <text:p>-54.9598900802205</text:p>
          </table:table-cell>
          <table:table-cell table:formula="of:=ABS([.E755]-[.B755])/0.0166667" office:value-type="float" office:value="711.298577402843" calcext:value-type="float">
            <text:p>711.298577402843</text:p>
          </table:table-cell>
          <table:table-cell table:formula="of:=([.F755]-[.C755])/0.0166667" office:value-type="float" office:value="30.4799390401221" calcext:value-type="float">
            <text:p>30.4799390401221</text:p>
          </table:table-cell>
          <table:table-cell table:formula="of:=DEGREES(ATAN(ABS([.F755]-[.C755])/ABS([.E755]-[.B755])))" office:value-type="float" office:value="2.45368708966209" calcext:value-type="float">
            <text:p>2.45368708966209</text:p>
          </table:table-cell>
          <table:table-cell table:formula="of:=SQRT(POWER([.H755];2)+POWER([.I755];2)+POWER([.J755];2))" office:value-type="float" office:value="714.069522117299" calcext:value-type="float">
            <text:p>714.069522117299</text:p>
          </table:table-cell>
        </table:table-row>
        <table:table-row table:style-name="ro1">
          <table:table-cell office:value-type="float" office:value="112.618" calcext:value-type="float">
            <text:p>112.618</text:p>
          </table:table-cell>
          <table:table-cell office:value-type="float" office:value="312.766" calcext:value-type="float">
            <text:p>312.766</text:p>
          </table:table-cell>
          <table:table-cell office:value-type="float" office:value="44.1244" calcext:value-type="float">
            <text:p>44.1244</text:p>
          </table:table-cell>
          <table:table-cell office:value-type="float" office:value="112.749" calcext:value-type="float">
            <text:p>112.749</text:p>
          </table:table-cell>
          <table:table-cell office:value-type="float" office:value="301.464" calcext:value-type="float">
            <text:p>301.464</text:p>
          </table:table-cell>
          <table:table-cell office:value-type="float" office:value="44.9853" calcext:value-type="float">
            <text:p>44.9853</text:p>
          </table:table-cell>
          <table:table-cell/>
          <table:table-cell table:formula="of:=([.D756]-[.A756])/0.0166667" office:value-type="float" office:value="7.85998428003145" calcext:value-type="float">
            <text:p>7.85998428003145</text:p>
          </table:table-cell>
          <table:table-cell table:formula="of:=ABS([.E756]-[.B756])/0.0166667" office:value-type="float" office:value="678.118643762714" calcext:value-type="float">
            <text:p>678.118643762714</text:p>
          </table:table-cell>
          <table:table-cell table:formula="of:=([.F756]-[.C756])/0.0166667" office:value-type="float" office:value="51.6538966922067" calcext:value-type="float">
            <text:p>51.6538966922067</text:p>
          </table:table-cell>
          <table:table-cell table:formula="of:=DEGREES(ATAN(ABS([.F756]-[.C756])/ABS([.E756]-[.B756])))" office:value-type="float" office:value="4.35594294975618" calcext:value-type="float">
            <text:p>4.35594294975618</text:p>
          </table:table-cell>
          <table:table-cell table:formula="of:=SQRT(POWER([.H756];2)+POWER([.I756];2)+POWER([.J756];2))" office:value-type="float" office:value="680.128516837042" calcext:value-type="float">
            <text:p>680.128516837042</text:p>
          </table:table-cell>
        </table:table-row>
        <table:table-row table:style-name="ro1">
          <table:table-cell office:value-type="float" office:value="98.27" calcext:value-type="float">
            <text:p>98.27</text:p>
          </table:table-cell>
          <table:table-cell office:value-type="float" office:value="301.66" calcext:value-type="float">
            <text:p>301.66</text:p>
          </table:table-cell>
          <table:table-cell office:value-type="float" office:value="44.5524" calcext:value-type="float">
            <text:p>44.5524</text:p>
          </table:table-cell>
          <table:table-cell office:value-type="float" office:value="98.501" calcext:value-type="float">
            <text:p>98.501</text:p>
          </table:table-cell>
          <table:table-cell office:value-type="float" office:value="286.888" calcext:value-type="float">
            <text:p>286.888</text:p>
          </table:table-cell>
          <table:table-cell office:value-type="float" office:value="45.2203" calcext:value-type="float">
            <text:p>45.2203</text:p>
          </table:table-cell>
          <table:table-cell/>
          <table:table-cell table:formula="of:=([.D757]-[.A757])/0.0166667" office:value-type="float" office:value="13.859972280056" calcext:value-type="float">
            <text:p>13.859972280056</text:p>
          </table:table-cell>
          <table:table-cell table:formula="of:=ABS([.E757]-[.B757])/0.0166667" office:value-type="float" office:value="886.318227363548" calcext:value-type="float">
            <text:p>886.318227363548</text:p>
          </table:table-cell>
          <table:table-cell table:formula="of:=([.F757]-[.C757])/0.0166667" office:value-type="float" office:value="40.0739198521605" calcext:value-type="float">
            <text:p>40.0739198521605</text:p>
          </table:table-cell>
          <table:table-cell table:formula="of:=DEGREES(ATAN(ABS([.F757]-[.C757])/ABS([.E757]-[.B757])))" office:value-type="float" office:value="2.58880355447165" calcext:value-type="float">
            <text:p>2.58880355447165</text:p>
          </table:table-cell>
          <table:table-cell table:formula="of:=SQRT(POWER([.H757];2)+POWER([.I757];2)+POWER([.J757];2))" office:value-type="float" office:value="887.331966087542" calcext:value-type="float">
            <text:p>887.331966087542</text:p>
          </table:table-cell>
        </table:table-row>
        <table:table-row table:style-name="ro1">
          <table:table-cell office:value-type="float" office:value="97.7646" calcext:value-type="float">
            <text:p>97.7646</text:p>
          </table:table-cell>
          <table:table-cell office:value-type="float" office:value="307.216" calcext:value-type="float">
            <text:p>307.216</text:p>
          </table:table-cell>
          <table:table-cell office:value-type="float" office:value="44.5248" calcext:value-type="float">
            <text:p>44.5248</text:p>
          </table:table-cell>
          <table:table-cell office:value-type="float" office:value="97.8998" calcext:value-type="float">
            <text:p>97.8998</text:p>
          </table:table-cell>
          <table:table-cell office:value-type="float" office:value="294.813" calcext:value-type="float">
            <text:p>294.813</text:p>
          </table:table-cell>
          <table:table-cell office:value-type="float" office:value="45.0552" calcext:value-type="float">
            <text:p>45.0552</text:p>
          </table:table-cell>
          <table:table-cell/>
          <table:table-cell table:formula="of:=([.D758]-[.A758])/0.0166667" office:value-type="float" office:value="8.1119837760323" calcext:value-type="float">
            <text:p>8.1119837760323</text:p>
          </table:table-cell>
          <table:table-cell table:formula="of:=ABS([.E758]-[.B758])/0.0166667" office:value-type="float" office:value="744.178511642978" calcext:value-type="float">
            <text:p>744.178511642978</text:p>
          </table:table-cell>
          <table:table-cell table:formula="of:=([.F758]-[.C758])/0.0166667" office:value-type="float" office:value="31.8239363521273" calcext:value-type="float">
            <text:p>31.8239363521273</text:p>
          </table:table-cell>
          <table:table-cell table:formula="of:=DEGREES(ATAN(ABS([.F758]-[.C758])/ABS([.E758]-[.B758])))" office:value-type="float" office:value="2.4486960206706" calcext:value-type="float">
            <text:p>2.4486960206706</text:p>
          </table:table-cell>
          <table:table-cell table:formula="of:=SQRT(POWER([.H758];2)+POWER([.I758];2)+POWER([.J758];2))" office:value-type="float" office:value="744.902828828623" calcext:value-type="float">
            <text:p>744.902828828623</text:p>
          </table:table-cell>
        </table:table-row>
        <table:table-row table:style-name="ro1">
          <table:table-cell office:value-type="float" office:value="97.2328" calcext:value-type="float">
            <text:p>97.2328</text:p>
          </table:table-cell>
          <table:table-cell office:value-type="float" office:value="307.249" calcext:value-type="float">
            <text:p>307.249</text:p>
          </table:table-cell>
          <table:table-cell office:value-type="float" office:value="44.5244" calcext:value-type="float">
            <text:p>44.5244</text:p>
          </table:table-cell>
          <table:table-cell office:value-type="float" office:value="96.7823" calcext:value-type="float">
            <text:p>96.7823</text:p>
          </table:table-cell>
          <table:table-cell office:value-type="float" office:value="293.428" calcext:value-type="float">
            <text:p>293.428</text:p>
          </table:table-cell>
          <table:table-cell office:value-type="float" office:value="45.5273" calcext:value-type="float">
            <text:p>45.5273</text:p>
          </table:table-cell>
          <table:table-cell/>
          <table:table-cell table:formula="of:=([.D759]-[.A759])/0.0166667" office:value-type="float" office:value="-27.0299459401076" calcext:value-type="float">
            <text:p>-27.0299459401076</text:p>
          </table:table-cell>
          <table:table-cell table:formula="of:=ABS([.E759]-[.B759])/0.0166667" office:value-type="float" office:value="829.258341483319" calcext:value-type="float">
            <text:p>829.258341483319</text:p>
          </table:table-cell>
          <table:table-cell table:formula="of:=([.F759]-[.C759])/0.0166667" office:value-type="float" office:value="60.1738796522405" calcext:value-type="float">
            <text:p>60.1738796522405</text:p>
          </table:table-cell>
          <table:table-cell table:formula="of:=DEGREES(ATAN(ABS([.F759]-[.C759])/ABS([.E759]-[.B759])))" office:value-type="float" office:value="4.1503075171256" calcext:value-type="float">
            <text:p>4.1503075171256</text:p>
          </table:table-cell>
          <table:table-cell table:formula="of:=SQRT(POWER([.H759];2)+POWER([.I759];2)+POWER([.J759];2))" office:value-type="float" office:value="831.87794218238" calcext:value-type="float">
            <text:p>831.87794218238</text:p>
          </table:table-cell>
        </table:table-row>
        <table:table-row table:style-name="ro1">
          <table:table-cell office:value-type="float" office:value="97.3778" calcext:value-type="float">
            <text:p>97.3778</text:p>
          </table:table-cell>
          <table:table-cell office:value-type="float" office:value="310.087" calcext:value-type="float">
            <text:p>310.087</text:p>
          </table:table-cell>
          <table:table-cell office:value-type="float" office:value="44.3726" calcext:value-type="float">
            <text:p>44.3726</text:p>
          </table:table-cell>
          <table:table-cell office:value-type="float" office:value="97.323" calcext:value-type="float">
            <text:p>97.323</text:p>
          </table:table-cell>
          <table:table-cell office:value-type="float" office:value="298.822" calcext:value-type="float">
            <text:p>298.822</text:p>
          </table:table-cell>
          <table:table-cell office:value-type="float" office:value="45.2395" calcext:value-type="float">
            <text:p>45.2395</text:p>
          </table:table-cell>
          <table:table-cell/>
          <table:table-cell table:formula="of:=([.D760]-[.A760])/0.0166667" office:value-type="float" office:value="-3.28799342401316" calcext:value-type="float">
            <text:p>-3.28799342401316</text:p>
          </table:table-cell>
          <table:table-cell table:formula="of:=ABS([.E760]-[.B760])/0.0166667" office:value-type="float" office:value="675.898648202703" calcext:value-type="float">
            <text:p>675.898648202703</text:p>
          </table:table-cell>
          <table:table-cell table:formula="of:=([.F760]-[.C760])/0.0166667" office:value-type="float" office:value="52.0138959722081" calcext:value-type="float">
            <text:p>52.0138959722081</text:p>
          </table:table-cell>
          <table:table-cell table:formula="of:=DEGREES(ATAN(ABS([.F760]-[.C760])/ABS([.E760]-[.B760])))" office:value-type="float" office:value="4.40053338221955" calcext:value-type="float">
            <text:p>4.40053338221955</text:p>
          </table:table-cell>
          <table:table-cell table:formula="of:=SQRT(POWER([.H760];2)+POWER([.I760];2)+POWER([.J760];2))" office:value-type="float" office:value="677.905036798817" calcext:value-type="float">
            <text:p>677.905036798817</text:p>
          </table:table-cell>
        </table:table-row>
        <table:table-row table:style-name="ro1">
          <table:table-cell office:value-type="float" office:value="80.1595" calcext:value-type="float">
            <text:p>80.1595</text:p>
          </table:table-cell>
          <table:table-cell office:value-type="float" office:value="307.503" calcext:value-type="float">
            <text:p>307.503</text:p>
          </table:table-cell>
          <table:table-cell office:value-type="float" office:value="44.3725" calcext:value-type="float">
            <text:p>44.3725</text:p>
          </table:table-cell>
          <table:table-cell office:value-type="float" office:value="79.1651" calcext:value-type="float">
            <text:p>79.1651</text:p>
          </table:table-cell>
          <table:table-cell office:value-type="float" office:value="294.756" calcext:value-type="float">
            <text:p>294.756</text:p>
          </table:table-cell>
          <table:table-cell office:value-type="float" office:value="45.2269" calcext:value-type="float">
            <text:p>45.2269</text:p>
          </table:table-cell>
          <table:table-cell/>
          <table:table-cell table:formula="of:=([.D761]-[.A761])/0.0166667" office:value-type="float" office:value="-59.6638806722386" calcext:value-type="float">
            <text:p>-59.6638806722386</text:p>
          </table:table-cell>
          <table:table-cell table:formula="of:=ABS([.E761]-[.B761])/0.0166667" office:value-type="float" office:value="764.81847036306" calcext:value-type="float">
            <text:p>764.81847036306</text:p>
          </table:table-cell>
          <table:table-cell table:formula="of:=([.F761]-[.C761])/0.0166667" office:value-type="float" office:value="51.263897472205" calcext:value-type="float">
            <text:p>51.263897472205</text:p>
          </table:table-cell>
          <table:table-cell table:formula="of:=DEGREES(ATAN(ABS([.F761]-[.C761])/ABS([.E761]-[.B761])))" office:value-type="float" office:value="3.83465913589866" calcext:value-type="float">
            <text:p>3.83465913589866</text:p>
          </table:table-cell>
          <table:table-cell table:formula="of:=SQRT(POWER([.H761];2)+POWER([.I761];2)+POWER([.J761];2))" office:value-type="float" office:value="768.85307988549" calcext:value-type="float">
            <text:p>768.85307988549</text:p>
          </table:table-cell>
        </table:table-row>
        <table:table-row table:style-name="ro1">
          <table:table-cell office:value-type="float" office:value="74.2955" calcext:value-type="float">
            <text:p>74.2955</text:p>
          </table:table-cell>
          <table:table-cell office:value-type="float" office:value="310.163" calcext:value-type="float">
            <text:p>310.163</text:p>
          </table:table-cell>
          <table:table-cell office:value-type="float" office:value="44.0352" calcext:value-type="float">
            <text:p>44.0352</text:p>
          </table:table-cell>
          <table:table-cell office:value-type="float" office:value="74.2331" calcext:value-type="float">
            <text:p>74.2331</text:p>
          </table:table-cell>
          <table:table-cell office:value-type="float" office:value="297.193" calcext:value-type="float">
            <text:p>297.193</text:p>
          </table:table-cell>
          <table:table-cell office:value-type="float" office:value="45.167" calcext:value-type="float">
            <text:p>45.167</text:p>
          </table:table-cell>
          <table:table-cell/>
          <table:table-cell table:formula="of:=([.D762]-[.A762])/0.0166667" office:value-type="float" office:value="-3.74399251201563" calcext:value-type="float">
            <text:p>-3.74399251201563</text:p>
          </table:table-cell>
          <table:table-cell table:formula="of:=ABS([.E762]-[.B762])/0.0166667" office:value-type="float" office:value="778.198443603115" calcext:value-type="float">
            <text:p>778.198443603115</text:p>
          </table:table-cell>
          <table:table-cell table:formula="of:=([.F762]-[.C762])/0.0166667" office:value-type="float" office:value="67.9078641842715" calcext:value-type="float">
            <text:p>67.9078641842715</text:p>
          </table:table-cell>
          <table:table-cell table:formula="of:=DEGREES(ATAN(ABS([.F762]-[.C762])/ABS([.E762]-[.B762])))" office:value-type="float" office:value="4.98716352933462" calcext:value-type="float">
            <text:p>4.98716352933462</text:p>
          </table:table-cell>
          <table:table-cell table:formula="of:=SQRT(POWER([.H762];2)+POWER([.I762];2)+POWER([.J762];2))" office:value-type="float" office:value="781.164715744579" calcext:value-type="float">
            <text:p>781.164715744579</text:p>
          </table:table-cell>
        </table:table-row>
        <table:table-row table:style-name="ro1">
          <table:table-cell office:value-type="float" office:value="77.2516" calcext:value-type="float">
            <text:p>77.2516</text:p>
          </table:table-cell>
          <table:table-cell office:value-type="float" office:value="310.271" calcext:value-type="float">
            <text:p>310.271</text:p>
          </table:table-cell>
          <table:table-cell office:value-type="float" office:value="44.2573" calcext:value-type="float">
            <text:p>44.2573</text:p>
          </table:table-cell>
          <table:table-cell office:value-type="float" office:value="77.3739" calcext:value-type="float">
            <text:p>77.3739</text:p>
          </table:table-cell>
          <table:table-cell office:value-type="float" office:value="297.362" calcext:value-type="float">
            <text:p>297.362</text:p>
          </table:table-cell>
          <table:table-cell office:value-type="float" office:value="45.3713" calcext:value-type="float">
            <text:p>45.3713</text:p>
          </table:table-cell>
          <table:table-cell/>
          <table:table-cell table:formula="of:=([.D763]-[.A763])/0.0166667" office:value-type="float" office:value="7.33798532402994" calcext:value-type="float">
            <text:p>7.33798532402994</text:p>
          </table:table-cell>
          <table:table-cell table:formula="of:=ABS([.E763]-[.B763])/0.0166667" office:value-type="float" office:value="774.538450923098" calcext:value-type="float">
            <text:p>774.538450923098</text:p>
          </table:table-cell>
          <table:table-cell table:formula="of:=([.F763]-[.C763])/0.0166667" office:value-type="float" office:value="66.8398663202672" calcext:value-type="float">
            <text:p>66.8398663202672</text:p>
          </table:table-cell>
          <table:table-cell table:formula="of:=DEGREES(ATAN(ABS([.F763]-[.C763])/ABS([.E763]-[.B763])))" office:value-type="float" office:value="4.93219924624594" calcext:value-type="float">
            <text:p>4.93219924624594</text:p>
          </table:table-cell>
          <table:table-cell table:formula="of:=SQRT(POWER([.H763];2)+POWER([.I763];2)+POWER([.J763];2))" office:value-type="float" office:value="777.451751375401" calcext:value-type="float">
            <text:p>777.451751375401</text:p>
          </table:table-cell>
        </table:table-row>
        <table:table-row table:style-name="ro1">
          <table:table-cell office:value-type="float" office:value="74.5175" calcext:value-type="float">
            <text:p>74.5175</text:p>
          </table:table-cell>
          <table:table-cell office:value-type="float" office:value="301.464" calcext:value-type="float">
            <text:p>301.464</text:p>
          </table:table-cell>
          <table:table-cell office:value-type="float" office:value="44.7904" calcext:value-type="float">
            <text:p>44.7904</text:p>
          </table:table-cell>
          <table:table-cell office:value-type="float" office:value="74.1861" calcext:value-type="float">
            <text:p>74.1861</text:p>
          </table:table-cell>
          <table:table-cell office:value-type="float" office:value="287.574" calcext:value-type="float">
            <text:p>287.574</text:p>
          </table:table-cell>
          <table:table-cell office:value-type="float" office:value="45.837" calcext:value-type="float">
            <text:p>45.837</text:p>
          </table:table-cell>
          <table:table-cell/>
          <table:table-cell table:formula="of:=([.D764]-[.A764])/0.0166667" office:value-type="float" office:value="-19.8839602320797" calcext:value-type="float">
            <text:p>-19.8839602320797</text:p>
          </table:table-cell>
          <table:table-cell table:formula="of:=ABS([.E764]-[.B764])/0.0166667" office:value-type="float" office:value="833.398333203333" calcext:value-type="float">
            <text:p>833.398333203333</text:p>
          </table:table-cell>
          <table:table-cell table:formula="of:=([.F764]-[.C764])/0.0166667" office:value-type="float" office:value="62.7958744082515" calcext:value-type="float">
            <text:p>62.7958744082515</text:p>
          </table:table-cell>
          <table:table-cell table:formula="of:=DEGREES(ATAN(ABS([.F764]-[.C764])/ABS([.E764]-[.B764])))" office:value-type="float" office:value="4.30904699091161" calcext:value-type="float">
            <text:p>4.30904699091161</text:p>
          </table:table-cell>
          <table:table-cell table:formula="of:=SQRT(POWER([.H764];2)+POWER([.I764];2)+POWER([.J764];2))" office:value-type="float" office:value="835.997293956925" calcext:value-type="float">
            <text:p>835.997293956925</text:p>
          </table:table-cell>
        </table:table-row>
        <table:table-row table:style-name="ro1">
          <table:table-cell office:value-type="float" office:value="60.4266" calcext:value-type="float">
            <text:p>60.4266</text:p>
          </table:table-cell>
          <table:table-cell office:value-type="float" office:value="305.742" calcext:value-type="float">
            <text:p>305.742</text:p>
          </table:table-cell>
          <table:table-cell office:value-type="float" office:value="44.2909" calcext:value-type="float">
            <text:p>44.2909</text:p>
          </table:table-cell>
          <table:table-cell office:value-type="float" office:value="60.2202" calcext:value-type="float">
            <text:p>60.2202</text:p>
          </table:table-cell>
          <table:table-cell office:value-type="float" office:value="292.643" calcext:value-type="float">
            <text:p>292.643</text:p>
          </table:table-cell>
          <table:table-cell office:value-type="float" office:value="45.7203" calcext:value-type="float">
            <text:p>45.7203</text:p>
          </table:table-cell>
          <table:table-cell/>
          <table:table-cell table:formula="of:=([.D765]-[.A765])/0.0166667" office:value-type="float" office:value="-12.3839752320497" calcext:value-type="float">
            <text:p>-12.3839752320497</text:p>
          </table:table-cell>
          <table:table-cell table:formula="of:=ABS([.E765]-[.B765])/0.0166667" office:value-type="float" office:value="785.938428123147" calcext:value-type="float">
            <text:p>785.938428123147</text:p>
          </table:table-cell>
          <table:table-cell table:formula="of:=([.F765]-[.C765])/0.0166667" office:value-type="float" office:value="85.7638284723431" calcext:value-type="float">
            <text:p>85.7638284723431</text:p>
          </table:table-cell>
          <table:table-cell table:formula="of:=DEGREES(ATAN(ABS([.F765]-[.C765])/ABS([.E765]-[.B765])))" office:value-type="float" office:value="6.22763669713498" calcext:value-type="float">
            <text:p>6.22763669713498</text:p>
          </table:table-cell>
          <table:table-cell table:formula="of:=SQRT(POWER([.H765];2)+POWER([.I765];2)+POWER([.J765];2))" office:value-type="float" office:value="790.700961120868" calcext:value-type="float">
            <text:p>790.700961120868</text:p>
          </table:table-cell>
        </table:table-row>
        <table:table-row table:style-name="ro1">
          <table:table-cell office:value-type="float" office:value="51.7052" calcext:value-type="float">
            <text:p>51.7052</text:p>
          </table:table-cell>
          <table:table-cell office:value-type="float" office:value="304.16" calcext:value-type="float">
            <text:p>304.16</text:p>
          </table:table-cell>
          <table:table-cell office:value-type="float" office:value="44.6115" calcext:value-type="float">
            <text:p>44.6115</text:p>
          </table:table-cell>
          <table:table-cell office:value-type="float" office:value="51.4766" calcext:value-type="float">
            <text:p>51.4766</text:p>
          </table:table-cell>
          <table:table-cell office:value-type="float" office:value="290.991" calcext:value-type="float">
            <text:p>290.991</text:p>
          </table:table-cell>
          <table:table-cell office:value-type="float" office:value="45.7985" calcext:value-type="float">
            <text:p>45.7985</text:p>
          </table:table-cell>
          <table:table-cell/>
          <table:table-cell table:formula="of:=([.D766]-[.A766])/0.0166667" office:value-type="float" office:value="-13.7159725680549" calcext:value-type="float">
            <text:p>-13.7159725680549</text:p>
          </table:table-cell>
          <table:table-cell table:formula="of:=ABS([.E766]-[.B766])/0.0166667" office:value-type="float" office:value="790.138419723163" calcext:value-type="float">
            <text:p>790.138419723163</text:p>
          </table:table-cell>
          <table:table-cell table:formula="of:=([.F766]-[.C766])/0.0166667" office:value-type="float" office:value="71.2198575602847" calcext:value-type="float">
            <text:p>71.2198575602847</text:p>
          </table:table-cell>
          <table:table-cell table:formula="of:=DEGREES(ATAN(ABS([.F766]-[.C766])/ABS([.E766]-[.B766])))" office:value-type="float" office:value="5.1504898334193" calcext:value-type="float">
            <text:p>5.1504898334193</text:p>
          </table:table-cell>
          <table:table-cell table:formula="of:=SQRT(POWER([.H766];2)+POWER([.I766];2)+POWER([.J766];2))" office:value-type="float" office:value="793.460218496814" calcext:value-type="float">
            <text:p>793.460218496814</text:p>
          </table:table-cell>
        </table:table-row>
        <table:table-row table:style-name="ro1">
          <table:table-cell office:value-type="float" office:value="51.9599" calcext:value-type="float">
            <text:p>51.9599</text:p>
          </table:table-cell>
          <table:table-cell office:value-type="float" office:value="304.277" calcext:value-type="float">
            <text:p>304.277</text:p>
          </table:table-cell>
          <table:table-cell office:value-type="float" office:value="44.3295" calcext:value-type="float">
            <text:p>44.3295</text:p>
          </table:table-cell>
          <table:table-cell office:value-type="float" office:value="51.7321" calcext:value-type="float">
            <text:p>51.7321</text:p>
          </table:table-cell>
          <table:table-cell office:value-type="float" office:value="291.053" calcext:value-type="float">
            <text:p>291.053</text:p>
          </table:table-cell>
          <table:table-cell office:value-type="float" office:value="45.7866" calcext:value-type="float">
            <text:p>45.7866</text:p>
          </table:table-cell>
          <table:table-cell/>
          <table:table-cell table:formula="of:=([.D767]-[.A767])/0.0166667" office:value-type="float" office:value="-13.6679726640544" calcext:value-type="float">
            <text:p>-13.6679726640544</text:p>
          </table:table-cell>
          <table:table-cell table:formula="of:=ABS([.E767]-[.B767])/0.0166667" office:value-type="float" office:value="793.438413123173" calcext:value-type="float">
            <text:p>793.438413123173</text:p>
          </table:table-cell>
          <table:table-cell table:formula="of:=([.F767]-[.C767])/0.0166667" office:value-type="float" office:value="87.4258251483495" calcext:value-type="float">
            <text:p>87.4258251483495</text:p>
          </table:table-cell>
          <table:table-cell table:formula="of:=DEGREES(ATAN(ABS([.F767]-[.C767])/ABS([.E767]-[.B767])))" office:value-type="float" office:value="6.2878293216994" calcext:value-type="float">
            <text:p>6.2878293216994</text:p>
          </table:table-cell>
          <table:table-cell table:formula="of:=SQRT(POWER([.H767];2)+POWER([.I767];2)+POWER([.J767];2))" office:value-type="float" office:value="798.35744112461" calcext:value-type="float">
            <text:p>798.35744112461</text:p>
          </table:table-cell>
        </table:table-row>
        <table:table-row table:style-name="ro1">
          <table:table-cell office:value-type="float" office:value="50.5171" calcext:value-type="float">
            <text:p>50.5171</text:p>
          </table:table-cell>
          <table:table-cell office:value-type="float" office:value="306.963" calcext:value-type="float">
            <text:p>306.963</text:p>
          </table:table-cell>
          <table:table-cell office:value-type="float" office:value="44.2085" calcext:value-type="float">
            <text:p>44.2085</text:p>
          </table:table-cell>
          <table:table-cell office:value-type="float" office:value="50.3199" calcext:value-type="float">
            <text:p>50.3199</text:p>
          </table:table-cell>
          <table:table-cell office:value-type="float" office:value="293.633" calcext:value-type="float">
            <text:p>293.633</text:p>
          </table:table-cell>
          <table:table-cell office:value-type="float" office:value="45.4147" calcext:value-type="float">
            <text:p>45.4147</text:p>
          </table:table-cell>
          <table:table-cell/>
          <table:table-cell table:formula="of:=([.D768]-[.A768])/0.0166667" office:value-type="float" office:value="-11.8319763360475" calcext:value-type="float">
            <text:p>-11.8319763360475</text:p>
          </table:table-cell>
          <table:table-cell table:formula="of:=ABS([.E768]-[.B768])/0.0166667" office:value-type="float" office:value="799.798400403202" calcext:value-type="float">
            <text:p>799.798400403202</text:p>
          </table:table-cell>
          <table:table-cell table:formula="of:=([.F768]-[.C768])/0.0166667" office:value-type="float" office:value="72.3718552562896" calcext:value-type="float">
            <text:p>72.3718552562896</text:p>
          </table:table-cell>
          <table:table-cell table:formula="of:=DEGREES(ATAN(ABS([.F768]-[.C768])/ABS([.E768]-[.B768])))" office:value-type="float" office:value="5.17047754150885" calcext:value-type="float">
            <text:p>5.17047754150885</text:p>
          </table:table-cell>
          <table:table-cell table:formula="of:=SQRT(POWER([.H768];2)+POWER([.I768];2)+POWER([.J768];2))" office:value-type="float" office:value="803.153262076905" calcext:value-type="float">
            <text:p>803.153262076905</text:p>
          </table:table-cell>
        </table:table-row>
        <table:table-row table:style-name="ro1">
          <table:table-cell office:value-type="float" office:value="36.425" calcext:value-type="float">
            <text:p>36.425</text:p>
          </table:table-cell>
          <table:table-cell office:value-type="float" office:value="298.828" calcext:value-type="float">
            <text:p>298.828</text:p>
          </table:table-cell>
          <table:table-cell office:value-type="float" office:value="45.0407" calcext:value-type="float">
            <text:p>45.0407</text:p>
          </table:table-cell>
          <table:table-cell office:value-type="float" office:value="36.3266" calcext:value-type="float">
            <text:p>36.3266</text:p>
          </table:table-cell>
          <table:table-cell office:value-type="float" office:value="292.915" calcext:value-type="float">
            <text:p>292.915</text:p>
          </table:table-cell>
          <table:table-cell office:value-type="float" office:value="45.1552" calcext:value-type="float">
            <text:p>45.1552</text:p>
          </table:table-cell>
          <table:table-cell/>
          <table:table-cell table:formula="of:=([.D769]-[.A769])/0.0166667" office:value-type="float" office:value="-5.9039881920235" calcext:value-type="float">
            <text:p>-5.9039881920235</text:p>
          </table:table-cell>
          <table:table-cell table:formula="of:=ABS([.E769]-[.B769])/0.0166667" office:value-type="float" office:value="354.779290441416" calcext:value-type="float">
            <text:p>354.779290441416</text:p>
          </table:table-cell>
          <table:table-cell table:formula="of:=([.F769]-[.C769])/0.0166667" office:value-type="float" office:value="6.86998626002746" calcext:value-type="float">
            <text:p>6.86998626002746</text:p>
          </table:table-cell>
          <table:table-cell table:formula="of:=DEGREES(ATAN(ABS([.F769]-[.C769])/ABS([.E769]-[.B769])))" office:value-type="float" office:value="1.10934330473637" calcext:value-type="float">
            <text:p>1.10934330473637</text:p>
          </table:table-cell>
          <table:table-cell table:formula="of:=SQRT(POWER([.H769];2)+POWER([.I769];2)+POWER([.J769];2))" office:value-type="float" office:value="354.89491221191" calcext:value-type="float">
            <text:p>354.89491221191</text:p>
          </table:table-cell>
        </table:table-row>
        <table:table-row table:style-name="ro1">
          <table:table-cell office:value-type="float" office:value="35.1369" calcext:value-type="float">
            <text:p>35.1369</text:p>
          </table:table-cell>
          <table:table-cell office:value-type="float" office:value="301.636" calcext:value-type="float">
            <text:p>301.636</text:p>
          </table:table-cell>
          <table:table-cell office:value-type="float" office:value="44.1138" calcext:value-type="float">
            <text:p>44.1138</text:p>
          </table:table-cell>
          <table:table-cell office:value-type="float" office:value="35.3537" calcext:value-type="float">
            <text:p>35.3537</text:p>
          </table:table-cell>
          <table:table-cell office:value-type="float" office:value="288.372" calcext:value-type="float">
            <text:p>288.372</text:p>
          </table:table-cell>
          <table:table-cell office:value-type="float" office:value="44.8348" calcext:value-type="float">
            <text:p>44.8348</text:p>
          </table:table-cell>
          <table:table-cell/>
          <table:table-cell table:formula="of:=([.D770]-[.A770])/0.0166667" office:value-type="float" office:value="13.0079739840524" calcext:value-type="float">
            <text:p>13.0079739840524</text:p>
          </table:table-cell>
          <table:table-cell table:formula="of:=ABS([.E770]-[.B770])/0.0166667" office:value-type="float" office:value="795.838408323184" calcext:value-type="float">
            <text:p>795.838408323184</text:p>
          </table:table-cell>
          <table:table-cell table:formula="of:=([.F770]-[.C770])/0.0166667" office:value-type="float" office:value="43.2599134801733" calcext:value-type="float">
            <text:p>43.2599134801733</text:p>
          </table:table-cell>
          <table:table-cell table:formula="of:=DEGREES(ATAN(ABS([.F770]-[.C770])/ABS([.E770]-[.B770])))" office:value-type="float" office:value="3.11140242592852" calcext:value-type="float">
            <text:p>3.11140242592852</text:p>
          </table:table-cell>
          <table:table-cell table:formula="of:=SQRT(POWER([.H770];2)+POWER([.I770];2)+POWER([.J770];2))" office:value-type="float" office:value="797.119438769286" calcext:value-type="float">
            <text:p>797.119438769286</text:p>
          </table:table-cell>
        </table:table-row>
        <table:table-row table:style-name="ro1">
          <table:table-cell office:value-type="float" office:value="35.3422" calcext:value-type="float">
            <text:p>35.3422</text:p>
          </table:table-cell>
          <table:table-cell office:value-type="float" office:value="306.207" calcext:value-type="float">
            <text:p>306.207</text:p>
          </table:table-cell>
          <table:table-cell office:value-type="float" office:value="44.2148" calcext:value-type="float">
            <text:p>44.2148</text:p>
          </table:table-cell>
          <table:table-cell office:value-type="float" office:value="35.9731" calcext:value-type="float">
            <text:p>35.9731</text:p>
          </table:table-cell>
          <table:table-cell office:value-type="float" office:value="294.247" calcext:value-type="float">
            <text:p>294.247</text:p>
          </table:table-cell>
          <table:table-cell office:value-type="float" office:value="45.2152" calcext:value-type="float">
            <text:p>45.2152</text:p>
          </table:table-cell>
          <table:table-cell/>
          <table:table-cell table:formula="of:=([.D771]-[.A771])/0.0166667" office:value-type="float" office:value="37.8539242921517" calcext:value-type="float">
            <text:p>37.8539242921517</text:p>
          </table:table-cell>
          <table:table-cell table:formula="of:=ABS([.E771]-[.B771])/0.0166667" office:value-type="float" office:value="717.598564802869" calcext:value-type="float">
            <text:p>717.598564802869</text:p>
          </table:table-cell>
          <table:table-cell table:formula="of:=([.F771]-[.C771])/0.0166667" office:value-type="float" office:value="60.0238799522405" calcext:value-type="float">
            <text:p>60.0238799522405</text:p>
          </table:table-cell>
          <table:table-cell table:formula="of:=DEGREES(ATAN(ABS([.F771]-[.C771])/ABS([.E771]-[.B771])))" office:value-type="float" office:value="4.78140285690045" calcext:value-type="float">
            <text:p>4.78140285690045</text:p>
          </table:table-cell>
          <table:table-cell table:formula="of:=SQRT(POWER([.H771];2)+POWER([.I771];2)+POWER([.J771];2))" office:value-type="float" office:value="721.09880457256" calcext:value-type="float">
            <text:p>721.09880457256</text:p>
          </table:table-cell>
        </table:table-row>
        <table:table-row table:style-name="ro1">
          <table:table-cell office:value-type="float" office:value="26.7244" calcext:value-type="float">
            <text:p>26.7244</text:p>
          </table:table-cell>
          <table:table-cell office:value-type="float" office:value="306.713" calcext:value-type="float">
            <text:p>306.713</text:p>
          </table:table-cell>
          <table:table-cell office:value-type="float" office:value="43.4419" calcext:value-type="float">
            <text:p>43.4419</text:p>
          </table:table-cell>
          <table:table-cell office:value-type="float" office:value="27.2783" calcext:value-type="float">
            <text:p>27.2783</text:p>
          </table:table-cell>
          <table:table-cell office:value-type="float" office:value="294.666" calcext:value-type="float">
            <text:p>294.666</text:p>
          </table:table-cell>
          <table:table-cell office:value-type="float" office:value="43.7015" calcext:value-type="float">
            <text:p>43.7015</text:p>
          </table:table-cell>
          <table:table-cell/>
          <table:table-cell table:formula="of:=([.D772]-[.A772])/0.0166667" office:value-type="float" office:value="33.2339335321331" calcext:value-type="float">
            <text:p>33.2339335321331</text:p>
          </table:table-cell>
          <table:table-cell table:formula="of:=ABS([.E772]-[.B772])/0.0166667" office:value-type="float" office:value="722.818554362893" calcext:value-type="float">
            <text:p>722.818554362893</text:p>
          </table:table-cell>
          <table:table-cell table:formula="of:=([.F772]-[.C772])/0.0166667" office:value-type="float" office:value="15.5759688480627" calcext:value-type="float">
            <text:p>15.5759688480627</text:p>
          </table:table-cell>
          <table:table-cell table:formula="of:=DEGREES(ATAN(ABS([.F772]-[.C772])/ABS([.E772]-[.B772])))" office:value-type="float" office:value="1.23447187893946" calcext:value-type="float">
            <text:p>1.23447187893946</text:p>
          </table:table-cell>
          <table:table-cell table:formula="of:=SQRT(POWER([.H772];2)+POWER([.I772];2)+POWER([.J772];2))" office:value-type="float" office:value="723.749796321102" calcext:value-type="float">
            <text:p>723.749796321102</text:p>
          </table:table-cell>
        </table:table-row>
        <table:table-row table:style-name="ro1">
          <table:table-cell office:value-type="float" office:value="26.6059" calcext:value-type="float">
            <text:p>26.6059</text:p>
          </table:table-cell>
          <table:table-cell office:value-type="float" office:value="311.283" calcext:value-type="float">
            <text:p>311.283</text:p>
          </table:table-cell>
          <table:table-cell office:value-type="float" office:value="43.8207" calcext:value-type="float">
            <text:p>43.8207</text:p>
          </table:table-cell>
          <table:table-cell office:value-type="float" office:value="27.4526" calcext:value-type="float">
            <text:p>27.4526</text:p>
          </table:table-cell>
          <table:table-cell office:value-type="float" office:value="299.021" calcext:value-type="float">
            <text:p>299.021</text:p>
          </table:table-cell>
          <table:table-cell office:value-type="float" office:value="44.59" calcext:value-type="float">
            <text:p>44.59</text:p>
          </table:table-cell>
          <table:table-cell/>
          <table:table-cell table:formula="of:=([.D773]-[.A773])/0.0166667" office:value-type="float" office:value="50.8018983962033" calcext:value-type="float">
            <text:p>50.8018983962033</text:p>
          </table:table-cell>
          <table:table-cell table:formula="of:=ABS([.E773]-[.B773])/0.0166667" office:value-type="float" office:value="735.718528562943" calcext:value-type="float">
            <text:p>735.718528562943</text:p>
          </table:table-cell>
          <table:table-cell table:formula="of:=([.F773]-[.C773])/0.0166667" office:value-type="float" office:value="46.1579076841847" calcext:value-type="float">
            <text:p>46.1579076841847</text:p>
          </table:table-cell>
          <table:table-cell table:formula="of:=DEGREES(ATAN(ABS([.F773]-[.C773])/ABS([.E773]-[.B773])))" office:value-type="float" office:value="3.5899484323312" calcext:value-type="float">
            <text:p>3.5899484323312</text:p>
          </table:table-cell>
          <table:table-cell table:formula="of:=SQRT(POWER([.H773];2)+POWER([.I773];2)+POWER([.J773];2))" office:value-type="float" office:value="738.913485188396" calcext:value-type="float">
            <text:p>738.913485188396</text:p>
          </table:table-cell>
        </table:table-row>
        <table:table-row table:style-name="ro1">
          <table:table-cell office:value-type="float" office:value="28.9601" calcext:value-type="float">
            <text:p>28.9601</text:p>
          </table:table-cell>
          <table:table-cell office:value-type="float" office:value="312.091" calcext:value-type="float">
            <text:p>312.091</text:p>
          </table:table-cell>
          <table:table-cell office:value-type="float" office:value="43.6754" calcext:value-type="float">
            <text:p>43.6754</text:p>
          </table:table-cell>
          <table:table-cell office:value-type="float" office:value="29.7765" calcext:value-type="float">
            <text:p>29.7765</text:p>
          </table:table-cell>
          <table:table-cell office:value-type="float" office:value="299.728" calcext:value-type="float">
            <text:p>299.728</text:p>
          </table:table-cell>
          <table:table-cell office:value-type="float" office:value="44.9779" calcext:value-type="float">
            <text:p>44.9779</text:p>
          </table:table-cell>
          <table:table-cell/>
          <table:table-cell table:formula="of:=([.D774]-[.A774])/0.0166667" office:value-type="float" office:value="48.9839020321958" calcext:value-type="float">
            <text:p>48.9839020321958</text:p>
          </table:table-cell>
          <table:table-cell table:formula="of:=ABS([.E774]-[.B774])/0.0166667" office:value-type="float" office:value="741.778516442967" calcext:value-type="float">
            <text:p>741.778516442967</text:p>
          </table:table-cell>
          <table:table-cell table:formula="of:=([.F774]-[.C774])/0.0166667" office:value-type="float" office:value="78.1498437003123" calcext:value-type="float">
            <text:p>78.1498437003123</text:p>
          </table:table-cell>
          <table:table-cell table:formula="of:=DEGREES(ATAN(ABS([.F774]-[.C774])/ABS([.E774]-[.B774])))" office:value-type="float" office:value="6.01419268963219" calcext:value-type="float">
            <text:p>6.01419268963219</text:p>
          </table:table-cell>
          <table:table-cell table:formula="of:=SQRT(POWER([.H774];2)+POWER([.I774];2)+POWER([.J774];2))" office:value-type="float" office:value="747.490594044509" calcext:value-type="float">
            <text:p>747.490594044509</text:p>
          </table:table-cell>
        </table:table-row>
        <table:table-row table:style-name="ro1">
          <table:table-cell office:value-type="float" office:value="32.7167" calcext:value-type="float">
            <text:p>32.7167</text:p>
          </table:table-cell>
          <table:table-cell office:value-type="float" office:value="299.192" calcext:value-type="float">
            <text:p>299.192</text:p>
          </table:table-cell>
          <table:table-cell office:value-type="float" office:value="45.0261" calcext:value-type="float">
            <text:p>45.0261</text:p>
          </table:table-cell>
          <table:table-cell office:value-type="float" office:value="33.3715" calcext:value-type="float">
            <text:p>33.3715</text:p>
          </table:table-cell>
          <table:table-cell office:value-type="float" office:value="284.667" calcext:value-type="float">
            <text:p>284.667</text:p>
          </table:table-cell>
          <table:table-cell office:value-type="float" office:value="45.9271" calcext:value-type="float">
            <text:p>45.9271</text:p>
          </table:table-cell>
          <table:table-cell/>
          <table:table-cell table:formula="of:=([.D775]-[.A775])/0.0166667" office:value-type="float" office:value="39.2879214241568" calcext:value-type="float">
            <text:p>39.2879214241568</text:p>
          </table:table-cell>
          <table:table-cell table:formula="of:=ABS([.E775]-[.B775])/0.0166667" office:value-type="float" office:value="871.498257003488" calcext:value-type="float">
            <text:p>871.498257003488</text:p>
          </table:table-cell>
          <table:table-cell table:formula="of:=([.F775]-[.C775])/0.0166667" office:value-type="float" office:value="54.0598918802164" calcext:value-type="float">
            <text:p>54.0598918802164</text:p>
          </table:table-cell>
          <table:table-cell table:formula="of:=DEGREES(ATAN(ABS([.F775]-[.C775])/ABS([.E775]-[.B775])))" office:value-type="float" office:value="3.54956535337929" calcext:value-type="float">
            <text:p>3.54956535337929</text:p>
          </table:table-cell>
          <table:table-cell table:formula="of:=SQRT(POWER([.H775];2)+POWER([.I775];2)+POWER([.J775];2))" office:value-type="float" office:value="874.05676282496" calcext:value-type="float">
            <text:p>874.05676282496</text:p>
          </table:table-cell>
        </table:table-row>
        <table:table-row table:style-name="ro1">
          <table:table-cell office:value-type="float" office:value="32.6101" calcext:value-type="float">
            <text:p>32.6101</text:p>
          </table:table-cell>
          <table:table-cell office:value-type="float" office:value="303.767" calcext:value-type="float">
            <text:p>303.767</text:p>
          </table:table-cell>
          <table:table-cell office:value-type="float" office:value="44.6067" calcext:value-type="float">
            <text:p>44.6067</text:p>
          </table:table-cell>
          <table:table-cell office:value-type="float" office:value="32.8987" calcext:value-type="float">
            <text:p>32.8987</text:p>
          </table:table-cell>
          <table:table-cell office:value-type="float" office:value="290.365" calcext:value-type="float">
            <text:p>290.365</text:p>
          </table:table-cell>
          <table:table-cell office:value-type="float" office:value="45.3217" calcext:value-type="float">
            <text:p>45.3217</text:p>
          </table:table-cell>
          <table:table-cell/>
          <table:table-cell table:formula="of:=([.D776]-[.A776])/0.0166667" office:value-type="float" office:value="17.315965368069" calcext:value-type="float">
            <text:p>17.315965368069</text:p>
          </table:table-cell>
          <table:table-cell table:formula="of:=ABS([.E776]-[.B776])/0.0166667" office:value-type="float" office:value="804.118391763216" calcext:value-type="float">
            <text:p>804.118391763216</text:p>
          </table:table-cell>
          <table:table-cell table:formula="of:=([.F776]-[.C776])/0.0166667" office:value-type="float" office:value="42.8999142001714" calcext:value-type="float">
            <text:p>42.8999142001714</text:p>
          </table:table-cell>
          <table:table-cell table:formula="of:=DEGREES(ATAN(ABS([.F776]-[.C776])/ABS([.E776]-[.B776])))" office:value-type="float" office:value="3.0538488030749" calcext:value-type="float">
            <text:p>3.0538488030749</text:p>
          </table:table-cell>
          <table:table-cell table:formula="of:=SQRT(POWER([.H776];2)+POWER([.I776];2)+POWER([.J776];2))" office:value-type="float" office:value="805.448094706835" calcext:value-type="float">
            <text:p>805.448094706835</text:p>
          </table:table-cell>
        </table:table-row>
        <table:table-row table:style-name="ro1">
          <table:table-cell office:value-type="float" office:value="32.6601" calcext:value-type="float">
            <text:p>32.6601</text:p>
          </table:table-cell>
          <table:table-cell office:value-type="float" office:value="306.741" calcext:value-type="float">
            <text:p>306.741</text:p>
          </table:table-cell>
          <table:table-cell office:value-type="float" office:value="44.9542" calcext:value-type="float">
            <text:p>44.9542</text:p>
          </table:table-cell>
          <table:table-cell office:value-type="float" office:value="33.243" calcext:value-type="float">
            <text:p>33.243</text:p>
          </table:table-cell>
          <table:table-cell office:value-type="float" office:value="293.119" calcext:value-type="float">
            <text:p>293.119</text:p>
          </table:table-cell>
          <table:table-cell office:value-type="float" office:value="46.4384" calcext:value-type="float">
            <text:p>46.4384</text:p>
          </table:table-cell>
          <table:table-cell/>
          <table:table-cell table:formula="of:=([.D777]-[.A777])/0.0166667" office:value-type="float" office:value="34.97393005214" calcext:value-type="float">
            <text:p>34.97393005214</text:p>
          </table:table-cell>
          <table:table-cell table:formula="of:=ABS([.E777]-[.B777])/0.0166667" office:value-type="float" office:value="817.318365363267" calcext:value-type="float">
            <text:p>817.318365363267</text:p>
          </table:table-cell>
          <table:table-cell table:formula="of:=([.F777]-[.C777])/0.0166667" office:value-type="float" office:value="89.0518218963563" calcext:value-type="float">
            <text:p>89.0518218963563</text:p>
          </table:table-cell>
          <table:table-cell table:formula="of:=DEGREES(ATAN(ABS([.F777]-[.C777])/ABS([.E777]-[.B777])))" office:value-type="float" office:value="6.21819582650023" calcext:value-type="float">
            <text:p>6.21819582650023</text:p>
          </table:table-cell>
          <table:table-cell table:formula="of:=SQRT(POWER([.H777];2)+POWER([.I777];2)+POWER([.J777];2))" office:value-type="float" office:value="822.898968966686" calcext:value-type="float">
            <text:p>822.898968966686</text:p>
          </table:table-cell>
        </table:table-row>
        <table:table-row table:style-name="ro1">
          <table:table-cell office:value-type="float" office:value="33.2437" calcext:value-type="float">
            <text:p>33.2437</text:p>
          </table:table-cell>
          <table:table-cell office:value-type="float" office:value="299.295" calcext:value-type="float">
            <text:p>299.295</text:p>
          </table:table-cell>
          <table:table-cell office:value-type="float" office:value="45.2645" calcext:value-type="float">
            <text:p>45.2645</text:p>
          </table:table-cell>
          <table:table-cell office:value-type="float" office:value="33.7763" calcext:value-type="float">
            <text:p>33.7763</text:p>
          </table:table-cell>
          <table:table-cell office:value-type="float" office:value="286.156" calcext:value-type="float">
            <text:p>286.156</text:p>
          </table:table-cell>
          <table:table-cell office:value-type="float" office:value="46.202" calcext:value-type="float">
            <text:p>46.202</text:p>
          </table:table-cell>
          <table:table-cell/>
          <table:table-cell table:formula="of:=([.D778]-[.A778])/0.0166667" office:value-type="float" office:value="31.955936088128" calcext:value-type="float">
            <text:p>31.955936088128</text:p>
          </table:table-cell>
          <table:table-cell table:formula="of:=ABS([.E778]-[.B778])/0.0166667" office:value-type="float" office:value="788.338423323154" calcext:value-type="float">
            <text:p>788.338423323154</text:p>
          </table:table-cell>
          <table:table-cell table:formula="of:=([.F778]-[.C778])/0.0166667" office:value-type="float" office:value="56.249887500225" calcext:value-type="float">
            <text:p>56.249887500225</text:p>
          </table:table-cell>
          <table:table-cell table:formula="of:=DEGREES(ATAN(ABS([.F778]-[.C778])/ABS([.E778]-[.B778])))" office:value-type="float" office:value="4.08127815099149" calcext:value-type="float">
            <text:p>4.08127815099149</text:p>
          </table:table-cell>
          <table:table-cell table:formula="of:=SQRT(POWER([.H778];2)+POWER([.I778];2)+POWER([.J778];2))" office:value-type="float" office:value="790.98843315354" calcext:value-type="float">
            <text:p>790.98843315354</text:p>
          </table:table-cell>
        </table:table-row>
        <table:table-row table:style-name="ro1">
          <table:table-cell office:value-type="float" office:value="33.2458" calcext:value-type="float">
            <text:p>33.2458</text:p>
          </table:table-cell>
          <table:table-cell office:value-type="float" office:value="305.624" calcext:value-type="float">
            <text:p>305.624</text:p>
          </table:table-cell>
          <table:table-cell office:value-type="float" office:value="44.061" calcext:value-type="float">
            <text:p>44.061</text:p>
          </table:table-cell>
          <table:table-cell office:value-type="float" office:value="33.2724" calcext:value-type="float">
            <text:p>33.2724</text:p>
          </table:table-cell>
          <table:table-cell office:value-type="float" office:value="295.079" calcext:value-type="float">
            <text:p>295.079</text:p>
          </table:table-cell>
          <table:table-cell office:value-type="float" office:value="44.3464" calcext:value-type="float">
            <text:p>44.3464</text:p>
          </table:table-cell>
          <table:table-cell/>
          <table:table-cell table:formula="of:=([.D779]-[.A779])/0.0166667" office:value-type="float" office:value="1.59599680800608" calcext:value-type="float">
            <text:p>1.59599680800608</text:p>
          </table:table-cell>
          <table:table-cell table:formula="of:=ABS([.E779]-[.B779])/0.0166667" office:value-type="float" office:value="632.698734602532" calcext:value-type="float">
            <text:p>632.698734602532</text:p>
          </table:table-cell>
          <table:table-cell table:formula="of:=([.F779]-[.C779])/0.0166667" office:value-type="float" office:value="17.1239657520687" calcext:value-type="float">
            <text:p>17.1239657520687</text:p>
          </table:table-cell>
          <table:table-cell table:formula="of:=DEGREES(ATAN(ABS([.F779]-[.C779])/ABS([.E779]-[.B779])))" office:value-type="float" office:value="1.55032949221058" calcext:value-type="float">
            <text:p>1.55032949221058</text:p>
          </table:table-cell>
          <table:table-cell table:formula="of:=SQRT(POWER([.H779];2)+POWER([.I779];2)+POWER([.J779];2))" office:value-type="float" office:value="632.932434132218" calcext:value-type="float">
            <text:p>632.932434132218</text:p>
          </table:table-cell>
        </table:table-row>
        <table:table-row table:style-name="ro1">
          <table:table-cell office:value-type="float" office:value="35.0736" calcext:value-type="float">
            <text:p>35.0736</text:p>
          </table:table-cell>
          <table:table-cell office:value-type="float" office:value="302.926" calcext:value-type="float">
            <text:p>302.926</text:p>
          </table:table-cell>
          <table:table-cell office:value-type="float" office:value="44.9667" calcext:value-type="float">
            <text:p>44.9667</text:p>
          </table:table-cell>
          <table:table-cell office:value-type="float" office:value="36.0591" calcext:value-type="float">
            <text:p>36.0591</text:p>
          </table:table-cell>
          <table:table-cell office:value-type="float" office:value="289.803" calcext:value-type="float">
            <text:p>289.803</text:p>
          </table:table-cell>
          <table:table-cell office:value-type="float" office:value="45.882" calcext:value-type="float">
            <text:p>45.882</text:p>
          </table:table-cell>
          <table:table-cell/>
          <table:table-cell table:formula="of:=([.D780]-[.A780])/0.0166667" office:value-type="float" office:value="59.1298817402366" calcext:value-type="float">
            <text:p>59.1298817402366</text:p>
          </table:table-cell>
          <table:table-cell table:formula="of:=ABS([.E780]-[.B780])/0.0166667" office:value-type="float" office:value="787.378425243149" calcext:value-type="float">
            <text:p>787.378425243149</text:p>
          </table:table-cell>
          <table:table-cell table:formula="of:=([.F780]-[.C780])/0.0166667" office:value-type="float" office:value="54.9178901642194" calcext:value-type="float">
            <text:p>54.9178901642194</text:p>
          </table:table-cell>
          <table:table-cell table:formula="of:=DEGREES(ATAN(ABS([.F780]-[.C780])/ABS([.E780]-[.B780])))" office:value-type="float" office:value="3.98979150405786" calcext:value-type="float">
            <text:p>3.98979150405786</text:p>
          </table:table-cell>
          <table:table-cell table:formula="of:=SQRT(POWER([.H780];2)+POWER([.I780];2)+POWER([.J780];2))" office:value-type="float" office:value="791.503065131832" calcext:value-type="float">
            <text:p>791.503065131832</text:p>
          </table:table-cell>
        </table:table-row>
        <table:table-row table:style-name="ro1">
          <table:table-cell office:value-type="float" office:value="35.5663" calcext:value-type="float">
            <text:p>35.5663</text:p>
          </table:table-cell>
          <table:table-cell office:value-type="float" office:value="299.978" calcext:value-type="float">
            <text:p>299.978</text:p>
          </table:table-cell>
          <table:table-cell office:value-type="float" office:value="45.3978" calcext:value-type="float">
            <text:p>45.3978</text:p>
          </table:table-cell>
          <table:table-cell office:value-type="float" office:value="36.1847" calcext:value-type="float">
            <text:p>36.1847</text:p>
          </table:table-cell>
          <table:table-cell office:value-type="float" office:value="288.308" calcext:value-type="float">
            <text:p>288.308</text:p>
          </table:table-cell>
          <table:table-cell office:value-type="float" office:value="46.359" calcext:value-type="float">
            <text:p>46.359</text:p>
          </table:table-cell>
          <table:table-cell/>
          <table:table-cell table:formula="of:=([.D781]-[.A781])/0.0166667" office:value-type="float" office:value="37.1039257921485" calcext:value-type="float">
            <text:p>37.1039257921485</text:p>
          </table:table-cell>
          <table:table-cell table:formula="of:=ABS([.E781]-[.B781])/0.0166667" office:value-type="float" office:value="700.198599602802" calcext:value-type="float">
            <text:p>700.198599602802</text:p>
          </table:table-cell>
          <table:table-cell table:formula="of:=([.F781]-[.C781])/0.0166667" office:value-type="float" office:value="57.671884656231" calcext:value-type="float">
            <text:p>57.671884656231</text:p>
          </table:table-cell>
          <table:table-cell table:formula="of:=DEGREES(ATAN(ABS([.F781]-[.C781])/ABS([.E781]-[.B781])))" office:value-type="float" office:value="4.70854070359408" calcext:value-type="float">
            <text:p>4.70854070359408</text:p>
          </table:table-cell>
          <table:table-cell table:formula="of:=SQRT(POWER([.H781];2)+POWER([.I781];2)+POWER([.J781];2))" office:value-type="float" office:value="703.548737810477" calcext:value-type="float">
            <text:p>703.548737810477</text:p>
          </table:table-cell>
        </table:table-row>
        <table:table-row table:style-name="ro1">
          <table:table-cell office:value-type="float" office:value="35.1724" calcext:value-type="float">
            <text:p>35.1724</text:p>
          </table:table-cell>
          <table:table-cell office:value-type="float" office:value="304.713" calcext:value-type="float">
            <text:p>304.713</text:p>
          </table:table-cell>
          <table:table-cell office:value-type="float" office:value="43.9137" calcext:value-type="float">
            <text:p>43.9137</text:p>
          </table:table-cell>
          <table:table-cell office:value-type="float" office:value="35.7784" calcext:value-type="float">
            <text:p>35.7784</text:p>
          </table:table-cell>
          <table:table-cell office:value-type="float" office:value="292.936" calcext:value-type="float">
            <text:p>292.936</text:p>
          </table:table-cell>
          <table:table-cell office:value-type="float" office:value="44.3885" calcext:value-type="float">
            <text:p>44.3885</text:p>
          </table:table-cell>
          <table:table-cell/>
          <table:table-cell table:formula="of:=([.D782]-[.A782])/0.0166667" office:value-type="float" office:value="36.3599272801451" calcext:value-type="float">
            <text:p>36.3599272801451</text:p>
          </table:table-cell>
          <table:table-cell table:formula="of:=ABS([.E782]-[.B782])/0.0166667" office:value-type="float" office:value="706.618586762829" calcext:value-type="float">
            <text:p>706.618586762829</text:p>
          </table:table-cell>
          <table:table-cell table:formula="of:=([.F782]-[.C782])/0.0166667" office:value-type="float" office:value="28.4879430241141" calcext:value-type="float">
            <text:p>28.4879430241141</text:p>
          </table:table-cell>
          <table:table-cell table:formula="of:=DEGREES(ATAN(ABS([.F782]-[.C782])/ABS([.E782]-[.B782])))" office:value-type="float" office:value="2.30867891660207" calcext:value-type="float">
            <text:p>2.30867891660207</text:p>
          </table:table-cell>
          <table:table-cell table:formula="of:=SQRT(POWER([.H782];2)+POWER([.I782];2)+POWER([.J782];2))" office:value-type="float" office:value="708.126707848433" calcext:value-type="float">
            <text:p>708.126707848433</text:p>
          </table:table-cell>
        </table:table-row>
        <table:table-row table:style-name="ro1">
          <table:table-cell office:value-type="float" office:value="34.7221" calcext:value-type="float">
            <text:p>34.7221</text:p>
          </table:table-cell>
          <table:table-cell office:value-type="float" office:value="296.884" calcext:value-type="float">
            <text:p>296.884</text:p>
          </table:table-cell>
          <table:table-cell office:value-type="float" office:value="44.8323" calcext:value-type="float">
            <text:p>44.8323</text:p>
          </table:table-cell>
          <table:table-cell office:value-type="float" office:value="35.0707" calcext:value-type="float">
            <text:p>35.0707</text:p>
          </table:table-cell>
          <table:table-cell office:value-type="float" office:value="285.392" calcext:value-type="float">
            <text:p>285.392</text:p>
          </table:table-cell>
          <table:table-cell office:value-type="float" office:value="45.0412" calcext:value-type="float">
            <text:p>45.0412</text:p>
          </table:table-cell>
          <table:table-cell/>
          <table:table-cell table:formula="of:=([.D783]-[.A783])/0.0166667" office:value-type="float" office:value="20.9159581680839" calcext:value-type="float">
            <text:p>20.9159581680839</text:p>
          </table:table-cell>
          <table:table-cell table:formula="of:=ABS([.E783]-[.B783])/0.0166667" office:value-type="float" office:value="689.518620962759" calcext:value-type="float">
            <text:p>689.518620962759</text:p>
          </table:table-cell>
          <table:table-cell table:formula="of:=([.F783]-[.C783])/0.0166667" office:value-type="float" office:value="12.5339749320501" calcext:value-type="float">
            <text:p>12.5339749320501</text:p>
          </table:table-cell>
          <table:table-cell table:formula="of:=DEGREES(ATAN(ABS([.F783]-[.C783])/ABS([.E783]-[.B783])))" office:value-type="float" office:value="1.0414001277031" calcext:value-type="float">
            <text:p>1.0414001277031</text:p>
          </table:table-cell>
          <table:table-cell table:formula="of:=SQRT(POWER([.H783];2)+POWER([.I783];2)+POWER([.J783];2))" office:value-type="float" office:value="689.949640544925" calcext:value-type="float">
            <text:p>689.949640544925</text:p>
          </table:table-cell>
        </table:table-row>
        <table:table-row table:style-name="ro1">
          <table:table-cell office:value-type="float" office:value="34.941" calcext:value-type="float">
            <text:p>34.941</text:p>
          </table:table-cell>
          <table:table-cell office:value-type="float" office:value="304.509" calcext:value-type="float">
            <text:p>304.509</text:p>
          </table:table-cell>
          <table:table-cell office:value-type="float" office:value="44.4715" calcext:value-type="float">
            <text:p>44.4715</text:p>
          </table:table-cell>
          <table:table-cell office:value-type="float" office:value="35.6683" calcext:value-type="float">
            <text:p>35.6683</text:p>
          </table:table-cell>
          <table:table-cell office:value-type="float" office:value="291.265" calcext:value-type="float">
            <text:p>291.265</text:p>
          </table:table-cell>
          <table:table-cell office:value-type="float" office:value="45.1557" calcext:value-type="float">
            <text:p>45.1557</text:p>
          </table:table-cell>
          <table:table-cell/>
          <table:table-cell table:formula="of:=([.D784]-[.A784])/0.0166667" office:value-type="float" office:value="43.6379127241745" calcext:value-type="float">
            <text:p>43.6379127241745</text:p>
          </table:table-cell>
          <table:table-cell table:formula="of:=ABS([.E784]-[.B784])/0.0166667" office:value-type="float" office:value="794.63841072318" calcext:value-type="float">
            <text:p>794.63841072318</text:p>
          </table:table-cell>
          <table:table-cell table:formula="of:=([.F784]-[.C784])/0.0166667" office:value-type="float" office:value="41.0519178961645" calcext:value-type="float">
            <text:p>41.0519178961645</text:p>
          </table:table-cell>
          <table:table-cell table:formula="of:=DEGREES(ATAN(ABS([.F784]-[.C784])/ABS([.E784]-[.B784])))" office:value-type="float" office:value="2.95733564187277" calcext:value-type="float">
            <text:p>2.95733564187277</text:p>
          </table:table-cell>
          <table:table-cell table:formula="of:=SQRT(POWER([.H784];2)+POWER([.I784];2)+POWER([.J784];2))" office:value-type="float" office:value="796.893801699159" calcext:value-type="float">
            <text:p>796.893801699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7:07:09.449398880</dc:date>
    <meta:editing-duration>PT36S</meta:editing-duration>
    <meta:editing-cycles>1</meta:editing-cycles>
    <meta:document-statistic meta:table-count="1" meta:cell-count="8624" meta:object-count="0"/>
  </office:meta>
</office:document-meta>
</file>